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001000007800000043855793E1AA0E96FB0.png" manifest:media-type="image/png"/>
  <manifest:file-entry manifest:full-path="Pictures/1000000000000500000002D099AC64A33E096610.jpg" manifest:media-type="image/jpeg"/>
  <manifest:file-entry manifest:full-path="Pictures/1000000000000500000002D0FD81CBF9F4AA6997.jpg" manifest:media-type="image/jpeg"/>
  <manifest:file-entry manifest:full-path="Pictures/1000000000000500000002D0F86B4672EC2CB8E6.jpg" manifest:media-type="image/jpeg"/>
  <manifest:file-entry manifest:full-path="Pictures/1000000000000500000002D0D80D14509B300D4F.jpg" manifest:media-type="image/jpeg"/>
  <manifest:file-entry manifest:full-path="Pictures/1000000000000500000002D0D9D2C9591E546C3D.jpg" manifest:media-type="image/jpeg"/>
  <manifest:file-entry manifest:full-path="Pictures/10000001000007800000043871499E359CEA422C.png" manifest:media-type="image/png"/>
  <manifest:file-entry manifest:full-path="Pictures/1000000000000500000002D0535C0E35D3068994.jpg" manifest:media-type="image/jpeg"/>
  <manifest:file-entry manifest:full-path="Pictures/1000000000000500000002D006D6A92169AE282D.jpg" manifest:media-type="image/jpeg"/>
  <manifest:file-entry manifest:full-path="Pictures/100000010000078000000438DCC28085FA2ED0EE.png" manifest:media-type="image/png"/>
  <manifest:file-entry manifest:full-path="Pictures/1000000000000500000002D04A1C11DF85C5A841.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Arial2" svg:font-family="Arial"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Lato Hairline" svg:font-family="'Lato Hairline'"/>
    <style:font-face style:name="Lato Light" svg:font-family="'Lato Light'" style:font-pitch="variable"/>
    <style:font-face style:name="Lato Light1" svg:font-family="'Lato Light'"/>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4"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11"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13"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14"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solid" draw:fill-color="#ffffff" style:repeat="stretch"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26cm" svg:stroke-color="#d9d9d9" draw:stroke-linejoin="round" svg:stroke-linecap="butt" draw:fill="none"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4" style:family="graphic" style:parent-style-name="standard">
      <style:graphic-properties draw:stroke="none" svg:stroke-width="0cm" draw:fill="solid" draw:fill-color="#666666"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5" style:family="graphic" style:parent-style-name="standard">
      <style:graphic-properties draw:stroke="none" svg:stroke-width="0cm" draw:fill="solid" draw:fill-color="#666666"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7" style:family="graphic" style:parent-style-name="standard">
      <style:graphic-properties draw:stroke="none" svg:stroke-width="0cm" draw:fill="solid" draw:fill-color="#ff9900"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f1c232"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6d9eeb"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073763"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solid" draw:fill-color="#e650d3" draw:textarea-vertical-align="top" draw:auto-grow-height="false" draw:fit-to-size="false" style:shrink-to-fit="false" fo:min-height="0cm" fo:min-width="0cm" fo:padding-top="0.095cm" fo:padding-bottom="0.095cm" fo:padding-left="0.19cm" fo:padding-right="0.19cm" fo:wrap-option="wrap"/>
    </style:style>
    <style:style style:name="gr12" style:family="graphic" style:parent-style-name="standard">
      <style:graphic-properties draw:stroke="none" svg:stroke-width="0cm" draw:fill="solid" draw:fill-color="#8b1ea0" draw:textarea-vertical-align="top" draw:auto-grow-height="false" draw:fit-to-size="false" style:shrink-to-fit="false" fo:min-height="0cm" fo:min-width="0cm" fo:padding-top="0.095cm" fo:padding-bottom="0.095cm" fo:padding-left="0.19cm" fo:padding-right="0.19cm" fo:wrap-option="wrap"/>
    </style:style>
    <style:style style:name="gr13" style:family="graphic" style:parent-style-name="standard">
      <style:graphic-properties draw:stroke="none" svg:stroke-width="0cm" draw:fill="solid" draw:fill-color="#5fdb72" draw:textarea-vertical-align="top" draw:auto-grow-height="false" draw:fit-to-size="false" style:shrink-to-fit="false" fo:min-height="0cm" fo:min-width="0cm" fo:padding-top="0.095cm" fo:padding-bottom="0.095cm" fo:padding-left="0.19cm" fo:padding-right="0.19cm" fo:wrap-option="wrap"/>
    </style:style>
    <style:style style:name="gr14" style:family="graphic" style:parent-style-name="standard">
      <style:graphic-properties draw:stroke="none" svg:stroke-width="0cm" draw:fill="solid" draw:fill-color="#ffb300" draw:textarea-vertical-align="top" draw:auto-grow-height="false" draw:fit-to-size="false" style:shrink-to-fit="false" fo:min-height="0cm" fo:min-width="0cm" fo:padding-top="0.095cm" fo:padding-bottom="0.095cm" fo:padding-left="0.19cm" fo:padding-right="0.19cm" fo:wrap-option="wrap"/>
    </style:style>
    <style:style style:name="gr15" style:family="graphic" style:parent-style-name="standard">
      <style:graphic-properties draw:stroke="none" svg:stroke-width="0cm" draw:fill="solid" draw:fill-color="#23addf" draw:textarea-vertical-align="top" draw:auto-grow-height="false" draw:fit-to-size="false" style:shrink-to-fit="false" fo:min-height="0cm" fo:min-width="0cm" fo:padding-top="0.095cm" fo:padding-bottom="0.095cm" fo:padding-left="0.19cm" fo:padding-right="0.19cm" fo:wrap-option="wrap"/>
    </style:style>
    <style:style style:name="gr16" style:family="graphic" style:parent-style-name="standard">
      <style:graphic-properties draw:stroke="none" svg:stroke-width="0cm" draw:fill="solid" draw:fill-color="#1ccfba" draw:textarea-vertical-align="top" draw:auto-grow-height="false" draw:fit-to-size="false" style:shrink-to-fit="false" fo:min-height="0cm" fo:min-width="0cm" fo:padding-top="0.095cm" fo:padding-bottom="0.095cm" fo:padding-left="0.19cm" fo:padding-right="0.19cm" fo:wrap-option="wrap"/>
    </style:style>
    <style:style style:name="gr17" style:family="graphic" style:parent-style-name="standard">
      <style:graphic-properties draw:stroke="none" svg:stroke-width="0cm" draw:fill="solid" draw:fill-color="#666666" draw:textarea-vertical-align="top" draw:auto-grow-height="false" draw:fit-to-size="false" style:shrink-to-fit="false" fo:min-height="0cm" fo:min-width="0cm" fo:padding-top="0.095cm" fo:padding-bottom="0.095cm" fo:padding-left="0.19cm" fo:padding-right="0.19cm" fo:wrap-option="wrap"/>
    </style:style>
    <style:style style:name="gr18" style:family="graphic" style:parent-style-name="standard">
      <style:graphic-properties draw:stroke="none" svg:stroke-width="0cm" draw:fill="solid" draw:fill-color="#e650d3" draw:textarea-vertical-align="middle" draw:auto-grow-height="false" draw:fit-to-size="false" style:shrink-to-fit="false" fo:min-height="0cm" fo:min-width="0cm" fo:padding-top="0.095cm" fo:padding-bottom="0.095cm" fo:padding-left="0.19cm" fo:padding-right="0.19cm" fo:wrap-option="wrap"/>
    </style:style>
    <style:style style:name="gr19" style:family="graphic" style:parent-style-name="standard">
      <style:graphic-properties draw:stroke="none" svg:stroke-width="0cm" draw:fill="solid" draw:fill-color="#5fdb72" draw:textarea-vertical-align="middle" draw:auto-grow-height="false" draw:fit-to-size="false" style:shrink-to-fit="false" fo:min-height="0cm" fo:min-width="0cm" fo:padding-top="0.095cm" fo:padding-bottom="0.095cm" fo:padding-left="0.19cm" fo:padding-right="0.19cm" fo:wrap-option="wrap"/>
    </style:style>
    <style:style style:name="gr20" style:family="graphic" style:parent-style-name="standard">
      <style:graphic-properties draw:stroke="none" svg:stroke-width="0cm" draw:fill="solid" draw:fill-color="#1ccfba" draw:textarea-vertical-align="middle" draw:auto-grow-height="false" draw:fit-to-size="false" style:shrink-to-fit="false" fo:min-height="0cm" fo:min-width="0cm" fo:padding-top="0.095cm" fo:padding-bottom="0.095cm" fo:padding-left="0.19cm" fo:padding-right="0.19cm" fo:wrap-option="wrap"/>
    </style:style>
    <style:style style:name="gr21" style:family="graphic" style:parent-style-name="standard">
      <style:graphic-properties draw:stroke="none" svg:stroke-width="0cm" draw:fill="solid" draw:fill-color="#23addf" draw:textarea-vertical-align="middle" draw:auto-grow-height="false" draw:fit-to-size="false" style:shrink-to-fit="false" fo:min-height="0cm" fo:min-width="0cm" fo:padding-top="0.095cm" fo:padding-bottom="0.095cm" fo:padding-left="0.19cm" fo:padding-right="0.19cm" fo:wrap-option="wrap"/>
    </style:style>
    <style:style style:name="gr22" style:family="graphic" style:parent-style-name="standard">
      <style:graphic-properties draw:stroke="none" svg:stroke-width="0cm" draw:fill="solid" draw:fill-color="#8b1ea0" draw:textarea-vertical-align="middle" draw:auto-grow-height="false" draw:fit-to-size="false" style:shrink-to-fit="false" fo:min-height="0cm" fo:min-width="0cm" fo:padding-top="0.095cm" fo:padding-bottom="0.095cm" fo:padding-left="0.19cm" fo:padding-right="0.19cm" fo:wrap-option="wrap"/>
    </style:style>
    <style:style style:name="gr23" style:family="graphic" style:parent-style-name="standard">
      <style:graphic-properties draw:stroke="none" svg:stroke-width="0cm" draw:fill="solid" draw:fill-color="#b7b7b7" draw:textarea-vertical-align="top" draw:auto-grow-height="false" draw:fit-to-size="false" style:shrink-to-fit="false" fo:min-height="0cm" fo:min-width="0cm" fo:padding-top="0.095cm" fo:padding-bottom="0.095cm" fo:padding-left="0.19cm" fo:padding-right="0.19cm" fo:wrap-option="wrap"/>
    </style:style>
    <style:style style:name="gr24" style:family="graphic" style:parent-style-name="standard">
      <style:graphic-properties draw:stroke="none" svg:stroke-width="0cm" draw:fill="solid" draw:fill-color="#6aa84f" draw:textarea-vertical-align="top" draw:auto-grow-height="false" draw:fit-to-size="false" style:shrink-to-fit="false" fo:min-height="0cm" fo:min-width="0cm" fo:padding-top="0.095cm" fo:padding-bottom="0.095cm" fo:padding-left="0.19cm" fo:padding-right="0.19cm" fo:wrap-option="wrap"/>
    </style:style>
    <style:style style:name="gr25" style:family="graphic" style:parent-style-name="standard">
      <style:graphic-properties draw:stroke="none" svg:stroke-width="0cm" draw:fill="solid" draw:fill-color="#45818e" draw:textarea-vertical-align="top" draw:auto-grow-height="false" draw:fit-to-size="false" style:shrink-to-fit="false" fo:min-height="0cm" fo:min-width="0cm" fo:padding-top="0.095cm" fo:padding-bottom="0.095cm" fo:padding-left="0.19cm" fo:padding-right="0.19cm" fo:wrap-option="wrap"/>
    </style:style>
    <style:style style:name="gr26" style:family="graphic" style:parent-style-name="standard">
      <style:graphic-properties draw:stroke="none" svg:stroke-width="0cm" draw:fill="solid" draw:fill-color="#a2c4c9" draw:textarea-vertical-align="top" draw:auto-grow-height="false" draw:fit-to-size="false" style:shrink-to-fit="false" fo:min-height="0cm" fo:min-width="0cm" fo:padding-top="0.095cm" fo:padding-bottom="0.095cm" fo:padding-left="0.19cm" fo:padding-right="0.19cm" fo:wrap-option="wrap"/>
    </style:style>
    <style:style style:name="gr27" style:family="graphic" style:parent-style-name="standard">
      <style:graphic-properties draw:stroke="none" svg:stroke-width="0cm" draw:fill="solid" draw:fill-color="#3c78d8" draw:textarea-vertical-align="top" draw:auto-grow-height="false" draw:fit-to-size="false" style:shrink-to-fit="false" fo:min-height="0cm" fo:min-width="0cm" fo:padding-top="0.095cm" fo:padding-bottom="0.095cm" fo:padding-left="0.19cm" fo:padding-right="0.19cm" fo:wrap-option="wrap"/>
    </style:style>
    <style:style style:name="gr28" style:family="graphic" style:parent-style-name="standard">
      <style:graphic-properties draw:stroke="none" svg:stroke-width="0cm" draw:fill="solid" draw:fill-color="#b6d7a8" draw:textarea-vertical-align="top" draw:auto-grow-height="false" draw:fit-to-size="false" style:shrink-to-fit="false" fo:min-height="0cm" fo:min-width="0cm" fo:padding-top="0.095cm" fo:padding-bottom="0.095cm" fo:padding-left="0.19cm" fo:padding-right="0.19cm" fo:wrap-option="wrap"/>
    </style:style>
    <style:style style:name="gr29" style:family="graphic" style:parent-style-name="standard">
      <style:graphic-properties draw:stroke="none" svg:stroke-width="0cm" draw:fill="solid" draw:fill-color="#a4c2f4" draw:textarea-vertical-align="top" draw:auto-grow-height="false" draw:fit-to-size="false" style:shrink-to-fit="false" fo:min-height="0cm" fo:min-width="0cm" fo:padding-top="0.095cm" fo:padding-bottom="0.095cm" fo:padding-left="0.19cm" fo:padding-right="0.19cm" fo:wrap-option="wrap"/>
    </style:style>
    <style:style style:name="gr30" style:family="graphic" style:parent-style-name="standard">
      <style:graphic-properties draw:stroke="none" svg:stroke-width="0cm" draw:fill="solid" draw:fill-color="#434343" draw:textarea-vertical-align="top" draw:auto-grow-height="false" draw:fit-to-size="false" style:shrink-to-fit="false" fo:min-height="0cm" fo:min-width="0cm" fo:padding-top="0.095cm" fo:padding-bottom="0.095cm" fo:padding-left="0.19cm" fo:padding-right="0.19cm" fo:wrap-option="wrap"/>
    </style:style>
    <style:style style:name="gr31" style:family="graphic" style:parent-style-name="standard">
      <style:graphic-properties draw:stroke="none" svg:stroke-width="0cm" draw:fill="solid" draw:fill-color="#cc0000" draw:textarea-vertical-align="top" draw:auto-grow-height="false" draw:fit-to-size="false" style:shrink-to-fit="false" fo:min-height="0cm" fo:min-width="0cm" fo:padding-top="0.095cm" fo:padding-bottom="0.095cm" fo:padding-left="0.19cm" fo:padding-right="0.19cm" fo:wrap-option="wrap"/>
    </style:style>
    <style:style style:name="gr32" style:family="graphic" style:parent-style-name="standard">
      <style:graphic-properties draw:stroke="none" svg:stroke-width="0cm" draw:fill="solid" draw:fill-color="#e69138" draw:textarea-vertical-align="top" draw:auto-grow-height="false" draw:fit-to-size="false" style:shrink-to-fit="false" fo:min-height="0cm" fo:min-width="0cm" fo:padding-top="0.095cm" fo:padding-bottom="0.095cm" fo:padding-left="0.19cm" fo:padding-right="0.19cm" fo:wrap-option="wrap"/>
    </style:style>
    <style:style style:name="gr33" style:family="graphic" style:parent-style-name="standard">
      <style:graphic-properties draw:stroke="none" svg:stroke-width="0cm" draw:fill="solid" draw:fill-color="#a64d79" draw:textarea-vertical-align="top" draw:auto-grow-height="false" draw:fit-to-size="false" style:shrink-to-fit="false" fo:min-height="0cm" fo:min-width="0cm" fo:padding-top="0.095cm" fo:padding-bottom="0.095cm" fo:padding-left="0.19cm" fo:padding-right="0.19cm" fo:wrap-option="wrap"/>
    </style:style>
    <style:style style:name="gr34" style:family="graphic" style:parent-style-name="standard">
      <style:graphic-properties draw:stroke="none" svg:stroke-width="0cm" draw:fill="solid" draw:fill-color="#a61c00" draw:textarea-vertical-align="top" draw:auto-grow-height="false" draw:fit-to-size="false" style:shrink-to-fit="false" fo:min-height="0cm" fo:min-width="0cm" fo:padding-top="0.095cm" fo:padding-bottom="0.095cm" fo:padding-left="0.19cm" fo:padding-right="0.19cm" fo:wrap-option="wrap"/>
    </style:style>
    <style:style style:name="gr35" style:family="graphic" style:parent-style-name="standard">
      <style:graphic-properties draw:stroke="none" svg:stroke-width="0cm" draw:fill="solid" draw:fill-color="#3d85c6" draw:textarea-vertical-align="top" draw:auto-grow-height="false" draw:fit-to-size="false" style:shrink-to-fit="false" fo:min-height="0cm" fo:min-width="0cm" fo:padding-top="0.095cm" fo:padding-bottom="0.095cm" fo:padding-left="0.19cm" fo:padding-right="0.19cm" fo:wrap-option="wrap"/>
    </style:style>
    <style:style style:name="gr36" style:family="graphic" style:parent-style-name="standard">
      <style:graphic-properties draw:stroke="none" svg:stroke-width="0cm" draw:fill="solid" draw:fill-color="#f1c232" draw:textarea-vertical-align="top" draw:auto-grow-height="false" draw:fit-to-size="false" style:shrink-to-fit="false" fo:min-height="0cm" fo:min-width="0cm" fo:padding-top="0.095cm" fo:padding-bottom="0.095cm" fo:padding-left="0.19cm" fo:padding-right="0.19cm" fo:wrap-option="wrap"/>
    </style:style>
    <style:style style:name="gr37" style:family="graphic" style:parent-style-name="standard">
      <style:graphic-properties draw:stroke="none" svg:stroke-width="0cm" draw:fill="solid" draw:fill-color="#674ea7" draw:textarea-vertical-align="top" draw:auto-grow-height="false" draw:fit-to-size="false" style:shrink-to-fit="false" fo:min-height="0cm" fo:min-width="0cm" fo:padding-top="0.095cm" fo:padding-bottom="0.095cm" fo:padding-left="0.19cm" fo:padding-right="0.19cm" fo:wrap-option="wrap"/>
    </style:style>
    <style:style style:name="gr38" style:family="graphic" style:parent-style-name="standard">
      <style:graphic-properties draw:stroke="none" svg:stroke-width="0cm" draw:fill="solid" draw:fill-color="#76a5af" draw:textarea-vertical-align="top" draw:auto-grow-height="false" draw:fit-to-size="false" style:shrink-to-fit="false" fo:min-height="0cm" fo:min-width="0cm" fo:padding-top="0.095cm" fo:padding-bottom="0.095cm" fo:padding-left="0.19cm" fo:padding-right="0.19cm" fo:wrap-option="wrap"/>
    </style:style>
    <style:style style:name="gr39" style:family="graphic" style:parent-style-name="standard">
      <style:graphic-properties draw:stroke="none" svg:stroke-width="0cm" draw:fill="solid" draw:fill-color="#6d9eeb" draw:textarea-vertical-align="top" draw:auto-grow-height="false" draw:fit-to-size="false" style:shrink-to-fit="false" fo:min-height="0cm" fo:min-width="0cm" fo:padding-top="0.095cm" fo:padding-bottom="0.095cm" fo:padding-left="0.19cm" fo:padding-right="0.19cm" fo:wrap-option="wrap"/>
    </style:style>
    <style:style style:name="gr40" style:family="graphic" style:parent-style-name="standard">
      <style:graphic-properties draw:stroke="none" svg:stroke-width="0cm" draw:fill="solid" draw:fill-color="#93c47d" draw:textarea-vertical-align="top" draw:auto-grow-height="false" draw:fit-to-size="false" style:shrink-to-fit="false" fo:min-height="0cm" fo:min-width="0cm" fo:padding-top="0.095cm" fo:padding-bottom="0.095cm" fo:padding-left="0.19cm" fo:padding-right="0.19cm" fo:wrap-option="wrap"/>
    </style:style>
    <style:style style:name="gr41" style:family="graphic" style:parent-style-name="standard">
      <style:graphic-properties draw:stroke="solid" svg:stroke-width="0.079cm" svg:stroke-color="#434343" draw:stroke-linejoin="miter" svg:stroke-linecap="round" draw:fill="none" draw:textarea-vertical-align="top" draw:auto-grow-height="false" draw:fit-to-size="false" style:shrink-to-fit="false" fo:min-height="0cm" fo:min-width="0cm" fo:padding-top="0.095cm" fo:padding-bottom="0.095cm" fo:padding-left="0.19cm" fo:padding-right="0.19cm" fo:wrap-option="wrap"/>
    </style:style>
    <style:style style:name="gr42" style:family="graphic" style:parent-style-name="standard">
      <style:graphic-properties draw:stroke="solid" svg:stroke-width="0.079cm" svg:stroke-color="#434343" draw:stroke-linejoin="round" svg:stroke-linecap="round" draw:fill="none" draw:textarea-vertical-align="top" draw:auto-grow-height="false" draw:fit-to-size="false" style:shrink-to-fit="false" fo:min-height="0cm" fo:min-width="0cm" fo:padding-top="0.095cm" fo:padding-bottom="0.095cm" fo:padding-left="0.19cm" fo:padding-right="0.19cm" fo:wrap-option="wrap"/>
    </style:style>
    <style:style style:name="gr43" style:family="graphic" style:parent-style-name="standard">
      <style:graphic-properties draw:stroke="none" svg:stroke-width="0cm" draw:fill="solid" draw:fill-color="#cccccc" draw:textarea-vertical-align="top" draw:auto-grow-height="false" draw:fit-to-size="false" style:shrink-to-fit="false" fo:min-height="0cm" fo:min-width="0cm" fo:padding-top="0.095cm" fo:padding-bottom="0.095cm" fo:padding-left="0.19cm" fo:padding-right="0.19cm" fo:wrap-option="wrap"/>
    </style:style>
    <style:style style:name="gr44" style:family="graphic" style:parent-style-name="standard">
      <style:graphic-properties draw:stroke="none" svg:stroke-width="0cm" draw:fill="solid" draw:fill-color="#999999" draw:textarea-vertical-align="top" draw:auto-grow-height="false" draw:fit-to-size="false" style:shrink-to-fit="false" fo:min-height="0cm" fo:min-width="0cm" fo:padding-top="0.095cm" fo:padding-bottom="0.095cm" fo:padding-left="0.19cm" fo:padding-right="0.19cm" fo:wrap-option="wrap"/>
    </style:style>
    <style:style style:name="gr45" style:family="graphic" style:parent-style-name="standard">
      <style:graphic-properties draw:stroke="none" svg:stroke-width="0cm" draw:fill="solid" draw:fill-color="#bd2a35" draw:textarea-vertical-align="top" draw:auto-grow-height="false" draw:fit-to-size="false" style:shrink-to-fit="false" fo:min-height="0cm" fo:min-width="0cm" fo:padding-top="0.095cm" fo:padding-bottom="0.095cm" fo:padding-left="0.19cm" fo:padding-right="0.19cm" fo:wrap-option="wrap"/>
    </style:style>
    <style:style style:name="gr46" style:family="graphic" style:parent-style-name="standard">
      <style:graphic-properties draw:stroke="none" svg:stroke-width="0cm" draw:fill="solid" draw:fill-color="#b4a7d6" draw:textarea-vertical-align="top" draw:auto-grow-height="false" draw:fit-to-size="false" style:shrink-to-fit="false" fo:min-height="0cm" fo:min-width="0cm" fo:padding-top="0.095cm" fo:padding-bottom="0.095cm" fo:padding-left="0.19cm" fo:padding-right="0.19cm" fo:wrap-option="wrap"/>
    </style:style>
    <style:style style:name="gr47" style:family="graphic" style:parent-style-name="standard">
      <style:graphic-properties draw:stroke="none" svg:stroke-width="0cm" draw:fill="solid" draw:fill-color="#8e7cc3" draw:textarea-vertical-align="top" draw:auto-grow-height="false" draw:fit-to-size="false" style:shrink-to-fit="false" fo:min-height="0cm" fo:min-width="0cm" fo:padding-top="0.095cm" fo:padding-bottom="0.095cm" fo:padding-left="0.19cm" fo:padding-right="0.19cm" fo:wrap-option="wrap"/>
    </style:style>
    <style:style style:name="gr48" style:family="graphic" style:parent-style-name="standard">
      <style:graphic-properties draw:stroke="none" svg:stroke-width="0cm" draw:fill="solid" draw:fill-color="#ffe599" draw:textarea-vertical-align="top" draw:auto-grow-height="false" draw:fit-to-size="false" style:shrink-to-fit="false" fo:min-height="0cm" fo:min-width="0cm" fo:padding-top="0.095cm" fo:padding-bottom="0.095cm" fo:padding-left="0.19cm" fo:padding-right="0.19cm" fo:wrap-option="wrap"/>
    </style:style>
    <style:style style:name="gr49" style:family="graphic" style:parent-style-name="standard">
      <style:graphic-properties draw:stroke="none" svg:stroke-width="0cm" draw:fill="solid" draw:fill-color="#ffd966" draw:textarea-vertical-align="top" draw:auto-grow-height="false" draw:fit-to-size="false" style:shrink-to-fit="false" fo:min-height="0cm" fo:min-width="0cm" fo:padding-top="0.095cm" fo:padding-bottom="0.095cm" fo:padding-left="0.19cm" fo:padding-right="0.19cm" fo:wrap-option="wrap"/>
    </style:style>
    <style:style style:name="gr50" style:family="graphic" style:parent-style-name="standard">
      <style:graphic-properties draw:stroke="none" svg:stroke-width="0cm" draw:fill="solid" draw:fill-color="#bf9000" draw:textarea-vertical-align="top" draw:auto-grow-height="false" draw:fit-to-size="false" style:shrink-to-fit="false" fo:min-height="0cm" fo:min-width="0cm" fo:padding-top="0.095cm" fo:padding-bottom="0.095cm" fo:padding-left="0.19cm" fo:padding-right="0.19cm" fo:wrap-option="wrap"/>
    </style:style>
    <style:style style:name="gr51" style:family="graphic" style:parent-style-name="standard">
      <style:graphic-properties draw:stroke="none" svg:stroke-width="0cm" draw:fill="solid" draw:fill-color="#38761d" draw:textarea-vertical-align="top" draw:auto-grow-height="false" draw:fit-to-size="false" style:shrink-to-fit="false" fo:min-height="0cm" fo:min-width="0cm" fo:padding-top="0.095cm" fo:padding-bottom="0.095cm" fo:padding-left="0.19cm" fo:padding-right="0.19cm" fo:wrap-option="wrap"/>
    </style:style>
    <style:style style:name="gr52" style:family="graphic" style:parent-style-name="standard">
      <style:graphic-properties draw:stroke="none" svg:stroke-width="0cm" draw:fill="solid" draw:fill-color="#351c75" draw:textarea-vertical-align="top" draw:auto-grow-height="false" draw:fit-to-size="false" style:shrink-to-fit="false" fo:min-height="0cm" fo:min-width="0cm" fo:padding-top="0.095cm" fo:padding-bottom="0.095cm" fo:padding-left="0.19cm" fo:padding-right="0.19cm" fo:wrap-option="wrap"/>
    </style:style>
    <style:style style:name="gr53" style:family="graphic" style:parent-style-name="standard">
      <style:graphic-properties draw:stroke="none" svg:stroke-width="0cm" draw:fill="solid" draw:fill-color="#1155cc" draw:textarea-vertical-align="top" draw:auto-grow-height="false" draw:fit-to-size="false" style:shrink-to-fit="false" fo:min-height="0cm" fo:min-width="0cm" fo:padding-top="0.095cm" fo:padding-bottom="0.095cm" fo:padding-left="0.19cm" fo:padding-right="0.19cm" fo:wrap-option="wrap"/>
    </style:style>
    <style:style style:name="gr54" style:family="graphic" style:parent-style-name="standard">
      <style:graphic-properties draw:stroke="none" svg:stroke-width="0cm" draw:fill="solid" draw:fill-color="#b45f06" draw:textarea-vertical-align="top" draw:auto-grow-height="false" draw:fit-to-size="false" style:shrink-to-fit="false" fo:min-height="0cm" fo:min-width="0cm" fo:padding-top="0.095cm" fo:padding-bottom="0.095cm" fo:padding-left="0.19cm" fo:padding-right="0.19cm" fo:wrap-option="wrap"/>
    </style:style>
    <style:style style:name="gr55" style:family="graphic" style:parent-style-name="standard">
      <style:graphic-properties draw:stroke="none" svg:stroke-width="0cm" draw:fill="solid" draw:fill-color="#134f5c" draw:textarea-vertical-align="top" draw:auto-grow-height="false" draw:fit-to-size="false" style:shrink-to-fit="false" fo:min-height="0cm" fo:min-width="0cm" fo:padding-top="0.095cm" fo:padding-bottom="0.095cm" fo:padding-left="0.19cm" fo:padding-right="0.19cm" fo:wrap-option="wrap"/>
    </style:style>
    <style:style style:name="gr56" style:family="graphic" style:parent-style-name="standard">
      <style:graphic-properties draw:stroke="none" svg:stroke-width="0cm" draw:fill="solid" draw:fill-color="#741b47" draw:textarea-vertical-align="top" draw:auto-grow-height="false" draw:fit-to-size="false" style:shrink-to-fit="false" fo:min-height="0cm" fo:min-width="0cm" fo:padding-top="0.095cm" fo:padding-bottom="0.095cm" fo:padding-left="0.19cm" fo:padding-right="0.19cm" fo:wrap-option="wrap"/>
    </style:style>
    <style:style style:name="gr57" style:family="graphic" style:parent-style-name="standard">
      <style:graphic-properties draw:stroke="none" svg:stroke-width="0cm" draw:fill="solid" draw:fill-color="#990000" draw:textarea-vertical-align="top" draw:auto-grow-height="false" draw:fit-to-size="false" style:shrink-to-fit="false" fo:min-height="0cm" fo:min-width="0cm" fo:padding-top="0.095cm" fo:padding-bottom="0.095cm" fo:padding-left="0.19cm" fo:padding-right="0.19cm" fo:wrap-option="wrap"/>
    </style:style>
    <style:style style:name="gr58" style:family="graphic" style:parent-style-name="standard">
      <style:graphic-properties draw:stroke="none" svg:stroke-width="0cm" draw:fill="solid" draw:fill-color="#1c4587" draw:textarea-vertical-align="top" draw:auto-grow-height="false" draw:fit-to-size="false" style:shrink-to-fit="false" fo:min-height="0cm" fo:min-width="0cm" fo:padding-top="0.095cm" fo:padding-bottom="0.095cm" fo:padding-left="0.19cm" fo:padding-right="0.19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 style:family="presentation" style:parent-style-name="BLANK-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4" style:family="presentation" style:parent-style-name="BLANK-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5"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TITLE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7" style:family="presentation" style:parent-style-name="TITLE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8" style:family="presentation" style:parent-style-name="TITLE_5f_1-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TITLE_5f_1_5f_1-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paragraph-properties style:writing-mode="lr-tb"/>
    </style:style>
    <style:style style:name="pr10" style:family="presentation" style:parent-style-name="TITLE_5f_1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11" style:family="presentation" style:parent-style-name="TITLE_5f_1_5f_1-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_5f_AND_5f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3"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14"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17" style:family="presentation" style:parent-style-name="TITLE_5f_AND_5f_TWO_5f_COLUMNS-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8"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19" style:family="presentation" style:parent-style-name="TITLE_5f_AND_5f_TWO_5f_COLUMNS-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TITLE_5f_AND_5f_TWO_5f_COLUMNS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21" style:family="presentation" style:parent-style-name="TITLE_5f_AND_5f_TWO_5f_COLUMNS_5f_1-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22" style:family="presentation" style:parent-style-name="TITLE_5f_AND_5f_TWO_5f_COLUMNS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3" style:family="presentation" style:parent-style-name="TITLE_5f_AND_5f_TWO_5f_COLUMNS_5f_1-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BLANK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25" style:family="presentation" style:parent-style-name="BLANK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6" style:family="presentation" style:parent-style-name="BLANK_5f_1-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7" style:family="presentation" style:parent-style-name="TITLE_5f_ONL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28"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9"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0"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1" style:family="presentation" style:parent-style-name="BLANK_5f_1-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2" style:family="presentation" style:parent-style-name="BLANK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3" style:family="presentation" style:parent-style-name="BLANK_5f_1-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4" style:family="presentation" style:parent-style-name="BLANK_5f_1-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5"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co1" style:family="table-column">
      <style:table-column-properties style:column-width="3.376cm" style:use-optimal-column-width="false"/>
    </style:style>
    <style:style style:name="co2" style:family="table-column">
      <style:table-column-properties style:column-width="3.377cm" style:use-optimal-column-width="false"/>
    </style:style>
    <style:style style:name="ro1" style:family="table-row">
      <style:table-row-properties style:row-height="1.474cm" style:use-optimal-row-height="false"/>
    </style:style>
    <style:style style:name="ro2" style:family="table-row">
      <style:table-row-properties style:row-height="1.475cm" style:use-optimal-row-height="false"/>
    </style:style>
    <style:style style:name="ce1" style:family="table-cell">
      <loext:graphic-properties draw:fill="solid" draw:fill-color="#f3f3f3" draw:textarea-vertical-align="middle" fo:padding-top="0.19cm" fo:padding-bottom="0.19cm" fo:padding-left="0.253cm" fo:padding-right="0.253cm"/>
      <style:paragraph-properties fo:border="0.37pt solid #d9d9d9"/>
    </style:style>
    <style:style style:name="ce2" style:family="table-cell">
      <loext:graphic-properties draw:fill="none" draw:textarea-vertical-align="middle" fo:padding-top="0.19cm" fo:padding-bottom="0.19cm" fo:padding-left="0.253cm" fo:padding-right="0.253cm"/>
      <style:paragraph-properties fo:border="0.37pt solid #d9d9d9"/>
    </style:style>
    <style:style style:name="P1"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 style:family="paragraph">
      <loext:graphic-properties draw:fill="none"/>
      <style:paragraph-properties fo:text-align="center" style:writing-mode="lr-tb" style:font-independent-line-spacing="true"/>
      <style:text-properties fo:font-size="50pt"/>
    </style:style>
    <style:style style:name="P3"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5" style:family="paragraph">
      <loext:graphic-properties draw:fill="none"/>
      <style:paragraph-properties fo:text-align="center" style:writing-mode="lr-tb" style:font-independent-line-spacing="true"/>
      <style:text-properties fo:font-size="48pt"/>
    </style:style>
    <style:style style:name="P6" style:family="paragraph">
      <style:paragraph-properties fo:margin-left="0cm" fo:margin-right="0cm" fo:margin-top="0.212cm" fo:margin-bottom="0cm" fo:line-height="100%" fo:text-align="center" fo:text-indent="0cm" style:writing-mode="lr-tb">
        <style:tab-stops>
          <style:tab-stop style:position="0cm"/>
        </style:tab-stops>
      </style:paragraph-properties>
    </style:style>
    <style:style style:name="P7" style:family="paragraph">
      <loext:graphic-properties draw:fill="none" draw:fill-color="#ffffff"/>
      <style:paragraph-properties fo:text-align="center" style:writing-mode="lr-tb" style:font-independent-line-spacing="true"/>
      <style:text-properties fo:font-size="18pt"/>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9" style:family="paragraph">
      <loext:graphic-properties draw:fill="none" draw:fill-color="#ffffff"/>
      <style:paragraph-properties fo:text-align="center" style:writing-mode="lr-tb" style:font-independent-line-spacing="true"/>
      <style:text-properties fo:font-size="14pt"/>
    </style:style>
    <style:style style:name="P10" style:family="paragraph">
      <loext:graphic-properties draw:fill="none"/>
      <style:paragraph-properties fo:text-align="center" style:writing-mode="lr-tb" style:font-independent-line-spacing="true"/>
      <style:text-properties fo:font-size="24pt"/>
    </style:style>
    <style:style style:name="P1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8pt" style:font-size-asian="14pt" style:font-size-complex="14pt"/>
    </style:style>
    <style:style style:name="P12" style:family="paragraph">
      <loext:graphic-properties draw:fill="none" draw:fill-color="#ffffff"/>
      <style:paragraph-properties fo:text-align="center" style:writing-mode="lr-tb" style:font-independent-line-spacing="true"/>
      <style:text-properties fo:font-size="18pt" style:font-size-asian="14pt" style:font-size-complex="14pt"/>
    </style:style>
    <style:style style:name="P13" style:family="paragraph">
      <style:paragraph-properties fo:margin-left="0cm" fo:margin-right="0cm" fo:margin-top="0.212cm" fo:margin-bottom="0cm" fo:line-height="100%" fo:text-align="start" fo:text-indent="0cm" style:writing-mode="lr-tb"/>
    </style:style>
    <style:style style:name="P14" style:family="paragraph">
      <style:paragraph-properties fo:margin-left="0cm" fo:margin-right="0cm" fo:margin-top="0cm" fo:margin-bottom="0cm" fo:line-height="100%" fo:text-align="start" fo:text-indent="0cm" style:writing-mode="lr-tb"/>
    </style:style>
    <style:style style:name="P15"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16" style:family="paragraph">
      <loext:graphic-properties draw:fill="none"/>
      <style:paragraph-properties fo:text-align="center" style:writing-mode="lr-tb" style:font-independent-line-spacing="true"/>
      <style:text-properties fo:font-size="18pt"/>
    </style:style>
    <style:style style:name="P17" style:family="paragraph">
      <loext:graphic-properties draw:fill="solid" draw:fill-color="#ffffff"/>
      <style:paragraph-properties fo:text-align="center" style:font-independent-line-spacing="true"/>
      <style:text-properties fo:font-size="14pt"/>
    </style:style>
    <style:style style:name="P18" style:family="paragraph">
      <loext:graphic-properties draw:fill="none"/>
      <style:paragraph-properties fo:text-align="center" style:writing-mode="lr-tb" style:font-independent-line-spacing="true"/>
      <style:text-properties fo:font-size="16pt"/>
    </style:style>
    <style:style style:name="P1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20" style:family="paragraph">
      <loext:graphic-properties draw:fill="none"/>
      <style:paragraph-properties fo:text-align="center" style:writing-mode="lr-tb" style:font-independent-line-spacing="true"/>
      <style:text-properties fo:font-size="12pt"/>
    </style:style>
    <style:style style:name="P2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22" style:family="paragraph">
      <loext:graphic-properties draw:fill="none"/>
      <style:paragraph-properties fo:text-align="center" style:writing-mode="lr-tb" style:font-independent-line-spacing="true"/>
      <style:text-properties fo:font-size="14pt"/>
    </style:style>
    <style:style style:name="P23"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24" style:family="paragraph">
      <loext:graphic-properties draw:fill="solid" draw:fill-color="#666666"/>
      <style:paragraph-properties fo:text-align="center" style:writing-mode="lr-tb" style:font-independent-line-spacing="true"/>
      <style:text-properties fo:font-size="14pt"/>
    </style:style>
    <style:style style:name="P25" style:family="paragraph">
      <loext:graphic-properties draw:fill="solid" draw:fill-color="#666666"/>
      <style:paragraph-properties fo:text-align="center" style:font-independent-line-spacing="true"/>
      <style:text-properties fo:font-size="14pt"/>
    </style:style>
    <style:style style:name="P26" style:family="paragraph">
      <loext:graphic-properties draw:fill="solid" draw:fill-color="#ff9900"/>
      <style:paragraph-properties fo:text-align="center" style:font-independent-line-spacing="true"/>
      <style:text-properties fo:font-size="14pt"/>
    </style:style>
    <style:style style:name="P27" style:family="paragraph">
      <loext:graphic-properties draw:fill="solid" draw:fill-color="#f1c232"/>
      <style:paragraph-properties fo:text-align="center" style:font-independent-line-spacing="true"/>
      <style:text-properties fo:font-size="14pt"/>
    </style:style>
    <style:style style:name="P28" style:family="paragraph">
      <loext:graphic-properties draw:fill="solid" draw:fill-color="#6d9eeb"/>
      <style:paragraph-properties fo:text-align="center" style:font-independent-line-spacing="true"/>
      <style:text-properties fo:font-size="14pt"/>
    </style:style>
    <style:style style:name="P29" style:family="paragraph">
      <loext:graphic-properties draw:fill="solid" draw:fill-color="#073763"/>
      <style:paragraph-properties fo:text-align="center" style:font-independent-line-spacing="true"/>
      <style:text-properties fo:font-size="14pt"/>
    </style:style>
    <style:style style:name="P30" style:family="paragraph">
      <loext:graphic-properties draw:fill="solid" draw:fill-color="#e650d3"/>
      <style:paragraph-properties fo:text-align="center" style:font-independent-line-spacing="true"/>
      <style:text-properties fo:font-size="14pt"/>
    </style:style>
    <style:style style:name="P31" style:family="paragraph">
      <loext:graphic-properties draw:fill="solid" draw:fill-color="#8b1ea0"/>
      <style:paragraph-properties fo:text-align="center" style:font-independent-line-spacing="true"/>
      <style:text-properties fo:font-size="14pt"/>
    </style:style>
    <style:style style:name="P32" style:family="paragraph">
      <loext:graphic-properties draw:fill="solid" draw:fill-color="#5fdb72"/>
      <style:paragraph-properties fo:text-align="center" style:font-independent-line-spacing="true"/>
      <style:text-properties fo:font-size="14pt"/>
    </style:style>
    <style:style style:name="P33" style:family="paragraph">
      <loext:graphic-properties draw:fill="solid" draw:fill-color="#ffb300"/>
      <style:paragraph-properties fo:text-align="center" style:font-independent-line-spacing="true"/>
      <style:text-properties fo:font-size="14pt"/>
    </style:style>
    <style:style style:name="P34" style:family="paragraph">
      <loext:graphic-properties draw:fill="solid" draw:fill-color="#23addf"/>
      <style:paragraph-properties fo:text-align="center" style:font-independent-line-spacing="true"/>
      <style:text-properties fo:font-size="14pt"/>
    </style:style>
    <style:style style:name="P35" style:family="paragraph">
      <loext:graphic-properties draw:fill="solid" draw:fill-color="#1ccfba"/>
      <style:paragraph-properties fo:text-align="center" style:font-independent-line-spacing="true"/>
      <style:text-properties fo:font-size="14pt"/>
    </style:style>
    <style:style style:name="P36" style:family="paragraph">
      <loext:graphic-properties draw:fill="solid" draw:fill-color="#b7b7b7"/>
      <style:paragraph-properties fo:text-align="center" style:font-independent-line-spacing="true"/>
      <style:text-properties fo:font-size="14pt"/>
    </style:style>
    <style:style style:name="P37" style:family="paragraph">
      <loext:graphic-properties draw:fill="solid" draw:fill-color="#6aa84f"/>
      <style:paragraph-properties fo:text-align="center" style:font-independent-line-spacing="true"/>
      <style:text-properties fo:font-size="14pt"/>
    </style:style>
    <style:style style:name="P38" style:family="paragraph">
      <loext:graphic-properties draw:fill="solid" draw:fill-color="#45818e"/>
      <style:paragraph-properties fo:text-align="center" style:font-independent-line-spacing="true"/>
      <style:text-properties fo:font-size="14pt"/>
    </style:style>
    <style:style style:name="P39" style:family="paragraph">
      <loext:graphic-properties draw:fill="solid" draw:fill-color="#a2c4c9"/>
      <style:paragraph-properties fo:text-align="center" style:font-independent-line-spacing="true"/>
      <style:text-properties fo:font-size="14pt"/>
    </style:style>
    <style:style style:name="P40" style:family="paragraph">
      <loext:graphic-properties draw:fill="solid" draw:fill-color="#3c78d8"/>
      <style:paragraph-properties fo:text-align="center" style:font-independent-line-spacing="true"/>
      <style:text-properties fo:font-size="14pt"/>
    </style:style>
    <style:style style:name="P41" style:family="paragraph">
      <loext:graphic-properties draw:fill="solid" draw:fill-color="#b6d7a8"/>
      <style:paragraph-properties fo:text-align="center" style:font-independent-line-spacing="true"/>
      <style:text-properties fo:font-size="14pt"/>
    </style:style>
    <style:style style:name="P42" style:family="paragraph">
      <loext:graphic-properties draw:fill="solid" draw:fill-color="#a4c2f4"/>
      <style:paragraph-properties fo:text-align="center" style:font-independent-line-spacing="true"/>
      <style:text-properties fo:font-size="14pt"/>
    </style:style>
    <style:style style:name="P43" style:family="paragraph">
      <loext:graphic-properties draw:fill="solid" draw:fill-color="#434343"/>
      <style:paragraph-properties fo:text-align="center" style:font-independent-line-spacing="true"/>
      <style:text-properties fo:font-size="14pt"/>
    </style:style>
    <style:style style:name="P44" style:family="paragraph">
      <loext:graphic-properties draw:fill="solid" draw:fill-color="#cc0000"/>
      <style:paragraph-properties fo:text-align="center" style:font-independent-line-spacing="true"/>
      <style:text-properties fo:font-size="14pt"/>
    </style:style>
    <style:style style:name="P45" style:family="paragraph">
      <loext:graphic-properties draw:fill="solid" draw:fill-color="#e69138"/>
      <style:paragraph-properties fo:text-align="center" style:font-independent-line-spacing="true"/>
      <style:text-properties fo:font-size="14pt"/>
    </style:style>
    <style:style style:name="P46" style:family="paragraph">
      <loext:graphic-properties draw:fill="solid" draw:fill-color="#a64d79"/>
      <style:paragraph-properties fo:text-align="center" style:font-independent-line-spacing="true"/>
      <style:text-properties fo:font-size="14pt"/>
    </style:style>
    <style:style style:name="P47" style:family="paragraph">
      <loext:graphic-properties draw:fill="solid" draw:fill-color="#a61c00"/>
      <style:paragraph-properties fo:text-align="center" style:font-independent-line-spacing="true"/>
      <style:text-properties fo:font-size="14pt"/>
    </style:style>
    <style:style style:name="P48" style:family="paragraph">
      <loext:graphic-properties draw:fill="solid" draw:fill-color="#3d85c6"/>
      <style:paragraph-properties fo:text-align="center" style:font-independent-line-spacing="true"/>
      <style:text-properties fo:font-size="14pt"/>
    </style:style>
    <style:style style:name="P49" style:family="paragraph">
      <loext:graphic-properties draw:fill="solid" draw:fill-color="#674ea7"/>
      <style:paragraph-properties fo:text-align="center" style:font-independent-line-spacing="true"/>
      <style:text-properties fo:font-size="14pt"/>
    </style:style>
    <style:style style:name="P50" style:family="paragraph">
      <loext:graphic-properties draw:fill="solid" draw:fill-color="#76a5af"/>
      <style:paragraph-properties fo:text-align="center" style:font-independent-line-spacing="true"/>
      <style:text-properties fo:font-size="14pt"/>
    </style:style>
    <style:style style:name="P51" style:family="paragraph">
      <loext:graphic-properties draw:fill="solid" draw:fill-color="#93c47d"/>
      <style:paragraph-properties fo:text-align="center" style:font-independent-line-spacing="true"/>
      <style:text-properties fo:font-size="14pt"/>
    </style:style>
    <style:style style:name="P52" style:family="paragraph">
      <loext:graphic-properties draw:fill="none"/>
      <style:paragraph-properties fo:text-align="center" style:font-independent-line-spacing="true"/>
      <style:text-properties fo:font-size="14pt"/>
    </style:style>
    <style:style style:name="P53" style:family="paragraph">
      <loext:graphic-properties draw:fill="solid" draw:fill-color="#cccccc"/>
      <style:paragraph-properties fo:text-align="center" style:font-independent-line-spacing="true"/>
      <style:text-properties fo:font-size="14pt"/>
    </style:style>
    <style:style style:name="P54" style:family="paragraph">
      <loext:graphic-properties draw:fill="solid" draw:fill-color="#999999"/>
      <style:paragraph-properties fo:text-align="center" style:font-independent-line-spacing="true"/>
      <style:text-properties fo:font-size="14pt"/>
    </style:style>
    <style:style style:name="P55" style:family="paragraph">
      <loext:graphic-properties draw:fill="solid" draw:fill-color="#bd2a35"/>
      <style:paragraph-properties fo:text-align="center" style:font-independent-line-spacing="true"/>
      <style:text-properties fo:font-size="14pt"/>
    </style:style>
    <style:style style:name="P56" style:family="paragraph">
      <loext:graphic-properties draw:fill="solid" draw:fill-color="#b4a7d6"/>
      <style:paragraph-properties fo:text-align="center" style:font-independent-line-spacing="true"/>
      <style:text-properties fo:font-size="14pt"/>
    </style:style>
    <style:style style:name="P57" style:family="paragraph">
      <loext:graphic-properties draw:fill="solid" draw:fill-color="#8e7cc3"/>
      <style:paragraph-properties fo:text-align="center" style:font-independent-line-spacing="true"/>
      <style:text-properties fo:font-size="14pt"/>
    </style:style>
    <style:style style:name="P58" style:family="paragraph">
      <loext:graphic-properties draw:fill="solid" draw:fill-color="#ffe599"/>
      <style:paragraph-properties fo:text-align="center" style:font-independent-line-spacing="true"/>
      <style:text-properties fo:font-size="14pt"/>
    </style:style>
    <style:style style:name="P59" style:family="paragraph">
      <loext:graphic-properties draw:fill="solid" draw:fill-color="#ffd966"/>
      <style:paragraph-properties fo:text-align="center" style:font-independent-line-spacing="true"/>
      <style:text-properties fo:font-size="14pt"/>
    </style:style>
    <style:style style:name="P60" style:family="paragraph">
      <loext:graphic-properties draw:fill="solid" draw:fill-color="#bf9000"/>
      <style:paragraph-properties fo:text-align="center" style:font-independent-line-spacing="true"/>
      <style:text-properties fo:font-size="14pt"/>
    </style:style>
    <style:style style:name="P61" style:family="paragraph">
      <loext:graphic-properties draw:fill="solid" draw:fill-color="#38761d"/>
      <style:paragraph-properties fo:text-align="center" style:font-independent-line-spacing="true"/>
      <style:text-properties fo:font-size="14pt"/>
    </style:style>
    <style:style style:name="P62" style:family="paragraph">
      <loext:graphic-properties draw:fill="solid" draw:fill-color="#351c75"/>
      <style:paragraph-properties fo:text-align="center" style:font-independent-line-spacing="true"/>
      <style:text-properties fo:font-size="14pt"/>
    </style:style>
    <style:style style:name="P63" style:family="paragraph">
      <loext:graphic-properties draw:fill="solid" draw:fill-color="#1155cc"/>
      <style:paragraph-properties fo:text-align="center" style:font-independent-line-spacing="true"/>
      <style:text-properties fo:font-size="14pt"/>
    </style:style>
    <style:style style:name="P64" style:family="paragraph">
      <loext:graphic-properties draw:fill="solid" draw:fill-color="#b45f06"/>
      <style:paragraph-properties fo:text-align="center" style:font-independent-line-spacing="true"/>
      <style:text-properties fo:font-size="14pt"/>
    </style:style>
    <style:style style:name="P65" style:family="paragraph">
      <loext:graphic-properties draw:fill="solid" draw:fill-color="#134f5c"/>
      <style:paragraph-properties fo:text-align="center" style:font-independent-line-spacing="true"/>
      <style:text-properties fo:font-size="14pt"/>
    </style:style>
    <style:style style:name="P66" style:family="paragraph">
      <loext:graphic-properties draw:fill="solid" draw:fill-color="#741b47"/>
      <style:paragraph-properties fo:text-align="center" style:font-independent-line-spacing="true"/>
      <style:text-properties fo:font-size="14pt"/>
    </style:style>
    <style:style style:name="P67" style:family="paragraph">
      <loext:graphic-properties draw:fill="solid" draw:fill-color="#990000"/>
      <style:paragraph-properties fo:text-align="center" style:font-independent-line-spacing="true"/>
      <style:text-properties fo:font-size="14pt"/>
    </style:style>
    <style:style style:name="P68" style:family="paragraph">
      <loext:graphic-properties draw:fill="solid" draw:fill-color="#1c4587"/>
      <style:paragraph-properties fo:text-align="center" style:font-independent-line-spacing="true"/>
      <style:text-properties fo:font-size="14pt"/>
    </style:style>
    <style:style style:name="T1" style:family="text">
      <style:text-properties fo:font-variant="normal" fo:text-transform="none" fo:color="#ffffff" loext:opacity="100%" style:text-line-through-style="none" style:text-line-through-type="none" style:text-position="0% 100%" style:font-name="Lato Light1" fo:font-size="50pt" fo:letter-spacing="normal" fo:language="en" fo:country="none" fo:font-style="normal" style:text-underline-style="none" fo:font-weight="normal" style:font-name-asian="Lato Light1" style:font-size-asian="50pt" style:font-style-asian="normal" style:font-weight-asian="normal" style:font-name-complex="Lato Light1" style:font-size-complex="50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Lato Hairline" fo:font-size="60pt" fo:letter-spacing="normal" fo:language="en" fo:country="none" fo:font-style="normal" style:text-underline-style="none" fo:font-weight="normal" style:font-name-asian="Lato Hairline" style:font-size-asian="60pt" style:font-style-asian="normal" style:font-weight-asian="normal" style:font-name-complex="Lato Hairline" style:font-size-complex="60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Lato Light1" fo:font-size="14pt" fo:letter-spacing="normal" fo:language="en" fo:country="none" fo:font-style="normal" style:text-underline-style="none" fo:font-weight="bold" style:font-name-asian="Lato Light1" style:font-size-asian="14pt" style:font-style-asian="normal" style:font-weight-asian="bold" style:font-name-complex="Lato Light1" style:font-size-complex="14pt" style:font-style-complex="normal" style:font-weight-complex="bold"/>
    </style:style>
    <style:style style:name="T4" style:family="text">
      <style:text-properties fo:font-variant="normal" fo:text-transform="none" fo:color="#ffffff" loext:opacity="100%" style:text-line-through-style="none" style:text-line-through-type="none" style:text-position="0% 100%" style:font-name="Lato Light1" fo:font-size="14pt" fo:letter-spacing="normal" fo:language="en" fo:country="none" fo:font-style="normal" style:text-underline-style="none" fo:font-weight="normal" style:font-name-asian="Lato Light1" style:font-size-asian="14pt" style:font-style-asian="normal" style:font-weight-asian="normal" style:font-name-complex="Lato Light1" style:font-size-complex="14pt" style:font-style-complex="normal" style:font-weight-complex="normal"/>
    </style:style>
    <style:style style:name="T5" style:family="text">
      <style:text-properties fo:font-variant="normal" fo:text-transform="none" fo:color="#1155cc" loext:opacity="100%" style:text-line-through-style="none" style:text-line-through-type="none" style:text-position="0% 100%" style:font-name="Lato Hairline" fo:font-size="48pt" fo:letter-spacing="normal" fo:language="en" fo:country="none" fo:font-style="normal" style:text-underline-style="none" fo:font-weight="normal" style:font-name-asian="Lato Hairline" style:font-size-asian="48pt" style:font-style-asian="normal" style:font-weight-asian="normal" style:font-name-complex="Lato Hairline" style:font-size-complex="48pt" style:font-style-complex="normal" style:font-weight-complex="normal"/>
    </style:style>
    <style:style style:name="T6" style:family="text">
      <style:text-properties fo:font-variant="normal" fo:text-transform="none" fo:color="#434343" loext:opacity="100%" style:text-line-through-style="none" style:text-line-through-type="none" style:text-position="0% 100%" style:font-name="Lato Hairline" fo:font-size="48pt" fo:letter-spacing="normal" fo:language="en" fo:country="none" fo:font-style="normal" style:text-underline-style="none" fo:font-weight="normal" style:font-name-asian="Lato Hairline" style:font-size-asian="48pt" style:font-style-asian="normal" style:font-weight-asian="normal" style:font-name-complex="Lato Hairline" style:font-size-complex="48pt" style:font-style-complex="normal" style:font-weight-complex="normal"/>
    </style:style>
    <style:style style:name="T7" style:family="text">
      <style:text-properties fo:font-variant="normal" fo:text-transform="none" fo:color="#666666" loext:opacity="100%" style:text-line-through-style="none" style:text-line-through-type="none" style:text-position="0% 100%" style:font-name="Lato Light1" fo:font-size="14pt" fo:letter-spacing="normal" fo:language="en" fo:country="none" fo:font-style="normal" style:text-underline-style="none" fo:font-weight="normal" style:font-name-asian="Lato Light1" style:font-size-asian="14pt" style:font-style-asian="normal" style:font-weight-asian="normal" style:font-name-complex="Lato Light1" style:font-size-complex="14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Lato Light1" fo:font-size="24pt" fo:letter-spacing="normal" fo:language="en" fo:country="none" fo:font-style="italic" style:text-underline-style="none" fo:font-weight="normal" style:font-name-asian="Lato Light1" style:font-size-asian="24pt" style:font-style-asian="italic" style:font-weight-asian="normal" style:font-name-complex="Lato Light1" style:font-size-complex="24pt" style:font-style-complex="italic" style:font-weight-complex="normal"/>
    </style:style>
    <style:style style:name="T9" style:family="text">
      <style:text-properties fo:font-variant="normal" fo:text-transform="none" fo:color="#ffffff" loext:opacity="100%" style:text-line-through-style="none" style:text-line-through-type="none" style:text-position="0% 100%" style:font-name="Lato Light1" fo:font-size="18pt" fo:letter-spacing="normal" fo:language="en" fo:country="none" fo:font-style="normal" style:text-underline-style="none" fo:font-weight="normal" style:font-name-asian="Lato Light1" style:font-size-asian="18pt" style:font-style-asian="normal" style:font-weight-asian="normal" style:font-name-complex="Lato Light1" style:font-size-complex="18pt" style:font-style-complex="normal" style:font-weight-complex="normal"/>
    </style:style>
    <style:style style:name="T10" style:family="text">
      <style:text-properties fo:font-variant="normal" fo:text-transform="none" fo:color="#666666" loext:opacity="100%" style:text-line-through-style="none" style:text-line-through-type="none" style:text-position="0% 100%" style:font-name="Lato Light1" fo:font-size="18pt" fo:letter-spacing="normal" fo:language="en" fo:country="none" fo:font-style="normal" style:text-underline-style="none" fo:font-weight="normal" style:font-name-asian="Lato Light1" style:font-size-asian="18pt" style:font-style-asian="normal" style:font-weight-asian="normal" style:font-name-complex="Lato Light1" style:font-size-complex="18pt" style:font-style-complex="normal" style:font-weight-complex="normal"/>
    </style:style>
    <style:style style:name="T11" style:family="text">
      <style:text-properties fo:font-variant="normal" fo:text-transform="none" fo:color="#666666" loext:opacity="100%" style:text-line-through-style="none" style:text-line-through-type="none" style:text-position="0% 100%" style:font-name="Lato Light1" fo:font-size="16pt" fo:letter-spacing="normal" fo:language="en" fo:country="none" fo:font-style="normal" style:text-underline-style="none" fo:font-weight="bold" style:font-name-asian="Lato Light1" style:font-size-asian="16pt" style:font-style-asian="normal" style:font-weight-asian="bold" style:font-name-complex="Lato Light1" style:font-size-complex="16pt" style:font-style-complex="normal" style:font-weight-complex="bold"/>
    </style:style>
    <style:style style:name="T12" style:family="text">
      <style:text-properties fo:font-variant="normal" fo:text-transform="none" fo:color="#666666" loext:opacity="100%" style:text-line-through-style="none" style:text-line-through-type="none" style:text-position="0% 100%" style:font-name="Lato Light1" fo:font-size="16pt" fo:letter-spacing="normal" fo:language="en" fo:country="none" fo:font-style="normal" style:text-underline-style="none" fo:font-weight="normal" style:font-name-asian="Lato Light1" style:font-size-asian="16pt" style:font-style-asian="normal" style:font-weight-asian="normal" style:font-name-complex="Lato Light1" style:font-size-complex="16pt" style:font-style-complex="normal" style:font-weight-complex="normal"/>
    </style:style>
    <style:style style:name="T13" style:family="text">
      <style:text-properties fo:font-variant="normal" fo:text-transform="none" fo:color="#666666" loext:opacity="100%" style:text-line-through-style="none" style:text-line-through-type="none" style:text-position="0% 100%" style:font-name="Lato Light1" fo:font-size="12pt" fo:letter-spacing="normal" fo:language="en" fo:country="none" fo:font-style="normal" style:text-underline-style="none" fo:font-weight="bold" style:font-name-asian="Lato Light1" style:font-size-asian="12pt" style:font-style-asian="normal" style:font-weight-asian="bold" style:font-name-complex="Lato Light1" style:font-size-complex="12pt" style:font-style-complex="normal" style:font-weight-complex="bold"/>
    </style:style>
    <style:style style:name="T14" style:family="text">
      <style:text-properties fo:font-variant="normal" fo:text-transform="none" fo:color="#666666" loext:opacity="100%" style:text-line-through-style="none" style:text-line-through-type="none" style:text-position="0% 100%" style:font-name="Lato Light1" fo:font-size="12pt" fo:letter-spacing="normal" fo:language="en" fo:country="none" fo:font-style="normal" style:text-underline-style="none" fo:font-weight="normal" style:font-name-asian="Lato Light1" style:font-size-asian="12pt" style:font-style-asian="normal" style:font-weight-asian="normal" style:font-name-complex="Lato Light1" style:font-size-complex="12pt" style:font-style-complex="normal" style:font-weight-complex="normal"/>
    </style:style>
    <style:style style:name="T15" style:family="text">
      <style:text-properties fo:font-variant="normal" fo:text-transform="none" fo:color="#999999" loext:opacity="100%" style:text-line-through-style="none" style:text-line-through-type="none" style:text-position="0% 100%" style:font-name="Lato Light1" fo:font-size="18pt" fo:letter-spacing="normal" fo:language="en" fo:country="none" fo:font-style="normal" style:text-underline-style="none" fo:font-weight="normal" style:font-name-asian="Lato Light1" style:font-size-asian="18pt" style:font-style-asian="normal" style:font-weight-asian="normal" style:font-name-complex="Lato Light1" style:font-size-complex="18pt" style:font-style-complex="normal" style:font-weight-complex="normal"/>
    </style:style>
    <style:style style:name="T16" style:family="text">
      <style:text-properties fo:font-variant="normal" fo:text-transform="none" fo:color="#666666" loext:opacity="100%" style:text-line-through-style="none" style:text-line-through-type="none" style:text-position="0% 100%" style:font-name="Lato Light1" fo:font-size="11pt" fo:letter-spacing="normal" fo:language="en" fo:country="none" fo:font-style="normal" style:text-underline-style="none" fo:font-weight="normal" style:font-name-asian="Lato Light1" style:font-size-asian="11pt" style:font-style-asian="normal" style:font-weight-asian="normal" style:font-name-complex="Lato Light1" style:font-size-complex="11pt" style:font-style-complex="normal" style:font-weight-complex="normal"/>
    </style:style>
    <style:style style:name="T17" style:family="text">
      <style:text-properties fo:font-variant="normal" fo:text-transform="none" fo:color="#ffffff" loext:opacity="100%" style:text-line-through-style="none" style:text-line-through-type="none" style:text-position="0% 100%" style:font-name="Lato Light1" fo:font-size="8pt" fo:letter-spacing="normal" fo:language="en" fo:country="none" fo:font-style="normal" style:text-underline-style="none" fo:font-weight="normal" style:font-name-asian="Lato Light1" style:font-size-asian="8pt" style:font-style-asian="normal" style:font-weight-asian="normal" style:font-name-complex="Lato Light1" style:font-size-complex="8pt" style:font-style-complex="normal" style:font-weight-complex="normal"/>
    </style:style>
    <style:style style:name="T18" style:family="text">
      <style:text-properties fo:font-variant="normal" fo:text-transform="none" fo:color="#ffffff" loext:opacity="100%" style:text-line-through-style="none" style:text-line-through-type="none" style:text-position="0% 100%" style:font-name="Lato Hairline" fo:font-size="72pt" fo:letter-spacing="normal" fo:language="en" fo:country="none" fo:font-style="normal" style:text-underline-style="none" fo:font-weight="normal" style:font-name-asian="Lato Hairline" style:font-size-asian="72pt" style:font-style-asian="normal" style:font-weight-asian="normal" style:font-name-complex="Lato Hairline" style:font-size-complex="72pt" style:font-style-complex="normal" style:font-weight-complex="normal"/>
    </style:style>
    <style:style style:name="T19" style:family="text">
      <style:text-properties fo:font-variant="normal" fo:text-transform="none" fo:color="#666666" loext:opacity="100%" style:text-line-through-style="none" style:text-line-through-type="none" style:text-position="0% 100%" style:font-name="Lato Light1" fo:font-size="9pt" fo:letter-spacing="normal" fo:language="en" fo:country="none" fo:font-style="normal" style:text-underline-style="none" fo:font-weight="normal" style:font-name-asian="Lato Light1" style:font-size-asian="9pt" style:font-style-asian="normal" style:font-weight-asian="normal" style:font-name-complex="Lato Light1" style:font-size-complex="9pt" style:font-style-complex="normal" style:font-weight-complex="normal"/>
    </style:style>
    <style:style style:name="T20" style:family="text">
      <style:text-properties fo:font-variant="normal" fo:text-transform="none" fo:color="#434343" loext:opacity="100%" style:text-line-through-style="none" style:text-line-through-type="none" style:text-position="0% 100%" style:font-name="Lato Hairline" fo:font-size="20pt" fo:letter-spacing="normal" fo:language="en" fo:country="none" fo:font-style="normal" style:text-underline-style="none" fo:font-weight="normal" style:font-name-asian="Lato Hairline" style:font-size-asian="20pt" style:font-style-asian="normal" style:font-weight-asian="normal" style:font-name-complex="Lato Hairline"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Lato Light1" fo:color="#b7b7b7"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477cm" text:min-label-width="0.793cm"/>
        <style:text-properties style:font-name="Lato Light1" fo:color="#6666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0;p13" presentation:style-name="pr1" draw:text-style-name="P2" draw:layer="layout" svg:width="14.583cm" svg:height="3.221cm" svg:x="8.911cm" svg:y="9.131cm" presentation:class="title" presentation:user-transformed="true">
          <draw:text-box>
            <text:p text:style-name="P1"><text:span text:style-name="T1">This is your presentation title</text:span></text:p>
          </draw:text-box>
        </draw:frame>
        <presentation:notes draw:style-name="dp2">
          <draw:page-thumbnail draw:name="Google Shape;57;g35f391192_00:notes" draw:style-name="gr1" draw:layer="layout" svg:width="16.933cm" svg:height="9.524cm" svg:x="1.059cm" svg:y="1.905cm" draw:page-number="1" presentation:class="page"/>
          <draw:frame draw:name="Google Shape;58;g35f391192_00:notes" presentation:style-name="pr2" draw:text-style-name="P3" draw:layer="layout" svg:width="15.239cm" svg:height="11.429cm" svg:x="1.905cm" svg:y="12.065cm" presentation:class="notes" presentation:placeholder="true" presentation:user-transformed="true">
            <draw:text-box/>
          </draw:frame>
        </presentation:notes>
      </draw:page>
      <draw:page draw:name="page2" draw:style-name="dp3" draw:master-page-name="BLANK">
        <draw:frame draw:name="Google Shape;74;p15" presentation:style-name="pr3" draw:text-style-name="P5" draw:layer="layout" svg:width="18.315cm" svg:height="3.221cm" svg:x="3.542cm" svg:y="6.493cm" presentation:class="title" presentation:user-transformed="true">
          <draw:text-box>
            <text:p text:style-name="P4"><text:span text:style-name="T2">Hello!</text:span></text:p>
          </draw:text-box>
        </draw:frame>
        <draw:frame draw:name="Google Shape;75;p15" presentation:style-name="pr4" draw:text-style-name="P7" draw:layer="layout" svg:width="18.315cm" svg:height="4.221cm" svg:x="3.542cm" svg:y="9.293cm" presentation:class="subtitle" presentation:user-transformed="true">
          <draw:text-box>
            <text:p text:style-name="P6"><text:span text:style-name="T3">I am Jayden Smith</text:span></text:p>
            <text:p text:style-name="P6"><text:span text:style-name="T4">I am here because I love to give presentations. </text:span></text:p>
            <text:p text:style-name="P6"><text:span text:style-name="T4">You can find me at @username</text:span></text:p>
          </draw:text-box>
        </draw:frame>
        <presentation:notes draw:style-name="dp2">
          <draw:page-thumbnail draw:name="Google Shape;71;g35f391192_04:notes" draw:style-name="gr1" draw:layer="layout" svg:width="16.933cm" svg:height="9.524cm" svg:x="1.059cm" svg:y="1.905cm" draw:page-number="2" presentation:class="page"/>
          <draw:frame draw:name="Google Shape;72;g35f391192_04:notes" presentation:style-name="pr5" draw:text-style-name="P3" draw:layer="layout" svg:width="15.239cm" svg:height="11.429cm" svg:x="1.905cm" svg:y="12.065cm" presentation:class="notes" presentation:placeholder="true" presentation:user-transformed="true">
            <draw:text-box/>
          </draw:frame>
        </presentation:notes>
      </draw:page>
      <draw:page draw:name="page3" draw:style-name="dp1" draw:master-page-name="TITLE_5f_1">
        <draw:frame draw:name="Google Shape;81;p16" presentation:style-name="pr6" draw:text-style-name="P5" draw:layer="layout" svg:width="10.873cm" svg:height="3.221cm" svg:x="1.905cm" svg:y="7.997cm" presentation:class="title" presentation:user-transformed="true">
          <draw:text-box>
            <text:p text:style-name="P8"><text:span text:style-name="T5">1.</text:span><text:span text:style-name="T5"><text:line-break/></text:span><text:span text:style-name="T6">Transition headline</text:span></text:p>
          </draw:text-box>
        </draw:frame>
        <draw:frame draw:name="Google Shape;82;p16" presentation:style-name="pr7" draw:text-style-name="P9" draw:layer="layout" svg:width="10.873cm" svg:height="2.179cm" svg:x="1.905cm" svg:y="11.487cm" presentation:class="subtitle" presentation:user-transformed="true">
          <draw:text-box>
            <text:p text:style-name="P8"><text:span text:style-name="T7">Let’s start with the first set of slides</text:span></text:p>
          </draw:text-box>
        </draw:frame>
        <presentation:notes draw:style-name="dp2">
          <draw:page-thumbnail draw:name="Google Shape;78;g35f391192_029:notes" draw:style-name="gr1" draw:layer="layout" svg:width="16.933cm" svg:height="9.524cm" svg:x="1.059cm" svg:y="1.905cm" draw:page-number="3" presentation:class="page"/>
          <draw:frame draw:name="Google Shape;79;g35f391192_029:notes" presentation:style-name="pr8" draw:text-style-name="P3" draw:layer="layout" svg:width="15.239cm" svg:height="11.429cm" svg:x="1.905cm" svg:y="12.065cm" presentation:class="notes" presentation:placeholder="true" presentation:user-transformed="true">
            <draw:text-box/>
          </draw:frame>
        </presentation:notes>
      </draw:page>
      <draw:page draw:name="page4" draw:style-name="dp1" draw:master-page-name="TITLE_5f_1_5f_1">
        <draw:frame draw:name="Google Shape;88;p17" presentation:style-name="pr9" draw:text-style-name="P10" draw:layer="layout" svg:width="11.602cm" svg:height="9.642cm" svg:x="6.898cm" svg:y="2.323cm" presentation:class="outline" presentation:user-transformed="true">
          <draw:text-box>
            <text:p text:style-name="P6"><text:span text:style-name="T8">“</text:span><text:span text:style-name="T8">Quotations are commonly printed as a means of inspiration and to invoke philosophical thoughts from the reader”</text:span></text:p>
          </draw:text-box>
        </draw:frame>
        <draw:frame draw:name="Google Shape;89;p17_0" presentation:style-name="pr10" draw:text-style-name="P12" draw:layer="layout" svg:width="1.523cm" svg:height="1.092cm" svg:x="11.938cm" svg:y="12.982cm" presentation:class="page-number" presentation:user-transformed="true">
          <draw:text-box>
            <text:p text:style-name="P11"><text:span text:style-name="T9"><text:page-number>&lt;number&gt;</text:page-number></text:span></text:p>
          </draw:text-box>
        </draw:frame>
        <presentation:notes draw:style-name="dp2">
          <draw:page-thumbnail draw:name="Google Shape;85;g35f391192_09:notes" draw:style-name="gr1" draw:layer="layout" svg:width="16.933cm" svg:height="9.524cm" svg:x="1.059cm" svg:y="1.905cm" draw:page-number="4" presentation:class="page"/>
          <draw:frame draw:name="Google Shape;86;g35f391192_0" presentation:style-name="pr11" draw:text-style-name="P3" draw:layer="layout" svg:width="15.239cm" svg:height="11.429cm" svg:x="1.905cm" svg:y="12.065cm" presentation:class="notes" presentation:placeholder="true" presentation:user-transformed="true">
            <draw:text-box/>
          </draw:frame>
        </presentation:notes>
      </draw:page>
      <draw:page draw:name="This is a slide title" draw:style-name="dp1" draw:master-page-name="TITLE_5f_AND_5f_BODY" presentation:presentation-page-layout-name="AL2T1">
        <draw:frame draw:name="Google Shape;94;p18" presentation:style-name="pr12" draw:text-style-name="P5" draw:layer="layout" svg:width="15.308cm" svg:height="2.381cm" svg:x="1.27cm" svg:y="3.747cm" presentation:class="title" presentation:user-transformed="true">
          <draw:text-box>
            <text:p text:style-name="P8"><text:span text:style-name="T6">This is a slide title</text:span></text:p>
          </draw:text-box>
        </draw:frame>
        <draw:frame draw:name="Google Shape;95;p18" presentation:style-name="pr13" draw:text-style-name="P16" draw:layer="layout" svg:width="15.308cm" svg:height="7.236cm" svg:x="1.27cm" svg:y="6.234cm" presentation:class="outline" presentation:user-transformed="true">
          <draw:text-box>
            <text:list text:style-name="L4">
              <text:list-item>
                <text:p text:style-name="P13"><text:span text:style-name="T10">Here you have a list of items</text:span></text:p>
              </text:list-item>
              <text:list-item>
                <text:p text:style-name="P14"><text:span text:style-name="T10">And some text</text:span></text:p>
              </text:list-item>
              <text:list-item>
                <text:p text:style-name="P14"><text:span text:style-name="T10">But remember not to overload your slides with content</text:span></text:p>
              </text:list-item>
            </text:list>
            <text:p text:style-name="P15"><text:span text:style-name="T10">Your audience will listen to you or read the content, but won’t do both. </text:span></text:p>
          </draw:text-box>
        </draw:frame>
        <presentation:notes draw:style-name="dp2">
          <draw:page-thumbnail draw:name="Google Shape;91;p:notes" draw:style-name="gr1" draw:layer="layout" svg:width="16.933cm" svg:height="9.524cm" svg:x="1.059cm" svg:y="1.905cm" draw:page-number="5" presentation:class="page"/>
          <draw:frame draw:name="Google Shape;92;p:notes" presentation:style-name="pr14" draw:text-style-name="P3" draw:layer="layout" svg:width="15.239cm" svg:height="11.429cm" svg:x="1.905cm" svg:y="12.065cm" presentation:class="notes" presentation:placeholder="true" presentation:user-transformed="true">
            <draw:text-box/>
          </draw:frame>
        </presentation:notes>
      </draw:page>
      <draw:page draw:name="page6" draw:style-name="dp1" draw:master-page-name="BLANK">
        <draw:frame draw:name="Google Shape;101;p19" presentation:style-name="pr3" draw:text-style-name="P5" draw:layer="layout" svg:width="11.372cm" svg:height="3.221cm" svg:x="7.013cm" svg:y="6.515cm" presentation:class="title" presentation:user-transformed="true">
          <draw:text-box>
            <text:p text:style-name="P4"><text:span text:style-name="T2">Big concept</text:span></text:p>
          </draw:text-box>
        </draw:frame>
        <draw:frame draw:name="Google Shape;102;p19" presentation:style-name="pr4" draw:text-style-name="P7" draw:layer="layout" svg:width="11.372cm" svg:height="2.179cm" svg:x="7.013cm" svg:y="9.477cm" presentation:class="subtitle" presentation:user-transformed="true">
          <draw:text-box>
            <text:p text:style-name="P6"><text:span text:style-name="T4">Bring the attention of your audience over a key concept using icons or illustrations</text:span></text:p>
          </draw:text-box>
        </draw:frame>
        <draw:custom-shape draw:name="Google Shape;103;p19" draw:style-name="gr2" draw:text-style-name="P17" draw:layer="layout" svg:width="3.731cm" svg:height="3.781cm" svg:x="13.201cm" svg:y="2.331cm">
          <text:p/>
          <draw:enhanced-geometry draw:mirror-horizontal="false" draw:mirror-vertical="false" svg:viewBox="0 0 0 0" drawooo:sub-view-size="16449 16668" draw:text-areas="0 0 ?f0 ?f1" draw:type="ooxml-non-primitive" draw:enhanced-path="M 12288 1995 L 12093 2117 11923 2239 11655 2531 11461 2433 11874 2214 12288 1995 Z M 13261 2239 L 13359 2263 13456 2287 13529 2336 13578 2433 13626 2531 13675 2725 13651 2896 13626 3090 13578 3285 13480 3480 13383 3650 13188 4015 12969 3674 12702 3358 12410 3066 12093 2823 12288 2677 12483 2531 12726 2385 12945 2287 13164 2239 Z M 7981 3699 L 7981 3723 7932 3723 7908 3747 7835 3796 7786 3845 7738 3918 7689 3991 7689 4064 7689 4088 7689 4112 7689 4137 7689 4161 7689 4307 7738 4453 7786 4526 7859 4574 8030 4672 8176 4720 8297 4720 8395 4696 8492 4672 8589 4599 8662 4526 8711 4429 8711 4307 8711 4185 8662 4064 8614 3942 8541 3845 8468 3772 8370 3723 8273 3699 Z M 9830 3966 L 9709 3991 9611 4064 9538 4161 9514 4258 9490 4356 9514 4453 9563 4574 9636 4647 9757 4720 9879 4745 10025 4696 10098 4672 10147 4623 10244 4502 10268 4429 10268 4356 10244 4234 10220 4161 10147 4064 10074 4015 9952 3966 Z M 9125 5572 L 9003 5596 8881 5669 8808 5791 8784 5913 8808 6034 8881 6156 9003 6229 9125 6253 9246 6229 9368 6156 9441 6034 9465 5913 9441 5791 9368 5669 9246 5596 9125 5572 Z M 5013 9441 L 4842 9538 4672 9684 4502 9855 4356 10025 4112 10414 3918 10779 3723 11144 3650 11363 3553 11582 3504 11826 3480 12045 3480 12239 3528 12337 3577 12410 3601 12434 3626 12458 3650 12434 3674 12410 3747 12288 3772 12166 3820 11874 3869 11631 3966 11388 4137 10925 4331 10536 4575 10171 4818 9830 5061 9490 5061 9465 5061 9441 Z M 9003 2287 L 9319 2312 9611 2360 9928 2409 10220 2482 10512 2579 10804 2677 11071 2798 11339 2944 11582 3066 11826 3236 12020 3382 12215 3577 12580 3966 12921 4380 12410 5012 11874 5596 11339 6180 10804 6764 9684 7908 9149 8492 8614 9076 6667 11217 6302 11631 5889 12045 5499 12410 5061 12774 5061 12774 5110 12677 5329 12166 5572 11631 5597 11582 5548 11558 5499 11534 5475 11582 5183 11996 4915 12434 4745 12750 4648 12920 4599 13091 4477 13188 4404 13115 4258 13042 4331 12750 4404 12507 4526 12264 4769 11801 5232 11071 5694 10366 5718 10341 5694 10317 5670 10293 5645 10317 5037 11047 4745 11412 4477 11801 4331 12020 4185 12288 4064 12556 3966 12847 3674 12604 3407 12312 3188 11996 2969 11655 3066 11436 3139 11193 3236 10950 3358 10706 3626 10220 3869 9782 4161 9368 4453 8954 4769 8565 4794 8541 4769 8516 4745 8492 4721 8492 4331 8808 3991 9149 3699 9514 3407 9928 3236 10195 3042 10512 2871 10852 2798 11047 2750 11217 2579 10852 2458 10487 2579 10341 2652 10195 2798 9830 3236 8954 3455 8565 3699 8200 3966 7835 4185 7446 4210 7421 4185 7397 4161 7373 4137 7397 3966 7494 3820 7640 3674 7786 3528 7957 3285 8346 3066 8687 2798 9198 2555 9709 2458 9928 2360 10171 2239 9757 2166 9368 2239 9173 2385 8833 2555 8492 2725 8176 2920 7859 3309 7300 3528 7056 3747 6789 3893 6667 4088 6545 4234 6399 4380 6253 4356 6229 4283 6205 4185 6180 4064 6229 3942 6278 3820 6375 3699 6472 3455 6716 3236 6983 3017 7251 2750 7640 2579 7908 2409 8176 2239 8468 2093 8784 2093 8565 2093 8224 2239 7835 2385 7567 2506 7324 2823 6837 3139 6375 3309 6156 3504 5961 3723 5742 3942 5572 4161 5402 4404 5256 4429 5207 4429 5158 4380 5110 4331 5110 4088 5207 3845 5353 3626 5499 3431 5645 3236 5840 3042 6034 2701 6424 2409 6837 2166 7251 2239 6910 2312 6570 2409 6229 2531 5888 2774 5621 3042 5402 3626 4964 3650 4915 3650 4866 3626 4818 3407 4818 3261 4866 3090 4939 2944 5012 3236 4574 3577 4161 3747 3966 3942 3796 4137 3626 4356 3480 4623 3309 4867 3163 5426 2896 5986 2677 6594 2506 7178 2385 7786 2312 8419 2287 Z M 2506 11947 L 2798 12410 2969 12628 3139 12823 3334 12993 3528 13188 3723 13334 3918 13480 3528 13675 3309 13748 3090 13821 2871 13845 2677 13845 2506 13796 2409 13772 2336 13723 2239 13626 2190 13553 2141 13456 2117 13358 2117 13139 2166 12896 2239 12653 2336 12410 2506 11947 Z M 14064 6570 L 14113 6740 14162 6910 14210 7105 14235 7324 14235 7713 14235 8078 14235 8541 14210 9003 14162 9465 14064 9928 13943 10341 13797 10731 13602 11120 13383 11485 13140 11850 12848 12166 12556 12483 12239 12799 12191 12726 12142 12701 12020 12628 11972 12628 11947 12653 11947 12677 11947 12726 11996 12774 12020 12823 12045 12969 11680 13237 11582 13018 11558 12896 11534 12774 11509 12726 11461 12701 11412 12726 11388 12774 11363 13115 11363 13285 11388 13431 11266 13529 11096 13626 11023 13310 10925 12993 10877 12969 10828 12993 10779 13188 10779 13383 10804 13577 10852 13772 10487 13918 10487 13821 10463 13480 10439 13310 10414 13139 10390 13091 10293 13091 10268 13139 10195 13480 10195 13821 10171 14040 9782 14186 9806 13845 9879 13504 9928 13164 9952 12823 9952 12774 9928 12750 9879 12726 9806 12750 9757 12799 9636 13139 9490 13504 9417 13894 9392 14088 9368 14283 9125 14332 9125 14064 9149 13821 9173 13431 9222 13237 9246 13139 9295 13091 9295 13066 9295 13042 9246 13042 9173 13091 9125 13139 9027 13310 8954 13480 8906 13650 8808 13991 8784 14210 8784 14405 8443 14453 8443 14332 8492 13894 8589 13456 8735 13042 8833 12847 8930 12653 8930 12628 8906 12580 8881 12580 8857 12604 8687 12799 8516 12993 8395 13237 8297 13456 8200 13723 8127 13967 8103 14234 8078 14478 7762 14502 7811 14259 7859 14113 7908 13967 7957 13796 7981 13650 7957 13602 7932 13577 7884 13577 7811 13626 7738 13699 7689 13772 7640 13869 7567 14064 7519 14259 7446 14526 7105 14526 7129 14380 7178 14210 7300 13894 7421 13577 7421 13529 7397 13504 7324 13504 7154 13650 7008 13821 6886 13991 6789 14210 6740 14332 6716 14502 6497 14453 6302 14380 5889 14210 7008 13358 8078 12458 8881 11777 9271 11436 9684 11120 10463 10512 10828 10195 11193 9855 11388 9636 11582 9417 11923 8930 12264 8443 12434 8200 12629 7981 12969 7616 13334 7251 13699 6910 14064 6570 Z M 14356 1460 L 14575 1509 14721 1582 14843 1679 14916 1825 14964 1971 14989 2141 14964 2312 14940 2506 14867 2701 14721 3090 14551 3455 14381 3747 14162 4112 13918 4477 13432 5183 12385 6545 12045 7008 11704 7421 11339 7835 10950 8224 10560 8614 10171 9003 9319 9733 8565 10341 7835 10974 7129 11607 6789 11947 6448 12288 5791 12945 5134 13602 4794 13918 4429 14210 4064 14478 3674 14745 3431 14891 3115 15037 2750 15208 2360 15305 2166 15354 1971 15378 1776 15402 1606 15378 1460 15329 1314 15256 1192 15159 1095 15037 1022 14867 973 14672 973 14478 973 14283 998 14064 1046 13869 1168 13456 1752 12288 2020 11753 2141 11558 2190 11485 2239 11436 2287 11534 2263 11558 1995 12118 1874 12410 1776 12701 1703 12993 1703 13139 1703 13285 1703 13431 1728 13577 1776 13723 1849 13869 1922 13967 2020 14064 2117 14137 2214 14210 2336 14234 2458 14283 2701 14283 2969 14259 3236 14210 3480 14137 3674 14040 4064 13869 4404 13650 4745 13407 5086 13139 5718 12580 6351 12020 7056 11315 7762 10585 8443 9855 9149 9125 10585 7665 11315 6910 12045 6180 12580 5596 13091 4988 13334 4672 13553 4356 13772 4015 13943 3674 14040 3407 14113 3163 14162 2896 14186 2628 14137 2385 14089 2263 14040 2141 13967 2044 13894 1947 13772 1849 13651 1776 13480 1703 13334 1679 12994 1679 13261 1606 13529 1533 13821 1484 14113 1460 Z M 15573 535 L 15694 584 15767 633 15816 681 15840 754 15889 852 15938 1119 15938 1387 15913 1679 15865 1971 15719 2531 15548 3066 15378 3577 15159 4088 14916 4574 14624 5061 14332 5499 13991 5937 13626 6351 13261 6740 12604 7397 12288 7738 11996 8103 11363 8979 11047 9392 10877 9611 10682 9806 10293 10122 9903 10439 9100 11047 8687 11388 8297 11728 7519 12410 6837 12969 6156 13529 5475 14064 4769 14575 4283 14916 3796 15208 3285 15500 2750 15767 2287 15962 2020 16059 1752 16132 1484 16205 1217 16230 949 16205 827 16181 730 16132 633 16084 560 16011 511 15938 462 15840 438 15646 438 15402 487 15159 560 14891 754 14405 754 14599 754 14794 803 14964 827 15110 900 15232 973 15354 1046 15427 1144 15500 1241 15573 1338 15597 1460 15646 1849 15646 2141 15597 2433 15500 2750 15402 3042 15256 3626 14964 4112 14648 4453 14405 4794 14137 5134 13845 5767 13261 6375 12653 6983 12045 7738 11363 8492 10731 9271 10098 10049 9465 10439 9125 10828 8760 11193 8395 11558 8030 11899 7665 12239 7275 12896 6448 13894 5110 14381 4429 14599 4064 14818 3723 14989 3382 15159 2993 15281 2604 15329 2409 15378 2214 15378 2020 15354 1849 15305 1655 15232 1509 15135 1363 14989 1241 14794 1144 14575 1046 14332 998 14089 973 14818 730 15110 608 15281 560 15427 535 Z M 15451 0 L 15305 24 15013 97 13845 462 13261 657 12702 876 12118 1119 11582 1411 11047 1703 10536 2020 10512 2068 10195 1971 9879 1898 9246 1801 8906 1776 8565 1752 8224 1752 7884 1776 7543 1801 7178 1849 6837 1898 6497 1971 6181 2068 5840 2166 5524 2287 5207 2409 4891 2555 4575 2725 4283 2896 3991 3090 3626 3358 3285 3699 2969 4039 2677 4429 2433 4842 2214 5256 2044 5718 1874 6156 1776 6351 1679 6521 1630 6691 1630 6862 1655 6910 1703 6935 1630 7348 1582 7762 1557 8151 1557 8565 1557 8881 1606 9198 1655 9514 1703 9830 1776 10171 1874 10487 1995 10828 2117 11144 2020 11193 1898 11290 1776 11412 1655 11607 1387 12045 1119 12556 876 13091 657 13553 414 14113 243 14551 97 14989 49 15208 0 15427 0 15670 49 15889 97 16084 195 16254 316 16400 487 16497 657 16595 827 16643 1046 16668 1241 16668 1509 16643 1776 16570 2044 16497 2312 16400 2823 16157 3309 15913 3796 15646 4258 15378 4721 15062 5183 14745 5791 14307 5767 14405 5767 14502 5791 14599 5864 14672 5937 14745 6035 14794 6302 14867 6594 14940 6910 14964 7227 14989 7543 14989 7567 15037 7640 15062 7689 15062 7713 15037 7738 14964 8127 14940 8224 14940 8322 14964 8395 14916 8808 14867 9198 14794 9611 14697 10001 14599 10390 14453 10779 14307 11144 14137 11509 13918 12020 13577 12507 13164 12969 12726 13359 12264 13553 11996 13724 11753 13894 11485 14040 11193 14186 10925 14308 10633 14405 10341 14478 10049 14599 9538 14648 9003 14672 8468 14697 7957 14697 7519 14672 7032 14624 6813 14575 6594 14502 6375 14381 6180 14745 5718 15086 5207 15378 4696 15646 4185 15889 3650 16084 3090 16254 2506 16376 1922 16449 1509 16449 1290 16449 1046 16424 803 16376 584 16303 389 16230 316 16157 243 16035 122 15889 49 15767 24 15621 0 Z N">
            <draw:equation draw:name="f0" draw:formula="logwidth"/>
            <draw:equation draw:name="f1" draw:formula="logheight"/>
          </draw:enhanced-geometry>
        </draw:custom-shape>
        <draw:custom-shape draw:name="Google Shape;104;p19" draw:style-name="gr2" draw:text-style-name="P17" draw:layer="layout" svg:width="2.181cm" svg:height="2.124cm" draw:transform="rotate (-0.428478331364608) translate (10.348cm 3.862cm)">
          <text:p/>
          <draw:enhanced-geometry draw:mirror-horizontal="false" draw:mirror-vertical="false" svg:viewBox="0 0 0 0" drawooo:sub-view-size="18737 18250" draw:text-areas="0 0 ?f0 ?f1" draw:type="ooxml-non-primitive" draw:enhanced-path="M 13554 3431 L 13748 3456 13919 3480 14308 3602 14478 3675 14624 3748 14746 3845 14843 3967 14941 4113 15038 4259 15111 4405 15160 4551 15184 4721 15208 4891 15233 5232 15160 5548 15111 5719 15062 5865 14916 6132 14722 6351 14527 6570 14284 6765 13821 7130 13602 7325 13408 7544 12678 6984 12313 6692 11948 6400 11631 6108 11315 5767 11023 5427 10755 5037 10877 4989 10999 4891 11242 4697 11461 4478 11656 4283 12191 3869 12483 3699 12775 3553 12970 3480 13164 3456 13359 3431 Z M 13529 2872 L 13335 2896 12945 2969 12556 3066 12191 3237 11850 3456 11607 3626 11388 3821 10950 4210 10658 4478 10512 4648 10464 4721 10464 4818 10366 4843 10293 4916 10245 4989 10269 5110 10366 5354 10488 5597 10610 5816 10780 6035 10950 6230 11120 6449 11534 6814 11972 7179 12410 7519 12848 7836 13262 8152 13335 8201 13432 8225 13505 8225 13602 8201 13651 8152 13724 8079 13748 8006 13748 7933 13943 7787 14089 7665 14722 7154 15014 6862 15281 6546 15500 6205 15598 6035 15671 5840 15719 5670 15768 5500 15792 5305 15792 5135 15768 4770 15695 4429 15549 4088 15379 3772 15257 3626 15135 3504 15014 3383 14868 3261 14697 3164 14503 3066 14332 2993 14138 2945 13943 2896 13724 2872 Z M 5597 6814 L 4283 8030 3675 8590 3602 8468 3504 8395 3285 8201 2969 7860 2677 7519 2410 7203 2264 7057 2093 6911 3821 6911 4745 6862 5597 6814 Z M 755 6911 L 1047 6935 1315 6935 1339 6984 1363 7008 1582 7227 1826 7422 2142 7738 2434 8103 2799 8541 3018 8785 3139 8882 3261 8955 3091 9077 2993 8931 2872 8785 2580 8517 2020 8079 1388 7495 755 6911 Z M 9490 8760 L 9369 8785 9271 8833 9101 9004 8931 9174 8760 9344 8566 9515 8103 9904 7617 10318 7276 10609 7081 10780 6887 10999 6716 11193 6595 11437 6570 11534 6546 11656 6546 11753 6570 11850 6619 11948 6668 11996 6765 12021 6838 12021 6935 11972 7033 11923 7154 11777 7422 11461 7641 11242 7860 11023 8322 10634 8736 10318 9174 9977 9393 9807 9563 9612 9709 9393 9831 9174 9855 9052 9855 8931 9782 8858 9709 8809 9588 8760 Z M 2045 13359 L 2166 13408 2166 13481 2166 13554 2118 13627 2069 13675 1947 13773 1826 13870 1655 13943 1461 14016 1461 14016 1607 13821 1753 13627 1874 13481 1972 13383 1996 13383 2045 13359 Z M 1996 12872 L 1899 12897 1826 12921 1655 13018 1534 13140 1388 13286 1242 13456 998 13797 925 13967 828 14138 804 14235 779 14308 779 14405 828 14478 877 14527 925 14576 1047 14576 1120 14551 1266 14551 1412 14527 1582 14478 1728 14430 2020 14284 2239 14138 2361 14040 2483 13919 2556 13773 2629 13627 2653 13481 2653 13408 2629 13335 2604 13262 2556 13189 2483 13140 2385 13091 2288 12970 2166 12897 2069 12872 Z M 15525 560 L 16084 633 16644 706 17204 828 17763 974 17666 1023 17593 1096 17496 1169 17496 1193 17520 1217 17569 1266 17617 1290 17739 1315 17861 1290 17934 1290 17982 1242 18007 1363 18031 1461 17909 1485 17812 1534 17715 1582 17617 1655 17593 1680 17593 1753 17617 1801 17690 1826 17739 1850 17812 1874 17958 1850 18080 1801 18104 1996 17909 2069 17788 2118 17690 2215 17642 2264 17642 2361 17666 2410 17739 2458 17836 2483 17934 2458 18128 2410 18153 2531 18007 2555 17836 2604 17763 2653 17715 2726 17690 2823 17690 2896 17739 2945 17812 2993 18153 2993 18177 2969 18177 3261 17739 3383 17690 3407 17666 3431 17617 3529 17617 3577 17642 3626 17666 3650 17715 3699 17812 3723 17934 3723 18153 3699 18153 3699 18104 4186 17934 4088 17739 4040 17642 4015 17569 4040 17471 4064 17423 4137 17423 4186 17496 4283 17617 4332 17812 4429 17982 4526 18055 4551 17958 4940 17690 4843 17471 4721 17228 4648 17155 4648 17155 4672 17155 4721 17204 4818 17252 4891 17350 4989 17423 5062 17642 5183 17861 5256 17739 5621 17617 5938 17569 5889 17520 5840 17398 5743 17301 5670 17179 5597 17082 5573 16985 5548 16887 5548 16766 5597 16741 5621 16741 5670 16741 5719 16766 5743 16863 5840 16936 5913 17009 5962 17228 6132 17325 6181 17447 6205 17496 6205 17325 6473 17204 6473 17106 6449 17009 6400 16936 6351 16814 6230 16668 6108 16522 6035 16449 6011 16352 6011 16279 6035 16182 6084 16133 6132 16133 6181 16182 6230 16230 6254 16303 6254 16401 6303 16547 6424 16693 6570 16814 6692 16936 6789 17082 6838 16668 7325 16157 7106 16011 7033 15865 7008 15744 7008 15598 7057 15573 7081 15549 7106 15549 7154 15573 7179 15646 7276 15744 7349 15987 7495 16328 7665 16036 7957 15890 7909 15744 7884 15598 7860 15452 7836 15160 7690 15014 7641 14868 7592 14819 7617 14770 7665 14770 7714 14770 7763 14843 7860 14916 7957 15135 8128 15427 8249 15549 8298 15695 8322 15403 8639 15184 8590 14965 8541 14770 8468 14576 8347 14551 8322 14503 8322 14454 8371 14430 8420 14430 8493 14478 8590 14551 8687 14722 8809 14892 8906 15111 8979 14843 9271 14795 9247 14503 9150 14211 9052 13919 8955 13627 8858 13578 8858 13554 8882 13529 8931 13554 8955 13627 9077 13748 9198 13846 9296 13992 9369 14284 9515 14576 9612 14211 10001 14186 9953 14113 9904 13846 9709 13529 9563 13359 9490 13213 9442 13043 9393 12824 9393 12799 9442 12799 9490 12824 9515 13067 9734 13335 9904 13627 10074 13919 10220 13967 10245 13894 10318 13748 10464 13700 10391 13627 10318 13456 10220 13091 10074 12897 10026 12702 9953 12507 9928 12288 9904 12240 9904 12215 9928 12191 9977 12215 10050 12264 10099 12459 10196 12629 10293 12994 10512 13237 10634 13359 10682 13505 10707 12921 11291 12799 11193 12653 11096 12434 10974 12240 10828 12021 10682 11802 10585 11680 10537 11534 10537 11510 10561 11510 10585 11534 10609 11704 10804 11996 11072 12337 11364 12507 11461 12678 11534 12337 11875 12215 11826 12094 11777 11899 11680 11510 11437 11291 11339 11193 11315 11072 11291 10999 11315 10974 11364 10950 11437 10999 11485 11266 11704 11558 11923 11777 12069 12045 12191 11753 12483 11485 12264 11218 12045 11047 11899 10877 11777 10682 11680 10488 11631 10439 11656 10439 11680 10415 11704 10439 11753 11072 12410 11242 12605 11461 12775 11315 12945 11193 12848 11047 12775 10780 12629 10366 12361 10172 12215 9977 12069 9953 12045 9928 12069 9904 12094 9928 12118 10220 12532 10391 12702 10585 12897 10804 13067 10926 13140 11047 13213 10780 13456 10439 13213 10099 12970 9928 12872 9734 12799 9563 12726 9369 12726 9320 12751 9320 12775 9320 12799 9442 12921 9588 13043 9855 13262 10464 13773 10293 13943 10123 13821 9953 13724 9612 13554 9393 13408 9223 13237 9052 13067 8906 12848 8833 12799 8760 12799 8712 12824 8663 12897 8639 13018 8663 13164 8687 13286 8760 13408 8833 13529 8931 13627 9125 13821 9490 14089 9685 14211 9904 14308 9661 14527 9369 14381 9052 14235 8760 14089 8614 13992 8468 13919 8444 13894 8420 13894 8395 13919 8395 13967 8468 14138 8566 14308 8687 14430 8833 14551 9296 14868 9004 15160 8614 14770 8201 14405 7398 13700 6984 13359 6595 12994 6205 12605 5840 12215 5500 11777 5135 11315 4794 10901 4599 10682 4405 10488 4137 10269 3845 10074 3553 9855 3285 9661 3261 9588 3602 9296 3967 9004 4332 8712 4672 8420 5646 7519 6595 6595 6984 6205 7349 5792 8055 4940 8760 4088 9466 3237 9855 2799 10269 2410 10707 2045 11169 1704 11631 1412 12142 1144 12678 950 13237 779 13797 658 14381 585 14941 560 Z M 11777 13237 L 11777 13602 11753 13967 11704 14746 11680 15549 11656 16328 11485 16084 11291 15865 10877 15427 10755 15257 10610 15062 10464 14868 10366 14770 10293 14722 10731 14284 11266 13773 11777 13237 Z M 3431 14381 L 3553 14405 3699 14454 3699 14527 3723 14576 3602 14576 3553 14600 3504 14649 3334 14843 3164 15038 2969 15233 2896 15330 2847 15452 2847 15525 2872 15573 2896 15622 2945 15646 3115 15646 3237 15598 3358 15525 3480 15427 3699 15208 3894 14941 3918 14868 3918 14795 3918 14722 3869 14673 3918 14697 3967 14770 3967 14819 3967 14892 3942 15087 3894 15281 3699 15671 3553 15938 3480 16060 3358 16157 3261 16230 3115 16303 2847 16376 2556 16425 2361 16449 2166 16449 2312 16182 2434 15890 2629 15403 2726 15160 2847 14916 2993 14697 3164 14503 3237 14430 3310 14405 3358 14381 Z M 3066 10001 L 3188 10147 3334 10293 3650 10488 3894 10682 4113 10877 4332 11096 4526 11315 4891 11777 5256 12264 5621 12702 6011 13140 6449 13529 6862 13919 7763 14697 8176 15087 8614 15500 8590 15525 8517 15573 8468 15646 8468 15719 8395 15914 8322 16133 8176 16547 7227 15817 6303 15062 5840 14649 5378 14259 4964 13846 4551 13408 3821 12580 3456 12142 3091 11729 2702 11315 2288 10950 1850 10609 1607 10464 1388 10318 1534 10318 1655 10293 1947 10245 2507 10147 3066 10001 Z M 4989 16328 L 5110 16352 5086 16401 5062 16474 4989 16522 4843 16620 4551 16741 4551 16741 4599 16620 4672 16474 4770 16376 4867 16328 Z M 3237 13846 L 3115 13894 2993 13943 2896 14016 2702 14211 2531 14430 2385 14673 2264 14941 2045 15500 1923 15768 1777 16036 1607 16279 1509 16376 1412 16449 1363 16522 1315 16595 1290 16668 1315 16741 1339 16814 1388 16863 1436 16887 1534 16912 1631 16912 1728 16887 2288 16887 2556 16863 2799 16839 3042 16790 3285 16717 3431 16644 3553 16571 3650 16474 3772 16376 3918 16157 4064 15865 4210 15549 4283 15306 4332 15062 4380 14795 4356 14576 4356 14478 4307 14405 4259 14332 4186 14284 4113 14186 4040 14089 3942 14016 3845 13967 3626 13870 3383 13846 Z M 4818 15817 L 4697 15865 4575 15914 4453 15987 4356 16084 4259 16206 4161 16328 4088 16474 4040 16620 3991 16766 3967 16912 3967 17058 3991 17155 4064 17252 4161 17301 4210 17325 4259 17301 4502 17228 4721 17131 4989 17009 5135 16936 5256 16863 5354 16766 5427 16668 5500 16547 5524 16401 5524 16328 5500 16230 5451 16133 5402 16060 5305 15963 5208 15890 5086 15841 4964 15817 Z M 10001 14965 L 10099 15184 10220 15379 10488 15719 10731 16011 10999 16303 11242 16595 11339 16766 11412 16936 11437 17009 11485 17058 11558 17082 11607 17106 11607 17350 11583 17593 11412 17471 11266 17325 10974 17009 10488 16328 10099 15817 9855 15549 9709 15427 9588 15306 9855 15111 9928 15038 10001 14965 Z M 15135 1 L 14551 25 13967 74 13408 171 12824 293 12264 487 11753 706 11242 974 10755 1290 10318 1631 9880 2020 9466 2434 9052 2847 8663 3310 7933 4234 7203 5135 6814 5597 6400 6011 6205 6205 5889 6205 5548 6230 4916 6303 3991 6376 3066 6400 901 6400 171 6351 122 6351 74 6376 25 6449 1 6546 25 6619 1 6716 49 6789 195 7008 366 7227 731 7617 1120 7982 1534 8347 1923 8712 2337 9101 2507 9296 2702 9466 1923 9661 1680 9709 1412 9734 1193 9807 1071 9855 974 9928 925 9953 925 10001 925 10099 852 10123 804 10172 779 10220 755 10293 755 10342 755 10391 779 10439 852 10512 1363 10901 1850 11291 2312 11729 2774 12167 3164 12629 3553 13091 3967 13554 4356 13992 4794 14454 5256 14892 5743 15330 6230 15744 7227 16522 8249 17301 8347 17350 8444 17350 8517 17325 8590 17277 8639 17204 8663 17106 8663 17009 8614 16912 8760 16620 8858 16328 8955 16011 9004 15695 9174 15598 9466 15914 9831 16376 10196 16887 10464 17252 10755 17617 10901 17788 11072 17934 11242 18080 11437 18201 11510 18226 11558 18250 11631 18250 11704 18226 11826 18226 11948 18177 12045 18128 12094 18007 12167 17763 12191 17520 12240 17033 12264 16279 12264 15549 12288 14746 12337 13967 12361 13651 12386 13335 12361 13018 12337 12848 12288 12726 12775 12191 13335 11607 13943 11047 14527 10464 15087 9880 15622 9247 15865 8931 16157 8639 16717 8055 17277 7446 17471 7227 17666 6960 17836 6716 17982 6449 18104 6157 18250 5889 18347 5597 18445 5305 18591 4721 18688 4113 18736 3480 18736 2872 18712 2312 18688 1899 18639 1436 18542 998 18493 828 18420 658 18323 536 18226 463 18104 414 17982 439 17447 268 16863 147 16303 49 15719 1 Z N">
            <draw:equation draw:name="f0" draw:formula="logwidth"/>
            <draw:equation draw:name="f1" draw:formula="logheight"/>
          </draw:enhanced-geometry>
        </draw:custom-shape>
        <draw:custom-shape draw:name="Google Shape;105;p19" draw:style-name="gr2" draw:text-style-name="P17" draw:layer="layout" svg:width="0.954cm" svg:height="0.927cm" svg:x="12.479cm" svg:y="1.97cm">
          <text:p/>
          <draw:enhanced-geometry draw:mirror-horizontal="false" draw:mirror-vertical="false" svg:viewBox="0 0 0 0" drawooo:sub-view-size="15501 15063" draw:text-areas="0 0 ?f0 ?f1" draw:type="ooxml-non-primitive" draw:enhanced-path="M 7957 925 L 8249 1533 8103 1606 7957 1704 7933 1752 7933 1339 7957 925 Z M 8371 1801 L 8492 2020 8346 2117 8200 2215 8079 2288 7957 2409 7933 2069 8127 1971 8249 1898 8371 1801 Z M 8663 2336 L 8784 2628 8687 2653 8590 2726 8419 2847 8225 2993 8054 3164 8006 2750 8176 2653 8322 2531 8565 2385 8663 2336 Z M 8979 2945 L 8979 2969 9076 3164 8857 3285 8663 3431 8371 3626 8079 3821 8054 3504 8200 3456 8322 3383 8541 3212 8833 3018 8979 2945 Z M 9271 3529 L 9393 3796 8736 4186 8419 4380 8249 4478 8103 4599 8079 4113 8225 4088 8371 4040 8663 3894 9052 3650 9271 3529 Z M 9587 4186 L 9660 4332 9490 4429 9344 4551 9052 4770 8809 4916 8590 5110 8371 5305 8176 5524 8127 4794 8322 4794 8492 4721 8833 4575 9222 4380 9587 4186 Z M 14965 5938 L 14795 6059 14649 6205 14576 6181 14332 6157 14965 5938 Z M 2190 5840 L 2093 5986 2044 6132 2044 6181 2044 6254 1874 6181 1679 6108 1266 5962 2190 5840 Z M 3018 5743 L 2677 6132 2555 6302 2288 6278 2312 6254 2409 6181 2482 6059 2604 5938 2750 5816 2823 5767 3018 5743 Z M 9879 4672 L 9977 4818 9952 4818 9733 5062 9490 5281 8979 5719 8590 6035 8395 6181 8200 6351 8176 5694 8468 5573 8736 5402 9247 5086 9539 4916 9709 4794 9879 4672 Z M 3967 5597 L 3869 5719 3723 5986 3553 6229 3504 6327 3456 6424 3164 6375 2920 6327 3066 6181 3431 5792 3602 5646 3967 5597 Z M 5110 5354 L 4989 5475 4867 5597 4648 5865 4380 6205 4234 6400 4113 6594 3723 6497 3821 6400 3869 6278 3991 6084 4137 5865 4307 5694 4405 5597 4526 5500 5110 5354 Z M 14065 6254 L 14138 6327 14235 6375 14430 6448 14186 6740 14016 6643 13846 6546 13675 6497 13481 6448 14065 6254 Z M 5573 5451 L 5719 5621 5840 5767 5816 5767 5670 5840 5548 5962 5354 6205 5110 6473 4989 6619 4916 6765 4429 6667 4551 6546 4648 6424 4843 6157 5159 5816 5354 5646 5475 5548 5548 5451 Z M 6035 5962 L 6278 6254 6157 6424 6011 6643 5889 6862 5840 6935 5840 7008 5232 6838 5402 6692 5548 6546 5767 6278 5889 6157 6011 6011 6035 5962 Z M 7519 925 L 7470 1120 7470 1314 7470 1704 7495 2093 7519 2482 7592 3285 7665 4234 7714 5183 7714 6132 7714 7081 7519 6886 7324 6716 7032 6473 6522 5913 5986 5354 5792 5159 5670 5086 5573 5013 5719 4721 5913 4453 6278 3894 6449 3626 6570 3358 6692 3066 6789 2774 6984 2166 7203 1558 7349 1217 7519 925 Z M 6497 6497 L 6522 6521 6716 6716 6643 6765 6595 6789 6497 6911 6400 7008 6327 7130 5986 7057 6059 7008 6132 6935 6254 6838 6497 6497 Z M 13286 6521 L 13627 6740 13967 6935 13870 7032 13724 7178 13578 7081 13456 7032 13164 6911 12897 6813 12653 6716 13286 6521 Z M 10171 5062 L 10220 5135 10196 5159 9587 5816 9003 6521 8809 6716 8590 6935 8371 7154 8152 7373 8200 6740 8444 6570 8663 6400 9101 6035 9660 5573 9928 5329 10171 5062 Z M 10488 5329 L 10731 5427 10999 5500 11510 5597 11850 5670 12167 5694 12824 5719 13529 5743 14235 5792 13505 6059 12799 6278 11339 6692 9612 7130 9149 7251 8663 7373 9101 6862 9758 6132 10098 5767 10439 5402 10488 5329 Z M 6862 6886 L 7349 7422 7349 7422 6570 7203 6668 7105 6765 7008 6862 6911 6862 6886 Z M 12386 6789 L 12483 6911 12629 7008 12775 7105 12921 7178 13432 7422 13140 7641 12970 7543 12799 7470 12483 7349 12045 7154 11826 7057 11607 7008 12386 6789 Z M 11461 7057 L 11534 7154 11631 7251 11850 7397 12069 7519 12313 7641 12532 7762 12799 7908 12483 8152 12410 8054 12337 7981 12240 7908 12118 7860 11875 7762 11656 7689 11145 7470 10901 7349 10634 7251 11437 7057 Z M 10439 7324 L 10512 7422 10609 7495 10828 7665 11047 7787 11291 7884 11996 8176 12167 8249 12215 8273 12288 8298 11996 8541 11972 8541 11583 8444 11218 8322 10853 8152 10512 7957 10098 7714 9879 7592 9660 7495 10439 7324 Z M 8225 8103 L 8638 8249 9028 8419 8930 8517 8784 8638 8711 8711 8687 8784 8225 8103 Z M 7689 8663 L 7714 9003 7689 9003 7519 8930 7665 8687 7689 8663 Z M 9344 7592 L 9612 7787 9904 7981 10463 8322 10755 8492 11047 8638 11364 8760 11680 8833 11510 9003 11485 9028 10463 8565 9952 8371 9417 8176 8979 7981 8736 7884 8468 7811 8906 7714 9344 7592 Z M 9368 8565 L 9733 8687 9660 8760 9198 9076 9101 9149 9003 9247 8760 8906 8784 8906 8930 8809 9052 8711 9174 8638 9344 8590 9368 8565 Z M 828 6181 L 1168 6302 1533 6400 2239 6546 2507 6570 2750 6594 3018 6619 3285 6643 4356 6911 5159 7081 5938 7300 7519 7762 6546 8273 5548 8736 4697 9076 4453 9198 4332 9271 4234 9368 4210 9320 3991 9003 3748 8687 3456 8395 3164 8127 2531 7616 2239 7373 1947 7105 1728 6911 1485 6716 1047 6375 828 6181 Z M 10098 8833 L 10658 9076 10366 9247 10098 9393 9758 9612 9612 9758 9466 9904 9125 9417 9198 9393 9271 9368 9417 9271 9660 9101 10098 8857 10098 8833 Z M 7324 9174 L 7446 9222 7519 9295 7738 9393 7738 9855 7738 10001 7495 9855 7251 9733 7105 9685 6984 9660 7324 9174 Z M 6911 9758 L 7008 9879 7130 10001 7373 10196 7543 10317 7762 10415 7762 10926 7470 10707 7203 10488 7057 10415 6911 10317 6741 10269 6570 10244 6911 9758 Z M 11072 9271 L 11291 9368 11266 9490 11266 9612 11096 9685 10950 9782 10658 9977 10293 10220 10123 10366 10050 10439 10001 10536 10001 10585 10025 10609 10123 10609 10220 10585 10390 10512 10561 10390 10731 10269 10999 10074 11291 9904 11339 10171 11412 10390 11145 10488 10877 10634 10731 10682 10561 10804 10415 10926 10342 10999 10317 11072 9879 10463 9587 10050 9733 10001 9904 9928 10196 9758 10634 9514 11047 9295 11072 9271 Z M 11534 10780 L 11656 11193 11631 11193 11437 11364 11218 11510 11023 11631 10828 11753 10804 11777 10439 11242 10512 11242 10585 11218 10731 11145 10999 10974 11534 10780 Z M 6522 10342 L 6668 10439 6838 10561 7105 10853 7251 10999 7397 11120 7568 11218 7738 11291 7762 11291 7762 12021 7665 11948 7568 11875 7397 11704 7057 11364 6862 11193 6619 11072 6376 10999 6132 10926 6522 10342 Z M 11753 11510 L 11826 11802 11704 11826 11607 11899 11412 12021 11291 12167 11218 12240 11193 12313 10901 11899 11120 11850 11339 11777 11558 11656 11753 11510 Z M 6059 11047 L 6303 11218 6546 11388 6789 11583 6984 11802 7251 12069 7397 12215 7543 12313 7276 12459 7154 12386 7008 12337 6765 12215 6522 12069 6327 11948 6157 11802 5962 11656 5767 11534 6059 11047 Z M 5670 11680 L 5719 11777 5792 11850 5938 12021 6108 12167 6278 12288 6546 12483 6716 12580 6887 12678 6522 12848 6230 12653 5938 12434 5694 12215 5475 12021 5621 11777 5670 11680 Z M 11899 12094 L 12021 12605 11899 12726 11777 12848 11729 12921 11680 12994 11680 13018 11266 12434 11412 12386 11558 12313 11729 12215 11899 12094 Z M 5329 12240 L 5402 12361 5500 12483 5670 12678 5913 12897 6157 13067 5743 13335 5646 13310 5475 13237 5305 13164 5135 13043 4940 12970 4891 12945 5110 12605 5329 12240 Z M 12094 13043 L 12215 13748 11802 13189 11850 13189 11923 13164 11972 13140 12094 13043 Z M 4745 13140 L 4891 13310 5062 13456 5305 13602 4964 13846 4891 13773 4818 13700 4648 13627 4551 13554 4405 13529 4575 13335 4745 13140 Z M 8200 8833 L 8371 9076 8663 9514 8979 9928 9587 10780 10171 11583 10731 12410 11291 13213 11850 13992 11729 13943 11072 13554 10415 13189 9831 12921 9539 12799 9222 12678 8760 12507 8517 12410 8273 12337 8273 12288 8322 11996 8346 11680 8346 11388 8322 11072 8273 10463 8225 9855 8200 8833 Z M 7324 8346 L 6935 8906 6570 9441 5962 10439 5354 11437 4818 12386 4502 12848 4356 13067 4161 13286 3967 13529 3796 13773 3650 14040 3504 14308 3577 13578 3699 12897 3821 12215 3967 11558 4113 10926 4234 10269 4332 9612 4307 9539 4453 9587 4624 9563 4818 9514 5013 9441 5354 9271 5646 9149 6497 8760 7324 8346 Z M 4234 13700 L 4307 13773 4380 13821 4551 13943 4697 14016 4307 14259 4161 14332 3991 14405 3650 14502 3748 14429 3821 14332 3967 14113 4113 13894 4234 13700 Z M 7835 0 L 7762 25 7689 73 7641 73 7495 146 7373 244 7276 341 7178 463 6984 730 6838 1047 6716 1387 6619 1704 6449 2288 6230 2920 6108 3237 5962 3529 5767 3845 5548 4161 5378 4478 5281 4648 5208 4818 4891 4916 4575 4989 3918 5110 2580 5305 1801 5402 998 5500 755 5524 511 5524 244 5548 146 5597 49 5646 0 5719 0 5792 0 5865 0 5962 49 6035 146 6229 292 6375 438 6497 682 6716 925 6935 1460 7349 1971 7811 2507 8273 2847 8565 3188 8882 3504 9222 3650 9417 3772 9612 3821 9685 3918 9709 3748 10342 3602 10974 3334 12264 3212 12872 3091 13529 3042 13870 2993 14186 2993 14502 3018 14819 3042 14916 3091 14965 3188 15013 3261 15013 3383 15038 3529 15062 3675 15038 3796 15013 4088 14940 4405 14794 4672 14624 4964 14454 5402 14138 5719 13943 6035 13748 6716 13383 7373 13018 7689 12824 8006 12629 8127 12726 8273 12799 8590 12945 9320 13213 9685 13383 10050 13554 10707 13894 11364 14283 11607 14454 11875 14624 12021 14697 12167 14770 12313 14794 12459 14770 12507 14770 12532 14721 12629 14697 12702 14648 12751 14575 12775 14478 12751 14065 12702 13651 12629 13262 12556 12848 12337 12045 12118 11242 11899 10463 11875 10390 11680 9685 11680 9636 11656 9563 11631 9514 11680 9490 11729 9466 11802 9393 11850 9344 12094 9101 12361 8882 12897 8419 13432 8006 13967 7568 14211 7324 14454 7105 14697 6838 14892 6570 15232 6205 15403 5986 15451 5889 15500 5767 15500 5743 15476 5646 15427 5573 15354 5475 15257 5427 15135 5378 15013 5354 14770 5329 14527 5305 13797 5256 13091 5208 12410 5208 11753 5159 11485 5135 11218 5086 10950 5013 10682 4989 10658 4940 10634 4867 10415 4599 10220 4332 10025 4040 9855 3748 9514 3164 9222 2531 8638 1290 8322 682 7981 73 7908 25 7835 0 Z N">
            <draw:equation draw:name="f0" draw:formula="logwidth"/>
            <draw:equation draw:name="f1" draw:formula="logheight"/>
          </draw:enhanced-geometry>
        </draw:custom-shape>
        <draw:custom-shape draw:name="Google Shape;106;p19" draw:style-name="gr2" draw:text-style-name="P17" draw:layer="layout" svg:width="0.679cm" svg:height="0.659cm" draw:transform="rotate (-0.723613507876849) translate (12.168cm 6.04cm)">
          <text:p/>
          <draw:enhanced-geometry draw:mirror-horizontal="false" draw:mirror-vertical="false" svg:viewBox="0 0 0 0" drawooo:sub-view-size="15501 15063" draw:text-areas="0 0 ?f0 ?f1" draw:type="ooxml-non-primitive" draw:enhanced-path="M 7957 925 L 8249 1533 8103 1606 7957 1704 7933 1752 7933 1339 7957 925 Z M 8371 1801 L 8492 2020 8346 2117 8200 2215 8079 2288 7957 2409 7933 2069 8127 1971 8249 1898 8371 1801 Z M 8663 2336 L 8784 2628 8687 2653 8590 2726 8419 2847 8225 2993 8054 3164 8006 2750 8176 2653 8322 2531 8565 2385 8663 2336 Z M 8979 2945 L 8979 2969 9076 3164 8857 3285 8663 3431 8371 3626 8079 3821 8054 3504 8200 3456 8322 3383 8541 3212 8833 3018 8979 2945 Z M 9271 3529 L 9393 3796 8736 4186 8419 4380 8249 4478 8103 4599 8079 4113 8225 4088 8371 4040 8663 3894 9052 3650 9271 3529 Z M 9587 4186 L 9660 4332 9490 4429 9344 4551 9052 4770 8809 4916 8590 5110 8371 5305 8176 5524 8127 4794 8322 4794 8492 4721 8833 4575 9222 4380 9587 4186 Z M 14965 5938 L 14795 6059 14649 6205 14576 6181 14332 6157 14965 5938 Z M 2190 5840 L 2093 5986 2044 6132 2044 6181 2044 6254 1874 6181 1679 6108 1266 5962 2190 5840 Z M 3018 5743 L 2677 6132 2555 6302 2288 6278 2312 6254 2409 6181 2482 6059 2604 5938 2750 5816 2823 5767 3018 5743 Z M 9879 4672 L 9977 4818 9952 4818 9733 5062 9490 5281 8979 5719 8590 6035 8395 6181 8200 6351 8176 5694 8468 5573 8736 5402 9247 5086 9539 4916 9709 4794 9879 4672 Z M 3967 5597 L 3869 5719 3723 5986 3553 6229 3504 6327 3456 6424 3164 6375 2920 6327 3066 6181 3431 5792 3602 5646 3967 5597 Z M 5110 5354 L 4989 5475 4867 5597 4648 5865 4380 6205 4234 6400 4113 6594 3723 6497 3821 6400 3869 6278 3991 6084 4137 5865 4307 5694 4405 5597 4526 5500 5110 5354 Z M 14065 6254 L 14138 6327 14235 6375 14430 6448 14186 6740 14016 6643 13846 6546 13675 6497 13481 6448 14065 6254 Z M 5573 5451 L 5719 5621 5840 5767 5816 5767 5670 5840 5548 5962 5354 6205 5110 6473 4989 6619 4916 6765 4429 6667 4551 6546 4648 6424 4843 6157 5159 5816 5354 5646 5475 5548 5548 5451 Z M 6035 5962 L 6278 6254 6157 6424 6011 6643 5889 6862 5840 6935 5840 7008 5232 6838 5402 6692 5548 6546 5767 6278 5889 6157 6011 6011 6035 5962 Z M 7519 925 L 7470 1120 7470 1314 7470 1704 7495 2093 7519 2482 7592 3285 7665 4234 7714 5183 7714 6132 7714 7081 7519 6886 7324 6716 7032 6473 6522 5913 5986 5354 5792 5159 5670 5086 5573 5013 5719 4721 5913 4453 6278 3894 6449 3626 6570 3358 6692 3066 6789 2774 6984 2166 7203 1558 7349 1217 7519 925 Z M 6497 6497 L 6522 6521 6716 6716 6643 6765 6595 6789 6497 6911 6400 7008 6327 7130 5986 7057 6059 7008 6132 6935 6254 6838 6497 6497 Z M 13286 6521 L 13627 6740 13967 6935 13870 7032 13724 7178 13578 7081 13456 7032 13164 6911 12897 6813 12653 6716 13286 6521 Z M 10171 5062 L 10220 5135 10196 5159 9587 5816 9003 6521 8809 6716 8590 6935 8371 7154 8152 7373 8200 6740 8444 6570 8663 6400 9101 6035 9660 5573 9928 5329 10171 5062 Z M 10488 5329 L 10731 5427 10999 5500 11510 5597 11850 5670 12167 5694 12824 5719 13529 5743 14235 5792 13505 6059 12799 6278 11339 6692 9612 7130 9149 7251 8663 7373 9101 6862 9758 6132 10098 5767 10439 5402 10488 5329 Z M 6862 6886 L 7349 7422 7349 7422 6570 7203 6668 7105 6765 7008 6862 6911 6862 6886 Z M 12386 6789 L 12483 6911 12629 7008 12775 7105 12921 7178 13432 7422 13140 7641 12970 7543 12799 7470 12483 7349 12045 7154 11826 7057 11607 7008 12386 6789 Z M 11461 7057 L 11534 7154 11631 7251 11850 7397 12069 7519 12313 7641 12532 7762 12799 7908 12483 8152 12410 8054 12337 7981 12240 7908 12118 7860 11875 7762 11656 7689 11145 7470 10901 7349 10634 7251 11437 7057 Z M 10439 7324 L 10512 7422 10609 7495 10828 7665 11047 7787 11291 7884 11996 8176 12167 8249 12215 8273 12288 8298 11996 8541 11972 8541 11583 8444 11218 8322 10853 8152 10512 7957 10098 7714 9879 7592 9660 7495 10439 7324 Z M 8225 8103 L 8638 8249 9028 8419 8930 8517 8784 8638 8711 8711 8687 8784 8225 8103 Z M 7689 8663 L 7714 9003 7689 9003 7519 8930 7665 8687 7689 8663 Z M 9344 7592 L 9612 7787 9904 7981 10463 8322 10755 8492 11047 8638 11364 8760 11680 8833 11510 9003 11485 9028 10463 8565 9952 8371 9417 8176 8979 7981 8736 7884 8468 7811 8906 7714 9344 7592 Z M 9368 8565 L 9733 8687 9660 8760 9198 9076 9101 9149 9003 9247 8760 8906 8784 8906 8930 8809 9052 8711 9174 8638 9344 8590 9368 8565 Z M 828 6181 L 1168 6302 1533 6400 2239 6546 2507 6570 2750 6594 3018 6619 3285 6643 4356 6911 5159 7081 5938 7300 7519 7762 6546 8273 5548 8736 4697 9076 4453 9198 4332 9271 4234 9368 4210 9320 3991 9003 3748 8687 3456 8395 3164 8127 2531 7616 2239 7373 1947 7105 1728 6911 1485 6716 1047 6375 828 6181 Z M 10098 8833 L 10658 9076 10366 9247 10098 9393 9758 9612 9612 9758 9466 9904 9125 9417 9198 9393 9271 9368 9417 9271 9660 9101 10098 8857 10098 8833 Z M 7324 9174 L 7446 9222 7519 9295 7738 9393 7738 9855 7738 10001 7495 9855 7251 9733 7105 9685 6984 9660 7324 9174 Z M 6911 9758 L 7008 9879 7130 10001 7373 10196 7543 10317 7762 10415 7762 10926 7470 10707 7203 10488 7057 10415 6911 10317 6741 10269 6570 10244 6911 9758 Z M 11072 9271 L 11291 9368 11266 9490 11266 9612 11096 9685 10950 9782 10658 9977 10293 10220 10123 10366 10050 10439 10001 10536 10001 10585 10025 10609 10123 10609 10220 10585 10390 10512 10561 10390 10731 10269 10999 10074 11291 9904 11339 10171 11412 10390 11145 10488 10877 10634 10731 10682 10561 10804 10415 10926 10342 10999 10317 11072 9879 10463 9587 10050 9733 10001 9904 9928 10196 9758 10634 9514 11047 9295 11072 9271 Z M 11534 10780 L 11656 11193 11631 11193 11437 11364 11218 11510 11023 11631 10828 11753 10804 11777 10439 11242 10512 11242 10585 11218 10731 11145 10999 10974 11534 10780 Z M 6522 10342 L 6668 10439 6838 10561 7105 10853 7251 10999 7397 11120 7568 11218 7738 11291 7762 11291 7762 12021 7665 11948 7568 11875 7397 11704 7057 11364 6862 11193 6619 11072 6376 10999 6132 10926 6522 10342 Z M 11753 11510 L 11826 11802 11704 11826 11607 11899 11412 12021 11291 12167 11218 12240 11193 12313 10901 11899 11120 11850 11339 11777 11558 11656 11753 11510 Z M 6059 11047 L 6303 11218 6546 11388 6789 11583 6984 11802 7251 12069 7397 12215 7543 12313 7276 12459 7154 12386 7008 12337 6765 12215 6522 12069 6327 11948 6157 11802 5962 11656 5767 11534 6059 11047 Z M 5670 11680 L 5719 11777 5792 11850 5938 12021 6108 12167 6278 12288 6546 12483 6716 12580 6887 12678 6522 12848 6230 12653 5938 12434 5694 12215 5475 12021 5621 11777 5670 11680 Z M 11899 12094 L 12021 12605 11899 12726 11777 12848 11729 12921 11680 12994 11680 13018 11266 12434 11412 12386 11558 12313 11729 12215 11899 12094 Z M 5329 12240 L 5402 12361 5500 12483 5670 12678 5913 12897 6157 13067 5743 13335 5646 13310 5475 13237 5305 13164 5135 13043 4940 12970 4891 12945 5110 12605 5329 12240 Z M 12094 13043 L 12215 13748 11802 13189 11850 13189 11923 13164 11972 13140 12094 13043 Z M 4745 13140 L 4891 13310 5062 13456 5305 13602 4964 13846 4891 13773 4818 13700 4648 13627 4551 13554 4405 13529 4575 13335 4745 13140 Z M 8200 8833 L 8371 9076 8663 9514 8979 9928 9587 10780 10171 11583 10731 12410 11291 13213 11850 13992 11729 13943 11072 13554 10415 13189 9831 12921 9539 12799 9222 12678 8760 12507 8517 12410 8273 12337 8273 12288 8322 11996 8346 11680 8346 11388 8322 11072 8273 10463 8225 9855 8200 8833 Z M 7324 8346 L 6935 8906 6570 9441 5962 10439 5354 11437 4818 12386 4502 12848 4356 13067 4161 13286 3967 13529 3796 13773 3650 14040 3504 14308 3577 13578 3699 12897 3821 12215 3967 11558 4113 10926 4234 10269 4332 9612 4307 9539 4453 9587 4624 9563 4818 9514 5013 9441 5354 9271 5646 9149 6497 8760 7324 8346 Z M 4234 13700 L 4307 13773 4380 13821 4551 13943 4697 14016 4307 14259 4161 14332 3991 14405 3650 14502 3748 14429 3821 14332 3967 14113 4113 13894 4234 13700 Z M 7835 0 L 7762 25 7689 73 7641 73 7495 146 7373 244 7276 341 7178 463 6984 730 6838 1047 6716 1387 6619 1704 6449 2288 6230 2920 6108 3237 5962 3529 5767 3845 5548 4161 5378 4478 5281 4648 5208 4818 4891 4916 4575 4989 3918 5110 2580 5305 1801 5402 998 5500 755 5524 511 5524 244 5548 146 5597 49 5646 0 5719 0 5792 0 5865 0 5962 49 6035 146 6229 292 6375 438 6497 682 6716 925 6935 1460 7349 1971 7811 2507 8273 2847 8565 3188 8882 3504 9222 3650 9417 3772 9612 3821 9685 3918 9709 3748 10342 3602 10974 3334 12264 3212 12872 3091 13529 3042 13870 2993 14186 2993 14502 3018 14819 3042 14916 3091 14965 3188 15013 3261 15013 3383 15038 3529 15062 3675 15038 3796 15013 4088 14940 4405 14794 4672 14624 4964 14454 5402 14138 5719 13943 6035 13748 6716 13383 7373 13018 7689 12824 8006 12629 8127 12726 8273 12799 8590 12945 9320 13213 9685 13383 10050 13554 10707 13894 11364 14283 11607 14454 11875 14624 12021 14697 12167 14770 12313 14794 12459 14770 12507 14770 12532 14721 12629 14697 12702 14648 12751 14575 12775 14478 12751 14065 12702 13651 12629 13262 12556 12848 12337 12045 12118 11242 11899 10463 11875 10390 11680 9685 11680 9636 11656 9563 11631 9514 11680 9490 11729 9466 11802 9393 11850 9344 12094 9101 12361 8882 12897 8419 13432 8006 13967 7568 14211 7324 14454 7105 14697 6838 14892 6570 15232 6205 15403 5986 15451 5889 15500 5767 15500 5743 15476 5646 15427 5573 15354 5475 15257 5427 15135 5378 15013 5354 14770 5329 14527 5305 13797 5256 13091 5208 12410 5208 11753 5159 11485 5135 11218 5086 10950 5013 10682 4989 10658 4940 10634 4867 10415 4599 10220 4332 10025 4040 9855 3748 9514 3164 9222 2531 8638 1290 8322 682 7981 73 7908 25 7835 0 Z N">
            <draw:equation draw:name="f0" draw:formula="logwidth"/>
            <draw:equation draw:name="f1" draw:formula="logheight"/>
          </draw:enhanced-geometry>
        </draw:custom-shape>
        <presentation:notes draw:style-name="dp2">
          <draw:page-thumbnail draw:name="Google Shape;98;g35ed75ccf_015:notes" draw:style-name="gr1" draw:layer="layout" svg:width="16.933cm" svg:height="9.524cm" svg:x="1.059cm" svg:y="1.905cm" draw:page-number="6" presentation:class="page"/>
          <draw:frame draw:name="Google Shape;99;g35ed75ccf_015:notes" presentation:style-name="pr15" draw:text-style-name="P3" draw:layer="layout" svg:width="15.239cm" svg:height="11.429cm" svg:x="1.905cm" svg:y="12.065cm" presentation:class="notes" presentation:placeholder="true" presentation:user-transformed="true">
            <draw:text-box/>
          </draw:frame>
        </presentation:notes>
      </draw:page>
      <draw:page draw:name="You can also split your content" draw:style-name="dp1" draw:master-page-name="TITLE_5f_AND_5f_TWO_5f_COLUMNS" presentation:presentation-page-layout-name="AL3T3">
        <draw:frame draw:name="Google Shape;112;p20" presentation:style-name="pr16" draw:text-style-name="P18" draw:layer="layout" svg:width="7.43cm" svg:height="7.327cm" svg:x="1.27cm" svg:y="6.144cm" presentation:class="outline" presentation:user-transformed="true">
          <draw:text-box>
            <text:p text:style-name="P15"><text:span text:style-name="T11">White</text:span></text:p>
            <text:p text:style-name="P15"><text:span text:style-name="T12">Is the color of milk and fresh snow, the color produced by the combination of all the colors of the visible spectrum.</text:span></text:p>
          </draw:text-box>
        </draw:frame>
        <draw:frame draw:name="Google Shape;113;p20" presentation:style-name="pr17" draw:text-style-name="P5" draw:layer="layout" svg:width="15.308cm" svg:height="2.381cm" svg:x="1.27cm" svg:y="3.747cm" presentation:class="title" presentation:user-transformed="true">
          <draw:text-box>
            <text:p text:style-name="P8"><text:span text:style-name="T6">You can also split your content</text:span></text:p>
          </draw:text-box>
        </draw:frame>
        <draw:frame draw:name="Google Shape;114;p20" presentation:style-name="pr16" draw:text-style-name="P18" draw:layer="layout" svg:width="7.43cm" svg:height="7.327cm" svg:x="9.148cm" svg:y="6.144cm" presentation:class="outline" presentation:user-transformed="true">
          <draw:text-box>
            <text:p text:style-name="P15"><text:span text:style-name="T11">Black</text:span></text:p>
            <text:p text:style-name="P15"><text:span text:style-name="T12">Is the color of ebony and of outer space. It has been the symbolic color of elegance, solemnity and authority.</text:span></text:p>
          </draw:text-box>
        </draw:frame>
        <draw:frame draw:name="Google Shape;115;p20" presentation:style-name="pr18" draw:text-style-name="P12" draw:layer="layout" svg:width="1.523cm" svg:height="1.092cm" svg:x="23.557cm" svg:y="12.982cm" presentation:class="page-number" presentation:user-transformed="true">
          <draw:text-box>
            <text:p text:style-name="P19"><text:span text:style-name="T9"><text:page-number>&lt;number&gt;</text:page-number></text:span></text:p>
          </draw:text-box>
        </draw:frame>
        <presentation:notes draw:style-name="dp2">
          <draw:page-thumbnail draw:name="Google Shape;109;g35f391192_017:notes" draw:style-name="gr1" draw:layer="layout" svg:width="16.933cm" svg:height="9.524cm" svg:x="1.059cm" svg:y="1.905cm" draw:page-number="7" presentation:class="page"/>
          <draw:frame draw:name="Google Shape;110;g35f391192_017:notes" presentation:style-name="pr19" draw:text-style-name="P3" draw:layer="layout" svg:width="15.239cm" svg:height="11.429cm" svg:x="1.905cm" svg:y="12.065cm" presentation:class="notes" presentation:placeholder="true" presentation:user-transformed="true">
            <draw:text-box/>
          </draw:frame>
        </presentation:notes>
      </draw:page>
      <draw:page draw:name="In two or three columns" draw:style-name="dp1" draw:master-page-name="TITLE_5f_AND_5f_TWO_5f_COLUMNS_5f_1">
        <draw:frame draw:name="Google Shape;120;p21" presentation:style-name="pr20" draw:text-style-name="P5" draw:layer="layout" svg:width="15.308cm" svg:height="2.381cm" svg:x="1.27cm" svg:y="3.747cm" presentation:class="title" presentation:user-transformed="true">
          <draw:text-box>
            <text:p text:style-name="P8"><text:span text:style-name="T6">In two or three columns</text:span></text:p>
          </draw:text-box>
        </draw:frame>
        <draw:frame draw:name="Google Shape;121;p21" presentation:style-name="pr21" draw:text-style-name="P20" draw:layer="layout" svg:width="5.087cm" svg:height="7.258cm" svg:x="1.36cm" svg:y="6.424cm" presentation:class="outline" presentation:user-transformed="true">
          <draw:text-box>
            <text:p text:style-name="P15"><text:span text:style-name="T13">Yellow</text:span></text:p>
            <text:p text:style-name="P15"><text:span text:style-name="T14">Is the color of gold, butter and ripe lemons. In the spectrum of visible light, yellow is found between green and orange.</text:span></text:p>
          </draw:text-box>
        </draw:frame>
        <draw:frame draw:name="Google Shape;122;p21" presentation:style-name="pr21" draw:text-style-name="P20" draw:layer="layout" svg:width="5.087cm" svg:height="7.258cm" svg:x="6.709cm" svg:y="6.424cm" presentation:class="outline" presentation:user-transformed="true">
          <draw:text-box>
            <text:p text:style-name="P15"><text:span text:style-name="T13">Blue</text:span></text:p>
            <text:p text:style-name="P15"><text:span text:style-name="T14">Is the colour of the clear sky and the deep sea. It is located between violet and green on the optical spectrum.</text:span></text:p>
          </draw:text-box>
        </draw:frame>
        <draw:frame draw:name="Google Shape;123;p21" presentation:style-name="pr21" draw:text-style-name="P20" draw:layer="layout" svg:width="5.087cm" svg:height="7.258cm" svg:x="12.057cm" svg:y="6.424cm" presentation:class="outline" presentation:user-transformed="true">
          <draw:text-box>
            <text:p text:style-name="P15"><text:span text:style-name="T13">Red</text:span></text:p>
            <text:p text:style-name="P15"><text:span text:style-name="T14">Is the color of blood, and because of this it has historically been associated with sacrifice, danger and courage. </text:span></text:p>
            <text:p text:style-name="P15"><text:span text:style-name="T14"/></text:p>
          </draw:text-box>
        </draw:frame>
        <draw:frame draw:name="Google Shape;124;p21" presentation:style-name="pr22" draw:text-style-name="P12" draw:layer="layout" svg:width="1.523cm" svg:height="1.092cm" svg:x="23.557cm" svg:y="12.982cm" presentation:class="page-number" presentation:user-transformed="true">
          <draw:text-box>
            <text:p text:style-name="P19"><text:span text:style-name="T9"><text:page-number>&lt;number&gt;</text:page-number></text:span></text:p>
          </draw:text-box>
        </draw:frame>
        <presentation:notes draw:style-name="dp2">
          <draw:page-thumbnail draw:name="Google Shape;117;g35f391192_045:notes" draw:style-name="gr1" draw:layer="layout" svg:width="16.933cm" svg:height="9.524cm" svg:x="1.059cm" svg:y="1.905cm" draw:page-number="8" presentation:class="page"/>
          <draw:frame draw:name="Google Shape;118;g35f391192_045:notes" presentation:style-name="pr23" draw:text-style-name="P3" draw:layer="layout" svg:width="15.239cm" svg:height="11.429cm" svg:x="1.905cm" svg:y="12.065cm" presentation:class="notes" presentation:placeholder="true" presentation:user-transformed="true">
            <draw:text-box/>
          </draw:frame>
        </presentation:notes>
      </draw:page>
      <draw:page draw:name="Want big impact?&#10;Use big image." draw:style-name="dp4" draw:master-page-name="BLANK_5f_1">
        <draw:frame draw:name="Google Shape;137;p23" presentation:style-name="pr24" draw:text-style-name="P5" draw:layer="layout" svg:width="13.205cm" svg:height="3.832cm" svg:x="6.097cm" svg:y="7.54cm" presentation:class="title" presentation:user-transformed="true">
          <draw:text-box>
            <text:p text:style-name="P4"><text:span text:style-name="T4">Want big impact?</text:span><text:span text:style-name="T4"><text:line-break/></text:span><text:span text:style-name="T4">Use big image.</text:span></text:p>
          </draw:text-box>
        </draw:frame>
        <draw:frame draw:name="Google Shape;138;p23" presentation:style-name="pr25" draw:text-style-name="P12" draw:layer="layout" svg:width="1.523cm" svg:height="1.092cm" svg:x="11.938cm" svg:y="12.355cm" presentation:class="page-number" presentation:user-transformed="true">
          <draw:text-box>
            <text:p text:style-name="P11"><text:span text:style-name="T15"><text:page-number>&lt;number&gt;</text:page-number></text:span></text:p>
          </draw:text-box>
        </draw:frame>
        <presentation:notes draw:style-name="dp2">
          <draw:page-thumbnail draw:name="Google Shape;134;g35f391192_065:notes" draw:style-name="gr1" draw:layer="layout" svg:width="16.933cm" svg:height="9.524cm" svg:x="1.059cm" svg:y="1.905cm" draw:page-number="9" presentation:class="page"/>
          <draw:frame draw:name="Google Shape;135;g35f391192_065:notes" presentation:style-name="pr26" draw:text-style-name="P3" draw:layer="layout" svg:width="15.239cm" svg:height="11.429cm" svg:x="1.905cm" svg:y="12.065cm" presentation:class="notes" presentation:placeholder="true" presentation:user-transformed="true">
            <draw:text-box/>
          </draw:frame>
        </presentation:notes>
      </draw:page>
      <draw:page draw:name="Use charts to explain your ideas" draw:style-name="dp1" draw:master-page-name="TITLE_5f_ONLY" presentation:presentation-page-layout-name="AL4T19">
        <draw:frame draw:name="Google Shape;143;p24" presentation:style-name="pr27" draw:text-style-name="P5" draw:layer="layout" svg:width="15.308cm" svg:height="2.381cm" svg:x="1.27cm" svg:y="3.747cm" presentation:class="title" presentation:user-transformed="true">
          <draw:text-box>
            <text:p text:style-name="P8"><text:span text:style-name="T6">Use charts to explain your ideas</text:span></text:p>
          </draw:text-box>
        </draw:frame>
        <draw:frame draw:name="Google Shape;144;p24" presentation:style-name="pr28" draw:text-style-name="P12" draw:layer="layout" svg:width="1.523cm" svg:height="1.092cm" svg:x="23.557cm" svg:y="12.982cm" presentation:class="page-number" presentation:user-transformed="true">
          <draw:text-box>
            <text:p text:style-name="P19"><text:span text:style-name="T9"><text:page-number>&lt;number&gt;</text:page-number></text:span></text:p>
          </draw:text-box>
        </draw:frame>
        <draw:custom-shape draw:name="Google Shape;145;p24" draw:style-name="gr3" draw:text-style-name="P22" draw:layer="layout" svg:width="5.648cm" svg:height="5.648cm" svg:x="6.096cm" svg:y="6.619cm">
          <text:p text:style-name="P21"><text:span text:style-name="T7">Gray</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6;p24" draw:style-name="gr3" draw:text-style-name="P22" draw:layer="layout" svg:width="5.648cm" svg:height="5.648cm" svg:x="1.27cm" svg:y="6.619cm">
          <text:p text:style-name="P21"><text:span text:style-name="T7">White</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7;p24" draw:style-name="gr3" draw:text-style-name="P22" draw:layer="layout" svg:width="5.648cm" svg:height="5.648cm" svg:x="10.922cm" svg:y="6.619cm">
          <text:p text:style-name="P21"><text:span text:style-name="T7">Black</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140;g35f391192_073:notes" draw:style-name="gr1" draw:layer="layout" svg:width="16.933cm" svg:height="9.524cm" svg:x="1.059cm" svg:y="1.905cm" draw:page-number="10" presentation:class="page"/>
          <draw:frame draw:name="Google Shape;141;g35f391192_073:notes" presentation:style-name="pr29" draw:text-style-name="P3" draw:layer="layout" svg:width="15.239cm" svg:height="11.429cm" svg:x="1.905cm" svg:y="12.065cm" presentation:class="notes" presentation:placeholder="true" presentation:user-transformed="true">
            <draw:text-box/>
          </draw:frame>
        </presentation:notes>
      </draw:page>
      <draw:page draw:name="And tables to compare data" draw:style-name="dp5" draw:master-page-name="TITLE_5f_ONLY" presentation:presentation-page-layout-name="AL4T19">
        <draw:frame draw:name="Google Shape;152;p25" presentation:style-name="pr27" draw:text-style-name="P5" draw:layer="layout" svg:width="15.308cm" svg:height="2.381cm" svg:x="1.27cm" svg:y="3.747cm" presentation:class="title" presentation:user-transformed="true">
          <draw:text-box>
            <text:p text:style-name="P8"><text:span text:style-name="T6">And tables to compare data</text:span></text:p>
          </draw:text-box>
        </draw:frame>
        <draw:frame draw:name="Google Shape;153;p25" draw:style-name="standard" draw:layer="layout" svg:width="13.504cm" svg:height="5.896cm" svg:x="1.594cm" svg:y="6.811cm">
          <table:table>
            <table:table-column table:style-name="co1"/>
            <table:table-column table:style-name="co1"/>
            <table:table-column table:style-name="co1"/>
            <table:table-column table:style-name="co2"/>
            <table:table-row table:style-name="ro1" table:default-cell-style-name="ce1">
              <table:table-cell/>
              <table:table-cell>
                <text:p text:style-name="P4"><text:span text:style-name="T16">A</text:span></text:p>
              </table:table-cell>
              <table:table-cell>
                <text:p text:style-name="P4"><text:span text:style-name="T16">B</text:span></text:p>
              </table:table-cell>
              <table:table-cell>
                <text:p text:style-name="P4"><text:span text:style-name="T16">C</text:span></text:p>
              </table:table-cell>
            </table:table-row>
            <table:table-row table:style-name="ro1" table:default-cell-style-name="ce2">
              <table:table-cell>
                <text:p text:style-name="P1"><text:span text:style-name="T16">Yellow</text:span></text:p>
              </table:table-cell>
              <table:table-cell>
                <text:p text:style-name="P4"><text:span text:style-name="T16">10</text:span></text:p>
              </table:table-cell>
              <table:table-cell>
                <text:p text:style-name="P4"><text:span text:style-name="T16">20</text:span></text:p>
              </table:table-cell>
              <table:table-cell>
                <text:p text:style-name="P4"><text:span text:style-name="T16">7</text:span></text:p>
              </table:table-cell>
            </table:table-row>
            <table:table-row table:style-name="ro1" table:default-cell-style-name="ce2">
              <table:table-cell>
                <text:p text:style-name="P1"><text:span text:style-name="T16">Blue</text:span></text:p>
              </table:table-cell>
              <table:table-cell>
                <text:p text:style-name="P4"><text:span text:style-name="T16">30</text:span></text:p>
              </table:table-cell>
              <table:table-cell>
                <text:p text:style-name="P4"><text:span text:style-name="T16">15</text:span></text:p>
              </table:table-cell>
              <table:table-cell>
                <text:p text:style-name="P4"><text:span text:style-name="T16">10</text:span></text:p>
              </table:table-cell>
            </table:table-row>
            <table:table-row table:style-name="ro2" table:default-cell-style-name="ce2">
              <table:table-cell>
                <text:p text:style-name="P1"><text:span text:style-name="T16">Orange</text:span></text:p>
              </table:table-cell>
              <table:table-cell>
                <text:p text:style-name="P4"><text:span text:style-name="T16">5</text:span></text:p>
              </table:table-cell>
              <table:table-cell>
                <text:p text:style-name="P4"><text:span text:style-name="T16">24</text:span></text:p>
              </table:table-cell>
              <table:table-cell>
                <text:p text:style-name="P4"><text:span text:style-name="T16">16</text:span></text:p>
              </table:table-cell>
            </table:table-row>
          </table:table>
          <draw:image xlink:href="Pictures/TablePreview1.svm" xlink:type="simple" xlink:show="embed" xlink:actuate="onLoad"/>
        </draw:frame>
        <draw:frame draw:name="Google Shape;154;p25" presentation:style-name="pr28" draw:text-style-name="P12" draw:layer="layout" svg:width="1.523cm" svg:height="1.092cm" svg:x="23.557cm" svg:y="12.982cm" presentation:class="page-number" presentation:user-transformed="true">
          <draw:text-box>
            <text:p text:style-name="P19"><text:span text:style-name="T9"><text:page-number>&lt;number&gt;</text:page-number></text:span></text:p>
          </draw:text-box>
        </draw:frame>
        <presentation:notes draw:style-name="dp2">
          <draw:page-thumbnail draw:name="Google Shape;149;g35f391192_085:notes" draw:style-name="gr1" draw:layer="layout" svg:width="16.933cm" svg:height="9.524cm" svg:x="1.059cm" svg:y="1.905cm" draw:page-number="11" presentation:class="page"/>
          <draw:frame draw:name="Google Shape;150;g35f391192_085:notes" presentation:style-name="pr30" draw:text-style-name="P3" draw:layer="layout" svg:width="15.239cm" svg:height="11.429cm" svg:x="1.905cm" svg:y="12.065cm" presentation:class="notes" presentation:placeholder="true" presentation:user-transformed="true">
            <draw:text-box/>
          </draw:frame>
        </presentation:notes>
      </draw:page>
      <draw:page draw:name="Maps" draw:style-name="dp6" draw:master-page-name="BLANK_5f_1">
        <draw:custom-shape draw:name="Google Shape;159;p26" draw:style-name="gr2" draw:text-style-name="P17" draw:layer="layout" svg:width="18.18cm" svg:height="8.66cm" svg:x="3.689cm" svg:y="2.636cm">
          <text:p/>
          <draw:enhanced-geometry draw:mirror-horizontal="false" draw:mirror-vertical="false" svg:viewBox="0 0 0 0" drawooo:sub-view-size="285750 136125" draw:text-areas="0 0 ?f0 ?f1" draw:type="ooxml-non-primitive" draw:enhanced-path="M 74830 1313 L 74352 1330 74864 1330 74830 1313 Z M 77830 1739 L 77830 1739 77830 1739 Z M 176011 1432 L 176114 1636 175500 1841 175807 1943 178875 1943 178773 1636 176011 1432 Z M 135102 1841 L 134898 1943 135102 2045 134489 2045 134795 2148 134489 2148 135920 2352 135307 2455 137148 2557 137148 2659 139500 2148 137148 2045 137250 1841 136739 1841 136739 2045 135102 1841 Z M 178466 2045 L 177443 2148 177136 2455 181534 2864 181534 2864 180716 2659 181023 2659 180818 2250 178466 2045 Z M 75068 3170 L 74870 3225 75022 3201 75022 3201 75068 3170 Z M 72920 1227 L 72102 1330 72511 1330 70977 1534 71591 1739 70364 1739 70568 1841 70057 1943 71080 2045 69648 2045 69750 2352 70670 2352 69545 2557 70568 2557 70466 2659 72102 2557 70773 2761 70466 2966 70159 3068 70977 3170 70364 3273 72102 3477 72102 3170 72307 3273 73330 3170 73227 3068 73739 2864 73432 3068 75580 2557 74557 2455 74659 2045 74966 1841 74352 1943 74455 2045 73534 1739 73534 1636 72920 1227 Z M 74870 3225 L 73227 3477 74301 3380 74301 3380 74870 3225 Z M 74352 3375 L 74301 3380 74301 3380 73943 3477 74352 3375 Z M 182148 2557 L 182250 2966 182148 3170 182045 3580 185114 3170 183682 2761 183170 2864 182966 2761 183068 2659 182455 2557 182455 2557 182557 2659 182148 2557 Z M 64739 2557 L 63614 2864 64023 2864 63716 2966 63716 2966 64432 2864 64125 2966 64534 3068 64125 3068 64330 3170 63511 3375 65352 3477 65352 3580 66068 3682 66273 3375 66580 3170 65966 2966 66068 2864 65148 2966 65148 2864 64739 2557 Z M 67705 2966 L 67295 3273 67705 3477 67398 3682 69136 3273 67705 2966 Z M 136943 3170 L 135818 3273 136841 3682 136432 3886 137557 3886 137352 3989 137761 4091 138784 3784 137659 3477 137761 3477 137148 3375 136943 3170 Z M 131114 2250 L 131114 2352 130295 2352 131318 2864 130705 2864 131625 3375 132648 3273 132545 3170 132545 3068 132955 3068 133261 3273 133875 3068 133670 3170 134080 3273 132443 3580 132750 3784 134080 3784 132545 4091 134284 4602 134386 4398 134284 4295 134898 3886 134898 3580 135205 3477 135511 3170 136432 3068 135920 2864 136023 2761 134795 2659 134795 2455 134182 2557 134386 2352 133261 2250 133261 2250 133568 2864 133568 2864 132750 2455 131318 2455 131932 2250 Z M 66682 4398 L 66784 4500 66477 4500 67091 4705 66784 4705 68232 4795 68232 4795 68625 4500 66682 4398 Z M 68232 4795 L 68216 4807 68324 4801 68324 4801 68232 4795 Z M 71489 4500 L 70568 4705 71080 4807 71489 4500 Z M 81102 205 L 81614 409 80386 307 80489 409 79773 409 79977 511 79466 511 80693 920 80693 920 79159 716 77011 716 77727 818 73841 1023 73943 1125 74864 1023 74864 1023 74250 1125 75989 1125 74659 1227 74830 1313 74830 1313 77216 1227 74557 1534 74557 1534 78034 1330 75784 1739 75784 1739 78341 1636 78341 1636 77830 1739 81818 1125 81818 1125 80386 1534 81409 1534 77523 1943 78648 2352 78648 2352 75375 2045 75375 2352 76193 2761 75682 2761 77216 2864 75022 3201 75022 3201 74761 3375 75170 3477 74148 3682 74045 3886 75989 3580 73739 3989 73432 3682 72716 3682 72818 4193 71489 4500 71489 4500 71489 4500 71284 4807 71898 4705 71898 4807 75784 4807 75477 5011 75477 5011 77318 4705 77727 4398 77114 4398 77216 4193 75682 4091 76193 4091 76091 3989 78341 3886 78545 3580 80489 3375 79977 3170 81205 3068 79159 2761 81614 2659 80386 2455 82534 2352 81920 2250 83966 2250 83864 2148 84375 2045 83557 2045 84682 1943 84580 1739 88466 1125 86216 1330 90920 614 89898 511 90000 409 89795 409 89898 307 89898 307 87136 409 88466 205 84682 205 84989 409 82739 205 83352 409 83352 409 81102 205 Z M 62898 4909 L 63205 5011 63205 4909 Z M 55227 3989 L 55330 4091 50318 5011 50523 5011 50318 5216 50318 5216 51545 5011 51443 5318 54102 4500 53591 4909 53591 4909 56045 4091 55227 3989 Z M 65761 4705 L 63818 4807 64227 4909 63920 4909 64330 5011 64023 5216 63205 5011 62898 5114 63000 5114 63102 5318 63102 5318 62489 5216 61875 5420 64125 5420 62898 5625 63102 5727 63000 5932 63000 5932 65148 5420 64943 5318 65761 4705 Z M 209148 5011 L 209455 5420 207102 5216 207409 5318 207205 5318 207716 5625 207511 5625 211705 5932 210170 5420 210170 5420 212420 5727 212318 5523 209148 5011 Z M 65148 5932 L 65966 6239 66989 5932 Z M 59523 4500 L 58193 4807 58295 5011 57886 5216 58193 5420 56455 5216 56659 5216 55739 4909 55841 4807 54716 4909 55227 5011 53795 5216 54818 5216 53182 5420 54511 5318 52466 5727 53386 5932 53693 5830 53898 5932 54307 5830 54409 5727 55227 5625 54614 5830 56455 5727 56455 5727 54102 6136 54102 6341 57784 5932 57682 5932 59625 5727 60443 5114 58909 5318 59216 5114 58909 5114 59523 4500 Z M 70057 4705 L 68324 4801 68324 4801 68420 4807 68420 5318 67909 5625 67807 5830 68420 6034 68318 6136 69955 6136 69648 6341 75580 6034 75068 5932 75580 5523 74966 5420 75068 5318 71898 5523 72000 5625 70261 5420 70159 5523 69750 5523 70261 5318 69239 4909 70568 4909 69443 4807 70057 4705 Z M 165273 4705 L 160773 4909 160875 5011 160364 5114 159341 5420 158727 5625 158830 5727 158216 5830 158727 5932 158318 6239 158727 6341 158318 6443 158114 6648 157602 6955 158114 7261 160057 7057 159750 6852 160159 6341 160875 6239 160875 6136 161182 6034 160977 5932 165273 4705 Z M 212114 6852 L 211500 7261 214057 7364 212114 6852 Z M 177955 7159 L 178568 7466 177852 7261 177955 7159 Z M 58602 6955 L 57375 7159 57784 7568 58602 7261 58602 6955 Z M 108307 7568 L 108211 7587 108211 7587 108381 7603 108381 7603 108307 7568 Z M 73636 7159 L 74659 7670 76193 7670 76193 7466 75989 7261 73636 7159 Z M 108381 7603 L 109841 8284 110250 7773 108381 7603 Z M 68011 6852 L 64227 7364 63511 8386 63511 8386 64534 8182 64739 7773 65352 7773 68011 6852 Z M 216716 8182 L 217227 8489 217330 8182 Z M 62080 6852 L 60852 7159 61568 7364 61057 7466 61057 7568 60341 7773 60034 7466 59420 7773 59727 8182 60136 8284 60443 8898 61159 8898 61364 8489 62182 8591 63205 7773 62795 7875 62795 7670 62898 7670 62182 7568 63409 7261 63205 7159 63511 6852 Z M 47250 6443 L 47148 6852 43977 8386 44284 8386 44898 8693 44795 9102 44795 9102 51955 7159 51545 6545 50318 6750 50420 6545 50011 6648 50216 6545 47250 6443 Z M 158625 7261 L 157602 7875 157500 8182 156989 8284 159034 9102 158830 9102 158830 9205 158727 9205 158727 9307 158625 9307 160773 9614 160773 9614 160568 9511 161489 9511 159239 8080 159341 7773 159545 7670 159545 7466 158625 7261 Z M 18920 9818 L 18511 9920 18511 9920 18637 9901 18637 9901 18920 9818 Z M 137352 10125 L 137352 10125 137352 10125 Z M 88977 9818 L 88670 10125 88466 10125 88364 10432 88875 10534 88568 10636 89489 10636 90000 10227 88977 9818 Z M 52466 7261 L 48170 8591 48784 8693 48375 8898 50216 8795 50216 8795 49705 8898 49807 8898 47761 9307 51545 9818 48273 9920 47557 10534 49193 10739 48989 11352 54102 10534 54102 10739 54818 10841 54614 10943 56148 11045 57170 10534 56250 10739 56455 10534 56352 10432 58295 10023 57989 9920 57989 9818 56864 9409 57682 7670 56455 7364 55739 8489 55023 8693 55023 8693 55227 7875 54614 7773 53591 8080 53693 7977 53182 8080 53182 8080 53898 7773 51750 7875 52466 7261 Z M 60341 10330 L 58602 10841 59114 11148 60136 11352 61159 11045 60239 10432 60341 10330 Z M 175193 11250 L 176114 11557 176114 12068 177136 12170 177136 12170 176011 12068 175193 11250 Z M 73023 11557 L 72307 12375 73432 12375 74148 11659 73023 11557 Z M 108409 13295 L 108716 13398 108818 13398 108409 13295 Z M 9205 13807 L 9102 13909 9205 13909 9205 13807 Z M 5420 11045 L 0 14420 511 14318 1227 13909 1227 13705 1739 13398 1636 13500 2352 13295 2148 13398 2761 13193 2761 13193 1636 14011 3273 14114 3068 14625 3375 15034 3989 14932 3682 15136 4295 14932 4193 15034 4193 15034 4602 14727 4500 14625 5523 14318 5318 14318 5830 14114 5727 14114 5727 13909 6136 14011 6750 14011 6852 13807 7159 13909 8386 13500 8080 13398 7977 13398 8080 13193 8080 12886 7364 12682 7364 12682 7568 12784 6852 12886 7261 12682 6341 12682 6034 12989 6034 13193 5625 13398 5625 13398 5932 13193 5523 13295 5523 13091 6545 12375 6136 12375 6648 12068 5830 11659 5932 11557 5727 11352 5523 11557 5523 11352 5625 11250 5420 11045 Z M 113011 13193 L 112807 13398 112500 13398 112193 13602 111682 13500 111682 13500 111784 13807 111170 13500 110864 13500 110864 13807 110250 13602 110148 14011 109739 14011 109636 14216 109432 14114 109534 14011 109330 13807 109534 13602 108716 13398 108511 13398 108716 13705 108102 13500 108102 13500 108205 13602 108102 13705 107898 13705 108205 13807 107693 13807 107795 14011 107386 14011 109125 14114 108614 14318 109125 14318 109125 14420 107898 14523 107795 14727 109227 14830 108818 15136 109227 15034 108307 15341 108716 15545 109432 15443 111375 15852 114648 14625 114648 14216 114034 13807 113830 13500 114239 13295 113011 13193 Z M 65557 13705 L 63102 15750 63818 15750 64023 16159 66309 15364 66309 15364 67091 15852 68114 15545 67091 15443 67295 14830 65659 14011 65557 13705 Z M 128864 16773 L 128455 16875 128455 16875 128785 16804 128785 16804 128864 16773 Z M 73227 6955 L 70773 7364 71080 7670 70159 7773 70466 8080 70466 8386 69443 8386 69955 8693 69545 9205 68318 9205 69545 8898 69136 8489 69443 7773 71284 6955 71284 6955 67193 8284 66682 8898 67909 9205 66477 9205 68114 9716 67909 9920 70875 10125 70875 10023 72205 10227 72614 9716 73534 9920 73432 10227 73841 10330 73636 10432 74148 10330 74250 10739 73432 11148 74685 10969 74761 11045 74557 11148 75375 11557 75477 12273 73534 13398 73636 13807 72000 14216 72000 14318 72000 14420 71898 14625 72000 14318 71080 14114 70057 14727 70977 15136 72307 14727 72818 14830 72716 15034 72716 15034 73330 14830 73125 15034 73739 15545 73636 15648 74148 15750 73636 15955 74250 16261 74045 16364 76909 17386 77318 17080 76398 16364 76500 16261 75989 15648 76705 15648 78034 16568 78239 16364 78545 16364 78545 15648 78955 15955 78955 15443 79057 15341 78750 15341 78545 15136 78955 14932 78648 14932 78955 14830 78648 14625 78034 14625 77830 14216 78034 14114 77523 14011 77727 13807 77318 13398 78341 13602 78136 13193 78545 13091 79466 13398 79159 13602 79159 13602 80284 13295 79466 13909 79568 14318 79977 14114 80182 14420 80489 14420 80693 13909 80489 13909 81818 13602 81511 13398 81716 13295 81614 13193 82023 13295 82023 12989 82227 12989 82227 12682 81000 12886 81716 12477 80591 12375 81307 12170 80591 11966 80795 11864 80284 12068 80386 11864 80080 11864 80182 11761 79670 11966 80080 11557 79670 11761 79466 11761 79568 11557 79773 11455 79057 11352 78955 11148 78239 11045 79466 10943 78648 10841 80284 10739 78648 10534 80080 10330 79670 10023 79057 10125 79364 9920 78443 10023 79568 9716 79466 9409 78750 9409 77625 10023 77420 9716 78545 9205 77216 9409 77216 9409 78341 8898 76500 8898 77011 8591 75886 9000 76398 8693 76091 8693 76807 8386 76807 8386 75580 8591 75580 8591 76500 8182 74761 7875 74761 7875 74864 8182 74045 8489 73739 8080 72511 8489 72818 8284 72716 8182 73125 7977 72614 8182 73534 7773 73227 6955 Z M 103500 0 L 103807 102 99205 205 101864 307 99614 409 100125 511 99818 818 97057 511 97057 818 94705 1023 94705 614 91841 818 92966 1227 90716 920 86625 1841 86932 2148 87955 2045 87955 2045 81818 3477 83148 3682 82841 3784 85091 3989 82023 4295 82125 4398 82125 4500 83557 4602 82534 4807 88568 5318 88568 5625 89489 6341 88670 6648 89386 6750 89182 7057 89386 7466 89386 7568 89591 7773 88977 7977 89080 8080 88773 8182 88773 8182 89386 8080 88568 8795 90102 8489 90102 8591 90205 8591 90205 8693 91023 8693 90000 9102 91227 9205 90716 9205 91023 9409 91227 9716 88875 9614 91330 10125 90511 10739 91023 10739 90511 10841 90205 11148 90511 11148 88568 11557 90102 11455 88057 12170 90102 11966 89898 12068 90205 12273 88261 12273 87955 12784 88773 12784 87648 13500 89489 12784 89489 12784 87750 13602 87852 13602 87750 14011 89182 13807 88261 14114 88057 15239 88773 14727 89080 14318 89489 15034 88466 15034 88364 15341 89080 15136 88977 15239 89182 15239 88261 15443 88568 16466 89080 16261 88568 16773 89386 17182 88977 17591 89386 18205 89795 18205 89386 18409 89795 18409 89795 18307 91227 18000 91023 18614 91943 18511 91943 18511 91330 18920 91330 18920 92148 18818 92148 19227 92455 19227 92250 19125 92966 18920 92455 18614 93375 18409 93989 17591 93784 17489 94091 17386 94295 16670 93784 16568 94807 16364 94500 16159 95830 15648 95830 15239 95216 15136 96136 15034 95830 14625 96955 14216 96545 14011 98489 13398 98182 13295 98795 13295 98386 13909 99205 13602 99307 13705 102580 11659 102682 11455 109125 10227 109023 10227 109636 10023 106159 10023 106977 9716 105239 9716 105852 9205 107386 9205 106773 8693 108409 9102 109023 9716 109636 9307 109636 9716 110148 9307 110148 8795 109739 9000 110148 8591 108205 8080 108511 7977 108307 7670 107284 7773 107284 7773 108211 7587 108211 7587 106875 7466 107489 7364 107080 7159 108716 7159 108307 6852 111375 7159 111068 6750 110352 6750 110352 6545 110659 6239 110557 6545 112295 6443 111989 6034 111273 6239 111273 5830 110557 5830 111784 5727 112091 5830 112193 5011 111375 4909 111068 4705 110659 4602 113011 4500 113216 4091 111989 3886 112807 3886 111580 3784 112091 3170 111989 3068 113114 2557 112909 2352 113216 1943 115261 1841 114750 1739 116284 1534 116080 1432 117818 1125 111273 1636 111273 1636 112398 1125 107898 818 112500 409 106977 205 110352 0 Z M 5114 22807 L 5069 22823 5069 22823 5011 22909 5114 22807 Z M 133057 23011 L 132955 23216 132443 23216 132955 23727 133261 23727 133568 23216 133057 23011 Z M 1125 23625 L 102 24034 1120 23634 1120 23634 1125 23625 Z M 102 24034 L 102 24034 102 24034 Z M 138170 24136 L 138375 24239 138477 24239 138170 24136 Z M 118534 23523 L 118636 23625 118330 23932 118330 23727 117818 23830 117511 24239 117920 24239 117614 24648 116489 24750 116591 24852 116591 25057 116795 24955 116693 25261 116386 25364 116386 25466 116591 25466 116591 25568 117307 25670 116489 26284 116489 26284 117409 26182 116489 26489 116591 26591 116080 26693 116489 26693 116080 27000 116693 27000 116284 27205 116284 27205 116693 27102 116489 27307 119250 26591 119148 26489 119455 24852 119352 24750 119966 24545 119864 24341 119659 24239 119455 23727 118636 23830 118841 23625 118534 23523 Z M 121398 20455 L 120477 20761 119966 21682 119761 22091 119864 22091 119557 22295 120273 22193 119966 23523 120170 23011 120580 22807 120682 23011 120375 24239 121807 23932 122011 25568 120580 26080 120580 26080 120989 25977 121091 26284 120068 27000 120989 27205 120886 27307 121602 27409 122216 27102 121602 27614 120989 27614 119761 28739 120068 28841 120375 28534 121091 28534 121807 28125 122625 28227 122523 28125 123136 28023 123034 27920 124773 27920 125182 27409 124466 27409 125080 26898 125284 25977 124159 25977 123648 25159 124261 25261 124261 25261 124057 24750 123239 24239 122932 23420 121295 22807 122011 22705 121705 22602 122318 22295 122830 21580 121091 21375 121295 21170 121193 21170 121807 20659 121398 20455 Z M 23830 27920 L 23523 28330 24034 28227 23932 28432 23523 28534 23625 28534 23420 28739 23830 28739 23932 28636 24034 28943 24443 29148 24034 29455 24443 29455 24341 29557 24545 29659 24341 29761 25261 29557 25057 30273 25057 30273 25875 30170 25466 28534 23830 27920 Z M 25875 30170 L 25875 30273 25977 30170 Z M 72102 30989 L 72146 31003 72146 31003 72205 30989 Z M 25568 31398 L 25364 31500 25364 31500 25466 31398 Z M 80386 31500 L 80386 31500 80386 31500 Z M 80693 27307 L 80182 27409 78136 29864 77625 29966 77318 30170 77420 30068 77011 30273 77727 30273 76705 30989 79466 30989 79159 31295 80284 31193 79261 32011 80489 31295 80386 31500 80795 30989 81000 31398 80591 32011 81102 31705 81000 32216 81000 32216 81409 32114 81920 31091 81511 31398 81920 30682 81205 31193 81205 31193 81307 30784 81102 30784 81920 30170 81920 30170 81000 30477 81409 30170 81205 30068 81307 29966 81102 30068 81716 29557 81000 29455 81102 29250 80284 29761 80489 29250 80489 29250 80284 29455 80386 29352 79773 29352 79977 29148 79773 29250 80386 28841 79261 29250 80489 27716 80591 27511 80898 27307 Z M 239523 32216 L 240239 32830 239727 32318 239523 32216 Z M 232875 24443 L 232773 24648 233591 25159 233489 25261 233386 25364 234511 27102 239216 32932 239114 32114 239523 32216 239523 32216 238193 31091 237784 29557 239318 30170 232875 24443 Z M 244841 33341 L 244330 33443 244432 33648 244125 34364 244125 34466 244330 33955 245045 33545 244841 33341 Z M 243409 34466 L 243409 35080 243614 35284 243920 34466 Z M 54102 29864 L 56352 30886 56045 31193 56250 31602 56045 31807 56250 32011 56045 32114 56148 32114 55943 32318 58193 32727 58091 32830 58500 32830 58500 32932 58909 33239 59114 34057 59216 34057 59216 34159 59011 34057 58807 34364 58091 34261 57989 34159 58193 33955 58091 33955 58091 33648 57682 33648 56250 35898 56045 34875 55330 35182 55330 35182 56352 33750 56250 33443 55330 33136 54409 34159 54614 33648 52568 36818 51545 37125 52773 34364 52364 34364 53693 32932 53693 33136 54102 32932 53898 33239 53898 33239 55125 32727 55534 32932 55636 32830 56250 32830 55534 32318 55739 32114 53693 32318 53591 32011 52977 32011 52977 31602 50830 32216 50830 31909 50011 32011 53489 30273 53489 30273 53693 30068 53898 30068 53591 30375 54102 30068 54102 29864 Z M 131932 36000 L 131830 36205 131216 36511 131318 36614 131318 37023 131830 37432 131932 36000 Z M 239216 33443 L 240341 35693 239625 35591 239625 36205 240750 37432 240750 37125 241159 37125 240239 36614 240341 36307 240750 36511 241364 36409 242795 36920 242693 36409 244023 35489 243716 35591 243205 35284 242898 34568 242284 34875 239216 33443 Z M 143693 38659 L 144000 38864 143740 38678 143740 38678 143693 38659 Z M 155250 31602 L 155148 31705 155659 31705 155148 32011 155148 32216 154636 32216 155250 32727 154943 32932 154739 33341 154023 33443 154125 33545 153920 33648 158318 36205 158318 37636 148398 37636 149011 38148 148193 38352 148398 38455 147477 38557 147273 38455 147273 38455 147375 38557 146761 38455 146045 38864 146045 38864 147580 37841 148091 37943 148091 37943 146864 36409 147682 34364 147886 33955 147886 34159 148295 33545 148193 33239 149523 32011 149830 32114 149625 31602 150443 32216 149625 32318 150341 32727 151159 32727 151261 33034 150545 33443 151466 33852 151466 34364 152080 34364 153102 33750 153614 33852 153818 33443 152795 33443 152386 32830 152591 32420 152489 32727 152489 32727 155250 31602 Z M 144000 38864 L 144000 38864 144000 38864 Z M 144000 38864 L 144000 38864 144000 38864 Z M 131011 37943 L 131011 38250 131216 39580 132136 39682 132136 37943 Z M 165580 31807 L 166091 32011 166295 31909 166705 31909 167420 33545 165886 33545 166193 34364 165273 34568 165682 34670 166398 35693 166705 35795 166909 36000 167420 36102 168136 37739 168136 36818 169670 37841 169466 38250 168239 37841 168648 39068 168955 38864 169159 39273 168852 39273 168852 39580 169261 39682 169773 42034 169977 42034 169773 42136 169773 42034 167420 42136 165580 41114 165375 39682 165375 39682 165477 39886 166295 38659 163227 35693 163227 35080 163125 35386 162307 34261 162409 34057 162511 34057 162614 33136 162818 33239 163636 32932 163534 32727 163943 32523 164045 32420 163943 32318 165580 31807 Z M 137352 40602 L 135511 40807 134898 40705 137045 42239 137148 41932 137045 41625 137352 40602 Z M 146659 43670 L 146148 43875 146250 43875 146659 43670 Z M 144409 43364 L 144307 43466 144307 43773 145330 44080 146148 43875 146045 43670 144716 43568 144818 43466 144409 43364 Z M 153614 43364 L 151773 43977 152489 44489 153307 44080 153614 43466 153614 43364 Z M 241568 37534 L 241261 37636 241670 37739 241466 38045 240955 37636 241057 37943 240955 38148 241261 38864 241159 38864 241875 40807 241670 41114 241466 41727 240955 42136 240443 41932 240545 41420 240545 41420 240136 41727 240341 43261 239727 43466 239420 43364 237477 43977 236761 45102 237886 45205 237784 44795 240341 44489 240239 44795 240955 45614 241670 44795 241261 44080 241568 44386 241568 44182 241670 44489 242693 44489 243102 43977 243307 43977 243409 43773 243614 43773 243511 43364 243818 43466 243818 43773 244023 44182 244432 43261 244023 42852 243205 40602 243511 40500 243409 39886 243409 39784 241568 37534 Z M 238909 44795 L 238807 45102 238398 45000 238295 45307 237989 45716 238398 45920 238705 46330 239523 45614 239830 45818 240034 45307 239625 44795 Z M 151875 47659 L 151773 47761 152080 47864 151875 47659 Z M 236455 45307 L 236045 45614 236045 45818 235943 45716 236352 46227 236045 46023 236352 46534 236659 46227 236455 46023 236659 46125 236966 46534 237068 47761 237580 47966 237580 47455 237784 48170 237886 47966 237886 47761 238193 47761 237886 45818 237580 45818 237477 45409 237273 45511 236864 45307 Z M 49602 49398 L 49705 49500 49655 49401 49655 49401 49602 49398 Z M 53489 53386 L 53485 53390 53485 53390 53489 53489 53489 53386 Z M 231648 54102 L 231239 54205 230625 55739 231648 57477 231852 54511 231648 54102 Z M 46432 57886 L 46432 57989 46636 57886 Z M 176216 59114 L 176216 59114 176216 59114 Z M 52057 56250 L 49193 57170 49091 57375 48682 57580 48989 57477 48989 57682 51443 56761 51443 56761 51239 56966 54205 57886 54307 58500 55330 58807 54818 59625 54818 59625 57068 59420 57170 59523 57886 59420 57886 59114 55739 58091 55534 57886 55330 57784 55534 57784 55125 57580 55227 57682 52057 56250 Z M 207307 59625 L 207307 59625 207307 59625 Z M 222648 59420 L 222648 59523 221625 59727 221727 59727 221216 60341 221727 61159 222750 60852 223159 59932 222648 59420 Z M 54511 60955 L 54205 61057 54614 61670 55023 61773 55534 61568 55943 61568 54511 60955 Z M 58602 59727 L 59114 60034 59114 60443 59420 60955 59114 61057 57784 60852 57580 61159 57989 61466 59420 61261 59932 61568 60239 61875 60545 61261 62693 61261 63000 60750 61977 60341 62284 60239 58602 59727 Z M 208739 63614 L 208739 63614 208739 63614 Z M 48989 64227 L 48989 64330 49091 64432 49091 64432 48989 64227 Z M 44182 66375 L 44386 66477 44386 66477 44284 66375 Z M 232261 60955 L 231955 61670 232159 63511 231648 63307 232364 64943 232568 64739 232977 65148 232773 65864 233591 65966 233795 65659 234716 66375 234409 65761 236045 67091 235432 65966 235739 65864 235125 65659 235125 65864 234511 65352 234205 65455 234307 65659 233284 64330 233489 63511 233795 63205 233591 61159 233284 61261 232261 60955 Z M 236045 67091 L 236045 67091 236045 67091 Z M 232670 66170 L 233693 67398 233693 66580 233080 66170 Z M 222750 67705 L 222750 67705 222750 67705 Z M 222750 67705 L 222737 67743 222750 67807 222750 67705 Z M 235330 67091 L 235330 67807 235739 67602 236148 67909 235534 67193 235330 67091 Z M 236250 67091 L 237068 68420 237682 68625 237784 68625 237170 67295 236250 67091 Z M 234307 67807 L 234205 67909 234409 68011 234409 69341 235330 68420 234307 67807 Z M 236455 68216 L 236557 68625 236864 68932 237170 69750 237170 69341 237273 69545 237273 69443 237273 69136 237170 68932 236966 68318 236761 68420 236455 68216 Z M 193091 69852 L 193295 70261 193160 69965 193091 69852 Z M 235636 68830 L 235227 69034 235125 69239 235227 69648 234818 69955 235636 70670 235636 68830 Z M 232057 68420 L 230318 71284 230318 71386 232261 69341 232057 68420 Z M 196568 70159 L 196364 71795 196364 72000 197591 73739 198102 72102 196875 70261 196568 70159 Z M 237580 70261 L 237580 70773 237068 70977 237068 71182 236761 71182 236659 71591 236250 71795 236148 71182 235739 71284 235432 71693 234818 71898 234818 72818 235227 72000 235636 72102 235943 72409 236045 72000 236455 72205 236557 73125 237580 73943 237682 73841 237682 74045 238091 73841 237784 73227 237989 72614 238295 72818 238500 73534 238500 73023 238807 72614 238500 71284 238398 71182 238500 70977 238295 70466 237580 70261 Z M 240443 77727 L 240034 78545 240136 80284 240852 81000 240341 79568 241261 79773 240750 79057 241057 78852 241057 78545 240136 78955 240443 78648 240443 78341 240341 78136 240443 77727 Z M 79875 80284 L 78136 80591 78136 81511 78443 81818 79466 81511 80080 80693 79875 80284 Z M 261102 82636 L 261000 82841 261205 82943 261307 82943 261102 82636 Z M 220500 81818 L 219784 81920 219886 82227 220295 82534 220295 82841 221011 83148 221114 82636 220500 81818 Z M 222034 82636 L 221830 83045 221830 83352 222341 83148 222034 82636 Z M 240443 83352 L 240239 83659 240239 83659 240545 83352 Z M 240852 82943 L 240545 83352 240750 83557 241261 83455 241670 83557 241977 83455 242898 83966 241568 82943 Z M 230011 72818 L 228989 74250 228989 74761 228477 74966 228477 74864 227557 75375 227045 76398 225409 77216 225307 77420 225205 77523 225205 78648 223670 77932 223159 78750 223261 78750 224182 83045 225511 83045 225818 83659 226023 83455 226330 83557 226739 83045 227352 83557 227966 83352 228068 83557 228375 84273 229398 83659 229705 83250 229602 83045 229807 82739 229705 81920 230216 81102 230523 81102 231239 78955 231852 79159 232159 79159 232057 78955 231136 77932 231034 77114 230932 77011 230420 76295 230830 76193 230932 76091 230932 75580 231750 75580 231443 74864 232261 74761 231136 73841 230727 73943 230420 72920 230011 73227 230011 72818 Z M 261307 82943 L 262841 84989 262330 83761 261307 82943 Z M 237682 78239 L 237170 78852 234614 78955 234409 78750 233489 79057 232977 79875 232977 80080 232875 80182 232977 80898 232875 80693 232057 83455 232364 83659 232568 83864 232670 85909 233386 85807 233591 82841 234409 84784 235636 84375 235125 83761 235227 83148 234409 82023 234614 82023 235739 81000 236148 81102 235739 80693 235739 80795 233591 81205 233284 80693 233182 80182 235943 79568 236455 79773 236966 79670 237580 79057 237682 78239 Z M 210580 74659 L 219068 86114 219068 85705 219989 86011 220398 83250 219273 82636 218966 81102 218352 80898 218148 80489 218455 79977 218045 79466 217330 79773 217739 79568 216102 77830 215795 78034 212625 74659 Z M 246170 85602 L 245864 85909 245761 86216 246273 86523 246375 86011 246170 85602 Z M 261818 84375 L 261716 84886 260693 85705 260386 85705 260284 85193 260080 85705 258648 85909 259773 86523 262125 85500 262023 85295 262227 85193 262432 84477 261818 84375 Z M 249239 87852 L 248727 88670 249648 88466 249239 87852 Z M 220500 86216 L 219682 86932 219784 87136 227250 88875 227761 88977 227761 88057 226330 87648 226125 87136 224591 86727 224284 87136 222648 87034 222239 86523 220500 86216 Z M 227761 88364 L 228273 89080 228886 88670 228375 88364 Z M 229398 88568 L 228989 88977 229705 89182 229807 88670 229398 88568 Z M 235432 88466 L 234920 88875 233182 88568 232670 88670 232670 89182 234716 88977 235330 88773 235534 88466 Z M 230932 88364 L 230727 88568 231034 88977 231034 88977 230420 88670 230011 89386 231341 88977 231750 89080 231648 88977 231750 88977 231648 88670 231239 88568 230932 88364 Z M 232670 89591 L 231750 89898 232670 90409 233284 90205 232670 89591 Z M 239420 88670 L 237989 88773 235943 90102 235943 90511 237068 90102 239420 88670 Z M 244636 80386 L 243205 81409 243920 81614 244125 82125 244432 82330 245761 82227 245557 82739 244023 82943 244534 83250 244739 84068 245659 83148 245761 83966 246580 84068 246784 84580 249648 85909 249443 86011 249648 86011 250261 87443 249852 87545 250057 88057 249852 88466 251080 88159 251080 88670 251693 89386 253534 89386 253841 88977 252920 88466 254455 88261 254455 88159 254557 88159 254250 87750 254864 87955 255375 87852 257625 90307 260080 91023 260080 90716 260489 90614 259670 90307 259670 90102 259159 89386 258648 89386 257318 87034 258136 86932 256500 85705 256398 84989 251898 82636 249545 81716 248727 81920 248727 82125 246989 83455 246375 82636 246273 82943 245864 80795 244636 80386 Z M 242693 91534 L 241977 91636 241977 91841 242386 92352 242693 91534 Z M 285750 96648 L 285545 96750 284420 97159 284216 97261 285239 97261 285750 96648 Z M 285648 97057 L 285239 97261 285545 97261 285648 97057 Z M 284011 98080 L 282886 98591 283807 98693 284114 98386 284011 98080 Z M 168852 92761 L 168136 92864 168136 93682 167318 94295 167318 95114 166807 95420 166705 95318 165886 96341 165375 96239 164966 96443 164761 96443 164045 96955 163330 105955 163943 106261 165477 105852 168750 96034 169159 96341 169364 96136 168852 92761 Z M 79364 112500 L 79057 112807 79057 113011 79364 112500 Z M 185114 3784 L 184091 4398 184909 4705 183273 4705 183989 5011 184193 5318 184193 5318 183784 5011 180102 5114 180920 5216 177341 5727 177545 5932 177341 6239 176830 6136 177955 6443 177239 6443 178568 6852 178057 7057 178261 6852 178261 6852 174477 7057 174682 7466 174989 7568 175091 7773 177648 8795 177852 9205 178261 9511 178169 9789 177852 9409 177545 9716 177034 8591 173352 8182 173352 8182 173966 8489 172636 8489 175193 9205 175193 9205 172432 8898 172432 8693 172227 8591 172227 8182 171307 7670 171307 7670 171716 8284 171102 8898 172227 9511 172330 10330 174886 11148 173966 11045 174170 12068 173966 12375 173966 12580 173250 13398 170898 12886 172023 12886 172125 13091 172636 12989 172330 12784 173045 11761 173045 11352 172330 11045 171307 9920 171307 9716 171102 9307 170284 8898 170182 7875 168545 7670 167727 8080 167625 8795 167114 9205 167727 9409 168034 10432 169875 10943 169568 11557 164148 10227 163636 10432 164352 10841 163841 11250 159648 11557 159648 11557 159955 11455 159852 11045 159750 11045 158830 11250 159136 11352 158830 11455 158625 11352 156682 11966 156886 12068 155250 12886 154330 12273 155352 11966 152898 11250 153614 11659 153614 12375 154227 12784 154227 13602 152795 13193 151466 14011 152080 14727 151568 14932 149625 14318 149420 14523 150545 15239 150341 15545 146864 13295 147068 13193 145636 12580 151057 13398 151977 12886 151875 12375 150648 11659 150750 11761 150750 11761 146455 10636 146045 10841 145841 10636 145841 10534 145227 10432 145739 10330 145023 10125 145023 10125 145125 10227 143591 10330 143489 10125 142875 9920 144102 9920 143080 9409 142466 9920 141955 9409 141443 9716 141341 9511 141136 9409 140727 9920 140830 9409 140318 9307 139398 10023 138886 9716 138068 9920 138477 10227 137864 10125 137557 10330 137761 10534 137352 10636 137352 10125 137045 10534 136330 10534 136636 10636 136125 10636 136125 10841 135818 10841 135716 11045 135102 11352 135818 11455 135307 11455 135102 11761 135102 11966 134795 11659 134386 11761 134591 11864 134080 12068 134386 12068 134693 12273 134693 12375 133875 12477 134591 12477 133364 12784 133568 12886 133057 13091 133670 13295 132852 13500 133057 13602 133057 14216 132750 14420 132545 14318 131932 14727 132239 14625 130909 15750 131114 15852 131830 15545 131727 15443 132136 15443 131932 15545 132136 15545 131727 15852 130091 15955 129886 16057 130193 16466 128864 16568 129886 16568 128785 16804 128785 16804 127841 17182 128966 17386 127739 17386 128045 18102 129477 17795 129580 18000 129273 18205 127739 18307 128250 18511 127943 18818 128250 19023 127943 19227 128045 19330 129170 18614 128864 19023 128557 19023 128659 19330 127943 19841 128864 19534 128557 19841 128864 20045 128250 20352 129068 20761 128966 20864 131011 20148 131114 19943 131727 19841 131727 19534 131830 19330 132034 19841 132443 20045 132443 20659 133670 22295 133670 22500 133773 22705 133466 22705 133875 23523 135000 23318 135205 22909 136023 22807 136432 20557 136636 20557 136023 20455 137761 19739 137250 19739 137966 19227 136636 18307 136432 17489 136636 17591 136636 17080 136432 16773 136943 16670 136841 16670 136739 16466 137148 16364 137045 16364 137455 16159 137352 16057 137864 15955 137864 15852 139091 15034 138784 14625 138886 14216 138989 14216 139193 14011 139398 14011 139295 13909 141034 13705 141545 14011 141648 14625 139807 15852 139807 15955 139295 16159 139602 18511 140523 18716 140523 18920 140727 18920 140830 19330 142977 18818 142875 18716 143386 18511 143284 18716 144731 18619 144731 18619 146045 19125 144920 19227 144818 19432 144614 19330 144511 19636 141750 19739 141341 20045 142261 20864 142261 21784 140318 21375 139909 22398 140011 23318 140114 23932 139807 23932 140011 23318 138886 24545 138375 24239 134693 24750 135307 25261 134795 25057 134693 24750 133773 24443 132852 24955 131625 24443 131625 24136 131318 23830 131420 23420 131727 23216 131625 23114 132341 22500 131932 22398 132034 21273 132034 21273 130602 21886 130602 22193 131011 22295 130705 22398 130295 22398 130295 23318 130909 24341 130807 24545 131625 25261 131011 25057 130705 25466 128864 25466 127739 26080 127432 27205 127227 27205 127534 27409 127534 27409 126818 27307 126818 27307 127432 27409 125386 28023 124977 28841 124261 29148 124466 29352 123239 29455 123136 29148 122727 29352 123034 30170 120375 30375 120784 30477 120477 30580 120682 30682 120375 30784 122011 31193 121909 31295 122114 31295 122114 31398 122727 31602 122420 31705 122523 32114 123239 32523 123341 33136 123136 33034 123750 33852 123750 33852 123239 33341 123136 34261 123239 34159 123239 34261 122830 35386 117409 35284 117307 35489 116898 35591 116693 36307 116898 36307 116898 36614 117000 36614 116182 40091 116795 39784 116386 40295 116687 40446 116687 40446 116489 41932 118330 41625 118739 42136 118841 42034 119455 42955 122420 42034 122727 41625 123545 41318 123852 40500 124261 40193 123955 39784 124773 38045 126818 36920 126818 35693 129682 35591 131318 34466 136943 38864 137250 38864 137761 40091 137557 40193 137352 40807 137761 41011 138170 39989 138580 39886 138477 39375 138068 39170 138375 38455 139602 38966 137455 37432 137557 37023 136432 36818 134182 34057 134284 33341 135307 33239 135205 33750 135716 33750 135818 33545 136841 34670 136534 34670 138784 36102 138170 35898 140420 37330 140420 38557 140318 38557 141955 39989 141648 39989 141955 40398 143080 40500 143489 40807 143489 40909 142159 40909 142773 42239 143284 42545 143898 42545 143489 41318 144102 41523 144102 41523 143591 41011 144205 41011 144409 40807 143182 39989 143591 39784 143386 39682 143591 39580 143693 39784 143591 39477 143080 38761 143284 38352 143740 38678 143740 38678 144205 38864 144102 38557 144511 38761 144000 38250 145636 38045 145943 38250 146557 38250 146045 38864 146864 39989 146761 40295 147068 40398 146659 40602 146455 40295 146352 40705 146864 40807 147477 41727 147375 41830 147273 41932 148091 41932 147477 42239 147989 42239 147989 42341 148602 42239 149523 42852 150136 42648 150341 42136 152080 42955 152898 42852 153511 42239 154227 42443 154636 42136 154023 47659 152489 48068 152080 47864 151773 47864 151773 47761 151261 47557 150648 47761 150955 47557 150955 47557 149114 48170 146148 47659 145739 47148 144102 46739 144000 46432 143489 46227 141955 46534 141443 47250 141648 48170 140114 48580 133773 45818 133875 45818 132750 44898 133568 43670 133159 43057 133466 41932 132852 42136 132852 41830 132545 41727 132545 41625 130807 42136 130295 41830 122318 43977 121602 43670 120477 43875 119659 43057 115568 48477 115773 48784 114034 50932 112909 51239 109943 55739 109943 55739 110148 55534 110148 55534 108920 58602 109432 58807 109432 60034 109636 59932 109330 63716 108409 64841 109023 65659 109227 65557 109227 66170 110250 66170 109330 66375 109227 66273 109023 67091 109023 67091 109227 66989 109739 67909 110557 67705 110557 67705 110148 67909 110557 68114 110148 68318 110250 68318 110455 68523 110352 68727 110557 68625 110659 68932 110864 69034 110966 68932 111375 69648 111784 69852 111784 70261 112295 70875 112193 71182 112500 71182 112193 71284 117511 75477 119557 74761 119250 74761 120477 74659 119966 74659 121295 74557 121398 74761 127534 73227 127330 73432 129170 74455 129170 74761 129068 74761 129886 75477 130091 75477 130398 75580 130295 75170 130398 75477 130602 75170 131420 75375 131625 74966 132341 75784 132955 75886 132852 79466 132648 79568 133261 79875 133057 79977 132648 79670 132443 80591 132034 80693 132852 81716 132852 81716 132341 81409 132750 82023 132648 82023 133261 82636 132955 82534 135205 85909 136023 86114 135307 86318 135920 89284 136023 89182 136432 92557 134795 96648 137045 103602 136943 103602 140011 115364 146148 114955 146557 114648 147068 114648 152693 109125 153205 106977 153102 107080 153205 106875 153205 106977 155659 104523 155659 102784 155557 103091 155045 100330 160670 95932 160875 91125 160057 90307 159955 87136 159341 86523 161284 82125 161693 82023 170591 69341 170386 69136 170284 69341 170182 67807 164557 69341 162511 68114 163330 67602 162920 66784 162920 66886 159955 64125 159955 64534 157193 58295 157193 58295 157295 58398 156375 56761 155966 56557 155659 56148 155864 55432 152591 49193 152591 49193 153716 51136 154330 50830 154739 49602 154534 51136 158727 56557 158625 56557 162614 64330 162511 64227 162511 64227 163330 66989 171102 63818 171102 63409 173557 62489 173659 61977 174580 61568 174989 60750 175807 60443 175705 59625 176114 58807 176216 59114 177341 57170 174273 54920 173864 52977 172330 55023 170080 55330 169875 55023 169568 55023 169670 54818 169466 54716 169670 54000 169466 53284 169057 53795 169057 54511 168239 53182 168341 53182 168239 52568 168341 52568 165886 49807 166193 49602 165989 49193 166398 49295 166807 48682 166807 48784 171409 52568 172943 52466 173557 52057 174273 52364 174580 53182 177545 54000 177648 53898 177750 54000 182761 53898 182557 53795 182557 53795 182864 53898 182966 53898 184091 55432 184500 55636 184500 55534 185114 55534 184909 56045 185727 56557 186750 56250 185727 57068 185420 57068 187568 58602 188386 58193 188284 57170 188898 57170 188693 57682 189205 57682 188795 57989 188898 57989 189307 60239 189205 60239 189205 60545 189307 60341 190636 64227 190534 64227 193160 69965 194216 71693 195955 70568 195545 70261 195852 69443 196364 69239 196568 66375 196466 66170 196261 63920 196875 63818 200455 59830 200250 59932 200250 59932 201580 58705 201477 58091 202398 57580 202295 57068 202500 57580 202705 57682 202909 57273 203114 57886 203216 57682 203420 57784 203420 57784 203216 57477 203318 57273 203625 57682 203625 57170 203830 57682 204136 56966 204136 57375 204341 57273 204341 57580 204648 57170 204545 56250 204239 55943 204443 55943 204443 55739 205773 57068 206795 59216 206795 58909 207102 59011 207307 59625 207307 59420 207818 59523 208125 60136 207716 60136 208125 60648 208125 60239 208432 60750 208330 60750 208739 63614 209148 63102 209148 63716 209352 63409 210170 63409 210477 63205 210477 62795 210886 62898 210989 62182 211807 63000 212318 64943 212216 64943 212523 65966 212625 65659 213239 69750 213341 69545 213136 71386 218045 78545 218455 78545 218557 78341 218864 78341 217739 74659 215182 72307 215284 72614 214875 72102 215182 72307 214875 71284 214773 71386 213852 69852 214364 66580 214261 66375 215080 66273 215080 66784 216409 67398 216409 67295 216716 67602 216716 67500 217023 68011 217125 67909 217330 68625 217636 68625 217739 69034 219068 69648 218966 71182 218966 71182 219886 70568 219886 69750 220500 70159 220091 69545 220602 69852 220398 69443 222545 68318 222737 67743 222648 67295 222750 67295 222750 66886 222852 67091 222545 65864 219375 61773 219477 61773 218659 60239 219170 58398 219682 58500 220602 57477 221216 57989 221625 57682 221830 57886 221830 58500 222239 59011 222136 59011 222545 59114 222239 58500 222443 58091 224080 57477 224591 57477 224693 57170 225102 57068 224795 56455 225000 56250 225716 57068 226023 56659 226125 56761 226534 56659 226739 56659 226739 56557 227352 56455 227761 55739 228170 55739 228375 55534 228477 54920 229807 54000 229705 53386 229193 53182 229807 52977 229398 52466 229602 52466 229807 52670 230318 50932 230727 50932 230523 50318 230625 50318 230318 50114 230727 50114 230625 49602 230318 49705 230625 49295 229807 48886 229295 49091 228886 48989 230011 48273 229909 47966 228682 47148 228170 47250 228477 47045 229807 47455 226227 44080 226739 43057 226534 42750 226534 42750 226739 42955 227045 42545 226943 42341 228170 41932 228170 41523 225920 41216 225511 41830 225000 41625 224898 41216 223159 39989 224182 39580 224284 38966 224898 38659 225000 38250 225614 37943 226227 38557 226023 39477 226432 39477 226432 39784 226125 39989 226534 39989 226636 39886 228273 38864 228682 39273 228784 39068 229500 39580 229602 40091 229909 40193 229500 40807 230011 40807 229807 41011 230114 41114 230216 41216 230420 41114 230523 40909 231955 42136 231341 42136 232670 44182 232568 44284 232670 44386 232466 44386 232875 44795 233080 44591 233182 44284 233489 44489 233386 44284 233591 44284 233693 44080 234205 44182 234614 43875 234614 42955 231034 39170 232261 38045 232057 36205 232057 36205 232364 36307 232670 35591 232977 35591 234102 36102 235739 30273 232670 25773 232670 25466 229909 24545 230420 25159 230318 25364 230114 24955 230114 25159 229500 25261 229602 24955 228886 24648 229193 25057 226841 23830 228068 21068 227864 20761 228170 20455 228170 20045 231034 19841 231034 19636 232875 19841 232568 19534 232875 19636 232670 19432 233898 19534 233795 19636 235432 19841 234716 19943 236250 19943 236250 19841 236966 19943 237068 19841 237580 19841 236557 19636 236148 18818 236352 17489 238602 17693 239011 18205 239216 18102 239625 18511 239932 18409 240341 17591 240239 17489 240648 17693 239727 16773 241364 16875 240648 16875 241875 18307 241261 18614 241261 19432 241159 19534 241057 20966 240648 20966 240750 21170 240443 21273 240852 21784 240852 22398 246784 27716 247091 26898 246273 25773 246273 25773 246580 25977 247398 25773 246477 24852 246580 24341 247193 24341 246068 22705 246170 22398 246375 22807 246784 22705 245045 21170 244330 21068 244432 21273 243614 20761 243307 19943 243409 19943 242898 19227 244023 19227 243818 19023 244330 18716 244943 19227 244943 18920 245250 18716 247807 19125 247398 18716 247909 18102 247807 18000 247909 17898 248011 17898 247807 17693 248011 17795 248011 17489 249545 16773 249136 16568 251182 16977 251080 16670 249443 15852 249443 15852 249545 15955 249545 15955 249136 15750 249239 15750 248011 15034 248114 15239 245045 14830 246682 14625 245761 14420 248318 14420 237375 10125 237477 10227 235330 10023 236864 11148 236864 11148 234000 10330 233795 10432 230523 10432 231136 11352 231136 11352 222034 9205 222239 9205 219375 8591 219886 8489 217636 8080 217330 8591 216614 8489 217023 8489 216716 8182 215693 8182 216920 8080 212727 7670 213341 7875 212420 8080 213239 8182 213034 8284 212932 8386 213852 8795 212830 8795 213034 9000 212830 9000 213034 9102 210886 8693 210580 8898 208739 8591 209045 9000 209045 9409 208534 9307 206591 8693 206898 8591 205057 8080 206386 8284 205364 7977 205773 7773 201068 7057 201682 7364 201170 7568 201477 7670 198205 7159 195034 7159 195443 7261 195545 7568 195955 7875 195545 7670 195545 7568 194830 7159 194830 6955 194216 6750 194011 6955 193193 6750 193295 6750 192989 6648 193091 6750 192375 6955 193193 6955 190432 7773 191966 6648 191966 6443 193193 5830 192068 5216 192068 5216 192989 5523 191966 4909 191966 5114 188489 4602 188489 4602 188591 4705 187670 4705 187977 4398 185830 4295 186648 4091 185114 3784 Z M 252818 91125 L 252307 92455 252205 92352 252000 92966 252102 93170 250364 97875 249341 98080 246375 95727 246170 95011 246886 93580 247091 93682 247705 92761 247193 92455 247091 92864 246784 92352 246886 92148 246886 92148 246170 92557 244227 91841 244023 91841 243716 91534 243307 91534 243818 91841 243920 92455 243614 92659 242591 92455 242182 92966 241977 92864 241977 93068 241773 93068 241466 93375 241466 93784 241159 93989 240852 95011 240955 95318 240750 95625 239420 95727 239318 95727 239318 95011 238500 94193 238295 94500 237784 94602 237375 95114 237273 95011 237273 94705 236557 95932 236250 95727 235943 96443 236148 96341 236045 96545 235841 96648 236148 96955 235023 97057 235125 97670 234818 98080 234614 97364 234307 97159 233795 97568 233489 98795 225511 103193 225614 102477 224591 105034 224795 106466 224386 106977 224386 107386 224080 106875 223977 106977 223875 106977 224284 113318 222955 115261 223159 115364 223568 115773 228989 114852 229193 114955 237068 112500 239932 113216 240136 113523 240034 113727 240341 115364 240034 115568 240341 115977 240648 115977 240648 115670 243205 113523 241261 116284 242795 115159 242795 115977 242182 116693 242182 116693 242898 116489 243000 116591 243102 116591 243102 116693 243000 116591 242898 116591 243000 119148 244739 119864 246273 119352 246170 119352 246784 119148 246784 119148 246273 119557 246989 119557 246784 119761 247193 120375 247500 120068 247295 120068 254148 115057 254045 114955 258648 109432 259261 106773 258648 104932 258034 104420 257932 103193 257318 103193 257318 103091 257114 103091 256909 101148 254966 99614 254761 95318 254250 94807 253739 94909 252920 91227 252818 91125 Z M 272352 115466 L 272352 116591 272659 116386 272352 116693 272352 117511 272557 117000 272557 117307 272659 117205 272455 117716 272352 117614 272352 118125 272659 118227 272352 118330 272352 118227 270920 120170 270205 120477 270716 121398 269386 122523 269591 122420 269489 122625 270102 122625 275216 118739 274091 119148 273273 118739 273580 117818 273477 117818 273477 117614 273170 118330 272659 117920 273273 116284 273068 116386 272761 115875 272557 115977 272557 115977 272659 115466 Z M 246959 123166 L 246901 123224 246901 123224 246959 123166 Z M 246901 123224 L 246886 123239 246784 123443 246784 123443 246901 123224 Z M 244841 121807 L 244330 123341 244432 123341 244330 123648 244227 123443 244330 124466 244023 124670 244739 124670 245659 123955 245557 124159 245557 124159 245966 124057 245761 124364 246901 123224 247602 121909 246375 122318 244841 121807 Z M 265623 124957 L 265500 124977 265705 124977 265623 124957 Z M 268568 121705 L 265091 124057 265193 123852 265193 123852 264784 124159 264580 124261 264375 124261 264375 124364 260489 126102 260489 126102 260591 126000 259466 126818 259670 126818 259364 126920 259568 126920 259063 127173 259063 127173 259159 127125 258955 127330 259261 127227 258955 127432 259670 127636 259875 127841 265295 124875 265623 124957 265623 124957 266114 124875 266011 124670 265909 124670 269284 122318 268875 122420 268875 122420 269080 122318 269284 122216 269284 122216 268670 122420 269080 122114 268159 122420 268261 122011 268568 121705 Z M 76909 132648 L 77216 132852 77011 132955 77216 133057 76807 133261 77625 133057 77830 132750 76909 132648 Z M 78136 132545 L 78136 133261 78648 133364 78545 133159 78852 133057 78955 132852 79057 132750 78750 132852 78443 132648 78545 132648 78136 132545 Z M 78136 133261 L 78136 133568 78341 133364 78136 133261 Z M 68830 133875 L 67970 133970 67970 133970 68114 133875 Z M 63920 8386 L 62795 8795 63000 8795 62182 9000 61568 10330 62693 10534 62693 10636 62386 10739 62591 10636 61977 10841 62080 10841 61568 11148 62182 11250 60136 12068 59727 12784 59216 12784 59216 13091 59114 12682 59420 12682 59727 12477 59420 12477 60239 11557 59523 11761 59523 11761 59932 11557 59523 11557 59420 11352 58602 11455 58500 11864 59114 11966 58500 12068 58295 11761 58295 11966 54307 11557 53795 11045 51750 11557 54000 11250 54000 11250 52057 11966 51239 13193 50932 12068 50727 11966 50625 11864 46943 11864 48375 11455 42341 10636 42852 10330 43057 9920 42545 10023 42750 10125 41420 10636 41420 9920 40909 9716 40909 9716 41011 9818 41114 9818 39580 10330 39989 10125 37841 10739 38045 10534 37739 10636 37841 10636 36409 11045 36102 11045 35898 11148 35898 11045 36102 11045 39682 9920 37330 10330 37432 10330 35795 10739 36307 10534 34466 10841 34670 10943 34364 11045 34568 11148 25466 9716 25773 9614 25466 9614 25466 9511 25364 9511 25773 9409 24239 9307 24341 9205 23318 9409 23318 9307 24034 9102 23625 9000 23727 8898 23727 8898 21068 9409 21068 9409 21273 9307 20455 9511 20761 9614 20148 9818 20045 9818 20455 9614 18637 9901 18637 9901 13295 11455 13398 11455 13193 11557 14011 12273 13909 12682 14625 12580 14625 12580 14523 12682 14932 12682 14523 12989 15341 13091 14727 13193 14523 12989 14420 12886 14420 12784 14114 12989 14114 13295 14523 13295 14420 13398 12375 13398 12886 13091 11250 13398 11352 13398 9205 13909 9818 14216 9102 14318 9205 14523 9102 14932 11045 14932 11045 15034 12580 14625 12784 14830 12068 15034 11659 15648 10534 15852 8795 16261 8489 16159 7745 16624 7745 16624 5727 17489 5830 17489 5420 17693 5625 17693 5318 17898 5420 17898 5318 18102 5318 18102 5727 17898 5625 18000 5727 18000 5625 18102 5830 18102 5420 18205 6545 18307 6239 18307 6443 18409 6034 18614 6034 18614 6136 18409 5625 18511 5625 18307 4807 18614 5011 18614 5011 19227 7466 18511 7466 18511 5727 19943 5932 19943 5011 20352 6750 20045 7159 20352 8386 20045 8386 20045 7875 20352 7875 20352 9511 19943 8080 20761 8182 20864 5523 22193 5523 22091 3375 22909 3375 23114 3170 23011 2966 23114 2966 23114 3170 22909 2864 23011 2864 23011 2966 22909 1120 23634 1120 23634 1023 23830 2276 23472 2276 23472 3886 23114 3682 23318 5069 22823 5069 22823 5216 22602 5932 22398 5830 22398 10534 20761 10432 20761 11352 20352 11455 19943 12580 19330 12580 19432 12886 19330 12886 19227 17386 17693 16568 18102 16875 18205 16875 18307 14011 19125 14318 19330 13193 19841 15443 19227 15443 19227 15341 19330 15852 19023 15852 19125 17284 18614 16875 18614 17284 18409 17182 18409 17554 18186 17554 18186 18205 18000 18205 18000 17795 18307 19125 18102 18614 18409 18818 18409 18818 18511 19125 18511 18818 18716 19227 18716 19841 18511 19432 18920 19636 19125 21682 19023 21682 19023 21477 19227 23216 19227 22295 19534 22909 19943 22807 19943 23216 20659 23830 20659 23830 20455 24034 20352 23625 20148 24545 20045 24443 20148 24648 20148 24136 20659 24545 20761 25466 19636 24955 20557 25159 20761 25670 20557 25159 20966 25568 21170 24750 21784 25159 21886 25159 22193 25057 22295 25364 22705 24648 23114 24545 23420 25670 22807 24750 24136 26284 23011 26284 23011 25568 23830 25568 23830 26182 23318 26182 23495 26182 23495 24750 24545 25159 24648 24443 25364 24443 25568 25261 25261 25364 25159 25773 25057 25364 25261 25773 25568 25261 25261 24955 25466 25364 25977 24750 26489 24750 26489 25159 26284 24545 26693 24443 27000 26080 25977 25670 26386 25773 26795 25568 26489 24852 26795 24955 26795 24545 27307 25466 27102 24341 27614 25159 27818 25057 27920 25159 28023 24852 28125 25364 28125 24852 28227 25977 28227 26284 27920 25773 28841 26591 28636 26489 29148 26182 29352 26182 29352 26795 29148 26489 29455 26898 29455 26489 29659 26489 29864 26591 30068 26693 30068 26386 30375 26386 30682 26489 30682 26386 30784 26386 30682 26080 31295 25670 31500 25568 31602 25568 31500 25670 31500 26182 30886 26182 30886 25466 31398 25875 30989 25875 31091 26182 30682 24852 30477 24341 31909 24545 31909 24136 32420 24136 32216 23932 32523 24545 32727 24034 32625 21989 35489 22091 35489 20557 38250 20557 38148 20250 38659 20348 40709 20348 40709 20148 40909 20455 41011 20761 40807 21477 40807 20761 40909 20761 41420 20557 41114 20352 41727 20557 42341 20352 42648 20864 43875 20761 44284 21068 44591 21477 44693 23011 47250 22909 47455 23216 49295 23932 50114 23932 51341 24034 51341 24034 51545 23830 51341 23216 51443 23830 52159 24648 52364 25261 54818 26795 56455 26898 55432 26386 55227 25773 52364 25773 52670 25261 50830 25057 50727 24341 48068 24545 47250 25159 47659 25364 47557 25466 47761 25875 47966 26591 51034 27205 51341 27000 51852 28023 53080 27920 52977 28125 53591 27920 53795 28636 54307 28432 54205 29045 54920 28841 54920 29761 56148 30477 58091 29966 59216 37534 63920 39068 63307 39170 63307 39784 63614 39784 63614 39375 63307 39375 63307 44284 66375 45000 66273 45409 66682 45307 66989 46534 68830 46534 69443 47148 70159 47352 69852 47045 69443 47045 69443 48784 71386 48784 71386 48580 71080 49091 71693 49705 71489 50625 72205 50727 71898 51136 72614 51648 72307 51341 71693 52670 70773 53182 71489 53182 71284 53386 71386 53489 71284 53693 71693 53386 71386 53182 71795 53795 75682 53898 75682 53898 75989 54000 75886 54205 75989 53489 77216 52977 77523 52773 78239 52364 78341 52568 78750 51648 79159 51239 80693 51034 80591 50727 81307 50727 82227 51034 82739 51545 82432 51648 82125 51750 82841 50318 84886 50830 85909 50625 86011 60852 98693 61977 118125 61670 118330 63102 122932 64125 122625 63818 123136 64125 123136 64330 123648 64023 123648 64227 125284 64636 125489 64534 126511 64943 126716 64330 126716 64636 127432 64534 127739 64330 127023 64023 127432 64023 127432 64227 127023 64023 126614 64023 127023 63409 127125 63614 127432 63205 127943 63205 127943 63716 127739 64227 128148 64227 128045 64534 128250 64534 128455 64432 128659 64636 129068 65148 128864 65557 129477 64534 129273 65148 129682 65455 130705 65352 130295 65455 130295 65864 131216 65352 131420 66068 131727 65864 131727 66170 132034 66273 131727 66375 131932 66375 132239 66170 132034 65557 131625 65250 131932 67193 133261 67398 133159 67091 132750 67705 133057 67398 133159 67500 133261 67602 133159 67807 133568 67807 133568 67500 133261 67295 133364 66477 133364 66886 133773 67500 133670 67295 134080 67705 134284 67807 134080 67926 134000 67926 134000 68420 134693 69136 133977 69136 134284 68932 134489 68932 134693 68727 134795 69750 134795 69545 134182 69767 133988 69767 133988 70057 134182 69852 134284 70568 134591 70364 135000 71489 135614 71386 135716 70159 135205 70364 135205 70057 135000 69955 135102 70568 135716 70057 135511 69443 135716 69545 135818 73943 136125 74557 135818 71489 134489 71591 134284 71080 133875 69782 133975 69782 133975 70364 133466 71080 133568 71080 133568 70057 132852 70364 132750 69852 132341 70159 131318 69750 131216 69955 131216 69955 131011 70670 131216 70670 131216 70466 130500 71591 129170 71182 129068 71284 128455 69443 127330 69852 126409 70159 126205 70670 126205 70568 124670 71182 124159 70568 123852 70977 123750 71284 124057 71284 124057 70977 123443 70773 123545 70364 123239 69955 122318 70057 122011 71182 122318 72205 122011 72000 121193 72102 120886 71898 120580 72000 120580 71693 120170 75477 119250 75886 117716 73739 114545 73739 114034 73943 114034 73841 113420 74045 113932 73841 114341 74557 115466 77216 115875 79466 111580 79568 111682 79568 111273 79466 110966 79773 111273 79875 111273 79364 112500 79773 112193 80080 111170 79875 111273 79875 111273 81409 107898 81102 106159 81614 106057 81511 106159 85398 103705 85807 103602 85909 103398 86114 103705 86830 103602 86932 103091 87750 102580 89080 94398 89080 93170 89284 93068 89489 93375 90409 91534 90409 91739 92557 87136 91943 85398 84273 82739 84068 82943 83966 82534 83557 83352 83557 83352 83659 82636 83557 82330 83557 81818 80591 80795 79057 82739 79364 81818 78341 82125 77932 81307 77625 81205 77011 81614 76295 81614 78852 78750 77216 75375 77011 75580 76807 75068 76705 75170 75273 74148 75068 74557 74455 73841 73432 74148 72614 73943 72307 74352 72307 73739 71284 72920 70977 73432 70977 73432 71080 72307 69852 71284 68420 71182 68830 70875 69034 70568 68932 70159 68420 69852 68318 69955 68318 70159 67909 69852 67807 69955 67602 69545 67398 69648 67295 69239 68216 69034 66068 69136 66068 69239 66580 69239 65045 69648 64636 69443 64432 69136 62489 69136 62284 68523 61466 68216 61159 67705 60750 67705 61159 68114 59727 68727 59523 69239 59932 70057 59625 70670 59216 70364 59114 69648 59420 69239 59318 68727 59420 68727 59216 68114 59830 67807 59625 67295 56966 68932 56966 68727 56557 68625 55739 69648 55841 69545 55534 70364 54614 71182 54511 71898 52977 70364 52057 70261 51034 70875 50011 70670 50011 70670 50114 70875 48375 68420 48580 67602 48682 67705 48784 66989 48784 67193 49193 64739 48989 64330 48580 64125 48886 64227 48273 63716 44284 63614 45000 62795 45102 61159 45409 60648 45511 61261 46023 60136 45818 60239 46125 59932 46125 59625 46534 58807 46432 57989 43875 58295 42955 60239 42341 60648 42545 60648 42443 60955 39477 61261 38557 60750 38557 60750 38659 60852 38659 60852 38352 60648 38352 60648 38557 60750 37432 57989 37432 58193 37227 57375 37432 57989 38455 52159 38250 51750 38761 51545 38761 51341 39068 51136 38966 51136 39170 51034 39375 50830 39682 50727 39580 50523 40091 50625 41216 49909 41216 49705 41420 49398 41420 49602 41625 49602 41318 49807 42341 49193 43773 49602 43977 49398 44489 49602 44489 49909 44386 49909 45205 50114 45409 49705 45920 50216 46125 50216 45818 49705 46227 49091 46227 49091 45920 49295 46023 48989 45307 49091 47557 48477 47557 48477 47455 48989 47966 48784 47966 48886 48477 48580 48477 48580 48170 48886 48886 48784 49602 48886 49500 49091 49655 49401 49655 49401 51239 49500 51750 50216 51443 51545 51648 51239 51852 51341 51443 51750 52670 54102 52875 54102 53485 53390 53485 53390 53403 50915 53591 50727 53489 47761 53693 47659 54307 46636 54307 46841 54409 46739 54409 46636 55841 45716 55841 45818 57170 44898 57170 45102 57784 44284 58705 44080 58193 43875 58602 43875 58295 43466 59420 43364 59523 43057 59523 43057 59216 43364 58705 43057 58807 42750 59216 42852 59318 42750 59523 42852 59523 42545 59420 42034 59216 41932 58705 41625 59114 41727 59216 41932 59216 41932 59114 41420 59420 41420 59523 41318 59011 40705 59523 41216 59523 40807 58909 40500 59318 39989 59011 40500 59216 40398 59216 40602 59318 40500 59625 40807 59523 40295 59727 40500 59830 39580 60034 39477 60034 39580 60136 39375 60136 39477 60443 39273 60443 39375 60341 39477 60443 39477 60034 39784 60136 39784 59830 40193 60136 40295 60136 40500 60034 40705 60034 40909 60136 40909 59727 41830 60750 40500 60750 39375 61057 39886 62182 38864 62386 38455 62284 38250 62591 37636 62489 38148 64943 37125 65045 37227 65148 37125 65148 37125 65045 37432 65557 37227 65557 37227 65455 37330 66068 37227 65966 36818 65761 37125 65455 36614 66784 35080 66886 35182 66989 34977 66989 35080 67091 34875 67091 35080 67193 34977 68011 34364 68011 34466 67909 34568 68114 34670 68216 34364 68523 34568 69136 34261 69545 33648 70568 33443 70466 33545 71795 32932 72102 33034 71386 33443 72716 33443 71898 33852 71898 33545 71795 33545 70568 34261 70568 34261 70364 34364 69955 35182 70261 35386 71795 34364 71795 34466 71898 34261 74250 33648 74250 33443 74250 33136 73943 32932 73227 33239 73330 33136 72307 32830 72511 32727 72000 32420 72000 31807 71693 31705 72409 31091 72146 31003 72146 31003 71795 31091 70875 30784 72102 30784 72818 29966 70568 29966 63307 33852 63307 33852 68114 31091 67602 30375 79977 27205 80795 26489 80591 26284 81000 26080 81205 25466 80898 25159 80080 25364 79977 25261 80386 24852 79875 24750 77727 25568 78034 25364 77830 25261 80182 24545 80182 24034 79773 24136 79261 23727 78648 24034 79159 23727 78852 23625 78239 23830 78648 23523 78648 23114 78545 23216 78443 23011 77932 22909 78136 22705 77830 22705 78136 22602 77727 22500 77932 22398 77523 22193 78341 22091 77727 21477 78341 21170 78034 20864 77420 20966 77420 20966 78136 20557 77318 20659 77318 20659 77932 20455 77727 20148 77932 20045 77318 20045 77727 19943 77523 19636 77727 19534 77625 19330 77420 19330 77216 19125 77216 18818 76705 19739 76398 19739 76295 20045 75580 20557 75477 20250 74148 21068 74250 20659 73943 20864 73841 20761 73739 20761 73943 20250 72716 20250 73534 19739 73330 19739 73534 19330 72920 19125 73636 19023 74148 18102 74148 18102 73841 18307 72716 17795 73023 17591 72511 17591 72000 16875 70364 17080 70466 16977 68932 16875 68727 17693 67909 18307 68318 18307 67909 19023 68114 19125 66580 20250 67193 21784 63511 24239 63716 24750 63614 24750 63716 25057 63307 26591 62693 27000 62795 27307 62489 27614 62386 27205 61977 27511 61977 28023 60955 27716 61364 27000 60648 26591 61466 24341 60852 23625 59420 23830 59216 23216 57682 22091 55227 21989 55330 21886 54920 22091 55636 20761 55534 20250 54614 20761 54920 20352 54716 20045 57580 17489 57580 17284 58091 16875 58398 17080 58398 16875 59114 16670 59216 16466 60136 16364 60239 15852 59830 15648 59420 15852 59727 15648 59011 15443 58909 15239 59932 15545 59932 15648 64227 14318 61670 13602 62693 13705 64330 14114 65455 13602 65250 13193 66170 13091 66375 13398 66784 13295 67091 13091 66580 12784 66580 12784 67091 12886 67398 13295 69545 12273 69443 11659 69955 11045 70568 10841 69955 10739 69852 10534 70159 10432 68216 10227 67909 10739 68114 10943 67807 11045 68011 11148 65352 12580 65148 11761 65352 11557 65455 11557 65864 11045 64841 11045 64023 11557 64023 11557 64125 10739 64739 10534 64125 10534 64432 10432 63307 10330 64125 10023 63818 10023 64330 9920 64125 9409 64432 9000 64227 8591 63920 8386 Z N">
            <draw:equation draw:name="f0" draw:formula="logwidth"/>
            <draw:equation draw:name="f1" draw:formula="logheight"/>
          </draw:enhanced-geometry>
        </draw:custom-shape>
        <draw:frame draw:name="Google Shape;160;p26" presentation:style-name="pr24" draw:text-style-name="P5" draw:layer="layout" svg:width="15.308cm" svg:height="1.322cm" svg:x="5.045cm" svg:y="0.466cm" presentation:class="title" presentation:user-transformed="true">
          <draw:text-box>
            <text:p text:style-name="P4"><text:span text:style-name="T7">Maps</text:span></text:p>
          </draw:text-box>
        </draw:frame>
        <draw:custom-shape draw:name="Google Shape;161;p26" draw:style-name="gr4" draw:text-style-name="P24" draw:layer="layout" svg:width="1.819cm" svg:height="0.562cm" svg:x="6.956cm" svg:y="4.306cm">
          <text:p text:style-name="P23"><text:span text:style-name="T17">our office</text:span></text:p>
          <draw:enhanced-geometry draw:mirror-horizontal="false" draw:mirror-vertical="false" svg:viewBox="0 0 0 0" draw:text-areas="0 0 ?f37 ?f36" draw:type="ooxml-wedgeRectCallout" draw:modifiers="-21428 8428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y-minimum="-2147483647" draw:handle-range-y-maximum="2147483647" draw:handle-range-x-minimum="-2147483647" draw:handle-range-x-maximum="2147483647" draw:handle-position="?f3 ?f5"/>
          </draw:enhanced-geometry>
        </draw:custom-shape>
        <draw:frame draw:name="Google Shape;162;p26" presentation:style-name="pr25" draw:text-style-name="P12" draw:layer="layout" svg:width="1.523cm" svg:height="1.092cm" svg:x="11.938cm" svg:y="12.355cm" presentation:class="page-number" presentation:user-transformed="true">
          <draw:text-box>
            <text:p text:style-name="P11"><text:span text:style-name="T15"><text:page-number>&lt;number&gt;</text:page-number></text:span></text:p>
          </draw:text-box>
        </draw:frame>
        <draw:custom-shape draw:name="Google Shape;163;p26" draw:style-name="gr5" draw:text-style-name="P25" draw:layer="layout" svg:width="0.314cm" svg:height="0.418cm" svg:x="5.176cm" svg:y="5.352cm">
          <text:p/>
          <draw:enhanced-geometry draw:mirror-horizontal="false" draw:mirror-vertical="false" svg:viewBox="0 0 0 0" drawooo:sub-view-size="12289 16352" draw:text-areas="0 0 ?f0 ?f1" draw:type="ooxml-non-primitive" draw:enhanced-path="M 6303 3991 L 6546 4015 6789 4064 7008 4137 7252 4234 7446 4356 7665 4502 7836 4672 8030 4842 8176 5037 8322 5256 8468 5475 8566 5718 8639 5986 8712 6229 8736 6473 8712 6716 8687 6959 8639 7178 8541 7397 8444 7592 8322 7787 8152 7981 7982 8152 7811 8298 7592 8419 7373 8517 7130 8614 6887 8687 6668 8711 6424 8736 6205 8736 5986 8711 5743 8663 5524 8614 5305 8541 5110 8444 4891 8346 4697 8225 4502 8103 4332 7957 4186 7787 4015 7616 3894 7446 3772 7251 3723 7105 3650 6935 3602 6643 3577 6327 3602 6010 3699 5718 3821 5426 3967 5134 4161 4891 4332 4696 4551 4502 4794 4356 5037 4210 5062 4210 5110 4234 5232 4234 5305 4210 5548 4112 5816 4039 6059 4015 6303 3991 Z M 6254 3480 L 5986 3504 5694 3553 5427 3626 5305 3650 5183 3699 4916 3796 4599 3966 4283 4161 3991 4404 3748 4672 3529 4940 3359 5232 3237 5572 3164 5889 3115 6229 3140 6570 3188 6911 3261 7251 3383 7495 3529 7762 3699 7981 3869 8200 4088 8371 4307 8541 4551 8711 4794 8833 5062 8930 5329 9028 5597 9101 5889 9149 6181 9174 6449 9198 6741 9174 7008 9149 7325 9076 7617 8979 7884 8833 8128 8687 8347 8492 8541 8273 8712 8054 8858 7787 8979 7543 9052 7251 9125 6959 9150 6667 9150 6375 9125 6083 9052 5791 8955 5499 8858 5232 8712 4988 8566 4769 8395 4550 8201 4356 7982 4161 7763 3991 7544 3845 7300 3723 7033 3626 6789 3553 6522 3504 6254 3480 Z M 6303 536 L 6668 560 7033 633 7422 706 7763 828 8128 949 8468 1095 8809 1266 9125 1460 9442 1679 9734 1898 10026 2166 10050 2287 10074 2409 10196 2798 10220 2847 10269 2871 10342 2896 10391 2896 10439 2871 10464 2847 10488 2798 10512 2677 10585 2774 10537 3090 10537 3261 10561 3334 10610 3382 10634 3431 10683 3407 10756 3382 10804 3309 10877 3163 10877 3188 10950 3285 10853 3553 10804 3674 10756 3796 10756 3893 10804 4015 10829 4088 10902 4112 10975 4112 11023 4088 11096 4039 11169 3966 11242 3820 11340 4039 11194 4307 11048 4575 11023 4696 11023 4794 11048 4867 11121 4915 11169 4915 11218 4891 11340 4794 11510 4575 11534 4550 11607 4818 11510 4940 11388 5061 11291 5183 11218 5280 11096 5524 11072 5548 11096 5572 11121 5597 11145 5572 11388 5475 11510 5402 11631 5305 11680 5256 11729 5499 11364 5840 11048 6229 11023 6278 11048 6327 11072 6351 11121 6351 11291 6254 11461 6156 11753 5913 11753 6302 11631 6424 11534 6546 11412 6692 11291 6789 11048 6935 10999 6984 10950 7032 10926 7105 10950 7154 11023 7203 11096 7251 11169 7251 11267 7227 11437 7178 11583 7081 11704 6984 11631 7470 11583 7470 11534 7495 11291 7665 11023 7811 10902 7884 10804 7957 10731 8054 10707 8103 10707 8176 10707 8200 10853 8200 10950 8176 11194 8079 11534 7933 11437 8273 11340 8298 11242 8322 11072 8419 10829 8541 10561 8614 10537 8638 10512 8663 10537 8687 10561 8711 10731 8736 10926 8736 11121 8711 11315 8663 11169 9028 10926 9028 10683 9052 10439 9125 10220 9198 10196 9222 10196 9247 10220 9271 10245 9295 10488 9295 10731 9320 11048 9368 10853 9757 10561 9733 10245 9709 10099 9709 9977 9733 9904 9782 9880 9806 9880 9830 9928 9928 9977 10001 10050 10074 10147 10122 10391 10171 10610 10220 10439 10512 10439 10439 10391 10390 10342 10341 10220 10293 9977 10268 9709 10220 9588 10220 9466 10244 9417 10268 9393 10317 9393 10366 9417 10414 9515 10487 9636 10560 9880 10633 10123 10682 10245 10682 10366 10633 10001 11242 9782 11169 9588 11144 9417 11096 9247 11071 9052 11047 8882 11096 8858 11120 8833 11169 8833 11193 8858 11242 9052 11315 9223 11363 9588 11485 9782 11558 9490 11996 9344 11923 9223 11874 8931 11801 8566 11704 8371 11655 8176 11655 8103 11680 8079 11728 8055 11801 8103 11850 8249 11947 8395 12045 8736 12166 8979 12239 9247 12312 9004 12629 8712 12580 8420 12531 8201 12458 8006 12361 7787 12239 7592 12142 7544 12142 7495 12166 7495 12215 7471 12264 7519 12385 7592 12507 7690 12604 7811 12677 8055 12823 8298 12921 8493 12994 8687 13018 8371 13407 8274 13310 8152 13261 7909 13188 7471 12994 7252 12921 7033 12896 7008 12896 7008 12945 7057 13042 7130 13115 7300 13261 7495 13359 7690 13456 7909 13578 8006 13626 8128 13675 7836 14016 7665 13967 7179 13724 6814 13553 6619 13480 6424 13480 6400 13505 6400 13553 6449 13651 6497 13724 6595 13821 6692 13894 6887 14016 7081 14137 7276 14235 7519 14381 7106 14843 6814 14697 6546 14527 6376 14405 6230 14259 6157 14162 6035 14064 5962 14064 5913 14089 5840 14186 5840 14283 5865 14381 5913 14478 6059 14673 6205 14794 6449 15013 6595 15135 6765 15208 6132 15816 5986 15573 5792 15354 5402 14916 5013 14527 4818 14332 4648 14113 4332 13724 3991 13359 3310 12629 2969 12264 2653 11874 2361 11485 2069 11071 1704 10439 1363 9757 1096 9052 974 8711 877 8346 779 7981 706 7616 633 7251 609 6862 585 6497 585 6132 585 5743 609 5378 682 4988 755 4599 877 4210 1023 3845 1193 3504 1363 3163 1582 2823 1826 2506 2093 2214 2361 1947 2653 1679 2969 1460 3310 1241 3650 1047 4015 901 4405 755 4770 657 5159 584 5524 536 Z M 5646 0 L 5256 49 4843 98 4453 195 4088 317 3723 438 3359 609 2994 803 2653 998 2337 1241 2020 1509 1728 1776 1461 2093 1193 2409 925 2798 682 3188 487 3601 341 4015 220 4453 122 4891 49 5329 25 5791 1 6254 25 6692 74 7154 122 7616 220 8054 317 8492 463 8930 609 9368 779 9806 974 10244 1193 10682 1412 11096 1680 11509 1947 11899 2239 12288 2531 12677 2969 13213 3407 13748 3626 14040 3869 14283 4113 14527 4380 14746 4502 14867 4697 15086 5159 15622 5621 16133 5792 16303 5865 16352 5913 16352 6084 16327 6230 16279 6351 16230 6473 16157 6716 15962 6911 15743 8176 14259 8833 13480 9466 12677 10074 11874 10634 11023 10877 10609 11121 10195 11340 9782 11534 9344 11704 8930 11875 8492 12021 8030 12118 7592 12215 7130 12264 6667 12288 6205 12288 5743 12240 5280 12167 4818 12045 4380 11899 3918 11729 3528 11534 3163 11315 2798 11096 2458 10829 2141 10537 1825 10245 1557 9928 1290 9588 1047 9223 828 8858 633 8493 463 8103 317 7714 195 7300 98 6887 49 6473 0 Z N">
            <draw:equation draw:name="f0" draw:formula="logwidth"/>
            <draw:equation draw:name="f1" draw:formula="logheight"/>
          </draw:enhanced-geometry>
        </draw:custom-shape>
        <draw:custom-shape draw:name="Google Shape;164;p26" draw:style-name="gr5" draw:text-style-name="P25" draw:layer="layout" svg:width="0.314cm" svg:height="0.418cm" svg:x="8.865cm" svg:y="8.821cm">
          <text:p/>
          <draw:enhanced-geometry draw:mirror-horizontal="false" draw:mirror-vertical="false" svg:viewBox="0 0 0 0" drawooo:sub-view-size="12289 16352" draw:text-areas="0 0 ?f0 ?f1" draw:type="ooxml-non-primitive" draw:enhanced-path="M 6303 3991 L 6546 4015 6789 4064 7008 4137 7252 4234 7446 4356 7665 4502 7836 4672 8030 4842 8176 5037 8322 5256 8468 5475 8566 5718 8639 5986 8712 6229 8736 6473 8712 6716 8687 6959 8639 7178 8541 7397 8444 7592 8322 7787 8152 7981 7982 8152 7811 8298 7592 8419 7373 8517 7130 8614 6887 8687 6668 8711 6424 8736 6205 8736 5986 8711 5743 8663 5524 8614 5305 8541 5110 8444 4891 8346 4697 8225 4502 8103 4332 7957 4186 7787 4015 7616 3894 7446 3772 7251 3723 7105 3650 6935 3602 6643 3577 6327 3602 6010 3699 5718 3821 5426 3967 5134 4161 4891 4332 4696 4551 4502 4794 4356 5037 4210 5062 4210 5110 4234 5232 4234 5305 4210 5548 4112 5816 4039 6059 4015 6303 3991 Z M 6254 3480 L 5986 3504 5694 3553 5427 3626 5305 3650 5183 3699 4916 3796 4599 3966 4283 4161 3991 4404 3748 4672 3529 4940 3359 5232 3237 5572 3164 5889 3115 6229 3140 6570 3188 6911 3261 7251 3383 7495 3529 7762 3699 7981 3869 8200 4088 8371 4307 8541 4551 8711 4794 8833 5062 8930 5329 9028 5597 9101 5889 9149 6181 9174 6449 9198 6741 9174 7008 9149 7325 9076 7617 8979 7884 8833 8128 8687 8347 8492 8541 8273 8712 8054 8858 7787 8979 7543 9052 7251 9125 6959 9150 6667 9150 6375 9125 6083 9052 5791 8955 5499 8858 5232 8712 4988 8566 4769 8395 4550 8201 4356 7982 4161 7763 3991 7544 3845 7300 3723 7033 3626 6789 3553 6522 3504 6254 3480 Z M 6303 536 L 6668 560 7033 633 7422 706 7763 828 8128 949 8468 1095 8809 1266 9125 1460 9442 1679 9734 1898 10026 2166 10050 2287 10074 2409 10196 2798 10220 2847 10269 2871 10342 2896 10391 2896 10439 2871 10464 2847 10488 2798 10512 2677 10585 2774 10537 3090 10537 3261 10561 3334 10610 3382 10634 3431 10683 3407 10756 3382 10804 3309 10877 3163 10877 3188 10950 3285 10853 3553 10804 3674 10756 3796 10756 3893 10804 4015 10829 4088 10902 4112 10975 4112 11023 4088 11096 4039 11169 3966 11242 3820 11340 4039 11194 4307 11048 4575 11023 4696 11023 4794 11048 4867 11121 4915 11169 4915 11218 4891 11340 4794 11510 4575 11534 4550 11607 4818 11510 4940 11388 5061 11291 5183 11218 5280 11096 5524 11072 5548 11096 5572 11121 5597 11145 5572 11388 5475 11510 5402 11631 5305 11680 5256 11729 5499 11364 5840 11048 6229 11023 6278 11048 6327 11072 6351 11121 6351 11291 6254 11461 6156 11753 5913 11753 6302 11631 6424 11534 6546 11412 6692 11291 6789 11048 6935 10999 6984 10950 7032 10926 7105 10950 7154 11023 7203 11096 7251 11169 7251 11267 7227 11437 7178 11583 7081 11704 6984 11631 7470 11583 7470 11534 7495 11291 7665 11023 7811 10902 7884 10804 7957 10731 8054 10707 8103 10707 8176 10707 8200 10853 8200 10950 8176 11194 8079 11534 7933 11437 8273 11340 8298 11242 8322 11072 8419 10829 8541 10561 8614 10537 8638 10512 8663 10537 8687 10561 8711 10731 8736 10926 8736 11121 8711 11315 8663 11169 9028 10926 9028 10683 9052 10439 9125 10220 9198 10196 9222 10196 9247 10220 9271 10245 9295 10488 9295 10731 9320 11048 9368 10853 9757 10561 9733 10245 9709 10099 9709 9977 9733 9904 9782 9880 9806 9880 9830 9928 9928 9977 10001 10050 10074 10147 10122 10391 10171 10610 10220 10439 10512 10439 10439 10391 10390 10342 10341 10220 10293 9977 10268 9709 10220 9588 10220 9466 10244 9417 10268 9393 10317 9393 10366 9417 10414 9515 10487 9636 10560 9880 10633 10123 10682 10245 10682 10366 10633 10001 11242 9782 11169 9588 11144 9417 11096 9247 11071 9052 11047 8882 11096 8858 11120 8833 11169 8833 11193 8858 11242 9052 11315 9223 11363 9588 11485 9782 11558 9490 11996 9344 11923 9223 11874 8931 11801 8566 11704 8371 11655 8176 11655 8103 11680 8079 11728 8055 11801 8103 11850 8249 11947 8395 12045 8736 12166 8979 12239 9247 12312 9004 12629 8712 12580 8420 12531 8201 12458 8006 12361 7787 12239 7592 12142 7544 12142 7495 12166 7495 12215 7471 12264 7519 12385 7592 12507 7690 12604 7811 12677 8055 12823 8298 12921 8493 12994 8687 13018 8371 13407 8274 13310 8152 13261 7909 13188 7471 12994 7252 12921 7033 12896 7008 12896 7008 12945 7057 13042 7130 13115 7300 13261 7495 13359 7690 13456 7909 13578 8006 13626 8128 13675 7836 14016 7665 13967 7179 13724 6814 13553 6619 13480 6424 13480 6400 13505 6400 13553 6449 13651 6497 13724 6595 13821 6692 13894 6887 14016 7081 14137 7276 14235 7519 14381 7106 14843 6814 14697 6546 14527 6376 14405 6230 14259 6157 14162 6035 14064 5962 14064 5913 14089 5840 14186 5840 14283 5865 14381 5913 14478 6059 14673 6205 14794 6449 15013 6595 15135 6765 15208 6132 15816 5986 15573 5792 15354 5402 14916 5013 14527 4818 14332 4648 14113 4332 13724 3991 13359 3310 12629 2969 12264 2653 11874 2361 11485 2069 11071 1704 10439 1363 9757 1096 9052 974 8711 877 8346 779 7981 706 7616 633 7251 609 6862 585 6497 585 6132 585 5743 609 5378 682 4988 755 4599 877 4210 1023 3845 1193 3504 1363 3163 1582 2823 1826 2506 2093 2214 2361 1947 2653 1679 2969 1460 3310 1241 3650 1047 4015 901 4405 755 4770 657 5159 584 5524 536 Z M 5646 0 L 5256 49 4843 98 4453 195 4088 317 3723 438 3359 609 2994 803 2653 998 2337 1241 2020 1509 1728 1776 1461 2093 1193 2409 925 2798 682 3188 487 3601 341 4015 220 4453 122 4891 49 5329 25 5791 1 6254 25 6692 74 7154 122 7616 220 8054 317 8492 463 8930 609 9368 779 9806 974 10244 1193 10682 1412 11096 1680 11509 1947 11899 2239 12288 2531 12677 2969 13213 3407 13748 3626 14040 3869 14283 4113 14527 4380 14746 4502 14867 4697 15086 5159 15622 5621 16133 5792 16303 5865 16352 5913 16352 6084 16327 6230 16279 6351 16230 6473 16157 6716 15962 6911 15743 8176 14259 8833 13480 9466 12677 10074 11874 10634 11023 10877 10609 11121 10195 11340 9782 11534 9344 11704 8930 11875 8492 12021 8030 12118 7592 12215 7130 12264 6667 12288 6205 12288 5743 12240 5280 12167 4818 12045 4380 11899 3918 11729 3528 11534 3163 11315 2798 11096 2458 10829 2141 10537 1825 10245 1557 9928 1290 9588 1047 9223 828 8858 633 8493 463 8103 317 7714 195 7300 98 6887 49 6473 0 Z N">
            <draw:equation draw:name="f0" draw:formula="logwidth"/>
            <draw:equation draw:name="f1" draw:formula="logheight"/>
          </draw:enhanced-geometry>
        </draw:custom-shape>
        <draw:custom-shape draw:name="Google Shape;165;p26" draw:style-name="gr5" draw:text-style-name="P25" draw:layer="layout" svg:width="0.314cm" svg:height="0.418cm" svg:x="11.192cm" svg:y="4.755cm">
          <text:p/>
          <draw:enhanced-geometry draw:mirror-horizontal="false" draw:mirror-vertical="false" svg:viewBox="0 0 0 0" drawooo:sub-view-size="12289 16352" draw:text-areas="0 0 ?f0 ?f1" draw:type="ooxml-non-primitive" draw:enhanced-path="M 6303 3991 L 6546 4015 6789 4064 7008 4137 7252 4234 7446 4356 7665 4502 7836 4672 8030 4842 8176 5037 8322 5256 8468 5475 8566 5718 8639 5986 8712 6229 8736 6473 8712 6716 8687 6959 8639 7178 8541 7397 8444 7592 8322 7787 8152 7981 7982 8152 7811 8298 7592 8419 7373 8517 7130 8614 6887 8687 6668 8711 6424 8736 6205 8736 5986 8711 5743 8663 5524 8614 5305 8541 5110 8444 4891 8346 4697 8225 4502 8103 4332 7957 4186 7787 4015 7616 3894 7446 3772 7251 3723 7105 3650 6935 3602 6643 3577 6327 3602 6010 3699 5718 3821 5426 3967 5134 4161 4891 4332 4696 4551 4502 4794 4356 5037 4210 5062 4210 5110 4234 5232 4234 5305 4210 5548 4112 5816 4039 6059 4015 6303 3991 Z M 6254 3480 L 5986 3504 5694 3553 5427 3626 5305 3650 5183 3699 4916 3796 4599 3966 4283 4161 3991 4404 3748 4672 3529 4940 3359 5232 3237 5572 3164 5889 3115 6229 3140 6570 3188 6911 3261 7251 3383 7495 3529 7762 3699 7981 3869 8200 4088 8371 4307 8541 4551 8711 4794 8833 5062 8930 5329 9028 5597 9101 5889 9149 6181 9174 6449 9198 6741 9174 7008 9149 7325 9076 7617 8979 7884 8833 8128 8687 8347 8492 8541 8273 8712 8054 8858 7787 8979 7543 9052 7251 9125 6959 9150 6667 9150 6375 9125 6083 9052 5791 8955 5499 8858 5232 8712 4988 8566 4769 8395 4550 8201 4356 7982 4161 7763 3991 7544 3845 7300 3723 7033 3626 6789 3553 6522 3504 6254 3480 Z M 6303 536 L 6668 560 7033 633 7422 706 7763 828 8128 949 8468 1095 8809 1266 9125 1460 9442 1679 9734 1898 10026 2166 10050 2287 10074 2409 10196 2798 10220 2847 10269 2871 10342 2896 10391 2896 10439 2871 10464 2847 10488 2798 10512 2677 10585 2774 10537 3090 10537 3261 10561 3334 10610 3382 10634 3431 10683 3407 10756 3382 10804 3309 10877 3163 10877 3188 10950 3285 10853 3553 10804 3674 10756 3796 10756 3893 10804 4015 10829 4088 10902 4112 10975 4112 11023 4088 11096 4039 11169 3966 11242 3820 11340 4039 11194 4307 11048 4575 11023 4696 11023 4794 11048 4867 11121 4915 11169 4915 11218 4891 11340 4794 11510 4575 11534 4550 11607 4818 11510 4940 11388 5061 11291 5183 11218 5280 11096 5524 11072 5548 11096 5572 11121 5597 11145 5572 11388 5475 11510 5402 11631 5305 11680 5256 11729 5499 11364 5840 11048 6229 11023 6278 11048 6327 11072 6351 11121 6351 11291 6254 11461 6156 11753 5913 11753 6302 11631 6424 11534 6546 11412 6692 11291 6789 11048 6935 10999 6984 10950 7032 10926 7105 10950 7154 11023 7203 11096 7251 11169 7251 11267 7227 11437 7178 11583 7081 11704 6984 11631 7470 11583 7470 11534 7495 11291 7665 11023 7811 10902 7884 10804 7957 10731 8054 10707 8103 10707 8176 10707 8200 10853 8200 10950 8176 11194 8079 11534 7933 11437 8273 11340 8298 11242 8322 11072 8419 10829 8541 10561 8614 10537 8638 10512 8663 10537 8687 10561 8711 10731 8736 10926 8736 11121 8711 11315 8663 11169 9028 10926 9028 10683 9052 10439 9125 10220 9198 10196 9222 10196 9247 10220 9271 10245 9295 10488 9295 10731 9320 11048 9368 10853 9757 10561 9733 10245 9709 10099 9709 9977 9733 9904 9782 9880 9806 9880 9830 9928 9928 9977 10001 10050 10074 10147 10122 10391 10171 10610 10220 10439 10512 10439 10439 10391 10390 10342 10341 10220 10293 9977 10268 9709 10220 9588 10220 9466 10244 9417 10268 9393 10317 9393 10366 9417 10414 9515 10487 9636 10560 9880 10633 10123 10682 10245 10682 10366 10633 10001 11242 9782 11169 9588 11144 9417 11096 9247 11071 9052 11047 8882 11096 8858 11120 8833 11169 8833 11193 8858 11242 9052 11315 9223 11363 9588 11485 9782 11558 9490 11996 9344 11923 9223 11874 8931 11801 8566 11704 8371 11655 8176 11655 8103 11680 8079 11728 8055 11801 8103 11850 8249 11947 8395 12045 8736 12166 8979 12239 9247 12312 9004 12629 8712 12580 8420 12531 8201 12458 8006 12361 7787 12239 7592 12142 7544 12142 7495 12166 7495 12215 7471 12264 7519 12385 7592 12507 7690 12604 7811 12677 8055 12823 8298 12921 8493 12994 8687 13018 8371 13407 8274 13310 8152 13261 7909 13188 7471 12994 7252 12921 7033 12896 7008 12896 7008 12945 7057 13042 7130 13115 7300 13261 7495 13359 7690 13456 7909 13578 8006 13626 8128 13675 7836 14016 7665 13967 7179 13724 6814 13553 6619 13480 6424 13480 6400 13505 6400 13553 6449 13651 6497 13724 6595 13821 6692 13894 6887 14016 7081 14137 7276 14235 7519 14381 7106 14843 6814 14697 6546 14527 6376 14405 6230 14259 6157 14162 6035 14064 5962 14064 5913 14089 5840 14186 5840 14283 5865 14381 5913 14478 6059 14673 6205 14794 6449 15013 6595 15135 6765 15208 6132 15816 5986 15573 5792 15354 5402 14916 5013 14527 4818 14332 4648 14113 4332 13724 3991 13359 3310 12629 2969 12264 2653 11874 2361 11485 2069 11071 1704 10439 1363 9757 1096 9052 974 8711 877 8346 779 7981 706 7616 633 7251 609 6862 585 6497 585 6132 585 5743 609 5378 682 4988 755 4599 877 4210 1023 3845 1193 3504 1363 3163 1582 2823 1826 2506 2093 2214 2361 1947 2653 1679 2969 1460 3310 1241 3650 1047 4015 901 4405 755 4770 657 5159 584 5524 536 Z M 5646 0 L 5256 49 4843 98 4453 195 4088 317 3723 438 3359 609 2994 803 2653 998 2337 1241 2020 1509 1728 1776 1461 2093 1193 2409 925 2798 682 3188 487 3601 341 4015 220 4453 122 4891 49 5329 25 5791 1 6254 25 6692 74 7154 122 7616 220 8054 317 8492 463 8930 609 9368 779 9806 974 10244 1193 10682 1412 11096 1680 11509 1947 11899 2239 12288 2531 12677 2969 13213 3407 13748 3626 14040 3869 14283 4113 14527 4380 14746 4502 14867 4697 15086 5159 15622 5621 16133 5792 16303 5865 16352 5913 16352 6084 16327 6230 16279 6351 16230 6473 16157 6716 15962 6911 15743 8176 14259 8833 13480 9466 12677 10074 11874 10634 11023 10877 10609 11121 10195 11340 9782 11534 9344 11704 8930 11875 8492 12021 8030 12118 7592 12215 7130 12264 6667 12288 6205 12288 5743 12240 5280 12167 4818 12045 4380 11899 3918 11729 3528 11534 3163 11315 2798 11096 2458 10829 2141 10537 1825 10245 1557 9928 1290 9588 1047 9223 828 8858 633 8493 463 8103 317 7714 195 7300 98 6887 49 6473 0 Z N">
            <draw:equation draw:name="f0" draw:formula="logwidth"/>
            <draw:equation draw:name="f1" draw:formula="logheight"/>
          </draw:enhanced-geometry>
        </draw:custom-shape>
        <draw:custom-shape draw:name="Google Shape;166;p26" draw:style-name="gr5" draw:text-style-name="P25" draw:layer="layout" svg:width="0.314cm" svg:height="0.418cm" svg:x="17.547cm" svg:y="5.92cm">
          <text:p/>
          <draw:enhanced-geometry draw:mirror-horizontal="false" draw:mirror-vertical="false" svg:viewBox="0 0 0 0" drawooo:sub-view-size="12289 16352" draw:text-areas="0 0 ?f0 ?f1" draw:type="ooxml-non-primitive" draw:enhanced-path="M 6303 3991 L 6546 4015 6789 4064 7008 4137 7252 4234 7446 4356 7665 4502 7836 4672 8030 4842 8176 5037 8322 5256 8468 5475 8566 5718 8639 5986 8712 6229 8736 6473 8712 6716 8687 6959 8639 7178 8541 7397 8444 7592 8322 7787 8152 7981 7982 8152 7811 8298 7592 8419 7373 8517 7130 8614 6887 8687 6668 8711 6424 8736 6205 8736 5986 8711 5743 8663 5524 8614 5305 8541 5110 8444 4891 8346 4697 8225 4502 8103 4332 7957 4186 7787 4015 7616 3894 7446 3772 7251 3723 7105 3650 6935 3602 6643 3577 6327 3602 6010 3699 5718 3821 5426 3967 5134 4161 4891 4332 4696 4551 4502 4794 4356 5037 4210 5062 4210 5110 4234 5232 4234 5305 4210 5548 4112 5816 4039 6059 4015 6303 3991 Z M 6254 3480 L 5986 3504 5694 3553 5427 3626 5305 3650 5183 3699 4916 3796 4599 3966 4283 4161 3991 4404 3748 4672 3529 4940 3359 5232 3237 5572 3164 5889 3115 6229 3140 6570 3188 6911 3261 7251 3383 7495 3529 7762 3699 7981 3869 8200 4088 8371 4307 8541 4551 8711 4794 8833 5062 8930 5329 9028 5597 9101 5889 9149 6181 9174 6449 9198 6741 9174 7008 9149 7325 9076 7617 8979 7884 8833 8128 8687 8347 8492 8541 8273 8712 8054 8858 7787 8979 7543 9052 7251 9125 6959 9150 6667 9150 6375 9125 6083 9052 5791 8955 5499 8858 5232 8712 4988 8566 4769 8395 4550 8201 4356 7982 4161 7763 3991 7544 3845 7300 3723 7033 3626 6789 3553 6522 3504 6254 3480 Z M 6303 536 L 6668 560 7033 633 7422 706 7763 828 8128 949 8468 1095 8809 1266 9125 1460 9442 1679 9734 1898 10026 2166 10050 2287 10074 2409 10196 2798 10220 2847 10269 2871 10342 2896 10391 2896 10439 2871 10464 2847 10488 2798 10512 2677 10585 2774 10537 3090 10537 3261 10561 3334 10610 3382 10634 3431 10683 3407 10756 3382 10804 3309 10877 3163 10877 3188 10950 3285 10853 3553 10804 3674 10756 3796 10756 3893 10804 4015 10829 4088 10902 4112 10975 4112 11023 4088 11096 4039 11169 3966 11242 3820 11340 4039 11194 4307 11048 4575 11023 4696 11023 4794 11048 4867 11121 4915 11169 4915 11218 4891 11340 4794 11510 4575 11534 4550 11607 4818 11510 4940 11388 5061 11291 5183 11218 5280 11096 5524 11072 5548 11096 5572 11121 5597 11145 5572 11388 5475 11510 5402 11631 5305 11680 5256 11729 5499 11364 5840 11048 6229 11023 6278 11048 6327 11072 6351 11121 6351 11291 6254 11461 6156 11753 5913 11753 6302 11631 6424 11534 6546 11412 6692 11291 6789 11048 6935 10999 6984 10950 7032 10926 7105 10950 7154 11023 7203 11096 7251 11169 7251 11267 7227 11437 7178 11583 7081 11704 6984 11631 7470 11583 7470 11534 7495 11291 7665 11023 7811 10902 7884 10804 7957 10731 8054 10707 8103 10707 8176 10707 8200 10853 8200 10950 8176 11194 8079 11534 7933 11437 8273 11340 8298 11242 8322 11072 8419 10829 8541 10561 8614 10537 8638 10512 8663 10537 8687 10561 8711 10731 8736 10926 8736 11121 8711 11315 8663 11169 9028 10926 9028 10683 9052 10439 9125 10220 9198 10196 9222 10196 9247 10220 9271 10245 9295 10488 9295 10731 9320 11048 9368 10853 9757 10561 9733 10245 9709 10099 9709 9977 9733 9904 9782 9880 9806 9880 9830 9928 9928 9977 10001 10050 10074 10147 10122 10391 10171 10610 10220 10439 10512 10439 10439 10391 10390 10342 10341 10220 10293 9977 10268 9709 10220 9588 10220 9466 10244 9417 10268 9393 10317 9393 10366 9417 10414 9515 10487 9636 10560 9880 10633 10123 10682 10245 10682 10366 10633 10001 11242 9782 11169 9588 11144 9417 11096 9247 11071 9052 11047 8882 11096 8858 11120 8833 11169 8833 11193 8858 11242 9052 11315 9223 11363 9588 11485 9782 11558 9490 11996 9344 11923 9223 11874 8931 11801 8566 11704 8371 11655 8176 11655 8103 11680 8079 11728 8055 11801 8103 11850 8249 11947 8395 12045 8736 12166 8979 12239 9247 12312 9004 12629 8712 12580 8420 12531 8201 12458 8006 12361 7787 12239 7592 12142 7544 12142 7495 12166 7495 12215 7471 12264 7519 12385 7592 12507 7690 12604 7811 12677 8055 12823 8298 12921 8493 12994 8687 13018 8371 13407 8274 13310 8152 13261 7909 13188 7471 12994 7252 12921 7033 12896 7008 12896 7008 12945 7057 13042 7130 13115 7300 13261 7495 13359 7690 13456 7909 13578 8006 13626 8128 13675 7836 14016 7665 13967 7179 13724 6814 13553 6619 13480 6424 13480 6400 13505 6400 13553 6449 13651 6497 13724 6595 13821 6692 13894 6887 14016 7081 14137 7276 14235 7519 14381 7106 14843 6814 14697 6546 14527 6376 14405 6230 14259 6157 14162 6035 14064 5962 14064 5913 14089 5840 14186 5840 14283 5865 14381 5913 14478 6059 14673 6205 14794 6449 15013 6595 15135 6765 15208 6132 15816 5986 15573 5792 15354 5402 14916 5013 14527 4818 14332 4648 14113 4332 13724 3991 13359 3310 12629 2969 12264 2653 11874 2361 11485 2069 11071 1704 10439 1363 9757 1096 9052 974 8711 877 8346 779 7981 706 7616 633 7251 609 6862 585 6497 585 6132 585 5743 609 5378 682 4988 755 4599 877 4210 1023 3845 1193 3504 1363 3163 1582 2823 1826 2506 2093 2214 2361 1947 2653 1679 2969 1460 3310 1241 3650 1047 4015 901 4405 755 4770 657 5159 584 5524 536 Z M 5646 0 L 5256 49 4843 98 4453 195 4088 317 3723 438 3359 609 2994 803 2653 998 2337 1241 2020 1509 1728 1776 1461 2093 1193 2409 925 2798 682 3188 487 3601 341 4015 220 4453 122 4891 49 5329 25 5791 1 6254 25 6692 74 7154 122 7616 220 8054 317 8492 463 8930 609 9368 779 9806 974 10244 1193 10682 1412 11096 1680 11509 1947 11899 2239 12288 2531 12677 2969 13213 3407 13748 3626 14040 3869 14283 4113 14527 4380 14746 4502 14867 4697 15086 5159 15622 5621 16133 5792 16303 5865 16352 5913 16352 6084 16327 6230 16279 6351 16230 6473 16157 6716 15962 6911 15743 8176 14259 8833 13480 9466 12677 10074 11874 10634 11023 10877 10609 11121 10195 11340 9782 11534 9344 11704 8930 11875 8492 12021 8030 12118 7592 12215 7130 12264 6667 12288 6205 12288 5743 12240 5280 12167 4818 12045 4380 11899 3918 11729 3528 11534 3163 11315 2798 11096 2458 10829 2141 10537 1825 10245 1557 9928 1290 9588 1047 9223 828 8858 633 8493 463 8103 317 7714 195 7300 98 6887 49 6473 0 Z N">
            <draw:equation draw:name="f0" draw:formula="logwidth"/>
            <draw:equation draw:name="f1" draw:formula="logheight"/>
          </draw:enhanced-geometry>
        </draw:custom-shape>
        <draw:custom-shape draw:name="Google Shape;167;p26" draw:style-name="gr5" draw:text-style-name="P25" draw:layer="layout" svg:width="0.314cm" svg:height="0.418cm" svg:x="19.253cm" svg:y="9.71cm">
          <text:p/>
          <draw:enhanced-geometry draw:mirror-horizontal="false" draw:mirror-vertical="false" svg:viewBox="0 0 0 0" drawooo:sub-view-size="12289 16352" draw:text-areas="0 0 ?f0 ?f1" draw:type="ooxml-non-primitive" draw:enhanced-path="M 6303 3991 L 6546 4015 6789 4064 7008 4137 7252 4234 7446 4356 7665 4502 7836 4672 8030 4842 8176 5037 8322 5256 8468 5475 8566 5718 8639 5986 8712 6229 8736 6473 8712 6716 8687 6959 8639 7178 8541 7397 8444 7592 8322 7787 8152 7981 7982 8152 7811 8298 7592 8419 7373 8517 7130 8614 6887 8687 6668 8711 6424 8736 6205 8736 5986 8711 5743 8663 5524 8614 5305 8541 5110 8444 4891 8346 4697 8225 4502 8103 4332 7957 4186 7787 4015 7616 3894 7446 3772 7251 3723 7105 3650 6935 3602 6643 3577 6327 3602 6010 3699 5718 3821 5426 3967 5134 4161 4891 4332 4696 4551 4502 4794 4356 5037 4210 5062 4210 5110 4234 5232 4234 5305 4210 5548 4112 5816 4039 6059 4015 6303 3991 Z M 6254 3480 L 5986 3504 5694 3553 5427 3626 5305 3650 5183 3699 4916 3796 4599 3966 4283 4161 3991 4404 3748 4672 3529 4940 3359 5232 3237 5572 3164 5889 3115 6229 3140 6570 3188 6911 3261 7251 3383 7495 3529 7762 3699 7981 3869 8200 4088 8371 4307 8541 4551 8711 4794 8833 5062 8930 5329 9028 5597 9101 5889 9149 6181 9174 6449 9198 6741 9174 7008 9149 7325 9076 7617 8979 7884 8833 8128 8687 8347 8492 8541 8273 8712 8054 8858 7787 8979 7543 9052 7251 9125 6959 9150 6667 9150 6375 9125 6083 9052 5791 8955 5499 8858 5232 8712 4988 8566 4769 8395 4550 8201 4356 7982 4161 7763 3991 7544 3845 7300 3723 7033 3626 6789 3553 6522 3504 6254 3480 Z M 6303 536 L 6668 560 7033 633 7422 706 7763 828 8128 949 8468 1095 8809 1266 9125 1460 9442 1679 9734 1898 10026 2166 10050 2287 10074 2409 10196 2798 10220 2847 10269 2871 10342 2896 10391 2896 10439 2871 10464 2847 10488 2798 10512 2677 10585 2774 10537 3090 10537 3261 10561 3334 10610 3382 10634 3431 10683 3407 10756 3382 10804 3309 10877 3163 10877 3188 10950 3285 10853 3553 10804 3674 10756 3796 10756 3893 10804 4015 10829 4088 10902 4112 10975 4112 11023 4088 11096 4039 11169 3966 11242 3820 11340 4039 11194 4307 11048 4575 11023 4696 11023 4794 11048 4867 11121 4915 11169 4915 11218 4891 11340 4794 11510 4575 11534 4550 11607 4818 11510 4940 11388 5061 11291 5183 11218 5280 11096 5524 11072 5548 11096 5572 11121 5597 11145 5572 11388 5475 11510 5402 11631 5305 11680 5256 11729 5499 11364 5840 11048 6229 11023 6278 11048 6327 11072 6351 11121 6351 11291 6254 11461 6156 11753 5913 11753 6302 11631 6424 11534 6546 11412 6692 11291 6789 11048 6935 10999 6984 10950 7032 10926 7105 10950 7154 11023 7203 11096 7251 11169 7251 11267 7227 11437 7178 11583 7081 11704 6984 11631 7470 11583 7470 11534 7495 11291 7665 11023 7811 10902 7884 10804 7957 10731 8054 10707 8103 10707 8176 10707 8200 10853 8200 10950 8176 11194 8079 11534 7933 11437 8273 11340 8298 11242 8322 11072 8419 10829 8541 10561 8614 10537 8638 10512 8663 10537 8687 10561 8711 10731 8736 10926 8736 11121 8711 11315 8663 11169 9028 10926 9028 10683 9052 10439 9125 10220 9198 10196 9222 10196 9247 10220 9271 10245 9295 10488 9295 10731 9320 11048 9368 10853 9757 10561 9733 10245 9709 10099 9709 9977 9733 9904 9782 9880 9806 9880 9830 9928 9928 9977 10001 10050 10074 10147 10122 10391 10171 10610 10220 10439 10512 10439 10439 10391 10390 10342 10341 10220 10293 9977 10268 9709 10220 9588 10220 9466 10244 9417 10268 9393 10317 9393 10366 9417 10414 9515 10487 9636 10560 9880 10633 10123 10682 10245 10682 10366 10633 10001 11242 9782 11169 9588 11144 9417 11096 9247 11071 9052 11047 8882 11096 8858 11120 8833 11169 8833 11193 8858 11242 9052 11315 9223 11363 9588 11485 9782 11558 9490 11996 9344 11923 9223 11874 8931 11801 8566 11704 8371 11655 8176 11655 8103 11680 8079 11728 8055 11801 8103 11850 8249 11947 8395 12045 8736 12166 8979 12239 9247 12312 9004 12629 8712 12580 8420 12531 8201 12458 8006 12361 7787 12239 7592 12142 7544 12142 7495 12166 7495 12215 7471 12264 7519 12385 7592 12507 7690 12604 7811 12677 8055 12823 8298 12921 8493 12994 8687 13018 8371 13407 8274 13310 8152 13261 7909 13188 7471 12994 7252 12921 7033 12896 7008 12896 7008 12945 7057 13042 7130 13115 7300 13261 7495 13359 7690 13456 7909 13578 8006 13626 8128 13675 7836 14016 7665 13967 7179 13724 6814 13553 6619 13480 6424 13480 6400 13505 6400 13553 6449 13651 6497 13724 6595 13821 6692 13894 6887 14016 7081 14137 7276 14235 7519 14381 7106 14843 6814 14697 6546 14527 6376 14405 6230 14259 6157 14162 6035 14064 5962 14064 5913 14089 5840 14186 5840 14283 5865 14381 5913 14478 6059 14673 6205 14794 6449 15013 6595 15135 6765 15208 6132 15816 5986 15573 5792 15354 5402 14916 5013 14527 4818 14332 4648 14113 4332 13724 3991 13359 3310 12629 2969 12264 2653 11874 2361 11485 2069 11071 1704 10439 1363 9757 1096 9052 974 8711 877 8346 779 7981 706 7616 633 7251 609 6862 585 6497 585 6132 585 5743 609 5378 682 4988 755 4599 877 4210 1023 3845 1193 3504 1363 3163 1582 2823 1826 2506 2093 2214 2361 1947 2653 1679 2969 1460 3310 1241 3650 1047 4015 901 4405 755 4770 657 5159 584 5524 536 Z M 5646 0 L 5256 49 4843 98 4453 195 4088 317 3723 438 3359 609 2994 803 2653 998 2337 1241 2020 1509 1728 1776 1461 2093 1193 2409 925 2798 682 3188 487 3601 341 4015 220 4453 122 4891 49 5329 25 5791 1 6254 25 6692 74 7154 122 7616 220 8054 317 8492 463 8930 609 9368 779 9806 974 10244 1193 10682 1412 11096 1680 11509 1947 11899 2239 12288 2531 12677 2969 13213 3407 13748 3626 14040 3869 14283 4113 14527 4380 14746 4502 14867 4697 15086 5159 15622 5621 16133 5792 16303 5865 16352 5913 16352 6084 16327 6230 16279 6351 16230 6473 16157 6716 15962 6911 15743 8176 14259 8833 13480 9466 12677 10074 11874 10634 11023 10877 10609 11121 10195 11340 9782 11534 9344 11704 8930 11875 8492 12021 8030 12118 7592 12215 7130 12264 6667 12288 6205 12288 5743 12240 5280 12167 4818 12045 4380 11899 3918 11729 3528 11534 3163 11315 2798 11096 2458 10829 2141 10537 1825 10245 1557 9928 1290 9588 1047 9223 828 8858 633 8493 463 8103 317 7714 195 7300 98 6887 49 6473 0 Z N">
            <draw:equation draw:name="f0" draw:formula="logwidth"/>
            <draw:equation draw:name="f1" draw:formula="logheight"/>
          </draw:enhanced-geometry>
        </draw:custom-shape>
        <draw:custom-shape draw:name="Google Shape;168;p26" draw:style-name="gr5" draw:text-style-name="P25" draw:layer="layout" svg:width="0.314cm" svg:height="0.418cm" svg:x="12.622cm" svg:y="9.472cm">
          <text:p/>
          <draw:enhanced-geometry draw:mirror-horizontal="false" draw:mirror-vertical="false" svg:viewBox="0 0 0 0" drawooo:sub-view-size="12289 16352" draw:text-areas="0 0 ?f0 ?f1" draw:type="ooxml-non-primitive" draw:enhanced-path="M 6303 3991 L 6546 4015 6789 4064 7008 4137 7252 4234 7446 4356 7665 4502 7836 4672 8030 4842 8176 5037 8322 5256 8468 5475 8566 5718 8639 5986 8712 6229 8736 6473 8712 6716 8687 6959 8639 7178 8541 7397 8444 7592 8322 7787 8152 7981 7982 8152 7811 8298 7592 8419 7373 8517 7130 8614 6887 8687 6668 8711 6424 8736 6205 8736 5986 8711 5743 8663 5524 8614 5305 8541 5110 8444 4891 8346 4697 8225 4502 8103 4332 7957 4186 7787 4015 7616 3894 7446 3772 7251 3723 7105 3650 6935 3602 6643 3577 6327 3602 6010 3699 5718 3821 5426 3967 5134 4161 4891 4332 4696 4551 4502 4794 4356 5037 4210 5062 4210 5110 4234 5232 4234 5305 4210 5548 4112 5816 4039 6059 4015 6303 3991 Z M 6254 3480 L 5986 3504 5694 3553 5427 3626 5305 3650 5183 3699 4916 3796 4599 3966 4283 4161 3991 4404 3748 4672 3529 4940 3359 5232 3237 5572 3164 5889 3115 6229 3140 6570 3188 6911 3261 7251 3383 7495 3529 7762 3699 7981 3869 8200 4088 8371 4307 8541 4551 8711 4794 8833 5062 8930 5329 9028 5597 9101 5889 9149 6181 9174 6449 9198 6741 9174 7008 9149 7325 9076 7617 8979 7884 8833 8128 8687 8347 8492 8541 8273 8712 8054 8858 7787 8979 7543 9052 7251 9125 6959 9150 6667 9150 6375 9125 6083 9052 5791 8955 5499 8858 5232 8712 4988 8566 4769 8395 4550 8201 4356 7982 4161 7763 3991 7544 3845 7300 3723 7033 3626 6789 3553 6522 3504 6254 3480 Z M 6303 536 L 6668 560 7033 633 7422 706 7763 828 8128 949 8468 1095 8809 1266 9125 1460 9442 1679 9734 1898 10026 2166 10050 2287 10074 2409 10196 2798 10220 2847 10269 2871 10342 2896 10391 2896 10439 2871 10464 2847 10488 2798 10512 2677 10585 2774 10537 3090 10537 3261 10561 3334 10610 3382 10634 3431 10683 3407 10756 3382 10804 3309 10877 3163 10877 3188 10950 3285 10853 3553 10804 3674 10756 3796 10756 3893 10804 4015 10829 4088 10902 4112 10975 4112 11023 4088 11096 4039 11169 3966 11242 3820 11340 4039 11194 4307 11048 4575 11023 4696 11023 4794 11048 4867 11121 4915 11169 4915 11218 4891 11340 4794 11510 4575 11534 4550 11607 4818 11510 4940 11388 5061 11291 5183 11218 5280 11096 5524 11072 5548 11096 5572 11121 5597 11145 5572 11388 5475 11510 5402 11631 5305 11680 5256 11729 5499 11364 5840 11048 6229 11023 6278 11048 6327 11072 6351 11121 6351 11291 6254 11461 6156 11753 5913 11753 6302 11631 6424 11534 6546 11412 6692 11291 6789 11048 6935 10999 6984 10950 7032 10926 7105 10950 7154 11023 7203 11096 7251 11169 7251 11267 7227 11437 7178 11583 7081 11704 6984 11631 7470 11583 7470 11534 7495 11291 7665 11023 7811 10902 7884 10804 7957 10731 8054 10707 8103 10707 8176 10707 8200 10853 8200 10950 8176 11194 8079 11534 7933 11437 8273 11340 8298 11242 8322 11072 8419 10829 8541 10561 8614 10537 8638 10512 8663 10537 8687 10561 8711 10731 8736 10926 8736 11121 8711 11315 8663 11169 9028 10926 9028 10683 9052 10439 9125 10220 9198 10196 9222 10196 9247 10220 9271 10245 9295 10488 9295 10731 9320 11048 9368 10853 9757 10561 9733 10245 9709 10099 9709 9977 9733 9904 9782 9880 9806 9880 9830 9928 9928 9977 10001 10050 10074 10147 10122 10391 10171 10610 10220 10439 10512 10439 10439 10391 10390 10342 10341 10220 10293 9977 10268 9709 10220 9588 10220 9466 10244 9417 10268 9393 10317 9393 10366 9417 10414 9515 10487 9636 10560 9880 10633 10123 10682 10245 10682 10366 10633 10001 11242 9782 11169 9588 11144 9417 11096 9247 11071 9052 11047 8882 11096 8858 11120 8833 11169 8833 11193 8858 11242 9052 11315 9223 11363 9588 11485 9782 11558 9490 11996 9344 11923 9223 11874 8931 11801 8566 11704 8371 11655 8176 11655 8103 11680 8079 11728 8055 11801 8103 11850 8249 11947 8395 12045 8736 12166 8979 12239 9247 12312 9004 12629 8712 12580 8420 12531 8201 12458 8006 12361 7787 12239 7592 12142 7544 12142 7495 12166 7495 12215 7471 12264 7519 12385 7592 12507 7690 12604 7811 12677 8055 12823 8298 12921 8493 12994 8687 13018 8371 13407 8274 13310 8152 13261 7909 13188 7471 12994 7252 12921 7033 12896 7008 12896 7008 12945 7057 13042 7130 13115 7300 13261 7495 13359 7690 13456 7909 13578 8006 13626 8128 13675 7836 14016 7665 13967 7179 13724 6814 13553 6619 13480 6424 13480 6400 13505 6400 13553 6449 13651 6497 13724 6595 13821 6692 13894 6887 14016 7081 14137 7276 14235 7519 14381 7106 14843 6814 14697 6546 14527 6376 14405 6230 14259 6157 14162 6035 14064 5962 14064 5913 14089 5840 14186 5840 14283 5865 14381 5913 14478 6059 14673 6205 14794 6449 15013 6595 15135 6765 15208 6132 15816 5986 15573 5792 15354 5402 14916 5013 14527 4818 14332 4648 14113 4332 13724 3991 13359 3310 12629 2969 12264 2653 11874 2361 11485 2069 11071 1704 10439 1363 9757 1096 9052 974 8711 877 8346 779 7981 706 7616 633 7251 609 6862 585 6497 585 6132 585 5743 609 5378 682 4988 755 4599 877 4210 1023 3845 1193 3504 1363 3163 1582 2823 1826 2506 2093 2214 2361 1947 2653 1679 2969 1460 3310 1241 3650 1047 4015 901 4405 755 4770 657 5159 584 5524 536 Z M 5646 0 L 5256 49 4843 98 4453 195 4088 317 3723 438 3359 609 2994 803 2653 998 2337 1241 2020 1509 1728 1776 1461 2093 1193 2409 925 2798 682 3188 487 3601 341 4015 220 4453 122 4891 49 5329 25 5791 1 6254 25 6692 74 7154 122 7616 220 8054 317 8492 463 8930 609 9368 779 9806 974 10244 1193 10682 1412 11096 1680 11509 1947 11899 2239 12288 2531 12677 2969 13213 3407 13748 3626 14040 3869 14283 4113 14527 4380 14746 4502 14867 4697 15086 5159 15622 5621 16133 5792 16303 5865 16352 5913 16352 6084 16327 6230 16279 6351 16230 6473 16157 6716 15962 6911 15743 8176 14259 8833 13480 9466 12677 10074 11874 10634 11023 10877 10609 11121 10195 11340 9782 11534 9344 11704 8930 11875 8492 12021 8030 12118 7592 12215 7130 12264 6667 12288 6205 12288 5743 12240 5280 12167 4818 12045 4380 11899 3918 11729 3528 11534 3163 11315 2798 11096 2458 10829 2141 10537 1825 10245 1557 9928 1290 9588 1047 9223 828 8858 633 8493 463 8103 317 7714 195 7300 98 6887 49 6473 0 Z N">
            <draw:equation draw:name="f0" draw:formula="logwidth"/>
            <draw:equation draw:name="f1" draw:formula="logheight"/>
          </draw:enhanced-geometry>
        </draw:custom-shape>
        <presentation:notes draw:style-name="dp2">
          <draw:page-thumbnail draw:name="Google Shape;156;g35ed75ccf_00:notes" draw:style-name="gr1" draw:layer="layout" svg:width="16.933cm" svg:height="9.524cm" svg:x="1.059cm" svg:y="1.905cm" draw:page-number="12" presentation:class="page"/>
          <draw:frame draw:name="Google Shape;157;g35ed75ccf_00:notes" presentation:style-name="pr31" draw:text-style-name="P3" draw:layer="layout" svg:width="15.239cm" svg:height="11.429cm" svg:x="1.905cm" svg:y="12.065cm" presentation:class="notes" presentation:placeholder="true" presentation:user-transformed="true">
            <draw:text-box/>
          </draw:frame>
        </presentation:notes>
      </draw:page>
      <draw:page draw:name="page13" draw:style-name="dp1" draw:master-page-name="BLANK_5f_1">
        <draw:frame draw:name="Google Shape;173;p27" presentation:style-name="pr24" draw:text-style-name="P5" draw:layer="layout" svg:width="15.66cm" svg:height="3.221cm" svg:x="4.869cm" svg:y="5.033cm" presentation:class="title" presentation:user-transformed="true">
          <draw:text-box>
            <text:p text:style-name="P4"><text:span text:style-name="T18">89,526,124</text:span></text:p>
          </draw:text-box>
        </draw:frame>
        <draw:frame draw:name="Google Shape;174;p27" presentation:style-name="pr32" draw:text-style-name="P7" draw:layer="layout" svg:width="15.66cm" svg:height="2.179cm" svg:x="4.869cm" svg:y="7.677cm" presentation:class="subtitle" presentation:user-transformed="true">
          <draw:text-box>
            <text:p text:style-name="P6"><text:span text:style-name="T9">Whoa! That’s a big number, aren’t you proud?</text:span></text:p>
          </draw:text-box>
        </draw:frame>
        <draw:frame draw:name="Google Shape;175;p27" presentation:style-name="pr25" draw:text-style-name="P12" draw:layer="layout" svg:width="1.523cm" svg:height="1.092cm" svg:x="11.938cm" svg:y="12.355cm" presentation:class="page-number" presentation:user-transformed="true">
          <draw:text-box>
            <text:p text:style-name="P11"><text:span text:style-name="T15"><text:page-number>&lt;number&gt;</text:page-number></text:span></text:p>
          </draw:text-box>
        </draw:frame>
        <presentation:notes draw:style-name="dp2">
          <draw:page-thumbnail draw:name="Google Shape;170;g35ed75ccf_028:notes" draw:style-name="gr1" draw:layer="layout" svg:width="16.933cm" svg:height="9.524cm" svg:x="1.059cm" svg:y="1.905cm" draw:page-number="13" presentation:class="page"/>
          <draw:frame draw:name="Google Shape;171;g35ed75ccf_028:notes" presentation:style-name="pr33" draw:text-style-name="P3" draw:layer="layout" svg:width="15.239cm" svg:height="11.429cm" svg:x="1.905cm" svg:y="12.065cm" presentation:class="notes" presentation:placeholder="true" presentation:user-transformed="true">
            <draw:text-box/>
          </draw:frame>
        </presentation:notes>
      </draw:page>
      <draw:page draw:name="page14" draw:style-name="dp7" draw:master-page-name="BLANK_5f_1">
        <draw:custom-shape draw:name="Google Shape;274;p39" draw:style-name="gr6" draw:text-style-name="P22" draw:layer="layout" svg:width="7.199cm" svg:height="4.237cm" svg:x="17.357cm" svg:y="0.867cm">
          <text:p text:style-name="P23"><text:span text:style-name="T19">SlidesCarnival icons are editable shapes. </text:span></text:p>
          <text:p text:style-name="P23"><text:span text:style-name="T19"/></text:p>
          <text:p text:style-name="P23"><text:span text:style-name="T19">This means that you can:</text:span></text:p>
          <text:list text:style-name="L5">
            <text:list-item>
              <text:p text:style-name="P23"><text:span text:style-name="T19">Resize them without losing quality.</text:span></text:p>
            </text:list-item>
            <text:list-item>
              <text:p text:style-name="P23"><text:span text:style-name="T19">Change fill color and opacity.</text:span></text:p>
            </text:list-item>
          </text:list>
          <text:p text:style-name="P23"><text:span text:style-name="T19"/></text:p>
          <text:p text:style-name="P23"><text:span text:style-name="T19">Isn’t that nice? :)</text:span></text:p>
          <text:p text:style-name="P23"><text:span text:style-name="T19"/></text:p>
          <text:p text:style-name="P23"><text:span text:style-name="T19">Examples:</text:span></text:p>
          <text:p text:style-name="P23"><text:span text:style-name="T19"/></text:p>
          <text:p text:style-name="P23"><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5;p39" draw:style-name="gr5" draw:text-style-name="P25" draw:layer="layout" svg:width="1.038cm" svg:height="1.331cm" svg:x="0.772cm" svg:y="0.755cm">
          <text:p/>
          <draw:enhanced-geometry draw:mirror-horizontal="false" draw:mirror-vertical="false" svg:viewBox="0 0 0 0" drawooo:sub-view-size="17107 21949" draw:text-areas="0 0 ?f0 ?f1" draw:type="ooxml-non-primitive" draw:enhanced-path="M 9198 1679 L 9198 1947 9247 2190 9296 2385 9344 2482 9417 2531 9515 2604 9612 2604 9709 2580 9758 2531 9782 2482 9831 2385 9855 2263 9831 2409 9806 2555 9758 2677 9661 2799 9563 2847 9466 2872 9320 2847 9198 2774 9077 2701 8979 2628 8906 2531 8858 2434 8809 2312 8809 2190 8833 2093 8858 1971 8931 1898 9004 1801 9101 1728 9198 1679 Z M 12483 1850 L 12507 2142 12556 2288 12605 2409 12629 2434 12653 2482 12751 2482 12848 2458 12921 2409 12970 2288 13018 2190 13043 2069 13043 1947 13140 1971 13213 2020 13286 2093 13359 2190 13432 2312 13456 2434 13432 2580 13408 2628 13383 2701 13286 2774 13164 2847 13043 2872 12921 2896 12629 2896 12386 2872 12264 2799 12167 2726 12094 2628 12069 2507 12094 2385 12118 2263 12167 2166 12240 2044 12361 1923 12483 1850 Z M 5865 1825 L 5840 1874 5840 2069 5840 2288 5865 2385 5889 2482 5938 2580 6011 2628 6132 2677 6230 2653 6327 2604 6376 2531 6400 2531 6424 2409 6449 2288 6449 1996 6522 2020 6595 2117 6643 2215 6643 2312 6643 2531 6595 2677 6522 2774 6424 2872 6303 2920 6181 2969 6059 2993 5913 2993 5792 2969 5646 2896 5548 2799 5475 2701 5427 2580 5427 2458 5451 2312 5475 2190 5548 2069 5694 1923 5865 1825 Z M 2531 1825 L 2580 2288 2604 2385 2653 2458 2750 2507 2847 2531 2945 2507 3018 2458 3066 2385 3091 2288 3066 1947 3115 1996 3188 2044 3212 2117 3237 2166 3237 2336 3212 2507 3139 2677 3042 2823 2920 2945 2774 3018 2653 3066 2531 3042 2409 3018 2312 2945 2215 2847 2142 2750 2093 2653 2044 2531 2044 2434 2044 2361 2117 2215 2190 2069 2312 1947 2409 1874 2531 1825 Z M 15598 3285 L 15768 3310 15598 3553 15598 3285 Z M 16328 3310 L 16328 3577 16352 3869 16011 4234 15695 4623 15549 4794 15573 4526 15598 4404 15695 4161 15817 3918 15963 3626 16133 3310 Z M 16425 4331 L 16547 4940 16425 4988 16328 5086 16133 5280 15938 5499 15817 5670 15549 5986 15549 5864 15598 5840 15646 5791 15671 5718 15671 5645 15671 5475 15719 5305 15792 5159 15890 4988 16133 4696 16352 4453 16425 4331 Z M 16571 5280 L 16595 5621 16595 6010 16401 6108 16230 6254 15914 6546 15719 6740 15549 6959 15549 6765 15622 6619 15695 6497 15841 6229 16036 5962 16230 5670 16449 5402 16571 5280 Z M 5743 6716 L 5694 6740 5621 6789 5475 6935 5305 7105 5086 7251 4867 7373 4745 7422 4648 7446 4429 7446 4332 7397 4259 7349 4186 7251 4113 7130 4064 7057 3991 7032 3894 7032 3821 7057 3553 7227 3358 7324 3188 7422 3042 7470 2969 7470 2896 7446 2847 7422 2823 7349 2799 7276 2799 7178 2799 7130 2774 7105 2726 7081 2653 7081 2604 7154 2555 7373 2531 7470 2531 7568 2555 7665 2628 7762 2701 7811 2823 7860 2945 7884 3091 7860 3212 7835 3358 7787 3602 7665 3845 7519 3942 7641 4040 7714 4137 7787 4259 7835 4356 7860 4478 7860 4745 7835 4989 7762 5232 7641 5475 7495 5694 7324 5816 7470 5962 7592 6132 7665 6327 7738 6741 7738 6862 7689 6984 7641 7106 7592 7300 7422 7422 7568 7592 7665 7787 7714 7982 7738 8201 7714 8395 7665 8590 7568 8785 7446 8931 7568 9101 7665 9271 7738 9466 7787 9636 7787 9806 7762 9977 7714 10098 7616 10196 7714 10293 7787 10415 7860 10536 7908 10658 7957 10780 7957 10901 7908 10999 7860 11120 7811 11193 7714 11364 7543 11607 7689 11729 7762 11850 7811 11972 7835 12094 7835 12191 7811 12288 7738 12410 7835 12556 7884 12726 7908 12872 7884 13018 7860 13164 7762 13262 7665 13335 7519 13335 7470 13335 7446 13286 7422 13262 7422 13043 7470 12775 7543 12653 7543 12532 7519 12459 7470 12434 7422 12410 7373 12386 7300 12337 7251 12288 7203 12167 7203 12118 7251 12094 7300 12069 7373 12069 7422 12045 7470 12021 7495 11899 7495 11777 7446 11583 7300 11461 7178 11388 7154 11339 7130 11266 7154 11218 7178 11047 7397 10926 7495 10804 7543 10707 7568 10609 7568 10536 7519 10463 7422 10390 7324 10342 7178 10342 7105 10293 7032 10244 7008 10196 6984 10123 6984 10074 7008 10025 7057 9977 7130 9952 7227 9904 7300 9831 7349 9782 7397 9709 7422 9636 7422 9466 7397 9320 7349 9174 7251 9028 7154 8906 7032 8858 6984 8687 6984 8639 7032 8517 7130 8371 7227 8201 7300 8030 7349 7860 7349 7787 7324 7738 7300 7665 7251 7641 7178 7592 7105 7592 7008 7568 6935 7544 6886 7495 6838 7446 6813 7398 6789 7325 6789 7276 6813 7227 6862 7057 7057 6960 7154 6862 7251 6741 7300 6619 7324 6473 7324 6351 7300 6230 7251 6108 7178 6035 7057 5986 6935 5986 6886 5962 6838 5913 6789 5865 6740 5792 6716 Z M 16595 6302 L 16547 7081 16401 7203 16279 7349 16011 7665 15792 7908 15573 8200 15573 7689 15573 7665 15671 7470 15768 7276 16011 6935 16303 6619 16595 6302 Z M 16547 7592 L 16522 8663 16425 8711 16328 8760 16157 8930 15841 9271 15719 9417 15573 9612 15573 8882 15671 8857 15744 8784 15890 8517 16060 8273 16401 7811 16547 7592 Z M 9734 9149 L 9661 9174 9588 9198 9539 9247 9466 9368 9442 9490 9320 9587 9174 9660 9052 9685 8882 9685 8785 9660 8736 9636 8687 9587 8663 9539 8663 9441 8639 9368 8590 9320 8517 9295 8444 9271 8395 9295 8322 9344 8274 9417 8249 9466 8201 9514 8079 9587 7933 9612 7738 9636 7568 9636 7422 9587 7325 9514 7276 9466 7252 9417 7252 9344 7227 9295 7179 9247 7130 9222 7081 9198 7008 9198 6960 9222 6887 9247 6765 9417 6643 9563 6570 9636 6449 9685 6327 9733 6205 9758 6084 9758 6035 9733 5986 9709 5962 9660 5938 9612 5938 9514 5962 9441 5962 9344 5938 9271 5865 9198 5792 9174 5646 9174 5573 9247 5548 9320 5500 9417 5451 9490 5378 9587 5305 9636 5183 9685 5086 9733 4843 9782 4624 9782 4502 9733 4405 9709 4332 9636 4259 9587 4210 9490 4161 9393 4161 9344 4137 9295 4040 9247 3942 9222 3869 9247 3602 9417 3407 9539 3212 9660 3018 9733 2872 9733 2823 9709 2774 9660 2774 9587 2774 9490 2774 9417 2750 9368 2726 9344 2677 9320 2653 9295 2604 9320 2555 9320 2507 9368 2458 9490 2434 9612 2434 9733 2458 9831 2531 9928 2604 10025 2726 10098 2847 10147 2969 10171 3115 10147 3237 10123 3358 10074 3626 9928 3845 9758 3918 9855 3991 9952 4088 10025 4186 10074 4429 10171 4672 10196 4940 10196 5208 10147 5427 10050 5646 9928 5743 10001 5840 10098 5986 10147 6132 10196 6278 10220 6424 10196 6546 10171 6643 10123 6741 10050 6838 9977 7008 9782 7130 9879 7300 9977 7471 10025 7665 10050 7860 10050 8030 10025 8225 9952 8371 9879 8493 9977 8639 10025 8785 10074 8955 10074 9125 10050 9320 10001 9466 9928 9636 9831 9734 9904 9855 9952 10001 9977 10147 10001 10293 10001 10439 9977 10561 9928 10682 9855 10780 9952 10901 10001 11193 10001 11339 9952 11510 9904 11656 9831 11802 9733 11850 9806 11923 9855 12069 9928 12240 9952 12434 9952 12629 9904 12824 9831 13018 9758 13164 9660 13237 9612 13262 9539 13262 9466 13237 9393 13189 9344 13116 9320 13067 9320 12994 9344 12775 9466 12605 9539 12459 9587 12288 9612 12167 9612 12118 9587 12094 9539 12069 9490 12069 9417 12069 9368 12045 9295 12021 9247 11972 9222 11875 9222 11826 9247 11777 9295 11704 9393 11583 9490 11437 9587 11266 9660 11120 9709 11072 9709 11023 9685 10974 9660 10950 9612 10950 9539 10974 9441 10974 9393 10950 9320 10926 9271 10853 9271 10804 9247 10755 9271 10682 9295 10658 9368 10585 9490 10463 9587 10342 9636 10025 9636 9928 9587 9855 9563 9904 9393 9904 9320 9879 9247 9831 9198 9782 9174 9734 9149 Z M 16522 9003 L 16522 9879 16401 9879 16279 9928 16182 9977 16084 10050 15914 10196 15744 10390 15598 10561 15598 10342 15646 10317 15671 10269 15890 9879 16011 9685 16133 9490 16328 9271 16522 9003 Z M 16522 10001 L 16522 10755 16352 10853 16230 10974 15987 11242 15792 11461 15598 11704 15598 11291 15768 10974 15963 10682 16255 10342 16522 10001 Z M 10244 11145 L 10171 11193 10123 11242 9928 11534 9831 11656 9709 11753 9636 11802 9539 11826 9320 11826 9223 11802 9150 11753 9077 11680 9052 11607 9125 11412 9125 11339 9101 11266 9052 11218 9004 11169 8882 11169 8809 11193 8760 11266 8687 11388 8663 11510 8566 11656 8395 11729 8298 11753 8176 11777 8103 11753 8055 11729 8055 11680 8055 11607 8079 11534 8079 11461 8055 11412 8006 11364 7957 11339 7884 11315 7811 11339 7763 11388 7544 11558 7325 11753 7179 11802 6984 11826 6887 11802 6765 11802 6692 11753 6643 11704 6668 11583 6668 11412 6643 11339 6595 11266 6546 11218 6473 11193 6400 11193 6327 11218 6254 11291 6205 11364 6181 11485 6157 11583 6084 11656 5986 11704 5767 11704 5670 11680 5573 11607 5475 11534 5427 11461 5378 11388 5305 11315 5232 11291 5159 11291 5062 11315 5013 11364 4964 11412 4964 11510 4964 11607 4964 11680 4940 11729 4891 11777 4818 11826 4697 11850 4599 11826 4502 11753 4453 11656 4453 11607 4453 11558 4478 11437 4429 11364 4380 11291 4307 11266 4210 11242 4113 11266 4040 11339 3991 11412 3942 11510 3894 11607 3796 11680 3723 11753 3529 11850 3431 11875 3310 11899 3261 11899 3212 11875 3139 11826 3115 11729 3066 11631 3018 11461 2993 11388 2969 11388 2969 11364 2945 11339 2896 11315 2847 11315 2799 11339 2750 11364 2701 11461 2677 11583 2677 11802 2701 11923 2726 12021 2799 12093 2847 12191 2945 12264 3042 12312 3188 12361 3480 12361 3626 12337 3748 12288 3869 12215 4015 12142 4113 12045 4259 12166 4405 12239 4575 12288 4745 12312 4916 12288 5086 12239 5232 12142 5354 12021 5475 12069 5597 12118 5743 12142 5889 12166 6011 12166 6157 12142 6278 12093 6376 12045 6546 12142 6716 12239 6862 12288 7008 12312 7154 12288 7276 12264 7398 12191 7519 12118 7763 11948 7836 12021 7909 12093 8030 12142 8347 12142 8493 12118 8663 12045 8785 11948 8882 12021 8955 12093 9174 12191 9320 12239 9466 12264 9588 12239 9709 12215 9831 12166 9952 12093 10147 11899 10269 12021 10415 12093 10561 12142 10755 12166 10926 12191 11096 12166 11266 12093 11412 12021 11558 12093 11704 12142 12045 12142 12215 12118 12410 12069 12580 11996 12726 11899 12799 11948 12921 11972 13043 11972 13164 11948 13237 11899 13286 11850 13310 11777 13310 11704 13286 11631 13262 11583 13189 11558 13116 11534 13043 11558 12970 11534 12897 11437 12799 11388 12751 11364 12702 11364 12653 11388 12605 11437 12532 11485 12410 11558 12264 11631 12094 11704 11948 11729 11753 11729 11729 11704 11704 11656 11680 11607 11704 11485 11704 11412 11656 11339 11607 11291 11534 11266 11461 11291 11388 11315 11315 11364 11291 11437 11266 11558 11218 11607 11169 11656 11047 11729 10901 11753 10755 11753 10609 11729 10488 11656 10463 11631 10439 11583 10439 11510 10463 11461 10512 11364 10488 11291 10463 11218 10390 11169 10317 11145 Z M 16498 11193 L 16498 11948 16255 12093 16011 12312 15792 12556 15598 12823 15598 12775 15598 12434 15622 12385 15914 11923 16060 11680 16206 11461 16352 11339 16498 11193 Z M 16498 12288 L 16498 13140 16303 13213 16157 13334 16011 13456 15890 13602 15719 13797 15573 14016 15573 13602 15792 13213 16036 12848 16255 12556 16498 12288 Z M 2847 13286 L 2799 13310 2774 13334 2580 13675 2507 13870 2458 14064 2434 14259 2458 14332 2507 14405 2555 14478 2628 14527 2750 14551 3018 14551 3164 14527 3285 14478 3431 14429 3699 14283 3942 14089 4015 14186 4137 14259 4234 14332 4380 14381 4551 14429 4867 14429 5037 14405 5183 14356 5329 14283 5475 14186 5597 14089 5719 14186 5889 14235 6084 14259 6278 14259 6814 14235 7325 14259 7665 14283 8030 14259 8225 14235 8395 14186 8541 14113 8687 13991 8712 13943 8712 13894 8687 13845 8639 13821 8420 13772 8225 13797 7787 13845 7373 13845 6935 13797 6716 13797 6376 13821 6059 13821 5962 13797 5938 13797 5938 13772 5962 13699 5938 13602 5913 13553 5865 13480 5816 13456 5743 13432 5670 13456 5597 13505 5354 13748 5062 13943 4964 13991 4818 14016 4672 14016 4526 13991 4405 13943 4307 13870 4283 13821 4283 13748 4283 13675 4307 13578 4307 13505 4307 13432 4259 13383 4186 13334 4113 13310 4040 13334 3967 13359 3918 13432 3845 13529 3772 13602 3602 13772 3407 13918 3212 14016 3091 14089 2945 14113 2896 14113 2847 14089 2847 14016 2847 13918 2969 13456 2969 13407 2969 13359 2920 13310 2872 13286 Z M 16498 13286 L 16474 14137 16425 14137 16328 14210 16206 14283 15987 14478 15792 14697 15622 14916 15525 15038 15549 14673 15573 14673 15695 14502 15817 14332 16011 13967 16230 13602 16352 13432 16498 13286 Z M 16474 14332 L 16449 15208 16352 15232 16230 15305 15987 15500 15768 15719 15622 15889 15476 16035 15476 15743 15549 15695 15598 15646 15671 15500 15817 15257 16011 15013 16279 14697 16376 14502 16474 14332 Z M 16449 15622 L 16425 16376 16328 16425 16230 16522 16036 16692 15719 17082 15427 17422 15427 17106 15452 16960 15452 16887 15476 16765 15525 16644 15598 16522 15695 16400 15890 16181 16060 15987 16255 15816 16449 15622 Z M 16401 16984 L 16401 17641 16157 17763 15938 17933 15719 18104 15549 18323 15403 18493 15403 18347 15452 18298 15476 18250 15525 18104 15598 17982 15768 17714 15963 17471 16157 17252 16401 16984 Z M 14405 1533 L 14722 1558 14819 1582 14892 1606 14965 1655 14965 1874 14989 2093 15062 2531 15062 3188 15038 3821 15014 5183 15014 6546 15038 9563 15038 12580 15038 13651 14989 14697 14941 15768 14892 16814 14868 18420 14843 19077 14843 19296 14819 19393 14868 19296 14843 19369 14843 19442 14503 19491 13505 19491 12580 19515 11680 19539 9636 19466 7592 19418 6570 19393 2653 19393 1777 19466 1266 19491 731 19515 731 19491 682 18955 658 18420 633 17349 658 16279 633 15743 609 15208 560 14648 560 14113 560 13553 560 13018 633 11923 682 10828 731 9685 731 8541 682 7422 658 6278 585 4015 560 2847 560 2239 512 1655 852 1679 1193 1704 1874 1679 1874 1679 1753 1850 1631 2020 1558 2190 1534 2409 1534 2507 1558 2628 1607 2872 1728 3066 1874 3261 2069 3407 2288 3529 2385 3553 2507 3577 2750 3577 2896 3529 3042 3480 3164 3407 3285 3310 3407 3188 3504 3066 3577 2945 3650 2799 3699 2653 3748 2482 3772 2336 3772 2190 3748 2044 3723 1923 3675 1801 3577 1679 5378 1679 5281 1777 5208 1874 5086 2069 5013 2288 4989 2507 5013 2726 5110 2920 5232 3091 5402 3261 5597 3358 5840 3431 6059 3456 6303 3431 6497 3358 6716 3237 6862 3091 7008 2896 7081 2653 7106 2531 7106 2409 7081 2142 7057 1996 7008 1874 6935 1777 6862 1679 8614 1631 8639 1631 8541 1801 8444 1971 8420 2142 8395 2336 8420 2458 8444 2580 8493 2677 8541 2774 8712 2969 8906 3115 9125 3237 9369 3310 9588 3310 9709 3285 9831 3237 9977 3139 10098 3018 10171 2872 10244 2701 10293 2507 10293 2336 10293 2142 10293 1971 10220 1777 10123 1582 11169 1558 12215 1533 12069 1631 11948 1728 11850 1850 11753 1996 11656 2190 11631 2409 11631 2604 11704 2799 11802 2969 11948 3115 12118 3237 12313 3310 12532 3358 12751 3383 12970 3358 13213 3310 13432 3237 13602 3115 13773 2969 13821 2872 13870 2774 13919 2628 13919 2458 13894 2288 13846 2117 13773 1947 13675 1801 13554 1655 13432 1558 13870 1533 Z M 2628 19904 L 2507 20002 2385 20099 2190 20318 1996 20464 1996 20196 1996 19953 2628 19904 Z M 16449 20220 L 16425 20658 16376 21121 16230 21145 16328 20683 16449 20220 Z M 16425 18955 L 16449 19880 16303 19977 16206 20099 16109 20245 16011 20415 15890 20780 15792 21194 15744 21194 15817 20926 15865 20658 15987 20172 16206 19564 16425 18955 Z M 16401 17787 L 16425 18517 16303 18663 16206 18834 16011 19174 15865 19564 15744 19929 15500 20537 15379 20877 15306 21218 14892 21242 15038 20926 15135 20585 15184 20220 15184 19856 15257 19831 15330 19807 15379 19758 15403 19710 15427 19661 15427 19539 15379 19418 15403 19296 15403 19150 15500 19053 15598 18931 15768 18663 16084 18225 16230 18006 16401 17787 Z M 3431 19904 L 3285 20002 3164 20123 2920 20342 2628 20683 2336 21023 2093 21291 2044 20902 2190 20853 2312 20756 2531 20585 2677 20464 2823 20318 2945 20172 2969 20075 2993 20002 2969 19953 2945 19904 Z M 10050 19977 L 9879 20148 9734 20293 9588 20537 9442 20756 9296 20975 9223 21072 9198 21194 9198 21242 9198 21291 8493 21291 8663 21072 8833 20853 9028 20537 9247 20245 9393 20099 9563 19977 Z M 10780 20002 L 10585 20342 10366 20731 10147 21145 10123 21218 10147 21291 9417 21291 9515 21242 9588 21169 9734 20975 9977 20610 10050 20512 10147 20415 10366 20220 10463 20123 10512 20002 Z M 11534 20026 L 11364 20269 11218 20512 11120 20683 11023 20877 10950 21096 10901 21291 10488 21291 10609 21145 10707 20975 10901 20658 11120 20342 11218 20196 11315 20026 Z M 14843 19953 L 14746 20220 14697 20512 14624 20780 14576 20926 14527 21048 14503 21121 14503 21169 14527 21267 14211 21291 14284 20999 14381 20658 14454 20293 14454 20123 14478 19977 14843 19953 Z M 12337 20026 L 12215 20220 12142 20391 11948 20829 11875 21072 11826 21315 11364 21291 11412 21121 11485 20950 11656 20634 11826 20342 11899 20196 11948 20026 Z M 13335 20002 L 13213 20148 13140 20293 12970 20585 12799 20950 12751 21121 12702 21315 12264 21315 12337 21023 12410 20756 12507 20366 12580 20172 12629 20075 12702 20026 13335 20002 Z M 14113 20002 L 14065 20196 14016 20366 13870 20804 13748 21242 13748 21291 13164 21315 13262 21023 13383 20731 13578 20391 13651 20196 13700 20002 Z M 8979 19953 L 8833 20148 8736 20318 8395 20804 8225 21048 8079 21315 7446 21340 7446 21340 7592 21194 7714 21023 7957 20683 8055 20561 8152 20464 8371 20293 8614 20123 8833 19953 Z M 5646 19929 L 5548 19977 4818 20658 4478 20975 4332 21145 4259 21242 4210 21340 4210 21364 4234 21364 4332 21340 4453 21291 4648 21194 5013 20926 5427 20610 5816 20245 5865 20172 5865 20075 5816 19977 5743 19929 Z M 8225 19929 L 7982 20123 7763 20342 7568 20585 7373 20829 7033 21364 6668 21388 6668 21388 6838 21169 6984 20950 7227 20585 7495 20220 7690 20050 7860 19929 Z M 4526 19904 L 4356 20050 4186 20196 3869 20512 3285 21023 3115 21194 3042 21267 2969 21315 2920 21364 2920 21388 2945 21437 2969 21461 2872 21461 2458 21413 2580 21315 2701 21169 2896 20950 3188 20683 3480 20415 3602 20318 3723 20245 3991 20148 4040 20099 4064 20026 4064 19977 4064 19904 Z M 7349 19904 L 7154 20148 7008 20366 6546 21072 6400 21242 6254 21413 5451 21461 5621 21315 5792 21145 6084 20829 6303 20634 6522 20415 6619 20293 6716 20172 6741 20026 6765 19904 Z M 6424 19904 L 6278 20026 5986 20318 5694 20610 5500 20804 5281 20999 5110 21242 5037 21364 4989 21486 4575 21510 3845 21510 3139 21486 3237 21437 3334 21388 3529 21242 3796 20999 4161 20683 4526 20342 4745 20123 4843 20026 4916 19904 Z M 6132 0 L 6059 49 6011 98 5986 146 5938 317 5913 487 5938 828 5913 1047 5913 1241 4745 1266 2969 1266 2945 1144 2945 901 2945 633 2945 365 2920 122 2896 73 2847 25 2799 25 2726 49 2653 122 2580 219 2531 317 2507 438 2482 682 2482 925 2482 1266 877 1266 366 1339 317 1363 268 1387 244 1460 195 1485 171 1558 98 2069 49 2628 25 3164 25 3723 49 4818 98 5913 171 8273 171 9441 147 10634 98 11777 25 12921 1 14064 1 14624 49 15208 49 15743 49 16279 25 17398 25 17933 49 18493 98 19028 195 19564 244 19661 293 19710 390 19734 487 19758 585 19856 682 19904 804 19953 950 19977 1485 19977 1485 20342 1485 20634 1509 20950 1558 21534 1558 21607 1582 21705 1655 21753 1728 21802 1898 21802 1971 21778 2385 21851 2799 21899 3626 21948 4478 21948 5305 21924 7008 21826 7836 21778 8687 21753 9515 21729 10342 21753 12021 21778 13700 21778 14527 21753 15354 21680 15427 21705 15500 21680 16425 21583 16498 21559 16620 21607 16717 21607 16766 21583 16814 21534 16863 21486 16863 21413 16936 20902 16985 20391 16985 19880 16985 19369 16936 18323 16936 17812 16936 17301 17009 14867 17033 13651 17033 12458 17058 10025 17082 8809 17082 7592 17082 6984 17082 6375 17106 5791 17082 5183 17033 4696 16960 4210 16766 3237 16839 3115 16839 2993 16814 2945 16790 2896 16717 2847 16644 2847 16157 2774 15865 2774 15622 2799 15598 2434 15549 2069 15500 1898 15452 1728 15403 1582 15306 1436 15306 1339 15233 1241 15160 1193 15087 1144 14892 1095 13262 1095 13018 1120 13043 560 13043 268 13018 146 12970 25 12945 0 12897 0 12799 98 12702 219 12653 341 12605 463 12556 755 12556 1047 12532 1120 11145 1144 9734 1168 9734 195 9734 146 9709 98 9636 25 9466 25 9417 73 9344 171 9296 317 9247 438 9223 609 9198 901 9198 1193 9150 1193 7811 1217 6449 1241 6449 706 6424 414 6376 146 6351 73 6303 25 6254 0 Z N">
            <draw:equation draw:name="f0" draw:formula="logwidth"/>
            <draw:equation draw:name="f1" draw:formula="logheight"/>
          </draw:enhanced-geometry>
        </draw:custom-shape>
        <draw:custom-shape draw:name="Google Shape;276;p39" draw:style-name="gr5" draw:text-style-name="P25" draw:layer="layout" svg:width="1.107cm" svg:height="0.937cm" svg:x="2.369cm" svg:y="0.942cm">
          <text:p/>
          <draw:enhanced-geometry draw:mirror-horizontal="false" draw:mirror-vertical="false" svg:viewBox="0 0 0 0" drawooo:sub-view-size="18251 15452" draw:text-areas="0 0 ?f0 ?f1" draw:type="ooxml-non-primitive" draw:enhanced-path="M 10634 2409 L 9953 2433 9296 2458 7592 2531 7228 2531 6814 2555 6619 2555 6425 2579 6230 2652 6060 2725 6035 2750 6011 2798 6035 2847 6060 2896 6230 2969 6376 3017 6546 3042 7422 3042 8298 3017 9150 2993 9831 2969 10488 2944 10829 2969 11169 2993 11486 3042 11826 3090 11948 3115 12045 3066 12094 2993 12143 2896 12167 2798 12143 2701 12070 2628 11972 2579 11632 2506 11315 2458 10975 2433 10634 2409 Z M 15573 4940 L 15890 4964 16157 5037 16182 5280 16206 5524 16206 5889 16206 6254 15671 6278 15136 6302 14625 6327 14333 6375 14308 6302 14284 6132 14284 5962 14284 5645 14284 5329 14284 5159 14235 5013 14430 5013 14625 4988 14990 4940 Z M 15330 4404 L 14990 4429 14771 4453 14503 4502 14357 4526 14260 4575 14138 4648 14065 4721 14016 4721 13968 4745 13943 4745 13919 4769 13895 4794 13870 4891 13773 5670 13773 6059 13773 6254 13822 6424 13846 6497 13870 6570 13870 6594 13895 6667 13919 6740 13968 6789 14041 6813 14308 6886 14600 6911 14892 6935 15184 6911 15768 6886 16328 6813 16449 6789 16522 6740 16595 6643 16620 6546 16668 6448 16717 6327 16741 6108 16741 5864 16717 5645 16644 5159 16620 4940 16547 4721 16498 4648 16449 4599 16401 4575 16328 4526 16011 4453 15671 4404 Z M 8176 7105 L 7884 7373 7641 7689 7422 8006 7252 8346 7082 8687 6936 9052 6790 9417 6692 9782 6619 9441 6619 9198 6619 8955 6644 8711 6717 8492 6790 8273 6911 8079 7033 7884 7203 7689 7398 7519 7617 7373 7836 7251 8079 7154 8176 7105 Z M 11413 8444 L 11486 8711 11534 8979 11559 9246 11534 9514 11461 9782 11388 10049 11267 10293 11145 10512 10975 10731 11048 10536 11121 10317 11194 9928 11267 9563 11315 9198 11413 8444 Z M 9028 6911 L 8858 7057 8736 7251 8614 7446 8517 7641 8322 8079 8176 8492 8030 8833 7884 9173 7568 9830 7325 10317 7228 10560 7130 10804 6936 10463 6790 10122 6838 10122 6911 10098 6960 10074 7009 10001 7276 9222 7592 8468 7787 8103 7982 7738 8176 7373 8395 7032 8493 7032 8760 6959 9028 6911 Z M 9344 6911 L 9588 6935 9831 7008 9734 7105 9636 7203 9490 7446 9393 7714 9271 7957 9150 8298 9004 8663 8760 9368 8468 10122 8128 10852 7957 11290 7909 11388 7884 11485 7884 11558 7665 11388 7446 11193 7568 10901 7690 10609 7811 10317 7933 10049 8201 9514 8444 8979 8882 7933 9101 7422 9344 6911 Z M 10610 7397 L 10829 7592 11023 7811 11194 8054 11340 8322 11340 8346 11169 8663 11023 8979 10926 9295 10829 9660 10731 10025 10610 10414 10512 10706 10464 10852 10439 11023 10464 11071 10488 11120 10537 11144 10585 11169 10318 11388 10001 11558 10001 11558 10099 11412 10147 11242 10269 10877 10439 10244 10585 9684 10780 9100 10950 8517 11072 7957 11072 7908 11048 7884 10975 7884 10804 8079 10683 8273 10561 8517 10464 8760 10318 9246 10196 9733 10050 10293 9880 10828 9782 11071 9685 11290 9563 11534 9539 11655 9515 11777 9320 11826 9247 11850 9247 11850 9369 11607 9442 11339 9612 10828 9758 10317 9928 9806 10147 9222 10342 8614 10488 8006 10561 7714 10610 7397 Z M 10026 7081 L 10220 7154 10391 7251 10172 7811 10001 8395 9831 8955 9636 9538 9442 10098 9271 10706 9101 11266 8979 11558 8833 11826 8833 11874 8639 11850 8468 11826 8298 11753 8128 11680 8176 11655 8201 11631 8274 11534 8371 11315 8639 10633 8931 9976 9077 9636 9223 9271 9466 8565 9612 8200 9758 7835 9928 7446 9977 7276 10026 7081 Z M 9247 6424 L 8931 6448 8639 6497 8347 6570 8274 6619 8225 6667 7836 6789 7568 6911 7325 7032 7106 7203 6887 7373 6668 7592 6498 7835 6352 8103 6254 8371 6206 8663 6157 8979 6157 9271 6181 9563 6206 9855 6279 10122 6376 10390 6498 10658 6644 10925 6814 11169 6984 11388 7203 11607 7422 11801 7665 11947 7909 12093 8176 12191 8444 12288 8736 12312 9028 12312 9320 12288 9588 12215 9880 12118 10147 11996 10415 11826 10658 11655 10877 11461 11096 11242 11291 10998 11461 10731 11632 10463 11753 10195 11851 9903 11924 9611 11948 9319 11972 9027 11924 8736 11851 8444 11753 8176 11632 7908 11461 7665 11291 7422 11096 7203 10853 7032 10610 6862 10366 6716 10099 6594 9807 6521 9515 6448 9247 6424 Z M 9417 5694 L 9782 5718 10172 5791 10537 5889 10877 6010 11218 6181 11534 6351 11729 6497 11899 6619 12045 6789 12191 6959 12313 7130 12435 7324 12532 7519 12629 7714 12775 8152 12873 8590 12921 9027 12921 9465 12897 9806 12848 10147 12751 10463 12654 10779 12508 11071 12362 11363 12167 11631 11972 11874 11753 12093 11510 12288 11242 12483 10975 12653 10683 12799 10366 12921 10050 13018 9709 13091 9369 13140 8736 13140 8420 13115 8128 13042 7836 12969 7568 12848 7276 12726 7033 12556 6790 12385 6546 12191 6352 11972 6157 11728 5962 11461 5816 11193 5670 10877 5597 10658 5524 10414 5476 10171 5427 9928 5403 9684 5403 9465 5403 9222 5427 8979 5451 8736 5500 8517 5573 8273 5646 8054 5743 7811 5865 7592 5987 7397 6133 7178 6376 6886 6644 6619 6911 6400 7228 6229 7544 6059 7884 5937 8225 5840 8590 5743 8687 5743 9052 5694 Z M 9150 5207 L 8760 5232 8420 5256 8055 5305 7714 5402 7373 5548 7057 5718 6741 5889 6473 6108 6181 6327 6035 6497 5865 6667 5597 7032 5354 7446 5159 7860 5013 8298 4916 8760 4867 9222 4867 9684 4916 10049 4965 10414 5062 10755 5184 11096 5330 11412 5500 11728 5695 12020 5914 12288 6157 12531 6425 12775 6717 12969 7009 13164 7325 13310 7665 13432 8006 13529 8371 13602 8687 13651 9296 13651 9612 13626 9928 13578 10220 13505 10512 13407 10804 13310 11072 13188 11340 13042 11607 12872 11851 12702 12094 12507 12313 12288 12508 12045 12702 11801 12897 11461 13092 11096 13213 10706 13335 10317 13384 9903 13432 9490 13432 9076 13384 8663 13311 8273 13189 7860 13043 7495 12873 7130 12654 6789 12386 6473 12094 6181 11778 5937 11461 5743 11096 5572 10731 5426 10342 5329 9953 5256 9539 5207 Z M 7714 511 L 8687 536 9685 560 10658 633 11340 633 11680 609 12021 609 12264 633 12483 706 12654 779 12800 876 12921 1022 13019 1168 13092 1314 13140 1484 13262 1874 13335 2263 13432 2652 13481 2847 13554 3017 13627 3115 13724 3139 13822 3139 13919 3090 14138 3066 14357 3066 14795 3090 15233 3139 15671 3163 16084 3188 16571 3212 16839 3212 17082 3188 17325 3163 17520 3066 17496 3261 17496 3480 17544 5086 17593 6789 17617 8517 17666 11753 17666 12483 17642 13213 17617 13943 17617 14673 17544 14673 16449 14746 15379 14794 14308 14794 13238 14770 11072 14721 10001 14697 8931 14673 7811 14673 6692 14721 4454 14819 2215 14892 1826 14892 1436 14867 828 14867 633 14916 658 14624 658 14308 658 13724 633 13115 633 12531 682 10804 706 9928 682 9076 585 7349 512 5597 463 4794 439 4380 439 3991 439 3601 390 3236 706 3285 1217 3285 1436 3261 1655 3212 1753 3163 1826 3115 1874 3042 1899 2969 1899 2896 1874 2823 1947 2725 2069 2652 2191 2579 2312 2555 2458 2531 2580 2531 2702 2555 2823 2579 2945 2628 3067 2677 3164 2774 3237 2847 3310 2944 3334 2993 3334 3017 3383 3115 3456 3163 3529 3188 3602 3163 3821 3188 4162 3212 4332 3188 4502 3139 4551 3090 4575 3042 4600 2993 4600 2920 4721 2725 4794 2506 4867 2263 4940 2020 5062 1533 5135 1290 5232 1095 5281 998 5354 925 5500 803 5695 706 5889 657 6108 609 6327 584 6717 560 7203 536 7714 511 Z M 7714 0 L 7130 25 6546 49 6157 98 5768 146 5573 195 5378 268 5208 365 5062 487 4940 584 4843 706 4697 949 4575 1241 4502 1533 4332 2141 4113 2750 3894 2774 3699 2774 3602 2628 3505 2482 3359 2385 3213 2287 3067 2214 2896 2166 2702 2117 2531 2093 2410 2117 2264 2141 2118 2166 1947 2239 1801 2312 1680 2409 1558 2506 1485 2628 1242 2652 1023 2677 220 2677 171 2701 122 2725 74 2774 25 2823 1 2896 25 4258 49 5597 98 7349 195 9076 195 9879 195 10706 171 11534 122 12337 98 12994 98 13626 122 14916 122 14965 147 15038 195 15086 244 15111 268 15184 317 15257 487 15354 706 15403 925 15427 1144 15451 1607 15451 2020 15427 3140 15403 4259 15378 5378 15330 6498 15281 7617 15232 8736 15208 9855 15232 10950 15257 13140 15305 14235 15330 15330 15330 16449 15305 17544 15208 17642 15184 17715 15135 17788 15184 17861 15208 17958 15232 18031 15208 18104 15184 18177 15111 18201 15038 18226 14940 18201 14186 18226 13432 18250 12677 18250 11923 18201 8711 18177 7081 18104 5475 18080 4794 18031 4137 17982 3480 17982 2798 17982 2750 17958 2701 17885 2652 17788 2628 17715 2628 17617 2579 17496 2555 17106 2555 16839 2604 16595 2628 15963 2652 15330 2628 14990 2604 14625 2555 14260 2555 14089 2579 13943 2628 13846 2263 13773 1874 13700 1509 13578 1168 13505 1022 13432 852 13335 706 13238 584 13092 463 12946 341 12775 268 12581 171 12386 146 12191 98 11802 98 11023 122 10488 122 9953 98 8882 25 8298 0 Z N">
            <draw:equation draw:name="f0" draw:formula="logwidth"/>
            <draw:equation draw:name="f1" draw:formula="logheight"/>
          </draw:enhanced-geometry>
        </draw:custom-shape>
        <draw:custom-shape draw:name="Google Shape;277;p39" draw:style-name="gr5" draw:text-style-name="P25" draw:layer="layout" svg:width="1.074cm" svg:height="0.949cm" svg:x="4.014cm" svg:y="0.944cm">
          <text:p/>
          <draw:enhanced-geometry draw:mirror-horizontal="false" draw:mirror-vertical="false" svg:viewBox="0 0 0 0" drawooo:sub-view-size="17714 15647" draw:text-areas="0 0 ?f0 ?f1" draw:type="ooxml-non-primitive" draw:enhanced-path="M 9806 2118 L 9782 2166 9757 2239 9757 2312 9782 2483 9855 2677 9903 2872 9952 2945 10001 2969 10049 2994 10122 3018 10195 2994 10244 2945 10293 2896 10293 2823 10293 2702 10244 2580 10171 2361 10122 2264 10049 2191 9952 2118 Z M 13821 2312 L 13748 2385 13602 2531 13456 2677 13407 2775 13383 2872 13407 2921 13431 2945 13456 2994 13504 3018 13602 3018 13699 2969 13796 2921 13894 2848 14040 2702 14113 2604 14137 2507 14113 2434 14064 2361 13991 2312 Z M 15232 4600 L 15037 4648 14867 4697 14672 4770 14575 4794 14478 4843 14429 4916 14429 4965 14453 5038 14502 5086 14721 5135 14964 5135 15086 5111 15183 5086 15281 5038 15378 4965 15402 4916 15427 4867 15427 4794 15427 4746 15402 4673 15354 4648 15305 4624 15232 4600 Z M 9052 4721 L 8954 4746 8711 4794 8516 4819 8419 4867 8346 4916 8273 4989 8249 5062 8273 5159 8297 5184 8346 5208 8443 5257 8930 5257 9076 5232 9198 5184 9319 5086 9344 5038 9344 4989 9319 4892 9246 4794 9173 4746 9052 4721 Z M 11801 3505 L 12020 3529 12263 3578 12482 3651 12701 3772 12872 3918 13042 4089 13212 4283 13334 4478 13431 4697 13480 4867 13504 5038 13504 5208 13480 5378 13456 5549 13407 5719 13334 5889 13237 6035 13139 6181 13042 6303 12920 6425 12774 6546 12628 6644 12482 6741 12336 6814 12166 6863 11996 6911 11801 6936 11631 6936 11485 6911 11315 6863 11169 6814 11023 6741 10901 6644 10779 6546 10658 6425 10560 6303 10463 6157 10317 5865 10195 5524 10147 5208 10147 4892 10195 4575 10244 4405 10317 4259 10414 4089 10560 3943 10901 3772 11242 3602 11436 3553 11607 3529 11801 3505 Z M 11753 2969 L 11461 2994 11169 3042 10901 3115 10633 3237 10390 3407 10195 3578 10074 3724 9952 3845 9830 4040 9757 4235 9684 4429 9636 4648 9611 4843 9611 5062 9611 5281 9636 5476 9684 5719 9757 5962 9830 6181 9952 6376 10074 6571 10220 6765 10366 6911 10536 7057 10731 7203 10925 7301 11120 7374 11363 7447 11582 7471 11826 7471 12069 7447 12312 7398 12531 7349 12750 7252 12945 7130 13139 6984 13310 6838 13480 6644 13602 6473 13723 6254 13821 6060 13894 5841 13967 5597 13991 5378 14015 5135 13991 4916 13942 4673 13894 4454 13772 4210 13626 3967 13456 3748 13261 3553 13042 3383 12799 3237 12555 3115 12288 3042 12045 2994 11753 2969 Z M 9903 7057 L 9806 7082 9733 7130 9587 7276 9465 7471 9392 7641 9368 7739 9392 7836 9441 7909 9514 7958 9587 7982 9684 7958 9757 7909 9806 7812 9879 7690 9952 7568 10098 7301 10098 7252 10098 7203 10074 7106 10001 7057 Z M 13504 7276 L 13456 7301 13407 7349 13383 7422 13383 7544 13407 7666 13456 7787 13504 7909 13602 8006 13723 8104 13821 8177 13918 8201 14015 8201 14088 8152 14137 8079 14161 8006 14161 7909 14137 7836 14064 7763 13918 7666 13821 7520 13699 7374 13650 7325 13553 7276 Z M 2312 11242 L 2287 11267 2263 11291 2287 11437 2312 11559 2360 11705 2409 11826 2555 12070 2701 12313 2871 12556 3042 12800 3236 13019 3455 13238 3528 13262 3650 13262 3699 13213 3747 13165 3772 13092 3747 13043 3699 12970 3504 12751 3309 12532 2944 12045 2652 11632 2506 11437 2336 11267 2312 11242 Z M 2336 12678 L 2287 12702 2263 12751 2239 12800 2287 12897 2360 13019 2531 13213 2604 13286 2725 13384 2823 13432 2896 13457 2944 13457 3017 13408 3042 13359 3066 13286 3042 13238 2969 13165 2896 13116 2750 12994 2579 12824 2482 12727 2385 12678 Z M 5645 6084 L 5499 6108 5353 6157 5231 6230 5085 6327 4818 6546 4599 6790 4355 7082 4161 7349 3796 7860 3382 8420 3163 8688 2920 8931 2433 9393 2190 9636 1971 9880 1922 9953 1922 10050 1922 10123 1971 10172 2044 10220 2117 10245 2190 10245 2263 10196 2312 10147 2360 10293 2409 10439 2555 10756 2823 11169 3042 11583 3309 12021 3455 12240 3601 12435 3772 12605 3942 12751 4015 12775 4088 12775 4161 12751 4209 12727 4282 12629 4282 12556 4282 12508 4258 12459 4209 12410 4039 12240 3893 12070 3626 11680 3358 11291 3139 10877 2920 10464 2750 10172 2579 9928 2920 9612 3066 9904 3212 10172 3528 10658 3747 10999 3966 11340 4112 11510 4234 11656 4380 11778 4550 11875 4623 11899 4672 11899 4745 11875 4793 11851 4842 11778 4866 11729 4866 11656 4842 11607 4599 11267 4331 10950 4088 10634 3845 10318 3528 9855 3334 9612 3139 9417 3480 9077 3577 9223 3674 9344 3893 9661 4112 9977 4282 10196 4501 10415 4599 10512 4720 10610 4866 10658 4988 10707 5085 10707 5183 10683 5231 10610 5256 10537 5280 10464 5256 10391 5207 10318 5110 10269 4988 10220 4866 10147 4745 10050 4647 9953 4453 9734 4282 9515 3991 9174 3845 9004 3747 8931 3650 8882 3966 8517 4039 8420 4185 8615 4331 8809 4647 9150 5183 9709 5304 9807 5426 9904 5548 9977 5718 9977 5767 9953 5791 9904 5840 9855 5840 9807 5815 9685 5767 9588 5669 9515 5572 9417 5304 9174 5012 8907 4647 8542 4282 8201 4234 8152 4599 7690 4696 7885 4842 8079 5134 8396 5329 8590 5548 8809 5791 9004 5913 9077 6034 9150 6180 9150 6205 9101 6253 9052 6278 9004 6278 8931 6253 8882 6229 8834 6034 8639 5840 8469 5621 8298 5402 8104 5110 7787 4939 7641 4745 7495 4915 7301 5061 7155 5402 7495 5718 7885 5888 8104 6132 8323 6253 8420 6375 8469 6497 8493 6643 8493 6716 8444 6764 8371 6764 8298 6740 8225 6643 8128 6545 8055 6424 7982 6326 7885 6205 7787 6083 7641 5864 7398 5742 7252 5621 7130 5450 7009 5304 6936 5718 6595 6326 7203 6643 7520 6910 7860 7251 8274 7543 8688 8176 9539 8954 10512 9733 11486 10098 11997 10463 12508 10828 13019 11023 13262 11242 13481 11339 13554 11436 13578 11509 13554 11582 13505 11655 13432 11680 13359 11704 13238 11680 13140 11558 12897 11388 12629 11217 12386 11047 12143 10268 11194 10001 10853 10147 10756 10220 10877 10317 10999 10463 11169 10633 11364 10828 11510 11023 11656 11071 11680 11144 11680 11217 11656 11266 11632 11315 11559 11339 11510 11339 11437 11315 11364 11169 11218 11023 11072 10682 10804 10390 10512 10390 10488 10731 10026 10828 10172 10901 10293 11023 10439 11169 10610 11315 10756 11412 10926 11485 10999 11534 11048 11607 11048 11680 11023 11753 10975 11777 10902 11801 10829 11777 10731 11680 10585 11582 10439 11315 10196 11169 10050 11023 9904 10925 9807 11217 9539 11315 9636 11412 9782 11582 10026 11655 10172 11753 10293 11874 10391 11996 10488 12093 10512 12190 10512 12239 10464 12312 10391 12336 10318 12336 10245 12288 10172 12215 10099 12117 10026 12020 9928 11850 9709 11680 9466 11607 9369 11485 9271 11704 9077 11972 9223 12215 9417 12409 9636 12628 9880 12993 10415 13334 10902 13845 11559 14356 12240 14551 12556 14770 12921 14891 13092 15037 13262 15159 13384 15305 13481 15427 13505 15548 13481 15597 13432 15621 13408 15646 13359 15646 13286 15597 13092 15524 12897 15427 12702 15281 12532 15013 12167 14745 11826 14478 11461 14210 11121 13650 10415 13310 9880 13091 9588 12872 9296 12604 9052 12482 8931 12336 8834 12215 8761 12069 8688 11899 8663 11753 8663 11655 8615 11558 8615 11388 8688 11242 8785 11071 8907 10950 9028 10682 9320 10463 9612 10074 10050 9903 10318 9830 10464 9782 10585 8589 9125 8249 8688 7908 8225 7567 7787 7227 7349 6935 7009 6594 6668 6424 6498 6229 6376 6034 6254 5815 6157 5742 6108 5645 6084 Z M 5864 1388 L 6837 1412 7811 1436 8784 1485 9757 1534 10755 1558 12726 1558 14429 1485 16181 1485 16181 1558 16157 1801 16132 2045 16132 2507 16132 2945 16181 3821 16181 5062 16132 6303 16059 8809 16059 10561 16084 12313 16108 12946 16132 13603 16157 13724 15524 13773 14916 13797 13675 13822 11193 13822 8614 13846 6010 13895 4793 13895 3577 13870 2263 13846 1801 13846 1728 12873 1655 11899 1606 10950 1582 9977 1582 8882 1606 7787 1606 6668 1582 5573 1533 4356 1484 3115 1460 2483 1460 1850 1436 1631 1411 1412 1557 1412 1703 1436 1849 1485 1995 1509 2433 1558 2871 1558 3358 1534 3869 1485 4866 1412 5864 1388 Z M 6375 925 L 5353 950 4331 998 3334 1071 2823 1096 2190 1096 2020 1071 1728 1023 1582 1023 1436 1047 1314 1120 1241 1242 1192 1290 1144 1339 1095 1509 1071 1680 1046 1899 1046 2288 1046 2531 1046 3213 1071 3918 1119 5330 1144 6352 1144 7374 1119 9417 1144 10634 1192 11851 1290 13043 1387 14260 1411 14357 1460 14406 1533 14454 1606 14479 1679 14479 1752 14430 1801 14381 1825 14308 2141 14357 2969 14357 4282 14406 5572 14430 6837 14406 8103 14406 10633 14357 12045 14333 13480 14333 14891 14308 15597 14284 16303 14235 16400 14211 16473 14211 16546 14187 16619 14138 16643 14065 16668 13992 16668 13895 16643 13822 16570 13773 16570 13773 16643 13797 16668 13797 16643 13700 16619 13603 16595 13043 16546 11729 16546 9685 16570 7666 16643 5184 16643 3943 16595 2702 16619 2312 16619 2045 16643 1753 16619 1485 16546 1266 16522 1169 16449 1120 16400 1071 16278 1071 16205 1047 15792 974 15354 950 14916 925 14478 950 13577 998 12726 1071 11631 1096 10560 1096 9490 1047 8395 998 7373 950 6375 925 Z M 3480 415 L 4647 463 8200 463 10390 439 12604 439 17033 463 16935 731 16887 1023 16862 1315 16862 1631 16887 2239 16960 2799 17057 3797 17154 4770 17179 5768 17203 6765 17154 8031 17106 9296 17033 10561 16960 11802 16960 12289 16960 12775 16984 13749 16960 14187 16960 14406 16984 14625 16497 14722 15986 14771 15500 14795 14989 14819 13991 14795 12969 14771 11874 14771 10779 14795 9684 14844 8589 14941 7470 15038 6375 15160 5815 15184 5256 15184 4696 15160 4136 15111 3212 15014 2750 14965 2287 14965 1192 15014 633 15087 633 15038 657 14990 633 14941 633 14892 584 14844 608 14600 608 14381 584 14162 535 13749 511 13262 511 12751 511 11753 560 9709 584 8688 560 7666 535 5695 462 3724 438 2799 414 1874 414 1534 438 1193 462 828 438 488 706 536 998 536 1582 463 2044 439 2531 415 Z M 2360 1 L 1874 50 1071 123 681 147 243 147 195 171 146 244 146 342 170 390 219 415 146 561 97 707 49 1047 24 1388 0 1704 0 2215 0 2702 49 3724 122 5792 146 7860 146 8931 122 10001 73 12143 73 13116 97 13603 122 14089 122 14333 122 14600 146 14868 170 14990 195 15111 170 15111 146 15160 122 15209 146 15282 195 15355 292 15403 779 15428 1290 15428 2287 15403 2823 15428 3358 15452 4453 15598 4988 15647 6083 15647 6618 15598 7713 15476 8784 15379 9879 15282 10974 15233 13164 15233 14161 15282 15183 15257 15694 15257 16181 15209 16692 15160 17203 15063 17276 15038 17325 14990 17349 14917 17349 14844 17373 14844 17422 14722 17471 14625 17519 14357 17495 13870 17495 13432 17495 13019 17471 12167 17519 10950 17568 9734 17665 8517 17714 7301 17714 6352 17714 5378 17665 4429 17544 3480 17446 2629 17373 1777 17349 1461 17349 1120 17373 780 17446 463 17519 439 17592 390 17617 317 17641 244 17617 147 17568 98 17519 50 17422 25 12896 1 10633 1 8370 25 6107 50 4988 50 3845 25 2847 1 Z N">
            <draw:equation draw:name="f0" draw:formula="logwidth"/>
            <draw:equation draw:name="f1" draw:formula="logheight"/>
          </draw:enhanced-geometry>
        </draw:custom-shape>
        <draw:custom-shape draw:name="Google Shape;278;p39" draw:style-name="gr5" draw:text-style-name="P25" draw:layer="layout" svg:width="0.875cm" svg:height="0.983cm" svg:x="5.753cm" svg:y="0.919cm">
          <text:p/>
          <draw:enhanced-geometry draw:mirror-horizontal="false" draw:mirror-vertical="false" svg:viewBox="0 0 0 0" drawooo:sub-view-size="14430 16206" draw:text-areas="0 0 ?f0 ?f1" draw:type="ooxml-non-primitive" draw:enhanced-path="M 13724 584 L 13724 974 13748 2312 13772 3139 13821 3966 13967 5621 13991 6375 14016 7154 13991 7908 13967 8687 13918 9441 13870 10195 13699 11728 13602 11972 13480 12191 13359 12361 13188 12531 13261 12361 13286 12191 13334 12020 13334 11850 13310 11777 13286 11704 13237 11680 13188 11704 13091 11826 12994 11972 12872 12288 12726 12580 12677 12750 12653 12896 12337 13018 12337 13018 12385 12799 12483 12604 12604 12312 12677 12142 12677 12069 12677 11996 12653 11972 12580 11972 12507 12020 12434 12069 12361 12142 12239 12312 12142 12458 11996 12775 11947 12921 11899 13091 11461 13140 11704 12604 11777 12483 11874 12264 11923 12142 11947 12045 11947 11972 11923 11923 11850 11899 11753 11923 11680 11996 11582 12069 11461 12264 11363 12410 11169 12702 11071 12896 10974 13091 10731 13042 10804 12848 11023 12385 11120 12166 11144 12045 11169 11923 11144 11874 11120 11850 11071 11850 10974 11947 10877 12020 10731 12215 10609 12434 10487 12653 10341 12921 10147 12799 10098 12775 10171 12653 10244 12531 10390 12264 10439 12118 10463 11996 10439 11874 10390 11753 10341 11728 10293 11753 10171 11850 10074 11996 9879 12288 9806 12385 9782 12191 9782 11996 9806 11801 9879 11607 9976 11436 10098 11266 10244 11120 10390 10998 10633 10877 10901 10804 11169 10755 11436 10731 11728 10682 11972 10609 12215 10512 12312 10439 12434 10341 12507 10341 12580 10317 12629 10244 12653 10171 12653 9830 12653 9514 12653 9198 12653 8857 12726 8030 12823 7203 12848 6789 12848 6375 12823 5548 12848 5232 12872 4842 12872 4648 12848 4477 12799 4307 12726 4161 12775 4112 12799 4039 12823 3966 12799 3893 12750 3820 12702 3772 12604 3747 12531 3747 12045 3869 11558 3991 10585 4258 8468 4794 7446 5061 6959 5207 6448 5378 5962 5548 5499 5743 5013 5986 4575 6229 4526 6254 4526 6302 4526 6351 4550 6400 4623 7130 4648 7495 4648 7860 4623 8736 4575 9587 4575 10171 4575 10779 4599 11972 4623 12580 4623 13164 4575 13772 4526 14356 4356 14600 4404 14356 4404 14259 4404 14137 4380 14064 4307 14040 4258 14064 4185 14113 4088 14259 4015 14429 3869 14770 3723 15038 3674 15184 3626 15305 3285 15451 3407 15159 3601 14770 3674 14551 3699 14429 3699 14332 3699 14283 3650 14259 3601 14235 3577 14259 3407 14429 3261 14648 3017 15062 2847 15330 2798 15476 2750 15622 2531 15670 2531 15670 2628 15403 2725 15159 2798 14965 2871 14770 2896 14551 2871 14454 2847 14356 2823 14332 2798 14332 2701 14502 2604 14673 2433 15038 2239 15354 2141 15549 2093 15719 1801 15695 2117 15062 2263 14746 2312 14575 2336 14405 2336 14381 2312 14356 2263 14356 1995 14648 1752 14940 1533 15281 1363 15622 1119 15524 1144 15354 1192 15208 1363 14916 1582 14551 1679 14356 1776 14137 1776 14113 1752 14089 1679 14089 1460 14308 1265 14502 1071 14746 925 14989 852 15111 779 15257 681 15159 633 15062 657 14989 681 14916 657 14867 827 14624 925 14502 998 14356 998 14332 1022 14308 998 14308 998 14235 973 14186 900 14137 827 14162 681 14259 535 14381 535 14381 560 14235 633 14113 681 13967 779 13845 973 13602 1217 13407 1460 13286 1703 13164 1971 13091 2214 13042 2750 12945 3285 12823 3358 12872 3431 12872 3504 12848 3504 12799 3528 12750 3577 12702 3601 12629 3601 12531 3553 12483 3577 11923 3577 11388 3577 10293 3626 7811 3626 3480 3820 3528 4039 3528 4258 3480 4502 3431 4940 3285 5305 3139 5937 2896 6570 2628 7203 2385 7859 2141 8638 1898 9441 1679 11047 1290 12410 974 13067 803 13724 584 Z M 13845 0 L 13529 146 13188 244 12507 438 11120 779 9490 1168 8687 1387 7908 1630 7276 1849 6667 2093 5451 2579 4867 2798 4283 2993 3893 3066 3699 3115 3504 3188 3382 3163 3285 3188 3236 3212 3188 3261 3163 3309 3163 3382 3163 7616 3212 10098 3212 11242 3212 11801 3236 12385 3236 12385 2920 12361 2579 12385 2239 12458 1898 12556 1557 12677 1265 12799 973 12969 730 13140 584 13261 487 13383 365 13505 268 13651 195 13797 122 13967 73 14113 24 14283 24 14454 0 14624 24 14794 49 14940 97 15111 170 15257 268 15427 365 15573 487 15695 608 15792 876 15962 1144 16084 1460 16157 1776 16206 2093 16206 2409 16181 2725 16157 3042 16084 3358 15987 3699 15841 4015 15646 4307 15451 4550 15208 4672 15062 4769 14916 4842 14770 4891 14624 4940 14527 5013 14259 5061 13967 5086 13675 5110 13359 5086 12750 5061 12166 5037 10877 5037 9587 5061 9125 5086 8663 5110 8200 5110 7738 5110 7397 5086 7057 5013 6740 4964 6594 4891 6448 5013 6424 5110 6375 5402 6254 5718 6132 6327 5913 7373 5597 8419 5305 9490 5037 10560 4769 11509 4550 11996 4429 12458 4283 12410 4429 12385 4599 12385 4940 12410 5548 12410 6448 12410 6886 12361 7349 12288 8176 12215 9003 12191 9538 12191 9806 12239 10074 11923 10098 11582 10147 10925 10268 10560 10366 10390 10439 10244 10512 10074 10585 9928 10706 9782 10828 9660 10950 9490 11217 9368 11485 9295 11801 9246 12093 9271 12239 9295 12410 9319 12531 9392 12677 9441 12823 9538 12945 9636 13067 9757 13164 10001 13334 10244 13432 10293 13505 10341 13529 10390 13529 10463 13505 10779 13578 11096 13626 11655 13626 12093 13578 12288 13529 12483 13480 12653 13432 12848 13359 13018 13261 13164 13164 13334 13042 13480 12921 13602 12775 13724 12629 13845 12483 13943 12312 14040 12142 14113 11947 14162 11753 14210 11558 14210 11485 14186 11412 14235 11120 14283 10852 14308 10268 14332 9684 14356 9125 14405 8298 14429 7470 14429 6643 14405 5791 14356 5013 14283 4234 14235 3455 14186 2677 14186 2093 14186 1509 14186 901 14162 609 14137 317 14162 244 14137 171 14113 122 14089 73 14040 25 13991 0 Z N">
            <draw:equation draw:name="f0" draw:formula="logwidth"/>
            <draw:equation draw:name="f1" draw:formula="logheight"/>
          </draw:enhanced-geometry>
        </draw:custom-shape>
        <draw:custom-shape draw:name="Google Shape;279;p39" draw:style-name="gr5" draw:text-style-name="P25" draw:layer="layout" svg:width="0.745cm" svg:height="0.992cm" svg:x="7.44cm" svg:y="0.911cm">
          <text:p/>
          <draw:enhanced-geometry draw:mirror-horizontal="false" draw:mirror-vertical="false" svg:viewBox="0 0 0 0" drawooo:sub-view-size="12289 16352" draw:text-areas="0 0 ?f0 ?f1" draw:type="ooxml-non-primitive" draw:enhanced-path="M 6303 3991 L 6546 4015 6789 4064 7008 4137 7252 4234 7446 4356 7665 4502 7836 4672 8030 4842 8176 5037 8322 5256 8468 5475 8566 5718 8639 5986 8712 6229 8736 6473 8712 6716 8687 6959 8639 7178 8541 7397 8444 7592 8322 7787 8152 7981 7982 8152 7811 8298 7592 8419 7373 8517 7130 8614 6887 8687 6668 8711 6424 8736 6205 8736 5986 8711 5743 8663 5524 8614 5305 8541 5110 8444 4891 8346 4697 8225 4502 8103 4332 7957 4186 7787 4015 7616 3894 7446 3772 7251 3723 7105 3650 6935 3602 6643 3577 6327 3602 6010 3699 5718 3821 5426 3967 5134 4161 4891 4332 4696 4551 4502 4794 4356 5037 4210 5062 4210 5110 4234 5232 4234 5305 4210 5548 4112 5816 4039 6059 4015 6303 3991 Z M 6254 3480 L 5986 3504 5694 3553 5427 3626 5305 3650 5183 3699 4916 3796 4599 3966 4283 4161 3991 4404 3748 4672 3529 4940 3359 5232 3237 5572 3164 5889 3115 6229 3140 6570 3188 6911 3261 7251 3383 7495 3529 7762 3699 7981 3869 8200 4088 8371 4307 8541 4551 8711 4794 8833 5062 8930 5329 9028 5597 9101 5889 9149 6181 9174 6449 9198 6741 9174 7008 9149 7325 9076 7617 8979 7884 8833 8128 8687 8347 8492 8541 8273 8712 8054 8858 7787 8979 7543 9052 7251 9125 6959 9150 6667 9150 6375 9125 6083 9052 5791 8955 5499 8858 5232 8712 4988 8566 4769 8395 4550 8201 4356 7982 4161 7763 3991 7544 3845 7300 3723 7033 3626 6789 3553 6522 3504 6254 3480 Z M 6303 536 L 6668 560 7033 633 7422 706 7763 828 8128 949 8468 1095 8809 1266 9125 1460 9442 1679 9734 1898 10026 2166 10050 2287 10074 2409 10196 2798 10220 2847 10269 2871 10342 2896 10391 2896 10439 2871 10464 2847 10488 2798 10512 2677 10585 2774 10537 3090 10537 3261 10561 3334 10610 3382 10634 3431 10683 3407 10756 3382 10804 3309 10877 3163 10877 3188 10950 3285 10853 3553 10804 3674 10756 3796 10756 3893 10804 4015 10829 4088 10902 4112 10975 4112 11023 4088 11096 4039 11169 3966 11242 3820 11340 4039 11194 4307 11048 4575 11023 4696 11023 4794 11048 4867 11121 4915 11169 4915 11218 4891 11340 4794 11510 4575 11534 4550 11607 4818 11510 4940 11388 5061 11291 5183 11218 5280 11096 5524 11072 5548 11096 5572 11121 5597 11145 5572 11388 5475 11510 5402 11631 5305 11680 5256 11729 5499 11364 5840 11048 6229 11023 6278 11048 6327 11072 6351 11121 6351 11291 6254 11461 6156 11753 5913 11753 6302 11631 6424 11534 6546 11412 6692 11291 6789 11048 6935 10999 6984 10950 7032 10926 7105 10950 7154 11023 7203 11096 7251 11169 7251 11267 7227 11437 7178 11583 7081 11704 6984 11631 7470 11583 7470 11534 7495 11291 7665 11023 7811 10902 7884 10804 7957 10731 8054 10707 8103 10707 8176 10707 8200 10853 8200 10950 8176 11194 8079 11534 7933 11437 8273 11340 8298 11242 8322 11072 8419 10829 8541 10561 8614 10537 8638 10512 8663 10537 8687 10561 8711 10731 8736 10926 8736 11121 8711 11315 8663 11169 9028 10926 9028 10683 9052 10439 9125 10220 9198 10196 9222 10196 9247 10220 9271 10245 9295 10488 9295 10731 9320 11048 9368 10853 9757 10561 9733 10245 9709 10099 9709 9977 9733 9904 9782 9880 9806 9880 9830 9928 9928 9977 10001 10050 10074 10147 10122 10391 10171 10610 10220 10439 10512 10439 10439 10391 10390 10342 10341 10220 10293 9977 10268 9709 10220 9588 10220 9466 10244 9417 10268 9393 10317 9393 10366 9417 10414 9515 10487 9636 10560 9880 10633 10123 10682 10245 10682 10366 10633 10001 11242 9782 11169 9588 11144 9417 11096 9247 11071 9052 11047 8882 11096 8858 11120 8833 11169 8833 11193 8858 11242 9052 11315 9223 11363 9588 11485 9782 11558 9490 11996 9344 11923 9223 11874 8931 11801 8566 11704 8371 11655 8176 11655 8103 11680 8079 11728 8055 11801 8103 11850 8249 11947 8395 12045 8736 12166 8979 12239 9247 12312 9004 12629 8712 12580 8420 12531 8201 12458 8006 12361 7787 12239 7592 12142 7544 12142 7495 12166 7495 12215 7471 12264 7519 12385 7592 12507 7690 12604 7811 12677 8055 12823 8298 12921 8493 12994 8687 13018 8371 13407 8274 13310 8152 13261 7909 13188 7471 12994 7252 12921 7033 12896 7008 12896 7008 12945 7057 13042 7130 13115 7300 13261 7495 13359 7690 13456 7909 13578 8006 13626 8128 13675 7836 14016 7665 13967 7179 13724 6814 13553 6619 13480 6424 13480 6400 13505 6400 13553 6449 13651 6497 13724 6595 13821 6692 13894 6887 14016 7081 14137 7276 14235 7519 14381 7106 14843 6814 14697 6546 14527 6376 14405 6230 14259 6157 14162 6035 14064 5962 14064 5913 14089 5840 14186 5840 14283 5865 14381 5913 14478 6059 14673 6205 14794 6449 15013 6595 15135 6765 15208 6132 15816 5986 15573 5792 15354 5402 14916 5013 14527 4818 14332 4648 14113 4332 13724 3991 13359 3310 12629 2969 12264 2653 11874 2361 11485 2069 11071 1704 10439 1363 9757 1096 9052 974 8711 877 8346 779 7981 706 7616 633 7251 609 6862 585 6497 585 6132 585 5743 609 5378 682 4988 755 4599 877 4210 1023 3845 1193 3504 1363 3163 1582 2823 1826 2506 2093 2214 2361 1947 2653 1679 2969 1460 3310 1241 3650 1047 4015 901 4405 755 4770 657 5159 584 5524 536 Z M 5646 0 L 5256 49 4843 98 4453 195 4088 317 3723 438 3359 609 2994 803 2653 998 2337 1241 2020 1509 1728 1776 1461 2093 1193 2409 925 2798 682 3188 487 3601 341 4015 220 4453 122 4891 49 5329 25 5791 1 6254 25 6692 74 7154 122 7616 220 8054 317 8492 463 8930 609 9368 779 9806 974 10244 1193 10682 1412 11096 1680 11509 1947 11899 2239 12288 2531 12677 2969 13213 3407 13748 3626 14040 3869 14283 4113 14527 4380 14746 4502 14867 4697 15086 5159 15622 5621 16133 5792 16303 5865 16352 5913 16352 6084 16327 6230 16279 6351 16230 6473 16157 6716 15962 6911 15743 8176 14259 8833 13480 9466 12677 10074 11874 10634 11023 10877 10609 11121 10195 11340 9782 11534 9344 11704 8930 11875 8492 12021 8030 12118 7592 12215 7130 12264 6667 12288 6205 12288 5743 12240 5280 12167 4818 12045 4380 11899 3918 11729 3528 11534 3163 11315 2798 11096 2458 10829 2141 10537 1825 10245 1557 9928 1290 9588 1047 9223 828 8858 633 8493 463 8103 317 7714 195 7300 98 6887 49 6473 0 Z N">
            <draw:equation draw:name="f0" draw:formula="logwidth"/>
            <draw:equation draw:name="f1" draw:formula="logheight"/>
          </draw:enhanced-geometry>
        </draw:custom-shape>
        <draw:custom-shape draw:name="Google Shape;280;p39" draw:style-name="gr5" draw:text-style-name="P25" draw:layer="layout" svg:width="1.151cm" svg:height="1.017cm" svg:x="8.864cm" svg:y="0.899cm">
          <text:p/>
          <draw:enhanced-geometry draw:mirror-horizontal="false" draw:mirror-vertical="false" svg:viewBox="0 0 0 0" drawooo:sub-view-size="18981 16766" draw:text-areas="0 0 ?f0 ?f1" draw:type="ooxml-non-primitive" draw:enhanced-path="M 5451 5475 L 5257 5548 5159 5597 5062 5670 5013 5743 4965 5816 4940 5889 4965 5962 5013 6011 5086 6059 5208 6059 5354 6035 5476 6011 5695 6011 5792 5986 5865 5913 5914 5816 5938 5743 5938 5694 5889 5573 5792 5500 5670 5475 Z M 4575 5986 L 4454 6011 4356 6035 4259 6084 4113 6205 4040 6254 3991 6351 3967 6424 3991 6522 4064 6570 4162 6619 4283 6595 4429 6546 4527 6522 4551 6497 4648 6473 4721 6424 4794 6327 4794 6205 4770 6108 4673 6035 4575 5986 Z M 7593 5962 L 7495 6011 7447 6059 7398 6132 7398 6181 7422 6254 7520 6351 7593 6424 7641 6449 7666 6473 7690 6497 7714 6546 7763 6619 7787 6668 7812 6692 7909 6741 8031 6741 8128 6716 8201 6643 8250 6546 8250 6449 8225 6351 8177 6254 8104 6181 8006 6108 7909 6035 7812 5986 7690 5962 Z M 3578 6741 L 3456 6765 3359 6814 3286 6887 3189 6960 3140 7081 3091 7179 3067 7300 3067 7398 3091 7446 3116 7471 3189 7519 3286 7544 3359 7519 3481 7446 3554 7325 3627 7276 3651 7252 3700 7227 3773 7179 3821 7106 3821 7033 3821 6935 3797 6862 3724 6789 3651 6765 3578 6741 Z M 16863 4526 L 16766 4575 16693 4624 16620 4697 16498 4843 16401 5037 16158 5500 15914 5962 15647 5816 15501 5719 15355 5670 15233 5646 15087 5597 15038 5573 15014 5573 14917 5621 14892 5646 14844 5694 14844 5767 14868 5840 14892 5913 15087 6059 15282 6181 15671 6424 15355 6984 15160 7252 14965 7519 14941 7592 14941 7641 14941 7714 14965 7763 15014 7836 15063 7860 15111 7884 15184 7909 15257 7884 15355 7860 15501 7763 15622 7641 15744 7471 15866 7276 15963 7081 16133 6716 16328 6862 16523 7008 16742 7106 16839 7130 16961 7154 17034 7130 17082 7106 17131 7057 17155 7008 17180 6960 17180 6887 17155 6814 17131 6765 16961 6619 16766 6497 16377 6254 16644 5670 16766 5427 16912 5183 17034 4916 17082 4770 17082 4648 17082 4599 17058 4551 17009 4526 Z M 8420 6838 L 8371 6862 8298 6911 8274 6984 8250 7081 8274 7179 8298 7276 8347 7373 8420 7519 8444 7665 8444 7763 8493 7836 8566 7909 8663 7933 8761 7957 8882 7909 8980 7836 9004 7787 9028 7738 9028 7592 9004 7446 8955 7325 8882 7179 8809 7057 8712 6960 8663 6911 8615 6862 8542 6838 Z M 16255 7495 L 16206 7544 16158 7592 16158 7714 16158 7836 16206 7982 16231 8030 16279 8079 16304 8103 16377 8128 16474 8128 16523 8103 16547 8055 16571 8006 16571 7957 16547 7836 16523 7738 16474 7641 16401 7544 16328 7495 Z M 2897 7836 L 2799 7860 2702 7909 2629 7982 2556 8079 2507 8201 2507 8347 2507 8468 2556 8517 2580 8566 2678 8614 2799 8614 2848 8590 2897 8566 2970 8493 3018 8420 3116 8274 3140 8152 3140 8055 3091 7957 3018 7884 2897 7836 Z M 8955 8152 L 8882 8201 8858 8274 8858 8371 8858 8468 8907 8639 8955 8760 8980 8858 9053 8955 9101 9004 9150 9028 9296 9028 9369 8979 9393 8931 9418 8858 9418 8785 9393 8639 9369 8614 9345 8517 9247 8322 9199 8225 9101 8176 9028 8152 Z M 16352 8541 L 16279 8566 16231 8614 16206 8663 16182 8736 16182 8858 16206 8979 16231 9174 16255 9296 16304 9369 16401 9417 16498 9417 16596 9393 16669 9320 16693 9223 16693 9101 16644 8882 16596 8760 16547 8639 16523 8590 16474 8541 Z M 2434 9077 L 2337 9101 2264 9125 2191 9198 2142 9271 2118 9369 2094 9515 2094 9612 2094 9685 2118 9782 2191 9831 2240 9879 2337 9904 2410 9879 2483 9831 2556 9733 2580 9612 2653 9417 2653 9320 2653 9247 2605 9174 2532 9125 2434 9077 Z M 9272 9296 L 9199 9344 9101 9417 9077 9539 9053 9661 9077 9782 9126 9904 9174 10001 9247 10123 9320 10196 9393 10220 9442 10220 9564 10196 9612 10147 9661 10123 9685 10050 9685 10001 9685 9904 9637 9806 9539 9636 9515 9515 9442 9393 9393 9344 9345 9320 9272 9296 Z M 16231 9855 L 16231 9879 16182 9904 16133 9952 16060 10098 16012 10293 16012 10390 16012 10463 16085 10561 16182 10634 16304 10634 16352 10609 16401 10561 16450 10488 16474 10415 16498 10244 16498 10147 16498 10050 16474 9952 16425 9879 16328 9855 Z M 2167 10244 L 2045 10269 1972 10317 1875 10463 1826 10634 1802 10804 1850 10926 1923 11023 1948 11072 2021 11096 2118 11096 2191 11072 2215 11023 2288 10950 2313 10877 2337 10780 2337 10755 2337 10731 2386 10658 2410 10561 2434 10488 2410 10390 2337 10317 2264 10269 2167 10244 Z M 9661 10512 L 9612 10536 9539 10609 9491 10658 9491 10731 9491 10877 9539 11023 9588 11169 9637 11242 9710 11315 9783 11339 9880 11339 9977 11291 10026 11218 10075 11120 10050 11023 10002 10877 9929 10731 9831 10609 9783 10561 9710 10536 9661 10512 Z M 15987 10999 L 15890 11047 15817 11120 15720 11291 15598 11461 15525 11631 15525 11729 15549 11802 15598 11850 15647 11899 15720 11948 15793 11948 15866 11923 15939 11875 16036 11704 16109 11510 16182 11315 16206 11218 16206 11120 16182 11047 16133 11023 16060 10999 Z M 1996 11437 L 1948 11461 1875 11485 1826 11558 1802 11607 1777 11680 1777 11826 1777 11899 1802 12021 1850 12094 1899 12142 1972 12167 2069 12167 2118 12142 2191 12094 2215 12021 2264 11875 2288 11753 2288 11680 2288 11607 2264 11534 2215 11485 2142 11437 Z M 10221 11753 L 10123 11802 10075 11875 10075 11996 10123 12094 10172 12191 10342 12337 10440 12410 10561 12483 10683 12532 10829 12532 10926 12507 10999 12459 11048 12386 11072 12313 11072 12240 11048 12167 10975 12094 10902 12045 10756 12021 10634 11948 10488 11826 10415 11777 10318 11753 Z M 15306 11996 L 15257 12045 15136 12167 15014 12288 14868 12386 14795 12434 14722 12483 14698 12532 14698 12605 14722 12653 14746 12678 14868 12726 14990 12726 15111 12702 15209 12629 15330 12556 15428 12483 15501 12386 15574 12288 15598 12215 15598 12142 15574 12094 15525 12045 15452 11996 Z M 14114 12605 L 14041 12629 13968 12678 13895 12726 13797 12751 13700 12751 13578 12775 13481 12848 13432 12872 13408 12921 13408 12970 13432 13018 13457 13091 13505 13116 13603 13164 13724 13189 13870 13189 14016 13164 14162 13091 14284 12994 14333 12945 14357 12872 14357 12799 14357 12726 14333 12678 14284 12653 14235 12605 Z M 6668 512 L 6887 755 7130 950 7398 1120 7666 1290 8250 1558 8834 1801 9320 2020 9807 2215 10780 2604 11194 2799 11559 3018 11729 3115 11924 3188 12094 3261 12240 3358 12264 3407 12313 3456 12410 3480 12435 3942 11851 3650 11389 3407 11170 3310 10926 3237 10878 3237 10853 3261 10853 3285 10853 3310 11024 3480 11218 3626 11608 3869 12045 4113 12459 4307 12483 4818 12337 4770 12216 4721 12021 4672 11729 4526 11413 4380 11218 4259 11121 4234 11024 4210 10975 4210 10951 4259 10951 4283 10951 4332 11024 4429 11121 4526 11218 4599 11340 4672 11608 4818 11826 4916 12143 5037 12313 5086 12410 5086 12483 5062 12483 5743 12289 5621 12094 5475 11608 5256 11194 5110 11024 5062 10926 5062 10902 5086 10878 5110 10951 5232 11024 5305 11121 5378 11267 5451 11535 5548 11754 5646 12094 5792 12240 5889 12386 6011 12483 6108 12483 6254 12337 6157 12191 6084 11899 5938 11705 5816 11510 5743 11291 5670 11194 5670 11097 5694 11072 5694 11072 5719 11145 5816 11218 5889 11413 6035 11826 6254 12143 6449 12289 6522 12459 6570 12459 6838 12459 6862 12337 6765 12216 6668 12094 6619 11924 6546 11729 6473 11486 6424 11267 6376 11072 6303 11048 6303 11048 6327 11145 6449 11267 6546 11389 6619 11535 6692 11948 6862 12143 6960 12216 7033 12289 7106 12362 7179 12459 7179 12459 7592 12264 7495 12070 7422 11802 7349 11389 7106 11121 7008 11024 6984 10999 6984 10975 7008 10975 7057 10975 7106 10999 7227 11097 7325 11194 7398 11437 7544 11632 7641 11997 7836 12240 7909 12362 7933 12459 7957 12459 8298 12216 8176 11972 8055 11754 7909 11535 7738 11413 7665 11291 7617 11170 7592 11048 7568 11048 7592 11024 7617 11072 7714 11145 7836 11243 7933 11364 8006 11583 8176 11802 8322 12118 8493 12289 8590 12459 8663 12483 9101 12435 9028 12386 8979 12216 8882 11899 8736 11559 8517 11364 8420 11291 8395 11194 8371 11170 8371 11170 8395 11194 8493 11218 8566 11364 8712 11535 8858 11681 8955 11851 9052 12070 9174 12167 9223 12264 9247 12362 9247 12459 9223 12483 9198 12508 10025 12386 9879 12240 9758 11924 9515 11608 9296 11267 9101 11243 9077 11218 9101 11218 9125 11218 9150 11340 9296 11462 9466 11608 9612 11754 9733 11924 9855 12094 9952 12289 10050 12459 10098 12508 10098 12508 10488 12289 10317 11802 10001 11608 9855 11486 9782 11389 9733 11364 9758 11364 9855 11389 9952 11437 10050 11510 10147 11681 10317 11851 10439 12094 10585 12313 10780 12410 10877 12508 10999 12483 11291 11875 10901 11705 10780 11535 10658 11462 10609 11364 10585 11267 10561 11145 10585 11121 10609 11145 10634 11291 10780 11413 10926 11535 11072 11705 11218 12070 11485 12483 11729 12459 12094 12191 11923 11948 11777 11559 11558 11170 11388 11145 11388 11145 11485 11170 11558 11243 11704 11364 11850 11510 11948 11754 12118 12021 12288 12216 12434 12435 12556 12435 12799 12337 12824 12264 12848 12143 12775 11972 12629 11802 12507 11632 12361 11462 12240 11413 12240 11413 12288 11413 12361 11413 12434 11486 12605 11389 12605 11267 12653 11243 12678 11218 12726 11218 12775 11218 12848 11291 12921 11364 12994 11486 13043 11583 13091 11705 13140 11802 13140 11924 13116 12021 13067 12240 13189 12410 13335 12386 13602 11802 13286 11510 13140 11194 13018 11170 13018 11145 13116 11170 13213 11218 13286 11291 13359 11437 13456 11608 13529 11802 13651 11997 13773 12191 13894 12386 14016 12386 14332 11851 13943 11705 13846 11510 13724 11413 13700 11316 13675 11218 13675 11121 13700 11121 13724 11121 13748 11145 13821 11218 13919 11364 14040 11729 14284 12045 14551 12191 14673 12386 14795 12386 15281 12289 15184 12167 15087 12021 14916 11851 14746 11656 14600 11413 14503 11170 14430 10926 14430 10902 14454 10902 14478 10975 14551 11024 14600 11194 14697 11462 14892 11608 14989 11729 15111 11875 15281 12021 15452 12118 15525 12191 15573 12313 15622 12410 15646 12435 16133 12386 16133 12362 16084 12240 15963 12070 15841 11754 15622 11413 15354 11243 15233 11072 15160 11048 15160 11024 15184 11048 15281 11072 15354 11170 15500 11291 15622 11437 15744 11218 15646 9564 14916 8055 14259 7301 13894 7130 13797 6863 13675 6863 13602 6814 12775 6765 11972 6692 11145 6668 10317 6668 9393 6692 8493 6717 7568 6717 6643 6717 5889 6863 5913 6936 5938 7033 5962 7130 5938 7228 5865 7252 5816 7276 5767 7276 5670 7252 5573 7179 5500 7082 5451 7033 5427 6960 5402 6887 5427 6814 5451 6790 5451 6692 5500 6644 3018 6644 1752 6668 512 Z M 6206 585 L 6181 852 6181 1096 6181 1874 6181 2653 6181 3602 6181 4551 6230 6449 6230 7373 6206 8298 6181 9198 6133 10123 6157 10926 6206 11729 6254 12532 6279 13335 6206 13359 5451 13748 4721 14186 3262 15087 2897 15281 2532 15476 2142 15671 1753 15841 950 16133 634 16255 634 16279 585 15938 561 15573 536 15208 512 14868 439 14430 415 13992 415 13578 439 13140 512 11461 561 10634 585 9782 609 8225 609 6668 561 5110 536 4356 488 3577 609 3504 755 3407 1145 3164 1558 2920 2337 2507 3116 2093 3529 1850 3967 1655 4405 1461 4843 1290 5208 1144 5549 974 6206 585 Z M 18542 804 L 18518 1023 18518 1266 18518 1752 18567 2263 18567 2726 18542 4648 18494 6546 18469 8249 18494 9952 18567 13359 18542 13359 18396 13505 18226 13651 18031 13748 17837 13846 17423 14016 17009 14186 16474 14454 15963 14746 15452 15038 14941 15330 14479 15598 14016 15865 13773 15987 13530 16109 13286 16182 13043 16255 12921 16303 12921 15987 12897 15671 12873 15379 12848 15062 12824 14770 12824 14016 12848 13943 12848 13894 12848 13359 12946 13335 13019 13310 13092 13262 13140 13213 13165 13116 13165 13018 13116 12921 13043 12872 12970 12848 12873 12848 12921 11826 12970 10804 12970 9806 12946 8809 12897 7836 12897 6838 12946 5986 12970 5110 12970 4672 12946 4234 12897 3821 12800 3383 13067 3285 13335 3164 13603 3042 13870 2920 14235 2750 14600 2555 15306 2142 15963 1752 16304 1558 16644 1388 17009 1242 17350 1096 17715 974 18104 877 18153 877 18202 828 18372 828 18542 804 Z M 6279 1 L 6206 25 5403 487 4989 682 4551 852 4113 1023 3700 1217 3286 1436 2872 1679 2021 2117 1607 2361 1193 2604 974 2726 731 2896 488 3066 390 3188 317 3285 269 3310 220 3358 171 3480 123 3626 98 3894 98 4186 123 4453 147 5329 171 6205 171 8006 147 9782 123 10658 98 11558 1 13335 1 13700 1 14065 25 14454 50 14819 98 15233 123 15646 147 16060 171 16255 220 16474 244 16547 317 16595 390 16620 463 16620 536 16644 707 16620 877 16595 1218 16474 1850 16230 2240 16060 2605 15890 2970 15719 3310 15525 4064 15062 4819 14624 5549 14162 5938 13967 6327 13748 6400 13821 6473 13870 6546 13894 6644 13870 6741 13992 6863 14089 7130 14259 7422 14405 7690 14551 8517 14916 9345 15306 10878 16011 11656 16352 12435 16644 12459 16668 12508 16741 12581 16766 12678 16766 12751 16741 12800 16693 12897 16717 13019 16717 13286 16668 13530 16595 13724 16522 14211 16279 14698 16036 15647 15500 16596 14965 17058 14697 17545 14478 17885 14332 18226 14186 18542 14016 18688 13894 18834 13773 18883 13748 18932 13724 18980 13651 18980 13578 18980 12726 18956 11875 18883 10171 18859 9271 18859 8347 18883 6546 18932 4648 18956 2726 18980 2215 18980 1679 18932 1144 18883 901 18834 633 18883 585 18883 512 18883 439 18834 366 18761 293 18664 244 18421 244 18177 317 17958 414 17715 487 17374 585 17058 706 16742 828 16425 974 15817 1290 15209 1655 14479 2117 14089 2312 13700 2507 13432 2628 13165 2750 12897 2920 12654 3091 12532 2969 12386 2896 12070 2750 11875 2653 11705 2555 11316 2336 11072 2190 10805 2093 10294 1874 9758 1679 9223 1485 8298 1071 7836 852 7398 609 7325 536 7228 439 7057 244 6936 147 6838 74 6741 25 6619 25 6571 1 6498 1 6449 25 6400 1 Z N">
            <draw:equation draw:name="f0" draw:formula="logwidth"/>
            <draw:equation draw:name="f1" draw:formula="logheight"/>
          </draw:enhanced-geometry>
        </draw:custom-shape>
        <draw:custom-shape draw:name="Google Shape;281;p39" draw:style-name="gr5" draw:text-style-name="P25" draw:layer="layout" svg:width="0.987cm" svg:height="1.141cm" svg:x="10.58cm" svg:y="0.838cm">
          <text:p/>
          <draw:enhanced-geometry draw:mirror-horizontal="false" draw:mirror-vertical="false" svg:viewBox="0 0 0 0" drawooo:sub-view-size="16279 18810" draw:text-areas="0 0 ?f0 ?f1" draw:type="ooxml-non-primitive" draw:enhanced-path="M 8297 536 L 8078 658 7859 780 7567 974 7665 804 7786 682 7884 609 7981 585 8078 561 8200 536 Z M 8687 731 L 8760 828 8808 950 8760 974 8541 1072 8346 1169 7957 1412 7689 1583 7543 1680 7397 1777 7421 1534 7446 1315 8054 999 8370 853 8687 731 Z M 8881 1364 L 8881 1583 8687 1656 8492 1753 8249 1875 8005 2021 7957 2069 7932 2142 7786 2142 7373 2118 7373 2069 7470 2069 7567 2045 7738 1972 8054 1777 8881 1364 Z M 8857 2021 L 8857 2191 8541 2167 8857 2021 Z M 5937 2556 L 6765 2580 7592 2629 9173 2677 9976 2702 10755 2726 11582 2702 12385 2677 13213 2629 14016 2605 14064 2605 14235 2750 14405 2872 15038 3432 15329 3724 15597 4040 15694 4235 15792 4405 15694 4551 15573 4673 15402 4843 15232 4989 14843 5281 14454 5549 14235 5719 14064 5889 13286 5865 12507 5841 10974 5841 7859 5889 4623 5938 2385 5938 2117 5962 1874 6011 1849 5889 1849 5768 1801 5524 1655 4332 1606 3724 1557 3091 1557 2848 1533 2580 1874 2629 2214 2653 2920 2653 3626 2629 4283 2580 5110 2556 Z M 8468 6352 L 8200 6449 7835 6644 7665 6765 7494 6887 7470 6619 7421 6352 Z M 8735 6644 L 8735 6692 8735 6960 8103 6936 8030 6936 8200 6863 8735 6644 Z M 3942 7301 L 4331 7325 5061 7374 5864 7422 6667 7447 8297 7471 8833 7495 8930 7520 9052 7495 11607 7593 12361 7617 13115 7593 13870 7568 14624 7568 14600 7739 14575 7933 14575 8298 14624 8980 14697 9539 14746 10123 14770 10391 14794 10659 13310 10707 11826 10780 10341 10829 9587 10853 8833 10829 7178 10780 6327 10780 5499 10804 4088 10853 3358 10902 3017 10926 2677 10999 2677 10926 2652 10853 2604 10804 2531 10756 2239 10586 1947 10391 1411 10002 1168 9807 925 9612 681 9393 438 9199 633 9028 1338 8396 1703 8104 2068 7812 2336 7641 2458 7568 2579 7447 2604 7374 2847 7374 3115 7349 3577 7301 Z M 7446 11242 L 8541 11291 8395 11364 8249 11461 7981 11632 7567 11851 7519 11534 7494 11388 7446 11242 Z M 8784 11632 L 8735 12094 8541 12167 8370 12264 8005 12459 7762 12581 7640 12678 7543 12751 7543 12678 7567 12216 7713 12167 7859 12118 8103 11997 8443 11826 8614 11729 8784 11632 Z M 8735 12581 L 8735 13189 8662 13165 8565 13165 8468 13189 8249 13262 8054 13384 7859 13481 7665 13627 7446 13797 7494 13140 7665 13116 7835 13043 8151 12873 8735 12581 Z M 8735 13578 L 8735 14138 8541 14211 8346 14284 7981 14454 7689 14576 7543 14673 7421 14746 7421 14454 7421 14138 7567 14089 7738 14016 8005 13870 8176 13773 8370 13724 8735 13578 Z M 8735 14625 L 8735 15014 8687 15038 7908 15501 7689 15598 7446 15720 7421 15087 7592 15063 7738 15014 8054 14892 8735 14625 Z M 8711 15452 L 8711 16231 8419 16328 8151 16425 7811 16523 7494 16620 7470 16012 7567 16012 7689 15963 7908 15890 8322 15671 8711 15452 Z M 8687 16717 L 8687 17082 8687 17107 8346 17228 8005 17399 7543 17593 7519 17009 7689 17009 7859 16961 8176 16888 8687 16717 Z M 8687 17545 L 8687 18250 8370 18275 8054 18299 7835 18323 7592 18348 7543 18372 7543 18031 7689 17983 7811 17934 8078 17812 8687 17545 Z M 8078 1 L 7884 25 7713 74 7567 171 7446 269 7324 390 7227 536 7154 682 7081 853 7032 1023 6959 1388 6935 1753 6959 2118 6959 2118 5816 2094 4672 2094 2993 2167 1801 2167 1387 2191 1338 2191 1290 2215 1290 2240 1217 2288 1192 2361 1119 2556 1071 2775 1046 3018 1046 3261 1071 3748 1119 4162 1168 4770 1241 5378 1265 5622 1290 5889 1314 6011 1338 6133 1411 6230 1484 6303 1557 6352 1630 6352 1703 6327 1776 6279 1801 6254 2020 6303 2239 6327 2701 6352 4429 6376 6959 6352 6984 6595 7008 6911 5962 6887 4891 6838 4161 6814 3163 6814 2896 6863 2628 6936 2506 6984 2409 7057 2360 7033 2263 7033 2190 7057 1995 7130 1825 7228 1630 7374 1290 7666 1022 7933 681 8250 365 8590 243 8712 122 8858 24 9004 0 9077 0 9174 0 9199 0 9247 0 9320 73 9466 170 9612 292 9758 414 9904 681 10148 949 10367 1265 10610 1582 10829 1922 11048 2239 11242 2312 11267 2385 11267 2750 11340 3139 11388 3528 11388 3918 11364 4721 11315 5499 11267 6278 11242 7081 11242 7081 11607 7081 11972 7081 12313 7057 12678 6984 13578 6935 14016 6911 14454 6911 15476 6959 16498 7057 18542 7057 18615 7081 18688 7130 18737 7203 18761 7251 18786 7324 18786 7373 18761 7446 18737 7519 18786 7640 18810 8662 18810 8954 18786 9003 18786 9076 18761 9149 18664 9198 18542 9198 18421 9198 18323 9222 16547 9246 14771 9271 12946 9295 12118 9271 11729 9246 11315 10682 11315 12142 11267 13578 11194 14283 11169 15013 11169 15135 11145 15208 11072 15257 10999 15257 10902 15305 10731 15305 10586 15281 10245 15135 9126 15086 8615 15086 8104 15086 7933 15111 7739 15135 7568 15135 7374 15135 7276 15111 7179 15086 7130 15038 7106 14965 7057 14892 7033 14064 7033 13237 7057 12434 7082 11607 7082 9246 6984 9246 6765 9246 6571 9198 6352 9222 6327 10925 6303 12556 6303 14186 6376 14259 6376 14308 6352 14381 6279 14405 6206 14405 6108 14575 5962 14940 5670 15329 5427 15597 5232 15913 4965 16059 4819 16181 4673 16254 4502 16254 4429 16254 4356 16278 4283 16278 4210 16230 4064 16132 3894 16011 3724 15743 3432 15524 3213 15135 2848 14746 2532 14478 2288 14308 2215 14235 2167 14162 2167 14089 2118 14016 2118 13237 2142 12483 2167 11704 2215 10950 2240 10171 2240 9392 2215 9441 2069 9465 1899 9465 1558 9417 1218 9368 950 9295 755 9222 561 9125 415 8979 293 8833 196 8662 98 8492 50 8297 1 Z N">
            <draw:equation draw:name="f0" draw:formula="logwidth"/>
            <draw:equation draw:name="f1" draw:formula="logheight"/>
          </draw:enhanced-geometry>
        </draw:custom-shape>
        <draw:custom-shape draw:name="Google Shape;282;p39" draw:style-name="gr5" draw:text-style-name="P25" draw:layer="layout" svg:width="1.15cm" svg:height="1.005cm" svg:x="12.133cm" svg:y="0.912cm">
          <text:p/>
          <draw:enhanced-geometry draw:mirror-horizontal="false" draw:mirror-vertical="false" svg:viewBox="0 0 0 0" drawooo:sub-view-size="18956 16571" draw:text-areas="0 0 ?f0 ?f1" draw:type="ooxml-non-primitive" draw:enhanced-path="M 9222 2604 L 9149 2628 9028 2701 8809 2896 8517 3139 8249 3358 7957 3577 7665 3821 6619 4818 5573 5816 5256 6181 4964 6546 4380 7325 4210 7495 3942 7763 3821 7909 3723 8055 3675 8176 3675 8225 3699 8274 3796 8347 3918 8347 4040 8322 4186 8249 4332 8128 4478 8006 4794 7665 5086 7300 5354 6935 5694 6473 6108 6035 6521 5621 7422 4818 7860 4380 8322 3967 8663 3699 9003 3456 9174 3285 9295 3139 9320 3139 9466 3285 10366 4113 11169 4916 11558 5329 11923 5767 12264 6181 12605 6643 12945 7057 13116 7276 13310 7471 13675 7787 14040 8079 14308 8322 14429 8420 14502 8444 14600 8493 14697 8493 14770 8444 14843 8371 14867 8274 14867 8201 14843 8103 14746 7957 14648 7811 14502 7690 14186 7446 13894 7252 13675 7057 13481 6862 13116 6424 12434 5500 12045 5037 11607 4599 11169 4161 10731 3723 10293 3334 9806 2920 9660 2799 9514 2726 9417 2628 9368 2604 Z M 9271 8979 L 9247 9125 9271 9271 9295 9563 8517 9563 8298 9587 8176 9612 8054 9636 8054 9466 8054 9320 8006 9174 7957 9028 8614 9028 9271 8979 Z M 10317 8979 L 10682 9028 11047 9052 11047 9344 11047 9636 10731 9612 9685 9587 9636 9271 9612 9125 9563 8979 Z M 8054 10001 L 8176 10025 8930 10025 9320 10050 9295 10707 8638 10634 8298 10634 8006 10658 8030 10342 8054 10001 Z M 9709 10074 L 10366 10147 10901 10147 11047 10123 11047 10123 11023 10390 10974 10634 10755 10707 10536 10731 10123 10755 9685 10755 9685 10707 9709 10390 9709 10074 Z M 8955 8468 L 8541 8493 8346 8517 8152 8566 7957 8614 7762 8687 7738 8736 7714 8760 7689 8833 7641 8882 7592 8906 7568 8979 7568 9028 7616 9247 7616 9490 7592 9709 7568 9952 7495 10415 7495 10634 7519 10877 7519 10926 7568 10974 7641 11023 7762 11047 7860 10999 8079 11072 8298 11120 8784 11169 9733 11218 10123 11242 10561 11218 10780 11193 10999 11145 11169 11072 11339 10950 11388 10877 11388 10828 11412 10804 11461 10561 11510 10293 11510 10025 11510 9782 11510 9223 11485 8931 11437 8663 11412 8614 11364 8590 11315 8566 11218 8566 10755 8493 10293 8468 Z M 10244 12556 L 10390 12678 10536 12799 10634 12970 10415 13018 10342 12775 10244 12556 Z M 10828 13359 L 10901 13578 10707 13675 10536 13797 10536 13773 10488 13383 10512 13359 Z M 10974 13919 L 11023 14332 10853 14381 10707 14430 10536 14478 10536 14113 10658 14065 10780 13992 10974 13919 Z M 11047 14722 L 11047 14941 10755 15038 10609 15087 10463 15160 10512 14819 10804 14746 11047 14722 Z M 11047 15306 L 11023 15573 11023 15671 10999 15671 10804 15719 10585 15792 10488 15841 10390 15890 10390 15890 10439 15427 10585 15427 10731 15403 11047 15306 Z M 9441 536 L 9612 804 9831 1023 10050 1242 10293 1460 10780 1825 11266 2215 11899 2750 12507 3334 13091 3942 13651 4575 14746 5792 15305 6376 15622 6668 15914 6935 16206 7179 16522 7398 17155 7884 17471 8128 17763 8371 18031 8639 18274 8931 17885 8955 16741 8955 16425 8931 16060 8931 15889 8955 15719 8979 15597 9052 15524 9125 15500 9174 15500 9223 15573 9296 15549 9369 15549 10317 15549 11266 15524 12215 15476 13164 15451 14065 15427 14989 15427 15427 15451 15646 15500 15890 15208 15938 14965 15987 14210 16060 12069 16060 11826 16036 11680 16011 11510 16011 11534 15744 11558 15500 11558 15135 11558 14795 11534 14454 11510 14113 11461 13821 11388 13505 11291 13213 11169 12921 11023 12629 10828 12410 10731 12288 10609 12191 10463 12118 10342 12045 10147 11972 9977 11948 9782 11923 9587 11923 9417 11948 9222 11996 9052 12045 8857 12118 8687 12215 8541 12313 8371 12434 8249 12580 8103 12702 7981 12848 7884 13018 7811 13164 7714 13383 7665 13578 7568 14016 7495 14454 7446 14892 7397 15281 7373 15525 7373 15768 6181 15768 5013 15817 4234 15817 3796 15841 3602 15865 3407 15914 3431 15598 3456 15281 3431 14965 3456 14673 3504 13651 3553 12605 3529 12191 3504 11777 3383 10950 3334 10512 3285 10098 3261 9685 3261 9271 3261 9247 3334 9198 3383 9125 3407 9028 3383 8931 3334 8833 3261 8760 3164 8736 3042 8736 2774 8760 2507 8785 1947 8809 1412 8785 876 8785 1850 7982 2336 7544 2799 7106 4040 5792 4648 5135 5256 4502 6546 3237 7835 1971 8371 1485 8906 998 9247 706 9368 609 9417 560 9441 560 9441 536 Z M 9198 1 L 9125 25 8979 122 8736 341 7884 1120 7227 1752 6546 2385 5232 3675 4551 4356 3918 5037 2628 6424 2020 7033 1704 7325 1387 7617 706 8176 365 8493 73 8833 25 8931 0 9028 25 9101 73 9174 146 9223 244 9247 317 9223 414 9174 560 9247 706 9296 876 9320 1047 9344 2555 9344 2847 9320 2823 9490 2799 9636 2774 9952 2774 10269 2823 10585 2969 11510 2993 11972 3018 12434 3018 12970 2993 13481 2920 14503 2872 14892 2823 15330 2823 15549 2823 15768 2847 15963 2920 16133 2896 16157 2872 16230 2872 16303 2920 16352 2969 16401 3091 16449 3212 16474 3480 16474 3991 16425 4599 16401 5183 16401 6375 16425 6984 16401 7276 16376 7568 16328 7641 16303 7714 16255 7738 16206 7762 16157 7835 16084 7860 16011 7860 15354 7884 14989 7908 14649 7981 14284 8054 13943 8152 13627 8273 13310 8371 13164 8492 12994 8638 12848 8784 12726 8979 12629 9149 12532 9344 12483 9539 12434 9660 12580 9758 12726 9855 12872 9952 13043 10025 13335 10050 13627 10050 13919 10050 14211 10025 14697 9977 15208 9928 15695 9879 16206 9904 16303 9952 16376 10025 16425 10123 16449 10488 16498 10853 16522 11218 16522 11583 16498 11753 16522 11948 16547 12313 16547 13091 16571 14892 16571 15208 16547 15476 16474 15597 16425 15719 16376 15792 16303 15865 16230 15962 16206 16035 16157 16084 16060 16108 15963 16108 15841 16084 15719 16035 15476 16011 15111 16011 14746 16035 13846 16084 12945 16108 12069 16133 11193 16133 10755 16108 10317 16084 9879 16035 9466 16741 9466 17252 9490 17763 9490 18250 9466 18761 9417 18834 9393 18907 9344 18931 9296 18955 9223 18955 9150 18931 9077 18907 9028 18858 8955 18882 8858 18834 8760 18761 8639 18688 8517 18469 8298 18031 7909 17374 7373 16717 6862 16084 6327 15476 5767 14916 5159 14356 4551 13797 3918 13237 3334 12653 2726 12045 2166 11753 1923 11437 1679 10804 1193 10488 950 10196 682 9904 414 9660 98 9612 25 9539 1 9466 1 9393 25 9344 1 Z N">
            <draw:equation draw:name="f0" draw:formula="logwidth"/>
            <draw:equation draw:name="f1" draw:formula="logheight"/>
          </draw:enhanced-geometry>
        </draw:custom-shape>
        <draw:custom-shape draw:name="Google Shape;283;p39" draw:style-name="gr5" draw:text-style-name="P25" draw:layer="layout" svg:width="1.017cm" svg:height="0.97cm" svg:x="13.827cm" svg:y="0.93cm">
          <text:p/>
          <draw:enhanced-geometry draw:mirror-horizontal="false" draw:mirror-vertical="false" svg:viewBox="0 0 0 0" drawooo:sub-view-size="16766 15987" draw:text-areas="0 0 ?f0 ?f1" draw:type="ooxml-non-primitive" draw:enhanced-path="M 14284 487 L 14405 536 14478 585 14527 658 14527 755 14527 852 14551 925 13578 925 13627 804 13700 706 13797 609 13894 536 13967 512 14065 487 Z M 4064 633 L 4137 682 4210 755 4259 852 4283 950 3529 974 3602 804 3650 755 3675 706 3796 633 Z M 13724 2020 L 13797 2044 13870 2093 13943 2142 13992 2215 14040 2288 14089 2385 14113 2531 13992 2555 13870 2555 13773 2531 13724 2482 13675 2409 13602 2215 13554 2020 Z M 3407 1874 L 3529 1923 3602 1971 3675 2044 3723 2142 3772 2215 3821 2434 3821 2531 3796 2628 3699 2628 3602 2555 3529 2482 3480 2385 3456 2263 3431 2142 3407 1874 Z M 2920 1923 L 2969 2263 2993 2434 3042 2580 3115 2726 3188 2847 3310 2945 3407 3042 3164 3042 3042 3018 2920 2945 2823 2872 2750 2774 2701 2653 2677 2531 2677 2385 2726 2239 2774 2117 2872 1996 2920 1923 Z M 13067 2069 L 13140 2385 13262 2653 13310 2750 13383 2823 13529 2969 13724 3042 13919 3091 13870 3139 13724 3188 13578 3212 13456 3188 13310 3139 13213 3066 13116 2945 13018 2847 12970 2701 12945 2531 12945 2361 12994 2215 13067 2069 Z M 5548 1339 L 7641 1387 13018 1387 13018 1533 12872 1631 12775 1752 12702 1923 12629 2069 12580 2239 12556 2434 12556 2604 12580 2750 12629 2993 12751 3188 12897 3334 13067 3480 13262 3553 13481 3602 13724 3602 13943 3553 14113 3480 14259 3358 14381 3212 14454 3042 14503 2872 14527 2701 14551 2507 14527 2312 14454 2142 14381 1996 14284 1874 14186 1777 14040 1704 13894 1631 13748 1606 13602 1582 13554 1533 13505 1485 13505 1387 16255 1387 16230 1996 16230 2604 16279 3821 15890 3748 15476 3723 15038 3699 14624 3723 13797 3796 12970 3796 12386 3772 11802 3772 10634 3796 9466 3821 8322 3845 7130 3821 5962 3772 4794 3723 3139 3723 2653 3772 2166 3796 1679 3796 1096 3772 804 3772 512 3821 585 3115 658 2409 682 2166 682 1874 658 1606 585 1339 585 1339 877 1363 1169 1387 2069 1387 2969 1363 2945 1412 2774 1509 2604 1631 2458 1801 2336 1971 2288 2117 2239 2263 2239 2434 2215 2580 2239 2750 2288 2896 2361 3042 2458 3164 2604 3310 2750 3383 2920 3456 3091 3480 3285 3480 3480 3456 3650 3407 3821 3334 3967 3237 4088 3139 4161 2993 4234 2847 4259 2701 4283 2531 4259 2385 4234 2215 4186 2093 4137 1947 4064 1825 3967 1704 3869 1582 3748 1509 3626 1436 3480 1412 3431 1412 3456 1363 4502 1339 Z M 11802 6011 L 11753 6132 11704 6254 11680 6522 11656 6789 11656 7057 11656 7446 11704 7860 9855 7860 9855 7836 9831 7325 9758 6814 9733 6619 9733 6449 9709 6084 10755 6059 11802 6011 Z M 13870 5962 L 14089 6011 14162 6059 14235 6108 14284 6157 14259 6473 14284 6765 14284 7081 14284 7398 14235 7884 12142 7860 12118 7568 12094 7179 12094 6789 12094 6376 12069 6181 12045 6011 12288 5986 12872 5962 Z M 7276 6011 L 9417 6059 9369 6181 9344 6351 9320 6497 9344 6668 9369 7008 9417 7276 9442 7884 8176 7909 7495 7957 7495 7446 7471 6960 7398 6473 7325 6254 7276 6011 Z M 6911 6011 L 6887 6205 6887 6424 6960 6838 6984 7130 7008 7398 7008 7982 6157 8030 5281 8079 5062 8079 5037 7203 5037 6303 5037 6205 5013 6035 5743 6011 Z M 2774 6011 L 3091 6035 3407 6059 3699 6059 4648 6035 4599 6303 4599 6522 4575 6911 4575 7300 4599 8103 3869 8079 3529 8055 3188 8006 2701 8006 2531 8030 2482 7519 2434 7008 2409 6741 2409 6497 2434 6254 2482 6011 Z M 10220 8639 L 10147 8663 10098 8736 10098 8809 10123 8882 10196 9052 10317 9198 10439 9320 10366 9393 10317 9490 10269 9563 10269 9660 10293 9733 10317 9758 10342 9758 10439 9733 10536 9709 10707 9587 10780 9660 10877 9733 10999 9782 11096 9806 11145 9782 11193 9782 11266 9685 11291 9636 11315 9587 11291 9539 11266 9490 11218 9417 11169 9393 11047 9295 11266 9150 11485 9028 11558 8979 11607 8906 11631 8833 11607 8760 11558 8712 11510 8663 11437 8639 11339 8663 11193 8736 11047 8833 10780 9028 10512 8785 10366 8687 10293 8639 Z M 12191 8322 L 14211 8347 14186 9028 14186 9368 14211 9709 14235 10171 13992 10147 13724 10147 13213 10171 12191 10196 12191 10196 12240 9247 12215 8785 12191 8322 Z M 7008 8420 L 7033 9320 7033 9782 7033 10220 5110 10220 5110 9368 5086 8541 6059 8493 7008 8420 Z M 9490 8322 L 9539 9052 9539 9417 9514 9782 9466 10220 7519 10220 7544 9782 7519 9320 7495 8420 7495 8395 7982 8371 9490 8322 Z M 11753 8322 L 11802 8906 11802 9563 11753 10196 11680 10196 9879 10220 9928 9879 9952 9490 9952 9101 9928 8712 9904 8322 Z M 2555 8298 L 2750 8371 2945 8420 3334 8468 3650 8517 3991 8517 4624 8541 4648 9368 4648 10220 3285 10220 2920 10244 2555 10293 2580 9393 2580 8931 2580 8468 2555 8298 Z M 14259 10658 L 14259 11023 14235 11364 14186 11972 14162 12288 14162 12434 14186 12579 14186 12579 13773 12556 13018 12532 12142 12556 12167 12167 12167 11777 12142 11412 12142 11023 12167 10731 13213 10707 14259 10658 Z M 11729 10731 L 11704 10828 11704 11266 11704 11704 11704 12142 11680 12580 11510 12580 9733 12653 9758 12556 9733 12459 9709 12240 9709 11850 9733 11461 9806 10755 11729 10731 Z M 2555 10609 L 2872 10658 3188 10707 3845 10707 4624 10731 4599 11680 4575 12653 4064 12629 3553 12629 3042 12653 2555 12702 2555 11680 2531 10634 2555 10609 Z M 5378 10731 L 6984 10755 6887 12045 6862 12386 6887 12556 6911 12653 6960 12702 6035 12702 5110 12678 5062 12678 5062 12653 5062 11704 5110 10731 Z M 9393 10755 L 9296 11583 9271 11826 9247 12118 9271 12288 9271 12434 9320 12556 9369 12678 8225 12702 7325 12702 7349 12678 7373 12264 7398 11777 7471 10755 Z M 13578 5451 L 13335 5475 12945 5500 11607 5573 10950 5621 10293 5646 9150 5621 8006 5621 6887 5597 5743 5597 4624 5621 3504 5646 3188 5646 2872 5621 2531 5621 2385 5670 2239 5719 2190 5792 2166 5865 2190 5938 2239 5986 2166 6108 2117 6254 2093 6522 2069 6935 2069 7325 2117 8128 2166 8736 2166 9344 2142 10561 2117 11753 2093 12361 2117 12970 2117 13043 2166 13116 2215 13164 2288 13189 2361 13189 2434 13164 2482 13116 2531 13067 3821 13067 4453 13091 5110 13091 6668 13140 8225 13140 9758 13116 11315 13067 12118 13043 12921 13091 14600 13091 14649 13043 14722 13018 14746 12970 14795 12897 14795 12824 14795 12775 14746 12702 14746 12678 14673 12605 14697 12507 14770 11753 14795 11023 14770 10269 14722 9514 14697 8979 14722 8468 14770 7398 14795 7033 14770 6668 14722 6327 14624 5986 14624 5889 14600 5816 14551 5719 14478 5670 14381 5597 14284 5548 14065 5500 13846 5475 13578 5451 Z M 3796 4137 L 4916 4161 6059 4186 7179 4234 8322 4283 9393 4259 10463 4234 11534 4210 12605 4234 13529 4259 13992 4234 14478 4210 14916 4186 15379 4186 15817 4210 16060 4234 16279 4283 16303 4283 16303 4697 16279 5086 16230 6084 16206 7081 16182 9077 16157 10050 16133 10999 16157 11534 16206 12045 16279 12556 16328 13067 16328 13627 16303 14186 15281 14284 14259 14332 13213 14357 12191 14381 11096 14405 10025 14430 7860 14527 6789 14551 5719 14551 3602 14478 2604 14478 1606 14503 1047 14478 779 14478 633 14503 512 14527 463 13700 439 12848 439 11169 463 9466 487 7787 487 6887 463 5986 439 5086 463 4648 463 4186 804 4161 1144 4186 1801 4210 2288 4210 2799 4186 3285 4161 3796 4137 Z M 15671 14770 L 15500 14965 15403 15062 15354 15184 15087 15184 15184 14989 15208 14892 15233 14770 Z M 15038 14795 L 14965 14868 14868 15014 14770 15184 14405 15208 14527 15014 14649 14795 Z M 10877 14843 L 10755 15014 10634 15233 10220 15233 10293 15038 10342 14868 10877 14843 Z M 11753 14819 L 11729 14868 11607 15038 11485 15233 11072 15233 11169 15038 11291 14843 11753 14819 Z M 12532 14819 L 12507 14868 12313 15233 11899 15233 12021 15014 12069 14916 12094 14819 Z M 13529 14819 L 13481 14868 13237 15233 12678 15233 12775 15014 12897 14819 Z M 14357 14795 L 14186 15014 14016 15208 13627 15233 13724 15062 13846 14868 13870 14819 14357 14795 Z M 10025 14868 L 9952 14989 9831 15233 9320 15257 9417 15087 9514 14892 10025 14868 Z M 9101 14916 L 9052 14989 8955 15111 8858 15281 8663 15281 8663 15257 8809 14916 Z M 8468 14941 L 8395 15038 8225 15281 7738 15306 7763 15281 7836 15135 7909 14965 8468 14941 Z M 16303 14746 L 16303 15014 16303 15306 16182 15257 16084 15233 15841 15208 15987 14989 16157 14746 Z M 7617 14965 L 7471 15160 7349 15330 6911 15330 6984 15160 7057 14965 Z M 6716 14965 L 6570 15160 6449 15354 5889 15379 5889 15379 6011 15257 6132 15135 6254 15038 6376 14965 Z M 5256 14941 L 5865 14965 5792 15038 5646 15184 5500 15379 4672 15379 4867 15233 5062 15135 5183 15038 5232 14989 5256 14941 Z M 4113 14916 L 4745 14941 4624 15038 4453 15184 4307 15354 4283 15403 3626 15403 3650 15354 3894 15087 4113 14916 Z M 1874 14892 L 1801 14965 1631 15184 1558 15281 1509 15427 1217 15427 1266 15354 1436 15208 1509 15160 1558 15135 1606 15087 1631 15038 1631 14965 1631 14892 Z M 2750 14892 L 2726 14916 2628 15087 2555 15233 2531 15330 2531 15427 1898 15427 2093 15233 2190 15135 2312 15038 2409 14989 2482 14892 Z M 3553 14892 L 3431 15062 3310 15208 3261 15306 3188 15403 2920 15427 2823 15427 2969 15233 3066 15111 3164 14989 3285 14892 Z M 877 14868 L 1193 14892 1023 15038 877 15233 804 15330 755 15452 585 15452 536 14868 Z M 13894 1 L 13724 49 13578 122 13456 220 13335 341 13262 463 13189 609 13116 779 13067 925 11996 925 10901 950 9831 974 8736 974 7641 998 6108 974 4599 950 4648 852 4624 731 4599 609 4526 487 4429 366 4332 293 4210 220 4088 171 3894 147 3723 147 3553 220 3407 317 3285 439 3188 585 3115 755 3042 925 3042 998 1242 1047 828 1023 633 1023 439 1047 390 1023 317 1023 268 1071 244 1144 268 1850 268 2215 268 2555 171 3358 74 4137 49 4624 25 5086 25 6059 49 7008 74 7982 25 9879 1 11802 1 12751 1 13700 49 14673 122 15622 122 15671 147 15719 171 15792 195 15841 244 15865 293 15890 560 15938 828 15963 1339 15987 1850 15987 2385 15963 3577 15938 4770 15938 5938 15914 7130 15890 9466 15817 10536 15792 11607 15792 12678 15817 13748 15792 15038 15744 15646 15744 15914 15768 16011 15792 16060 15792 16084 15817 16157 15841 16279 15841 16328 15865 16401 15890 16474 15865 16547 15817 16595 15744 16620 15671 16668 15476 16693 15111 16717 14454 16741 13773 16717 13262 16693 12775 16571 11777 16547 11193 16547 10634 16595 9466 16644 8420 16668 7373 16693 6327 16717 5281 16766 4283 16741 3285 16693 2312 16595 1314 16644 1266 16668 1193 16668 1120 16668 1047 16620 998 16571 950 16522 901 16425 901 14916 925 14965 877 14989 755 14989 658 14989 560 14941 463 14892 366 14843 293 14673 171 14503 74 14284 25 14089 1 Z N">
            <draw:equation draw:name="f0" draw:formula="logwidth"/>
            <draw:equation draw:name="f1" draw:formula="logheight"/>
          </draw:enhanced-geometry>
        </draw:custom-shape>
        <draw:custom-shape draw:name="Google Shape;284;p39" draw:style-name="gr5" draw:text-style-name="P25" draw:layer="layout" svg:width="0.987cm" svg:height="1.008cm" svg:x="15.476cm" svg:y="0.906cm">
          <text:p/>
          <draw:enhanced-geometry draw:mirror-horizontal="false" draw:mirror-vertical="false" svg:viewBox="0 0 0 0" drawooo:sub-view-size="16279 16620" draw:text-areas="0 0 ?f0 ?f1" draw:type="ooxml-non-primitive" draw:enhanced-path="M 8882 438 L 9368 536 9295 657 9222 803 9174 974 9149 1120 8882 1095 8906 803 8906 633 8882 438 Z M 8590 414 L 8541 803 8517 1095 8322 1120 8127 1193 8127 925 8127 682 8152 560 8152 414 Z M 9636 609 L 10147 755 10074 876 9977 1047 9879 1241 9490 1168 9636 609 Z M 7592 487 L 7714 511 7860 560 7884 560 7860 706 7811 974 7811 1120 7860 1266 7884 1290 7543 1290 7519 1193 7519 1120 7470 925 7446 706 7446 487 Z M 7251 511 L 7203 657 7203 828 7227 1071 7227 1193 7276 1314 7057 1339 6886 1363 6862 1314 6740 1071 6643 828 6570 657 6740 609 6959 560 7251 511 Z M 10536 901 L 10634 925 10877 1022 10755 1217 10585 1387 10269 1314 10415 1120 10536 901 Z M 6351 706 L 6375 974 6448 1193 6546 1412 5962 1557 5962 1533 5889 1314 5840 1095 5792 876 6351 706 Z M 11266 1168 L 11631 1339 11510 1485 11437 1582 11388 1679 10974 1509 11120 1363 11266 1168 Z M 5548 974 L 5597 1168 5621 1387 5670 1509 5719 1630 5743 1630 5694 1655 5354 1776 5013 1922 4964 1874 4818 1606 4745 1509 4672 1387 4964 1217 4989 1363 5037 1509 5135 1752 5159 1801 5281 1801 5305 1776 5329 1728 5329 1679 5329 1655 5281 1533 5232 1387 5183 1266 5135 1144 5548 974 Z M 11899 1485 L 12313 1703 12191 1801 12094 1898 12021 1995 11583 1776 11680 1679 11826 1533 11899 1485 Z M 4453 1509 L 4526 1679 4599 1849 4648 1947 4721 2068 4453 2214 4356 2068 4259 1947 4186 1825 4088 1728 4453 1509 Z M 12580 1874 L 12945 2117 12775 2239 12702 2312 12653 2385 12240 2117 12337 2044 12459 1971 12580 1874 Z M 3894 1849 L 3942 1971 4015 2093 4088 2239 4186 2385 3869 2579 3748 2458 3626 2312 3553 2239 3480 2190 3407 2190 3894 1849 Z M 3334 2239 L 3310 2287 3310 2385 3358 2482 3480 2652 3577 2798 3383 2944 3139 2725 3018 2652 2896 2579 3334 2239 Z M 13213 2312 L 13602 2628 13505 2725 13408 2847 13310 2993 13091 2774 12872 2555 13164 2360 13189 2336 13213 2312 Z M 2799 2652 L 2896 2798 2993 2944 3066 3042 3164 3115 2969 3309 2920 3285 2726 3188 2555 3090 2409 3017 2799 2652 Z M 13773 2774 L 14089 3115 13846 3236 13724 3334 13651 3407 13456 3163 13432 3139 13505 3090 13554 3017 13675 2896 13773 2774 Z M 2263 3188 L 2312 3285 2409 3358 2555 3480 2726 3577 2531 3796 2117 3553 1971 3504 2263 3188 Z M 14284 3334 L 14478 3577 14624 3820 14478 3869 14356 3918 14235 3966 14113 4039 13773 3577 13894 3528 13992 3480 14186 3382 14284 3334 Z M 1825 3699 L 2020 3845 2312 4064 2069 4453 1850 4307 1533 4112 1825 3699 Z M 14794 4112 L 14965 4453 14794 4526 14648 4599 14478 4696 14308 4356 14551 4258 14673 4210 14794 4112 Z M 1412 4331 L 1485 4429 1606 4526 1752 4648 1898 4745 1825 4867 1533 4745 1387 4696 1241 4696 1412 4331 Z M 15062 4745 L 15208 5183 15135 5183 15038 5207 14843 5256 14746 5305 14600 4891 14770 4842 14916 4794 15062 4745 Z M 1168 4794 L 1412 5013 1558 5086 1704 5159 1558 5524 1509 5475 1314 5402 1144 5353 974 5329 1168 4794 Z M 15305 5499 L 15403 5986 15184 6035 14965 6083 14916 5791 14867 5621 14940 5597 15111 5548 15305 5499 Z M 876 5572 L 1022 5645 1193 5718 1387 5767 1436 5791 1485 5767 1387 6229 1314 6156 1217 6108 1022 6059 876 6035 730 6059 876 5572 Z M 15476 6327 L 15549 6643 15354 6643 15086 6692 15038 6375 15086 6375 15476 6327 Z M 682 6278 L 779 6351 901 6375 1071 6448 1168 6497 1290 6497 1339 6473 1290 6716 1217 6667 925 6619 755 6594 609 6619 609 6619 682 6278 Z M 15622 6959 L 15670 7178 15695 7349 15184 7349 15135 6959 Z M 560 6813 L 706 6886 828 6935 1120 7032 1193 7032 1266 7008 1193 7495 1095 7446 998 7422 657 7349 511 7300 560 6813 Z M 15208 7665 L 15403 7689 15695 7714 15695 7981 15573 7957 15451 7957 15330 7981 15232 8030 15208 7665 Z M 463 7641 L 633 7714 828 7762 998 7787 1071 7787 1144 7762 1071 8127 1022 8103 706 8103 584 8127 438 8176 463 7787 463 7641 Z M 15232 8176 L 15403 8249 15719 8346 15719 8517 15719 8687 15524 8638 15378 8590 15208 8565 15232 8371 15232 8176 Z M 438 8395 L 584 8444 706 8444 974 8419 1022 8419 1022 8468 998 8736 974 8979 925 9003 706 9028 584 9028 463 9076 438 8395 Z M 15111 8882 L 15305 8955 15476 9028 15597 9076 15719 9101 15816 9149 15792 9587 15670 9490 15500 9417 15378 9368 15232 9320 15111 9320 15062 9344 15086 8930 15111 8882 Z M 998 9368 L 1047 9757 803 9806 706 9830 609 9903 584 9903 511 9368 Z M 15013 9563 L 15111 9636 15232 9709 15451 9855 15670 10025 15719 10049 15646 10366 15524 10317 15281 10147 15111 10025 14940 9928 15013 9563 Z M 8176 3650 L 8127 3674 8054 3723 8006 3772 7957 3845 7933 3918 7908 4575 7908 5232 7981 6570 7981 7032 7981 7470 7957 7933 7957 8395 7981 8468 8006 8541 8030 8590 8079 8614 8103 8736 8152 8857 8200 8979 8273 9076 8444 9271 8614 9441 9174 9952 9733 10463 9806 10512 9855 10536 10001 10536 10147 10512 10244 10439 10317 10317 10342 10195 10342 10147 10317 10074 10293 10025 10220 9952 9758 9539 9295 9125 8906 8784 8736 8590 8590 8395 8517 8298 8541 7762 8541 7203 8541 6667 8517 6108 8444 5013 8419 4477 8419 3918 8419 3845 8395 3796 8371 3747 8298 3699 8249 3674 8200 3650 Z M 633 10074 L 730 10122 876 10147 998 10147 1144 10122 1266 10487 1047 10585 925 10609 779 10682 706 10366 633 10074 Z M 14867 10244 L 14989 10366 15111 10463 15232 10560 15378 10658 15549 10706 15403 11071 15111 10852 15013 10779 14892 10706 14843 10682 14794 10658 14770 10658 14867 10244 Z M 1412 10852 L 1558 11169 1363 11266 1241 11339 1168 11363 1095 11436 901 10950 1095 10925 1241 10901 1412 10852 Z M 14697 10877 L 14721 10901 14794 11023 14892 11144 15062 11290 15159 11363 15257 11412 15062 11874 15062 11850 14940 11753 14819 11607 14648 11509 14575 11461 14502 11461 14673 10998 14697 10877 Z M 1752 11509 L 1874 11704 1752 11826 1606 11972 1485 12142 1241 11680 1363 11655 1485 11607 1752 11509 Z M 14405 11607 L 14575 11801 14721 11947 14892 12093 14940 12118 14794 12361 14721 12288 14648 12215 14478 12118 14235 11947 14405 11607 Z M 2069 11996 L 2263 12288 2117 12410 1996 12556 1947 12653 1898 12750 1631 12361 1825 12215 1996 12069 2069 11996 Z M 14065 12239 L 14186 12361 14405 12507 14502 12580 14624 12629 14381 12969 14332 12872 14259 12799 14113 12677 13919 12483 14065 12239 Z M 2531 12604 L 2726 12848 2458 13237 2361 13359 2044 12921 2142 12896 2239 12848 2385 12726 2531 12604 Z M 13773 12702 L 13797 12726 13992 12945 14089 13042 14162 13164 14211 13213 13967 13505 13821 13310 13675 13115 13529 13018 13773 12702 Z M 2993 13164 L 3188 13383 3164 13456 2969 13651 2896 13748 2823 13845 2726 13772 2580 13578 2653 13529 2726 13456 2993 13164 Z M 13383 13188 L 13456 13334 13724 13748 13578 13918 13456 14040 13335 13821 13213 13602 13116 13480 13237 13334 13383 13188 Z M 3456 13651 L 3796 13991 3650 14089 3504 14186 3407 14259 3334 14332 3042 14089 3164 13967 3237 13894 3334 13797 3456 13651 Z M 12945 13651 L 12994 13748 13213 14210 13213 14235 13043 14381 12970 14210 12897 14040 12824 13918 12751 13821 12945 13651 Z M 3967 14162 L 4332 14454 4283 14502 4113 14648 4040 14721 3991 14794 3602 14551 3748 14429 3845 14308 3967 14162 Z M 12556 13991 L 12605 14113 12678 14332 12775 14551 12775 14600 12459 14819 12434 14673 12361 14527 12313 14381 12215 14235 12556 13991 Z M 8760 1509 L 9174 1557 9222 1582 9271 1606 9368 1582 10123 1728 10488 1825 10877 1947 11291 2117 11656 2287 11510 2385 11388 2531 11193 2823 10950 3066 10853 3212 10828 3285 10804 3358 10804 3407 10828 3431 10853 3480 10974 3480 11047 3455 11193 3358 11315 3261 11412 3139 11680 2871 11826 2725 11875 2628 11948 2555 11948 2458 12313 2701 12629 2969 12945 3261 13237 3601 13456 3869 13651 4137 13821 4429 13992 4745 13870 4745 13748 4794 13505 4940 13237 5134 13067 5207 12921 5305 12872 5378 12872 5451 12897 5524 12970 5597 13043 5621 13116 5645 13286 5645 13432 5572 13578 5499 13870 5329 14016 5256 14162 5207 14211 5159 14381 5621 14502 6059 14600 6448 14648 6862 14746 7665 14746 7860 14746 8054 14575 8030 14138 8030 14016 8054 13919 8079 13821 8127 13748 8200 13724 8273 13700 8322 13724 8346 13773 8419 13846 8444 13992 8492 14138 8517 14284 8517 14527 8565 14746 8614 14794 8809 14770 9052 14697 9441 14600 9806 14356 10560 14186 11023 13992 11461 13821 11363 13651 11290 13456 11169 13335 11096 13237 11047 13164 11047 13091 11071 13043 11096 13018 11120 12994 11193 12970 11242 12970 11315 12994 11363 13067 11461 13164 11558 13383 11680 13554 11801 13651 11850 13748 11899 13578 12191 13359 12483 13164 12750 12921 13018 12629 13334 12337 13602 11996 13845 11656 14064 11558 13845 11437 13626 11266 13383 11169 13261 11047 13188 10974 13188 10926 13261 10901 13334 10901 13383 10926 13529 11047 13772 11266 14259 10926 14405 10561 14502 10220 14575 9879 14624 9198 14721 8857 14794 8663 14819 8517 14892 8249 14892 8249 14673 8273 14429 8273 14308 8249 14186 8225 14089 8152 13991 8127 13967 8030 13967 8006 13991 7933 14113 7884 14235 7860 14478 7835 14697 7860 14916 7373 14916 6911 14892 6448 14819 5986 14746 5694 14673 5402 14551 5135 14429 4891 14283 4940 14210 5208 13748 5329 13480 5378 13359 5402 13213 5402 13164 5378 13140 5305 13091 5232 13067 5135 13115 5062 13188 4989 13286 4867 13505 4575 13991 4551 14040 4137 13675 3748 13286 3407 12921 3091 12556 2799 12191 2531 11801 2774 11704 3042 11582 3285 11436 3358 11363 3358 11290 3334 11217 3310 11144 3237 11096 3164 11071 3066 11071 2993 11120 2799 11266 2580 11363 2312 11461 2117 11144 1947 10828 1777 10487 1631 10122 1509 9782 1412 9393 1363 9198 1363 8979 1387 8565 1412 8492 1558 8517 2190 8517 2288 8492 2361 8444 2409 8371 2409 8298 2409 8200 2361 8127 2288 8079 2190 8054 1971 8054 1752 8079 1509 8103 1606 7446 1704 6789 1801 6132 1898 5816 1996 5499 2117 5159 2288 5305 2458 5426 2701 5597 2823 5645 2945 5694 3066 5694 3139 5670 3212 5597 3237 5524 3237 5451 3237 5353 3164 5280 3091 5232 2872 5134 2677 5037 2482 4915 2288 4842 2555 4429 2847 4039 3188 3674 3529 3334 3796 3090 4088 2896 4380 2701 4697 2506 4770 2677 4867 2847 4989 3090 5062 3188 5159 3285 5232 3334 5329 3334 5402 3309 5475 3261 5524 3188 5548 3115 5524 3042 5475 2969 5402 2920 5354 2847 5232 2677 5135 2506 5013 2360 5402 2166 5792 2020 6084 1922 6375 1849 6984 1728 7178 1703 7397 1679 7616 1679 7835 1655 7835 1825 7835 1995 7835 2287 7884 2579 7908 2652 7957 2701 8030 2725 8127 2750 8200 2725 8273 2677 8322 2604 8322 2506 8273 1995 8273 1776 8249 1655 8225 1533 8444 1509 Z M 4575 14624 L 4794 14746 4672 14892 4526 15086 4502 15135 4283 14989 4380 14867 4478 14746 4575 14624 Z M 11996 14405 L 12045 14575 12118 14770 12167 14940 12191 14989 11850 15184 11826 15086 11777 14989 11656 14819 11534 14648 11777 14527 11996 14405 Z M 11339 14746 L 11364 14892 11437 15111 11558 15330 11169 15500 11193 15451 11169 15378 10901 15086 10804 14916 11023 14843 11339 14746 Z M 5135 14916 L 5548 15086 5402 15232 5281 15403 5232 15500 5208 15573 5208 15646 5183 15646 5086 15597 4989 15549 4818 15427 4891 15305 4964 15208 5086 15013 5086 14965 5110 14965 5110 14940 5135 14916 Z M 10561 14965 L 10609 15135 10707 15305 10804 15451 10926 15573 10950 15597 10877 15622 10609 15719 10585 15670 10512 15476 10415 15305 10342 15184 10293 15038 10561 14965 Z M 5913 15184 L 6327 15257 6181 15403 6084 15500 5986 15597 5913 15743 5889 15792 5865 15865 5524 15768 5621 15622 5694 15476 5889 15208 5913 15184 Z M 10025 15062 L 10025 15159 10025 15232 10074 15427 10171 15597 10220 15768 10244 15816 9758 15914 9758 15841 9758 15743 9709 15597 9660 15354 9660 15135 10025 15062 Z M 9466 15135 L 9441 15257 9417 15354 9417 15549 9417 15768 9441 15889 9490 15987 9441 15987 9247 16011 9222 15889 9198 15768 9125 15451 9125 15354 9076 15208 9441 15159 9466 15135 Z M 6594 15305 L 7032 15354 6984 15476 6935 15573 6886 15743 6813 15889 6765 15962 6740 16060 6254 15962 6351 15816 6448 15646 6521 15500 6570 15403 6594 15305 Z M 8249 15354 L 8225 15476 8200 15573 8200 15695 8200 15816 8273 16035 8127 16060 8103 16011 8079 15962 8054 15938 8054 15914 8054 15695 8079 15476 8079 15354 Z M 8930 15232 L 8906 15305 8882 15403 8857 15573 8857 15816 8882 15938 8930 16060 8638 16084 8638 16035 8638 15987 8565 15816 8517 15622 8541 15476 8541 15330 8614 15305 8663 15257 8930 15232 Z M 7738 15378 L 7689 15646 7665 15914 7689 16011 7714 16108 7446 16133 7178 16108 7203 16060 7276 15865 7349 15622 7397 15378 Z M 8419 0 L 8006 25 7592 98 7349 73 7130 98 6886 122 6667 171 6205 292 5816 414 5451 536 5110 682 4794 828 4478 998 3845 1363 3237 1776 2872 2020 2531 2287 2215 2579 1923 2871 1631 3212 1387 3528 1144 3893 949 4283 755 4648 609 5037 463 5426 341 5840 244 6254 146 6643 98 7057 49 7470 0 7908 0 8346 0 8784 25 9198 98 9636 171 10049 268 10487 390 10901 560 11315 730 11728 949 12118 1193 12507 1436 12896 1704 13261 2263 13967 2580 14308 2896 14624 3261 14892 3626 15159 4015 15403 4210 15524 4405 15670 4648 15889 4770 15987 4916 16060 5329 16230 5767 16352 6205 16473 6643 16571 7081 16619 7543 16619 7981 16595 8419 16522 8492 16498 8541 16449 8760 16498 8979 16498 9417 16425 9855 16352 10293 16254 10707 16133 11120 15987 11510 15841 11875 15670 12240 15476 12605 15257 12945 15013 13262 14770 13578 14502 13870 14235 14186 13918 14454 13626 14697 13286 14940 12945 15159 12580 15354 12215 15549 11850 15719 11461 15865 11071 16011 10658 16108 10244 16206 9806 16254 9514 16279 9198 16279 9028 16279 8882 16230 8736 16157 8614 16157 8298 16157 8079 16157 7860 16157 7641 16157 7422 16084 6935 15962 6448 15841 5962 15743 5499 15622 5061 15500 4648 15330 4234 15135 3845 14892 3480 14648 3139 14356 2798 14065 2458 13724 2166 13359 1874 12970 1606 12556 1363 12142 1144 11729 925 10877 560 10488 414 10098 292 9685 171 9271 73 8833 25 8419 0 Z N">
            <draw:equation draw:name="f0" draw:formula="logwidth"/>
            <draw:equation draw:name="f1" draw:formula="logheight"/>
          </draw:enhanced-geometry>
        </draw:custom-shape>
        <draw:custom-shape draw:name="Google Shape;285;p39" draw:style-name="gr5" draw:text-style-name="P25" draw:layer="layout" svg:width="1.023cm" svg:height="1.266cm" svg:x="0.784cm" svg:y="2.404cm">
          <text:p/>
          <draw:enhanced-geometry draw:mirror-horizontal="false" draw:mirror-vertical="false" svg:viewBox="0 0 0 0" drawooo:sub-view-size="16863 20878" draw:text-areas="0 0 ?f0 ?f1" draw:type="ooxml-non-primitive" draw:enhanced-path="M 974 1801 L 1144 1825 1314 1874 1436 1874 1460 2093 1485 2774 1387 2750 1314 2774 1241 2798 901 3042 560 3309 511 3358 511 2847 536 2823 706 2725 852 2604 1193 2409 1290 2360 1339 2287 1436 2117 1460 2093 1436 2044 1412 2020 1290 1995 1168 1995 998 2068 828 2166 657 2287 487 2409 487 2093 438 1801 609 1825 974 1801 Z M 13237 803 L 13383 949 13651 1192 13943 1436 14210 1655 14454 1922 14697 2214 14965 2482 15500 3017 15646 3188 15792 3382 15938 3577 16084 3772 15743 3796 15403 3820 14697 3820 14016 3796 13651 3772 13310 3820 13261 3042 13188 2239 13188 1874 13188 1533 13237 803 Z M 1509 3163 L 1533 3455 1363 3553 1193 3650 901 3918 706 4064 511 4210 511 3845 511 3747 657 3699 803 3626 1047 3455 1387 3236 1509 3163 Z M 1533 3942 L 1533 4404 1533 4526 1168 4745 828 4988 657 5086 511 5232 511 4648 657 4575 803 4477 1095 4258 1533 3942 Z M 1509 4964 L 1485 5378 1363 5451 1217 5548 998 5767 730 5986 609 6108 487 6254 487 5499 633 5475 755 5426 998 5256 1509 4964 Z M 1460 5889 L 1436 6473 1363 6448 1266 6448 1168 6473 998 6594 852 6716 730 6862 511 7105 487 6448 511 6448 682 6424 828 6351 974 6254 1095 6156 1460 5889 Z M 6984 6205 L 6935 6229 6862 6278 6716 6424 6546 6594 6327 6740 6108 6862 5986 6911 5889 6935 5767 6935 5670 6911 5572 6886 5499 6838 5426 6740 5353 6619 5305 6546 5232 6521 5134 6521 5061 6546 4794 6716 4599 6813 4429 6911 4283 6959 4210 6959 4137 6935 4088 6911 4064 6838 4039 6765 4039 6667 4039 6619 4015 6594 3966 6570 3893 6570 3845 6643 3796 6862 3772 6959 3772 7057 3796 7154 3845 7251 3942 7300 4064 7349 4331 7349 4453 7324 4599 7276 4842 7154 5086 7008 5183 7130 5280 7203 5378 7276 5499 7324 5597 7349 5718 7349 5962 7324 6229 7251 6473 7130 6716 6984 6935 6813 7057 6959 7203 7081 7373 7154 7568 7203 7714 7227 7981 7227 8103 7178 8225 7130 8322 7057 8541 6911 8663 7057 8833 7154 9028 7203 9222 7227 9441 7203 9636 7154 9830 7057 10001 6935 10171 7057 10341 7154 10512 7227 10706 7276 10877 7276 11047 7251 11193 7203 11339 7105 11436 7203 11534 7276 11655 7349 11777 7397 11899 7422 12020 7422 12142 7397 12239 7349 12337 7300 12434 7203 12604 7032 12848 7178 12969 7251 13091 7300 13213 7324 13334 7324 13432 7300 13529 7227 13651 7324 13797 7373 13967 7397 14113 7373 14259 7349 14405 7251 14502 7154 14575 7008 14575 6959 14575 6935 14527 6911 14502 6911 14283 6959 14016 7032 13894 7032 13772 7008 13699 6959 13651 6911 13651 6862 13626 6789 13578 6740 13529 6692 13407 6692 13359 6716 13334 6789 13310 6862 13286 6911 13286 6959 13261 6984 13115 6984 13018 6935 12823 6789 12677 6667 12629 6643 12580 6619 12507 6619 12458 6667 12264 6886 12166 6959 12045 7032 11947 7057 11850 7032 11777 7008 11704 6911 11631 6813 11582 6667 11582 6594 11534 6521 11485 6497 11436 6473 11363 6473 11315 6497 11266 6546 11217 6619 11193 6716 11144 6789 11071 6838 11023 6886 10950 6911 10877 6911 10706 6886 10560 6838 10390 6740 10268 6643 10147 6521 10074 6473 10001 6448 9928 6473 9855 6521 9757 6619 9611 6716 9441 6789 9271 6838 9101 6838 9028 6813 8979 6789 8906 6740 8882 6667 8833 6594 8833 6497 8809 6424 8784 6375 8736 6327 8687 6302 8638 6278 8565 6278 8517 6302 8468 6351 8298 6546 8200 6643 8103 6740 7981 6789 7860 6813 7714 6813 7592 6789 7446 6740 7349 6667 7276 6546 7227 6424 7227 6375 7178 6302 7154 6278 7105 6229 7032 6205 Z M 1412 6813 L 1387 7397 1144 7616 925 7835 755 8006 584 8176 536 7543 657 7446 755 7349 949 7154 1095 7032 1241 6911 1412 6813 Z M 1363 7981 L 1339 8468 1241 8541 1168 8614 1022 8736 901 8882 779 9052 633 9222 584 8492 730 8444 852 8395 1095 8200 1363 7981 Z M 10901 8638 L 10828 8687 10779 8736 10706 8857 10682 8979 10560 9076 10414 9149 10293 9173 10122 9173 10025 9149 9976 9125 9928 9076 9903 9028 9903 8930 9879 8857 9830 8809 9757 8760 9684 8760 9611 8784 9563 8833 9514 8906 9490 8955 9441 9003 9320 9052 9149 9101 8979 9125 8809 9101 8663 9076 8541 9003 8517 8955 8492 8906 8492 8833 8444 8784 8419 8736 8371 8711 8298 8687 8249 8687 8200 8711 8127 8736 8006 8906 7860 9052 7787 9125 7689 9173 7568 9222 7446 9246 7324 9246 7276 9222 7227 9198 7203 9149 7178 9076 7178 9003 7203 8930 7203 8833 7154 8760 7105 8687 7032 8663 6886 8663 6813 8711 6789 8809 6740 8906 6692 8979 6619 9076 6521 9125 6424 9173 6327 9222 6083 9271 5864 9246 5743 9222 5645 9198 5572 9125 5499 9052 5451 8979 5402 8882 5402 8833 5378 8784 5280 8736 5183 8711 5086 8736 4842 8906 4648 9028 4453 9149 4258 9222 4112 9222 4064 9198 4015 9149 3991 9076 4015 8955 4015 8906 3991 8857 3966 8833 3918 8809 3893 8784 3845 8809 3796 8809 3747 8857 3699 8979 3674 9101 3674 9222 3699 9319 3772 9417 3845 9514 3966 9587 4088 9636 4210 9660 4356 9636 4477 9611 4599 9563 4842 9417 5086 9246 5159 9344 5232 9441 5329 9514 5426 9563 5670 9660 5913 9684 6181 9684 6424 9636 6667 9538 6886 9392 6984 9490 7081 9563 7227 9636 7373 9684 7519 9709 7641 9684 7762 9660 7884 9611 7981 9538 8079 9465 8249 9271 8371 9368 8541 9465 8711 9514 8906 9538 9101 9538 9271 9514 9466 9441 9611 9368 9733 9465 9855 9514 10025 9563 10195 9563 10366 9538 10560 9490 10706 9417 10852 9319 10974 9392 11096 9441 11242 9465 11363 9490 11509 9490 11655 9465 11801 9417 11923 9344 12020 9441 12142 9490 12434 9490 12580 9441 12750 9392 12896 9319 13042 9222 13091 9295 13164 9344 13310 9417 13480 9441 13675 9441 13870 9392 14064 9319 14259 9246 14405 9149 14478 9101 14502 9028 14478 8955 14454 8882 14429 8833 14356 8809 14308 8809 14235 8833 14016 8955 13845 9028 13675 9076 13529 9101 13407 9101 13359 9076 13334 9028 13310 8979 13310 8906 13310 8857 13286 8784 13261 8736 13213 8711 13091 8711 13042 8736 13018 8784 12945 8882 12823 8979 12653 9076 12507 9149 12361 9198 12312 9198 12264 9173 12215 9149 12191 9101 12191 9028 12215 8930 12215 8857 12191 8809 12142 8760 12093 8736 12045 8736 11972 8760 11923 8784 11899 8857 11801 8979 11704 9076 11582 9125 11266 9125 11169 9076 11096 9028 11144 8882 11144 8809 11120 8736 11071 8687 11023 8663 10950 8638 Z M 1314 9003 L 1290 9611 1168 9660 1071 9733 852 9903 706 10049 657 9368 925 9271 1168 9101 1314 9003 Z M 1266 10122 L 1266 10877 1120 10998 779 11242 730 10439 876 10366 1022 10293 1266 10122 Z M 11485 10633 L 11412 10658 11339 10731 11169 11023 11071 11144 10950 11242 10877 11290 10779 11315 10560 11315 10463 11290 10390 11242 10317 11169 10293 11096 10366 10901 10366 10828 10341 10755 10293 10706 10244 10658 10098 10658 10049 10682 10001 10755 9928 10877 9903 10998 9806 11120 9636 11217 9539 11242 9393 11266 9344 11242 9295 11217 9295 11169 9295 11096 9320 11023 9320 10950 9295 10901 9247 10852 9198 10828 9125 10804 9052 10828 8979 10852 8784 11047 8565 11242 8419 11290 8225 11315 8103 11290 8006 11290 7933 11242 7884 11193 7908 11071 7908 10901 7884 10828 7835 10755 7787 10706 7714 10682 7616 10682 7543 10706 7495 10779 7446 10852 7397 10974 7397 11071 7324 11144 7227 11193 7008 11193 6911 11169 6789 11096 6716 11023 6667 10950 6619 10877 6546 10804 6473 10779 6400 10779 6302 10804 6254 10852 6205 10901 6205 10998 6205 11096 6181 11169 6156 11217 6132 11266 6035 11315 5937 11339 5840 11315 5743 11242 5694 11144 5694 11096 5694 11047 5694 10925 5670 10852 5621 10779 5524 10755 5451 10731 5353 10755 5280 10828 5232 10901 5183 10998 5110 11096 5037 11169 4964 11242 4769 11339 4648 11363 4550 11388 4502 11388 4453 11363 4380 11315 4331 11217 4307 11120 4258 10950 4234 10877 4210 10877 4210 10852 4185 10828 4137 10804 4088 10804 4039 10828 3991 10852 3942 10950 3918 11071 3918 11290 3942 11388 3966 11509 4015 11582 4088 11680 4185 11753 4283 11801 4429 11850 4721 11850 4842 11826 4988 11777 5110 11704 5232 11631 5353 11534 5475 11655 5645 11728 5816 11777 5986 11801 6156 11777 6327 11728 6473 11631 6570 11509 6716 11558 6838 11607 6984 11631 7105 11655 7251 11655 7373 11631 7519 11582 7616 11534 7787 11631 7957 11728 8103 11777 8249 11801 8395 11777 8517 11753 8638 11680 8760 11607 9003 11436 9052 11509 9149 11582 9271 11631 9563 11631 9733 11582 9903 11534 10025 11436 10098 11509 10195 11582 10414 11680 10560 11728 10682 11753 10828 11728 10950 11704 11071 11655 11193 11582 11388 11388 11509 11509 11655 11582 11801 11631 11996 11655 12166 11655 12337 11631 12507 11582 12653 11509 12799 11582 12945 11607 13115 11631 13286 11631 13456 11607 13651 11558 13797 11485 13967 11388 14040 11436 14137 11461 14259 11461 14405 11436 14478 11388 14527 11339 14551 11266 14551 11193 14527 11120 14478 11071 14429 11047 14356 11023 14283 11047 14210 11023 14137 10925 14040 10852 13943 10852 13894 10877 13845 10925 13772 10974 13651 11047 13505 11120 13334 11169 13188 11217 12994 11217 12969 11193 12945 11144 12921 11096 12945 10974 12945 10901 12896 10828 12848 10779 12775 10755 12677 10779 12629 10804 12556 10852 12531 10925 12507 11047 12458 11096 12410 11144 12288 11217 12142 11242 11972 11242 11850 11217 11728 11144 11704 11120 11680 11071 11680 10998 11704 10950 11728 10852 11728 10779 11680 10706 11631 10658 11558 10633 Z M 1266 11363 L 1266 11826 1095 11972 974 12118 876 12215 828 12337 803 11534 803 11485 925 11485 1047 11461 1144 11412 1266 11363 Z M 1266 12385 L 1266 12872 974 13140 828 13286 828 12653 1022 12556 1217 12410 1266 12385 Z M 4088 12775 L 4039 12799 4015 12823 3820 13164 3747 13359 3699 13553 3674 13748 3699 13821 3747 13894 3796 13967 3869 13991 3991 14040 4258 14040 4404 14016 4526 13967 4672 13918 4940 13748 5183 13578 5256 13675 5353 13748 5475 13821 5621 13870 5791 13918 6108 13918 6278 13894 6424 13821 6570 13772 6692 13675 6838 13578 6959 13675 7130 13724 7324 13748 7519 13748 8030 13724 8565 13748 8906 13772 9271 13748 9466 13724 9636 13675 9782 13578 9928 13480 9952 13432 9952 13383 9928 13334 9879 13310 9660 13261 9466 13286 9028 13334 8590 13334 8176 13286 7957 13286 7616 13310 7276 13310 7203 13286 7178 13261 7203 13164 7178 13091 7154 13042 7105 12969 7057 12945 6984 12921 6911 12945 6838 12994 6594 13237 6302 13432 6205 13480 6059 13505 5913 13505 5767 13480 5645 13432 5548 13359 5524 13286 5524 13237 5524 13164 5548 13067 5548 12994 5524 12921 5475 12872 5426 12823 5353 12799 5280 12799 5207 12848 5159 12896 5086 13018 5013 13091 4842 13261 4648 13407 4453 13505 4331 13578 4185 13602 4137 13602 4088 13578 4088 13505 4088 13407 4210 12945 4210 12896 4210 12848 4161 12799 4112 12775 Z M 1266 13407 L 1266 14113 1168 14186 1071 14235 925 14381 779 14527 803 13748 925 13675 1047 13578 1241 13407 Z M 1266 14624 L 1266 14940 1193 14989 949 15208 730 15451 755 15062 876 14989 974 14892 1168 14697 1266 14624 Z M 1241 15451 L 1241 15500 1217 15841 1071 15962 925 16108 682 16400 706 15695 755 15719 828 15743 876 15743 949 15695 1241 15451 Z M 1168 16327 L 1120 17009 998 17082 876 17179 682 17373 584 17495 657 16668 803 16619 949 16522 1168 16327 Z M 6813 463 L 8322 487 9830 560 12848 706 12775 901 12750 1071 12677 1484 12677 1874 12702 2312 12775 3115 12799 3528 12823 3893 12823 3966 12872 4039 12896 4064 12945 4112 12994 4161 13067 4210 13261 4258 13456 4307 13870 4331 14697 4356 15500 4356 15889 4331 16279 4283 16254 5061 16279 5864 16303 6643 16303 7422 16254 9319 16254 10268 16254 11242 16303 13140 16352 15062 16327 15962 16327 16887 16327 17738 16303 18152 16254 18590 15889 18614 15524 18639 11923 18639 9733 18614 7616 18566 5524 18517 4453 18517 3358 18566 2701 18566 2360 18590 2020 18639 1971 18590 1922 18517 1849 18493 1776 18493 1703 18298 1655 18103 1703 18030 1703 17957 1679 17884 1631 17811 1631 17398 1631 17009 1679 16133 1728 15281 1728 15086 1752 15038 1776 14965 1776 14916 1728 14843 1728 13018 1801 12945 1825 12848 1825 12775 1776 12726 1728 12677 1728 11071 1752 11023 1752 10974 1752 10925 1728 10852 1728 10049 1801 7373 1874 6059 1947 4721 1971 4137 1971 3553 1922 2969 1898 2360 1849 1825 1801 1290 1752 925 1703 755 1703 560 2141 609 2579 609 3455 584 5134 511 5962 487 6813 463 Z M 1120 17544 L 1144 17982 949 18176 779 18371 682 18517 584 18663 536 18858 513 19015 511 18979 511 18468 536 17982 657 17909 779 17836 974 17665 1120 17544 Z M 1266 18468 L 1314 18663 1412 18833 1144 19150 876 19539 633 19928 584 19685 536 19466 514 19031 514 19031 536 19052 584 19052 779 18955 949 18809 1266 18468 Z M 15427 19101 L 15427 19296 15427 19490 15451 19904 15086 19953 15086 19953 15159 19734 15257 19417 15281 19271 15281 19101 Z M 15038 19101 L 14989 19174 14940 19271 14843 19442 14721 19782 14600 20026 14356 20050 14429 19758 14502 19563 14551 19344 14575 19198 14551 19125 15038 19101 Z M 9782 19052 L 9660 19296 9563 19563 9490 19831 9441 20074 9028 20074 9101 19831 9174 19636 9320 19344 9368 19174 9393 19101 9368 19052 Z M 10779 19077 L 10585 19296 10439 19539 10366 19685 10317 19807 10268 19953 10244 20074 9879 20074 9903 19977 9976 19734 10049 19515 10122 19320 10195 19198 10220 19077 Z M 9076 19028 L 9003 19150 8906 19271 8809 19466 8711 19685 8638 19880 8590 19977 8565 20074 8054 20099 8079 19953 8176 19734 8273 19490 8395 19296 8468 19150 8517 19028 Z M 10901 19077 L 10998 19101 11631 19101 11509 19247 11412 19393 11266 19685 11193 19880 11144 20001 11144 20099 11047 20099 10609 20074 10658 19831 10731 19588 10901 19077 Z M 14356 19125 L 14308 19198 14186 19393 14089 19563 13991 19782 13918 20001 13870 20074 13334 20099 13432 19880 13529 19685 13651 19393 13675 19344 13675 19271 13675 19198 13675 19150 13675 19125 Z M 7665 18979 L 8176 19004 8079 19125 7981 19271 7860 19490 7738 19782 7689 19953 7689 20099 6984 20123 7057 19977 7130 19831 7324 19563 7519 19271 7592 19125 7665 18979 Z M 11972 19101 L 12556 19125 12483 19223 12410 19320 12312 19563 12239 19855 12166 20123 11558 20099 11582 19953 11655 19807 11801 19563 11899 19369 11947 19247 11972 19101 Z M 13602 19125 L 13505 19174 13383 19247 13261 19393 13164 19539 13018 19831 12896 20123 12580 20123 12653 19807 12750 19490 12848 19150 12848 19125 Z M 6813 18955 L 7300 18979 7178 19101 7081 19223 6862 19515 6716 19831 6594 20147 6278 20147 6351 20001 6375 19855 6424 19685 6473 19539 6643 19247 6813 18955 Z M 6375 18955 L 6229 19198 6132 19417 6035 19588 5962 19782 5913 19977 5913 20074 5937 20172 5086 20220 5207 19977 5305 19734 5572 19320 5670 19150 5718 19052 5743 19004 5694 19052 5694 19052 5718 19004 5718 18955 Z M 5451 18955 L 5305 19125 5183 19296 4940 19685 4794 19953 4745 20099 4721 20220 4210 20269 4210 20196 4307 19953 4429 19709 4623 19369 4672 19271 4696 19198 4696 19101 4672 19004 4550 19004 4453 19077 4356 19150 4258 19271 4112 19490 4015 19709 3869 19977 3820 20123 3772 20293 3358 20318 3382 20172 3455 19928 3553 19709 3747 19320 3942 18955 Z M 1825 19028 L 2166 19052 2482 19052 2214 19393 1971 19758 1752 20099 1679 20245 1631 20366 1558 20366 1217 20342 876 20318 1120 20001 1363 19685 1582 19344 1825 19028 Z M 3650 18955 L 3528 19077 3431 19223 3236 19539 3163 19709 3066 19904 2993 20123 2993 20220 2993 20342 2044 20391 2214 20123 2360 19928 2677 19442 2847 19198 2969 19101 3066 19004 3650 18955 Z M 6619 0 L 5791 25 4940 49 3261 146 2068 195 1874 195 1703 244 1631 219 1582 195 1509 219 1460 268 1387 390 1363 511 1339 755 1339 1047 1387 1314 1217 1290 1047 1290 706 1314 536 1314 341 1338 268 1363 195 1411 122 1460 122 1557 122 1630 73 1874 49 2117 49 2652 73 3674 49 4891 25 6083 25 6765 49 7446 122 8809 219 10171 292 11534 317 12166 317 12799 292 14064 219 15330 146 16595 73 17519 25 17982 0 18444 0 18931 25 19393 98 19831 146 20050 219 20269 268 20366 365 20415 463 20439 536 20415 560 20512 609 20610 706 20658 803 20731 1047 20804 1339 20853 1631 20877 1922 20877 2312 20853 3188 20829 4039 20780 5767 20683 7057 20634 8322 20585 9611 20585 10877 20610 12239 20634 12337 20658 12434 20658 12458 20634 13261 20634 14040 20585 14843 20512 15622 20391 15695 20366 15743 20342 15865 20318 15962 20269 16011 20172 16035 20123 16035 20050 16011 19807 15962 19563 15938 19320 15938 19077 16400 19028 16522 18979 16595 18906 16668 18833 16717 18760 16790 18347 16838 17933 16863 17519 16863 17106 16863 16254 16838 15427 16838 14429 16814 13432 16765 11412 16765 10414 16765 9417 16814 7422 16814 6473 16814 5499 16814 5013 16765 4550 16717 4064 16619 3601 16571 3553 16522 3504 16425 3334 16303 3188 16060 2896 15792 2604 15524 2336 14989 1801 14502 1338 14259 1119 13991 901 13699 633 13529 487 13359 390 13334 317 13286 292 13237 268 13164 244 9903 73 8249 25 6619 0 Z N">
            <draw:equation draw:name="f0" draw:formula="logwidth"/>
            <draw:equation draw:name="f1" draw:formula="logheight"/>
          </draw:enhanced-geometry>
        </draw:custom-shape>
        <draw:custom-shape draw:name="Google Shape;286;p39" draw:style-name="gr5" draw:text-style-name="P25" draw:layer="layout" svg:width="1.023cm" svg:height="1.266cm" svg:x="2.416cm" svg:y="2.404cm">
          <text:p/>
          <draw:enhanced-geometry draw:mirror-horizontal="false" draw:mirror-vertical="false" svg:viewBox="0 0 0 0" drawooo:sub-view-size="16863 20878" draw:text-areas="0 0 ?f0 ?f1" draw:type="ooxml-non-primitive" draw:enhanced-path="M 974 1801 L 1144 1825 1314 1874 1436 1874 1455 2041 1455 2041 1412 2020 1290 1995 1168 1995 998 2068 828 2166 657 2287 511 2409 487 2093 438 1801 609 1825 974 1801 Z M 1460 2093 L 1509 2774 1509 2774 1387 2750 1314 2774 1266 2798 925 3042 560 3309 511 3358 511 2847 536 2823 706 2725 852 2604 1193 2409 1290 2360 1363 2287 1460 2117 1460 2093 Z M 13237 803 L 13408 949 13675 1192 13943 1436 14211 1655 14454 1922 14721 2214 14989 2482 15500 3017 15670 3188 15816 3382 15938 3577 16108 3772 15743 3796 15403 3820 14697 3820 14016 3796 13651 3772 13310 3820 13262 3042 13213 2239 13189 1874 13189 1533 13237 803 Z M 1533 3163 L 1533 3455 1363 3553 1217 3650 901 3918 706 4064 511 4210 511 3845 511 3747 657 3699 803 3626 1047 3455 1387 3236 1533 3163 Z M 1558 3942 L 1533 4404 1533 4526 1193 4745 852 4988 657 5086 511 5232 511 4648 657 4575 828 4477 1095 4258 1558 3942 Z M 1509 4964 L 1485 5378 1363 5451 1241 5548 998 5767 730 5986 609 6108 511 6254 511 5499 633 5475 755 5426 1022 5256 1509 4964 Z M 1460 5889 L 1436 6473 1363 6448 1266 6448 1193 6473 1022 6594 852 6716 730 6862 511 7105 511 6448 682 6424 828 6351 974 6254 1095 6156 1460 5889 Z M 1412 6813 L 1387 7397 1168 7616 925 7835 755 8006 584 8176 536 7543 657 7446 779 7349 974 7154 1095 7032 1241 6911 1412 6813 Z M 1363 7981 L 1339 8468 1241 8541 1168 8614 1022 8736 901 8882 779 9052 657 9222 609 8492 730 8444 876 8395 1095 8200 1363 7981 Z M 1314 9003 L 1290 9611 1168 9660 1071 9733 852 9903 706 10049 657 9368 925 9271 1168 9101 1314 9003 Z M 1266 10122 L 1266 10877 1120 10998 803 11242 730 10439 876 10366 1022 10293 1266 10122 Z M 1266 11363 L 1266 11826 1120 11972 974 12118 901 12215 828 12337 803 11534 803 11485 925 11485 1047 11461 1144 11412 1266 11363 Z M 1266 12385 L 1266 12872 974 13140 828 13286 828 12653 1022 12556 1217 12410 1266 12385 Z M 1266 13407 L 1266 14113 1168 14186 1095 14235 925 14381 779 14527 803 13748 925 13675 1047 13578 1266 13407 Z M 1266 14624 L 1266 14940 1193 14989 949 15208 730 15451 755 15062 876 14989 974 14892 1193 14697 1266 14624 Z M 1241 15451 L 1241 15500 1217 15841 1071 15962 925 16108 682 16400 682 16400 730 15695 779 15719 828 15743 901 15743 949 15695 1241 15451 Z M 1193 16327 L 1120 17009 998 17082 876 17179 682 17373 584 17495 584 17495 657 16668 803 16619 949 16522 1193 16327 Z M 6813 463 L 8322 487 9831 560 12848 706 12799 901 12751 1071 12702 1484 12678 1874 12702 2312 12775 3115 12824 3528 12824 3893 12848 3966 12872 4039 12921 4064 12970 4112 12994 4161 13067 4210 13262 4258 13456 4307 13894 4331 14697 4356 15500 4356 15889 4331 16279 4283 16254 5061 16279 5864 16303 6643 16303 7422 16279 9319 16254 10268 16254 11242 16303 13140 16352 15062 16327 15962 16327 16887 16327 17738 16303 18152 16254 18590 15889 18614 15549 18639 11923 18639 9733 18614 7641 18566 5524 18517 4453 18517 3383 18566 2701 18566 2361 18590 2020 18639 1971 18590 1923 18517 1850 18493 1777 18493 1704 18298 1679 18103 1704 18030 1704 17957 1679 17884 1631 17811 1631 17398 1631 17009 1679 16133 1728 15281 1728 15086 1777 15038 1801 14965 1777 14916 1728 14843 1728 13018 1801 12945 1825 12848 1825 12775 1801 12726 1728 12677 1728 11071 1752 11023 1777 10974 1752 10925 1728 10852 1752 10049 1825 7373 1874 6059 1947 4721 1971 4137 1971 3553 1947 2969 1898 2360 1874 1825 1825 1290 1752 925 1728 755 1704 560 2142 609 2580 609 3456 584 5135 511 5986 487 6813 463 Z M 1120 17544 L 1144 17982 974 18176 803 18371 682 18517 584 18663 536 18858 536 19028 536 19052 584 19052 779 18955 949 18809 1266 18468 1339 18663 1412 18833 1168 19150 901 19539 657 19928 584 19685 560 19466 511 18979 511 18468 536 17982 657 17909 779 17836 974 17665 1120 17544 Z M 15451 19101 L 15427 19296 15427 19490 15451 19904 15086 19953 15086 19953 15159 19734 15257 19417 15281 19271 15281 19101 Z M 15062 19101 L 14989 19174 14940 19271 14867 19442 14721 19782 14600 20026 14357 20050 14357 20050 14454 19758 14503 19563 14551 19344 14575 19198 14551 19125 15062 19101 Z M 9782 19052 L 9660 19296 9563 19563 9490 19831 9441 20074 9028 20074 9125 19831 9174 19636 9320 19344 9368 19174 9393 19101 9368 19052 Z M 10780 19077 L 10609 19296 10439 19539 10366 19685 10317 19807 10269 19953 10269 20074 9904 20074 9904 19977 9977 19734 10050 19515 10147 19320 10196 19198 10220 19077 Z M 9101 19028 L 9003 19150 8930 19271 8809 19466 8736 19685 8638 19880 8614 19977 8565 20074 8079 20099 8103 19953 8176 19734 8273 19490 8395 19296 8468 19150 8517 19028 Z M 10926 19077 L 10999 19101 11631 19101 11510 19247 11412 19393 11266 19685 11193 19880 11169 20001 11145 20099 11047 20099 10609 20074 10658 19831 10731 19588 10926 19077 Z M 14357 19125 L 14308 19198 14186 19393 14113 19563 14016 19782 13919 20001 13870 20074 13335 20099 13432 19880 13529 19685 13651 19393 13675 19344 13675 19271 13675 19198 13675 19150 13700 19125 Z M 7665 18979 L 8200 19004 8079 19125 8006 19271 7884 19490 7738 19782 7689 19953 7689 20099 6984 20123 7057 19977 7130 19831 7324 19563 7519 19271 7592 19125 7665 18979 Z M 11996 19101 L 12556 19125 12483 19223 12410 19320 12313 19563 12240 19855 12167 20123 11558 20099 11583 19953 11656 19807 11802 19563 11899 19369 11948 19247 11996 19101 Z M 13602 19125 L 13505 19174 13408 19247 13286 19393 13164 19539 13018 19831 12921 20123 12580 20123 12653 19807 12751 19490 12848 19150 12848 19125 Z M 6813 18955 L 7324 18979 7203 19101 7081 19223 6886 19515 6716 19831 6619 20147 6303 20147 6351 20001 6400 19855 6424 19685 6497 19539 6643 19247 6813 18955 Z M 6376 18955 L 6230 19198 6132 19417 6059 19588 5962 19782 5913 19977 5913 20074 5938 20172 5086 20220 5208 19977 5329 19734 5573 19320 5670 19150 5743 19052 5743 19004 5719 18955 Z M 5475 18955 L 5305 19125 5183 19296 4964 19685 4818 19953 4745 20099 4745 20220 4210 20269 4234 20196 4332 19953 4429 19709 4624 19369 4672 19271 4697 19198 4697 19101 4672 19004 4551 19004 4453 19077 4356 19150 4259 19271 4113 19490 4015 19709 3869 19977 3821 20123 3796 20293 3358 20318 3383 20172 3456 19928 3553 19709 3748 19320 3967 18955 Z M 1850 19028 L 2166 19052 2507 19052 2239 19393 1971 19758 1777 20099 1704 20245 1655 20366 1558 20366 1217 20342 876 20318 1144 20001 1363 19685 1606 19344 1850 19028 Z M 3675 18955 L 3553 19077 3431 19223 3261 19539 3164 19709 3066 19904 3018 20123 2993 20220 2993 20342 2044 20391 2239 20123 2361 19928 2677 19442 2872 19198 2969 19101 3066 19004 3675 18955 Z M 6643 0 L 5792 25 4940 49 3261 146 2093 195 1898 195 1704 244 1655 219 1582 195 1509 219 1460 268 1412 390 1363 511 1339 755 1339 1047 1387 1314 1217 1290 1047 1290 730 1314 560 1314 365 1338 268 1363 195 1411 146 1460 122 1557 122 1630 98 1874 73 2117 49 2652 73 3674 49 4891 25 6083 49 6765 49 7446 122 8809 219 10171 317 11534 341 12166 341 12799 292 14064 244 15330 171 16595 73 17519 49 17982 0 18444 0 18931 25 19393 98 19831 146 20050 219 20269 292 20366 365 20415 463 20439 560 20415 584 20512 633 20610 706 20658 803 20731 1047 20804 1339 20853 1631 20877 1923 20877 2312 20853 3188 20829 4064 20780 5792 20683 7057 20634 8346 20585 9612 20585 10901 20610 12240 20634 12337 20658 12434 20658 12483 20634 13262 20634 14065 20585 14843 20512 15622 20391 15695 20366 15743 20342 15865 20318 15962 20269 16035 20172 16035 20123 16035 20050 16011 19807 15987 19563 15938 19320 15938 19077 16425 19028 16522 18979 16619 18906 16668 18833 16717 18760 16790 18347 16838 17933 16863 17519 16863 17106 16863 16254 16863 15427 16838 14429 16838 13432 16765 11412 16765 10414 16765 9417 16814 7422 16814 6473 16838 5499 16814 5013 16765 4550 16717 4064 16619 3601 16595 3553 16522 3504 16425 3334 16303 3188 16060 2896 15792 2604 15524 2336 14989 1801 14503 1338 14259 1119 14016 901 13700 633 13554 487 13383 390 13335 317 13310 292 13237 268 13164 244 9904 73 8273 25 6643 0 Z N">
            <draw:equation draw:name="f0" draw:formula="logwidth"/>
            <draw:equation draw:name="f1" draw:formula="logheight"/>
          </draw:enhanced-geometry>
        </draw:custom-shape>
        <draw:custom-shape draw:name="Google Shape;287;p39" draw:style-name="gr5" draw:text-style-name="P25" draw:layer="layout" svg:width="1.055cm" svg:height="0.908cm" svg:x="4.02cm" svg:y="2.594cm">
          <text:p/>
          <draw:enhanced-geometry draw:mirror-horizontal="false" draw:mirror-vertical="false" svg:viewBox="0 0 0 0" drawooo:sub-view-size="17398 14965" draw:text-areas="0 0 ?f0 ?f1" draw:type="ooxml-non-primitive" draw:enhanced-path="M 4258 12069 L 4599 12093 4769 12093 4721 12264 4672 12458 4672 12580 4477 12580 4307 12215 4258 12069 Z M 3991 12069 L 3991 12166 3991 12239 4015 12434 4064 12580 3553 12629 3529 12531 3504 12434 3480 12361 3456 12118 3456 12093 3991 12069 Z M 4940 12093 L 5499 12166 5475 12264 5451 12361 5451 12483 5475 12629 5378 12604 5061 12604 5061 12531 4988 12312 4940 12093 Z M 13699 12069 L 13651 12215 13602 12361 13602 12653 13188 12653 13115 12385 13091 12093 13699 12069 Z M 13845 12069 L 14381 12093 14332 12215 14283 12361 14283 12507 14283 12677 13943 12653 13943 12361 13894 12215 13845 12069 Z M 3188 12093 L 3139 12215 3139 12434 3139 12556 3164 12653 2750 12726 2677 12726 2701 12677 2701 12629 2701 12580 2653 12531 2628 12458 2604 12361 2580 12166 3188 12093 Z M 5694 12215 L 5986 12288 6278 12361 6229 12507 6229 12677 6229 12726 5791 12653 5767 12531 5743 12410 5694 12215 Z M 13383 487 L 13699 511 14308 584 14648 657 14989 730 15305 827 15646 949 15938 1095 16230 1265 16498 1484 16741 1728 16741 1801 16790 2020 16838 2214 16887 2652 16887 3066 16911 3504 16887 4477 16863 5475 16814 6983 16790 8492 16838 10244 16838 11120 16790 11996 16473 11947 16181 11874 15622 11753 15354 11680 15062 11655 14405 11607 13724 11582 13067 11607 12385 11655 11850 11704 11315 11801 10780 11923 10269 12118 10025 12215 9733 12361 9417 12531 9149 12726 9101 11363 9052 10001 8979 8662 8955 7300 8955 5913 8930 4526 8930 3942 8930 3358 8930 2774 8930 2214 8930 2166 9222 2020 9490 1849 9758 1679 10001 1533 10877 1046 11339 827 11777 657 12069 560 12385 511 12702 487 Z M 12872 12093 L 12823 12166 12775 12264 12750 12361 12750 12458 12775 12677 12215 12726 12215 12702 12191 12629 12166 12580 12166 12434 12166 12191 12166 12166 12677 12118 12872 12093 Z M 14673 12093 L 15232 12166 15184 12239 15135 12312 15111 12410 15111 12483 15135 12629 15159 12775 15159 12775 14648 12702 14673 12410 14673 12239 14673 12093 Z M 6521 12458 L 6838 12580 6789 12702 6765 12848 6667 12799 6570 12629 6521 12458 Z M 2215 12239 L 2190 12361 2215 12507 2239 12629 2312 12750 2336 12775 1850 12872 1850 12604 1850 12312 2215 12239 Z M 11850 12191 L 11826 12385 11826 12580 11850 12775 11315 12848 11242 12872 11193 12823 11193 12775 11193 12580 11193 12410 11169 12337 11510 12239 11850 12191 Z M 4842 511 L 5183 535 5548 584 5889 657 6229 754 6546 876 6862 1022 7178 1168 7470 1363 7738 1557 8006 1801 8225 2044 8444 2287 8492 2360 8444 2847 8419 3358 8444 4331 8468 5718 8468 7105 8468 7835 8492 8565 8541 10049 8614 11509 8663 12969 8663 12969 7860 12507 7446 12288 7032 12069 6765 11947 6497 11850 6205 11777 5937 11704 5353 11607 4769 11534 3650 11534 3066 11558 2507 11631 2044 11704 1533 11801 1290 11874 1047 11947 828 12045 609 12166 609 12166 633 11972 657 11777 657 11485 584 10147 536 9490 536 8833 560 7908 609 7008 657 6083 657 5645 657 5183 609 4234 584 3309 584 2896 609 2506 657 1728 949 1582 1241 1460 1801 1241 2653 949 3504 681 3821 608 4161 535 4502 511 Z M 15354 12191 L 15646 12239 15938 12337 15889 12507 15889 12653 15889 12994 15524 12872 15500 12702 15427 12507 15378 12337 15330 12191 Z M 1509 12385 L 1460 12677 1436 12848 1460 13018 1290 13091 1290 12969 1290 12726 1266 12580 1241 12458 1509 12385 Z M 10926 12385 L 10877 12531 10828 12750 10804 12969 10366 13091 10366 12921 10366 12750 10366 12677 10342 12604 10536 12531 10926 12385 Z M 7105 12726 L 7641 13018 7616 13115 7616 13140 7397 13042 7178 12969 7130 12823 7105 12726 Z M 16181 12410 L 16303 12458 16254 12604 16230 12775 16206 13140 16157 13115 16206 13067 16206 12994 16181 12702 16181 12410 Z M 10025 12750 L 9977 12994 9928 13213 9928 13261 9563 13432 9563 13286 9563 13164 9539 13067 9539 13042 9563 13018 9782 12896 10025 12750 Z M 8030 13261 L 8322 13432 8614 13553 8565 13675 8541 13870 8419 13724 8298 13602 8030 13383 8030 13261 Z M 9247 13261 L 9247 13383 9271 13578 9052 13724 8857 13894 8857 13699 8857 13626 8930 13602 8979 13553 9052 13456 9101 13407 9149 13334 9247 13261 Z M 4550 0 L 4185 24 3845 49 3504 122 3042 243 2580 414 1679 754 1290 876 852 1046 633 1168 438 1290 292 1436 195 1606 171 1703 195 1801 122 2093 73 2409 49 2725 49 3066 73 3699 98 4331 122 5183 122 6034 98 6886 25 7738 0 8468 0 9198 0 9928 49 10633 122 11680 122 12045 122 12166 171 12264 195 12337 292 12385 341 12410 365 12507 414 12580 487 12629 584 12629 803 12580 803 12896 803 13188 828 13334 876 13480 925 13529 998 13578 1144 13578 1217 13553 1241 13529 1363 13529 1485 13505 1704 13432 2142 13310 2604 13213 3188 13140 3772 13091 4356 13067 4940 13091 5402 13115 5937 13164 6473 13261 6740 13334 7008 13407 7251 13505 7495 13626 7714 13772 7908 13918 8079 14088 8225 14307 8322 14526 8371 14794 8419 14891 8468 14940 8565 14964 8638 14964 8736 14916 8809 14843 8857 14770 8857 14648 8833 14599 9052 14332 9247 14113 9514 13943 9806 13772 10220 13602 10658 13456 11096 13334 11534 13261 12045 13188 12580 13140 13626 13091 13967 13091 14308 13115 14648 13140 14965 13188 15305 13261 15622 13359 15938 13480 16254 13651 16303 13675 16376 13675 16425 13651 16473 13626 16522 13578 16546 13529 16571 13456 16571 13407 16595 13310 16595 12921 16571 12531 16765 12556 16911 12556 17082 12531 17228 12483 17301 12458 17325 12410 17374 12361 17374 12312 17398 12264 17374 12191 17349 12142 17301 12118 17325 11972 17349 11826 17349 11558 17325 10998 17301 8881 17301 7178 17301 6326 17349 5475 17374 4380 17374 3820 17374 3285 17349 2920 17325 2531 17301 2336 17276 2141 17228 1971 17130 1801 17179 1728 17203 1630 17203 1557 17155 1460 16911 1217 16644 998 16352 803 16035 633 15719 487 15378 365 15038 268 14697 195 14356 146 14016 97 13626 49 13261 24 12896 24 12531 49 12166 97 11826 170 11583 243 11339 316 10877 560 10415 803 9977 1046 9441 1338 9125 1509 8857 1703 8809 1679 8687 1679 8638 1728 8419 1460 8152 1217 7884 1022 7592 803 7276 633 6959 487 6643 341 6302 243 5962 146 5597 73 5256 24 4891 0 Z N">
            <draw:equation draw:name="f0" draw:formula="logwidth"/>
            <draw:equation draw:name="f1" draw:formula="logheight"/>
          </draw:enhanced-geometry>
        </draw:custom-shape>
        <draw:custom-shape draw:name="Google Shape;288;p39" draw:style-name="gr5" draw:text-style-name="P25" draw:layer="layout" svg:width="1.054cm" svg:height="1.067cm" svg:x="5.651cm" svg:y="2.503cm">
          <text:p/>
          <draw:enhanced-geometry draw:mirror-horizontal="false" draw:mirror-vertical="false" svg:viewBox="0 0 0 0" drawooo:sub-view-size="17374 17593" draw:text-areas="0 0 ?f0 ?f1" draw:type="ooxml-non-primitive" draw:enhanced-path="M 13894 3310 L 14040 3334 14113 3358 14186 3407 14235 3456 14308 3529 14381 3675 14405 3821 14429 3967 14429 4137 14405 4283 14356 4429 14283 4575 14210 4697 14137 4770 14064 4843 13967 4891 13870 4916 13651 4940 13432 4916 13237 4843 13042 4745 12872 4599 12823 4502 12775 4429 12750 4307 12750 4186 12750 4088 12799 3967 12921 3772 13067 3602 13164 3504 13310 3480 13456 3456 13748 3358 13894 3310 Z M 13991 2847 L 13748 2872 13480 2896 13310 2945 13140 3018 12994 3115 12872 3212 12750 3334 12629 3456 12531 3577 12458 3723 12385 3869 12337 4040 12312 4186 12312 4356 12361 4526 12410 4672 12507 4794 12604 4916 12726 5037 12848 5135 12994 5208 13140 5281 13310 5329 13480 5354 13626 5378 13797 5378 13967 5354 14113 5305 14259 5256 14381 5159 14551 4989 14697 4794 14794 4575 14867 4332 14892 4088 14867 3845 14819 3602 14746 3383 14673 3261 14600 3164 14527 3091 14429 3018 14332 2969 14210 2920 14113 2872 13991 2847 Z M 12288 560 L 12775 584 13529 633 14283 682 14721 682 15159 730 15573 803 15792 852 15987 925 16133 998 16279 1095 16400 1193 16498 1314 16571 1436 16644 1582 16741 1898 16668 1923 16595 1996 16546 2093 16546 2117 16571 2166 16595 2215 16644 2239 16692 2263 16741 2239 16814 2239 16838 2507 16765 2531 16692 2531 16644 2580 16595 2628 16595 2653 16571 2701 16571 2726 16571 2774 16595 2823 16644 2847 16692 2872 16765 2896 16838 2896 16814 3237 16692 3261 16571 3310 16522 3358 16498 3431 16522 3504 16571 3553 16668 3602 16790 3626 16765 3869 16741 3869 16619 3894 16522 3942 16473 3967 16449 4015 16449 4064 16449 4113 16498 4161 16571 4186 16692 4210 16765 4234 16765 4307 16765 4575 16668 4526 16498 4526 16449 4575 16425 4624 16425 4672 16449 4745 16498 4818 16619 4916 16765 5013 16790 5451 16692 5402 16595 5378 16498 5354 16400 5378 16303 5402 16279 5427 16254 5451 16279 5524 16327 5621 16376 5670 16546 5792 16790 5938 16790 6278 16765 6619 16692 6546 16473 6327 16352 6254 16230 6181 16181 6157 16157 6181 16133 6230 16133 6278 16181 6449 16254 6595 16352 6765 16473 6887 16571 6984 16717 7057 16619 7471 16546 7714 16449 7665 16376 7616 16254 7471 16133 7349 16035 7227 15962 7179 15889 7130 15816 7130 15768 7203 15768 7276 15768 7349 15816 7495 15889 7641 15987 7762 16060 7884 16157 7957 16279 8054 16400 8103 16279 8371 16035 8225 15768 8103 15573 7981 15451 7933 15403 7908 15354 7933 15305 7957 15281 8006 15257 8079 15281 8127 15354 8249 15451 8346 15597 8468 15768 8565 16084 8711 15889 9003 15695 8857 15524 8736 15354 8638 15135 8565 14940 8565 14843 8590 14770 8663 14746 8687 14770 8711 15111 8882 15257 8979 15427 9076 15646 9320 15378 9660 15354 9685 15232 9563 15111 9466 14819 9271 14673 9174 14502 9101 14405 9076 14210 9076 14137 9125 14113 9149 14089 9174 14113 9222 14137 9247 14283 9295 14454 9417 14697 9636 15062 9977 14892 10147 14478 9977 14089 9758 13894 9685 13699 9612 13505 9587 13310 9587 13237 9636 13213 9685 13237 9758 13286 9806 13699 10050 14137 10293 14332 10390 14527 10512 14186 10853 13797 10658 13407 10463 13237 10390 13067 10317 12969 10293 12872 10269 12775 10293 12677 10317 12677 10342 12677 10366 12823 10512 13018 10658 13407 10877 13845 11169 13480 11510 13286 11412 13067 11291 12629 11047 12215 10780 12142 10731 12093 10731 12045 10755 11996 10804 11947 10853 11947 10901 11947 10950 11972 11023 12020 11120 12093 11193 12288 11364 12483 11485 12677 11607 13115 11875 12556 12410 12580 12313 12580 12240 12531 12167 12483 12094 12191 11972 11874 11826 11753 11753 11607 11656 11485 11583 11363 11510 11290 11485 11217 11510 11193 11534 11169 11607 11169 11704 11193 11777 11290 11948 11436 12069 11582 12215 11777 12313 11947 12410 12288 12532 12361 12556 12410 12556 11826 13091 11801 13018 11777 12921 11655 12799 11509 12678 11193 12459 10439 12045 10414 12021 10366 12045 10341 12094 10366 12118 10463 12288 10585 12434 10706 12580 10877 12702 11193 12945 11363 13067 11509 13189 11582 13237 11631 13262 11266 13602 11217 13651 11169 13554 11096 13505 11023 13481 10877 13408 10682 13286 10487 13164 10366 13018 10244 12872 10025 12556 9976 12507 9952 12532 9928 12556 9879 12653 9855 12775 9855 12897 9903 12994 9952 13116 10025 13213 10171 13408 10317 13554 10512 13700 10731 13821 10852 13846 10950 13870 10512 14259 10414 14138 10293 14040 10025 13846 9855 13748 9684 13651 9514 13529 9465 13481 9417 13408 9392 13383 9368 13408 9417 13578 9465 13748 9563 13894 9660 14016 9806 14162 9952 14284 10098 14405 10244 14527 9976 14746 9806 14673 9636 14624 9344 14527 9052 14381 8882 14259 8687 14138 8468 14016 8371 13967 8273 13967 8225 13992 8200 14040 8225 14162 8273 14259 8346 14357 8444 14454 8663 14600 8857 14746 9198 14941 9392 15014 9611 15087 9198 15476 8346 14941 8176 14819 7981 14697 7787 14624 7689 14600 7592 14600 7568 14624 7568 14722 7616 14819 7665 14892 7738 14965 7908 15111 8054 15233 8444 15525 8857 15768 8492 16133 8371 16035 8273 15938 8030 15768 7543 15476 7324 15330 7105 15160 7057 15135 7032 15160 6984 15184 6984 15233 7032 15330 7081 15452 7203 15622 7373 15792 7568 15938 7762 16084 7981 16230 8079 16327 8176 16449 7835 16765 7689 16936 7543 17106 7470 16936 7349 16765 7227 16619 7081 16473 6765 16206 6521 15962 5451 14965 4429 13919 3893 13408 3358 12897 2214 11972 1922 11729 1679 11461 1168 10950 828 10634 657 10488 463 10366 609 10220 779 10074 1046 9782 2774 8030 3772 7057 4769 6132 5767 5183 6254 4697 6740 4210 7349 3504 7933 2799 8541 2093 8857 1752 9173 1436 9368 1290 9563 1144 9757 1022 9976 925 10195 828 10414 755 10877 657 11339 584 11801 560 Z M 11534 0 L 11096 49 10658 122 10220 219 9830 365 9441 560 9100 803 8784 1071 8468 1363 8176 1704 7908 2020 7373 2677 6886 3261 6375 3821 5864 4356 5305 4891 4234 5913 3674 6449 3139 6984 2166 8006 1192 9028 414 9855 219 10098 73 10269 49 10293 25 10342 25 10415 0 10439 25 10439 0 10488 0 10536 49 10561 73 10585 244 10780 414 10950 633 11145 803 11315 1241 11777 1484 12021 1703 12240 2239 12678 2774 13091 3309 13554 3553 13773 3796 14040 4307 14576 4818 15087 5864 16108 6570 16741 6716 16911 6886 17082 7008 17276 7130 17471 7203 17568 7276 17593 7373 17593 7470 17568 7519 17568 7787 17447 8006 17276 8200 17106 8419 16911 9441 15962 10487 15038 11534 14113 12556 13189 13578 12264 14575 11315 15038 10828 15524 10317 15573 10293 15622 10244 16157 9539 16425 9174 16644 8809 16838 8444 17008 8030 17154 7616 17252 7179 17325 6692 17373 6181 17373 5670 17373 5159 17349 4137 17325 3626 17349 3115 17373 2726 17349 2336 17300 1947 17227 1582 17154 1412 17081 1241 16984 1095 16887 925 16765 803 16619 657 16449 560 16254 438 15914 317 15573 219 15208 146 14819 122 14064 98 13310 73 12434 0 Z N">
            <draw:equation draw:name="f0" draw:formula="logwidth"/>
            <draw:equation draw:name="f1" draw:formula="logheight"/>
          </draw:enhanced-geometry>
        </draw:custom-shape>
        <draw:custom-shape draw:name="Google Shape;289;p39" draw:style-name="gr5" draw:text-style-name="P25" draw:layer="layout" svg:width="1.045cm" svg:height="0.924cm" svg:x="7.291cm" svg:y="2.572cm">
          <text:p/>
          <draw:enhanced-geometry draw:mirror-horizontal="false" draw:mirror-vertical="false" svg:viewBox="0 0 0 0" drawooo:sub-view-size="17228 15233" draw:text-areas="0 0 ?f0 ?f1" draw:type="ooxml-non-primitive" draw:enhanced-path="M 3918 535 L 4380 584 4842 657 5280 779 5767 973 6253 1192 6716 1436 7154 1728 7446 1898 7762 2117 7908 2239 8054 2385 8200 2531 8297 2677 8297 2774 8297 2847 8346 2920 8395 2993 8395 3115 8419 3188 8468 3212 8541 3212 8589 3188 8711 3066 8784 2920 8833 2774 8808 2628 8930 2482 9076 2360 9441 2093 10001 1728 10439 1460 10925 1192 11412 949 11899 754 12045 681 12215 657 12580 608 12945 633 13286 633 13626 657 13967 730 14283 803 14599 925 14551 998 14526 1095 14551 1144 14575 1192 14624 1217 14672 1217 14770 1168 14867 1119 14964 1095 15135 1192 15062 1265 15013 1338 15013 1436 15037 1509 15110 1533 15208 1533 15427 1411 15573 1509 15451 1679 15378 1849 15378 1995 15378 2044 15427 2068 15524 2068 15597 2020 15743 1898 15840 1801 15986 1971 15865 2093 15767 2239 15694 2385 15670 2458 15670 2531 15719 2506 15792 2482 15889 2433 15986 2360 16157 2239 16327 2579 16157 2701 15913 2944 15792 3066 15694 3212 15694 3261 15694 3309 15743 3334 15792 3334 15938 3285 16059 3212 16327 3017 16449 2944 16570 3431 16497 3480 16400 3553 16303 3650 16181 3747 15962 3893 15889 3991 15816 4112 15792 4137 15816 4185 15865 4210 15889 4185 16254 4064 16449 3966 16643 3869 16643 4039 16668 4185 16546 4234 16424 4283 16205 4404 15962 4575 15840 4672 15719 4769 15719 4842 15743 4867 15767 4867 16059 4818 16351 4721 16692 4623 16668 4940 16668 5256 16449 5280 16230 5329 16059 5378 15889 5426 15548 5572 15548 5597 15573 5621 15816 5645 16084 5670 16351 5694 16619 5694 16546 6010 16473 6327 16351 6278 16205 6229 15938 6181 15670 6156 15402 6156 15354 6205 15354 6254 15378 6327 15427 6375 15500 6424 15573 6472 15743 6521 15889 6545 16108 6618 16351 6691 16376 6716 16254 7032 16084 7008 15889 6959 15524 6862 15329 6837 15159 6837 14964 6862 14794 6935 14770 6983 14770 7008 14770 7056 14818 7081 15135 7178 15451 7300 15767 7397 16084 7470 15889 7884 15719 7786 15524 7738 15183 7665 14940 7616 14721 7567 14502 7543 14259 7567 14210 7592 14186 7640 14186 7689 14234 7713 14721 7884 15183 8078 15427 8151 15573 8176 15694 8200 15427 8638 15378 8614 14818 8565 14551 8516 14283 8468 13821 8370 13578 8322 13334 8322 13310 8346 13286 8370 13286 8395 13310 8419 13553 8541 13821 8638 14332 8808 14551 8857 14770 8906 15013 8930 15232 8930 14818 9465 14648 9417 14453 9368 14088 9319 13797 9271 13480 9198 13188 9100 12921 8979 12872 8979 12872 9027 12945 9125 13018 9222 13115 9319 13213 9392 13432 9490 13675 9587 13991 9684 14332 9733 14551 9806 14186 10195 14137 10098 14064 10049 13651 9928 13213 9782 12799 9660 12580 9611 12337 9611 12337 9636 12337 9660 12702 9903 13115 10122 13529 10293 13967 10439 13505 10877 13286 10804 13042 10731 12799 10658 12580 10585 12045 10341 11777 10244 11631 10220 11485 10195 11436 10220 11436 10244 11412 10268 11436 10317 11680 10512 11972 10706 12264 10852 12556 10998 12848 11120 12994 11169 13164 11193 12799 11509 12702 11461 12580 11412 12337 11363 12069 11315 11826 11266 11315 11071 11047 10998 10901 10974 10755 10974 10706 10998 10682 11023 10682 11071 10706 11096 10828 11217 10998 11339 11217 11461 11436 11582 11655 11704 11899 11777 12142 11826 12385 11874 12045 12142 11874 12093 11704 12045 11412 11996 11242 11947 11071 11850 10682 11680 10487 11582 10293 11534 10098 11509 9903 11534 9879 11534 9879 11558 9879 11631 9976 11728 10098 11826 10366 11972 10925 12215 11266 12361 11607 12483 11169 12799 10925 12726 10585 12604 10244 12458 9782 12239 9538 12142 9417 12118 9295 12118 9271 12142 9271 12191 9344 12312 9441 12410 9563 12507 9684 12604 9976 12750 10244 12896 10463 12994 10731 13115 10220 13456 10220 13359 10195 13334 10147 13286 9976 13188 9782 13091 9417 12921 9222 12848 9052 12775 8857 12726 8662 12726 8638 12750 8638 12775 8979 13018 9319 13261 9490 13383 9660 13480 9855 13553 10049 13602 9538 13943 9538 13918 9465 13870 9368 13821 9222 13724 8808 13407 8662 13286 8492 13140 8297 13042 8200 12994 8054 12994 8030 13018 7957 13091 7957 13164 7981 13213 8005 13261 8297 13529 8614 13772 8881 13991 9027 14113 9173 14210 8784 14478 8711 14502 8565 14381 8419 14259 8103 14040 7713 13797 7348 13578 6570 13115 6180 12872 5767 12604 5402 12312 5037 11996 4623 11680 4210 11363 3820 11023 3626 10852 3455 10658 2847 9952 2263 9222 1971 8857 1728 8468 1484 8054 1265 7640 1095 7227 949 6789 827 6351 730 5889 657 5451 633 4988 608 4526 608 4064 608 3674 657 3261 706 2871 827 2482 973 2117 1046 1947 1168 1776 1265 1630 1411 1460 1557 1338 1728 1192 1922 1071 2117 949 2336 852 2531 779 2774 706 2993 633 3455 560 3918 535 Z M 3358 0 L 2969 73 2579 146 2239 268 1874 414 1557 608 1241 827 949 1095 706 1387 487 1728 316 2093 195 2482 97 2896 49 3309 0 3747 0 4161 24 4988 73 5451 146 5913 219 6351 341 6789 487 7227 633 7665 827 8078 1046 8492 1265 8881 1533 9246 1801 9587 2093 9928 2458 10341 2798 10779 3139 11169 3334 11363 3553 11558 4331 12215 5134 12823 5961 13432 6399 13724 6837 13991 7275 14235 7689 14502 7981 14672 8127 14770 8249 14891 8249 14964 8249 15062 8297 15110 8370 15183 8443 15208 8516 15232 8614 15232 8711 15183 8735 15159 8784 15110 9490 14599 10220 14113 10925 13602 11631 13115 12312 12604 12969 12069 13578 11509 14186 10925 14745 10341 15256 9733 15743 9076 15962 8735 16157 8395 16351 8054 16522 7689 16668 7324 16814 6959 16935 6570 17033 6181 17106 5791 17179 5378 17203 5013 17227 4623 17227 4210 17203 3820 17130 3407 17057 3017 16960 2652 16814 2287 16643 1947 16449 1655 16205 1363 15938 1119 15646 876 15329 681 14989 511 14648 365 14332 243 13967 170 13578 97 13188 73 12799 49 12410 73 12045 146 11704 243 11217 462 10731 706 10268 949 9806 1241 9611 1363 9271 1582 8906 1874 8735 2044 8589 2190 8468 2044 8322 1922 7981 1630 7592 1363 7202 1119 6813 900 6472 706 5986 487 5645 341 5280 219 4915 122 4526 49 4137 0 Z N">
            <draw:equation draw:name="f0" draw:formula="logwidth"/>
            <draw:equation draw:name="f1" draw:formula="logheight"/>
          </draw:enhanced-geometry>
        </draw:custom-shape>
        <draw:custom-shape draw:name="Google Shape;290;p39" draw:style-name="gr5" draw:text-style-name="P25" draw:layer="layout" svg:width="1.014cm" svg:height="0.934cm" svg:x="8.941cm" svg:y="2.572cm">
          <text:p/>
          <draw:enhanced-geometry draw:mirror-horizontal="false" draw:mirror-vertical="false" svg:viewBox="0 0 0 0" drawooo:sub-view-size="16717 15403" draw:text-areas="0 0 ?f0 ?f1" draw:type="ooxml-non-primitive" draw:enhanced-path="M 9149 511 L 9587 560 10025 608 10439 681 10877 779 11290 900 11704 1046 12093 1217 12483 1411 12994 1703 13505 2020 13967 2360 14210 2555 14405 2750 14332 2871 14308 3017 14308 3066 14332 3090 14405 3139 14478 3139 14551 3090 14624 2993 14867 3285 14770 3358 14697 3431 14600 3601 14575 3674 14575 3723 14575 3772 14600 3796 14648 3796 14721 3772 14867 3699 15086 3601 15208 3820 15305 4064 15111 4137 15013 4185 14916 4234 14892 4307 14892 4380 14940 4429 15013 4453 15135 4453 15232 4429 15427 4380 15573 4915 15403 4964 15232 5061 15086 5183 15038 5256 15013 5329 15013 5378 15038 5402 15062 5426 15111 5451 15208 5451 15305 5426 15476 5353 15695 5305 15792 5743 15622 5816 15451 5864 15305 5937 15159 6035 15013 6132 15013 6181 15013 6205 15038 6229 15403 6229 15719 6181 15914 6156 16035 6594 15768 6691 15549 6764 15184 6910 15135 6935 15062 6983 15038 7032 15013 7081 15038 7056 15013 7105 15013 7129 15038 7154 15086 7202 15208 7227 15403 7227 15622 7178 15841 7129 16108 7056 16108 7397 16108 7713 16035 7713 15670 7762 15330 7786 14965 7835 14600 7932 14575 7957 14575 7981 14575 8005 14600 8030 15330 8151 15500 8176 15695 8200 15865 8176 16035 8127 16035 8176 15938 8565 15816 8930 15524 8881 15232 8833 15013 8784 14794 8760 14332 8784 14308 8784 14308 8808 14308 8833 14332 8833 14478 8881 14624 8954 14965 9125 15281 9271 15451 9319 15622 9368 15500 9636 15354 9903 15135 9782 14916 9684 14429 9563 14210 9490 13943 9441 13699 9417 13553 9417 13456 9465 13432 9490 13432 9514 13578 9636 13772 9733 14137 9855 14648 10049 14892 10147 15135 10244 14794 10706 14721 10658 14624 10633 14405 10560 13991 10512 13772 10439 13505 10366 13359 10341 13213 10317 13115 10341 12994 10390 12994 10414 13018 10536 13091 10609 13188 10682 13310 10731 13553 10828 13772 10877 14113 10998 14308 11047 14502 11071 14089 11509 13943 11412 13772 11339 13432 11242 13067 11144 12702 11071 12337 11047 11972 11096 11947 11096 11899 11120 11874 11193 11850 11266 11874 11290 11899 11363 11972 11412 12580 11509 12872 11582 13164 11655 13432 11753 13675 11850 13359 12118 13018 12337 12994 12288 12945 12239 12775 12166 12604 12142 12410 12118 12215 12069 11850 11947 11558 11826 11242 11704 11096 11655 10950 11607 10779 11582 10633 11582 10609 11607 10609 11655 10682 11753 10804 11874 10925 11947 11047 12045 11315 12166 11582 12288 11826 12385 12093 12483 12361 12556 12507 12580 12629 12580 12239 12799 11850 12969 11801 12921 11680 12823 11558 12775 11266 12677 10998 12604 10731 12531 10585 12458 10439 12385 10171 12239 10025 12166 9879 12118 9733 12093 9563 12093 9514 12118 9490 12142 9490 12191 9514 12215 9733 12410 9952 12580 10220 12750 10463 12872 10682 12969 10901 13042 11363 13188 10852 13359 10317 13505 10317 13480 10366 13359 10366 13310 10342 13261 10293 13213 10244 13164 9198 12604 9028 12507 8809 12410 8711 12385 8590 12361 8492 12385 8419 12434 8419 12458 8444 12556 8517 12629 8687 12799 9028 13042 9490 13334 9733 13456 10001 13553 9539 13651 9076 13699 9052 13651 8857 13480 8638 13334 8176 13067 7762 12799 7568 12677 7349 12604 7300 12604 7276 12653 7276 12775 7300 12872 7373 12969 7446 13042 7616 13213 7787 13334 8103 13553 8444 13748 8346 13748 7835 13772 7349 13724 7373 13699 7397 13651 7422 13578 7397 13529 7373 13456 7324 13383 7203 13286 6911 13091 6643 12872 6521 12799 6448 12750 6424 12702 6424 12677 6400 12677 6375 12702 6351 12775 6327 12823 6351 12969 6400 13042 6448 13140 6570 13286 6716 13432 6862 13553 7032 13675 7032 13675 6619 13578 6229 13456 5864 13334 5670 13286 5475 13261 5280 13237 5086 13261 4988 13286 4915 13334 4842 13407 4818 13505 4672 13651 4502 13797 4331 13943 4161 14064 3869 14259 3553 14405 3212 14551 2896 14648 2555 14745 2190 14818 1825 14867 1485 14891 1314 14891 1144 14867 1436 14672 1728 14453 1996 14210 2239 13991 2604 13626 2774 13432 2944 13188 3066 12945 3163 12702 3212 12458 3212 12337 3212 12215 3236 12118 3212 12045 3188 11972 3115 11923 2920 11826 2750 11704 2409 11461 2117 11169 1850 10852 1631 10512 1412 10147 1241 9757 1095 9368 949 8979 828 8565 755 8127 682 7689 657 7251 657 6837 706 6399 803 5986 925 5548 1120 5110 1339 4696 1606 4307 1898 3869 2166 3431 2434 3017 2604 2823 2774 2628 3115 2336 3431 2068 3772 1825 4137 1582 4502 1387 4867 1192 5256 1046 5670 900 6083 803 6497 706 6935 633 7373 584 7811 535 8249 511 Z M 8444 0 L 7641 24 6838 122 6351 195 5889 292 5426 414 4964 560 4502 730 4088 949 3674 1217 3285 1509 2823 1922 2385 2312 2166 2531 1947 2725 1752 2969 1582 3212 1266 3723 974 4283 682 4842 438 5402 341 5645 268 5889 195 6132 146 6375 122 6886 122 7397 171 7908 268 8419 390 8906 536 9392 682 9830 876 10244 1095 10658 1339 11047 1631 11412 1947 11728 2117 11874 2312 12020 2507 12142 2701 12239 2677 12458 2604 12653 2482 12848 2361 13042 2215 13213 2069 13359 1752 13675 1412 13967 1047 14259 828 14381 633 14478 414 14575 195 14648 98 14697 25 14794 0 14891 25 14989 49 15086 146 15159 244 15208 365 15208 414 15183 560 15256 682 15305 998 15378 1314 15402 1679 15402 2020 15354 2336 15305 2896 15183 3261 15062 3626 14916 3991 14770 4331 14575 4575 14429 4818 14259 5037 14040 5134 13918 5207 13797 5426 13821 5645 13845 6059 13967 6497 14113 6692 14186 6911 14235 7178 14283 7446 14308 7981 14332 8517 14308 9052 14259 9490 14210 9952 14137 10390 14040 10828 13918 11266 13797 11680 13651 12093 13480 12507 13286 12921 13067 13310 12823 13699 12556 14089 12264 14429 11947 14770 11607 15111 11266 15403 10901 15670 10512 15914 10098 16133 9684 16327 9246 16473 8808 16595 8346 16668 7884 16717 7421 16717 7178 16692 6959 16595 6497 16473 6035 16352 5597 16206 5134 16084 4672 15962 4210 15792 3772 15597 3358 15354 2993 15062 2652 14770 2336 14429 2044 14089 1776 13724 1509 13334 1265 12969 1046 12580 827 12166 633 11777 487 11363 341 10950 219 10512 146 10074 73 9271 0 Z N">
            <draw:equation draw:name="f0" draw:formula="logwidth"/>
            <draw:equation draw:name="f1" draw:formula="logheight"/>
          </draw:enhanced-geometry>
        </draw:custom-shape>
        <draw:custom-shape draw:name="Google Shape;291;p39" draw:style-name="gr5" draw:text-style-name="P25" draw:layer="layout" svg:width="0.94cm" svg:height="0.913cm" svg:x="10.599cm" svg:y="2.583cm">
          <text:p/>
          <draw:enhanced-geometry draw:mirror-horizontal="false" draw:mirror-vertical="false" svg:viewBox="0 0 0 0" drawooo:sub-view-size="15501 15063" draw:text-areas="0 0 ?f0 ?f1" draw:type="ooxml-non-primitive" draw:enhanced-path="M 7957 925 L 8249 1533 8103 1606 7957 1704 7933 1752 7933 1339 7957 925 Z M 8371 1801 L 8492 2020 8346 2117 8200 2215 8079 2288 7957 2409 7933 2069 8127 1971 8249 1898 8371 1801 Z M 8663 2336 L 8784 2628 8687 2653 8590 2726 8419 2847 8225 2993 8054 3164 8006 2750 8176 2653 8322 2531 8565 2385 8663 2336 Z M 8979 2945 L 8979 2969 9076 3164 8857 3285 8663 3431 8371 3626 8079 3821 8054 3504 8200 3456 8322 3383 8541 3212 8833 3018 8979 2945 Z M 9271 3529 L 9393 3796 8736 4186 8419 4380 8249 4478 8103 4599 8079 4113 8225 4088 8371 4040 8663 3894 9052 3650 9271 3529 Z M 9587 4186 L 9660 4332 9490 4429 9344 4551 9052 4770 8809 4916 8590 5110 8371 5305 8176 5524 8127 4794 8322 4794 8492 4721 8833 4575 9222 4380 9587 4186 Z M 14965 5938 L 14795 6059 14649 6205 14576 6181 14332 6157 14965 5938 Z M 2190 5840 L 2093 5986 2044 6132 2044 6181 2044 6254 1874 6181 1679 6108 1266 5962 2190 5840 Z M 3018 5743 L 2677 6132 2555 6302 2288 6278 2312 6254 2409 6181 2482 6059 2604 5938 2750 5816 2823 5767 3018 5743 Z M 9879 4672 L 9977 4818 9952 4818 9733 5062 9490 5281 8979 5719 8590 6035 8395 6181 8200 6351 8176 5694 8468 5573 8736 5402 9247 5086 9539 4916 9709 4794 9879 4672 Z M 3967 5597 L 3869 5719 3723 5986 3553 6229 3504 6327 3456 6424 3164 6375 2920 6327 3066 6181 3431 5792 3602 5646 3967 5597 Z M 5110 5354 L 4989 5475 4867 5597 4648 5865 4380 6205 4234 6400 4113 6594 3723 6497 3821 6400 3869 6278 3991 6084 4137 5865 4307 5694 4405 5597 4526 5500 5110 5354 Z M 14065 6254 L 14138 6327 14235 6375 14430 6448 14186 6740 14016 6643 13846 6546 13675 6497 13481 6448 14065 6254 Z M 5573 5451 L 5719 5621 5840 5767 5816 5767 5670 5840 5548 5962 5354 6205 5110 6473 4989 6619 4916 6765 4429 6667 4551 6546 4648 6424 4843 6157 5159 5816 5354 5646 5475 5548 5548 5451 Z M 6035 5962 L 6278 6254 6157 6424 6011 6643 5889 6862 5840 6935 5840 7008 5232 6838 5402 6692 5548 6546 5767 6278 5889 6157 6011 6011 6035 5962 Z M 7519 925 L 7470 1120 7470 1314 7470 1704 7495 2093 7519 2482 7592 3285 7665 4234 7714 5183 7714 6132 7714 7081 7519 6886 7324 6716 7032 6473 6522 5913 5986 5354 5792 5159 5670 5086 5573 5013 5719 4721 5913 4453 6278 3894 6449 3626 6570 3358 6692 3066 6789 2774 6984 2166 7203 1558 7349 1217 7519 925 Z M 6497 6497 L 6522 6521 6716 6716 6643 6765 6595 6789 6497 6911 6400 7008 6327 7130 5986 7057 6059 7008 6132 6935 6254 6838 6497 6497 Z M 13286 6521 L 13627 6740 13967 6935 13870 7032 13724 7178 13578 7081 13456 7032 13164 6911 12897 6813 12653 6716 13286 6521 Z M 10171 5062 L 10220 5135 10196 5159 9587 5816 9003 6521 8809 6716 8590 6935 8371 7154 8152 7373 8200 6740 8444 6570 8663 6400 9101 6035 9660 5573 9928 5329 10171 5062 Z M 10488 5329 L 10731 5427 10999 5500 11510 5597 11850 5670 12167 5694 12824 5719 13529 5743 14235 5792 13505 6059 12799 6278 11339 6692 9612 7130 9149 7251 8663 7373 9101 6862 9758 6132 10098 5767 10439 5402 10488 5329 Z M 6862 6886 L 7349 7422 7349 7422 6570 7203 6668 7105 6765 7008 6862 6911 6862 6886 Z M 12386 6789 L 12483 6911 12629 7008 12775 7105 12921 7178 13432 7422 13140 7641 12970 7543 12799 7470 12483 7349 12045 7154 11826 7057 11607 7008 12386 6789 Z M 11461 7057 L 11534 7154 11631 7251 11850 7397 12069 7519 12313 7641 12532 7762 12799 7908 12483 8152 12410 8054 12337 7981 12240 7908 12118 7860 11875 7762 11656 7689 11145 7470 10901 7349 10634 7251 11437 7057 Z M 10439 7324 L 10512 7422 10609 7495 10828 7665 11047 7787 11291 7884 11996 8176 12167 8249 12215 8273 12288 8298 11996 8541 11972 8541 11583 8444 11218 8322 10853 8152 10512 7957 10098 7714 9879 7592 9660 7495 10439 7324 Z M 8225 8103 L 8638 8249 9028 8419 8930 8517 8784 8638 8711 8711 8687 8784 8225 8103 Z M 7689 8663 L 7714 9003 7689 9003 7519 8930 7665 8687 7689 8663 Z M 9344 7592 L 9612 7787 9904 7981 10463 8322 10755 8492 11047 8638 11364 8760 11680 8833 11510 9003 11485 9028 10463 8565 9952 8371 9417 8176 8979 7981 8736 7884 8468 7811 8906 7714 9344 7592 Z M 9368 8565 L 9733 8687 9660 8760 9198 9076 9101 9149 9003 9247 8760 8906 8784 8906 8930 8809 9052 8711 9174 8638 9344 8590 9368 8565 Z M 828 6181 L 1168 6302 1533 6400 2239 6546 2507 6570 2750 6594 3018 6619 3285 6643 4356 6911 5159 7081 5938 7300 7519 7762 6546 8273 5548 8736 4697 9076 4453 9198 4332 9271 4234 9368 4210 9320 3991 9003 3748 8687 3456 8395 3164 8127 2531 7616 2239 7373 1947 7105 1728 6911 1485 6716 1047 6375 828 6181 Z M 10098 8833 L 10658 9076 10366 9247 10098 9393 9758 9612 9612 9758 9466 9904 9125 9417 9198 9393 9271 9368 9417 9271 9660 9101 10098 8857 10098 8833 Z M 7324 9174 L 7446 9222 7519 9295 7738 9393 7738 9855 7738 10001 7495 9855 7251 9733 7105 9685 6984 9660 7324 9174 Z M 6911 9758 L 7008 9879 7130 10001 7373 10196 7543 10317 7762 10415 7762 10926 7470 10707 7203 10488 7057 10415 6911 10317 6741 10269 6570 10244 6911 9758 Z M 11072 9271 L 11291 9368 11266 9490 11266 9612 11096 9685 10950 9782 10658 9977 10293 10220 10123 10366 10050 10439 10001 10536 10001 10585 10025 10609 10123 10609 10220 10585 10390 10512 10561 10390 10731 10269 10999 10074 11291 9904 11339 10171 11412 10390 11145 10488 10877 10634 10731 10682 10561 10804 10415 10926 10342 10999 10317 11072 9879 10463 9587 10050 9733 10001 9904 9928 10196 9758 10634 9514 11047 9295 11072 9271 Z M 11534 10780 L 11656 11193 11631 11193 11437 11364 11218 11510 11023 11631 10828 11753 10804 11777 10439 11242 10512 11242 10585 11218 10731 11145 10999 10974 11534 10780 Z M 6522 10342 L 6668 10439 6838 10561 7105 10853 7251 10999 7397 11120 7568 11218 7738 11291 7762 11291 7762 12021 7665 11948 7568 11875 7397 11704 7057 11364 6862 11193 6619 11072 6376 10999 6132 10926 6522 10342 Z M 11753 11510 L 11826 11802 11704 11826 11607 11899 11412 12021 11291 12167 11218 12240 11193 12313 10901 11899 11120 11850 11339 11777 11558 11656 11753 11510 Z M 6059 11047 L 6303 11218 6546 11388 6789 11583 6984 11802 7251 12069 7397 12215 7543 12313 7276 12459 7154 12386 7008 12337 6765 12215 6522 12069 6327 11948 6157 11802 5962 11656 5767 11534 6059 11047 Z M 5670 11680 L 5719 11777 5792 11850 5938 12021 6108 12167 6278 12288 6546 12483 6716 12580 6887 12678 6522 12848 6230 12653 5938 12434 5694 12215 5475 12021 5621 11777 5670 11680 Z M 11899 12094 L 12021 12605 11899 12726 11777 12848 11729 12921 11680 12994 11680 13018 11266 12434 11412 12386 11558 12313 11729 12215 11899 12094 Z M 5329 12240 L 5402 12361 5500 12483 5670 12678 5913 12897 6157 13067 5743 13335 5646 13310 5475 13237 5305 13164 5135 13043 4940 12970 4891 12945 5110 12605 5329 12240 Z M 12094 13043 L 12215 13748 11802 13189 11850 13189 11923 13164 11972 13140 12094 13043 Z M 4745 13140 L 4891 13310 5062 13456 5305 13602 4964 13846 4891 13773 4818 13700 4648 13627 4551 13554 4405 13529 4575 13335 4745 13140 Z M 8200 8833 L 8371 9076 8663 9514 8979 9928 9587 10780 10171 11583 10731 12410 11291 13213 11850 13992 11729 13943 11072 13554 10415 13189 9831 12921 9539 12799 9222 12678 8760 12507 8517 12410 8273 12337 8273 12288 8322 11996 8346 11680 8346 11388 8322 11072 8273 10463 8225 9855 8200 8833 Z M 7324 8346 L 6935 8906 6570 9441 5962 10439 5354 11437 4818 12386 4502 12848 4356 13067 4161 13286 3967 13529 3796 13773 3650 14040 3504 14308 3577 13578 3699 12897 3821 12215 3967 11558 4113 10926 4234 10269 4332 9612 4307 9539 4453 9587 4624 9563 4818 9514 5013 9441 5354 9271 5646 9149 6497 8760 7324 8346 Z M 4234 13700 L 4307 13773 4380 13821 4551 13943 4697 14016 4307 14259 4161 14332 3991 14405 3650 14502 3748 14429 3821 14332 3967 14113 4113 13894 4234 13700 Z M 7835 0 L 7762 25 7689 73 7641 73 7495 146 7373 244 7276 341 7178 463 6984 730 6838 1047 6716 1387 6619 1704 6449 2288 6230 2920 6108 3237 5962 3529 5767 3845 5548 4161 5378 4478 5281 4648 5208 4818 4891 4916 4575 4989 3918 5110 2580 5305 1801 5402 998 5500 755 5524 511 5524 244 5548 146 5597 49 5646 0 5719 0 5792 0 5865 0 5962 49 6035 146 6229 292 6375 438 6497 682 6716 925 6935 1460 7349 1971 7811 2507 8273 2847 8565 3188 8882 3504 9222 3650 9417 3772 9612 3821 9685 3918 9709 3748 10342 3602 10974 3334 12264 3212 12872 3091 13529 3042 13870 2993 14186 2993 14502 3018 14819 3042 14916 3091 14965 3188 15013 3261 15013 3383 15038 3529 15062 3675 15038 3796 15013 4088 14940 4405 14794 4672 14624 4964 14454 5402 14138 5719 13943 6035 13748 6716 13383 7373 13018 7689 12824 8006 12629 8127 12726 8273 12799 8590 12945 9320 13213 9685 13383 10050 13554 10707 13894 11364 14283 11607 14454 11875 14624 12021 14697 12167 14770 12313 14794 12459 14770 12507 14770 12532 14721 12629 14697 12702 14648 12751 14575 12775 14478 12751 14065 12702 13651 12629 13262 12556 12848 12337 12045 12118 11242 11899 10463 11875 10390 11680 9685 11680 9636 11656 9563 11631 9514 11680 9490 11729 9466 11802 9393 11850 9344 12094 9101 12361 8882 12897 8419 13432 8006 13967 7568 14211 7324 14454 7105 14697 6838 14892 6570 15232 6205 15403 5986 15451 5889 15500 5767 15500 5743 15476 5646 15427 5573 15354 5475 15257 5427 15135 5378 15013 5354 14770 5329 14527 5305 13797 5256 13091 5208 12410 5208 11753 5159 11485 5135 11218 5086 10950 5013 10682 4989 10658 4940 10634 4867 10415 4599 10220 4332 10025 4040 9855 3748 9514 3164 9222 2531 8638 1290 8322 682 7981 73 7908 25 7835 0 Z N">
            <draw:equation draw:name="f0" draw:formula="logwidth"/>
            <draw:equation draw:name="f1" draw:formula="logheight"/>
          </draw:enhanced-geometry>
        </draw:custom-shape>
        <draw:custom-shape draw:name="Google Shape;292;p39" draw:style-name="gr5" draw:text-style-name="P25" draw:layer="layout" svg:width="1.042cm" svg:height="1.021cm" svg:x="12.18cm" svg:y="2.531cm">
          <text:p/>
          <draw:enhanced-geometry draw:mirror-horizontal="false" draw:mirror-vertical="false" svg:viewBox="0 0 0 0" drawooo:sub-view-size="17179 16839" draw:text-areas="0 0 ?f0 ?f1" draw:type="ooxml-non-primitive" draw:enhanced-path="M 4064 1461 L 4307 1801 4550 2093 4794 2385 5037 2677 5231 2872 5329 2969 5450 3018 5548 2994 5815 3042 6083 3042 6594 3018 7129 2994 7129 2994 6935 3310 6740 3651 6545 3991 6375 4332 6351 4381 6351 4429 6375 4648 6424 4892 6618 5305 6935 6133 6424 5962 5864 5768 5572 5719 5450 5695 5231 5695 5183 5743 5158 5768 5158 5841 4794 6133 4453 6473 4210 6692 3966 6911 3699 7081 3650 6644 3650 6206 3650 5841 3650 5646 3626 5451 3650 5403 3650 5330 3650 5257 3601 5208 3188 4892 2774 4600 2312 4332 1874 4089 2214 3943 2555 3797 2944 3699 3139 3626 3334 3553 3431 3578 3528 3578 3626 3529 3650 3480 3674 3432 3820 2945 3918 2458 4064 1461 Z M 3991 755 L 3918 779 3869 804 3820 877 3723 1144 3650 1436 3504 1996 3407 2556 3285 3115 3163 3140 3017 3188 2774 3261 2312 3480 2020 3578 1752 3699 1630 3772 1509 3845 1387 3943 1290 4040 1265 4089 1290 4137 1314 4162 1363 4186 1436 4162 1460 4210 1509 4259 3285 5476 3261 5646 3261 5841 3261 6206 3261 6546 3261 6863 3309 7179 3358 7495 3382 7568 3431 7617 3504 7641 3577 7641 3626 7617 3699 7568 3723 7519 3747 7446 3942 7349 4137 7227 4477 6960 4964 6522 5183 6303 5450 6108 5742 6206 6059 6303 6643 6473 6910 6595 7202 6717 7275 6741 7348 6717 7421 6692 7470 6644 7494 6571 7519 6522 7519 6449 7470 6376 7470 6327 7300 5841 7105 5354 6910 4916 6813 4697 6691 4478 7227 3675 7470 3261 7592 3042 7665 2799 7713 2726 7713 2653 7738 2629 7738 2556 7713 2507 7689 2458 7640 2410 7592 2385 7519 2385 7446 2410 7397 2458 7202 2458 6983 2483 6594 2531 6326 2556 5815 2556 5548 2580 5426 2410 5280 2264 5012 1996 4769 1704 4575 1412 4356 1120 4161 804 4112 779 4039 779 3991 755 Z M 11169 536 L 11582 633 11972 779 12361 950 12726 1144 13066 1363 13431 1582 13748 1850 14064 2093 14332 2312 14551 2531 14770 2775 14964 3018 15305 3529 15621 4064 15548 4162 15475 4235 15475 4259 15475 4308 15500 4332 15646 4332 15743 4283 15938 4648 15865 4673 15767 4746 15719 4794 15694 4867 15694 4916 15743 4940 15816 4940 15889 4916 15962 4892 16035 4819 16205 5159 16108 5208 16011 5281 15938 5378 15889 5451 15865 5524 15889 5573 15938 5622 16011 5622 16108 5573 16205 5524 16327 5451 16424 5792 16254 5841 16108 5938 15986 6060 15938 6181 15938 6230 15962 6279 16011 6303 16059 6303 16132 6279 16205 6230 16376 6157 16497 6108 16570 6571 16522 6546 16473 6546 16376 6571 16254 6619 16181 6692 16108 6765 16084 6863 16084 6911 16108 6936 16108 6960 16205 6960 16278 6936 16449 6887 16546 6863 16619 6814 16668 7154 16351 7325 16230 7446 16108 7568 16084 7592 16108 7641 16132 7665 16278 7665 16424 7641 16570 7592 16716 7519 16765 7982 16570 8055 16376 8152 16205 8249 16108 8298 16035 8371 16035 8395 16132 8444 16254 8468 16449 8444 16619 8395 16789 8347 16814 8639 16814 8833 16497 8882 16205 8979 16084 9028 15962 9101 15889 9198 15840 9247 15840 9320 15840 9369 15889 9393 16011 9417 16132 9393 16351 9320 16716 9247 16546 9807 16522 9807 16132 9831 15986 9831 15865 9880 15743 9928 15646 10026 15646 10074 15646 10123 15670 10147 15719 10172 15986 10196 16424 10196 16376 10342 16230 10731 15889 10731 15573 10683 15402 10683 15256 10707 15232 10731 15232 10780 15281 10853 15329 10877 15475 10950 15621 10999 15767 11023 16108 11072 15938 11486 15646 11413 15378 11364 15232 11340 15086 11340 14940 11364 14794 11437 14770 11461 14794 11486 14794 11510 14964 11583 15110 11656 15427 11753 15597 11802 15767 11826 15719 11948 15475 12362 15427 12362 15135 12289 14867 12191 14624 12094 14502 12070 14380 12045 14332 12045 14307 12070 14307 12118 14307 12167 14380 12264 14478 12362 14599 12459 14721 12508 14989 12629 15281 12702 14916 13189 14599 13067 14283 12946 13967 12824 13796 12775 13723 12775 13650 12800 13626 12824 13626 12848 13650 12897 13675 12970 13772 13067 13991 13213 14307 13384 14648 13530 14210 13992 14186 13968 13772 13700 13602 13578 13431 13505 13261 13457 13066 13432 13042 13432 13066 13457 13188 13603 13334 13724 13650 13968 13796 14089 13967 14211 13699 14454 13334 14260 12969 14016 12774 13919 12556 13822 12531 13822 12531 13846 12507 13870 12531 13895 12653 14065 12823 14235 13018 14381 13188 14503 13431 14673 12872 15063 12799 14990 12726 14917 12531 14746 12361 14576 12215 14430 12045 14308 11972 14260 11874 14235 11777 14235 11704 14260 11680 14284 11680 14308 11704 14381 11728 14430 11850 14552 12020 14746 12191 14917 12337 15087 12434 15184 12531 15257 11947 15573 11680 15306 11436 15038 11193 14771 11071 14673 10901 14576 10877 14600 10877 14625 10925 14819 10998 14990 11096 15135 11217 15281 11388 15525 11582 15744 11096 15914 11071 15865 11023 15841 10731 15598 10439 15330 10293 15233 10147 15111 9976 15014 9806 14965 9782 14965 9782 14990 9976 15281 10220 15549 10463 15817 10585 15938 10731 16036 10122 16182 10074 16133 10001 16109 9903 16060 9830 16011 9684 15890 9587 15719 9465 15549 9368 15379 9246 15257 9125 15160 8954 15063 8930 15087 8979 15160 9027 15257 9076 15476 9173 15695 9295 15914 9417 16109 9587 16279 9222 16328 8857 16352 8857 16328 8808 16255 8760 16182 8638 16060 8516 15865 8419 15622 8346 15452 8273 15281 8224 15208 8151 15135 8078 15087 7981 15038 7957 15063 7932 15160 7957 15306 7981 15476 8005 15671 8078 15841 8151 16036 8249 16206 8346 16352 7835 16328 7762 16230 7689 16109 7640 15987 7567 15719 7446 15330 7373 15135 7300 15063 7227 14990 7178 14990 7154 15038 7129 15135 7129 15233 7154 15452 7202 15695 7275 15890 7324 16084 7397 16279 6740 16157 6691 15963 6618 15792 6521 15598 6472 15427 6399 15135 6351 14990 6278 14892 6253 14868 6205 14917 6156 14941 6107 15063 6083 15208 6107 15354 6156 15549 6205 15719 6326 16060 6326 16060 5742 15865 5742 15792 5694 15719 5621 15622 5572 15549 5523 15379 5450 15014 5377 14819 5329 14698 5280 14673 5231 14698 5183 14746 5158 14795 5110 14941 5110 15111 5110 15257 5134 15452 5207 15646 5207 15646 4769 15452 4721 15233 4672 15014 4623 14771 4599 14503 4575 14479 4502 14479 4453 14552 4404 14649 4380 14819 4356 15038 4380 15257 4112 15111 4112 15063 4088 14990 4064 14892 4039 14795 4039 14552 4039 14333 4015 14235 3966 14138 3942 14114 3893 14114 3796 14235 3747 14381 3723 14527 3723 14649 3723 14868 3382 14649 3407 14600 3407 14503 3407 14406 3382 14211 3382 14065 3358 13968 3334 13919 3309 13870 3261 13870 3188 13919 3139 13992 3115 14089 3090 14187 3066 14406 2725 14114 2750 14041 2725 13919 2701 13797 2725 13627 2725 13481 2701 13408 2652 13384 2579 13384 2506 13432 2433 13578 2385 13773 2117 13505 2117 13481 2166 13432 2190 13359 2214 13213 2214 13116 2190 13019 2166 12970 2093 12921 2020 12946 1971 12994 1922 13067 1898 13165 1874 13213 1533 12751 1217 12264 925 11753 657 11218 827 11340 998 11461 1363 11680 1728 11875 2044 12021 2409 12167 2798 12289 3188 12410 3577 12483 3966 12556 4380 12581 4769 12605 5183 12629 5572 12605 5961 12581 6351 12508 6716 12435 7105 12337 7494 12216 7859 12094 8224 11924 8565 11753 8930 11559 9271 11364 9587 11145 9903 10902 10195 10658 10487 10391 10755 10123 11023 9831 11242 9539 11461 9247 11655 8931 11850 8590 11996 8249 12142 7884 12288 7519 12385 7154 12483 6790 12556 6425 12629 6035 12653 5670 12677 5281 12677 4916 12677 4551 12629 4210 12580 3870 12483 3529 12385 3213 12142 2580 11874 1947 11558 1242 11388 877 11169 536 Z M 10706 1 L 10609 25 10560 49 10512 98 10487 171 10463 195 10414 268 10414 317 10414 390 10439 439 10487 487 10536 512 10585 536 10658 536 10779 682 10925 852 11023 1047 11144 1266 11315 1680 11485 2045 11728 2604 11947 3188 12045 3480 12142 3772 12215 4064 12264 4381 12288 4721 12288 5062 12288 5403 12264 5768 12215 6108 12166 6473 12069 6814 11996 7154 11874 7495 11753 7836 11607 8152 11461 8493 11290 8785 11096 9077 10901 9369 10682 9636 10463 9880 10220 10123 9952 10342 9684 10537 9125 10902 8516 11218 7884 11534 7543 11680 7202 11802 6862 11899 6521 11997 6156 12045 5791 12118 5426 12143 4696 12143 4331 12094 3966 12045 3601 11997 2896 11826 2555 11729 2239 11607 1922 11461 1630 11291 1338 11145 998 10950 852 10829 730 10707 633 10585 584 10415 560 10366 535 10342 462 10318 365 10342 316 10391 243 10366 146 10391 73 10439 0 10512 0 10561 0 10610 146 11048 316 11461 487 11875 681 12264 900 12629 1144 12994 1411 13359 1679 13676 1971 13992 2263 14308 2604 14600 2920 14868 3285 15135 3650 15379 4039 15598 4429 15817 4866 16036 5280 16230 5718 16376 6156 16522 6618 16644 7056 16717 7494 16790 7957 16839 8857 16839 9319 16814 9757 16741 10220 16668 10658 16571 11120 16425 11558 16279 11923 16133 12264 15987 12604 15817 12920 15622 13237 15427 13553 15208 13845 14990 14137 14746 14405 14479 14672 14211 14940 13943 15183 13651 15402 13359 15621 13043 15840 12727 16035 12410 16205 12070 16376 11705 16546 11340 16668 10975 16911 10220 17106 9466 17154 9101 17179 8663 17179 8176 17179 7665 17106 6717 17057 6352 17008 6108 16814 5524 16619 4965 16376 4429 16108 3918 15816 3432 15475 2969 15110 2507 14697 2093 14283 1704 13845 1363 13358 1023 12872 706 12361 439 12093 341 11826 244 11558 147 11266 98 10998 49 10706 1 Z N">
            <draw:equation draw:name="f0" draw:formula="logwidth"/>
            <draw:equation draw:name="f1" draw:formula="logheight"/>
          </draw:enhanced-geometry>
        </draw:custom-shape>
        <draw:custom-shape draw:name="Google Shape;293;p39" draw:style-name="gr5" draw:text-style-name="P25" draw:layer="layout" svg:width="1.272cm" svg:height="1.253cm" svg:x="13.706cm" svg:y="2.419cm">
          <text:p/>
          <draw:enhanced-geometry draw:mirror-horizontal="false" draw:mirror-vertical="false" svg:viewBox="0 0 0 0" drawooo:sub-view-size="20975 20659" draw:text-areas="0 0 ?f0 ?f1" draw:type="ooxml-non-primitive" draw:enhanced-path="M 10317 1704 L 10269 1728 10171 1825 10123 1947 10098 2069 10074 2190 10050 2336 10050 2482 10098 2653 10123 2701 10147 2774 10196 2799 10244 2823 10342 2823 10439 2774 10463 2726 10488 2677 10488 2580 10488 2482 10463 2263 10463 1850 10439 1777 10390 1728 10317 1704 Z M 8054 1 L 7981 25 7933 122 7908 220 7884 439 7908 852 7933 1071 7957 1290 8054 1704 8103 2044 8200 2458 8273 2653 8371 2823 8468 2969 8541 2993 8614 3042 8711 3042 8784 2993 8857 2920 8857 2847 8857 2726 8809 2604 8711 2385 8614 2044 8517 1704 8444 1290 8395 876 8322 487 8273 293 8225 98 8176 25 8103 1 Z M 12483 1 L 12337 122 12239 244 12142 414 12093 585 11996 949 11923 1290 11753 2166 11631 2531 11607 2701 11607 2799 11607 2872 11655 2969 11753 3018 11850 3042 11947 3018 12069 2920 12142 2774 12191 2604 12239 2434 12288 2069 12337 1752 12458 974 12556 585 12604 390 12677 220 12702 171 12702 122 12653 25 12629 1 Z M 14089 2507 L 13991 2555 13918 2628 13845 2726 13797 2847 13699 3066 13651 3212 13651 3334 13651 3383 13675 3431 13724 3456 13772 3480 13821 3504 13894 3480 13918 3456 13967 3407 14040 3212 14089 3018 14162 2799 14210 2701 14235 2604 14210 2555 14186 2531 14137 2507 Z M 6692 2385 L 6667 2409 6594 2507 6570 2628 6594 2774 6619 2920 6740 3188 6838 3431 6886 3504 6935 3553 7008 3553 7081 3529 7130 3504 7154 3456 7178 3383 7154 3310 6935 2823 6862 2604 6813 2507 6740 2409 6692 2385 Z M 16668 2020 L 16595 2044 16546 2093 16303 2409 16084 2726 15889 3042 15719 3383 15573 3626 15427 3894 15281 4137 15184 4380 15159 4453 15184 4502 15232 4575 15330 4624 15427 4624 15549 4575 15646 4502 15743 4380 15816 4259 15962 3991 16060 3723 16352 3091 16498 2872 16619 2677 16765 2458 16887 2239 16911 2166 16887 2117 16838 2069 16790 2044 16741 2020 Z M 3869 2020 L 3820 2044 3796 2044 3747 2093 3723 2190 3747 2263 3796 2312 3820 2385 3869 2531 3991 2799 4185 3188 4404 3577 4599 3869 4818 4161 5086 4405 5207 4526 5378 4624 5475 4648 5572 4648 5645 4599 5694 4526 5718 4453 5718 4356 5694 4283 5621 4210 5451 4088 5329 3991 5086 3723 4867 3431 4672 3139 4526 2847 4380 2580 4210 2288 4112 2166 4015 2069 3966 2044 3918 2020 Z M 3601 4843 L 3577 4891 3577 4916 3577 4964 3601 5062 3674 5135 3747 5183 3845 5281 3966 5354 4234 5500 4404 5500 4477 5451 4502 5402 4526 5329 4502 5256 4477 5183 4380 5135 4137 5013 3918 4891 3820 4867 3747 4843 Z M 17106 4891 L 16960 4940 16814 5037 16668 5159 16498 5305 16473 5354 16473 5402 16473 5451 16498 5500 16546 5524 16571 5548 16644 5548 16692 5524 16838 5402 17009 5256 17106 5135 17179 4964 17179 4940 17155 4916 17130 4891 Z M 19539 5500 L 19442 5524 19320 5548 19101 5646 18688 5865 18006 6157 17349 6497 17276 6546 17252 6619 17252 6692 17276 6765 17301 6814 17374 6862 17422 6887 17520 6887 18201 6595 18858 6303 19345 6132 19466 6084 19588 6011 19685 5938 19734 5865 19758 5792 19782 5743 19734 5621 19709 5573 19661 5548 19612 5524 19539 5500 Z M 998 5694 L 949 5719 925 5767 901 5865 925 5938 949 6011 1022 6084 1193 6230 1412 6327 1874 6522 2093 6595 2239 6643 2677 6887 3139 7130 3383 7276 3504 7325 3577 7325 3650 7300 3699 7252 3723 7203 3747 7130 3723 7057 3650 6935 3529 6814 3383 6692 3212 6595 2847 6424 2531 6278 2166 6108 1777 5962 1022 5694 Z M 18396 8274 L 18128 8298 17982 8322 17885 8371 17812 8420 17787 8468 17787 8541 17787 8590 17812 8663 17860 8712 17909 8736 17982 8736 18201 8712 18517 8663 18663 8590 18785 8541 18858 8468 18858 8420 18858 8395 18809 8347 18761 8322 18639 8274 Z M 2020 8201 L 1947 8225 1898 8249 1874 8274 1850 8322 1850 8395 1850 8444 1874 8493 1923 8517 2093 8614 2288 8687 2482 8736 2701 8760 2774 8760 2823 8712 2872 8663 2896 8590 2896 8517 2872 8444 2823 8395 2750 8347 2385 8274 2190 8225 2020 8201 Z M 18517 9904 L 18323 9928 18177 9952 18031 10050 18006 10074 18006 10123 18128 10220 18274 10293 18420 10317 18590 10342 18931 10366 19247 10366 19661 10390 20074 10415 20293 10415 20512 10390 20707 10366 20902 10293 20950 10269 20975 10220 20975 10123 20926 10050 20853 10001 20707 9952 20512 9904 20147 9904 19782 9928 19418 9952 19077 9928 18688 9904 Z M 365 10123 L 219 10147 98 10171 25 10220 0 10269 0 10317 25 10366 49 10415 146 10512 268 10561 414 10585 730 10609 974 10609 1923 10634 2847 10634 2945 10609 3018 10561 3066 10488 3066 10390 3066 10317 3018 10244 2945 10196 2847 10171 1850 10171 852 10147 657 10123 Z M 2677 11777 L 2409 11826 2288 11875 2166 11923 2069 11996 2020 12094 2020 12167 2069 12215 2190 12240 2312 12240 2580 12191 2872 12191 2993 12167 3066 12142 3115 12069 3139 12045 3139 11996 3115 11923 3091 11875 3066 11850 3018 11802 2920 11777 Z M 18006 11923 L 17860 11948 17812 11972 17763 11996 17763 12045 17763 12094 17787 12118 17860 12167 17933 12215 18006 12240 18152 12264 18444 12337 18761 12386 18834 12386 18882 12337 18931 12288 18955 12215 18931 12142 18931 12069 18882 12021 18809 11996 18566 11948 18201 11923 Z M 3358 13359 L 3261 13383 2434 13870 1582 14357 1241 14503 1095 14576 949 14697 925 14770 925 14843 949 14892 1022 14941 1120 14965 1217 14965 1412 14916 1606 14843 1801 14746 2239 14551 2677 14308 3504 13797 3577 13724 3626 13651 3626 13554 3577 13481 3529 13408 3456 13359 Z M 17325 13383 L 17179 13408 17130 13408 17130 13432 17130 13505 17252 13627 17398 13748 17690 13943 18006 14113 18323 14284 18907 14649 19199 14819 19515 14941 19612 14965 19709 14941 19758 14868 19807 14795 19807 14697 19782 14600 19734 14527 19636 14454 19272 14308 18931 14113 18590 13919 18250 13724 17982 13602 17739 13481 17593 13432 17447 13408 17325 13383 Z M 4234 14892 L 4161 14916 4088 14941 3942 15087 3820 15257 3723 15330 3650 15379 3650 15403 3601 15427 3577 15476 3553 15525 3553 15573 3577 15646 3626 15695 3699 15744 3772 15744 3845 15719 3991 15646 4088 15549 4258 15403 4429 15208 4453 15135 4453 15087 4429 15014 4380 14941 4307 14892 Z M 16376 14843 L 16303 14892 16279 14965 16303 15038 16400 15233 16522 15403 16668 15598 16765 15671 16863 15744 16936 15768 17009 15768 17082 15719 17130 15671 17155 15598 17155 15525 17130 15476 17057 15403 16911 15281 16790 15135 16644 14965 16546 14892 16449 14843 Z M 11169 3577 L 11582 3650 11996 3748 12410 3894 12799 4064 13188 4259 13578 4453 13943 4672 14235 4891 14502 5110 14770 5329 15038 5573 14989 5621 14916 5694 14916 5767 14892 5792 14892 5840 14940 5840 14989 5865 15086 5865 15159 5816 15232 5767 15354 5913 15257 5986 15208 6059 15159 6132 15184 6205 15208 6254 15330 6254 15427 6181 15524 6132 15719 6376 15695 6424 15573 6546 15549 6619 15524 6716 15549 6765 15597 6789 15768 6789 15865 6741 15914 6692 16060 6911 15962 7008 15889 7081 15841 7130 15841 7203 15865 7300 15914 7325 15962 7349 16060 7325 16157 7300 16254 7227 16400 7495 16327 7519 16254 7544 16157 7617 16060 7714 15987 7811 15938 7909 15938 7982 15962 8030 15987 8079 16060 8103 16108 8079 16181 8030 16303 7933 16449 7836 16522 7763 16692 8176 16619 8201 16571 8225 16473 8347 16254 8541 16181 8614 16108 8712 16084 8760 16060 8809 16060 8858 16108 8906 16157 8930 16206 8930 16327 8882 16425 8809 16522 8736 16668 8614 16790 8468 16887 8882 16790 8930 16692 8979 16498 9125 16230 9271 16108 9368 16011 9441 16011 9490 16035 9514 16181 9539 16327 9514 16619 9441 16790 9368 16960 9271 17009 9660 16522 9855 16254 9977 16108 10050 15987 10123 15962 10171 15962 10196 15987 10220 16011 10244 16279 10269 16522 10220 16765 10147 17033 10074 17009 10585 16765 10585 16546 10634 16108 10707 15914 10780 15719 10853 15695 10877 15719 10901 15889 10950 16060 10974 16425 10950 16814 10926 16984 10926 16887 11412 16765 11412 16619 11437 16352 11485 16035 11558 15889 11583 15719 11607 15695 11607 15670 11631 15670 11656 15695 11680 15962 11777 16108 11826 16254 11850 16522 11826 16814 11802 16668 12264 16498 12215 16303 12191 16108 12142 15914 12094 15695 12094 15476 12118 15451 12142 15451 12167 15476 12191 15646 12288 15816 12386 16230 12532 16546 12629 16376 13018 16060 12970 15743 12872 15573 12824 15476 12824 15451 12848 15427 12897 15427 12945 15451 12994 15524 13091 15743 13237 15938 13335 16181 13408 15914 13821 15865 13894 15841 13870 15719 13797 15597 13700 15330 13578 15013 13505 14721 13505 14697 13529 14673 13578 14697 13602 14794 13651 14892 13724 15111 13821 15378 13967 15622 14138 15670 14162 15451 14405 15330 14357 15208 14332 15086 14332 14989 14308 14794 14259 14624 14186 14454 14089 14308 14016 14137 14016 14089 14040 14064 14089 14089 14162 14162 14259 14308 14405 14478 14527 14648 14600 14843 14697 14965 14746 15086 14770 14819 14989 14527 15208 14454 15208 14332 15184 14235 15111 14064 14965 13918 14843 13748 14722 13651 14673 13578 14624 13383 14624 13359 14649 13359 14697 13456 14868 13602 15014 13894 15306 13991 15403 14113 15476 13748 15671 13553 15598 13456 15549 13359 15476 13164 15306 12872 15062 12726 14941 12556 14843 12507 14868 12483 14916 12580 15135 12726 15330 12896 15525 13067 15695 13310 15865 12702 16084 12239 15719 11972 15476 11826 15354 11655 15257 11631 15257 11607 15281 11607 15354 11631 15427 11704 15573 11801 15719 11899 15841 12093 16036 12312 16206 11826 16303 11801 16303 11558 16036 11291 15768 11169 15671 11047 15573 10901 15500 10828 15476 10731 15476 10731 15500 10780 15646 10853 15768 11072 15987 11437 16376 11072 16425 10682 16474 10682 16401 10634 16328 10463 16133 10269 15938 10050 15768 9831 15598 9806 15598 9782 15622 9806 15744 9855 15865 9904 15987 9977 16084 10123 16303 10317 16474 9685 16474 9612 16352 9563 16255 9393 16060 9222 15817 9125 15695 9028 15598 8979 15598 8955 15622 8955 15744 8979 15865 9003 15987 9052 16109 9247 16449 9247 16449 8687 16376 8614 16376 8590 16328 8492 16230 8419 16109 8346 15841 8273 15646 8200 15573 8152 15549 8103 15549 8079 15598 8054 15646 8054 15792 8079 15938 8103 16060 8176 16279 7762 16157 7714 16084 7665 15963 7592 15817 7543 15695 7519 15549 7495 15549 7470 15671 7446 15792 7446 15938 7470 16060 6984 15841 6984 15792 6911 15646 6813 15549 6789 15549 6740 15622 6716 15695 6375 15476 6035 15233 5718 14965 5451 14649 5159 14284 4915 13894 4696 13505 4502 13091 4356 12653 4234 12215 4112 11777 4064 11315 4015 10926 3991 10561 4015 10171 4039 9782 4088 9393 4137 9028 4234 8663 4331 8274 4453 7909 4599 7568 4769 7227 4940 6887 5134 6546 5353 6230 5597 5913 5840 5621 6083 5354 6351 5110 6643 4891 6935 4721 7227 4526 7543 4380 8225 4088 8784 3845 9368 3675 9636 3602 9660 3650 9685 3699 9733 3723 9806 3723 10171 3626 10536 3577 10585 3626 10634 3650 10682 3626 10707 3602 10731 3577 Z M 9977 3237 L 9733 3261 9490 3310 9028 3431 8638 3577 7957 3821 7324 4113 7008 4283 6692 4453 6400 4648 6108 4867 5791 5159 5499 5451 5232 5767 4988 6108 4745 6473 4526 6838 4356 7203 4185 7592 4039 8006 3918 8420 3796 8833 3723 9247 3674 9660 3626 10074 3626 10488 3626 10901 3650 11315 3699 11704 3772 12094 3869 12483 3991 12872 4137 13262 4307 13627 4477 13967 4696 14332 4915 14649 5183 14965 5451 15257 5743 15525 6035 15768 6375 15987 6716 16182 6765 16230 6838 16230 6862 16255 7276 16425 7738 16595 8176 16717 8638 16814 9101 16887 9563 16936 10025 16960 10488 16936 10974 16912 11437 16839 11899 16766 12337 16644 12799 16522 13237 16352 13675 16182 14089 15963 14575 15671 15038 15354 15451 15014 15816 14624 16157 14186 16473 13748 16741 13286 16960 12799 17155 12288 17301 11777 17398 11242 17447 10707 17471 10147 17447 9587 17374 9052 17276 8493 17106 7957 16887 7422 16619 6911 16327 6400 15987 5938 15597 5500 15184 5110 14746 4745 14502 4551 14235 4380 13651 4088 13067 3796 12483 3577 11996 3431 11461 3334 11218 3285 10415 3285 10196 3237 Z M 13675 16912 L 13626 16936 13578 16984 13553 17057 13553 17106 13578 17252 13724 17495 13772 17666 13870 17812 13943 17885 13991 17958 14089 17982 14162 18006 14210 17982 14259 17958 14332 17885 14356 17787 14356 17739 14332 17690 14259 17593 14162 17495 13991 17228 13918 17082 13870 17033 13821 16960 13748 16936 13675 16912 Z M 7008 17009 L 6911 17057 6813 17155 6716 17374 6570 17666 6521 17812 6497 17885 6521 17958 6546 18006 6594 18055 6667 18079 6740 18079 6789 18055 6862 18006 6935 17885 7008 17739 7057 17593 7154 17349 7178 17228 7178 17106 7154 17057 7105 17033 7057 17009 Z M 5694 16328 L 5597 16352 5524 16425 5159 16887 4745 17349 4307 17787 3869 18225 3820 18250 3820 18298 3820 18347 3845 18396 3893 18444 3942 18469 3991 18469 4161 18420 4283 18347 4429 18250 4550 18152 4794 17909 5013 17690 5499 17203 5718 16936 5937 16668 5986 16571 5962 16498 5937 16425 5864 16376 5791 16328 Z M 15013 15987 L 14965 16011 14940 16084 14940 16133 14989 16303 15038 16449 15208 16717 15427 17082 15524 17252 15646 17422 16108 17933 16327 18225 16400 18371 16473 18517 16522 18590 16595 18639 16668 18688 16765 18688 16838 18663 16887 18615 16936 18566 16936 18469 16911 18298 16838 18128 16765 17982 16668 17836 16449 17568 16206 17325 16060 17155 15938 16984 15695 16595 15573 16401 15427 16230 15281 16109 15086 15987 Z M 10439 17666 L 10342 17787 10293 17909 10244 18055 10244 18201 10196 18517 10196 18688 10244 18834 10293 18882 10342 18907 10415 18882 10463 18858 10512 18809 10561 18736 10585 18615 10585 18323 10609 18031 10609 17885 10585 17739 10561 17690 10536 17666 Z M 8638 17349 L 8492 17471 8395 17593 8322 17739 8249 17909 8176 18250 8103 18590 7908 19369 7860 19758 7835 19953 7835 20148 7860 20221 7908 20269 7933 20318 8006 20342 8103 20342 8176 20318 8200 20245 8273 20099 8346 19929 8419 19588 8517 18882 8614 18517 8711 18152 8760 17958 8784 17763 8784 17593 8784 17422 8760 17374 8711 17349 Z M 12093 17374 L 12045 17398 11996 17398 11947 17447 11923 17495 11923 17544 11947 17836 11972 18152 12093 18761 12166 19199 12215 19661 12239 19904 12288 20123 12337 20342 12434 20561 12483 20610 12556 20659 12629 20659 12702 20634 12775 20610 12823 20537 12848 20464 12848 20391 12750 19953 12702 19491 12629 19053 12556 18639 12483 18323 12434 18031 12361 17739 12288 17593 12239 17471 12191 17422 12142 17398 12093 17374 Z N">
            <draw:equation draw:name="f0" draw:formula="logwidth"/>
            <draw:equation draw:name="f1" draw:formula="logheight"/>
          </draw:enhanced-geometry>
        </draw:custom-shape>
        <draw:custom-shape draw:name="Google Shape;294;p39" draw:style-name="gr5" draw:text-style-name="P25" draw:layer="layout" svg:width="1.193cm" svg:height="1.139cm" svg:x="15.369cm" svg:y="2.463cm">
          <text:p/>
          <draw:enhanced-geometry draw:mirror-horizontal="false" draw:mirror-vertical="false" svg:viewBox="0 0 0 0" drawooo:sub-view-size="19661 18786" draw:text-areas="0 0 ?f0 ?f1" draw:type="ooxml-non-primitive" draw:enhanced-path="M 10269 1460 L 10755 1485 11266 1533 11753 1631 11680 1728 11631 1850 11631 1874 11656 1874 11753 1850 11826 1825 12021 1752 12069 1728 12386 1825 12361 1850 12264 1923 12167 2020 12021 2239 12021 2263 12045 2263 12264 2166 12483 2069 12605 2020 12751 1971 13091 2142 13164 2166 12970 2239 12799 2336 12629 2434 12483 2580 12459 2628 12459 2677 12507 2701 12556 2701 12726 2653 12897 2604 13237 2458 13408 2409 13578 2385 14162 2701 13967 2750 13578 2847 13383 2945 13310 2993 13262 3066 13310 3115 13383 3139 13554 3139 13846 3042 14186 2993 14551 2920 14916 3139 14527 3261 14162 3407 13870 3553 13651 3675 13627 3723 13602 3772 13651 3821 13700 3845 13846 3845 13967 3821 14235 3748 14770 3553 15087 3480 15379 3431 15865 3772 16036 3894 15792 3918 15525 3942 15038 4064 14551 4210 14138 4356 14113 4380 14138 4405 14284 4405 14600 4380 15257 4283 15841 4210 16400 4186 16644 4405 16863 4648 16741 4599 16619 4575 16376 4575 16133 4599 15914 4648 15306 4770 15160 4794 15014 4867 14868 4916 14722 4964 14941 4989 15184 5037 15427 5013 15671 4964 15987 4916 16279 4891 16595 4867 16887 4794 16911 4770 16936 4721 17276 5135 17568 5597 17447 5524 17301 5475 17009 5402 16717 5402 16425 5427 16230 5451 16036 5500 15646 5621 15281 5767 14916 5889 14916 5889 15549 5840 16181 5743 16546 5719 16911 5719 17252 5792 17617 5913 17690 5913 17739 5865 17982 6376 17885 6278 17763 6230 17617 6181 17471 6157 17130 6132 16765 6157 16425 6230 16084 6303 15549 6449 15525 6473 15549 6497 15817 6522 16108 6522 16400 6497 16668 6473 17082 6449 17301 6449 17495 6473 17641 6522 17763 6570 17885 6619 18031 6643 18055 6643 18079 6619 18225 6984 17958 6911 17641 6862 17301 6862 16984 6911 16644 6984 16327 7081 16036 7203 15768 7325 15768 7349 15792 7373 16108 7349 16400 7325 17009 7252 17325 7227 17641 7203 17933 7179 18250 7130 18274 7106 18542 7909 18298 7860 18055 7860 17568 7836 17179 7811 16765 7836 16571 7860 16376 7909 16206 7957 16011 8055 15987 8055 15987 8079 16011 8103 16036 8128 16425 8152 16790 8128 17568 8128 17836 8152 18104 8200 18371 8225 18639 8249 18858 9076 18566 8882 18225 8711 17885 8565 17568 8444 17276 8371 17082 8322 16887 8298 16717 8298 16546 8322 16473 8346 16400 8395 16352 8444 16303 8517 16327 8541 16449 8590 16595 8614 16887 8687 17179 8711 17471 8784 17812 8930 18128 9076 18420 9271 18712 9466 18420 9295 18250 9198 18055 9101 17690 9003 17276 8930 16887 8906 16473 8930 16084 8979 15695 9101 15330 9247 15160 9344 14941 9441 14746 9587 14551 9758 14478 9198 14381 8638 14259 8103 14113 7568 13943 7033 13748 6497 13529 5986 13286 5500 12799 4526 12532 4040 12264 3577 12045 3237 11802 2896 11656 2726 11485 2580 11339 2482 11145 2385 11072 2385 11047 2434 11023 2482 11047 2555 11339 2896 11631 3285 11875 3650 12118 4040 12556 4843 12970 5670 13189 6157 13383 6643 13578 7154 13724 7665 13870 8176 13992 8687 14089 9222 14138 9733 13967 9563 13773 9393 13578 9222 13383 9101 13213 9003 13043 8930 12702 8833 12337 8784 11972 8760 11631 8760 11315 8833 10999 8930 10682 9052 10390 9222 10220 9295 10074 9417 10123 9271 10171 9125 10220 8833 10244 8225 10269 7738 10269 7227 10244 6230 10171 4186 10171 3772 10171 3310 10147 2872 10123 2653 10074 2458 10050 2409 10025 2385 9952 2361 9879 2385 9831 2458 9782 2628 9733 2823 9709 3042 9685 3237 9685 3650 9685 4040 9709 4989 9758 5913 9782 6862 9782 7787 9733 8638 9685 8930 9660 9198 9441 9052 9222 8930 8979 8833 8711 8760 8444 8711 7690 8711 7325 8784 6960 8882 6619 8979 6278 9125 5913 9295 5548 9514 5548 9393 5548 9295 5646 8760 5792 8249 5938 7763 6132 7252 6400 6473 6570 6084 6741 5719 7227 4867 7738 4015 8249 3212 8492 2799 8590 2580 8687 2361 8663 2312 8638 2263 8590 2239 8517 2263 8371 2434 8225 2580 7933 2920 7690 3285 7422 3650 7154 4064 6911 4478 6424 5329 6230 5694 6059 6084 5767 6838 5621 7227 5402 7933 5281 8346 5159 8784 5086 9174 5062 9514 4916 9393 4770 9295 4478 9101 4283 9003 4088 8930 3869 8857 3650 8809 3212 8760 2774 8736 2507 8760 2215 8784 1874 8857 1558 8930 1241 9052 949 9198 682 9393 463 9612 584 9198 682 8809 803 8322 925 7836 1095 7373 1266 6911 1460 6497 1679 6108 1923 5719 2166 5329 2458 4964 2726 4624 3042 4283 3334 3942 3675 3626 4015 3358 4356 3091 4721 2847 5110 2604 5500 2409 5889 2239 6303 2069 6716 1947 7130 1825 7568 1704 8006 1631 8444 1558 8882 1509 9320 1485 9782 1460 Z M 9855 1 L 9782 49 9709 146 9660 292 9612 438 9612 560 9587 779 9612 998 9174 1022 8760 1047 8346 1095 7933 1168 7519 1241 7130 1339 6716 1460 6327 1582 5938 1728 5548 1898 5183 2069 4818 2263 4453 2482 4113 2726 3772 2969 3456 3237 3115 3553 2799 3869 2507 4210 2215 4551 1947 4916 1704 5305 1217 6084 998 6497 803 6960 633 7398 487 7860 244 8857 122 9344 25 9831 1 10001 25 10171 49 10317 122 10463 171 10512 219 10536 268 10512 317 10463 365 10463 390 10439 609 10196 803 9952 1047 9758 1168 9660 1314 9587 1655 9417 2020 9320 2409 9271 2774 9247 3139 9247 3480 9295 3821 9393 4137 9514 4405 9660 4648 9855 4745 9952 4818 10074 4916 10196 5037 10293 5110 10317 5208 10293 5281 10244 5329 10171 5329 10147 5548 10050 5767 9904 5962 9782 6181 9660 6473 9514 6789 9393 7106 9295 7422 9222 7738 9149 8371 9149 8687 9222 8833 9271 8979 9320 9101 9393 9198 9490 9417 9685 9587 9904 9587 10317 9612 10780 9636 11218 9636 11631 9612 12726 9587 13797 9587 14649 9587 15062 9587 15500 9563 16352 9563 16790 9612 17203 9660 17495 9758 17787 9879 18031 10025 18250 10220 18444 10439 18590 10707 18712 10853 18761 10999 18785 11291 18785 11412 18761 11534 18712 11631 18663 11753 18590 11948 18420 12094 18225 12215 18006 12313 17763 12386 17495 12386 17398 12361 17301 12313 17228 12215 17179 12142 17155 12045 17155 11972 17203 11899 17301 11802 17520 11729 17714 11704 17836 11631 17933 11558 18006 11461 18104 11364 18152 11266 18201 11145 18225 11023 18225 10926 18201 10804 18177 10609 18079 10488 17982 10366 17860 10293 17739 10220 17593 10171 17447 10123 17301 10074 16960 10074 16595 10074 16254 10098 15646 10123 14916 10123 14186 10098 13456 10123 12726 10147 12069 10171 11364 10171 10999 10147 10658 10098 10317 10001 10001 10050 9928 10244 9831 10415 9709 10585 9587 10780 9490 11096 9368 11437 9271 11777 9247 12142 9222 12313 9247 12507 9271 12702 9320 12872 9393 13043 9466 13213 9563 13383 9660 13529 9782 13919 10147 14113 10293 14235 10342 14357 10390 14478 10415 14576 10366 14624 10293 14649 10196 14892 10001 15038 9904 15184 9806 15500 9660 15841 9539 16181 9466 16522 9417 16887 9393 17252 9417 17617 9490 17958 9612 18298 9782 18493 9928 18688 10098 18907 10293 19004 10366 19126 10415 19150 10536 19174 10634 19247 10682 19320 10707 19418 10707 19515 10682 19588 10634 19637 10561 19661 10463 19588 9977 19515 9490 19418 9028 19320 8541 19199 8055 19053 7592 18882 7106 18712 6668 18493 6205 18274 5767 18031 5354 17763 4940 17447 4575 17130 4210 16790 3869 16400 3529 15987 3212 15865 3139 15281 2774 14673 2409 14065 2093 13456 1777 13043 1582 12629 1436 12580 1387 12532 1363 12483 1363 11899 1217 11315 1095 10707 1022 10074 998 10025 657 10050 438 10098 219 10098 146 10074 98 10050 49 10001 25 9952 1 Z N">
            <draw:equation draw:name="f0" draw:formula="logwidth"/>
            <draw:equation draw:name="f1" draw:formula="logheight"/>
          </draw:enhanced-geometry>
        </draw:custom-shape>
        <draw:custom-shape draw:name="Google Shape;295;p39" draw:style-name="gr5" draw:text-style-name="P25" draw:layer="layout" svg:width="1.169cm" svg:height="0.829cm" svg:x="0.703cm" svg:y="4.272cm">
          <text:p/>
          <draw:enhanced-geometry draw:mirror-horizontal="false" draw:mirror-vertical="false" svg:viewBox="0 0 0 0" drawooo:sub-view-size="19273 13676" draw:text-areas="0 0 ?f0 ?f1" draw:type="ooxml-non-primitive" draw:enhanced-path="M 5354 536 L 6717 560 8079 633 10805 779 12143 804 13481 804 14795 779 16133 706 16571 706 16985 731 17861 804 18275 828 18494 852 18713 828 18713 828 18664 1096 18640 1363 18615 1534 18421 1461 18226 1363 17788 1144 17545 1047 17447 1023 17326 998 17277 1023 17253 1047 17228 1096 17253 1144 17326 1242 17399 1339 17642 1509 17885 1655 18104 1777 18445 1947 18153 2191 17788 2045 17423 1874 17107 1728 16912 1680 16742 1655 16669 1704 16620 1753 16620 1826 16693 1899 16985 2093 17301 2264 17520 2361 17739 2458 17618 2531 17545 2580 17253 2507 16961 2434 16450 2288 16182 2215 15890 2215 15866 2239 15866 2264 15866 2312 16060 2458 16279 2556 16498 2653 16742 2750 17034 2847 16717 3042 16425 3212 16109 3139 15793 3042 15647 2969 15501 2896 15330 2823 15184 2799 15136 2823 15136 2872 15160 2945 15209 2993 15306 3115 15452 3212 15598 3310 15793 3407 16012 3480 15720 3699 15379 3504 15014 3334 14819 3237 14625 3188 14552 3188 14479 3212 14357 3261 14333 3285 14333 3310 14454 3383 14552 3456 14990 3723 15379 3942 15038 4234 14698 4137 14357 3991 14138 3894 13943 3748 13554 3456 13530 3456 13505 3480 13530 3602 13554 3723 13627 3821 13724 3918 13919 4088 14114 4210 14381 4356 14698 4502 14479 4672 14357 4624 14041 4526 13749 4380 13505 4259 13262 4161 13019 4088 12897 4064 12751 4064 12727 4088 12702 4113 12702 4137 12727 4161 13213 4478 13724 4794 13919 4891 14138 4964 13797 5256 13554 5451 13530 5402 13481 5354 13067 5135 12678 4891 12508 4794 12337 4697 12167 4624 11972 4575 11948 4599 11924 4624 11899 4648 11924 4672 12045 4843 12191 4989 12532 5256 12897 5500 13262 5670 12921 5962 12824 5840 12678 5743 12362 5573 11948 5329 11705 5232 11486 5135 11388 5135 11340 5183 11291 5281 11291 5305 11315 5354 11388 5451 11461 5524 11632 5646 11997 5865 12459 6132 12605 6230 12313 6473 12289 6400 12264 6351 12216 6327 11997 6230 11802 6157 11364 6011 10853 5840 10659 5792 10561 5767 10488 5743 10440 5743 10440 5767 10440 5792 10537 5962 10659 6084 10805 6205 10999 6278 11510 6473 12021 6668 12070 6692 11510 7130 11461 7106 11291 6984 11072 6911 10853 6814 10659 6741 10221 6497 10002 6376 9783 6278 9710 6278 9637 6327 9612 6400 9637 6473 9710 6570 9783 6668 9977 6838 10221 6984 10440 7106 10756 7276 10950 7373 11121 7422 10780 7665 10561 7544 10342 7422 10099 7325 9880 7227 9369 6911 9296 6887 9199 6862 9077 6814 9028 6814 9028 6838 9028 6960 9053 7057 9101 7154 9174 7227 9345 7373 9539 7495 9904 7714 10123 7836 10342 7933 10050 8103 10002 8030 9904 7982 9564 7884 9223 7763 8882 7617 8566 7471 8250 7300 7933 7130 7349 6716 6765 6303 6206 5865 5086 4940 4527 4502 3943 4064 3359 3650 2751 3237 1510 2458 1072 2142 853 1996 609 1850 609 1412 585 998 561 779 585 585 780 560 974 536 1364 560 2580 560 3967 536 Z M 609 2312 L 804 2507 1023 2677 1461 2993 2361 3577 3042 4040 3699 4526 4332 5013 4965 5524 6011 6376 6546 6814 7106 7203 7690 7592 8274 7933 8590 8079 8907 8225 9223 8347 9539 8444 9515 8493 9491 8541 9515 8639 9539 8663 9564 8687 9612 8712 9661 8712 9880 8639 10099 8541 10537 8322 10950 8079 11340 7836 11656 7617 11972 7373 12605 6862 13213 6327 13846 5816 15257 4672 15987 4113 16352 3845 16742 3602 17180 3358 17666 3115 18153 2847 18372 2701 18591 2556 18591 3018 18664 4721 18688 5573 18713 6424 18688 8347 18640 10269 18591 12191 18567 12532 18469 12386 18348 12240 18104 11996 17812 11704 17496 11412 16863 10853 16206 10366 15549 9904 15136 9612 14722 9320 14503 9198 14260 9077 14041 8955 13797 8882 13724 8882 13676 8931 13676 8979 13700 9052 13846 9223 13992 9369 14333 9612 15038 10099 15720 10610 16401 11120 16985 11631 17545 12167 17837 12459 18104 12775 18202 12945 17934 12970 17642 12994 17082 12970 16182 12945 15282 12945 13968 12970 12654 13018 10026 13116 8761 13140 7520 13116 6254 13091 5013 13018 3772 12970 2556 12945 2118 12945 1680 12970 1242 13018 1023 13043 804 13091 804 13067 999 12921 1193 12775 1558 12410 2167 11826 2799 11291 3432 10755 4064 10245 4721 9734 5354 9223 5403 9125 5427 9028 5403 8955 5354 8858 5281 8809 5184 8785 5086 8785 4965 8833 3772 9807 2580 10804 1948 11388 1339 11972 1047 12264 901 12434 780 12580 780 12045 804 11510 804 11072 780 10634 731 9782 634 7933 536 6108 512 5232 512 4332 561 3456 585 2580 609 2312 Z M 3042 1 L 1656 49 1364 49 1047 74 877 74 731 122 585 171 463 220 390 244 317 293 244 366 196 463 147 658 123 901 123 1144 147 1631 147 1850 147 2045 25 3894 1 4794 1 5719 25 6668 74 7641 171 9588 220 10537 269 11510 244 11948 244 12361 220 12775 269 13213 269 13310 317 13359 366 13432 415 13456 463 13505 536 13529 828 13554 1120 13554 1704 13529 2313 13481 2897 13481 4137 13505 5354 13578 6619 13651 7885 13675 9150 13675 10391 13651 15574 13481 15963 13481 16352 13505 17155 13578 17569 13578 17958 13554 18348 13505 18542 13456 18713 13383 18786 13408 18883 13408 18956 13359 19029 13262 19102 13164 19126 13043 19175 12872 19199 12532 19223 12191 19199 11850 19199 11412 19248 9417 19272 7398 19272 5548 19199 3699 19150 2872 19150 2020 19199 1972 19223 1874 19223 1777 19199 1753 19150 1728 19199 1193 19199 925 19199 658 19248 560 19272 487 19248 390 19199 317 19126 244 19053 195 18956 195 18834 220 18688 268 18542 293 18348 293 18177 268 17496 195 17009 171 16547 147 16085 171 15598 171 14211 244 12824 268 11437 244 10050 171 7252 49 5841 1 Z N">
            <draw:equation draw:name="f0" draw:formula="logwidth"/>
            <draw:equation draw:name="f1" draw:formula="logheight"/>
          </draw:enhanced-geometry>
        </draw:custom-shape>
        <draw:custom-shape draw:name="Google Shape;296;p39" draw:style-name="gr5" draw:text-style-name="P25" draw:layer="layout" svg:width="1.16cm" svg:height="1.123cm" svg:x="2.341cm" svg:y="4.116cm">
          <text:p/>
          <draw:enhanced-geometry draw:mirror-horizontal="false" draw:mirror-vertical="false" svg:viewBox="0 0 0 0" drawooo:sub-view-size="19126 18518" draw:text-areas="0 0 ?f0 ?f1" draw:type="ooxml-non-primitive" draw:enhanced-path="M 10098 2409 L 10512 2701 10074 2969 9636 3285 9198 3602 8760 3918 8517 4040 8249 4234 7981 4429 7884 4551 7811 4672 7349 4672 6814 4697 7081 4526 7641 4161 8200 3796 8784 3480 9320 3115 9539 2969 9758 2823 9952 2628 10025 2531 10074 2409 Z M 10804 2847 L 11193 3115 10974 3237 10755 3407 10561 3577 10366 3723 9709 4161 9368 4429 9222 4551 9101 4721 8176 4672 8322 4551 8663 4332 9028 4113 9466 3821 9879 3529 10317 3212 10731 2920 10804 2847 Z M 9490 1850 L 9685 2069 9904 2263 9709 2385 9514 2507 9149 2799 8590 3164 8006 3480 7519 3796 7033 4113 6595 4405 6400 4551 6205 4745 5792 4770 6059 4551 6327 4307 6838 3845 7495 3334 7811 3091 8152 2847 8492 2604 8809 2336 9149 2069 9490 1850 Z M 12775 4307 L 13359 4697 13116 4697 12045 4794 12410 4551 12580 4429 12775 4307 Z M 11510 3358 L 11923 3699 11826 3699 11729 3723 11558 3845 11388 3967 11242 4113 10877 4453 10682 4624 10536 4818 9587 4745 9831 4575 10074 4380 10317 4210 10561 4040 11047 3723 11510 3358 Z M 12021 3772 L 12532 4137 12313 4307 12021 4551 11899 4672 11777 4818 11412 4843 11072 4843 10828 4818 11072 4648 11315 4453 11534 4259 11777 4064 11923 3967 11996 3894 12021 3821 12021 3772 Z M 15038 6156 L 15281 6327 15525 6473 15354 6594 15184 6740 15062 6862 15038 6156 Z M 9782 511 L 10244 925 10512 1144 10804 1363 11364 1777 12021 2239 12629 2726 13237 3237 13846 3723 15111 4672 15744 5135 16352 5621 16838 5986 17325 6302 17836 6619 18347 6886 18274 6959 18104 7105 17909 7203 17617 7373 17568 7300 17520 7276 17471 7251 17276 7178 17106 7081 16936 6959 16790 6838 16473 6570 16303 6473 16133 6375 15865 6229 15598 6059 15306 5889 15160 5816 15038 5767 15014 5426 14989 5256 14916 5110 14916 5037 14892 4964 14868 4916 14795 4867 14624 4770 14430 4721 14235 4697 14040 4672 12751 3796 12118 3334 11485 2872 11242 2701 10974 2531 10463 2239 10269 2093 10098 1947 9928 1801 9758 1655 9733 1558 9685 1485 9587 1436 9539 1436 9466 1460 9271 1558 9101 1655 8784 1923 8444 2190 8127 2434 7738 2677 7373 2969 6668 3529 5913 4137 5524 4453 5183 4794 5183 4818 4624 4867 4234 4891 4015 4940 3942 4989 3869 5062 3796 5037 3723 5062 3675 5110 3650 5183 3602 5402 3602 5621 3480 5645 3358 5694 3237 5767 3115 5864 2920 6035 2726 6229 2166 6765 1874 7008 1582 7227 1509 7300 1241 7203 998 7130 779 7008 584 6838 901 6667 1217 6473 1825 6035 3018 5135 4307 4161 5646 3164 6814 2361 7981 1558 8395 1266 8833 949 9076 828 9295 706 9539 584 9782 511 Z M 3577 6132 L 3577 6497 3383 6643 3188 6813 2847 7130 2531 7397 2385 7543 2263 7714 1971 7519 2190 7373 2409 7178 2823 6813 3334 6327 3456 6229 3577 6132 Z M 7738 7008 L 7690 7032 7641 7057 7422 7251 7203 7397 7081 7446 6935 7495 6814 7519 6668 7519 6765 7130 6765 7105 6716 7105 6595 7178 6522 7300 6449 7422 6376 7543 6351 7616 6376 7665 6400 7714 6449 7738 6619 7787 6765 7811 6935 7811 7081 7762 7227 7714 7373 7641 7641 7495 7690 7568 7738 7641 7811 7714 7908 7738 8006 7787 8371 7787 8517 7762 8687 7714 8760 7689 8809 7689 8979 7714 9125 7714 9247 7665 9393 7592 9514 7495 9563 7568 9612 7616 9709 7665 9782 7689 9879 7689 9977 7665 10171 7592 10317 7592 10512 7665 10755 7714 11023 7738 11315 7762 11875 7762 12167 7714 12434 7665 12678 7592 12751 7543 12775 7495 12799 7446 12799 7373 12751 7324 12726 7276 12653 7251 12580 7251 12021 7373 11729 7397 11412 7446 11120 7446 10828 7422 10536 7349 10415 7300 10269 7227 10196 7203 10123 7227 10025 7300 9977 7324 9928 7300 9831 7251 9733 7130 9685 7057 9612 7008 9514 7008 9490 7032 9441 7057 9344 7203 9198 7324 9125 7349 9052 7373 8955 7373 8857 7324 8784 7300 8711 7324 8517 7422 8371 7446 8225 7470 8103 7470 8006 7446 7957 7397 7933 7349 7908 7300 7908 7227 7933 7154 7908 7105 7884 7081 7835 7032 7787 7032 7738 7008 Z M 15841 6667 L 16108 6765 16206 6813 16279 6886 15914 7178 15549 7495 15306 7714 15184 7860 15087 8006 15087 7227 15208 7154 15306 7057 15525 6862 15646 6789 15792 6716 15841 6667 Z M 3577 6959 L 3577 7349 3456 7397 3358 7495 3188 7689 2993 7908 2799 8127 2507 7884 2458 7860 2726 7641 2969 7446 3577 6959 Z M 3577 7762 L 3577 8176 3626 8590 3650 8930 2969 8273 3164 8127 3358 7957 3577 7762 Z M 16522 7154 L 16595 7203 16717 7324 16863 7446 17033 7543 17203 7616 17057 7689 16546 8030 16035 8395 15573 8784 15111 9198 15087 8127 15257 8079 15427 8006 15573 7908 15719 7787 16522 7154 Z M 6862 8395 L 6765 8492 6668 8590 6619 8736 6595 8857 6595 9003 6643 9125 6741 9222 6862 9295 7008 9320 7154 9344 7300 9295 7446 9247 7568 9174 7714 9101 7957 8906 8103 9028 8273 9101 8468 9149 8687 9174 8906 9174 9125 9125 9344 9076 9539 9003 9539 9076 9587 9149 9636 9198 9709 9198 9879 9174 10050 9125 10196 9052 10342 8979 10415 9052 10488 9125 10585 9174 10780 9174 10877 9149 10999 9125 11096 9052 11120 9125 11193 9174 11266 9198 11364 9174 11534 9101 11704 9076 11899 9076 12069 9101 12459 9101 12629 9052 12824 8979 12872 8930 12897 8882 12897 8809 12872 8760 12824 8711 12775 8687 12702 8663 12629 8687 12483 8736 12337 8760 11583 8760 11437 8784 11437 8687 11437 8638 11412 8590 11339 8517 11242 8517 11193 8541 11145 8565 11023 8711 10926 8784 10853 8833 10755 8857 10682 8857 10609 8784 10561 8638 10512 8565 10439 8517 10342 8517 10317 8541 10269 8565 10123 8711 10025 8760 9928 8809 9977 8638 9977 8565 9952 8517 9928 8468 9879 8444 9806 8419 9758 8419 9709 8444 9660 8492 9612 8565 9563 8614 9368 8687 9149 8760 8906 8809 8638 8809 8419 8784 8346 8760 8273 8711 8200 8663 8176 8590 8152 8541 8127 8517 8054 8468 7957 8468 7884 8517 7665 8687 7446 8833 7203 8955 7106 8979 7033 8955 6984 8906 6935 8833 6911 8736 6911 8638 6911 8541 6935 8444 6935 8419 6911 8419 6887 8395 Z M 7811 9709 L 7763 9733 7690 9758 7641 9806 7592 9904 7495 9977 7398 10074 7276 10171 7154 10220 7057 10220 7008 10196 6984 10171 6960 10098 6960 10025 6935 9952 6887 9928 6814 9904 6741 9952 6668 10025 6619 10098 6619 10196 6643 10269 6668 10366 6741 10439 6814 10488 6911 10536 7008 10561 7227 10561 7325 10536 7519 10439 7714 10317 7787 10390 7908 10439 8030 10463 8152 10463 8298 10439 8444 10390 8565 10342 8711 10269 8809 10390 8906 10463 9003 10512 9125 10536 9247 10536 9368 10488 9490 10439 9612 10366 9733 10439 9855 10488 9977 10512 10123 10536 10390 10512 10682 10463 10755 10439 10804 10390 10804 10317 10804 10244 10780 10196 10731 10147 10658 10123 10585 10123 10366 10171 10147 10196 10050 10171 9952 10147 9855 10098 9758 10001 9685 9952 9612 9928 9539 9952 9466 10001 9393 10098 9320 10147 9271 10171 9198 10196 9149 10171 9076 10123 9028 10050 8955 9952 8906 9879 8833 9831 8736 9831 8663 9879 8517 9977 8273 10074 8152 10098 8030 10098 8006 10050 7981 10025 7981 9952 7981 9879 7957 9831 7933 9782 7884 9733 7811 9709 Z M 13967 5135 L 14186 5159 14381 5207 14430 5256 14527 5305 14576 5305 14576 5548 14600 5791 14624 7081 14624 9587 13481 10561 12288 11510 10926 12507 10269 12945 9952 13164 9660 13432 9636 13407 9320 13261 9028 13091 8760 12897 8492 12702 7957 12264 7422 11826 6108 10853 4770 9879 4405 9587 4040 9295 4137 9222 4161 9198 4186 9125 4186 8979 4161 8784 4137 8614 4088 8444 4064 7835 4040 7251 4040 6010 4040 5524 4015 5329 4015 5280 4137 5305 4599 5305 5086 5256 6278 5207 7495 5135 8346 5135 9198 5183 10901 5305 11339 5329 11777 5305 12653 5232 13067 5183 13505 5135 Z M 365 7227 L 511 7373 682 7495 876 7592 1095 7689 1509 7835 1679 7933 1850 8006 2166 8225 2482 8492 2774 8760 3042 9052 3626 9612 3918 9879 4234 10123 4940 10634 5646 11169 6351 11680 7057 12191 7373 12410 7665 12629 8249 13116 8541 13334 8833 13553 9149 13724 9490 13894 9563 13918 9612 13918 9709 13870 9758 13797 9806 13675 9977 13626 10171 13529 10512 13334 11169 12897 11923 12361 12678 11802 13408 11218 14138 10634 14843 10050 15549 9441 16060 9003 16571 8614 17106 8249 17690 7908 18152 7665 18420 7495 18542 7397 18663 7300 18639 7592 18639 7860 18639 8371 18615 9222 18566 10074 18542 10926 18542 11339 18542 11777 18590 12629 18615 13505 18615 14356 18590 15232 18517 16157 18444 17082 18420 17276 18104 17082 17812 16887 17203 16376 16595 15816 16279 15524 15962 15232 15622 14965 15257 14721 14843 14502 14430 14308 14040 14113 13846 14040 13602 14040 13578 14064 13554 14113 13554 14162 13627 14332 13748 14454 13894 14575 14040 14673 14405 14867 14722 15038 15160 15305 15573 15622 15962 15962 16327 16303 16644 16595 16984 16887 17641 17422 17933 17666 17933 17666 17155 17641 16376 17690 14795 17787 14211 17812 13602 17836 12410 17836 10001 17787 9393 17787 8760 17812 7495 17885 6254 17933 5621 17958 3796 17958 2604 17933 1947 17958 1314 18006 779 18104 974 17982 1144 17860 1436 17593 2263 16960 3042 16327 4648 14989 5208 14551 5378 14429 5475 14332 5524 14259 5524 14186 5524 14113 5475 14040 5427 13991 5378 13967 5256 13967 5159 13991 5037 14064 4818 14235 4648 14381 3869 15013 3115 15646 1387 17106 1168 17276 925 17471 706 17641 487 17860 463 17252 438 16668 487 15476 487 14673 463 13894 463 13116 463 12337 487 10755 487 9977 463 9198 438 8711 390 8225 341 7714 341 7470 365 7227 Z M 9587 0 L 9490 25 9393 98 9393 146 9198 219 9028 292 8687 511 8054 974 6887 1777 5719 2580 5013 3091 4332 3626 2945 4697 2239 5207 1509 5718 803 6229 463 6521 122 6789 98 6838 98 6886 98 6935 122 6959 49 7178 25 7397 0 7641 25 7884 49 8371 98 8833 98 10488 73 11315 49 12142 25 12970 49 13797 49 14624 49 15476 0 16911 0 17617 49 17982 98 18347 98 18396 146 18444 219 18493 341 18517 438 18469 1022 18469 1606 18420 2190 18396 3967 18396 5183 18420 6376 18396 7592 18347 8809 18274 10001 18274 12337 18298 13481 18298 14649 18274 15646 18201 16668 18128 17690 18128 18201 18152 18688 18201 18785 18201 18882 18177 18931 18128 18980 18055 19004 17958 18980 17885 18955 17812 18882 17763 18907 17690 19028 16327 19077 15427 19101 14502 19101 13602 19077 12678 19028 10999 19028 10147 19053 9295 19077 8541 19077 7787 19053 7251 19077 6984 19126 6716 19126 6692 19126 6643 19077 6594 19004 6570 18955 6570 18931 6594 18882 6570 18250 6254 17617 5889 17033 5499 16473 5062 15816 4575 15160 4088 14503 3602 13870 3115 12605 2117 11972 1631 11339 1168 10682 706 10050 219 10001 171 9928 73 9879 49 9806 49 9709 25 9587 0 Z N">
            <draw:equation draw:name="f0" draw:formula="logwidth"/>
            <draw:equation draw:name="f1" draw:formula="logheight"/>
          </draw:enhanced-geometry>
        </draw:custom-shape>
        <draw:custom-shape draw:name="Google Shape;297;p39" draw:style-name="gr5" draw:text-style-name="P25" draw:layer="layout" svg:width="1.045cm" svg:height="1.055cm" svg:x="4.016cm" svg:y="4.166cm">
          <text:p/>
          <draw:enhanced-geometry draw:mirror-horizontal="false" draw:mirror-vertical="false" svg:viewBox="0 0 0 0" drawooo:sub-view-size="17228 17399" draw:text-areas="0 0 ?f0 ?f1" draw:type="ooxml-non-primitive" draw:enhanced-path="M 14162 439 L 14478 512 14794 609 15111 755 15403 925 15670 1120 15914 1315 16108 1534 15987 1558 15889 1607 15816 1655 15792 1680 15768 1728 15768 1777 15792 1826 15865 1850 15938 1874 16230 1874 16352 1850 16546 2166 16254 2142 16011 2142 15987 2166 15987 2191 16133 2312 16303 2410 16473 2458 16668 2507 16717 2750 16741 2994 16522 2872 16352 2799 16181 2702 16011 2653 15792 2653 15768 2677 15768 2702 15768 2726 15889 2872 16035 2994 16327 3213 16522 3334 16619 3407 16717 3456 16692 3651 16619 3845 16400 3602 16133 3407 15987 3310 15841 3237 15695 3188 15524 3164 15476 3188 15476 3213 15476 3237 15500 3261 15597 3359 15695 3432 15987 3699 16230 3918 16449 4162 16473 4186 16254 4526 16206 4453 16133 4380 15962 4259 15646 4040 15403 3821 15159 3626 15111 3626 15062 3651 15013 3724 15013 3821 15013 3894 15038 3991 15135 4137 15257 4283 15427 4453 15622 4599 15816 4745 15914 4818 16011 4843 15792 5135 14867 4162 13967 3213 13505 2750 13018 2288 12531 1850 12021 1461 12021 1388 12118 1315 12215 1242 12385 1047 12629 852 12921 682 13213 560 13505 463 13675 439 Z M 11753 1704 L 11826 1850 11948 1972 12093 2069 12385 2288 12677 2531 12945 2823 13480 3383 14478 4453 15500 5500 15111 5962 14600 5500 14113 5013 13213 4016 12750 3529 12264 3018 11777 2556 11266 2093 11753 1704 Z M 13724 5232 L 14235 5767 14794 6278 14575 6497 14259 6278 13967 6035 13699 5792 13432 5573 13724 5232 Z M 13261 5767 L 13359 5913 13456 6059 13724 6303 13991 6546 14137 6668 14308 6765 14235 6814 14137 6692 13991 6595 13699 6400 13359 6230 13188 6132 13042 6011 13261 5767 Z M 13018 6059 L 13188 6303 13286 6424 13407 6522 14040 7008 13699 7349 13675 7325 13505 7227 13334 7106 13018 6838 12799 6668 12702 6595 12580 6546 12799 6303 13018 6059 Z M 12385 6716 L 12483 6838 12580 6935 12799 7130 13091 7398 13407 7617 13018 8006 12921 8079 12823 7909 12653 7763 12312 7495 12093 7325 11972 7252 11850 7179 12385 6716 Z M 11631 7373 L 11729 7471 11850 7568 12093 7738 12434 8055 12556 8201 12702 8322 11948 9150 11680 8906 11364 8687 11072 8444 10780 8201 11096 7860 11193 7957 11291 8030 11461 8176 11777 8493 11972 8614 12166 8736 12288 8736 12337 8712 12361 8639 12361 8566 12337 8493 12118 8322 11899 8152 11461 7811 11291 7690 11631 7373 Z M 10634 8371 L 10731 8541 10853 8687 10974 8809 11145 8931 11461 9150 11753 9369 11461 9685 11145 9442 10828 9198 10585 8955 10463 8833 10317 8736 10634 8371 Z M 10196 8931 L 10269 9052 10366 9198 10609 9417 10901 9709 11072 9831 11242 9953 10415 10853 10317 10707 10196 10585 9904 10366 9636 10172 9466 10074 9320 10001 9563 9709 9782 9880 10001 10026 10244 10245 10390 10366 10536 10464 10609 10488 10658 10464 10731 10439 10780 10391 10804 10342 10828 10269 10804 10220 10755 10147 10220 9734 10001 9563 9904 9490 9782 9442 10196 8931 Z M 9125 10245 L 9247 10342 9368 10415 9612 10585 9904 10829 10050 10950 10220 11048 9685 11583 9685 11534 9660 11437 9587 11364 9417 11218 9222 11023 9028 10853 8906 10756 8736 10683 8833 10585 9125 10245 Z M 8468 10926 L 8687 11096 8930 11291 9052 11437 9198 11583 9271 11656 9344 11705 9441 11753 9539 11753 8468 12824 8152 12532 7811 12240 7470 11899 7349 11826 7738 11534 7860 11705 8006 11875 8371 12264 8517 12434 8590 12483 8687 12507 8736 12507 8809 12483 8833 12434 8857 12386 8857 12289 8809 12191 8760 12094 8663 11997 8492 11826 8322 11680 8152 11510 7957 11364 8468 10926 Z M 11047 2312 L 11120 2434 11218 2531 11437 2750 11850 3213 11826 3213 11193 3748 10609 4283 10025 4867 9490 5500 9174 5865 8857 6254 8517 6595 8176 6935 7373 7617 6984 7933 6594 8274 6229 8639 5864 9004 5183 9782 4502 10537 4137 10902 3772 11242 3115 11802 2799 12118 2507 12434 2263 12702 2166 12848 2069 13018 1850 12824 1460 12459 1266 12264 1047 12118 1047 12070 1193 11997 1339 11924 1460 11826 1582 11705 2020 11218 2385 10853 2774 10537 3577 9880 3942 9539 4307 9198 5037 8468 5718 7738 6400 7008 7081 6303 7787 5621 8468 4940 9149 4259 10074 3261 10561 2775 11047 2312 Z M 7154 11997 L 7203 12094 7251 12167 7422 12386 7592 12580 7884 12872 8030 12994 8200 13091 7835 13481 7811 13432 7787 13408 7616 13262 7446 13140 7251 13018 7057 12872 6716 12580 6643 12532 6594 12507 6862 12240 7154 11997 Z M 6424 12702 L 6448 12775 6473 12848 6667 13043 6862 13213 7032 13359 7227 13481 7446 13602 7568 13627 7689 13627 7470 13846 7300 14040 7276 14016 6911 13797 6570 13554 6302 13335 6035 13164 6108 13043 6424 12702 Z M 5889 13335 L 5962 13456 6059 13578 6278 13797 6643 14089 6813 14211 7032 14308 6692 14673 6619 14624 6497 14600 6375 14527 6254 14454 6132 14381 5913 14186 5718 14016 5597 13943 5451 13846 5889 13335 Z M 12191 3553 L 12653 4040 13432 4916 13164 5208 12896 5500 12361 6108 12045 6424 11729 6716 11388 7008 11047 7300 10731 7617 10415 7957 9806 8687 9247 9417 8638 10147 8346 10464 8006 10756 7324 11340 6643 11899 6302 12191 6010 12532 5475 13164 4940 13773 4672 14016 4404 14235 4137 14454 4015 14600 3918 14722 3480 14284 3042 13846 2361 13262 2482 13164 2604 13043 2774 12799 3066 12507 3358 12216 3967 11680 4380 11315 4745 10950 5475 10172 6181 9393 6546 9004 6935 8614 7324 8274 7714 7933 8517 7276 8857 6935 9198 6595 9514 6205 9831 5840 10171 5427 10488 5062 10853 4697 11242 4356 11729 3967 11972 3772 12191 3553 Z M 5232 14065 L 5353 14186 5451 14308 5645 14454 5816 14624 5986 14770 6181 14892 6375 14989 6108 15281 5937 15452 5937 15403 5889 15354 5597 15038 5280 14746 5086 14576 4964 14503 4867 14430 5037 14284 5232 14065 Z M 852 15476 L 974 15598 1412 16036 1363 16011 1290 15987 852 15476 Z M 4575 14673 L 4696 14795 4818 14892 5037 15087 5329 15354 5597 15622 5670 15671 5718 15671 5378 15987 5232 16109 5183 16060 5110 16036 4088 14916 4210 14868 4331 14819 4453 14746 4575 14673 Z M 755 16230 L 1071 16498 1071 16522 998 16474 925 16449 852 16376 755 16230 Z M 1047 12532 L 1168 12678 1314 12824 1582 13067 2166 13602 2750 14113 3018 14357 3261 14600 3723 15135 4185 15646 4672 16157 4404 16230 4112 16303 3553 16376 2969 16425 2409 16498 2288 16522 2263 16474 2142 16230 1996 16011 1801 15792 1606 15598 1168 15233 730 14892 779 14600 925 13262 1047 12532 Z M 1436 16644 L 1533 16717 1387 16741 1436 16644 Z M 536 16741 L 584 16766 609 16766 682 16814 779 16839 876 16839 974 16814 974 16839 755 16887 511 16936 536 16741 Z M 13967 1 L 13602 25 13261 74 12945 195 12629 341 12337 560 12021 828 11875 974 11826 1071 11777 1169 11704 1193 11339 1485 10999 1777 10317 2385 9685 3042 9052 3699 8395 4405 7714 5086 7032 5743 6351 6449 4964 7933 4258 8663 3894 9004 3529 9344 2190 10537 1558 11145 925 11778 876 11753 803 11778 755 11802 706 11851 609 12118 511 12386 463 12702 414 12994 365 13627 292 14211 98 15646 25 16376 0 16717 0 17082 0 17155 25 17204 122 17277 219 17325 341 17325 438 17350 560 17374 803 17398 1047 17350 1339 17301 1874 17131 2312 17009 2677 16936 3018 16887 3723 16839 4088 16790 4429 16741 4769 16644 5110 16522 5159 16498 5207 16449 5353 16401 5499 16328 5645 16255 5791 16133 6035 15890 6254 15671 6959 14965 7641 14284 9101 12824 10536 11364 11218 10658 11875 9904 12531 9174 13213 8444 13870 7811 14527 7179 15184 6522 15500 6205 15816 5840 15889 5792 15987 5767 16060 5694 16108 5621 16133 5524 16376 5208 16595 4891 16814 4551 16984 4210 17106 3845 17203 3480 17228 3140 17203 2799 17130 2458 17009 2142 16863 1826 16668 1534 16449 1266 16230 998 15962 779 15670 560 15354 390 15013 244 14673 122 14332 49 13967 1 Z N">
            <draw:equation draw:name="f0" draw:formula="logwidth"/>
            <draw:equation draw:name="f1" draw:formula="logheight"/>
          </draw:enhanced-geometry>
        </draw:custom-shape>
        <draw:custom-shape draw:name="Google Shape;298;p39" draw:style-name="gr5" draw:text-style-name="P25" draw:layer="layout" svg:width="1.089cm" svg:height="1.086cm" svg:x="5.638cm" svg:y="4.134cm">
          <text:p/>
          <draw:enhanced-geometry draw:mirror-horizontal="false" draw:mirror-vertical="false" svg:viewBox="0 0 0 0" drawooo:sub-view-size="17958 17909" draw:text-areas="0 0 ?f0 ?f1" draw:type="ooxml-non-primitive" draw:enhanced-path="M 11972 390 L 12069 414 12166 463 12288 511 12483 682 12653 852 12823 1047 13091 1387 13456 1801 13821 2166 14235 2507 14648 2847 14843 3042 15038 3237 15403 3626 15743 4040 16108 4453 16449 4818 16619 4988 16814 5159 17130 5426 17276 5572 17398 5743 17422 5791 17422 5791 16887 5499 16449 5280 16230 5159 15987 5061 15962 5086 15962 5110 15987 5232 16035 5329 16181 5499 16352 5645 16571 5791 17033 6010 17252 6132 17446 6229 17349 6351 17227 6448 17154 6375 17082 6302 16887 6205 16498 6010 16400 5937 16303 5840 16108 5645 16011 5548 15914 5451 15816 5402 15695 5353 15670 5353 15646 5378 15622 5426 15622 5548 15670 5645 15792 5864 15962 6083 16133 6229 16303 6351 16473 6448 16668 6521 16838 6643 16619 6692 16400 6716 16376 6692 16327 6643 16181 6570 16108 6546 16035 6497 15889 6375 15768 6229 15670 6108 15549 6010 15403 5962 15330 5937 15257 5962 15232 5962 15232 6010 15281 6181 15354 6327 15573 6619 15622 6692 15354 6643 15086 6570 15086 6546 14843 6205 14575 5889 14283 5572 13991 5256 13359 4672 12726 4137 11996 3456 11607 3139 11217 2823 11169 2823 11144 2750 11071 2628 11023 2482 10974 2336 10950 2166 10925 1850 10974 1509 11071 1193 11144 1022 11217 901 11315 755 11412 633 11534 536 11655 463 11753 414 11850 390 Z M 10098 4745 L 9976 4794 9879 4867 9684 5037 9149 5572 8687 6035 8468 6302 8273 6570 8249 6643 8273 6716 8346 6789 8419 6789 8565 6765 8687 6716 8833 6619 8979 6521 9222 6278 9417 6059 9976 5524 10171 5353 10268 5280 10341 5207 10414 5110 10414 5037 10414 4964 10390 4891 10341 4818 10268 4770 10195 4745 Z M 11047 3018 L 11193 3188 11339 3358 11680 3699 12385 4307 12994 4867 13602 5451 14162 6059 14429 6375 14697 6716 14624 6789 14308 6619 14137 6521 13943 6424 13821 6400 13748 6375 13699 6327 13675 6327 13651 6351 13651 6375 13724 6497 13772 6594 13918 6765 14089 6911 14405 7105 14332 7203 14283 7251 14235 7227 13967 7105 13699 6984 13602 6911 13480 6862 13359 6838 13237 6862 13188 6886 13188 6911 13164 6959 13188 6984 13261 7105 13383 7178 13626 7349 13821 7446 14016 7543 13699 7835 13480 7738 13237 7616 13018 7568 12896 7543 12775 7543 12702 7568 12653 7641 12653 7714 12653 7762 12702 7787 13042 7981 13383 8176 13164 8419 12969 8346 12775 8273 12580 8152 12483 8103 12385 8054 12337 8054 12288 8079 12264 8127 12264 8176 12312 8273 12410 8371 12507 8468 12604 8541 12750 8614 12921 8687 12726 8930 12531 8833 12361 8784 12142 8638 11923 8517 11899 8517 11850 8565 11826 8590 11826 8687 11850 8809 11947 8906 12045 9003 12166 9101 12458 9247 12166 9539 11947 9441 11753 9320 11582 9198 11461 9174 11339 9174 11315 9198 11315 9271 11363 9368 11436 9466 11582 9612 11728 9709 11850 9806 11777 9879 11728 9928 11704 9977 11680 10050 11680 10098 11655 10196 11680 10244 11704 10317 11777 10488 11874 10682 11680 10561 11509 10463 11412 10439 11217 10439 11144 10463 11096 10488 11096 10512 11096 10561 11096 10585 11193 10658 11315 10731 11509 10877 11753 11072 11996 11266 12020 11266 12093 11631 12118 11972 11777 11704 11461 11437 11315 11339 11144 11242 10974 11193 10877 11169 10779 11193 10755 11218 10779 11242 11363 11826 11509 11972 11680 12142 11850 12264 12069 12361 12118 12361 12118 12921 12093 13091 11972 12969 11850 12824 11655 12653 11120 12167 10877 11948 10731 11875 10585 11826 10536 11850 10512 11875 10536 12021 10609 12142 10682 12264 10779 12386 11023 12605 11217 12799 11728 13286 11801 13359 11874 13407 12045 13407 11947 13699 11899 13845 11826 13991 11631 13748 11412 13529 11169 13334 10950 13115 10536 12702 10439 12629 10293 12532 10171 12459 10098 12361 10074 12361 10049 12386 10098 12532 10147 12653 10293 12921 10487 13140 10706 13359 11169 13797 11388 14016 11558 14235 11412 14283 11266 14283 11096 14259 10925 14210 10877 14162 10414 13651 9903 13164 9392 12678 8857 12240 7811 11315 7300 10828 6813 10342 5913 9344 5426 8857 4940 8419 4429 7981 3918 7568 3747 7397 3577 7203 3504 7130 3407 7057 3309 7008 3212 6984 3163 6911 3139 6838 3163 6740 3163 6667 3236 6521 3358 6375 3504 6254 3650 6156 3942 6010 4234 5913 4526 5840 4842 5767 5134 5743 5499 5743 5864 5767 6229 5816 6594 5913 6862 6010 7154 6108 7446 6205 7592 6254 7738 6254 7787 6229 7860 6181 7884 6132 7884 6083 8006 5962 8079 5864 8346 5621 8614 5402 9198 4964 9490 4721 9757 4453 10293 3894 10706 3480 10901 3261 10974 3139 11047 3018 Z M 6327 10463 L 6594 10780 7057 11266 7543 11729 6643 12580 5718 13407 4794 14210 3820 14989 3042 15597 2263 16157 1460 16717 682 17301 1120 16765 1533 16230 1971 15646 2458 15111 3431 14064 4307 13018 5159 11972 5524 11485 5913 11023 6132 10755 6229 10609 6327 10463 Z M 11753 0 L 11558 49 11363 122 11217 219 11096 341 10974 463 10877 609 10779 779 10706 949 10633 1120 10585 1314 10536 1509 10512 1704 10512 1898 10512 2093 10536 2263 10585 2458 10633 2604 10731 2774 10609 2823 10487 2920 10293 3115 9928 3553 9417 4113 9149 4356 8857 4624 8298 5061 8030 5305 7787 5572 7714 5670 7616 5791 7470 5718 7300 5645 6935 5524 6570 5451 6254 5402 5767 5329 5280 5305 4794 5353 4307 5451 3942 5548 3601 5718 3431 5791 3261 5913 3139 6035 3017 6181 2871 6448 2823 6570 2798 6716 2798 6862 2823 7008 2871 7130 2969 7227 3042 7251 3115 7251 3285 7470 3455 7689 3650 7908 3869 8103 4307 8468 4769 8833 5086 9125 5402 9466 6010 10123 5962 10196 5864 10342 5767 10488 5499 10780 5110 11291 4721 11777 3820 12921 2871 14016 1995 14989 1582 15500 1168 16011 779 16571 584 16838 365 17106 244 17276 122 17422 49 17593 0 17787 0 17860 73 17909 122 17909 195 17885 219 17836 463 17763 682 17666 901 17544 1120 17398 1533 17106 1947 16838 2433 16522 2896 16206 3358 15865 3820 15524 4867 14697 5889 13845 6886 12945 7860 12045 7860 12021 9222 13261 9879 13870 10195 14210 10512 14527 10585 14600 10658 14624 10731 14624 10804 14600 10925 14648 11047 14673 11290 14721 11534 14697 11655 14673 11777 14624 11923 14527 12045 14429 12142 14283 12239 14137 12312 13967 12385 13797 12458 13480 12531 13091 12580 12653 12580 12240 12556 11802 12483 11364 12385 10950 12264 10536 12093 10171 12337 9977 12580 9758 12994 9295 13407 8833 13845 8371 13918 8322 13967 8273 14259 8006 14575 7714 14721 7543 14867 7373 14965 7203 15062 7057 15427 7154 15865 7203 16279 7227 16498 7203 16717 7178 16911 7130 17106 7057 17300 6959 17446 6862 17617 6740 17738 6594 17836 6424 17909 6229 17957 6108 17957 5986 17933 5864 17909 5743 17811 5548 17690 5353 17495 5183 17325 5013 16960 4721 16692 4453 16425 4161 15914 3577 15403 2993 15135 2701 14843 2434 14283 1996 14016 1777 13772 1533 13529 1266 13310 998 13091 706 12848 438 12677 292 12507 171 12337 98 12142 25 11947 0 Z N">
            <draw:equation draw:name="f0" draw:formula="logwidth"/>
            <draw:equation draw:name="f1" draw:formula="logheight"/>
          </draw:enhanced-geometry>
        </draw:custom-shape>
        <draw:custom-shape draw:name="Google Shape;299;p39" draw:style-name="gr5" draw:text-style-name="P25" draw:layer="layout" svg:width="1.014cm" svg:height="1.018cm" svg:x="7.305cm" svg:y="4.168cm">
          <text:p/>
          <draw:enhanced-geometry draw:mirror-horizontal="false" draw:mirror-vertical="false" svg:viewBox="0 0 0 0" drawooo:sub-view-size="16717 16790" draw:text-areas="0 0 ?f0 ?f1" draw:type="ooxml-non-primitive" draw:enhanced-path="M 8687 511 L 9174 1046 9660 1606 10025 2068 10196 2312 10390 2531 10585 2701 10780 2871 11023 2969 11242 3042 11485 3066 11729 3042 11972 2969 12215 2847 12337 2750 12434 2652 12605 2433 12726 2190 12824 1922 12921 1679 13043 1411 13164 1168 13335 973 13456 852 13602 779 13724 706 13870 657 13991 608 14137 584 14283 584 14429 608 14721 681 14989 779 15232 949 15451 1119 15403 1168 15354 1217 15354 1265 15354 1314 15403 1363 15646 1363 15670 1387 15768 1533 15646 1557 15500 1606 15427 1630 15378 1703 15354 1752 15378 1801 15451 1825 15500 1849 15646 1874 15914 1874 16011 2068 15841 2044 15695 2044 15573 2068 15451 2141 15427 2141 15451 2166 15500 2239 15573 2287 15743 2360 16084 2458 16084 2652 16060 2823 15646 2725 15427 2652 15330 2628 15184 2628 15184 2652 15281 2750 15378 2847 15622 2993 15768 3090 15962 3139 15841 3309 15768 3407 15670 3334 15573 3285 15378 3212 14989 3017 14794 2944 14600 2896 14575 2896 14575 2920 14673 3090 14819 3236 14965 3358 15135 3455 15427 3626 15086 3747 14989 3674 14867 3650 14770 3601 14673 3528 14527 3407 14429 3358 14332 3334 14308 3334 14259 3358 14235 3431 14259 3528 14308 3650 14478 3845 14551 3918 14308 4015 14186 3942 14064 3893 14016 3869 13943 3845 13918 3869 13894 3893 13894 3966 13918 4039 13991 4161 14040 4210 13967 4283 13870 4404 13845 4331 13797 4234 13724 4161 13651 4161 13626 4234 13602 4283 13602 4380 13602 4428 13675 4550 13748 4647 13699 4842 13675 5037 13699 5231 13724 5426 13797 5621 13870 5815 13967 5986 14089 6132 14308 6351 14527 6570 14746 6764 14965 6983 15597 7640 15914 7981 16254 8273 16279 8297 16230 8443 16133 8346 16035 8249 15768 8078 15573 7981 15378 7884 15159 7811 14940 7738 14892 7762 14892 7786 15013 7932 15159 8078 15476 8297 15695 8468 15889 8614 15987 8687 16060 8711 15865 9003 15816 9076 15816 9052 15768 8954 15695 8881 15597 8833 15524 8784 15135 8614 14916 8516 14721 8395 14527 8273 14332 8176 14283 8176 14283 8200 14259 8249 14308 8346 14356 8419 14527 8589 14721 8735 14892 8833 15086 8954 15305 9076 15427 9100 15549 9149 15743 9149 15768 9125 15451 9587 15330 9490 15208 9417 14965 9246 14746 9100 14502 8954 14381 8881 14235 8833 14113 8808 13991 8808 13943 8833 13943 8857 14016 8954 14089 9052 14283 9222 14673 9514 14916 9709 15062 9806 15208 9903 15086 10049 15013 10122 14843 10001 14721 9928 14405 9782 14089 9636 13943 9538 13797 9441 13699 9319 13626 9149 13578 9149 13554 9295 13578 9392 13602 9514 13651 9611 13724 9709 13797 9782 13991 9952 14283 10122 14600 10268 14746 10390 14551 10512 14356 10633 14259 10512 14137 10414 13894 10244 13724 10122 13578 9976 13456 9855 13408 9782 13359 9733 13310 9733 13286 9757 13262 9830 13262 9928 13262 10001 13310 10098 13408 10244 13529 10390 13699 10536 13894 10682 13991 10779 13894 10828 13578 10828 13505 10804 13335 10706 13213 10560 13116 10414 13018 10244 12872 9879 12775 9636 12653 9392 12532 9173 12386 8979 12215 8808 12021 8662 11777 8565 11510 8468 11218 8443 10926 8443 10634 8492 10366 8589 10098 8687 9855 8833 9612 9027 9393 9198 9198 9392 9028 9611 8906 9855 8784 10122 8711 10366 8663 10633 8638 10925 8663 11193 8736 11461 8833 11680 8955 11874 9101 12045 9295 12191 9514 12312 9733 12409 10001 12507 10220 12580 10463 12677 10658 12799 10731 12872 10804 12969 10780 12969 10536 12920 10317 12872 10098 12847 9855 12847 9831 12872 9831 12896 9831 12920 9831 12945 10293 13139 10609 13285 10780 13334 10926 13358 10901 13504 10877 13650 10634 13602 10366 13577 10098 13504 9879 13383 9855 13407 9831 13431 10025 13650 10123 13748 10269 13821 10512 13918 10780 13991 10609 14283 9952 14113 9490 13967 9271 13894 9028 13845 9003 13869 8979 13869 8955 13918 8979 13942 9271 14137 9587 14356 9952 14526 10147 14599 10317 14648 10074 14916 9855 14867 9685 14867 9393 14818 9101 14721 8809 14599 8541 14429 8517 14429 8517 14453 8565 14624 8687 14770 8809 14891 8955 14989 9125 15086 9295 15159 9490 15208 9660 15232 9320 15500 9271 15451 9125 15354 8955 15281 8590 15135 8298 14989 8152 14940 8030 14867 8006 14867 7981 14891 7957 14989 7981 15062 8006 15135 8054 15208 8152 15329 8298 15427 8590 15597 8930 15767 8614 15986 8322 15792 8054 15597 7762 15402 7470 15183 7203 14916 6935 14599 6667 14307 6375 14040 6229 13942 6083 13845 5937 13772 5767 13699 5597 13650 5427 13626 5256 13626 5086 13650 4916 13529 4843 13456 4745 13383 4697 13407 4672 13456 4697 13529 4721 13602 4843 13772 4818 13772 4697 13869 4502 13748 4380 13723 4283 13699 4259 13723 4259 13748 4356 13918 4478 14088 4356 14234 4259 14405 4161 14307 4064 14186 3918 13942 3894 13942 3869 13967 3869 14186 3894 14380 3967 14575 4015 14648 4088 14721 3821 15329 3772 15281 3699 15110 3650 14916 3602 14794 3553 14672 3456 14551 3407 14526 3358 14478 3334 14502 3310 14526 3285 14794 3310 15013 3334 15208 3358 15354 3431 15475 3504 15597 3626 15694 3480 15865 3334 16035 3358 15986 3358 15913 3358 15865 3334 15816 3188 15621 3091 15402 2920 14940 2896 14916 2872 14916 2847 14940 2823 15232 2823 15378 2823 15524 2872 15670 2896 15792 2969 15938 3066 16059 3164 16108 3237 16108 3115 16181 2993 16230 2872 16254 2726 16278 2774 16181 2750 16132 2750 16084 2555 15646 2458 15427 2336 15232 2312 15208 2263 15232 2190 15354 2166 15500 2166 15621 2190 15767 2263 16035 2385 16278 2166 16230 1971 16132 1971 16059 1874 15573 1850 15475 1777 15402 1704 15329 1606 15305 1558 15305 1533 15354 1509 15451 1485 15548 1509 15767 1509 15792 1387 15646 1266 15500 1144 15329 1047 15135 876 14770 779 14405 730 14234 706 14040 706 13869 730 13699 779 13529 828 13358 925 13212 1047 13066 1168 12969 1314 12872 1606 12726 1923 12580 2239 12458 2507 12288 2726 12118 2896 11899 2945 11777 2993 11680 3018 11558 3042 11436 3042 11315 3018 11193 2969 11047 2896 10925 2823 10804 2701 10682 2361 10341 1996 10025 1655 9709 1290 9392 1095 9149 901 8906 706 8662 487 8443 925 7932 1363 7397 1777 6886 2239 6375 2458 6156 2604 6059 2750 5961 2896 5888 3042 5840 3212 5815 3358 5815 3456 5864 3529 5888 3675 6010 3796 6156 3894 6326 4113 6667 4307 7032 4502 7373 4624 7543 4745 7713 4916 7859 5110 7981 5305 8054 5500 8103 5913 8103 6132 8054 6351 7981 6643 7859 6935 7713 7227 7519 7470 7324 7689 7105 7884 6837 8054 6570 8176 6253 8249 5937 8273 5645 8225 5353 8127 5110 7981 4866 7787 4672 7568 4501 7276 4355 7008 4234 6716 4137 6424 4039 6156 3918 6059 3845 5986 3772 5913 3699 5864 3626 5816 3455 5791 3261 5816 3066 5864 2896 5962 2701 6059 2531 6302 2214 6594 1898 6911 1630 7227 1363 7592 1119 7957 900 8322 706 8687 511 Z M 8590 0 L 8541 24 8176 219 7811 414 7470 608 7130 827 6813 1071 6497 1314 6205 1606 5913 1874 5694 2117 5524 2360 5378 2628 5281 2920 5256 3066 5232 3212 5232 3382 5256 3528 5281 3650 5354 3796 5427 3942 5524 4064 5645 4185 5767 4283 6035 4428 6327 4550 6643 4647 6935 4745 7203 4891 7349 4964 7446 5061 7543 5158 7641 5280 7689 5377 7714 5475 7738 5669 7714 5864 7665 6083 7592 6278 7495 6472 7373 6643 7251 6789 7105 6910 6959 7056 6789 7154 6619 7275 6254 7446 5864 7567 5767 7592 5645 7592 5548 7567 5451 7543 5281 7446 5135 7300 4989 7154 4891 6959 4672 6594 4502 6253 4283 5888 4161 5742 4040 5596 3869 5475 3699 5377 3577 5304 3456 5280 3334 5256 3188 5256 2945 5304 2701 5377 2458 5499 2239 5645 2044 5815 1850 5986 1606 6229 1387 6521 998 7081 730 7397 487 7713 244 8030 25 8395 0 8492 25 8565 98 8638 171 8662 341 8906 487 9149 730 9441 974 9709 1290 10049 1655 10390 2361 10998 2458 11120 2531 11217 2580 11290 2580 11388 2580 11485 2531 11582 2482 11655 2409 11728 2239 11874 2044 11996 1655 12191 1387 12312 1095 12458 852 12604 609 12799 511 12920 438 13042 365 13164 317 13285 244 13577 219 13869 244 14161 268 14453 341 14745 438 15013 536 15281 682 15524 852 15767 1022 16011 1241 16205 1460 16400 1704 16546 1971 16668 2190 16741 2434 16765 2653 16789 2896 16765 3115 16716 3334 16643 3529 16522 3723 16351 3869 16205 3991 16035 4113 15840 4210 15646 4405 15256 4575 14867 4697 14648 4818 14478 4940 14332 5086 14234 5232 14161 5402 14137 5621 14186 5840 14259 6010 14380 6181 14502 6327 14648 6473 14818 6740 15135 7032 15451 7154 15597 7324 15719 7641 15938 7957 16157 8273 16400 8298 16473 8346 16522 8395 16546 8468 16546 8784 16424 9052 16254 9587 15889 9879 15670 10147 15475 10390 15256 10634 15013 10828 14794 10999 14575 11145 14332 11242 14088 11339 13821 11388 13553 11388 13261 11339 12993 11315 12847 11242 12726 11169 12628 11096 12531 10877 12361 10658 12239 10390 12118 10147 12045 9879 11947 9636 11850 9466 11753 9320 11631 9222 11485 9149 11315 9125 11169 9101 10974 9125 10804 9149 10633 9198 10439 9271 10268 9466 9903 9685 9611 9928 9368 10074 9246 10244 9149 10415 9076 10609 9003 10804 8954 10999 8930 11193 8930 11388 8954 11583 8979 11729 9052 11875 9149 11996 9271 12118 9417 12215 9563 12361 9903 12580 10390 12702 10633 12824 10828 12994 11023 13189 11169 13310 11217 13432 11266 13554 11290 13724 11315 13870 11315 14016 11290 14186 11266 14332 11217 14600 11071 14867 10877 15111 10682 15330 10439 15549 10195 15719 9952 16352 9027 16473 8833 16619 8614 16692 8395 16717 8273 16717 8151 16717 8127 16717 8078 16717 8005 16692 7957 16644 7908 16327 7640 16011 7348 15451 6740 15232 6521 14989 6302 14527 5888 14381 5742 14283 5572 14210 5402 14162 5231 14162 5061 14186 4866 14259 4696 14381 4526 14478 4428 14600 4355 14746 4283 14892 4234 15476 4039 15719 3942 15938 3820 16108 3674 16230 3504 16352 3334 16425 3139 16473 2920 16498 2701 16522 2482 16498 2263 16449 2044 16376 1825 16303 1606 16206 1387 16084 1192 15938 998 15768 779 15573 608 15354 462 15111 341 14892 268 14648 195 14137 195 13894 219 13675 292 13432 389 13213 535 13018 681 12848 876 12702 1095 12580 1338 12459 1630 12337 1898 12191 2166 12118 2287 12021 2385 11850 2531 11680 2579 11510 2604 11339 2579 11169 2506 10999 2433 10853 2312 10707 2190 10488 1947 10269 1679 9855 1168 9636 900 9417 657 9174 414 8906 219 8857 122 8784 24 8663 0 Z N">
            <draw:equation draw:name="f0" draw:formula="logwidth"/>
            <draw:equation draw:name="f1" draw:formula="logheight"/>
          </draw:enhanced-geometry>
        </draw:custom-shape>
        <draw:custom-shape draw:name="Google Shape;300;p39" draw:style-name="gr5" draw:text-style-name="P25" draw:layer="layout" svg:width="0.924cm" svg:height="1.256cm" svg:x="8.983cm" svg:y="4.048cm">
          <text:p/>
          <draw:enhanced-geometry draw:mirror-horizontal="false" draw:mirror-vertical="false" svg:viewBox="0 0 0 0" drawooo:sub-view-size="15233 20707" draw:text-areas="0 0 ?f0 ?f1" draw:type="ooxml-non-primitive" draw:enhanced-path="M 5330 122 L 4916 170 4551 219 4162 292 3797 389 3432 511 3042 657 2872 754 2775 827 2726 900 2702 925 2702 973 2726 1022 2750 1046 2848 1071 3018 1071 3115 1046 3432 900 3845 754 4283 633 4721 584 5159 511 6084 511 6546 584 6984 681 7447 803 7885 949 8761 1265 9539 1533 10318 1776 10731 1874 11121 1947 11534 2020 11948 2044 12337 2044 12727 2020 13116 1971 13481 1898 13749 1825 13992 1703 14454 1460 14357 1703 14065 2214 13943 2458 13797 2725 13238 4112 12921 4794 12605 5451 12581 5548 12581 5621 12605 5670 12654 5718 12629 5816 12654 5913 12946 6326 13238 6764 13554 7178 13895 7543 14527 8176 14625 8297 14260 8516 13870 8687 13505 8833 13116 8930 12727 9003 12313 9027 11875 9052 11461 9027 11023 9003 10610 8954 10196 8881 9783 8784 8955 8565 8177 8297 7544 8103 6838 7884 6449 7786 6084 7713 5695 7640 5305 7592 4940 7567 4575 7567 4210 7616 3845 7689 3529 7811 3213 7957 2921 8176 2799 8297 2677 8443 2653 8492 2629 8541 2653 8589 2677 8638 2702 8662 2750 8687 2799 8687 2848 8662 3213 8443 3553 8273 3918 8176 4283 8078 4648 8054 5038 8054 5403 8078 5768 8127 6157 8200 6522 8297 7276 8516 8031 8760 8761 8979 9564 9198 10391 9368 10804 9441 11218 9490 11632 9514 12459 9514 12848 9465 13238 9392 13603 9295 13968 9173 14308 9003 14649 8833 14990 8614 15063 8614 15111 8589 15160 8565 15209 8516 15233 8443 15233 8370 15209 8273 15184 8200 15087 8054 14941 7884 14625 7592 14381 7373 14187 7178 14016 6959 13700 6545 13359 6108 13165 5913 12970 5743 12970 5718 12994 5694 13359 4940 13676 4161 14333 2628 14479 2336 14698 1971 14795 1776 14868 1557 14917 1363 14917 1192 14965 1144 14965 1071 14965 998 14917 925 14868 876 14795 827 14722 827 14625 852 14284 1022 13943 1217 13578 1387 13408 1460 13213 1509 12751 1582 12289 1606 11826 1582 11364 1557 10926 1484 10512 1387 10123 1265 9710 1144 8907 876 8104 584 7714 462 7325 341 6936 268 6522 195 6133 146 5743 122 Z M 1388 438 L 1461 487 1558 535 1704 657 1510 803 1218 1022 1120 1095 1072 1119 1047 1144 1023 1168 1047 1217 1072 1290 1120 1338 1266 1338 1364 1314 1437 1265 1656 1144 1826 998 1899 973 1923 1046 1972 1217 1826 1265 1680 1387 1388 1630 1145 1898 1023 2093 1023 2117 1023 2141 1047 2166 1096 2166 1193 2141 1291 2093 1461 1995 1826 1728 1996 1630 1996 1655 1923 2044 1777 2117 1656 2214 1315 2458 1193 2579 1120 2652 1096 2725 1096 2774 1120 2823 1193 2847 1291 2847 1461 2774 1631 2677 1777 2604 1874 2531 1874 2823 1874 2920 1364 3285 1169 3455 1072 3553 1023 3650 999 3699 1023 3723 1072 3747 1193 3723 1339 3674 1583 3528 1874 3334 1874 3772 1704 3869 1534 3966 1266 4137 1145 4258 1096 4307 1047 4380 1047 4429 1096 4477 1242 4477 1388 4453 1680 4331 1874 4258 1874 4623 1680 4721 1485 4818 1218 4988 1096 5086 999 5183 999 5232 974 5256 1023 5329 1072 5378 1145 5378 1388 5280 1607 5159 1874 5037 1874 5451 1656 5524 1510 5597 1339 5694 1193 5791 1145 5864 1120 5937 1120 5986 1145 6035 1169 6059 1218 6059 1388 6035 1558 5962 1704 5889 1874 5816 1874 6059 1680 6156 1485 6254 1291 6375 1096 6521 1072 6545 1072 6570 1096 6594 1242 6594 1364 6570 1583 6497 1874 6375 1874 6764 1704 6886 1534 7008 1364 7129 1218 7275 1096 7470 1096 7494 1120 7494 1315 7446 1461 7373 1802 7202 1899 7154 1899 7446 1656 7567 1437 7738 1339 7811 1266 7908 1145 8078 1145 8127 1169 8127 1291 8103 1388 8078 1485 8054 1583 8005 1899 7835 1923 8346 1899 8370 1461 8638 1242 8760 1145 8857 1047 8930 1047 9003 1072 9052 1169 9076 1388 9076 1510 9027 1729 8930 1923 8784 1947 9149 1874 9173 1656 9344 1461 9514 1096 9879 1096 9928 1120 9928 1339 9830 1558 9733 1947 9465 1972 10049 1874 10098 1680 10171 1510 10293 1364 10366 1242 10512 1193 10560 1169 10658 1169 10731 1169 10804 1218 10852 1242 10877 1291 10877 1412 10804 1510 10731 1607 10633 1729 10560 1850 10487 1996 10439 1996 10682 1850 10755 1729 10828 1485 11023 1266 11217 1072 11436 1072 11461 1096 11485 1120 11509 1388 11436 1656 11315 2020 11096 2020 11680 1802 11801 1607 11947 1364 12166 1242 12264 1096 12361 1096 12385 1096 12410 1120 12410 1388 12385 1534 12337 1656 12288 2045 12069 2045 12483 1874 12556 1729 12629 1558 12702 1388 12799 1242 12921 1169 12994 1120 13067 1120 13115 1120 13164 1169 13213 1218 13213 1388 13188 1558 13140 1874 12994 2069 12921 2069 13067 1923 13091 1777 13140 1631 13213 1485 13286 1339 13407 1242 13505 1145 13626 1072 13772 1047 13797 1072 13821 1096 13845 1120 13870 1242 13845 1364 13821 1583 13699 1826 13578 2069 13432 2069 13772 1972 13797 1850 13870 1680 13967 1461 14113 1242 14283 1145 14380 1072 14478 1047 14551 1023 14648 999 14672 1023 14721 1047 14745 1096 14745 1218 14721 1266 14697 1339 14672 1753 14429 2069 14259 2069 14770 1947 14794 1826 14867 1607 14989 1461 15110 1315 15232 1193 15378 1145 15475 1145 15548 1169 15597 1218 15621 1291 15621 1388 15597 1510 15500 1899 15256 2069 15159 2069 15402 1947 15451 1802 15524 1583 15743 1339 15913 1218 16035 1145 16157 1145 16230 1193 16254 1339 16254 1485 16205 1631 16132 1753 16035 2069 15840 2069 16205 1826 16278 1534 16400 1412 16473 1315 16570 1242 16668 1193 16789 1193 16838 1193 16862 1218 16887 1412 16887 1558 16814 1996 16643 2045 16643 2020 17154 1826 17276 1631 17398 1534 17471 1437 17544 1364 17665 1339 17787 1339 17811 1485 17811 1607 17787 1826 17714 1996 17617 1996 17811 1947 17811 1729 17909 1485 18030 1388 18103 1291 18176 1193 18274 1145 18371 1120 18420 1145 18468 1193 18493 1242 18517 1437 18468 1631 18395 1996 18225 1972 18687 1753 18809 1558 18931 1315 19101 1242 19198 1169 19296 1169 19344 1169 19369 1193 19393 1242 19393 1339 19369 1437 19344 1729 19223 1996 19101 1996 19393 1899 19417 1802 19466 1631 19588 1412 19758 1193 19928 1169 20001 1169 20050 1169 20123 1218 20172 901 20172 561 20196 512 19052 488 17909 488 16765 488 15646 536 13359 561 11096 585 8735 609 6375 634 4039 609 1679 658 1606 682 1533 707 1265 780 1022 877 803 1023 584 1120 511 1193 462 1291 438 Z M 2045 19855 L 2069 20196 1461 20172 1631 20099 1802 20001 2045 19855 Z M 1291 0 L 1145 24 1023 73 901 122 780 219 682 316 585 438 488 560 415 706 366 852 317 1022 293 1168 293 1338 269 1387 171 6156 123 10901 74 13286 1 15694 1 16887 1 18079 25 19271 98 20464 123 20561 171 20634 244 20658 317 20683 390 20707 463 20683 536 20634 561 20585 926 20634 1315 20658 2069 20634 2118 20634 2166 20610 2215 20658 2288 20683 2361 20683 2410 20658 2483 20610 2507 20561 2556 20488 2556 20415 2458 19807 2434 19223 2410 18614 2410 18006 2483 16814 2531 15621 2531 14308 2507 13018 2434 10390 2361 8638 2312 6886 2361 6837 2385 6764 2385 6691 2361 6667 2337 6643 2312 6643 2312 5280 2312 4283 2288 3285 2312 2823 2361 2701 2385 2531 2434 2214 2458 1582 2458 1387 2434 1192 2410 998 2337 827 2264 657 2166 487 2045 341 1899 219 1753 122 1583 49 1437 0 Z N">
            <draw:equation draw:name="f0" draw:formula="logwidth"/>
            <draw:equation draw:name="f1" draw:formula="logheight"/>
          </draw:enhanced-geometry>
        </draw:custom-shape>
        <draw:custom-shape draw:name="Google Shape;301;p39" draw:style-name="gr5" draw:text-style-name="P25" draw:layer="layout" svg:width="1.16cm" svg:height="0.748cm" svg:x="10.493cm" svg:y="4.298cm">
          <text:p/>
          <draw:enhanced-geometry draw:mirror-horizontal="false" draw:mirror-vertical="false" svg:viewBox="0 0 0 0" drawooo:sub-view-size="19126 12337" draw:text-areas="0 0 ?f0 ?f1" draw:type="ooxml-non-primitive" draw:enhanced-path="M 9733 463 L 9831 511 9904 560 9758 584 9709 633 9660 682 9612 755 9612 828 9636 852 9685 925 9782 974 9977 1022 10147 1071 10147 1193 9879 1120 9612 1095 9563 1095 9563 1144 9587 1266 9660 1363 9758 1436 9879 1485 10001 1509 10098 1558 10123 1558 10098 1655 10074 1704 9952 1631 9831 1606 9636 1533 9563 1460 9539 1436 9490 1412 9417 1412 9368 1460 9368 1509 9368 1582 9368 1631 9441 1728 9514 1801 9320 1704 9222 1631 9174 1558 9125 1460 9101 1363 9101 1120 9125 925 9174 755 9222 682 9295 609 9368 584 9393 560 9490 560 9587 511 9636 487 9733 463 Z M 1022 2823 L 1168 2871 1314 2944 1071 2969 998 3017 974 3066 998 3139 1022 3188 1193 3236 1363 3285 1631 3334 1655 3455 1655 3577 1339 3504 1120 3455 998 3431 876 3455 828 3480 828 3528 852 3601 876 3650 998 3747 1144 3820 1290 3869 1071 3869 974 3845 876 3820 779 3772 682 3699 609 3626 536 3553 487 3455 439 3334 414 3212 414 3090 414 3017 463 2969 560 2871 779 2871 901 2847 1022 2823 Z M 18250 2677 L 18323 2701 18371 2725 18225 2774 18201 2798 18201 2823 18201 2847 18225 2871 18323 2944 18396 2969 18493 2993 18590 3017 18639 3139 18663 3261 18444 3236 18250 3139 18152 3115 18031 3115 18006 3139 17982 3188 17982 3261 18006 3309 18104 3407 18201 3480 18323 3528 18493 3601 18663 3626 18615 3796 18590 3820 18420 3747 18250 3674 18055 3601 17860 3528 17812 3528 17763 3577 17739 3626 17763 3674 17860 3796 17982 3918 18128 3991 18274 4064 18055 4064 17836 3991 17739 3942 17666 3893 17593 3820 17520 3747 17495 3674 17471 3577 17447 3407 17471 3236 17544 3066 17666 2896 17812 2774 17958 2701 18104 2677 Z M 9660 2604 L 9928 2847 10196 3090 10390 3334 10561 3601 10926 4112 11291 4623 11680 5110 12094 5694 12313 5962 12556 6229 12605 6254 12678 6278 12726 6278 12775 6254 12824 6229 12872 6181 12897 6132 12897 6083 13091 6059 13286 6035 13651 5889 14016 5718 14381 5572 15087 5353 15817 5134 16547 4915 16911 4794 17276 4648 17106 5037 16814 5207 16474 5329 15817 5597 15476 5743 15184 5889 14892 6083 14770 6205 14649 6327 14624 6327 14649 6351 15135 6205 15598 6059 16036 5864 16498 5694 16960 5524 16936 5645 16863 5962 16790 5962 16279 6108 15744 6302 15500 6424 15257 6546 15038 6692 14843 6862 14843 6911 14843 6935 14868 6959 14892 6959 15160 6935 15403 6886 15890 6692 16303 6546 16741 6400 16741 6400 16620 7032 16376 7081 16133 7178 15646 7349 15160 7495 14916 7616 14819 7665 14722 7762 14697 7787 14746 7835 14868 7860 14989 7860 15233 7835 15500 7787 15744 7714 16133 7592 16522 7470 16449 7738 16401 7860 15963 8030 15525 8176 15257 8249 15014 8346 14770 8444 14649 8517 14551 8614 14551 8663 14551 8687 14576 8711 14600 8736 14868 8736 15111 8687 15622 8565 15938 8492 16255 8395 16157 8711 15987 8736 15841 8784 15549 8882 15257 9003 14989 9125 14722 9271 14478 9441 14454 9466 14454 9514 14454 9539 14503 9539 14770 9514 15014 9466 15281 9417 15525 9320 16011 9198 15890 9563 15671 9685 15452 9806 12483 9904 9539 9952 7884 9977 6254 9952 4697 9952 3991 9904 3626 9904 3431 9928 3261 9977 2847 8468 2701 7981 2580 7470 2361 6473 2263 6010 2142 5524 1996 5061 1898 4842 1801 4623 1971 4696 2142 4769 2507 4867 3821 5353 4429 5621 5037 5864 5354 5986 5670 6083 6011 6132 6327 6156 6400 6156 6449 6132 6497 6132 6619 6059 6716 5986 6911 5791 7081 5572 7276 5378 7690 4940 8055 4477 8468 3918 8906 3358 9101 3163 9295 2993 9490 2798 9660 2604 Z M 15695 10268 L 15598 10658 15038 10950 14795 11071 14600 11193 14430 11339 14235 11509 14235 11534 14259 11558 14697 11461 14892 11388 15111 11315 15427 11193 15427 11193 15233 11826 14965 11728 14697 11655 14162 11558 13043 11436 12215 11339 11388 11242 10561 11193 9709 11169 8955 11144 8176 11169 7398 11193 6619 11242 5865 11339 5086 11461 4332 11607 3602 11777 3602 11607 3602 11436 3553 11071 3383 10390 3358 10317 3602 10366 4332 10366 5183 10414 9344 10414 11972 10366 14624 10293 14332 10463 14065 10658 14040 10682 14040 10731 14065 10755 14089 10779 14284 10779 14454 10755 14649 10706 14819 10658 15160 10487 15525 10268 Z M 9539 0 L 9417 49 9295 73 9198 146 9125 219 9076 317 8955 390 8882 487 8809 609 8736 755 8687 901 8663 1047 8663 1193 8663 1339 8687 1485 8736 1631 8784 1728 8833 1825 8979 1996 9174 2142 9393 2263 9271 2287 9174 2360 8979 2506 8784 2701 8639 2871 8395 3139 8176 3407 7787 3966 7544 4283 7300 4575 6814 5134 6570 5402 6473 5548 6400 5718 6376 5718 5767 5548 5159 5329 3942 4867 3285 4623 2628 4404 2215 4234 1996 4185 1752 4137 1923 4015 2044 3869 2117 3699 2142 3528 2117 3334 2069 3139 1971 2969 1874 2798 1728 2652 1558 2531 1363 2433 1168 2385 974 2360 755 2360 658 2385 560 2433 463 2506 414 2579 317 2604 195 2677 122 2750 49 2871 25 2944 1 3042 1 3261 25 3455 98 3626 195 3820 341 3991 487 4112 658 4210 828 4283 1022 4307 1217 4307 1436 4258 1436 4331 1387 4356 1363 4404 1339 4453 1339 4526 1436 5013 1582 5475 1728 5962 1850 6448 2069 7446 2190 7957 2312 8468 2799 10244 2896 10633 2969 11071 3042 11485 3139 11899 3164 11947 3188 11972 3285 12045 3334 12069 3383 12093 3650 12118 3894 12118 4161 12069 4429 12020 4818 11923 5208 11874 5986 11777 6765 11704 7568 11655 8347 11631 9149 11607 9952 11631 10731 11655 11534 11728 12313 11801 13116 11899 13919 12020 14600 12118 14941 12215 15257 12312 15354 12337 15452 12312 15525 12264 15598 12191 15622 12142 15671 12093 16011 10950 16352 9806 16401 9758 16425 9685 16449 9612 16425 9539 16863 8006 17009 7519 17106 7032 17325 6059 17422 5645 17544 5256 17836 4477 17982 4526 18274 4526 18420 4502 18566 4453 18688 4380 18809 4307 18907 4185 19004 4015 19077 3845 19101 3650 19126 3455 19101 3261 19077 3066 19004 2871 18931 2701 18809 2531 18639 2385 18444 2287 18250 2239 18055 2214 17836 2263 17739 2287 17641 2360 17568 2409 17495 2506 17447 2579 17447 2652 17301 2774 17179 2944 17106 3115 17057 3309 17033 3528 17057 3723 17106 3918 17203 4088 17252 4137 16522 4404 15768 4672 14235 5134 13870 5256 13481 5426 13116 5572 12726 5718 12532 5426 12337 5159 11923 4648 11485 4112 11072 3601 10853 3261 10585 2896 10415 2725 10269 2555 10098 2409 9904 2312 10025 2287 10147 2239 10269 2166 10366 2069 10488 1898 10561 1704 10609 1509 10634 1290 10609 1095 10585 876 10512 682 10439 511 10342 341 10196 195 10050 98 9855 25 9758 0 Z N">
            <draw:equation draw:name="f0" draw:formula="logwidth"/>
            <draw:equation draw:name="f1" draw:formula="logheight"/>
          </draw:enhanced-geometry>
        </draw:custom-shape>
        <draw:custom-shape draw:name="Google Shape;302;p39" draw:style-name="gr5" draw:text-style-name="P25" draw:layer="layout" svg:width="1.069cm" svg:height="1.08cm" svg:x="12.174cm" svg:y="4.138cm">
          <text:p/>
          <draw:enhanced-geometry draw:mirror-horizontal="false" draw:mirror-vertical="false" svg:viewBox="0 0 0 0" drawooo:sub-view-size="17618 17812" draw:text-areas="0 0 ?f0 ?f1" draw:type="ooxml-non-primitive" draw:enhanced-path="M 8785 3553 L 8931 3845 9052 4137 9223 4453 9198 4502 9198 4551 9223 4599 9247 4624 9393 4721 9539 4794 9685 4842 9855 4891 10220 4940 10561 4988 10366 5110 10172 5256 10001 5378 9831 5524 9734 5548 9661 5572 9612 5645 9588 5743 9588 5962 9636 6156 9758 6570 9831 6911 9831 6911 9466 6740 9125 6546 8979 6473 8785 6400 8687 6400 8614 6473 8444 6497 8274 6570 7957 6765 7592 6984 7714 6351 7787 6083 7836 6083 7909 6059 7957 6035 8006 5986 8030 5937 8030 5889 8030 5816 8006 5767 7860 5572 7690 5426 7300 5159 6960 4915 7057 4915 7325 4867 7592 4818 7884 4745 8006 4721 8128 4648 8201 4599 8225 4526 8298 4453 8371 4380 8493 4186 8663 3821 8785 3553 Z M 8712 3042 L 8614 3091 8541 3139 8468 3237 8347 3431 8274 3602 8152 3821 8006 4040 7909 4161 7860 4234 7811 4307 7617 4356 7398 4405 7008 4526 6643 4575 6546 4599 6449 4648 6400 4697 6376 4745 6400 4818 6449 4867 6449 4940 6497 5013 6619 5159 6741 5280 6887 5378 7495 5889 7446 5962 7398 6059 7325 6229 7179 6765 7057 7300 7057 7397 7106 7470 7154 7519 7203 7543 7276 7568 7349 7543 7422 7519 7471 7446 7617 7397 7763 7324 8030 7178 8371 7032 8541 6935 8712 6838 8736 6838 8833 6935 8955 7008 9174 7130 9369 7251 9612 7373 9855 7446 10074 7519 10147 7495 10220 7470 10269 7446 10293 7373 10293 7324 10293 7251 10293 7178 10245 7130 10269 7032 10269 6935 10245 6716 10196 6497 10123 6278 10074 6059 10050 5840 10293 5694 10537 5524 10683 5426 10829 5305 10975 5183 11096 5037 11121 4940 11096 4842 11121 4745 11072 4648 10999 4551 10950 4526 10877 4526 10610 4502 10318 4453 10026 4429 9734 4380 9709 4283 9490 3942 9296 3602 9150 3334 9052 3212 8979 3164 8906 3139 8882 3139 8858 3091 8785 3066 8712 3042 Z M 14430 2507 L 14576 2531 14868 2531 15403 2580 15695 2604 15987 2604 15890 2945 15865 3310 15817 3675 15768 4015 15671 4599 15500 5159 15306 5718 15184 5986 15062 6254 14843 6594 14576 6935 14308 7227 14040 7543 13700 7860 13335 8127 13286 8152 13408 7641 13529 7251 13602 6862 13724 6059 13748 5937 13992 4624 14089 4088 14186 3553 14259 3018 14284 2507 Z M 2118 2482 L 2677 2507 3261 2555 3213 2750 3213 2945 3237 3310 3286 3699 3334 4064 3456 4842 3529 5305 3602 5791 3699 6254 3845 6716 3991 7154 4162 7592 4381 8030 4600 8444 4381 8346 4162 8225 3967 8103 3772 7933 3602 7762 3407 7568 3091 7130 2823 6692 2580 6229 2385 5767 2191 5305 1947 4624 1728 3918 1607 3480 1534 3042 1534 2920 1534 2799 1558 2677 1534 2555 1850 2507 2118 2482 Z M 1850 1996 L 1558 2044 1412 2069 1290 2142 1193 2215 1120 2336 1120 2409 1169 2482 1096 2604 1047 2750 1023 2945 1023 3139 1047 3358 1071 3577 1193 4064 1363 4551 1509 4988 1753 5597 1972 6132 2215 6692 2531 7227 2726 7495 2896 7762 3115 7981 3334 8200 3553 8395 3797 8565 4064 8711 4332 8833 4624 8882 4916 8930 4964 8906 5013 8906 5062 8833 5110 8736 5086 8663 5110 8590 5135 8492 5110 8322 5037 8152 4940 7957 4721 7568 4527 7276 4405 7032 4283 6740 4186 6448 4113 6156 4040 5864 3991 5572 3918 4964 3894 4672 3845 4380 3724 3796 3651 3480 3626 3188 3602 2896 3602 2580 3699 2555 3748 2507 3797 2409 3821 2336 3821 2263 3797 2190 3724 2117 3651 2093 2872 2020 2507 1996 Z M 16425 1558 L 16522 1582 16717 1679 16839 1801 16960 1971 17033 2166 17106 2385 17131 2628 17155 2872 17131 3407 17058 3918 16985 4356 16936 4672 16814 5134 16668 5572 16498 6010 16279 6424 16060 6838 15792 7227 15525 7592 15233 7957 15062 8127 14892 8298 14503 8614 14089 8906 13675 9149 13456 9247 13262 9320 12824 9441 12970 9076 13091 8760 13237 8711 13359 8663 13627 8492 13870 8298 14089 8127 14430 7787 14746 7446 15062 7057 15330 6667 15500 6424 15622 6156 15744 5889 15841 5597 16011 5013 16133 4429 16255 3894 16328 3334 16401 2896 16425 2677 16425 2580 16425 2482 16449 2409 16449 2336 16425 2288 16376 2215 16230 2166 16060 2117 15890 2093 15719 2069 14624 2069 14430 2093 14259 2142 14235 1606 14478 1679 14746 1704 15014 1679 15281 1655 15817 1582 16060 1558 Z M 12556 463 L 12337 536 12118 633 11948 755 11875 828 11826 925 11826 949 11851 974 12921 682 13505 560 13700 536 13797 536 13894 511 13894 511 13870 682 13748 730 13627 779 13383 876 13018 1022 12654 1144 12289 1266 11948 1412 11924 1436 11924 1460 11924 1485 12337 1485 12751 1412 13140 1314 13505 1193 13651 1120 13870 1047 13870 1047 13821 1290 13821 1339 13529 1387 13262 1460 12970 1558 12702 1631 12508 1679 12264 1728 12143 1777 12045 1825 11972 1898 11924 1971 11948 1996 12021 2069 12118 2093 12240 2093 12362 2069 12605 2020 12800 1971 13335 1874 13602 1801 13870 1704 13821 2020 13773 1996 13748 1971 13529 1971 13310 2069 12921 2263 12508 2458 12313 2604 12216 2677 12143 2750 12143 2774 12362 2774 12581 2701 12970 2555 13408 2409 13627 2312 13797 2215 13797 2458 13602 2531 13432 2604 13091 2774 12581 3018 12313 3164 12094 3358 12118 3383 12240 3383 12386 3358 12678 3261 13213 3042 13481 2945 13627 2896 13773 2823 13773 3164 13748 3285 13602 3285 13432 3358 13140 3529 12727 3748 12508 3894 12337 4040 12313 4064 12362 4064 12556 4015 12775 3942 13164 3748 13456 3650 13602 3577 13748 3480 13700 3796 13627 3772 13554 3796 13189 3967 12824 4137 12459 4332 12289 4453 12143 4575 12118 4624 12143 4648 12337 4672 12532 4648 12727 4599 12921 4502 13310 4307 13481 4210 13651 4137 13578 4502 13456 4526 13310 4551 13067 4672 12605 4915 12337 5013 12216 5086 12118 5159 12094 5207 12118 5256 12216 5305 12313 5353 12508 5353 12727 5280 12921 5207 13383 5013 13481 4964 13432 5280 13286 5305 13140 5353 12872 5499 12435 5645 12240 5743 12021 5840 12021 5864 12045 5889 12216 5913 12410 5889 12605 5840 12775 5791 13067 5694 13359 5572 13335 5694 13310 5913 13116 5937 12945 5986 12605 6108 12191 6254 11997 6351 11826 6473 11826 6497 11826 6521 12021 6497 12216 6448 12581 6327 12921 6229 13262 6132 13262 6132 13213 6327 13140 6351 12800 6546 12459 6740 12118 6935 11948 7057 11802 7178 11802 7227 11802 7251 11826 7251 12167 7203 12508 7081 12824 6935 13140 6789 13140 6789 13091 6984 12945 7081 12848 7130 12362 7495 11851 7860 11875 7884 11997 7908 12216 7908 12337 7860 12556 7762 12775 7616 12994 7470 12994 7470 12921 7762 12872 7762 12556 7957 12216 8103 12070 8176 11924 8273 11802 8371 11680 8492 11680 8541 11729 8565 11972 8517 12240 8468 12508 8371 12775 8273 12702 8419 12629 8590 12483 8614 12337 8687 12070 8784 11899 8857 11729 8955 11583 9052 11461 9198 11461 9222 11486 9222 11851 9174 12240 9101 12459 9028 12386 9174 12143 9271 11899 9344 11534 9466 11340 9563 11194 9660 11169 9685 11169 9733 11194 9758 11218 9782 11413 9831 11583 9806 11778 9758 11948 9709 11875 9782 11875 9879 11851 9879 11656 9928 11437 10001 11072 10147 10683 10293 10683 10317 10707 10342 10877 10317 11048 10317 11413 10220 11583 10171 11583 10171 11291 10463 11023 10536 10658 10585 10464 10634 10391 10682 10318 10731 10293 10755 10318 10804 10439 10853 10585 10877 10731 10877 10877 10853 10756 10926 10512 10999 10172 11047 10001 11096 9831 11169 9807 11218 9831 11242 9953 11315 10074 11339 9782 11461 9490 11534 9198 11607 8906 11656 8639 11680 8347 11680 8079 11656 7836 11607 7568 11534 7325 11437 7081 11315 6838 11193 6595 11047 6376 10901 6157 10731 5962 10536 5840 10390 5719 10220 5524 9904 5548 9782 5500 9660 5475 9612 5427 9563 5378 9539 5305 9539 4867 9441 4429 9320 4040 9174 3651 8955 3310 8711 2994 8444 2677 8152 2410 7811 2142 7470 1923 7081 1704 6716 1509 6302 1339 5913 1169 5499 1047 5086 925 4672 731 4040 560 3358 487 3018 463 2701 463 2361 512 2020 560 1923 609 1850 731 1679 877 1582 1071 1485 1266 1436 1485 1387 1874 1339 2215 1314 2580 1339 3115 1339 3286 1314 3383 1339 3456 1339 3553 1290 3578 1241 3578 1193 3602 1047 3602 876 3578 584 3894 536 4210 511 4867 511 5500 536 6132 536 7422 511 11315 511 11948 487 12556 463 Z M 9636 12069 L 9612 12118 9466 12167 9320 12240 9052 12386 8906 12483 8809 12580 8785 12629 8809 12702 8858 12751 9052 12751 9198 12702 9466 12580 9563 12556 9563 12678 9198 12872 8955 13018 8833 13115 8760 13237 8736 13261 8760 13310 8785 13334 8955 13334 9077 13286 9320 13188 9588 13042 9588 13213 9223 13383 9077 13480 8931 13578 8906 13626 8882 13675 8882 13797 8882 13821 8906 13845 9004 13845 9077 13821 9247 13748 9393 13675 9612 13578 9588 13602 9417 13699 9223 13845 9077 13991 8931 14162 8931 14186 8931 14210 8955 14235 8979 14235 9271 14137 9563 14016 9563 14259 9320 14405 9198 14454 9052 14551 8955 14648 8906 14697 8882 14770 8882 14819 8931 14843 9004 14867 9077 14843 9223 14819 9490 14673 9539 14648 9563 14940 9442 14965 9320 15038 9174 15159 9101 15232 9052 15281 9028 15305 9028 15354 9174 15354 9271 15330 9442 15257 9539 15208 9612 15159 9661 15208 9539 15281 9393 15378 9296 15500 9223 15622 9223 15646 9223 15695 9271 15743 9344 15768 9417 15768 9636 15670 9855 15573 10123 15500 10196 15524 10074 15573 9953 15670 9855 15768 9807 15865 9807 15938 9831 15987 9880 16035 9928 16035 10099 16011 10245 15962 10537 15841 10829 15768 10950 15743 11096 15670 11267 15719 11169 15743 11072 15768 10877 15865 10610 15987 10488 16060 10366 16157 10342 16230 10366 16303 10415 16352 10634 16352 10780 16303 11048 16181 11315 16084 11437 16011 11486 15962 11510 15889 11510 15841 11510 15816 11826 15962 11583 16035 11340 16108 11121 16230 11048 16303 10975 16376 10950 16449 10950 16522 10999 16571 11072 16571 11291 16473 11510 16376 11802 16279 12094 16206 12143 16181 12313 16303 12021 16352 11851 16376 11705 16425 11559 16498 11413 16571 11364 16619 11340 16668 11340 16717 11340 16765 11364 16814 11413 16863 11534 16863 11778 16790 12045 16717 12337 16692 12629 16644 12702 16741 12532 16814 12362 16887 11997 16984 11242 17106 10658 17203 10074 17252 9466 17276 7860 17276 7373 17228 6862 17179 5865 17057 4892 16863 4989 16668 5110 16522 5256 16376 5427 16254 5597 16157 5792 16060 6181 15914 6546 15768 6911 15622 7276 15476 7641 15354 7714 15330 7763 15281 7787 15257 7860 15159 7909 15086 7957 14892 7982 14697 8006 14478 8055 13894 8055 13286 8055 12726 8030 12434 7982 12167 8371 12191 8760 12191 9198 12167 9636 12069 Z M 12945 0 L 11705 49 7519 49 6132 73 5427 49 4697 49 3967 73 3626 98 3261 146 3213 171 3140 244 3115 292 3091 365 3164 1071 2994 998 2823 974 2434 949 2045 949 1728 974 1339 1022 1144 1047 974 1095 779 1168 609 1266 463 1387 317 1509 220 1679 122 1825 74 2020 25 2190 25 2385 1 2604 49 2993 98 3431 195 3821 414 4551 536 4988 682 5451 852 5913 1047 6351 1242 6789 1461 7203 1704 7616 1972 8006 2264 8371 2580 8687 2896 9003 3286 9271 3675 9514 4089 9709 4551 9879 5037 9977 5037 10098 5062 10196 5183 10415 5329 10634 5500 10828 5694 11023 5889 11169 6254 11437 6546 11631 6862 11802 7179 11948 7519 12045 7471 12313 7471 12580 7471 12872 7519 13115 7519 13407 7519 13724 7471 14308 7422 14624 7422 14770 7422 14916 7203 14965 6984 15013 6741 15086 6522 15184 6084 15378 5670 15549 5451 15646 5232 15743 5037 15889 4867 16011 4697 16181 4551 16376 4429 16571 4332 16814 4308 16887 4308 16936 4332 16984 4356 17033 4454 17106 4575 17130 4746 17252 4940 17374 5159 17447 5402 17495 5865 17568 6303 17617 6984 17714 7665 17763 8371 17787 9052 17812 9685 17787 10318 17739 10950 17690 11559 17593 11948 17520 12410 17447 12654 17398 12848 17301 13018 17203 13091 17130 13164 17057 13237 16984 13286 16911 13310 16814 13286 16692 13140 16400 12921 16157 12702 15914 12435 15719 12167 15549 11851 15403 11559 15281 11242 15184 10780 15062 10439 15013 10123 14965 10147 14746 10123 14502 10123 14259 10099 14089 10123 13529 10099 12945 10099 12434 10074 12191 10050 12069 10001 11948 10391 11777 10756 11583 11096 11364 11413 11096 11851 10707 12118 10463 12240 10317 12337 10196 12508 10001 12897 9879 13286 9782 13675 9660 13870 9587 14040 9490 14478 9222 14916 8906 15306 8565 15646 8176 15963 7787 16255 7397 16522 6959 16766 6521 16960 6083 17155 5621 17301 5134 17398 4648 17544 3869 17593 3431 17617 2993 17593 2555 17569 2361 17520 2142 17447 1947 17374 1777 17277 1606 17131 1460 17009 1339 16863 1241 16693 1168 16547 1120 16376 1095 16206 1095 15841 1120 15476 1168 15087 1241 14868 1266 14478 1266 14308 1217 14332 755 14357 292 14357 219 14332 146 14259 98 14186 73 13894 25 13578 0 Z N">
            <draw:equation draw:name="f0" draw:formula="logwidth"/>
            <draw:equation draw:name="f1" draw:formula="logheight"/>
          </draw:enhanced-geometry>
        </draw:custom-shape>
        <draw:custom-shape draw:name="Google Shape;303;p39" draw:style-name="gr5" draw:text-style-name="P25" draw:layer="layout" svg:width="1.074cm" svg:height="1.117cm" svg:x="13.803cm" svg:y="4.097cm">
          <text:p/>
          <draw:enhanced-geometry draw:mirror-horizontal="false" draw:mirror-vertical="false" svg:viewBox="0 0 0 0" drawooo:sub-view-size="17715 18420" draw:text-areas="0 0 ?f0 ?f1" draw:type="ooxml-non-primitive" draw:enhanced-path="M 14673 803 L 14746 1022 14794 1217 14843 1655 14892 2141 14916 2385 14940 2482 15013 2604 14770 2847 14697 2920 14648 2628 14600 2360 14527 2044 14405 1776 14308 1484 14210 1192 14673 803 Z M 15695 2847 L 16400 2871 17106 2969 16984 3115 16960 3090 16887 3042 16790 2993 16595 2969 16400 2944 15914 2944 15622 2920 15695 2847 Z M 14040 1314 L 14040 1484 14064 1655 14137 2020 14283 2871 14308 3066 14332 3236 14162 3382 14137 3139 14040 2871 13870 2433 13748 2068 13675 1703 13651 1630 13699 1582 14040 1314 Z M 13359 1898 L 13432 2239 13553 2677 13699 3090 13772 3358 13821 3480 13894 3601 13724 3723 13699 3577 13675 3407 13578 3090 13529 2798 13456 2531 13383 2239 13237 1995 13359 1898 Z M 15378 3188 L 15500 3236 15646 3261 15914 3285 16790 3358 16473 3723 16449 3650 16425 3601 16376 3553 16303 3528 16084 3455 15816 3431 15573 3431 15330 3455 15086 3455 15135 3431 15378 3188 Z M 13067 2166 L 13115 2628 13164 3042 13188 3285 13213 3553 13261 3699 13286 3820 13359 3942 13432 4015 13213 4234 13140 3845 13042 3480 12994 3236 12921 2969 12823 2701 12702 2482 12872 2336 13067 2166 Z M 14648 3796 L 14819 3869 15013 3893 15232 3918 16035 3918 16181 3966 16230 3966 16011 4185 15938 4258 15816 4210 15695 4161 15403 4137 14916 4137 14600 4112 14259 4112 14648 3796 Z M 13943 4404 L 14283 4453 14648 4502 15354 4550 15524 4575 15330 4745 15184 4915 14697 4818 14186 4745 13699 4672 13797 4550 13943 4404 Z M 14721 0 L 14673 24 14600 49 14551 97 14235 389 13894 681 13213 1217 12921 1460 12775 1606 12629 1752 12507 1922 12385 2093 12337 2263 12312 2458 12337 2506 12312 2531 12337 2774 12385 3017 12507 3504 12531 3796 12580 4137 12629 4453 12677 4599 12750 4745 12288 5256 11972 5621 11631 5961 10925 6643 10220 7300 9490 7981 9125 8370 8760 8760 8371 9149 8006 9538 7884 9490 7665 9490 7568 9514 7422 9538 7276 9587 7154 9684 7057 9830 6984 9976 6935 10147 6959 10317 7008 10487 7105 10633 7251 10755 7397 10828 7568 10877 7738 10901 7884 10877 8006 10804 8127 10731 8225 10633 8298 10512 8346 10390 8371 10244 8371 10098 8371 10049 8711 9733 9003 9392 9295 9052 9587 8760 10317 8054 11047 7373 11777 6691 12507 5986 12896 5548 13310 5086 13529 5159 13748 5207 14186 5280 14648 5353 15086 5426 15184 5426 15281 5402 15354 5353 15403 5280 15524 5207 15670 5134 15938 4940 16352 4526 16692 4210 17009 3869 17325 3504 17617 3115 17641 3066 17666 3017 17641 2896 17690 2774 17714 2701 17690 2652 17690 2579 17641 2531 17593 2506 17495 2482 16838 2360 16473 2312 16108 2287 16303 2068 16522 1801 16790 1582 17033 1338 17276 1095 17325 1022 17374 949 17374 876 17374 803 17325 681 17252 560 17155 487 17009 438 16960 462 16887 462 16838 511 16765 560 16571 803 16352 1022 16133 1241 15914 1460 15500 1971 15427 1436 15354 1095 15281 779 15184 462 15111 292 15013 146 14965 97 14916 49 14794 24 14721 0 Z M 7543 6691 L 7203 6716 6886 6789 6570 6862 6254 6983 5962 7105 5670 7275 5402 7470 5159 7713 4940 7957 4745 8249 4599 8565 4477 8857 4380 9149 4307 9441 4258 9733 4234 10025 4234 10317 4258 10609 4307 10901 4356 11193 4453 11461 4550 11728 4696 11996 4842 12239 5013 12458 5207 12677 5426 12872 5670 13067 5913 13213 6181 13334 6473 13456 6740 13529 7032 13602 7324 13650 7933 13650 8225 13626 8541 13577 8833 13505 9125 13407 9393 13310 9660 13164 9903 12994 10147 12823 10390 12604 10585 12361 10779 12118 10925 11826 11071 11558 11193 11242 11266 10950 11339 10633 11388 10317 11388 9976 11363 9660 11315 9368 11242 9052 11120 8760 10974 8492 10147 9295 9733 9733 9636 9855 9636 9879 9636 10244 9587 10609 9539 10779 9466 10950 9393 11096 9295 11242 9149 11363 9003 11485 8882 11582 8736 11655 8590 11704 8444 11728 8127 11777 7811 11777 7470 11728 7178 11631 6886 11509 6643 11339 6521 11217 6400 11096 6327 10974 6254 10852 6132 10560 6059 10244 6059 9928 6083 9636 6181 9319 6302 9052 6400 8906 6497 8808 6594 8687 6716 8614 6984 8468 7276 8370 7495 8322 7689 8322 8054 8370 8200 8200 8565 7811 8955 7421 9344 7032 9295 6983 9247 6959 8906 6862 8565 6764 8225 6716 7884 6691 Z M 13407 15621 L 13505 15694 13310 15865 13213 15962 13115 16059 12969 16278 12969 16303 12969 16351 12994 16400 13067 16424 13115 16424 13140 16400 13237 16327 13334 16254 13553 16132 13699 16035 13845 15938 13918 15986 13772 16132 13651 16254 13553 16351 13456 16497 13407 16570 13383 16643 13383 16692 13432 16741 13553 16741 13675 16668 13870 16497 14137 16278 14186 16230 14283 16351 13967 16643 13821 16862 13675 17057 13675 17106 13724 17106 13967 16984 14210 16887 14381 16789 14527 16668 14600 16765 14575 16789 14259 17033 14113 17154 13991 17300 13991 17349 14016 17349 14210 17300 14356 17252 14551 17154 14721 17057 14746 17203 14624 17252 14478 17300 14332 17373 14259 17422 14186 17471 14137 17544 14162 17641 14210 17690 14283 17714 14429 17714 14575 17665 14697 17617 14697 17641 14600 17738 14502 17811 14405 17860 14283 17884 14162 17909 14040 17884 13772 17836 13529 17738 13261 17592 13067 17471 12896 17349 12726 17179 12556 16984 12337 16765 12239 16692 12118 16668 12458 16424 12799 16181 13115 15913 13407 15621 Z M 2287 15548 L 2579 15840 2871 16084 3188 16351 3504 16570 3382 16765 3358 16741 3309 16668 3261 16619 3115 16522 2944 16449 2823 16351 2774 16351 2774 16376 2823 16522 2944 16668 2969 16692 2725 16546 2604 16497 2458 16473 2433 16473 2433 16522 2482 16619 2555 16692 2725 16862 2896 17008 3090 17130 2920 17300 2871 17276 2774 17203 2701 17106 2604 17008 2506 16935 2385 16887 2336 16862 2263 16887 2239 16911 2239 16960 2287 17057 2336 17179 2433 17300 2506 17422 2652 17544 2531 17617 2336 17519 2166 17398 2068 17325 1995 17300 1898 17252 1777 17227 1752 17252 1728 17276 1777 17398 1825 17519 1898 17641 1995 17738 2117 17860 1874 17763 1679 17665 1582 17617 1485 17592 1436 17592 1363 17641 1339 17690 1339 17738 1412 17860 1509 17957 1363 17909 1266 17836 1168 17738 1095 17592 1071 17422 1095 17227 1144 17057 1217 16887 1436 16522 1631 16254 1777 16059 1947 15889 2117 15719 2287 15548 Z M 7689 2336 L 7203 2360 6716 2409 6205 2482 5718 2604 5256 2725 4794 2896 4404 3066 4015 3261 3626 3480 3261 3723 2896 3966 2555 4258 2214 4526 1923 4842 1655 5134 1412 5451 1217 5791 1071 6156 657 7105 463 7592 292 8078 171 8565 73 9052 25 9563 0 10074 25 10585 49 11096 122 11607 195 12093 268 12531 414 12945 584 13359 779 13723 1022 14088 1290 14453 1558 14794 1850 15135 1995 15281 1850 15378 1704 15500 1582 15621 1460 15767 1217 16084 1047 16351 925 16546 828 16741 730 16960 682 17179 633 17398 657 17617 706 17836 828 18055 901 18152 974 18225 1144 18322 1339 18395 1558 18420 1777 18420 1995 18371 2190 18322 2385 18249 2604 18128 2823 18006 3042 17836 3236 17665 3431 17471 3601 17276 3893 16838 4258 17081 4648 17276 4867 17398 5110 17495 5353 17568 5597 17641 6083 17738 6594 17811 7057 17884 7519 17909 8006 17909 8492 17860 8541 17884 8590 17860 8736 17811 8906 17787 9222 17738 9514 17690 9782 17592 10317 17398 11120 17130 11509 16984 11899 16789 11899 16814 11996 17033 12118 17227 12288 17446 12483 17641 12702 17811 12921 17957 13115 18079 13334 18176 13529 18249 13748 18298 13991 18347 14259 18347 14478 18322 14721 18249 14819 18176 14892 18103 14989 18030 15038 17933 15135 17763 15159 17568 15184 17373 15159 17203 15111 17008 15062 16838 14965 16643 14867 16473 14600 16132 14308 15792 13991 15524 13675 15281 13967 14916 14235 14551 14478 14137 14673 13748 14916 13237 15111 12677 15257 12118 15378 11534 15476 10950 15524 10366 15549 9782 15549 9222 15524 8979 15476 8735 15354 8249 15208 7786 15038 7348 14867 6910 14794 6691 14697 6472 14575 6278 14429 6107 14381 6107 13991 6034 13578 5961 13042 6521 12458 7105 12580 7202 12702 7324 12799 7470 12872 7616 13018 7957 13140 8249 13213 8468 13286 8687 13383 9173 13407 9684 13407 10147 13383 10585 13310 11023 13188 11436 13042 11850 12872 12264 12677 12653 12458 13018 12239 13383 11923 13748 11582 14088 11217 14380 10828 14648 10414 14867 9976 15062 9539 15256 9101 15427 8809 15524 8517 15597 8225 15646 7957 15670 7397 15670 7130 15646 6862 15597 6594 15548 6327 15475 5816 15281 5280 15062 4769 14770 4015 14307 3918 14259 3820 14161 3674 13991 3382 13602 3066 13164 2774 12726 2652 12483 2555 12239 2458 11972 2360 11728 2263 11242 2214 10731 2214 10220 2239 9684 2336 9149 2433 8662 2604 8151 2774 7713 2969 7324 3188 6959 3431 6618 3699 6302 4015 6010 4331 5742 4648 5499 5013 5280 5378 5086 5767 4915 6156 4794 6570 4672 6984 4599 7397 4550 7811 4526 8225 4526 8614 4575 8979 4623 9344 4696 9685 4794 10049 4940 10390 5086 10706 5280 10998 5499 11363 5134 11704 4745 11874 4575 11801 4258 11777 3942 11728 3650 11680 3382 11169 3042 10925 2871 10633 2750 10147 2579 9685 2458 9174 2385 8687 2336 Z N">
            <draw:equation draw:name="f0" draw:formula="logwidth"/>
            <draw:equation draw:name="f1" draw:formula="logheight"/>
          </draw:enhanced-geometry>
        </draw:custom-shape>
        <draw:custom-shape draw:name="Google Shape;304;p39" draw:style-name="gr5" draw:text-style-name="P25" draw:layer="layout" svg:width="1.15cm" svg:height="1.077cm" svg:x="15.385cm" svg:y="4.129cm">
          <text:p/>
          <draw:enhanced-geometry draw:mirror-horizontal="false" draw:mirror-vertical="false" svg:viewBox="0 0 0 0" drawooo:sub-view-size="18956 17763" draw:text-areas="0 0 ?f0 ?f1" draw:type="ooxml-non-primitive" draw:enhanced-path="M 17592 6229 L 17836 6375 17957 6473 18079 6570 17933 6619 17811 6667 17617 6789 17592 6229 Z M 18225 6765 L 18298 6911 18128 6935 17957 7008 17787 7081 17617 7203 17617 6984 17909 6862 18079 6813 18225 6765 Z M 18371 7203 L 18395 7397 18225 7470 18079 7543 17860 7689 17641 7835 17641 7738 17617 7470 17787 7397 18347 7227 18371 7203 Z M 18420 7689 L 18420 7835 18420 7908 18225 7981 18006 8103 17811 8249 17641 8395 17641 8006 17860 7933 18079 7835 18420 7689 Z M 18420 8200 L 18395 8468 18322 8492 18249 8517 18103 8614 17884 8736 17665 8833 17665 8565 17860 8517 18055 8419 18225 8298 18420 8200 Z M 18298 8784 L 18201 8979 18079 9174 17884 9344 17690 9514 17665 8955 17860 8930 18079 8857 18298 8784 Z M 2969 5061 L 3674 5086 4380 5086 4331 5305 4307 5572 4283 6083 4258 7543 4258 9003 4283 10488 3869 10536 3869 10512 3991 10317 4088 10123 4161 9904 4185 9782 4185 9660 4161 9612 4112 9587 4064 9587 4015 9612 3796 9977 3601 10342 3431 10561 3115 10585 3115 10585 3188 10390 3261 10220 3334 10001 3431 9806 3553 9612 3626 9539 3723 9490 3747 9466 3747 9441 3723 9417 3699 9417 3601 9441 3504 9466 3358 9587 3212 9733 3115 9904 2993 10098 2896 10317 2847 10463 2798 10585 2409 10561 2506 10244 2652 9928 2823 9660 3017 9393 3017 9368 2993 9368 2847 9441 2701 9563 2579 9685 2458 9831 2360 10001 2287 10171 2166 10512 2068 10512 1776 10439 1849 10366 1898 10269 1995 10025 2117 9806 2287 9490 2385 9320 2409 9149 2409 9125 2360 9125 2287 9174 2190 9222 2044 9393 1922 9563 1825 9733 1752 9879 1655 10050 1630 10220 1630 10317 1655 10390 1436 10293 1217 10171 1265 10098 1387 9782 1557 9490 1752 9174 1874 9028 1971 8906 1995 8857 1995 8833 1922 8833 1606 9052 1460 9198 1314 9344 1119 9636 1022 9806 973 9952 852 9831 754 9709 779 9660 852 9490 925 9320 1144 9003 1387 8736 1484 8565 1582 8419 1582 8371 1533 8346 1436 8371 1338 8419 1217 8468 1119 8565 949 8736 827 8906 681 9052 560 9247 511 9003 535 8930 633 8760 730 8565 998 8200 1265 7835 1265 7787 1241 7787 1022 7908 852 8054 681 8200 511 8395 462 8444 487 8030 487 7981 608 7835 730 7689 852 7543 949 7373 949 7349 949 7324 900 7324 730 7446 511 7592 560 7276 608 6959 681 6643 779 6351 925 6083 1119 5840 1338 5597 1630 5402 1776 5305 1922 5232 2263 5134 2604 5086 2969 5061 Z M 15622 1631 L 15622 2044 15597 2896 15597 3310 15622 3748 15622 4186 15622 4648 15549 5524 15524 6035 15524 6521 15524 7519 15524 9441 15500 11364 15524 12142 15403 12264 15281 12386 15184 12532 15111 12702 14940 13018 14819 13334 14624 13213 14746 13018 14867 12775 15013 12337 15184 11948 15232 11729 15281 11534 15281 11485 15257 11485 15184 11510 15111 11558 15038 11607 14989 11680 14916 11850 14843 11996 14527 12629 14405 12824 14332 13042 14016 12872 14089 12799 14162 12726 14259 12532 14405 12118 14673 11558 14965 10999 14965 10974 14940 10950 14794 11047 14697 11145 14502 11364 14332 11607 14210 11875 13967 12288 13870 12532 13821 12653 13821 12775 13626 12678 13651 12605 13675 12507 13724 12337 13797 12167 13943 11875 14064 11558 14162 11218 14259 10901 14405 10585 14405 10561 14356 10561 14259 10634 14162 10731 13991 10950 13870 11218 13772 11461 13651 11729 13505 11996 13383 12264 13359 12410 13334 12556 12872 12337 12994 12191 13115 12021 13310 11607 13772 10609 13772 10585 13772 10561 13748 10561 13724 10585 13456 10999 13188 11412 12945 11850 12823 12069 12750 12313 12361 12118 12288 12094 12337 11923 12458 11631 12604 11339 12823 10828 12945 10585 13091 10342 13091 10293 13067 10244 12969 10244 12775 10463 12604 10682 12458 10926 12312 11193 12118 11510 12020 11729 11947 11923 11655 11802 11728 11631 11777 11461 11874 11145 12118 10658 12239 10415 12385 10196 12410 10171 12385 10147 12361 10123 12312 10147 12142 10342 11972 10561 11826 10780 11704 11023 11534 11339 11461 11510 11436 11704 10974 11510 11120 11120 11315 10755 11534 10317 11655 10123 11801 9928 11801 9904 11680 9952 11582 10001 11485 10074 11412 10171 11266 10366 11144 10561 10877 10974 10755 11193 10706 11315 10682 11437 10633 11412 10244 11315 10366 11023 10487 10731 10731 10244 10974 9782 10974 9758 10950 9758 10779 9928 10609 10123 10487 10317 10341 10536 10147 10877 10049 11072 9976 11266 9441 11169 9611 10828 9806 10463 9903 10269 9903 10171 9903 10074 9903 10050 9879 10050 9782 10098 9709 10147 9563 10317 9441 10488 9344 10658 9198 10877 9149 10999 9076 11120 8930 11072 8492 10974 8638 10731 8930 10244 9100 10025 9246 9782 9271 9758 9271 9733 9222 9733 9027 9879 8857 10025 8687 10196 8565 10390 8370 10634 8273 10780 8200 10926 7932 10853 8078 10536 8273 10220 8370 10074 8492 9952 8492 9928 8492 9904 8468 9879 8443 9904 8273 9977 8127 10074 8005 10196 7884 10342 7738 10561 7616 10804 7300 10731 7397 10561 7495 10390 7641 10123 7714 9977 7714 9831 7689 9831 7592 9904 7470 10025 7324 10293 7178 10488 7105 10585 7057 10682 6643 10585 6692 10488 6789 10293 6886 10074 7057 9636 7057 9612 7032 9587 7008 9612 6765 9904 6521 10196 6400 10342 6254 10512 5816 10463 5889 10244 6010 10050 6205 9806 6278 9685 6302 9612 6327 9539 6302 9514 6205 9514 6132 9539 5986 9660 5864 9782 5767 9928 5597 10171 5524 10293 5475 10439 5256 10463 5061 10488 5183 10220 5378 9855 5475 9660 5597 9490 5378 9636 5183 9806 4988 10025 4818 10244 4818 8979 4794 7714 4794 6254 4794 5718 4794 5426 4769 5159 5086 5159 5986 5134 6886 5086 7349 5037 7835 4988 8297 4916 8784 4843 9709 4624 10633 4356 11071 4210 11509 4040 11923 3869 12361 3675 13188 3261 14016 2823 14308 2653 14575 2458 15111 2044 15354 1850 15500 1752 15622 1631 Z M 15524 12605 L 15549 13164 15476 13164 15427 13213 15305 13286 15232 13432 15135 13578 15111 13529 15257 13213 15403 12872 15524 12605 Z M 15549 13359 L 15573 13943 15354 13748 15451 13553 15549 13359 Z M 16692 463 L 16789 487 16862 536 16935 633 16984 730 17033 852 17081 1047 17130 1314 17154 1582 17179 2142 17106 3237 17081 4380 17081 5499 17154 7738 17203 9928 17203 12094 17179 13213 17130 13748 17081 14283 17033 14502 16984 14746 16935 14867 16887 14965 16814 15038 16716 15111 16643 15111 16570 15086 16449 15038 16327 14916 16205 14794 16205 13991 16181 13188 16132 12361 16132 11558 16132 9636 16132 7714 16132 6789 16132 6327 16132 5864 16205 4988 16230 4551 16205 4113 16181 3237 16157 2799 16181 2361 16205 1558 16181 1144 16181 755 16254 657 16351 584 16570 487 16692 463 Z M 5597 10950 L 5597 11023 5621 11096 5694 11218 5743 11364 5767 11704 5791 12045 5816 12215 5840 12361 5864 12483 5548 12459 5207 12483 4988 12507 4745 12532 4502 12605 4404 12653 4307 12702 4258 12775 4210 12848 4210 12945 4258 13018 4356 13067 4453 13115 4623 13164 4842 13188 5037 13188 5475 13140 5670 13140 5864 13188 6035 13188 6205 13967 5572 13991 5183 13991 4988 14040 4891 14064 4794 14113 4745 14186 4696 14283 4696 14381 4721 14429 4769 14454 4915 14575 5110 14624 5305 14673 5499 14697 6327 14697 6473 15378 6010 15403 5645 15403 5475 15427 5305 15500 5256 15549 5207 15597 5183 15670 5183 15743 5183 15816 5207 15889 5256 15938 5305 15987 5475 16035 5645 16060 6010 16084 6278 16108 6448 16108 6570 16084 6619 16400 6643 16692 6619 16838 6594 16960 6521 17057 6424 17130 6327 17179 6205 17228 5913 17252 5597 17228 5305 17203 4794 17130 4575 17155 4307 17179 4064 17203 3796 17228 3553 17228 3455 17203 3358 17155 3261 17106 3163 17033 3115 16936 3042 16790 2969 16571 2920 16327 2847 15816 2750 14819 2725 14308 2677 13797 2652 13286 2628 12775 2506 11923 2385 11047 2385 11047 2823 11072 3090 11072 3358 11047 3407 11047 3504 11023 4064 10974 4331 10974 4599 10999 4623 11023 4672 11072 4745 11096 4818 11072 4867 11023 4891 10974 5597 10950 Z M 16546 0 L 16400 49 16278 122 16157 195 16035 292 15962 414 15889 414 15840 438 15792 487 15768 560 15695 803 15670 1071 15597 1047 15524 1071 15451 1095 15403 1168 15354 1266 15281 1339 15111 1485 14770 1728 14283 2093 14040 2288 13772 2434 13018 2847 12264 3237 11485 3577 11071 3723 10682 3869 9830 4137 8979 4356 8103 4526 7665 4575 7227 4624 6570 4672 5913 4697 5256 4721 4623 4745 4429 4697 4234 4672 3869 4624 3480 4648 3090 4648 2652 4672 2214 4721 1995 4770 1801 4818 1582 4916 1387 5013 1192 5110 1046 5232 876 5378 754 5524 633 5670 535 5840 365 6205 243 6570 146 6959 73 7373 49 7762 0 8200 0 8614 49 9028 146 9417 195 9612 292 9806 389 9977 487 10147 633 10293 779 10439 949 10585 1144 10707 1363 10804 1582 10901 1825 10950 2068 10999 2044 11242 2020 11510 2044 11777 2068 12021 2166 12556 2190 12824 2214 13067 2287 14478 2336 15184 2409 15914 2458 16327 2506 16741 2555 16960 2628 17155 2725 17325 2871 17495 2993 17593 3090 17641 3212 17714 3334 17739 3601 17763 3893 17763 4429 17690 4696 17666 4964 17666 5475 17714 5743 17739 6010 17763 6278 17739 6521 17690 6619 17641 6740 17568 6838 17495 6935 17398 7008 17301 7057 17179 7130 16960 7154 16717 7154 16449 7130 16181 7081 15938 6984 15451 6886 14770 6765 14089 6497 12726 6351 12167 6302 11875 6254 11583 6229 11291 6205 11120 6181 10974 6789 11096 7397 11218 10341 11826 10560 11875 10755 11923 11169 12094 11972 12459 13456 13115 14040 13407 14332 13553 14624 13748 14892 13943 15135 14162 15354 14381 15549 14648 15622 14721 15622 14940 15646 15062 15695 15159 15792 15208 15889 15232 16084 15427 16205 15500 16303 15573 16449 15622 16570 15646 16716 15670 16862 15646 16984 15622 17081 15573 17179 15500 17276 15427 17349 15330 17398 15232 17495 14989 17568 14721 17617 14478 17690 14016 17714 13651 17738 13261 17763 12507 17714 10974 17714 10123 17860 10098 17982 10001 18128 9904 18249 9782 18493 9514 18687 9271 18785 9101 18858 8906 18906 8711 18931 8517 18955 8103 18955 7714 18931 7373 18858 7057 18760 6740 18614 6448 18541 6327 18420 6205 18322 6083 18201 5986 18055 5889 17909 5840 17763 5767 17592 5743 17568 4697 17592 3942 17617 3164 17641 2409 17641 1631 17617 1193 17592 949 17519 730 17446 511 17325 317 17252 219 17179 146 17081 98 16984 49 16838 0 Z N">
            <draw:equation draw:name="f0" draw:formula="logwidth"/>
            <draw:equation draw:name="f1" draw:formula="logheight"/>
          </draw:enhanced-geometry>
        </draw:custom-shape>
        <draw:custom-shape draw:name="Google Shape;305;p39" draw:style-name="gr5" draw:text-style-name="P25" draw:layer="layout" svg:width="0.9cm" svg:height="0.983cm" svg:x="0.839cm" svg:y="5.812cm">
          <text:p/>
          <draw:enhanced-geometry draw:mirror-horizontal="false" draw:mirror-vertical="false" svg:viewBox="0 0 0 0" drawooo:sub-view-size="14844 16207" draw:text-areas="0 0 ?f0 ?f1" draw:type="ooxml-non-primitive" draw:enhanced-path="M 7836 2337 L 7519 2385 7081 2410 6619 2434 6327 2434 6181 2458 6035 2507 5986 2556 5962 2604 5962 2653 5962 2726 6059 2848 6181 2921 6303 2969 6449 3018 7057 3018 7519 2994 7957 2945 8152 2945 8347 2969 8833 2969 8906 2921 8955 2848 8979 2775 9003 2702 8979 2629 8930 2556 8857 2483 8711 2410 8566 2361 8395 2337 Z M 7130 5768 L 7154 5792 7179 5816 7203 5841 7227 5889 7227 5987 7203 6084 7179 6157 7106 6206 6960 6254 6814 6230 6741 6206 6692 6157 6668 6084 6643 6011 6668 5938 6692 5865 6741 5816 6789 5768 6838 5816 6911 5841 7008 5816 7081 5816 7130 5768 Z M 6911 5232 L 6741 5257 6595 5305 6473 5427 6351 5549 6254 5695 6181 5865 6157 6011 6157 6108 6157 6206 6181 6303 6230 6376 6351 6522 6497 6644 6668 6717 6862 6741 7057 6741 7252 6692 7373 6644 7495 6546 7592 6449 7665 6327 7714 6181 7738 6035 7738 5889 7714 5743 7665 5622 7617 5524 7544 5451 7471 5378 7373 5330 7276 5281 7081 5281 6984 5257 6911 5232 Z M 7982 7276 L 7884 7301 7787 7325 7738 7374 7617 7495 7568 7617 7544 7739 7568 7885 7617 8006 7665 8104 7714 8177 7860 8250 8030 8298 8103 8298 8176 8274 8298 8225 8444 8104 8566 7958 8590 7885 8590 7812 8590 7739 8566 7666 8468 7520 8347 7422 8225 7398 8152 7325 8079 7301 7982 7276 Z M 5889 488 L 6205 512 6716 561 7373 609 8055 634 8736 634 9393 682 9587 707 9782 731 10001 804 10196 877 10366 974 10439 1047 10512 1120 10536 1193 10585 1291 10585 1388 10585 1485 10536 1631 10439 1777 10317 1923 10196 2045 9904 2288 9660 2507 9587 2604 9587 2677 9587 2775 9636 2848 9587 3091 9563 3334 9563 3845 9587 4381 9612 4867 9612 5816 9612 6060 9563 6303 9563 6546 9587 6765 9612 6838 9660 6887 9660 6936 9685 6984 10269 7787 10828 8639 10512 8615 10171 8639 9514 8663 8395 8688 7300 8712 6765 8736 6254 8736 5208 8712 4599 8712 4283 8736 4137 8761 3991 8809 4599 8006 4940 7520 5135 7276 5305 7082 5354 7009 5378 6911 5354 6838 5329 6741 5329 6717 5354 6084 5354 5451 5354 4794 5378 4162 5402 3821 5427 3432 5402 3237 5378 3042 5329 2872 5256 2726 5256 2653 5256 2604 5232 2556 5183 2507 4989 2385 4794 2215 4648 1996 4502 1777 4405 1534 4380 1412 4380 1291 4380 1169 4429 1047 4478 926 4551 828 4624 755 4721 682 4843 609 4989 561 5256 512 5573 488 Z M 7446 9199 L 7106 9612 7033 9588 6960 9563 6789 9563 6595 9588 6424 9636 6595 9466 6643 9369 6692 9272 6692 9223 7300 9199 Z M 8566 9174 L 8347 9418 8176 9661 7860 10196 7836 10147 7787 10050 7714 9953 7617 9855 7519 9782 7982 9223 8030 9174 Z M 6765 10099 L 6935 10172 7081 10220 7227 10293 7276 10366 7325 10439 7373 10610 7398 10780 7373 10950 7325 11121 7300 11242 7227 11340 7154 11413 7081 11510 6984 11559 6887 11607 6692 11680 6351 11680 6254 11632 6157 11607 6059 11534 5986 11461 5913 11364 5840 11218 5816 11096 5816 10950 5840 10829 5889 10683 5986 10585 6084 10464 6181 10366 6424 10220 6668 10123 6741 10099 Z M 10926 9174 L 10707 9539 10536 9855 10244 10366 9977 10877 9685 11388 9393 11899 9271 12118 9174 12021 9101 11948 8979 11899 8882 11875 8760 11851 8639 11851 8517 11875 8420 11924 8420 11924 8857 11218 9320 10512 9806 9831 10050 9515 10317 9199 10634 9199 10926 9174 Z M 8809 12386 L 8833 12410 8857 12459 8882 12508 8882 12581 8906 12654 8906 12751 8882 12800 8857 12897 8857 12970 8809 13043 8784 13092 8736 13116 8711 13140 8687 13140 8614 13116 8517 13067 8444 12970 8395 12873 8395 12751 8420 12629 8444 12508 8614 12410 8760 12386 Z M 7884 12702 L 7884 12897 7909 13067 7957 13189 8030 13311 8128 13408 8225 13481 7811 13968 7568 14260 7568 14065 7568 13895 7544 13773 7495 13676 7422 13578 7349 13481 7763 12873 7884 12702 Z M 3699 9174 L 3869 9199 4015 9223 4307 9199 3310 10683 2774 11437 2239 12143 1996 12459 1752 12775 1241 13384 1071 13627 876 13870 731 14138 682 14284 633 14406 585 14284 536 14065 512 13870 560 13676 633 13481 706 13311 779 13165 779 13116 949 12994 1120 12848 1266 12678 1412 12508 1679 12118 1923 11778 2288 11291 2604 10780 3285 9758 3699 9174 Z M 6984 13797 L 7057 13846 7106 13968 7130 14089 7106 14211 7057 14308 6984 14406 6935 14430 6862 14430 6692 14406 6619 14381 6570 14333 6546 14284 6522 14211 6546 14138 6595 14065 6692 13919 6741 13895 6814 13870 6935 13846 6984 13797 Z M 4770 9174 L 5281 9199 5110 9393 4989 9636 4745 10099 4478 10561 4186 11023 3869 11437 3529 11851 2823 12678 2117 13505 1777 13846 1460 14235 1144 14600 998 14795 876 15014 779 14819 706 14600 925 14333 1144 14041 1363 13749 1582 13457 2069 12897 2555 12337 3091 11607 3626 10853 4648 9345 4697 9296 4697 9272 4745 9199 4770 9174 Z M 12094 10634 L 12386 11072 11923 11632 11461 12216 10585 13359 9685 14503 9295 14990 9125 15257 8979 15525 8152 15525 8322 15379 8468 15184 8736 14819 9295 14065 9855 13311 10098 12946 10366 12605 10926 11924 12094 10634 Z M 11364 9466 L 11850 10220 10707 11486 10171 12118 9660 12800 9174 13505 8711 14211 8468 14503 8201 14844 8079 15014 7957 15184 7860 15355 7811 15525 6838 15549 7130 15306 7422 15038 7884 14503 8274 14089 8639 13651 8784 13651 8906 13603 9028 13554 9149 13457 9271 13286 9368 13092 9417 12873 9441 12654 9514 12556 9709 12289 9855 12045 10171 11510 10439 10975 10731 10439 11047 9953 11364 9466 Z M 12605 11437 L 12945 11972 12678 12386 12361 12800 11753 13603 11583 13822 11388 14065 10950 14527 10755 14795 10585 15038 10439 15306 10317 15574 9368 15549 9539 15379 9685 15184 9977 14795 10999 13505 11802 12483 12605 11437 Z M 5865 9199 L 6230 9223 6084 9369 5962 9539 5767 9855 5548 10196 5451 10318 5378 10464 4891 11194 4380 11924 3991 12435 3577 12921 2750 13895 2409 14235 2069 14673 1898 14917 1752 15136 1655 15379 1631 15476 1631 15598 1363 15501 1266 15452 1193 15403 1047 15233 1217 15111 1387 14965 1704 14625 2263 13943 2993 13092 3723 12264 4040 11924 4332 11559 4599 11169 4867 10756 5086 10366 5281 9953 5402 9734 5524 9563 5670 9369 5840 9223 5865 9199 Z M 6351 14746 L 6497 14819 6643 14868 6814 14892 6984 14868 6911 14941 6619 15233 6497 15379 6376 15549 5475 15598 5719 15403 5938 15184 6351 14746 Z M 13164 12264 L 13432 12605 13189 12873 12994 13189 12629 13797 12361 14235 12069 14673 11777 15136 11656 15355 11534 15598 10828 15598 10609 15574 10901 15209 11169 14844 11558 14357 11923 13895 12556 13092 12872 12702 13164 12264 Z M 9344 9150 L 9782 9174 9490 9539 9222 9928 8711 10707 8201 11510 7957 11899 7690 12289 6935 13311 6789 13335 6668 13384 6595 13432 6570 13505 6473 13554 6351 13651 6230 13773 6157 13943 6108 14089 6084 14260 6108 14406 5548 14990 5281 15306 5037 15598 4697 15622 4113 15647 4356 15452 4575 15233 4770 15014 4940 14795 5256 14333 5548 13870 5840 13408 6132 12946 6400 12605 6692 12264 6887 12216 7057 12167 7227 12070 7398 11972 7544 11851 7665 11705 7787 11534 7884 11340 7933 11145 7982 10902 8249 10488 8493 10074 8760 9661 9052 9247 9101 9150 Z M 13700 12946 L 13797 13067 14065 13384 13967 13481 13870 13603 13724 13895 13578 14187 13432 14430 13213 14771 12970 15063 12483 15647 12240 15622 12021 15647 11923 15622 12045 15476 12191 15330 12410 14990 12824 14284 13335 13457 13700 12946 Z M 14284 13870 L 14284 14016 14284 14162 14259 14333 14186 14527 14065 14771 13919 15063 13724 15306 13627 15428 13529 15501 13408 15574 13286 15622 13164 15647 13018 15647 13189 15476 13359 15257 13651 14868 13967 14381 14138 14138 14284 13870 Z M 5865 12094 L 5986 12167 6108 12216 5962 12386 5670 12800 5402 13238 4867 14114 4526 14600 4356 14819 4161 15038 4015 15209 3845 15355 3675 15525 3529 15671 2847 15695 2847 15695 3018 15501 3796 14625 4575 13797 4940 13359 5281 12921 5865 12094 Z M 5281 11364 L 5378 11607 5451 11729 5548 11851 5232 12289 4867 12800 4478 13286 3650 14211 3334 14576 2993 14941 2750 15330 2507 15720 2166 15695 1825 15647 1947 15525 2044 15403 2239 15111 2604 14625 3018 14162 3748 13311 4113 12897 4478 12459 4867 11924 5281 11364 Z M 5500 1 L 5086 50 4916 98 4721 147 4551 220 4405 293 4259 415 4137 512 4040 658 3991 828 3942 1072 3942 1388 3967 1704 4064 2020 4210 2288 4283 2434 4380 2556 4502 2653 4599 2726 4745 2799 4867 2823 4891 3213 4891 3578 4843 4332 4843 4965 4843 5622 4843 5914 4818 6206 4794 6473 4818 6619 4843 6765 4697 6911 4551 7082 4332 7447 3723 8250 3115 9077 2434 10074 1728 11072 1047 12045 706 12483 560 12702 487 12824 463 12946 366 13043 293 13116 147 13335 74 13578 1 13773 1 13968 25 14138 49 14333 122 14503 268 14868 414 15184 512 15355 633 15501 755 15647 876 15744 998 15841 1144 15939 1290 15987 1460 16060 1777 16133 2117 16182 2482 16182 2847 16158 5208 16060 6400 16012 7568 15987 8711 15987 9879 16036 10828 16036 11339 16060 11826 16109 11850 16158 11899 16182 11972 16206 12045 16206 12459 16182 13067 16182 13262 16158 13456 16109 13651 16060 13773 15987 13870 15914 14065 15744 14211 15549 14357 15330 14527 14990 14697 14673 14770 14503 14795 14308 14843 14138 14843 13943 14819 13749 14770 13578 14697 13408 14624 13262 14405 12970 14162 12702 13773 12240 13408 11753 13408 11705 13359 11680 13018 11145 12702 10610 12410 10074 12094 9563 11534 8736 10974 7909 10755 7593 10536 7276 10415 7130 10293 6984 10147 6863 10001 6765 10074 6595 10123 6400 10147 6206 10171 5987 10171 5573 10147 5184 10147 4016 10147 3724 10123 3432 10074 3140 10025 2848 10317 2580 10609 2288 10755 2142 10877 1996 10974 1826 11072 1631 11096 1436 11096 1266 11047 1096 10974 950 10877 804 10755 682 10609 561 10463 463 10269 366 10074 293 9855 244 9636 196 9198 171 8784 147 7665 123 7106 98 6546 50 6230 1 Z N">
            <draw:equation draw:name="f0" draw:formula="logwidth"/>
            <draw:equation draw:name="f1" draw:formula="logheight"/>
          </draw:enhanced-geometry>
        </draw:custom-shape>
        <draw:custom-shape draw:name="Google Shape;306;p39" draw:style-name="gr5" draw:text-style-name="P25" draw:layer="layout" svg:width="0.961cm" svg:height="0.967cm" svg:x="2.431cm" svg:y="5.813cm">
          <text:p/>
          <draw:enhanced-geometry draw:mirror-horizontal="false" draw:mirror-vertical="false" svg:viewBox="0 0 0 0" drawooo:sub-view-size="15842 15938" draw:text-areas="0 0 ?f0 ?f1" draw:type="ooxml-non-primitive" draw:enhanced-path="M 4794 7470 L 4867 7495 4940 7543 4989 7616 5013 7714 5013 7787 4989 7908 4916 7981 4843 8054 4721 8079 4600 8054 4527 7981 4454 7908 4429 7787 4454 7665 4527 7543 4600 7495 4697 7470 Z M 11169 7470 L 11242 7495 11315 7543 11364 7616 11388 7714 11388 7787 11364 7908 11291 7981 11218 8054 11096 8079 10975 8054 10902 7981 10829 7908 10804 7787 10829 7665 10902 7543 10975 7495 11072 7470 Z M 4770 7081 L 4600 7105 4429 7178 4308 7300 4186 7446 4113 7568 4064 7714 4016 7835 4016 7981 3967 8225 3967 8395 4016 8565 4064 8711 4162 8833 4259 8955 4381 9028 4527 9101 4697 9149 4892 9174 5062 9149 5232 9101 5378 9028 5500 8930 5622 8809 5719 8663 5792 8517 5841 8346 5865 8176 5841 8006 5816 7835 5768 7689 5695 7519 5573 7397 5427 7251 5281 7154 5111 7105 4940 7081 Z M 11145 7081 L 10975 7105 10804 7178 10683 7300 10561 7446 10488 7568 10439 7714 10391 7835 10391 7981 10342 8225 10342 8395 10391 8565 10439 8711 10537 8833 10634 8955 10756 9028 10902 9101 11072 9149 11267 9174 11437 9149 11607 9101 11753 9028 11875 8930 11997 8809 12094 8663 12167 8517 12216 8346 12240 8176 12216 8006 12191 7835 12143 7689 12070 7519 11948 7397 11802 7251 11656 7154 11486 7105 11315 7081 Z M 11972 10925 L 11875 10974 11778 11047 11607 11290 11413 11485 11194 11680 10950 11850 10707 11996 10439 12118 10172 12215 9880 12312 9588 12385 9296 12434 8712 12507 8128 12531 7568 12507 7325 12483 7106 12434 6668 12312 6230 12166 5816 11996 5427 11826 5013 11631 4794 11509 4600 11388 4454 11242 4308 11096 4259 11047 4210 11023 4089 11023 4040 11071 3991 11096 3991 11169 3991 11242 4016 11339 4064 11436 4210 11631 4381 11801 4575 11947 4794 12069 5038 12191 5451 12385 5938 12604 6424 12799 6935 12945 7446 13042 7763 13067 8079 13091 8420 13091 8760 13067 9101 13042 9442 12969 9758 12896 10099 12799 10415 12702 10731 12556 11023 12410 11315 12239 11583 12045 11826 11826 12045 11582 12264 11339 12313 11217 12289 11120 12240 11047 12167 10974 12070 10950 11972 10925 Z M 8493 682 L 8663 706 9101 755 9539 803 10001 901 10439 1022 10780 1120 11121 1241 11437 1411 11753 1557 11753 1582 11729 1655 11729 1752 11753 1801 11826 1825 11899 1825 11948 1776 11972 1752 11997 1752 11997 1728 12021 1728 12143 1801 12094 1874 12094 1947 12094 1995 12143 2020 12167 2044 12216 2020 12240 1995 12313 1922 12337 1922 12532 2068 12483 2190 12483 2239 12508 2336 12532 2385 12556 2409 12581 2409 12629 2385 12678 2360 12751 2287 12775 2239 12970 2409 12873 2531 12848 2604 12824 2677 12824 2725 12873 2750 12921 2774 12946 2774 13067 2701 13189 2604 13311 2725 13384 2823 13262 3017 13213 3066 13189 3163 13165 3236 13189 3285 13238 3309 13335 3285 13408 3236 13554 3115 13578 3042 13773 3309 13676 3407 13554 3504 13505 3577 13481 3650 13481 3699 13505 3723 13603 3747 13700 3723 13773 3674 13870 3626 13968 3577 14162 3918 14065 3991 13870 4161 13773 4234 13700 4331 13700 4356 13724 4380 13846 4380 13943 4356 14065 4307 14162 4234 14284 4161 14503 4696 14332 4769 14211 4842 14065 4940 13968 5061 13919 5134 13895 5207 13895 5256 13919 5280 13968 5305 14016 5305 14114 5256 14235 5183 14551 5037 14600 5013 14770 5524 14430 5670 14162 5791 13919 5937 13919 5986 13943 6010 14089 6035 14235 6059 14381 6035 14527 6010 14843 5889 14965 6424 14795 6497 14405 6619 14041 6740 13992 6789 13992 6813 13992 6862 14041 6886 14235 6886 14430 6862 14795 6813 15038 6740 15111 7178 14843 7227 14430 7349 14235 7422 14065 7543 14041 7592 14041 7665 14089 7714 14138 7738 14357 7714 14551 7665 14941 7568 15135 7519 15184 7981 14868 8030 14624 8054 14381 8079 14235 8103 14138 8152 14016 8200 13943 8298 13919 8322 13919 8346 13943 8395 13968 8395 14089 8419 14211 8444 14478 8444 14989 8395 15208 8395 15208 8857 14722 8882 14503 8882 14284 8906 14065 8955 13968 8979 13870 9028 13870 9052 13870 9076 13968 9125 14065 9174 14284 9222 14722 9222 14941 9247 15184 9247 15160 9465 14965 9514 14722 9563 14503 9660 14260 9757 14041 9879 14016 9903 14016 9952 14041 9976 14089 9976 14308 10001 14527 9976 14965 9903 15087 9879 14989 10390 14527 10463 14357 10487 14162 10512 13992 10560 13919 10609 13870 10682 13846 10731 13846 10804 13870 10852 13919 10901 13992 10925 14065 10950 14235 10950 14600 10901 14819 10877 14819 10877 14624 11339 14478 11339 14308 11315 14114 11339 13919 11363 13749 11436 13724 11461 13749 11485 13919 11558 14089 11607 14430 11655 14454 11655 14211 12069 13968 12069 13724 12093 13603 12069 13481 12045 13335 12020 13213 12020 13189 12045 13189 12069 13189 12166 13238 12239 13311 12312 13408 12361 13530 12385 13651 12410 13943 12434 13603 12823 13067 12726 12848 12677 12727 12677 12629 12702 12605 12726 12605 12775 12629 12848 12678 12921 12751 12969 12824 13018 13043 13115 13262 13164 13116 13286 13067 13286 12605 13261 12362 13213 12240 13188 12094 13188 12021 13213 11997 13261 11972 13334 12021 13383 12143 13505 12289 13578 12483 13626 12654 13651 12240 13943 12143 13918 11680 13821 11461 13772 11267 13724 11218 13748 11218 13821 11242 13894 11315 13967 11437 14064 11607 14137 11802 14210 11437 14381 11388 14332 11315 14308 11194 14259 10902 14235 10634 14210 10512 14210 10391 14235 10366 14235 10366 14283 10366 14332 10391 14381 10488 14478 10610 14551 10731 14575 10877 14624 10512 14746 10318 14673 10123 14624 9904 14600 9807 14600 9709 14648 9661 14673 9685 14721 9734 14794 9807 14843 9928 14916 9612 14989 9588 14940 9539 14916 9417 14867 9223 14843 9150 14843 9052 14867 9004 14916 8979 14965 8979 15013 9004 15062 9004 15086 8663 15135 8298 15159 7227 15159 6862 15111 6497 15062 6157 14989 5816 14916 5451 14819 5135 14697 4794 14575 4478 14405 4162 14259 3845 14064 3553 13870 3286 13675 3018 13456 2775 13237 2531 12994 2312 12775 2118 12507 1899 12239 1728 11972 1558 11704 1412 11412 1266 11120 1144 10828 1047 10512 950 10195 877 9879 828 9538 779 9003 755 8468 755 7933 779 7397 852 6862 950 6351 1096 5840 1266 5353 1388 5061 1558 4745 1753 4404 1996 4064 2264 3699 2556 3334 2896 2944 3261 2604 3651 2263 4089 1922 4527 1630 5013 1363 5524 1144 6035 974 6327 925 6595 876 6887 828 7179 803 7544 779 7933 730 8322 682 Z M 8152 0 L 7763 25 7373 73 7081 49 6789 49 6473 73 6157 146 5841 219 5549 317 5232 438 4916 560 4332 876 3748 1217 3237 1606 2775 1995 2507 2239 2264 2482 2045 2725 1826 2993 1631 3261 1461 3528 1120 4088 852 4696 609 5305 414 5962 220 6643 122 7008 74 7373 25 7738 1 8103 1 8468 25 8809 49 9174 98 9514 195 9879 268 10220 390 10560 512 10901 658 11242 804 11582 1169 12264 1388 12629 1631 12994 1899 13334 2166 13651 2434 13943 2750 14235 3042 14502 3383 14746 3699 14965 4064 15159 4429 15354 4794 15500 5184 15622 5597 15743 6011 15816 6424 15889 6862 15914 7300 15938 7738 15938 8152 15914 8590 15889 9004 15841 9442 15768 9855 15670 10245 15573 10658 15451 11048 15305 11461 15135 11826 14940 12216 14721 12581 14478 12921 14235 13286 13943 13603 13651 13895 13334 14187 13018 14454 12702 14697 12361 14916 11996 15111 11631 15135 11631 15160 11582 15160 11534 15330 11096 15500 10658 15622 10195 15719 9733 15744 9709 15768 9684 15792 9636 15768 9611 15744 9563 15792 9174 15841 8760 15841 8371 15817 7957 15744 7105 15671 6667 15598 6254 15525 5840 15403 5426 15281 5013 15160 4623 14989 4234 14819 3845 14624 3480 14405 3115 14162 2774 13895 2458 13603 2141 13286 1849 12970 1582 12654 1363 12313 1144 11948 949 11607 779 11218 609 10853 487 10464 365 10099 268 9709 171 9320 98 8931 49 8541 25 8152 0 Z N">
            <draw:equation draw:name="f0" draw:formula="logwidth"/>
            <draw:equation draw:name="f1" draw:formula="logheight"/>
          </draw:enhanced-geometry>
        </draw:custom-shape>
        <draw:custom-shape draw:name="Google Shape;307;p39" draw:style-name="gr5" draw:text-style-name="P25" draw:layer="layout" svg:width="0.961cm" svg:height="0.967cm" svg:x="4.082cm" svg:y="5.813cm">
          <text:p/>
          <draw:enhanced-geometry draw:mirror-horizontal="false" draw:mirror-vertical="false" svg:viewBox="0 0 0 0" drawooo:sub-view-size="15841 15938" draw:text-areas="0 0 ?f0 ?f1" draw:type="ooxml-non-primitive" draw:enhanced-path="M 4502 7470 L 4575 7495 4648 7543 4696 7616 4721 7714 4721 7787 4696 7908 4623 7981 4550 8054 4429 8079 4307 8054 4234 7981 4161 7908 4137 7787 4161 7665 4234 7543 4307 7495 4404 7470 Z M 10877 7470 L 10950 7495 11023 7543 11071 7616 11096 7714 11096 7787 11071 7908 10998 7981 10926 8054 10804 8079 10682 8054 10609 7981 10536 7908 10512 7787 10536 7665 10609 7543 10682 7495 10780 7470 Z M 4477 7081 L 4307 7105 4137 7178 4015 7300 3893 7446 3820 7568 3772 7714 3723 7835 3723 7981 3674 8225 3674 8395 3723 8565 3772 8711 3869 8833 3966 8955 4088 9028 4234 9101 4404 9149 4599 9174 4769 9149 4940 9101 5086 9028 5207 8930 5329 8809 5426 8663 5499 8517 5548 8346 5572 8176 5548 8006 5524 7835 5475 7689 5402 7519 5280 7397 5134 7251 4988 7154 4818 7105 4648 7081 Z M 10853 7081 L 10682 7105 10512 7178 10390 7300 10269 7446 10196 7568 10147 7714 10098 7835 10098 7981 10050 8225 10050 8395 10098 8565 10147 8711 10244 8833 10342 8955 10463 9028 10609 9101 10780 9149 10974 9174 11144 9149 11315 9101 11461 9028 11582 8930 11704 8809 11801 8663 11874 8517 11923 8346 11947 8176 11923 8006 11899 7835 11850 7689 11777 7519 11655 7397 11509 7251 11363 7154 11193 7105 11023 7081 Z M 7787 10244 L 7470 10268 7154 10293 6643 10390 6132 10536 5645 10731 5159 10950 4745 11144 4502 11266 4283 11388 4088 11534 3918 11704 3772 11899 3723 11996 3699 12118 3699 12166 3699 12239 3747 12288 3796 12312 3918 12312 3966 12288 4015 12239 4161 12093 4307 11947 4502 11826 4721 11704 5134 11509 5524 11339 5937 11169 6375 11023 6813 10901 7032 10852 7276 10828 7835 10804 8419 10828 9003 10901 9295 10950 9587 11023 9879 11120 10147 11242 10415 11363 10658 11509 10901 11655 11120 11850 11315 12045 11485 12288 11582 12361 11680 12410 11777 12410 11874 12361 11947 12288 11996 12215 12020 12118 11972 12020 11753 11753 11534 11509 11290 11290 11023 11096 10731 10925 10439 10779 10123 10633 9806 10536 9466 10439 9149 10366 8809 10317 8468 10268 8127 10244 Z M 8517 682 L 8663 706 9125 755 9563 803 10001 901 10439 1022 10780 1120 11120 1241 11461 1411 11777 1557 11777 1582 11728 1655 11753 1752 11777 1801 11826 1825 11899 1825 11972 1776 11996 1752 12020 1728 12045 1728 12142 1801 12118 1874 12093 1947 12118 1995 12142 2020 12191 2044 12215 2020 12264 1995 12337 1922 12556 2068 12507 2190 12507 2239 12507 2336 12531 2385 12556 2409 12604 2409 12653 2385 12702 2360 12750 2287 12775 2239 12969 2409 12896 2531 12848 2604 12848 2677 12848 2725 12872 2750 12921 2774 12969 2774 13091 2701 13188 2604 13310 2725 13407 2823 13261 3017 13237 3066 13188 3163 13188 3236 13213 3285 13237 3309 13334 3285 13407 3236 13553 3115 13602 3042 13797 3309 13699 3407 13553 3504 13505 3577 13480 3650 13480 3699 13529 3723 13626 3747 13699 3723 13797 3674 13870 3626 13967 3577 14162 3918 14064 3991 13870 4161 13772 4234 13724 4331 13724 4356 13724 4380 13845 4380 13967 4356 14089 4307 14186 4234 14308 4161 14527 4696 14356 4769 14210 4842 14089 4940 13967 5061 13943 5134 13918 5207 13918 5256 13943 5280 13967 5305 14016 5305 14137 5256 14259 5183 14551 5037 14624 5013 14770 5524 14454 5670 14186 5791 13943 5937 13943 5986 13943 6010 14113 6035 14235 6059 14381 6035 14551 6010 14867 5889 14989 6424 14819 6497 14429 6619 14040 6740 13991 6789 13991 6813 14016 6862 14064 6886 14235 6886 14429 6862 14794 6813 15038 6740 15111 7178 14867 7227 14454 7349 14259 7422 14064 7543 14040 7592 14040 7665 14089 7714 14162 7738 14356 7714 14551 7665 14940 7568 15159 7519 15208 7981 14892 8030 14648 8054 14381 8079 14259 8103 14137 8152 14040 8200 13943 8298 13918 8322 13918 8346 13943 8395 13967 8395 14089 8419 14210 8444 14478 8444 14989 8395 15232 8395 15232 8857 14746 8882 14527 8882 14308 8906 14089 8955 13991 8979 13894 9028 13870 9052 13894 9076 13967 9125 14089 9174 14308 9222 14746 9222 14965 9247 15208 9247 15184 9465 14989 9514 14746 9563 14502 9660 14283 9757 14064 9879 14040 9903 14040 9952 14064 9976 14089 9976 14308 10001 14527 9976 14965 9903 15111 9879 14989 10390 14551 10463 14356 10487 14186 10512 14016 10560 13943 10609 13870 10682 13845 10731 13845 10804 13894 10852 13918 10901 13991 10925 14089 10950 14259 10950 14600 10901 14819 10877 14819 10877 14624 11339 14502 11339 14308 11315 14113 11339 13918 11363 13748 11436 13748 11461 13748 11485 13918 11558 14089 11607 14454 11655 14210 12069 13991 12069 13748 12093 13626 12069 13480 12045 13359 12020 13237 12020 13213 12045 13188 12069 13213 12166 13261 12239 13334 12312 13432 12361 13553 12385 13675 12410 13943 12434 13602 12823 13091 12726 12872 12677 12750 12677 12629 12702 12604 12726 12604 12775 12629 12848 12677 12921 12750 12969 12848 13018 13042 13115 13261 13164 13115 13286 13067 13286 12604 13261 12361 13213 12239 13188 12118 13188 12045 13213 11996 13261 11996 13334 12020 13383 12142 13505 12312 13578 12483 13626 12677 13651 12239 13943 12166 13918 11704 13821 11485 13772 11266 13724 11242 13748 11217 13748 11217 13821 11266 13894 11315 13967 11461 14064 11631 14137 11801 14210 11461 14381 11388 14332 11339 14308 11193 14259 10901 14235 10658 14210 10512 14210 10390 14235 10366 14235 10366 14283 10366 14332 10415 14381 10488 14478 10634 14551 10731 14575 10901 14624 10512 14746 10317 14673 10123 14624 9904 14600 9806 14600 9709 14648 9685 14673 9685 14721 9733 14794 9806 14843 9952 14916 9636 14989 9587 14940 9539 14916 9441 14867 9247 14843 9149 14843 9052 14867 9028 14916 8979 14965 8979 15013 9003 15062 9028 15086 8663 15135 8298 15159 7227 15159 6862 15111 6521 15062 6156 14989 5816 14916 5475 14819 5134 14697 4818 14575 4477 14405 4161 14259 3869 14064 3553 13870 3285 13675 3042 13456 2799 13237 2555 12994 2336 12775 2117 12507 1923 12239 1728 11972 1558 11704 1412 11412 1266 11120 1144 10828 1047 10512 949 10195 901 9879 828 9538 779 9003 755 8468 755 7933 803 7397 852 6862 974 6351 1095 5840 1290 5353 1412 5061 1582 4745 1777 4404 2020 4064 2288 3699 2580 3334 2920 2944 3285 2604 3674 2263 4088 1922 4550 1630 5013 1363 5524 1144 6059 974 6327 925 6594 876 6886 828 7178 803 7543 779 7933 730 8322 682 Z M 8152 0 L 7762 25 7397 73 7081 49 6789 49 6473 73 6181 146 5864 219 5548 317 5232 438 4940 560 4331 876 3772 1217 3236 1606 2774 1995 2507 2239 2263 2482 2044 2725 1825 2993 1655 3261 1460 3528 1144 4088 876 4696 633 5305 414 5962 219 6643 146 7008 73 7373 25 7738 25 8103 0 8468 25 8809 73 9174 122 9514 195 9879 292 10220 390 10560 511 10901 657 11242 828 11582 1168 12264 1412 12629 1655 12994 1898 13334 2166 13651 2458 13943 2750 14235 3066 14502 3382 14746 3723 14965 4064 15159 4429 15354 4818 15500 5207 15622 5597 15743 6010 15816 6448 15889 6862 15914 7300 15938 7738 15938 8176 15914 8590 15889 9028 15841 9441 15768 9855 15670 10269 15573 10682 15451 11071 15305 11461 15135 11850 14940 12215 14721 12580 14478 12945 14235 13286 13943 13602 13651 13918 13334 14186 13018 14454 12702 14697 12361 14916 11996 15111 11631 15135 11631 15159 11582 15159 11534 15354 11096 15524 10658 15646 10195 15743 9733 15768 9709 15792 9684 15792 9636 15792 9611 15768 9563 15816 9174 15841 8760 15841 8371 15841 7957 15743 7105 15695 6667 15622 6254 15524 5840 15427 5426 15305 5013 15159 4623 15013 4234 14819 3845 14624 3480 14405 3115 14162 2774 13894 2458 13602 2141 13286 1849 12994 1582 12653 1363 12312 1144 11972 949 11607 779 11242 609 10853 487 10488 365 10123 268 9733 171 9344 98 8955 49 8541 25 8152 0 Z N">
            <draw:equation draw:name="f0" draw:formula="logwidth"/>
            <draw:equation draw:name="f1" draw:formula="logheight"/>
          </draw:enhanced-geometry>
        </draw:custom-shape>
        <draw:custom-shape draw:name="Google Shape;308;p39" draw:style-name="gr5" draw:text-style-name="P25" draw:layer="layout" svg:width="0.959cm" svg:height="0.967cm" svg:x="5.701cm" svg:y="5.813cm">
          <text:p/>
          <draw:enhanced-geometry draw:mirror-horizontal="false" draw:mirror-vertical="false" svg:viewBox="0 0 0 0" drawooo:sub-view-size="15817 15938" draw:text-areas="0 0 ?f0 ?f1" draw:type="ooxml-non-primitive" draw:enhanced-path="M 4745 7470 L 4818 7495 4891 7543 4940 7616 4964 7714 4964 7787 4940 7908 4867 7981 4794 8054 4672 8079 4551 8054 4478 7981 4405 7908 4380 7787 4405 7665 4478 7543 4551 7495 4648 7470 Z M 11120 7470 L 11193 7495 11266 7543 11315 7616 11339 7714 11339 7787 11315 7908 11242 7981 11169 8054 11047 8079 10926 8054 10853 7981 10780 7908 10755 7787 10780 7665 10853 7543 10926 7495 11023 7470 Z M 4721 7081 L 4551 7105 4380 7178 4259 7300 4137 7446 4064 7568 4015 7714 3967 7835 3967 7981 3918 8225 3918 8395 3967 8565 4015 8711 4113 8833 4210 8955 4332 9028 4478 9101 4648 9149 4843 9174 5013 9149 5183 9101 5329 9028 5451 8930 5573 8809 5670 8663 5743 8517 5792 8346 5816 8176 5792 8006 5767 7835 5719 7689 5646 7519 5524 7397 5378 7251 5232 7154 5062 7105 4891 7081 Z M 11096 7081 L 10926 7105 10755 7178 10634 7300 10512 7446 10439 7568 10390 7714 10342 7835 10342 7981 10293 8225 10293 8395 10342 8565 10390 8711 10488 8833 10585 8955 10707 9028 10853 9101 11023 9149 11218 9174 11388 9149 11558 9101 11704 9028 11826 8930 11948 8809 12045 8663 12118 8517 12167 8346 12191 8176 12167 8006 12142 7835 12094 7689 12021 7519 11899 7397 11753 7251 11607 7154 11437 7105 11266 7081 Z M 11607 10731 L 11120 10877 10658 11047 9733 11412 9247 11558 8784 11704 7811 11972 7738 11996 7690 12045 7665 12118 7641 12166 7665 12239 7690 12312 7738 12361 7811 12410 7909 12434 8030 12458 8249 12458 8492 12434 8760 12361 9247 12191 9660 12045 10731 11680 11753 11290 11875 11217 11923 11144 11948 11023 11948 10925 11899 10828 11826 10755 11729 10731 Z M 8492 682 L 8638 706 9101 755 9539 803 9977 901 10415 1022 10755 1120 11096 1241 11437 1411 11753 1557 11753 1582 11729 1655 11729 1752 11753 1801 11802 1825 11875 1825 11948 1776 11972 1752 11996 1752 11996 1728 12021 1728 12118 1801 12094 1874 12069 1947 12094 1995 12118 2020 12167 2044 12215 2020 12240 1995 12313 1922 12532 2068 12483 2190 12483 2239 12483 2336 12507 2385 12532 2409 12580 2409 12629 2385 12678 2360 12726 2287 12775 2239 12945 2409 12872 2531 12824 2604 12824 2677 12824 2725 12848 2750 12897 2774 12945 2774 13067 2701 13164 2604 13286 2725 13383 2823 13262 3017 13213 3066 13164 3163 13164 3236 13189 3285 13213 3309 13310 3285 13408 3236 13529 3115 13578 3042 13773 3309 13675 3407 13554 3504 13481 3577 13456 3650 13456 3699 13505 3723 13602 3747 13675 3723 13773 3674 13846 3626 13943 3577 14138 3918 14040 3991 13846 4161 13773 4234 13700 4331 13700 4356 13700 4380 13821 4380 13943 4356 14065 4307 14162 4234 14284 4161 14503 4696 14332 4769 14186 4842 14065 4940 13943 5061 13919 5134 13894 5207 13894 5256 13919 5280 13943 5305 13992 5305 14113 5256 14235 5183 14527 5037 14600 5013 14746 5524 14430 5670 14162 5791 13919 5937 13919 5986 13943 6010 14089 6035 14235 6059 14357 6035 14527 6010 14843 5889 14965 6424 14795 6497 14405 6619 14016 6740 13992 6789 13967 6813 13992 6862 14040 6886 14235 6886 14405 6862 14770 6813 15014 6740 15087 7178 14843 7227 14430 7349 14235 7422 14065 7543 14016 7592 14040 7665 14065 7714 14138 7738 14332 7714 14527 7665 14916 7568 15135 7519 15184 7981 14868 8030 14624 8054 14357 8079 14235 8103 14113 8152 14016 8200 13919 8298 13919 8322 13919 8346 13919 8395 13943 8395 14065 8419 14211 8444 14454 8444 14989 8395 15208 8395 15208 8857 14722 8882 14503 8882 14284 8906 14065 8955 13967 8979 13870 9028 13846 9052 13870 9076 13967 9125 14065 9174 14284 9222 14722 9222 14941 9247 15184 9247 15160 9465 14965 9514 14722 9563 14478 9660 14259 9757 14040 9879 14016 9903 14016 9952 14040 9976 14065 9976 14284 10001 14503 9976 14965 9903 15087 9879 14965 10390 14527 10463 14332 10487 14162 10512 13992 10560 13919 10609 13846 10682 13821 10731 13846 10804 13870 10852 13894 10901 13967 10925 14065 10950 14235 10950 14576 10901 14795 10877 14795 10877 14600 11339 14478 11339 14284 11315 14089 11339 13919 11363 13724 11436 13724 11461 13724 11485 13894 11558 14065 11607 14430 11655 14186 12069 13967 12069 13724 12093 13602 12069 13456 12045 13335 12020 13213 12020 13189 12045 13164 12069 13189 12166 13237 12239 13310 12312 13408 12361 13529 12385 13651 12410 13919 12434 13578 12823 13067 12726 12848 12677 12726 12677 12605 12702 12605 12726 12580 12775 12629 12848 12678 12921 12726 12969 12824 13018 13018 13115 13237 13164 13091 13286 13043 13286 12580 13261 12337 13213 12215 13188 12094 13188 12021 13213 11972 13261 11972 13334 11996 13383 12142 13505 12288 13578 12459 13626 12653 13651 12215 13943 12142 13918 11680 13821 11461 13772 11242 13724 11218 13748 11193 13748 11193 13821 11242 13894 11291 13967 11437 14064 11607 14137 11777 14210 11437 14381 11364 14332 11315 14308 11169 14259 10877 14235 10634 14210 10488 14210 10366 14235 10342 14283 10366 14332 10390 14381 10488 14478 10609 14551 10707 14575 10877 14624 10488 14746 10293 14673 10098 14624 9904 14600 9782 14600 9685 14648 9660 14673 9660 14721 9709 14794 9782 14843 9928 14916 9612 14989 9563 14940 9514 14916 9417 14867 9222 14843 9125 14843 9028 14867 9003 14916 8979 14965 8955 15013 8979 15062 9003 15086 8638 15135 8298 15159 7203 15159 6838 15111 6497 15062 6132 14989 5792 14916 5451 14819 5110 14697 4794 14575 4453 14405 4137 14259 3845 14064 3553 13870 3285 13675 3018 13456 2774 13237 2531 12994 2312 12775 2093 12507 1898 12239 1728 11972 1558 11704 1387 11412 1266 11120 1144 10828 1022 10512 949 10195 876 9879 828 9538 755 9003 730 8468 730 7933 779 7397 828 6862 949 6351 1071 5840 1266 5353 1387 5061 1558 4745 1752 4404 1996 4064 2263 3699 2555 3334 2896 2944 3261 2604 3650 2263 4064 1922 4526 1630 5013 1363 5500 1144 6035 974 6303 925 6595 876 6862 828 7154 803 7519 779 7909 730 8298 682 Z M 8128 0 L 7738 25 7373 73 7081 49 6765 49 6473 73 6157 146 5840 219 5524 317 5208 438 4916 560 4307 876 3748 1217 3212 1606 2750 1995 2482 2239 2239 2482 2020 2725 1825 2993 1631 3261 1436 3528 1120 4088 852 4696 609 5305 390 5962 195 6643 122 7008 49 7373 25 7738 1 8103 1 8468 1 8809 49 9174 98 9514 171 9879 268 10220 365 10560 487 10901 633 11242 803 11582 1168 12264 1387 12629 1631 12994 1874 13334 2142 13651 2434 13943 2726 14235 3042 14502 3358 14746 3699 14965 4040 15159 4405 15354 4794 15500 5183 15622 5573 15743 5986 15816 6424 15889 6838 15914 7276 15938 7714 15938 8152 15914 8565 15889 9003 15841 9417 15768 9831 15670 10244 15573 10658 15451 11047 15305 11437 15135 11826 14940 12191 14721 12556 14478 12921 14235 13262 13943 13578 13651 13894 13334 14186 13018 14430 12702 14673 12361 14892 11996 15087 11631 15111 11631 15135 11582 15135 11534 15330 11096 15500 10658 15622 10195 15719 9733 15744 9709 15768 9684 15768 9636 15768 9611 15744 9563 15792 9174 15817 8760 15817 8371 15817 7957 15719 7105 15671 6667 15598 6254 15500 5840 15403 5426 15281 5013 15135 4623 14989 4234 14819 3845 14600 3480 14381 3115 14138 2774 13870 2458 13578 2141 13262 1849 12970 1582 12629 1363 12288 1144 11948 949 11583 779 11218 609 10828 487 10463 365 10098 268 9709 171 9320 98 8930 49 8517 25 8128 0 Z N">
            <draw:equation draw:name="f0" draw:formula="logwidth"/>
            <draw:equation draw:name="f1" draw:formula="logheight"/>
          </draw:enhanced-geometry>
        </draw:custom-shape>
        <draw:custom-shape draw:name="Google Shape;309;p39" draw:style-name="gr5" draw:text-style-name="P25" draw:layer="layout" svg:width="0.518cm" svg:height="1.278cm" svg:x="7.557cm" svg:y="5.662cm">
          <text:p/>
          <draw:enhanced-geometry draw:mirror-horizontal="false" draw:mirror-vertical="false" svg:viewBox="0 0 0 0" drawooo:sub-view-size="8542 21073" draw:text-areas="0 0 ?f0 ?f1" draw:type="ooxml-non-primitive" draw:enhanced-path="M 4478 487 L 4673 536 4600 584 4527 657 4527 730 4527 755 4697 755 4819 730 4892 682 4965 633 5038 682 4965 730 4916 779 4819 925 4819 949 4843 974 4867 998 4892 974 5038 876 5111 828 5208 803 5330 901 5451 1022 5281 1120 5208 1193 5111 1266 4965 1436 4965 1460 4965 1485 5013 1485 5111 1436 5208 1387 5403 1314 5573 1217 5695 1412 5768 1631 5719 1631 5597 1679 5451 1728 5184 1874 4989 1996 4892 2069 4819 2166 4819 2190 4843 2215 4940 2239 5038 2239 5232 2166 5524 2069 5816 1947 5841 1947 5841 1971 5841 2142 5816 2312 5743 2312 5622 2361 5476 2385 5208 2434 4916 2507 4794 2555 4648 2604 4648 2653 4673 2653 5208 2701 5476 2701 5719 2653 5646 2847 5524 3042 4697 3042 4624 3018 4575 2993 4551 2993 4551 3018 4600 3091 4673 3164 4746 3212 4843 3261 5086 3310 5330 3310 5159 3456 4989 3577 4892 3529 4746 3504 4259 3504 4235 3529 4210 3577 4210 3626 4235 3699 4283 3748 4429 3796 4283 3821 3967 3821 3821 3772 3675 3723 3529 3650 3407 3577 3310 3456 3213 3358 3115 3237 2969 2945 2848 2653 2775 2361 2750 2069 2750 1898 2775 1728 2823 1558 2896 1412 3067 1120 3261 852 3359 755 3480 682 3699 560 3772 584 3845 560 4064 511 4259 487 Z M 4600 4818 L 4940 4842 4746 4915 4600 5037 4600 5061 4600 5086 4624 5110 4648 5134 4770 5110 4867 5086 5086 5013 5305 4964 5403 4940 5500 4915 5573 4940 5719 4964 5695 4988 5427 5086 5281 5159 5232 5207 5184 5256 5208 5280 5281 5329 5403 5353 5524 5353 5622 5329 5938 5256 6254 5183 6425 5305 6254 5329 6035 5378 5841 5451 5743 5475 5670 5548 5573 5597 5500 5645 5476 5670 5500 5694 5573 5694 5622 5718 5670 5718 5743 5743 5889 5718 6035 5694 6230 5645 6400 5621 6571 5621 6668 5645 6741 5670 6668 5694 6498 5718 6352 5767 6206 5840 6133 5913 6108 5962 6084 6010 6108 6059 6133 6083 6181 6108 6279 6108 6400 6083 6619 6010 7130 6010 7203 6108 7276 6229 7106 6278 6936 6351 6790 6473 6668 6594 6668 6619 6887 6619 7082 6594 7471 6570 7544 6765 7130 6862 6984 6935 6936 6959 6911 6984 6960 7057 7033 7081 7106 7105 7203 7105 7422 7081 7641 7032 7714 7227 7544 7276 7349 7349 7203 7422 7155 7470 7106 7543 7106 7568 7106 7592 7130 7616 7155 7616 7228 7568 7325 7543 7495 7519 7763 7470 7836 7762 7812 7787 7568 7811 7349 7884 7301 7933 7301 7981 7301 8030 7349 8054 7447 8079 7568 8079 7763 8054 7885 8030 7933 8273 7690 8346 7593 8395 7495 8468 7495 8492 7739 8541 7958 8541 7982 8809 7860 8833 7739 8857 7641 8930 7568 9003 7544 9052 7568 9101 7690 9125 7787 9125 8006 9101 8006 9320 7933 9344 7860 9368 7787 9417 7666 9490 7641 9539 7666 9563 7787 9587 7933 9612 8031 9612 8031 9855 7909 9879 7787 9928 7690 10001 7666 10025 7666 10050 7714 10098 8031 10098 8006 10415 7885 10439 7739 10488 7714 10512 7714 10536 7739 10585 7763 10609 7885 10634 7982 10634 7958 10901 7909 10926 7860 10926 7812 10950 7787 10950 7787 10999 7860 11047 7933 11072 7958 11145 7982 11193 8079 11266 8055 11437 8006 11583 7933 11729 7812 11826 7690 11899 7520 11899 7447 11850 7398 11802 7325 11729 7301 11656 7276 11583 7276 11388 7301 11242 7398 11096 7422 11023 7447 10974 7447 10828 7374 10561 7301 10074 7252 9612 7179 9125 7106 8906 7033 8663 6765 7957 6449 7276 6400 7203 6352 7105 6327 7057 6206 7057 6157 7081 6133 7105 6133 7154 6133 7227 5987 7227 5816 7251 5743 7276 5670 7300 5646 7349 5646 7397 5670 7422 5695 7470 5743 7495 5816 7519 6133 7519 6133 7714 6084 7714 5768 7738 5597 7787 5451 7860 5427 7884 5451 7933 5573 7981 5719 8006 6157 8006 6157 8298 5962 8298 5792 8322 5646 8322 5500 8371 5354 8444 5232 8541 5232 8565 5232 8590 5378 8638 5524 8663 5987 8663 6157 8638 6157 8784 6084 8760 5987 8784 5816 8809 5549 8833 5403 8857 5281 8906 5257 8930 5281 8955 5403 9028 5549 9052 5670 9076 5816 9101 5987 9101 6084 9076 6181 9076 6181 9320 5962 9295 5743 9320 5500 9344 5378 9393 5281 9441 5257 9466 5257 9514 5305 9563 5378 9587 5476 9612 5914 9612 6181 9636 6157 9855 6060 9855 5670 9928 5500 9952 5427 10001 5403 10001 5378 10025 5378 10098 5403 10147 5451 10171 5500 10196 5622 10220 5743 10220 5938 10196 6133 10171 6157 10147 6157 10366 6011 10390 5889 10415 5573 10512 5403 10585 5354 10634 5354 10658 5403 10707 5451 10731 5573 10755 5841 10731 6157 10682 6157 10999 6133 10999 5938 11023 5743 11047 5549 11120 5378 11193 5354 11218 5354 11242 5354 11266 5378 11291 5573 11315 5768 11315 6133 11291 6157 11266 6157 11558 6011 11558 5841 11607 5573 11656 5330 11753 5305 11777 5305 11826 5330 11850 5378 11850 5622 11875 5865 11850 6011 11850 6084 11826 6157 11802 6157 12020 5962 12020 5743 12045 5549 12118 5476 12142 5378 12191 5378 12239 5378 12264 5476 12312 5549 12337 5743 12385 5962 12361 6157 12361 6157 12458 6157 12483 6011 12531 5889 12580 5622 12653 5500 12702 5403 12750 5378 12799 5378 12823 5403 12848 5500 12872 5622 12896 5743 12921 5865 12896 6011 12872 6181 12848 6181 13042 6108 13018 5962 13042 5841 13091 5719 13164 5573 13237 5549 13261 5573 13286 5597 13334 5622 13334 5743 13310 6157 13310 6206 13286 6206 13529 6035 13553 5865 13553 5719 13602 5573 13675 5524 13724 5476 13797 5476 13870 5476 13894 5500 13918 5646 13967 5792 13967 6108 13943 6254 13943 6279 14235 6011 14308 5841 14332 5670 14381 5622 14429 5597 14478 5622 14551 5670 14600 5719 14624 5792 14648 5962 14673 6133 14648 6303 14600 6303 14770 6133 14794 5962 14867 5841 14916 5719 14965 5646 15062 5597 15111 5573 15159 5573 15184 5597 15208 5670 15257 5768 15281 5962 15257 6352 15184 6376 15451 6133 15476 5865 15524 5743 15573 5646 15646 5622 15646 5622 15670 5695 15768 5792 15816 5889 15841 5987 15841 6206 15865 6400 15865 6400 15962 6133 16035 5938 16084 5792 16181 5768 16230 5768 16254 5816 16327 5889 16376 5987 16400 6181 16400 6425 16352 6449 16644 6230 16668 6035 16717 5962 16765 5865 16790 5841 16838 5841 16887 5841 16911 5889 16936 6084 16960 6279 16984 6449 16984 6449 17276 6206 17325 6011 17349 5938 17398 5865 17447 5841 17471 5841 17520 5841 17544 5865 17568 5987 17641 6133 17690 6303 17690 6449 17666 6449 17958 6303 17982 6181 18031 6011 18055 5914 18104 5841 18152 5816 18177 5816 18225 5841 18250 5865 18274 5987 18323 6157 18371 6303 18371 6449 18347 6473 18444 6303 18469 6157 18542 6035 18615 5914 18688 5889 18736 5889 18761 5914 18785 5962 18809 6108 18809 6279 18785 6498 18761 6522 18980 6376 19028 6254 19101 5987 19223 5962 19272 5962 19320 5987 19369 6011 19393 6425 19393 6595 19345 6619 19393 6571 19442 6522 19515 6254 19637 6230 19661 6206 19734 6230 19758 6279 19783 6595 19758 6668 19783 6887 19856 7106 19904 7203 19953 7252 20001 7276 20050 7276 20123 7252 20172 7203 20245 7057 20342 6936 20391 6814 20439 6692 20464 6571 20464 6303 20439 5889 20439 5768 20391 5670 20318 5597 20220 5524 20099 5476 19929 5403 19612 5354 19247 5330 18882 5305 18371 5184 16960 5111 16254 5038 15549 4965 15086 4867 14600 4624 13675 4527 13310 4454 13018 4405 12896 4356 12823 4356 12799 4332 12750 4283 12702 4235 12677 4186 12653 4113 12677 4040 12750 3991 12848 3918 13091 3870 13286 3772 13237 3675 13213 3626 13237 3602 13310 3626 13383 3675 13456 3748 13529 3821 13578 3797 13772 3651 13772 3505 13821 3480 13845 3505 13870 3651 13943 3772 14016 3724 14405 3505 14381 3407 14381 3310 14405 3286 14454 3286 14478 3286 14502 3383 14551 3480 14624 3675 14721 3675 14892 3480 14892 3286 14916 3213 14940 3140 14965 3115 15013 3115 15038 3140 15086 3188 15135 3310 15208 3456 15232 3626 15257 3578 15573 3334 15549 3018 15549 2921 15573 2896 15597 2896 15622 2945 15695 3018 15743 3164 15816 3359 15889 3553 15914 3529 16011 3261 16035 3115 16060 2994 16108 2969 16133 2969 16181 2969 16206 2994 16230 3115 16279 3237 16303 3480 16327 3432 16790 3261 16790 3115 16814 2872 16838 2775 16887 2677 16960 2653 17033 2677 17082 2702 17106 2799 17155 2896 17155 3091 17179 3383 17203 3359 17398 3188 17398 3042 17422 2750 17520 2702 17544 2677 17593 2702 17641 2750 17666 2896 17714 3018 17739 3310 17739 3310 17763 3286 17933 3018 17958 2799 17982 2702 18031 2629 18079 2604 18128 2604 18177 2653 18250 2702 18274 2775 18298 2848 18323 3018 18323 3164 18298 3237 18323 3213 18517 2848 18566 2677 18615 2604 18663 2531 18712 2507 18761 2507 18785 2531 18809 2556 18834 2702 18882 3164 18882 3115 19223 2799 19199 2677 19199 2580 19223 2483 19247 2410 19320 2410 19369 2410 19393 2483 19466 2580 19515 2702 19564 2799 19564 3042 19612 3018 19807 2896 19807 2556 19856 2483 19880 2434 19904 2337 20001 2312 20026 2337 20074 2434 20123 2531 20147 2726 20172 2507 20269 2288 20366 1801 20512 1655 20537 1485 20561 1315 20537 1145 20488 1120 20464 1096 20415 1096 20391 1096 20342 1145 20245 1242 20123 1485 19929 1631 19831 1680 19807 1704 19758 1704 19710 1704 19661 1728 19588 1826 18785 1923 18006 2045 16425 2142 14843 2264 13237 2410 11631 2531 10025 2556 9368 2580 8663 2580 8322 2580 7981 2531 7641 2483 7324 2483 7251 2458 7178 2434 7130 2410 7105 2337 7057 2239 7057 2166 7105 2020 7130 1899 7154 1826 7227 1801 7300 1801 7349 1801 7397 1874 7446 1923 7470 1899 7519 1704 7519 1631 7543 1558 7592 1534 7665 1534 7714 1558 7738 1631 7811 1753 7860 1728 7957 1582 7957 1461 8006 1412 8054 1388 8127 1412 8200 1461 8249 1534 8273 1631 8298 1582 8468 1437 8468 1364 8517 1291 8541 1291 8590 1291 8638 1339 8687 1388 8736 1509 8760 1485 8833 1461 8930 1315 8955 1242 8979 1193 9028 1169 9076 1169 9149 1218 9198 1242 9222 1364 9271 1364 9295 1315 9320 1169 9344 1096 9393 1047 9441 1023 9539 1047 9563 1072 9612 1120 9636 1169 9660 1291 9660 1266 9733 1145 9733 1072 9758 1023 9806 999 9879 1023 9952 1120 10001 1218 10025 1169 10269 1096 10244 1023 10269 974 10293 926 10342 926 10390 926 10439 950 10488 999 10536 1096 10609 1072 10634 1047 10682 1047 10755 1047 10804 1145 11096 1169 11291 1193 11461 1193 11631 1120 11777 1096 11826 1023 11875 950 11923 780 11923 707 11875 658 11826 609 11753 512 11607 463 11437 463 11315 463 11193 512 10974 585 10974 634 10950 658 10901 658 10853 609 10658 585 10463 561 10074 585 9660 634 9271 731 8882 828 8492 1072 7714 1218 7227 1412 6740 1631 6302 1753 6108 1899 5913 2045 5743 2215 5572 2385 5402 2580 5280 2799 5159 3042 5061 3286 4964 3553 4891 3845 4842 4113 4818 4162 4842 4259 4818 Z M 4259 0 L 4016 25 3797 98 3675 98 3578 146 3334 244 3140 390 2945 536 2799 682 2677 852 2556 1047 2458 1241 2385 1436 2337 1655 2288 1850 2264 2069 2264 2263 2288 2434 2312 2628 2361 2823 2434 2993 2507 3164 2604 3310 2702 3480 2823 3626 2945 3748 3067 3869 3213 3991 3383 4088 3553 4161 3724 4210 3894 4258 3894 4404 3553 4429 3261 4502 2969 4575 2702 4696 2458 4818 2239 4964 2020 5110 1826 5305 1655 5499 1485 5694 1339 5937 1193 6156 1072 6400 853 6935 658 7470 366 8492 244 9003 147 9514 123 9782 123 10098 147 10415 171 10561 220 10682 147 10755 74 10853 25 10974 1 11096 1 11339 25 11558 74 11704 123 11826 196 11972 269 12093 366 12191 488 12264 609 12337 755 12361 926 12385 1072 12361 1193 12312 1291 12264 1388 12166 1461 12069 1509 11947 1534 11802 1582 11510 1582 11218 1534 10950 1461 10707 1437 10658 1485 10536 1509 10488 1534 10269 1582 10025 1704 9539 1850 9028 2142 8103 2118 9344 2045 10585 1947 11826 1826 13067 1680 14648 1558 16254 1412 17860 1339 18663 1218 19442 1242 19564 1120 19612 1023 19661 950 19734 853 19831 731 20026 634 20245 634 20342 609 20464 634 20561 658 20683 731 20780 804 20853 901 20926 1023 20999 1145 21023 1266 21048 1558 21072 1874 21048 2191 20975 2483 20877 2775 20731 3042 20610 3261 20439 3334 20366 3359 20293 3383 20269 3456 20172 3480 20050 3529 19807 3699 18542 3870 16984 4040 15427 4064 15184 4089 15111 4089 15062 4186 14089 4186 14040 4186 13991 4186 13967 4210 13870 4308 14186 4454 14892 4575 15597 4673 16327 4721 17057 4843 18493 4916 19223 5013 19953 5038 20147 5111 20342 5208 20537 5354 20683 5500 20780 5670 20853 5865 20877 6084 20853 6303 20877 6522 20902 6741 20877 6936 20853 7155 20780 7325 20683 7495 20561 7666 20391 7714 20293 7739 20220 7739 20123 7739 20026 7739 19929 7690 19831 7666 19758 7593 19685 7495 19612 7374 19539 7130 19442 7130 19418 7057 19126 7009 18809 6984 18152 6936 16546 6863 15476 6765 14405 6668 13334 6595 12288 6571 10804 6546 9344 6546 8395 6644 8663 6765 8930 6814 9174 6887 9417 6936 9904 6984 10415 7057 10901 6960 11120 6911 11339 6887 11583 6936 11802 6960 11923 7009 12020 7057 12093 7130 12166 7228 12239 7325 12288 7447 12312 7714 12312 7860 12264 7982 12215 8104 12142 8201 12045 8298 11947 8371 11826 8444 11704 8517 11510 8542 11291 8517 11193 8493 11096 8469 10999 8396 10926 8469 10269 8493 9587 8469 8906 8396 8249 8323 7908 8250 7568 8177 7251 8079 6935 7958 6619 7812 6327 7666 6035 7495 5743 7349 5548 7203 5378 7057 5232 6887 5086 6717 4940 6522 4842 6327 4745 6133 4648 5719 4502 5305 4429 4867 4380 4405 4356 4405 4307 4405 4283 4600 4258 4794 4185 4965 4112 5159 4015 5305 3893 5451 3772 5597 3626 5719 3456 5841 3310 5938 3115 6035 2945 6108 2750 6181 2555 6230 2361 6254 2166 6279 1971 6254 1752 6230 1533 6157 1314 6060 1095 5962 925 5816 730 5670 584 5500 438 5305 292 5111 195 4892 98 4697 49 4478 25 4259 0 Z N">
            <draw:equation draw:name="f0" draw:formula="logwidth"/>
            <draw:equation draw:name="f1" draw:formula="logheight"/>
          </draw:enhanced-geometry>
        </draw:custom-shape>
        <draw:custom-shape draw:name="Google Shape;310;p39" draw:style-name="gr5" draw:text-style-name="P25" draw:layer="layout" svg:width="0.448cm" svg:height="1.263cm" svg:x="9.22cm" svg:y="5.671cm">
          <text:p/>
          <draw:enhanced-geometry draw:mirror-horizontal="false" draw:mirror-vertical="false" svg:viewBox="0 0 0 0" drawooo:sub-view-size="7398 20829" draw:text-areas="0 0 ?f0 ?f1" draw:type="ooxml-non-primitive" draw:enhanced-path="M 3991 584 L 3942 657 3893 730 3893 755 3918 779 3991 803 4064 779 4185 755 4283 706 4380 633 4453 730 4356 779 4210 852 4088 949 4088 974 4112 998 4283 998 4453 974 4623 901 4721 1071 4696 1071 4429 1193 4185 1314 4161 1339 4185 1339 4307 1387 4429 1387 4550 1363 4696 1314 4818 1266 4915 1533 4794 1582 4502 1679 4356 1728 4234 1825 4210 1850 4210 1874 4210 1898 4234 1898 4404 1947 4550 1923 4696 1898 4867 1874 4964 1850 4988 2069 4891 2093 4696 2142 4526 2190 4331 2263 4137 2336 4112 2361 4137 2385 4283 2385 4404 2409 4599 2385 4769 2361 4988 2336 4988 2434 4940 2604 4891 2750 4794 2726 4696 2726 4502 2750 4258 2750 4137 2774 4015 2847 4015 2872 4112 2945 4210 2993 4429 2993 4599 3018 4745 3018 4623 3164 4502 3310 4453 3285 4283 3237 4112 3212 3918 3212 3747 3237 3723 3237 3723 3261 3747 3310 3966 3407 4210 3480 3991 3529 3796 3553 3553 3553 3334 3504 3090 3407 2896 3285 2701 3115 2555 2945 2433 2726 2360 2507 2312 2288 2312 2020 2336 1874 2360 1704 2409 1558 2482 1412 2677 1120 2871 876 3017 755 3139 682 3261 633 3407 584 Z M 1898 7860 L 2020 7933 1995 8200 1995 8444 1971 8979 1971 9149 1922 9344 1801 9685 1655 10050 1509 10390 1436 10658 1363 10926 1314 10707 1265 10536 1241 10512 1290 10463 1314 10390 1363 9733 1460 9076 1533 8760 1606 8444 1728 8152 1898 7860 Z M 5499 7860 L 5670 8152 5791 8444 5864 8760 5937 9076 6010 9733 6083 10390 6107 10463 6156 10512 6132 10536 6083 10707 6034 10926 5961 10658 5889 10390 5743 10050 5597 9685 5475 9344 5426 9149 5426 8979 5402 8444 5402 8200 5378 7933 5499 7860 Z M 3869 4623 L 4161 4672 4453 4721 4380 4769 4283 4842 4283 4867 4307 4891 4696 4842 4842 4842 4915 4867 4818 4891 4696 4940 4599 4988 4550 5086 4550 5110 4575 5110 4818 5037 4964 5013 5086 4988 5159 4988 5329 5110 5086 5134 4964 5183 4867 5232 4867 5280 4867 5305 4988 5353 5110 5353 5378 5329 5548 5305 5694 5451 5572 5475 5378 5524 5305 5548 5232 5597 5232 5621 5232 5645 5402 5621 5572 5621 5791 5572 5889 5718 5840 5718 5621 5743 5499 5791 5426 5840 5426 5889 5524 5913 5621 5913 5791 5889 6010 5889 6107 6083 5937 6132 5840 6181 5767 6229 5864 6254 5986 6254 6205 6229 6302 6448 6253 6473 6083 6521 5937 6619 5937 6643 6083 6643 6229 6619 6351 6594 6448 6813 6448 6838 6375 6862 6229 6935 6107 7008 6107 7032 6132 7057 6399 7008 6497 6984 6545 7130 6472 7154 6302 7178 6205 7203 6132 7227 6107 7276 6083 7300 6107 7349 6132 7373 6205 7422 6278 7422 6424 7397 6618 7397 6667 7519 6424 7592 6278 7641 6253 7665 6278 7689 6375 7714 6472 7738 6667 7714 6716 7714 6740 7860 6667 7884 6570 7933 6448 7981 6424 8030 6448 8030 6545 8079 6691 8079 6789 8054 6813 8249 6740 8249 6570 8298 6424 8371 6399 8395 6424 8419 6472 8444 6545 8468 6837 8468 6862 8638 6764 8663 6667 8711 6570 8784 6570 8809 6886 8809 6910 9052 6764 9101 6691 9125 6618 9174 6618 9198 6667 9222 6691 9222 6789 9247 6910 9222 6910 9466 6570 9587 6545 9612 6545 9636 6594 9685 6764 9709 6910 9709 6910 9831 6813 9855 6667 9928 6643 9952 6643 10001 6667 10025 6716 10050 6910 10074 6886 10293 6789 10293 6691 10317 6667 10342 6667 10366 6667 10390 6691 10415 6789 10439 6862 10439 6837 10682 6813 10658 6764 10658 6764 10682 6740 10682 6764 10755 6813 10804 6813 10828 6813 10926 6837 10974 6862 11047 6910 11096 6935 11339 6935 11461 6886 11583 6837 11656 6740 11729 6643 11801 6594 11801 6570 11753 6521 11656 6472 11534 6424 11266 6448 10999 6472 10853 6521 10755 6521 10658 6521 10585 6472 10512 6424 10463 6424 10390 6448 10025 6448 9660 6399 9271 6326 8906 6253 8541 6132 8200 5961 7860 5791 7568 5767 7543 5864 7300 5937 7081 5937 6935 5937 6789 5889 6619 5840 6473 5767 6327 5670 6229 5597 6205 5524 6181 5451 6181 5378 6205 5305 6254 5280 6327 5280 6400 5305 6473 5426 6570 5475 6643 5524 6716 5524 6886 5499 7057 5451 7227 5353 7373 5305 7446 5256 7519 5183 7543 5086 7568 5013 7592 4964 7616 4915 7665 4891 7738 4867 7811 4891 7860 4915 7933 4964 7981 4842 7981 4648 8006 4575 8054 4550 8079 4550 8103 4550 8152 4599 8176 4696 8225 5013 8225 5013 8346 4842 8371 4696 8395 4526 8419 4477 8468 4453 8517 4477 8565 4526 8590 4745 8638 5013 8638 5013 8687 4891 8711 4672 8736 4575 8760 4477 8809 4453 8833 4477 8882 4550 8906 4648 8930 5013 8930 5013 9028 4794 9052 4623 9076 4550 9125 4550 9149 4550 9198 4599 9247 4696 9271 5037 9271 5061 9344 5013 9344 4794 9393 4623 9490 4599 9514 4623 9539 4818 9563 5037 9539 5110 9539 5134 9587 5037 9612 4940 9612 4794 9660 4745 9709 4696 9758 4696 9806 4721 9855 4794 9879 4964 9879 5086 9855 5207 9831 5256 9904 5134 9928 5013 9977 4915 10074 4915 10098 5037 10171 5159 10171 5329 10147 5402 10317 5329 10342 5207 10390 5086 10415 5086 10439 5207 10463 5305 10488 5475 10488 5524 10658 5378 10707 5232 10755 5207 10780 5232 10780 5353 10804 5548 10804 5572 10950 5524 10974 5402 10999 5280 11047 5280 11072 5280 11096 5451 11145 5621 11169 5645 11339 5548 11364 5426 11412 5426 11437 5451 11461 5548 11485 5670 11485 5694 11607 5548 11631 5426 11656 5378 11704 5353 11777 5378 11850 5402 11874 5426 11874 5548 11899 5718 11899 5718 12045 5548 12093 5402 12166 5402 12191 5548 12264 5645 12288 5718 12288 5718 12434 5597 12434 5451 12458 5378 12483 5305 12556 5280 12604 5280 12653 5305 12677 5353 12726 5499 12726 5645 12702 5743 12702 5718 13018 5621 13018 5451 13067 5305 13115 5280 13140 5280 13164 5305 13188 5670 13213 5718 13213 5718 13407 5597 13432 5475 13432 5378 13480 5305 13578 5305 13602 5329 13651 5451 13675 5572 13699 5718 13724 5718 13870 5621 13894 5353 13943 5305 13967 5280 14016 5305 14064 5329 14089 5402 14137 5499 14162 5718 14186 5694 14381 5524 14405 5378 14454 5305 14502 5232 14551 5232 14575 5256 14624 5402 14648 5694 14648 5694 14819 5475 14819 5402 14843 5329 14867 5305 14916 5280 14940 5280 14989 5305 15038 5378 15086 5475 15111 5572 15135 5670 15159 5670 15354 5548 15354 5451 15330 5353 15378 5329 15403 5305 15427 5329 15500 5378 15524 5426 15549 5524 15573 5645 15597 5645 15719 5305 15768 5280 15792 5280 15816 5280 15841 5305 15865 5621 15889 5621 16108 5524 16133 5378 16157 5305 16181 5256 16230 5232 16254 5256 16279 5305 16327 5353 16352 5475 16376 5597 16376 5572 16571 5572 16668 5280 16668 5207 16692 5159 16741 5159 16790 5207 16838 5256 16863 5402 16887 5548 16887 5524 17082 5426 17106 5280 17130 5207 17155 5134 17203 5134 17228 5134 17252 5207 17276 5280 17276 5426 17301 5499 17301 5475 17544 5378 17544 5256 17593 5183 17641 5183 17666 5183 17690 5207 17739 5256 17763 5378 17787 5451 17812 5426 17982 5329 17982 5086 18006 5037 18031 5013 18055 5013 18104 5061 18152 5159 18201 5280 18225 5402 18225 5402 18420 5353 18420 5207 18444 5134 18469 5086 18517 5061 18566 5086 18615 5134 18663 5183 18688 5329 18712 5378 18712 5353 18907 5280 18907 5183 18955 5159 18980 5159 19004 5159 19053 5183 19077 5256 19126 5353 19126 5353 19539 5353 19637 5402 19710 5475 19758 5548 19783 5572 19807 5718 19953 5840 20074 5986 20220 6132 20366 5961 20366 5816 20342 5670 20318 5524 20269 5378 20196 5232 20099 5086 20001 4940 19928 4818 19539 4721 19126 4672 18712 4623 18274 4575 17447 4526 16619 4477 15670 4429 14721 4404 14235 4380 13894 4331 13505 4258 13140 4161 12775 4112 12629 4039 12483 3966 12361 3893 12288 3820 12264 3577 12264 3504 12288 3407 12385 3334 12507 3309 12483 3188 12483 3066 12531 3042 12556 3042 12604 3066 12653 3115 12677 3236 12702 3261 12702 3212 12848 3042 12872 2871 12921 2871 12945 2871 12969 3017 13018 3163 13042 3139 13140 2969 13140 2847 13164 2725 13213 2701 13237 2701 13261 2701 13286 2725 13310 2847 13359 2969 13383 3090 13383 3066 13529 2847 13553 2750 13602 2652 13651 2628 13699 2652 13724 2847 13748 3042 13772 3042 13870 2920 13870 2774 13918 2701 13943 2628 13991 2628 14016 2701 14064 2798 14113 2896 14137 3017 14137 2993 14283 2871 14283 2725 14308 2677 14332 2604 14381 2604 14405 2579 14429 2604 14502 2677 14551 2725 14575 2871 14600 2969 14600 2969 14721 2969 14794 2774 14819 2628 14843 2555 14892 2506 14940 2482 14989 2506 15013 2579 15038 2652 15062 2823 15062 2944 15038 2944 15232 2871 15232 2677 15257 2506 15305 2506 15330 2506 15354 2701 15378 2920 15403 2920 15622 2798 15646 2652 15695 2506 15768 2506 15792 2506 15816 2798 15841 2896 15841 2896 15914 2750 15938 2604 15987 2482 16060 2433 16108 2433 16157 2433 16181 2506 16230 2579 16254 2725 16254 2896 16230 2871 16425 2628 16473 2506 16498 2409 16546 2409 16571 2409 16595 2506 16644 2628 16668 2871 16692 2847 16936 2701 16936 2555 16960 2458 16984 2409 17033 2385 17057 2433 17106 2482 17130 2604 17155 2847 17155 2823 17349 2701 17398 2604 17447 2506 17495 2458 17568 2433 17593 2458 17641 2458 17666 2506 17690 2652 17690 2823 17641 2798 17860 2628 17933 2506 17958 2482 17958 2458 17982 2458 18006 2482 18031 2628 18055 2798 18055 2774 18298 2725 18298 2628 18323 2506 18371 2482 18396 2482 18420 2482 18444 2506 18444 2604 18493 2725 18542 2750 18542 2725 18688 2628 18712 2506 18712 2458 18736 2409 18761 2385 18809 2385 18858 2433 18882 2482 18931 2604 18955 2701 18955 2677 19053 2604 19077 2555 19101 2433 19174 2433 19199 2433 19223 2531 19272 2628 19320 2604 19466 2458 19466 2360 19515 2336 19564 2360 19612 2385 19661 2433 19685 2531 19734 2458 19928 2312 20001 2166 20099 2020 20196 1874 20269 1728 20318 1582 20342 1436 20366 1265 20366 1411 20220 1557 20074 1679 19953 1825 19807 1849 19783 1922 19758 1995 19710 2020 19637 2044 19539 2020 18785 1971 18055 1825 16571 1752 15792 1703 15013 1679 13456 1655 12702 1679 11947 1703 11583 1752 11218 1825 10853 1922 10488 2044 10171 2166 9855 2287 9539 2360 9198 2385 8906 2385 8590 2385 8006 2458 7957 2482 7908 2506 7835 2506 7762 2506 7689 2458 7641 2385 7592 2312 7568 2214 7543 2141 7519 2093 7446 2044 7373 1947 7227 1898 7057 1874 6886 1874 6716 1898 6643 1971 6570 2093 6473 2117 6400 2117 6327 2093 6254 2020 6205 1947 6181 1849 6181 1801 6205 1728 6229 1630 6327 1557 6473 1484 6619 1460 6789 1460 6935 1460 7081 1533 7300 1630 7543 1606 7568 1533 7519 1411 7470 1363 7446 1290 7446 1265 7470 1241 7495 1241 7568 1290 7616 1363 7689 1460 7787 1436 7860 1314 7811 1192 7762 1071 7738 1022 7762 998 7811 1022 7835 1071 7908 1144 7981 1314 8103 1265 8249 1168 8225 1095 8200 998 8225 949 8249 949 8273 949 8322 1022 8371 1095 8419 1192 8444 1168 8468 973 8468 900 8492 852 8541 827 8565 803 8614 827 8663 852 8711 949 8760 1071 8784 1095 8784 1046 8979 803 8979 779 9028 779 9052 779 9101 827 9149 876 9174 973 9198 998 9222 998 9368 852 9368 803 9393 754 9417 730 9490 730 9539 730 9563 779 9612 827 9636 949 9660 949 9806 876 9806 803 9831 730 9879 681 9904 681 9952 681 10001 730 10050 827 10074 949 10074 949 10123 852 10147 803 10196 754 10244 754 10269 779 10293 876 10342 949 10342 973 10390 973 10463 925 10512 876 10585 852 10658 876 10755 925 10853 949 10999 973 11266 925 11534 876 11656 827 11753 803 11801 754 11801 657 11729 560 11656 511 11583 462 11461 462 11339 487 11096 535 11047 560 10974 584 10926 584 10828 511 10342 462 9831 462 9320 511 8809 584 8298 681 7787 803 7300 949 6813 1119 6400 1314 6010 1557 5621 1703 5451 1849 5280 2044 5134 2214 4988 2409 4891 2628 4794 2823 4745 3066 4696 3528 4623 Z M 3893 0 L 3699 73 3382 73 3212 122 3066 195 2896 268 2774 365 2628 487 2506 609 2287 901 2093 1217 1947 1533 1874 1850 1849 2044 1849 2215 1874 2409 1898 2580 1947 2750 2020 2896 2093 3066 2214 3212 2312 3358 2433 3480 2579 3577 2725 3699 2871 3772 3042 3845 3212 3918 3407 3966 3553 3966 3528 4039 3504 4234 3431 4234 3188 4210 2944 4210 2725 4258 2506 4331 2287 4404 2093 4526 1898 4648 1728 4794 1557 4964 1387 5134 1095 5499 852 5913 633 6327 438 6862 268 7446 122 8006 49 8614 0 9198 0 9806 49 10390 122 10974 146 10974 97 11193 73 11412 97 11631 170 11777 219 11899 316 11972 414 12069 511 12142 633 12191 754 12215 876 12215 998 12166 1144 12069 1241 11923 1217 12604 1217 13261 1217 14040 1241 14819 1265 15597 1314 16376 1460 17958 1509 18736 1509 19515 1265 19685 1022 19904 827 20147 730 20269 681 20415 633 20512 657 20634 706 20707 803 20756 1119 20829 1411 20829 1703 20804 1995 20731 2214 20634 2458 20512 2555 20439 2652 20366 2750 20269 2798 20172 2847 20123 2871 20074 2969 19783 3042 19466 3090 19150 3139 18809 3188 18152 3236 17520 3285 16425 3334 15330 3407 14502 3480 13651 3528 13164 3601 12872 3650 12750 3699 12629 3747 12750 3796 12872 3845 13164 3918 13651 3991 14502 4064 15330 4112 16425 4161 17520 4210 18152 4258 18809 4307 19150 4356 19466 4429 19783 4526 20074 4550 20123 4599 20172 4648 20269 4745 20366 4842 20439 4940 20512 5183 20634 5402 20731 5694 20804 5986 20829 6278 20829 6594 20756 6691 20707 6740 20634 6740 20512 6716 20415 6667 20269 6570 20147 6375 19904 6132 19685 5864 19515 5889 18736 5937 17958 6059 16376 6132 15597 6156 14819 6180 14040 6180 13261 6180 12604 6156 11923 6253 12069 6399 12166 6521 12215 6643 12215 6764 12191 6886 12142 6983 12069 7081 11972 7178 11899 7227 11777 7300 11631 7324 11412 7300 11193 7251 10974 7275 10974 7348 10390 7397 9806 7397 9198 7348 8614 7251 8006 7129 7446 6959 6862 6764 6327 6545 5913 6302 5499 6010 5134 5840 4964 5670 4794 5499 4648 5305 4526 5110 4404 4891 4331 4672 4258 4453 4210 4210 4210 3966 4234 3966 4210 3966 4185 3966 4137 3942 4039 3918 3966 4064 3942 4210 3893 4356 3845 4477 3772 4721 3602 4940 3383 5110 3115 5232 2847 5353 2531 5402 2215 5426 2069 5402 1898 5378 1704 5329 1485 5280 1290 5183 1095 5086 876 4988 682 4867 511 4721 365 4575 219 4429 122 4258 49 4088 0 Z N">
            <draw:equation draw:name="f0" draw:formula="logwidth"/>
            <draw:equation draw:name="f1" draw:formula="logheight"/>
          </draw:enhanced-geometry>
        </draw:custom-shape>
        <draw:custom-shape draw:name="Google Shape;311;p39" draw:style-name="gr5" draw:text-style-name="P25" draw:layer="layout" svg:width="0.408cm" svg:height="0.968cm" svg:x="10.867cm" svg:y="5.812cm">
          <text:p/>
          <draw:enhanced-geometry draw:mirror-horizontal="false" draw:mirror-vertical="false" svg:viewBox="0 0 0 0" drawooo:sub-view-size="6741 15963" draw:text-areas="0 0 ?f0 ?f1" draw:type="ooxml-non-primitive" draw:enhanced-path="M 3431 439 L 3577 488 3748 536 3699 609 3699 682 3723 731 3748 755 3845 780 3918 780 3991 755 4088 731 4161 780 4088 828 4040 853 4015 926 3991 974 3967 1047 3991 1072 4015 1096 4137 1096 4259 1072 4429 999 4502 1096 4332 1193 4186 1291 4137 1339 4113 1388 4113 1412 4113 1436 4210 1485 4307 1485 4405 1461 4551 1436 4672 1364 4745 1509 4429 1582 4332 1631 4210 1680 4113 1753 4040 1826 4040 1874 4064 1899 4283 1899 4502 1850 4818 1801 4818 1947 4794 2093 4794 2118 4770 2118 4502 2166 4234 2264 4015 2312 3894 2361 3796 2410 3796 2434 3796 2483 3821 2531 3894 2580 3991 2604 4210 2604 4453 2580 4672 2507 4672 2507 4526 2750 4283 2750 4064 2775 3845 2823 3723 2848 3626 2896 3626 2921 3602 2969 3626 2994 3650 2994 3918 3091 4064 3115 4234 3115 4040 3286 3869 3213 3675 3188 3504 3213 3407 3237 3358 3286 3334 3310 3334 3334 3358 3407 3480 3456 3602 3480 3383 3480 3139 3456 2920 3383 2701 3261 2507 3115 2337 2945 2191 2750 2093 2531 2020 2288 1996 2069 1972 1826 2020 1582 2069 1364 2191 1169 2312 974 2483 828 2653 731 2799 658 2896 682 2969 682 3042 658 3115 561 3261 512 3431 439 Z M 3869 4454 L 4137 4478 4040 4575 4015 4624 4015 4673 4064 4721 4113 4770 4186 4770 4429 4697 4672 4624 4745 4600 4867 4648 4745 4673 4648 4721 4526 4770 4478 4867 4453 4940 4478 4965 4502 4965 4624 4989 4770 4965 5013 4940 5183 4940 5329 4916 5378 4965 5232 4989 5110 5038 5013 5111 4964 5232 4964 5281 4989 5305 5086 5354 5159 5354 5354 5330 5694 5330 5792 5476 5621 5524 5475 5597 5451 5622 5475 5646 5548 5695 5646 5719 5816 5743 5938 5743 6011 5914 5840 5962 5767 5987 5719 6035 5694 6084 5719 6108 5913 6157 6108 6181 6157 6400 6084 6400 5938 6425 5889 6473 5816 6522 5816 6546 5816 6595 5840 6644 5889 6692 5962 6717 6084 6717 6230 6692 6278 6887 6059 6887 6035 6911 6011 6936 6011 6984 6035 7033 6084 7082 6157 7106 6303 7130 6327 7301 6157 7301 6084 7325 6035 7374 6011 7447 6011 7471 6035 7520 6084 7544 6132 7568 6254 7593 6351 7617 6351 7739 6157 7739 6132 7763 6084 7787 6059 7860 6059 7885 6059 7909 6132 7982 6230 8006 6327 8031 6327 8177 6205 8201 6157 8225 6108 8250 6084 8298 6084 8323 6084 8371 6108 8420 6205 8469 6303 8469 6278 8590 6205 8639 6181 8712 6181 8809 6205 8834 6254 8882 6327 8907 6327 8931 6327 8980 6303 9028 6254 9101 6157 9199 6084 9223 6011 9199 5962 9174 5913 9126 5865 9053 5865 9004 5865 8858 5865 8834 5913 8542 5938 8201 5913 7812 5865 7398 5792 7009 5719 6838 5646 6668 5548 6522 5451 6400 5329 6327 5208 6254 5135 6254 5086 6279 5062 6327 5037 6376 4818 6376 4745 6400 4672 6449 4648 6546 4672 6571 4697 6595 4770 6619 4867 6619 4964 6644 4916 6887 4770 6911 4624 6960 4478 7033 4356 7130 4356 7155 4356 7179 4356 7203 4380 7228 4648 7228 4916 7203 4916 7349 4770 7374 4672 7398 4575 7422 4478 7471 4405 7544 4405 7568 4405 7593 4502 7641 4624 7666 4770 7690 4916 7690 4916 7909 4697 7909 4478 7958 4405 7982 4332 8031 4307 8079 4307 8128 4332 8152 4405 8201 4526 8225 4794 8201 4916 8201 4916 8420 4770 8396 4648 8420 4478 8469 4405 8493 4332 8542 4307 8566 4307 8590 4356 8639 4429 8688 4502 8712 4672 8736 4794 8736 4916 8712 4916 8980 4770 9004 4624 9028 4356 9126 4332 9150 4356 9174 4478 9223 4599 9247 4843 9247 4940 9223 4940 9466 4770 9490 4575 9515 4380 9563 4356 9588 4332 9661 4332 9709 4356 9758 4453 9807 4526 9831 4721 9855 4964 9855 4964 10026 4818 10026 4672 10050 4551 10099 4405 10172 4405 10196 4405 10220 4551 10269 4697 10318 4916 10318 4989 10269 4989 10561 4867 10561 4721 10610 4551 10658 4478 10707 4429 10780 4429 10804 4478 10853 4551 10902 4721 10902 4867 10877 5013 10829 5013 10853 5013 10950 4843 10999 4672 11048 4599 11072 4502 11121 4502 11169 4502 11218 4575 11291 4648 11340 4843 11340 5037 11315 5037 11461 4916 11486 4794 11510 4551 11607 4502 11632 4478 11656 4502 11753 4526 11802 4599 11851 4721 11851 4843 11826 4964 11802 5062 11753 5062 11948 4843 11997 4672 12070 4551 12191 4551 12216 4575 12240 4624 12264 4697 12289 5086 12289 5110 12483 4916 12532 4745 12629 4624 12727 4599 12800 4599 12848 4624 12873 4697 12897 4770 12897 4916 12873 5135 12824 5135 13067 4964 13140 4818 13165 4697 13238 4648 13286 4648 13311 4672 13335 4770 13384 4891 13408 5037 13384 5159 13359 5183 13530 5062 13578 4940 13627 4867 13676 4818 13700 4794 13749 4818 13797 4891 13846 4989 13870 5110 13846 5208 13822 5232 13919 5208 13919 4940 13992 4891 14016 4818 14065 4745 14138 4721 14187 4745 14211 4843 14260 4916 14284 5135 14284 5256 14235 5281 14406 5037 14430 4964 14454 4891 14527 4843 14576 4843 14625 4867 14649 4916 14698 4964 14722 5110 14722 5329 14698 5354 14868 5208 14892 5062 14965 5037 14990 5037 15014 5062 15038 5232 15087 5427 15111 5475 15136 5548 15160 5646 15160 5694 15209 5743 15282 5767 15355 5792 15428 5767 15501 5694 15574 5621 15598 5524 15622 5427 15622 5208 15574 4794 15452 4599 15403 4599 15330 4502 14990 4380 14673 4283 14333 4186 13992 4113 13651 4064 13335 4015 12678 3967 12191 3942 11948 3894 11705 3821 11486 3748 11267 3626 11048 3480 10877 3431 10853 3383 10829 3285 10853 3212 10877 3139 10950 3066 11023 2823 11023 2774 11048 2726 11072 2701 11096 2701 11121 2701 11169 2726 11194 2823 11242 2969 11242 2945 11364 2847 11340 2750 11364 2677 11364 2604 11388 2556 11437 2531 11461 2556 11510 2580 11583 2628 11607 2750 11656 2920 11680 2896 11851 2628 11875 2458 11899 2361 11924 2288 11948 2288 11972 2288 11997 2337 12045 2410 12094 2507 12118 2604 12143 2896 12143 2896 12216 2628 12289 2507 12313 2385 12362 2361 12386 2337 12410 2361 12483 2410 12532 2483 12556 2604 12581 2726 12556 2872 12556 2823 12824 2677 12775 2337 12775 2264 12824 2239 12848 2239 12897 2239 12970 2312 13019 2385 13043 2458 13067 2628 13092 2799 13092 2774 13262 2458 13262 2361 13286 2264 13335 2239 13359 2239 13408 2312 13481 2410 13505 2483 13530 2726 13530 2701 13724 2483 13749 2312 13749 2264 13773 2191 13822 2166 13870 2166 13943 2215 13992 2239 14041 2361 14089 2628 14089 2604 14260 2385 14260 2264 14284 2166 14333 2118 14357 2118 14406 2142 14454 2191 14479 2312 14527 2458 14527 2580 14503 2531 14868 2531 14844 2434 14819 2312 14795 2191 14795 2093 14844 2069 14868 2069 14892 2069 14917 2093 14941 2166 14990 2264 14990 2458 15014 2507 15014 2531 14990 2531 15136 2045 15452 1801 15549 1680 15598 1534 15622 1436 15622 1339 15598 1266 15549 1242 15501 1242 15452 1266 15355 1315 15282 1485 15136 1534 15111 1582 15063 1607 15014 1631 14941 1655 14308 1680 13676 1704 12410 1728 11121 1753 10488 1801 9855 1826 9223 1826 8590 1850 7958 1923 7349 1996 6911 1996 6692 1972 6571 1923 6498 1947 6425 1947 6352 1923 6303 1874 6254 1801 6230 1704 6254 1558 6230 1485 6230 1436 6254 1388 6303 1412 6352 1412 6376 1509 6425 1485 6449 1388 6449 1193 6473 1096 6522 1071 6522 1096 6546 1144 6619 1193 6644 1266 6668 1339 6692 1315 6741 1193 6765 1096 6790 998 6863 998 6887 1096 6936 1193 6960 1217 6960 1193 7106 1047 7082 950 7106 877 7130 804 7203 804 7252 828 7301 852 7325 901 7349 1023 7374 1096 7398 1047 7568 950 7568 852 7593 731 7617 706 7641 682 7690 706 7739 731 7763 755 7812 828 7836 925 7860 974 7860 950 7958 804 7982 731 8006 658 8031 658 8055 658 8079 731 8104 804 8128 950 8128 950 8274 828 8298 779 8323 731 8347 706 8396 706 8420 731 8469 755 8493 828 8517 901 8517 974 8712 974 8834 974 8931 950 9028 901 9101 828 9174 731 9223 633 9223 512 9199 414 9150 341 9101 268 9028 268 8980 268 8931 293 8882 366 8858 390 8834 414 8809 487 8517 512 8225 560 7641 560 7057 609 6741 633 6473 731 6108 877 5792 1047 5524 1242 5281 1485 5062 1753 4892 2069 4746 2410 4624 2872 4527 3358 4478 3407 4502 3480 4502 3529 4478 3577 4454 Z M 3261 1 L 3066 25 2896 123 2823 171 2750 244 2531 317 2337 463 2142 609 1972 804 1826 1023 1704 1242 1631 1461 1582 1680 1558 1874 1582 2069 1582 2239 1631 2410 1680 2580 1728 2750 1826 2921 1899 3067 2020 3213 2142 3334 2264 3456 2410 3578 2556 3675 2701 3748 2872 3821 3066 3894 3310 3918 3261 4016 3237 4113 2750 4162 2361 4235 1996 4356 1655 4502 1339 4697 1071 4916 828 5184 609 5500 439 5865 341 6206 268 6571 220 6936 195 7301 171 7982 171 8347 195 8688 147 8712 98 8761 49 8809 25 8882 1 9004 49 9150 98 9223 147 9296 293 9418 463 9490 633 9515 828 9515 901 9466 974 9442 1120 9320 1193 9174 1266 9004 1290 8834 1266 8663 1217 8493 1266 8396 1290 8274 1315 8031 1412 7593 1534 7179 1631 6887 1582 7130 1534 7471 1509 7812 1436 9028 1363 10220 1315 11413 1290 12581 1266 13773 1217 14941 1217 14965 1120 15038 1023 15136 974 15233 925 15379 925 15501 925 15622 998 15720 1071 15841 1169 15890 1266 15939 1363 15963 1704 15963 1923 15890 2142 15793 2337 15671 2701 15452 2774 15428 2847 15403 2920 15330 2945 15233 3091 13870 3237 12508 3310 11802 3334 11461 3431 11096 3480 11194 3529 11315 3577 11559 3650 11997 3699 12508 3723 13043 3748 13359 3821 13651 3942 14260 4113 14844 4259 15428 4283 15501 4332 15525 4380 15598 4478 15671 4697 15793 4940 15866 5110 15914 5354 15963 5694 15963 5816 15914 5938 15866 6011 15793 6108 15671 6157 15525 6157 15379 6108 15209 6035 15087 5962 14965 5840 14868 5694 14819 5621 14333 5548 13822 5475 12824 5402 10853 5281 8542 5256 7836 5232 7106 5256 7033 5256 6984 5232 6936 5208 6887 5183 6619 5305 6863 5402 7130 5475 7398 5500 7666 5524 7958 5548 8250 5524 8785 5524 8834 5548 8907 5524 9004 5548 9126 5573 9247 5621 9345 5694 9418 5767 9466 5840 9515 5938 9539 6011 9563 6205 9563 6303 9515 6424 9442 6546 9320 6619 9199 6668 9053 6668 8907 6643 8785 6643 8736 6692 8420 6716 8079 6741 7739 6716 7398 6692 7057 6643 6717 6570 6400 6473 6060 6473 6011 6424 5962 6230 5500 6132 5257 5986 5038 5889 4916 5792 4770 5670 4673 5548 4551 5256 4381 4964 4259 4648 4162 4332 4113 3991 4089 3650 4089 3650 4064 3650 3918 3821 3870 3991 3797 4161 3724 4332 3626 4478 3505 4624 3359 4770 3237 4891 3067 4989 2896 5086 2726 5159 2556 5232 2385 5281 2191 5305 2020 5305 1826 5281 1655 5232 1436 5135 1218 5037 1023 4916 853 4770 682 4599 512 4429 366 4234 244 4088 171 3894 98 3699 25 3480 1 Z N">
            <draw:equation draw:name="f0" draw:formula="logwidth"/>
            <draw:equation draw:name="f1" draw:formula="logheight"/>
          </draw:enhanced-geometry>
        </draw:custom-shape>
        <draw:custom-shape draw:name="Google Shape;312;p39" draw:style-name="gr5" draw:text-style-name="P25" draw:layer="layout" svg:width="0.952cm" svg:height="1.008cm" svg:x="12.229cm" svg:y="5.798cm">
          <text:p/>
          <draw:enhanced-geometry draw:mirror-horizontal="false" draw:mirror-vertical="false" svg:viewBox="0 0 0 0" drawooo:sub-view-size="15695 16620" draw:text-areas="0 0 ?f0 ?f1" draw:type="ooxml-non-primitive" draw:enhanced-path="M 7786 755 L 7567 780 7324 804 7105 877 6910 999 6813 1072 6740 1145 6691 1242 6643 1364 6667 1388 6691 1412 6740 1388 6764 1412 6716 1461 6691 1510 6691 1680 6716 1826 6764 1996 6813 2166 6886 2312 7008 2434 7129 2556 7251 2629 7300 2629 7324 2604 7324 2580 7324 2556 7056 2069 6983 1826 6910 1583 7202 1874 7543 2142 7884 2385 8273 2580 8468 2677 8662 2726 8857 2775 9076 2823 9490 2823 9709 2799 9928 2750 9952 2726 9976 2677 9952 2629 9928 2604 9538 2531 9173 2458 8784 2410 8419 2312 8224 2239 8054 2142 7689 1947 7348 1728 7008 1510 7251 1583 7494 1631 7981 1753 8297 1826 8638 1923 8954 1947 9125 1947 9295 1923 9344 1899 9344 1850 9344 1826 9319 1777 9027 1655 8711 1558 8078 1437 7567 1315 7300 1266 7032 1266 7251 1145 7470 1072 7738 1047 8005 1072 8273 1120 8541 1193 8760 1266 8954 1339 9368 1558 9806 1753 10001 1826 10220 1874 10268 1850 10293 1826 10317 1801 10293 1753 10098 1558 9879 1388 9611 1242 9344 1120 9052 1023 8760 926 8224 804 8030 755 Z M 5888 1996 L 5864 2020 5694 2142 5523 2264 5207 2556 4891 2823 4745 2969 4623 3140 4623 3188 4647 3213 4842 3115 4988 3018 5280 2775 5645 2458 5986 2166 6010 2093 5986 2045 5937 1996 Z M 6107 5622 L 6059 5646 6010 5670 5961 5719 5888 5768 5815 5816 5767 5889 5718 5987 5669 6157 5669 6327 5669 6425 5718 6546 5767 6644 5815 6717 5888 6790 5986 6863 6083 6911 6180 6936 6326 6936 6399 6911 6448 6863 6570 6717 6643 6546 6667 6352 6667 6157 6618 5962 6594 5889 6521 5792 6472 5719 6375 5670 6302 5622 Z M 9368 5622 L 9319 5646 9271 5670 9222 5719 9149 5768 9076 5816 9027 5889 8979 5987 8930 6157 8930 6327 8930 6425 8979 6546 9027 6644 9076 6717 9149 6790 9246 6863 9344 6911 9441 6936 9587 6936 9660 6911 9709 6863 9830 6717 9903 6546 9928 6352 9928 6157 9879 5962 9855 5889 9782 5792 9733 5719 9636 5670 9563 5622 Z M 7786 6765 L 7738 6814 7713 6863 7713 7082 7738 7301 7738 7520 7762 7739 7786 7787 7811 7812 7908 7860 7957 7836 8005 7836 8030 7787 8054 7739 8054 7641 8054 7520 8030 7301 7981 7057 7957 6936 7884 6814 7835 6765 Z M 8589 8274 L 8249 8371 7932 8444 7592 8469 7421 8469 7251 8444 7202 8469 7178 8469 7154 8517 7178 8542 7227 8639 7300 8688 7373 8761 7470 8785 7665 8834 7908 8834 8127 8809 8370 8761 8565 8712 8735 8639 8808 8590 8833 8542 8833 8469 8833 8396 8784 8347 8735 8298 8662 8274 Z M 6618 9928 L 6862 10026 7105 10099 7373 10172 7616 10220 7859 10245 8127 10269 8370 10245 8614 10220 8833 10172 9052 10123 9027 10366 8735 10391 8443 10415 8419 10415 8151 10391 8005 10391 7859 10415 7859 10439 7835 10464 7835 10512 7884 10585 7932 10610 8078 10683 8224 10707 8346 10731 8687 10731 8857 10707 9027 10683 9027 10804 8687 10853 8541 10877 8370 10902 7932 10902 7786 10950 7762 10999 7786 11023 7884 11121 8030 11194 8200 11242 8589 11242 8760 11218 8930 11194 9076 11121 9125 11218 8954 11291 8760 11340 8151 11461 8127 11461 8127 11486 8151 11510 8346 11583 8589 11607 8370 11656 8151 11680 7932 11680 7713 11656 7421 11632 7129 11559 6862 11461 6740 11388 6618 11291 6594 11242 6667 11194 6716 11121 6716 11023 6716 10950 6667 10804 6618 10610 6594 10415 6594 10245 6618 10074 6643 9977 6643 9953 6618 10001 6618 9928 Z M 9636 11218 L 9782 11291 9928 11364 9855 11510 9757 11632 9636 11778 9514 11875 9246 12070 8930 12240 8589 12362 8249 12435 7908 12483 7592 12508 7227 12508 6886 12459 6521 12362 6375 12289 6205 12216 6083 12118 5986 12021 5888 11924 5815 11826 5694 11583 5572 11315 5645 11291 5840 11267 6107 11242 6180 11364 6278 11486 6448 11656 6594 11753 6764 11851 7105 11972 7446 12045 7811 12094 8151 12094 8492 12070 8833 11972 9003 11924 9173 11851 9295 11753 9441 11607 9563 11461 9587 11364 9611 11291 9636 11218 Z M 5231 11437 L 5231 11583 5280 11729 5329 11875 5402 12021 5596 12264 5815 12459 6010 12581 6205 12702 6399 12775 6618 12848 6837 12897 7056 12946 7494 12970 7908 12946 8322 12897 8760 12775 9149 12629 9344 12532 9538 12410 9709 12289 9879 12143 10025 11997 10147 11851 10268 11656 10366 11486 10950 11583 10974 11583 10828 11680 10658 11778 10512 11899 10366 12045 10317 12118 10293 12216 10439 12167 10585 12094 10852 11924 11193 11778 11315 11753 11436 11705 11461 11680 12020 11851 11728 11948 11436 12070 11144 12191 10877 12362 10633 12532 10609 12556 10633 12581 11144 12386 11655 12216 11874 12167 12093 12118 12312 12094 12531 12021 12969 12216 12726 12289 12507 12386 11874 12654 11582 12800 11266 12897 11242 12921 11217 12946 11242 12970 11266 12994 11850 12873 12458 12727 12677 12678 12920 12629 13164 12556 13285 12508 13383 12459 13626 12629 13869 12824 13602 12873 12847 13067 12482 13165 12142 13286 12093 13335 12117 13359 12263 13408 12409 13432 12531 13457 12677 13432 12969 13408 13237 13335 13675 13238 13869 13189 14088 13165 14186 13140 14356 13335 14502 13530 14186 13554 13845 13578 13529 13627 13212 13676 13042 13724 12896 13773 12872 13797 12872 13822 12896 13846 12896 13870 13188 13919 13456 13943 13991 13919 14745 13919 14916 14284 14405 14308 13821 14308 13529 14333 13383 14357 13237 14381 13212 14406 13188 14454 13212 14503 13237 14527 13529 14600 13821 14625 14721 14625 15037 14600 15110 14868 15159 15136 14989 15087 14818 15087 14453 15063 14234 15063 13991 15087 13772 15111 13529 15184 13504 15209 13504 15233 13504 15282 13553 15282 14015 15306 14453 15330 14843 15355 15013 15355 15183 15330 15183 15330 15086 15355 14794 15452 14502 15549 13918 15671 13310 15768 12701 15841 12677 15720 12653 15525 12628 15428 12555 15330 12482 15257 12385 15233 12288 15257 12215 15330 12166 15428 12142 15525 12142 15720 12142 15890 11801 15939 11290 15987 10755 16036 9709 16085 7592 16085 6521 16060 5475 16012 4428 15939 3382 15841 3236 15817 3236 15768 3236 15671 3212 15622 3212 15574 3236 15403 3236 15306 3212 15209 3163 15136 3090 15087 3017 15087 2920 15111 2823 15209 2750 15330 2725 15452 2701 15598 2701 15695 2141 15525 1582 15355 1314 15282 1046 15257 754 15233 487 15257 462 15038 487 14844 511 14625 584 14430 657 14235 754 14041 852 13870 973 13676 1241 13359 1557 13043 1874 12775 2190 12532 2409 12386 2604 12289 3042 12070 3480 11924 3942 11778 4234 11680 4574 11607 5231 11437 Z M 8200 1 L 7811 50 7470 123 7154 244 6667 463 6424 609 6278 731 6205 804 6180 853 6205 926 6253 974 6302 999 6472 999 6594 950 6716 877 7178 682 7421 585 7665 488 8005 439 8346 415 8735 439 9125 488 9490 585 9855 707 10195 828 10487 974 10706 1096 10877 1242 11023 1412 11169 1583 11290 1801 11388 1996 11485 2215 11558 2458 11655 2921 11728 3407 11753 3894 11753 4356 11217 4356 10974 4332 10731 4259 10487 4210 10244 4113 9782 3918 9319 3675 8881 3432 8419 3164 7981 2921 7908 2896 7835 2896 7786 2921 7738 2945 7689 2994 7665 3042 7640 3115 7640 3164 7713 3529 7786 3894 7640 3797 7494 3699 7202 3432 6959 3140 6740 2799 6545 2458 6424 2118 6399 1947 6375 1777 6375 1607 6399 1461 6399 1388 6399 1339 6351 1291 6302 1266 6205 1266 6156 1291 6107 1339 6034 1485 6010 1655 5815 1680 5645 1728 5475 1826 5304 1923 5085 2069 4891 2215 4720 2337 4647 2410 4599 2507 4574 2531 4599 2556 4623 2580 4647 2604 4745 2580 4818 2556 4988 2458 5280 2239 5621 1996 5986 1801 5986 1996 6034 2166 6083 2337 6156 2531 6302 2872 6472 3164 6618 3359 6764 3578 6959 3772 7129 3967 7348 4137 7567 4283 7811 4381 8054 4454 8151 4454 8249 4381 8297 4356 8322 4308 8322 4235 8322 4186 8151 3505 8151 3505 8881 3918 9587 4283 9952 4429 10317 4575 10682 4697 11071 4746 11169 4940 11242 5111 11266 5281 11266 5451 11242 5792 11266 5865 11315 5938 11363 5987 11509 5987 11582 5962 11631 5914 11655 5841 11704 5622 11704 5354 11680 5135 11607 4892 11558 4794 11680 4770 11801 4940 11923 5111 11996 5305 12044 5500 12069 5695 12093 5889 12069 6108 12044 6303 11996 6522 11899 6692 11801 6887 11655 7033 11631 7082 11631 6936 11631 6814 11582 6717 11509 6619 11436 6571 11290 6571 11242 6619 11193 6668 11169 6717 11169 6790 11193 6863 11169 6838 11144 6863 11144 6984 11071 7228 10974 7447 10755 7933 10487 8396 10317 8663 10098 8907 9879 9126 9611 9320 9344 9491 9052 9637 8735 9734 8419 9782 8078 9807 7738 9782 7397 9709 7056 9612 6716 9466 6424 9296 6107 9126 5840 8907 5596 8712 5377 8469 5158 8225 4988 7958 4891 7787 4818 7641 4696 7301 4599 6960 4477 6644 4428 6571 4355 6546 4282 6571 4258 6595 4234 6644 4209 6936 4234 7228 4088 7130 3966 7033 3845 6911 3772 6790 3699 6644 3650 6473 3577 6133 3553 5816 3577 5670 3601 5524 3650 5378 3699 5232 3772 5111 3893 5013 3942 5013 3918 5208 3942 5403 3966 5476 4015 5549 4063 5622 4136 5670 4209 5695 4258 5670 4307 5646 4355 5597 4355 5476 4355 5403 4307 5208 4331 5086 4355 4965 4453 4746 4550 4575 4647 4405 5085 4016 5377 3748 5669 3432 5791 3237 5888 3067 5961 2872 6010 2677 5986 2629 5937 2604 5888 2604 5864 2629 5718 2750 5596 2921 5377 3237 5110 3505 4818 3772 4647 3894 4453 4040 4063 4332 4112 3894 4209 3456 4331 3042 4477 2629 4599 2337 4769 2045 4939 1777 5158 1558 5256 1485 5377 1412 5596 1364 5815 1315 5913 1291 6034 1242 6034 1218 6034 1193 5961 1096 5888 1023 5767 974 5523 974 5402 999 5183 1072 5037 1145 4915 1242 4793 1364 4672 1485 4477 1728 4307 2020 4161 2312 4015 2653 3893 3018 3772 3359 3699 3724 3650 4113 3650 4454 3674 4819 3553 4892 3455 5038 3382 5184 3334 5378 3236 5719 3212 5962 3236 6230 3285 6522 3358 6814 3480 7082 3626 7325 3723 7422 3845 7520 3942 7593 4063 7641 4209 7690 4355 7690 4477 7933 4599 8177 4745 8396 4915 8615 5085 8809 5256 8980 5645 9320 6010 9588 6424 9831 6351 9855 6278 9928 6253 10001 6205 10074 6180 10269 6156 10464 6156 10610 6180 10804 6010 10829 5864 10853 5596 10902 5231 10975 4866 11072 4161 11242 3480 11437 2993 11632 2531 11826 2068 12070 1655 12362 1314 12654 973 12970 681 13335 414 13700 316 13919 219 14114 122 14333 73 14552 24 14771 0 14990 24 15209 49 15428 73 15525 122 15574 170 15598 243 15598 316 15671 414 15695 803 15720 1217 15793 1606 15890 1995 15987 2774 16231 3163 16328 3553 16401 4599 16498 5669 16547 6716 16596 7762 16620 9879 16620 10950 16547 11996 16450 12823 16352 13626 16255 14040 16206 14453 16109 14843 16012 15232 15890 15305 15841 15378 15768 15402 15695 15427 15622 15524 15622 15621 15574 15670 15549 15694 15501 15694 15452 15694 15379 15646 14965 15548 14576 15427 14187 15256 13822 15281 13822 15329 13797 15354 13724 15354 13676 15305 13627 15110 13554 14989 13359 14843 13140 14502 12751 14113 12386 13699 12070 13456 11924 13237 11778 12726 11559 12215 11388 11680 11242 11071 11121 10463 11023 10341 10999 10244 10975 9879 10902 9684 10877 9490 10877 9490 10780 9490 10658 9490 10415 9490 10172 9465 10050 9441 9977 9660 9831 9879 9709 10098 9539 10293 9369 10463 9174 10633 8980 10804 8761 10950 8542 11193 8128 11363 7812 11509 7495 11582 7495 11655 7471 11801 7398 11947 7252 12093 7082 12215 6887 12288 6717 12409 6425 12458 6206 12482 5987 12482 5768 12458 5549 12434 5330 12361 5111 12263 4916 12142 4721 12190 4697 12239 4648 12263 4551 12239 4454 12166 4356 12166 3797 12142 3237 12093 2969 12044 2677 11971 2410 11899 2142 11801 1874 11680 1631 11534 1412 11363 1193 11193 974 10974 804 10755 634 10487 488 10171 342 9782 220 9417 123 9003 50 8589 25 8200 1 Z N">
            <draw:equation draw:name="f0" draw:formula="logwidth"/>
            <draw:equation draw:name="f1" draw:formula="logheight"/>
          </draw:enhanced-geometry>
        </draw:custom-shape>
        <draw:custom-shape draw:name="Google Shape;313;p39" draw:style-name="gr5" draw:text-style-name="P25" draw:layer="layout" svg:width="1.043cm" svg:height="0.964cm" svg:x="13.821cm" svg:y="5.825cm">
          <text:p/>
          <draw:enhanced-geometry draw:mirror-horizontal="false" draw:mirror-vertical="false" svg:viewBox="0 0 0 0" drawooo:sub-view-size="17204 15890" draw:text-areas="0 0 ?f0 ?f1" draw:type="ooxml-non-primitive" draw:enhanced-path="M 1241 6108 L 1022 6376 852 6644 755 6765 730 6425 682 6108 Z M 3188 6181 L 3918 6206 3772 6327 3626 6498 3382 6814 3236 7009 3115 6936 2969 6911 2896 6887 2798 6863 2725 6863 2969 6546 3188 6230 3188 6181 Z M 4112 6206 L 4064 6376 4039 6546 4039 6863 3991 7398 3796 7617 3626 7860 3650 7714 3650 7568 3626 7447 3577 7325 3504 7203 3820 6717 3966 6473 4088 6206 Z M 2701 7301 L 2750 7325 2823 7325 2969 7374 3090 7447 3163 7568 3188 7690 3188 7836 3139 7982 3042 8104 2920 8201 2847 8225 2774 8250 2677 8225 2604 8201 2531 8152 2482 8079 2433 8031 2409 7958 2385 7836 2385 7714 2433 7593 2482 7495 2579 7374 2701 7301 Z M 1582 6133 L 1898 6157 2239 6157 3042 6181 2823 6303 2628 6473 2458 6692 2287 6911 1995 7398 1728 7836 1485 8225 1193 8639 925 9053 657 9466 633 8639 755 8566 852 8469 1047 8225 1193 7982 1314 7714 1436 7544 1582 7349 1874 6984 1995 6790 2141 6619 2239 6425 2312 6206 2312 6181 2287 6181 2117 6279 1971 6400 1825 6546 1703 6692 1460 7009 1217 7325 925 7714 657 8152 657 8128 730 7398 828 7276 901 7130 1047 6887 1339 6522 1460 6327 1582 6133 Z M 1971 7982 L 1995 8104 2044 8225 2117 8323 2190 8396 1533 9369 682 10658 682 10512 657 10123 1241 9150 1849 8201 1971 7982 Z M 3188 8566 L 2312 9928 1436 11242 1047 11753 828 11997 657 12264 657 11242 974 10780 1922 9369 2458 8590 2579 8639 2725 8663 2871 8663 2993 8639 3090 8615 3188 8566 Z M 3991 7787 L 3991 8834 3820 8980 3650 9174 3358 9588 2823 10342 2555 10707 2287 11096 1436 12143 1022 12654 633 13189 633 12946 633 12775 755 12654 876 12532 1120 12264 1509 11680 2020 10975 2506 10245 2993 9490 3455 8736 3723 8274 3869 8031 3991 7787 Z M 4039 14065 L 4039 14430 3820 14430 4015 14089 4039 14065 Z M 4039 12921 L 4039 13140 4039 13554 3918 13724 3820 13870 3577 14235 3431 14454 2993 14454 3431 13797 3747 13359 4039 12921 Z M 4039 11826 L 4039 12483 3845 12678 3650 12873 3334 13311 2896 13895 2677 14187 2482 14503 2312 14503 2433 14333 2555 14162 2871 13651 3188 13116 3504 12581 3845 12070 4039 11826 Z M 4015 10391 L 4015 11218 4039 11364 3869 11486 3723 11656 3577 11826 3455 12021 3236 12386 3042 12702 2725 13238 2409 13773 2263 13968 2117 14138 1971 14333 1849 14527 1047 14600 1460 14089 1825 13554 2214 13019 2604 12508 2823 12240 3017 11972 3382 11388 3723 10902 3869 10634 4015 10391 Z M 4015 9271 L 4015 10147 3893 10220 3796 10318 3626 10512 3455 10731 3285 10975 2847 11632 2628 11972 2385 12289 1947 12873 1509 13481 1071 14065 828 14333 584 14625 609 14430 609 14235 609 13895 1120 13213 1631 12556 2677 11242 3090 10658 3480 10050 3747 9661 4015 9271 Z M 10341 488 L 10536 512 10755 536 10950 585 11071 609 11169 658 11266 731 11339 828 11485 999 11582 1217 11655 1436 11704 1680 11728 1923 11728 2385 11680 2848 11582 3310 11461 3772 11315 4210 10974 5111 10804 5549 10658 5987 10658 6084 10658 6181 10731 6254 10779 6303 10877 6327 10950 6327 11047 6303 11120 6279 11388 6303 11655 6327 12215 6352 12775 6327 13310 6327 13748 6352 14210 6425 14673 6498 15111 6595 15476 6668 15841 6790 16011 6887 16157 6960 16327 7082 16449 7203 16546 7301 16619 7398 16644 7520 16668 7641 16692 7763 16668 7885 16644 8031 16595 8152 16473 8371 16303 8566 16206 8663 16108 8736 15987 8785 15889 8834 15792 8882 15719 8955 15695 9053 15719 9150 15743 9247 15816 9296 15914 9344 16035 9344 16157 9296 16279 9393 16376 9490 16425 9636 16473 9782 16473 9953 16449 10123 16376 10415 16303 10610 16206 10756 16084 10902 15938 11023 15743 11145 15670 11194 15622 11315 15622 11388 15646 11437 15670 11486 15719 11510 15792 11559 15889 11583 15962 11753 15987 11924 16011 12070 15987 12410 15962 12678 15914 12824 15865 12994 15792 13140 15719 13262 15622 13335 15549 13359 15500 13359 15403 13384 15330 13432 15281 13505 15257 13578 15257 13676 15281 13749 15354 13797 15427 13846 15524 13846 15573 14089 15622 14357 15622 14479 15622 14600 15597 14722 15549 14868 15476 14965 15403 15063 15305 15136 15208 15184 15208 15184 15257 14917 15330 14625 15330 14600 15330 14552 15281 14527 15208 14503 15184 14527 15159 14552 15013 14917 14965 15087 14965 15282 14648 15355 14721 15038 14819 14673 14867 14308 14867 14284 14843 14235 14794 14211 14721 14235 14673 14260 14673 14284 14551 14625 14454 14965 14356 15184 14332 15306 14332 15403 14064 15428 14064 15428 14089 15379 14089 15330 14113 15063 14162 14771 14235 14503 14356 14260 14356 14211 14332 14162 14283 14138 14235 14162 14064 14430 13918 14722 13845 14868 13821 15014 13797 15160 13797 15330 13821 15379 13845 15428 13383 15428 13432 15209 13456 14990 13505 14771 13578 14552 13748 14114 13748 14089 13748 14065 13699 14016 13651 14016 13602 14065 13456 14260 13334 14454 13237 14673 13140 14917 13067 15136 13042 15282 13042 15403 12556 15330 12604 15038 12677 14746 12775 14479 12921 14211 12921 14162 12896 14114 12799 14114 12702 14235 12604 14357 12507 14479 12410 14649 12337 14795 12288 14965 12239 15136 12239 15282 11801 15233 11753 15209 11874 14941 11947 14673 12118 14114 12118 14089 12118 14065 12093 14065 12069 14089 11874 14357 11680 14600 11509 14868 11363 15136 11363 15160 10974 15087 11096 14990 11169 14868 11290 14600 11655 13870 11680 13846 11680 13822 11631 13773 11558 13773 11534 13797 11144 14406 10974 14722 10901 14868 10877 14941 10877 15038 10901 15063 10341 14941 10487 14625 10633 14333 10804 14041 10998 13773 11023 13724 10998 13700 10950 13676 10901 13700 10658 13943 10414 14211 10317 14357 10220 14503 10147 14673 10098 14844 10098 14892 9709 14771 9757 14576 9830 14381 10001 13968 10147 13530 10147 13505 10122 13530 9879 13919 9636 14308 9539 14503 9466 14698 8906 14527 8979 14430 9028 14308 9149 14089 9344 13724 9417 13554 9490 13359 9490 13311 9441 13286 9393 13262 9368 13311 9247 13481 9149 13627 8906 13943 8736 14162 8663 14284 8638 14430 8419 14333 8492 14065 8541 13846 8711 13384 8833 13165 8955 12946 8955 12897 8930 12848 8882 12848 8833 12873 8687 13092 8565 13286 8444 13505 8322 13749 8225 13968 8176 14089 8152 14211 7762 14041 7908 13627 8103 13213 8322 12800 8322 12751 8298 12727 8249 12727 7908 13140 7762 13335 7616 13578 7543 13700 7470 13870 7130 13700 7154 13554 7178 13408 7300 13165 7495 12751 7689 12313 7689 12289 7665 12264 7641 12264 7616 12289 7397 12581 7178 12873 7081 13043 7008 13189 6935 13359 6886 13530 6570 13335 6692 13043 6813 12751 7105 12216 7130 12191 7105 12167 7057 12167 6838 12386 6619 12629 6448 12897 6327 13165 6254 13165 6181 13189 6132 13238 6083 13286 5937 13238 5791 13213 5816 13140 6059 12654 6254 12264 6351 12045 6424 11851 6424 11826 6400 11802 6375 11802 6351 11826 6108 12143 5864 12459 5743 12654 5621 12824 5548 13019 5475 13213 5451 13213 5183 13189 4891 13213 5037 12921 5353 12410 5451 12240 5524 12070 5548 11972 5548 11899 5524 11802 5475 11729 5451 11729 5451 11753 5426 11802 5378 11875 5280 11997 4988 12435 4745 12800 4623 13019 4599 13140 4599 13238 4599 13262 4575 13262 4550 11802 4550 10537 4526 9271 4477 8396 4477 7520 4453 7130 4453 6863 4453 6595 4648 6619 4818 6619 5183 6595 5791 6595 6010 6571 6108 6522 6156 6449 6546 6230 6935 5962 7300 5646 7665 5330 8006 4989 8322 4648 8930 3943 9003 3870 9003 3797 9003 3699 8979 3626 9125 3456 9247 3286 9514 2872 9709 2434 9855 2020 10074 1266 10195 877 10341 512 10341 488 Z M 10536 1 L 10366 25 10195 74 10049 171 10025 196 9952 244 9903 293 9782 415 9709 585 9636 780 9539 1169 9466 1509 9320 1972 9247 2215 9149 2458 9003 2726 8833 2994 8663 3286 8614 3407 8565 3578 7324 4867 6692 5500 6035 6108 5937 6084 5524 6084 5110 6133 4867 6133 4599 6157 4599 6157 4623 6133 4623 6084 4599 5987 4526 5914 4453 5889 4404 5816 4331 5768 4112 5670 3869 5622 3626 5597 2871 5597 2385 5646 2166 5646 1922 5622 1412 5597 1144 5597 901 5622 682 5670 463 5792 365 5792 317 5841 292 5889 244 6133 219 6400 219 6911 195 7422 171 7933 146 8493 146 9028 146 10123 171 10707 171 11267 122 12386 98 13530 98 14162 73 14479 25 14795 0 14868 25 14965 73 15014 122 15063 195 15087 268 15111 341 15087 414 15038 463 15087 536 15111 998 15136 1460 15136 1922 15111 2385 15087 2482 15087 3309 15014 3723 14990 4112 14965 4137 14965 4185 14990 4234 15014 4356 15014 4453 14941 4502 14917 4526 14868 4575 14746 4599 14600 4599 14333 4599 14065 4575 13797 4599 13773 5037 13724 5451 13676 5791 13700 5986 13676 6132 13627 6156 13651 6521 13895 6886 14138 7276 14357 7665 14552 8054 14722 8444 14892 8833 15038 9247 15160 10074 15403 10925 15574 11777 15695 12653 15817 13310 15866 13651 15890 14016 15866 14356 15866 14697 15793 15013 15720 15330 15598 15476 15525 15597 15452 15719 15355 15792 15257 15865 15160 15914 15038 15962 14941 15987 14819 16011 14552 15987 14284 15938 14016 15865 13749 15987 13651 16084 13530 16181 13408 16254 13262 16376 12946 16425 12654 16449 12410 16449 12070 16425 11875 16400 11680 16352 11534 16279 11388 16425 11267 16546 11096 16668 10926 16765 10756 16838 10561 16887 10342 16911 10147 16936 9953 16911 9758 16838 9515 16717 9271 16571 9053 16717 8931 16838 8785 16936 8615 17033 8444 17106 8274 17155 8079 17179 7885 17203 7690 17179 7447 17106 7252 17009 7057 16887 6887 16717 6741 16546 6619 16352 6498 16157 6400 15938 6303 15719 6206 15232 6084 14746 5987 14259 5938 13845 5889 13432 5865 12604 5841 11607 5841 11266 5865 11461 5354 11655 4843 11826 4308 11996 3797 12142 3261 12239 2726 12264 2458 12264 2191 12239 1899 12215 1631 12166 1412 12118 1217 12045 1023 11972 853 11850 682 11728 512 11582 366 11412 220 11266 147 11120 74 10925 25 10731 1 Z N">
            <draw:equation draw:name="f0" draw:formula="logwidth"/>
            <draw:equation draw:name="f1" draw:formula="logheight"/>
          </draw:enhanced-geometry>
        </draw:custom-shape>
        <draw:custom-shape draw:name="Google Shape;314;p39" draw:style-name="gr5" draw:text-style-name="P25" draw:layer="layout" svg:width="0.959cm" svg:height="1.151cm" svg:x="15.473cm" svg:y="5.661cm">
          <text:p/>
          <draw:enhanced-geometry draw:mirror-horizontal="false" draw:mirror-vertical="false" svg:viewBox="0 0 0 0" drawooo:sub-view-size="15817 18981" draw:text-areas="0 0 ?f0 ?f1" draw:type="ooxml-non-primitive" draw:enhanced-path="M 11364 1 L 11242 25 11169 74 11096 171 10780 731 10634 999 10537 1315 10512 1388 10537 1461 10585 1534 10634 1583 10707 1607 10804 1631 10877 1607 10950 1558 11145 1315 11291 1047 11510 731 11583 682 11656 609 11705 463 11729 342 11705 220 11656 123 11583 50 11486 25 11461 1 Z M 3821 171 L 3748 196 3699 244 3651 317 3651 390 3651 463 3699 634 3772 804 3943 1120 4113 1461 4259 1802 4332 1923 4429 1996 4527 2021 4624 1996 4721 1972 4794 1899 4843 1777 4843 1656 4794 1461 4697 1266 4502 901 4283 536 4162 390 4040 244 3967 196 3894 171 Z M 15452 4405 L 15379 4429 15306 4454 15135 4551 14941 4600 14551 4697 14357 4746 14162 4819 14016 4916 13870 5062 13822 5135 13822 5232 13846 5330 13895 5354 13943 5354 14138 5378 14357 5378 14600 5354 14819 5330 15038 5257 15257 5208 15452 5111 15646 5038 15719 4989 15768 4940 15817 4819 15792 4697 15768 4575 15671 4478 15573 4429 15452 4405 Z M 317 4697 L 220 4721 122 4746 25 4794 1 4867 1 4965 49 5038 195 5184 390 5305 779 5524 1169 5743 1388 5841 1582 5938 1655 5962 1801 5962 1850 5938 1923 5841 1972 5743 1996 5622 1972 5476 1899 5378 1826 5330 1777 5305 1582 5208 1388 5111 974 4892 755 4794 536 4721 317 4697 Z M 8809 6936 L 8736 6984 8663 7057 8566 7252 8468 7495 8420 7739 8395 7958 8395 8128 8322 8177 8201 8225 8079 8250 7982 8225 7909 8201 7982 8079 8055 7933 8103 7812 8103 7666 8103 7520 8055 7398 7957 7252 7836 7130 7763 7082 7617 7082 7544 7130 7446 7252 7373 7374 7325 7495 7300 7641 7300 7787 7300 7909 7325 8055 7373 8177 7179 8298 7081 8323 6984 8347 6911 8371 6814 8347 6692 8298 6570 8201 6497 8055 6449 7909 6449 7739 6497 7544 6497 7520 6473 7520 6449 7495 6424 7520 6327 7617 6254 7739 6230 7836 6206 7958 6206 8055 6206 8177 6254 8274 6303 8371 6376 8469 6449 8542 6546 8615 6643 8663 6765 8712 6862 8736 7008 8736 7130 8712 7349 8615 7592 8493 7690 8566 7836 8639 7982 8663 8128 8688 8225 8688 8347 8663 8566 8566 8639 8663 8736 8736 8833 8809 8931 8858 9174 8907 9417 8931 9661 8882 9880 8809 9977 8736 10074 8663 10172 8566 10269 8469 10293 8396 10293 8347 10269 8298 10245 8250 10172 8225 10123 8201 10001 8201 9782 8323 9563 8420 9442 8444 9344 8469 9223 8469 9101 8420 9004 8347 8931 8274 9052 8128 9150 7982 9247 7836 9296 7666 9320 7495 9296 7349 9247 7203 9150 7057 9052 6984 8955 6936 Z M 1947 9710 L 1801 9758 1582 9856 1363 10002 925 10294 706 10415 585 10513 463 10610 366 10707 317 10829 317 10878 341 10926 366 10999 439 11048 536 11097 633 11097 755 11072 877 11048 1120 10926 1315 10829 1728 10610 1947 10488 2142 10342 2264 10245 2312 10123 2312 10002 2264 9880 2191 9783 2069 9734 1947 9710 Z M 14065 10026 L 13895 10050 13846 10075 13797 10123 13773 10172 13749 10221 13773 10318 13797 10367 13846 10415 14138 10586 14454 10756 14624 10878 14819 10975 15014 11048 15208 11097 15379 11097 15427 11072 15500 11024 15573 10951 15598 10829 15598 10707 15549 10586 15500 10537 15452 10513 15379 10464 15306 10464 15135 10415 14965 10367 14600 10196 14430 10099 14260 10050 14065 10026 Z M 8468 2605 L 8760 2629 9052 2678 9344 2726 9125 2799 9101 2824 9101 2848 9101 2872 9125 2897 9223 2945 9320 2970 9442 2945 9563 2921 9855 2872 10269 3043 10074 3067 9855 3116 9685 3189 9515 3262 9515 3286 9490 3310 9515 3335 9539 3359 9953 3335 10342 3310 10780 3310 11048 3505 10756 3578 10464 3675 10245 3797 10099 3918 10074 3943 10099 3943 10391 3918 10683 3870 10975 3821 11291 3773 11364 3773 11583 3967 11778 4186 11388 4210 10829 4259 10561 4283 10318 4381 10293 4405 10293 4429 10318 4454 10585 4527 11705 4527 11997 4502 12216 4867 11851 4867 11267 4892 10658 4940 10634 4940 10634 4965 10634 4989 10658 5013 10902 5086 11169 5111 12021 5111 12362 5135 12556 5622 11461 5622 11291 5646 11145 5695 10999 5768 10975 5792 10999 5841 11267 5889 11534 5889 12070 5914 12654 5938 12702 6060 12727 6181 12386 6181 11729 6254 11413 6279 11121 6352 11096 6352 11096 6376 11096 6400 11121 6425 11388 6473 11656 6498 12508 6498 12824 6522 12873 6838 12556 6838 12240 6863 11753 6887 11510 6911 11267 6936 11242 6936 11242 6960 11242 7009 11267 7009 11461 7082 11680 7130 12727 7130 12921 7106 12994 7593 12994 7593 12848 7568 12702 7568 12435 7593 11997 7593 11778 7617 11559 7690 11534 7690 11534 7739 11534 7763 11559 7787 11778 7836 11997 7860 12435 7860 12702 7885 12848 7885 12994 7860 12994 7909 12994 8250 12873 8201 12775 8201 12532 8177 12094 8177 11875 8201 11656 8250 11656 8274 11632 8298 11656 8298 11656 8323 12045 8396 12410 8444 12702 8469 12824 8493 12970 8469 12873 8858 12654 8809 12483 8785 12264 8736 11826 8736 11607 8809 11583 8834 11583 8858 11583 8882 11851 8882 12094 8931 12556 9053 12775 9126 12654 9345 12508 9296 12313 9272 12143 9223 11972 9199 11607 9199 11583 9223 11583 9247 11583 9272 11924 9418 12240 9564 12532 9637 12337 9929 12337 9977 12167 9904 11997 9880 11802 9831 11242 9831 11218 9856 11218 9880 11242 9880 11534 10002 11851 10123 12167 10245 11972 10513 11826 10488 11413 10391 11023 10342 10975 10342 10975 10367 10975 10391 10999 10440 11145 10537 11315 10610 11632 10732 11802 10780 11656 10999 11510 10951 11364 10926 11072 10853 10950 10853 10804 10902 10780 10926 10756 10951 10756 10999 10780 11048 10902 11121 11023 11170 11267 11243 11461 11291 11242 11583 11072 11535 10877 11535 10683 11583 10658 11608 10683 11632 10829 11681 10975 11729 11096 11778 10877 12143 10829 12118 10658 12045 10561 11997 10464 11972 10439 11997 10439 12045 10488 12118 10585 12191 10756 12313 10561 12654 10415 12629 10172 12629 10026 12654 10026 12678 10026 12702 10245 12800 10439 12897 10196 13384 9880 13384 9904 13432 10147 13505 10074 13700 10026 13895 9953 14284 9880 14673 9807 15087 9101 15111 9247 14673 9344 14235 9539 13359 9734 12459 9855 12021 9977 11583 10269 10659 10537 9734 10658 9320 10756 8858 10780 8639 10780 8396 10756 8177 10707 7958 10683 7933 10634 7933 10610 7958 10537 8177 10464 8420 10366 8882 10293 9369 10172 9831 9904 10756 9588 11656 9466 12094 9369 12532 9174 13384 8979 14260 8858 14698 8736 15111 8128 15136 7519 15087 7179 15063 7154 15038 7081 14698 7033 14357 6935 13651 6765 12605 6570 11583 6230 9880 6060 9028 5841 8177 5816 8152 5768 8128 5743 8128 5695 8152 5646 8298 5646 8420 5646 8542 5646 8663 5719 8931 5768 9199 5865 9734 5962 10245 6035 10780 6133 11316 6327 12337 6522 13384 6570 13773 6619 14211 6668 14625 6716 14819 6765 15014 6497 15038 6473 14625 6400 14235 6279 13846 6133 13481 5938 13116 5743 12775 5281 12070 4746 11267 4210 10415 3967 9977 3724 9539 3529 9077 3359 8615 3286 8396 3261 8152 3237 7909 3237 7666 3261 7155 3310 6668 3334 6376 3407 6108 3480 5841 3578 5597 3699 5354 3845 5111 4016 4892 4186 4673 4648 4162 5062 3748 5403 3432 5743 3189 6060 3018 6352 2872 6668 2775 6984 2702 7276 2653 7568 2629 7860 2605 Z M 6716 15525 L 6619 15720 6352 16158 6279 16109 6230 16060 6206 15963 6206 15866 6206 15768 6230 15695 6279 15598 6327 15549 6595 15525 Z M 6887 15525 L 7276 15549 7641 15598 8225 15647 8809 15671 8541 15963 8298 16255 7909 16231 8249 15744 8249 15720 8225 15695 8201 15671 8176 15695 7690 16231 7179 16182 7325 15939 7471 15671 7471 15647 7446 15622 7422 15647 7203 15890 6935 16182 6741 16206 6570 16255 6668 16060 6814 15817 6862 15671 6887 15525 Z M 9661 15622 L 9734 15671 9807 15695 9953 15695 9782 15793 9661 15939 9539 16085 9417 16279 9271 16279 9612 15817 9612 15793 9612 15768 9563 15768 9320 16012 9077 16255 8517 16255 8882 15720 8906 15695 8882 15671 9271 15671 9661 15622 Z M 10074 15768 L 10074 15841 10099 15939 10074 16060 10050 16182 9977 16304 9758 16279 9880 16012 9977 15890 10074 15768 Z M 6522 16571 L 6595 16620 6424 16888 6376 17034 6327 17180 6254 17082 6230 16985 6206 16912 6230 16815 6254 16839 6303 16839 6352 16815 6376 16766 6424 16596 6449 16596 6522 16571 Z M 7884 16693 L 7957 16717 7787 16985 7617 17253 7592 17326 7300 17326 7398 17107 7519 16888 7617 16717 7884 16693 Z M 8225 16717 L 8736 16742 8541 17034 8371 17326 7909 17326 7933 17277 8225 16717 Z M 9223 16742 L 8979 17350 8663 17350 8979 16742 Z M 9928 16742 L 9661 17253 9612 17350 9320 17350 9563 16742 Z M 10147 16839 L 10220 16961 10245 17107 10220 17228 10147 17350 9928 17350 9953 17277 10050 17082 10147 16839 Z M 6862 16693 L 7081 16717 7300 16717 7106 17009 6935 17326 6741 17350 6570 17399 6619 17204 6692 17034 6862 16693 Z M 6473 17618 L 6643 17691 6814 17715 6789 17910 6765 18080 6643 17983 6546 17861 6352 17642 6376 17618 6424 17642 6473 17618 Z M 7398 17739 L 7300 18031 7252 18177 7252 18299 7008 18202 7154 17739 Z M 8833 17715 L 8785 17837 8736 17983 8712 18104 8736 18153 8736 18202 8809 18250 8882 18250 8931 18226 9004 18153 9125 17958 9198 17739 9393 17739 9369 17861 9369 18007 9125 18153 8833 18275 8566 18372 8249 18421 8274 18275 8371 17983 8468 17715 Z M 8176 17715 L 8030 18056 7957 18250 7933 18445 7738 18421 7568 18396 7568 18226 7641 17983 7738 17715 Z M 8128 2094 L 7714 2142 7325 2191 6935 2264 6546 2386 6181 2507 5841 2653 5500 2824 5184 3018 4892 3237 4551 3554 4210 3918 3918 4332 3626 4746 3383 5159 3164 5549 3018 5889 2921 6157 2823 6595 2775 7057 2750 7495 2775 7958 2823 8396 2921 8834 3067 9272 3237 9685 3602 10367 3991 11024 4843 12337 5281 13019 5476 13384 5646 13724 5792 14089 5914 14454 5987 14844 5987 15282 5962 15379 5962 15428 5889 15525 5841 15647 5816 15768 5792 15914 5816 16036 5841 16158 5889 16279 5962 16377 5865 16474 5792 16620 5768 16766 5768 16912 5768 17058 5816 17204 5889 17350 5987 17472 5962 17496 5914 17618 5914 17715 5938 17837 5987 17934 6133 18129 6303 18299 6424 18421 6570 18518 6862 18688 7179 18810 7495 18859 7738 18883 7982 18883 8030 18956 8079 18980 8128 18980 8176 18956 8201 18907 8201 18883 8493 18834 8785 18761 9052 18664 9320 18542 9563 18396 9807 18226 10050 18056 10269 17837 10318 17764 10342 17691 10464 17593 10537 17447 10585 17301 10634 17107 10634 16936 10585 16742 10512 16596 10391 16474 10488 16255 10537 16036 10537 15817 10488 15574 10415 15476 10342 15379 10342 15306 10415 14965 10464 14625 10512 14284 10585 13943 10658 13700 10756 13457 10999 12994 11023 12970 11023 12946 11340 12459 11632 11972 12191 11194 12483 10780 12751 10367 12994 9953 13213 9515 13384 9053 13457 8809 13505 8590 13554 8152 13554 7714 13505 7276 13432 6838 13335 6400 13213 5962 12946 5135 12800 4770 12605 4429 12386 4113 12143 3797 12143 3773 12094 3675 12021 3602 11948 3554 11851 3505 11607 3286 11340 3091 11072 2897 10804 2726 10464 2556 10099 2386 9709 2264 9320 2191 8931 2142 8517 2094 Z N">
            <draw:equation draw:name="f0" draw:formula="logwidth"/>
            <draw:equation draw:name="f1" draw:formula="logheight"/>
          </draw:enhanced-geometry>
        </draw:custom-shape>
        <draw:custom-shape draw:name="Google Shape;315;p39" draw:style-name="gr5" draw:text-style-name="P25" draw:layer="layout" svg:width="0.352cm" svg:height="1.193cm" svg:x="1.112cm" svg:y="7.339cm">
          <text:p/>
          <draw:enhanced-geometry draw:mirror-horizontal="false" draw:mirror-vertical="false" svg:viewBox="0 0 0 0" drawooo:sub-view-size="5816 19662" draw:text-areas="0 0 ?f0 ?f1" draw:type="ooxml-non-primitive" draw:enhanced-path="M 2677 5694 L 2896 5719 3042 5719 2871 5792 2750 5865 2482 5986 2360 6059 2239 6157 2263 5719 2433 5694 Z M 3407 5767 L 3577 5792 3553 6838 3480 6789 3407 6789 3309 6814 3212 6838 3042 6935 2896 7033 2531 7227 2336 7349 2166 7471 2190 7106 2360 7033 2531 6960 2847 6765 3212 6595 3407 6473 3455 6400 3504 6327 3528 6254 3480 6181 3431 6108 3382 6084 3285 6084 3188 6108 2993 6181 2628 6400 2409 6522 2190 6643 2214 6497 2263 6497 2287 6473 2579 6327 2847 6157 3139 6059 3285 5986 3358 5962 3382 5889 3407 5840 3407 5767 Z M 4039 6303 L 4209 6327 4404 6351 4526 6351 4574 7884 4574 7884 4501 7860 4404 7860 4234 7884 4015 7909 4015 7471 4039 6303 Z M 3553 7179 L 3553 7495 3480 7495 3285 7544 3090 7617 2701 7811 2458 7957 2190 8128 2166 7860 2166 7811 2287 7811 2409 7787 2628 7690 3042 7471 3285 7349 3431 7276 3553 7179 Z M 3553 7957 L 3553 8249 3504 8274 3066 8468 2652 8687 2482 8784 2312 8882 2239 8955 2214 8468 2336 8468 2458 8420 2677 8322 3115 8128 3553 7957 Z M 3528 8784 L 3528 8955 3358 9003 3212 9076 2871 9247 2579 9441 2287 9660 2263 9247 2458 9247 2871 9052 3528 8784 Z M 4574 8371 L 4574 8565 4574 9076 4550 9587 4453 9563 4355 9563 3991 9660 4015 8371 4209 8395 4501 8395 4574 8371 Z M 3528 9393 L 3528 9660 3212 9806 2896 9952 2604 10098 2482 10196 2360 10293 2336 9977 2312 9806 2458 9782 2604 9758 2750 9709 2920 9636 3212 9514 3528 9393 Z M 3528 10123 L 3504 10415 3358 10439 3212 10488 2920 10609 2652 10755 2409 10901 2385 10585 2531 10536 2701 10488 3017 10342 3528 10123 Z M 4501 10098 L 4453 10780 4428 11072 4234 11072 3966 11096 3991 10123 4258 10123 4501 10098 Z M 3504 10780 L 3504 10877 3358 10901 3212 10950 3066 10999 2896 11096 2628 11266 2506 11364 2433 11461 2409 11169 2555 11145 2701 11096 2969 10974 3236 10877 3504 10780 Z M 3480 11364 L 3480 11437 3407 11461 3139 11583 2920 11753 2458 12118 2433 11656 2531 11680 2604 11680 2701 11656 2871 11607 3236 11437 3480 11364 Z M 3480 11899 L 3480 11972 3455 12118 3334 12167 3188 12240 2944 12361 2701 12483 2458 12629 2458 12313 2725 12240 2969 12142 3480 11899 Z M 3942 11558 L 4185 11583 4428 11583 4428 12824 4355 12824 4112 12872 3893 12921 3893 12921 3918 12167 3942 11558 Z M 3431 12580 L 3431 12702 3285 12726 3163 12799 2920 12945 2677 13091 2555 13189 2458 13286 2458 12945 2604 12945 2774 12897 3042 12775 3407 12580 Z M 3407 13213 L 3407 13432 3236 13529 3066 13651 2774 13821 2579 13919 2433 14065 2458 13529 2579 13529 2701 13505 2920 13408 3285 13262 3407 13213 Z M 3407 13894 L 3455 14235 3236 14284 3042 14357 2628 14478 2555 14527 2409 14600 2433 14308 2433 14211 2506 14259 2604 14284 2701 14284 2798 14235 2993 14162 3139 14065 3407 13894 Z M 3504 14551 L 3553 14697 3504 14722 3358 14795 3163 14892 2798 15038 2433 15184 2263 15281 2093 15403 2093 15403 2239 15160 2336 14989 2385 14819 2604 14819 2823 14722 3163 14649 3504 14551 Z M 3723 15014 L 3918 15306 3772 15330 3626 15379 3358 15525 3066 15695 2823 15841 2506 15987 2214 16084 1606 16303 1703 16084 1776 15890 1947 15646 1995 15646 2214 15622 2433 15573 2871 15427 3309 15257 3699 15038 3723 15014 Z M 4088 15549 L 4209 15719 3845 15865 3504 16011 2798 16328 2117 16620 1801 16790 1484 16984 1509 16790 1533 16595 1995 16595 2166 16547 2482 16449 2750 16328 3090 16182 3480 16011 3650 15914 3820 15792 3966 15671 4088 15549 Z M 4428 16060 L 4477 16206 4453 16206 4380 16230 4307 16279 4185 16352 4064 16474 3942 16571 3553 16790 3139 17009 2652 17228 2190 17422 1947 17520 1825 17568 1728 17641 1630 17520 1557 17325 1606 17325 2409 16984 3188 16644 3820 16401 4137 16255 4428 16060 Z M 4550 16571 L 4550 16717 4526 16863 4477 16863 4331 16911 4185 16984 3918 17179 3528 17422 3115 17617 2750 17763 2531 17909 2433 17958 2385 18031 2190 17958 1995 17885 2287 17787 2823 17568 3334 17349 3601 17228 3966 17057 4137 16936 4307 16838 4428 16717 4550 16571 Z M 4234 17422 L 4112 17544 3991 17641 3723 17812 3407 17958 3090 18031 3407 17860 3796 17690 4015 17568 4234 17422 Z M 3017 463 L 3528 633 3747 730 3869 803 3991 901 4112 1022 4209 1144 4307 1290 4380 1460 4477 1777 4550 2117 4574 2531 4355 2531 4137 2555 3893 2555 3796 2580 3674 2604 3650 2653 3626 2701 3626 2750 3626 2799 3723 2872 3845 2920 3966 2969 4088 2969 4331 2993 4453 2993 4574 2969 4526 3967 4526 4015 4453 3991 4380 4015 4185 4040 3991 4040 3869 4064 3723 4088 3674 4137 3626 4186 3601 4259 3626 4332 3674 4429 3747 4502 3869 4526 4015 4551 4282 4551 4526 4526 4526 5840 4477 5840 4039 5816 4039 5767 4015 5670 3966 5597 3918 5548 3845 5524 3820 5475 3772 5402 3699 5354 3601 5329 3358 5281 3017 5232 2677 5232 2360 5256 2239 5305 2117 5329 2044 5402 1971 5451 1971 5548 1995 5646 1874 6132 1801 6668 1752 7179 1752 7714 1776 8249 1825 8760 1898 9806 1995 10853 2068 11923 2068 12483 2068 13018 2020 14138 1995 14405 1971 14673 1874 14941 1752 15184 1533 15525 1411 15695 1338 15865 1192 16206 1119 16547 1095 16887 1095 17057 1095 17228 1144 17398 1192 17544 1265 17690 1338 17812 1436 17933 1533 18055 1655 18152 1776 18225 2068 18371 2360 18444 2677 18493 2993 18469 3334 18396 3626 18298 3893 18152 4137 17958 4355 17739 4526 17471 4647 17179 4745 16887 4769 16595 4769 16279 4720 15987 4623 15719 4428 15379 4234 15062 4039 14722 3966 14551 3918 14357 3869 14113 3845 13846 3869 13310 4015 13335 4137 13335 4428 13310 4477 14843 4477 14916 4501 14965 4550 15014 4599 15038 4720 15062 4818 15038 5012 15306 5134 15622 5256 15938 5304 16255 5353 16595 5329 16936 5304 17252 5231 17544 5158 17763 5085 17933 4988 18104 4866 18274 4745 18420 4599 18566 4453 18688 4282 18785 4112 18882 3942 18955 3747 19028 3553 19077 3163 19150 2750 19150 2409 19101 2044 19004 1728 18858 1436 18663 1168 18444 949 18152 754 17860 681 17690 633 17520 535 17203 511 16887 535 16547 608 16206 706 15890 827 15573 998 15281 1168 14989 1265 14989 1338 14965 1387 14916 1460 14819 1509 14673 1533 14503 1557 14308 1533 13943 1509 13675 1484 11631 1460 10317 1460 9003 1460 7690 1436 6400 1387 5451 1387 4478 1411 3529 1460 3066 1509 2580 1582 2166 1679 1752 1825 1339 1898 1144 2020 974 2117 828 2214 706 2336 633 2458 584 2725 511 3017 463 Z M 2579 1 L 2433 25 2190 98 1971 244 1825 366 1703 487 1582 633 1484 803 1314 1144 1192 1509 1071 1996 973 2507 900 3018 852 3553 852 4064 827 4575 852 5621 925 8347 925 9685 925 11047 925 11996 949 12945 949 14040 949 14478 925 14576 925 14624 900 14722 754 14843 608 14989 487 15135 389 15306 292 15476 219 15671 146 15865 97 16060 24 16498 0 16911 24 17301 97 17666 170 17885 243 18079 341 18274 462 18444 584 18615 730 18761 900 18907 1046 19053 1241 19174 1411 19272 1801 19442 2214 19564 2628 19637 2871 19661 3090 19661 3334 19637 3553 19612 3772 19539 3991 19466 4209 19393 4404 19272 4599 19150 4793 19028 4964 18882 5110 18712 5256 18542 5377 18347 5499 18152 5596 17933 5669 17714 5742 17520 5767 17276 5791 17057 5815 16814 5815 16571 5791 16352 5767 16109 5718 15865 5645 15646 5572 15427 5475 15208 5377 15014 5256 14819 5110 14649 4939 14478 4939 12434 4939 11412 4988 10415 5061 9222 5085 8614 5085 8006 5061 6668 5037 5986 5012 5329 5037 4088 5085 2872 5085 2482 5061 2117 5012 1752 4915 1412 4793 1120 4623 852 4404 584 4137 366 3869 195 3723 122 3577 74 3407 25 3090 25 2944 49 2823 25 2701 1 Z N">
            <draw:equation draw:name="f0" draw:formula="logwidth"/>
            <draw:equation draw:name="f1" draw:formula="logheight"/>
          </draw:enhanced-geometry>
        </draw:custom-shape>
        <draw:custom-shape draw:name="Google Shape;316;p39" draw:style-name="gr5" draw:text-style-name="P25" draw:layer="layout" svg:width="0.763cm" svg:height="1.278cm" svg:x="2.537cm" svg:y="7.295cm">
          <text:p/>
          <draw:enhanced-geometry draw:mirror-horizontal="false" draw:mirror-vertical="false" svg:viewBox="0 0 0 0" drawooo:sub-view-size="12581 21073" draw:text-areas="0 0 ?f0 ?f1" draw:type="ooxml-non-primitive" draw:enhanced-path="M 6108 1217 L 5889 1241 5694 1314 5621 1339 5548 1412 5500 1485 5475 1558 5500 1631 5548 1704 5597 1752 5670 1801 5816 1850 5986 1874 6132 1898 6497 1923 6862 1923 6984 1898 7057 1850 7130 1777 7179 1679 7179 1582 7154 1485 7106 1412 7033 1339 6935 1290 6862 1241 6668 1217 Z M 11948 1485 L 12021 1850 12061 2174 12045 2142 12021 2093 11948 2044 11875 2044 11559 2190 11267 2361 11048 2507 10829 2653 10220 2653 9612 2628 9636 2628 10342 2288 11072 1996 11291 1898 11534 1777 11753 1655 11948 1485 Z M 12070 2239 L 12070 2653 12070 3042 11948 3042 11826 3091 11583 3212 11145 3456 11169 2993 11194 2896 11194 2774 11291 2726 11656 2531 11997 2336 12045 2263 12070 2239 Z M 12045 3334 L 11997 3918 11972 4015 11705 4161 11413 4307 11121 4429 11145 3772 11388 3675 11607 3553 11826 3456 11924 3407 12045 3334 Z M 11972 4405 L 11948 4867 11875 4891 11705 5013 11510 5110 11121 5281 11121 4672 11315 4648 11461 4599 11729 4526 11972 4405 Z M 11948 5208 L 11948 5646 11851 5694 11753 5743 11559 5865 11096 6157 11096 5524 11340 5475 11559 5402 11753 5329 11948 5208 Z M 11948 6059 L 11948 6400 11948 6424 11826 6473 11705 6546 11461 6716 11096 6911 11096 6351 11364 6303 11607 6205 11948 6059 Z M 11948 6741 L 11924 7252 11729 7398 11413 7617 11242 7714 11096 7836 11096 7203 11218 7179 11315 7130 11559 7008 11753 6887 11948 6741 Z M 11924 7738 L 11924 8103 11851 8128 11705 8201 11559 8274 11291 8468 11096 8639 11096 8176 11291 8103 11486 8006 11851 7787 11924 7738 Z M 11924 8468 L 11924 9101 11705 9247 11486 9393 11291 9539 11096 9685 11096 8955 11169 8931 11267 8906 11413 8809 11680 8663 11924 8468 Z M 11924 9539 L 11924 9782 11851 9806 11778 9831 11632 9952 11510 10074 11388 10171 11242 10269 11169 10342 11096 10415 11096 9904 11218 9879 11364 9831 11607 9709 11924 9539 Z M 11924 10220 L 11924 10658 11753 10755 11583 10853 11340 10999 11096 11145 11096 10536 11145 10585 11340 10585 11486 10512 11607 10463 11753 10342 11924 10220 Z M 11924 11047 L 11924 11364 11778 11412 11632 11485 11364 11656 11096 11826 11096 11461 11242 11437 11364 11364 11632 11218 11924 11047 Z M 11924 11753 L 11924 12191 11705 12288 11534 12386 11315 12483 11096 12605 11096 12215 11267 12142 11413 12045 11680 11875 11924 11753 Z M 11924 12580 L 11924 12848 11705 13043 11388 13262 11096 13481 11096 12872 11242 12848 11364 12824 11632 12702 11924 12580 Z M 11948 13237 L 11948 13821 11753 13919 11559 14065 11340 14211 11121 14357 11121 13602 11291 13529 11486 13481 11656 13383 11826 13310 11948 13237 Z M 11948 14211 L 11948 14357 11778 14454 11607 14551 11364 14722 11121 14916 11121 14649 11242 14600 11388 14551 11632 14405 11948 14211 Z M 11972 14722 L 11997 15379 11753 15500 11534 15622 11315 15768 11121 15938 11121 15257 11413 15062 11680 14868 11972 14722 Z M 11997 15792 L 11997 16060 11510 16376 11315 16498 11121 16644 11121 16206 11413 16109 11680 15963 11997 15792 Z M 8736 3042 L 9782 3115 10804 3115 10707 4818 10634 6522 10610 8225 10610 9928 10658 13335 10658 15038 10683 16741 10245 16741 9831 16717 9393 16717 8979 16693 7714 16717 6424 16717 5232 16668 4016 16644 2434 16644 1899 16668 1923 16620 1923 16644 1947 16620 1923 16571 1899 16376 1899 16060 1923 15744 1996 14040 2020 12751 2045 11485 2045 8955 2045 5646 1996 3918 1972 3334 1947 3066 2458 3139 2994 3188 3505 3212 4040 3212 5110 3164 6157 3115 7446 3066 8103 3042 Z M 6595 18177 L 6716 18225 6814 18323 6887 18493 6911 18590 6935 18712 6935 18834 6911 18955 6887 19053 6838 19174 6765 19272 6692 19345 6570 19418 6424 19442 6278 19442 6132 19393 6011 19345 5913 19247 5816 19126 5792 19004 5792 18858 5816 18688 5865 18566 5938 18420 6011 18323 6108 18250 6157 18274 6230 18250 6351 18225 6376 18225 6424 18201 6473 18177 Z M 6497 17690 L 6303 17714 6205 17763 6132 17812 6011 17836 5913 17860 5816 17933 5719 17982 5621 18079 5548 18177 5475 18274 5427 18396 5354 18639 5329 18882 5329 19028 5354 19150 5378 19272 5427 19393 5500 19491 5573 19588 5670 19661 5767 19734 5889 19807 5986 19856 6108 19880 6254 19904 6376 19904 6497 19880 6619 19856 6765 19807 6935 19710 7081 19564 7203 19393 7276 19199 7325 19004 7349 18785 7349 18566 7300 18371 7252 18201 7154 18031 7008 17885 6862 17763 6692 17714 6497 17690 Z M 2531 463 L 3018 487 3943 536 4867 560 7860 585 9588 560 9344 755 9223 852 9150 974 9150 998 9150 1023 9174 1047 9223 1047 9393 998 9563 901 9855 682 10099 560 10512 585 10902 609 10707 682 10512 804 10172 998 9880 1168 9588 1339 9344 1558 9223 1679 9101 1801 9101 1825 9125 1850 9125 1874 9150 1874 9466 1777 9782 1631 10366 1314 10610 1217 10877 1096 11121 950 11242 877 11315 804 11340 731 11486 804 11607 925 11729 1047 11802 1193 11486 1387 11169 1558 10853 1704 10488 1850 10220 1971 9928 2093 9807 2190 9709 2288 9612 2385 9515 2507 9515 2580 9539 2628 8931 2580 7641 2580 6327 2653 5135 2701 3967 2726 3359 2726 2775 2701 2166 2653 1582 2604 1509 2604 1436 2628 1412 2701 1388 2774 1388 2847 1412 2896 1461 2969 1534 2993 1558 3212 1558 3553 1534 4453 1509 5402 1485 6108 1461 6668 1461 7227 1485 8371 1509 9490 1534 10634 1485 13043 1461 14235 1412 15427 1363 16084 1339 16255 1363 16425 1388 16571 1436 16693 1509 16766 1461 16863 1436 16960 1485 17058 1534 17082 1582 17106 1874 17131 2191 17155 2799 17179 4016 17131 5329 17155 6619 17204 7252 17228 7884 17228 9150 17179 9661 17179 10172 17204 10683 17204 10926 17179 11194 17155 11242 17131 11291 17082 11340 17033 11364 16985 11364 16887 11315 16766 11632 16620 11997 16449 11997 16960 11997 17058 11826 17106 11656 17155 11315 17301 11121 17398 10926 17495 10731 17617 10585 17763 10585 17787 10610 17812 10683 17836 10780 17836 10950 17787 11267 17666 11632 17520 11997 17422 11997 17739 11875 17763 11778 17836 11559 17958 11340 18055 11145 18201 10926 18323 10731 18420 10707 18444 10707 18493 10731 18517 10975 18517 11194 18493 11413 18444 11632 18371 11802 18298 11997 18225 11997 18590 11778 18663 11534 18736 10999 18907 10731 19004 10488 19150 10464 19174 10464 19199 10464 19247 10488 19247 10634 19272 10756 19272 11023 19247 11267 19199 11510 19126 11753 19077 12021 19028 12021 19223 11364 19515 11048 19685 10902 19783 10780 19904 10756 19929 10756 19953 10780 19977 10804 19977 11121 19953 11413 19880 11729 19758 12021 19637 12021 19856 11972 19977 11899 20099 11753 20099 11607 20123 11315 20221 10926 20342 10731 20415 10537 20537 10512 20561 9928 20537 9344 20513 8541 20513 7738 20537 6084 20561 4429 20561 2848 20513 1753 20513 1631 20464 1339 20342 1193 20269 1023 20172 901 20050 779 19929 731 19807 682 19661 609 19393 585 19101 560 18834 536 17131 560 15427 536 13091 487 9247 463 5402 463 3967 487 3139 536 2653 585 2142 682 1655 828 1168 901 1023 1023 852 1217 731 1461 609 1753 536 2118 487 2531 463 Z M 2507 1 L 2045 25 1655 98 1315 171 1023 317 804 463 609 633 463 828 366 1023 293 1241 220 1436 195 1655 147 2020 122 2312 74 2823 25 3334 1 4356 25 5354 49 6376 49 7544 49 8736 1 11072 25 12264 49 13432 98 14624 98 15817 98 16693 98 17568 122 18444 171 19345 195 19612 244 19880 341 20123 463 20367 633 20561 804 20732 925 20805 1047 20853 1169 20902 1315 20926 2994 20951 4186 20975 4964 20999 5938 21024 6911 21024 8833 20999 9198 20999 9588 21024 10366 21072 10756 21072 11145 21048 11315 20999 11510 20951 11680 20902 11851 20805 12021 20683 12167 20513 12264 20318 12362 20075 12435 19807 12483 19515 12532 19223 12556 18907 12580 18298 12580 17739 12556 16960 12532 15573 12508 14186 12483 13286 12459 12118 12459 9441 12459 6960 12435 5500 12435 4794 12483 4113 12532 3431 12556 2726 12556 2336 12532 1898 12435 1509 12386 1314 12313 1120 12240 950 12143 779 12021 633 11899 512 11729 414 11559 317 11364 268 11145 220 11096 171 10999 147 10634 122 10269 98 9515 98 8030 122 4867 98 3943 74 3018 25 2507 1 Z N">
            <draw:equation draw:name="f0" draw:formula="logwidth"/>
            <draw:equation draw:name="f1" draw:formula="logheight"/>
          </draw:enhanced-geometry>
        </draw:custom-shape>
        <draw:custom-shape draw:name="Google Shape;317;p39" draw:style-name="gr5" draw:text-style-name="P25" draw:layer="layout" svg:width="0.999cm" svg:height="1.278cm" svg:x="4.059cm" svg:y="7.295cm">
          <text:p/>
          <draw:enhanced-geometry draw:mirror-horizontal="false" draw:mirror-vertical="false" svg:viewBox="0 0 0 0" drawooo:sub-view-size="16474 21073" draw:text-areas="0 0 ?f0 ?f1" draw:type="ooxml-non-primitive" draw:enhanced-path="M 15330 779 L 15525 950 15671 1120 15428 1266 15209 1387 14917 1582 14625 1777 14187 1777 13773 1752 14235 1460 14819 1120 15038 1023 15160 974 15257 925 15330 852 15330 779 Z M 15817 1485 L 15890 1679 15914 1898 15744 1971 15574 2044 15257 2215 15111 2312 14941 2409 14941 2409 14965 2117 14990 1996 14990 1898 15209 1777 15525 1631 15817 1485 Z M 15963 2239 L 15963 2774 15914 2799 15695 2896 15476 2993 14917 3285 14941 2774 15233 2604 15525 2409 15744 2312 15963 2239 Z M 15939 3115 L 15914 3577 15647 3699 15403 3821 14917 4113 14917 3553 15087 3504 15233 3431 15549 3285 15744 3212 15939 3115 Z M 15866 3942 L 15841 4429 15574 4575 15330 4697 15136 4818 14965 4964 14892 5013 14917 4405 15160 4307 15403 4186 15647 4064 15866 3942 Z M 15841 4794 L 15841 5329 15525 5500 15209 5670 14892 5865 14892 5256 15038 5208 15403 5013 15622 4891 15841 4794 Z M 15841 5694 L 15841 6230 15598 6376 15379 6497 15136 6668 15014 6765 14892 6862 14892 6181 15087 6108 15282 6011 15841 5694 Z M 15817 6692 L 15817 7179 15282 7422 15087 7495 14892 7592 14892 7057 15038 7033 15184 6984 15476 6838 15817 6692 Z M 15817 7617 L 15817 8079 15355 8298 15136 8420 14917 8566 14892 7933 15111 7884 15330 7811 15817 7617 Z M 15817 8420 L 15817 8931 15720 8955 15598 9004 15452 9101 15184 9271 15038 9368 14917 9490 14917 8882 15160 8760 15817 8420 Z M 15817 9295 L 15817 9782 15574 9904 15355 10025 15136 10147 14917 10269 14917 9782 15111 9709 15282 9612 15622 9393 15817 9295 Z M 15817 10244 L 15817 10634 15574 10804 15403 10950 14941 11242 14917 10682 15087 10609 15257 10536 15549 10366 15817 10244 Z M 15817 11145 L 15817 11850 15622 11972 15501 12069 14965 12459 14941 11656 15111 11583 15282 11485 15598 11291 15817 11145 Z M 15817 12337 L 15817 13091 15549 13237 15282 13432 15136 13529 14965 13651 14965 12872 15136 12775 15282 12702 15574 12507 15817 12337 Z M 15817 13481 L 15841 13919 15452 14138 15087 14405 14990 14478 14965 13992 15209 13870 15403 13748 15817 13481 Z M 15841 14381 L 15866 14795 15720 14868 15598 14965 15355 15135 14990 15354 14990 14941 15160 14843 15330 14722 15622 14503 15841 14381 Z M 15866 15330 L 15890 15865 15866 15865 15695 15914 15549 15963 15257 16157 15014 16279 14990 15768 15136 15719 15282 15646 15574 15500 15866 15330 Z M 15890 16230 L 15890 16644 15793 16644 15598 16717 15403 16790 15184 16887 15014 17009 15014 16644 15160 16595 15306 16522 15598 16401 15890 16230 Z M 12629 2166 L 13627 2239 14600 2239 14527 3285 14479 4380 14454 4380 14430 4405 14454 4429 14479 4429 14430 6059 14430 7738 14430 9441 14454 11169 14527 14527 14552 16109 14552 17617 14138 17617 13724 17593 13286 17593 12873 17568 9637 17593 6425 17593 5232 17544 4016 17520 2434 17520 1899 17544 1923 17495 1923 17447 1899 17252 1899 16936 1899 16620 1972 14040 2021 12751 2021 11485 2045 8955 2021 5208 1996 3164 1972 2507 1948 2190 2459 2263 2970 2312 3505 2336 4040 2336 5111 2288 6133 2239 7398 2215 9393 2190 11364 2166 Z M 15890 16912 L 15890 16960 15890 17350 15768 17350 15671 17398 15452 17520 15209 17666 15136 17593 15087 17568 15014 17544 15014 17301 15233 17228 15452 17131 15890 16912 Z M 8469 18663 L 8590 18712 8663 18809 8761 18980 8785 19077 8785 19199 8785 19320 8785 19442 8761 19539 8712 19661 8639 19758 8542 19831 8420 19904 8274 19929 8128 19929 8006 19880 7860 19831 7763 19734 7690 19612 7641 19491 7641 19345 7666 19174 7714 19053 7787 18907 7885 18809 7958 18736 8031 18761 8104 18736 8201 18712 8250 18712 8298 18688 8323 18663 Z M 8347 18177 L 8152 18201 8055 18250 7982 18298 7885 18323 7763 18347 7666 18420 7568 18469 7471 18566 7398 18663 7349 18761 7276 18882 7228 19126 7179 19369 7179 19515 7203 19637 7252 19758 7301 19880 7349 19977 7447 20075 7520 20148 7641 20221 7739 20294 7860 20342 7982 20367 8104 20391 8225 20391 8371 20367 8493 20342 8615 20294 8809 20196 8955 20050 9053 19880 9150 19685 9199 19491 9199 19272 9199 19053 9174 18858 9101 18688 9004 18517 8882 18371 8712 18250 8542 18201 8347 18177 Z M 2532 463 L 3018 487 3943 536 4843 560 8298 585 11729 585 13554 560 13530 585 13530 633 13505 658 13530 682 13554 706 13627 731 13724 731 13846 706 14065 633 14260 560 14892 609 14917 609 15063 658 14965 682 14844 731 14625 852 14260 1096 13749 1387 13505 1558 13286 1728 12824 1704 9564 1704 7593 1728 6327 1777 5135 1825 3943 1850 3359 1850 2751 1825 2167 1777 1583 1728 1510 1728 1437 1752 1412 1825 1388 1898 1388 1971 1412 2020 1461 2093 1534 2117 1534 2385 1558 2823 1534 4015 1510 5281 1485 6108 1461 6668 1437 7227 1461 8371 1510 9490 1510 10634 1485 13481 1461 14965 1412 16303 1339 16960 1339 17131 1364 17301 1388 17447 1437 17568 1485 17641 1437 17739 1437 17836 1485 17933 1510 17958 1583 17982 1875 18006 2167 18031 2799 18055 4016 18006 7252 18031 9247 18055 10488 18079 11145 18104 11778 18104 13043 18055 13481 18055 13919 18079 14333 18104 14771 18079 14819 18079 14844 18055 15063 18031 15136 18006 15184 17958 15209 17909 15233 17860 15598 17690 15744 17617 15890 17520 15890 17909 15744 18006 15598 18104 15257 18250 14917 18371 14235 18566 13919 18688 13773 18761 13627 18858 13578 18931 13578 18980 13603 19053 13676 19053 14016 19028 14357 18980 15038 18785 15476 18663 15695 18566 15890 18469 15890 18785 15622 18858 15355 18931 14844 19101 14527 19223 14235 19320 13943 19466 13676 19637 13676 19685 13676 19710 13700 19734 13724 19734 14041 19685 14333 19612 14917 19442 15403 19320 15671 19247 15914 19150 15914 19466 15647 19515 15379 19612 14892 19831 14381 20050 13895 20294 13895 20318 13919 20342 14162 20342 14430 20294 14673 20245 14941 20172 15428 20026 15914 19831 15914 19856 15817 20050 15720 20196 15598 20294 15452 20391 15282 20440 15111 20488 14746 20537 14381 20561 13992 20561 13213 20513 12410 20513 11632 20537 8006 20561 4405 20561 2848 20513 1753 20513 1631 20464 1339 20342 1169 20269 1023 20172 877 20050 780 19929 707 19807 658 19661 609 19393 561 19101 561 18834 536 17131 561 15427 536 13091 488 9247 463 5402 463 3967 488 3139 512 2653 585 2142 682 1655 828 1168 901 1023 1023 852 1218 731 1461 609 1753 536 2118 487 2532 463 Z M 2483 1 L 2021 25 1631 98 1315 171 1023 317 804 463 609 633 463 828 366 1023 269 1241 220 1436 196 1655 147 2020 123 2312 74 2823 25 3334 1 4356 1 5354 25 6376 50 7544 25 8736 1 11072 1 12264 50 13432 74 14624 98 15817 74 16693 98 17568 123 18444 171 19345 196 19612 244 19880 342 20123 463 20367 609 20561 804 20732 926 20805 1047 20853 1169 20902 1315 20926 2970 20951 4162 20975 4965 20999 5622 21024 11145 21024 12727 20999 13092 20999 13481 21024 14260 21072 14649 21072 15014 21048 15209 20999 15379 20951 15574 20902 15744 20805 15890 20683 16036 20513 16158 20318 16255 20075 16328 19807 16377 19515 16425 19223 16450 18907 16474 18298 16450 17739 16425 16960 16425 15573 16377 14186 16352 13286 16352 12118 16328 9441 16328 6960 16328 5500 16328 4794 16352 4113 16401 3431 16450 2726 16450 2336 16401 1898 16328 1509 16279 1314 16206 1120 16133 950 16036 779 15914 633 15768 512 15622 414 15452 317 15257 268 15038 220 14965 171 14892 147 14527 122 14138 98 13408 98 11924 122 8396 122 4843 98 3943 74 3018 25 2483 1 Z N">
            <draw:equation draw:name="f0" draw:formula="logwidth"/>
            <draw:equation draw:name="f1" draw:formula="logheight"/>
          </draw:enhanced-geometry>
        </draw:custom-shape>
        <draw:custom-shape draw:name="Google Shape;318;p39" draw:style-name="gr5" draw:text-style-name="P25" draw:layer="layout" svg:width="1.206cm" svg:height="0.673cm" svg:x="7.201cm" svg:y="7.512cm">
          <text:p/>
          <draw:enhanced-geometry draw:mirror-horizontal="false" draw:mirror-vertical="false" svg:viewBox="0 0 0 0" drawooo:sub-view-size="19881 11096" draw:text-areas="0 0 ?f0 ?f1" draw:type="ooxml-non-primitive" draw:enhanced-path="M 9636 1120 L 10099 1144 10561 1168 10537 1412 10512 1631 9685 1631 9661 1387 9636 1120 Z M 9198 1120 L 9223 1217 9223 1436 9223 1679 8785 1752 8347 1825 8298 1825 8225 1801 8128 1509 8055 1241 8468 1193 8882 1144 9198 1120 Z M 11023 1217 L 11583 1290 12118 1412 12045 1655 11997 1850 11486 1752 10975 1679 10999 1436 11023 1217 Z M 7665 1339 L 7714 1655 7811 1996 7446 2117 7082 2263 6984 2117 6887 1971 6765 1825 6668 1679 6644 1631 7155 1460 7665 1339 Z M 12532 1509 L 13067 1655 13627 1825 14211 2044 14065 2263 13870 2555 13262 2263 13165 2215 12824 2093 12459 1996 12483 1655 12532 1509 Z M 6254 1777 L 6425 2117 6522 2288 6668 2458 6035 2774 5427 3115 5305 3018 5184 2896 5086 2774 4989 2653 4843 2385 5476 2093 6254 1777 Z M 14503 2166 L 15087 2434 15671 2726 15622 2774 15427 3018 15306 3164 15209 3310 14698 2993 14187 2701 14406 2336 14503 2166 Z M 4502 2555 L 4624 2847 4794 3115 4916 3237 5038 3358 4381 3821 4332 3869 4259 3821 3943 3626 3675 3407 3529 3237 3821 2993 4162 2774 4502 2555 Z M 16036 2945 L 16547 3237 17033 3577 16766 3796 16571 3967 16352 4186 15963 3869 15573 3577 15744 3310 15938 3066 16036 2945 Z M 8736 5645 L 8833 5743 8809 5791 8736 5645 Z M 9831 3407 L 9588 3431 9369 3456 9150 3529 8931 3602 8736 3723 8517 3894 8298 4113 8128 4356 7982 4648 7884 4940 7811 5232 7787 5524 7811 5791 7909 6035 8006 6254 8152 6424 8322 6594 8420 6740 8541 6862 8663 6959 8809 7057 8955 7130 9125 7203 9296 7251 9466 7276 9636 7276 9807 7251 9953 7227 10099 7178 10245 7105 10391 7032 10512 6959 10634 6838 10683 6838 10902 6667 11121 6473 11291 6254 11413 5986 11510 5718 11583 5427 11607 5159 11583 4891 11559 4697 11534 4745 11486 4818 11413 4891 11340 4964 11242 5013 11145 5062 11048 5086 10950 5086 10780 5062 10610 5013 10537 4964 10488 4916 10391 4770 10318 4624 10293 4453 10293 4356 10318 4259 10366 4161 10415 4088 10561 3942 10731 3845 10756 3821 10829 3772 10877 3748 10707 3650 10512 3553 10269 3480 10050 3431 9831 3407 Z M 10050 2215 L 10391 2239 10439 2385 10488 2580 10512 2677 10585 2774 10610 2799 10683 2799 10707 2774 10780 2653 10829 2531 10829 2409 10829 2263 11291 2336 11315 2482 11388 2604 11461 2653 11559 2677 11607 2677 11656 2653 11680 2604 11705 2555 11729 2434 12264 2580 12191 2677 12143 2774 12118 2896 12118 2969 12118 3018 12143 3066 12216 3091 12264 3091 12289 3066 12362 2993 12483 2847 12581 2726 12654 2750 12800 2750 13092 2872 13165 2945 12946 3066 12751 3212 12581 3383 12508 3480 12483 3577 12483 3650 12508 3699 12556 3748 12629 3748 12727 3699 12824 3650 12994 3529 13335 3310 13408 3602 13457 3845 13481 3991 13213 4015 12970 4064 12873 4137 12775 4186 12702 4283 12678 4380 12678 4429 12702 4453 12800 4502 12897 4502 13116 4478 13530 4429 13554 4891 13554 5354 13432 5354 13092 5329 12897 5305 12727 5329 12654 5354 12629 5402 12605 5451 12654 5524 12800 5621 12946 5670 13116 5718 13286 5743 13530 5767 13505 6059 13457 6424 13189 6302 12897 6205 12727 6181 12459 6181 12313 6205 12264 6254 12264 6302 12289 6327 12435 6424 12581 6497 12873 6667 13116 6765 13359 6862 13213 7203 13067 7519 12824 7397 12581 7300 12264 7130 11972 6984 11924 6984 11899 7008 11875 7057 11899 7081 11972 7251 12070 7373 12191 7470 12337 7592 12556 7738 12824 7884 12605 8127 12410 8322 12410 8225 12386 8176 12313 8103 12045 7933 11899 7835 11778 7738 11680 7616 11583 7519 11437 7446 11388 7422 11291 7422 11267 7446 11267 7519 11267 7592 11340 7738 11437 7860 11534 7981 11656 8127 11826 8273 11972 8371 12167 8444 12240 8468 12289 8444 12021 8663 11705 8833 11388 9003 11048 9125 11072 9028 11072 8979 11048 8906 10999 8736 10926 8565 10853 8225 10780 7957 10731 7835 10683 7811 10634 7762 10585 7762 10537 7787 10488 7835 10464 7908 10439 8030 10464 8176 10464 8322 10561 8736 10610 8930 10707 9125 10731 9174 10780 9198 10391 9247 10147 9271 9636 9271 9393 9247 9442 9198 9490 9149 9588 8833 9661 8517 9685 8371 9661 8225 9612 7957 9588 7908 9515 7908 9490 7957 9442 8054 9393 8176 9296 8419 9198 8711 9125 9003 9125 9052 9150 9125 9174 9174 9223 9222 8931 9149 8614 9052 8322 8930 8055 8809 8103 8663 8152 8492 8249 8346 8347 8200 8541 7884 8541 7835 8517 7762 8468 7738 8420 7738 8249 7811 8128 7933 8006 8054 7909 8200 7787 8371 7690 8590 7446 8419 7203 8200 7276 8030 7398 7884 7592 7592 7811 7300 7811 7251 7811 7203 7763 7154 7714 7154 7519 7251 7349 7349 7203 7470 7057 7616 6984 7738 6887 7860 6717 7616 6571 7349 6790 7154 7057 6935 7203 6813 7301 6692 7301 6643 7082 6643 6863 6716 6668 6789 6498 6886 6425 6935 6400 6862 6327 6473 6644 6278 6936 6083 7082 5986 7179 5840 7179 5791 6960 5791 6790 5816 6619 5864 6449 5937 6279 5986 6279 5718 6303 5451 6498 5329 6692 5232 6984 5062 7106 4964 7203 4818 7228 4794 7203 4770 7203 4721 7155 4721 7009 4697 6838 4721 6692 4770 6546 4818 6376 4891 6522 4356 6522 4332 6741 4283 7057 4210 7203 4161 7276 4113 7325 4064 7349 4015 7325 3942 7276 3894 7203 3869 7057 3845 6717 3845 6887 3577 7106 3310 7203 3188 7228 3188 7398 3237 7568 3285 7738 3310 7933 3334 7982 3310 8006 3285 8030 3237 8006 3164 7933 3091 7860 2993 7763 2920 7641 2872 7982 2653 8006 2604 8006 2555 8322 2458 8371 2531 8468 2628 8590 2701 8687 2750 8809 2823 8833 2823 8858 2799 8882 2774 8882 2750 8833 2653 8809 2531 8712 2361 9296 2263 9296 2288 9369 2482 9393 2555 9466 2628 9563 2677 9636 2653 9709 2604 9734 2531 9734 2385 9709 2239 10050 2215 Z M 6595 3139 L 6449 3334 6327 3529 6206 3772 6084 4015 6035 4064 6011 4113 5987 4186 6011 4234 5889 4648 5816 5086 5768 5500 5743 5937 5768 6327 5816 6692 5889 7081 6011 7446 6011 7470 6011 7543 6084 7616 6206 7860 6352 8103 6571 8371 6790 8614 7057 8809 7325 9028 7617 9198 7909 9344 8201 9490 8517 9612 8833 9709 9150 9782 9466 9831 10123 9831 10439 9806 10756 9758 11072 9685 11388 9612 11680 9490 11972 9344 12264 9174 12532 9003 12775 8784 13019 8565 13213 8298 13432 8006 13627 7689 13773 7373 13895 7032 13968 6667 14041 6327 14089 5962 14114 5597 14114 5524 14114 5159 14114 4794 14041 4040 13992 3699 13895 3310 13968 3285 14649 3650 15184 3991 15671 4356 16157 4770 16620 5183 17058 5645 17471 6108 17861 6594 18226 7081 17788 7519 17350 7933 16887 8322 16425 8687 15938 9052 15427 9368 14892 9660 14333 9904 13773 10098 13213 10244 12654 10366 12070 10463 11510 10536 10926 10561 10342 10585 9758 10561 9174 10536 8614 10463 8030 10366 7471 10244 6911 10098 6352 9952 5792 9758 5257 9563 4648 9320 4040 9028 3748 8857 3456 8687 3188 8492 2921 8298 2750 8152 2604 8006 2337 7665 2069 7324 1899 7178 1753 7057 1874 7008 1972 6935 1996 6911 1996 6862 1996 6813 1972 6789 1947 6765 2239 6400 2531 6083 2872 5743 3213 5451 3943 4867 4673 4332 5135 4015 5622 3699 6108 3407 6595 3139 Z M 10853 0 L 10780 49 10707 171 10658 317 10634 487 10634 657 10099 633 9588 633 9539 390 9442 195 9393 146 9344 146 9271 171 9247 219 9198 414 9198 633 8687 657 8298 706 7933 779 7763 171 7763 146 7690 146 7617 317 7568 487 7568 657 7592 852 7009 998 6449 1168 6376 925 6327 682 6303 633 6230 609 6181 633 6157 682 6108 828 6084 998 6084 1144 6108 1290 5597 1509 5111 1728 4673 1947 4527 1631 4502 1631 4478 1606 4454 1631 4429 1655 4405 1874 4405 2093 3918 2385 3480 2701 3286 2872 3188 2628 3140 2531 3067 2434 3042 2434 2969 2482 2896 2555 2872 2653 2848 2726 2872 2823 2896 2920 2969 3139 2823 3285 2702 3456 2604 3650 2531 3845 2531 3894 2556 3942 2604 3991 2677 4015 2726 3991 2775 3967 3213 3529 3237 3577 3359 3723 3529 3869 3699 4040 3918 4161 3261 4672 3213 4648 2945 4575 2702 4478 2458 4356 2239 4186 2020 3991 1874 3772 1728 3529 1631 3285 1607 3237 1534 3237 1509 3285 1485 3407 1461 3553 1485 3699 1534 3845 1582 3967 1655 4113 1826 4380 2045 4599 2288 4794 2580 4940 2702 4989 2848 5037 2410 5427 2239 5621 2142 5573 2045 5524 1850 5475 1631 5451 1436 5402 1144 5305 877 5159 779 5062 682 4964 585 4891 487 4818 414 4818 390 4891 390 4964 390 5110 439 5232 536 5354 658 5475 779 5573 1023 5718 1193 5791 1412 5864 1655 5937 1899 5962 1777 6108 1655 6278 1558 6473 1485 6643 1144 6643 877 6594 609 6521 366 6400 122 6229 49 6229 1 6254 1 6302 74 6424 147 6546 220 6643 317 6740 439 6813 560 6862 804 6984 1071 7032 1363 7081 1680 7568 2020 8006 2410 8419 2848 8784 3286 9125 3772 9417 4283 9685 4819 9928 5403 10147 5987 10342 6571 10536 7155 10682 7763 10828 8371 10926 8979 11023 9612 11072 10220 11096 10829 11072 11461 11047 12070 10974 12678 10877 13286 10755 13870 10585 14454 10390 15063 10147 15622 9831 16182 9514 16693 9149 17204 8736 17690 8322 18153 7884 18615 7446 18639 7397 18761 7373 18858 7300 19029 7300 19175 7276 19321 7227 19467 7178 19613 7105 19734 7008 19807 6886 19880 6765 19880 6716 19880 6667 19832 6619 19807 6570 19710 6546 19661 6546 19613 6570 19467 6643 19369 6716 19248 6789 19102 6862 18858 6911 18566 6521 18250 6132 18420 6108 18664 6059 18956 5962 19077 5889 19199 5816 19272 5718 19321 5597 19321 5548 19321 5500 19296 5475 19248 5451 19150 5451 19053 5475 18858 5548 18688 5621 18493 5718 18226 5767 17958 5791 17496 5281 17690 5281 17885 5256 18080 5208 18274 5135 18591 4964 18761 4867 18931 4745 19077 4599 19199 4453 19272 4307 19296 4234 19296 4137 19296 4088 19272 4064 19199 4064 19077 4088 18956 4137 18737 4307 18518 4478 18323 4648 18031 4794 17763 4867 17447 4916 17155 4916 16620 4429 16839 4186 17058 3967 17277 3748 17593 3918 17909 4088 18031 4113 18128 4113 18201 4040 18274 3967 18299 3894 18299 3796 18250 3723 18177 3650 17885 3504 17593 3358 17690 3212 17763 3042 17763 3018 17739 2993 17690 2993 17423 3237 16376 2555 16693 2190 16717 2142 16693 2069 16668 2044 16595 2020 16449 2093 16303 2166 16036 2361 15914 2288 15354 2020 14795 1752 15087 1290 15087 1266 15063 1266 14795 1436 14552 1655 14089 1460 13603 1290 13140 1144 12702 1022 12775 706 12800 536 12800 365 12775 317 12751 292 12702 292 12654 341 12532 560 12337 925 11705 803 11072 706 11072 511 11072 317 11072 244 11048 146 10999 73 10950 25 10902 0 Z N">
            <draw:equation draw:name="f0" draw:formula="logwidth"/>
            <draw:equation draw:name="f1" draw:formula="logheight"/>
          </draw:enhanced-geometry>
        </draw:custom-shape>
        <draw:custom-shape draw:name="Google Shape;319;p39" draw:style-name="gr5" draw:text-style-name="P25" draw:layer="layout" svg:width="1.17cm" svg:height="1.107cm" svg:x="5.592cm" svg:y="7.372cm">
          <text:p/>
          <draw:enhanced-geometry draw:mirror-horizontal="false" draw:mirror-vertical="false" svg:viewBox="0 0 0 0" drawooo:sub-view-size="19297 18251" draw:text-areas="0 0 ?f0 ?f1" draw:type="ooxml-non-primitive" draw:enhanced-path="M 18396 828 L 18761 877 18737 1242 18615 1266 18493 1315 18274 1436 18007 1582 17739 1777 17642 1850 17618 1801 17545 1704 17496 1680 17423 1655 17131 1631 17301 1509 17472 1388 17837 1144 18104 974 18250 901 18396 828 Z M 18712 1582 L 18688 2385 18688 3164 18469 3334 18250 3529 17982 3748 17861 3870 17764 4016 17739 3407 17739 3334 17958 3140 18177 2945 18493 2653 18615 2531 18664 2458 18688 2361 18664 2312 18615 2288 18518 2264 18445 2288 18347 2312 18274 2385 18128 2531 18007 2653 17739 2945 17739 2531 17691 2118 17788 2069 18055 1947 18323 1777 18518 1680 18712 1582 Z M 18688 3529 L 18688 3894 18664 4843 18639 4843 18518 4916 18396 5038 18177 5305 17982 5451 17788 5597 17788 5013 18128 4819 18274 4746 18445 4673 18591 4575 18639 4527 18664 4454 18664 4429 18639 4381 18566 4332 18420 4332 18347 4356 18177 4429 18031 4502 17788 4673 17764 4137 17958 4040 18128 3943 18445 3699 18688 3529 Z M 18664 5305 L 18639 6011 18396 6108 18177 6230 17982 6376 17764 6522 17764 6522 17788 5865 17934 5816 18080 5743 18201 5670 18323 5597 18493 5476 18664 5305 Z M 18615 6425 L 18615 6473 18518 6498 18420 6546 18250 6668 18104 6765 17982 6887 17739 7155 17764 6717 17982 6668 18201 6595 18615 6425 Z M 18615 6838 L 18591 7349 18591 7666 18420 7787 18250 7909 17958 8103 17666 8322 17715 7739 17739 7349 18080 7155 18420 6960 18615 6838 Z M 18566 8103 L 18542 8420 18420 8493 18274 8566 18055 8785 17812 9004 17593 9247 17642 8566 18031 8395 18420 8201 18566 8103 Z M 18542 8809 L 18542 9077 18299 9271 17934 9588 17593 9928 17569 9953 17569 9977 17593 10001 17642 10001 18080 9831 18274 9709 18493 9588 18518 9563 18518 9977 18396 10026 18274 10074 18080 10220 17788 10464 17520 10731 17520 10245 17569 9490 17837 9344 18104 9150 18274 8979 18469 8833 18542 8809 Z M 18518 10342 L 18518 10975 18347 11096 18201 11194 17861 11486 17715 11632 17569 11802 17545 11559 17520 11048 17691 10975 17837 10877 18128 10634 18518 10342 Z M 18518 11413 L 18542 11802 18347 11899 18177 12021 17837 12289 17764 12240 17642 12240 17593 12021 18299 11559 18518 11413 Z M 2093 1899 L 2385 1972 2702 1996 3334 2045 4356 2093 5354 2118 6376 2118 7398 2093 9466 2020 11413 1972 13359 1947 14357 1947 15330 1996 16304 2045 17277 2142 17253 2483 17228 2823 17228 3529 17277 4210 17301 4892 17301 5646 17277 6376 17180 7885 17082 9125 17034 9758 17009 10391 16985 10829 16961 11291 16985 11778 17009 12021 17058 12240 9539 12240 8566 12264 7568 12289 5622 12386 5086 12410 4551 12410 4040 12362 3529 12313 2994 12216 2702 12191 2434 12216 2385 11997 2361 11753 2337 11267 2361 10318 2361 9661 2337 8979 2312 7666 2312 6887 2288 6084 2239 4527 2215 2896 2215 2385 2166 2118 2142 2020 2093 1899 Z M 18566 12118 L 18591 12264 18420 12313 18274 12410 17958 12581 17885 12629 17909 12532 17909 12435 18250 12264 18566 12118 Z M 8761 512 L 10318 585 13432 755 14138 779 14844 804 16279 779 17034 755 17034 755 16912 852 16790 950 16790 998 16790 1023 16815 1047 16863 1047 17131 901 17399 755 17837 779 17593 925 17399 1071 17228 1217 17082 1412 17034 1509 17009 1631 16060 1558 15111 1509 14162 1461 13238 1461 11340 1485 9466 1558 7495 1631 5549 1655 4527 1631 3505 1607 3140 1558 2726 1509 2312 1509 2118 1534 1948 1582 1899 1607 1850 1631 1850 1704 1850 1777 1899 1826 1850 1947 1802 2069 1777 2215 1753 2337 1753 2604 1753 2896 1753 4527 1802 6181 1826 7009 1826 7836 1875 9223 1875 9904 1875 10585 1850 11048 1826 11583 1826 11851 1875 12094 1948 12337 2045 12532 2118 12605 2215 12654 2312 12629 2385 12581 2677 12654 2969 12678 3553 12775 4040 12824 4502 12873 5427 12873 6449 12848 7495 12800 8517 12751 9539 12727 17277 12727 17350 12775 17496 12775 17569 12727 17715 12727 17569 12824 17423 12946 17301 13092 17180 13238 17180 13262 17180 13286 17204 13311 17253 13311 17472 13262 17666 13189 18055 12994 18347 12848 18615 12727 18664 12946 18396 13092 17982 13335 17593 13603 17545 13627 17545 13676 17569 13700 17618 13724 17861 13700 18080 13651 18274 13578 18493 13457 18712 13335 18785 13724 18250 13773 17739 13797 17204 13773 16669 13724 15622 13603 15087 13554 14576 13530 12118 13530 9661 13554 8469 13578 7301 13627 4916 13773 3772 13822 2629 13846 2020 13822 1412 13797 1145 13773 853 13749 853 13724 731 13408 658 13092 585 12775 561 12435 561 11753 561 11121 561 9320 561 8420 585 7495 658 5792 731 4064 755 3188 755 2337 731 1485 707 609 804 682 950 755 1072 804 1242 852 1583 901 1948 925 2312 901 2653 901 3164 852 4162 755 5184 633 6181 560 6692 512 Z M 11096 14016 L 11096 14187 10926 14260 10780 14357 10488 14552 10293 14698 10123 14868 9953 15038 9807 15233 9807 15282 9831 15330 9856 15379 9929 15379 10099 15282 10245 15184 10537 14941 10804 14771 11072 14600 11072 14600 11048 15087 10926 15136 10804 15209 10585 15330 10439 15403 10269 15525 10123 15647 10074 15695 10050 15793 10050 15817 10074 15841 10245 15841 10391 15817 10683 15671 11023 15501 10999 15841 10756 15987 10610 16085 10464 16206 10342 16352 10196 16474 10172 16498 10172 16522 10196 16547 10245 16547 10537 16425 10804 16303 10975 16230 10975 16449 10902 16474 10756 16547 10634 16620 10415 16814 10391 16863 10391 16887 10391 16960 10464 16985 10537 16985 10780 16887 11023 16790 11048 16887 10926 16960 10829 17058 10585 17252 10561 17277 10561 17301 10585 17325 10610 17325 10780 17301 10950 17252 11096 17179 11242 17082 11388 17155 11534 17179 11705 17204 11875 17204 12216 17179 12508 17155 12897 17179 13067 17179 13262 17228 13432 17277 13554 17374 13676 17496 13773 17617 13530 17593 12556 17593 11826 17642 10366 17715 9637 17739 8907 17763 7763 17788 6644 17788 6181 17739 5816 17715 5500 17690 5597 17544 5743 17447 5865 17350 6035 17277 6206 17228 6376 17179 6765 17155 7057 17179 7374 17204 7544 17179 7690 17179 7836 17131 7958 17058 7982 17009 8055 17033 8128 17033 8177 17009 8225 16960 8274 16887 8298 16766 8298 16668 8298 16620 8274 16595 8298 16303 8298 15768 8298 15233 8298 14965 8323 14649 8323 14333 8323 14187 8298 14065 9101 14041 9101 14041 8980 14138 8834 14260 8688 14406 8663 14454 8639 14503 8615 14600 8615 14649 8639 14673 8761 14673 8858 14649 9028 14527 9199 14406 9466 14235 9710 14016 9953 14016 9734 14211 9539 14406 9345 14625 9199 14868 9199 14892 9199 14917 9223 14941 9272 14941 9393 14892 9515 14844 9758 14698 10196 14357 10464 14235 10658 14138 10804 14016 Z M 6936 1 L 5914 74 4892 147 3870 268 2945 366 2483 390 1680 390 1339 317 658 195 634 147 585 122 512 98 463 98 390 122 342 147 317 220 293 293 244 1169 220 2069 196 3821 171 4794 123 5768 25 7690 1 8614 1 9539 25 11364 1 11997 1 12362 25 12702 50 13067 123 13408 244 13700 317 13846 390 13968 463 14065 561 14089 634 14089 731 14065 901 14138 1072 14162 1412 14211 2093 14260 2726 14308 3334 14308 3943 14284 4551 14260 7958 14089 7958 14089 7909 14211 7885 14357 7860 14673 7860 15233 7860 15768 7836 16303 7812 16547 7812 16668 7812 16790 7666 16741 7471 16693 7276 16693 7057 16668 6644 16693 6303 16741 6060 16790 5841 16863 5646 16936 5451 17058 5281 17204 5135 17374 5038 17569 4940 17812 4940 17885 4940 17958 4989 18031 5038 18055 5111 18080 5184 18080 5257 18055 5330 18007 5451 18080 5597 18128 5743 18177 5914 18201 6254 18226 6498 18226 7082 18250 7641 18250 8785 18226 10147 18201 11486 18128 12994 18080 13238 18080 13505 18104 13773 18080 13919 18080 14016 18031 14089 18080 14235 18080 14284 18055 14333 18007 14381 17958 14406 17885 14381 17812 14308 17569 14211 17374 14065 17179 13895 17033 13700 16912 13505 16814 13262 16741 13043 16693 12581 16693 12118 16766 11802 16790 11486 16814 11461 16620 11510 16571 11534 16498 11534 16449 11486 16425 11437 16401 11437 15939 11461 15501 11534 14746 11534 14381 11510 14187 11461 14016 14576 14016 15136 14041 15720 14089 16839 14211 17423 14260 17982 14260 18542 14235 18834 14211 19102 14138 19199 14114 19272 14041 19296 13968 19272 13870 19272 13773 19150 13043 19248 12921 19248 12873 19248 12824 19223 12800 19102 12800 19053 12337 19029 11875 18980 10926 18980 10001 19004 9052 19004 8955 19077 7203 19150 5549 19175 3894 19223 2385 19248 1607 19223 1242 19199 852 19248 804 19272 755 19296 682 19296 609 19272 560 19223 512 19175 463 19102 439 18493 317 17885 268 17277 244 16644 244 15403 293 14187 293 12629 220 11072 122 9515 49 7958 1 Z N">
            <draw:equation draw:name="f0" draw:formula="logwidth"/>
            <draw:equation draw:name="f1" draw:formula="logheight"/>
          </draw:enhanced-geometry>
        </draw:custom-shape>
        <draw:custom-shape draw:name="Google Shape;320;p39" draw:style-name="gr5" draw:text-style-name="P25" draw:layer="layout" svg:width="1.036cm" svg:height="1.045cm" svg:x="8.919cm" svg:y="7.4cm">
          <text:p/>
          <draw:enhanced-geometry draw:mirror-horizontal="false" draw:mirror-vertical="false" svg:viewBox="0 0 0 0" drawooo:sub-view-size="17082 17228" draw:text-areas="0 0 ?f0 ?f1" draw:type="ooxml-non-primitive" draw:enhanced-path="M 6497 2993 L 6400 3042 6302 3090 6229 3212 6229 3285 6254 3334 6278 3407 6351 3455 6400 3480 6643 3480 6692 3504 6911 3504 6959 3480 7008 3455 7057 3407 7057 3334 7057 3212 7032 3163 7008 3115 6935 3042 6838 3017 6716 2993 Z M 5743 3236 L 5670 3261 5402 3358 5134 3480 4891 3601 4672 3747 4453 3918 4234 4088 4039 4283 3869 4477 3699 4696 3553 4940 3431 5159 3309 5402 3236 5670 3163 5937 3115 6229 3090 6497 3090 6546 3115 6594 3188 6667 3261 6716 3285 6716 3309 6692 3382 6667 3431 6594 3480 6546 3504 6473 3528 6156 3601 5864 3699 5597 3820 5353 3966 5086 4137 4867 4307 4623 4526 4429 4745 4234 4988 4088 5256 3942 5499 3796 5767 3699 5864 3650 5913 3577 5937 3504 5937 3407 5889 3334 5840 3285 5743 3236 Z M 7324 1971 L 7787 2020 8249 2141 8687 2312 9101 2506 9490 2774 9879 3066 10220 3431 10512 3820 10707 4088 10877 4380 11023 4696 11120 5013 11217 5329 11266 5645 11315 5986 11315 6302 11315 6643 11266 6959 11217 7300 11144 7616 11047 7932 10925 8249 10780 8565 10634 8857 10439 9173 10220 9490 9977 9757 9733 10025 9441 10268 9149 10487 8857 10682 8541 10852 8200 10998 7860 11120 7519 11193 7154 11242 6789 11266 6424 11242 6059 11193 5670 11096 5353 10998 5037 10877 4721 10731 4404 10560 4112 10390 3820 10171 3553 9952 3285 9733 3042 9490 2823 9222 2628 8930 2434 8638 2288 8346 2142 8030 2044 7689 1971 7349 1947 7057 1923 6765 1923 6497 1947 6205 1996 5937 2044 5670 2142 5402 2239 5159 2336 4915 2482 4672 2628 4429 2774 4210 2944 3991 3139 3772 3528 3382 3966 3017 4404 2701 4891 2409 5134 2287 5378 2166 5645 2117 6035 2068 6716 1995 7300 1995 7324 1971 Z M 6935 1533 L 6497 1582 6083 1679 5864 1703 5621 1752 5353 1825 5110 1922 4842 2044 4599 2166 4112 2458 3650 2774 3212 3115 2823 3504 2458 3918 2312 4161 2166 4380 2020 4623 1923 4867 1801 5110 1728 5378 1631 5645 1582 5913 1533 6181 1509 6473 1509 6765 1509 7057 1558 7349 1606 7640 1679 7932 1752 8224 1874 8492 1996 8760 2142 9027 2312 9295 2507 9538 2726 9782 2944 10001 3188 10195 3699 10585 3991 10779 4283 10950 4599 11120 4915 11266 5232 11412 5572 11509 5889 11607 6254 11680 6594 11704 6959 11728 7300 11680 7641 11631 7981 11534 8322 11436 8638 11290 8955 11120 9344 10877 9733 10609 10074 10293 10390 9976 10658 9611 10925 9222 11144 8808 11339 8395 11509 7957 11631 7519 11704 7081 11753 6619 11753 6156 11728 5694 11655 5256 11534 4794 11363 4404 11169 4015 10950 3650 10682 3285 10390 2969 10074 2677 9733 2409 9393 2166 9003 1971 8614 1801 8200 1655 7787 1582 7349 1533 Z M 12118 11558 L 12142 11582 11972 11777 12093 11631 12118 11558 Z M 6789 584 L 7154 608 7519 657 7884 706 8225 803 8565 900 8906 1022 9247 1144 9563 1314 9879 1484 10171 1679 10439 1874 10707 2093 10950 2312 11193 2555 11485 2896 11753 3261 11996 3626 12191 4015 12361 4404 12507 4818 12629 5232 12702 5645 12750 6059 12775 6473 12775 6911 12726 7324 12653 7762 12556 8176 12434 8589 12264 9003 12045 9465 11801 9903 11534 10293 11217 10682 10901 11047 10536 11388 10171 11680 9782 11947 9368 12191 8930 12385 8468 12556 8006 12677 7543 12750 7032 12775 6546 12775 6035 12702 5597 12604 5159 12483 4721 12337 4307 12166 3893 11947 3504 11728 3115 11485 2774 11193 2434 10901 2117 10560 1825 10220 1558 9855 1314 9465 1095 9052 925 8638 779 8200 682 7811 609 7446 560 7081 560 6716 560 6351 584 5986 633 5645 706 5305 803 4964 925 4648 1047 4307 1217 3991 1387 3674 1606 3382 1825 3090 2069 2798 2361 2506 2726 2190 3163 1849 3674 1509 4210 1217 4502 1071 4794 949 5110 852 5402 754 5718 681 6035 633 6400 608 6789 584 Z M 11704 10998 L 11923 11315 11874 11339 11850 11363 11607 11607 11339 11826 11071 11996 10950 12093 10925 12166 10901 12239 10901 12264 10974 12288 11047 12288 11217 12264 11363 12191 11509 12093 11826 11899 11972 11777 11850 11899 11728 11996 11485 12191 11363 12288 11339 12361 11339 12434 11363 12483 11412 12531 11485 12556 11558 12531 11728 12483 11874 12385 12020 12288 12239 12118 12361 12020 12434 11899 12507 11947 12288 12142 12069 12337 11826 12556 11728 12677 11655 12823 11631 12896 11680 12969 11753 12994 11826 12994 11972 12945 12118 12848 12385 12629 12604 12458 12823 12264 12872 12312 12604 12702 12483 12848 12361 12969 12215 13067 12093 13213 12093 13261 12093 13310 12118 13334 12166 13359 12312 13359 12458 13334 12604 13261 12750 13140 12896 13042 12994 12896 13115 12750 13188 12604 13505 12872 13407 12945 13310 13018 13115 13213 12896 13359 12677 13529 12653 13553 12629 13602 12653 13651 12677 13699 12750 13724 12848 13748 12921 13748 12994 13724 13140 13651 13286 13578 13407 13480 13553 13383 13675 13237 13724 13164 13748 13091 13943 13286 13918 13286 13772 13383 13675 13505 13456 13748 13237 13967 13140 14064 13067 14210 13042 14235 13067 14259 13067 14308 13115 14308 13261 14259 13407 14210 13651 14040 13797 13918 13943 13797 14064 13626 14137 13480 14332 13675 14186 13918 14089 14040 13991 14137 13870 14235 13748 14308 13626 14381 13505 14454 13505 14502 13480 14527 13505 14600 13602 14648 13675 14673 13772 14673 13894 14648 14089 14551 14235 14454 14356 14356 14454 14235 14575 14113 14648 13967 14867 14210 14843 14210 14721 14259 14624 14332 14454 14527 14235 14746 14113 14867 13991 14940 13967 14989 13967 15038 14016 15086 14064 15086 14356 15013 14478 14940 14624 14867 14867 14648 14965 14527 15038 14405 15038 14381 15330 14673 15111 14867 14892 15062 14648 15232 14527 15330 14429 15427 14405 15451 14405 15500 14429 15524 14454 15549 14624 15573 14770 15549 14940 15476 15086 15378 15232 15281 15354 15159 15573 14916 15743 15111 15476 15378 15330 15476 15184 15573 15038 15670 14892 15792 14843 15840 14867 15913 14892 15986 14940 16011 15038 16035 15159 16011 15354 15962 15524 15865 15695 15767 15889 15597 16060 15427 16352 15694 16181 15865 16011 16011 15743 16157 15500 16303 15451 16327 15451 16376 15476 16400 15524 16424 15719 16424 15889 16449 16084 16400 16254 16351 16400 16254 16522 16157 16498 16254 16400 16376 16279 16473 16133 16546 15987 16619 15768 16668 15451 16765 15427 16692 15354 16643 15208 16546 15062 16400 14770 16132 14016 15524 13626 15159 13261 14770 12556 14016 12312 13772 12045 13553 11485 13140 11217 12921 10950 12677 10707 12434 10512 12166 10828 11899 11144 11607 11436 11315 11704 10998 Z M 6400 0 L 5791 73 5183 170 4891 243 4599 341 4258 462 3918 633 3601 827 3285 1022 2969 1241 2677 1484 2117 1971 1850 2239 1606 2506 1363 2798 1168 3066 949 3382 779 3699 609 4015 463 4331 341 4672 244 5013 146 5353 73 5718 25 6083 0 6448 0 6813 0 7203 25 7592 98 7957 171 8346 268 8711 390 9076 560 9441 730 9782 925 10122 1168 10463 1436 10804 1704 11096 1996 11363 2312 11631 2628 11874 2969 12093 3334 12312 3747 12531 4161 12726 4599 12896 5037 13042 5499 13164 5937 13261 6400 13334 6862 13383 7324 13383 7787 13334 8225 13261 8638 13140 9076 12994 9466 12799 9879 12580 10269 12337 10293 12458 10317 12580 10390 12677 10463 12775 10658 12969 10828 13140 11120 13383 11412 13602 11704 13845 11972 14089 12385 14502 12775 14916 13164 15330 13553 15743 13772 15938 13991 16132 14429 16473 14770 16789 14916 16935 15111 17081 15184 17106 15232 17154 15305 17179 15451 17227 15646 17203 15841 17179 16035 17106 16230 17033 16498 16911 16644 16814 16790 16668 16911 16497 17009 16327 17057 16132 17082 15938 17057 15840 17033 15767 17009 15670 16936 15597 16887 15549 15500 14137 14819 13432 14089 12750 13772 12458 13432 12166 13091 11899 12775 11582 12580 11363 12385 11120 12166 10901 12045 10804 11923 10706 12191 10317 12434 9928 12629 9490 12823 9076 12969 8614 13091 8176 13188 7713 13261 7251 13310 6765 13310 6302 13286 5840 13237 5378 13164 4891 13042 4453 12896 3991 12702 3553 12580 3285 12434 3042 12288 2798 12118 2579 11753 2141 11339 1728 10901 1363 10415 1046 9904 754 9368 511 8784 316 8225 170 7616 73 7008 0 Z N">
            <draw:equation draw:name="f0" draw:formula="logwidth"/>
            <draw:equation draw:name="f1" draw:formula="logheight"/>
          </draw:enhanced-geometry>
        </draw:custom-shape>
        <draw:custom-shape draw:name="Google Shape;321;p39" draw:style-name="gr5" draw:text-style-name="P25" draw:layer="layout" svg:width="1.049cm" svg:height="1.045cm" svg:x="10.546cm" svg:y="7.408cm">
          <text:p/>
          <draw:enhanced-geometry draw:mirror-horizontal="false" draw:mirror-vertical="false" svg:viewBox="0 0 0 0" drawooo:sub-view-size="17301 17228" draw:text-areas="0 0 ?f0 ?f1" draw:type="ooxml-non-primitive" draw:enhanced-path="M 9295 4842 L 9514 4891 9758 4964 9539 5256 9368 5548 9198 5499 9174 5426 9271 4940 9295 4842 Z M 8784 4769 L 8882 4794 8857 4891 8784 5159 8736 5426 8468 5426 8468 5329 8419 5134 8346 4964 8322 4915 8249 4915 8225 4940 8200 4988 8200 5183 8176 5378 8176 5451 7957 5499 7738 5597 7714 5548 7641 5378 7568 5207 7471 5110 7373 5013 7349 4988 7568 4891 7641 4964 7738 5013 7836 5037 7933 5013 8127 4915 8298 4842 8492 4818 8663 4794 8711 4794 8784 4769 Z M 9879 5013 L 10147 5159 10415 5305 10196 5524 9977 5743 9977 5767 9928 5743 9685 5645 9879 5013 Z M 7300 5013 L 7300 5037 7325 5183 7325 5305 7373 5499 7446 5670 7446 5718 7203 5791 7081 5524 6935 5232 7106 5134 7300 5013 Z M 10707 5475 L 11193 5816 10999 5913 10780 6010 10585 6108 10390 5986 10171 5864 10512 5621 10707 5475 Z M 6692 5426 L 6716 5572 6741 5718 6838 5986 6643 6156 6522 5986 6351 5743 6522 5572 6692 5426 Z M 11461 6059 L 11607 6181 11510 6181 11193 6254 11047 6302 10877 6375 10780 6278 11096 6181 11291 6132 11461 6059 Z M 6157 5962 L 6230 6156 6303 6302 6400 6424 6181 6765 6157 6716 5962 6546 5840 6400 5986 6181 6157 5962 Z M 11729 6327 L 11923 6570 12094 6862 11899 6838 11704 6862 11510 6886 11339 6911 11145 6643 11388 6594 11607 6546 11680 6497 11704 6448 11729 6375 11729 6327 Z M 5646 6765 L 5719 6838 5840 7008 5913 7081 6011 7130 5913 7397 5670 7300 5524 7276 5402 7251 5524 7008 5646 6765 Z M 12288 7276 L 12361 7519 12410 7786 12215 7689 12021 7616 11802 7567 11583 7543 11510 7276 11680 7300 11875 7300 12264 7276 Z M 5281 7616 L 5548 7713 5792 7811 5719 8273 5256 8322 5135 8322 5183 7981 5281 7616 Z M 11656 7859 L 11826 7932 12069 8054 12191 8103 12337 8151 12386 8151 12459 8127 12459 8516 12264 8395 11972 8249 11826 8200 11680 8176 11656 7859 Z M 11680 8468 L 11777 8589 11899 8662 12191 8857 12337 8954 12118 8979 11875 8954 11631 8954 11656 8711 11680 8468 Z M 5694 8735 L 5694 8954 5719 9198 5427 9222 5159 9271 5110 9003 5110 8760 5402 8760 5694 8735 Z M 5208 9514 L 5792 9563 5840 9757 5913 9952 5354 9952 5256 9733 5208 9514 Z M 11583 9222 L 11680 9271 11777 9319 11996 9368 12167 9392 12386 9392 12288 9782 12167 10147 12142 10098 12118 10049 12021 9952 11777 9830 11607 9757 11437 9684 11510 9465 11583 9222 Z M 11339 9952 L 11461 10025 11607 10122 11850 10268 11972 10293 12118 10293 11996 10512 11875 10731 11753 10609 11656 10487 11510 10390 11364 10317 11266 10293 11169 10268 11339 9952 Z M 6132 10341 L 6327 10585 6059 10658 5792 10755 5670 10560 5548 10366 5548 10366 5840 10390 5986 10390 6132 10341 Z M 8663 5986 L 8857 6010 9076 6059 9490 6181 9855 6327 10123 6473 10342 6643 10561 6813 10731 7032 10877 7251 10999 7494 11096 7762 11145 8054 11193 8297 11193 8565 11169 8833 11120 9076 11072 9319 10974 9538 10853 9757 10731 9976 10561 10171 10390 10341 10220 10512 10001 10658 9782 10779 9563 10877 9320 10974 9052 11023 8833 11047 8590 11071 8371 11047 8127 10998 7908 10950 7714 10877 7495 10779 7300 10658 7130 10536 6960 10390 6814 10220 6668 10049 6546 9855 6449 9660 6351 9441 6303 9222 6254 8979 6230 8735 6254 8468 6254 8224 6303 7981 6376 7738 6449 7519 6546 7300 6668 7057 6814 6838 6984 6667 7154 6521 7373 6400 7592 6302 7811 6205 8079 6156 8127 6132 8176 6108 8225 6059 8249 6010 8444 5986 Z M 6643 10877 L 6814 11023 7008 11144 6765 11315 6522 11461 6497 11485 6303 11290 6108 11120 6327 10998 6643 10877 Z M 11047 10414 L 11169 10560 11388 10755 11607 10974 11656 11071 11461 11315 11242 11534 10999 11728 10731 11899 10707 11801 10682 11680 10585 11485 10463 11315 10317 11144 10634 10901 10707 11217 10731 11485 10780 11607 10828 11704 10853 11753 10926 11753 10950 11704 10999 11607 10974 11485 10926 11242 10828 11023 10731 10828 10901 10633 11047 10414 Z M 7252 11290 L 7446 11363 7641 11461 7568 11534 7422 11753 7276 11947 7033 11826 6789 11680 6911 11607 7033 11509 7252 11290 Z M 7908 11534 L 8200 11582 8127 11923 8127 12093 8127 12264 7884 12191 7641 12118 7738 11947 7811 11753 7908 11534 Z M 10123 11266 L 10244 11631 10317 11850 10342 11972 10390 12069 10147 12191 9879 12264 9904 12093 9928 11923 9928 11655 9904 11388 10123 11266 Z M 8833 11631 L 8760 11850 8736 12045 8687 12337 8517 12337 8541 11972 8541 11801 8541 11631 Z M 9660 11485 L 9612 11801 9563 12069 9539 12191 9563 12312 9174 12361 9149 12361 9149 12166 9174 11874 9174 11582 9222 11582 9441 11534 9660 11485 Z M 8517 4258 L 8225 4307 7957 4404 7690 4429 7422 4502 7154 4623 6911 4745 6668 4915 6424 5110 6205 5329 6011 5548 5792 5791 5621 6035 5281 6546 5013 7057 4818 7543 4697 7932 4648 8297 4624 8662 4624 9027 4672 9392 4745 9757 4867 10098 5013 10414 5183 10731 5402 11047 5621 11315 5889 11582 6157 11826 6449 12069 6765 12264 7106 12434 7446 12580 7787 12677 8127 12775 8492 12823 8833 12848 9174 12872 9539 12823 9879 12775 10196 12702 10536 12580 10828 12434 11145 12264 11412 12045 11680 11826 11923 11558 12167 11266 12337 10974 12507 10658 12653 10317 12775 9976 12872 9611 12921 9246 12970 8881 12994 8516 12970 8151 12945 7786 12872 7446 12751 7105 12629 6765 12459 6448 12264 6156 12045 5864 11656 5499 11193 5134 10950 4964 10707 4818 10439 4672 10171 4550 9904 4453 9636 4356 9344 4307 9076 4258 Z M 7519 487 L 7787 511 8590 511 9271 560 9612 584 9952 584 9928 779 9952 949 9636 852 9466 827 9295 803 9149 803 9003 852 8857 900 8736 998 8711 1046 8711 1095 8760 1119 8784 1144 9125 1144 9417 1168 9709 1241 10001 1363 10025 1533 10025 1533 9782 1509 9076 1484 8833 1436 8711 1460 8590 1509 8541 1557 8541 1606 8614 1703 8687 1801 8809 1849 8930 1898 9174 1922 9417 1947 9733 1995 10098 2044 10147 2409 9952 2360 9782 2312 9417 2263 9149 2214 8882 2214 8833 2239 8809 2263 8809 2312 8809 2336 8882 2458 8979 2555 9101 2628 9247 2652 9636 2750 10025 2798 10171 2798 10220 2750 10244 2725 10317 2871 10366 2944 10439 2993 10585 2993 10877 3066 11145 3188 11388 3334 11631 3504 11704 3528 11753 3553 11875 3553 11972 3480 12021 3382 12167 3309 12288 3212 12532 3017 13043 2652 13335 2458 13602 2336 13675 2287 13724 2239 13846 2312 14162 2555 14454 2823 14722 3090 14989 3358 15087 3504 15208 3626 14989 3869 14892 3747 14746 3626 14478 3431 14381 3334 14235 3261 14113 3212 13919 3212 13894 3261 13870 3309 13894 3358 13967 3455 14040 3553 14259 3723 14503 3966 14624 4064 14770 4161 14600 4429 14454 4283 14332 4137 14235 4015 14138 3893 14016 3820 13894 3747 13846 3747 13821 3772 13797 3820 13797 3845 13821 3991 13894 4137 14040 4429 14186 4623 14332 4794 14235 4964 14089 5159 13967 4964 13821 4769 13675 4599 13554 4380 13505 4331 13432 4307 13359 4307 13335 4356 13310 4380 13310 4526 13335 4648 13383 4769 13456 4891 13846 5548 13919 5597 13992 5621 14016 5645 14065 5670 14186 5986 14259 6302 14284 6497 14284 6692 14308 6886 14332 7081 14381 7154 14454 7203 14527 7227 14624 7227 14722 7276 14843 7300 15111 7348 15598 7373 15962 7446 16352 7519 16571 7592 16692 7640 16814 7640 16765 7957 16765 8249 16765 8857 16765 9344 16765 9587 16790 9855 16522 9855 16571 9757 16546 9636 16522 9417 16473 9125 16449 9003 16400 8857 16376 8833 16327 8808 16279 8833 16254 8857 16206 9003 16181 9125 16133 9417 16133 9660 16157 9782 16206 9903 15768 9928 15671 9928 15719 9806 15768 9538 15841 9246 15865 8954 15841 8906 15817 8881 15744 8808 15671 8808 15622 8857 15573 8930 15427 9441 15330 9709 15330 9830 15330 9903 15354 9928 15135 9952 14916 9976 14965 9636 14989 9344 14989 9173 14941 9027 14916 8979 14868 8954 14819 8954 14770 8979 14697 9100 14649 9198 14600 9465 14405 10171 14405 10244 14430 10317 14284 10585 14162 10877 14065 11047 13943 11193 13724 11461 13675 11558 13675 11631 13675 11704 13724 11753 13773 11801 13846 11826 13919 11826 13992 11777 14113 11972 14259 12142 14551 12507 14868 12945 15135 13407 14941 13651 14722 13894 14284 14332 13943 14673 13773 14843 13627 15038 13383 14867 13578 14794 13748 14673 14040 14478 14113 14429 14138 14356 14138 14283 14113 14235 14065 14186 14016 14162 13943 14137 13870 14162 13602 14308 13335 14478 13043 14624 12897 14527 12945 14502 13213 14332 13310 14210 13383 14113 13408 14040 13408 13967 13383 13918 13359 13845 13310 13821 13237 13797 13189 13797 13116 13821 13018 13894 12921 13991 12799 14089 12702 14162 12556 14283 12264 14040 12532 13870 12653 13797 12799 13699 12848 13651 12897 13578 12921 13505 12897 13432 12872 13359 12824 13334 12702 13334 12556 13407 12459 13480 12167 13651 11899 13821 11777 13797 11680 13772 11607 13797 11558 13845 11510 13821 11437 13845 11388 13845 11266 13918 11120 14016 10974 14064 10682 14137 10536 14186 10415 14283 10269 14283 10220 14332 10171 14405 10171 14429 10123 14429 10001 14478 9879 14527 9636 14648 9514 14697 9393 14721 9271 14746 9149 14794 9101 14867 9101 14892 9125 14940 9198 15013 9295 15062 9417 15086 9539 15062 9685 15038 9831 14989 10098 14843 10074 14989 9879 15086 9660 15208 9417 15281 9295 15330 9198 15403 9174 15476 9198 15500 9198 15548 9271 15597 9344 15621 9417 15646 9514 15621 9685 15597 9831 15548 10001 15476 9977 15767 9952 15792 9904 15816 9636 15913 9368 15986 9198 16011 9125 16059 9101 16084 9076 16108 9076 16181 9101 16205 9198 16254 9295 16303 9636 16303 9855 16230 9831 16424 9831 16643 9271 16668 8711 16692 7981 16692 7738 16716 7763 16595 7763 16449 7738 16181 7641 15694 7592 15330 7519 14892 7471 14673 7373 14502 7276 14356 7203 14308 7130 14259 7033 14259 6960 14283 6716 14210 6497 14137 6327 14064 6157 13991 5986 13918 5816 13845 5743 13772 5646 13724 5597 13699 5548 13724 5500 13748 5427 13772 5062 13602 4843 13505 4721 13480 4648 13480 4599 13505 4551 13529 4526 13602 4551 13651 4575 13724 4672 13821 4916 13967 5135 14113 4989 14283 4940 14210 4891 14137 4843 14113 4794 14113 4672 14089 4526 14064 4380 13991 4259 13918 4137 13821 4015 13748 3894 13699 3821 13699 3796 13724 3772 13772 3772 13870 3796 13943 3845 14040 3894 14113 4015 14235 4186 14332 4307 14405 4453 14478 4599 14502 4745 14502 4380 14819 4356 14746 4307 14697 4259 14673 4186 14648 4088 14648 3991 14600 3845 14502 3675 14356 3626 14332 3577 14308 3529 14283 3480 14259 3431 14259 3407 14283 3383 14405 3358 14478 3383 14551 3407 14624 3456 14697 3577 14819 3675 14916 3772 14989 3894 15038 4015 15086 3796 15208 3748 15159 3529 14989 3310 14819 2920 14429 2555 14064 2385 13845 2239 13626 2409 13456 2555 13237 2799 12848 3212 12312 3626 11801 3626 11777 3723 11704 3748 11607 3772 11558 3748 11485 3723 11436 3675 11388 3529 11266 3407 11096 3164 10779 3018 10536 3018 10463 2993 10366 2945 10293 2872 10244 2774 10220 1704 10122 1144 10074 876 10025 633 9952 633 9830 609 9709 584 9587 560 9441 536 9052 560 8638 584 8395 609 8127 633 7835 633 7689 609 7567 803 7519 1217 7421 1095 7592 998 7762 876 8103 876 8151 876 8224 901 8273 925 8297 1022 8370 1144 8370 1193 8346 1217 8297 1290 8224 1363 7981 1460 7738 1558 7543 1655 7348 1850 7348 1752 7519 1655 7689 1606 7884 1558 8054 1558 8127 1558 8176 1606 8224 1655 8273 1728 8322 1801 8297 1898 8249 1923 8200 1947 8151 1996 7908 2093 7689 2166 7519 2239 7324 2409 7324 2361 7494 2239 7762 2215 7908 2190 8054 2215 8127 2239 8176 2288 8200 2336 8224 2385 8249 2434 8224 2482 8200 2507 8151 2555 8030 2580 7908 2628 7665 2677 7494 2701 7300 2847 7276 2920 7251 2969 7203 2993 7154 2993 7081 3042 7008 3066 6935 3066 6765 3115 6594 3212 6278 3456 5670 3553 5597 3602 5475 3602 5426 3602 5353 3577 5305 3529 5232 3139 4842 2799 4429 2434 4015 2069 3626 2263 3480 2458 3285 2799 2871 2993 2677 3164 2482 3383 2336 3504 2287 3626 2239 3723 2190 3577 2287 3431 2409 3261 2579 3188 2677 3139 2750 3091 2847 3091 2944 3115 3017 3164 3066 3212 3115 3310 3090 3383 3066 3431 3017 3553 2871 3675 2701 3845 2555 4064 2433 4161 2482 4015 2579 3894 2677 3772 2798 3650 2944 3602 3017 3577 3115 3553 3188 3553 3285 3577 3334 3602 3358 3675 3407 3772 3407 3869 3358 3942 3261 3991 3139 4088 3017 4210 2920 4453 2677 4551 2774 4697 2871 4453 3017 4259 3139 4064 3285 3894 3455 3845 3553 3796 3650 3796 3747 3821 3869 3894 3918 3967 3942 4064 3918 4088 3893 4113 3869 4210 3723 4307 3577 4429 3480 4575 3382 4794 3236 5013 3090 5305 3285 4989 3504 4843 3601 4697 3723 4551 3869 4526 3942 4502 4015 4526 4064 4551 4112 4599 4137 4672 4137 4721 4112 4770 4064 4867 3966 5013 3845 5183 3723 5354 3601 5548 3455 5597 3504 5694 3528 5767 3528 5840 3480 5889 3407 6181 3285 6449 3188 6765 3090 7033 3017 7106 2993 7154 2969 7203 2896 7227 2847 7276 2701 7325 2531 7373 2190 7398 1509 7495 998 7519 730 7519 608 7519 487 Z M 8030 0 L 7641 49 7471 73 7300 122 7252 146 7203 195 7179 243 7179 292 7106 414 7033 535 6984 681 6960 827 6935 1168 6887 1436 6789 2020 6765 2312 6765 2604 6497 2701 6230 2798 5719 3042 4770 2385 4551 2214 4283 2020 4113 1922 3967 1874 3845 1825 3699 1825 3626 1776 3553 1776 3504 1801 3358 1849 3237 1898 2993 2068 2774 2287 2580 2506 2117 2969 1923 3212 1728 3455 1655 3504 1606 3553 1582 3601 1606 3699 1728 3942 1898 4161 2263 4599 2628 5110 2847 5329 3066 5548 2969 5670 2920 5791 2799 6035 2653 6400 2604 6594 2580 6813 2288 6813 1971 6838 1387 6935 1144 6984 828 7057 682 7105 536 7178 438 7251 365 7348 292 7373 244 7397 195 7446 171 7494 122 7640 98 7932 25 8857 0 9149 25 9514 49 9709 98 9879 171 10001 219 10049 268 10098 268 10171 292 10220 317 10268 390 10317 633 10414 925 10487 1193 10560 1485 10609 2069 10658 2653 10706 2750 10877 2823 11047 3018 11363 3261 11655 3066 11850 2872 12045 2507 12483 2117 12994 1947 13213 1874 13334 1825 13456 1825 13553 1850 13626 1850 13748 1874 13894 1947 14016 2020 14162 2215 14381 2385 14600 2653 14867 2920 15135 3188 15378 3504 15597 3553 15646 3675 15646 3723 15621 3845 15646 3967 15621 4113 15573 4234 15524 4478 15378 4697 15232 4964 14989 5232 14746 5743 14210 5865 14308 5986 14381 6254 14502 6595 14648 6789 14697 6887 14721 6984 14721 7033 14940 7081 15135 7154 15573 7203 16035 7203 16278 7203 16546 7227 16692 7252 16814 7325 16911 7398 16984 7422 17008 7471 17057 7568 17130 7690 17179 7811 17203 7957 17227 8249 17227 8492 17203 9198 17179 9904 17154 10001 17130 10098 17081 10147 16984 10147 16887 10171 16862 10269 16741 10317 16619 10366 16473 10390 16327 10463 15719 10561 15159 10561 14892 10561 14600 10707 14624 10877 14600 11169 14527 11291 14502 11437 14429 11583 14356 11680 14235 11826 14405 11996 14527 12313 14770 12897 15208 13505 15621 13578 15646 13651 15670 13724 15646 13797 15621 13846 15597 13870 15524 13919 15476 13919 15403 14138 15232 14332 15038 14722 14624 15208 14162 15427 13894 15622 13651 15671 13553 15671 13480 15695 13383 15671 13261 15500 12969 15330 12702 14941 12191 14795 11996 14649 11801 14454 11655 14259 11509 14430 11266 14576 10998 14673 10706 14722 10414 14843 10463 14965 10463 15257 10487 15768 10439 16352 10414 16619 10390 16911 10366 16984 10341 17057 10293 17082 10220 17106 10171 17179 10122 17252 10074 17301 10001 17301 9928 17301 8784 17301 8224 17252 7665 17228 7567 17155 7519 17082 7470 17009 7446 16960 7300 16863 7203 16741 7130 16619 7057 16473 7008 16303 6984 16035 6935 15427 6862 15087 6838 14795 6838 14770 6667 14770 6521 14697 6181 14673 6010 14600 5816 14527 5621 14430 5451 14576 5256 14697 5086 15111 4477 15354 4185 15598 3893 15646 3845 15671 3796 15671 3723 15671 3650 15646 3601 15646 3528 15646 3431 15622 3382 15549 3236 15354 2993 15062 2677 14746 2385 14503 2190 14235 1971 14065 1874 13919 1825 13748 1801 13554 1801 13481 1825 13189 1971 12921 2117 12653 2312 12410 2506 12094 2725 11923 2847 11777 2993 11558 2847 11291 2750 11023 2652 10755 2628 10755 2604 10682 2458 10634 2287 10561 1922 10585 1922 10609 1874 10609 1825 10585 1752 10536 1703 10463 1095 10439 779 10366 487 10390 438 10415 389 10439 316 10415 268 10390 195 10342 146 10293 122 10196 97 9855 73 9490 49 8760 49 8395 24 8030 0 Z N">
            <draw:equation draw:name="f0" draw:formula="logwidth"/>
            <draw:equation draw:name="f1" draw:formula="logheight"/>
          </draw:enhanced-geometry>
        </draw:custom-shape>
        <draw:custom-shape draw:name="Google Shape;322;p39" draw:style-name="gr5" draw:text-style-name="P25" draw:layer="layout" svg:width="1.367cm" svg:height="1.105cm" svg:x="12.034cm" svg:y="7.408cm">
          <text:p/>
          <draw:enhanced-geometry draw:mirror-horizontal="false" draw:mirror-vertical="false" svg:viewBox="0 0 0 0" drawooo:sub-view-size="22532 18226" draw:text-areas="0 0 ?f0 ?f1" draw:type="ooxml-non-primitive" draw:enhanced-path="M 7640 5499 L 7859 5524 8078 5572 8297 5645 8492 5743 8662 5840 8833 5986 9003 6132 9125 6302 9246 6473 9344 6667 9417 6862 9465 7081 9490 7300 9514 7543 9490 7762 9441 7932 9392 8103 9319 8249 9246 8419 9149 8541 9027 8687 8784 8906 8516 9100 8200 9246 7884 9368 7543 9417 7348 9441 7178 9441 6984 9417 6789 9368 6619 9295 6448 9222 6278 9149 6132 9027 5986 8930 5840 8784 5718 8638 5621 8492 5524 8322 5451 8151 5402 7981 5378 7786 5378 7543 5402 7324 5451 7130 5524 6911 5621 6716 5743 6521 5889 6351 6035 6181 6181 6035 6351 5937 6521 5840 6692 5743 7032 5621 7421 5499 Z M 7665 4988 L 7373 5013 7300 5013 7251 5037 7178 5110 6984 5159 6789 5207 6619 5280 6424 5353 6083 5548 5791 5791 5597 5962 5426 6156 5280 6400 5134 6619 5037 6862 4964 7130 4915 7397 4891 7665 4915 7908 4940 8151 5013 8395 5110 8614 5232 8808 5378 9003 5548 9173 5743 9344 5937 9490 6132 9611 6351 9709 6594 9806 6838 9855 7057 9903 7300 9928 7543 9903 7762 9879 7981 9855 8176 9782 8395 9709 8589 9636 8784 9514 8954 9392 9125 9271 9295 9125 9441 8979 9563 8808 9684 8614 9782 8419 9855 8224 9928 8030 9976 7811 10001 7519 10001 7227 9952 6959 9903 6692 9806 6448 9660 6205 9514 5986 9344 5767 9149 5597 8930 5426 8711 5280 8468 5159 8200 5086 7932 5013 7665 4988 Z M 6570 414 L 6789 438 7032 438 7494 462 8103 487 8395 511 8687 511 8687 681 8687 852 8419 754 8273 730 8127 706 8005 706 7859 730 7738 779 7640 876 7616 925 7616 949 7640 998 7957 998 8224 1022 8468 1095 8735 1192 8760 1338 8565 1338 7932 1290 7713 1265 7616 1265 7494 1314 7470 1363 7470 1411 7519 1509 7592 1582 7689 1630 7786 1655 8030 1679 8224 1703 8516 1752 8833 1776 8881 2117 8857 2117 8711 2068 8565 2020 8249 1995 8005 1947 7713 1947 7713 1995 7689 2044 7762 2166 7835 2239 7957 2287 8078 2336 8419 2409 8760 2458 8833 2458 8881 2433 8930 2409 8954 2385 9027 2506 9076 2579 9125 2604 9198 2628 9246 2628 9490 2701 9733 2798 9952 2920 10171 3066 10220 3090 10268 3115 10390 3115 10463 3042 10512 2969 10633 2896 10755 2823 10950 2652 11412 2312 11655 2166 11899 2044 11972 1995 11996 1947 12093 2020 12385 2239 12653 2458 12872 2701 13091 2944 13188 3066 13286 3188 13115 3382 12896 3188 12677 2993 12580 2920 12458 2871 12337 2823 12215 2798 12166 2823 12142 2847 12118 2896 12142 2944 12215 3042 12288 3115 12458 3261 12677 3480 12896 3650 12921 3650 12750 3869 12653 3747 12531 3626 12458 3528 12361 3431 12264 3334 12142 3285 12118 3285 12069 3309 12069 3334 12069 3382 12093 3504 12142 3626 12288 3869 12385 4039 12531 4210 12434 4331 12312 4526 12215 4356 12069 4185 11947 4015 11850 3845 11801 3796 11753 3772 11680 3772 11631 3845 11631 3966 11655 4064 11704 4185 11753 4283 12118 4842 12166 4891 12239 4915 12264 4940 12288 4964 12410 5232 12458 5524 12483 5694 12507 5864 12507 6035 12531 6205 12580 6278 12629 6302 12702 6327 12775 6327 12994 6400 13213 6424 13651 6473 13967 6521 14283 6570 14502 6643 14600 6692 14697 6692 14673 6959 14648 7227 14673 7738 14648 8176 14648 8395 14673 8614 14454 8638 14454 8638 14478 8541 14478 8443 14454 8249 14405 7981 14381 7884 14332 7762 14308 7738 14283 7713 14235 7738 14210 7762 14162 7884 14137 7981 14113 8249 14113 8468 14137 8565 14186 8662 13797 8687 13699 8687 13748 8589 13797 8346 13845 8103 13870 7835 13845 7762 13772 7713 13699 7713 13651 7762 13626 7811 13480 8273 13407 8492 13407 8614 13407 8662 13432 8711 13237 8711 13042 8735 13091 8443 13115 8176 13091 8030 13067 7908 13042 7859 13018 7835 12969 7835 12921 7859 12848 7957 12823 8054 12750 8273 12604 8906 12604 8954 12629 9027 12507 9271 12385 9514 12288 9660 12191 9806 11996 10049 11947 10122 11947 10171 11972 10244 11996 10293 12045 10341 12166 10341 12239 10317 12337 10487 12483 10633 12726 10950 12994 11339 13237 11728 13067 11947 12872 12166 12483 12556 12191 12848 12045 12994 11923 13164 11704 13018 11874 12945 12020 12848 12288 12677 12337 12629 12361 12580 12361 12507 12337 12458 12312 12434 12264 12385 12191 12385 12118 12410 11899 12531 11655 12677 11388 12799 11266 12726 11315 12702 11534 12556 11631 12458 11704 12337 11728 12288 11728 12239 11704 12166 11680 12118 11631 12093 11582 12069 11534 12069 11461 12093 11290 12264 11096 12410 10974 12507 10731 12288 10950 12142 11071 12069 11193 11996 11242 11947 11266 11899 11290 11826 11290 11753 11266 11704 11217 11680 11096 11680 10974 11753 10877 11801 10633 11947 10390 12093 10293 12069 10147 12069 10098 12118 9952 12118 9855 12191 9733 12264 9587 12312 9319 12385 9198 12434 9100 12507 8979 12507 8930 12556 8906 12604 8906 12629 8857 12629 8735 12677 8638 12726 8419 12848 8297 12872 8200 12896 8103 12921 8005 12945 7957 13018 7981 13067 8030 13140 8127 13188 8224 13213 8346 13188 8468 13164 8589 13115 8833 12994 8808 13115 8638 13213 8443 13310 8224 13383 8127 13432 8054 13480 8030 13553 8054 13602 8103 13651 8176 13675 8297 13699 8443 13651 8589 13626 8760 13553 8711 13797 8711 13821 8662 13845 8419 13918 8176 13991 8030 14016 7957 14040 7957 14089 7932 14113 7932 14162 7957 14186 8030 14235 8127 14259 8224 14283 8322 14283 8419 14259 8614 14210 8614 14210 8589 14381 8589 14575 8103 14575 7616 14624 6765 14624 6765 14405 6740 14162 6692 13748 6643 13432 6570 13042 6521 12848 6448 12702 6351 12556 6302 12531 6229 12483 6156 12483 6083 12507 5864 12434 5670 12385 5524 12312 5378 12239 5232 12166 5086 12118 5013 12045 4940 11996 4842 11996 4794 12020 4745 12069 4429 11923 4210 11826 4112 11801 4064 11801 4015 11826 3966 11850 3966 11899 3966 11947 3991 12020 4088 12093 4307 12239 4477 12361 4356 12507 4331 12434 4283 12385 4185 12337 4088 12337 3942 12312 3820 12264 3723 12191 3601 12118 3504 12045 3382 11996 3334 11996 3309 12020 3285 12045 3285 12142 3309 12215 3334 12288 3382 12337 3504 12458 3650 12556 3747 12629 3869 12677 4015 12702 4137 12702 3820 12969 3796 12921 3772 12872 3723 12848 3650 12823 3553 12823 3480 12799 3334 12702 3188 12580 3163 12556 3115 12531 3066 12507 3017 12483 2993 12483 2969 12507 2944 12604 2944 12677 2944 12726 2969 12799 3017 12872 3115 12969 3285 13115 3382 13164 3504 13213 3309 13310 3261 13286 2896 12969 2531 12629 2214 12312 2068 12118 1947 11947 2093 11777 2214 11607 2433 11242 2798 10779 3139 10317 3163 10293 3236 10244 3285 10147 3285 10074 3261 10025 3212 9976 3090 9855 2969 9709 2750 9441 2628 9246 2628 9222 2628 9149 2604 9076 2579 9003 2506 8954 2409 8930 1460 8881 998 8808 754 8784 535 8711 535 8614 511 8492 462 8273 462 7908 462 7567 511 7105 535 6862 535 6740 511 6619 681 6570 1046 6497 949 6643 876 6789 754 7105 754 7203 779 7227 803 7276 876 7324 973 7324 1022 7300 1046 7276 1095 7203 1168 6984 1265 6765 1338 6619 1436 6448 1606 6424 1509 6570 1436 6740 1387 6911 1338 7057 1338 7105 1363 7154 1387 7203 1436 7251 1484 7276 1557 7276 1630 7227 1679 7178 1679 7154 1728 6935 1801 6716 1898 6570 1947 6424 2093 6424 2044 6546 1947 6813 1922 6935 1898 7057 1922 7105 1947 7154 2020 7203 2117 7203 2166 7178 2190 7130 2239 6935 2287 6716 2336 6546 2360 6400 2482 6375 2531 6351 2579 6302 2604 6254 2604 6205 2652 6132 2677 6059 2677 5913 2701 5767 2798 5499 2993 4964 3090 4891 3139 4794 3139 4745 3139 4696 3115 4648 3066 4575 2750 4234 2433 3893 2117 3528 1801 3188 1971 3042 2141 2871 2433 2506 2604 2336 2774 2166 2944 2044 3163 1947 3236 1922 3261 1922 3115 2020 2993 2117 2847 2263 2725 2409 2701 2506 2701 2579 2701 2652 2750 2701 2798 2725 2871 2725 2944 2677 2993 2628 3090 2506 3212 2360 3358 2239 3553 2117 3626 2166 3504 2263 3407 2336 3285 2458 3188 2579 3115 2725 3090 2798 3090 2871 3115 2920 3139 2944 3212 2969 3285 2969 3358 2944 3431 2847 3480 2750 3577 2652 3674 2555 3869 2360 3966 2433 4112 2506 3893 2628 3699 2750 3553 2871 3407 3017 3334 3115 3309 3188 3309 3285 3334 3382 3382 3431 3455 3455 3528 3431 3577 3382 3674 3261 3747 3139 3869 3042 3991 2969 4185 2847 4380 2701 4623 2871 4356 3066 4234 3139 4088 3261 3966 3382 3942 3455 3918 3528 3942 3577 3966 3601 4015 3626 4064 3626 4112 3601 4161 3553 4258 3480 4380 3358 4526 3261 4842 3042 4891 3066 4964 3090 5037 3090 5110 3042 5159 2993 5378 2896 5645 2798 6156 2652 6229 2604 6278 2531 6302 2506 6351 2360 6400 2214 6424 1922 6473 1314 6546 876 6570 633 6570 535 6570 414 Z M 17519 12093 L 17544 12142 17592 12191 17665 12215 17738 12215 18030 12239 18322 12312 18590 12434 18712 12507 18809 12604 18906 12702 18979 12799 19052 12921 19101 13042 19125 13188 19150 13334 19150 13480 19125 13651 19052 13870 18955 14089 18809 14283 18663 14454 18493 14624 18298 14770 18103 14867 17884 14965 17738 14989 17446 14989 17300 14965 17154 14916 17033 14843 16911 14746 16814 14648 16619 14429 16449 14186 16351 13894 16303 13626 16303 13456 16303 13286 16351 13115 16424 12969 16497 12823 16595 12677 16692 12556 16814 12434 16960 12312 17130 12215 17300 12142 17495 12093 Z M 7008 0 L 6692 24 6521 73 6375 122 6327 146 6302 170 6278 219 6278 268 6205 365 6156 462 6108 608 6083 730 6035 1265 5937 1776 5913 2020 5913 2287 5670 2360 5451 2458 4988 2677 4161 2093 3966 1947 3723 1776 3601 1703 3480 1630 3334 1606 3236 1606 3163 1557 3042 1557 2944 1606 2823 1679 2604 1825 2409 1995 2239 2190 1849 2604 1655 2798 1484 3042 1436 3066 1387 3115 1363 3163 1387 3236 1509 3455 1655 3650 1971 4039 2287 4477 2482 4672 2652 4867 2531 5061 2433 5280 2312 5597 2263 5791 2263 5962 1995 5962 1703 5986 1192 6083 973 6108 706 6181 584 6229 462 6278 365 6351 292 6424 243 6448 195 6473 146 6570 97 6692 73 6935 0 7738 0 8005 0 8346 24 8492 73 8638 122 8760 243 8833 219 8906 243 8954 268 9003 316 9027 560 9125 779 9198 1046 9246 1290 9271 1801 9344 2312 9368 2385 9538 2458 9660 2628 9952 2847 10195 2652 10366 2506 10560 2190 10925 1849 11363 1679 11558 1630 11680 1582 11777 1582 11850 1606 11923 1606 12045 1630 12166 1679 12264 1752 12385 1922 12604 2093 12775 2312 13018 2531 13237 2798 13456 3042 13651 3090 13699 3139 13699 3236 13675 3358 13699 3455 13675 3577 13651 3699 13602 3918 13456 4088 13334 4331 13140 4575 12921 5013 12434 5110 12531 5232 12580 5451 12677 5767 12823 5937 12872 6108 12896 6156 13091 6181 13261 6254 13651 6302 14040 6302 14259 6302 14502 6327 14600 6351 14721 6400 14794 6473 14867 6497 14892 6521 14940 6619 14989 6716 15038 6838 15062 6959 15086 7203 15086 7421 15062 8030 15038 8638 15038 8735 15013 8808 14965 8857 14867 8881 14794 8906 14770 8979 14673 9027 14551 9100 14283 9149 13772 9222 13286 9246 13042 9246 12799 9514 12799 9757 12726 10001 12629 10122 12556 10220 12483 10341 12604 10487 12726 10779 12945 11290 13310 11826 13675 11874 13699 11947 13724 11996 13699 12045 13675 12142 13602 12166 13480 12361 13334 12531 13164 12872 12799 13286 12385 13480 12166 13675 11947 13699 11874 13699 11801 13724 11704 13699 11607 13553 11363 13407 11120 13067 10682 12945 10512 12799 10341 12629 10195 12458 10074 12604 9855 12750 9611 12823 9368 12872 9125 12994 9149 13091 9173 13334 9173 13797 9149 14283 9125 14794 9076 14867 9052 14916 9003 14940 8954 14965 8906 15038 8881 15086 8833 15135 8760 15135 8687 15135 7689 15135 7203 15086 6716 15062 6643 15013 6570 14940 6546 14867 6521 14819 6400 14746 6302 14648 6229 14527 6181 14259 6108 14016 6083 13480 6010 13213 5986 12921 5986 12896 5694 12848 5426 12823 5256 12775 5086 12702 4915 12629 4769 12750 4599 12848 4453 13213 3918 13432 3650 13651 3407 13699 3309 13699 3261 13699 3212 13675 3139 13699 3090 13675 3017 13675 2944 13602 2847 13407 2628 13164 2360 12896 2093 12702 1922 12434 1728 12312 1655 12166 1582 12020 1557 11899 1582 11850 1582 11777 1606 11534 1728 11290 1874 10828 2190 10560 2385 10414 2506 10293 2628 10098 2506 9879 2409 9636 2336 9417 2312 9392 2287 9295 1995 9246 1703 9246 1679 9271 1630 9271 1606 9198 1484 9149 949 9125 681 9052 438 9100 389 9100 341 9125 292 9100 243 9076 170 9052 146 9003 97 8930 97 8614 49 8297 49 7665 24 7348 24 7008 0 Z M 17471 11655 L 17300 11704 16960 11801 16692 11923 16522 12045 16351 12191 16205 12385 16084 12556 15986 12750 15913 12969 15865 13188 15816 13407 15816 13602 15816 13797 15865 13991 15913 14186 16011 14381 16108 14551 16230 14721 16351 14892 16497 15038 16668 15159 16838 15257 17008 15354 17203 15427 17398 15476 17787 15476 17957 15427 18128 15403 18420 15257 18712 15086 18955 14867 19174 14600 19369 14308 19515 14016 19612 13699 19636 13505 19661 13286 19636 13115 19588 12921 19539 12775 19466 12604 19344 12458 19247 12337 19101 12215 18979 12093 18809 11996 18639 11923 18468 11850 18298 11801 18103 11753 17933 11728 17787 11680 17617 11655 Z M 17957 9417 L 17860 9490 17860 9514 17811 9587 17836 9660 17884 9709 17811 9757 17763 9782 17738 9830 17738 9879 17738 9928 17787 10001 17836 10049 17884 10098 17957 10122 17933 10147 17884 10195 17860 10244 17884 10317 17933 10414 18006 10487 18103 10512 18176 10536 18444 10585 18590 10609 18639 10633 18687 10609 18760 10682 18858 10731 18906 10731 19174 10828 19296 10877 19393 10950 19466 10998 19539 11023 19612 10998 19661 10974 19709 10950 19734 10901 19904 10779 19977 10706 20074 10658 20293 10487 20537 10366 20561 10341 20707 10463 20877 10609 21096 10828 21096 10828 21023 10779 20877 10682 20804 10658 20707 10633 20683 10633 20610 10658 20561 10731 20537 10779 20561 10852 20610 10925 20537 10974 20488 11023 20488 11096 20561 11266 20634 11436 20756 11582 20707 11534 20610 11412 20561 11315 20537 11266 20488 11242 20439 11217 20342 11217 20293 11242 20269 11290 20245 11339 20245 11436 20245 11509 20318 11680 20537 12020 20585 12069 20658 12093 20707 12239 20731 12385 20756 12556 20756 12677 20780 12799 20804 12872 20853 12921 20926 12945 21023 12945 21218 12994 21413 13018 21534 13042 21705 13067 21899 13091 21997 13115 22070 13164 22070 13359 22070 13578 22070 13699 22045 13675 21997 13626 21924 13602 21851 13626 21802 13675 21778 13724 21729 13651 21680 13602 21656 13602 21607 13578 21534 13602 21486 13651 21437 13699 21388 13894 21364 13991 21315 14137 21315 14089 21315 13918 21291 13772 21267 13724 21242 13699 21194 13675 21145 13651 21072 13675 21023 13724 20999 13772 20975 13845 20926 13967 20926 14016 20829 14381 20829 14454 20756 14600 20707 14721 20610 14867 20512 14989 20488 15038 20439 15086 20439 15135 20439 15184 20439 15257 20488 15305 20512 15330 20585 15354 20634 15378 20658 15378 20804 15548 20926 15694 21048 15889 21194 16108 21048 16254 20902 16424 20829 16473 20756 16424 20683 16400 20585 16424 20488 16473 20488 16376 20464 16303 20391 16230 20293 16205 20220 16230 20220 16157 20220 16108 20196 16035 20172 16011 20123 15986 20074 15962 20001 15986 19928 16011 19831 16059 19636 16181 19588 16230 19466 16205 19417 16205 19369 16230 19271 16254 19198 16303 19077 16376 18979 16400 18882 16424 18785 16473 18687 16497 18614 16546 18517 16595 18444 16619 18371 16668 18274 16692 18176 16716 18079 16765 18055 16814 18030 16838 18030 16911 18055 16960 18079 17008 18152 17057 18103 17106 18079 17154 18055 17203 18079 17252 18103 17300 18152 17349 18225 17373 18201 17373 18103 17398 18055 17446 18006 17519 18030 17592 18055 17641 18128 17690 18225 17714 17909 17738 17519 17738 17495 17568 17471 17398 17446 17300 17446 17203 17422 16984 17373 16765 17325 16668 17276 16595 17203 16522 17106 16473 17057 16449 17008 16449 16862 16424 16789 16400 16643 16327 16449 16254 16376 16181 16278 16157 16181 16181 16157 16181 16035 16132 16011 16108 15913 16059 15792 16035 15694 16059 15646 16132 15621 16205 15646 16303 15646 16303 15597 16278 15500 16205 15402 16157 15354 16157 15305 16181 15256 16205 15232 16230 15208 16278 15232 16400 15281 16497 15232 16497 15183 16473 15135 16449 15062 16473 15038 16546 15013 16570 15013 16643 14916 16570 14770 16424 14624 16254 14721 16132 14794 15986 14892 15865 15062 15621 15305 15305 15378 15232 15402 15159 15402 15062 15329 14965 15183 14819 15086 14673 15038 14624 15013 14575 15013 14551 14989 14454 14940 14405 14892 14356 14794 14332 14478 14308 14113 14283 13748 14210 13724 14089 13724 14016 13699 13821 13724 13602 13724 13456 13748 13505 13821 13529 13894 13553 13943 13553 13991 13529 14016 13505 14089 13432 14137 13480 14186 13505 14235 13529 14308 13505 14381 13480 14429 13407 14502 13456 14575 13480 14624 13480 14673 13456 14721 13432 14746 13383 14770 13261 14794 13164 14819 13115 14819 13042 14843 12969 14916 12945 14965 12921 14989 12872 15013 12799 15038 12750 15038 12702 15062 12580 15086 12458 15159 12239 15232 12093 15281 12020 15329 11923 15305 11826 15256 11728 15062 11534 14867 11315 14575 10974 14697 10828 14819 10682 14867 10633 14892 10706 14940 10731 14989 10779 15111 10779 15111 10828 15159 10877 15232 10925 15232 11023 15256 11120 15329 11193 15427 11217 15524 11193 15573 11120 15646 11023 15621 11096 15597 11169 15621 11217 15646 11290 15694 11315 15816 11315 15889 11266 15938 11217 15962 11217 16108 11071 16181 11047 16254 10998 16327 10998 16424 10974 16497 10925 16765 10828 17057 10731 17154 10682 17203 10609 17227 10585 17252 10463 17300 10317 17300 10049 17325 9855 17349 9709 17373 9563 17398 9417 Z M 17568 8954 L 17325 8979 17130 9027 17057 9076 17008 9173 16960 9271 16911 9392 16887 9660 16862 9782 16838 9928 16814 10147 16789 10341 16570 10439 16351 10536 16157 10414 15889 10220 15792 10147 15573 10001 15451 9928 15305 9903 15208 9879 15135 9903 14989 9976 14843 10074 14624 10293 14502 10414 14332 10609 14162 10779 14113 10828 14089 10877 14064 10950 14089 11023 14137 11120 14186 11217 14332 11412 14454 11534 14478 11607 14648 11801 14819 11996 14721 12166 14721 12191 14648 12361 14600 12531 14381 12556 14162 12580 14040 12604 13991 12604 13845 12653 13675 12677 13553 12750 13456 12823 13407 12872 13334 12945 13310 13018 13286 13164 13286 13213 13237 13699 13237 13748 13237 13918 13237 14113 13286 14283 13310 14356 13383 14405 13407 14502 13480 14551 13724 14648 13991 14697 14259 14746 14527 14770 14673 14770 14697 14867 14721 14916 14819 15038 14916 15184 14746 15330 14624 15500 14575 15573 14381 15816 14332 15865 14235 15986 14210 16059 14186 16108 14210 16230 14210 16303 14235 16376 14283 16522 14381 16643 14478 16765 14527 16789 14794 17081 15111 17349 15183 17373 15232 17398 15305 17373 15354 17373 15475 17349 15621 17300 15840 17154 15865 17130 16132 16911 16376 16668 16546 16741 16570 16765 16619 16789 16765 16862 16935 16887 16935 16960 16960 17033 17008 17276 17033 17495 17033 17617 17033 17738 17033 17860 17081 17982 17179 18079 17203 18103 17276 18152 17398 18201 17592 18225 17714 18201 18152 18201 18541 18176 18614 18176 18687 18128 18736 18055 18760 17982 18833 17860 18882 17738 18931 17471 18931 17349 18931 17325 18979 17081 19004 16838 19125 16814 19223 16789 19369 16741 19466 16692 19661 16838 19758 16911 20074 17130 20391 17349 20464 17398 20512 17398 20585 17373 20658 17349 20707 17276 20756 17203 20999 16984 21145 16814 21413 16570 21632 16278 21680 16230 21680 16157 21680 16084 21656 15986 21486 15670 21267 15403 21145 15232 20975 15086 21096 14867 21169 14648 21291 14673 21510 14648 21753 14648 21997 14624 22264 14600 22362 14551 22410 14478 22459 14429 22508 14381 22532 14332 22532 14259 22532 13845 22532 13456 22508 13067 22508 13018 22459 12945 22410 12921 22362 12896 22313 12823 22264 12750 22118 12677 21948 12629 21802 12604 21778 12604 21510 12556 21218 12556 21169 12337 21169 12288 21121 12093 21048 11923 21121 11826 21145 11777 21242 11655 21413 11412 21607 11169 21656 11120 21680 11071 21680 10998 21680 10950 21656 10925 21680 10901 21656 10804 21632 10731 21510 10609 21486 10560 21315 10390 21145 10244 21145 10220 21023 10122 20877 10001 20731 9928 20634 9903 20561 9879 20488 9903 20464 9903 20391 9928 20220 10001 20074 10098 19807 10293 19709 10341 19515 10487 19296 10390 19052 10341 19004 10098 19028 10025 19004 9976 18979 9903 18955 9782 18931 9563 18882 9319 18906 9246 18906 9149 18882 9100 18833 9052 18785 9027 18712 9003 18444 8979 17957 8979 17836 8954 Z N">
            <draw:equation draw:name="f0" draw:formula="logwidth"/>
            <draw:equation draw:name="f1" draw:formula="logheight"/>
          </draw:enhanced-geometry>
        </draw:custom-shape>
        <draw:custom-shape draw:name="Google Shape;323;p39" draw:style-name="gr5" draw:text-style-name="P25" draw:layer="layout" svg:width="0.822cm" svg:height="1.144cm" svg:x="13.923cm" svg:y="7.364cm">
          <text:p/>
          <draw:enhanced-geometry draw:mirror-horizontal="false" draw:mirror-vertical="false" svg:viewBox="0 0 0 0" drawooo:sub-view-size="13554 18858" draw:text-areas="0 0 ?f0 ?f1" draw:type="ooxml-non-primitive" draw:enhanced-path="M 7032 462 L 7300 487 7592 511 7860 560 8127 633 8395 706 8662 803 8906 925 9173 1046 9417 1168 9636 1338 9879 1484 10074 1679 10293 1849 10487 2068 10731 2336 10950 2652 11144 2969 11290 3285 11412 3626 11509 3966 11582 4331 11607 4721 11631 5378 11655 6059 11680 6716 11704 7057 11753 7397 10706 7397 10682 6327 10682 5767 10658 5232 10585 4672 10512 4429 10463 4161 10366 3893 10268 3650 10147 3407 10001 3163 9879 2993 9733 2823 9587 2652 9417 2506 9052 2263 8662 2044 8273 1874 7835 1728 7397 1630 6959 1582 6521 1582 6083 1630 5670 1728 5232 1898 4842 2093 4477 2336 4307 2482 4161 2628 4015 2798 3869 2969 3723 3212 3577 3455 3455 3699 3358 3966 3261 4234 3188 4502 3090 5086 3017 5645 2993 6229 2969 6789 2993 7349 2993 7397 2385 7373 1776 7397 1801 7324 1825 7227 1752 6692 1752 6132 1801 5572 1874 5037 1995 4477 2141 3942 2336 3431 2555 2944 2701 2652 2871 2409 3066 2166 3261 1922 3455 1728 3699 1533 3918 1363 4185 1192 4429 1046 4696 925 4988 803 5280 706 5572 633 5864 560 6156 511 6473 487 6740 462 Z M 6838 2020 L 7251 2044 7665 2117 8054 2239 8443 2409 8808 2628 9149 2871 9441 3163 9587 3334 9709 3504 9830 3723 9928 3942 10025 4161 10098 4404 10195 4891 10244 5402 10268 5913 10268 6424 10268 7422 6862 7422 5402 7397 3309 7397 3382 6911 3455 6400 3528 5426 3577 4940 3674 4453 3747 4234 3820 3991 3918 3747 4039 3528 4137 3334 4258 3163 4404 3017 4550 2871 4696 2725 4867 2604 5232 2385 5597 2214 6010 2093 6424 2044 6838 2020 Z M 6984 11388 L 6497 11631 6302 11728 6083 11826 6083 11826 6132 11704 6205 11607 6302 11534 6400 11485 6497 11436 6740 11388 Z M 7762 11899 L 7811 12045 7835 12191 7835 12191 7787 12166 7738 12142 7592 12166 7470 12191 7470 12191 7616 12093 7714 11996 7762 11899 Z M 7422 11534 L 7519 11582 7592 11680 7543 11680 7251 11826 6935 11947 6351 12239 6132 12337 5986 12410 5864 12507 5864 12507 5889 12337 5913 12191 6059 12191 6205 12142 6473 12020 6911 11801 7349 11582 7422 11534 Z M 5864 12653 L 5937 12702 6059 12726 6205 12702 6327 12653 6132 12799 6059 12872 5986 12969 5986 12994 5937 12945 5889 12872 5864 12799 5864 12677 5864 12653 Z M 7811 12458 L 7738 12629 7641 12799 7623 12828 7623 12828 7641 12775 7641 12726 7592 12677 7519 12653 7446 12653 7349 12677 7178 12726 6862 12921 6521 13140 6351 13237 6327 13213 6059 13067 6229 13067 6375 13018 6546 12969 6692 12896 6959 12775 7227 12677 7762 12483 7811 12458 Z M 7602 12862 L 7446 13115 7397 13115 7349 13140 7300 13164 7276 13213 7276 13261 7227 13237 7057 13237 6959 13286 6765 13383 6546 13505 6327 13602 6302 13407 6448 13407 6594 13383 6740 13334 6862 13261 7276 13091 7470 12994 7543 12921 7602 12862 Z M 7276 13529 L 7276 13797 7203 13772 7130 13797 6959 13845 6667 13991 6473 14113 6302 14259 6327 13870 6570 13870 6692 13821 6789 13772 7032 13675 7154 13602 7276 13529 Z M 7276 14819 L 7276 14989 6889 15012 6889 15012 7081 14916 7276 14819 Z M 7300 14089 L 7300 14162 7300 14210 7227 14186 7154 14210 6911 14332 6692 14502 6594 14575 6497 14673 6400 14770 6278 14843 6278 14867 6278 14892 6302 14892 6546 14867 6667 14843 6789 14794 7300 14527 7300 14551 7276 14551 7130 14624 7032 14697 6813 14867 6789 14916 6789 14965 6813 14989 6838 15013 6229 15013 6254 14746 6278 14502 6400 14478 6521 14454 6765 14332 7130 14186 7300 14089 Z M 6838 10925 L 6594 10950 6351 11023 6132 11144 5913 11290 5791 11436 5670 11607 5597 11801 5524 11996 5475 12191 5426 12410 5426 12604 5451 12799 5475 12921 5499 13042 5572 13140 5645 13237 5718 13334 5816 13383 5889 13456 6010 13480 5962 13675 5937 13894 5913 14332 5816 14794 5816 15038 5816 15159 5840 15281 5889 15330 5962 15378 6035 15403 6108 15378 6254 15403 6424 15427 6789 15427 7130 15403 7470 15378 7543 15354 7592 15330 7616 15281 7665 15232 7665 15159 7665 15111 7689 14308 7689 13894 7665 13699 7616 13505 7714 13456 7787 13407 7932 13164 8103 12896 8224 12629 8249 12483 8273 12337 8273 12191 8249 12020 8224 11874 8151 11728 8103 11607 8005 11485 7908 11363 7787 11242 7592 11120 7349 10998 7105 10950 6838 10925 Z M 12726 7811 L 12872 7860 12921 7884 12969 7933 12994 7981 13018 8078 13018 8103 12069 8103 11607 8151 11144 8200 10390 8200 10195 8224 10025 8273 9879 8346 9806 8395 9782 8443 9782 8492 9806 8541 9903 8589 11193 8589 11655 8565 12118 8589 12580 8589 12799 8565 13042 8541 13042 8735 13042 8979 12264 8979 11485 9003 11096 9027 10706 9052 10341 9125 10147 9173 9976 9246 9952 9295 9928 9344 9952 9392 10001 9417 10171 9441 10731 9441 11485 9368 12264 9368 13042 9344 13067 9733 12994 9684 12921 9660 12118 9709 11290 9757 10950 9782 10366 9782 10195 9830 10001 9879 9855 9952 9830 9976 9830 10001 9830 10049 9855 10074 10001 10147 10171 10195 10366 10220 10560 10220 10950 10195 11290 10171 12118 10122 12921 10098 13018 10074 13091 10001 13091 10390 13091 10633 12921 10609 12775 10585 12410 10585 12069 10609 11728 10609 11266 10585 10779 10560 10536 10585 10317 10633 10098 10706 9903 10828 9903 10852 9928 10877 10147 10950 10390 10974 10901 10998 11899 10998 12483 11047 12799 11047 13091 10998 13067 11363 12239 11388 11412 11461 11071 11485 10682 11509 10487 11534 10293 11558 10122 11607 9976 11680 9952 11704 9952 11728 9952 11753 9976 11777 10122 11850 10317 11874 10487 11899 10682 11899 11071 11874 11412 11826 12239 11777 13067 11728 13042 12312 12848 12264 12264 12264 11874 12288 11509 12312 11120 12312 10706 12288 10512 12312 10317 12337 10147 12385 9976 12483 9952 12507 9976 12531 10122 12629 10317 12677 10512 12726 11120 12726 11509 12702 12264 12726 12653 12702 12823 12677 13018 12653 12994 12848 12994 13164 12629 13115 12264 13115 11534 13164 11144 13164 10755 13188 10341 13213 10171 13261 9976 13310 9952 13334 9976 13383 10122 13480 10293 13529 10463 13578 11023 13578 11363 13553 12166 13505 12580 13505 12969 13529 12945 14210 12775 14137 12580 14089 12385 14064 11753 14064 11388 14089 10852 14137 10317 14162 10001 14186 9830 14235 9782 14259 9709 14308 9684 14332 9684 14381 9684 14429 9709 14478 9782 14527 9830 14551 10001 14600 10414 14600 10828 14551 11144 14527 11558 14502 11996 14454 12215 14478 12434 14478 12629 14527 12823 14600 12872 14624 12945 14624 12945 15062 12872 14989 12848 14965 12799 14940 12483 14916 12142 14892 11461 14916 10706 14940 10317 14965 9952 15013 9903 15038 9855 15086 9830 15135 9830 15208 9830 15257 9855 15305 9903 15354 9952 15378 10293 15403 10633 15403 11315 15378 12045 15354 12750 15330 12848 15305 12896 15257 12921 15232 12921 15695 12629 15646 12312 15646 11728 15670 11290 15695 10828 15743 10609 15792 10390 15865 10195 15938 10001 16060 9976 16084 9976 16133 9976 16157 10025 16181 10414 16181 10804 16157 11193 16108 11582 16084 12020 16060 12458 16060 12702 16084 12945 16133 12945 16424 12629 16400 12312 16400 11680 16424 11363 16424 10925 16449 10706 16473 10512 16522 10341 16619 10293 16668 10244 16716 10244 16814 10268 16838 10293 16862 10414 16935 10560 16960 10925 16960 11290 16935 11582 16887 12629 16887 12969 16935 12969 17179 12945 17227 12921 17276 12921 17373 12653 17349 12385 17349 11850 17398 11120 17422 10755 17471 10585 17519 10414 17592 10390 17592 10414 17617 10560 17665 10731 17714 11023 17738 12775 17738 12677 17836 12580 17957 12483 17909 12361 17884 11363 17884 11047 17909 10901 17933 10755 17957 10633 18030 10512 18103 10512 18128 10536 18152 10633 18201 10779 18249 10925 18274 11071 18274 11363 18249 11655 18225 11947 18249 11704 18298 11461 18322 10950 18371 10025 18395 9100 18420 8151 18420 7227 18395 6254 18347 5305 18371 3382 18420 2555 18444 2141 18444 1728 18420 1557 18395 1387 18347 1217 18298 1095 18249 949 18152 827 18079 608 17836 608 17787 633 17154 681 16497 681 15865 657 15549 633 15232 584 14892 560 14551 535 13845 560 13164 584 12483 608 11753 608 11023 608 9587 608 9052 608 8784 633 8516 657 8395 706 8297 827 8127 1071 7835 1411 7884 1728 7908 2409 7908 3066 7884 5207 7884 6692 7908 10268 7908 10974 7860 11315 7860 11631 7884 11972 7908 12312 7957 12410 7981 12483 7933 12556 7884 12604 7811 Z M 6643 0 L 6327 24 6010 49 5694 122 5402 170 5086 268 4794 365 4502 487 4210 633 3942 779 3674 949 3431 1144 3188 1338 2969 1557 2750 1776 2555 2044 2385 2287 2214 2579 1947 3090 1728 3674 1533 4283 1387 4891 1314 5524 1290 5840 1265 6156 1290 6448 1314 6765 1363 7057 1436 7349 1460 7422 998 7495 803 7495 730 7543 657 7568 511 7689 389 7860 292 8030 219 8200 170 8395 146 8565 97 8930 73 9319 73 10074 97 10828 97 11582 73 12361 24 13115 0 13894 0 14283 24 14673 97 15378 146 15743 146 16108 122 16935 97 17787 97 17860 146 17933 195 17982 243 18006 341 18152 438 18298 560 18420 681 18517 827 18590 973 18663 1314 18760 1655 18809 2020 18833 2677 18858 3869 18833 5037 18785 6813 18785 7422 18809 8443 18858 9465 18858 10487 18809 11509 18760 11801 18712 12069 18663 12337 18590 12556 18493 12775 18347 12969 18201 13115 17982 13237 17763 13286 17738 13310 17690 13334 17665 13334 17592 13334 17471 13359 17398 13359 17300 13310 17227 13310 16862 13334 16789 13359 16716 13334 16643 13310 16570 13286 16108 13334 16060 13359 15987 13359 15914 13310 15865 13359 14454 13432 13042 13480 11826 13529 10585 13553 10098 13553 9563 13529 9027 13505 8760 13456 8516 13432 8127 13383 7933 13334 7762 13261 7665 13188 7592 13091 7519 12969 7470 12848 7446 12726 7446 12604 7470 12483 7495 12434 7470 12239 7446 12239 7373 12166 6984 12118 6570 12093 6181 12093 5767 12093 4940 12069 4550 11996 4137 11923 3796 11826 3455 11704 3115 11558 2798 11388 2482 11193 2190 10974 1898 10731 1630 10512 1411 10293 1217 10049 1022 9806 852 9538 706 9271 560 9003 438 8711 341 8443 243 8151 170 7835 97 7543 49 7251 24 6935 0 Z N">
            <draw:equation draw:name="f0" draw:formula="logwidth"/>
            <draw:equation draw:name="f1" draw:formula="logheight"/>
          </draw:enhanced-geometry>
        </draw:custom-shape>
        <draw:custom-shape draw:name="Google Shape;324;p39" draw:style-name="gr5" draw:text-style-name="P25" draw:layer="layout" svg:width="0.803cm" svg:height="1.1cm" svg:x="15.563cm" svg:y="7.422cm">
          <text:p/>
          <draw:enhanced-geometry draw:mirror-horizontal="false" draw:mirror-vertical="false" svg:viewBox="0 0 0 0" drawooo:sub-view-size="13237 18128" draw:text-areas="0 0 ?f0 ?f1" draw:type="ooxml-non-primitive" draw:enhanced-path="M 7859 535 L 8030 560 8103 584 8176 633 8224 706 8273 779 8322 949 8370 1119 7446 1144 5718 1144 4939 1095 4964 925 5037 803 5085 754 5158 706 5353 657 5596 608 5864 584 6399 608 6862 584 7324 535 Z M 12750 2579 L 12702 2823 12020 2774 12750 2579 Z M 11728 1509 L 11534 1630 11363 1752 11266 1874 11242 1922 11266 1947 11315 1971 11388 1995 11509 1971 11631 1922 11753 1874 12410 1557 12483 1582 12556 1606 12264 1728 12020 1874 11874 1947 11607 2117 11485 2214 11412 2312 11363 2385 11363 2409 11363 2433 11436 2482 11534 2482 11631 2458 11728 2433 11923 2312 12045 2239 12410 2068 12775 1922 12775 2068 12799 2214 12483 2287 12215 2409 11947 2579 11704 2774 10828 2774 9952 2798 8322 2823 6716 2847 3358 2847 1728 2871 511 2871 487 2750 487 2579 487 2433 535 2287 584 2141 657 1995 730 1874 852 1801 998 1703 1144 1655 1314 1630 1509 1606 1849 1582 2190 1557 3309 1533 4453 1557 5572 1582 6691 1606 7811 1582 8906 1582 11096 1533 11728 1509 Z M 10025 5037 L 9976 5061 9928 5086 9879 5134 9806 5280 9757 5451 9757 5816 9733 6448 9757 7081 9757 7835 9757 8589 9709 10098 9733 10828 9733 11534 9757 12239 9757 12945 9709 13626 9684 14308 9660 14673 9684 15013 9733 15743 9757 15840 9830 15913 9903 15962 9976 15986 10074 15962 10147 15913 10195 15840 10220 15743 10195 15111 10171 14502 10171 14137 10195 13797 10244 13115 10268 12410 10268 11704 10244 10998 10220 10293 10220 9587 10244 8881 10268 8151 10268 7446 10244 6327 10220 5232 10220 5159 10171 5110 10147 5061 10098 5061 10025 5037 Z M 3163 5110 L 3090 5159 3066 5207 3042 5256 2993 5694 2969 5937 2944 6156 2944 6911 2969 7665 2944 9052 2944 10463 2944 11777 2944 13115 2993 15767 2993 15889 3066 15962 3139 16011 3334 16011 3407 15962 3455 15889 3480 15767 3480 14405 3455 13018 3431 11655 3431 10268 3431 8881 3431 7470 3407 5962 3407 5572 3382 5378 3334 5183 3309 5134 3261 5110 Z M 6716 5037 L 6667 5061 6643 5086 6570 5159 6521 5232 6472 5402 6448 5572 6448 5743 6424 7129 6399 8711 6375 10293 6351 11801 6351 12556 6302 13310 6229 13967 6205 14600 6180 14940 6205 15257 6229 15573 6278 15889 6326 16011 6375 16059 6472 16084 6570 16084 6643 16035 6716 15962 6764 15865 6764 15767 6716 15451 6691 15159 6691 14843 6691 14551 6740 13918 6789 13310 6837 12604 6862 11899 6886 10487 6910 7494 6935 6351 6935 5767 6910 5207 6862 5110 6813 5061 6716 5037 Z M 11704 3309 L 11655 3382 11290 3699 11144 3869 11096 3966 11047 4064 11071 4137 11120 4161 11217 4161 11315 4112 11485 4015 11655 3893 11801 3747 12020 3553 12142 3455 12239 3334 12264 3334 12264 3382 12239 3431 12239 3480 12239 3553 12239 3674 12239 3893 12118 3966 11996 4064 11777 4258 11509 4526 11412 4672 11363 4745 11339 4818 11363 4867 11388 4891 11461 4891 11534 4867 11680 4794 11899 4575 12264 4307 12264 4356 12264 4648 12215 4672 11826 4988 11655 5134 11485 5280 11339 5426 11217 5597 11217 5621 11217 5645 11242 5670 11266 5670 11728 5475 11947 5353 12142 5232 12264 5159 12264 5451 12118 5499 11972 5572 11704 5767 11582 5864 11436 5986 11315 6108 11290 6181 11266 6278 11290 6302 11315 6327 11412 6351 11485 6327 11631 6278 11899 6083 12093 5962 12264 5840 12264 6302 12045 6400 11850 6546 11509 6838 11436 6911 11339 7032 11290 7105 11266 7178 11266 7227 11315 7251 11388 7275 11461 7275 11607 7227 11753 7154 11874 7057 12239 6813 12239 7275 12142 7324 12069 7397 11923 7543 11655 7786 11363 8005 11315 8054 11315 8078 11315 8127 11315 8176 11339 8200 11388 8224 11436 8249 11485 8224 11631 8151 11777 8054 12045 7859 12239 7689 12215 8224 12069 8322 11947 8443 11777 8565 11631 8735 11509 8881 11412 9076 11388 9125 11412 9149 11461 9173 11509 9149 11801 8906 12118 8662 12215 8614 12215 8906 12020 9052 11850 9198 11680 9344 11509 9490 11436 9587 11363 9684 11266 9903 11242 9952 11266 9976 11315 10001 11363 9976 11534 9879 11704 9757 12045 9490 12191 9392 12191 9611 11874 9879 11582 10122 11436 10268 11339 10439 11315 10487 11339 10512 11363 10536 11412 10560 11607 10487 11801 10390 12142 10171 12191 10147 12166 10536 12020 10682 11850 10852 11704 10998 11412 11339 11412 11388 11412 11412 11436 11436 11485 11436 11826 11242 11972 11120 12118 10998 12166 10974 12166 11412 11972 11607 11826 11753 11704 11923 11582 12093 11485 12264 11485 12288 11509 12312 11534 12337 11558 12337 11728 12239 11899 12142 12191 11923 12215 12142 11972 12361 11655 12702 11509 12872 11388 13042 11363 13091 11388 13115 11412 13140 11436 13140 11631 13091 11801 12994 11972 12872 12118 12726 12239 12629 12239 12921 12191 12969 11996 13115 11801 13261 11436 13529 11266 13675 11120 13845 11120 13870 11120 13918 11193 13918 11631 13748 12045 13553 12288 13432 12288 13797 12239 13845 11923 14137 11680 14356 11436 14575 11436 14624 11461 14673 11631 14673 11801 14624 11947 14551 12069 14454 12312 14283 12312 14502 12215 14575 12118 14673 11947 14843 11582 15159 11217 15475 11193 15500 11217 15548 11266 15597 11315 15597 11509 15524 11704 15427 11874 15305 12045 15159 12312 14916 12312 15451 12215 15500 12118 15573 11947 15719 11339 16230 11315 16278 11339 16327 11388 16376 11436 16351 11801 16132 12166 15913 12312 15816 12288 16084 12118 16254 11923 16400 11582 16595 11217 16789 11193 16814 11169 16838 11193 16935 11242 16984 11315 16984 11704 16838 12093 16668 12264 16546 12264 16643 12093 16765 11972 16887 11680 17106 11582 17203 11509 17252 11461 17276 11412 17300 11412 17325 11412 17349 11436 17398 11509 17398 11582 17422 11728 17398 11874 17325 12020 17252 12191 17154 12118 17398 12069 17471 12020 17544 11996 17544 10414 17568 8857 17592 7300 17617 5718 17641 4064 17617 2385 17592 1874 17592 1630 17568 1509 17519 1387 17471 1314 17422 1241 17373 1144 17227 1095 17033 1071 16838 1046 16424 1046 16084 1046 15257 1071 14405 1119 12750 1119 11874 1119 10998 1095 9271 1095 8443 1119 7616 1119 6765 1119 5937 1119 5280 1071 4623 1046 4039 1046 3747 1095 3455 1874 3455 1703 3601 1533 3747 1460 3845 1387 3918 1338 4015 1338 4112 1338 4161 1387 4185 1484 4161 1557 4137 1728 4039 2020 3796 2166 3699 2336 3601 2506 3504 2652 3407 2847 3407 2774 3455 2360 3772 2141 3966 1971 4161 1971 4210 1995 4258 2044 4307 2093 4307 2214 4283 2312 4234 2531 4112 2920 3820 3212 3626 3358 3504 3504 3382 3893 3382 3674 3601 3480 3820 3382 3918 3261 4015 3115 4112 3066 4185 3066 4210 3066 4258 3090 4307 3139 4331 3236 4356 3334 4331 3455 4283 3674 4137 3820 3991 4234 3601 4331 3504 4429 3382 4988 3382 4794 3480 4623 3626 4477 3723 4331 3845 4210 3991 4185 4088 4137 4161 4137 4210 4161 4234 4185 4258 4234 4283 4307 4258 4380 4234 4526 4137 4794 3893 5110 3699 5256 3577 5304 3480 5353 3407 5353 3382 5888 3382 5645 3577 5450 3772 5256 3966 5110 4210 4988 4453 5012 4477 5037 4477 5207 4331 5377 4185 5694 3869 5913 3699 6132 3553 6302 3480 6351 3455 6424 3382 6910 3382 6764 3504 6570 3626 6351 3820 6253 3918 6180 4015 6107 4137 6083 4234 6107 4258 6132 4283 6229 4307 6326 4283 6424 4258 6521 4185 6691 4064 6837 3942 7056 3772 7300 3626 7519 3504 7616 3455 7713 3382 8103 3382 7884 3626 7616 3942 7470 4112 7348 4283 7348 4307 7373 4307 7543 4234 7689 4161 7835 4039 7957 3918 8541 3382 8760 3382 8589 3577 8346 3820 8200 3942 8151 4015 8103 4088 8103 4137 8127 4185 8151 4210 8200 4234 8273 4258 8370 4234 8468 4210 8541 4137 8711 4015 8833 3893 9052 3626 9271 3358 9903 3358 9782 3480 9660 3601 9538 3747 9441 3918 9441 3966 9465 3991 9490 4015 9538 3991 9684 3893 9806 3796 10074 3553 10220 3431 10366 3334 10633 3334 10560 3407 10293 3699 10171 3845 10074 4015 10049 4064 10049 4112 10098 4185 10171 4234 10220 4234 10268 4210 10390 4112 10536 3991 10755 3723 10974 3504 11217 3309 Z M 7567 0 L 7154 24 6716 73 5596 73 5256 146 5085 170 4915 243 4794 316 4696 389 4599 487 4526 584 4477 706 4453 827 4453 949 4453 1095 3699 1071 2920 1071 2141 1095 1387 1168 1022 1265 827 1314 657 1387 511 1484 365 1606 268 1752 170 1922 97 2141 73 2409 97 2677 122 2823 170 2920 122 2920 73 2944 24 2993 0 3042 0 3115 0 3163 24 3212 73 3261 122 3285 414 3358 706 3407 633 3674 584 3918 584 4210 584 4477 608 5037 633 5572 633 6497 633 7421 608 8346 608 9271 608 11096 633 12020 608 12921 560 14867 560 15840 584 16814 633 17057 681 17276 754 17471 876 17641 1022 17787 1192 17909 1387 17982 1630 18055 1971 18079 2287 18103 2969 18103 4842 18128 8419 18128 10220 18079 12069 18079 12118 18055 12191 17982 12337 17884 12434 17763 12531 17592 12604 17422 12653 17227 12702 17008 12775 16546 12799 16084 12799 15646 12799 15013 12799 14308 12750 13602 12677 12215 12775 12069 12775 11996 12775 11947 12726 11899 12653 11874 12653 11558 12702 11436 12726 11315 12702 11266 12653 11217 12629 11217 12629 11047 12653 9733 12677 9660 12702 9587 12702 9538 12653 9490 12726 7105 12726 5913 12726 4745 12750 4429 12750 4015 12750 3820 12726 3650 12677 3480 12604 3358 12920 3382 12993 3382 13066 3358 13115 3309 13164 3261 13164 3188 13164 3115 13164 3042 13139 2969 13188 2604 13237 2239 13237 2044 13212 1849 13164 1679 13091 1533 12969 1387 12823 1265 12677 1168 12507 1119 12312 1071 12142 1071 11753 1046 10317 1071 8881 1119 8881 1095 8833 876 8784 706 8711 535 8614 365 8516 243 8370 146 8200 73 7981 24 7762 0 Z N">
            <draw:equation draw:name="f0" draw:formula="logwidth"/>
            <draw:equation draw:name="f1" draw:formula="logheight"/>
          </draw:enhanced-geometry>
        </draw:custom-shape>
        <draw:custom-shape draw:name="Google Shape;325;p39" draw:style-name="gr5" draw:text-style-name="P25" draw:layer="layout" svg:width="1.16cm" svg:height="0.918cm" svg:x="0.735cm" svg:y="9.112cm">
          <text:p/>
          <draw:enhanced-geometry draw:mirror-horizontal="false" draw:mirror-vertical="false" svg:viewBox="0 0 0 0" drawooo:sub-view-size="19126 15136" draw:text-areas="0 0 ?f0 ?f1" draw:type="ooxml-non-primitive" draw:enhanced-path="M 8979 2628 L 8687 2653 8395 2701 7811 2799 7543 2872 7251 2969 7130 3042 7008 3139 6935 3237 6886 3383 6886 3456 6935 3529 7032 3553 7105 3577 7203 3577 7300 3553 7470 3480 7641 3407 7908 3334 8176 3261 8736 3188 9076 3164 9563 3139 9806 3164 10025 3212 10196 3261 10269 3310 10317 3383 10390 3456 10487 3504 10585 3504 10682 3456 10755 3407 10804 3310 10828 3212 10779 3091 10706 2993 10633 2920 10536 2847 10439 2799 10220 2726 9952 2653 9709 2628 Z M 13797 3577 L 13578 3601 13334 3650 13115 3723 13018 3772 12945 3845 12945 3893 12945 3918 13042 3942 13140 3966 13334 3966 13699 3942 13918 3942 14137 3966 14356 3966 14478 3942 14575 3918 14600 3893 14600 3869 14624 3820 14600 3772 14527 3699 14454 3650 14381 3601 14186 3577 Z M 3650 5548 L 3553 5597 3480 5621 3382 5694 3309 5767 3188 5937 3163 6035 3139 6132 3115 6254 3139 6375 3163 6473 3212 6594 3285 6692 3358 6765 3455 6838 3577 6886 3674 6911 3772 6935 3869 6911 3966 6911 4161 6813 4307 6692 4404 6521 4453 6351 4453 6181 4404 6010 4356 5937 4307 5840 4234 5743 4161 5670 4064 5621 3966 5572 3869 5548 Z M 17495 7373 L 17739 7446 17617 7592 17447 7689 17447 7543 17495 7373 Z M 5061 487 L 5256 560 5426 633 5621 682 5791 779 5913 852 6035 949 6254 1168 6473 1387 6692 1606 6813 1655 6911 1655 7032 1631 7105 1558 8127 1485 9174 1485 9490 1509 9806 1558 10439 1679 11047 1850 11655 2044 12093 2239 12556 2409 12434 2458 12361 2507 12288 2580 12264 2677 12264 2701 12288 2726 12385 2774 12483 2750 12677 2726 12872 2701 12969 2677 13042 2653 13626 2993 13432 3018 12896 3066 12653 3115 12410 3212 12385 3237 12410 3261 12531 3285 12653 3310 12921 3310 13432 3261 13699 3261 13991 3237 14259 3456 14527 3699 14819 3966 15062 4283 14794 4258 14551 4283 14308 4283 14016 4307 13870 4331 13724 4380 13626 4453 13529 4526 13529 4550 13553 4575 13651 4623 13748 4648 13967 4648 14429 4623 14770 4623 15086 4648 15232 4672 15354 4672 15549 5037 15330 4988 14600 4988 14332 5037 14210 5086 14089 5134 14064 5159 14064 5183 14064 5207 14089 5232 14186 5256 14283 5280 14502 5305 14916 5305 15305 5329 15695 5378 15792 5645 15889 5913 15743 5864 15597 5816 15305 5767 15038 5743 14746 5718 14454 5718 14186 5767 14162 5767 14137 5791 14162 5816 14162 5840 14259 5889 14381 5937 14600 5986 15038 6010 15354 6083 15670 6156 15841 6229 15914 6254 15987 6278 16035 6570 16084 6838 15914 6740 15743 6667 15524 6619 15305 6594 14867 6546 14551 6497 14527 6497 14502 6546 14575 6619 14624 6667 14794 6765 14965 6838 15159 6886 15378 6935 15597 7008 15816 7105 15987 7227 16060 7276 16108 7276 16133 7762 16060 7714 15743 7519 15427 7324 15281 7276 15013 7203 14794 7203 14770 7227 14746 7251 14746 7276 14746 7324 14794 7373 14843 7397 14965 7470 15378 7689 15597 7835 15816 7981 15962 8103 16108 8200 16035 8784 15914 8687 15792 8590 15549 8419 15354 8273 15111 8152 14867 8030 14746 7981 14624 7957 14600 7981 14575 8006 14575 8054 14575 8079 14746 8249 14940 8371 15330 8638 15622 8882 15792 9003 15962 9101 15889 9368 15792 9612 15695 9466 15549 9320 15281 9101 15135 8955 14965 8809 14794 8711 14697 8663 14600 8663 14600 8760 14648 8833 14746 9003 14867 9149 14989 9271 15330 9587 15476 9758 15549 9831 15646 9879 15646 9904 15476 10196 15232 10463 15232 10293 15159 10147 15013 9855 14843 9636 14673 9466 14454 9295 14235 9149 14186 9149 14186 9174 14308 9393 14429 9563 14697 9952 14794 10147 14867 10366 14916 10536 14965 10609 15038 10658 14892 10780 14843 10658 14794 10561 14648 10366 14308 10001 14113 9831 13918 9685 13894 9685 13870 9733 13918 9904 14016 10050 14113 10196 14235 10342 14356 10488 14478 10634 14575 10804 14600 10974 14502 11047 14356 10853 14186 10658 13991 10512 13797 10390 13772 10366 13724 10366 13675 10415 13651 10463 13651 10512 13675 10536 13845 10682 13991 10853 14113 11023 14235 11218 14040 11339 13918 11218 13797 11120 13675 11023 13578 10974 13529 10950 13480 10950 13407 10999 13407 11047 13383 11072 13407 11120 13432 11145 13553 11315 13675 11485 13724 11583 13553 11704 13432 11558 13261 11461 13213 11461 13188 11485 13188 11534 13213 11558 13261 11631 13310 11704 13359 11874 13359 11899 13237 12020 13188 12118 13164 12215 13188 12288 13213 12385 13213 12775 13237 13164 13237 13553 13213 13748 13188 13943 13140 14064 13067 14162 12994 14210 12921 14235 12823 14210 12726 14186 12507 14040 12288 13821 12069 13578 11728 13164 11850 13042 11923 12969 11947 12896 11947 12823 11923 12750 11874 12677 11826 12629 11777 12604 11680 12580 11655 12385 11631 12361 11582 12361 11582 12385 11558 12580 11509 12580 11485 12604 11461 12604 11242 12702 11169 12361 11144 12191 11169 12020 11144 11972 11120 11947 11071 11947 11047 11972 11023 12118 10998 12312 10998 12556 10998 12799 10633 12896 10609 12604 10560 12361 10512 12118 10390 11607 10366 11583 10342 11558 10293 11583 10269 11607 10244 11826 10244 12045 10269 12507 10269 12726 10269 12945 9636 12994 9612 12726 9612 12507 9612 12337 9612 12142 9563 11972 9514 11899 9466 11826 9417 11826 9393 11850 9344 12020 9320 12215 9295 12604 9271 12799 9247 12994 9052 12994 9003 12604 8930 12191 8857 11753 8833 11704 8784 11680 8711 11704 8711 11777 8711 12191 8687 12604 8687 12994 8176 12994 8200 12653 8273 12215 8346 11777 8346 11704 8298 11655 8249 11655 8200 11704 8079 11899 8006 12118 7933 12337 7884 12556 7835 12750 7811 12969 7300 12945 7349 12653 7397 12385 7495 12045 7592 11680 7568 11655 7543 11631 7470 11680 7397 11728 7276 11850 7178 11996 7130 12166 7008 12507 6959 12702 6935 12872 6473 12702 6521 12556 6546 12483 6546 12410 6546 12337 6497 12288 6473 12288 6375 12385 6302 12483 6181 12629 5889 12629 5816 12653 5743 12750 5743 12799 5743 12872 5743 12921 5791 12969 5986 13115 6181 13237 5986 13505 5767 13748 5305 14210 5134 14381 4988 14527 4891 14551 4818 14551 4721 14527 4648 14454 4648 13383 4623 12872 4599 12337 4575 12239 4526 12191 4502 12166 4404 12118 4307 12020 4185 11947 3918 11801 3650 11680 3407 11510 3163 11339 2920 11145 2677 10926 2482 10658 2288 10390 2117 10098 1947 9758 1850 9587 1752 9441 1704 9028 1655 8614 1655 8517 1631 8371 1582 8249 1533 8225 1485 8225 1412 8249 1363 8322 1339 8371 1314 8444 1290 8614 1266 8760 1266 8906 1266 9076 1120 9101 998 9149 828 9003 755 8906 682 8809 584 8565 511 8322 463 8079 438 7811 438 7592 438 7373 487 7154 536 6911 609 6740 706 6570 925 6302 998 6302 1290 6327 1436 6302 1533 6327 1631 6327 1728 6254 1752 6205 1777 6156 1874 5840 1971 5548 2093 5280 2239 5013 2409 4769 2604 4526 3017 4039 3407 3601 3820 3164 4137 2872 4283 2726 4429 2555 4502 2555 4550 2507 4599 2361 4599 2215 4599 2069 4623 1923 4672 1631 4745 1339 4891 901 5061 487 Z M 4915 0 L 4842 25 4794 49 4696 146 4599 268 4526 414 4453 584 4356 925 4283 1217 4210 1436 4137 1728 4112 2020 4112 2166 4137 2288 3893 2385 3674 2531 3455 2726 3236 2945 2871 3383 2531 3772 2142 4210 1923 4453 1752 4721 1582 4988 1436 5280 1339 5572 1290 5864 925 5864 755 5889 633 5937 536 5986 438 6083 341 6181 268 6302 219 6424 122 6716 49 7032 25 7324 0 7592 0 7811 25 8054 49 8322 122 8638 219 8930 365 9198 438 9320 536 9417 633 9514 730 9563 852 9612 1047 9612 1095 9587 1314 9587 1339 9612 1387 9758 1436 9928 1582 10220 1752 10512 1923 10804 2117 11072 2312 11315 2531 11510 2750 11704 3236 12045 3455 12191 3674 12288 3918 12385 4137 12507 4161 12531 4112 13067 4112 13626 4112 14746 4137 14819 4161 14867 4185 14916 4234 14965 4331 14989 4453 14989 4550 15062 4648 15111 4769 15135 4891 15111 4988 15086 5110 15038 5305 14940 5548 14721 5791 14502 6229 14040 6497 13748 6619 13602 6716 13432 6984 13505 7227 13529 7762 13578 8273 13578 8760 13602 9198 13578 9660 13578 10098 13529 10560 13480 10925 13407 11315 13334 11363 13480 11436 13626 11607 13943 11850 14210 11972 14356 12118 14478 12264 14575 12410 14673 12580 14721 12726 14770 12896 14794 13042 14770 13213 14721 13359 14624 13480 14527 13578 14405 13651 14283 13724 14162 13748 14016 13772 13845 13797 13529 13772 13213 13748 12872 13748 12580 13748 12288 13943 12118 14137 11947 14551 11655 14989 11388 15403 11072 15622 10877 15816 10634 15987 10390 16133 10123 16254 9855 16376 9563 16449 9271 16522 8979 16595 8614 16619 8249 16765 8273 16911 8298 17057 8273 17203 8249 17228 8273 17325 8346 17422 8444 17641 8565 17885 8663 18128 8687 18395 8663 18639 8614 18858 8492 18979 8419 19077 8346 19125 8249 19125 8176 19101 8079 19052 8006 18979 7957 18833 7957 18736 8006 18639 8103 18517 8176 18371 8200 18225 8225 18079 8200 17933 8176 17787 8127 17666 8054 17885 7933 18031 7835 18104 7738 18152 7641 18201 7543 18225 7446 18250 7349 18225 7251 18201 7154 18177 7057 18128 6984 18055 6911 18006 6862 17909 6813 17812 6789 17714 6789 17593 6813 17495 6838 17349 6911 17228 7008 17130 7105 17082 7227 17033 7373 17009 7519 17009 7665 17033 7811 16644 7835 16644 7397 16619 6935 16546 6497 16449 6059 16327 5621 16157 5207 15987 4794 15768 4404 15597 4161 15427 3918 15232 3699 15038 3480 14843 3285 14624 3091 14162 2750 13675 2434 13164 2166 12629 1923 12093 1704 11461 1460 10804 1266 10147 1120 9466 1022 8882 974 8249 974 7933 998 7641 1047 7349 1120 7057 1217 6570 755 6327 536 6059 317 5816 195 5548 98 5280 25 5013 25 4964 0 Z N">
            <draw:equation draw:name="f0" draw:formula="logwidth"/>
            <draw:equation draw:name="f1" draw:formula="logheight"/>
          </draw:enhanced-geometry>
        </draw:custom-shape>
        <draw:custom-shape draw:name="Google Shape;326;p39" draw:style-name="gr5" draw:text-style-name="P25" draw:layer="layout" svg:width="1.131cm" svg:height="0.767cm" svg:x="2.356cm" svg:y="9.18cm">
          <text:p/>
          <draw:enhanced-geometry draw:mirror-horizontal="false" draw:mirror-vertical="false" svg:viewBox="0 0 0 0" drawooo:sub-view-size="18640 12654" draw:text-areas="0 0 ?f0 ?f1" draw:type="ooxml-non-primitive" draw:enhanced-path="M 11486 512 L 14089 536 16206 585 17106 585 17374 633 17617 706 17715 755 17812 828 17885 925 17958 1047 17982 1169 18007 1315 17982 1607 17958 1753 17958 1923 17958 2264 18007 2604 18031 2945 18031 3115 17520 3164 17009 3188 15963 3212 14917 3188 13870 3164 12751 3139 11607 3115 11023 3139 10439 3188 9855 3237 9271 3261 8712 3261 8152 3237 7057 3164 5938 3091 5403 3091 4843 3066 3651 3091 2483 3139 1412 3164 950 3164 731 3188 487 3212 487 3212 512 2799 560 2410 633 1996 731 1607 828 1363 925 1169 1071 998 1217 852 1388 731 1582 658 1777 585 1996 512 2118 560 2239 560 2483 585 2969 536 4016 512 5062 512 6084 536 7106 560 8128 585 8639 585 9150 560 10220 512 Z M 487 3650 L 560 3675 512 3748 487 3772 487 3650 Z M 10147 3748 L 9782 4137 9612 4356 9466 4575 9344 4745 9344 4745 9515 4356 9685 3967 9782 3796 9807 3772 10147 3748 Z M 1509 3699 L 1339 3845 1217 3991 950 4332 731 4648 512 4989 512 4697 633 4380 779 4040 877 3869 998 3723 1509 3699 Z M 15452 3723 L 15111 4186 14746 4648 14454 5013 14333 5208 14235 5402 13846 5402 13919 5305 13992 5159 14089 4964 14479 4356 14673 4040 14722 3869 14771 3723 Z M 14503 3699 L 14187 4161 13919 4599 13651 4989 13530 5183 13505 5281 13481 5402 13481 5427 13019 5427 13116 5183 13238 4940 13432 4648 13627 4332 13822 4015 13968 3699 Z M 16255 3723 L 15914 4210 15573 4672 15282 5037 15160 5208 15111 5329 15087 5427 14722 5427 14795 5329 15257 4697 15403 4478 15525 4234 15622 3991 15646 3845 15671 3723 Z M 3748 3626 L 3602 3772 3480 3967 3286 4307 3091 4599 2872 4867 2677 5159 2580 5305 2507 5451 2191 5451 2312 5305 2410 5135 2604 4867 2799 4599 2945 4307 3091 4040 3213 3748 3213 3699 3164 3675 3115 3650 3091 3699 2872 3942 2653 4210 2434 4453 2215 4721 1947 5062 1826 5232 1777 5329 1753 5427 1388 5427 1461 5305 1534 5159 1631 5013 1728 4867 1972 4575 2142 4356 2288 4137 2410 3894 2507 3650 3748 3626 Z M 4551 3602 L 4356 3796 4186 4015 3894 4478 3699 4697 3505 4940 3407 5062 3334 5183 3286 5329 3261 5451 2921 5451 3067 5281 3213 5062 3432 4672 3724 4161 4016 3602 Z M 13140 3675 L 13724 3699 13505 3894 13335 4137 12994 4624 12751 5013 12605 5232 12483 5451 12313 5451 12459 5256 12556 5037 12775 4624 12873 4405 12946 4161 13043 3918 13140 3675 Z M 16912 3723 L 16547 4283 16328 4575 16109 4818 15841 5086 15695 5281 15573 5451 15501 5451 15695 5135 15914 4843 16084 4575 16230 4307 16474 3723 Z M 12921 3650 L 12800 3821 12702 3991 12532 4332 12362 4599 12167 4891 11997 5159 11948 5305 11899 5451 11583 5475 11583 5475 11729 5232 11826 4964 12045 4453 12216 4064 12289 3869 12337 3650 Z M 4746 3602 L 5792 3626 6814 3675 6571 3845 6352 4064 6157 4283 5987 4526 5573 5135 5427 5305 5403 5402 5378 5500 5013 5500 5232 5232 5427 4940 6206 3748 6230 3699 6206 3675 6108 3675 5865 3894 5646 4113 5427 4356 5208 4599 4892 5013 4770 5256 4648 5500 4429 5475 4746 5037 4989 4745 5208 4405 5403 4088 5476 3894 5549 3723 5549 3675 5500 3650 5476 3626 5427 3650 5159 3918 4916 4210 4429 4794 4162 5110 4016 5281 3894 5475 3529 5451 3821 5086 4064 4721 4405 4161 4575 3869 4746 3602 Z M 11997 3650 L 11875 3869 11778 4088 11559 4551 11315 4989 11218 5232 11194 5378 11169 5500 10756 5500 10950 5256 11121 4989 11291 4672 11437 4332 11705 3650 Z M 17593 3699 L 17471 3894 17325 4088 17082 4502 16887 4745 16668 4989 16474 5232 16376 5378 16303 5500 16133 5475 16620 4867 16790 4599 16936 4307 17033 4015 17131 3723 17593 3699 Z M 2337 3650 L 1947 4064 1558 4478 1363 4697 1193 4940 1096 5062 1047 5183 1023 5329 1023 5451 804 5475 609 5524 609 5524 682 5451 755 5354 901 5135 1023 4891 1120 4697 1485 4186 1874 3675 2288 3650 Z M 11510 3650 L 11291 3967 11096 4283 10902 4599 10707 4891 10464 5208 10366 5354 10269 5524 10001 5524 10269 5208 10488 4891 10683 4599 10853 4307 11023 3991 11145 3675 11437 3650 Z M 6936 3699 L 7325 3723 7057 4015 6814 4356 6619 4599 6400 4867 6327 5013 6254 5159 6206 5329 6206 5475 6206 5500 6230 5548 5768 5524 5889 5378 5987 5208 6157 4916 6546 4332 6936 3723 6936 3699 Z M 7568 3723 L 8103 3748 7933 3991 7763 4234 7592 4478 7422 4721 7057 5110 6887 5329 6838 5427 6814 5548 6327 5548 6449 5451 6546 5354 6717 5110 7009 4624 7325 4186 7447 3967 7568 3723 Z M 10902 3675 L 10172 4721 10026 4916 9855 5110 9709 5329 9661 5427 9612 5548 9320 5548 9515 5208 9661 4867 10026 4307 10391 3723 10902 3675 Z M 9150 5062 L 9004 5305 8979 5427 8931 5548 8736 5573 8736 5573 8955 5281 9150 5062 Z M 8785 3772 L 8663 3918 8541 4064 8322 4380 8103 4672 7884 4940 7690 5256 7617 5402 7544 5573 7228 5573 7374 5402 7495 5256 7714 4940 7909 4672 8079 4380 8225 4088 8347 3772 Z M 9515 3772 L 9490 3821 9393 3918 9320 4040 9150 4332 9028 4624 8833 4843 8614 5086 8541 5183 8444 5305 8395 5427 8347 5573 7884 5573 8055 5378 8201 5183 8444 4794 8614 4551 8760 4307 9028 3796 9271 3796 9515 3772 Z M 18031 3650 L 18031 4015 17934 4186 17836 4380 17642 4745 17350 5159 17228 5354 17131 5573 16766 5548 16912 5378 17058 5183 17325 4818 17471 4551 17569 4259 17739 3699 18031 3650 Z M 18007 4818 L 18007 5597 17544 5597 17642 5378 17812 5110 18007 4818 Z M 560 5913 L 537 5960 537 5960 536 5938 560 5913 Z M 4673 6692 L 4600 6716 4527 6765 4405 6838 4283 6911 4089 6984 4016 7008 4016 6935 3991 6862 3967 6789 3918 6741 3870 6716 3797 6716 3724 6741 3675 6789 3578 6887 3456 6984 3213 7130 3042 7227 2848 7252 2799 7252 2799 7227 2799 7106 2848 6984 2896 6887 2896 6838 2872 6789 2823 6741 2775 6741 2702 6765 2629 6789 2531 6887 2458 7008 2434 7130 2434 7276 2483 7422 2556 7519 2677 7617 2799 7641 2921 7665 3042 7641 3188 7617 3432 7495 3675 7349 3748 7373 3845 7398 4040 7398 4259 7349 4478 7276 4551 7373 4673 7446 4819 7495 4989 7519 5159 7519 5354 7495 5524 7446 5695 7373 5792 7446 5914 7495 6060 7519 6230 7519 6400 7495 6571 7422 6741 7373 6911 7276 7009 7373 7106 7422 7252 7446 7544 7446 7690 7398 7982 7300 8055 7398 8152 7471 8249 7519 8347 7544 8468 7519 8566 7471 8687 7422 8785 7325 8906 7373 9077 7422 9223 7446 9369 7471 9539 7446 9685 7422 9807 7373 9928 7276 9977 7227 9977 7154 9928 7081 9880 7033 9734 7008 9101 7008 8979 6960 8858 6887 8785 6838 8687 6814 8590 6862 8541 6935 8493 7008 8468 7033 8395 7033 8322 6984 8274 6887 8201 6789 8152 6765 8055 6765 8006 6789 7836 6887 7568 7008 7447 7033 7349 7033 7301 7008 7276 6984 7252 6960 7252 6911 7228 6838 7203 6765 7155 6741 7106 6716 6960 6716 6887 6741 6838 6814 6790 6862 6668 6935 6522 7008 6376 7057 6254 7106 6133 7106 6108 7081 6084 7057 6060 7033 6084 6960 6084 6887 6060 6814 6011 6741 5938 6716 5865 6692 5792 6692 5719 6741 5670 6789 5597 6911 5500 6984 5403 7057 5281 7106 5038 7106 4892 7081 4867 7057 4867 7008 4892 6935 4867 6862 4843 6789 4794 6741 4746 6716 4673 6692 Z M 14649 7690 L 14941 7714 15233 7763 15501 7860 15598 7909 15695 8006 15768 8103 15817 8225 15865 8347 15865 8468 15841 8590 15792 8712 15719 8785 15622 8858 15428 8955 15209 9004 14990 9052 14600 9077 14406 9077 14211 9028 14041 8979 13870 8882 13822 8809 13773 8736 13724 8639 13700 8541 13651 8347 13651 8128 13676 8006 13700 7909 13749 7811 13822 7738 13870 7714 14381 7714 14649 7690 Z M 5451 8493 L 5403 8517 5354 8541 5232 8663 5062 8785 4965 8833 4892 8858 4843 8833 4843 8760 4819 8687 4794 8639 4746 8590 4697 8566 4600 8566 4527 8590 4478 8614 4332 8712 4162 8785 4064 8809 3967 8809 3894 8785 3845 8712 3797 8614 3724 8566 3651 8566 3553 8590 3359 8687 3140 8736 2896 8809 2775 8809 2799 8663 2799 8639 2775 8639 2677 8663 2604 8736 2556 8809 2507 8882 2483 8955 2507 9028 2556 9101 2653 9150 2750 9174 2872 9198 3115 9174 3359 9125 3578 9028 3675 9101 3772 9174 3894 9198 3991 9223 4113 9198 4235 9174 4502 9077 4575 9174 4673 9247 4770 9271 4916 9271 5038 9247 5184 9174 5305 9101 5427 9028 5524 9125 5646 9198 5768 9223 5914 9247 6060 9247 6181 9223 6327 9174 6473 9125 6546 9198 6644 9247 6741 9271 6838 9296 6960 9271 7057 9247 7155 9223 7252 9150 7325 9174 7398 9150 7447 9125 7471 9077 7520 9028 7520 8979 7495 8906 7471 8833 7398 8760 7325 8712 7179 8712 7106 8760 7009 8858 6960 8882 6911 8882 6814 8858 6692 8760 6619 8687 6546 8663 6473 8663 6376 8712 6303 8760 6206 8809 6084 8858 5889 8858 5792 8809 5743 8736 5695 8639 5670 8590 5646 8541 5549 8493 Z M 13943 7276 L 13773 7325 13603 7373 13578 7398 13554 7422 13432 7544 13359 7714 13286 7884 13262 8079 13262 8298 13262 8493 13286 8663 13311 8809 13359 8955 13432 9077 13530 9174 13627 9247 13724 9320 13846 9393 14114 9466 14406 9490 14698 9515 14965 9490 15233 9442 15501 9369 15744 9247 15938 9101 16036 9004 16109 8906 16157 8809 16206 8687 16230 8566 16230 8444 16230 8322 16206 8176 16157 8030 16109 7909 16011 7763 15890 7665 15768 7568 15622 7495 15476 7422 15330 7398 15014 7325 14673 7300 14308 7276 Z M 15038 5889 L 15549 5913 16084 5962 16620 6011 17131 6059 17179 6084 17301 6084 17350 6059 18031 6059 18080 7130 18080 7665 18055 8201 17958 9369 17885 9928 17788 10512 17715 10780 17617 11047 17496 11291 17350 11534 17204 11680 17058 11826 16912 11923 16741 12021 16644 11996 16547 12021 16352 12069 16133 12118 15914 12142 15282 12142 14844 12118 14333 12069 10366 12069 7982 12094 5695 12069 2896 12069 2337 12045 2069 11996 1801 11948 1558 11875 1315 11753 1193 11656 1071 11558 974 11437 877 11315 755 11023 658 10707 682 10634 658 10536 609 10342 585 10123 560 9709 560 9296 585 8882 609 8395 609 7909 585 6960 537 5963 537 5963 560 5986 731 5962 1315 5913 3067 5913 4892 5962 6741 6011 7909 6035 9101 6035 10269 5986 11437 5938 12410 5913 12435 5938 12459 5962 12508 5986 12532 5986 12654 5913 13846 5889 Z M 5062 1 L 4210 25 3359 49 2507 98 2458 74 2118 49 1801 49 1534 122 1290 220 1071 366 852 536 682 731 536 974 414 1217 317 1485 220 1777 147 2069 98 2361 49 2653 25 3212 1 3991 1 4794 1 4818 1 4891 25 4940 49 6376 98 7544 98 8128 98 8712 49 9198 49 9709 74 10196 98 10439 171 10682 171 10707 220 10999 293 11291 414 11558 487 11704 585 11826 731 11972 877 12094 1023 12191 1193 12288 1363 12337 1558 12386 1947 12459 2580 12507 3237 12532 4527 12507 5865 12532 7203 12556 13773 12556 14381 12580 14990 12605 15330 12629 15671 12653 16036 12653 16206 12629 16376 12580 16449 12605 16595 12605 16741 12580 16985 12507 17228 12386 17447 12215 17642 12021 17812 11802 17982 11583 18104 11364 18201 11096 18299 10804 18347 10512 18420 10245 18469 9661 18542 9077 18591 8371 18615 8030 18639 7665 18639 7179 18615 6692 18566 5719 18542 5208 18542 4697 18566 3675 18566 2750 18518 1680 18493 1582 18493 1436 18493 1242 18445 1047 18396 852 18299 682 18201 560 18080 439 17909 341 17739 268 17569 195 17398 171 17204 171 17033 195 16985 171 16912 171 15963 147 15014 122 13116 74 11218 25 10293 25 9344 49 8493 74 7641 74 5914 25 5062 1 Z N">
            <draw:equation draw:name="f0" draw:formula="logwidth"/>
            <draw:equation draw:name="f1" draw:formula="logheight"/>
          </draw:enhanced-geometry>
        </draw:custom-shape>
        <draw:custom-shape draw:name="Google Shape;327;p39" draw:style-name="gr5" draw:text-style-name="P25" draw:layer="layout" svg:width="1.073cm" svg:height="0.838cm" svg:x="4.02cm" svg:y="9.147cm">
          <text:p/>
          <draw:enhanced-geometry draw:mirror-horizontal="false" draw:mirror-vertical="false" svg:viewBox="0 0 0 0" drawooo:sub-view-size="17690 13822" draw:text-areas="0 0 ?f0 ?f1" draw:type="ooxml-non-primitive" draw:enhanced-path="M 4867 2166 L 5694 2215 6497 2263 7568 2288 8638 2312 10755 2312 11826 2361 12896 2434 13967 2507 15013 2555 15841 2531 16644 2531 16838 2555 17033 2604 17106 2628 17179 2701 17228 2774 17252 2872 17252 2872 16863 2799 16473 2774 16084 2750 15695 2726 14892 2726 14113 2750 12239 2750 10390 2726 9466 2677 8541 2653 7641 2604 6716 2580 5207 2555 5013 2555 4818 2580 4648 2628 4477 2701 4356 2239 4380 2215 4404 2215 4550 2166 Z M 15330 3163 L 16230 3188 16035 3577 15524 3577 15135 3601 15232 3334 15330 3163 Z M 16425 3212 L 17179 3261 17155 3285 17106 3382 16984 3577 16522 3601 16352 3577 16400 3382 16425 3212 Z M 15038 3139 L 14940 3334 14843 3504 14794 3601 13894 3650 13943 3407 13943 3139 Z M 14575 4064 L 14308 4623 13602 4623 13724 4356 13797 4064 Z M 15524 3991 L 15816 4015 15670 4283 15451 4648 14916 4648 14673 4623 14965 4039 15524 3991 Z M 16741 4039 L 16425 4648 15816 4648 16011 4307 16157 4039 16449 4064 16741 4039 Z M 14916 4988 L 15208 5013 14965 5426 14259 5426 14502 4988 Z M 13480 4964 L 14113 4988 13918 5378 13894 5426 13578 5426 13261 5451 13261 5451 13480 4964 Z M 16206 5037 L 15987 5451 15670 5402 15354 5402 15573 5037 Z M 15135 5816 L 15768 5840 15549 6278 15208 6278 14892 6327 15135 5816 Z M 14259 5791 L 14770 5816 14478 6351 13845 6351 13943 6083 14064 5840 14089 5791 Z M 13164 5694 L 13432 5743 13724 5767 13456 6327 13188 6351 12896 6400 13164 5694 Z M 15378 6594 L 15257 6838 15159 6862 14892 6911 14624 6935 14600 6935 14746 6643 15208 6594 Z M 15038 7349 L 14916 7592 14794 7811 14162 7811 14356 7397 14697 7397 15038 7349 Z M 14040 8030 L 14283 8079 14575 8103 14405 8273 14210 8395 14016 8492 13772 8565 14040 8030 Z M 13748 6619 L 14332 6643 14162 6935 13967 6935 13772 6959 13724 6984 13699 7008 13675 7057 13675 7130 13724 7203 13845 7276 13967 7324 13724 7811 13456 7811 13432 7835 13456 7860 13480 7884 13651 7933 13310 8614 12896 8638 12872 8638 13018 8419 13140 8176 13359 7665 13553 7130 13748 6619 Z M 12872 6473 L 13359 6570 12945 7616 12702 8152 12434 8638 12434 8687 12166 8687 12264 8395 12507 7641 12750 6886 12872 6473 Z M 13821 3115 L 13578 3674 12921 3650 12872 3674 12823 3723 12823 3796 12872 3820 13140 3942 13432 4015 13164 4672 12872 4696 12823 4745 12799 4794 12823 4842 12872 4867 13042 4891 12750 5670 12483 6448 12045 7860 11826 8444 11753 8638 11704 8711 11777 8663 11729 8736 10999 8784 11120 8517 11218 8225 11364 7689 11607 6789 11753 6351 11899 5889 12118 5207 12337 4502 12556 3820 12799 3115 Z M 12434 3115 L 12288 3382 12142 3674 12045 3991 11948 4307 11777 4964 11607 5572 10536 8809 10342 8833 10488 8249 10585 7665 10950 6132 11120 5402 11315 4648 11388 4258 11437 3869 11485 3480 11485 3115 Z M 11169 3090 L 11072 3455 10974 3820 10804 4550 10658 5305 10512 6035 10342 6716 10147 7422 9977 8152 9904 8517 9855 8857 9490 8906 9539 8687 9539 8468 9514 8054 9539 7616 9563 7178 9685 6327 9758 5816 9855 5353 9977 4867 10098 4380 10171 4088 10244 3747 10293 3407 10293 3236 10269 3090 Z M 9149 3042 L 9952 3066 9879 3382 9831 3674 9782 3991 9709 4283 9490 5110 9393 5548 9320 5962 9222 6789 9125 7592 9125 7738 9125 7908 9149 8273 9149 8614 9125 8784 9076 8930 9052 8955 8906 8955 8517 9003 8638 8273 8736 7519 8857 6035 8955 5280 9052 4550 9149 3796 9149 3407 9149 3042 Z M 8006 2993 L 8809 3017 8784 3139 8784 3261 8784 3504 8784 3747 8760 3991 8687 4502 8590 4988 8517 5475 8395 6375 8298 7251 8200 8152 8079 9028 7957 9028 7981 8273 8006 7495 8103 5962 8127 5572 8103 5159 8054 4380 8030 3674 8030 3334 8006 2993 Z M 6959 2945 L 7081 2969 7714 2969 7641 3285 7592 3626 7592 3966 7616 4307 7665 5013 7689 5329 7689 5670 7665 6497 7592 7349 7543 8200 7543 8638 7543 9052 7081 9052 7130 8614 7178 8152 7178 7689 7178 7227 7154 6302 7081 5402 7008 4648 6935 3893 6935 3674 6959 3431 6959 3188 6959 2945 Z M 6570 2945 L 6546 3163 6521 3382 6497 3796 6521 4210 6619 5061 6716 6059 6740 6546 6765 7057 6765 7568 6765 8079 6716 8590 6643 9076 6473 9076 6473 8979 6448 8882 6400 8711 6351 8298 6302 7884 6229 7081 6181 6424 6108 5767 5913 4137 5864 3820 5816 3528 5743 3212 5645 2945 Z M 5013 2920 L 5475 2945 5451 3236 5475 3528 5524 4137 5718 5767 5791 6424 5840 7081 5889 7860 5986 8663 6010 8857 6035 9003 6083 9125 5913 9149 5962 9052 5962 8906 5864 8395 5718 7860 5572 7349 5451 6838 5207 5670 5086 5110 4940 4550 4721 3723 4526 2920 Z M 5572 9612 L 5791 9660 5621 9904 5499 10147 5426 10293 5378 10439 5329 10609 5353 10755 5378 10804 5402 10853 5402 10926 5426 10999 5451 11120 5499 11217 5305 11242 5110 11290 4988 11193 4940 11144 4867 11071 5037 10853 5159 10585 5353 10074 5451 9831 5572 9612 Z M 14016 11193 L 14040 11290 13845 11290 13724 11315 13651 11217 13772 11217 14016 11193 Z M 5864 10950 L 6083 11023 6302 11047 6692 11071 7397 11096 8079 11120 9490 11120 10877 11169 12288 11217 13188 11217 13261 11315 13310 11388 12872 11339 12434 11315 11534 11315 10634 11363 9733 11363 9247 11339 8736 11290 8225 11242 7738 11193 6862 11120 6424 11120 6205 11144 6010 11193 5986 11169 5864 10950 Z M 5572 12191 L 5499 12215 5402 12264 5329 12312 5256 12361 5232 12434 5183 12507 5183 12580 5207 12629 5232 12726 5305 12799 5378 12823 5475 12848 5572 12823 5670 12799 5767 12750 5840 12653 5864 12580 5889 12483 5864 12410 5816 12312 5743 12264 5670 12215 5572 12191 Z M 14040 12239 L 13967 12264 13918 12288 13797 12361 13724 12458 13699 12531 13675 12604 13699 12677 13724 12750 13797 12872 13918 12945 13967 12969 14113 12969 14186 12945 14308 12872 14381 12750 14405 12677 14405 12604 14405 12531 14381 12458 14308 12361 14186 12288 14113 12264 14040 12239 Z M 14089 11753 L 14235 11777 14381 11801 14502 11874 14600 11972 14673 12093 14746 12215 14770 12385 14794 12580 14770 12750 14721 12896 14648 13042 14551 13164 14405 13261 14259 13334 14089 13383 13870 13383 13651 13334 13480 13261 13334 13164 13237 13018 13164 12848 13164 12653 13213 12434 13286 12264 13359 12118 13480 11972 13602 11850 13602 11826 13675 11850 13748 11850 13797 11826 13845 11777 13918 11777 14089 11753 Z M 5475 11631 L 5524 11704 5597 11728 5645 11753 5743 11753 5840 11728 5937 11753 6010 11801 6083 11874 6132 11972 6181 12093 6229 12361 6229 12653 6181 12945 6132 13067 6083 13164 6010 13261 5937 13310 5840 13359 5743 13383 5645 13407 5548 13407 5353 13359 5159 13286 5013 13140 4867 12994 4769 12823 4721 12629 4721 12434 4745 12264 4818 12118 4915 11972 5037 11850 5159 11753 5329 11680 5475 11631 Z M 706 0 L 511 25 317 49 146 122 73 171 25 268 0 341 25 438 49 536 122 609 195 633 292 657 657 657 1047 682 1412 730 1777 755 3188 828 3212 998 3237 1144 3358 1460 3480 1777 3602 2069 3772 2701 3918 3309 4210 4550 5329 9076 5329 9101 5159 9344 5037 9563 4842 9928 4696 10317 4526 10634 4453 10780 4380 10950 4356 10999 4380 11047 4404 11144 4429 11217 4453 11315 4526 11412 4672 11607 4502 11801 4380 12045 4307 12288 4283 12556 4283 12726 4307 12872 4356 13018 4429 13140 4502 13261 4575 13383 4696 13480 4818 13578 4940 13651 5061 13724 5207 13772 5353 13797 5499 13821 5791 13821 5937 13797 6108 13748 6254 13675 6375 13553 6473 13432 6570 13286 6619 13140 6667 12969 6692 12799 6692 12629 6692 12434 6667 12264 6619 12093 6570 11923 6497 11777 6424 11631 6327 11509 6862 11534 7373 11534 8371 11631 9368 11728 9831 11753 10293 11753 11218 11704 11704 11680 12166 11680 12629 11704 13091 11753 12921 11996 12799 12264 12750 12434 12702 12580 12702 12726 12702 12872 12750 13018 12799 13140 12848 13261 12945 13383 13042 13480 13140 13553 13261 13626 13407 13699 13553 13748 13699 13797 13845 13821 14016 13821 14283 13797 14502 13748 14697 13651 14867 13505 14989 13359 15086 13164 15159 12969 15208 12750 15208 12531 15184 12337 15159 12118 15086 11923 14989 11728 14867 11582 14721 11436 14551 11339 14405 11144 14648 11120 14989 11120 15062 11071 15086 10999 15111 10926 15086 10853 15062 10780 14989 10707 14892 10682 14648 10682 14429 10707 13967 10780 12653 10780 11339 10755 10050 10707 8760 10707 7495 10731 7081 10707 6643 10682 6229 10634 5816 10634 5864 10439 5913 10269 6035 9977 6059 9831 6083 9709 6400 9709 6716 9685 7300 9660 7860 9636 8395 9612 9466 9514 10512 9417 11558 9368 12604 9295 13140 9247 13651 9174 13991 9125 14332 9003 14624 8833 14916 8614 15062 8492 15159 8322 15257 8152 15354 7957 15500 7592 15646 7227 15914 6546 15987 6546 16011 6521 16035 6497 16035 6473 16011 6424 15987 6424 16303 5816 16327 5767 16352 5743 16376 5670 17009 4550 17325 3991 17641 3431 17666 3334 17641 3236 17690 2945 17690 2799 17690 2677 17641 2555 17568 2458 17495 2361 17398 2288 17301 2215 17155 2166 16984 2117 16790 2069 16376 2069 15597 2093 14283 2093 13651 2069 12994 2020 11753 1923 10488 1898 9222 1874 7981 1874 7032 1850 6083 1825 5159 1801 4210 1801 4112 1509 3991 1241 3942 998 3845 633 3796 463 3723 292 3650 195 3577 146 3529 146 2604 122 1655 73 901 0 Z N">
            <draw:equation draw:name="f0" draw:formula="logwidth"/>
            <draw:equation draw:name="f1" draw:formula="logheight"/>
          </draw:enhanced-geometry>
        </draw:custom-shape>
        <draw:custom-shape draw:name="Google Shape;328;p39" draw:style-name="gr5" draw:text-style-name="P25" draw:layer="layout" svg:width="1.08cm" svg:height="0.878cm" svg:x="5.645cm" svg:y="9.125cm">
          <text:p/>
          <draw:enhanced-geometry draw:mirror-horizontal="false" draw:mirror-vertical="false" svg:viewBox="0 0 0 0" drawooo:sub-view-size="17813 14479" draw:text-areas="0 0 ?f0 ?f1" draw:type="ooxml-non-primitive" draw:enhanced-path="M 9904 1387 L 10074 1412 10245 1460 10391 1509 10464 1558 10537 1631 10610 1777 9880 1728 9150 1704 7057 1728 7082 1606 7179 1509 7276 1436 7422 1412 7568 1387 7714 1387 7982 1412 8980 1412 9344 1387 Z M 9393 414 L 9880 463 10123 511 10342 560 10561 633 10756 730 10926 852 11072 974 11194 1144 11291 1339 11364 1558 11364 1825 10999 1801 10999 1679 10975 1582 10926 1485 10877 1387 10707 1217 10537 1095 10293 1022 10050 974 9807 949 9539 925 9004 974 8493 998 8152 998 7787 974 7593 974 7422 998 7252 1047 7082 1095 6911 1217 6790 1363 6741 1460 6692 1558 6692 1631 6692 1728 6181 1728 6206 1436 6230 1290 6303 1168 6425 998 6571 876 6765 779 6936 706 7301 584 7690 487 8079 438 8493 414 Z M 17131 2336 L 17179 2604 16839 2945 16790 2482 16936 2336 Z M 17179 2969 L 17155 3431 16888 3577 16888 3455 16863 3310 17009 3188 17131 3042 17179 2969 Z M 17155 3626 L 17155 4064 16936 4234 16912 3869 17033 3747 17155 3626 Z M 17155 4258 L 17179 4599 16912 4769 16936 4526 17155 4258 Z M 1509 2093 L 2045 2117 4332 2190 5524 2239 6741 2239 9150 2215 9734 2215 10293 2239 11437 2312 12581 2385 13165 2409 13724 2409 14819 2361 15379 2361 15914 2336 16450 2361 16304 2458 16133 2555 15987 2653 15914 2726 15841 2799 15817 2872 15793 2969 15817 3018 15866 3042 15963 3042 16036 3018 16206 2920 16523 2677 16571 2653 16644 3091 16596 3139 16133 3407 15939 3577 15866 3674 15793 3772 15793 3820 15793 3869 15841 3893 15890 3893 16085 3820 16304 3723 16498 3601 16669 3455 16693 3699 16158 4039 15963 4185 15744 4356 15647 4453 15574 4575 15525 4672 15525 4794 15549 4818 15574 4842 15647 4867 15744 4818 15841 4769 15987 4599 16255 4356 16547 4137 16693 4039 16693 4404 16255 4672 16036 4818 15841 4964 15647 5134 15574 5232 15525 5329 15525 5378 15549 5402 15574 5426 15622 5426 15744 5378 15866 5329 16109 5159 16571 4818 16669 4745 16669 4745 16644 4964 16328 5207 16133 5378 15914 5572 15817 5694 15744 5791 15695 5913 15720 6035 15403 6083 15136 6108 14089 6108 13554 6059 13019 6059 11340 6108 10318 6108 10001 6156 9928 5962 9831 5791 9709 5670 9539 5548 9417 5499 9296 5475 9028 5426 8882 5451 8761 5451 8615 5499 8517 5548 8420 5572 8323 5597 8225 5645 8128 5718 8055 5816 7982 5913 7933 6059 7885 6205 7568 6229 7228 6229 6546 6205 5865 6181 5524 6156 5208 6181 4551 6205 3918 6205 3310 6181 2994 6156 2677 6108 2385 6035 2118 5962 1850 5840 1631 5718 1412 5548 1242 5329 1096 5110 974 4818 901 4477 877 4137 901 3796 926 3455 974 2774 974 2434 950 2093 Z M 17155 5767 L 17106 5864 17033 5986 16961 6083 16863 6181 16717 6302 16523 6400 16523 6400 16669 6229 17155 5767 Z M 877 2093 L 804 2434 755 2799 707 3164 682 3553 682 3918 707 4283 780 4648 853 4988 950 5232 1072 5426 1242 5621 1412 5767 1607 5913 1801 6035 2045 6132 2264 6205 2580 6302 2896 6351 3213 6351 3553 6375 4210 6327 4843 6302 5695 6254 6108 6254 6546 6278 7203 6327 7544 6327 7860 6302 7836 6521 7812 6521 6133 6546 4454 6570 2921 6546 2142 6546 1753 6521 1388 6473 1242 6424 1096 6351 974 6254 877 6132 780 6010 731 5864 609 5548 536 5207 512 4867 488 4234 463 3577 488 2896 488 2531 463 2312 439 2142 877 2093 Z M 17179 4842 L 17204 4964 17204 5183 17204 5378 16888 5597 16571 5864 16401 5986 16206 6132 16133 6229 16060 6327 16012 6424 15987 6521 15744 6546 15209 6570 14673 6546 14138 6521 13603 6521 11778 6546 10488 6546 10269 6570 10074 6619 10050 6327 10415 6351 10780 6327 11510 6302 12459 6254 13384 6254 13968 6278 14552 6302 15428 6302 15720 6254 15963 6205 16158 6132 16328 6010 16450 5889 16571 5743 16669 5572 16766 5402 16815 5207 17179 4842 Z M 9174 5937 L 9296 5986 9417 6059 9515 6181 9588 6351 9612 6521 9612 6692 9612 6911 9588 7105 9515 7300 9442 7470 9320 7592 9247 7665 9174 7689 9077 7714 8834 7714 8736 7689 8615 7641 8517 7568 8444 7495 8371 7422 8323 7349 8298 7251 8274 7057 8250 6862 8274 6692 8323 6302 8371 6108 8396 6035 8444 5962 8542 5986 8858 5937 Z M 8493 0 L 7958 49 7422 122 7179 195 6936 268 6692 365 6449 487 6303 584 6157 706 6035 852 5938 1022 5841 1193 5792 1387 5792 1558 5841 1728 4332 1704 3188 1655 2045 1606 853 1606 609 1631 366 1679 147 1752 74 1801 50 1825 1 1923 1 2020 50 2117 25 2336 25 2580 25 3042 1 3869 1 4258 25 4672 50 4988 98 5329 171 5645 269 5962 220 6010 220 6083 171 7251 147 8419 147 10731 147 11169 123 11582 50 12410 25 12775 25 13140 50 13310 98 13505 147 13675 220 13845 317 13991 415 14113 561 14210 707 14283 877 14356 1047 14405 1412 14454 1801 14478 2191 14454 2848 14405 3894 14332 4940 14308 7009 14235 9369 14210 11729 14235 12824 14283 13919 14332 15014 14356 16279 14356 16450 14332 16620 14283 16766 14235 16888 14162 17009 14089 17131 14016 17228 13918 17398 13675 17544 13407 17642 13091 17690 12750 17739 12337 17763 11631 17812 9733 17812 8760 17812 7860 17763 7154 17739 6911 17715 6765 17690 6692 17642 6643 17569 6619 17520 6619 17447 6643 17398 6667 17350 6692 17325 6740 17228 6765 17155 6813 16985 6959 16839 7130 16717 7276 16547 7495 16401 7762 16328 7908 16255 8054 16231 8176 16206 8322 16231 8371 16255 8395 16304 8395 16401 8346 16498 8273 16644 8103 16766 7884 16888 7689 17106 7373 17350 7057 17398 7762 17301 7787 17179 7811 17082 7884 16985 7957 16790 8152 16669 8322 16450 8590 16231 8882 16109 9101 16060 9198 16036 9271 16060 9320 16060 9393 16109 9417 16182 9417 16255 9368 16352 9271 16523 9028 16620 8882 16815 8638 16985 8419 17204 8200 17398 8006 17423 8468 17252 8565 17106 8687 16839 8955 16669 9149 16498 9368 16352 9587 16304 9709 16255 9831 16255 9879 16279 9904 16304 9928 16352 9928 16450 9879 16547 9806 16693 9660 16839 9514 16961 9320 17423 8784 17423 9076 17423 9101 17082 9441 16742 9806 16425 10123 16304 10293 16255 10366 16206 10463 16206 10512 16231 10536 16255 10561 16304 10561 16401 10512 16474 10463 16620 10293 16888 9977 17155 9612 17423 9222 17423 9928 17398 9928 16961 10293 16766 10488 16547 10682 16377 10853 16231 11047 16158 11145 16109 11266 16085 11388 16085 11485 16133 11534 16206 11558 16304 11509 16377 11461 16547 11291 16669 11096 16790 10926 17423 10196 17423 10755 17033 11096 16669 11436 16498 11607 16352 11777 16231 11972 16182 12093 16158 12191 16158 12239 16182 12288 16279 12288 16352 12239 16450 12166 16596 11996 16888 11655 17423 10999 17398 11485 17301 11582 17204 11680 17009 11899 16863 12045 16693 12191 16328 12410 16158 12556 15914 12750 15817 12848 15768 12969 15744 13018 15744 13067 15768 13115 15817 13164 15866 13213 15939 13188 16012 13164 16085 13140 16377 12872 16693 12653 17058 12361 17228 12191 17398 12020 17374 12312 17228 12385 17082 12507 16815 12726 16620 12921 16401 13115 16182 13359 16109 13456 16036 13578 16036 13626 16036 13675 16085 13699 16133 13699 16255 13651 16352 13602 16547 13432 16888 13067 17301 12677 17350 12629 17350 12629 17301 12969 17204 13286 17131 13456 17033 13578 16936 13699 16815 13797 16669 13894 16474 13967 16279 13991 15671 13991 15282 13943 14162 13894 13043 13821 11924 13797 10780 13772 8517 13772 6279 13797 4016 13870 3651 13894 3237 13943 2410 14016 1996 14040 1582 14016 1193 13943 1023 13894 828 13821 755 13772 682 13699 609 13626 561 13529 512 13334 488 13115 463 12896 488 12677 536 12288 585 11412 609 10561 609 9563 634 8565 634 7543 609 6546 731 6667 853 6765 999 6862 1144 6911 1315 6959 1485 6984 1290 7154 1193 7227 1096 7324 1047 7373 1023 7446 1047 7495 1096 7543 1169 7592 1217 7592 1242 7568 1363 7470 1509 7349 1704 7154 1826 7008 2020 7032 2264 7032 2093 7154 1850 7349 1753 7446 1680 7543 1655 7641 1680 7714 1753 7738 1850 7714 1947 7665 2045 7568 2239 7373 2410 7203 2580 7032 2775 7032 2726 7081 2483 7276 2361 7397 2288 7519 2264 7568 2264 7641 2288 7689 2312 7738 2361 7762 2410 7787 2458 7787 2531 7762 2653 7665 2848 7470 3042 7251 3140 7154 3188 7057 3505 7057 3261 7203 3067 7349 2969 7446 2921 7543 2896 7616 2896 7665 2921 7714 2945 7738 2994 7762 3042 7787 3091 7762 3164 7738 3310 7568 3456 7397 3748 7057 4186 7057 4040 7154 3870 7324 3724 7495 3699 7568 3699 7616 3724 7665 3772 7714 3845 7738 3894 7738 3967 7714 4016 7665 4137 7495 4259 7324 4332 7203 4381 7057 4624 7057 4502 7154 4405 7300 4332 7422 4259 7543 4259 7616 4283 7665 4308 7714 4356 7762 4405 7787 4454 7787 4527 7762 4575 7738 4600 7689 4746 7495 4867 7300 4965 7178 5038 7032 5354 7032 5208 7178 5062 7373 4989 7470 4940 7592 4940 7641 4940 7665 4989 7762 5086 7787 5135 7787 5159 7762 5257 7689 5330 7616 5451 7422 5670 7032 6011 7032 5889 7130 5719 7300 5573 7495 5549 7568 5573 7616 5597 7665 5646 7714 5695 7738 5743 7738 5816 7714 5865 7665 6060 7349 6157 7178 6230 7032 6936 7008 6936 7008 6765 7154 6619 7276 6449 7422 6303 7592 6279 7641 6254 7714 6279 7762 6303 7811 6352 7835 6400 7860 6473 7835 6522 7811 6790 7470 6911 7251 7009 7032 7009 7008 7398 7008 7252 7130 7106 7276 6984 7446 6887 7616 6863 7689 6887 7738 6911 7787 6960 7835 7009 7860 7057 7860 7130 7835 7179 7787 7398 7397 7617 7008 7812 7008 7812 7081 7690 7251 7568 7446 7520 7568 7471 7665 7471 7762 7495 7811 7544 7860 7593 7884 7666 7908 7739 7884 7787 7835 7836 7762 7933 7519 8031 7665 8152 7835 8274 7957 8444 8054 8615 8127 8785 8176 9004 8200 9198 8152 9393 8079 9563 7981 9709 7860 9807 7714 9904 7543 9977 7373 10026 7178 10050 6984 10415 7032 10293 7130 10172 7227 10026 7397 9928 7616 9904 7665 9928 7738 9977 7762 10026 7811 10099 7811 10147 7787 10220 7762 10245 7689 10342 7519 10439 7349 10488 7203 10512 7057 11048 7057 10926 7178 10829 7300 10756 7446 10683 7592 10683 7641 10683 7665 10707 7714 10756 7714 10829 7738 10877 7714 10902 7689 10999 7543 11096 7373 11267 7057 11534 7032 11340 7300 11242 7446 11169 7592 11169 7665 11194 7714 11218 7762 11267 7787 11388 7787 11437 7762 11461 7714 11632 7373 11778 7032 12191 7032 12021 7227 11948 7349 11875 7470 11851 7592 11851 7641 11875 7714 11924 7738 11972 7762 12021 7738 12070 7689 12143 7592 12240 7349 12386 7032 12775 7008 12654 7130 12556 7276 12459 7397 12386 7568 12386 7616 12410 7665 12435 7689 12483 7714 12581 7714 12605 7689 12654 7641 12702 7470 12775 7300 12970 7008 13384 7008 13165 7276 12994 7568 12970 7641 12994 7714 13043 7762 13116 7787 13189 7762 13238 7714 13408 7373 13578 7008 13919 7008 13676 7300 13457 7592 13432 7665 13432 7714 13457 7738 13505 7787 13554 7811 13603 7811 13651 7787 13700 7738 13943 7397 14041 7203 14089 7008 14357 7032 14211 7178 14065 7349 13943 7519 13846 7714 13846 7787 13846 7860 13895 7884 13943 7908 14016 7933 14065 7908 14138 7860 14162 7811 14260 7616 14357 7446 14576 7105 14576 7081 14576 7032 15014 7057 14795 7203 14625 7397 14552 7495 14479 7616 14454 7738 14430 7860 14430 7908 14454 7957 14503 7981 14552 8006 14649 8006 14673 7981 14722 7933 14819 7689 14941 7470 15160 7057 15720 7032 15622 7130 15476 7251 15379 7397 15282 7543 15209 7714 15184 7787 15209 7860 15257 7908 15330 7933 15403 7957 15452 7957 15525 7933 15574 7860 15647 7714 15744 7568 15963 7300 16060 7154 16133 7081 16158 6984 16450 6935 16693 6838 16474 7008 16279 7178 16158 7300 16036 7446 15939 7592 15866 7762 15866 7835 15890 7884 15914 7933 15963 7957 16085 7957 16133 7933 16182 7884 16352 7616 16547 7373 16766 7105 16863 6984 16936 6838 16961 6813 16936 6789 16912 6740 17082 6643 17252 6497 17374 6327 17496 6156 17593 5962 17642 5743 17690 5499 17690 5256 17690 4842 17666 4429 17642 3991 17642 3577 17690 2945 17690 2628 17642 2312 17690 2239 17739 2166 17763 2069 17715 1971 17666 1898 17569 1850 17423 1825 17252 1801 16912 1801 16571 1825 16279 1850 14649 1850 14089 1874 13530 1923 12946 1898 12362 1898 11802 1850 11778 1533 11729 1266 11632 1022 11486 803 11315 633 11121 463 10902 341 10658 244 10415 171 10147 98 9855 49 9588 25 9004 0 Z N">
            <draw:equation draw:name="f0" draw:formula="logwidth"/>
            <draw:equation draw:name="f1" draw:formula="logheight"/>
          </draw:enhanced-geometry>
        </draw:custom-shape>
        <draw:custom-shape draw:name="Google Shape;329;p39" draw:style-name="gr5" draw:text-style-name="P25" draw:layer="layout" svg:width="0.975cm" svg:height="0.984cm" svg:x="7.335cm" svg:y="9.054cm">
          <text:p/>
          <draw:enhanced-geometry draw:mirror-horizontal="false" draw:mirror-vertical="false" svg:viewBox="0 0 0 0" drawooo:sub-view-size="16084 16230" draw:text-areas="0 0 ?f0 ?f1" draw:type="ooxml-non-primitive" draw:enhanced-path="M 9538 1095 L 9441 1120 9344 1144 9246 1217 9198 1290 9149 1412 9149 1509 9149 1606 9198 1704 9246 1801 9344 1850 9441 1898 9514 1923 9563 1923 9709 1898 9830 1825 9903 1704 9952 1606 9976 1485 9952 1363 9879 1266 9782 1168 9660 1120 9538 1095 Z M 10804 1582 L 10731 1606 10658 1631 10585 1655 10512 1704 10463 1777 10439 1850 10414 1923 10390 1996 10414 2069 10439 2142 10463 2215 10512 2288 10585 2336 10658 2361 10731 2385 10804 2409 10877 2385 10950 2361 11023 2336 11096 2288 11144 2215 11169 2142 11193 2069 11217 1996 11193 1923 11169 1850 11144 1777 11096 1704 11023 1655 10950 1631 10877 1606 10804 1582 Z M 11899 2166 L 11826 2190 11728 2215 11655 2239 11607 2288 11558 2361 11534 2434 11509 2580 11534 2726 11558 2799 11607 2872 11655 2920 11728 2945 11826 2969 11899 2993 11996 2969 12069 2945 12142 2920 12215 2872 12239 2799 12288 2726 12312 2580 12288 2434 12239 2361 12215 2288 12142 2239 12069 2215 11996 2190 11899 2166 Z M 9757 2409 L 9660 2434 9563 2458 9490 2507 9417 2580 9368 2653 9344 2750 9319 2847 9344 2945 9392 3042 9465 3139 9538 3188 9636 3237 9757 3261 9855 3237 9976 3188 10049 3139 10074 3115 10122 3066 10171 2969 10220 2847 10220 2774 10220 2701 10171 2628 10147 2555 10074 2507 10001 2458 9879 2434 9757 2409 Z M 10950 2750 L 10877 2774 10804 2823 10755 2872 10706 2920 10658 2993 10633 3066 10633 3139 10633 3212 10658 3285 10706 3358 10755 3407 10804 3456 10877 3504 10950 3529 11120 3529 11193 3504 11242 3456 11315 3407 11363 3358 11388 3285 11412 3212 11436 3139 11412 3066 11388 2993 11363 2920 11315 2872 11242 2823 11193 2774 11120 2750 Z M 9855 3626 L 9757 3650 9709 3699 9636 3748 9587 3796 9563 3869 9538 3942 9514 4040 9538 4113 9563 4186 9587 4259 9636 4307 9709 4356 9757 4405 9855 4429 10001 4429 10074 4405 10147 4356 10220 4307 10268 4259 10293 4186 10317 4113 10341 4040 10317 3942 10293 3869 10268 3796 10220 3748 10147 3699 10074 3650 10001 3626 Z M 8784 341 L 8881 390 9003 414 9271 438 9538 463 9782 511 10171 584 10512 706 10877 852 11217 1022 11582 1217 11899 1460 12191 1704 12483 1971 12726 2263 12994 2555 13480 3188 13261 3358 13042 3529 12556 3821 12580 3723 12580 3626 12556 3553 12507 3480 12458 3431 12410 3383 12337 3334 12239 3310 12093 3310 11996 3334 11923 3383 11874 3431 11826 3480 11777 3553 11753 3626 11753 3723 11777 3845 11826 3967 11923 4064 12045 4113 11388 4453 11412 4380 11412 4283 11388 4210 11363 4137 11266 4040 11169 3967 11023 3942 10901 3942 10804 3991 10706 4040 10682 4088 10658 4113 10633 4161 10585 4259 10585 4332 10585 4405 10609 4526 10706 4623 10779 4696 10901 4745 10463 5037 10049 5329 10074 5207 10049 5110 10025 5013 9952 4915 9879 4867 9782 4818 9587 4818 9490 4842 9417 4891 9344 4964 9295 5037 9271 5110 9246 5207 9246 5232 9271 5378 9344 5475 9417 5572 9538 5621 9611 5645 9246 5864 8881 6059 8906 5791 8881 5524 8857 4988 8857 4721 8906 4721 8954 4696 9003 4648 9052 4599 9076 4502 9076 4405 9027 4332 8979 4283 8930 4234 8857 4234 8857 3748 8979 3748 9076 3699 9149 3626 9198 3529 9198 3431 9173 3334 9125 3237 9052 3188 8979 3139 8881 3139 8881 2726 8833 2288 8906 2312 8979 2312 9027 2288 9100 2263 9125 2190 9149 2117 9149 2044 9125 1971 9076 1923 9027 1874 8979 1850 8833 1850 8784 1874 8760 1655 8735 1314 8735 998 8784 341 Z M 8638 0 L 8565 25 8516 73 8443 219 8395 365 8346 511 8346 682 8322 1022 8346 1339 8395 2117 8443 2896 8443 3334 8443 3772 8395 4648 8419 5475 8443 5889 8419 6302 8370 6400 8395 6473 8443 6546 8468 6570 8541 6570 8589 6594 8662 6594 8735 6570 8784 6521 8979 6473 9149 6424 9490 6254 9806 6059 10122 5840 10731 5378 11023 5159 11339 4964 11996 4599 12702 4234 13018 4040 13358 3821 13650 3577 13942 3310 13967 3261 13991 3188 13991 3139 13967 3091 13894 2993 13845 2969 13796 2945 13602 2604 13358 2288 13115 1996 12823 1704 12507 1436 12191 1168 11874 949 11558 755 11193 560 10804 390 10439 268 10025 146 9733 73 9392 25 9222 0 9052 0 8906 49 8760 98 8711 25 8638 0 Z M 11169 6278 L 11144 6521 11144 6765 11144 7300 10147 7276 9855 7251 10195 7032 10536 6789 11169 6278 Z M 11826 5767 L 11801 6010 11801 6229 11753 6765 11753 7057 11753 7324 11436 7324 11436 7081 11388 6838 11363 6497 11315 6327 11266 6181 11461 6035 11826 5767 Z M 12507 5329 L 12507 5743 12507 6132 12458 6716 12434 7324 12166 7324 12166 7008 12166 6716 12166 6108 12166 5840 12142 5718 12118 5572 12507 5329 Z M 13261 4915 L 13285 5159 13310 5426 13358 5937 13383 6643 13407 6984 13456 7324 12945 7324 12921 7251 12872 7203 12872 6667 12896 6132 12921 5913 12896 5645 12872 5402 12823 5280 12775 5183 13261 4915 Z M 14088 4502 L 14040 4672 14015 4842 14015 5037 14040 5232 14064 5597 14088 5937 14088 6278 14064 6643 14064 6984 14088 7154 14113 7324 13748 7324 13796 6984 13796 6619 13748 5937 13723 5645 13699 5353 13650 5037 13553 4769 14088 4502 Z M 14964 4113 L 14940 4137 14891 4526 14891 4915 14891 5694 14867 6083 14843 6497 14818 6911 14818 7324 14551 7324 14551 7300 14502 7130 14502 6959 14502 6619 14526 5937 14526 5718 14502 5524 14453 5086 14429 4721 14429 4550 14356 4380 14964 4113 Z M 15329 5013 L 15354 5134 15500 5670 15597 6229 15621 6497 15621 6765 15597 7057 15573 7324 15402 7300 15208 7300 15256 7130 15281 6959 15305 6594 15329 5864 15329 5013 Z M 14940 3529 L 14891 3553 14843 3553 14843 3602 14794 3626 13918 4015 13067 4453 12239 4915 11826 5159 11436 5426 11071 5694 10706 5962 10001 6521 9636 6765 9246 7008 8833 7178 8638 7276 8419 7324 8346 7349 8297 7397 8273 7446 8249 7519 8249 7568 8273 7641 8297 7689 8346 7738 8468 7787 8614 7762 8687 7738 8833 7714 8979 7738 9149 7714 9660 7738 10147 7762 11169 7811 12166 7835 13164 7811 14186 7835 14599 7860 15086 7908 15329 7908 15548 7884 15767 7860 15962 7787 16011 7738 16059 7665 16059 7592 16035 7519 16084 6959 16084 6424 16011 5864 15913 5329 15792 4867 15694 4575 15597 4307 15451 4040 15305 3821 15232 3723 15135 3650 15037 3577 14940 3529 Z M 7324 1168 L 7300 1363 7275 1582 7300 1971 7348 2653 7373 2993 7397 3334 7397 4794 7397 6254 7397 6789 7373 7324 7397 7884 7446 8127 7494 8395 7470 8444 7519 8492 7567 8565 7640 8614 7786 8614 8078 8663 9003 8663 9952 8736 10414 8760 10901 8784 11899 8760 12872 8736 13869 8711 14867 8736 14794 9052 14721 9368 14697 9685 14672 10025 14648 10293 14599 10536 14526 10780 14453 11023 14356 11266 14234 11485 13967 11923 13699 12337 13383 12750 12775 13529 12580 13748 12385 13943 12166 14113 11947 14283 11485 14575 10998 14819 10536 15062 10074 15257 9587 15403 9100 15549 8614 15646 8127 15695 7616 15719 7105 15695 6618 15622 6132 15524 5669 15378 5207 15184 4745 14989 4331 14746 3893 14502 3504 14235 3090 13943 2725 13626 2360 13310 2020 12945 1728 12580 1436 12191 1192 11777 973 11339 803 10901 657 10463 560 10001 487 9539 462 9076 438 8614 462 8152 511 7689 560 7251 633 6789 754 6327 876 5864 1022 5426 1192 4988 1411 4575 1655 4210 1947 3821 2263 3456 2604 3139 2969 2823 3358 2531 3772 2263 4185 1996 4575 1752 4891 1582 5231 1460 5572 1387 5913 1314 6253 1266 6618 1217 7324 1168 Z M 7592 755 L 7519 779 7470 828 7008 803 6545 828 6107 876 5669 974 5231 1095 4818 1241 4404 1412 3991 1606 3601 1850 3212 2093 2847 2361 2506 2653 2166 2969 1849 3285 1557 3626 1265 3991 1046 4332 852 4721 681 5110 535 5524 414 5962 292 6375 146 7203 73 7641 24 8054 0 8468 0 8906 24 9320 73 9733 122 10171 219 10585 341 11023 487 11437 681 11826 900 12215 1119 12604 1387 12969 1679 13310 1995 13626 2312 13943 2652 14235 3017 14527 3382 14770 3772 15013 4161 15232 4550 15451 4964 15622 5377 15792 5791 15938 6229 16060 6667 16133 7105 16206 7543 16230 8005 16230 8443 16206 8906 16157 9368 16035 9830 15914 10293 15743 10731 15573 11169 15354 11582 15135 11996 14892 12385 14624 12750 14332 13091 13991 13407 13626 13699 13237 13991 12848 14502 12069 14721 11680 14916 11291 15037 10877 15086 10658 15135 10439 15208 9563 15281 9149 15329 8930 15378 8711 15402 8687 15427 8638 15451 8565 15451 8492 15451 8419 15402 8371 15378 8322 15305 8273 15232 8249 14672 8225 14137 8225 13067 8249 11972 8273 10901 8298 10414 8273 9952 8249 9003 8200 8492 8152 8224 8127 7957 8152 7957 7738 7932 7300 7884 6448 7859 5086 7835 3699 7835 3042 7786 2385 7738 2093 7713 1728 7713 1533 7713 1363 7738 1193 7786 1071 7811 998 7811 925 7786 852 7738 803 7665 779 7592 755 Z N">
            <draw:equation draw:name="f0" draw:formula="logwidth"/>
            <draw:equation draw:name="f1" draw:formula="logheight"/>
          </draw:enhanced-geometry>
        </draw:custom-shape>
        <draw:custom-shape draw:name="Google Shape;330;p39" draw:style-name="gr5" draw:text-style-name="P25" draw:layer="layout" svg:width="1.102cm" svg:height="0.812cm" svg:x="8.879cm" svg:y="9.178cm">
          <text:p/>
          <draw:enhanced-geometry draw:mirror-horizontal="false" draw:mirror-vertical="false" svg:viewBox="0 0 0 0" drawooo:sub-view-size="18177 13384" draw:text-areas="0 0 ?f0 ?f1" draw:type="ooxml-non-primitive" draw:enhanced-path="M 10877 4039 L 10755 4064 10707 4088 10634 4112 10609 4185 10561 4258 10536 4331 10536 4429 10561 4575 10585 4623 10634 4696 10707 4745 10780 4769 10828 4794 10999 4794 11047 4769 11169 4696 11266 4575 11291 4502 11291 4429 11291 4356 11266 4283 11169 4161 11120 4088 11047 4064 10950 4039 Z M 12361 3942 L 12288 3966 12215 4015 12142 4064 12093 4137 12045 4210 12020 4307 11996 4380 12020 4477 12045 4550 12093 4623 12142 4696 12215 4745 12288 4794 12361 4818 12531 4818 12629 4794 12702 4745 12750 4696 12823 4623 12848 4550 12872 4477 12896 4380 12872 4307 12848 4210 12823 4137 12750 4064 12702 4015 12629 3966 12531 3942 Z M 11534 5013 L 11412 5061 11315 5110 11242 5232 11218 5353 11242 5475 11315 5572 11412 5645 11534 5670 11655 5645 11753 5572 11826 5475 11850 5353 11826 5232 11753 5110 11655 5061 11534 5013 Z M 12312 5889 L 12239 5913 12166 5937 12093 5986 12045 6059 12020 6132 11996 6205 11996 6278 11996 6351 12020 6424 12045 6497 12093 6570 12166 6619 12239 6643 12312 6667 12458 6667 12531 6643 12604 6619 12677 6570 12726 6497 12750 6424 12775 6351 12799 6278 12775 6205 12750 6132 12726 6059 12677 5986 12604 5937 12531 5913 12458 5889 Z M 10950 5889 L 10853 5913 10780 5937 10707 5986 10634 6035 10585 6108 10536 6181 10512 6254 10488 6351 10512 6424 10536 6521 10585 6594 10634 6643 10707 6716 10780 6740 10853 6765 10950 6789 11023 6765 11120 6740 11193 6716 11242 6643 11315 6594 11339 6521 11364 6424 11388 6351 11364 6254 11339 6181 11315 6108 11242 6035 11193 5986 11120 5937 11023 5913 10950 5889 Z M 2799 6351 L 2628 6546 2507 6692 2166 7057 2117 6740 2093 6570 2044 6424 2799 6351 Z M 11558 6813 L 11461 6838 11388 6862 11315 6911 11242 6959 11169 7032 11145 7105 11120 7203 11096 7276 11120 7373 11145 7470 11169 7543 11242 7616 11315 7665 11388 7714 11461 7738 11655 7738 11728 7714 11801 7665 11874 7616 11947 7543 11972 7470 11996 7373 12020 7276 11996 7203 11972 7105 11947 7032 11874 6959 11801 6911 11728 6862 11655 6838 11558 6813 Z M 3918 6327 L 3845 6375 3553 6667 3285 6959 2726 7592 2434 7908 2263 8103 2117 8298 2166 7543 2239 7519 2312 7470 2482 7349 2726 7081 3066 6716 3212 6594 3310 6448 3358 6400 3358 6327 Z M 12312 7860 L 12239 7884 12166 7908 12093 7957 12045 8006 11996 8079 11972 8152 11947 8273 11972 8395 12045 8517 12142 8590 12215 8638 12458 8638 12556 8590 12629 8541 12653 8517 12726 8444 12750 8346 12775 8225 12726 8103 12653 7981 12556 7908 12483 7860 Z M 10974 7981 L 10877 8006 10804 8030 10682 8127 10609 8225 10561 8346 10585 8492 10609 8590 10682 8663 10755 8711 10853 8736 10853 8760 10999 8760 11145 8736 11218 8711 11266 8638 11339 8565 11364 8468 11388 8371 11364 8273 11339 8176 11291 8127 11218 8054 11145 8006 11047 7981 Z M 11704 8882 L 11631 8906 11558 8930 11485 8955 11437 9003 11364 9101 11339 9198 11315 9295 11315 9393 11364 9490 11437 9587 11510 9636 11607 9685 11850 9685 11899 9636 11996 9587 12045 9514 12093 9393 12093 9295 12093 9222 12069 9125 11996 9003 11923 8955 11850 8930 11777 8906 11704 8882 Z M 4112 6327 L 4745 6375 4721 6619 4721 6886 4648 6886 4477 6959 4380 7081 4161 7349 3431 8249 3091 8590 2750 8955 2409 9344 2239 9539 2117 9733 2117 8736 2239 8687 2385 8614 2507 8517 2628 8371 2823 8127 3018 7884 3577 7276 3869 6959 4161 6667 4210 6619 4234 6570 4234 6521 4210 6448 4185 6375 4112 6327 Z M 12239 9709 L 12166 9733 12093 9782 12020 9831 11972 9879 11947 9952 11923 10025 11923 10098 11923 10196 11947 10269 11972 10342 12020 10390 12093 10439 12166 10488 12239 10512 12385 10512 12483 10488 12531 10439 12604 10390 12653 10342 12677 10269 12702 10196 12726 10098 12702 10025 12677 9952 12653 9879 12604 9831 12531 9782 12483 9733 12385 9709 Z M 10950 9831 L 10853 9855 10755 9879 10658 9952 10609 10025 10561 10123 10561 10220 10561 10342 10585 10415 10634 10463 10755 10560 10828 10609 10950 10633 11047 10609 11145 10560 11266 10463 11291 10415 11315 10342 11339 10220 11315 10123 11291 10025 11218 9952 11145 9879 11047 9855 10950 9831 Z M 4696 7373 L 4672 8079 4575 8127 4477 8176 4404 8273 4331 8346 4088 8760 3723 9320 3529 9587 3310 9855 3139 9977 2969 10098 2604 10390 2434 10560 2263 10706 2142 10901 2069 11071 2117 10536 2117 10001 2336 9904 2555 9782 2750 9612 2945 9441 3310 9052 3626 8687 4015 8249 4380 7787 4550 7592 4696 7373 Z M 17033 6254 L 17009 6473 17009 6692 17033 7154 17009 7884 16984 8614 16936 9247 16911 9879 16911 10488 16936 11120 16376 11193 16425 10488 16449 9758 16473 8298 16473 7592 16449 6886 16449 6594 16425 6448 16400 6302 16717 6278 17033 6254 Z M 10147 3334 L 10415 3407 10682 3431 10950 3407 11242 3407 11218 3455 11218 3528 11242 3626 11266 3699 11315 3772 11388 3820 11485 3869 11607 3869 11704 3820 11801 3772 11850 3723 11874 3650 11899 3528 11874 3431 11874 3382 12823 3382 12823 3626 12848 3820 12896 4380 12969 4940 12994 5499 12994 6059 12945 7397 12896 8711 12896 9320 12896 9928 12896 11120 12458 11096 12020 11096 12020 11023 12020 10925 11996 10852 11947 10779 11899 10731 11850 10682 11777 10633 11704 10609 11534 10609 11461 10633 11388 10682 11339 10731 11291 10779 11242 10852 11218 10925 11218 11023 11242 11120 10853 11144 10463 11217 10415 10852 10366 10488 10342 9758 10317 8322 10317 7251 10293 6716 10269 6205 10171 4502 10147 3699 10147 3334 Z M 16035 6302 L 16035 6448 16035 6594 16060 6886 16060 7592 16035 8298 16011 9028 15962 9758 15938 10488 15938 10852 15962 11217 15719 11217 15743 11169 15768 10852 15768 10536 15743 10220 15743 9904 15743 9198 15743 8517 15695 7884 15622 7251 15622 7008 15622 6765 15670 6302 Z M 15354 6302 L 15281 6546 15257 6813 15232 7081 15232 7349 15305 7884 15354 8395 15354 8760 15354 9149 15330 9904 15305 10220 15305 10585 15330 10925 15378 11071 15427 11242 15208 11242 15232 11193 15232 11120 15184 10755 15135 10366 15086 9636 15062 8882 15013 8127 14989 7543 14989 6959 14989 6789 15013 6619 15038 6473 15038 6302 Z M 4575 10633 L 4575 10950 4599 11290 4429 11242 4258 11217 3893 11217 4088 11047 4283 10852 4575 10633 Z M 4648 8711 L 4648 8882 4599 9952 4550 9952 4477 10001 4404 10074 4283 10196 3942 10536 3626 10828 3480 10974 3358 11169 3334 11242 3237 11242 2653 11266 2044 11315 2044 11315 2069 11144 2093 11193 2142 11217 2190 11242 2239 11217 2409 11120 2555 11023 2823 10779 3261 10415 3650 10050 3845 9831 4039 9612 4356 9125 4648 8711 Z M 6035 536 L 6327 560 6619 584 7203 584 7592 609 8346 609 8736 560 8663 803 8638 1047 8638 1436 8638 1971 8687 2531 8711 3066 8711 3626 8687 4575 8711 5499 8760 7373 8833 9271 8857 11144 7178 11144 6911 11169 6643 11169 6400 11217 6156 11315 6132 11023 6132 10731 6132 10147 6059 8711 6035 7933 6035 7178 6083 6424 6132 5645 6229 4210 6254 3480 6254 3115 6229 2750 6035 1485 6035 1241 6035 1022 6035 536 Z M 14721 6327 L 14624 6497 14600 6716 14575 6959 14551 7203 14575 7665 14600 8006 14673 9612 14721 10439 14770 10828 14843 11242 14843 11266 14600 11290 14381 11339 14454 10755 14502 10171 14502 9587 14478 9003 14429 7689 14405 7008 14356 6375 14721 6327 Z M 12361 2871 L 11680 2920 10901 2944 10512 2944 10147 2993 10074 3042 10025 3090 10001 3090 9904 3139 9831 3212 9806 3334 9782 3455 9758 3723 9782 3918 9782 4429 9806 4940 9855 5937 9879 7032 9904 8127 9928 9758 9952 10560 10001 10974 10050 11363 10025 11388 10001 11436 10001 11534 10025 11631 10074 11655 10123 11680 10171 11680 10244 11704 10317 11704 10585 11728 10853 11704 11364 11655 12142 11631 12921 11607 12969 11655 13042 11680 13091 11704 13164 11680 13237 11655 13286 11607 13334 11558 13359 11461 13383 10877 13383 10293 13359 9685 13359 9101 13432 6619 13432 6059 13432 5524 13407 4964 13334 4404 13213 3723 13188 3480 13188 3212 13213 3139 13188 3042 13140 2969 13042 2920 12896 2871 Z M 3188 5816 L 2823 5840 2458 5864 2093 5937 1923 5986 1752 6035 1679 6059 1631 6083 1631 6108 1582 6181 1582 6278 1606 6351 1655 6400 1704 7032 1704 7665 1704 8930 1606 11461 1631 11558 1655 11631 1728 11655 1801 11680 1947 11728 2117 11753 2434 11753 2750 11728 3066 11704 3942 11704 4356 11728 4575 11728 4794 11704 4891 11680 4964 11655 5013 11582 5013 11509 4988 11169 4964 10852 4988 10196 5037 8882 5086 7178 5110 6692 5110 6448 5086 6205 5061 6132 5037 6035 4988 5962 4915 5889 4818 5864 3991 5816 Z M 5889 25 L 5816 49 5743 98 5670 219 5621 341 5548 609 5524 901 5524 1193 5548 1509 5572 1801 5670 2361 5718 2750 5743 3139 5743 3528 5718 3918 5694 4672 5621 5475 5572 6278 5548 7081 5524 7908 5548 8711 5645 10293 5645 10925 5670 11242 5718 11558 5743 11631 5767 11680 5816 11728 5986 11728 6108 11680 6351 11728 6619 11753 8030 11753 8857 11728 8955 11704 9028 11680 9149 11680 9271 11655 9320 11607 9344 11582 9368 11509 9393 11436 9368 9563 9295 7714 9222 5840 9198 4915 9198 3991 9198 3431 9174 2871 9125 2312 9076 1752 9052 1266 9052 803 9076 609 9076 487 9076 463 9052 414 9076 341 9076 268 9052 195 9003 146 8955 73 8906 25 8736 25 8298 73 7884 73 7032 49 6521 49 6278 73 6010 98 5962 49 5889 25 Z M 16619 5791 L 16108 5816 15622 5864 15111 5889 14697 5889 14478 5937 14283 6010 14210 5937 14113 5913 14089 5913 14040 5937 14016 5986 13991 6035 13943 6351 13918 6667 13918 7008 13918 7324 13967 7981 14016 8614 14040 9344 14040 10050 14016 10755 13967 11120 13894 11461 13894 11558 13918 11631 13967 11704 14040 11728 14089 11753 14235 11753 14308 11704 14624 11728 15597 11728 16327 11704 16668 11655 17033 11607 17082 11655 17130 11680 17203 11704 17276 11704 17349 11680 17398 11631 17422 11582 17422 11509 17374 11144 17349 10779 17349 10050 17349 9344 17398 8614 17422 7884 17447 7154 17447 6911 17422 6643 17398 6375 17349 6254 17301 6156 17325 6083 17325 6035 17301 5937 17228 5840 17179 5816 17106 5791 Z M 195 0 L 146 49 98 73 49 195 25 317 0 438 0 584 49 876 73 1120 49 1947 49 2774 49 3601 49 4429 0 6108 0 6984 25 7860 73 9587 146 11315 171 12191 195 13067 219 13188 292 13261 341 13310 390 13310 901 13383 1923 13383 2409 13334 3431 13261 3942 13213 4453 13188 10050 13188 11169 13164 13432 13091 14575 13067 16765 13067 17301 13091 17544 13140 17812 13164 17933 13164 18031 13115 18104 13042 18152 12945 18177 12848 18152 12750 18079 12677 17958 12629 17495 12556 17033 12531 16084 12507 14940 12483 13821 12507 11558 12580 10415 12604 9271 12629 7057 12604 5937 12604 4818 12629 3796 12677 2774 12726 1752 12799 730 12848 682 11169 609 9490 560 7787 536 6959 560 6108 584 4356 560 2579 584 1752 584 1363 584 949 560 706 536 438 511 317 463 219 390 98 317 25 268 0 Z N">
            <draw:equation draw:name="f0" draw:formula="logwidth"/>
            <draw:equation draw:name="f1" draw:formula="logheight"/>
          </draw:enhanced-geometry>
        </draw:custom-shape>
        <draw:custom-shape draw:name="Google Shape;331;p39" draw:style-name="gr5" draw:text-style-name="P25" draw:layer="layout" svg:width="1.101cm" svg:height="0.812cm" svg:x="10.514cm" svg:y="9.178cm">
          <text:p/>
          <draw:enhanced-geometry draw:mirror-horizontal="false" draw:mirror-vertical="false" svg:viewBox="0 0 0 0" drawooo:sub-view-size="18153 13384" draw:text-areas="0 0 ?f0 ?f1" draw:type="ooxml-non-primitive" draw:enhanced-path="M 15865 1752 L 15962 1801 16230 1801 16279 1825 16303 1850 16327 1923 16303 1971 16279 2117 16230 2190 16157 2288 16084 2336 16011 2361 15938 2336 15865 2239 15792 2142 15768 2020 15768 1923 15841 1801 15865 1752 Z M 10925 4015 L 11023 4039 11071 4064 11096 4064 11096 4088 11120 4112 11120 4137 11120 4185 11120 4210 11096 4283 11023 4380 10998 4429 10950 4477 10901 4477 10901 4453 10877 4453 10828 4380 10779 4307 10779 4234 10779 4137 10828 4064 10901 4015 Z M 12507 5159 L 12580 5183 12629 5256 12677 5329 12677 5451 12653 5548 12604 5645 12556 5743 12507 5767 12458 5791 12337 5767 12239 5718 12166 5645 12142 5572 12142 5499 12166 5426 12191 5353 12264 5329 12312 5305 12337 5256 12361 5183 12410 5159 Z M 5499 6229 L 5597 6302 5694 6351 5743 6424 5767 6546 5743 6643 5670 6740 5621 6813 5524 6838 5475 6862 5426 6862 5329 6789 5280 6716 5280 6643 5280 6594 5305 6497 5353 6400 5475 6254 5499 6229 Z M 7568 7470 L 7616 7519 7689 7519 7835 7543 7908 7568 7957 7592 7957 7616 7957 7641 7957 7665 7908 7714 7908 7738 7811 7811 7787 7835 7714 7884 7641 7884 7641 7908 7592 7908 7543 7884 7519 7884 7495 7860 7495 7835 7470 7811 7422 7689 7397 7616 7422 7543 7495 7519 7568 7470 Z M 16011 1363 L 15889 1387 15768 1436 15646 1509 15573 1582 15500 1655 15476 1752 15427 1825 15403 2020 15451 2215 15500 2361 15330 2458 15159 2579 14989 2725 14843 2896 14283 3528 13918 3893 13529 4234 13140 4599 12775 4964 12677 4891 12556 4842 12507 4842 12434 4818 12264 4818 12191 4867 12020 4696 11826 4502 11655 4331 11582 4307 11582 4161 11582 4039 11534 3918 11485 3820 11388 3723 11242 3626 11169 3577 11120 3528 11047 3504 10974 3504 10828 3528 10682 3601 10536 3723 10439 3869 10341 4039 10317 4234 10317 4380 10171 4477 10025 4575 9879 4721 9733 4867 9490 5159 9319 5402 8954 5864 8614 6375 8298 6789 8152 7008 8030 7227 7908 7203 7787 7178 7738 7154 7616 7130 7470 7130 7349 7178 7227 7251 7178 7203 6935 7081 6692 6935 6448 6765 6327 6716 6205 6667 6229 6546 6205 6424 6181 6278 6132 6181 6059 6059 5986 5962 5889 5889 5767 5840 5694 5816 5621 5791 5475 5791 5329 5840 5207 5913 5086 6010 4964 6156 4891 6302 4818 6473 4818 6570 4818 6692 4769 6716 3918 7714 3504 8225 3090 8760 2677 9271 2214 9782 2044 9952 1874 10147 1801 10244 1752 10366 1703 10488 1703 10609 1728 10682 1776 10731 1849 10755 1922 10731 2020 10682 2117 10633 2263 10463 2579 10123 2969 9733 3163 9514 3334 9295 3747 8760 4185 8225 4648 7714 5086 7203 5159 7251 5280 7300 5378 7324 5499 7324 5645 7300 5791 7251 5913 7154 6010 7057 6205 7178 6400 7300 6716 7519 6862 7616 7032 7689 7057 7811 7105 7933 7154 8030 7227 8127 7324 8176 7397 8225 7495 8273 7714 8273 7835 8225 8006 8127 8152 8006 8225 7908 8273 7835 8298 7738 8322 7641 8322 7543 8298 7470 8468 7300 8614 7130 8906 6740 9173 6327 9417 5962 9782 5499 10195 5086 10268 5013 10366 4940 10585 4818 10706 4891 10828 4915 10950 4940 11096 4915 11193 4867 11266 4794 11363 4721 11436 4648 11704 4964 11874 5183 11801 5305 11777 5426 11753 5548 11777 5694 11826 5816 11899 5913 12020 6010 12142 6059 12264 6108 12410 6108 12531 6083 12653 6035 12726 5986 12799 5913 12872 5840 12921 5743 12969 5548 12969 5329 12969 5280 13042 5256 13383 4915 13748 4575 14454 3942 15111 3309 15768 2677 15792 2652 15914 2701 16157 2701 16279 2652 16376 2579 16449 2506 16522 2409 16595 2312 16643 2215 16668 2093 16692 1996 16692 1874 16668 1777 16643 1679 16570 1606 16522 1533 16424 1460 16352 1436 16254 1412 16157 1387 16011 1363 Z M 195 0 L 146 49 98 73 49 195 0 317 0 438 0 584 25 876 49 1120 49 1947 25 2774 49 3601 25 4429 0 6108 0 6984 0 7860 73 9587 146 11315 171 12191 171 13067 195 13188 268 13261 317 13310 390 13310 900 13383 1898 13383 2409 13334 3431 13261 3942 13213 4453 13188 10025 13188 11169 13164 13432 13091 14575 13067 16741 13067 17276 13091 17544 13140 17811 13164 17933 13164 18030 13115 18103 13042 18152 12945 18152 12848 18128 12750 18055 12677 17957 12629 17495 12556 17008 12531 16084 12507 14940 12483 13821 12507 11534 12580 10414 12604 9271 12629 7032 12604 5913 12604 4818 12629 3796 12677 2774 12726 1752 12799 730 12848 681 11169 608 9490 535 7787 535 6959 535 6108 560 4356 560 2579 560 1752 584 1363 584 949 560 706 535 438 511 317 463 219 390 98 317 25 244 0 Z N">
            <draw:equation draw:name="f0" draw:formula="logwidth"/>
            <draw:equation draw:name="f1" draw:formula="logheight"/>
          </draw:enhanced-geometry>
        </draw:custom-shape>
        <draw:custom-shape draw:name="Google Shape;332;p39" draw:style-name="gr5" draw:text-style-name="P25" draw:layer="layout" svg:width="1.061cm" svg:height="0.93cm" svg:x="12.176cm" svg:y="9.098cm">
          <text:p/>
          <draw:enhanced-geometry draw:mirror-horizontal="false" draw:mirror-vertical="false" svg:viewBox="0 0 0 0" drawooo:sub-view-size="17495 15330" draw:text-areas="0 0 ?f0 ?f1" draw:type="ooxml-non-primitive" draw:enhanced-path="M 4648 1412 L 4526 1485 4429 1558 4258 1728 4185 1825 4112 1947 3869 1947 3893 1898 4015 1679 4088 1436 4088 1412 Z M 4939 1412 L 4867 1509 4818 1631 4794 1752 4769 1898 4769 1947 4380 1947 4404 1898 4526 1679 4672 1436 4672 1412 Z M 5815 1387 L 5645 1558 5475 1704 5402 1825 5304 1947 5037 1947 5037 1898 5061 1777 5085 1631 5183 1387 Z M 3407 1412 L 3285 1533 3188 1679 3090 1825 3042 1971 2774 1971 2847 1801 3042 1412 Z M 4039 1412 L 3966 1509 3893 1606 3747 1801 3626 1947 3334 1971 3455 1679 3601 1412 Z M 2239 1412 L 2068 1533 1947 1679 1801 1825 1679 1971 1509 1996 1655 1704 1849 1436 2166 1412 Z M 2896 1412 L 2774 1558 2677 1704 2579 1850 2506 1996 2214 1971 1995 1971 2239 1679 2482 1412 Z M 7056 1387 L 6935 1558 6667 1898 6594 1996 6278 1971 6302 1898 6594 1436 6570 1412 6545 1412 6351 1582 6156 1777 6083 1874 6010 1971 5596 1971 5694 1801 5840 1606 5986 1387 Z M 7665 1387 L 7519 1509 7373 1655 7251 1825 7154 1996 6910 1996 7056 1777 7348 1387 Z M 15135 1412 L 15281 1436 15524 1436 15475 1509 15232 1728 15135 1874 15037 1996 14697 1996 14794 1898 14989 1655 15135 1412 Z M 15865 1436 L 16254 1460 16278 1460 16157 1606 16035 1801 15913 1996 15427 1996 15646 1728 15865 1436 Z M 8176 1387 L 8030 1533 7884 1679 7665 2020 7494 2020 7640 1704 7786 1387 Z M 8687 1387 L 8638 1436 8419 1679 8322 1825 8224 1971 8224 2020 8005 2020 8200 1704 8273 1558 8346 1387 Z M 9441 1387 L 9271 1558 9125 1752 9027 1874 8930 2020 8468 2020 8565 1923 8833 1631 8954 1509 9076 1387 Z M 10220 1363 L 10074 1436 9952 1558 9757 1801 9587 2020 9271 2020 9368 1874 9514 1631 9587 1509 9636 1387 10220 1363 Z M 11436 1339 L 11290 1558 11120 1777 11047 1898 10998 2020 10609 2020 10755 1874 10877 1728 10950 1582 11023 1412 10998 1363 10950 1363 10585 1679 10244 2020 9830 2020 9952 1850 10074 1704 10195 1533 10317 1363 11436 1339 Z M 11996 1339 L 11874 1485 11777 1655 11704 1850 11680 2020 11290 2020 11388 1850 11485 1679 11558 1509 11631 1339 Z M 12993 1314 L 12823 1485 12653 1655 12507 1801 12434 1898 12385 2020 11972 2020 12045 1801 12166 1582 12312 1314 Z M 13115 1314 L 13602 1339 13407 1582 13261 1777 13188 1898 13139 2020 12677 2020 12775 1825 13115 1314 Z M 13796 1339 L 14137 1363 13894 1631 13748 1801 13699 1898 13675 2020 13431 2020 13553 1752 13796 1339 Z M 14259 1387 L 15013 1412 14794 1606 14599 1801 14502 1898 14405 2020 13918 2020 14015 1850 14088 1704 14259 1387 Z M 16643 1412 L 16789 1436 16838 1460 16911 1485 16643 1679 16424 1898 16278 2044 16230 2020 16157 1996 16303 1728 16497 1436 16643 1412 Z M 389 1387 L 657 1436 973 1460 803 1606 657 1752 535 1923 487 1996 438 2069 438 1679 389 1387 Z M 1655 1436 L 1509 1558 1363 1728 1241 1898 1168 2093 1144 2093 1095 2142 1071 2190 1071 2239 1071 2288 1071 2409 1046 2409 925 2458 827 2531 633 2726 462 2872 462 2677 438 2263 462 2263 608 2215 657 2166 730 2117 973 1850 1168 1655 1387 1460 1655 1436 Z M 16935 1631 L 16960 1947 16960 2239 16935 2847 16814 2920 16692 2993 16473 3188 16376 3310 16424 2872 16619 2726 16765 2628 16838 2580 16911 2507 16911 2482 16911 2434 16887 2409 16838 2385 16765 2409 16692 2458 16570 2580 16400 2701 16376 2555 16327 2434 16424 2361 16497 2239 16643 2020 16935 1631 Z M 1022 2896 L 998 3237 900 3310 803 3407 657 3675 511 3966 487 3310 608 3261 706 3188 900 3018 1022 2896 Z M 16935 3139 L 16935 3504 16789 3577 16668 3675 16449 3893 16376 3991 16376 3723 16400 3675 16619 3407 16741 3310 16838 3212 16935 3139 Z M 16935 3723 L 16935 4258 16546 4599 16424 4721 16400 4429 16522 4210 16643 4015 16935 3723 Z M 998 3553 L 973 4210 949 4234 803 4429 657 4623 535 4769 535 4234 681 4039 803 3845 998 3553 Z M 16935 4599 L 16911 5256 16668 5426 16570 5524 16449 5621 16424 5670 16424 5207 16570 5037 16692 4891 16814 4745 16935 4599 Z M 973 4696 L 973 5280 730 5475 633 5597 535 5718 535 5159 584 5134 754 4964 900 4794 973 4696 Z M 16911 5378 L 16911 5962 16911 6132 16789 6181 16643 6278 16424 6473 16424 6108 16570 5937 16911 5378 Z M 973 5670 L 973 6156 876 6229 779 6278 633 6448 511 6619 511 6181 973 5670 Z M 16911 6351 L 16911 6765 16668 6935 16570 7032 16449 7130 16400 7203 16400 6838 16424 6813 16643 6594 16911 6351 Z M 949 6619 L 949 6789 949 7178 827 7227 706 7324 584 7446 487 7568 487 7130 584 7057 681 6959 852 6740 949 6619 Z M 16911 6886 L 16935 7519 16814 7616 16668 7714 16546 7835 16449 7957 16376 8030 16376 7665 16522 7495 16619 7324 16789 7105 16911 6886 Z M 949 7422 L 973 8006 852 8054 754 8103 560 8273 462 8371 462 7957 535 7957 584 7933 608 7884 730 7714 852 7543 949 7422 Z M 16935 7714 L 16935 8419 16716 8541 16497 8711 16351 8857 16376 8444 16449 8371 16522 8273 16668 8079 16862 7835 16935 7714 Z M 13042 3869 L 12872 3893 12702 3918 12239 3966 11777 3991 11388 3991 10974 3966 10755 3966 10560 4015 10366 4064 10220 4137 10171 4185 10122 4258 10147 4331 10171 4404 10341 4502 10536 4575 10731 4599 10950 4623 12142 4623 12580 4599 12458 4745 12312 4867 12020 5110 11461 5548 10901 5986 10633 6205 10366 6473 9879 7008 9392 7568 9149 7835 8881 8079 8760 7957 8614 7860 8346 7665 7957 7324 7567 6959 7300 6692 7008 6424 6837 6302 6667 6205 6497 6132 6302 6083 6253 6059 6107 6059 6034 6108 5864 6205 5718 6351 5450 6643 5207 6984 4964 7300 4818 7519 4623 7714 4258 8079 3918 8468 3747 8687 3626 8906 3601 8955 3601 9003 3626 9052 3650 9101 3699 9125 3747 9149 3796 9149 3869 9125 4064 9028 4283 8857 4477 8687 4672 8492 5037 8103 5353 7689 5669 7276 6010 6838 6156 6716 6302 6594 6594 6838 6910 7105 7470 7665 7762 7933 8078 8249 8249 8395 8443 8492 8614 8565 8808 8590 8906 8565 8979 8590 9076 8541 9392 8298 9684 8006 10244 7422 10779 6838 11071 6570 11388 6302 11996 5840 12604 5353 12847 5134 13066 4915 13139 5743 13115 6059 13091 6448 13091 6643 13115 6813 13164 6984 13261 7105 13310 7130 13383 7154 13456 7154 13504 7130 13626 7032 13699 6886 13723 6716 13748 6546 13723 6181 13699 5889 13675 5086 13650 4672 13602 4477 13529 4307 13504 4258 13456 4210 13456 4137 13456 4064 13407 4015 13358 3966 13285 3918 13188 3893 13042 3869 Z M 973 8298 L 998 8882 925 8906 827 8979 730 9052 487 9320 487 8955 560 8906 608 8809 803 8541 973 8298 Z M 16935 8541 L 16935 8979 16960 9247 16716 9393 16497 9539 16376 9660 16376 9198 16424 9149 16497 9076 16595 8930 16935 8541 Z M 998 9076 L 1022 9685 925 9709 827 9782 657 9904 535 10025 511 9636 584 9587 852 9247 998 9076 Z M 16960 9368 L 16935 9806 16741 9928 16546 10074 16400 10196 16376 9952 16449 9855 16668 9636 16960 9368 Z M 16935 10001 L 16935 10342 16814 10415 16668 10488 16424 10682 16400 10488 16546 10342 16692 10220 16935 10001 Z M 1046 10050 L 1046 10415 949 10463 852 10512 681 10682 584 10755 560 10536 657 10463 730 10390 876 10220 1046 10050 Z M 4185 2385 L 5158 2409 6132 2434 7129 2458 8103 2482 15938 2482 15938 2823 15913 3164 15889 3529 15913 3869 15938 5013 15938 5597 15938 6181 15913 7300 15889 8419 15889 9539 15913 10123 15938 10682 14161 10634 13285 10609 12385 10609 11315 10585 10220 10561 9149 10536 8614 10536 8054 10561 7056 10609 6059 10609 5037 10634 4039 10658 3334 10707 2604 10755 2068 10731 1533 10707 1460 8833 1436 7908 1411 6959 1460 5840 1509 4672 1533 3529 1509 2945 1484 2385 1703 2385 1947 2409 2409 2434 3285 2409 4185 2385 Z M 12288 11096 L 12531 11120 12434 11193 12191 11364 12118 11437 11874 11437 11923 11388 12118 11242 12288 11096 Z M 11290 11072 L 11972 11096 11753 11193 11534 11339 11388 11437 10877 11461 10925 11412 11120 11242 11217 11169 11290 11072 Z M 13115 11120 L 12920 11291 12775 11461 12604 11461 12945 11120 Z M 1509 11145 L 1776 11218 2044 11266 1849 11388 1679 11510 1095 11510 1241 11364 1387 11266 1509 11145 Z M 13504 11145 L 14234 11169 14088 11242 13942 11315 13821 11412 13723 11510 13139 11485 13285 11339 13504 11145 Z M 16960 10999 L 17008 11485 16935 11461 16887 11461 16570 11510 16765 11242 16960 10999 Z M 15037 11169 L 14818 11339 14697 11461 14624 11558 14259 11558 14551 11364 14697 11266 14818 11169 Z M 15962 11193 L 15913 11242 15743 11388 15621 11558 15037 11558 15183 11412 15329 11291 15500 11193 Z M 16935 10366 L 16960 10853 16765 10974 16570 11120 16400 11315 16230 11534 15962 11558 16084 11412 16181 11315 16230 11266 16278 11193 16376 11169 16449 11096 16497 11023 16497 10926 16570 10877 16789 10634 16887 10512 16935 10366 Z M 1071 10780 L 1071 10828 1071 10901 1119 10974 1144 10999 1192 11047 1022 11169 827 11339 730 11461 657 11558 608 11583 608 11266 681 11193 754 11120 949 10901 1071 10780 Z M 2750 11266 L 2604 11412 2458 11583 2117 11534 2141 11510 2287 11388 2385 11266 Z M 8176 11072 L 8127 11120 7884 11339 7665 11583 7251 11583 7373 11461 7738 11096 8176 11072 Z M 9125 11047 L 8979 11145 8735 11339 8614 11461 8541 11583 8030 11583 8224 11388 8468 11169 8614 11072 9125 11047 Z M 10317 11047 L 10828 11072 10731 11120 10512 11315 10414 11412 10341 11534 9733 11583 10001 11315 10317 11072 10317 11047 Z M 7446 11096 L 7227 11242 7032 11388 6935 11485 6862 11583 6618 11607 6156 11607 6424 11388 6594 11266 6667 11193 6740 11120 7446 11096 Z M 10122 11047 L 9928 11169 9733 11291 9563 11437 9392 11607 8906 11607 9149 11364 9490 11047 Z M 3650 11193 L 3382 11364 3261 11485 3139 11631 2798 11607 3066 11242 3650 11193 Z M 4331 11145 L 4112 11315 3966 11461 3869 11558 3772 11656 3407 11656 3577 11485 3699 11339 3820 11169 4331 11145 Z M 6375 11120 L 6205 11242 5986 11412 5888 11510 5815 11631 5037 11656 5353 11339 5572 11169 5596 11120 Z M 5134 11145 L 4964 11291 4794 11461 4769 11510 4769 11583 4769 11631 4794 11656 4137 11680 4137 11680 4258 11510 4404 11388 4575 11266 4672 11218 4721 11145 Z M 8541 0 L 8468 49 8395 146 8370 244 8346 463 8370 706 8419 949 4842 974 2555 998 1411 1022 827 1022 511 1047 243 1120 195 1144 170 1193 146 1241 170 1290 146 1314 73 1509 24 1704 0 1923 0 2142 24 2580 73 2993 97 3626 122 4234 122 5475 97 6302 73 7130 49 7957 49 8784 73 9563 97 10317 146 11072 170 11850 195 11923 219 11972 268 12020 316 12045 438 12045 511 12020 560 11996 560 11972 681 11923 803 11899 949 11874 1119 11874 1436 11899 1679 11923 2360 11972 3042 12045 3747 12093 4477 12118 4404 12215 4307 12337 4161 12580 3991 13018 3845 13334 3674 13651 3358 14283 3236 14502 3139 14746 3090 14843 3090 14965 3090 15086 3139 15232 3188 15281 3236 15305 3309 15330 3382 15305 3480 15281 3553 15208 3601 15159 3650 15086 3747 14916 3820 14721 4088 14210 4331 13699 4526 13237 4721 12750 4867 12434 4939 12264 4988 12118 6180 12045 7348 11996 7932 11996 8516 12020 9684 12020 10341 11996 10998 11947 11631 11874 12337 11874 12337 11996 12434 12410 12580 12799 12775 13188 12969 13578 13188 13943 13431 14308 13918 15013 14015 15111 14137 15159 14259 15135 14356 15111 14453 15038 14502 14940 14502 14819 14478 14770 14453 14697 13991 14040 13577 13359 13383 12994 13188 12653 13042 12288 12872 11899 13918 11947 14940 11996 15451 11996 15986 11972 16497 11947 17008 11899 17057 11874 17106 11947 17154 11996 17325 11996 17398 11947 17446 11899 17495 11802 17495 11704 17446 11339 17398 10950 17373 10171 17398 9393 17373 8614 17373 7008 17349 5402 17349 2507 17373 2239 17373 1898 17349 1728 17325 1558 17276 1436 17203 1314 17203 1241 17203 1193 17179 1144 17154 1095 17033 1047 16911 998 16789 974 16643 974 16351 998 16108 998 15062 974 14015 925 13456 901 12872 876 11704 901 9392 949 8930 949 8954 852 8954 779 8954 706 8906 609 8881 584 8857 463 8833 244 8808 146 8735 49 8662 0 Z N">
            <draw:equation draw:name="f0" draw:formula="logwidth"/>
            <draw:equation draw:name="f1" draw:formula="logheight"/>
          </draw:enhanced-geometry>
        </draw:custom-shape>
        <draw:custom-shape draw:name="Google Shape;333;p39" draw:style-name="gr5" draw:text-style-name="P25" draw:layer="layout" svg:width="1.165cm" svg:height="1.173cm" svg:x="13.753cm" svg:y="8.986cm">
          <text:p/>
          <draw:enhanced-geometry draw:mirror-horizontal="false" draw:mirror-vertical="false" svg:viewBox="0 0 0 0" drawooo:sub-view-size="19200 19345" draw:text-areas="0 0 ?f0 ?f1" draw:type="ooxml-non-primitive" draw:enhanced-path="M 15987 3382 L 16133 3528 15914 3577 15720 3601 15306 3626 15379 3601 15695 3504 15987 3382 Z M 10707 2628 L 10804 2652 10877 2677 10902 2701 10926 2750 10950 2798 10926 2847 10877 2969 10804 3090 10707 3188 10537 3358 10172 3650 9758 3893 9320 4112 8882 4258 8785 4283 8736 4258 8688 4210 8688 4161 8688 4015 8712 3869 8712 3577 8688 3285 8663 3236 8615 3212 8517 3163 8396 3139 8250 3090 8128 3017 8079 2944 8031 2896 8590 2774 8858 2725 9150 2677 9369 2652 10002 2652 10367 2628 Z M 10440 2360 L 10172 2385 9223 2385 8809 2433 8420 2482 8006 2579 7982 2579 7885 2604 7812 2652 7763 2701 7739 2774 7714 2847 7739 2944 7763 3017 7812 3115 7860 3188 8006 3334 8177 3431 8347 3480 8347 3845 8323 4015 8347 4210 8371 4356 8396 4429 8444 4502 8493 4550 8566 4575 8639 4599 8736 4623 8882 4623 9004 4599 9272 4502 9515 4380 9758 4234 10075 4064 10367 3869 10659 3650 10950 3431 11072 3261 11169 3090 11242 2920 11242 2774 11194 2628 11145 2579 11096 2506 10926 2433 10707 2385 10440 2360 Z M 11486 5037 L 11510 5061 11607 5134 11656 5232 11656 5329 11607 5426 11559 5499 11486 5548 11413 5572 11340 5572 11413 5280 11437 5159 11486 5037 Z M 11486 4672 L 11364 4721 11242 4818 11145 4940 11096 5086 11048 5256 11023 5426 10975 5499 10926 5572 10902 5645 10877 5742 10902 5815 10975 5864 11121 5937 11242 5961 11388 5961 11510 5937 11632 5913 11753 5840 11875 5742 11948 5621 12021 5499 12070 5378 12070 5256 12045 5110 11997 5013 11924 4891 11851 4794 11729 4721 11656 4696 11607 4696 11559 4672 Z M 14479 3991 L 15063 4064 15574 4064 15184 4234 14260 4599 13797 4818 13578 4940 13384 5061 13359 5086 13359 5134 13384 5159 13627 5159 13870 5110 14089 5061 14308 4988 14746 4818 15184 4648 16109 4283 16377 4185 16644 4088 17034 4623 16790 4696 16255 4842 15720 4964 15282 5061 15014 5110 14771 5207 14552 5305 14333 5426 14162 5572 14114 5669 14041 5767 14065 5815 14065 5840 14114 5840 14552 5694 15014 5572 15476 5426 15939 5329 16596 5232 16985 5134 17155 5086 17301 5013 17569 5451 14284 6740 14162 6667 13992 6594 13700 6399 13530 6302 13384 6253 13213 6253 13043 6278 12921 6351 12800 6424 12581 6594 12386 6789 12167 6983 11972 7081 11875 7129 11778 7154 11680 7154 11583 7129 11486 7105 11364 7056 11291 7008 11291 6935 11291 6886 11340 6837 11461 6740 11583 6691 11753 6618 11899 6545 12240 6424 12313 6375 12362 6326 12362 6278 12362 6205 12337 6059 12337 6010 12362 5937 12435 5840 12508 5742 12702 5597 12897 5426 12970 5329 13043 5207 13043 5134 13067 5061 13043 4915 13019 4769 13043 4623 13067 4526 13140 4429 13457 4380 13773 4283 14089 4161 14406 4039 14479 3991 Z M 17739 5767 L 18007 6326 17739 6399 17496 6497 17034 6691 16255 6983 15452 7251 15330 7154 15160 7056 14941 6959 14698 6862 15063 6789 15428 6691 16133 6448 16596 6253 17082 6059 17545 5864 17739 5767 Z M 13311 6618 L 13408 6643 13627 6716 13822 6813 14016 6935 14235 7032 14430 7105 14965 7275 15136 7373 15038 7397 15014 7421 15014 7446 15014 7470 15038 7494 15257 7543 15160 7616 15014 7665 14819 7713 14625 7689 14406 7665 14016 7567 13627 7446 13238 7324 12994 7251 12727 7202 12459 7178 12191 7178 12532 7032 12702 6910 12824 6789 12921 6716 13019 6667 13116 6643 13213 6618 Z M 18323 7227 L 18445 7665 18518 8103 18056 8224 17885 8127 17715 8005 17399 7762 17666 7665 17910 7543 18153 7397 18226 7324 18323 7227 Z M 17155 8030 L 17326 8103 17520 8273 17545 8297 17326 8200 17228 8151 17131 8078 17082 8054 17082 8030 Z M 16790 7981 L 16790 8054 16790 8151 16815 8224 16863 8273 16961 8395 17131 8468 17155 8492 16839 8589 16328 8711 16206 8468 16109 8224 16450 8103 16790 7981 Z M 15695 8322 L 15744 8370 15793 8443 15890 8614 15939 8784 15744 8833 15671 8662 15598 8468 15574 8395 15574 8346 15695 8322 Z M 17520 8784 L 17520 8906 17472 8979 17423 9052 17326 9100 17228 9125 17009 9149 16839 9125 16693 9076 16571 9027 16766 8979 17520 8784 Z M 18591 8614 L 18640 9027 18615 9027 18396 9052 18153 9076 17715 9198 17764 9100 17812 8979 17837 8857 17812 8711 18202 8614 Z M 16133 9125 L 16231 9222 16352 9319 16498 9392 16644 9465 16839 9490 16596 9587 16596 9611 16352 9490 16158 9344 15963 9149 16133 9125 Z M 18640 9368 L 18640 10001 18591 10025 18275 10122 17983 10244 17569 10366 17155 10463 17180 10317 17155 10147 17107 10001 17009 9903 18640 9368 Z M 18591 10487 L 18494 11169 18469 11169 18177 11217 17885 11315 17301 11534 16839 11680 16377 11826 16401 11728 16425 11607 16523 11412 16644 11217 16766 11071 16839 10974 16936 10950 17593 10804 18250 10609 18421 10560 18591 10487 Z M 18396 11607 L 18299 11972 18202 12361 18007 12337 17788 12337 17739 12239 17666 12166 17618 12142 17472 12142 17399 12191 17350 12215 17180 12337 17058 12458 16961 12580 16742 12653 16425 12799 16425 12702 16401 12239 16961 12069 17569 11850 18202 11655 18396 11607 Z M 18056 12799 L 17861 13261 17666 13286 17739 13067 17812 12823 18056 12799 Z M 17423 12921 L 17350 13115 17301 13213 17228 13310 17204 13334 17204 13310 17131 13237 17107 13164 17107 13091 17107 13018 17423 12921 Z M 16790 13140 L 16815 13237 16839 13359 16888 13456 16961 13553 16498 13772 16206 13918 15890 14040 15257 14210 15257 14210 15428 13967 15598 13748 15841 13553 16377 13286 16790 13140 Z M 18153 6740 L 18250 6983 18056 7008 17885 7056 17520 7227 17155 7397 16839 7543 16328 7713 16085 7811 15817 7908 15695 7859 15549 7835 15403 7859 15355 7908 15282 7932 15233 8030 15184 8151 15184 8273 15184 8395 15257 8638 15330 8857 15379 8930 15160 9003 14941 9100 14917 9125 14917 9149 14917 9173 14941 9198 15257 9222 15549 9222 15671 9368 15817 9514 15963 9660 16133 9782 15379 10074 15038 10244 14673 10439 14649 10487 14649 10536 14673 10585 14722 10585 14965 10560 15184 10536 15647 10390 16109 10244 16547 10074 16571 10049 16693 10171 16717 10220 16742 10293 16742 10366 16742 10439 16669 10585 16158 10706 15598 10804 15355 10877 15087 10974 14844 11096 14625 11217 14600 11266 14600 11315 14625 11363 14673 11363 15087 11339 15476 11266 16279 11096 16231 11193 16133 11388 16060 11558 16036 11728 16012 11923 15379 12069 15087 12142 14795 12264 14771 12288 14771 12312 14771 12337 14795 12361 14941 12410 15087 12434 15403 12434 15720 12410 16036 12337 16036 12556 16036 12702 16012 12823 15987 12945 15914 13018 15647 13164 15355 13261 15063 13383 14771 13505 14479 13651 14454 13699 14454 13723 14454 13772 14503 13796 14649 13821 14795 13845 14941 13821 15087 13821 14917 14040 14649 14332 14552 14405 14454 14429 14357 14429 14260 14380 14187 14332 14114 14259 13968 14088 13870 13967 13822 13821 13700 13553 13651 13261 13627 12969 13627 12653 13603 12361 13578 12215 13554 12069 13481 11947 13384 11801 13262 11631 13165 11461 13067 11266 13019 11047 12970 10901 12921 10755 12824 10633 12727 10512 12629 10439 12508 10390 12410 10341 12289 10317 11778 10317 11534 10293 11437 10268 11364 10220 11267 10171 11218 10122 11121 9976 11048 9806 11023 9611 11023 9417 11023 9198 11072 8906 11096 8589 11169 8297 11291 8030 11413 7859 11583 7713 11753 7616 11948 7567 12167 7519 12605 7519 12800 7543 13092 7592 13384 7689 13992 7859 14284 7932 14576 7957 15038 7957 15184 7908 15355 7835 15476 7762 15549 7665 15574 7543 15866 7519 16158 7446 16474 7348 16766 7227 17764 6837 18153 6740 Z M 6206 2725 L 6230 2774 6230 2847 6230 2944 6108 3236 6060 3382 6035 3528 6035 3601 6035 3699 6108 3845 6181 4015 6254 4161 6254 4210 6254 4234 6230 4234 6181 4258 6084 4234 5962 4185 5695 4064 5549 3966 5330 3820 5208 3772 5086 3747 4989 3747 4892 3772 4721 3845 4332 4039 3967 4210 3821 4258 3724 4331 3651 4429 3602 4526 3578 4623 3578 4721 3578 4818 3602 4915 3651 5013 3724 5086 3797 5159 3894 5232 3991 5256 4113 5280 4235 5280 4356 5256 4551 5183 4721 5086 5062 4891 5232 4842 5403 4818 5476 4842 5573 4867 5646 4915 5743 4988 5865 5134 5914 5256 5938 5353 5889 5451 5841 5524 5743 5597 5500 5718 5111 5888 4940 5986 4746 6107 4454 6351 4210 6618 3699 7178 3553 7324 3407 7421 3261 7519 3091 7592 2751 7738 2410 7859 2215 7957 1996 8054 1777 8200 1583 8370 1510 8468 1437 8565 1388 8687 1364 8784 1364 8881 1388 9003 1437 9100 1534 9222 1631 9295 1729 9319 1972 9392 2191 9441 2361 9538 2532 9660 2702 9830 2872 9976 3067 10074 3261 10147 3456 10195 3894 10293 4089 10317 4308 10390 4770 10536 5232 10755 6108 11217 6327 11339 6546 11485 6717 11680 6790 11777 6838 11899 6887 12045 6887 12191 6863 12337 6838 12483 6741 12750 6595 13018 6473 13237 6327 13456 6011 13869 5695 14283 5403 14697 5281 14891 5184 15110 5111 15329 5062 15548 5062 15840 5038 16011 5013 16157 4916 15889 4819 15621 4673 15062 4551 14478 4405 13918 4283 13578 4162 13237 3894 12580 3626 11923 3359 11242 3261 11023 3164 10804 3067 10609 2945 10414 2799 10244 2629 10074 2459 9903 2264 9757 2045 9611 1802 9465 1339 9222 1218 9125 1120 9052 974 8857 853 8662 731 8419 682 8346 804 7786 926 7227 1096 6691 1315 6156 1534 5621 1802 5134 2069 4648 2386 4185 2653 3820 2945 3480 3237 3626 3578 3723 3894 3772 4064 3772 4235 3747 4381 3723 4502 3674 4746 3553 4989 3382 5208 3212 5451 3042 5646 2920 5841 2823 6011 2750 6084 2725 Z M 12240 18079 L 12386 18128 12556 18152 12289 18225 12289 18152 12264 18103 12240 18079 Z M 10245 754 L 10804 779 11315 827 11534 852 11753 900 12216 1046 12678 1241 13116 1436 13578 1655 13043 1874 12824 1971 12629 2068 12435 2190 12264 2360 12240 2385 12264 2409 12289 2433 12532 2385 12751 2312 13213 2166 13603 2044 13822 1995 13992 1898 14162 1995 14114 2020 13724 2190 13311 2385 13140 2482 12946 2604 12775 2750 12654 2896 12629 2944 12654 2969 12678 2969 12824 2944 12994 2920 13286 2823 13846 2555 14211 2385 14576 2263 14698 2336 15014 2555 14503 2798 13749 3090 13359 3261 12994 3455 12970 3480 12970 3504 12994 3528 13019 3553 13213 3553 13432 3528 13822 3431 14235 3309 14625 3163 15014 3042 15452 2896 15647 3066 15428 3139 15209 3236 14795 3431 14430 3601 14138 3626 13870 3650 13578 3699 13311 3796 13189 3869 13067 3942 12970 4039 12873 4137 12800 4258 12727 4380 12654 4648 12629 4745 12629 4842 12629 5013 12629 5110 12605 5183 12556 5280 12459 5353 12240 5548 12045 5767 11997 5840 11972 5937 11972 6010 11997 6107 12045 6156 12070 6156 11948 6205 11534 6375 11364 6497 11169 6618 11048 6740 10999 6862 10999 6983 11048 7081 11121 7178 11218 7275 11364 7324 11486 7373 11340 7470 11194 7592 11072 7738 10950 7908 10853 8151 10804 8419 10731 8954 10683 9222 10659 9514 10683 9806 10707 9952 10780 10074 10926 10293 10999 10390 11096 10463 11194 10512 11315 10560 11583 10633 11875 10633 12191 10609 12337 10633 12459 10682 12556 10755 12629 10852 12702 10974 12751 11096 12800 11363 12848 11485 12897 11607 12946 11728 13043 11826 13165 12020 13262 12215 13311 12434 13311 12677 13311 13091 13359 13505 13408 13699 13457 13894 13554 14088 13651 14283 13822 14526 13919 14624 14016 14721 14138 14794 14260 14843 14406 14867 14576 14843 14698 14794 14819 14745 14917 14648 15014 14551 15355 14502 15695 14429 16377 14234 16717 14113 17034 13967 17350 13821 17691 13699 17472 14113 17228 14526 17107 14526 16961 14551 16669 14599 16231 14721 15233 15013 14284 15329 14260 15354 14235 15378 14235 15402 14284 15427 14454 15451 14673 15475 14868 15451 15063 15427 15452 15329 15841 15232 16304 15110 16766 14989 16936 14989 16815 15159 16571 15500 16231 15524 15890 15573 15233 15767 14381 16011 13968 16132 13530 16230 13505 16278 13481 16303 13505 16351 13554 16376 13919 16351 14284 16327 14625 16303 14990 16230 15549 16132 16133 16011 15866 16278 15574 16327 15282 16376 14698 16473 14308 16522 13943 16570 13578 16668 13408 16716 13238 16814 13213 16814 13213 16838 13238 16862 13262 16887 13457 16911 14065 16911 14479 16887 14868 16838 15282 16789 15014 17008 14722 17203 14552 17179 14357 17154 13968 17179 13603 17203 13238 17227 12532 17300 12483 17325 12459 17373 12483 17422 12532 17446 13165 17519 13481 17544 13797 17568 14089 17592 13846 17714 13530 17836 13505 17811 13432 17787 13335 17763 13140 17763 12946 17787 12751 17787 12337 17763 11948 17763 11899 17787 11899 17836 12021 17957 12167 18030 11948 17982 11656 17957 11534 17957 11413 17982 11340 18030 11340 18055 11315 18103 11340 18176 11388 18225 11559 18298 11753 18371 11510 18420 11437 18347 11291 18298 11121 18274 10926 18298 10756 18347 10731 18371 10731 18395 10731 18420 10756 18444 11023 18541 10926 18566 10877 18541 10488 18541 9515 18566 8396 18566 7885 18517 7666 18493 7471 18444 7082 18322 6692 18176 6303 18006 5938 17836 5208 17446 4527 17008 4162 16765 3797 16473 3456 16181 3140 15865 2823 15548 2532 15208 2264 14843 1996 14478 1753 14113 1534 13699 1339 13310 1169 12896 999 12483 877 12045 755 11607 682 11169 609 10658 561 10147 561 9611 585 9100 780 9319 974 9514 1218 9684 1510 9855 1777 10001 2021 10171 2215 10341 2410 10536 2580 10731 2702 10974 2848 11217 2945 11509 3213 12191 3480 12848 3772 13529 3894 13869 3991 14210 4162 14843 4308 15475 4405 15792 4502 16108 4648 16400 4819 16692 4867 16765 4940 16789 5038 16789 5111 16765 5232 16692 5305 16570 5378 16473 5403 16351 5451 16084 5476 15816 5524 15573 5573 15329 5670 15110 5792 14891 6035 14478 6327 14064 6522 13796 6741 13480 6936 13164 7106 12799 7155 12629 7203 12458 7228 12264 7228 12093 7203 11923 7155 11753 7082 11607 6960 11436 6863 11315 6717 11217 6449 11023 6157 10852 5865 10706 5062 10341 4648 10147 4235 10001 3991 9952 3724 9928 3456 9879 3334 9830 3213 9782 3042 9684 2872 9538 2726 9392 2580 9271 2459 9173 2337 9125 2069 9052 1923 9027 1826 8954 1777 8906 1753 8808 1753 8735 1777 8638 1850 8541 1948 8443 2069 8346 2191 8273 2483 8127 3091 7908 3261 7835 3407 7738 3675 7543 3918 7300 4137 7032 4429 6716 4721 6448 5038 6229 5208 6107 5403 6010 5646 5913 5889 5791 5987 5718 6084 5645 6157 5548 6206 5426 6206 5305 6181 5207 6108 5086 6035 5013 5841 4842 5670 4721 5573 4648 5330 4648 5232 4672 4989 4794 4794 4891 4429 5013 4235 5013 4113 4964 3991 4915 3894 4842 3870 4794 3845 4745 3845 4696 3870 4648 3918 4599 3991 4550 4113 4477 4259 4429 4575 4331 4770 4210 4940 4112 5013 4088 5111 4088 5208 4112 5354 4185 5646 4356 5768 4453 5914 4526 6060 4550 6206 4550 6327 4526 6425 4453 6498 4356 6546 4234 6571 4112 6546 3966 6473 3772 6400 3553 6376 3504 6400 3431 6449 3236 6546 3066 6595 2920 6619 2774 6595 2628 6522 2506 6400 2409 6327 2360 6254 2336 6157 2312 6084 2312 5914 2360 5719 2433 5549 2531 5378 2652 5135 2847 4770 3115 4600 3236 4405 3358 4283 3407 4113 3431 3967 3455 3797 3431 3456 3358 3140 3261 3383 3017 3651 2774 3918 2555 4186 2336 4478 2141 4770 1947 5062 1776 5378 1630 5719 1484 6084 1363 6814 1144 7544 949 8298 779 8323 803 8736 803 9685 779 10245 754 Z M 9588 0 L 9174 24 8761 122 7958 292 6984 511 6498 657 6035 779 5573 949 5135 1119 4721 1314 4332 1557 3943 1801 3578 2093 3213 2385 2872 2725 2580 3042 2288 3358 2021 3699 1777 4064 1534 4429 1315 4794 1120 5159 926 5548 780 5961 609 6351 488 6764 366 7178 269 7616 196 8030 123 8468 74 8906 25 9344 1 9782 25 10220 50 10633 98 11071 171 11485 244 11899 366 12288 488 12677 634 13067 804 13456 974 13821 1169 14186 1388 14526 1607 14891 1850 15208 2118 15548 2386 15840 2653 16157 2945 16449 3261 16741 3578 17008 3918 17252 4259 17495 4600 17738 4965 17957 5330 18176 5719 18371 6108 18541 6498 18712 6911 18858 7301 19004 7860 19150 8420 19271 8712 19320 8980 19344 9272 19344 9564 19320 9637 19344 10050 19296 10440 19223 11267 19028 12240 18809 12702 18687 13189 18566 13627 18395 14065 18225 14479 18006 14868 17787 15257 17519 15622 17252 15987 16960 16328 16619 16425 16522 16450 16522 16474 16473 16498 16449 16985 15913 17399 15354 17788 14745 18104 14137 18396 13505 18640 12823 18834 12166 19004 11461 19029 11412 19053 11339 19053 11290 19029 11217 19150 10439 19199 9903 19199 9344 19175 8833 19126 8297 19150 8224 19150 8151 19126 8078 19077 8005 19004 7616 18907 7227 18785 6862 18664 6472 18518 6107 18348 5767 18177 5402 17983 5061 17764 4721 17545 4404 17326 4088 17082 3772 16815 3480 16547 3188 16255 2896 15963 2628 16036 2579 16060 2555 16085 2506 16060 2433 16012 2360 15939 2336 15793 2336 15647 2360 15209 2020 15257 1947 15282 1898 15282 1849 15257 1825 15160 1776 15063 1752 14844 1752 14162 1338 13432 949 13067 779 12678 608 12289 462 11899 341 11364 170 10780 73 10513 24 10221 0 9929 0 9637 24 9588 0 Z N">
            <draw:equation draw:name="f0" draw:formula="logwidth"/>
            <draw:equation draw:name="f1" draw:formula="logheight"/>
          </draw:enhanced-geometry>
        </draw:custom-shape>
        <draw:custom-shape draw:name="Google Shape;334;p39" draw:style-name="gr5" draw:text-style-name="P25" draw:layer="layout" svg:width="0.998cm" svg:height="1.011cm" svg:x="15.47cm" svg:y="9.053cm">
          <text:p/>
          <draw:enhanced-geometry draw:mirror-horizontal="false" draw:mirror-vertical="false" svg:viewBox="0 0 0 0" drawooo:sub-view-size="16449 16668" draw:text-areas="0 0 ?f0 ?f1" draw:type="ooxml-non-primitive" draw:enhanced-path="M 12288 1995 L 12093 2117 11923 2239 11655 2531 11461 2433 11874 2214 12288 1995 Z M 13261 2239 L 13359 2263 13456 2287 13529 2336 13578 2433 13626 2531 13675 2725 13651 2896 13626 3090 13578 3285 13480 3480 13383 3650 13188 4015 12969 3674 12702 3358 12410 3066 12093 2823 12288 2677 12483 2531 12726 2385 12945 2287 13164 2239 Z M 7981 3699 L 7981 3723 7932 3723 7908 3747 7835 3796 7786 3845 7738 3918 7689 3991 7689 4064 7689 4088 7689 4112 7689 4137 7689 4161 7689 4307 7738 4453 7786 4526 7859 4574 8030 4672 8176 4720 8297 4720 8395 4696 8492 4672 8589 4599 8662 4526 8711 4429 8711 4307 8711 4185 8662 4064 8614 3942 8541 3845 8468 3772 8370 3723 8273 3699 Z M 9830 3966 L 9709 3991 9611 4064 9538 4161 9514 4258 9490 4356 9514 4453 9563 4574 9636 4647 9757 4720 9879 4745 10025 4696 10098 4672 10147 4623 10244 4502 10268 4429 10268 4356 10244 4234 10220 4161 10147 4064 10074 4015 9952 3966 Z M 9125 5572 L 9003 5596 8881 5669 8808 5791 8784 5913 8808 6034 8881 6156 9003 6229 9125 6253 9246 6229 9368 6156 9441 6034 9465 5913 9441 5791 9368 5669 9246 5596 9125 5572 Z M 5013 9441 L 4842 9538 4672 9684 4502 9855 4356 10025 4112 10414 3918 10779 3723 11144 3650 11363 3553 11582 3504 11826 3480 12045 3480 12239 3528 12337 3577 12410 3601 12434 3626 12458 3650 12434 3674 12410 3747 12288 3772 12166 3820 11874 3869 11631 3966 11388 4137 10925 4331 10536 4575 10171 4818 9830 5061 9490 5061 9465 5061 9441 Z M 9003 2287 L 9319 2312 9611 2360 9928 2409 10220 2482 10512 2579 10804 2677 11071 2798 11339 2944 11582 3066 11826 3236 12020 3382 12215 3577 12580 3966 12921 4380 12410 5012 11874 5596 11339 6180 10804 6764 9684 7908 9149 8492 8614 9076 6667 11217 6302 11631 5889 12045 5499 12410 5061 12774 5061 12774 5110 12677 5329 12166 5572 11631 5597 11582 5548 11558 5499 11534 5475 11582 5183 11996 4915 12434 4745 12750 4648 12920 4599 13091 4477 13188 4404 13115 4258 13042 4331 12750 4404 12507 4526 12264 4769 11801 5232 11071 5694 10366 5718 10341 5694 10317 5670 10293 5645 10317 5037 11047 4745 11412 4477 11801 4331 12020 4185 12288 4064 12556 3966 12847 3674 12604 3407 12312 3188 11996 2969 11655 3066 11436 3139 11193 3236 10950 3358 10706 3626 10220 3869 9782 4161 9368 4453 8954 4769 8565 4794 8541 4769 8516 4745 8492 4721 8492 4331 8808 3991 9149 3699 9514 3407 9928 3236 10195 3042 10512 2871 10852 2798 11047 2750 11217 2579 10852 2458 10487 2579 10341 2652 10195 2798 9830 3236 8954 3455 8565 3699 8200 3966 7835 4185 7446 4210 7421 4185 7397 4161 7373 4137 7397 3966 7494 3820 7640 3674 7786 3528 7957 3285 8346 3066 8687 2798 9198 2555 9709 2458 9928 2360 10171 2239 9757 2166 9368 2239 9173 2385 8833 2555 8492 2725 8176 2920 7859 3309 7300 3528 7056 3747 6789 3893 6667 4088 6545 4234 6399 4380 6253 4356 6229 4283 6205 4185 6180 4064 6229 3942 6278 3820 6375 3699 6472 3455 6716 3236 6983 3017 7251 2750 7640 2579 7908 2409 8176 2239 8468 2093 8784 2093 8565 2093 8224 2239 7835 2385 7567 2506 7324 2823 6837 3139 6375 3309 6156 3504 5961 3723 5742 3942 5572 4161 5402 4404 5256 4429 5207 4429 5158 4380 5110 4331 5110 4088 5207 3845 5353 3626 5499 3431 5645 3236 5840 3042 6034 2701 6424 2409 6837 2166 7251 2239 6910 2312 6570 2409 6229 2531 5888 2774 5621 3042 5402 3626 4964 3650 4915 3650 4866 3626 4818 3407 4818 3261 4866 3090 4939 2944 5012 3236 4574 3577 4161 3747 3966 3942 3796 4137 3626 4356 3480 4623 3309 4867 3163 5426 2896 5986 2677 6594 2506 7178 2385 7786 2312 8419 2287 Z M 2506 11947 L 2798 12410 2969 12628 3139 12823 3334 12993 3528 13188 3723 13334 3918 13480 3528 13675 3309 13748 3090 13821 2871 13845 2677 13845 2506 13796 2409 13772 2336 13723 2239 13626 2190 13553 2141 13456 2117 13358 2117 13139 2166 12896 2239 12653 2336 12410 2506 11947 Z M 14064 6570 L 14113 6740 14162 6910 14210 7105 14235 7324 14235 7713 14235 8078 14235 8541 14210 9003 14162 9465 14064 9928 13943 10341 13797 10731 13602 11120 13383 11485 13140 11850 12848 12166 12556 12483 12239 12799 12191 12726 12142 12701 12020 12628 11972 12628 11947 12653 11947 12677 11947 12726 11996 12774 12020 12823 12045 12969 11680 13237 11582 13018 11558 12896 11534 12774 11509 12726 11461 12701 11412 12726 11388 12774 11363 13115 11363 13285 11388 13431 11266 13529 11096 13626 11023 13310 10925 12993 10877 12969 10828 12993 10779 13188 10779 13383 10804 13577 10852 13772 10487 13918 10487 13821 10463 13480 10439 13310 10414 13139 10390 13091 10293 13091 10268 13139 10195 13480 10195 13821 10171 14040 9782 14186 9806 13845 9879 13504 9928 13164 9952 12823 9952 12774 9928 12750 9879 12726 9806 12750 9757 12799 9636 13139 9490 13504 9417 13894 9392 14088 9368 14283 9125 14332 9125 14064 9149 13821 9173 13431 9222 13237 9246 13139 9295 13091 9295 13066 9295 13042 9246 13042 9173 13091 9125 13139 9027 13310 8954 13480 8906 13650 8808 13991 8784 14210 8784 14405 8443 14453 8443 14332 8492 13894 8589 13456 8735 13042 8833 12847 8930 12653 8930 12628 8906 12580 8881 12580 8857 12604 8687 12799 8516 12993 8395 13237 8297 13456 8200 13723 8127 13967 8103 14234 8078 14478 7762 14502 7811 14259 7859 14113 7908 13967 7957 13796 7981 13650 7957 13602 7932 13577 7884 13577 7811 13626 7738 13699 7689 13772 7640 13869 7567 14064 7519 14259 7446 14526 7105 14526 7129 14380 7178 14210 7300 13894 7421 13577 7421 13529 7397 13504 7324 13504 7154 13650 7008 13821 6886 13991 6789 14210 6740 14332 6716 14502 6497 14453 6302 14380 5889 14210 7008 13358 8078 12458 8881 11777 9271 11436 9684 11120 10463 10512 10828 10195 11193 9855 11388 9636 11582 9417 11923 8930 12264 8443 12434 8200 12629 7981 12969 7616 13334 7251 13699 6910 14064 6570 Z M 14356 1460 L 14575 1509 14721 1582 14843 1679 14916 1825 14964 1971 14989 2141 14964 2312 14940 2506 14867 2701 14721 3090 14551 3455 14381 3747 14162 4112 13918 4477 13432 5183 12385 6545 12045 7008 11704 7421 11339 7835 10950 8224 10560 8614 10171 9003 9319 9733 8565 10341 7835 10974 7129 11607 6789 11947 6448 12288 5791 12945 5134 13602 4794 13918 4429 14210 4064 14478 3674 14745 3431 14891 3115 15037 2750 15208 2360 15305 2166 15354 1971 15378 1776 15402 1606 15378 1460 15329 1314 15256 1192 15159 1095 15037 1022 14867 973 14672 973 14478 973 14283 998 14064 1046 13869 1168 13456 1752 12288 2020 11753 2141 11558 2190 11485 2239 11436 2287 11534 2263 11558 1995 12118 1874 12410 1776 12701 1703 12993 1703 13139 1703 13285 1703 13431 1728 13577 1776 13723 1849 13869 1922 13967 2020 14064 2117 14137 2214 14210 2336 14234 2458 14283 2701 14283 2969 14259 3236 14210 3480 14137 3674 14040 4064 13869 4404 13650 4745 13407 5086 13139 5718 12580 6351 12020 7056 11315 7762 10585 8443 9855 9149 9125 10585 7665 11315 6910 12045 6180 12580 5596 13091 4988 13334 4672 13553 4356 13772 4015 13943 3674 14040 3407 14113 3163 14162 2896 14186 2628 14137 2385 14089 2263 14040 2141 13967 2044 13894 1947 13772 1849 13651 1776 13480 1703 13334 1679 12994 1679 13261 1606 13529 1533 13821 1484 14113 1460 Z M 15573 535 L 15694 584 15767 633 15816 681 15840 754 15889 852 15938 1119 15938 1387 15913 1679 15865 1971 15719 2531 15548 3066 15378 3577 15159 4088 14916 4574 14624 5061 14332 5499 13991 5937 13626 6351 13261 6740 12604 7397 12288 7738 11996 8103 11363 8979 11047 9392 10877 9611 10682 9806 10293 10122 9903 10439 9100 11047 8687 11388 8297 11728 7519 12410 6837 12969 6156 13529 5475 14064 4769 14575 4283 14916 3796 15208 3285 15500 2750 15767 2287 15962 2020 16059 1752 16132 1484 16205 1217 16230 949 16205 827 16181 730 16132 633 16084 560 16011 511 15938 462 15840 438 15646 438 15402 487 15159 560 14891 754 14405 754 14599 754 14794 803 14964 827 15110 900 15232 973 15354 1046 15427 1144 15500 1241 15573 1338 15597 1460 15646 1849 15646 2141 15597 2433 15500 2750 15402 3042 15256 3626 14964 4112 14648 4453 14405 4794 14137 5134 13845 5767 13261 6375 12653 6983 12045 7738 11363 8492 10731 9271 10098 10049 9465 10439 9125 10828 8760 11193 8395 11558 8030 11899 7665 12239 7275 12896 6448 13894 5110 14381 4429 14599 4064 14818 3723 14989 3382 15159 2993 15281 2604 15329 2409 15378 2214 15378 2020 15354 1849 15305 1655 15232 1509 15135 1363 14989 1241 14794 1144 14575 1046 14332 998 14089 973 14818 730 15110 608 15281 560 15427 535 Z M 15451 0 L 15305 24 15013 97 13845 462 13261 657 12702 876 12118 1119 11582 1411 11047 1703 10536 2020 10512 2068 10195 1971 9879 1898 9246 1801 8906 1776 8565 1752 8224 1752 7884 1776 7543 1801 7178 1849 6837 1898 6497 1971 6181 2068 5840 2166 5524 2287 5207 2409 4891 2555 4575 2725 4283 2896 3991 3090 3626 3358 3285 3699 2969 4039 2677 4429 2433 4842 2214 5256 2044 5718 1874 6156 1776 6351 1679 6521 1630 6691 1630 6862 1655 6910 1703 6935 1630 7348 1582 7762 1557 8151 1557 8565 1557 8881 1606 9198 1655 9514 1703 9830 1776 10171 1874 10487 1995 10828 2117 11144 2020 11193 1898 11290 1776 11412 1655 11607 1387 12045 1119 12556 876 13091 657 13553 414 14113 243 14551 97 14989 49 15208 0 15427 0 15670 49 15889 97 16084 195 16254 316 16400 487 16497 657 16595 827 16643 1046 16668 1241 16668 1509 16643 1776 16570 2044 16497 2312 16400 2823 16157 3309 15913 3796 15646 4258 15378 4721 15062 5183 14745 5791 14307 5767 14405 5767 14502 5791 14599 5864 14672 5937 14745 6035 14794 6302 14867 6594 14940 6910 14964 7227 14989 7543 14989 7567 15037 7640 15062 7689 15062 7713 15037 7738 14964 8127 14940 8224 14940 8322 14964 8395 14916 8808 14867 9198 14794 9611 14697 10001 14599 10390 14453 10779 14307 11144 14137 11509 13918 12020 13577 12507 13164 12969 12726 13359 12264 13553 11996 13724 11753 13894 11485 14040 11193 14186 10925 14308 10633 14405 10341 14478 10049 14599 9538 14648 9003 14672 8468 14697 7957 14697 7519 14672 7032 14624 6813 14575 6594 14502 6375 14381 6180 14745 5718 15086 5207 15378 4696 15646 4185 15889 3650 16084 3090 16254 2506 16376 1922 16449 1509 16449 1290 16449 1046 16424 803 16376 584 16303 389 16230 316 16157 243 16035 122 15889 49 15767 24 15621 0 Z N">
            <draw:equation draw:name="f0" draw:formula="logwidth"/>
            <draw:equation draw:name="f1" draw:formula="logheight"/>
          </draw:enhanced-geometry>
        </draw:custom-shape>
        <draw:custom-shape draw:name="Google Shape;335;p39" draw:style-name="gr5" draw:text-style-name="P25" draw:layer="layout" svg:width="1.136cm" svg:height="1.107cm" svg:x="0.719cm" svg:y="10.642cm">
          <text:p/>
          <draw:enhanced-geometry draw:mirror-horizontal="false" draw:mirror-vertical="false" svg:viewBox="0 0 0 0" drawooo:sub-view-size="18737 18250" draw:text-areas="0 0 ?f0 ?f1" draw:type="ooxml-non-primitive" draw:enhanced-path="M 13554 3431 L 13748 3456 13919 3480 14308 3602 14478 3675 14624 3748 14746 3845 14843 3967 14941 4113 15038 4259 15111 4405 15160 4551 15184 4721 15208 4891 15233 5232 15160 5548 15111 5719 15062 5865 14916 6132 14722 6351 14527 6570 14284 6765 13821 7130 13602 7325 13408 7544 12678 6984 12313 6692 11948 6400 11631 6108 11315 5767 11023 5427 10755 5037 10877 4989 10999 4891 11242 4697 11461 4478 11656 4283 12191 3869 12483 3699 12775 3553 12970 3480 13164 3456 13359 3431 Z M 13529 2872 L 13335 2896 12945 2969 12556 3066 12191 3237 11850 3456 11607 3626 11388 3821 10950 4210 10658 4478 10512 4648 10464 4721 10464 4818 10366 4843 10293 4916 10245 4989 10269 5110 10366 5354 10488 5597 10610 5816 10780 6035 10950 6230 11120 6449 11534 6814 11972 7179 12410 7519 12848 7836 13262 8152 13335 8201 13432 8225 13505 8225 13602 8201 13651 8152 13724 8079 13748 8006 13748 7933 13943 7787 14089 7665 14722 7154 15014 6862 15281 6546 15500 6205 15598 6035 15671 5840 15719 5670 15768 5500 15792 5305 15792 5135 15768 4770 15695 4429 15549 4088 15379 3772 15257 3626 15135 3504 15014 3383 14868 3261 14697 3164 14503 3066 14332 2993 14138 2945 13943 2896 13724 2872 Z M 5597 6814 L 4283 8030 3675 8590 3602 8468 3504 8395 3285 8201 2969 7860 2677 7519 2410 7203 2264 7057 2093 6911 3821 6911 4745 6862 5597 6814 Z M 755 6911 L 1047 6935 1315 6935 1339 6984 1363 7008 1582 7227 1826 7422 2142 7738 2434 8103 2799 8541 3018 8785 3139 8882 3261 8955 3091 9077 2993 8931 2872 8785 2580 8517 2020 8079 1388 7495 755 6911 Z M 9490 8760 L 9369 8785 9271 8833 9101 9004 8931 9174 8760 9344 8566 9515 8103 9904 7617 10318 7276 10609 7081 10780 6887 10999 6716 11193 6595 11437 6570 11534 6546 11656 6546 11753 6570 11850 6619 11948 6668 11996 6765 12021 6838 12021 6935 11972 7033 11923 7154 11777 7422 11461 7641 11242 7860 11023 8322 10634 8736 10318 9174 9977 9393 9807 9563 9612 9709 9393 9831 9174 9855 9052 9855 8931 9782 8858 9709 8809 9588 8760 Z M 2045 13359 L 2166 13408 2166 13481 2166 13554 2118 13627 2069 13675 1947 13773 1826 13870 1655 13943 1461 14016 1461 14016 1607 13821 1753 13627 1874 13481 1972 13383 1996 13383 2045 13359 Z M 1996 12872 L 1899 12897 1826 12921 1655 13018 1534 13140 1388 13286 1242 13456 998 13797 925 13967 828 14138 804 14235 779 14308 779 14405 828 14478 877 14527 925 14576 1047 14576 1120 14551 1266 14551 1412 14527 1582 14478 1728 14430 2020 14284 2239 14138 2361 14040 2483 13919 2556 13773 2629 13627 2653 13481 2653 13408 2629 13335 2604 13262 2556 13189 2483 13140 2385 13091 2288 12970 2166 12897 2069 12872 Z M 15525 560 L 16084 633 16644 706 17204 828 17763 974 17666 1023 17593 1096 17496 1169 17496 1193 17520 1217 17569 1266 17617 1290 17739 1315 17861 1290 17934 1290 17982 1242 18007 1363 18031 1461 17909 1485 17812 1534 17715 1582 17617 1655 17593 1680 17593 1753 17617 1801 17690 1826 17739 1850 17812 1874 17958 1850 18080 1801 18104 1996 17909 2069 17788 2118 17690 2215 17642 2264 17642 2361 17666 2410 17739 2458 17836 2483 17934 2458 18128 2410 18153 2531 18007 2555 17836 2604 17763 2653 17715 2726 17690 2823 17690 2896 17739 2945 17812 2993 18153 2993 18177 2969 18177 3261 17739 3383 17690 3407 17666 3431 17617 3529 17617 3577 17642 3626 17666 3650 17715 3699 17812 3723 17934 3723 18153 3699 18153 3699 18104 4186 17934 4088 17739 4040 17642 4015 17569 4040 17471 4064 17423 4137 17423 4186 17496 4283 17617 4332 17812 4429 17982 4526 18055 4551 17958 4940 17690 4843 17471 4721 17228 4648 17155 4648 17155 4672 17155 4721 17204 4818 17252 4891 17350 4989 17423 5062 17642 5183 17861 5256 17739 5621 17617 5938 17569 5889 17520 5840 17398 5743 17301 5670 17179 5597 17082 5573 16985 5548 16887 5548 16766 5597 16741 5621 16741 5670 16741 5719 16766 5743 16863 5840 16936 5913 17009 5962 17228 6132 17325 6181 17447 6205 17496 6205 17325 6473 17204 6473 17106 6449 17009 6400 16936 6351 16814 6230 16668 6108 16522 6035 16449 6011 16352 6011 16279 6035 16182 6084 16133 6132 16133 6181 16182 6230 16230 6254 16303 6254 16401 6303 16547 6424 16693 6570 16814 6692 16936 6789 17082 6838 16668 7325 16157 7106 16011 7033 15865 7008 15744 7008 15598 7057 15573 7081 15549 7106 15549 7154 15573 7179 15646 7276 15744 7349 15987 7495 16328 7665 16036 7957 15890 7909 15744 7884 15598 7860 15452 7836 15160 7690 15014 7641 14868 7592 14819 7617 14770 7665 14770 7714 14770 7763 14843 7860 14916 7957 15135 8128 15427 8249 15549 8298 15695 8322 15403 8639 15184 8590 14965 8541 14770 8468 14576 8347 14551 8322 14503 8322 14454 8371 14430 8420 14430 8493 14478 8590 14551 8687 14722 8809 14892 8906 15111 8979 14843 9271 14795 9247 14503 9150 14211 9052 13919 8955 13627 8858 13578 8858 13554 8882 13529 8931 13554 8955 13627 9077 13748 9198 13846 9296 13992 9369 14284 9515 14576 9612 14211 10001 14186 9953 14113 9904 13846 9709 13529 9563 13359 9490 13213 9442 13043 9393 12824 9393 12799 9442 12799 9490 12824 9515 13067 9734 13335 9904 13627 10074 13919 10220 13967 10245 13894 10318 13748 10464 13700 10391 13627 10318 13456 10220 13091 10074 12897 10026 12702 9953 12507 9928 12288 9904 12240 9904 12215 9928 12191 9977 12215 10050 12264 10099 12459 10196 12629 10293 12994 10512 13237 10634 13359 10682 13505 10707 12921 11291 12799 11193 12653 11096 12434 10974 12240 10828 12021 10682 11802 10585 11680 10537 11534 10537 11510 10561 11510 10585 11534 10609 11704 10804 11996 11072 12337 11364 12507 11461 12678 11534 12337 11875 12215 11826 12094 11777 11899 11680 11510 11437 11291 11339 11193 11315 11072 11291 10999 11315 10974 11364 10950 11437 10999 11485 11266 11704 11558 11923 11777 12069 12045 12191 11753 12483 11485 12264 11218 12045 11047 11899 10877 11777 10682 11680 10488 11631 10439 11656 10439 11680 10415 11704 10439 11753 11072 12410 11242 12605 11461 12775 11315 12945 11193 12848 11047 12775 10780 12629 10366 12361 10172 12215 9977 12069 9953 12045 9928 12069 9904 12094 9928 12118 10220 12532 10391 12702 10585 12897 10804 13067 10926 13140 11047 13213 10780 13456 10439 13213 10099 12970 9928 12872 9734 12799 9563 12726 9369 12726 9320 12751 9320 12775 9320 12799 9442 12921 9588 13043 9855 13262 10464 13773 10293 13943 10123 13821 9953 13724 9612 13554 9393 13408 9223 13237 9052 13067 8906 12848 8833 12799 8760 12799 8712 12824 8663 12897 8639 13018 8663 13164 8687 13286 8760 13408 8833 13529 8931 13627 9125 13821 9490 14089 9685 14211 9904 14308 9661 14527 9369 14381 9052 14235 8760 14089 8614 13992 8468 13919 8444 13894 8420 13894 8395 13919 8395 13967 8468 14138 8566 14308 8687 14430 8833 14551 9296 14868 9004 15160 8614 14770 8201 14405 7398 13700 6984 13359 6595 12994 6205 12605 5840 12215 5500 11777 5135 11315 4794 10901 4599 10682 4405 10488 4137 10269 3845 10074 3553 9855 3285 9661 3261 9588 3602 9296 3967 9004 4332 8712 4672 8420 5646 7519 6595 6595 6984 6205 7349 5792 8055 4940 8760 4088 9466 3237 9855 2799 10269 2410 10707 2045 11169 1704 11631 1412 12142 1144 12678 950 13237 779 13797 658 14381 585 14941 560 Z M 11777 13237 L 11777 13602 11753 13967 11704 14746 11680 15549 11656 16328 11485 16084 11291 15865 10877 15427 10755 15257 10610 15062 10464 14868 10366 14770 10293 14722 10731 14284 11266 13773 11777 13237 Z M 3431 14381 L 3553 14405 3699 14454 3699 14527 3723 14576 3602 14576 3553 14600 3504 14649 3334 14843 3164 15038 2969 15233 2896 15330 2847 15452 2847 15525 2872 15573 2896 15622 2945 15646 3115 15646 3237 15598 3358 15525 3480 15427 3699 15208 3894 14941 3918 14868 3918 14795 3918 14722 3869 14673 3918 14697 3967 14770 3967 14819 3967 14892 3942 15087 3894 15281 3699 15671 3553 15938 3480 16060 3358 16157 3261 16230 3115 16303 2847 16376 2556 16425 2361 16449 2166 16449 2312 16182 2434 15890 2629 15403 2726 15160 2847 14916 2993 14697 3164 14503 3237 14430 3310 14405 3358 14381 Z M 3066 10001 L 3188 10147 3334 10293 3650 10488 3894 10682 4113 10877 4332 11096 4526 11315 4891 11777 5256 12264 5621 12702 6011 13140 6449 13529 6862 13919 7763 14697 8176 15087 8614 15500 8590 15525 8517 15573 8468 15646 8468 15719 8395 15914 8322 16133 8176 16547 7227 15817 6303 15062 5840 14649 5378 14259 4964 13846 4551 13408 3821 12580 3456 12142 3091 11729 2702 11315 2288 10950 1850 10609 1607 10464 1388 10318 1534 10318 1655 10293 1947 10245 2507 10147 3066 10001 Z M 4989 16328 L 5110 16352 5086 16401 5062 16474 4989 16522 4843 16620 4551 16741 4551 16741 4599 16620 4672 16474 4770 16376 4867 16328 Z M 3237 13846 L 3115 13894 2993 13943 2896 14016 2702 14211 2531 14430 2385 14673 2264 14941 2045 15500 1923 15768 1777 16036 1607 16279 1509 16376 1412 16449 1363 16522 1315 16595 1290 16668 1315 16741 1339 16814 1388 16863 1436 16887 1534 16912 1631 16912 1728 16887 2288 16887 2556 16863 2799 16839 3042 16790 3285 16717 3431 16644 3553 16571 3650 16474 3772 16376 3918 16157 4064 15865 4210 15549 4283 15306 4332 15062 4380 14795 4356 14576 4356 14478 4307 14405 4259 14332 4186 14284 4113 14186 4040 14089 3942 14016 3845 13967 3626 13870 3383 13846 Z M 4818 15817 L 4697 15865 4575 15914 4453 15987 4356 16084 4259 16206 4161 16328 4088 16474 4040 16620 3991 16766 3967 16912 3967 17058 3991 17155 4064 17252 4161 17301 4210 17325 4259 17301 4502 17228 4721 17131 4989 17009 5135 16936 5256 16863 5354 16766 5427 16668 5500 16547 5524 16401 5524 16328 5500 16230 5451 16133 5402 16060 5305 15963 5208 15890 5086 15841 4964 15817 Z M 10001 14965 L 10099 15184 10220 15379 10488 15719 10731 16011 10999 16303 11242 16595 11339 16766 11412 16936 11437 17009 11485 17058 11558 17082 11607 17106 11607 17350 11583 17593 11412 17471 11266 17325 10974 17009 10488 16328 10099 15817 9855 15549 9709 15427 9588 15306 9855 15111 9928 15038 10001 14965 Z M 15135 1 L 14551 25 13967 74 13408 171 12824 293 12264 487 11753 706 11242 974 10755 1290 10318 1631 9880 2020 9466 2434 9052 2847 8663 3310 7933 4234 7203 5135 6814 5597 6400 6011 6205 6205 5889 6205 5548 6230 4916 6303 3991 6376 3066 6400 901 6400 171 6351 122 6351 74 6376 25 6449 1 6546 25 6619 1 6716 49 6789 195 7008 366 7227 731 7617 1120 7982 1534 8347 1923 8712 2337 9101 2507 9296 2702 9466 1923 9661 1680 9709 1412 9734 1193 9807 1071 9855 974 9928 925 9953 925 10001 925 10099 852 10123 804 10172 779 10220 755 10293 755 10342 755 10391 779 10439 852 10512 1363 10901 1850 11291 2312 11729 2774 12167 3164 12629 3553 13091 3967 13554 4356 13992 4794 14454 5256 14892 5743 15330 6230 15744 7227 16522 8249 17301 8347 17350 8444 17350 8517 17325 8590 17277 8639 17204 8663 17106 8663 17009 8614 16912 8760 16620 8858 16328 8955 16011 9004 15695 9174 15598 9466 15914 9831 16376 10196 16887 10464 17252 10755 17617 10901 17788 11072 17934 11242 18080 11437 18201 11510 18226 11558 18250 11631 18250 11704 18226 11826 18226 11948 18177 12045 18128 12094 18007 12167 17763 12191 17520 12240 17033 12264 16279 12264 15549 12288 14746 12337 13967 12361 13651 12386 13335 12361 13018 12337 12848 12288 12726 12775 12191 13335 11607 13943 11047 14527 10464 15087 9880 15622 9247 15865 8931 16157 8639 16717 8055 17277 7446 17471 7227 17666 6960 17836 6716 17982 6449 18104 6157 18250 5889 18347 5597 18445 5305 18591 4721 18688 4113 18736 3480 18736 2872 18712 2312 18688 1899 18639 1436 18542 998 18493 828 18420 658 18323 536 18226 463 18104 414 17982 439 17447 268 16863 147 16303 49 15719 1 Z N">
            <draw:equation draw:name="f0" draw:formula="logwidth"/>
            <draw:equation draw:name="f1" draw:formula="logheight"/>
          </draw:enhanced-geometry>
        </draw:custom-shape>
        <draw:custom-shape draw:name="Google Shape;336;p39" draw:style-name="gr5" draw:text-style-name="P25" draw:layer="layout" svg:width="1.212cm" svg:height="0.741cm" svg:x="2.301cm" svg:y="10.821cm">
          <text:p/>
          <draw:enhanced-geometry draw:mirror-horizontal="false" draw:mirror-vertical="false" svg:viewBox="0 0 0 0" drawooo:sub-view-size="19978 12216" draw:text-areas="0 0 ?f0 ?f1" draw:type="ooxml-non-primitive" draw:enhanced-path="M 8128 560 L 8517 609 8055 925 7617 1193 7422 1339 7325 1436 7252 1534 7252 1582 7252 1655 7300 1680 7349 1704 7471 1704 7592 1680 7836 1582 8055 1436 8274 1315 8711 1023 9149 731 9393 828 9660 925 9320 1071 9003 1217 8736 1339 8492 1509 8371 1607 8274 1728 8201 1850 8152 1996 8152 2045 8176 2045 8201 2069 8225 2069 8492 1947 8711 1801 8955 1680 9198 1558 9417 1485 9660 1412 9904 1339 10123 1266 10463 1558 10269 1582 10050 1631 9660 1777 9490 1874 9295 1947 9101 2045 8955 2191 8930 2239 8930 2264 8930 2337 9003 2410 9076 2410 9320 2361 9539 2288 9977 2093 10147 2045 10317 1947 10463 1850 10585 1704 10804 1972 10390 2191 10196 2288 10001 2385 9904 2434 9831 2507 9758 2604 9709 2702 9709 2726 9733 2750 9782 2775 10001 2775 10220 2702 10634 2507 10853 2434 11072 2361 11096 2361 11145 2458 10926 2556 10707 2677 10269 2945 10244 2994 10244 3042 10269 3067 10317 3091 10561 3067 10804 2994 11047 2896 11291 2775 11388 3091 11291 3091 11218 3115 11047 3164 10853 3286 10780 3334 10707 3432 10707 3505 10731 3553 10780 3602 10828 3602 10999 3553 11169 3505 11339 3456 11412 3432 11461 3383 11534 3602 11461 3626 11388 3675 11291 3724 11193 3772 11193 3821 11193 3845 11291 3894 11412 3943 11534 3943 11631 3894 11680 3967 11777 4016 11850 4040 11948 4040 12021 4016 12094 3967 12142 3894 12142 3797 12069 3359 11972 2945 12240 2726 12507 2531 12653 2458 12824 2410 12994 2361 13164 2337 13383 2337 13627 2385 13481 2458 13359 2556 13262 2702 13237 2775 13213 2848 13213 2896 13237 2921 13286 2945 13310 2921 13602 2750 13870 2604 14065 2507 14308 2629 14551 2750 14405 2775 14259 2823 14113 2872 13967 2945 13846 3018 13724 3115 13627 3213 13554 3310 13554 3359 13554 3407 13602 3456 13651 3480 13797 3456 13943 3407 14211 3286 14381 3237 14527 3188 14697 3140 14843 3091 14892 3067 14916 3018 15038 3140 14770 3213 14551 3261 14332 3359 14211 3432 14113 3505 14040 3578 13992 3675 13967 3748 13992 3821 14040 3845 14113 3845 14551 3724 14989 3602 15184 3578 15379 3505 15452 3602 15208 3675 15014 3748 14843 3845 14673 3967 14503 4089 14478 4113 14478 4162 14503 4210 14551 4259 14600 4259 15452 4016 15671 3967 15768 4186 15549 4259 15330 4332 15111 4429 14916 4551 14892 4600 14916 4648 14941 4697 15014 4697 15354 4624 15719 4551 15500 4648 15281 4746 15257 4770 15233 4819 15233 4867 15281 4940 15354 4940 15841 4867 15841 4989 15695 5013 15598 5038 15525 5086 15379 5208 15354 5281 15379 5330 15427 5378 15476 5378 15622 5354 15768 5378 15768 5427 15768 5524 15792 5622 15865 5695 15938 5768 16036 5792 16133 5792 16206 5768 16279 5695 16328 5695 16619 5622 16911 5597 17179 5597 17422 5646 17276 5695 17106 5768 16936 5865 16814 5987 16765 6060 16717 6133 16717 6206 16765 6279 16838 6303 16911 6279 17179 6157 17447 6060 17739 6011 17909 5962 18031 5914 18298 6133 18152 6181 17933 6254 17739 6352 17544 6473 17349 6595 17325 6668 17325 6741 17374 6790 17422 6814 17641 6765 17860 6717 18274 6595 18639 6473 18761 6644 18493 6717 18250 6814 18006 6960 17812 7130 17787 7155 17787 7179 17812 7252 17860 7276 17933 7276 18177 7179 18444 7130 18955 7033 19004 7106 18785 7155 18566 7203 18371 7301 18177 7398 18177 7447 18177 7471 18201 7471 18396 7495 18590 7495 18955 7447 19126 7422 19174 7544 18980 7568 18761 7617 18444 7714 18396 7763 18371 7836 18371 7909 18396 7933 18444 7957 18809 7982 19296 7982 19320 8201 19272 8201 19101 8176 18907 8201 18736 8225 18566 8274 18542 8298 18517 8322 18493 8420 18542 8468 18566 8493 18907 8493 19223 8517 19345 8541 19345 8833 19199 8785 18882 8785 18736 8809 18688 8833 18663 8858 18663 8931 18688 9004 18712 9004 18761 9028 18882 9028 19028 9077 19150 9125 19296 9174 19199 9466 18980 9417 18736 9417 18688 9442 18663 9466 18663 9515 18663 9563 18663 9612 18712 9636 18736 9661 18907 9709 19053 9758 18955 9928 18834 10099 18663 10074 18444 10074 18420 10099 18396 10172 18420 10220 18444 10245 18493 10245 18663 10269 18542 10391 18371 10512 18274 10464 18225 10439 18152 10439 18104 10488 18079 10537 18079 10610 18104 10658 17739 10829 17349 10950 16960 11023 16546 11096 16133 11121 15719 11145 14916 11169 13140 11194 12264 11242 11364 11340 10244 11461 9125 11559 8565 11583 8006 11583 7446 11559 6862 11510 5086 11364 4210 11242 3772 11169 3334 11072 2993 10999 2653 10877 2336 10756 2020 10610 1704 10439 1436 10245 1168 10001 949 9734 852 9588 779 9417 706 9271 657 9101 633 8931 609 8760 633 8420 682 8103 803 7763 949 7447 1120 7155 1387 6814 1679 6498 1996 6230 2336 5962 2336 5962 2117 6279 1898 6571 1874 6644 1898 6717 1947 6765 2044 6765 2117 6741 2190 6692 2336 6595 2458 6449 2555 6303 2847 5987 3164 5695 3188 5646 3212 5646 3091 5792 2847 6133 2774 6303 2677 6498 2677 6546 2726 6546 2896 6449 3066 6327 3212 6206 3334 6035 3480 5889 3626 5695 3650 5719 3699 5816 3577 5938 3456 6108 3407 6230 3407 6327 3407 6352 3456 6376 3529 6376 3626 6327 3772 6206 3869 6108 3967 6157 4064 6181 4186 6157 4283 6084 4307 6035 4307 5987 4137 5719 4015 5403 3918 5062 3845 4697 3821 4356 3821 3991 3845 3651 3894 3334 3942 3115 4015 2896 4113 2677 4210 2483 4332 2288 4478 2093 4599 1923 4770 1753 5110 1461 5475 1193 5865 974 6303 828 6716 706 7179 633 7008 731 6789 852 6546 998 6424 1071 6327 1169 6278 1266 6230 1363 6254 1412 6303 1461 6400 1485 6522 1461 6643 1436 6765 1363 7033 1217 7203 1096 7811 779 7982 682 8055 633 8128 560 Z M 7933 1 L 7349 49 6789 147 6254 268 5767 439 5524 536 5281 658 5062 804 4843 950 4624 1120 4429 1315 4259 1509 4088 1728 3942 1947 3796 2166 3675 2410 3577 2653 3480 2896 3407 3164 3358 3407 3310 3675 3310 3870 3334 4210 3383 4624 3480 5086 3285 5086 3115 5111 2726 5184 2409 5305 2166 5427 1825 5622 1485 5889 1193 6157 901 6473 657 6814 439 7179 268 7544 122 7909 25 8274 1 8614 1 8931 74 9247 171 9539 293 9807 487 10074 682 10318 925 10561 1168 10756 1436 10950 1728 11121 2020 11267 2336 11413 2628 11534 2945 11632 3334 11729 3723 11802 4526 11924 6132 12070 7276 12167 7836 12191 8395 12216 8955 12191 9514 12167 10098 12118 10658 12070 11583 11948 12507 11875 13432 11826 14357 11802 15208 11802 16060 11753 16498 11729 16911 11656 17325 11583 17739 11486 18079 11364 18396 11218 18688 11048 18931 10853 19174 10634 19369 10415 19539 10147 19685 9880 19807 9588 19904 9296 19953 8979 19977 8663 19977 8322 19953 8006 19880 7665 19783 7325 19710 7057 19588 6790 19442 6546 19296 6303 19126 6060 18955 5865 18761 5670 18542 5476 18323 5330 18104 5208 17860 5086 17593 5013 17325 4965 17057 4940 16790 4965 16522 5013 16522 4794 16522 4600 16473 4381 16425 4186 16352 3991 16279 3797 16182 3602 16060 3407 15792 3067 15500 2750 15184 2483 14843 2239 14673 2142 14478 2045 14284 1972 14089 1899 13870 1850 13651 1801 13432 1777 13213 1777 12994 1801 12775 1826 12580 1899 12386 1972 12215 2069 12069 2191 11923 2361 11802 2531 11656 2239 11485 1947 11291 1680 11072 1412 10828 1169 10585 925 10317 731 10050 536 9806 390 9563 268 9320 195 9052 122 8784 74 8492 25 8225 1 Z N">
            <draw:equation draw:name="f0" draw:formula="logwidth"/>
            <draw:equation draw:name="f1" draw:formula="logheight"/>
          </draw:enhanced-geometry>
        </draw:custom-shape>
        <draw:custom-shape draw:name="Google Shape;337;p39" draw:style-name="gr5" draw:text-style-name="P25" draw:layer="layout" svg:width="0.711cm" svg:height="1.213cm" svg:x="4.218cm" svg:y="10.567cm">
          <text:p/>
          <draw:enhanced-geometry draw:mirror-horizontal="false" draw:mirror-vertical="false" svg:viewBox="0 0 0 0" drawooo:sub-view-size="11730 20002" draw:text-areas="0 0 ?f0 ?f1" draw:type="ooxml-non-primitive" draw:enhanced-path="M 6425 414 L 6571 439 6692 487 6814 560 6936 633 7033 731 7130 828 7179 950 7228 1096 7252 1242 7276 1534 7228 1801 7155 2093 7033 2385 6790 2945 6522 3480 6303 3456 5938 3456 5646 2629 5427 2069 5305 1826 5208 1631 5184 1388 5208 1266 5232 1169 5281 1047 5330 925 5403 828 5500 731 5622 633 5743 536 5865 487 6011 439 6157 414 Z M 9052 1339 L 9198 1388 9344 1436 9490 1534 9588 1631 9709 1753 9782 1874 9855 2020 9904 2166 9928 2312 9928 2483 9928 2629 9904 2775 9831 2945 9758 3067 9661 3213 9442 3383 9198 3553 8931 3675 8615 3796 8323 3869 8006 3967 7447 4088 7349 3942 7228 3821 7106 3724 6960 3626 7228 3091 7447 2531 7568 2288 7690 2069 7836 1874 7982 1704 8177 1558 8371 1436 8590 1363 8858 1339 Z M 3991 1242 L 4162 1266 4308 1315 4454 1412 4575 1534 4697 1704 4819 1874 4916 2312 5086 2775 5184 2994 5305 3213 5427 3407 5573 3578 5476 3626 5305 3724 5135 3845 5013 4015 4892 4186 4794 4113 4697 4040 4478 3894 4016 3699 3578 3432 3213 3213 3115 3164 3018 3091 2969 2994 2921 2896 2921 2799 2921 2677 2969 2434 3067 2118 3213 1826 3310 1680 3432 1558 3529 1436 3675 1339 3845 1266 3991 1242 Z M 6157 3967 L 6181 4015 6084 4088 5962 4161 5768 4380 5597 4624 5451 4843 5305 5110 5281 4989 5281 4867 5281 4745 5330 4624 5378 4526 5524 4307 5695 4137 5816 4064 5914 4015 6035 3991 6157 3967 Z M 6425 4064 L 6595 4113 6741 4186 6571 4307 6400 4453 6254 4624 6108 4794 5987 4964 5841 5208 5743 5427 5695 5548 5670 5670 5573 5597 5500 5500 5549 5281 5646 5062 5768 4867 5914 4672 6157 4405 6303 4210 6425 4064 Z M 7009 4551 L 7033 4721 7009 4891 6960 5062 6887 5232 6790 5378 6644 5524 6498 5646 6327 5743 6376 5597 6692 4989 7009 4551 Z M 6814 4234 L 6911 4332 6790 4453 6692 4575 6571 4745 6376 5086 6206 5427 6108 5597 6011 5792 5865 5767 5962 5597 6035 5427 6108 5256 6181 5086 6303 4843 6473 4624 6619 4429 6814 4234 Z M 2848 3821 L 3067 3845 3310 3894 3456 3942 3626 4040 4016 4234 4210 4332 4405 4405 4575 4453 4770 4478 4697 4745 4697 4891 4697 5062 4527 5086 4356 5135 4186 5183 4040 5281 3724 5451 3432 5646 2896 5986 2604 6011 2312 6035 2191 6035 2069 5986 1947 5889 1826 5767 1753 5621 1680 5451 1655 5305 1631 5135 1631 4964 1655 4794 1704 4624 1753 4478 1874 4259 2020 4113 2215 3991 2410 3894 2629 3845 2848 3821 Z M 10220 3869 L 10488 3918 10658 3991 10756 4088 10853 4234 10902 4380 10950 4551 10975 4697 10975 5013 10950 5183 10902 5354 10853 5548 10780 5694 10683 5865 10561 6011 10439 6108 10293 6205 10123 6230 9953 6254 9782 6230 9612 6181 9344 6035 9052 5889 8833 5792 8590 5646 8347 5475 8104 5305 7860 5183 7714 5135 7593 5110 7617 5062 7641 4867 7641 4672 7812 4502 8225 4405 8639 4283 9052 4137 9417 3967 9685 3894 9953 3869 Z M 7349 5646 L 7617 5767 7885 5913 8152 6059 8444 6205 8542 6278 8882 6424 9198 6546 9369 6643 9515 6741 9612 6838 9709 6984 9782 7106 9855 7252 9880 7398 9880 7568 9855 7738 9807 7860 9734 7957 9636 8055 9539 8152 9296 8274 9052 8347 8931 8371 8809 8395 8688 8371 8590 8371 8396 8298 8201 8176 8055 8006 7909 7836 7787 7641 7666 7446 7568 7227 7495 6984 7349 6546 7276 6205 7228 6035 7155 5889 7349 5646 Z M 4721 5256 L 4819 5475 4916 5719 5062 5913 5257 6084 5184 6351 5159 6668 5135 6935 5013 7325 4916 7690 4867 7787 4721 8030 4527 8225 4308 8395 4064 8493 3943 8541 3797 8566 3553 8566 3407 8541 3286 8493 3164 8420 3067 8322 2969 8225 2872 8128 2750 7884 2677 7641 2677 7398 2702 7154 2775 6911 2896 6692 3091 6497 3261 6327 3480 6157 3894 5865 4332 5573 4721 5256 Z M 6619 6278 L 6741 6522 6838 6789 6984 7252 7130 7690 7325 8201 7398 8444 7422 8712 7422 8906 7349 9052 7276 9174 7155 9296 7009 9369 6863 9417 6692 9442 6522 9442 6279 9417 6060 9369 5841 9296 5622 9174 5500 9077 5378 8979 5305 8858 5257 8736 5232 8590 5232 8444 5257 8128 5354 7957 5451 7763 5500 7568 5549 7398 5622 7008 5695 6741 5841 6376 6011 6400 6181 6400 6400 6351 6619 6278 Z M 11194 9734 L 11194 9782 10999 10512 10756 11461 10634 11923 10488 12361 10366 12653 10220 12897 10050 13116 9831 13335 9612 13529 9369 13675 9101 13821 8833 13943 8615 14016 8371 14040 8128 14040 7885 14016 7812 13992 8055 13846 8298 13675 8688 13359 8906 13140 9150 12897 9393 12629 9612 12313 9807 12021 9953 11680 10074 11364 10099 11194 10099 11048 10099 10975 10050 10902 10001 10853 9953 10829 9880 10829 9807 10853 9734 10877 9685 10926 9539 11169 9417 11413 9296 11680 9174 11923 9004 12167 8809 12410 8615 12653 8396 12872 8152 13067 7909 13262 7666 13432 7398 13578 7301 13627 7276 13432 7252 13262 7252 13018 7252 12799 7325 12337 7422 11972 7544 11607 7617 11461 7714 11291 7836 11145 7982 11023 8323 10756 8688 10512 9077 10318 9490 10147 9904 10001 10342 9880 10780 9782 11194 9734 Z M 390 11218 L 731 11267 1071 11291 1412 11315 1753 11364 2239 11437 2702 11583 3164 11729 3602 11948 3797 12069 3991 12215 4162 12361 4332 12556 4478 12726 4624 12921 4867 13335 4989 13578 5038 13797 5062 14040 5038 14284 4989 14746 4916 15233 4746 15160 4551 15062 4210 14843 3870 14576 3529 14284 3091 13919 2702 13529 2531 13335 2385 13116 2239 12897 2069 12726 2020 12702 1972 12702 1923 12726 1899 12775 1874 12921 1874 13043 1899 13189 1947 13335 2020 13456 2118 13602 2337 13870 2580 14113 2823 14357 3261 14722 3578 14989 3918 15257 4259 15476 4600 15671 4210 15841 3797 15938 3383 15987 3188 16011 2994 15987 2799 15963 2604 15914 2410 15865 2215 15768 2045 15671 1850 15549 1680 15403 1509 15233 1339 15038 1193 14819 1071 14600 950 14357 852 14113 779 13846 658 13335 585 12799 512 12288 463 11753 390 11218 Z M 6230 1 L 5914 25 5622 122 5451 195 5305 293 5159 390 5062 536 4965 658 4892 804 4843 974 4794 1120 4648 998 4454 877 4283 804 4089 779 3894 779 3675 804 3480 877 3286 998 3115 1144 2945 1315 2799 1509 2677 1704 2580 1923 2507 2142 2458 2385 2410 2604 2410 2799 2434 2994 2483 3188 2556 3359 2312 3407 2093 3480 1899 3602 1728 3748 1558 3918 1436 4113 1315 4307 1217 4526 1169 4745 1144 4964 1144 5183 1169 5402 1242 5597 1315 5816 1412 5986 1534 6181 1607 6254 1704 6327 1899 6449 2142 6522 2385 6570 2264 6814 2191 7081 2166 7349 2191 7617 2239 7884 2337 8152 2458 8395 2629 8614 2750 8712 2848 8809 2969 8906 3115 8955 3237 9004 3359 9052 3651 9077 3918 9052 4186 9004 4478 8882 4721 8736 4794 8687 4843 8906 4940 9101 5062 9296 5232 9442 5403 9588 5622 9685 5841 9782 6084 9855 6011 10074 5987 10293 5962 10537 5962 10780 5987 11267 6011 11705 5987 12459 5962 13213 5889 13943 5792 14697 5670 15403 5451 15379 5524 14843 5573 14308 5573 14065 5549 13797 5500 13529 5403 13262 5305 13043 5159 12799 5013 12580 4843 12361 4673 12167 4478 11972 4259 11802 4064 11656 3845 11510 3626 11388 3383 11291 3140 11218 2653 11072 2142 10975 1655 10877 1120 10804 852 10780 585 10780 342 10804 98 10877 25 10926 1 10999 1 11072 50 11145 25 11437 1 11729 1 12045 1 12337 25 12678 74 12994 123 13310 196 13627 293 13919 415 14235 536 14527 658 14819 828 15087 974 15330 1169 15549 1363 15768 1558 15938 1777 16060 1996 16182 2215 16303 2458 16376 2702 16425 2945 16474 3213 16498 3456 16474 3724 16474 3967 16425 4210 16352 4454 16279 4673 16157 4892 16036 5086 15890 5257 15890 5549 15914 5330 16693 5111 17471 4867 18128 4746 18445 4575 18761 4429 19004 4259 19272 4186 19394 4113 19540 4089 19686 4064 19832 4089 19880 4089 19929 4162 19977 4259 20002 4356 19953 4575 19734 4770 19491 4940 19223 5086 18931 5208 18639 5330 18347 5549 17763 5768 17082 5962 16376 6108 15695 6254 14989 6352 14308 6571 14357 6814 14357 7033 14332 7276 14259 7422 14332 7593 14405 7763 14454 7933 14478 8298 14527 8615 14478 8882 14430 9150 14332 9442 14211 9685 14065 9928 13894 10172 13724 10366 13505 10537 13286 10731 12994 10877 12702 10999 12386 11121 12069 11291 11413 11461 10756 11559 10391 11632 10172 11705 9928 11729 9709 11729 9490 11729 9393 11680 9296 11632 9223 11583 9174 11486 9125 11413 9150 11340 9174 11291 9247 11072 9223 10829 9247 10610 9296 10366 9344 9904 9490 9466 9661 8955 9880 8444 10147 8177 10293 7958 10439 7714 10610 7495 10804 7349 10950 7228 11145 7130 11340 7033 11559 6984 11778 6911 12021 6838 12459 6814 12726 6790 13091 6814 13286 6838 13481 6887 13627 6984 13748 6692 13846 6400 13967 6449 13116 6473 12240 6449 11656 6400 11072 6352 10488 6352 9904 6522 9928 6668 9928 6814 9904 6960 9880 7106 9831 7252 9782 7374 9709 7495 9636 7593 9539 7690 9417 7763 9320 7812 9174 7860 9052 7885 8906 7909 8736 7885 8566 8079 8687 8250 8785 8444 8858 8639 8882 9077 8882 9296 8809 9515 8736 9661 8663 9807 8590 9928 8493 10026 8395 10123 8274 10220 8152 10269 8006 10318 7884 10366 7738 10391 7592 10391 7446 10391 7300 10366 7154 10318 7008 10245 6862 10172 6716 10172 6692 10342 6668 10488 6619 10634 6546 10780 6449 10877 6327 10999 6205 11096 6059 11169 5913 11291 5597 11364 5256 11388 4916 11388 4599 11315 4307 11218 4088 11096 3894 10926 3748 10731 3626 10512 3553 10269 3529 10026 3505 10196 3310 10269 3188 10342 3042 10391 2896 10415 2726 10439 2580 10439 2434 10415 2264 10366 2118 10269 1826 10123 1534 9928 1290 9807 1193 9685 1096 9563 1023 9442 974 9198 901 8931 877 8663 901 8396 974 8152 1071 7909 1217 7714 1388 7714 1120 7666 852 7617 706 7568 560 7471 439 7374 317 7252 220 7130 147 6984 98 6838 49 6546 1 Z N">
            <draw:equation draw:name="f0" draw:formula="logwidth"/>
            <draw:equation draw:name="f1" draw:formula="logheight"/>
          </draw:enhanced-geometry>
        </draw:custom-shape>
        <draw:custom-shape draw:name="Google Shape;338;p39" draw:style-name="gr5" draw:text-style-name="P25" draw:layer="layout" svg:width="0.893cm" svg:height="1.12cm" svg:x="5.749cm" svg:y="10.683cm">
          <text:p/>
          <draw:enhanced-geometry draw:mirror-horizontal="false" draw:mirror-vertical="false" svg:viewBox="0 0 0 0" drawooo:sub-view-size="14722 18470" draw:text-areas="0 0 ?f0 ?f1" draw:type="ooxml-non-primitive" draw:enhanced-path="M 11874 658 L 11826 1291 11777 1923 11753 2264 11680 2580 11607 2872 11509 3188 11412 3407 11290 3626 11144 3797 10974 3943 10779 4064 10560 4162 10341 4235 10122 4308 9976 4332 9855 4332 9563 4308 9295 4259 9052 4162 9392 3894 9611 3675 9806 3432 10025 3188 10220 2921 10366 2629 10512 2337 10633 2045 10706 1753 10706 1680 10682 1607 10658 1558 10585 1534 10536 1510 10463 1510 10414 1558 10366 1607 10098 2069 9855 2531 9587 2969 9441 3188 9271 3383 9027 3626 8760 3845 8735 3845 8638 3724 8589 3578 8565 3432 8541 3261 8589 2921 8638 2629 8711 2410 8808 2215 8930 2020 9052 1850 9222 1680 9392 1510 9563 1388 9757 1266 10001 1120 10244 1023 10512 950 10779 877 11339 755 11874 658 Z M 1849 4527 L 2141 4551 2433 4600 2701 4648 2993 4746 3236 4819 3772 5062 4258 5330 4721 5622 4915 5768 5061 5914 5232 6084 5353 6254 5597 6644 5816 7057 5913 7301 5986 7568 6059 7836 6083 8104 6083 8323 6059 8542 5962 8858 5670 8712 5305 8493 4988 8250 4672 7958 4380 7666 4015 7179 3796 6911 3553 6619 3309 6376 3163 6279 3042 6181 2896 6108 2774 6060 2628 6035 2433 6035 2409 6060 2409 6108 2409 6157 2506 6279 2604 6425 2847 6668 3090 6911 3309 7130 3772 7739 4015 8031 4258 8323 4404 8444 4550 8590 4867 8834 5207 9053 5548 9247 5353 9345 5159 9418 4940 9466 4745 9491 4550 9491 4331 9466 4112 9442 3869 9369 3650 9296 3407 9174 3188 9053 2969 8907 2774 8761 2579 8590 2239 8201 2068 7982 1898 7714 1776 7471 1655 7179 1460 6619 1314 6060 1144 5330 1046 4940 998 4575 1265 4551 1557 4527 Z M 10974 14138 L 10755 14187 10536 14260 10098 14430 9855 14503 9636 14600 9198 14844 9173 14868 9149 14892 9173 14965 9198 14990 9246 15014 9271 15014 9490 14941 9757 14892 10268 14795 10512 14722 10731 14625 10828 14552 10925 14479 11023 14381 11096 14284 11096 14235 11071 14162 11023 14138 Z M 8297 13116 L 8614 13140 8443 13238 8370 13286 8297 13335 8273 13384 8249 13432 8273 13505 8322 13578 8370 13603 8419 13627 8614 13603 8784 13554 9125 13432 9271 13408 9538 13408 9660 13384 9782 13432 10220 13651 9952 13724 9709 13797 9149 13919 8857 13968 8589 14041 8541 14089 8516 14138 8541 14187 8589 14235 8857 14284 9125 14284 9392 14260 9660 14211 9903 14162 10171 14114 10414 14016 10536 13943 10633 13870 11096 14162 11558 14479 11631 14527 11193 14722 10852 14892 10512 15014 10171 15136 9830 15209 9782 15233 9782 15257 9782 15282 9830 15306 9976 15330 10122 15330 10414 15306 10731 15233 11023 15136 11485 14965 11996 14771 12337 15038 12093 15111 11874 15209 11436 15403 11047 15525 10682 15647 10293 15744 9903 15890 9879 15914 9879 15939 9879 15963 9903 15987 10098 16036 10268 16060 10463 16036 10658 16012 11023 15939 11388 15817 12020 15598 12337 15476 12629 15306 12921 15598 12434 15793 11947 15963 11534 16060 11096 16158 10682 16255 10487 16328 10293 16425 10268 16450 10268 16474 10268 16498 10293 16523 10512 16547 10731 16547 10950 16523 11169 16498 11607 16401 12020 16279 12312 16182 12604 16085 12872 15963 13140 15841 13164 15866 13407 16133 12994 16231 12604 16377 11680 16669 10779 16912 10731 16961 10706 17034 10731 17082 10804 17107 11023 17082 11242 17082 11680 16985 12093 16888 12531 16742 13091 16571 13626 16401 13870 16717 14089 17058 13894 17155 13699 17228 13286 17350 12872 17423 12434 17472 11339 17618 10220 17788 9587 17885 8930 17934 8297 17958 7032 17958 6400 17910 5110 17837 3918 17764 3334 17715 2725 17666 2166 17618 1849 17569 1533 17520 1217 17447 925 17350 681 17204 560 17131 462 17034 754 16644 1046 16279 1363 15914 1703 15574 2044 15257 2409 14941 2798 14649 3212 14381 3699 14089 4185 13870 4721 13676 5232 13505 5767 13384 6327 13286 6862 13189 7421 13140 7373 13603 7276 14065 7276 14187 7324 14284 7397 14357 7494 14381 7592 14406 7689 14381 7762 14308 7811 14211 7884 13676 7957 13116 Z M 6886 1 L 6813 25 6765 25 6740 74 6740 98 6740 147 6862 536 7008 926 7130 1315 7227 1704 7300 2118 7349 2556 7373 2994 7373 3407 7324 3870 7276 4332 7105 5257 6911 6181 6838 6644 6765 7106 6716 7666 6716 8201 6765 8712 6838 9223 6424 9077 6497 8834 6570 8590 6594 8347 6594 8079 6570 7836 6521 7568 6448 7325 6351 7082 6254 6838 6132 6595 6010 6352 5864 6133 5694 5938 5548 5743 5378 5549 5207 5403 4964 5208 4696 5013 4429 4867 4161 4721 3869 4575 3577 4454 2993 4259 2506 4137 2239 4089 1971 4064 1679 4040 1411 4064 1168 4137 949 4235 900 4186 852 4137 803 4137 754 4186 681 4259 633 4356 608 4454 584 4575 584 4819 608 5062 657 5330 706 5597 803 6011 876 6352 973 6692 1071 7033 1192 7349 1338 7690 1484 8006 1679 8298 1874 8566 2068 8809 2287 9004 2531 9199 2774 9393 3042 9539 3309 9685 3577 9807 3869 9904 4161 9977 4453 10001 4745 10001 5013 9977 5280 9904 5548 9807 5816 9685 6059 9539 6278 9637 6521 9734 6740 9783 6984 9807 7203 10634 7324 11145 7421 11632 7446 12143 7446 12629 6886 12678 6327 12775 5767 12873 5207 12994 4648 13165 4112 13359 3601 13603 3090 13870 2652 14138 2239 14454 1825 14795 1411 15136 1046 15525 706 15939 414 16377 146 16839 73 16863 24 16912 0 16985 0 17058 73 17204 146 17326 219 17423 316 17520 438 17618 560 17691 852 17812 1144 17910 1460 17982 1995 18080 2725 18177 3455 18226 4940 18323 6205 18396 7470 18469 8078 18469 8711 18445 9344 18396 9976 18323 11339 18128 12726 17958 13140 17885 13553 17812 13967 17666 14162 17593 14356 17472 14429 17496 14502 17496 14575 17472 14624 17447 14673 17399 14721 17326 14721 17277 14697 17180 14600 16912 14454 16669 14283 16401 14113 16182 14137 16158 14137 16133 14137 16109 14113 16109 14040 16085 13699 15671 13553 15525 13626 15452 13626 15403 13626 15379 13602 15355 13553 15355 13432 15379 13188 15136 12945 14892 12385 14454 12361 14381 12312 14357 12264 14333 12069 14211 11582 13870 11071 13554 10560 13262 10025 12994 9782 12897 9538 12824 9295 12751 9027 12702 8516 12629 8005 12629 8005 12264 7981 11899 7957 11559 7884 11194 7786 10731 7640 10269 7494 9807 7349 9345 7300 9077 7251 8809 7203 8250 7203 7666 7251 7106 7324 6522 7421 5938 7616 4746 7884 4746 8127 4673 8370 4575 8638 4454 8760 4527 8906 4624 9076 4673 9246 4721 9587 4794 10122 4794 10366 4746 10609 4673 10828 4575 11071 4454 11266 4308 11461 4162 11607 3967 11728 3797 11850 3602 11947 3407 12020 3188 12142 2775 12215 2312 12288 1850 12312 1412 12361 512 12458 463 12507 390 12531 317 12507 220 12483 147 12434 98 12337 74 12264 98 12069 147 12045 147 11631 269 11217 366 10804 463 10390 561 10001 707 9611 877 9417 974 9246 1096 9076 1242 8906 1388 8735 1558 8614 1753 8492 1947 8395 2142 8297 2361 8249 2580 8200 2799 8151 3042 8151 3286 8200 3578 8224 3724 8297 3845 8370 3967 8443 4040 8443 4064 8370 4089 8200 4186 8030 4259 7689 4381 7762 3797 7811 3237 7811 2702 7786 2142 7738 1874 7689 1607 7616 1339 7519 1072 7421 828 7300 561 7130 317 6959 50 6935 25 6886 1 Z N">
            <draw:equation draw:name="f0" draw:formula="logwidth"/>
            <draw:equation draw:name="f1" draw:formula="logheight"/>
          </draw:enhanced-geometry>
        </draw:custom-shape>
        <draw:custom-shape draw:name="Google Shape;339;p39" draw:style-name="gr5" draw:text-style-name="P25" draw:layer="layout" svg:width="1.005cm" svg:height="0.874cm" svg:x="7.313cm" svg:y="10.769cm">
          <text:p/>
          <draw:enhanced-geometry draw:mirror-horizontal="false" draw:mirror-vertical="false" svg:viewBox="0 0 0 0" drawooo:sub-view-size="16571 14405" draw:text-areas="0 0 ?f0 ?f1" draw:type="ooxml-non-primitive" draw:enhanced-path="M 8103 4623 L 7811 4818 7665 4915 7519 5013 7470 4623 Z M 8516 4599 L 8760 4623 9003 4648 9027 4648 8979 4672 8930 4721 8930 4696 8857 4769 8735 4818 8541 4940 8273 5134 8030 5329 7811 5475 7567 5621 7543 5256 7665 5232 7786 5159 8005 5037 8297 4842 8443 4745 8516 4599 Z M 9003 5086 L 8930 5572 8881 5572 8833 5597 8419 5864 8005 6108 7835 6181 7640 6278 7616 5889 7738 5840 7859 5791 8103 5645 9003 5086 Z M 8881 6010 L 8857 6181 8857 6254 8784 6254 8735 6278 8200 6570 7689 6862 7665 6594 7811 6570 7932 6521 8176 6400 8541 6229 8711 6132 8881 6010 Z M 8833 6594 L 8808 6765 8760 6789 8565 6862 8395 6959 8054 7178 7859 7300 7689 7446 7689 7105 8273 6862 8833 6594 Z M 8784 7154 L 8760 7470 8687 7495 8516 7568 8370 7665 8103 7884 7908 8030 7713 8200 7689 7787 7835 7714 7981 7641 8249 7470 8516 7300 8784 7154 Z M 8735 7835 L 8711 8103 8638 8127 8468 8249 8322 8371 8030 8662 7811 8857 7738 8444 7859 8395 8005 8322 8249 8176 8492 8006 8735 7835 Z M 8662 8687 L 8589 9198 8346 9125 8103 9100 8273 8979 8468 8833 8662 8687 Z M 7981 4088 L 7713 4112 7421 4137 7324 4137 7300 4161 7348 4210 7348 4210 7275 4185 7178 4185 7081 4234 7056 4283 7032 4331 7008 4502 6983 4672 6983 5037 7056 5743 7105 6448 7105 7154 7105 7738 7129 8322 7154 8638 7202 8930 7275 9198 7397 9465 7446 9538 7519 9587 7567 9636 7592 9660 7713 9660 7932 9563 8054 9538 8176 9538 8297 9587 8419 9636 8541 9684 8687 9709 8760 9709 8833 9684 8906 9636 8930 9563 9027 9490 9052 9441 9076 9392 9198 8760 9246 8127 9295 7495 9319 6886 9368 6278 9417 5694 9490 5110 9514 4526 9514 4453 9490 4404 9465 4356 9417 4331 9319 4307 9246 4210 9198 4185 9149 4161 8857 4112 8565 4088 Z M 8176 10585 L 7932 10804 7689 10974 7738 10877 7786 10755 7859 10658 7957 10585 8030 10609 8103 10585 Z M 8614 10682 L 8687 10779 8760 10877 8565 10998 8395 11144 8078 11436 7957 11582 7859 11704 7786 11826 7713 11728 7665 11607 7640 11485 7640 11363 7786 11315 7908 11242 8176 11071 8395 10901 8614 10682 Z M 8857 11266 L 8833 11412 8784 11558 8711 11655 8614 11753 8492 11826 8370 11899 8200 11923 8030 11923 8176 11801 8273 11728 8565 11485 8857 11266 Z M 8176 10049 L 8054 10074 7957 10122 7811 10171 7689 10220 7592 10268 7519 10366 7373 10536 7275 10755 7202 10974 7154 11242 7154 11509 7202 11753 7324 11972 7397 12069 7470 12142 7567 12215 7689 12288 7786 12337 7932 12385 8054 12410 8346 12410 8492 12385 8614 12337 8711 12288 8833 12215 8930 12142 9076 11972 9198 11753 9295 11534 9319 11266 9319 10998 9246 10779 9149 10560 9003 10366 8833 10220 8735 10171 8638 10122 8395 10049 Z M 8322 535 L 8443 560 8638 657 8833 803 9003 973 9344 1338 9757 1971 10147 2652 10901 4015 11655 5402 12045 6083 12434 6740 13164 7957 13918 9173 14672 10366 15427 11582 15402 11655 15402 11704 15427 11777 15475 11826 15646 11972 15792 12191 15913 12434 16011 12677 16059 12945 16035 13067 16035 13188 15986 13286 15938 13407 15865 13505 15792 13578 15597 13699 15402 13772 15159 13821 14940 13845 14040 13845 11023 13821 9514 13797 8005 13797 5159 13821 3723 13870 2312 13918 1630 13918 1411 13894 1192 13845 998 13772 803 13675 633 13529 535 13432 487 13334 462 13261 438 13164 438 12969 511 12799 657 12434 730 12239 779 12045 998 11680 1217 11290 1630 10512 2141 9684 2652 8833 3674 7081 4696 5329 5207 4477 5742 3650 6813 2020 7251 1338 7494 1022 7640 876 7786 730 7884 633 8005 584 8103 535 Z M 8346 0 L 8176 25 8005 73 7835 146 7665 219 7519 341 7251 584 7105 730 6983 900 6740 1265 6497 1630 6278 1995 5596 2969 4964 3966 4331 4988 3723 6035 2506 8127 1363 10147 900 10925 706 11339 535 11753 487 11801 462 11850 389 12069 268 12288 170 12507 49 12726 24 12823 0 12945 0 13067 0 13188 73 13407 146 13651 292 13845 438 13991 633 14113 852 14210 1095 14283 1314 14332 1776 14381 2141 14405 3309 14405 4064 14356 4842 14332 6691 14308 8565 14283 10439 14283 12337 14308 13748 14356 14478 14356 14818 14332 15159 14308 15402 14259 15621 14210 15840 14113 16059 13991 16230 13845 16400 13675 16497 13480 16522 13359 16546 13237 16570 13042 16546 12848 16522 12653 16473 12458 16400 12264 16303 12069 16205 11899 16084 11728 15281 10414 14478 9100 12848 6497 12458 5840 12069 5159 11315 3747 10536 2336 10147 1655 9757 998 9709 925 9636 876 9417 608 9149 341 9003 219 8857 98 8687 25 8541 0 Z N">
            <draw:equation draw:name="f0" draw:formula="logwidth"/>
            <draw:equation draw:name="f1" draw:formula="logheight"/>
          </draw:enhanced-geometry>
        </draw:custom-shape>
        <draw:custom-shape draw:name="Google Shape;340;p39" draw:style-name="gr5" draw:text-style-name="P25" draw:layer="layout" svg:width="1.008cm" svg:height="1.009cm" svg:x="8.939cm" svg:y="10.691cm">
          <text:p/>
          <draw:enhanced-geometry draw:mirror-horizontal="false" draw:mirror-vertical="false" svg:viewBox="0 0 0 0" drawooo:sub-view-size="16620 16644" draw:text-areas="0 0 ?f0 ?f1" draw:type="ooxml-non-primitive" draw:enhanced-path="M 11437 5767 L 11753 6132 12094 6522 11510 7179 11291 7008 11096 6862 10877 6668 10756 6570 10610 6497 10926 6230 10975 6303 11048 6400 11194 6546 11388 6789 11486 6887 11632 6960 11680 6960 11705 6911 11680 6765 11632 6619 11534 6522 11437 6400 11291 6205 11218 6108 11121 6059 11437 5767 Z M 10464 6643 L 10537 6765 10634 6887 10853 7106 11048 7300 11242 7495 11121 7641 10902 7446 10658 7276 10440 7057 10318 6960 10172 6887 10464 6643 Z M 10075 6984 L 10075 7057 10123 7130 10196 7276 10318 7398 10415 7519 10658 7714 10780 7811 10926 7909 10683 8176 10585 8055 10488 7957 10269 7787 10002 7519 9734 7276 10075 6984 Z M 9515 7495 L 9612 7617 9710 7738 9953 7957 10172 8201 10318 8347 10464 8444 10172 8809 9904 8468 9661 8176 9466 7933 9369 7811 9272 7714 9515 7495 Z M 9004 7933 L 9126 8128 9272 8298 9564 8663 9880 9028 9904 9077 9856 9125 9734 9271 9710 9198 9442 8858 9126 8517 8955 8322 8785 8152 9004 7933 Z M 8517 8371 L 8663 8590 8809 8785 9101 9150 9272 9320 9442 9466 9515 9490 9199 9806 9174 9709 9150 9612 9053 9442 8931 9271 8785 9125 8590 8833 8444 8663 8323 8541 8517 8371 Z M 5476 7787 L 5622 7982 5816 8176 6133 8444 6449 8736 6790 8979 6984 9125 7057 9174 7155 9198 7155 9247 7179 9296 7301 9296 7398 9271 7568 9198 7617 9344 7690 9490 7885 9758 8006 9952 8177 10098 8250 10171 8347 10220 8469 10269 8566 10293 8615 10269 8615 10244 8542 10074 8420 9904 8177 9636 8055 9490 7982 9344 7885 9174 7763 9052 8079 8760 8128 8906 8225 9028 8420 9271 8542 9466 8688 9661 8785 9758 8882 9831 8980 9879 9077 9928 8615 10366 8250 10682 8225 10634 8201 10585 8031 10366 7812 10171 7374 9782 6960 9393 6546 9004 5670 8225 5500 8079 5330 7933 5476 7787 Z M 5062 8152 L 5232 8322 5403 8493 6279 9271 6692 9636 7155 10025 7374 10220 7593 10415 7812 10609 8055 10780 8104 10804 7982 10901 6254 9466 5597 8882 5232 8590 5062 8468 4867 8347 5038 8176 5062 8152 Z M 4746 8493 L 4867 8663 5038 8809 5378 9101 6060 9636 7787 11072 7617 11218 7398 11047 7155 10877 6911 10707 6668 10536 6181 10123 5719 9709 5281 9247 4867 8760 4770 8663 4673 8566 4746 8493 Z M 11437 5256 L 11364 5281 11315 5305 11218 5354 10075 6376 8931 7422 8347 7933 7787 8468 7544 8663 7325 8882 7228 8785 7106 8712 6717 8395 6327 8079 6011 7763 5768 7568 5670 7495 5573 7446 5524 7422 5427 7373 5330 7373 5232 7398 5135 7446 4940 7568 4794 7690 4575 7860 4381 8030 4283 8152 4210 8249 4162 8371 4137 8493 4162 8566 4210 8639 4259 8687 4332 8712 4356 8809 4405 8906 4478 9028 4551 9150 4721 9344 4940 9588 5135 9831 5597 10269 5987 10634 6425 10999 6668 11169 6887 11315 7130 11461 7374 11583 7349 11607 7349 11680 7374 11753 7422 11777 7495 11777 7666 11729 7836 11631 7982 11534 8128 11412 8420 11145 8663 10901 9369 10244 10050 9563 10658 8955 11291 8298 11875 7617 12143 7276 12410 6911 12483 6960 12556 6984 12654 6984 12727 6935 12775 6887 12824 6814 12824 6741 12775 6643 12532 6327 12240 6011 11924 5646 11778 5475 11583 5305 11510 5256 Z M 8104 439 L 8371 487 8663 536 9247 585 9588 633 9904 706 10537 877 10877 998 11218 1120 11559 1266 11875 1412 12191 1582 12508 1752 13116 2166 13408 2385 13700 2628 13968 2896 14235 3188 14479 3456 14698 3772 14917 4088 15111 4405 15282 4745 15452 5086 15574 5427 15720 5792 15817 6157 15914 6522 15987 6887 16036 7276 16109 8079 16109 8468 16109 8858 16085 9271 16060 9661 15987 10050 15914 10439 15817 10828 15695 11193 15549 11558 15379 11899 15184 12240 14965 12580 14722 12872 14430 13189 14138 13456 13846 13700 13530 13943 13213 14186 12532 14624 11851 15014 11510 15184 11145 15330 10415 15622 10050 15744 9685 15841 9320 15963 8980 16109 8907 16157 8882 16230 8104 16230 7739 16206 7349 16157 6984 16109 6619 16011 6254 15914 5889 15817 5524 15695 5184 15549 4843 15379 4502 15208 4162 15014 3845 14795 3553 14576 3237 14357 2921 14065 2629 13797 2361 13481 2094 13164 1850 12824 1631 12483 1437 12142 1242 11777 1096 11412 950 11023 804 10634 707 10244 609 9831 561 9442 512 9028 463 8614 463 8201 488 7787 512 7373 585 6960 658 6570 755 6181 877 5792 1023 5402 1169 5037 1364 4672 1558 4307 1777 3967 1996 3626 2264 3310 2532 2993 2823 2701 3115 2434 3432 2190 3748 1947 4089 1728 4429 1509 4794 1339 5159 1169 5524 998 5865 877 6206 779 6911 609 7203 560 7520 536 7812 487 8104 439 Z M 7690 1 L 7374 25 7057 74 6644 147 6206 244 5792 366 5403 512 5013 682 4624 852 4259 1047 3918 1266 3578 1485 3237 1752 2921 1996 2604 2288 2288 2580 1996 2896 1704 3237 1461 3577 1218 3942 999 4307 804 4697 634 5086 488 5500 342 5889 244 6303 147 6741 74 7154 25 7592 1 8030 1 8468 1 8906 50 9344 98 9782 196 10196 293 10609 439 11023 585 11412 755 11802 926 12167 1145 12532 1364 12897 1607 13237 1875 13578 2142 13870 2434 14186 2726 14478 3067 14746 3383 14989 3724 15233 4089 15452 4454 15671 4819 15841 5208 16011 5597 16182 6011 16303 6425 16401 6838 16498 7252 16571 7690 16620 8128 16644 8566 16644 9004 16620 9101 16571 9174 16522 9539 16498 9929 16425 10318 16303 10707 16182 11072 16011 11437 15841 12143 15500 12508 15306 12848 15087 13213 14868 13554 14624 13895 14381 14211 14138 14527 13846 14819 13578 15111 13262 15379 12945 15598 12605 15817 12240 15987 11875 16158 11485 16279 11096 16401 10682 16474 10269 16547 9855 16596 9442 16620 9028 16620 8614 16596 8176 16571 7787 16523 7373 16450 6960 16377 6570 16279 6181 16158 5792 16036 5402 15890 5037 15720 4672 15549 4332 15355 3991 15136 3650 14917 3334 14649 3018 14406 2701 14114 2434 13822 2142 13505 1874 13213 1680 12897 1461 12605 1266 12289 1096 11632 779 10950 536 10561 414 10172 293 9783 220 9369 147 8834 74 8542 49 8274 74 8128 25 7982 1 Z N">
            <draw:equation draw:name="f0" draw:formula="logwidth"/>
            <draw:equation draw:name="f1" draw:formula="logheight"/>
          </draw:enhanced-geometry>
        </draw:custom-shape>
        <draw:custom-shape draw:name="Google Shape;341;p39" draw:style-name="gr5" draw:text-style-name="P25" draw:layer="layout" svg:width="1.015cm" svg:height="1.039cm" svg:x="10.567cm" svg:y="10.677cm">
          <text:p/>
          <draw:enhanced-geometry draw:mirror-horizontal="false" draw:mirror-vertical="false" svg:viewBox="0 0 0 0" drawooo:sub-view-size="16741 17131" draw:text-areas="0 0 ?f0 ?f1" draw:type="ooxml-non-primitive" draw:enhanced-path="M 6570 5719 L 6692 5913 6619 5986 6351 6181 6059 6400 5816 6668 5718 6789 5621 6935 5499 6838 5353 6741 5499 6643 5645 6522 5913 6303 6570 5719 Z M 6959 6205 L 7057 6303 6789 6522 6473 6789 6205 7057 6083 7179 5986 7300 5864 7154 5986 7057 6108 6935 6351 6692 6619 6449 6911 6254 6959 6205 Z M 7397 6619 L 7665 6814 7324 7033 7008 7276 6862 7422 6716 7568 6594 7714 6497 7884 6229 7568 6327 7495 6424 7422 6619 7252 7008 6935 7397 6619 Z M 8030 7081 L 8127 7154 7762 7373 7397 7641 7057 7933 6911 8079 6765 8249 6619 8030 6643 8030 6838 7909 7008 7787 7324 7544 7689 7300 8030 7081 Z M 9879 8931 L 9952 9052 9757 9223 9563 9417 9198 9782 9027 9953 8930 10074 8833 10196 8589 10050 8711 9977 8833 9880 9027 9685 9879 8931 Z M 10317 5670 L 10585 5962 10220 6230 9879 6497 9198 7081 8541 7690 7908 8274 7276 8906 6643 9515 6108 10050 5962 10196 5864 10366 5767 10512 5694 10682 5378 10415 5524 10293 5670 10147 5913 9880 6424 9320 6935 8760 6984 8712 7008 8663 7008 8566 7519 8103 7762 7884 8054 7690 8370 7495 8516 7373 8541 7300 8565 7227 8735 7130 8906 6984 9246 6716 9782 6205 10317 5670 Z M 10195 9369 L 10439 9661 9928 10147 9660 10415 9514 10536 9417 10682 9222 10512 9052 10366 9198 10293 9319 10171 9538 9977 9879 9685 10195 9369 Z M 10852 6278 L 10901 6303 10609 6546 10341 6789 9806 7325 8565 8541 7300 9734 6643 10342 6473 10512 6327 10658 6181 10853 6083 11023 6083 11047 5791 10780 5937 10707 6083 10609 6327 10390 6765 9904 7397 9271 8054 8663 8735 8055 9441 7471 10171 6887 10852 6278 Z M 10731 9953 L 10901 10123 10658 10317 10463 10512 10147 10755 10001 10901 9879 11047 9709 10926 9611 10877 9879 10682 10122 10488 10731 9953 Z M 11193 6619 L 11315 6741 10852 7179 10439 7641 10001 8055 9806 8274 9733 8395 9684 8541 9684 8566 8857 9320 8565 9588 8419 9734 8346 9831 8297 9904 8224 9953 7713 10439 7203 10901 6886 11145 6716 11291 6570 11412 6254 11169 6424 11096 6570 10974 6886 10707 7446 10147 8711 8955 10001 7763 10609 7203 10901 6911 11193 6619 Z M 11120 10366 L 11290 10536 10998 10828 10706 11096 10487 11266 10244 11437 10171 11315 10074 11218 10220 11120 10366 11023 10633 10780 10877 10585 11120 10366 Z M 10220 5208 L 10122 5232 10049 5305 9952 5378 9344 6011 9027 6303 8687 6570 8419 6789 8005 6497 7592 6157 7373 5962 7178 5767 6984 5573 6740 5402 6716 5329 6643 5281 6594 5256 6448 5256 6400 5305 5621 6011 5280 6303 5134 6473 5086 6570 5037 6668 5037 6716 5037 6741 5086 6789 5110 6814 5183 6911 5256 7033 5426 7227 5791 7617 6156 8079 6521 8541 5694 9466 5256 9904 5159 10025 5061 10147 5013 10269 4988 10415 4988 10439 4988 10512 5013 10585 5159 10780 5305 10950 5670 11291 6035 11607 6424 11875 6473 11899 6521 11923 6594 11899 6619 11899 6692 11826 6740 11729 6911 11631 7057 11510 7349 11266 7859 10828 8370 10342 8468 10439 8784 10707 9076 10999 9198 11120 9319 11218 9587 11364 9709 11485 9830 11583 9928 11704 10001 11753 10074 11777 10098 11802 10220 11802 10317 11777 10414 11729 10512 11680 10706 11534 10877 11388 11096 11218 11315 10999 11704 10585 11753 10512 11753 10439 11728 10366 11680 10317 11631 10244 11339 9904 11047 9588 10731 9271 10439 8955 10414 8906 10366 8882 10195 8639 10220 8590 10220 8517 10220 8468 10195 8420 10463 8152 10706 7909 11193 7422 11461 7179 11680 6911 11728 6838 11728 6741 11753 6692 11753 6643 11753 6570 11728 6522 11607 6351 11461 6205 11169 5913 10852 5597 10536 5305 10463 5256 10366 5256 10341 5232 10220 5208 Z M 11631 536 L 11728 658 11801 779 12020 998 12483 1412 13164 2044 13797 2677 14429 3334 15062 3991 16278 5354 16303 5354 16254 5548 16230 5719 16181 6084 16181 6838 16157 7690 16157 8541 16181 10244 16230 11948 16230 11972 15938 12167 15646 12410 15354 12653 15086 12921 14551 13456 14016 13992 11509 16401 11461 16474 9830 16571 9027 16595 8200 16620 7349 16595 6521 16571 5840 16498 5329 16498 5159 16522 5110 16401 5037 16255 4940 16133 4842 16011 4429 15549 3772 14868 3431 14527 3090 14211 2750 13919 2385 13651 1679 13116 1338 12824 1022 12532 730 12191 487 11850 535 11704 560 11534 584 11218 584 10561 584 9612 584 8663 584 7714 535 6765 535 6132 511 5792 438 5475 511 5402 1046 4721 1582 4040 2141 3358 2725 2726 2993 2458 3285 2190 3869 1655 4429 1120 4696 852 4964 560 5305 609 5670 633 6400 633 8127 609 9003 609 9879 633 10779 609 11217 585 11631 536 Z M 10731 1 L 9855 25 8127 49 6400 74 5597 74 5207 98 4818 171 4769 195 4721 244 4696 293 4696 341 4331 536 4015 779 3674 1023 3382 1315 2774 1899 2239 2458 1655 3091 1071 3748 535 4429 49 5135 24 5208 0 5281 24 5354 49 5402 0 5694 0 5986 24 6570 73 8468 73 9417 73 10366 49 10755 0 11145 0 11339 0 11534 24 11729 97 11899 73 11948 73 11996 146 12191 219 12361 292 12532 414 12702 535 12848 681 12994 998 13286 1338 13554 1679 13797 1995 14040 2287 14259 2652 14576 2993 14916 3650 15598 3991 15987 4331 16376 4453 16547 4599 16693 4745 16814 4818 16863 4940 16887 5013 16887 5086 16863 5232 16912 5378 16960 5694 17009 6327 17058 7178 17106 8005 17106 8906 17131 9806 17106 10706 17033 11582 16936 11655 16912 11704 16887 11753 16839 11801 16790 11850 16741 14210 14454 14794 13919 15403 13383 15694 13091 15986 12799 16230 12507 16473 12191 16570 12191 16668 12142 16716 12069 16741 11948 16692 10244 16668 8541 16692 6838 16716 6084 16716 5694 16692 5500 16643 5329 16692 5232 16716 5159 16692 5062 16643 4989 16084 4332 15500 3675 14916 3042 14308 2434 13651 1801 12994 1169 12726 901 12434 633 12288 512 12142 390 11972 293 11801 244 11777 171 11728 98 11655 74 11582 49 11144 1 Z N">
            <draw:equation draw:name="f0" draw:formula="logwidth"/>
            <draw:equation draw:name="f1" draw:formula="logheight"/>
          </draw:enhanced-geometry>
        </draw:custom-shape>
        <draw:custom-shape draw:name="Google Shape;342;p39" draw:style-name="gr5" draw:text-style-name="P25" draw:layer="layout" svg:width="1.172cm" svg:height="0.99cm" svg:x="12.121cm" svg:y="10.688cm">
          <text:p/>
          <draw:enhanced-geometry draw:mirror-horizontal="false" draw:mirror-vertical="false" svg:viewBox="0 0 0 0" drawooo:sub-view-size="19321 16328" draw:text-areas="0 0 ?f0 ?f1" draw:type="ooxml-non-primitive" draw:enhanced-path="M 15403 1996 L 15573 2215 15695 2458 15500 2531 15306 2629 14916 2799 14819 2483 14673 2215 14965 2118 15403 1996 Z M 15817 2702 L 16011 3140 15646 3286 15379 3407 15111 3553 14989 3042 15306 2921 15573 2823 15817 2702 Z M 16084 3286 L 16206 3602 15817 3772 15500 3894 15354 3943 15208 4040 15135 3699 15427 3578 15719 3456 16084 3286 Z M 16303 3894 L 16449 4283 16376 4259 16279 4259 16133 4308 15841 4454 15598 4575 15379 4697 15257 4259 15427 4210 15573 4162 15890 4040 16303 3894 Z M 16498 4405 L 16498 4454 16595 4721 16449 4770 16303 4819 16011 4965 15768 5086 15622 5184 15549 5232 15525 5305 15427 4892 15695 4819 15938 4721 16255 4624 16401 4527 16449 4478 16498 4405 Z M 16717 5062 L 16814 5305 16547 5403 16303 5524 15987 5670 15817 5743 15671 5816 15549 5354 15622 5403 15719 5427 15792 5403 15890 5378 16084 5305 16255 5257 16498 5159 16620 5111 16717 5062 Z M 17082 4551 L 17106 4575 17228 4673 17350 4746 17496 4794 17666 4819 17885 4867 18128 4965 18323 5062 18518 5208 18591 5281 18664 5354 18785 5573 18810 5670 18834 5768 18834 5889 18810 6011 18761 6108 18664 6181 18542 6254 18396 6303 18080 6376 17812 6400 17447 5476 17082 4551 Z M 16936 5622 L 17033 5889 16863 5938 16717 6011 16401 6157 16084 6303 15768 6425 15768 6376 15719 6303 15719 6157 15719 6011 15890 5987 16084 5938 16425 5816 16668 5719 16936 5622 Z M 2142 4770 L 1607 6303 1534 6473 1436 6449 877 6449 779 6400 706 6327 609 6230 536 6084 512 5938 536 5816 560 5670 633 5524 706 5403 804 5305 901 5208 998 5111 1144 5038 1266 4965 1412 4916 1704 4867 1996 4819 2142 4770 Z M 10342 1899 L 10926 1923 11510 1972 12094 2045 12702 2118 13286 2239 13797 2361 14065 2410 14308 2434 14332 2653 14357 2872 14478 3334 14600 3772 14722 4186 14989 5305 15111 5816 15184 6084 15281 6327 15014 6449 14722 6571 14162 6814 13457 7033 12751 7228 11972 7398 11169 7520 10366 7593 9588 7617 8809 7617 8055 7568 7300 7471 6546 7325 5840 7155 5135 6960 4794 6838 4478 6717 4137 6595 3821 6498 3821 6449 3943 5914 4064 5378 4186 4867 4356 4332 4527 3821 4697 3310 4843 2896 4916 2702 4965 2483 5038 2507 5111 2507 6254 2264 6838 2142 7398 2069 7982 1996 8566 1947 9150 1923 9734 1899 Z M 16863 7933 L 16011 8177 15160 8371 14308 8566 13432 8736 12581 8882 11705 9004 10829 9077 9953 9126 9052 9126 8176 9101 7276 9053 6400 8955 5476 8834 4575 8663 3675 8469 2775 8323 2702 8347 2677 8371 2677 8420 2726 8469 3140 8615 3553 8761 3991 8882 4429 8980 5305 9126 6181 9272 7081 9369 7957 9442 8858 9466 9758 9466 10658 9442 11583 9393 12508 9296 13408 9174 14308 9004 15208 8785 16084 8542 16960 8250 17009 8225 17058 8177 17058 8104 17058 8055 17033 8006 16985 7958 16936 7933 Z M 9320 9953 L 8639 9977 7714 9977 7446 10001 7300 10026 7179 10050 7081 10123 6984 10220 6960 10269 6984 10293 7057 10366 7154 10415 7252 10464 7349 10488 7568 10512 10585 10512 12021 10561 12143 10537 12216 10488 12264 10391 12289 10293 12264 10196 12216 10099 12143 10050 12021 10001 10683 9977 9320 9953 Z M 10950 10975 L 10683 10999 10123 11023 9612 11048 9028 11023 8152 11023 7860 11048 7568 11096 7300 11169 7252 11194 7227 11218 7203 11315 7227 11413 7252 11437 7300 11461 7568 11534 7811 11559 8079 11583 8347 11607 9417 11559 10561 11559 11145 11583 11437 11559 11583 11534 11729 11486 11802 11461 11851 11413 11875 11364 11875 11291 11875 11218 11851 11169 11802 11121 11729 11096 11486 11023 11218 10999 10950 10975 Z M 4210 9734 L 4356 9758 4478 9783 4600 9807 4819 9928 5013 10074 5184 10269 5330 10488 5451 10756 5524 10902 5549 11048 5549 11194 5524 11315 5476 11437 5427 11534 5330 11607 5232 11680 5135 11753 5013 11802 4770 11875 4478 11924 4210 11924 3967 11899 3699 11851 3456 11753 3213 11656 3018 11510 2921 11413 2848 11315 2799 11194 2750 11096 2702 10950 2677 10829 2702 10707 2702 10610 2726 10512 2775 10415 2896 10269 3042 10147 3213 10050 3383 9977 3772 9807 3797 9807 3943 9758 4089 9758 4210 9734 Z M 15208 9612 L 15476 9637 15622 9685 15719 9734 15914 9880 16084 10050 16279 10220 16401 10342 16498 10464 16547 10585 16571 10731 16571 10877 16547 11023 16498 11169 16425 11315 16352 11437 16255 11534 16133 11632 16011 11705 15768 11826 15500 11899 15208 11948 14916 11972 14624 11972 14357 11924 14235 11875 14113 11802 14016 11729 13919 11632 13846 11534 13797 11413 13773 11267 13748 11096 13773 10902 13821 10707 13919 10537 14040 10391 14284 10074 14405 9928 14503 9758 14746 9685 14989 9637 15208 9612 Z M 4064 9247 L 3870 9296 3675 9345 3626 9393 3578 9418 3334 9491 3091 9612 2848 9758 2653 9928 2458 10123 2337 10342 2239 10585 2215 10707 2215 10829 2239 11023 2264 11218 2337 11388 2434 11559 2531 11705 2653 11826 2775 11948 2945 12045 3091 12118 3261 12216 3626 12313 4016 12386 4381 12435 4575 12435 4746 12410 4916 12386 5086 12337 5232 12264 5378 12191 5500 12118 5622 11997 5719 11875 5816 11753 5889 11607 5938 11461 5986 11315 5986 11145 5986 10950 5962 10780 5913 10585 5865 10415 5768 10245 5670 10074 5549 9928 5427 9783 5281 9661 5111 9539 4965 9442 4794 9369 4600 9296 4429 9272 4235 9247 Z M 14916 9150 L 14746 9199 14576 9247 14405 9320 14259 9418 14113 9539 14065 9612 14065 9710 13846 9904 13676 10123 13505 10366 13408 10634 13335 10926 13311 11194 13335 11461 13359 11583 13408 11705 13505 11875 13627 12021 13773 12143 13919 12240 14089 12337 14259 12386 14454 12410 14649 12435 14843 12459 15038 12435 15452 12386 15817 12289 16157 12143 16303 12070 16449 11972 16571 11875 16693 11753 16790 11607 16887 11461 16936 11315 16985 11169 17033 10999 17033 10853 17033 10683 17009 10512 16936 10366 16863 10220 16790 10074 16668 9953 16401 9685 16109 9466 15963 9369 15817 9296 15646 9223 15452 9174 15281 9150 Z M 12337 561 L 12751 585 13213 658 13676 780 14113 974 14527 1193 14478 1218 14211 1315 14089 1412 13992 1534 13967 1558 13992 1607 14016 1631 14211 1631 14357 1583 14649 1461 14819 1412 15014 1558 15184 1729 14892 1850 14527 1996 14454 1972 14381 2020 14138 1923 13894 1826 13651 1777 13384 1729 12848 1656 12337 1583 11753 1510 11145 1461 10537 1437 9928 1412 9296 1412 8663 1437 8055 1485 7422 1534 6814 1631 6205 1729 5597 1874 4989 2020 4916 2069 4867 2118 4819 2166 4819 2239 4648 2410 4527 2580 4405 2799 4308 2994 4162 3456 4016 3870 3821 4478 3651 5086 3505 5695 3383 6303 3383 6376 3383 6425 3432 6522 3432 6595 3480 6644 3772 6863 4089 7057 4454 7203 4819 7349 5184 7471 5549 7568 6278 7763 7057 7933 7836 8031 8614 8104 9417 8128 10196 8128 10999 8055 11778 7933 12556 7787 12970 7714 13359 7593 14138 7349 14795 7106 15135 6984 15452 6814 15695 6814 15914 6765 16133 6668 16352 6595 16766 6425 16960 6327 17131 6206 17301 6619 17082 6692 16863 6790 16425 6984 15719 7252 15354 7422 15038 7593 15014 7617 15014 7666 15014 7690 15062 7690 15427 7641 15792 7544 16157 7422 16498 7301 16960 7130 17204 7033 17423 6911 17569 7252 17325 7276 17082 7349 16595 7520 16084 7690 15841 7812 15719 7885 15622 7958 15622 7982 15622 8006 15768 8031 15890 8031 16182 8006 16449 7933 16693 7860 16960 7787 17204 7690 17447 7568 17642 7422 17666 7471 17715 7544 17788 7568 17812 7763 17836 7958 17934 8347 17763 8396 17593 8444 17252 8590 16790 8761 16547 8834 16328 8955 16303 8955 16303 8980 16328 9004 16328 9028 16595 9028 16839 9004 17106 8955 17350 8882 17666 8785 17836 8712 18007 8639 18031 8809 17812 8907 17617 9004 17398 9077 17155 9174 16936 9247 16741 9369 16717 9418 16717 9466 16741 9515 16790 9539 16887 9564 17228 9564 17471 9491 17690 9442 17885 9369 18080 9272 18128 9564 17958 9612 17812 9661 17301 9880 17228 9928 17155 10001 17106 10074 17033 10147 17009 10172 17033 10172 17106 10196 17204 10220 17277 10245 17471 10245 17593 10196 17812 10123 17982 10074 18153 9977 18153 10220 18031 10269 17909 10318 17690 10415 17471 10512 17301 10634 17204 10731 17131 10829 17131 10853 17155 10902 17374 10902 17593 10877 17788 10804 17982 10731 18153 10683 18128 11169 17861 11267 17617 11364 17447 11413 17277 11461 17106 11510 16960 11607 16936 11632 16936 11680 16960 11729 16985 11753 17106 11802 17228 11826 17374 11826 17544 11778 17690 11753 17836 11680 17982 11607 18104 11510 18080 11656 17934 11705 17763 11753 17471 11899 17301 11948 17106 11972 16936 12021 16839 12045 16766 12094 16741 12143 16741 12167 16766 12240 16863 12289 16960 12337 17058 12362 17155 12362 17374 12313 17569 12289 17812 12216 18007 12094 17934 12435 17788 12459 17642 12508 17325 12629 16839 12751 16328 12897 16303 12897 16303 12946 16303 12970 16328 12970 16571 13019 16814 13019 17058 12994 17277 12946 17569 12897 17861 12824 17739 13286 15671 13286 13627 13311 9515 13359 5232 13408 3115 13432 1509 13432 1388 12654 1290 11851 1266 11048 1266 10245 1290 9442 1363 8615 1436 8152 1485 7690 1777 6936 2385 5305 2653 4575 2921 3821 3067 3456 3237 3091 3407 2750 3602 2410 3748 2215 3894 2045 4064 1899 4283 1753 4502 1607 4721 1485 4989 1388 5232 1291 5816 1096 6400 950 7033 853 7641 755 8249 707 8858 658 9904 609 10707 609 11121 585 11534 561 Z M 2410 13919 L 2239 14089 2093 14260 1850 14649 1826 14479 1850 14308 1899 14114 1972 13919 Z M 14746 13846 L 14649 13992 14551 14138 14405 14430 14235 14771 14235 14527 14259 14284 14235 14065 14211 13943 14186 13846 Z M 2994 13919 L 2848 14065 2702 14211 2458 14552 2288 14819 2191 15014 2142 15184 2045 15087 2239 14771 2434 14479 2629 14211 2799 13919 Z M 4405 14381 L 4381 14649 4308 14941 4259 15087 4162 15209 4040 15330 3894 15403 3894 15403 4016 15160 4235 14771 4308 14576 4405 14381 Z M 3845 13895 L 3651 14041 3456 14211 3286 14406 3140 14625 2848 15038 2629 15476 2629 15501 2458 15428 2556 15306 2629 15160 2726 14941 2896 14673 3067 14406 3261 14162 3432 13919 3845 13895 Z M 4381 13895 L 4381 14065 4186 14260 4016 14503 3724 14990 3529 15257 3359 15549 3261 15574 2994 15574 3237 15160 3505 14746 3821 14333 3967 14114 4113 13895 Z M 15865 13846 L 15695 13968 15525 14089 15403 14211 15306 14333 15111 14625 14965 14844 14819 15063 14746 15184 14697 15306 14673 15452 14673 15574 14503 15428 14381 15257 14478 15111 14551 14965 14673 14673 14819 14284 14868 14065 14892 13870 14868 13846 Z M 16790 14625 L 16766 14917 16717 15184 16644 15330 16571 15452 16449 15574 16352 15647 16352 15647 16571 15111 16693 14868 16790 14625 Z M 16498 13846 L 16328 14041 16133 14260 15987 14479 15817 14746 15525 15257 15379 15549 15257 15817 15062 15768 14868 15695 14965 15622 15038 15549 15160 15355 15379 14941 15719 14381 15817 14260 15865 14114 16011 13846 Z M 16717 13846 L 16766 14235 16620 14430 16474 14625 16255 15063 16084 15428 15987 15622 15938 15817 15646 15841 15890 15379 16133 14917 16401 14381 16644 13846 Z M 8493 1 L 7884 25 7252 98 6619 171 6011 317 5427 488 5135 585 4867 707 4600 853 4356 999 4113 1169 3894 1339 3699 1534 3529 1753 3310 2045 3115 2385 2945 2702 2799 3042 2507 3748 2264 4454 2142 4405 2020 4356 1728 4356 1412 4405 1193 4478 998 4551 804 4624 633 4746 487 4867 366 5013 244 5159 147 5354 49 5524 25 5695 1 5865 25 6060 49 6230 122 6400 220 6571 317 6692 463 6814 658 6911 901 6984 1023 6984 1120 7009 1242 6984 1363 6960 1169 7495 1071 7739 998 8006 901 8542 779 9393 731 10245 731 11072 755 11875 852 12702 974 13505 925 13505 877 13530 828 13578 804 13627 804 13676 804 13749 828 13797 877 13846 925 13870 1193 13895 1461 13919 1412 14041 1363 14187 1315 14333 1315 14479 1315 14649 1339 14795 1363 14941 1412 15063 1534 15282 1680 15476 1850 15647 2020 15768 2215 15890 2434 15987 2677 16036 2921 16085 3115 16109 3334 16109 3529 16085 3748 16036 3943 15963 4137 15890 4308 15793 4478 15647 4648 15476 4770 15282 4843 15063 4892 14844 4940 14600 4940 14357 4916 13895 5062 13895 9515 13870 14040 13846 13967 13919 13919 13992 13846 14162 13797 14357 13797 14576 13821 14795 13846 14990 13943 15355 13967 15476 14016 15574 14162 15768 14357 15914 14551 16060 14795 16158 15038 16231 15281 16279 15500 16328 15744 16328 15963 16304 16157 16255 16352 16182 16547 16060 16717 15939 16887 15793 17033 15622 17131 15428 17204 15209 17252 14990 17277 14746 17277 14527 17277 14284 17204 13822 18250 13797 18372 13773 18445 13724 18493 13627 18493 13530 18493 13457 18445 13359 18372 13311 18250 13286 18445 12556 18566 11802 18639 11048 18664 10293 18639 9880 18615 9466 18493 8639 18445 8323 18372 7982 18250 7666 18177 7520 18104 7374 18080 7276 17982 6887 18274 6838 18542 6741 18834 6644 19102 6498 19199 6400 19272 6279 19321 6157 19321 6011 19321 5841 19321 5695 19272 5451 19199 5281 19126 5135 19029 5013 18907 4892 18785 4794 18664 4697 18372 4527 18080 4429 17934 4356 17763 4332 17593 4308 17423 4308 17252 4356 17131 4405 17082 4478 17082 4527 16863 3967 16595 3261 16303 2580 16133 2239 15938 1923 15719 1607 15476 1315 15354 1193 15379 1145 15403 1120 15379 1023 15306 974 15257 950 15208 950 15111 974 14892 804 14624 658 14381 536 14113 415 13821 317 13530 244 12970 123 12556 74 12143 50 11729 50 11291 74 10902 50 10123 25 9077 1 Z N">
            <draw:equation draw:name="f0" draw:formula="logwidth"/>
            <draw:equation draw:name="f1" draw:formula="logheight"/>
          </draw:enhanced-geometry>
        </draw:custom-shape>
        <draw:custom-shape draw:name="Google Shape;343;p39" draw:style-name="gr5" draw:text-style-name="P25" draw:layer="layout" svg:width="1.067cm" svg:height="1.054cm" svg:x="13.803cm" svg:y="10.667cm">
          <text:p/>
          <draw:enhanced-geometry draw:mirror-horizontal="false" draw:mirror-vertical="false" svg:viewBox="0 0 0 0" drawooo:sub-view-size="17593 17374" draw:text-areas="0 0 ?f0 ?f1" draw:type="ooxml-non-primitive" draw:enhanced-path="M 14673 1266 L 14624 1314 14600 1363 14575 1412 14575 1485 14600 1533 14648 1606 14697 1631 14940 1728 15159 1825 15354 1971 15524 2166 15597 2263 15646 2360 15695 2579 15792 3017 15816 3090 15865 3139 15938 3163 15987 3188 16060 3163 16133 3139 16181 3090 16206 3017 16254 2871 16254 2725 16230 2579 16181 2409 16133 2263 16060 2117 15889 1874 15670 1631 15524 1509 15378 1436 15232 1363 15086 1290 14916 1266 Z M 2458 2263 L 2725 2433 2993 2604 3553 2896 4550 3480 4477 3528 4137 3942 4015 4088 3918 4210 3261 3723 2969 3480 2677 3212 2360 2969 2044 2725 2239 2482 2458 2263 Z M 4721 3577 L 5232 3869 6278 4477 6132 4648 6010 4842 5840 5086 5694 5329 5256 5086 4842 4842 4137 4380 4258 4283 4356 4161 4696 3747 4721 3650 4721 3577 Z M 9271 9101 L 9247 9149 9125 9563 9028 9977 8979 10171 8955 10366 8955 10585 9003 10755 9003 10779 9028 10804 9052 10804 9076 10779 9149 10633 9174 10463 9222 10123 9271 9660 9320 9174 9320 9125 9295 9101 Z M 11874 9149 L 11899 9295 11947 9417 12093 9709 12239 9977 12385 10244 12556 10560 12385 10658 12264 10755 12045 10925 11923 10998 11826 11096 11582 10706 11461 10487 11315 10220 11169 9977 11071 9879 10974 9782 11412 9466 11850 9174 11874 9149 Z M 8492 9685 L 8492 9709 8395 10439 8346 10852 8346 11047 8346 11169 8371 11242 8419 11290 8444 11290 8468 11266 8517 11120 8541 10974 8565 10658 8565 10195 8565 9733 8541 9709 8517 9685 Z M 12702 10852 L 13286 11972 13578 12556 13505 12580 13407 12629 13286 12726 13018 12945 12677 12410 11947 11315 12069 11242 12191 11169 12410 11023 12556 10950 12702 10852 Z M 13724 12823 L 14965 15232 14770 15378 13991 14283 13188 13164 13334 13091 13456 13018 13578 12921 13724 12823 Z M 584 11534 L 925 11704 1290 11874 1655 12020 2020 12166 2847 12556 3261 12775 3674 13018 3869 13164 4064 13359 4258 13529 4404 13748 4550 13967 4696 14186 4940 14648 5159 15135 5378 15622 5572 16133 5816 16595 5621 16327 5305 15841 5037 15330 4842 14916 4648 14454 4550 14259 4429 14040 4283 13870 4112 13699 4137 13602 4112 13529 4039 13456 3918 13407 3820 13383 3747 13334 3553 13237 3382 13091 3212 12994 2774 12750 2312 12531 1144 11996 828 11850 682 11777 511 11704 584 11534 Z M 16011 438 L 16230 487 16449 560 16644 657 16838 803 16936 901 17009 1022 17082 1144 17130 1266 17057 1168 16960 1095 16936 1120 16911 1168 16911 1217 16911 1339 16984 1582 17033 1825 17057 1947 17106 2069 17033 2336 16911 2628 16887 2214 16838 2020 16741 1825 16717 1801 16668 1801 16644 1825 16595 2020 16571 2239 16571 2628 16571 2920 16595 3090 16619 3212 16522 3382 16473 3212 16473 2871 16473 2531 16449 2506 16425 2482 16400 2482 16400 2506 16327 2652 16303 2798 16279 2969 16254 3115 16279 3382 16303 3528 16352 3650 16133 3966 16084 4015 16035 3699 16011 3358 16011 3334 15962 3334 15938 3358 15889 3528 15841 3723 15841 3893 15841 4088 15865 4307 15719 4477 15695 4112 15646 3747 15646 3723 15597 3723 15573 3747 15524 4210 15500 4453 15524 4696 15257 4940 15281 4721 15281 4477 15257 3699 15232 3650 15159 3650 15135 3699 15086 4477 15062 4794 15062 4964 15086 5110 14916 5256 14916 5134 14867 4672 14819 4185 14794 4161 14770 4161 14770 4185 14697 4599 14648 5013 14624 5256 14624 5475 14186 5791 14162 5621 14113 4721 14089 4696 14064 4672 14016 4672 13991 4696 13943 4940 13894 5159 13870 5378 13870 5621 13870 5791 13870 5986 13529 6181 13480 6205 13505 6083 13505 5986 13480 5791 13456 5524 13383 5256 13359 5232 13334 5256 13286 5524 13286 5791 13286 6035 13310 6156 13359 6254 13383 6278 13407 6278 13407 6375 13432 6448 13480 6521 13553 6594 13553 6789 13578 6984 13699 7397 13821 7787 13967 8176 14575 10195 15184 12312 15500 13359 15865 14381 15695 14575 15524 14746 15208 15038 13553 11801 12653 10074 12531 9782 12361 9441 12288 9295 12191 9149 12069 9028 11947 8955 11899 8857 11826 8809 11753 8784 11704 8809 11655 8833 11534 8906 11534 8736 11534 8419 11534 8273 11509 8127 11485 8103 11461 8079 11436 8103 11412 8127 11388 8249 11363 8371 11363 8638 11339 8833 11363 9052 10925 9368 10950 9198 10974 9028 10974 8687 10998 8200 10974 7957 10925 7714 10925 7689 10852 7689 10828 7714 10779 7933 10731 8127 10682 8541 10633 9028 10633 9271 10658 9393 10682 9514 10706 9539 10560 9660 10487 9685 10439 9733 10463 9466 10487 9174 10536 8614 10512 8346 10487 8079 10463 8054 10439 8030 10414 8030 10414 8054 10317 8298 10268 8541 10195 9028 10147 9514 10122 9782 10147 10025 9685 10414 9733 10220 9733 10025 9758 9612 9782 8565 9782 8541 9733 8541 9733 8565 9612 9466 9539 10001 9514 10268 9539 10512 9003 10901 8444 11290 8371 11339 7762 11704 7762 11704 7811 11558 7835 11388 7884 11071 7981 10268 7957 10244 7933 10244 7908 10268 7738 11023 7665 11388 7641 11558 7665 11728 7665 11753 7178 12069 7227 11753 7227 11436 7203 10804 7203 10779 7178 10779 7154 10804 7105 11461 7081 11777 7105 12118 6886 12239 6667 12385 6692 12191 6716 11728 6716 11290 6692 11266 6667 11242 6643 11242 6619 11266 6546 11655 6497 12045 6448 12337 6424 12458 6424 12604 6375 12580 6302 12580 6254 12604 6229 12677 6181 12848 6181 12994 6205 13140 6229 13310 6473 14429 6692 15549 6740 15914 6765 16108 6838 16303 6716 16352 6594 16449 6351 16619 6132 16084 5889 15549 5353 14502 5110 14040 4867 13602 4721 13383 4550 13188 4380 12994 4185 12799 4015 12653 3820 12531 3431 12312 3017 12118 2579 11923 2093 11777 1606 11607 1168 11412 730 11217 779 11144 901 10974 1047 10804 1120 10828 1582 10877 2068 10925 2531 10950 2993 11023 3431 11120 3845 11242 4258 11363 4696 11485 4769 11485 4842 11461 4915 11412 4940 11339 4964 11290 4964 11217 4915 11144 4867 11096 4794 11071 4891 10974 4988 10852 5134 10609 6059 9393 7081 8079 7519 7543 7738 7276 7811 7130 7884 6959 7908 6959 7981 6935 8030 6911 8103 6886 8152 6813 8176 6740 8176 6667 8176 6594 8127 6546 8298 6327 8419 6181 8541 6035 8590 5962 8638 5889 8638 5791 8638 5718 8614 5718 8541 5694 8468 5718 8395 5767 8322 5840 8200 5962 8079 6083 7811 6375 6838 5913 5864 5426 6010 5280 6132 5110 6327 4842 6400 4721 6473 4575 6911 4818 7689 5280 7884 5402 8103 5475 8298 5572 8517 5621 8590 5597 8638 5572 8638 5499 8614 5426 8468 5305 8322 5183 7981 4964 7276 4599 5572 3674 4721 3236 3845 2798 3236 2433 2920 2263 2579 2117 2896 1850 3090 1704 3139 1606 3188 1509 3358 1606 3528 1704 3869 1874 4234 1996 4623 2117 5718 2433 6813 2750 8906 3334 9952 3601 11023 3820 11071 3845 11120 3869 11193 3845 11242 3820 11509 3553 11753 3236 11972 2920 12215 2628 12507 2336 12799 2044 13115 1777 13432 1533 13797 1266 14186 1022 14624 779 14867 682 15086 584 15330 511 15549 463 15792 438 Z M 15987 0 L 15743 25 15500 49 15281 98 15038 171 14575 341 14137 560 13724 803 13286 1095 12896 1387 12483 1728 12118 2093 11850 2360 11582 2677 11315 2993 11193 3163 11096 3358 10122 3066 9125 2798 8127 2555 7130 2287 5134 1704 4623 1558 4137 1412 3893 1363 3626 1314 3382 1290 3115 1314 3066 1290 2993 1266 2920 1266 2774 1314 2677 1387 2555 1485 2287 1728 2044 1971 1825 2239 1704 2433 1606 2628 1582 2652 1558 2701 1558 2750 1582 2823 1704 2993 1850 3188 1995 3358 2166 3528 2531 3820 2896 4112 3261 4404 3650 4672 4429 5207 5159 5645 5913 6083 6692 6448 7470 6789 7470 6813 7446 6862 7446 6911 7251 7105 7081 7324 6740 7762 5913 8857 4988 10074 4672 10463 4526 10682 4477 10779 4453 10901 4088 10779 3699 10682 2944 10536 2506 10463 2044 10439 1582 10414 1144 10439 1095 10414 1047 10414 949 10439 876 10463 682 10560 536 10706 390 10901 268 11096 171 11290 73 11485 25 11655 0 11728 0 11777 25 11850 73 11874 146 11947 268 11947 414 12069 584 12166 949 12361 1509 12653 2093 12921 2604 13188 3115 13480 3309 13578 3455 13724 3650 13821 3747 13845 3845 13870 3845 13967 3869 14089 3942 14186 4015 14283 4112 14381 4185 14527 4307 14819 4429 15135 4526 15427 4818 15938 5110 16449 5378 16887 5548 17082 5645 17179 5743 17252 5743 17325 5767 17349 5864 17374 5937 17374 6010 17349 6108 17301 6254 17228 6400 17106 6789 16863 6984 16741 7057 16644 7130 16571 7203 16522 7251 16449 7276 16230 7276 16011 7203 15597 7008 14478 6886 13918 6765 13359 6692 13091 6667 12969 6594 12848 6813 12799 6984 12702 7373 12483 8614 11753 9149 11412 9660 11047 10171 10658 10414 10439 10633 10220 10755 10414 10877 10633 11120 10998 11655 11850 12191 12677 12750 13505 13286 14308 13870 15086 14478 15865 14551 15914 14624 15938 14721 15914 14794 15889 14867 15865 15086 15743 15281 15597 15646 15281 15841 15135 16011 14965 16157 14770 16254 14575 16279 14527 16327 14478 16352 14429 16352 14356 16352 14283 16084 13261 15768 12264 15111 10244 14478 8225 14113 7130 14016 6813 13943 6643 13870 6521 14186 6327 14478 6132 14794 5913 15062 5694 15330 5475 15597 5232 15865 4964 16108 4696 16157 4696 16181 4648 16181 4599 16449 4283 16692 3942 16911 3601 17130 3188 17325 2774 17422 2531 17495 2312 17544 2093 17568 1850 17593 1631 17568 1412 17544 1193 17471 998 17374 779 17228 609 17057 414 16863 268 16644 146 16425 73 16206 25 15987 0 Z N">
            <draw:equation draw:name="f0" draw:formula="logwidth"/>
            <draw:equation draw:name="f1" draw:formula="logheight"/>
          </draw:enhanced-geometry>
        </draw:custom-shape>
        <draw:custom-shape draw:name="Google Shape;344;p39" draw:style-name="gr5" draw:text-style-name="P25" draw:layer="layout" svg:width="1.023cm" svg:height="1.144cm" svg:x="15.462cm" svg:y="10.617cm">
          <text:p/>
          <draw:enhanced-geometry draw:mirror-horizontal="false" draw:mirror-vertical="false" svg:viewBox="0 0 0 0" drawooo:sub-view-size="16863 18859" draw:text-areas="0 0 ?f0 ?f1" draw:type="ooxml-non-primitive" draw:enhanced-path="M 7057 439 L 7178 463 7300 488 7543 488 8054 463 8809 463 9563 488 9563 707 9563 926 8882 926 8176 974 7349 974 7081 1023 7057 439 Z M 5670 3480 L 5865 3505 5670 3991 5670 3480 Z M 8906 3456 L 8638 3967 8541 4162 8468 4356 8444 4356 8395 4332 8346 4308 8225 4308 8006 4405 8079 4186 8225 3821 8346 3456 Z M 9587 3456 L 9247 4016 9101 4235 8979 4478 8736 4405 8833 4162 9101 3456 Z M 8152 3480 L 7981 3699 7811 3967 7665 4235 7616 4405 7568 4551 7373 4624 7422 4502 7616 4040 7787 3578 7787 3553 7762 3529 7714 3529 7689 3553 7325 4120 7568 3480 Z M 10269 3432 L 9831 4137 9660 4405 9514 4673 9271 4575 9466 4137 9758 3432 Z M 10780 3432 L 10463 3918 10171 4429 9928 4843 9758 4770 9904 4502 10001 4235 10366 3432 Z M 7324 3480 L 6935 4162 6740 4551 6643 4721 6594 4916 6303 5038 6424 4697 6546 4381 6692 3943 6838 3480 Z M 10926 3432 L 10901 3772 10877 4137 10609 4673 10439 5062 10244 4965 10366 4697 10488 4429 10707 3943 10901 3432 Z M 3845 4989 L 4015 5013 3894 5232 3869 5111 3845 4989 Z M 10901 4575 L 10901 4746 10926 4819 10974 4892 11023 4916 11072 4965 10999 5159 10950 5257 10682 5135 10828 4770 10901 4575 Z M 12215 5013 L 12021 5305 12142 5013 Z M 6643 3505 L 6351 4137 6132 4648 6035 4892 5962 5159 5183 5451 5183 5427 5354 4989 5402 4989 5378 5184 5378 5208 5402 5257 5475 5281 5548 5281 5573 5257 5597 5232 5694 5038 5767 4819 5889 4405 5986 3943 6059 3505 Z M 11315 4940 L 11558 4989 11850 5013 11558 5476 11145 5330 11169 5257 11242 4965 11291 4940 Z M 5086 5038 L 4940 5330 4891 5451 4843 5573 4818 5597 4697 5646 4697 5646 4721 5573 4794 5305 4843 5038 Z M 12702 4989 L 12678 5062 12653 5086 12459 5403 12361 5573 12288 5743 12167 5719 12288 5451 12386 5232 12483 5013 12702 4989 Z M 4672 5038 L 4478 5403 4380 5597 4332 5695 4307 5792 4113 5865 4210 5427 4307 5232 4405 5038 Z M 12605 5719 L 12605 5865 12532 5841 12605 5719 Z M 7081 1339 L 7349 1388 8176 1388 8882 1412 9222 1412 9587 1388 9587 1656 9612 1923 9636 2167 9709 2410 9758 2483 9831 2507 9977 2507 10098 2556 10269 2580 10585 2580 11218 2605 11875 2629 11875 3164 11875 3578 11875 3772 11923 3991 11948 4040 11972 4089 12069 4113 12215 4113 12264 4064 12605 4113 12945 4137 13602 4137 13602 4283 13602 4429 13627 4746 13627 5111 13602 5500 13602 5889 13627 6254 13335 6157 13043 6035 13067 5914 13067 5792 13067 5549 13067 5257 13067 5111 13043 4965 13018 4940 13091 4892 13140 4843 13164 4770 13164 4697 13140 4624 13091 4551 13018 4502 12945 4478 12556 4478 12142 4502 11777 4502 11388 4527 11388 3918 11388 3602 11364 3286 11315 3164 11291 3115 11242 3091 11193 3042 11169 2994 11096 2945 11023 2945 8152 2994 7738 2994 7714 2969 7665 2945 7641 2945 7592 2969 7592 2994 6813 3018 6181 3018 5865 3042 5548 3091 5500 3067 5378 3067 5329 3091 5281 3140 5232 3188 5208 3237 5183 3553 5159 3870 5135 4527 4867 4527 4599 4551 4186 4575 3967 4600 3772 4624 3699 4648 3650 4721 3650 4794 3650 4867 3626 4940 3602 5013 3577 5184 3577 5500 3577 5768 3577 5914 3626 6035 2993 6279 2993 6279 3042 5597 3066 4916 3115 4478 3115 4259 3091 4040 3456 4064 3845 4064 4210 4016 4575 3967 4624 3943 4672 3918 4745 3845 4770 3724 4745 3626 4770 3505 4770 3018 4770 2751 4745 2507 4867 2532 4989 2556 5256 2556 5646 2580 6035 2580 6789 2532 6886 2507 6959 2459 6984 2386 7008 2313 7032 2264 7057 1826 7081 1339 Z M 6911 5841 L 6838 5865 6716 5987 6619 6133 6546 6279 6522 6449 6522 6619 6546 6790 6594 6960 6667 7106 6716 7155 6765 7203 6838 7252 6911 7252 6984 7276 7057 7252 7130 7228 7178 7179 7349 6936 7397 6814 7446 6692 7470 6546 7470 6425 7446 6133 7422 6035 7349 5962 7227 5914 7130 5889 7057 5865 6984 5841 Z M 9612 5792 L 9539 5816 9466 5865 9393 5938 9344 6011 9247 6181 9174 6352 9149 6522 9149 6717 9174 6887 9222 7057 9271 7155 9344 7228 9417 7276 9514 7301 9685 7301 9782 7252 9855 7179 9928 7106 9977 7009 10050 6765 10098 6522 10098 6303 10098 6181 10050 6108 9977 6060 9879 6035 9879 6011 9855 5914 9806 5841 9709 5792 Z M 8468 4673 L 8687 4794 8930 4892 8955 4916 9466 5111 9806 5232 9806 5305 9806 5354 9855 5403 9904 5403 9952 5378 10001 5330 10707 5597 13383 6668 14040 6911 14357 7082 14527 7155 14648 7276 14794 7422 14843 7568 14892 7739 14867 7909 14405 7617 13919 7349 13675 7252 13408 7130 13164 7057 12872 7057 12848 7082 12848 7106 12848 7155 13043 7301 13262 7422 13724 7666 14259 7958 14770 8274 14697 8493 14575 8371 14454 8274 14284 8177 14113 8079 13773 7933 13383 7763 13189 7714 12994 7666 12799 7641 12605 7666 12580 7690 12605 7714 12702 7812 12824 7909 12945 7982 13091 8055 13383 8177 13651 8274 13894 8396 14113 8517 14551 8809 14430 9126 13967 8858 13481 8590 12921 8274 12629 8152 12337 8031 12313 8031 12288 8055 12288 8079 12288 8104 12507 8323 12751 8542 13018 8712 13286 8882 13797 9199 14040 9345 14308 9466 14211 9661 14065 9564 13919 9491 13602 9345 13359 9199 13067 9077 12921 9028 12775 9004 12629 8980 12483 8980 12459 9004 12459 9053 12556 9150 12653 9247 12897 9418 13408 9685 13724 9880 13894 10002 14065 10075 13967 10269 13505 10075 13043 9880 12556 9758 12069 9661 12045 9661 12045 9685 12434 10002 12872 10245 13335 10488 13797 10683 13627 11072 13456 10926 13262 10829 12848 10659 12653 10586 12483 10513 12288 10488 12069 10488 12045 10513 12045 10537 12118 10634 12191 10707 12337 10829 12532 10926 12702 11023 13091 11218 13310 11291 13505 11340 13481 11413 13335 11388 13189 11340 12897 11315 12678 11267 12434 11242 12191 11267 12069 11291 11972 11315 11948 11340 11948 11364 11972 11413 12069 11486 12191 11534 12434 11607 12921 11705 13164 11778 13432 11826 13408 11972 13018 11948 12434 11948 12313 11972 12215 12021 12118 12070 12118 12118 12118 12143 12215 12191 12313 12240 12507 12264 12897 12264 13383 12313 13383 12654 13043 12654 12678 12678 12288 12727 12094 12775 11923 12873 12118 12921 12288 12946 12678 12946 13408 12970 13408 13116 13408 13262 13140 13262 12848 13286 12337 13286 12069 13335 11948 13384 11850 13432 11826 13481 11850 13505 11948 13554 12069 13603 12337 13627 12605 13651 13432 13651 13432 13797 13286 13773 13164 13797 12897 13822 12483 13846 12288 13895 12094 13968 12094 13992 12094 14016 12118 14041 12313 14089 12507 14114 13310 14114 13432 14089 13456 14600 13237 14576 13018 14552 12824 14552 12434 14600 12045 14698 11656 14819 11193 14941 10974 14965 10755 14990 10536 14990 10317 14965 10098 14917 9879 14819 9514 14698 9149 14576 8979 14552 8809 14527 8614 14527 8419 14552 7981 14649 7568 14795 7130 14917 6935 14965 6692 14990 6473 14990 6230 14965 5986 14917 5767 14844 5281 14722 5062 14649 4818 14625 4453 14576 4040 14576 3602 14625 3164 14722 3188 14308 3188 13895 3164 13067 3164 12386 3139 12191 3115 12021 3066 11851 3018 11705 3018 11632 3018 11534 2993 11413 2896 11194 2701 10780 2409 10123 2142 9442 1947 8809 1777 8152 1728 7909 1704 7787 1704 7666 1704 7544 1752 7447 1825 7325 1923 7252 2093 7155 2288 7082 2653 6936 3991 6400 5329 5889 8030 4867 8030 5062 8030 5281 8030 5670 8030 7203 8030 8834 8054 9661 8079 10464 8103 10586 8152 10659 8249 10707 8346 10732 8444 10707 8517 10659 8565 10586 8590 10464 8517 8931 8468 7398 8444 5865 8444 5305 8444 5013 8395 4721 8468 4673 Z M 7446 1 L 7300 25 7154 50 7008 98 6911 196 6838 196 6765 244 6716 293 6716 317 6667 755 6619 1193 6594 1656 6594 2094 6011 2118 5427 2118 5013 2094 4794 2094 4697 2118 4624 2167 4575 2142 4526 2118 4405 2142 4332 2215 4307 2264 4283 2337 4259 2605 4259 2897 4259 3480 3602 3529 3261 3578 2920 3602 2872 3626 2823 3651 2774 3699 2701 3821 2653 3918 2604 4064 2604 4186 2580 4454 2580 4721 2458 6449 2458 6498 1704 6838 1558 6936 1436 7033 1363 7155 1290 7276 1266 7422 1241 7568 1241 7714 1241 7885 1290 8201 1363 8542 1533 9101 1631 9491 1777 9856 2069 10586 2190 10853 2336 11145 2507 11437 2604 11559 2726 11656 2677 11826 2653 11997 2628 12167 2628 12362 2677 12727 2701 13067 2701 13530 2677 13968 2677 14430 2701 14649 2726 14868 2531 14965 2385 15087 2239 15233 2117 15379 2117 15428 2117 15476 2142 15501 2190 15501 2361 15476 2531 15428 2872 15306 3212 15184 3553 15063 3796 15014 4064 15014 4307 14990 4551 15014 4794 15038 5037 15087 5500 15209 5889 15330 6278 15403 6667 15428 6862 15428 7057 15403 7276 15355 7495 15306 7908 15184 8346 15063 8565 15014 8784 14990 8979 15014 9198 15063 9393 15136 9587 15209 9977 15379 10196 15452 10390 15476 10585 15501 10780 15501 11169 15452 11558 15355 11923 15257 12191 15184 12410 15136 12653 15111 12872 15087 13116 15087 13335 15111 13846 15209 14186 15257 14357 15282 14551 15282 14721 15233 14892 15209 15038 15136 15208 15038 15281 14965 15305 14868 15305 14771 15281 14673 15208 14600 15135 14552 15038 14552 14940 14600 14819 14673 14697 14722 14575 14746 14454 14771 14211 14746 13967 14722 13919 13116 13919 12459 13894 12118 13821 11778 13870 11753 13894 11680 14527 10221 15111 8736 15232 8420 15305 8128 15354 7982 15354 7836 15354 7666 15354 7520 15305 7374 15257 7276 15184 7155 15111 7057 14916 6863 14697 6717 14405 6546 14065 6400 14113 6181 14138 5962 14162 5719 14162 5500 14138 5013 14113 4551 14089 4381 14040 4040 14089 3991 14113 3918 14113 3845 14089 3772 14065 3699 14016 3651 13943 3602 13846 3578 13116 3553 12726 3553 12361 3578 12361 3286 12361 2848 12313 2410 12288 2337 12264 2264 12191 2215 12118 2191 12045 2118 11923 2094 11339 2069 10293 2069 10147 2094 10147 1875 10147 1656 10098 1242 10074 707 10025 463 10001 342 9928 220 9904 147 9855 98 9782 74 9709 50 8882 25 8054 1 Z M 4307 15452 L 4088 15501 3869 15549 3650 15647 3237 15866 3018 15963 2823 16060 2653 16109 2507 16133 2190 16133 1850 16085 1533 16012 1241 15890 925 15768 341 15525 244 15501 171 15525 122 15574 98 15622 73 15695 73 15768 122 15841 171 15890 390 16060 633 16182 901 16304 1144 16425 1412 16498 1679 16571 1947 16644 2215 16669 2507 16669 2750 16620 2993 16547 3237 16425 3699 16206 3942 16109 4210 16012 4332 15987 4453 15963 4697 15987 4964 16060 5232 16158 5743 16352 6011 16450 6254 16523 6522 16547 6765 16523 7032 16474 7276 16401 7787 16231 8030 16158 8298 16133 8565 16133 8809 16182 9076 16231 9344 16328 9855 16498 10123 16571 10366 16620 10634 16620 10877 16596 11120 16547 11364 16450 11826 16255 12069 16182 12313 16085 12459 16060 12580 16036 12872 16036 13164 16085 13432 16182 14016 16352 14284 16425 14575 16474 14819 16498 15086 16474 15330 16450 15573 16377 15816 16279 16035 16182 16254 16060 16473 15914 16522 15841 16546 15768 16546 15695 16522 15622 16473 15574 16425 15525 16352 15525 16279 15574 16035 15720 15792 15841 15524 15939 15281 16012 15013 16060 14721 16085 14454 16060 14186 16012 13724 15914 13286 15793 13067 15768 12848 15744 12629 15744 12386 15768 12167 15841 11948 15914 11510 16060 11218 16158 10901 16182 10585 16158 10293 16133 10025 16060 9782 15987 9295 15817 9052 15744 8809 15671 8565 15622 8298 15598 8030 15622 7762 15671 7276 15841 7032 15914 6765 15987 6522 16012 6254 15987 6035 15939 5816 15866 5402 15720 4989 15549 4770 15501 4551 15452 Z M 560 16717 L 365 16742 195 16815 25 16936 0 16985 0 17009 0 17082 73 17131 171 17155 438 17131 730 17155 974 17204 1217 17301 1728 17520 1971 17618 2239 17715 2482 17764 2726 17764 2969 17715 3188 17666 3650 17472 3894 17399 4113 17326 4405 17277 4697 17277 4989 17301 5281 17350 5865 17520 6400 17642 6667 17691 6911 17715 7154 17691 7397 17666 7616 17618 7860 17545 8322 17374 8468 17326 8614 17301 8760 17277 8882 17277 9028 17301 9174 17326 9295 17374 9441 17447 9831 17666 10025 17764 10244 17837 10463 17861 10658 17837 10877 17788 11096 17691 11510 17520 11704 17423 11899 17350 12045 17301 12434 17301 12726 17374 12994 17447 13554 17666 13846 17739 14113 17788 14381 17788 14673 17764 14940 17691 15232 17618 15500 17520 15768 17399 16254 17155 16327 17107 16352 17034 16352 16961 16327 16888 16303 16839 16254 16790 16181 16766 16108 16790 15500 17034 15208 17155 14916 17253 14624 17326 14308 17350 13992 17350 13651 17301 13408 17228 13189 17155 12751 16985 12507 16936 12288 16912 12045 16912 11802 16961 11558 17034 11339 17131 10901 17326 10731 17399 10585 17423 10439 17423 10317 17399 10171 17374 10050 17326 9758 17180 9539 17058 9344 16961 9149 16912 8930 16888 8736 16863 8517 16912 8298 16961 8054 17034 7787 17131 7495 17228 7227 17277 6911 17301 6619 17277 6327 17228 5767 17082 5305 16961 4818 16888 4356 16888 4113 16912 3869 16961 3602 17034 3358 17131 3115 17253 2847 17326 2677 17350 2507 17350 2312 17301 2142 17253 1801 17107 1485 16936 1314 16863 1120 16790 949 16742 755 16717 Z M 16571 17666 L 15938 17861 15305 18056 14989 18129 14648 18202 14332 18250 14016 18275 13870 18250 13724 18226 13481 18104 13237 17983 12970 17861 12726 17788 12507 17764 12264 17764 12045 17812 11753 17885 11485 17983 10974 18202 10707 18275 10439 18323 10317 18323 10171 18299 10025 18250 9855 18202 9441 18007 9222 17910 9028 17837 8809 17788 8590 17764 8371 17764 8127 17788 7860 17885 7592 17983 7105 18202 6862 18299 6619 18372 6205 18372 6059 18323 5792 18250 5573 18153 5110 17958 4867 17885 4624 17812 4380 17788 4113 17788 3845 17837 3602 17910 3115 18129 2872 18226 2628 18323 2361 18372 2117 18421 1971 18421 1850 18396 1582 18299 1363 18177 1120 18031 876 17934 633 17837 511 17812 390 17812 244 17837 98 17885 49 17934 49 17983 73 18031 122 18056 268 18056 414 18080 682 18177 925 18299 1168 18445 1412 18567 1679 18688 1947 18761 2093 18786 2239 18810 2507 18761 2750 18713 2993 18615 3237 18518 3748 18323 3991 18250 4259 18202 4380 18177 4526 18202 4770 18250 5013 18348 5256 18469 5743 18713 5986 18810 6254 18859 6522 18859 6765 18834 6984 18786 7227 18713 7665 18494 8127 18299 8273 18250 8395 18226 8541 18226 8663 18250 8930 18299 9174 18396 9685 18640 9928 18737 10196 18810 10439 18834 10682 18810 10901 18761 11145 18688 11583 18494 12021 18299 12167 18275 12313 18250 12434 18250 12580 18275 12848 18323 13091 18421 13627 18640 13894 18713 14162 18761 14430 18737 14697 18688 15208 18567 15938 18348 16692 18129 16790 18080 16838 18007 16863 17934 16863 17837 16814 17764 16765 17691 16668 17666 Z N">
            <draw:equation draw:name="f0" draw:formula="logwidth"/>
            <draw:equation draw:name="f1" draw:formula="logheight"/>
          </draw:enhanced-geometry>
        </draw:custom-shape>
        <draw:custom-shape draw:name="Google Shape;345;p39" draw:style-name="gr5" draw:text-style-name="P25" draw:layer="layout" svg:width="1.317cm" svg:height="0.742cm" svg:x="0.641cm" svg:y="12.462cm">
          <text:p/>
          <draw:enhanced-geometry draw:mirror-horizontal="false" draw:mirror-vertical="false" svg:viewBox="0 0 0 0" drawooo:sub-view-size="21705 12240" draw:text-areas="0 0 ?f0 ?f1" draw:type="ooxml-non-primitive" draw:enhanced-path="M 17544 4258 L 17811 4307 18055 4356 17957 4575 17860 4769 17714 5207 17617 5669 17495 6083 17373 6618 17276 7129 17130 7129 16570 5840 16011 4526 16278 4429 16522 4331 16789 4283 17033 4258 Z M 15451 4599 L 15962 5888 16497 7178 16205 6935 15938 6691 15597 6326 15281 5937 14940 5548 14745 5402 14551 5256 14770 5061 14989 4891 15208 4745 15451 4599 Z M 5012 4307 L 5353 4404 5669 4526 5986 4696 6302 4866 6059 5183 5304 6180 4550 7202 4501 7129 4453 7081 4599 6156 4793 5231 5012 4307 Z M 4234 4210 L 4720 4258 4477 5158 4282 6083 4185 6545 4112 7008 4088 7008 3991 6618 3869 6253 3747 5767 3577 5304 3358 4842 3139 4404 3090 4380 3066 4356 2993 4380 2944 4429 2920 4453 2920 4502 3261 5329 3407 5742 3553 6156 3674 6594 3796 7081 3601 7202 3431 7373 2944 7056 2701 6886 2482 6691 2190 6399 1922 6083 1630 5791 1484 5645 1314 5523 1484 5329 1655 5158 1849 4988 2044 4842 2239 4721 2433 4599 2652 4502 2871 4404 3090 4331 3309 4283 3553 4234 3772 4210 Z M 18152 4404 L 18395 4477 18639 4575 18858 4672 19077 4793 19515 5085 19904 5426 19588 5742 19247 6083 18931 6424 18614 6740 18201 7081 17787 7421 17665 7275 17495 7178 17592 6667 17690 6156 17811 5718 17933 5280 18055 4842 18152 4404 Z M 6691 5183 L 7056 5645 7227 5888 7373 6132 7227 6205 7056 6302 6764 6521 6326 6789 5864 7081 5621 7202 5377 7324 4891 7567 5645 6570 6375 5596 6691 5183 Z M 14526 5280 L 14599 5499 14721 5718 14867 5937 15037 6132 15402 6521 15743 6862 16084 7178 16424 7494 16327 7689 15719 7494 15402 7373 15110 7251 14745 7081 14380 6862 14015 6667 13821 6594 13626 6545 13796 6205 14015 5864 14259 5572 14526 5280 Z M 8395 3163 L 8735 3188 11461 3188 14332 3212 13407 4404 12434 5572 11363 6813 10925 7300 10706 7519 10512 7786 10098 6935 9684 6083 8930 4356 8395 3163 Z M 20171 5669 L 20366 5913 20561 6156 20755 6424 20901 6691 20999 6886 21096 7105 20658 7178 20244 7275 19393 7494 18687 7665 17982 7835 17957 7762 18420 7373 18858 6983 19198 6691 19539 6375 19880 6034 20171 5669 Z M 3942 7543 L 4015 7689 4088 7835 4088 7859 3820 7640 3942 7543 Z M 16741 7762 L 16765 7786 16814 7884 16692 7835 16741 7762 Z M 7957 3504 L 8297 4283 8711 5183 9125 6083 10001 7859 8443 7908 8443 7446 8395 6983 8297 6545 8151 6107 8054 5913 7957 5718 7835 5523 7689 5329 7567 5158 7397 5012 7227 4866 7056 4721 7324 4356 7665 3942 7835 3747 7957 3504 Z M 3699 7811 L 4063 7932 4063 7957 3869 7908 3650 7884 3699 7811 Z M 7543 6424 L 7640 6643 7713 6862 7786 7129 7835 7397 7884 7932 7300 7932 5742 7957 4988 7932 4988 7884 5256 7762 5523 7616 6034 7348 6399 7178 6813 6959 7202 6716 7373 6570 7543 6424 Z M 3845 8127 L 3674 8224 3650 8200 3845 8127 Z M 1144 5767 L 1338 5913 1509 6059 1849 6424 2166 6764 2336 6935 2506 7105 2871 7373 3261 7616 3188 7786 3163 7932 2725 8030 2312 8103 1411 8224 973 8273 535 8370 511 8030 535 7665 560 7324 633 7008 730 6667 852 6351 973 6034 1144 5767 Z M 4477 8273 L 4526 8322 4501 8370 4453 8273 Z M 3942 8176 L 3820 8395 3747 8346 3942 8176 Z M 4112 8151 L 4136 8176 4063 8492 4039 8492 4112 8151 Z M 4234 8224 L 4380 8249 4428 8443 4355 8468 4282 8492 4234 8224 Z M 17349 8370 L 17422 8395 17446 8443 17373 8492 17349 8370 Z M 16984 8273 L 17008 8322 16887 8516 16789 8443 16984 8273 Z M 13577 6667 L 13699 6813 13845 6935 14015 7056 14210 7178 14599 7348 14964 7519 15597 7786 15913 7932 16254 8030 16254 8054 15816 8151 15402 8224 14891 8297 14356 8346 13845 8419 13602 8468 13334 8541 13310 8297 13310 8054 13310 7811 13334 7567 13358 7348 13407 7105 13480 6886 13577 6667 Z M 21169 7324 L 21193 7543 21218 7762 21218 7981 21218 8200 21169 8419 21120 8638 21072 8857 20974 9052 20828 8979 20682 8906 20317 8833 19223 8565 18614 8395 17982 8224 17982 8103 19077 7835 20123 7616 20658 7494 21169 7324 Z M 16303 8419 L 15962 8662 15670 8906 14794 9465 13942 10049 13723 9684 13529 9271 13456 9003 13383 8735 13626 8760 13869 8760 14356 8711 14843 8638 15305 8565 16303 8419 Z M 4988 8370 L 5499 8395 6034 8419 7105 8395 7932 8395 7957 8589 7859 8930 7713 9246 7567 9563 7421 9855 7300 10074 7154 10268 7032 10122 6886 10001 6570 9757 5961 9319 4915 8541 4988 8370 Z M 3212 8297 L 3236 8395 3309 8516 2677 9003 1922 9611 1557 9952 1192 10317 973 9952 803 9538 657 9125 560 8687 973 8638 1387 8565 2190 8419 2677 8346 3212 8297 Z M 18006 8614 L 18590 8760 19125 8881 20220 9149 20585 9222 20731 9246 20901 9222 20682 9611 20439 9976 20123 10317 19807 10609 19320 10074 18809 9563 18079 8711 18006 8614 Z M 16449 8687 L 16570 8808 16692 8906 16546 9246 16400 9563 16157 10001 15865 10414 15597 10828 15354 11266 15329 11315 14989 11096 14648 10852 14332 10560 14064 10244 14916 9684 15767 9100 16108 8906 16449 8687 Z M 4842 8662 L 5329 9100 5791 9538 6375 10025 6691 10244 6862 10341 7032 10414 6886 10585 6716 10731 6375 10998 6010 11193 5621 11363 5450 10706 5231 10074 4964 9441 4696 8808 4720 8784 4842 8662 Z M 3382 8614 L 3480 8735 3626 8833 3334 9636 2993 10536 2871 11023 2823 11242 2798 11485 2531 11388 2263 11266 2020 11120 1776 10950 1509 10706 1265 10414 1606 10122 1971 9806 2652 9198 3017 8906 3382 8614 Z M 4574 8881 L 4939 10171 5280 11461 5012 11534 4623 11582 4234 11607 4234 11607 4258 11193 4258 10755 4258 9928 4307 8979 4428 8930 4574 8881 Z M 3918 8954 L 4039 8979 4039 9733 3991 10682 3991 11144 3991 11631 3480 11607 3212 11558 2969 11509 3066 11339 3139 11120 3261 10706 3382 10293 3504 9879 3699 9417 3893 8954 Z M 17690 8784 L 18079 9222 18468 9636 18979 10268 19247 10560 19539 10828 19247 11023 18955 11217 18663 11363 18371 11485 18103 11582 17860 11631 17811 11217 17738 10779 17592 9928 17519 9441 17471 8930 17519 8906 17617 8857 17690 8784 Z M 17154 9003 L 17227 9490 17300 9976 17422 10828 17471 11266 17544 11704 17300 11728 17033 11728 16765 11704 16522 11680 16254 11631 16011 11582 15767 11485 15524 11388 15694 11242 15840 11071 16108 10682 16351 10268 16570 9855 16789 9465 17008 9003 Z M 14624 0 L 14478 24 14332 73 14186 122 14064 219 14040 268 14015 292 14015 389 14064 487 14161 535 14161 779 14210 998 14259 1241 14332 1460 14648 2336 14745 2652 11655 2652 9928 2628 8614 2628 8419 2652 8200 2677 8054 2360 7665 1436 7567 1144 7494 1022 7397 900 7421 900 7835 973 8249 1071 8468 1095 8881 1095 9076 1046 9149 1022 9198 973 9246 925 9246 852 9246 779 9246 730 9198 657 9149 608 8954 535 8760 462 8541 389 8297 365 7835 316 7397 268 6570 146 6351 122 6132 97 5937 122 5742 146 5669 195 5621 219 5596 268 5572 341 5572 389 5596 438 5621 511 5694 535 5840 633 5986 681 6351 779 6716 827 7081 876 7056 1046 7056 1241 7105 1411 7154 1606 7324 1995 7470 2312 7762 3042 7665 3115 7567 3188 7397 3382 7105 3796 6594 4477 6521 4429 6448 4404 6375 4429 6059 4234 5718 4064 5353 3918 5012 3820 4647 3772 4282 3747 3893 3747 3528 3772 3188 3845 2823 3966 2482 4088 2141 4258 1825 4453 1509 4672 1241 4915 973 5207 706 5548 487 5913 316 6302 195 6716 73 7129 24 7567 0 8005 24 8443 73 8881 170 9295 292 9709 462 10122 657 10487 900 10852 1192 11169 1484 11461 1679 11607 1874 11728 2068 11826 2287 11923 2506 11996 2725 12045 3163 12142 3626 12166 4088 12166 4550 12142 4988 12093 5450 11996 5840 11874 6229 11704 6594 11485 6910 11217 7202 10925 7494 10585 7738 10220 7981 9806 8151 9368 8297 8881 8395 8395 10244 8346 10293 8419 10366 8443 10439 8468 10512 8443 10585 8395 10633 8346 10682 8273 10682 8200 10925 7981 11169 7762 11582 7300 12190 6618 12799 5913 13894 4623 14964 3285 15329 4258 14964 4429 14648 4623 14332 4866 14040 5110 13796 5402 13553 5718 13358 6034 13188 6375 13042 6740 12945 7105 12872 7494 12823 7859 12823 8249 12847 8638 12920 9027 13018 9417 13188 9830 13383 10244 13626 10585 13918 10925 14210 11217 14551 11485 14916 11704 15305 11874 15694 12020 16108 12142 16522 12215 16960 12239 17398 12239 17836 12191 18249 12093 18687 11947 19052 11777 19442 11582 19782 11339 20123 11096 20439 10804 20707 10487 20974 10147 21193 9782 21388 9417 21534 9027 21631 8614 21680 8224 21704 7811 21656 7397 21583 6983 21412 6570 21218 6180 20974 5791 20682 5450 20342 5110 20001 4818 19636 4526 19247 4307 18858 4088 18493 3942 18103 3845 17738 3772 17349 3747 16960 3747 16570 3820 16205 3918 15840 4039 15159 2214 15013 1801 14891 1387 14721 973 14648 779 14526 584 14794 560 15256 560 15475 584 15694 633 15816 657 15840 706 15865 730 15865 852 15840 1022 15743 1119 15646 1217 15621 1314 15621 1387 15646 1411 15670 1436 15743 1484 15840 1484 16011 1387 16157 1265 16278 1119 16376 949 16424 779 16424 681 16400 584 16376 511 16327 414 16254 341 16157 268 15938 170 15719 97 15475 49 15232 24 14940 0 Z N">
            <draw:equation draw:name="f0" draw:formula="logwidth"/>
            <draw:equation draw:name="f1" draw:formula="logheight"/>
          </draw:enhanced-geometry>
        </draw:custom-shape>
        <draw:custom-shape draw:name="Google Shape;346;p39" draw:style-name="gr5" draw:text-style-name="P25" draw:layer="layout" svg:width="1.061cm" svg:height="1.117cm" svg:x="2.384cm" svg:y="12.265cm">
          <text:p/>
          <draw:enhanced-geometry draw:mirror-horizontal="false" draw:mirror-vertical="false" svg:viewBox="0 0 0 0" drawooo:sub-view-size="17496 18421" draw:text-areas="0 0 ?f0 ?f1" draw:type="ooxml-non-primitive" draw:enhanced-path="M 7421 1047 L 7373 1071 7348 1120 7324 1169 7348 1315 7348 1461 7324 1582 7300 1704 7178 1923 7008 2142 6862 2385 6813 2483 6765 2604 6740 2750 6740 2872 6740 3018 6789 3164 6862 3286 6959 3432 7154 3699 7251 3845 7275 3991 7275 4064 7275 4137 7251 4186 7178 4259 7154 4332 7129 4405 7129 4478 7178 4527 7251 4575 7324 4600 7397 4575 7470 4527 7567 4429 7616 4332 7665 4235 7689 4113 7689 4016 7665 3918 7592 3724 7470 3505 7324 3310 7202 3115 7105 2921 7081 2823 7105 2726 7154 2604 7202 2483 7373 2239 7543 1972 7689 1728 7738 1607 7762 1485 7762 1363 7713 1242 7616 1144 7494 1071 7421 1047 Z M 10293 1242 L 10268 1266 10244 1363 10220 1485 10195 1607 10171 1680 10098 1826 10001 1923 9782 2166 9684 2288 9611 2434 9587 2604 9587 2775 9636 2921 9709 3042 9879 3286 10001 3456 10074 3626 10098 3724 10098 3821 10074 3918 10025 4016 9952 4137 9855 4235 9782 4332 9709 4454 9684 4502 9684 4575 9733 4673 9757 4721 9806 4746 9855 4770 9928 4746 10122 4648 10268 4502 10414 4332 10487 4137 10536 3943 10536 3724 10487 3505 10414 3310 10293 3140 10171 2994 10074 2872 10025 2775 10001 2653 10025 2556 10074 2434 10122 2337 10293 2118 10414 1947 10512 1753 10512 1655 10536 1558 10512 1461 10487 1363 10463 1290 10390 1266 10317 1242 Z M 8322 1 L 8273 49 8249 98 8273 171 8492 512 8614 682 8687 877 8711 1023 8735 1144 8711 1266 8687 1388 8614 1631 8492 1850 8322 2166 8249 2312 8200 2458 8200 2604 8200 2775 8249 2921 8322 3091 8419 3213 8516 3334 8589 3432 8638 3529 8662 3651 8662 3748 8638 3845 8614 3967 8516 4162 8297 4551 8200 4746 8103 4940 8054 5062 8054 5208 8054 5354 8078 5476 8127 5622 8224 5719 8297 5816 8419 5889 8492 5914 8565 5914 8614 5889 8662 5841 8711 5792 8711 5719 8687 5670 8662 5597 8589 5476 8541 5378 8516 5257 8516 5159 8541 5038 8565 4940 8687 4721 8954 4283 9076 4040 9100 3943 9125 3821 9125 3626 9076 3480 9027 3310 8930 3164 8784 2921 8711 2823 8662 2726 8662 2604 8662 2507 8711 2361 8784 2215 8954 1899 9076 1582 9125 1436 9149 1266 9149 1096 9125 901 9100 755 9052 609 8979 463 8881 341 8784 220 8662 122 8541 49 8395 1 Z M 6497 7982 L 6424 8079 6229 8055 5791 8030 6156 8006 6497 7982 Z M 10512 6911 L 11242 6960 11972 7009 12677 7106 13407 7228 14089 7374 14186 7422 14259 7471 14283 7520 14283 7593 14259 7666 14210 7714 14162 7787 14089 7836 13894 7909 13699 7958 13310 8030 12775 8079 12750 8006 12677 7982 12215 7860 11753 7787 11290 7714 10804 7666 9855 7617 8906 7593 7884 7593 6862 7641 6424 7666 5986 7714 5767 7739 5548 7787 5353 7860 5159 7933 5159 7958 5159 7982 5207 8006 5207 8006 4696 7958 4331 7933 3869 7909 3626 7860 3431 7787 3334 7739 3261 7666 3212 7617 3163 7520 3261 7471 3358 7398 3577 7325 3820 7301 4064 7276 5548 7130 6935 7009 8322 6936 9052 6911 Z M 7032 7933 L 6935 8079 6935 8103 6765 8079 6789 8030 6862 7958 6862 7933 Z M 7519 7909 L 7470 8006 7421 8103 7275 8103 7348 8006 7421 7909 Z M 8054 7909 L 7981 8006 7908 8103 7908 8128 7665 8128 7689 8030 7786 7909 Z M 8468 7909 L 8395 8006 8322 8128 8224 8128 8322 7909 Z M 8784 7909 L 8662 8128 8541 8128 8589 7909 Z M 10171 7958 L 10122 8006 10001 8128 9976 8128 10049 7958 Z M 10414 7982 L 10585 8006 10585 8055 10560 8128 10341 8128 10414 7982 Z M 10779 8006 L 11485 8103 10804 8128 10779 8055 10779 8006 Z M 9319 7909 L 9222 8030 9125 8152 8979 8152 9027 7909 Z M 9417 7909 L 9952 7958 9855 8103 9855 8128 9611 8128 9660 8030 9660 7982 9636 7958 9611 7933 9563 7958 9441 8103 9417 8152 9344 8152 9417 7933 9417 7909 Z M 1874 8955 L 2117 9004 2360 9052 2604 9052 2823 10342 3115 11607 3309 12362 3309 12362 3163 12167 2993 11997 2823 11826 2628 11656 2385 11486 2117 11315 1825 11145 1557 10950 1338 10731 1217 10610 1144 10464 1071 10342 998 10196 973 10050 949 9880 949 9734 998 9563 1046 9442 1119 9320 1241 9198 1338 9101 1484 9028 1630 8979 1752 8955 Z M 14137 15525 L 14405 15598 14405 15720 14405 15841 14381 15939 14356 16012 14283 16060 14235 16085 14137 16109 14040 16109 13529 16133 13018 16133 13213 15866 13383 15549 13797 15549 14137 15525 Z M 4623 15379 L 4891 15768 5183 16157 5183 16157 3796 16085 3674 16109 3577 16060 3504 15987 3455 15841 3772 15695 4185 15525 4623 15379 Z M 3017 7982 L 3163 8079 3309 8152 3480 8201 3650 8249 3991 8298 4331 8322 5329 8420 6302 8493 7300 8541 8297 8566 10293 8566 12288 8517 13067 8493 13432 8468 13821 8395 14016 8347 14235 8249 14454 8152 14648 8006 14648 8931 14478 8931 14308 8955 13943 9052 13334 9174 12726 9247 12458 9271 12191 9271 11655 9247 10585 9247 10536 9271 10536 9296 10536 9344 10560 9369 10828 9442 11096 9490 11363 9539 11631 9563 12191 9539 12726 9515 13213 9490 13724 9417 13967 9369 14210 9320 14429 9223 14648 9125 14648 9125 14600 9612 13748 9855 13310 9977 12872 10050 12410 10050 11947 10026 11485 9977 11266 9977 11047 10001 10974 10026 10950 10074 10950 10123 10998 10172 11217 10293 11461 10366 11704 10439 11996 10464 12264 10464 12531 10439 13042 10415 13432 10342 13821 10269 14210 10123 14551 9953 14551 10074 14454 10537 14113 10585 13772 10658 13456 10756 13140 10829 12702 10853 12264 10902 11826 10950 11607 10999 11412 11072 11388 11096 11412 11121 11607 11218 11826 11267 12045 11291 12288 11291 12750 11242 13188 11194 13748 11121 14064 11048 14356 10950 14162 11729 13845 11753 13553 11778 12921 11875 12653 11875 12337 11899 12191 11899 12069 11948 11923 11997 11801 12070 11801 12094 11801 12118 11923 12191 12069 12240 12191 12264 12653 12264 12921 12216 13505 12167 13772 12143 14064 12070 14064 12070 13943 12483 13845 12848 13724 12800 13626 12775 13383 12775 12896 12848 12337 12897 12069 12946 11777 13043 11753 13067 11753 13116 11777 13165 11801 13189 12069 13238 12361 13238 12896 13213 13334 13189 13578 13165 13675 13140 13772 13092 13772 13092 13505 13870 13310 13870 13115 13895 12896 13919 12702 13943 12483 13943 12239 13919 11777 13870 11753 13895 11753 13919 11947 14041 12142 14138 12361 14187 12604 14211 12775 14235 13188 14235 13383 14187 13383 14187 13286 14430 13261 14454 13237 14479 13213 14576 13140 14527 12872 14527 12507 14552 12288 14552 12069 14503 11850 14479 11631 14454 11582 14479 11558 14503 11558 14552 11582 14600 11655 14673 11753 14746 11947 14844 12166 14917 12410 14941 12750 14941 12945 14892 13115 14819 12872 15257 12750 15233 12629 15257 12385 15257 12191 15233 11996 15209 11801 15184 11631 15184 11582 15209 11607 15257 11655 15330 11728 15403 11801 15476 11899 15525 12093 15574 12288 15598 12458 15622 12653 15622 12458 15890 12264 15866 12045 15890 11826 15866 11631 15841 11558 15841 11461 15890 11509 15987 11607 16060 11728 16133 11850 16157 8930 16206 7324 16206 5694 16182 5718 16109 5718 16036 5694 15963 5645 15890 5305 15428 5013 14965 4721 14454 4477 13968 4258 13432 4064 12897 3869 12362 3723 11826 3553 11267 3431 10683 3163 9539 3090 9125 3042 8736 3017 8371 3017 7982 Z M 4258 14746 L 4502 15209 4064 15257 3626 15379 3455 15428 3285 15501 3115 15622 3042 15671 2993 15744 2944 15914 2944 16060 2993 16182 3066 16279 3163 16352 3309 16401 3455 16449 3601 16474 4283 16547 4988 16571 6375 16620 9125 16620 11801 16571 13018 16571 13626 16547 13943 16522 14235 16498 14381 16449 14527 16376 14673 16303 14819 16182 14916 16060 14965 15914 14965 15841 14965 15744 14940 15671 14916 15574 14794 15403 14648 15282 14478 15209 14308 15184 14137 15160 13553 15160 13699 14819 13724 14771 14454 14844 14794 14917 15135 14990 15500 15087 15816 15184 16157 15330 16497 15452 16741 15598 16911 15744 17033 15914 17081 16060 17081 16230 17008 16401 16911 16547 16789 16717 16643 16863 16449 17009 16059 17277 15670 17496 15305 17642 14965 17763 14600 17836 14259 17909 13894 17958 13140 18007 12410 18055 11558 18080 10706 18080 9027 18055 7324 18031 6473 18007 5645 17982 4794 17934 3942 17861 3115 17739 2287 17593 1898 17496 1509 17350 1168 17179 827 16985 633 16839 487 16668 365 16449 316 16328 316 16230 316 16085 341 15963 414 15866 511 15768 730 15622 949 15501 1314 15330 1728 15184 2141 15063 2555 14965 2993 14892 3407 14844 4258 14746 Z M 9076 6498 L 8103 6522 7129 6571 6156 6644 5183 6717 4526 6765 4161 6790 3796 6838 3431 6911 3285 6960 3115 7033 2993 7106 2847 7228 2750 7325 2652 7471 2628 7520 2628 7593 2652 7666 2579 7812 2555 7982 2531 8152 2506 8298 2360 8249 2214 8201 2044 8176 1874 8176 1557 8201 1265 8249 1046 8347 827 8468 657 8639 487 8833 365 9052 268 9271 195 9515 170 9758 170 10026 219 10293 292 10537 389 10780 535 10999 706 11194 900 11388 1095 11559 1363 11729 1606 11899 2117 12240 2409 12459 2531 12581 2652 12727 2725 12873 2774 13043 2750 13165 2725 13238 2677 13262 2604 13262 2531 13213 2458 13189 2312 13165 2190 13213 2068 13286 1995 13408 1971 13530 1971 13603 1995 13651 2020 13724 2093 13773 2263 13895 2458 13968 2677 13992 2871 13968 3066 13895 3236 13773 3309 13700 3358 13603 3431 13505 3455 13408 3504 13213 3504 13019 3650 13432 3820 13822 3991 14211 4185 14600 3723 14600 3285 14625 2823 14673 2385 14746 1922 14819 1484 14941 1071 15087 657 15282 487 15379 341 15476 219 15574 122 15695 49 15841 24 15963 0 16109 0 16255 24 16376 49 16522 122 16668 195 16790 292 16936 389 17058 511 17179 633 17301 827 17423 1046 17544 1241 17642 1460 17739 1922 17885 2409 18007 2896 18080 3382 18128 4331 18226 5451 18299 6570 18347 8833 18396 9928 18420 11047 18420 12142 18396 13261 18347 13675 18323 14113 18274 14527 18201 14965 18128 15378 18007 15767 17861 16157 17690 16546 17471 16814 17277 17057 17033 17276 16766 17349 16620 17422 16474 17471 16328 17495 16157 17495 16012 17471 15866 17398 15720 17325 15598 17179 15452 17033 15330 16692 15111 16327 14941 15938 14795 15524 14673 15110 14576 14697 14503 14283 14454 13870 14406 14040 13968 14186 13530 14454 12629 14794 11340 14916 10683 15038 10026 15135 9417 15159 9077 15159 8760 15159 8444 15110 8128 15038 7836 14940 7544 14916 7495 14892 7471 14794 7447 14746 7325 14673 7228 14600 7130 14478 7057 14235 6936 13943 6863 13626 6790 13310 6765 12823 6717 11899 6595 10950 6522 10025 6498 Z N">
            <draw:equation draw:name="f0" draw:formula="logwidth"/>
            <draw:equation draw:name="f1" draw:formula="logheight"/>
          </draw:enhanced-geometry>
        </draw:custom-shape>
        <draw:custom-shape draw:name="Google Shape;347;p39" draw:style-name="gr5" draw:text-style-name="P25" draw:layer="layout" svg:width="1.167cm" svg:height="1.204cm" svg:x="3.975cm" svg:y="12.202cm">
          <text:p/>
          <draw:enhanced-geometry draw:mirror-horizontal="false" draw:mirror-vertical="false" svg:viewBox="0 0 0 0" drawooo:sub-view-size="19247 19856" draw:text-areas="0 0 ?f0 ?f1" draw:type="ooxml-non-primitive" draw:enhanced-path="M 12531 585 L 12799 609 13066 658 13334 755 13577 877 13796 1022 13967 1168 14137 1363 14283 1558 14380 1777 14478 1996 14526 2239 14551 2482 14551 2750 14478 3018 14380 3285 14234 3529 14088 3748 13894 3967 13529 4356 13261 4575 12993 4794 12702 4989 12410 5159 12118 5329 11801 5475 11509 5597 11169 5719 11509 5524 11801 5305 12093 5062 12361 4794 12531 4575 12702 4332 12847 4064 12945 3772 12993 3626 12993 3480 12993 3358 12993 3212 12945 3066 12872 2945 12774 2823 12653 2726 12531 2653 12410 2580 12264 2531 12142 2482 12020 2482 11899 2458 11655 2507 11412 2604 11169 2726 10950 2920 10755 3115 10560 3358 10390 3626 10220 3918 10098 4210 9976 4526 9879 4818 9806 5135 9782 5427 9684 4964 9636 4526 9611 4234 9611 3942 9636 3675 9660 3383 9709 3115 9782 2823 9879 2555 10001 2288 10122 2044 10268 1825 10439 1606 10633 1412 10828 1241 11047 1071 11266 925 11509 804 11753 706 12020 633 12264 609 12531 585 Z M 7300 3626 L 7470 3675 7616 3723 7762 3796 7859 3869 7981 3967 8176 4186 8346 4405 8492 4648 8638 4916 8784 5183 8930 5475 9076 5743 8735 5646 8395 5524 8054 5378 7762 5208 7470 5013 7178 4794 6935 4502 6716 4210 6643 4064 6643 3942 6667 3845 6740 3772 6837 3723 6935 3675 7129 3626 Z M 11972 2847 L 12166 2872 12361 2945 12434 2993 12507 3066 12556 3139 12604 3237 12629 3334 12653 3456 12653 3626 12629 3772 12580 3918 12531 4064 12434 4186 12337 4332 12118 4599 11850 4818 11582 5037 11315 5208 11071 5354 10828 5475 10585 5573 10317 5646 10074 5743 10098 5451 10122 5135 10195 4843 10293 4551 10414 4283 10536 4015 10706 3748 10901 3480 11144 3237 11388 3042 11582 2920 11777 2872 11972 2847 Z M 5231 658 L 5499 682 5767 731 6034 779 6302 877 6545 1022 6789 1168 7032 1339 7251 1509 7446 1728 7640 1923 7811 2142 7957 2385 8103 2604 8370 3091 8589 3602 8760 4137 8857 4478 8735 4259 8589 4064 8419 3845 8249 3675 8054 3504 7811 3358 7543 3261 7275 3188 6862 3188 6716 3237 6618 3285 6497 3358 6399 3456 6326 3577 6253 3723 6229 3845 6205 3991 6229 4113 6253 4234 6302 4356 6424 4599 6594 4843 6813 5037 7008 5232 7227 5402 7567 5646 7957 5865 7227 5646 6886 5524 6545 5378 6180 5208 5864 5037 5523 4867 5207 4648 4988 4526 4793 4356 4599 4186 4404 3991 4234 3772 4064 3553 3918 3334 3796 3115 3699 2872 3626 2604 3577 2361 3577 2117 3626 1874 3699 1631 3820 1387 3991 1144 4088 1047 4210 950 4429 828 4696 731 4964 682 5231 658 Z M 17763 3553 L 17982 3602 18201 3650 18395 3723 18590 3845 18736 3991 18785 4088 18833 4210 18882 4307 18882 4405 18882 4624 18833 4818 18736 5013 18663 4794 18541 4624 18420 4478 18274 4356 18103 4259 17909 4186 17738 4113 17373 4015 17154 3967 16716 3967 16497 3991 16059 4064 15621 4186 15208 4356 14818 4551 14405 4770 14040 4989 13577 5256 13115 5524 12629 5767 12118 5986 12069 6011 12069 6011 12385 5840 12702 5670 13018 5475 13310 5256 13577 5037 13845 4794 14113 4551 14356 4307 14526 4283 14697 4234 15013 4137 15670 3869 16084 3748 16497 3650 16911 3577 17325 3553 Z M 1241 3261 L 1363 3480 1509 3699 1825 4064 2141 4405 2482 4697 2871 4964 3261 5208 3723 5427 4185 5621 4672 5767 5183 5889 5548 5962 5937 6035 6351 6084 6740 6084 7348 6278 7957 6449 7932 6473 6180 6400 5596 6376 4988 6327 4380 6278 3796 6278 3480 6205 3139 6108 2774 5962 2458 5792 2117 5597 1849 5402 1606 5208 1363 4989 1144 4745 949 4478 754 4210 608 3918 462 3626 973 3772 1046 3772 1119 3748 1144 3699 1168 3626 1241 3261 Z M 3796 6741 L 4039 6765 5937 6862 7835 6960 7811 7422 7786 7909 7738 9636 7713 10390 7008 10342 6278 10293 5572 10269 4064 10269 3309 10317 2823 10317 2579 10342 2360 10390 2360 9782 2360 9149 2385 8541 2458 7933 2482 7592 2531 7422 2579 7276 2652 7130 2750 7008 2896 6911 3042 6838 3285 6765 3553 6741 Z M 15378 6838 L 15621 6862 15865 6911 16035 6984 16157 7081 16254 7203 16327 7349 16376 7519 16400 7690 16424 8030 16400 8614 16400 9222 16400 9806 16424 10098 16449 10390 16084 10415 15986 10390 15889 10415 14818 10439 13723 10439 12215 10366 11680 10317 11436 10317 11290 10342 11193 10390 11193 9733 11169 8006 11193 7495 11193 7227 11169 6984 13018 6935 14867 6838 Z M 11193 10755 L 11315 10804 11436 10828 11193 11218 11193 10755 Z M 3626 10780 L 3358 10999 3139 11266 3115 11291 3115 10950 3090 10901 3066 10853 2993 10804 3115 10804 3626 10780 Z M 8297 6960 L 9465 6984 10731 6984 10706 7179 10706 7398 10706 7811 10706 9539 10682 12824 10658 19199 9782 19223 8151 19247 8151 17714 8151 16157 8176 13091 8249 9831 8273 8103 8297 7519 8297 6960 Z M 11753 10853 L 11996 10877 11801 11169 11607 11485 11412 11802 11339 11996 11315 12094 11315 12167 11339 12215 11363 12240 11388 12264 11436 12240 11509 12191 11582 12118 11680 11948 11850 11607 11996 11242 12142 10877 12434 10901 12142 11364 11972 11680 11899 11850 11899 11948 11899 12021 11923 12069 12020 12069 12093 12021 12142 11972 12239 11826 12385 11485 12507 11193 12604 10901 13115 10926 12872 11218 12629 11534 12410 11826 12337 11996 12312 12094 12312 12167 12337 12240 12410 12240 12483 12215 12556 12167 12653 12045 12799 11753 12993 11364 13188 10950 13188 10926 13796 10926 13650 11145 13504 11364 13261 11704 13164 11899 13091 12094 13091 12142 13115 12167 13164 12167 13188 12142 13334 12021 13431 11875 13626 11558 13821 11266 13918 11096 13991 10950 14259 10950 14064 11218 13796 11583 13675 11753 13626 11875 13602 11972 13626 11996 13626 12021 13675 12045 13699 12045 13845 11923 13942 11777 14137 11485 14307 11218 14453 10950 15086 10950 14697 11412 14405 11753 14259 11948 14210 12045 14161 12142 14161 12191 14210 12240 14283 12240 14380 12191 14453 12118 14624 11972 14867 11607 15062 11291 15208 10950 15597 10926 15597 10926 15183 11412 15013 11656 14940 11802 14891 11923 14891 11972 14891 11996 14940 11996 14964 11972 15086 11875 15183 11753 15378 11485 15694 10926 15743 10926 15743 11218 15573 11388 15427 11607 15354 11729 15256 11850 15208 11996 15208 12069 15232 12142 15256 12167 15305 12167 15402 12094 15475 11996 15573 11753 15767 11461 15792 14600 15816 16157 15816 17714 15792 18177 15792 18396 15743 18590 15670 18785 15548 18955 15475 19028 15402 19101 15281 19150 15183 19199 14964 19247 14770 19272 14332 19272 13869 19247 13456 19223 11169 19199 11193 16109 11193 13018 11193 11656 11266 11461 11388 11145 11509 10853 Z M 5621 10755 L 6059 10780 5961 10901 5864 11023 5694 11291 5499 11631 5426 11802 5426 11875 5426 11972 5475 12021 5523 12021 5596 11996 5669 11948 5791 11777 5961 11437 6107 11120 6180 10950 6229 10780 6667 10804 6448 11072 6278 11364 6205 11534 6156 11704 6107 11875 6107 11948 6132 12021 6156 12069 6253 12069 6326 11948 6375 11826 6448 11534 6594 11169 6764 10804 7129 10828 6813 11242 6545 11607 6424 11802 6399 11899 6375 11996 6399 12045 6424 12069 6472 12094 6521 12069 6594 12045 6667 11972 6789 11826 6983 11485 7178 11169 7348 10853 7640 10877 7470 11072 7324 11291 7227 11437 7129 11607 7056 11777 7056 11850 7056 11948 7081 11996 7154 11996 7227 11948 7275 11923 7373 11802 7519 11510 7616 11266 7713 11047 7713 11047 7689 11510 7543 11753 7397 11996 7373 12069 7397 12118 7421 12167 7470 12191 7567 12191 7616 12167 7640 12094 7689 11948 7665 12897 7665 14478 7665 16084 7713 19272 6083 19320 4356 19418 3918 19418 3723 19393 3528 19296 3431 19223 3358 19101 3309 18980 3285 18809 3285 18493 3285 18225 3236 15062 3139 11899 3236 11729 3309 11558 3553 11169 3796 10804 3796 10780 4088 10755 3942 10853 3820 10974 3699 11120 3577 11242 3455 11437 3309 11680 3236 11802 3212 11923 3212 12045 3261 12142 3309 12191 3358 12191 3455 12142 3504 12094 3626 11923 3796 11583 3918 11364 4064 11169 4234 10974 4356 10755 4745 10755 4526 10974 4331 11193 4185 11339 4064 11510 3966 11680 3942 11777 3918 11875 3942 11923 3991 11972 4039 12021 4112 11996 4210 11972 4283 11923 4429 11777 4526 11607 4648 11437 4842 11120 4939 10926 5012 10755 5475 10755 5061 11291 4842 11558 4745 11729 4721 11802 4721 11875 4721 11923 4769 11972 4842 11972 4915 11948 4988 11899 5134 11753 5231 11583 5304 11437 5475 11096 5621 10755 Z M 12458 1 L 12166 49 11874 98 11582 171 11315 293 11047 414 10779 585 10536 755 10317 950 10098 1144 9903 1363 9733 1606 9611 1825 9490 2069 9368 2288 9295 2531 9222 2799 9173 3042 9076 3553 9076 3504 8954 3188 8833 2896 8687 2604 8516 2312 8346 2044 8151 1777 7957 1533 7738 1290 7519 1095 7300 901 7081 755 6813 585 6570 463 6302 341 6010 268 5742 195 5450 147 5183 147 4891 171 4623 220 4356 293 4112 414 3869 585 3626 779 3431 998 3285 1241 3163 1485 3090 1728 3042 1996 3042 2263 3066 2531 3115 2799 3212 3066 3309 3334 3431 3577 3577 3821 3723 4064 3893 4283 4088 4478 4258 4648 4599 4916 4939 5159 5280 5402 5669 5597 5426 5573 4939 5475 4477 5354 4015 5183 3553 4989 3163 4770 2798 4526 2458 4259 2141 3967 1874 3650 1630 3285 1436 2969 1338 2799 1217 2653 1144 2653 1119 2677 1095 2701 1095 2774 998 2920 949 3091 925 3261 900 3431 219 3212 122 3212 49 3261 0 3334 0 3383 0 3431 146 3796 316 4137 511 4453 730 4770 973 5062 1241 5329 1533 5597 1825 5840 2068 6011 2336 6157 2579 6278 2871 6400 2701 6473 2555 6570 2409 6692 2312 6838 2214 6984 2141 7154 2068 7325 2044 7544 1971 8274 1922 9052 1947 9806 1971 10561 1995 10634 2020 10682 2044 10707 2093 10731 2287 10804 2482 10828 2677 10828 2871 10804 2823 10853 2798 10950 2823 14965 2847 17082 2823 18031 2823 18517 2847 18736 2871 18980 2944 19174 3017 19345 3115 19466 3236 19588 3358 19685 3528 19758 3674 19807 3845 19831 4234 19856 4599 19831 5304 19783 6521 19734 7738 19710 7762 19758 7811 19783 7884 19807 7932 19831 8005 19807 8054 19783 8103 19758 8151 19685 10682 19685 10731 19734 10779 19783 10852 19807 10925 19831 10998 19807 11071 19783 11120 19734 11169 19685 12507 19685 13845 19710 14551 19734 14916 19734 15256 19661 15427 19637 15573 19564 15719 19491 15840 19393 15962 19272 16059 19126 16132 18980 16205 18785 16230 18566 16254 18323 16254 17860 16230 17398 16205 16960 16205 14843 16230 10901 16789 10877 16862 10853 16935 10804 16984 10755 17008 10682 17008 10609 17008 10536 16960 10463 16911 10415 16935 10123 16935 9806 16911 9198 16911 8371 16911 7982 16887 7568 16838 7325 16765 7106 16643 6911 16522 6741 16327 6595 16132 6497 15913 6400 15670 6351 15329 6327 14964 6303 14210 6351 13480 6400 12750 6449 12191 6449 12458 6376 12702 6278 13212 6059 13675 5792 14137 5500 14697 5208 15232 4916 15524 4794 15792 4672 16084 4599 16400 4526 16741 4478 17081 4502 17422 4551 17763 4672 17933 4770 18079 4916 18201 5062 18274 5256 18298 5354 18298 5451 18298 5524 18249 5597 18225 5646 18152 5694 18030 5743 17909 5743 17836 5719 17787 5694 17738 5646 17690 5597 17665 5524 17665 5427 17641 5354 17617 5305 17568 5256 17495 5208 17422 5208 17373 5232 17300 5256 17252 5329 17203 5427 17179 5573 17179 5694 17203 5816 17227 5938 17300 6035 17373 6132 17495 6205 17641 6278 17787 6327 17933 6351 18079 6327 18201 6303 18347 6230 18468 6132 18590 6035 18712 5889 18785 5743 18882 5597 18979 5451 19077 5281 19150 5110 19198 4916 19223 4745 19247 4575 19247 4380 19223 4210 19174 4040 19101 3894 19028 3748 18906 3602 18760 3480 18614 3383 18420 3310 18176 3237 17933 3212 17690 3188 17179 3188 16935 3212 16424 3310 15986 3407 15548 3529 15086 3699 14867 3796 14648 3894 14794 3675 14891 3431 14964 3212 15037 2969 15062 2726 15086 2482 15062 2239 15037 1996 14964 1777 14867 1558 14770 1339 14648 1120 14478 925 14307 731 14088 560 13869 390 13602 244 13310 122 13018 49 12750 25 12458 1 Z N">
            <draw:equation draw:name="f0" draw:formula="logwidth"/>
            <draw:equation draw:name="f1" draw:formula="logheight"/>
          </draw:enhanced-geometry>
        </draw:custom-shape>
        <draw:custom-shape draw:name="Google Shape;348;p39" draw:style-name="gr5" draw:text-style-name="P25" draw:layer="layout" svg:width="1.03cm" svg:height="1.043cm" svg:x="5.666cm" svg:y="12.304cm">
          <text:p/>
          <draw:enhanced-geometry draw:mirror-horizontal="false" draw:mirror-vertical="false" svg:viewBox="0 0 0 0" drawooo:sub-view-size="16985 17204" draw:text-areas="0 0 ?f0 ?f1" draw:type="ooxml-non-primitive" draw:enhanced-path="M 8906 7252 L 8833 7349 8784 7446 8760 7616 8784 7689 8809 7762 8833 7787 8882 7811 8955 7811 9028 7738 9052 7714 9028 7665 8979 7470 8979 7397 8979 7300 8979 7276 8955 7252 Z M 1363 414 L 1533 463 1728 560 1898 657 2190 876 2750 1363 3261 1874 4283 2945 6327 5013 8395 7106 6984 8395 6887 8298 6765 8225 6668 8176 6570 8152 6497 8127 6424 8054 6351 8030 6303 8030 6230 8054 6181 8103 6084 8200 6011 8249 5938 8225 5889 8152 5816 7981 5767 7835 5694 7787 5646 7787 5500 7860 5402 7981 5305 7787 5232 7616 5208 7568 5159 7543 5086 7543 5013 7568 4964 7641 4672 7616 4672 7495 4648 7422 4575 7373 4526 7349 4453 7373 4332 7446 4283 7470 4210 7495 4161 7470 4161 7422 4161 7276 4210 7081 4210 7008 4161 6960 4113 6935 4064 6960 3967 7008 3845 7081 3748 7081 3699 7033 3699 6960 3723 6838 3675 6741 3650 6716 3602 6716 3456 6765 3334 6741 3237 6692 3164 6619 3115 6522 3091 6424 3091 6303 3115 6205 3139 6132 3091 6059 3018 6035 2945 6035 2823 6084 2701 6132 2653 6059 2604 5962 2604 5767 2580 5573 2531 5524 2482 5500 2409 5500 2361 5524 2263 5427 2190 5305 2190 5183 2215 5062 2215 4989 2190 4916 2117 4867 2020 4867 1898 4891 1801 4867 1752 4794 1704 4697 1655 4575 1655 4453 1655 4234 1655 4186 1631 4137 1582 4088 1558 4088 1460 4064 1363 4113 1266 4186 1217 3942 1193 3699 1193 3650 1144 3626 1095 3602 974 3602 925 3529 925 3431 925 3310 949 3042 974 2896 974 2823 949 2774 925 2726 852 2701 658 2701 682 2044 658 1971 633 1923 585 1898 512 1874 317 1898 317 1704 293 1509 317 1460 366 1193 463 949 536 828 609 730 706 633 828 536 998 463 1168 414 Z M 1241 14357 L 1266 14527 1339 14770 1266 14795 1193 14843 1071 14624 1047 14576 1241 14357 Z M 12970 1631 L 12629 2093 12313 2580 11996 3066 11729 3577 11680 3650 11680 3723 11680 3772 11704 3821 11802 3918 11899 3967 11875 4015 11899 4040 11899 4064 11948 4064 12215 4015 12483 3918 12751 3796 13018 3626 13505 3261 13943 2920 14722 2288 14722 2288 14430 2726 13675 3796 12945 4891 12897 4989 12921 5062 12945 5135 13018 5208 13091 5232 13164 5256 13262 5232 13335 5183 13481 5135 13602 5086 13846 4916 14381 4575 14892 4234 15476 3796 16084 3358 16084 3358 15646 4161 15208 4964 14965 5329 14697 5719 14430 6084 14138 6424 13967 6619 13797 6814 13602 6984 13383 7130 13164 7276 12945 7397 12702 7495 12459 7568 12240 7592 12021 7616 11826 7592 11607 7543 11242 7422 10828 7276 10780 7179 10682 7106 10561 7106 10512 7130 10463 7179 9393 8492 8322 9782 7227 11047 6108 12313 4916 13578 3723 14819 3139 15427 2823 15743 2507 16011 2312 16133 2142 16230 1947 16303 1752 16352 1558 16376 1363 16376 1168 16303 949 16230 876 16206 828 16206 779 16011 828 16060 901 16084 949 16084 998 16035 998 15962 925 15792 852 15646 779 15476 706 15330 779 15087 852 14892 876 14989 974 15257 1120 15500 1168 15549 1266 15646 1363 15719 1509 15743 1655 15768 1801 15743 1947 15719 2215 15646 2458 15500 2677 15354 2896 15184 3115 15014 3553 14624 3918 14259 4259 13870 4599 13481 4745 13262 4916 13067 4989 12945 5037 12824 5086 12702 5086 12580 5086 12532 5037 12507 4964 12507 4867 12580 4770 12653 4599 12848 4453 13067 4307 13262 3942 13700 3529 14089 3066 14503 2604 14892 2312 15111 2020 15306 1898 15354 1777 15379 1655 15379 1558 15330 1485 15281 1436 15184 1460 15087 1533 14941 1631 14941 1704 14892 1728 14819 1728 14770 1704 14673 1655 14551 1606 14454 1509 14308 1412 14162 1679 13919 1801 14405 1825 14478 1898 14527 2020 14527 2069 14503 2117 14454 2142 14381 2142 14308 2044 13992 1923 13675 2093 13529 2117 13748 2117 13870 2142 13967 2190 14065 2239 14089 2288 14113 2336 14113 2385 14089 2434 14016 2434 13919 2385 13724 2263 13359 2385 13262 2458 13554 2531 13846 2555 13894 2580 13943 2628 13967 2677 13967 2774 13943 2823 13919 2847 13870 2872 13797 2847 13748 2750 13408 2604 13067 2823 12848 2920 13164 2969 13286 3018 13383 3066 13481 3115 13529 3212 13529 3237 13505 3261 13456 3285 13408 3261 13310 3188 13116 3091 12921 2969 12726 3261 12459 3285 12678 3334 12897 3383 12994 3480 13067 3529 13067 3577 13043 3626 12945 3626 12848 3577 12678 3529 12483 3431 12288 3650 12094 3699 12313 3748 12483 3796 12556 3845 12605 3942 12605 4015 12580 4040 12532 4064 12483 4064 12410 4015 12142 3967 11996 3894 11875 4161 11607 4210 11729 4283 11923 4332 11996 4380 12021 4429 12045 4478 12045 4526 11996 4551 11923 4551 11826 4478 11680 4356 11437 4405 11388 4672 11169 4745 11364 4818 11607 4867 11729 4916 11777 4964 11826 5013 11826 5037 11802 5062 11729 5086 11680 5062 11558 4964 11339 4794 11023 5135 10731 5135 10755 5208 10950 5281 11145 5329 11218 5378 11242 5427 11242 5475 11218 5524 11193 5573 11145 5597 11096 5597 11023 5524 10828 5475 10658 5378 10488 5670 10244 5670 10366 5694 10512 5743 10707 5792 10780 5816 10804 5865 10828 5913 10828 5938 10804 5986 10731 5986 10658 5938 10488 5865 10293 5767 10123 5986 9928 6011 10050 6035 10147 6108 10244 6181 10317 6230 10366 6303 10366 6376 10317 6400 10269 6400 10220 6376 10171 6327 10074 6205 9952 6084 9855 6376 9587 6400 9758 6449 9952 6473 10025 6522 10050 6595 10074 6643 10074 6716 10025 6741 10001 6765 9928 6765 9855 6692 9612 6643 9490 6595 9393 6765 9222 6814 9417 6887 9587 6911 9636 6960 9660 7033 9660 7081 9636 7130 9612 7179 9563 7179 9514 7179 9441 7057 9174 6984 9003 7106 8906 7106 8955 7106 9125 7130 9198 7179 9271 7227 9271 7276 9247 7325 9198 7349 9125 7325 8955 7276 8736 7519 8517 7544 8638 7617 8760 7665 8784 7714 8784 7763 8736 7787 8687 7763 8638 7738 8590 7690 8492 7641 8419 7884 8176 7909 8298 7933 8419 7957 8468 8006 8517 8152 8517 8201 8492 8225 8444 8249 8371 8201 8152 8128 7957 8468 7641 8444 7762 8444 7884 8493 7981 8517 8030 8566 8054 8590 8054 8614 8030 8639 7981 8639 7933 8614 7835 8566 7714 8541 7568 9125 7033 9125 7179 9149 7325 9198 7373 9222 7397 9271 7422 9320 7397 9368 7397 9393 7349 9417 7300 9417 7252 9393 7154 9393 7033 9417 6935 9417 6838 9393 6789 9466 6716 9490 6838 9514 6960 9539 7008 9587 7033 9636 7057 9660 7057 9709 7033 9733 7008 9782 6984 9782 6935 9782 6741 9733 6619 9709 6522 9831 6376 9879 6327 9904 6278 9904 6205 9928 6132 9952 6059 9855 5670 9831 5475 9806 5281 9806 5037 9855 4794 9904 4575 9977 4332 10074 4088 10196 3869 10317 3650 10488 3456 10658 3261 10853 3091 11242 2750 11680 2458 12094 2166 12970 1631 Z M 10755 11631 L 10755 11680 10853 11850 10974 12021 11266 12361 11875 12970 13286 14503 13943 15184 14259 15549 14430 15719 14503 15792 14600 15841 14916 16035 15208 16206 15354 16279 15500 16352 15671 16376 15890 16376 15914 16352 15938 16279 15914 16230 15890 16206 15865 16206 15622 16157 15403 16084 15233 15987 15062 15865 14892 15743 14746 15573 14454 15233 13846 14624 13262 14016 12045 12799 11461 12167 11145 11875 10974 11729 10804 11631 Z M 9904 8638 L 10123 8882 9977 9003 9709 9271 9587 9417 9466 9587 9466 9612 9490 9660 9539 9660 9685 9612 9831 9539 10098 9320 10366 9101 10536 9247 10244 9466 10025 9636 9928 9733 9831 9855 9831 9928 9855 9977 9904 10025 9977 10025 10098 9977 10196 9904 10390 9758 10780 9490 10950 9660 10780 9733 10609 9855 10390 10001 10293 10098 10220 10220 10220 10269 10244 10293 10293 10317 10439 10317 10585 10244 10828 10074 10999 9977 11072 9904 11145 9831 11364 10025 11193 10123 11072 10244 10974 10342 10901 10439 10853 10561 10853 10634 10853 10682 10877 10707 10974 10682 11072 10634 11218 10536 11437 10366 11607 10269 11753 10415 11656 10488 11364 10731 11242 10877 11218 10950 11169 11023 11193 11072 11242 11096 11388 11047 11510 10974 11777 10780 11972 10634 12191 10828 12069 10926 11923 11023 11777 11169 11729 11242 11680 11315 11656 11388 11656 11485 11680 11534 11704 11558 11729 11558 11826 11534 11899 11510 12021 11412 12288 11193 12459 11072 12726 11315 12483 11534 12361 11656 12264 11777 12264 11826 12264 11850 12288 11948 12361 11972 12459 11972 12605 11875 12726 11777 12970 11558 12970 11534 13262 11802 13116 11923 12994 12021 12872 12142 12799 12288 12775 12361 12775 12434 12799 12507 12824 12532 12872 12532 12994 12483 13116 12434 13310 12264 13554 12094 13700 12215 13627 12264 13432 12434 13262 12653 13237 12702 13262 12751 13310 12799 13383 12799 13602 12702 13797 12556 13919 12459 14162 12702 13992 12848 13894 12945 13797 13043 13724 13164 13700 13237 13700 13310 13700 13359 13748 13359 13870 13335 13992 13286 14089 13189 14186 13116 14381 12921 14746 13335 14624 13408 14503 13505 14284 13651 14186 13748 14138 13870 14138 13919 14162 13992 14211 14016 14259 14040 14381 14016 14503 13943 14697 13773 14819 13651 14941 13529 15160 13748 14989 13919 14795 14065 14722 14138 14673 14259 14673 14284 14697 14284 14770 14308 14819 14308 14941 14284 15062 14235 15184 14162 15281 14089 15379 13992 15573 14186 15452 14284 15330 14381 15184 14503 15111 14576 15038 14673 15038 14746 15062 14795 15111 14843 15184 14843 15257 14819 15354 14770 15500 14649 15646 14527 15792 14405 15987 14649 15890 14722 15744 14892 15598 15087 15573 15111 15598 15135 15622 15160 15646 15160 15865 15038 16036 14916 16133 14868 16230 15014 16084 15135 15914 15306 15768 15476 15744 15524 15744 15573 15792 15622 15865 15670 15938 15646 16109 15524 16303 15403 16376 15330 16425 15500 16449 15695 16376 15719 16255 15841 16206 15938 16182 16011 16157 16060 16206 16108 16255 16133 16303 16133 16401 16108 16401 16108 16328 16327 16255 16449 16157 16546 16060 16619 15963 16668 15841 16692 15719 16692 15598 16668 15452 16644 15160 16522 14843 16327 14527 16108 14186 15841 13870 15549 13554 15257 12970 14649 12167 13797 11291 12897 10439 11972 10001 11534 9539 11096 9076 10658 8614 10269 8566 10244 9904 8638 Z M 1071 0 L 828 73 609 171 414 317 244 511 122 730 25 949 25 1071 25 1193 25 1314 49 1436 25 1777 1 2117 25 2215 74 2263 147 2288 244 2263 341 2239 317 2896 341 2993 414 3042 560 3042 658 3018 658 3285 658 3431 682 3529 731 3650 779 3723 876 3748 998 3772 949 3942 949 4137 949 4332 998 4526 1047 4575 1095 4624 1168 4648 1241 4624 1339 4551 1363 4745 1436 4916 1533 5086 1655 5232 1728 5281 1801 5281 1874 5256 1850 5378 1874 5500 1923 5621 1996 5719 2093 5792 2190 5840 2263 5840 2361 5816 2458 5986 2434 6084 2434 6181 2482 6424 2531 6473 2580 6522 2653 6522 2726 6473 2823 6424 2847 6546 2896 6643 2969 6741 3042 6838 3139 6887 3261 6911 3383 6911 3529 6887 3553 6887 3553 6911 3529 6984 3504 7130 3504 7252 3529 7276 3553 7325 3626 7349 3723 7349 3845 7300 3942 7252 3942 7373 3967 7470 3991 7568 4088 7641 4210 7689 4283 7714 4356 7689 4453 7641 4453 7762 4453 7884 4478 7933 4526 7981 4575 8030 4648 8054 4770 8103 4891 8079 5013 8054 5110 7981 5159 8079 5208 8103 5232 8127 5329 8103 5329 8127 5329 8152 5354 8152 5475 8103 5597 8054 5597 8225 5646 8298 5694 8346 5840 8444 5938 8492 6059 8492 6181 8468 6278 8419 6400 8492 6546 8565 6668 8687 3383 11729 1947 13067 1314 13627 1022 13943 731 14259 585 14503 463 14770 341 15087 268 15403 268 15573 268 15719 268 15865 317 16011 366 16157 463 16279 560 16376 682 16473 731 16522 852 16644 974 16741 1095 16790 1241 16838 1387 16863 1679 16863 1850 16838 2142 16741 2434 16595 2701 16425 2920 16254 3285 15938 3650 15597 4356 14892 5694 13432 7057 11972 8371 10463 8833 11047 9320 11583 10342 12629 12386 14770 12775 15160 13237 15622 13773 16133 14065 16376 14357 16595 14649 16814 14965 16960 15257 17106 15549 17179 15695 17203 15963 17203 16084 17179 16230 17130 16352 17057 16474 16984 16595 16863 16741 16692 16863 16473 16936 16230 16984 15987 16984 15743 16960 15500 16911 15257 16838 15038 16668 14722 16425 14381 16157 14016 15865 13651 15549 13310 15233 12970 14673 12459 13967 11826 13262 11193 13286 11120 13286 11072 13262 11047 13189 11023 13091 11047 11631 9660 10196 8273 10707 7641 10828 7762 10974 7860 11120 7933 11291 8006 11461 8054 11631 8103 11996 8127 12264 8127 12532 8103 12799 8030 13067 7933 13310 7811 13554 7665 13773 7519 13992 7349 14235 7130 14478 6911 14697 6668 14892 6400 15281 5865 15622 5305 16011 4697 16376 4064 16692 3407 16960 2726 16984 2628 16960 2555 16960 2507 16960 2434 16911 2385 16863 2336 16814 2288 16692 2288 16644 2312 15646 3066 15160 3456 14649 3821 13919 4332 13919 4332 14746 3115 15476 2020 15671 1704 15768 1533 15817 1363 15890 1290 15963 1217 15987 1120 15963 1022 15890 949 15817 901 15744 876 15622 876 15549 949 14551 1777 13554 2580 13043 2920 12532 3310 12532 3310 12945 2653 13359 1996 13554 1752 13821 1436 13919 1290 14040 1120 14113 949 14162 779 14357 584 14430 487 14454 390 14430 292 14357 195 14284 146 14186 122 14065 122 13967 195 13554 560 13091 901 12629 1217 12142 1509 11680 1801 11193 2117 10755 2434 10317 2823 10147 2993 10001 3164 9855 3383 9733 3577 9612 3796 9514 4015 9417 4234 9368 4478 9320 4672 9295 4867 9295 5062 9295 5281 9344 5475 9393 5670 9441 5865 9539 6035 9514 6059 8760 6765 7422 5402 6059 4088 3358 1412 2872 925 2604 682 2336 438 2044 244 1898 171 1728 98 1582 49 1412 0 Z N">
            <draw:equation draw:name="f0" draw:formula="logwidth"/>
            <draw:equation draw:name="f1" draw:formula="logheight"/>
          </draw:enhanced-geometry>
        </draw:custom-shape>
        <draw:custom-shape draw:name="Google Shape;349;p39" draw:style-name="gr5" draw:text-style-name="P25" draw:layer="layout" svg:width="1.238cm" svg:height="1.033cm" svg:x="7.195cm" svg:y="12.307cm">
          <text:p/>
          <draw:enhanced-geometry draw:mirror-horizontal="false" draw:mirror-vertical="false" svg:viewBox="0 0 0 0" drawooo:sub-view-size="20416 17033" draw:text-areas="0 0 ?f0 ?f1" draw:type="ooxml-non-primitive" draw:enhanced-path="M 9003 852 L 8882 925 8736 998 8614 1095 8492 1192 8395 1314 8322 1460 8249 1582 8225 1752 8225 1898 8249 2068 8298 2214 8371 2360 8468 2482 8565 2604 8784 2847 8857 2969 8882 3115 8882 3188 8882 3261 8833 3334 8784 3431 8784 3455 8784 3504 8809 3528 8857 3528 8979 3504 9076 3431 9174 3358 9198 3261 9222 3163 9222 3042 9198 2920 9174 2774 9076 2628 8979 2506 8736 2263 8663 2166 8614 2068 8565 1971 8565 1898 8565 1801 8590 1728 8638 1582 8760 1436 8882 1290 9003 1144 9125 998 9125 949 9101 900 9076 852 Z M 11461 925 L 11461 949 11461 1046 11437 1144 11364 1338 11266 1484 11145 1630 10999 1776 10901 1947 10828 2117 10804 2214 10804 2336 10828 2482 10877 2604 10950 2750 11047 2871 11242 3115 11339 3236 11412 3358 11461 3480 11485 3626 11510 3772 11485 3966 11485 3991 11510 4039 11558 4039 11680 4015 11777 3942 11826 3869 11875 3796 11899 3723 11899 3626 11850 3407 11753 3212 11631 3017 11510 2847 11412 2701 11315 2579 11266 2433 11242 2312 11242 2190 11291 2068 11364 1947 11437 1825 11534 1728 11631 1630 11704 1533 11753 1411 11777 1290 11777 1144 11704 1022 11680 973 11631 949 11558 925 Z M 10050 0 L 10025 49 10025 73 10050 122 10123 219 10147 316 10171 414 10171 487 10147 560 10098 657 9977 803 9685 1095 9539 1265 9466 1411 9417 1557 9393 1703 9417 1849 9441 1995 9490 2117 9539 2263 9709 2506 9977 2847 10098 3042 10123 3139 10147 3261 10147 3358 10098 3431 10050 3528 9977 3601 9806 3747 9636 3869 9563 3966 9490 4064 9417 4161 9368 4283 9344 4404 9344 4526 9344 4648 9393 4745 9417 4818 9490 4867 9563 4891 9685 4891 9733 4842 9782 4745 9806 4648 9806 4575 9806 4477 9855 4356 9928 4234 10025 4137 10269 3942 10390 3796 10512 3650 10561 3480 10585 3309 10585 3139 10561 2969 10488 2798 10390 2604 10244 2433 10098 2239 9952 2044 9831 1825 9831 1752 9806 1679 9855 1557 9928 1411 10025 1290 10269 1022 10366 900 10439 779 10488 657 10512 535 10512 389 10488 268 10439 146 10366 73 10244 0 Z M 11266 6959 L 11558 6984 11850 7032 12142 7081 12434 7178 12021 7300 11826 7373 11656 7470 11607 7519 11607 7543 11607 7640 11631 7665 11656 7689 11704 7713 11753 7713 12337 7543 12629 7446 12945 7397 13286 7592 12945 7640 12653 7713 12410 7835 12167 8005 12069 8103 11972 8224 11972 8249 11972 8273 12021 8273 12532 8103 12775 8030 13043 7981 13213 7957 13408 7957 13602 7981 13797 7957 14040 8224 14259 8492 14259 8492 14089 8468 13894 8468 13529 8492 13286 8541 13043 8589 12799 8662 12580 8784 12556 8784 12556 8808 12580 8833 12848 8833 13067 8808 13529 8760 13748 8760 13992 8784 14211 8784 14430 8735 14551 8979 14673 9222 14673 9222 14576 9173 14454 9149 14332 9125 14186 9149 13627 9222 13335 9295 13213 9344 13091 9417 13067 9465 13116 9490 13286 9538 13456 9538 13821 9465 14016 9441 14381 9441 14551 9514 14673 9514 14722 9490 14746 9441 14843 9782 14649 9757 14454 9757 14211 9782 13992 9806 13773 9855 13675 9903 13578 9952 13554 9976 13529 10025 13554 10049 13578 10074 13773 10098 14892 10098 14916 10463 14795 10414 14405 10414 14065 10439 13894 10487 13724 10536 13700 10560 13700 10585 13700 10633 13724 10658 13894 10706 14065 10731 14405 10755 14649 10755 14795 10731 14916 10682 14892 10779 14916 10877 14965 10950 15038 10998 15135 11023 15233 11023 15306 10998 15379 10950 15403 10852 15451 10439 15670 10463 15914 10463 16060 10487 15865 10609 15695 10755 15670 10804 15646 10877 15646 10925 15695 10974 15719 11023 15768 11047 15841 11047 15914 11023 16133 10901 16352 10779 16571 10731 16814 10682 17033 10779 17179 10852 16814 10974 16498 11096 16230 11217 16060 11315 16060 11339 16060 11363 16084 11388 16108 11388 16522 11266 16936 11144 17155 11096 17374 11071 17447 11071 17666 11290 17398 11315 17179 11339 16984 11412 16790 11509 16619 11631 16595 11655 16595 11680 16619 11704 16668 11704 17082 11655 17276 11631 17714 11631 17909 11655 18031 11874 18104 12069 17179 12045 16157 12045 13992 12069 11899 12118 10171 12142 5548 12142 5719 11826 5889 11534 5986 11388 6084 11266 6205 11144 6351 11023 6546 10901 6765 10804 6984 10731 7203 10682 7665 10585 8103 10512 8200 10487 8273 10463 8322 10390 8346 10293 8371 10098 8419 9928 8468 9757 8541 9587 8638 9417 8736 9271 8979 8979 9101 8906 9198 8808 9441 8687 9685 8541 9782 8443 9879 8346 9879 8297 9879 8273 9855 8224 9831 8200 9758 8176 9660 8151 9490 8151 9320 8200 9149 8297 8979 8395 8833 8516 8565 8760 8444 8906 8322 9052 8225 9198 8127 9368 7981 9709 7908 10074 7398 10171 7130 10220 6887 10293 6643 10366 6400 10463 6181 10585 5962 10731 5816 10877 5670 11023 5524 11193 5427 11363 5329 11558 5281 11753 5256 11947 5305 12142 2142 12142 2239 11850 2336 11558 2409 11266 2531 10974 2726 10633 2945 10341 3188 10049 3456 9782 3723 9563 4040 9368 4429 9173 4818 9003 5013 8954 5208 8906 5427 8881 5597 8881 5792 8906 5962 8954 6132 9027 6278 9125 6230 9368 6230 9611 6254 9660 6303 9709 6351 9709 6400 9660 6546 9368 6716 9076 6887 8833 7106 8589 7300 8370 7543 8151 7811 7957 8079 7786 8444 7567 8833 7397 9222 7251 9612 7130 10025 7057 10439 6984 10853 6959 Z M 19758 12556 L 19929 12604 19977 12945 19904 13042 19807 13140 19685 13213 19564 13261 19418 13286 19247 13310 18931 13310 18298 13286 17033 13261 15792 13213 14381 13164 12970 13140 12970 13115 12970 13067 12921 13018 12872 13018 12824 13067 12775 13140 10585 13115 7981 13115 5378 13140 2847 13164 1509 13188 1022 13213 803 13188 584 13091 463 12994 414 12945 414 12896 414 12848 414 12775 536 12653 609 12653 657 12629 730 12604 779 12580 949 12580 1241 12604 7641 12604 9977 12629 12848 12653 16060 12653 18663 12629 19466 12604 19685 12580 19758 12556 Z M 2580 13578 L 2458 13675 2361 13797 2288 13918 2215 14040 2117 14259 2093 14381 2093 14502 1947 14259 1777 14016 1582 13797 1485 13699 1387 13626 1971 13602 2580 13578 Z M 12556 13505 L 12361 13918 12167 14308 12118 14502 12118 14600 12118 14721 12142 14746 12167 14770 12240 14770 12313 14697 12361 14648 12459 14502 12605 14162 12848 13529 13335 13529 13116 13845 12945 14186 12848 14332 12775 14527 12775 14624 12775 14697 12799 14794 12848 14867 12897 14892 12945 14892 13018 14867 13067 14819 13140 14697 13237 14405 13408 13967 13627 13529 14065 13529 13846 14162 13675 14478 13627 14648 13602 14746 13602 14819 13627 14867 13651 14916 13748 14916 13821 14867 13894 14794 13992 14648 14065 14502 14113 14332 14259 13943 14357 13529 14795 13529 14503 14064 14357 14332 14308 14478 14308 14648 14308 14673 14357 14721 14430 14721 14551 14624 14624 14478 14770 14210 14892 13870 15038 13529 15427 13553 15233 13797 15038 14089 14916 14308 14868 14454 14868 14575 14868 14624 14916 14648 14989 14648 15062 14600 15111 14551 15184 14429 15306 14137 15403 13845 15500 13553 16108 13553 16060 13578 15865 13797 15695 14064 15622 14186 15549 14308 15524 14454 15524 14527 15549 14575 15573 14600 15622 14624 15695 14624 15743 14575 15768 14551 15841 14429 15914 14210 16011 13943 16157 13675 16157 13602 16133 13578 16108 13553 16668 13553 16522 13748 16376 13967 16254 14113 16157 14308 16108 14381 16084 14478 16060 14575 16084 14673 16108 14697 16133 14721 16181 14746 16230 14746 16303 14721 16376 14673 16473 14551 16644 14235 16814 13894 16887 13724 16960 13553 17398 13553 17325 13675 17252 13797 17106 14040 17033 14186 16960 14332 16936 14429 16911 14502 16936 14575 16960 14648 17009 14697 17082 14697 17155 14673 17203 14624 17252 14575 17301 14502 17374 14332 17422 14162 17544 13870 17593 13724 17617 13578 18371 13578 18201 13797 18055 14016 17812 14259 17714 14381 17690 14454 17666 14551 17666 14575 17690 14624 17739 14648 17763 14648 17860 14624 17933 14575 18055 14478 18177 14332 18274 14186 18420 13894 18566 13602 19028 13602 18907 13724 18809 13845 18615 14137 18274 14721 17787 15451 17276 16205 16425 16327 15549 16400 14673 16449 13773 16473 10244 16473 6619 16522 5816 16522 4989 16497 4161 16522 3772 16546 3358 16570 3334 16497 2774 15573 2190 14673 2166 14600 2190 14624 2215 14600 2288 14527 2361 14429 2409 14186 2507 13894 2628 13602 2628 13578 2653 13578 3407 13553 3091 13991 2872 14332 2774 14502 2701 14697 2701 14746 2726 14770 2774 14770 2920 14648 3018 14502 3212 14186 3553 13553 4161 13553 3918 13845 3699 14162 3602 14332 3504 14527 3480 14624 3456 14721 3456 14819 3504 14916 3553 14940 3602 14965 3675 14916 3748 14843 3796 14770 3845 14697 3991 14332 4210 13943 4429 13553 5281 13529 5062 13821 4989 13967 4916 14113 4867 14259 4867 14332 4891 14405 4940 14429 4989 14429 5037 14405 5086 14356 5135 14235 5232 14016 5378 13748 5548 13529 6011 13529 5913 13553 5840 13602 5719 13748 5597 13894 5500 14040 5402 14235 5281 14454 5232 14575 5208 14673 5208 14794 5208 14892 5256 14940 5305 14989 5354 14989 5427 14965 5475 14916 5548 14843 5621 14673 5694 14478 5767 14308 5962 13943 6059 13748 6084 13651 6084 13553 6084 13529 6668 13529 6522 13724 6351 13918 6181 14162 6132 14308 6108 14429 6132 14478 6157 14502 6205 14502 6327 14429 6400 14332 6522 14113 6668 13821 6789 13505 7179 13505 6984 13821 6814 14137 6741 14283 6692 14429 6692 14502 6692 14575 6716 14624 6765 14697 6789 14721 6838 14721 6911 14697 6960 14648 7033 14551 7106 14283 7227 13894 7373 13505 7762 13505 7592 13845 7422 14210 7276 14551 7227 14721 7227 14819 7227 14916 7252 14940 7276 14965 7349 14965 7422 14916 7495 14843 7592 14697 7714 14381 7908 13967 7981 13748 8054 13529 8054 13505 8614 13505 8346 13991 8152 14308 8079 14478 8054 14575 8054 14673 8054 14697 8079 14721 8152 14721 8273 14624 8371 14502 8517 14210 8882 13505 9198 13505 8979 13821 8784 14162 8687 14332 8590 14527 8517 14721 8517 14819 8517 14916 8541 14965 8590 14989 8638 14989 8687 14965 8760 14916 8809 14843 8906 14673 9052 14308 9271 13894 9514 13505 9855 13505 9514 14064 9320 14405 9247 14575 9222 14673 9222 14770 9247 14819 9271 14843 9320 14867 9368 14843 9514 14746 9612 14624 9782 14332 10196 13505 10293 13505 9977 14137 9758 14478 9685 14673 9660 14770 9660 14867 9660 14916 9709 14940 9758 14965 9806 14965 9904 14916 9977 14867 10098 14697 10220 14527 10293 14332 10390 14137 10488 13943 10634 13505 11023 13505 10974 13553 10926 13626 10828 13797 10707 14113 10634 14259 10585 14478 10561 14600 10585 14673 10634 14746 10731 14770 10828 14746 10926 14673 10999 14575 11047 14478 11120 14235 11169 14040 11266 13797 11291 13626 11291 13553 11266 13505 11704 13505 11558 13870 11485 14064 11412 14259 11388 14356 11364 14454 11388 14551 11412 14648 11437 14673 11461 14697 11534 14673 11607 14624 11680 14551 11729 14454 11777 14356 11826 14162 11875 13967 11948 13748 11996 13505 Z M 10658 6473 L 10196 6546 9733 6643 9271 6765 8833 6935 8395 7105 7981 7324 7543 7592 7325 7738 7130 7908 6935 8078 6741 8273 6595 8468 6449 8687 6278 8589 6108 8516 5938 8468 5743 8443 5354 8443 5159 8468 4964 8516 4575 8638 4210 8784 3869 8954 3553 9149 3358 9295 3188 9417 2847 9733 2555 10098 2312 10463 2093 10828 1996 11047 1898 11266 1825 11485 1777 11728 1752 11947 1777 12142 1217 12191 657 12215 560 12239 487 12239 390 12264 317 12288 244 12312 122 12410 49 12556 0 12726 0 12896 49 13067 122 13237 195 13310 268 13383 463 13505 657 13578 876 13602 1047 13626 1047 13699 1047 13772 1071 13943 1168 14137 1266 14308 1533 14624 1752 14916 2336 15816 2896 16741 2945 16814 3018 16862 3066 16911 3115 16935 3529 16984 3967 17008 4405 17033 4867 17008 5743 16984 6619 16960 10244 16935 13894 16911 15524 16911 16352 16862 16741 16838 17155 16765 17252 16838 17374 16862 17422 16862 17471 16838 17544 16789 17593 16741 17860 16303 18128 15840 18663 14940 18858 14648 19101 14308 19199 14137 19272 13943 19320 13772 19320 13602 19539 13578 19734 13529 19929 13456 20075 13334 20221 13188 20318 13018 20391 12823 20415 12629 20391 12580 20367 12531 20269 12434 20123 12361 19929 12288 19661 12215 19345 12166 18615 12093 18542 11850 18444 11607 18298 11388 18152 11169 17982 10974 17812 10804 17617 10633 17398 10463 17203 10366 16984 10244 16741 10147 16473 10074 16181 10025 15914 10001 15670 10025 15549 10049 15451 10098 15403 9733 15330 9392 15208 9052 15062 8735 14892 8443 14673 8151 14454 7884 14186 7640 13919 7421 13627 7227 13310 7032 12994 6886 12653 6740 12288 6643 11948 6546 11583 6497 11120 6473 Z N">
            <draw:equation draw:name="f0" draw:formula="logwidth"/>
            <draw:equation draw:name="f1" draw:formula="logheight"/>
          </draw:enhanced-geometry>
        </draw:custom-shape>
        <draw:custom-shape draw:name="Google Shape;350;p39" draw:style-name="gr5" draw:text-style-name="P25" draw:layer="layout" svg:width="0.955cm" svg:height="1.156cm" svg:x="8.966cm" svg:y="12.218cm">
          <text:p/>
          <draw:enhanced-geometry draw:mirror-horizontal="false" draw:mirror-vertical="false" svg:viewBox="0 0 0 0" drawooo:sub-view-size="15744 19053" draw:text-areas="0 0 ?f0 ?f1" draw:type="ooxml-non-primitive" draw:enhanced-path="M 11680 803 L 11656 1460 11632 1801 11583 2117 11510 2458 11413 2774 11315 3090 11145 3382 11048 3553 10926 3723 10804 3869 10658 4015 10512 4137 10342 4234 10172 4331 10002 4404 9734 4477 9491 4502 9247 4477 9004 4453 9320 4161 9661 3918 10026 3674 10220 3528 10391 3407 10512 3236 10634 3090 10634 3017 10634 2944 10585 2896 10512 2896 10318 2920 10123 2969 9953 3066 9783 3188 9442 3455 9126 3723 8809 3991 8493 4283 8371 4064 8298 3942 8274 3845 8225 3626 8250 3407 8298 3188 8371 2993 8469 2798 8590 2604 8712 2433 8858 2287 9126 2020 9466 1776 9807 1582 10172 1387 10537 1217 10926 1071 11680 803 Z M 4867 7203 L 4746 7227 4478 7276 4235 7373 3991 7495 3748 7641 3553 7811 3383 7981 3237 8152 3067 8395 2921 8663 2775 8954 2677 9246 2653 9392 2653 9514 2653 9660 2702 9782 2750 9879 2823 9976 2896 10001 2945 10025 3018 10025 3067 10001 3188 9879 3261 9782 3286 9636 3310 9465 3359 9246 3456 9003 3553 8808 3675 8590 3845 8395 4016 8200 4235 8054 4454 7933 4648 7835 4867 7738 5062 7665 5257 7519 5281 7470 5305 7422 5281 7349 5232 7300 5111 7251 4989 7227 4867 7203 Z M 13846 14819 L 13457 14867 13043 14916 12629 14989 12216 15013 11802 15038 11388 15062 10975 15111 10950 15135 10926 15184 10950 15208 10975 15257 11169 15305 11388 15354 11802 15427 12629 15427 13067 15403 13505 15330 13724 15281 13919 15208 14114 15135 14308 15038 14357 14965 14357 14916 14333 14843 14260 14819 Z M 5816 5937 L 6108 5962 6181 5962 6254 6059 6352 6156 6595 6302 6863 6424 7155 6521 7447 6594 7739 6643 8274 6692 8542 6692 8834 6667 9126 6619 9418 6546 9685 6448 9953 6327 10220 6181 10464 6035 10658 5986 10853 5962 11218 5962 11169 6010 11048 6132 10902 6229 10780 6327 10634 6448 10634 6497 10634 6546 10658 6594 10853 6594 10999 6546 11145 6473 11267 6375 11461 6229 11559 6108 11607 6010 11875 6083 12167 6181 11997 6205 11851 6254 11559 6424 11413 6521 11267 6643 11121 6765 10999 6911 10999 6935 10999 6959 11048 6959 11242 6935 11413 6886 11583 6813 11753 6740 12045 6546 12191 6448 12240 6375 12289 6302 12289 6229 12483 6351 12678 6473 12532 6497 12410 6570 12143 6740 11948 6886 11802 7008 11656 7178 11534 7349 11510 7373 11534 7397 11559 7422 11583 7422 11778 7324 11948 7251 12289 7032 12605 6838 12751 6740 12873 6594 13165 6838 13408 7081 12994 7251 12678 7349 12362 7470 12216 7543 12045 7641 11924 7738 11802 7835 11778 7884 11778 7933 11802 7957 11851 7981 11997 8006 12143 7981 12410 7933 12702 7835 12970 7738 13359 7616 13554 7543 13749 7470 14041 7860 13846 7933 13651 8054 13311 8249 12654 8565 12337 8736 12191 8833 12070 8954 12045 9003 12045 9052 12070 9100 12289 9100 12459 9076 12775 8979 13067 8833 13359 8711 13822 8492 14065 8395 14284 8249 14527 8711 14333 8808 14162 8930 13822 9149 13505 9319 13189 9465 12873 9636 12751 9733 12605 9830 12605 9879 12605 9903 12629 9928 12654 9952 12824 9952 12970 9928 13140 9903 13286 9855 13603 9709 13895 9587 14284 9392 14503 9271 14698 9149 14892 9684 14600 9806 14333 9928 13797 10195 13481 10341 13140 10487 12970 10585 12824 10682 12678 10804 12581 10925 12556 10974 12605 10998 12921 10998 13092 10974 13238 10925 13554 10804 13870 10658 14430 10414 14722 10293 14990 10122 15063 10487 15136 10828 14868 10925 14600 11047 14089 11266 13408 11534 13067 11655 12897 11753 12751 11850 12727 11899 12727 11947 12751 11972 12800 11996 12970 12020 13165 11996 13505 11923 13870 11801 14187 11680 14698 11509 14941 11412 15184 11290 15209 11923 14868 11972 14503 12045 13822 12215 13408 12288 12970 12361 12556 12458 12337 12531 12143 12604 12094 12653 12094 12750 12118 12799 12143 12823 12191 12848 12386 12872 12581 12872 12970 12823 13384 12775 13749 12677 14479 12531 14844 12434 15209 12312 15209 12312 15184 12507 14868 12629 14552 12750 14260 12896 13968 12994 13505 13140 13019 13286 12556 13432 12337 13529 12118 13626 12070 13675 12070 13748 12118 13797 12167 13821 12654 13821 12897 13772 13140 13724 13627 13602 14089 13456 14600 13286 14868 13188 15111 13091 15014 13651 14965 13651 14795 13602 14406 13602 14211 13626 13822 13724 13432 13797 12970 13894 12532 14016 12094 14137 11656 14308 11607 14356 11583 14405 11607 14454 11632 14478 11680 14478 12094 14454 12532 14429 12946 14356 13384 14283 13773 14210 14187 14137 14406 14089 14600 14016 14795 13943 14965 13821 14795 14381 14576 14916 14308 15451 14016 15938 13870 16206 13797 16157 13627 16108 13457 16084 12386 16084 11924 16060 11461 16011 10537 15889 10488 15889 10464 15914 10464 15962 10488 15987 10853 16181 11242 16352 11632 16473 12045 16546 12435 16595 12848 16619 13067 16619 13262 16595 13457 16571 13651 16498 13335 16887 13019 17252 12873 17203 12702 17154 12386 17106 12045 17081 11729 17008 11340 16911 10950 16790 10172 16522 10123 16522 10099 16546 10099 16595 10099 16619 10415 16863 10756 17057 11096 17227 11461 17373 11729 17446 12045 17519 12362 17568 12678 17592 12289 17884 12118 18030 11899 18128 11607 18055 11315 17982 10999 17884 10707 17787 10415 17641 10123 17446 9856 17276 9564 17106 9515 17106 9466 17130 9442 17154 9442 17203 9539 17422 9685 17617 9856 17811 10075 17982 10318 18128 10561 18249 10829 18347 11096 18420 10853 18444 10634 18444 10439 18420 10220 18395 10026 18322 9637 18176 9223 18006 8834 17811 8444 17665 8225 17617 8031 17568 7812 17519 7593 17519 7398 17544 7228 17568 7033 17617 6863 17690 6522 17860 6181 18055 5792 18274 5597 18371 5378 18444 5232 18493 5062 18493 4916 18468 4770 18444 4454 18347 4186 18201 3748 17957 3359 17690 2994 17373 2629 17057 2312 16692 1996 16327 1729 15938 1485 15524 1266 15086 1072 14648 901 14186 755 13724 658 13261 585 12775 561 12312 561 11826 609 11266 682 10682 828 10147 1023 9611 1242 9076 1510 8565 1826 8103 2166 7641 2361 7422 2556 7203 2775 7008 2994 6838 3213 6692 3432 6546 3675 6400 3918 6278 4186 6181 4429 6108 4697 6035 4965 5986 5257 5962 5524 5937 Z M 11802 0 L 11729 49 11680 122 11656 219 11656 244 11583 268 11096 438 10610 633 10123 852 9661 1119 9199 1387 8980 1557 8785 1728 8590 1898 8420 2093 8250 2287 8104 2506 8006 2677 7933 2871 7860 3066 7836 3261 7812 3480 7812 3674 7836 3869 7885 4088 7909 4210 7982 4356 8079 4502 8177 4648 8104 4745 7933 4453 7739 4039 7593 3820 7447 3601 7276 3407 7106 3236 6911 3115 6717 3017 6644 3017 6595 3066 6546 3115 6546 3188 6595 3358 6668 3504 6887 3772 7155 4161 7398 4575 7617 4964 7787 5378 7909 5767 7958 5937 8055 6108 7641 6059 7228 5962 6936 5864 6668 5743 6400 5645 6279 5621 6133 5597 6084 5597 6060 5621 5865 5548 5670 5499 5476 5475 5257 5451 5062 5451 4867 5475 4478 5524 4089 5645 3699 5791 3334 5986 2994 6181 2604 6448 2264 6765 1948 7081 1631 7422 1364 7811 1120 8200 877 8590 682 9003 512 9417 342 9855 220 10293 123 10731 50 11193 25 11631 1 12093 1 12531 50 12994 123 13432 196 13870 317 14308 463 14746 634 15159 828 15573 1047 15987 1291 16352 1558 16717 1826 17057 2118 17373 2458 17665 2775 17957 3140 18225 3505 18468 3870 18687 4235 18882 4429 18955 4648 19004 4843 19052 5257 19052 5451 19004 5646 18931 5841 18858 6230 18639 6571 18444 6790 18322 6984 18225 7203 18152 7398 18079 7617 18055 7836 18055 8079 18103 8298 18152 8736 18298 9150 18468 9564 18663 10002 18833 10220 18906 10439 18931 10634 18955 11048 18955 11242 18906 11461 18858 11632 18809 12021 18639 12386 18420 12727 18176 13067 17884 13335 17641 13603 17349 13846 17081 14089 16790 14308 16473 14503 16157 14698 15841 14868 15524 15038 15184 15160 14843 15282 14478 15403 14137 15501 13772 15574 13407 15622 13042 15671 12677 15720 12629 15744 12580 15744 12556 15695 12483 15720 11996 15720 11509 15671 10998 15622 10512 15525 10074 15403 9636 15257 9173 15087 8711 14892 8273 14649 7860 14381 7446 14089 7032 13773 6692 13432 6351 13067 6059 12678 5816 12483 5718 12264 5645 12070 5572 11826 5499 11607 5451 11388 5426 10902 5426 10853 5329 10756 5280 10658 5256 10610 5280 10561 5305 10075 5597 9807 5743 9564 5840 9320 5937 9053 6035 8761 6083 8469 6108 8469 6108 8493 5864 8444 5597 8371 5353 8274 5086 8542 4867 8639 4891 8712 4867 8736 4842 8761 4818 8907 4891 9077 4940 9247 4964 9418 4988 9588 4964 9758 4940 9953 4891 10123 4842 10464 4672 10756 4477 11048 4258 11267 4015 11413 3820 11559 3626 11680 3407 11778 3163 11851 2944 11924 2701 12045 2214 12094 1703 12118 1217 12118 706 12118 219 12094 122 12045 49 11972 0 Z N">
            <draw:equation draw:name="f0" draw:formula="logwidth"/>
            <draw:equation draw:name="f1" draw:formula="logheight"/>
          </draw:enhanced-geometry>
        </draw:custom-shape>
        <draw:custom-shape draw:name="Google Shape;351;p39" draw:style-name="gr5" draw:text-style-name="P25" draw:layer="layout" svg:width="1.371cm" svg:height="1.244cm" svg:x="10.396cm" svg:y="12.205cm">
          <text:p/>
          <draw:enhanced-geometry draw:mirror-horizontal="false" draw:mirror-vertical="false" svg:viewBox="0 0 0 0" drawooo:sub-view-size="22606 20513" draw:text-areas="0 0 ?f0 ?f1" draw:type="ooxml-non-primitive" draw:enhanced-path="M 3650 5086 L 3650 5280 3650 5451 3650 5621 3431 5475 3212 5329 3431 5207 3650 5086 Z M 18323 4915 L 18736 5134 19150 5353 18347 5889 18347 5451 18347 5183 18323 4915 Z M 4380 4599 L 4307 4964 4283 5329 4283 5718 4307 6083 4307 6083 3869 5767 3845 5451 3821 5232 3796 4988 4380 4599 Z M 17569 4453 L 18201 4842 18153 5086 18104 5329 18080 5694 18055 5864 18055 6059 17398 6473 17471 5913 17520 5353 17569 4915 17569 4672 17569 4453 Z M 5135 4161 L 5110 4380 5086 4648 5086 5134 5013 6546 4575 6278 4575 5378 4575 4940 4575 4721 4551 4502 4599 4477 5135 4161 Z M 5889 3699 L 5865 4088 5865 4453 5865 5232 5840 6132 5816 6594 5816 7032 5256 6692 5305 5305 5354 4672 5354 4356 5329 4039 5889 3699 Z M 15817 3407 L 17252 4258 17374 4331 17350 4526 17325 4745 17325 5159 17301 5840 17325 6497 16668 6911 16693 6594 16693 6254 16693 5597 16717 5183 16741 4745 16741 4526 16717 4307 16693 4112 16620 3918 16595 3893 16571 3893 16498 4088 16474 4258 16449 4453 16425 4648 16449 5426 16425 6229 16425 6643 16474 7032 15963 7324 15914 5280 15914 4331 15890 3869 15817 3407 Z M 6814 3139 L 6789 3382 6765 3650 6765 4137 6765 5134 6716 6351 6716 6959 6716 7543 6084 7203 6108 6740 6108 6302 6108 5402 6132 4502 6132 4039 6084 3577 6814 3139 Z M 15087 2969 L 15695 3334 15671 3820 15646 4307 15695 5280 15768 7446 15695 7495 15111 7811 15135 7178 15135 6546 15135 5280 15135 3942 15135 3455 15111 3212 15087 2969 Z M 7665 2628 L 7641 2871 7617 3115 7568 3577 7495 5110 7446 6497 7398 7908 6984 7689 7008 7105 7033 6497 7033 5329 7057 4769 7081 4185 7081 3601 7057 3309 7033 3017 7665 2628 Z M 8517 2117 L 8468 2458 8395 2798 8322 3504 8274 4185 8225 4867 8152 5743 8079 6619 8030 6984 7982 7373 7860 8127 7617 8006 7763 5280 7811 3772 7836 3163 7836 2871 7787 2555 8517 2117 Z M 14381 2531 L 14989 2896 14941 3163 14941 3431 14941 3942 14941 5280 14941 6594 14941 7251 14965 7908 14332 8249 14332 6838 14308 5426 14332 4721 14357 3991 14381 3261 14381 2531 Z M 9393 1606 L 9344 1971 9320 2336 9296 3042 9150 4940 9004 6740 8931 7641 8833 8565 8055 8225 8128 7519 8176 6789 8201 6351 8274 5937 8347 5499 8420 5061 8590 3504 8687 2750 8736 2385 8736 1995 9077 1776 9393 1606 Z M 10123 1192 L 10074 1387 10050 1557 10026 1947 9977 2701 9807 4794 9734 5840 9685 6886 9661 7373 9612 7860 9563 8371 9539 8857 9028 8638 9271 6886 9369 6010 9442 5110 9563 3236 9636 2360 9636 1922 9612 1484 10123 1192 Z M 12751 1557 L 12945 1655 13408 1947 13335 2093 13310 2239 13286 2555 13286 3212 13286 4940 13286 5791 13335 6667 13383 7519 13505 8371 13505 8395 13554 8395 13554 8371 13602 7519 13602 6643 13602 4940 13602 3212 13651 2628 13651 2336 13627 2190 13602 2068 14235 2458 14162 3139 14113 3845 14089 5232 14065 6789 14089 7568 14113 8346 14113 8371 13627 8638 12945 9003 12945 9003 12970 7203 12970 5426 12945 4356 12897 3309 12872 2433 12824 1995 12751 1557 Z M 10780 803 L 10731 1241 10731 1679 10731 2555 10682 5037 10585 9246 9782 8930 9831 8517 9855 8103 9904 7276 10001 6229 10074 5183 10196 3090 10269 1947 10293 1533 10293 1314 10269 1119 10780 803 Z M 11996 1095 L 12653 1484 12605 1922 12605 2385 12629 3309 12678 5426 12726 7276 12751 9125 11996 9514 12094 8444 12142 7349 12167 6278 12142 5183 12094 2920 12118 2458 12118 1995 12118 1752 12118 1533 12069 1314 11996 1095 Z M 11291 609 L 11583 828 11923 1046 11850 1241 11826 1484 11802 1728 11826 1971 11899 2920 11899 3480 11899 4064 11875 5183 11777 7373 11753 8468 11729 9563 11753 9611 11753 9636 11704 9611 11193 9441 11266 5232 11315 2750 11364 1679 11364 1144 11339 876 11291 609 Z M 2604 5475 L 2701 5621 2823 5743 3091 5937 3577 6327 4113 6692 4672 7057 5256 7422 5840 7762 6424 8103 7422 8614 8468 9100 9515 9538 10561 9928 10561 10001 10585 10074 10609 10147 10634 10195 10682 10244 10536 10414 10390 10609 10245 10804 10123 11047 9928 11485 9734 11899 9223 12921 8979 13456 8785 13991 8420 13821 8055 13626 7787 13456 7519 13286 7008 12921 5889 12191 4770 11412 4210 11047 3650 10706 3091 10366 2482 10049 2069 9830 1631 9636 1169 9441 706 9295 1217 8322 1704 7324 2312 6132 2482 5816 2555 5645 2604 5475 Z M 19734 5597 L 19831 5840 19929 6083 20172 6546 20707 7470 20975 7933 21267 8395 21875 9295 20756 9757 19661 10244 18566 10779 17496 11339 16328 11972 15208 12653 14722 12945 14211 13261 13967 13432 13724 13602 13505 13821 13310 14016 13140 13675 12970 13334 12702 12799 12434 12239 11948 10998 11777 10609 11704 10414 11607 10244 11704 10220 11802 10171 11850 10098 11899 10001 12337 9830 12751 9660 12775 9684 12799 9709 12848 9733 12921 9709 12945 9684 12945 9636 12945 9563 13675 9198 14405 8809 15792 8006 16790 7422 17788 6838 18761 6229 19734 5597 Z M 19637 10950 L 19637 10974 19612 11461 19612 11947 19637 12921 19734 14892 19272 15111 18834 15378 17958 15938 16814 16619 15646 17300 13335 18663 12167 19344 11923 19490 11680 19661 11558 15013 11485 12507 11461 11388 11704 11947 11923 12458 12142 12994 12386 13578 12507 13870 12678 14137 12848 14381 13018 14600 13091 14648 13164 14673 13262 14673 13335 14624 13383 14575 13432 14527 13456 14429 13456 14356 13432 14308 13675 14210 13943 14113 14186 13991 14430 13845 14892 13529 15330 13237 16498 12580 17642 11923 18639 11412 19637 10950 Z M 2653 10755 L 3139 11047 3650 11363 4624 11996 5670 12702 6741 13359 7033 13529 7300 13675 7860 13967 8274 14186 8712 14381 8736 14454 8785 14502 8833 14551 8906 14575 8979 14600 9052 14575 9101 14551 9174 14478 9223 14429 9223 14356 9490 13821 9734 13286 9977 12726 10220 12166 10780 11047 10877 10828 10901 11582 10926 12312 10999 15013 11120 19807 11120 19807 9004 18687 6887 17568 4672 16400 3456 15768 3115 15597 2945 15524 2750 15451 2774 15159 2774 14867 2750 14283 2701 13675 2653 13091 2677 12507 2677 11923 2677 11339 2677 11047 2653 10755 Z M 11145 0 L 11047 25 10780 122 10512 268 9977 560 8979 1192 6643 2604 4478 3893 3310 4599 2920 4818 2750 4940 2604 5110 2555 5086 2507 5086 2337 5207 2191 5353 2093 5548 1996 5718 1680 6327 1363 6911 779 8054 195 9222 122 9222 74 9271 25 9319 1 9368 1 9417 25 9490 49 9538 98 9587 633 9855 1193 10098 1753 10317 2312 10585 2288 10585 2215 10877 2166 11193 2142 11509 2118 11826 2118 12483 2142 13091 2118 13724 2142 14356 2142 14697 2166 15013 2215 15305 2288 15622 2337 15695 2410 15768 2580 15768 2774 15914 2969 16060 3383 16303 3845 16498 4259 16717 6473 17884 8760 19125 9928 19734 11072 20318 11145 20342 11218 20415 11291 20464 11388 20512 11485 20488 11558 20464 11631 20415 11680 20342 11704 20220 11704 20074 11826 20026 11972 19977 12240 19831 13408 19174 15744 17836 18055 16498 18517 16254 18980 16011 19442 15768 19880 15476 19953 15524 20099 15524 20172 15500 20221 15451 20269 15403 20294 15330 20318 15257 20318 15135 20318 15086 20342 15013 20294 14892 20221 12921 20172 11947 20148 11461 20099 10974 20050 10852 19977 10779 21218 10244 22459 9684 22532 9636 22581 9587 22605 9490 22605 9417 22581 9344 22532 9271 22484 9198 22411 9173 21778 8200 21170 7203 20902 6740 20634 6229 20367 5767 20221 5524 20075 5305 20099 5232 20075 5159 20050 5086 20002 5013 19953 4964 19880 4940 19783 4940 19710 4988 19612 5037 19588 5013 19369 4842 19150 4696 18663 4404 17715 3845 15549 2579 14478 1922 13383 1290 12872 1022 12386 730 11875 438 11339 195 11315 98 11242 25 11145 0 Z N">
            <draw:equation draw:name="f0" draw:formula="logwidth"/>
            <draw:equation draw:name="f1" draw:formula="logheight"/>
          </draw:enhanced-geometry>
        </draw:custom-shape>
        <draw:custom-shape draw:name="Google Shape;352;p39" draw:style-name="gr5" draw:text-style-name="P25" draw:layer="layout" svg:width="1.346cm" svg:height="1.289cm" svg:x="12.046cm" svg:y="12.185cm">
          <text:p/>
          <draw:enhanced-geometry draw:mirror-horizontal="false" draw:mirror-vertical="false" svg:viewBox="0 0 0 0" drawooo:sub-view-size="22192 21243" draw:text-areas="0 0 ?f0 ?f1" draw:type="ooxml-non-primitive" draw:enhanced-path="M 17812 512 L 17909 585 17958 609 18031 634 18201 634 18396 658 18566 682 18712 755 18858 828 19004 926 19126 1023 19248 1145 19345 1266 19442 1388 19491 1558 19540 1704 19564 1874 19564 2045 19564 2239 19515 2410 19467 2580 19394 2750 19296 2896 19199 3018 19077 3140 18956 3237 18810 3334 18664 3407 18347 3529 18031 3602 17690 3651 17350 3651 17423 3553 17666 3213 17885 2823 17982 2629 18055 2410 18128 2215 18153 2020 18153 1947 18104 1899 18080 1850 18007 1826 17958 1801 17885 1801 17836 1826 17788 1874 17666 2020 17569 2191 17374 2556 17179 2896 16985 3261 16912 3067 16839 2848 16766 2653 16741 2458 16717 2239 16717 2020 16741 1801 16766 1582 16814 1436 16887 1315 16960 1169 17033 1047 17252 828 17496 658 17642 585 17812 512 Z M 5111 1582 L 5159 1655 5232 1704 5305 1728 5403 1704 5573 1655 5719 1631 5987 1631 6133 1680 6230 1753 6352 1850 6473 1996 6595 2264 6717 2531 6790 2799 6838 3091 6887 3286 6887 3456 6863 3626 6814 3797 6765 3943 6692 4064 6595 4186 6473 4308 6303 4040 6133 3797 5987 3529 5865 3261 5816 3164 5719 2994 5670 2921 5597 2872 5524 2848 5476 2896 5403 2969 5378 3067 5378 3164 5378 3261 5451 3456 5524 3626 5768 4089 6035 4551 5768 4624 5451 4648 5257 4648 5086 4624 4940 4600 4794 4551 4673 4478 4551 4381 4429 4308 4356 4186 4259 4064 4186 3943 4137 3821 4089 3675 4064 3505 4064 3359 4064 3188 4089 3018 4137 2775 4210 2556 4308 2337 4429 2142 4551 1972 4721 1801 4916 1680 5111 1582 Z M 12532 7544 L 12264 7568 11997 7593 11753 7641 11486 7690 11218 7763 10975 7885 10926 7933 10926 8006 10975 8055 11048 8079 11315 8055 11583 8031 11875 7982 12143 7933 12386 7909 12605 7909 12824 7885 12946 7860 13043 7787 13067 7763 13092 7714 13067 7690 13043 7641 12921 7593 12800 7544 Z M 20002 10026 L 20172 10050 20367 10074 20537 10099 20708 10172 20854 10245 21024 10342 21194 10439 21316 10585 21438 10707 21511 10877 21584 11023 21608 11194 21632 11364 21632 11534 21608 11705 21559 11875 21511 12021 21438 12191 21340 12337 21219 12483 21097 12605 20951 12702 20805 12800 20635 12873 20489 12921 20343 12970 20172 12994 20026 12994 19856 12970 19710 12946 19540 12897 19394 12848 19248 12775 19126 12678 18980 12581 18858 12459 18761 12337 18664 12216 18566 12070 18493 11899 18445 11729 18420 11583 19783 11753 19880 11753 19953 11705 20002 11632 20026 11534 20002 11437 19953 11364 19880 11291 19783 11267 18420 11096 18493 10804 18615 10512 18883 10415 19126 10293 19369 10172 19637 10074 19832 10050 20002 10026 Z M 11048 6838 L 11267 6863 11510 6887 11729 6936 11559 6960 11364 7009 11169 7057 10975 7155 10902 7228 10853 7301 10853 7325 10950 7349 11048 7374 11242 7349 11632 7252 11972 7203 12167 7179 12313 7106 12532 7203 12727 7325 12921 7447 13116 7568 13286 7714 13457 7885 13627 8055 13773 8250 13530 8225 13311 8225 12848 8274 12459 8347 12070 8420 11705 8566 11534 8663 11364 8761 11340 8785 11340 8834 11364 8858 11388 8882 11753 8834 12118 8761 12483 8688 12848 8663 13432 8663 13749 8688 13895 8663 14016 8663 14187 9028 13773 9053 13359 9101 12994 9150 12605 9199 12240 9296 12070 9369 11899 9466 11875 9490 11875 9539 11899 9563 11948 9588 12337 9588 12751 9539 13140 9466 13530 9417 13919 9417 14333 9393 14381 9661 14406 9904 14138 9831 13870 9782 13578 9782 13286 9807 12994 9855 12727 9904 12459 10001 12216 10099 12191 10123 12191 10172 12216 10196 12240 10220 12848 10196 13457 10196 13943 10220 14430 10220 14430 10464 14406 10707 14187 10634 13968 10610 13505 10561 13189 10512 12824 10464 12654 10464 12483 10488 12337 10537 12191 10610 12191 10634 12313 10731 12459 10804 12629 10853 12775 10877 13140 10926 13457 10950 13870 11048 14114 11072 14333 11072 14235 11340 14138 11607 14016 11851 13870 12094 13846 11997 13797 11899 13724 11826 13627 11778 13432 11680 13238 11607 12946 11534 12654 11486 12362 11486 12070 11510 12045 11534 12045 11559 12045 11607 12070 11632 12678 11826 12970 11948 13262 12070 13481 12191 13627 12240 13749 12240 13505 12556 13189 12362 12605 12021 12289 11899 12143 11851 11972 11802 11924 11802 11899 11826 11875 11875 11899 11924 12070 12118 12264 12289 12483 12435 12727 12581 13140 12873 12800 13116 12629 12946 12435 12800 12289 12702 12143 12605 12045 12581 11972 12556 11875 12556 11802 12581 11753 12629 11753 12678 11802 12824 11875 12921 12118 13116 12240 13238 12362 13359 11997 13505 11826 13554 11680 13384 11510 13213 11315 13067 11121 12946 11072 12946 11023 12970 10999 12994 10999 13043 11072 13213 11145 13359 11364 13651 11169 13651 11072 13481 10999 13286 10950 13213 10877 13165 10780 13116 10731 13116 10707 13140 10658 13213 10634 13311 10634 13408 10658 13481 10683 13627 10415 13603 10172 13530 9904 13457 9661 13359 9442 13238 9198 13092 8979 12946 8785 12775 8590 12581 8420 12386 8249 12167 8103 11948 7957 11705 7836 11461 7738 11218 7665 10950 7592 10610 7568 10245 7568 9880 7617 9539 7714 9174 7811 8834 7957 8517 8152 8201 8274 8006 8444 7812 8590 7641 8785 7471 9150 7179 9539 6936 9588 6984 9661 7033 9758 7057 9855 7033 10074 6960 10318 6911 10561 6863 10804 6863 11048 6838 Z M 2166 12410 L 2385 12435 2556 12483 2726 12605 2872 12727 3018 12897 3140 13092 2312 13530 2166 13603 1947 13773 1826 13846 1753 13943 1728 14041 1753 14065 1777 14089 1899 14162 2045 14162 2191 14114 2337 14065 2629 13919 2872 13773 3334 13530 3407 13895 3432 14235 3407 14381 3383 14552 3334 14698 3261 14819 3188 14941 3067 15063 2969 15160 2848 15233 2702 15330 2580 15379 2288 15476 2118 15476 1972 15501 1826 15476 1655 15452 1509 15403 1363 15355 1242 15282 1120 15184 1023 15087 925 14965 779 14722 658 14430 609 14138 609 13822 658 13530 706 13384 779 13238 852 13092 950 12970 1193 12727 1436 12532 1509 12581 1582 12605 1655 12605 1728 12581 1972 12459 2166 12410 Z M 10950 17496 L 11194 17569 11413 17666 11632 17812 11802 17958 11948 18153 12094 18372 12167 18615 12240 18883 12240 19077 12240 19248 12216 19418 12167 19588 12094 19734 12021 19880 11924 20002 11826 20124 11705 20245 11559 20343 11413 20416 11267 20489 11121 20562 10950 20610 10780 20635 10610 20659 10439 20635 10293 20610 10147 20586 10001 20513 9855 20464 9734 20367 9612 20270 9515 20148 9320 19905 9198 19637 9101 19345 9101 19175 9077 19029 9101 18883 9125 18712 9174 18566 9247 18420 9417 18177 9612 17934 9782 17812 9953 17690 10147 17617 10342 17544 10342 17544 10318 18323 10342 18688 10342 18883 10391 19053 10439 19150 10488 19199 10561 19223 10707 19223 10756 19199 10829 19150 10853 19053 10926 18688 10950 18299 10950 17885 10950 17496 Z M 17861 1 L 17715 25 17447 98 17204 171 17009 293 16839 415 16668 585 16522 755 16401 950 16303 1145 16230 1363 16157 1558 16109 1801 16084 2020 16084 2239 16109 2483 16157 2702 16206 2921 16352 3334 16449 3578 16571 3821 16206 4259 15792 4697 15062 5378 14308 6060 13773 6522 13651 6644 13530 6765 13432 6911 13384 7057 13043 6838 12678 6644 12289 6498 11899 6400 11510 6303 11096 6279 10683 6279 10269 6327 10245 6303 9977 6303 9758 6352 9563 6400 9369 6473 9174 6546 8979 6668 8639 6911 8468 6668 8274 6425 7884 5987 6838 4770 6984 4648 7106 4502 7252 4308 7349 4113 7398 3894 7446 3675 7446 3456 7446 3213 7422 2994 7373 2775 7252 2312 7154 2093 7057 1899 6936 1704 6814 1509 6644 1339 6473 1193 6254 1072 6035 1023 5792 999 5573 1047 5354 999 5135 999 4940 1047 4770 1096 4575 1193 4429 1290 4259 1436 4113 1582 3991 1753 3870 1923 3772 2118 3675 2288 3602 2507 3529 2702 3505 2896 3480 3091 3456 3334 3480 3578 3529 3821 3578 4016 3675 4235 3772 4405 3894 4575 4040 4721 4210 4867 4381 4965 4575 5062 4770 5135 4989 5208 5232 5232 5719 5232 5889 5184 6084 5159 6400 5038 6838 5573 7276 6084 7738 6692 7982 6984 8103 7106 8249 7228 7982 7520 7738 7812 7519 8152 7325 8517 7179 8907 7081 9320 7009 9734 7009 10147 7009 10561 7081 10975 7154 11340 6984 11364 6814 11413 6449 11559 5792 11851 4916 12216 4064 12605 3602 12848 3432 12629 3261 12435 3091 12264 2872 12118 2653 12021 2434 11948 2191 11924 1923 11948 1777 11924 1631 11948 1461 11972 1315 12045 1023 12191 804 12386 633 12532 487 12678 366 12848 268 13043 171 13238 98 13432 49 13651 25 13846 1 14089 25 14308 74 14503 122 14722 195 14917 317 15087 439 15257 560 15428 706 15574 877 15695 1071 15817 1242 15914 1436 15987 1655 16036 1850 16085 2312 16085 2531 16036 2726 15963 2921 15890 3091 15793 3237 15671 3383 15525 3529 15355 3626 15184 3724 15014 3797 14819 3870 14625 3918 14406 3918 14211 3943 13992 3918 13773 3870 13530 3797 13311 4502 12970 5378 12581 6254 12216 6522 12118 6790 12021 7081 11924 7203 11851 7325 11778 7422 12021 7544 12240 7690 12459 7836 12678 8006 12873 8176 13043 8371 13213 8566 13384 8785 13530 9004 13651 9223 13773 9466 13870 9685 13968 9928 14041 10196 14114 10439 14162 10391 14308 10366 14454 10342 14844 10342 15209 10342 15963 10342 16936 10220 16961 10147 16985 10099 17034 10074 17082 10050 17155 9758 17253 9490 17399 9247 17569 9028 17763 8833 18007 8687 18299 8590 18591 8517 18907 8517 19126 8517 19345 8566 19564 8614 19783 8712 19978 8809 20172 8931 20343 9052 20513 9198 20659 9369 20805 9563 20927 9758 21024 9953 21121 10147 21170 10366 21219 10610 21243 10853 21243 11072 21194 11291 21146 11486 21073 11680 20975 11875 20854 12045 20708 12191 20537 12313 20367 12435 20172 12532 19978 12629 19783 12678 19564 12727 19345 12751 19126 12751 18883 12727 18712 12678 18518 12629 18347 12581 18177 12483 18031 12386 17885 12289 17739 12167 17617 11899 17374 11607 17180 11267 17058 10926 16961 10926 16717 10926 15598 10926 15014 10902 14649 10926 14454 10926 14381 10975 14308 10999 14211 11413 14187 11826 14114 11924 14114 11997 14089 12021 14065 12264 13992 12483 13919 12727 13822 12946 13700 13140 13578 13335 13432 13530 13286 13700 13116 13822 13140 13870 13116 13919 13067 13943 13043 13943 12970 13919 12921 14089 12727 14235 12508 14381 12289 14503 12045 14625 11802 14722 11559 14795 11315 14868 11048 14989 11096 15135 11145 15403 11169 16912 11364 17885 11510 17909 11753 17982 11997 18055 12264 18177 12483 18299 12678 18445 12848 18615 13019 18785 13140 18956 13262 19150 13359 19345 13432 19564 13481 19759 13505 19978 13530 20197 13530 20416 13505 20610 13457 20829 13384 21024 13311 21219 13189 21413 13067 21608 12921 21754 12751 21876 12581 21973 12386 22070 12191 22119 11997 22168 11778 22192 11583 22192 11364 22143 11145 22095 10926 22022 10731 21949 10537 21827 10342 21681 10172 21559 10050 21413 9928 21267 9831 21121 9734 20951 9661 20781 9612 20416 9515 20026 9466 19661 9490 19467 9515 19296 9563 19126 9636 18956 9709 18931 9709 18737 9807 18542 9928 18372 10074 18250 10245 18128 10415 18031 10610 17958 10804 17909 11023 16595 10853 15890 10756 15354 10707 15111 10683 14917 10707 14941 10366 14941 10001 14917 9636 14844 9296 14892 9247 14892 9223 14868 9174 14844 9150 14819 9126 14722 8858 14625 8590 14503 8323 14357 8079 14187 7860 14016 7641 13822 7447 13627 7252 13773 7179 13919 7106 14187 6887 14673 6425 15500 5695 15890 5330 16279 4940 16620 4600 16912 4235 17106 4283 17666 4283 17909 4259 18128 4235 18347 4162 18566 4089 18785 3991 18980 3894 19150 3772 19345 3626 19491 3480 19637 3310 19783 3140 19880 2945 19978 2726 20051 2531 20124 2288 20148 2069 20172 1874 20148 1680 20099 1485 20051 1290 19953 1120 19856 974 19759 804 19613 682 19467 536 19321 415 19150 317 18980 244 18810 171 18615 123 18420 74 18226 74 18104 25 17982 1 Z N">
            <draw:equation draw:name="f0" draw:formula="logwidth"/>
            <draw:equation draw:name="f1" draw:formula="logheight"/>
          </draw:enhanced-geometry>
        </draw:custom-shape>
        <draw:custom-shape draw:name="Google Shape;353;p39" draw:style-name="gr5" draw:text-style-name="P25" draw:layer="layout" svg:width="1.197cm" svg:height="0.693cm" svg:x="13.74cm" svg:y="12.494cm">
          <text:p/>
          <draw:enhanced-geometry draw:mirror-horizontal="false" draw:mirror-vertical="false" svg:viewBox="0 0 0 0" drawooo:sub-view-size="19735 11437" draw:text-areas="0 0 ?f0 ?f1" draw:type="ooxml-non-primitive" draw:enhanced-path="M 17155 1363 L 17058 1387 16985 1460 16936 1533 16912 1777 16912 1825 16936 1874 16985 1971 17082 2044 17204 2069 17277 2069 17374 2093 17496 2069 17593 2020 17666 1947 17691 1874 17715 1801 17715 1655 17642 1533 17593 1485 17545 1436 17447 1387 17326 1387 17277 1363 Z M 16523 511 L 16888 560 17058 609 17228 657 17374 730 17520 828 17642 949 17764 1071 17861 1217 17934 1387 17983 1533 18031 1704 18056 2044 18031 2385 18031 2726 17958 3504 17885 4283 17861 4331 17739 4380 17593 4453 17520 4502 17472 4575 17472 4599 17496 4648 17569 4672 17618 4696 17764 4696 17812 4672 17764 4891 17715 4867 17569 4818 17423 4769 17350 4769 17326 4794 17301 4842 17301 4915 17374 4988 17472 5061 17593 5134 17691 5159 17642 5353 17569 5329 17374 5256 17277 5207 17155 5183 17131 5207 17107 5232 17082 5305 17107 5378 17131 5426 17228 5548 17374 5645 17545 5694 17399 6059 17253 6010 17107 5937 17034 5864 16961 5791 16888 5718 16790 5645 16742 5621 16693 5645 16644 5670 16620 5743 16644 5840 16669 5962 16742 6059 16815 6156 16912 6229 17034 6302 17131 6351 17253 6400 17082 6740 16985 6740 16790 6643 16596 6546 16401 6424 16231 6278 16158 6278 16133 6302 16133 6327 16182 6448 16255 6546 16401 6740 16571 6886 16790 7008 16888 7057 16669 7373 16401 7251 16158 7154 15987 7057 15817 6935 15647 6813 15476 6740 15428 6740 15403 6765 15379 6789 15379 6813 15403 6935 15452 7032 15525 7130 15598 7227 15768 7373 15963 7495 16133 7616 16352 7689 16036 7957 15866 7884 15671 7811 15501 7738 15330 7665 14892 7422 14649 7300 14430 7227 14406 7227 14406 7251 14454 7373 14503 7495 14600 7592 14698 7689 14892 7860 15111 8006 15355 8127 15622 8249 15379 8371 15111 8492 15038 8419 14917 8371 14698 8249 14454 8176 14235 8079 14016 7957 13797 7811 13578 7689 13359 7568 13335 7592 13311 7616 13384 7738 13432 7860 13627 8054 13822 8249 14041 8419 14284 8565 14552 8687 14211 8760 13870 8833 13724 8736 13578 8663 13286 8492 13092 8322 12897 8152 12678 7981 12483 7835 12435 7835 12410 7860 12386 7884 12386 7908 12435 8030 12508 8176 12654 8395 12848 8614 13043 8784 13189 8906 12727 8906 12556 8760 12410 8638 12094 8322 11729 8054 11680 8054 11656 8079 11632 8103 11632 8152 11899 8517 12167 8857 12191 8882 12118 8882 11753 8833 11632 8663 11486 8517 11218 8176 10926 7860 10878 7835 10853 7835 10780 7860 10732 7908 10732 7957 10756 8006 10926 8322 11145 8638 11242 8736 10659 8614 10513 8492 10391 8273 10269 8054 10221 8006 10172 8006 10123 8030 10075 8079 10075 8176 10075 8298 10099 8395 10123 8492 9856 8419 9807 8273 9734 8103 9685 8079 9661 8103 9612 8225 9637 8371 9637 8371 9199 8249 8566 8079 8250 7957 7933 7835 7641 7689 7374 7519 7106 7300 6863 7057 6814 7008 6741 6984 6692 6886 6571 6813 6473 6813 6400 6862 6352 6886 5865 7422 5354 7933 4794 8395 4235 8857 3699 9222 3140 9563 2580 9904 2288 10050 2045 10123 1923 10171 1777 10171 1729 10123 1680 10074 1656 10001 1631 9904 1631 9782 1704 9685 1875 9612 2045 9539 2361 9320 2994 8906 3918 8298 4356 8030 4527 7884 4697 7714 4721 7665 4697 7616 4648 7592 4624 7592 4381 7665 4186 7762 3772 8030 2824 8638 2215 8979 1899 9198 1607 9417 1534 9368 1437 9344 1339 9344 1242 9417 1169 9466 1096 9539 1023 9539 999 9490 974 9417 950 9344 974 9271 999 9222 1072 9174 1315 9174 1388 9125 1437 9028 1485 8955 1729 8857 1996 8736 2580 8468 3164 8200 3772 7860 4405 7495 4648 7373 4892 7227 5111 7032 5208 6935 5281 6838 5281 6789 5281 6765 5232 6740 5208 6740 5062 6765 4940 6813 4697 6935 4235 7227 3699 7543 3164 7835 2605 8127 2045 8395 1704 8541 1534 8590 1388 8687 1291 8638 1120 8614 974 8638 804 8614 682 8273 1047 8127 2142 7738 4332 6935 6327 6181 7422 5767 7690 5645 7787 5597 7909 5499 8079 5499 8055 5524 8055 5597 8079 5694 8128 5791 8201 5840 8639 6035 9101 6205 9564 6327 10050 6424 10537 6497 11023 6521 11510 6497 11997 6448 12459 6351 12921 6229 13384 6083 13870 5889 14308 5670 14722 5402 14917 5256 15111 5086 15257 4915 15403 4745 15452 4672 15452 4575 15428 4502 15379 4453 15306 4404 15233 4380 15160 4380 15063 4404 14746 4623 14406 4842 14089 5086 13749 5280 13359 5475 12970 5621 12581 5743 12167 5840 11729 5913 11291 5937 10853 5937 10415 5913 9977 5840 9539 5743 9126 5597 8712 5451 8785 5353 8858 5280 8907 5183 8931 5110 8931 5013 8882 4915 8834 4842 8761 4794 8688 4769 8566 4794 8323 4867 8201 4915 8055 4940 7933 4940 7812 4915 7714 4842 7617 4721 7617 4696 7641 4672 7714 4599 7812 4550 7958 4502 8250 4429 8420 4404 10269 3991 12118 3553 12970 3383 13189 3334 13408 3261 13603 3188 13773 3066 13846 2993 13846 2896 13895 2847 13895 2750 13895 2555 13919 2385 13943 2215 13992 2044 14065 1874 14138 1728 14211 1582 14333 1436 14552 1193 14844 974 15136 779 15476 657 15817 560 16158 511 Z M 16182 0 L 15817 49 15476 122 15136 268 14795 414 14503 633 14235 852 13992 1120 13797 1387 13651 1704 13530 2044 13505 2215 13481 2385 13481 2580 13481 2750 13481 2774 13238 2799 12994 2847 12532 2945 11802 3115 11048 3261 8104 3918 7885 3967 7666 4015 7447 4113 7276 4210 7203 4283 7130 4356 7082 4429 7057 4526 7033 4623 7033 4721 7057 4842 7106 4988 7155 5086 7228 5183 7301 5280 7374 5329 7057 5451 6765 5572 6035 5816 5305 6059 2191 7154 731 7689 512 7762 342 7860 196 8006 123 8079 74 8176 25 8322 1 8468 1 8565 50 8687 123 8784 196 8857 293 8930 415 9003 366 9125 317 9271 317 9417 317 9563 366 9685 415 9782 488 9879 561 9952 682 10001 780 10025 901 10050 1023 10050 1047 10196 1096 10317 1193 10415 1315 10512 1412 10561 1534 10609 1656 10658 1996 10658 2240 10609 2459 10536 2702 10415 3140 10196 3578 9928 4040 9636 4478 9320 4892 9003 5305 8663 5719 8298 6108 7933 6473 7543 6717 7787 7009 8030 7325 8200 7641 8371 7982 8517 8347 8614 9053 8809 10221 9101 10829 9198 11413 9295 11364 9368 11291 9758 11194 10147 11145 10536 11121 10926 11121 10999 11169 11072 11218 11096 11291 11096 11340 11169 11388 11218 11534 11291 11729 11388 11826 11437 11972 11437 12021 11412 12070 11364 12070 11339 12070 11218 12045 11193 11997 11145 11851 11072 11705 10999 11632 10974 11997 10877 12094 10828 12118 10780 12143 10707 12143 10634 12118 10561 12070 10512 11997 10488 11899 10488 11753 10512 11510 10585 11559 10366 11583 10147 11632 9952 11705 9758 11826 9393 11826 9368 11899 9368 11924 9539 11972 9733 12094 10074 12216 10415 12337 10731 12337 10780 12386 10853 12435 10926 12605 11047 12800 11193 13019 11291 13116 11315 13189 11315 13238 11266 13286 11218 13311 11169 13311 11096 13286 11023 13213 10950 13116 10901 13457 10901 13603 10877 13676 10853 13724 10804 13773 10731 13773 10658 13773 10609 13724 10536 13676 10488 13627 10463 13481 10439 13019 10439 12824 10463 12556 9831 12410 9417 12848 9441 13189 9417 13554 9417 13895 9368 14211 9295 14552 9222 14868 9125 15184 9003 15476 8882 15768 8736 16036 8565 16304 8371 16571 8152 16790 7933 17034 7689 17228 7422 17423 7154 17545 7105 17666 7057 17691 7008 17691 6959 17666 6911 17642 6862 17593 6862 17739 6619 17837 6351 18007 5937 18129 5524 18226 5086 18323 4672 18396 4234 18445 3796 18518 2920 18542 2653 18786 2774 19029 2872 19150 2896 19223 2872 19296 2799 19345 2726 19369 2628 19369 2531 19321 2434 19248 2361 19102 2288 18956 2215 18737 2117 18980 2020 19199 1947 19394 1874 19588 1801 19661 1728 19710 1655 19734 1582 19686 1460 19637 1387 19540 1339 19442 1314 19321 1314 19102 1363 18883 1436 18688 1509 18494 1606 18445 1412 18396 1217 18323 1022 18202 852 18080 682 17934 511 17764 390 17545 268 17228 122 16888 25 16523 0 Z N">
            <draw:equation draw:name="f0" draw:formula="logwidth"/>
            <draw:equation draw:name="f1" draw:formula="logheight"/>
          </draw:enhanced-geometry>
        </draw:custom-shape>
        <draw:custom-shape draw:name="Google Shape;354;p39" draw:style-name="gr5" draw:text-style-name="P25" draw:layer="layout" svg:width="0.893cm" svg:height="0.98cm" svg:x="15.533cm" svg:y="12.367cm">
          <text:p/>
          <draw:enhanced-geometry draw:mirror-horizontal="false" draw:mirror-vertical="false" svg:viewBox="0 0 0 0" drawooo:sub-view-size="14722 16158" draw:text-areas="0 0 ?f0 ?f1" draw:type="ooxml-non-primitive" draw:enhanced-path="M 5232 633 L 5402 658 5354 682 5062 755 4770 877 4502 998 4380 1096 4283 1169 4259 1217 4234 1266 4234 1363 4307 1436 4332 1461 4380 1461 4648 1412 4891 1339 5354 1193 5718 1096 5889 1047 6059 974 6229 1461 6059 1485 5889 1534 5548 1655 5281 1753 5013 1874 4770 1996 4526 2191 4502 2215 4526 2264 4551 2288 4575 2312 4867 2288 5135 2239 5670 2069 6010 1996 6181 1947 6327 1874 6351 1996 6375 2166 6156 2191 5937 2264 5524 2434 5135 2604 4721 2775 4697 2799 4672 2823 4697 2872 4721 2945 4794 2969 5183 2969 5402 2945 5621 2921 5840 2872 6059 2799 6254 2726 6424 2604 6424 3091 6327 3067 6229 3042 6035 3067 5621 3164 5402 3213 5183 3286 4989 3359 4794 3480 4770 3529 4770 3553 4794 3602 4843 3626 4940 3651 5062 3675 5305 3675 5816 3626 6108 3602 6254 3578 6400 3505 6400 3505 6351 3821 6327 3943 6059 3943 5816 3967 5572 3991 5329 4040 5110 4137 4916 4259 4867 4308 4867 4356 4916 4405 4940 4429 5159 4478 5378 4478 5816 4454 6156 4454 6035 4770 5499 4819 4964 4892 4916 4916 4867 4965 4843 5013 4843 5062 4867 5111 4916 5159 4964 5208 5013 5208 5378 5257 5718 5257 5572 5451 5402 5597 5232 5695 5013 5768 4818 5768 4599 5743 4356 5622 4113 5451 3942 5305 3796 5159 3675 4965 3553 4770 3456 4551 3383 4332 3310 4113 3261 3870 3188 3407 3164 2921 3212 2483 3285 2069 3358 1874 3431 1704 3504 1534 3602 1388 3723 1266 3845 1120 3967 1023 4088 925 4234 828 4405 755 4551 706 4721 658 4891 633 Z M 9393 658 L 9076 852 8784 1096 8760 1144 8760 1217 8760 1266 8784 1290 8857 1315 8955 1315 9052 1266 9149 1217 9490 1023 9733 901 9977 804 10196 901 10415 1047 10001 1169 9806 1266 9636 1363 9441 1485 9295 1607 9149 1753 9028 1899 9003 1923 9003 1947 9028 2020 9076 2069 9149 2069 9344 2020 9514 1947 9904 1777 10366 1582 10828 1412 11096 1753 10926 1777 10755 1826 10415 1972 9928 2191 9685 2337 9466 2483 9441 2507 9417 2556 9441 2604 9490 2604 9758 2580 10025 2531 10269 2458 10536 2385 10926 2239 11120 2166 11193 2093 11291 2020 11388 2239 11485 2458 11339 2483 11193 2531 10901 2653 10634 2750 10366 2823 10098 2921 9952 2969 9831 3042 9806 3091 9806 3115 9806 3164 9855 3188 9977 3237 10123 3261 10390 3261 10658 3213 10926 3164 11291 3067 11461 3018 11631 2921 11680 3140 11729 3359 11291 3505 10780 3651 10512 3699 10269 3797 10220 3821 10196 3894 10220 3943 10269 3967 10536 4016 10780 4040 11023 4016 11266 3991 11510 3967 11753 3918 11729 4137 11704 4381 11680 4381 11364 4356 11023 4381 10682 4429 10366 4478 10317 4502 10269 4527 10244 4575 10244 4624 10244 4673 10269 4721 10317 4770 10366 4770 10950 4843 11242 4867 11534 4867 11461 5013 11364 5184 11120 5111 10901 5086 10780 5086 10658 5111 10561 5135 10439 5208 10415 5232 10415 5281 10415 5330 10463 5354 10755 5451 11023 5549 10877 5646 10780 5719 10536 5646 10415 5597 10293 5524 10171 5451 10050 5427 9977 5427 9928 5451 9879 5500 9879 5597 9904 5670 9952 5768 10025 5841 10123 5914 9879 5914 9636 5889 9417 5841 9198 5743 9003 5597 8833 5451 8711 5257 8590 5062 8492 4843 8419 4624 8298 4186 8225 3797 8152 3359 8127 2921 8127 2483 8152 2020 8225 1582 8298 1363 8371 1169 8444 974 8541 804 8760 731 8979 682 9198 658 Z M 4940 1 L 4745 25 4526 74 4307 147 4113 244 3918 341 3723 487 3553 609 3383 779 3237 950 3091 1120 2969 1315 2823 1558 2726 1850 2653 2118 2604 2410 2555 2726 2555 3018 2555 3334 2604 3626 2653 3943 2726 4235 2823 4527 2945 4794 3091 5062 3237 5330 3407 5549 3602 5768 3772 5938 3942 6060 4161 6157 4380 6230 4599 6279 5062 6279 5281 6230 5524 6133 5718 6011 5913 5865 6059 5695 6205 5500 6351 5281 6448 5086 6546 4867 6716 4356 6838 3821 6911 3261 6935 2969 6935 2702 6911 2410 6886 2118 6838 1850 6789 1582 6692 1315 6594 1047 6473 804 6351 585 6327 512 6254 439 6229 414 6132 293 6083 268 6010 268 5816 147 5597 74 5378 25 5159 1 Z M 9271 49 L 8979 74 8663 122 8371 220 8273 268 8200 366 8176 439 8176 536 8079 658 7981 804 7860 1071 7762 1388 7689 1704 7641 2069 7616 2410 7592 2750 7592 3091 7616 3456 7641 3797 7689 4137 7762 4478 7835 4746 7908 5013 8030 5257 8152 5476 8298 5719 8468 5914 8663 6108 8882 6279 9125 6400 9368 6497 9636 6546 9904 6546 10171 6522 10439 6473 10707 6400 10950 6327 11218 6181 11461 6011 11656 5816 11826 5622 11996 5378 12118 5135 12215 4867 12288 4600 12337 4308 12361 4016 12361 3724 12337 3456 12313 3164 12240 2896 12167 2604 12094 2361 11972 2093 11826 1826 11680 1582 11485 1339 11291 1096 11096 877 10853 682 10634 512 10366 341 10098 220 9831 122 9563 74 9271 49 Z M 1850 5257 L 2044 5281 1825 5354 1606 5451 1460 5524 1290 5597 1168 5719 1095 5768 1047 5841 1047 5889 1047 5938 1071 5987 1120 5987 1266 6011 1412 5962 1704 5865 2190 5695 2263 6011 2093 6133 1923 6254 1728 6327 1533 6424 1339 6522 1266 6595 1193 6668 1193 6716 1193 6765 1241 6814 1339 6862 1436 6887 1558 6887 1679 6862 1898 6789 2093 6716 2409 6570 2434 6643 2215 6765 1923 6911 1777 6984 1655 7081 1631 7106 1631 7154 1655 7203 1679 7227 1850 7276 1996 7276 2166 7252 2312 7203 2482 7154 2677 7081 2726 7154 2750 7179 2434 7398 2190 7519 2093 7617 1996 7714 1996 7811 2020 7836 2044 7860 2166 7909 2288 7884 2434 7860 2531 7811 2774 7714 2896 7641 3018 7568 3066 7665 2872 7836 2628 7982 2507 8055 2409 8128 2215 8347 2190 8371 2190 8395 2215 8444 2239 8444 2409 8493 2531 8517 2677 8493 2847 8468 3018 8371 3212 8274 3212 8274 3139 8493 3042 8663 2896 8785 2726 8906 2531 8955 2336 9004 2117 9004 1923 8979 1728 8931 1558 8858 1387 8736 1266 8639 1144 8493 1022 8347 925 8176 852 8006 706 7641 633 7252 609 6862 609 6497 633 6327 657 6157 730 5987 803 5841 901 5695 1022 5549 1144 5451 1314 5354 1387 5305 1485 5281 1679 5257 Z M 12848 5135 L 13091 5159 13286 5232 13480 5330 13651 5451 13456 5524 13237 5622 13043 5743 12872 5889 12848 5914 12872 5962 12872 6011 12921 6011 13140 5962 13335 5914 13748 5792 13943 5768 14016 5914 14089 6084 13870 6133 13724 6181 13237 6303 13116 6351 12994 6400 12897 6473 12824 6570 12824 6619 12848 6643 12921 6716 13018 6741 13116 6765 13237 6765 13456 6741 13651 6692 13894 6643 14040 6595 14186 6546 14186 6716 14089 6692 13967 6716 13772 6741 13529 6789 13286 6838 13043 6935 12945 6984 12848 7057 12824 7130 12824 7203 12848 7276 12921 7325 13018 7349 13140 7349 13359 7325 13797 7227 13967 7203 14137 7130 14137 7227 14089 7373 14064 7373 13699 7471 13310 7568 12970 7617 12799 7665 12653 7738 12605 7763 12580 7836 12605 7884 12653 7933 12775 7982 12921 8006 13213 8030 13529 8006 13845 7933 13651 8176 13480 8201 13310 8225 12994 8298 12848 8322 12653 8347 12556 8395 12483 8444 12459 8517 12483 8590 12532 8663 12580 8712 12653 8736 12726 8760 13067 8760 12897 8858 12726 8955 12556 9052 12386 9101 12264 9077 12142 9028 12118 9028 12069 9052 12045 9077 12069 9125 12069 9174 11923 9174 11802 9150 11656 9101 11534 9028 11437 8931 11339 8833 11266 8712 11218 8566 11193 8395 11193 8225 11218 8055 11291 7884 11461 7544 11631 7252 11996 6716 12167 6449 12337 6181 12434 5889 12532 5597 12580 5451 12653 5330 12726 5208 12848 5135 Z M 1631 4746 L 1485 4770 1266 4819 1071 4892 876 4989 706 5111 560 5257 438 5403 317 5597 219 5792 146 6011 73 6230 25 6473 0 6716 0 6960 25 7203 73 7446 122 7690 195 7909 292 8152 390 8371 511 8566 657 8760 803 8955 974 9101 1168 9271 1339 9369 1533 9466 1752 9515 1947 9563 2385 9563 2604 9539 2799 9466 2993 9393 3188 9296 3334 9174 3480 9028 3602 8858 3699 8663 3748 8444 3772 8225 3772 7982 3723 7763 3650 7568 3553 7373 3310 7008 3042 6643 2945 6424 2896 6206 2799 5695 2750 5451 2653 5232 2604 5135 2531 5038 2434 4965 2336 4916 2263 4892 2190 4892 2020 4819 1825 4770 1631 4746 Z M 12994 4624 L 12799 4648 12702 4697 12629 4770 12483 4867 12337 5013 12215 5159 12118 5330 11899 5841 11777 6084 11631 6327 11291 6765 10950 7227 10853 7446 10755 7641 10682 7860 10634 8079 10634 8298 10634 8517 10658 8712 10731 8906 10804 9077 10926 9247 11047 9393 11218 9515 11388 9612 11607 9685 11826 9734 12094 9758 12313 9734 12556 9709 12775 9612 12994 9515 13189 9393 13383 9247 13578 9077 13772 8906 13918 8712 14089 8517 14210 8298 14332 8079 14454 7860 14551 7641 14624 7422 14673 7203 14697 7008 14721 6789 14721 6570 14697 6351 14673 6157 14624 5938 14551 5743 14454 5549 14502 5476 14527 5451 14527 5403 14478 5354 14381 5305 14283 5281 14137 5111 13991 4965 13797 4843 13626 4746 13407 4673 13213 4624 Z M 10682 11267 L 10342 11315 10050 11364 9636 11437 9222 11534 8809 11680 8614 11753 8444 11875 8395 11924 8395 11972 8419 12021 8492 12045 8882 12045 9295 11997 10098 11875 10415 11851 10731 11802 10877 11778 11023 11729 11169 11680 11291 11583 11315 11534 11315 11486 11291 11437 11266 11413 11120 11340 10974 11291 10828 11267 Z M 10901 13189 L 10707 13213 10512 13238 9733 13408 9368 13457 8979 13554 8809 13603 8614 13676 8468 13749 8322 13870 8298 13895 8298 13919 8346 13943 8492 13992 8663 14016 9003 14016 9344 13968 9685 13895 10098 13846 10536 13773 10731 13724 10950 13676 11145 13603 11315 13505 11388 13432 11388 13335 11364 13262 11339 13238 11291 13213 11096 13189 Z M 7251 6643 L 7495 6692 7738 6765 7422 6838 7203 6887 6984 6935 6765 7033 6667 7081 6594 7154 6570 7179 6570 7203 6594 7252 6619 7252 6813 7276 7008 7252 7373 7179 7811 7130 8030 7106 8225 7057 8346 7154 8006 7227 7714 7276 7397 7349 7105 7446 6959 7519 6838 7617 6813 7665 6813 7714 6862 7738 6886 7763 7154 7763 7422 7714 7957 7592 8298 7544 8663 7495 8857 7763 8590 7811 8322 7860 7981 7933 7616 8055 7300 8201 6959 8347 6935 8371 6959 8420 6984 8444 7008 8444 8225 8225 8663 8176 8882 8152 9076 8103 9222 8347 8906 8371 8614 8420 8322 8468 8030 8566 7738 8687 7495 8809 7251 8979 7057 9150 7032 9174 7032 9223 7057 9247 7081 9247 7397 9198 7689 9125 8298 8979 8590 8931 8882 8882 9490 8833 9563 9004 9174 9077 8760 9150 8346 9296 8152 9369 7957 9490 7787 9612 7641 9734 7616 9782 7616 9831 7665 9880 7714 9904 8054 9855 8419 9782 8784 9685 9125 9612 9320 9588 9514 9588 9904 9563 10074 9807 10269 10026 9904 10099 9563 10147 9198 10220 8833 10318 8468 10439 8127 10585 8103 10610 8103 10658 8127 10683 8152 10707 8492 10683 8809 10634 9466 10537 10025 10464 10293 10439 10585 10391 10804 10634 10536 10658 10244 10707 9709 10804 9320 10902 8930 10999 8760 11048 8590 11121 8419 11218 8249 11340 8225 11364 8225 11388 8249 11437 8273 11437 8444 11461 8614 11461 8955 11437 9320 11388 9660 11340 10025 11291 10415 11242 10804 11169 10974 11121 11145 11048 11315 11291 11485 11534 11607 11802 11704 12070 11631 12070 11242 12118 10853 12191 10074 12337 9709 12410 9344 12508 8979 12605 8784 12678 8614 12775 8590 12824 8565 12897 8590 12946 8663 12994 9344 12994 10050 12873 10877 12727 11291 12654 11680 12532 11777 12483 11777 12873 11753 13286 11680 13676 11583 14065 11558 13992 11510 13968 11461 13943 11388 13943 11047 13992 10731 14065 10074 14211 9709 14284 9344 14357 9174 14406 9003 14478 8833 14551 8663 14649 8638 14673 8638 14722 8663 14770 8687 14795 8833 14819 8979 14843 9271 14843 9563 14795 9855 14746 10244 14673 10658 14600 11047 14503 11437 14357 11461 14357 11364 14527 11242 14697 11023 14722 10780 14770 10317 14892 10001 14965 9660 15038 9368 15160 9222 15233 9076 15330 9076 15354 9101 15379 9247 15427 9660 15427 9977 15379 10244 15330 10585 15281 10585 15281 10342 15403 10074 15476 9831 15500 9563 15525 9320 15500 9052 15476 8541 15379 8030 15257 7568 15184 7081 15160 6594 15184 6132 15257 5645 15354 5183 15476 4697 15573 4453 15598 4210 15598 3942 15573 3675 15525 3431 15427 3188 15306 2993 15135 2799 14965 2628 14746 2482 14527 2361 14333 2288 14114 2239 13919 2215 13700 2239 13505 2263 13286 2288 13092 2361 12873 2507 12483 2726 12094 2945 11729 3188 11388 3650 10780 3845 10488 4064 10172 4259 9807 4405 9417 4502 9028 4599 8614 4672 8347 4770 8079 4891 7860 5037 7641 5183 7446 5378 7300 5621 7154 5889 7033 6205 6911 6546 6814 6862 6741 7178 6643 Z M 7154 6060 L 7081 6084 7008 6157 6984 6230 6594 6327 6229 6424 5840 6546 5499 6692 5159 6862 4867 7081 4721 7227 4599 7373 4502 7519 4380 7690 4307 7884 4234 8103 4113 8517 4015 8955 3894 9393 3796 9588 3699 9807 3456 10196 3188 10561 2920 10926 2434 11583 2215 11899 2020 12264 1850 12605 1752 12994 1704 13189 1679 13384 1679 13603 1679 13822 1704 14016 1752 14235 1825 14430 1898 14624 1996 14819 2093 14989 2215 15160 2361 15330 2507 15476 2677 15598 2847 15719 3018 15841 3212 15938 3407 16011 3602 16084 3821 16133 4040 16157 4502 16157 4721 16133 5159 16060 5597 15938 6108 15817 6594 15719 6789 15695 6959 15671 7349 15695 7714 15744 8079 15817 8541 15890 8979 15963 9441 16011 9879 16011 10098 15987 10317 15963 10536 15890 10731 15817 10926 15744 11120 15622 11315 15476 11485 15306 11631 15135 11753 14941 11802 14892 11948 14576 12094 14235 12191 13870 12264 13505 12288 13140 12313 12751 12288 12410 12264 12070 12215 11851 12167 11656 12069 11437 11972 11267 11753 10902 11485 10561 10926 9953 10682 9636 10439 9320 10439 9223 10439 9174 10415 9150 10269 9052 10171 8882 10001 8590 9977 8493 9904 8395 9490 7690 9271 7373 9028 7057 8760 6765 8468 6522 8298 6400 8127 6303 7957 6230 7762 6157 7689 6108 7592 6108 7251 6060 Z N">
            <draw:equation draw:name="f0" draw:formula="logwidth"/>
            <draw:equation draw:name="f1" draw:formula="logheight"/>
          </draw:enhanced-geometry>
        </draw:custom-shape>
        <draw:custom-shape draw:name="Google Shape;355;p39" draw:style-name="gr7" draw:text-style-name="P26" draw:layer="layout" svg:width="1.272cm" svg:height="1.253cm" svg:x="17.642cm" svg:y="5.216cm">
          <text:p/>
          <draw:enhanced-geometry draw:mirror-horizontal="false" draw:mirror-vertical="false" svg:viewBox="0 0 0 0" drawooo:sub-view-size="20975 20659" draw:text-areas="0 0 ?f0 ?f1" draw:type="ooxml-non-primitive" draw:enhanced-path="M 10317 1704 L 10269 1728 10171 1825 10123 1947 10098 2069 10074 2190 10050 2336 10050 2482 10098 2653 10123 2701 10147 2774 10196 2799 10244 2823 10342 2823 10439 2774 10463 2726 10488 2677 10488 2580 10488 2482 10463 2263 10463 1850 10439 1777 10390 1728 10317 1704 Z M 8054 1 L 7981 25 7933 122 7908 220 7884 439 7908 852 7933 1071 7957 1290 8054 1704 8103 2044 8200 2458 8273 2653 8371 2823 8468 2969 8541 2993 8614 3042 8711 3042 8784 2993 8857 2920 8857 2847 8857 2726 8809 2604 8711 2385 8614 2044 8517 1704 8444 1290 8395 876 8322 487 8273 293 8225 98 8176 25 8103 1 Z M 12483 1 L 12337 122 12239 244 12142 414 12093 585 11996 949 11923 1290 11753 2166 11631 2531 11607 2701 11607 2799 11607 2872 11655 2969 11753 3018 11850 3042 11947 3018 12069 2920 12142 2774 12191 2604 12239 2434 12288 2069 12337 1752 12458 974 12556 585 12604 390 12677 220 12702 171 12702 122 12653 25 12629 1 Z M 14089 2507 L 13991 2555 13918 2628 13845 2726 13797 2847 13699 3066 13651 3212 13651 3334 13651 3383 13675 3431 13724 3456 13772 3480 13821 3504 13894 3480 13918 3456 13967 3407 14040 3212 14089 3018 14162 2799 14210 2701 14235 2604 14210 2555 14186 2531 14137 2507 Z M 6692 2385 L 6667 2409 6594 2507 6570 2628 6594 2774 6619 2920 6740 3188 6838 3431 6886 3504 6935 3553 7008 3553 7081 3529 7130 3504 7154 3456 7178 3383 7154 3310 6935 2823 6862 2604 6813 2507 6740 2409 6692 2385 Z M 16668 2020 L 16595 2044 16546 2093 16303 2409 16084 2726 15889 3042 15719 3383 15573 3626 15427 3894 15281 4137 15184 4380 15159 4453 15184 4502 15232 4575 15330 4624 15427 4624 15549 4575 15646 4502 15743 4380 15816 4259 15962 3991 16060 3723 16352 3091 16498 2872 16619 2677 16765 2458 16887 2239 16911 2166 16887 2117 16838 2069 16790 2044 16741 2020 Z M 3869 2020 L 3820 2044 3796 2044 3747 2093 3723 2190 3747 2263 3796 2312 3820 2385 3869 2531 3991 2799 4185 3188 4404 3577 4599 3869 4818 4161 5086 4405 5207 4526 5378 4624 5475 4648 5572 4648 5645 4599 5694 4526 5718 4453 5718 4356 5694 4283 5621 4210 5451 4088 5329 3991 5086 3723 4867 3431 4672 3139 4526 2847 4380 2580 4210 2288 4112 2166 4015 2069 3966 2044 3918 2020 Z M 3601 4843 L 3577 4891 3577 4916 3577 4964 3601 5062 3674 5135 3747 5183 3845 5281 3966 5354 4234 5500 4404 5500 4477 5451 4502 5402 4526 5329 4502 5256 4477 5183 4380 5135 4137 5013 3918 4891 3820 4867 3747 4843 Z M 17106 4891 L 16960 4940 16814 5037 16668 5159 16498 5305 16473 5354 16473 5402 16473 5451 16498 5500 16546 5524 16571 5548 16644 5548 16692 5524 16838 5402 17009 5256 17106 5135 17179 4964 17179 4940 17155 4916 17130 4891 Z M 19539 5500 L 19442 5524 19320 5548 19101 5646 18688 5865 18006 6157 17349 6497 17276 6546 17252 6619 17252 6692 17276 6765 17301 6814 17374 6862 17422 6887 17520 6887 18201 6595 18858 6303 19345 6132 19466 6084 19588 6011 19685 5938 19734 5865 19758 5792 19782 5743 19734 5621 19709 5573 19661 5548 19612 5524 19539 5500 Z M 998 5694 L 949 5719 925 5767 901 5865 925 5938 949 6011 1022 6084 1193 6230 1412 6327 1874 6522 2093 6595 2239 6643 2677 6887 3139 7130 3383 7276 3504 7325 3577 7325 3650 7300 3699 7252 3723 7203 3747 7130 3723 7057 3650 6935 3529 6814 3383 6692 3212 6595 2847 6424 2531 6278 2166 6108 1777 5962 1022 5694 Z M 18396 8274 L 18128 8298 17982 8322 17885 8371 17812 8420 17787 8468 17787 8541 17787 8590 17812 8663 17860 8712 17909 8736 17982 8736 18201 8712 18517 8663 18663 8590 18785 8541 18858 8468 18858 8420 18858 8395 18809 8347 18761 8322 18639 8274 Z M 2020 8201 L 1947 8225 1898 8249 1874 8274 1850 8322 1850 8395 1850 8444 1874 8493 1923 8517 2093 8614 2288 8687 2482 8736 2701 8760 2774 8760 2823 8712 2872 8663 2896 8590 2896 8517 2872 8444 2823 8395 2750 8347 2385 8274 2190 8225 2020 8201 Z M 18517 9904 L 18323 9928 18177 9952 18031 10050 18006 10074 18006 10123 18128 10220 18274 10293 18420 10317 18590 10342 18931 10366 19247 10366 19661 10390 20074 10415 20293 10415 20512 10390 20707 10366 20902 10293 20950 10269 20975 10220 20975 10123 20926 10050 20853 10001 20707 9952 20512 9904 20147 9904 19782 9928 19418 9952 19077 9928 18688 9904 Z M 365 10123 L 219 10147 98 10171 25 10220 0 10269 0 10317 25 10366 49 10415 146 10512 268 10561 414 10585 730 10609 974 10609 1923 10634 2847 10634 2945 10609 3018 10561 3066 10488 3066 10390 3066 10317 3018 10244 2945 10196 2847 10171 1850 10171 852 10147 657 10123 Z M 2677 11777 L 2409 11826 2288 11875 2166 11923 2069 11996 2020 12094 2020 12167 2069 12215 2190 12240 2312 12240 2580 12191 2872 12191 2993 12167 3066 12142 3115 12069 3139 12045 3139 11996 3115 11923 3091 11875 3066 11850 3018 11802 2920 11777 Z M 18006 11923 L 17860 11948 17812 11972 17763 11996 17763 12045 17763 12094 17787 12118 17860 12167 17933 12215 18006 12240 18152 12264 18444 12337 18761 12386 18834 12386 18882 12337 18931 12288 18955 12215 18931 12142 18931 12069 18882 12021 18809 11996 18566 11948 18201 11923 Z M 3358 13359 L 3261 13383 2434 13870 1582 14357 1241 14503 1095 14576 949 14697 925 14770 925 14843 949 14892 1022 14941 1120 14965 1217 14965 1412 14916 1606 14843 1801 14746 2239 14551 2677 14308 3504 13797 3577 13724 3626 13651 3626 13554 3577 13481 3529 13408 3456 13359 Z M 17325 13383 L 17179 13408 17130 13408 17130 13432 17130 13505 17252 13627 17398 13748 17690 13943 18006 14113 18323 14284 18907 14649 19199 14819 19515 14941 19612 14965 19709 14941 19758 14868 19807 14795 19807 14697 19782 14600 19734 14527 19636 14454 19272 14308 18931 14113 18590 13919 18250 13724 17982 13602 17739 13481 17593 13432 17447 13408 17325 13383 Z M 4234 14892 L 4161 14916 4088 14941 3942 15087 3820 15257 3723 15330 3650 15379 3650 15403 3601 15427 3577 15476 3553 15525 3553 15573 3577 15646 3626 15695 3699 15744 3772 15744 3845 15719 3991 15646 4088 15549 4258 15403 4429 15208 4453 15135 4453 15087 4429 15014 4380 14941 4307 14892 Z M 16376 14843 L 16303 14892 16279 14965 16303 15038 16400 15233 16522 15403 16668 15598 16765 15671 16863 15744 16936 15768 17009 15768 17082 15719 17130 15671 17155 15598 17155 15525 17130 15476 17057 15403 16911 15281 16790 15135 16644 14965 16546 14892 16449 14843 Z M 11169 3577 L 11582 3650 11996 3748 12410 3894 12799 4064 13188 4259 13578 4453 13943 4672 14235 4891 14502 5110 14770 5329 15038 5573 14989 5621 14916 5694 14916 5767 14892 5792 14892 5840 14940 5840 14989 5865 15086 5865 15159 5816 15232 5767 15354 5913 15257 5986 15208 6059 15159 6132 15184 6205 15208 6254 15330 6254 15427 6181 15524 6132 15719 6376 15695 6424 15573 6546 15549 6619 15524 6716 15549 6765 15597 6789 15768 6789 15865 6741 15914 6692 16060 6911 15962 7008 15889 7081 15841 7130 15841 7203 15865 7300 15914 7325 15962 7349 16060 7325 16157 7300 16254 7227 16400 7495 16327 7519 16254 7544 16157 7617 16060 7714 15987 7811 15938 7909 15938 7982 15962 8030 15987 8079 16060 8103 16108 8079 16181 8030 16303 7933 16449 7836 16522 7763 16692 8176 16619 8201 16571 8225 16473 8347 16254 8541 16181 8614 16108 8712 16084 8760 16060 8809 16060 8858 16108 8906 16157 8930 16206 8930 16327 8882 16425 8809 16522 8736 16668 8614 16790 8468 16887 8882 16790 8930 16692 8979 16498 9125 16230 9271 16108 9368 16011 9441 16011 9490 16035 9514 16181 9539 16327 9514 16619 9441 16790 9368 16960 9271 17009 9660 16522 9855 16254 9977 16108 10050 15987 10123 15962 10171 15962 10196 15987 10220 16011 10244 16279 10269 16522 10220 16765 10147 17033 10074 17009 10585 16765 10585 16546 10634 16108 10707 15914 10780 15719 10853 15695 10877 15719 10901 15889 10950 16060 10974 16425 10950 16814 10926 16984 10926 16887 11412 16765 11412 16619 11437 16352 11485 16035 11558 15889 11583 15719 11607 15695 11607 15670 11631 15670 11656 15695 11680 15962 11777 16108 11826 16254 11850 16522 11826 16814 11802 16668 12264 16498 12215 16303 12191 16108 12142 15914 12094 15695 12094 15476 12118 15451 12142 15451 12167 15476 12191 15646 12288 15816 12386 16230 12532 16546 12629 16376 13018 16060 12970 15743 12872 15573 12824 15476 12824 15451 12848 15427 12897 15427 12945 15451 12994 15524 13091 15743 13237 15938 13335 16181 13408 15914 13821 15865 13894 15841 13870 15719 13797 15597 13700 15330 13578 15013 13505 14721 13505 14697 13529 14673 13578 14697 13602 14794 13651 14892 13724 15111 13821 15378 13967 15622 14138 15670 14162 15451 14405 15330 14357 15208 14332 15086 14332 14989 14308 14794 14259 14624 14186 14454 14089 14308 14016 14137 14016 14089 14040 14064 14089 14089 14162 14162 14259 14308 14405 14478 14527 14648 14600 14843 14697 14965 14746 15086 14770 14819 14989 14527 15208 14454 15208 14332 15184 14235 15111 14064 14965 13918 14843 13748 14722 13651 14673 13578 14624 13383 14624 13359 14649 13359 14697 13456 14868 13602 15014 13894 15306 13991 15403 14113 15476 13748 15671 13553 15598 13456 15549 13359 15476 13164 15306 12872 15062 12726 14941 12556 14843 12507 14868 12483 14916 12580 15135 12726 15330 12896 15525 13067 15695 13310 15865 12702 16084 12239 15719 11972 15476 11826 15354 11655 15257 11631 15257 11607 15281 11607 15354 11631 15427 11704 15573 11801 15719 11899 15841 12093 16036 12312 16206 11826 16303 11801 16303 11558 16036 11291 15768 11169 15671 11047 15573 10901 15500 10828 15476 10731 15476 10731 15500 10780 15646 10853 15768 11072 15987 11437 16376 11072 16425 10682 16474 10682 16401 10634 16328 10463 16133 10269 15938 10050 15768 9831 15598 9806 15598 9782 15622 9806 15744 9855 15865 9904 15987 9977 16084 10123 16303 10317 16474 9685 16474 9612 16352 9563 16255 9393 16060 9222 15817 9125 15695 9028 15598 8979 15598 8955 15622 8955 15744 8979 15865 9003 15987 9052 16109 9247 16449 9247 16449 8687 16376 8614 16376 8590 16328 8492 16230 8419 16109 8346 15841 8273 15646 8200 15573 8152 15549 8103 15549 8079 15598 8054 15646 8054 15792 8079 15938 8103 16060 8176 16279 7762 16157 7714 16084 7665 15963 7592 15817 7543 15695 7519 15549 7495 15549 7470 15671 7446 15792 7446 15938 7470 16060 6984 15841 6984 15792 6911 15646 6813 15549 6789 15549 6740 15622 6716 15695 6375 15476 6035 15233 5718 14965 5451 14649 5159 14284 4915 13894 4696 13505 4502 13091 4356 12653 4234 12215 4112 11777 4064 11315 4015 10926 3991 10561 4015 10171 4039 9782 4088 9393 4137 9028 4234 8663 4331 8274 4453 7909 4599 7568 4769 7227 4940 6887 5134 6546 5353 6230 5597 5913 5840 5621 6083 5354 6351 5110 6643 4891 6935 4721 7227 4526 7543 4380 8225 4088 8784 3845 9368 3675 9636 3602 9660 3650 9685 3699 9733 3723 9806 3723 10171 3626 10536 3577 10585 3626 10634 3650 10682 3626 10707 3602 10731 3577 Z M 9977 3237 L 9733 3261 9490 3310 9028 3431 8638 3577 7957 3821 7324 4113 7008 4283 6692 4453 6400 4648 6108 4867 5791 5159 5499 5451 5232 5767 4988 6108 4745 6473 4526 6838 4356 7203 4185 7592 4039 8006 3918 8420 3796 8833 3723 9247 3674 9660 3626 10074 3626 10488 3626 10901 3650 11315 3699 11704 3772 12094 3869 12483 3991 12872 4137 13262 4307 13627 4477 13967 4696 14332 4915 14649 5183 14965 5451 15257 5743 15525 6035 15768 6375 15987 6716 16182 6765 16230 6838 16230 6862 16255 7276 16425 7738 16595 8176 16717 8638 16814 9101 16887 9563 16936 10025 16960 10488 16936 10974 16912 11437 16839 11899 16766 12337 16644 12799 16522 13237 16352 13675 16182 14089 15963 14575 15671 15038 15354 15451 15014 15816 14624 16157 14186 16473 13748 16741 13286 16960 12799 17155 12288 17301 11777 17398 11242 17447 10707 17471 10147 17447 9587 17374 9052 17276 8493 17106 7957 16887 7422 16619 6911 16327 6400 15987 5938 15597 5500 15184 5110 14746 4745 14502 4551 14235 4380 13651 4088 13067 3796 12483 3577 11996 3431 11461 3334 11218 3285 10415 3285 10196 3237 Z M 13675 16912 L 13626 16936 13578 16984 13553 17057 13553 17106 13578 17252 13724 17495 13772 17666 13870 17812 13943 17885 13991 17958 14089 17982 14162 18006 14210 17982 14259 17958 14332 17885 14356 17787 14356 17739 14332 17690 14259 17593 14162 17495 13991 17228 13918 17082 13870 17033 13821 16960 13748 16936 13675 16912 Z M 7008 17009 L 6911 17057 6813 17155 6716 17374 6570 17666 6521 17812 6497 17885 6521 17958 6546 18006 6594 18055 6667 18079 6740 18079 6789 18055 6862 18006 6935 17885 7008 17739 7057 17593 7154 17349 7178 17228 7178 17106 7154 17057 7105 17033 7057 17009 Z M 5694 16328 L 5597 16352 5524 16425 5159 16887 4745 17349 4307 17787 3869 18225 3820 18250 3820 18298 3820 18347 3845 18396 3893 18444 3942 18469 3991 18469 4161 18420 4283 18347 4429 18250 4550 18152 4794 17909 5013 17690 5499 17203 5718 16936 5937 16668 5986 16571 5962 16498 5937 16425 5864 16376 5791 16328 Z M 15013 15987 L 14965 16011 14940 16084 14940 16133 14989 16303 15038 16449 15208 16717 15427 17082 15524 17252 15646 17422 16108 17933 16327 18225 16400 18371 16473 18517 16522 18590 16595 18639 16668 18688 16765 18688 16838 18663 16887 18615 16936 18566 16936 18469 16911 18298 16838 18128 16765 17982 16668 17836 16449 17568 16206 17325 16060 17155 15938 16984 15695 16595 15573 16401 15427 16230 15281 16109 15086 15987 Z M 10439 17666 L 10342 17787 10293 17909 10244 18055 10244 18201 10196 18517 10196 18688 10244 18834 10293 18882 10342 18907 10415 18882 10463 18858 10512 18809 10561 18736 10585 18615 10585 18323 10609 18031 10609 17885 10585 17739 10561 17690 10536 17666 Z M 8638 17349 L 8492 17471 8395 17593 8322 17739 8249 17909 8176 18250 8103 18590 7908 19369 7860 19758 7835 19953 7835 20148 7860 20221 7908 20269 7933 20318 8006 20342 8103 20342 8176 20318 8200 20245 8273 20099 8346 19929 8419 19588 8517 18882 8614 18517 8711 18152 8760 17958 8784 17763 8784 17593 8784 17422 8760 17374 8711 17349 Z M 12093 17374 L 12045 17398 11996 17398 11947 17447 11923 17495 11923 17544 11947 17836 11972 18152 12093 18761 12166 19199 12215 19661 12239 19904 12288 20123 12337 20342 12434 20561 12483 20610 12556 20659 12629 20659 12702 20634 12775 20610 12823 20537 12848 20464 12848 20391 12750 19953 12702 19491 12629 19053 12556 18639 12483 18323 12434 18031 12361 17739 12288 17593 12239 17471 12191 17422 12142 17398 12093 17374 Z N">
            <draw:equation draw:name="f0" draw:formula="logwidth"/>
            <draw:equation draw:name="f1" draw:formula="logheight"/>
          </draw:enhanced-geometry>
        </draw:custom-shape>
        <draw:custom-shape draw:name="Google Shape;356;p39" draw:style-name="gr8" draw:text-style-name="P27" draw:layer="layout" svg:width="3.068cm" svg:height="3.022cm" svg:x="20.124cm" svg:y="5.216cm">
          <text:p/>
          <draw:enhanced-geometry draw:mirror-horizontal="false" draw:mirror-vertical="false" svg:viewBox="0 0 0 0" drawooo:sub-view-size="20975 20659" draw:text-areas="0 0 ?f0 ?f1" draw:type="ooxml-non-primitive" draw:enhanced-path="M 10317 1704 L 10269 1728 10171 1825 10123 1947 10098 2069 10074 2190 10050 2336 10050 2482 10098 2653 10123 2701 10147 2774 10196 2799 10244 2823 10342 2823 10439 2774 10463 2726 10488 2677 10488 2580 10488 2482 10463 2263 10463 1850 10439 1777 10390 1728 10317 1704 Z M 8054 1 L 7981 25 7933 122 7908 220 7884 439 7908 852 7933 1071 7957 1290 8054 1704 8103 2044 8200 2458 8273 2653 8371 2823 8468 2969 8541 2993 8614 3042 8711 3042 8784 2993 8857 2920 8857 2847 8857 2726 8809 2604 8711 2385 8614 2044 8517 1704 8444 1290 8395 876 8322 487 8273 293 8225 98 8176 25 8103 1 Z M 12483 1 L 12337 122 12239 244 12142 414 12093 585 11996 949 11923 1290 11753 2166 11631 2531 11607 2701 11607 2799 11607 2872 11655 2969 11753 3018 11850 3042 11947 3018 12069 2920 12142 2774 12191 2604 12239 2434 12288 2069 12337 1752 12458 974 12556 585 12604 390 12677 220 12702 171 12702 122 12653 25 12629 1 Z M 14089 2507 L 13991 2555 13918 2628 13845 2726 13797 2847 13699 3066 13651 3212 13651 3334 13651 3383 13675 3431 13724 3456 13772 3480 13821 3504 13894 3480 13918 3456 13967 3407 14040 3212 14089 3018 14162 2799 14210 2701 14235 2604 14210 2555 14186 2531 14137 2507 Z M 6692 2385 L 6667 2409 6594 2507 6570 2628 6594 2774 6619 2920 6740 3188 6838 3431 6886 3504 6935 3553 7008 3553 7081 3529 7130 3504 7154 3456 7178 3383 7154 3310 6935 2823 6862 2604 6813 2507 6740 2409 6692 2385 Z M 16668 2020 L 16595 2044 16546 2093 16303 2409 16084 2726 15889 3042 15719 3383 15573 3626 15427 3894 15281 4137 15184 4380 15159 4453 15184 4502 15232 4575 15330 4624 15427 4624 15549 4575 15646 4502 15743 4380 15816 4259 15962 3991 16060 3723 16352 3091 16498 2872 16619 2677 16765 2458 16887 2239 16911 2166 16887 2117 16838 2069 16790 2044 16741 2020 Z M 3869 2020 L 3820 2044 3796 2044 3747 2093 3723 2190 3747 2263 3796 2312 3820 2385 3869 2531 3991 2799 4185 3188 4404 3577 4599 3869 4818 4161 5086 4405 5207 4526 5378 4624 5475 4648 5572 4648 5645 4599 5694 4526 5718 4453 5718 4356 5694 4283 5621 4210 5451 4088 5329 3991 5086 3723 4867 3431 4672 3139 4526 2847 4380 2580 4210 2288 4112 2166 4015 2069 3966 2044 3918 2020 Z M 3601 4843 L 3577 4891 3577 4916 3577 4964 3601 5062 3674 5135 3747 5183 3845 5281 3966 5354 4234 5500 4404 5500 4477 5451 4502 5402 4526 5329 4502 5256 4477 5183 4380 5135 4137 5013 3918 4891 3820 4867 3747 4843 Z M 17106 4891 L 16960 4940 16814 5037 16668 5159 16498 5305 16473 5354 16473 5402 16473 5451 16498 5500 16546 5524 16571 5548 16644 5548 16692 5524 16838 5402 17009 5256 17106 5135 17179 4964 17179 4940 17155 4916 17130 4891 Z M 19539 5500 L 19442 5524 19320 5548 19101 5646 18688 5865 18006 6157 17349 6497 17276 6546 17252 6619 17252 6692 17276 6765 17301 6814 17374 6862 17422 6887 17520 6887 18201 6595 18858 6303 19345 6132 19466 6084 19588 6011 19685 5938 19734 5865 19758 5792 19782 5743 19734 5621 19709 5573 19661 5548 19612 5524 19539 5500 Z M 998 5694 L 949 5719 925 5767 901 5865 925 5938 949 6011 1022 6084 1193 6230 1412 6327 1874 6522 2093 6595 2239 6643 2677 6887 3139 7130 3383 7276 3504 7325 3577 7325 3650 7300 3699 7252 3723 7203 3747 7130 3723 7057 3650 6935 3529 6814 3383 6692 3212 6595 2847 6424 2531 6278 2166 6108 1777 5962 1022 5694 Z M 18396 8274 L 18128 8298 17982 8322 17885 8371 17812 8420 17787 8468 17787 8541 17787 8590 17812 8663 17860 8712 17909 8736 17982 8736 18201 8712 18517 8663 18663 8590 18785 8541 18858 8468 18858 8420 18858 8395 18809 8347 18761 8322 18639 8274 Z M 2020 8201 L 1947 8225 1898 8249 1874 8274 1850 8322 1850 8395 1850 8444 1874 8493 1923 8517 2093 8614 2288 8687 2482 8736 2701 8760 2774 8760 2823 8712 2872 8663 2896 8590 2896 8517 2872 8444 2823 8395 2750 8347 2385 8274 2190 8225 2020 8201 Z M 18517 9904 L 18323 9928 18177 9952 18031 10050 18006 10074 18006 10123 18128 10220 18274 10293 18420 10317 18590 10342 18931 10366 19247 10366 19661 10390 20074 10415 20293 10415 20512 10390 20707 10366 20902 10293 20950 10269 20975 10220 20975 10123 20926 10050 20853 10001 20707 9952 20512 9904 20147 9904 19782 9928 19418 9952 19077 9928 18688 9904 Z M 365 10123 L 219 10147 98 10171 25 10220 0 10269 0 10317 25 10366 49 10415 146 10512 268 10561 414 10585 730 10609 974 10609 1923 10634 2847 10634 2945 10609 3018 10561 3066 10488 3066 10390 3066 10317 3018 10244 2945 10196 2847 10171 1850 10171 852 10147 657 10123 Z M 2677 11777 L 2409 11826 2288 11875 2166 11923 2069 11996 2020 12094 2020 12167 2069 12215 2190 12240 2312 12240 2580 12191 2872 12191 2993 12167 3066 12142 3115 12069 3139 12045 3139 11996 3115 11923 3091 11875 3066 11850 3018 11802 2920 11777 Z M 18006 11923 L 17860 11948 17812 11972 17763 11996 17763 12045 17763 12094 17787 12118 17860 12167 17933 12215 18006 12240 18152 12264 18444 12337 18761 12386 18834 12386 18882 12337 18931 12288 18955 12215 18931 12142 18931 12069 18882 12021 18809 11996 18566 11948 18201 11923 Z M 3358 13359 L 3261 13383 2434 13870 1582 14357 1241 14503 1095 14576 949 14697 925 14770 925 14843 949 14892 1022 14941 1120 14965 1217 14965 1412 14916 1606 14843 1801 14746 2239 14551 2677 14308 3504 13797 3577 13724 3626 13651 3626 13554 3577 13481 3529 13408 3456 13359 Z M 17325 13383 L 17179 13408 17130 13408 17130 13432 17130 13505 17252 13627 17398 13748 17690 13943 18006 14113 18323 14284 18907 14649 19199 14819 19515 14941 19612 14965 19709 14941 19758 14868 19807 14795 19807 14697 19782 14600 19734 14527 19636 14454 19272 14308 18931 14113 18590 13919 18250 13724 17982 13602 17739 13481 17593 13432 17447 13408 17325 13383 Z M 4234 14892 L 4161 14916 4088 14941 3942 15087 3820 15257 3723 15330 3650 15379 3650 15403 3601 15427 3577 15476 3553 15525 3553 15573 3577 15646 3626 15695 3699 15744 3772 15744 3845 15719 3991 15646 4088 15549 4258 15403 4429 15208 4453 15135 4453 15087 4429 15014 4380 14941 4307 14892 Z M 16376 14843 L 16303 14892 16279 14965 16303 15038 16400 15233 16522 15403 16668 15598 16765 15671 16863 15744 16936 15768 17009 15768 17082 15719 17130 15671 17155 15598 17155 15525 17130 15476 17057 15403 16911 15281 16790 15135 16644 14965 16546 14892 16449 14843 Z M 11169 3577 L 11582 3650 11996 3748 12410 3894 12799 4064 13188 4259 13578 4453 13943 4672 14235 4891 14502 5110 14770 5329 15038 5573 14989 5621 14916 5694 14916 5767 14892 5792 14892 5840 14940 5840 14989 5865 15086 5865 15159 5816 15232 5767 15354 5913 15257 5986 15208 6059 15159 6132 15184 6205 15208 6254 15330 6254 15427 6181 15524 6132 15719 6376 15695 6424 15573 6546 15549 6619 15524 6716 15549 6765 15597 6789 15768 6789 15865 6741 15914 6692 16060 6911 15962 7008 15889 7081 15841 7130 15841 7203 15865 7300 15914 7325 15962 7349 16060 7325 16157 7300 16254 7227 16400 7495 16327 7519 16254 7544 16157 7617 16060 7714 15987 7811 15938 7909 15938 7982 15962 8030 15987 8079 16060 8103 16108 8079 16181 8030 16303 7933 16449 7836 16522 7763 16692 8176 16619 8201 16571 8225 16473 8347 16254 8541 16181 8614 16108 8712 16084 8760 16060 8809 16060 8858 16108 8906 16157 8930 16206 8930 16327 8882 16425 8809 16522 8736 16668 8614 16790 8468 16887 8882 16790 8930 16692 8979 16498 9125 16230 9271 16108 9368 16011 9441 16011 9490 16035 9514 16181 9539 16327 9514 16619 9441 16790 9368 16960 9271 17009 9660 16522 9855 16254 9977 16108 10050 15987 10123 15962 10171 15962 10196 15987 10220 16011 10244 16279 10269 16522 10220 16765 10147 17033 10074 17009 10585 16765 10585 16546 10634 16108 10707 15914 10780 15719 10853 15695 10877 15719 10901 15889 10950 16060 10974 16425 10950 16814 10926 16984 10926 16887 11412 16765 11412 16619 11437 16352 11485 16035 11558 15889 11583 15719 11607 15695 11607 15670 11631 15670 11656 15695 11680 15962 11777 16108 11826 16254 11850 16522 11826 16814 11802 16668 12264 16498 12215 16303 12191 16108 12142 15914 12094 15695 12094 15476 12118 15451 12142 15451 12167 15476 12191 15646 12288 15816 12386 16230 12532 16546 12629 16376 13018 16060 12970 15743 12872 15573 12824 15476 12824 15451 12848 15427 12897 15427 12945 15451 12994 15524 13091 15743 13237 15938 13335 16181 13408 15914 13821 15865 13894 15841 13870 15719 13797 15597 13700 15330 13578 15013 13505 14721 13505 14697 13529 14673 13578 14697 13602 14794 13651 14892 13724 15111 13821 15378 13967 15622 14138 15670 14162 15451 14405 15330 14357 15208 14332 15086 14332 14989 14308 14794 14259 14624 14186 14454 14089 14308 14016 14137 14016 14089 14040 14064 14089 14089 14162 14162 14259 14308 14405 14478 14527 14648 14600 14843 14697 14965 14746 15086 14770 14819 14989 14527 15208 14454 15208 14332 15184 14235 15111 14064 14965 13918 14843 13748 14722 13651 14673 13578 14624 13383 14624 13359 14649 13359 14697 13456 14868 13602 15014 13894 15306 13991 15403 14113 15476 13748 15671 13553 15598 13456 15549 13359 15476 13164 15306 12872 15062 12726 14941 12556 14843 12507 14868 12483 14916 12580 15135 12726 15330 12896 15525 13067 15695 13310 15865 12702 16084 12239 15719 11972 15476 11826 15354 11655 15257 11631 15257 11607 15281 11607 15354 11631 15427 11704 15573 11801 15719 11899 15841 12093 16036 12312 16206 11826 16303 11801 16303 11558 16036 11291 15768 11169 15671 11047 15573 10901 15500 10828 15476 10731 15476 10731 15500 10780 15646 10853 15768 11072 15987 11437 16376 11072 16425 10682 16474 10682 16401 10634 16328 10463 16133 10269 15938 10050 15768 9831 15598 9806 15598 9782 15622 9806 15744 9855 15865 9904 15987 9977 16084 10123 16303 10317 16474 9685 16474 9612 16352 9563 16255 9393 16060 9222 15817 9125 15695 9028 15598 8979 15598 8955 15622 8955 15744 8979 15865 9003 15987 9052 16109 9247 16449 9247 16449 8687 16376 8614 16376 8590 16328 8492 16230 8419 16109 8346 15841 8273 15646 8200 15573 8152 15549 8103 15549 8079 15598 8054 15646 8054 15792 8079 15938 8103 16060 8176 16279 7762 16157 7714 16084 7665 15963 7592 15817 7543 15695 7519 15549 7495 15549 7470 15671 7446 15792 7446 15938 7470 16060 6984 15841 6984 15792 6911 15646 6813 15549 6789 15549 6740 15622 6716 15695 6375 15476 6035 15233 5718 14965 5451 14649 5159 14284 4915 13894 4696 13505 4502 13091 4356 12653 4234 12215 4112 11777 4064 11315 4015 10926 3991 10561 4015 10171 4039 9782 4088 9393 4137 9028 4234 8663 4331 8274 4453 7909 4599 7568 4769 7227 4940 6887 5134 6546 5353 6230 5597 5913 5840 5621 6083 5354 6351 5110 6643 4891 6935 4721 7227 4526 7543 4380 8225 4088 8784 3845 9368 3675 9636 3602 9660 3650 9685 3699 9733 3723 9806 3723 10171 3626 10536 3577 10585 3626 10634 3650 10682 3626 10707 3602 10731 3577 Z M 9977 3237 L 9733 3261 9490 3310 9028 3431 8638 3577 7957 3821 7324 4113 7008 4283 6692 4453 6400 4648 6108 4867 5791 5159 5499 5451 5232 5767 4988 6108 4745 6473 4526 6838 4356 7203 4185 7592 4039 8006 3918 8420 3796 8833 3723 9247 3674 9660 3626 10074 3626 10488 3626 10901 3650 11315 3699 11704 3772 12094 3869 12483 3991 12872 4137 13262 4307 13627 4477 13967 4696 14332 4915 14649 5183 14965 5451 15257 5743 15525 6035 15768 6375 15987 6716 16182 6765 16230 6838 16230 6862 16255 7276 16425 7738 16595 8176 16717 8638 16814 9101 16887 9563 16936 10025 16960 10488 16936 10974 16912 11437 16839 11899 16766 12337 16644 12799 16522 13237 16352 13675 16182 14089 15963 14575 15671 15038 15354 15451 15014 15816 14624 16157 14186 16473 13748 16741 13286 16960 12799 17155 12288 17301 11777 17398 11242 17447 10707 17471 10147 17447 9587 17374 9052 17276 8493 17106 7957 16887 7422 16619 6911 16327 6400 15987 5938 15597 5500 15184 5110 14746 4745 14502 4551 14235 4380 13651 4088 13067 3796 12483 3577 11996 3431 11461 3334 11218 3285 10415 3285 10196 3237 Z M 13675 16912 L 13626 16936 13578 16984 13553 17057 13553 17106 13578 17252 13724 17495 13772 17666 13870 17812 13943 17885 13991 17958 14089 17982 14162 18006 14210 17982 14259 17958 14332 17885 14356 17787 14356 17739 14332 17690 14259 17593 14162 17495 13991 17228 13918 17082 13870 17033 13821 16960 13748 16936 13675 16912 Z M 7008 17009 L 6911 17057 6813 17155 6716 17374 6570 17666 6521 17812 6497 17885 6521 17958 6546 18006 6594 18055 6667 18079 6740 18079 6789 18055 6862 18006 6935 17885 7008 17739 7057 17593 7154 17349 7178 17228 7178 17106 7154 17057 7105 17033 7057 17009 Z M 5694 16328 L 5597 16352 5524 16425 5159 16887 4745 17349 4307 17787 3869 18225 3820 18250 3820 18298 3820 18347 3845 18396 3893 18444 3942 18469 3991 18469 4161 18420 4283 18347 4429 18250 4550 18152 4794 17909 5013 17690 5499 17203 5718 16936 5937 16668 5986 16571 5962 16498 5937 16425 5864 16376 5791 16328 Z M 15013 15987 L 14965 16011 14940 16084 14940 16133 14989 16303 15038 16449 15208 16717 15427 17082 15524 17252 15646 17422 16108 17933 16327 18225 16400 18371 16473 18517 16522 18590 16595 18639 16668 18688 16765 18688 16838 18663 16887 18615 16936 18566 16936 18469 16911 18298 16838 18128 16765 17982 16668 17836 16449 17568 16206 17325 16060 17155 15938 16984 15695 16595 15573 16401 15427 16230 15281 16109 15086 15987 Z M 10439 17666 L 10342 17787 10293 17909 10244 18055 10244 18201 10196 18517 10196 18688 10244 18834 10293 18882 10342 18907 10415 18882 10463 18858 10512 18809 10561 18736 10585 18615 10585 18323 10609 18031 10609 17885 10585 17739 10561 17690 10536 17666 Z M 8638 17349 L 8492 17471 8395 17593 8322 17739 8249 17909 8176 18250 8103 18590 7908 19369 7860 19758 7835 19953 7835 20148 7860 20221 7908 20269 7933 20318 8006 20342 8103 20342 8176 20318 8200 20245 8273 20099 8346 19929 8419 19588 8517 18882 8614 18517 8711 18152 8760 17958 8784 17763 8784 17593 8784 17422 8760 17374 8711 17349 Z M 12093 17374 L 12045 17398 11996 17398 11947 17447 11923 17495 11923 17544 11947 17836 11972 18152 12093 18761 12166 19199 12215 19661 12239 19904 12288 20123 12337 20342 12434 20561 12483 20610 12556 20659 12629 20659 12702 20634 12775 20610 12823 20537 12848 20464 12848 20391 12750 19953 12702 19491 12629 19053 12556 18639 12483 18323 12434 18031 12361 17739 12288 17593 12239 17471 12191 17422 12142 17398 12093 17374 Z N">
            <draw:equation draw:name="f0" draw:formula="logwidth"/>
            <draw:equation draw:name="f1" draw:formula="logheight"/>
          </draw:enhanced-geometry>
        </draw:custom-shape>
        <draw:custom-shape draw:name="Google Shape;357;p39" draw:style-name="gr9" draw:text-style-name="P28" draw:layer="layout" svg:width="1.212cm" svg:height="0.741cm" svg:x="18.155cm" svg:y="5.801cm">
          <text:p/>
          <draw:enhanced-geometry draw:mirror-horizontal="false" draw:mirror-vertical="false" svg:viewBox="0 0 0 0" drawooo:sub-view-size="19978 12216" draw:text-areas="0 0 ?f0 ?f1" draw:type="ooxml-non-primitive" draw:enhanced-path="M 8128 560 L 8517 609 8055 925 7617 1193 7422 1339 7325 1436 7252 1534 7252 1582 7252 1655 7300 1680 7349 1704 7471 1704 7592 1680 7836 1582 8055 1436 8274 1315 8711 1023 9149 731 9393 828 9660 925 9320 1071 9003 1217 8736 1339 8492 1509 8371 1607 8274 1728 8201 1850 8152 1996 8152 2045 8176 2045 8201 2069 8225 2069 8492 1947 8711 1801 8955 1680 9198 1558 9417 1485 9660 1412 9904 1339 10123 1266 10463 1558 10269 1582 10050 1631 9660 1777 9490 1874 9295 1947 9101 2045 8955 2191 8930 2239 8930 2264 8930 2337 9003 2410 9076 2410 9320 2361 9539 2288 9977 2093 10147 2045 10317 1947 10463 1850 10585 1704 10804 1972 10390 2191 10196 2288 10001 2385 9904 2434 9831 2507 9758 2604 9709 2702 9709 2726 9733 2750 9782 2775 10001 2775 10220 2702 10634 2507 10853 2434 11072 2361 11096 2361 11145 2458 10926 2556 10707 2677 10269 2945 10244 2994 10244 3042 10269 3067 10317 3091 10561 3067 10804 2994 11047 2896 11291 2775 11388 3091 11291 3091 11218 3115 11047 3164 10853 3286 10780 3334 10707 3432 10707 3505 10731 3553 10780 3602 10828 3602 10999 3553 11169 3505 11339 3456 11412 3432 11461 3383 11534 3602 11461 3626 11388 3675 11291 3724 11193 3772 11193 3821 11193 3845 11291 3894 11412 3943 11534 3943 11631 3894 11680 3967 11777 4016 11850 4040 11948 4040 12021 4016 12094 3967 12142 3894 12142 3797 12069 3359 11972 2945 12240 2726 12507 2531 12653 2458 12824 2410 12994 2361 13164 2337 13383 2337 13627 2385 13481 2458 13359 2556 13262 2702 13237 2775 13213 2848 13213 2896 13237 2921 13286 2945 13310 2921 13602 2750 13870 2604 14065 2507 14308 2629 14551 2750 14405 2775 14259 2823 14113 2872 13967 2945 13846 3018 13724 3115 13627 3213 13554 3310 13554 3359 13554 3407 13602 3456 13651 3480 13797 3456 13943 3407 14211 3286 14381 3237 14527 3188 14697 3140 14843 3091 14892 3067 14916 3018 15038 3140 14770 3213 14551 3261 14332 3359 14211 3432 14113 3505 14040 3578 13992 3675 13967 3748 13992 3821 14040 3845 14113 3845 14551 3724 14989 3602 15184 3578 15379 3505 15452 3602 15208 3675 15014 3748 14843 3845 14673 3967 14503 4089 14478 4113 14478 4162 14503 4210 14551 4259 14600 4259 15452 4016 15671 3967 15768 4186 15549 4259 15330 4332 15111 4429 14916 4551 14892 4600 14916 4648 14941 4697 15014 4697 15354 4624 15719 4551 15500 4648 15281 4746 15257 4770 15233 4819 15233 4867 15281 4940 15354 4940 15841 4867 15841 4989 15695 5013 15598 5038 15525 5086 15379 5208 15354 5281 15379 5330 15427 5378 15476 5378 15622 5354 15768 5378 15768 5427 15768 5524 15792 5622 15865 5695 15938 5768 16036 5792 16133 5792 16206 5768 16279 5695 16328 5695 16619 5622 16911 5597 17179 5597 17422 5646 17276 5695 17106 5768 16936 5865 16814 5987 16765 6060 16717 6133 16717 6206 16765 6279 16838 6303 16911 6279 17179 6157 17447 6060 17739 6011 17909 5962 18031 5914 18298 6133 18152 6181 17933 6254 17739 6352 17544 6473 17349 6595 17325 6668 17325 6741 17374 6790 17422 6814 17641 6765 17860 6717 18274 6595 18639 6473 18761 6644 18493 6717 18250 6814 18006 6960 17812 7130 17787 7155 17787 7179 17812 7252 17860 7276 17933 7276 18177 7179 18444 7130 18955 7033 19004 7106 18785 7155 18566 7203 18371 7301 18177 7398 18177 7447 18177 7471 18201 7471 18396 7495 18590 7495 18955 7447 19126 7422 19174 7544 18980 7568 18761 7617 18444 7714 18396 7763 18371 7836 18371 7909 18396 7933 18444 7957 18809 7982 19296 7982 19320 8201 19272 8201 19101 8176 18907 8201 18736 8225 18566 8274 18542 8298 18517 8322 18493 8420 18542 8468 18566 8493 18907 8493 19223 8517 19345 8541 19345 8833 19199 8785 18882 8785 18736 8809 18688 8833 18663 8858 18663 8931 18688 9004 18712 9004 18761 9028 18882 9028 19028 9077 19150 9125 19296 9174 19199 9466 18980 9417 18736 9417 18688 9442 18663 9466 18663 9515 18663 9563 18663 9612 18712 9636 18736 9661 18907 9709 19053 9758 18955 9928 18834 10099 18663 10074 18444 10074 18420 10099 18396 10172 18420 10220 18444 10245 18493 10245 18663 10269 18542 10391 18371 10512 18274 10464 18225 10439 18152 10439 18104 10488 18079 10537 18079 10610 18104 10658 17739 10829 17349 10950 16960 11023 16546 11096 16133 11121 15719 11145 14916 11169 13140 11194 12264 11242 11364 11340 10244 11461 9125 11559 8565 11583 8006 11583 7446 11559 6862 11510 5086 11364 4210 11242 3772 11169 3334 11072 2993 10999 2653 10877 2336 10756 2020 10610 1704 10439 1436 10245 1168 10001 949 9734 852 9588 779 9417 706 9271 657 9101 633 8931 609 8760 633 8420 682 8103 803 7763 949 7447 1120 7155 1387 6814 1679 6498 1996 6230 2336 5962 2336 5962 2117 6279 1898 6571 1874 6644 1898 6717 1947 6765 2044 6765 2117 6741 2190 6692 2336 6595 2458 6449 2555 6303 2847 5987 3164 5695 3188 5646 3212 5646 3091 5792 2847 6133 2774 6303 2677 6498 2677 6546 2726 6546 2896 6449 3066 6327 3212 6206 3334 6035 3480 5889 3626 5695 3650 5719 3699 5816 3577 5938 3456 6108 3407 6230 3407 6327 3407 6352 3456 6376 3529 6376 3626 6327 3772 6206 3869 6108 3967 6157 4064 6181 4186 6157 4283 6084 4307 6035 4307 5987 4137 5719 4015 5403 3918 5062 3845 4697 3821 4356 3821 3991 3845 3651 3894 3334 3942 3115 4015 2896 4113 2677 4210 2483 4332 2288 4478 2093 4599 1923 4770 1753 5110 1461 5475 1193 5865 974 6303 828 6716 706 7179 633 7008 731 6789 852 6546 998 6424 1071 6327 1169 6278 1266 6230 1363 6254 1412 6303 1461 6400 1485 6522 1461 6643 1436 6765 1363 7033 1217 7203 1096 7811 779 7982 682 8055 633 8128 560 Z M 7933 1 L 7349 49 6789 147 6254 268 5767 439 5524 536 5281 658 5062 804 4843 950 4624 1120 4429 1315 4259 1509 4088 1728 3942 1947 3796 2166 3675 2410 3577 2653 3480 2896 3407 3164 3358 3407 3310 3675 3310 3870 3334 4210 3383 4624 3480 5086 3285 5086 3115 5111 2726 5184 2409 5305 2166 5427 1825 5622 1485 5889 1193 6157 901 6473 657 6814 439 7179 268 7544 122 7909 25 8274 1 8614 1 8931 74 9247 171 9539 293 9807 487 10074 682 10318 925 10561 1168 10756 1436 10950 1728 11121 2020 11267 2336 11413 2628 11534 2945 11632 3334 11729 3723 11802 4526 11924 6132 12070 7276 12167 7836 12191 8395 12216 8955 12191 9514 12167 10098 12118 10658 12070 11583 11948 12507 11875 13432 11826 14357 11802 15208 11802 16060 11753 16498 11729 16911 11656 17325 11583 17739 11486 18079 11364 18396 11218 18688 11048 18931 10853 19174 10634 19369 10415 19539 10147 19685 9880 19807 9588 19904 9296 19953 8979 19977 8663 19977 8322 19953 8006 19880 7665 19783 7325 19710 7057 19588 6790 19442 6546 19296 6303 19126 6060 18955 5865 18761 5670 18542 5476 18323 5330 18104 5208 17860 5086 17593 5013 17325 4965 17057 4940 16790 4965 16522 5013 16522 4794 16522 4600 16473 4381 16425 4186 16352 3991 16279 3797 16182 3602 16060 3407 15792 3067 15500 2750 15184 2483 14843 2239 14673 2142 14478 2045 14284 1972 14089 1899 13870 1850 13651 1801 13432 1777 13213 1777 12994 1801 12775 1826 12580 1899 12386 1972 12215 2069 12069 2191 11923 2361 11802 2531 11656 2239 11485 1947 11291 1680 11072 1412 10828 1169 10585 925 10317 731 10050 536 9806 390 9563 268 9320 195 9052 122 8784 74 8492 25 8225 1 Z N">
            <draw:equation draw:name="f0" draw:formula="logwidth"/>
            <draw:equation draw:name="f1" draw:formula="logheight"/>
          </draw:enhanced-geometry>
        </draw:custom-shape>
        <draw:custom-shape draw:name="Google Shape;358;p39" draw:style-name="gr10" draw:text-style-name="P29" draw:layer="layout" svg:width="2.922cm" svg:height="1.787cm" svg:x="21.361cm" svg:y="6.627cm">
          <text:p/>
          <draw:enhanced-geometry draw:mirror-horizontal="false" draw:mirror-vertical="false" svg:viewBox="0 0 0 0" drawooo:sub-view-size="19978 12216" draw:text-areas="0 0 ?f0 ?f1" draw:type="ooxml-non-primitive" draw:enhanced-path="M 8128 560 L 8517 609 8055 925 7617 1193 7422 1339 7325 1436 7252 1534 7252 1582 7252 1655 7300 1680 7349 1704 7471 1704 7592 1680 7836 1582 8055 1436 8274 1315 8711 1023 9149 731 9393 828 9660 925 9320 1071 9003 1217 8736 1339 8492 1509 8371 1607 8274 1728 8201 1850 8152 1996 8152 2045 8176 2045 8201 2069 8225 2069 8492 1947 8711 1801 8955 1680 9198 1558 9417 1485 9660 1412 9904 1339 10123 1266 10463 1558 10269 1582 10050 1631 9660 1777 9490 1874 9295 1947 9101 2045 8955 2191 8930 2239 8930 2264 8930 2337 9003 2410 9076 2410 9320 2361 9539 2288 9977 2093 10147 2045 10317 1947 10463 1850 10585 1704 10804 1972 10390 2191 10196 2288 10001 2385 9904 2434 9831 2507 9758 2604 9709 2702 9709 2726 9733 2750 9782 2775 10001 2775 10220 2702 10634 2507 10853 2434 11072 2361 11096 2361 11145 2458 10926 2556 10707 2677 10269 2945 10244 2994 10244 3042 10269 3067 10317 3091 10561 3067 10804 2994 11047 2896 11291 2775 11388 3091 11291 3091 11218 3115 11047 3164 10853 3286 10780 3334 10707 3432 10707 3505 10731 3553 10780 3602 10828 3602 10999 3553 11169 3505 11339 3456 11412 3432 11461 3383 11534 3602 11461 3626 11388 3675 11291 3724 11193 3772 11193 3821 11193 3845 11291 3894 11412 3943 11534 3943 11631 3894 11680 3967 11777 4016 11850 4040 11948 4040 12021 4016 12094 3967 12142 3894 12142 3797 12069 3359 11972 2945 12240 2726 12507 2531 12653 2458 12824 2410 12994 2361 13164 2337 13383 2337 13627 2385 13481 2458 13359 2556 13262 2702 13237 2775 13213 2848 13213 2896 13237 2921 13286 2945 13310 2921 13602 2750 13870 2604 14065 2507 14308 2629 14551 2750 14405 2775 14259 2823 14113 2872 13967 2945 13846 3018 13724 3115 13627 3213 13554 3310 13554 3359 13554 3407 13602 3456 13651 3480 13797 3456 13943 3407 14211 3286 14381 3237 14527 3188 14697 3140 14843 3091 14892 3067 14916 3018 15038 3140 14770 3213 14551 3261 14332 3359 14211 3432 14113 3505 14040 3578 13992 3675 13967 3748 13992 3821 14040 3845 14113 3845 14551 3724 14989 3602 15184 3578 15379 3505 15452 3602 15208 3675 15014 3748 14843 3845 14673 3967 14503 4089 14478 4113 14478 4162 14503 4210 14551 4259 14600 4259 15452 4016 15671 3967 15768 4186 15549 4259 15330 4332 15111 4429 14916 4551 14892 4600 14916 4648 14941 4697 15014 4697 15354 4624 15719 4551 15500 4648 15281 4746 15257 4770 15233 4819 15233 4867 15281 4940 15354 4940 15841 4867 15841 4989 15695 5013 15598 5038 15525 5086 15379 5208 15354 5281 15379 5330 15427 5378 15476 5378 15622 5354 15768 5378 15768 5427 15768 5524 15792 5622 15865 5695 15938 5768 16036 5792 16133 5792 16206 5768 16279 5695 16328 5695 16619 5622 16911 5597 17179 5597 17422 5646 17276 5695 17106 5768 16936 5865 16814 5987 16765 6060 16717 6133 16717 6206 16765 6279 16838 6303 16911 6279 17179 6157 17447 6060 17739 6011 17909 5962 18031 5914 18298 6133 18152 6181 17933 6254 17739 6352 17544 6473 17349 6595 17325 6668 17325 6741 17374 6790 17422 6814 17641 6765 17860 6717 18274 6595 18639 6473 18761 6644 18493 6717 18250 6814 18006 6960 17812 7130 17787 7155 17787 7179 17812 7252 17860 7276 17933 7276 18177 7179 18444 7130 18955 7033 19004 7106 18785 7155 18566 7203 18371 7301 18177 7398 18177 7447 18177 7471 18201 7471 18396 7495 18590 7495 18955 7447 19126 7422 19174 7544 18980 7568 18761 7617 18444 7714 18396 7763 18371 7836 18371 7909 18396 7933 18444 7957 18809 7982 19296 7982 19320 8201 19272 8201 19101 8176 18907 8201 18736 8225 18566 8274 18542 8298 18517 8322 18493 8420 18542 8468 18566 8493 18907 8493 19223 8517 19345 8541 19345 8833 19199 8785 18882 8785 18736 8809 18688 8833 18663 8858 18663 8931 18688 9004 18712 9004 18761 9028 18882 9028 19028 9077 19150 9125 19296 9174 19199 9466 18980 9417 18736 9417 18688 9442 18663 9466 18663 9515 18663 9563 18663 9612 18712 9636 18736 9661 18907 9709 19053 9758 18955 9928 18834 10099 18663 10074 18444 10074 18420 10099 18396 10172 18420 10220 18444 10245 18493 10245 18663 10269 18542 10391 18371 10512 18274 10464 18225 10439 18152 10439 18104 10488 18079 10537 18079 10610 18104 10658 17739 10829 17349 10950 16960 11023 16546 11096 16133 11121 15719 11145 14916 11169 13140 11194 12264 11242 11364 11340 10244 11461 9125 11559 8565 11583 8006 11583 7446 11559 6862 11510 5086 11364 4210 11242 3772 11169 3334 11072 2993 10999 2653 10877 2336 10756 2020 10610 1704 10439 1436 10245 1168 10001 949 9734 852 9588 779 9417 706 9271 657 9101 633 8931 609 8760 633 8420 682 8103 803 7763 949 7447 1120 7155 1387 6814 1679 6498 1996 6230 2336 5962 2336 5962 2117 6279 1898 6571 1874 6644 1898 6717 1947 6765 2044 6765 2117 6741 2190 6692 2336 6595 2458 6449 2555 6303 2847 5987 3164 5695 3188 5646 3212 5646 3091 5792 2847 6133 2774 6303 2677 6498 2677 6546 2726 6546 2896 6449 3066 6327 3212 6206 3334 6035 3480 5889 3626 5695 3650 5719 3699 5816 3577 5938 3456 6108 3407 6230 3407 6327 3407 6352 3456 6376 3529 6376 3626 6327 3772 6206 3869 6108 3967 6157 4064 6181 4186 6157 4283 6084 4307 6035 4307 5987 4137 5719 4015 5403 3918 5062 3845 4697 3821 4356 3821 3991 3845 3651 3894 3334 3942 3115 4015 2896 4113 2677 4210 2483 4332 2288 4478 2093 4599 1923 4770 1753 5110 1461 5475 1193 5865 974 6303 828 6716 706 7179 633 7008 731 6789 852 6546 998 6424 1071 6327 1169 6278 1266 6230 1363 6254 1412 6303 1461 6400 1485 6522 1461 6643 1436 6765 1363 7033 1217 7203 1096 7811 779 7982 682 8055 633 8128 560 Z M 7933 1 L 7349 49 6789 147 6254 268 5767 439 5524 536 5281 658 5062 804 4843 950 4624 1120 4429 1315 4259 1509 4088 1728 3942 1947 3796 2166 3675 2410 3577 2653 3480 2896 3407 3164 3358 3407 3310 3675 3310 3870 3334 4210 3383 4624 3480 5086 3285 5086 3115 5111 2726 5184 2409 5305 2166 5427 1825 5622 1485 5889 1193 6157 901 6473 657 6814 439 7179 268 7544 122 7909 25 8274 1 8614 1 8931 74 9247 171 9539 293 9807 487 10074 682 10318 925 10561 1168 10756 1436 10950 1728 11121 2020 11267 2336 11413 2628 11534 2945 11632 3334 11729 3723 11802 4526 11924 6132 12070 7276 12167 7836 12191 8395 12216 8955 12191 9514 12167 10098 12118 10658 12070 11583 11948 12507 11875 13432 11826 14357 11802 15208 11802 16060 11753 16498 11729 16911 11656 17325 11583 17739 11486 18079 11364 18396 11218 18688 11048 18931 10853 19174 10634 19369 10415 19539 10147 19685 9880 19807 9588 19904 9296 19953 8979 19977 8663 19977 8322 19953 8006 19880 7665 19783 7325 19710 7057 19588 6790 19442 6546 19296 6303 19126 6060 18955 5865 18761 5670 18542 5476 18323 5330 18104 5208 17860 5086 17593 5013 17325 4965 17057 4940 16790 4965 16522 5013 16522 4794 16522 4600 16473 4381 16425 4186 16352 3991 16279 3797 16182 3602 16060 3407 15792 3067 15500 2750 15184 2483 14843 2239 14673 2142 14478 2045 14284 1972 14089 1899 13870 1850 13651 1801 13432 1777 13213 1777 12994 1801 12775 1826 12580 1899 12386 1972 12215 2069 12069 2191 11923 2361 11802 2531 11656 2239 11485 1947 11291 1680 11072 1412 10828 1169 10585 925 10317 731 10050 536 9806 390 9563 268 9320 195 9052 122 8784 74 8492 25 8225 1 Z N">
            <draw:equation draw:name="f0" draw:formula="logwidth"/>
            <draw:equation draw:name="f1" draw:formula="logheight"/>
          </draw:enhanced-geometry>
        </draw:custom-shape>
        <presentation:notes draw:style-name="dp2">
          <draw:page-thumbnail draw:name="Google Shape;271;g35694cd56_0197:notes" draw:style-name="gr1" draw:layer="layout" svg:width="16.933cm" svg:height="9.524cm" svg:x="1.059cm" svg:y="1.905cm" draw:page-number="14" presentation:class="page"/>
          <draw:frame draw:name="Google Shape;272;g35694cd56_0197:notes" presentation:style-name="pr34" draw:text-style-name="P3" draw:layer="layout" svg:width="15.239cm" svg:height="11.429cm" svg:x="1.905cm" svg:y="12.065cm" presentation:class="notes" presentation:placeholder="true" presentation:user-transformed="true">
            <draw:text-box/>
          </draw:frame>
        </presentation:notes>
      </draw:page>
      <draw:page draw:name="Diagrams and infographics" draw:style-name="dp7" draw:master-page-name="TITLE_5f_ONLY" presentation:presentation-page-layout-name="AL4T19">
        <draw:g draw:name="Google Shape;363;p40">
          <draw:custom-shape draw:name="Google Shape;364;p40" draw:style-name="gr11" draw:text-style-name="P30" draw:layer="layout" svg:width="0.586cm" svg:height="0.451cm" svg:x="9.067cm" svg:y="5.087cm">
            <text:p/>
            <draw:enhanced-geometry draw:mirror-horizontal="false" draw:mirror-vertical="false" svg:viewBox="0 0 0 0" drawooo:sub-view-size="517 397" draw:text-areas="0 0 ?f0 ?f1" draw:type="ooxml-non-primitive" draw:enhanced-path="M 517 117 C 368 128 368 128 368 128 284 0 284 0 284 0 239 77 158 129 68 137 0 273 0 273 0 273 83 397 83 397 83 397 265 383 429 277 517 117 Z N">
              <draw:equation draw:name="f0" draw:formula="logwidth"/>
              <draw:equation draw:name="f1" draw:formula="logheight"/>
            </draw:enhanced-geometry>
          </draw:custom-shape>
          <draw:custom-shape draw:name="Google Shape;365;p40" draw:style-name="gr12" draw:text-style-name="P31" draw:layer="layout" svg:width="0.521cm" svg:height="0.434cm" svg:x="8.608cm" svg:y="5.109cm">
            <text:p/>
            <draw:enhanced-geometry draw:mirror-horizontal="false" draw:mirror-vertical="false" svg:viewBox="0 0 0 0" drawooo:sub-view-size="459 382" draw:text-areas="0 0 ?f0 ?f1" draw:type="ooxml-non-primitive" draw:enhanced-path="M 459 378 C 376 254 376 254 376 254 445 118 445 118 445 118 355 117 270 73 218 0 66 8 66 8 66 8 0 143 0 143 0 143 104 294 277 382 459 378 Z N">
              <draw:equation draw:name="f0" draw:formula="logwidth"/>
              <draw:equation draw:name="f1" draw:formula="logheight"/>
            </draw:enhanced-geometry>
          </draw:custom-shape>
          <draw:custom-shape draw:name="Google Shape;366;p40" draw:style-name="gr13" draw:text-style-name="P32" draw:layer="layout" svg:width="0.587cm" svg:height="0.451cm" svg:x="8.576cm" svg:y="4.312cm">
            <text:p/>
            <draw:enhanced-geometry draw:mirror-horizontal="false" draw:mirror-vertical="false" svg:viewBox="0 0 0 0" drawooo:sub-view-size="518 397" draw:text-areas="0 0 ?f0 ?f1" draw:type="ooxml-non-primitive" draw:enhanced-path="M 233 397 C 279 320 359 268 449 260 518 125 518 125 518 125 434 0 434 0 434 0 252 14 88 120 0 280 149 270 149 270 149 270 L 233 397 Z N">
              <draw:equation draw:name="f0" draw:formula="logwidth"/>
              <draw:equation draw:name="f1" draw:formula="logheight"/>
            </draw:enhanced-geometry>
          </draw:custom-shape>
          <draw:custom-shape draw:name="Google Shape;367;p40" draw:style-name="gr14" draw:text-style-name="P33" draw:layer="layout" svg:width="0.341cm" svg:height="0.596cm" svg:x="8.497cm" svg:y="4.647cm">
            <text:p/>
            <draw:enhanced-geometry draw:mirror-horizontal="false" draw:mirror-vertical="false" svg:viewBox="0 0 0 0" drawooo:sub-view-size="301 525" draw:text-areas="0 0 ?f0 ?f1" draw:type="ooxml-non-primitive" draw:enhanced-path="M 58 10 C 18 93 0 186 5 278 11 366 38 451 83 525 149 391 149 391 149 391 301 382 301 382 301 382 280 346 268 304 265 262 262 215 271 169 290 127 207 0 207 0 207 0 L 58 10 Z N">
              <draw:equation draw:name="f0" draw:formula="logwidth"/>
              <draw:equation draw:name="f1" draw:formula="logheight"/>
            </draw:enhanced-geometry>
          </draw:custom-shape>
          <draw:custom-shape draw:name="Google Shape;368;p40" draw:style-name="gr15" draw:text-style-name="P34" draw:layer="layout" svg:width="0.342cm" svg:height="0.598cm" svg:x="9.392cm" svg:y="4.605cm">
            <text:p/>
            <draw:enhanced-geometry draw:mirror-horizontal="false" draw:mirror-vertical="false" svg:viewBox="0 0 0 0" drawooo:sub-view-size="302 526" draw:text-areas="0 0 ?f0 ?f1" draw:type="ooxml-non-primitive" draw:enhanced-path="M 244 515 C 284 432 302 340 296 247 290 159 263 74 218 0 153 134 153 134 153 134 0 143 0 143 0 143 21 180 33 221 36 264 39 310 30 357 11 399 94 526 94 526 94 526 L 244 515 Z N">
              <draw:equation draw:name="f0" draw:formula="logwidth"/>
              <draw:equation draw:name="f1" draw:formula="logheight"/>
            </draw:enhanced-geometry>
          </draw:custom-shape>
          <draw:custom-shape draw:name="Google Shape;369;p40" draw:style-name="gr16" draw:text-style-name="P35" draw:layer="layout" svg:width="0.521cm" svg:height="0.435cm" svg:x="9.101cm" svg:y="4.306cm">
            <text:p/>
            <draw:enhanced-geometry draw:mirror-horizontal="false" draw:mirror-vertical="false" svg:viewBox="0 0 0 0" drawooo:sub-view-size="459 383" draw:text-areas="0 0 ?f0 ?f1" draw:type="ooxml-non-primitive" draw:enhanced-path="M 0 4 C 83 128 83 128 83 128 15 264 15 264 15 264 104 265 189 309 241 383 393 374 393 374 393 374 459 239 459 239 459 239 356 89 182 0 0 4 Z N">
              <draw:equation draw:name="f0" draw:formula="logwidth"/>
              <draw:equation draw:name="f1" draw:formula="logheight"/>
            </draw:enhanced-geometry>
          </draw:custom-shape>
        </draw:g>
        <draw:g draw:name="Google Shape;370;p40">
          <draw:custom-shape draw:name="Google Shape;371;p40" draw:style-name="gr11" draw:text-style-name="P30" draw:layer="layout" svg:width="0.586cm" svg:height="0.707cm" svg:x="4.943cm" svg:y="4.835cm">
            <text:p/>
            <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
              <draw:equation draw:name="f0" draw:formula="logwidth"/>
              <draw:equation draw:name="f1" draw:formula="logheight"/>
            </draw:enhanced-geometry>
          </draw:custom-shape>
          <draw:custom-shape draw:name="Google Shape;372;p40" draw:style-name="gr15" draw:text-style-name="P34" draw:layer="layout" svg:width="0.703cm" svg:height="0.589cm" svg:x="5.47cm" svg:y="4.954cm">
            <text:p/>
            <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
              <draw:equation draw:name="f0" draw:formula="logwidth"/>
              <draw:equation draw:name="f1" draw:formula="logheight"/>
            </draw:enhanced-geometry>
          </draw:custom-shape>
          <draw:custom-shape draw:name="Google Shape;373;p40" draw:style-name="gr16" draw:text-style-name="P35" draw:layer="layout" svg:width="0.586cm" svg:height="0.706cm" svg:x="5.587cm" svg:y="4.307cm">
            <text:p/>
            <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
              <draw:equation draw:name="f0" draw:formula="logwidth"/>
              <draw:equation draw:name="f1" draw:formula="logheight"/>
            </draw:enhanced-geometry>
          </draw:custom-shape>
          <draw:custom-shape draw:name="Google Shape;374;p40" draw:style-name="gr13" draw:text-style-name="P32" draw:layer="layout" svg:width="0.704cm" svg:height="0.589cm" svg:x="4.943cm" svg:y="4.306cm">
            <text:p/>
            <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
              <draw:equation draw:name="f0" draw:formula="logwidth"/>
              <draw:equation draw:name="f1" draw:formula="logheight"/>
            </draw:enhanced-geometry>
          </draw:custom-shape>
        </draw:g>
        <draw:g draw:name="Google Shape;375;p40">
          <draw:custom-shape draw:name="Google Shape;376;p40" draw:style-name="gr15" draw:text-style-name="P34" draw:layer="layout" svg:width="1.05cm" svg:height="0.472cm" svg:x="3.25cm" svg:y="5.07cm">
            <text:p/>
            <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
              <draw:equation draw:name="f0" draw:formula="logwidth"/>
              <draw:equation draw:name="f1" draw:formula="logheight"/>
            </draw:enhanced-geometry>
          </draw:custom-shape>
          <draw:custom-shape draw:name="Google Shape;377;p40" draw:style-name="gr16" draw:text-style-name="P35" draw:layer="layout" svg:width="0.59cm" svg:height="0.918cm" svg:x="3.81cm" svg:y="4.307cm">
            <text:p/>
            <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
              <draw:equation draw:name="f0" draw:formula="logwidth"/>
              <draw:equation draw:name="f1" draw:formula="logheight"/>
            </draw:enhanced-geometry>
          </draw:custom-shape>
          <draw:custom-shape draw:name="Google Shape;378;p40" draw:style-name="gr13" draw:text-style-name="P32" draw:layer="layout" svg:width="0.709cm" svg:height="0.9cm" svg:x="3.161cm" svg:y="4.306cm">
            <text:p/>
            <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
              <draw:equation draw:name="f0" draw:formula="logwidth"/>
              <draw:equation draw:name="f1" draw:formula="logheight"/>
            </draw:enhanced-geometry>
          </draw:custom-shape>
        </draw:g>
        <draw:g draw:name="Google Shape;379;p40">
          <draw:custom-shape draw:name="Google Shape;380;p40" draw:style-name="gr12" draw:text-style-name="P31" draw:layer="layout" svg:width="0.436cm" svg:height="0.707cm" svg:x="6.718cm" svg:y="4.701cm">
            <text:p/>
            <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
              <draw:equation draw:name="f0" draw:formula="logwidth"/>
              <draw:equation draw:name="f1" draw:formula="logheight"/>
            </draw:enhanced-geometry>
          </draw:custom-shape>
          <draw:custom-shape draw:name="Google Shape;381;p40" draw:style-name="gr11" draw:text-style-name="P30" draw:layer="layout" svg:width="0.694cm" svg:height="0.391cm" svg:x="6.981cm" svg:y="5.151cm">
            <text:p/>
            <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
              <draw:equation draw:name="f0" draw:formula="logwidth"/>
              <draw:equation draw:name="f1" draw:formula="logheight"/>
            </draw:enhanced-geometry>
          </draw:custom-shape>
          <draw:custom-shape draw:name="Google Shape;382;p40" draw:style-name="gr15" draw:text-style-name="P34" draw:layer="layout" svg:width="0.448cm" svg:height="0.658cm" svg:x="7.505cm" svg:y="4.76cm">
            <text:p/>
            <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
              <draw:equation draw:name="f0" draw:formula="logwidth"/>
              <draw:equation draw:name="f1" draw:formula="logheight"/>
            </draw:enhanced-geometry>
          </draw:custom-shape>
          <draw:custom-shape draw:name="Google Shape;383;p40" draw:style-name="gr16" draw:text-style-name="P35" draw:layer="layout" svg:width="0.556cm" svg:height="0.565cm" svg:x="7.363cm" svg:y="4.308cm">
            <text:p/>
            <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
              <draw:equation draw:name="f0" draw:formula="logwidth"/>
              <draw:equation draw:name="f1" draw:formula="logheight"/>
            </draw:enhanced-geometry>
          </draw:custom-shape>
          <draw:custom-shape draw:name="Google Shape;384;p40" draw:style-name="gr13" draw:text-style-name="P32" draw:layer="layout" svg:width="0.668cm" svg:height="0.508cm" svg:x="6.758cm" svg:y="4.307cm">
            <text:p/>
            <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
              <draw:equation draw:name="f0" draw:formula="logwidth"/>
              <draw:equation draw:name="f1" draw:formula="logheight"/>
            </draw:enhanced-geometry>
          </draw:custom-shape>
        </draw:g>
        <draw:g draw:name="Google Shape;385;p40">
          <draw:custom-shape draw:name="Google Shape;386;p40" draw:style-name="gr13" draw:text-style-name="P32" draw:layer="layout" svg:width="0.687cm" svg:height="0.926cm" svg:x="12.06cm" svg:y="4.306cm">
            <text:p/>
            <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
              <draw:equation draw:name="f0" draw:formula="logwidth"/>
              <draw:equation draw:name="f1" draw:formula="logheight"/>
            </draw:enhanced-geometry>
          </draw:custom-shape>
          <draw:custom-shape draw:name="Google Shape;387;p40" draw:style-name="gr16" draw:text-style-name="P35" draw:layer="layout" svg:width="0.615cm" svg:height="0.912cm" svg:x="12.681cm" svg:y="4.306cm">
            <text:p/>
            <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
              <draw:equation draw:name="f0" draw:formula="logwidth"/>
              <draw:equation draw:name="f1" draw:formula="logheight"/>
            </draw:enhanced-geometry>
          </draw:custom-shape>
          <draw:custom-shape draw:name="Google Shape;388;p40" draw:style-name="gr15" draw:text-style-name="P34" draw:layer="layout" svg:width="1.058cm" svg:height="0.476cm" svg:x="12.154cm" svg:y="5.068cm">
            <text:p/>
            <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
              <draw:equation draw:name="f0" draw:formula="logwidth"/>
              <draw:equation draw:name="f1" draw:formula="logheight"/>
            </draw:enhanced-geometry>
          </draw:custom-shape>
        </draw:g>
        <draw:g draw:name="Google Shape;389;p40">
          <draw:custom-shape draw:name="Google Shape;390;p40" draw:style-name="gr13" draw:text-style-name="P32" draw:layer="layout" svg:width="0.687cm" svg:height="0.615cm" svg:x="13.841cm" svg:y="4.308cm">
            <text:p/>
            <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
              <draw:equation draw:name="f0" draw:formula="logwidth"/>
              <draw:equation draw:name="f1" draw:formula="logheight"/>
            </draw:enhanced-geometry>
          </draw:custom-shape>
          <draw:custom-shape draw:name="Google Shape;391;p40" draw:style-name="gr11" draw:text-style-name="P30" draw:layer="layout" svg:width="0.616cm" svg:height="0.687cm" svg:x="13.841cm" svg:y="4.856cm">
            <text:p/>
            <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
              <draw:equation draw:name="f0" draw:formula="logwidth"/>
              <draw:equation draw:name="f1" draw:formula="logheight"/>
            </draw:enhanced-geometry>
          </draw:custom-shape>
          <draw:custom-shape draw:name="Google Shape;392;p40" draw:style-name="gr16" draw:text-style-name="P35" draw:layer="layout" svg:width="0.616cm" svg:height="0.687cm" svg:x="14.462cm" svg:y="4.306cm">
            <text:p/>
            <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
              <draw:equation draw:name="f0" draw:formula="logwidth"/>
              <draw:equation draw:name="f1" draw:formula="logheight"/>
            </draw:enhanced-geometry>
          </draw:custom-shape>
          <draw:custom-shape draw:name="Google Shape;393;p40" draw:style-name="gr15" draw:text-style-name="P34" draw:layer="layout" svg:width="0.687cm" svg:height="0.616cm" svg:x="14.391cm" svg:y="4.928cm">
            <text:p/>
            <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
              <draw:equation draw:name="f0" draw:formula="logwidth"/>
              <draw:equation draw:name="f1" draw:formula="logheight"/>
            </draw:enhanced-geometry>
          </draw:custom-shape>
        </draw:g>
        <draw:g draw:name="Google Shape;394;p40">
          <draw:custom-shape draw:name="Google Shape;395;p40" draw:style-name="gr12" draw:text-style-name="P31" draw:layer="layout" svg:width="0.44cm" svg:height="0.7cm" svg:x="15.623cm" svg:y="4.72cm">
            <text:p/>
            <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
              <draw:equation draw:name="f0" draw:formula="logwidth"/>
              <draw:equation draw:name="f1" draw:formula="logheight"/>
            </draw:enhanced-geometry>
          </draw:custom-shape>
          <draw:custom-shape draw:name="Google Shape;396;p40" draw:style-name="gr13" draw:text-style-name="P32" draw:layer="layout" svg:width="0.648cm" svg:height="0.523cm" svg:x="15.655cm" svg:y="4.307cm">
            <text:p/>
            <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
              <draw:equation draw:name="f0" draw:formula="logwidth"/>
              <draw:equation draw:name="f1" draw:formula="logheight"/>
            </draw:enhanced-geometry>
          </draw:custom-shape>
          <draw:custom-shape draw:name="Google Shape;397;p40" draw:style-name="gr15" draw:text-style-name="P34" draw:layer="layout" svg:width="0.424cm" svg:height="0.671cm" svg:x="16.436cm" svg:y="4.738cm">
            <text:p/>
            <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
              <draw:equation draw:name="f0" draw:formula="logwidth"/>
              <draw:equation draw:name="f1" draw:formula="logheight"/>
            </draw:enhanced-geometry>
          </draw:custom-shape>
          <draw:custom-shape draw:name="Google Shape;398;p40" draw:style-name="gr16" draw:text-style-name="P35" draw:layer="layout" svg:width="0.577cm" svg:height="0.542cm" svg:x="16.244cm" svg:y="4.307cm">
            <text:p/>
            <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
              <draw:equation draw:name="f0" draw:formula="logwidth"/>
              <draw:equation draw:name="f1" draw:formula="logheight"/>
            </draw:enhanced-geometry>
          </draw:custom-shape>
          <draw:custom-shape draw:name="Google Shape;399;p40" draw:style-name="gr11" draw:text-style-name="P30" draw:layer="layout" svg:width="0.702cm" svg:height="0.375cm" svg:x="15.898cm" svg:y="5.168cm">
            <text:p/>
            <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
              <draw:equation draw:name="f0" draw:formula="logwidth"/>
              <draw:equation draw:name="f1" draw:formula="logheight"/>
            </draw:enhanced-geometry>
          </draw:custom-shape>
        </draw:g>
        <draw:g draw:name="Google Shape;400;p40">
          <draw:custom-shape draw:name="Google Shape;401;p40" draw:style-name="gr14" draw:text-style-name="P33" draw:layer="layout" svg:width="0.361cm" svg:height="0.599cm" svg:x="17.405cm" svg:y="4.637cm">
            <text:p/>
            <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
              <draw:equation draw:name="f0" draw:formula="logwidth"/>
              <draw:equation draw:name="f1" draw:formula="logheight"/>
            </draw:enhanced-geometry>
          </draw:custom-shape>
          <draw:custom-shape draw:name="Google Shape;402;p40" draw:style-name="gr12" draw:text-style-name="P31" draw:layer="layout" svg:width="0.523cm" svg:height="0.453cm" svg:x="17.505cm" svg:y="5.091cm">
            <text:p/>
            <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
              <draw:equation draw:name="f0" draw:formula="logwidth"/>
              <draw:equation draw:name="f1" draw:formula="logheight"/>
            </draw:enhanced-geometry>
          </draw:custom-shape>
          <draw:custom-shape draw:name="Google Shape;403;p40" draw:style-name="gr13" draw:text-style-name="P32" draw:layer="layout" svg:width="0.592cm" svg:height="0.47cm" svg:x="17.488cm" svg:y="4.306cm">
            <text:p/>
            <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
              <draw:equation draw:name="f0" draw:formula="logwidth"/>
              <draw:equation draw:name="f1" draw:formula="logheight"/>
            </draw:enhanced-geometry>
          </draw:custom-shape>
          <draw:custom-shape draw:name="Google Shape;404;p40" draw:style-name="gr16" draw:text-style-name="P35" draw:layer="layout" svg:width="0.523cm" svg:height="0.453cm" svg:x="18.02cm" svg:y="4.306cm">
            <text:p/>
            <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
              <draw:equation draw:name="f0" draw:formula="logwidth"/>
              <draw:equation draw:name="f1" draw:formula="logheight"/>
            </draw:enhanced-geometry>
          </draw:custom-shape>
          <draw:custom-shape draw:name="Google Shape;405;p40" draw:style-name="gr15" draw:text-style-name="P34" draw:layer="layout" svg:width="0.361cm" svg:height="0.599cm" svg:x="18.282cm" svg:y="4.614cm">
            <text:p/>
            <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
              <draw:equation draw:name="f0" draw:formula="logwidth"/>
              <draw:equation draw:name="f1" draw:formula="logheight"/>
            </draw:enhanced-geometry>
          </draw:custom-shape>
          <draw:custom-shape draw:name="Google Shape;406;p40" draw:style-name="gr11" draw:text-style-name="P30" draw:layer="layout" svg:width="0.592cm" svg:height="0.469cm" svg:x="17.968cm" svg:y="5.074cm">
            <text:p/>
            <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
              <draw:equation draw:name="f0" draw:formula="logwidth"/>
              <draw:equation draw:name="f1" draw:formula="logheight"/>
            </draw:enhanced-geometry>
          </draw:custom-shape>
        </draw:g>
        <draw:g draw:name="Google Shape;407;p40">
          <draw:custom-shape draw:name="Google Shape;408;p40" draw:style-name="gr13" draw:text-style-name="P32" draw:layer="layout" svg:width="0.698cm" svg:height="1.236cm" svg:x="10.277cm" svg:y="4.306cm">
            <text:p/>
            <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
              <draw:equation draw:name="f0" draw:formula="logwidth"/>
              <draw:equation draw:name="f1" draw:formula="logheight"/>
            </draw:enhanced-geometry>
          </draw:custom-shape>
          <draw:custom-shape draw:name="Google Shape;409;p40" draw:style-name="gr16" draw:text-style-name="P35" draw:layer="layout" svg:width="0.698cm" svg:height="1.236cm" svg:x="10.815cm" svg:y="4.306cm">
            <text:p/>
            <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
              <draw:equation draw:name="f0" draw:formula="logwidth"/>
              <draw:equation draw:name="f1" draw:formula="logheight"/>
            </draw:enhanced-geometry>
          </draw:custom-shape>
        </draw:g>
        <draw:g draw:name="Google Shape;410;p40">
          <draw:custom-shape draw:name="Google Shape;411;p40" draw:style-name="gr15" draw:text-style-name="P34" draw:layer="layout" svg:width="0.931cm" svg:height="0.753cm" svg:x="19.494cm" svg:y="4.79cm">
            <text:p/>
            <draw:enhanced-geometry draw:mirror-horizontal="false" draw:mirror-vertical="false" svg:viewBox="0 0 0 0" drawooo:sub-view-size="861 697" draw:text-areas="0 0 ?f0 ?f1" draw:type="ooxml-non-primitive" draw:enhanced-path="M 849 6 C 847 0 839 0 837 5 830 26 820 51 806 78 770 150 700 250 575 321 513 356 448 374 380 374 262 374 180 321 176 319 176 319 176 319 176 319 108 279 65 205 65 125 65 112 66 99 69 86 70 79 61 76 57 81 21 139 3 203 2 275 0 517 156 664 182 686 182 687 183 687 185 688 219 694 254 697 289 697 604 697 861 441 861 125 861 85 857 45 849 6 Z N">
              <draw:equation draw:name="f0" draw:formula="logwidth"/>
              <draw:equation draw:name="f1" draw:formula="logheight"/>
            </draw:enhanced-geometry>
          </draw:custom-shape>
          <draw:custom-shape draw:name="Google Shape;412;p40" draw:style-name="gr13" draw:text-style-name="P32" draw:layer="layout" svg:width="0.788cm" svg:height="1.021cm" svg:x="19.188cm" svg:y="4.494cm">
            <text:p/>
            <draw:enhanced-geometry draw:mirror-horizontal="false" draw:mirror-vertical="false" svg:viewBox="0 0 0 0" drawooo:sub-view-size="729 945" draw:text-areas="0 0 ?f0 ?f1" draw:type="ooxml-non-primitive" draw:enhanced-path="M 717 228 C 722 233 729 227 726 221 694 161 647 112 586 76 500 26 406 0 307 0 221 0 157 20 140 26 139 26 138 27 137 27 49 131 0 263 0 399 0 649 163 868 396 943 401 945 406 938 402 934 387 917 371 896 354 870 310 803 258 693 259 549 260 423 315 337 360 286 410 231 459 206 461 205 461 205 461 205 461 205 495 185 533 175 572 175 627 175 678 195 717 228 Z N">
              <draw:equation draw:name="f0" draw:formula="logwidth"/>
              <draw:equation draw:name="f1" draw:formula="logheight"/>
            </draw:enhanced-geometry>
          </draw:custom-shape>
          <draw:custom-shape draw:name="Google Shape;413;p40" draw:style-name="gr16" draw:text-style-name="P35" draw:layer="layout" svg:width="1.002cm" svg:height="0.859cm" svg:x="19.388cm" svg:y="4.307cm">
            <text:p/>
            <draw:enhanced-geometry draw:mirror-horizontal="false" draw:mirror-vertical="false" svg:viewBox="0 0 0 0" drawooo:sub-view-size="927 795" draw:text-areas="0 0 ?f0 ?f1" draw:type="ooxml-non-primitive" draw:enhanced-path="M 660 746 C 871 626 920 418 927 385 927 384 927 383 926 381 846 153 630 0 387 0 245 0 109 53 4 147 0 151 4 159 10 158 39 152 78 147 122 147 226 147 324 174 414 227 522 290 570 381 591 446 613 514 611 567 611 573 611 669 549 752 463 783 457 785 458 795 465 795 469 795 474 795 478 795 541 795 602 778 660 746 Z N">
              <draw:equation draw:name="f0" draw:formula="logwidth"/>
              <draw:equation draw:name="f1" draw:formula="logheight"/>
            </draw:enhanced-geometry>
          </draw:custom-shape>
        </draw:g>
        <draw:g draw:name="Google Shape;414;p40">
          <draw:custom-shape draw:name="Google Shape;415;p40" draw:style-name="gr11" draw:text-style-name="P30" draw:layer="layout" svg:width="0.394cm" svg:height="0.708cm" svg:x="21.807cm" svg:y="4.776cm">
            <text:p/>
            <draw:enhanced-geometry draw:mirror-horizontal="false" draw:mirror-vertical="false" svg:viewBox="0 0 0 0" drawooo:sub-view-size="335 602" draw:text-areas="0 0 ?f0 ?f1" draw:type="ooxml-non-primitive" draw:enhanced-path="M 335 194 C 0 0 0 0 0 0 24 37 38 81 38 126 38 602 38 602 38 602 200 525 312 371 335 194 Z N">
              <draw:equation draw:name="f0" draw:formula="logwidth"/>
              <draw:equation draw:name="f1" draw:formula="logheight"/>
            </draw:enhanced-geometry>
          </draw:custom-shape>
          <draw:custom-shape draw:name="Google Shape;416;p40" draw:style-name="gr14" draw:text-style-name="P33" draw:layer="layout" svg:width="0.637cm" svg:height="0.542cm" svg:x="20.97cm" svg:y="4.874cm">
            <text:p/>
            <draw:enhanced-geometry draw:mirror-horizontal="false" draw:mirror-vertical="false" svg:viewBox="0 0 0 0" drawooo:sub-view-size="542 461" draw:text-areas="0 0 ?f0 ?f1" draw:type="ooxml-non-primitive" draw:enhanced-path="M 207 461 C 542 267 542 267 542 267 537 268 531 268 526 268 486 268 446 257 411 236 2 0 2 0 2 0 1 15 0 29 0 43 0 209 76 361 207 461 Z N">
              <draw:equation draw:name="f0" draw:formula="logwidth"/>
              <draw:equation draw:name="f1" draw:formula="logheight"/>
            </draw:enhanced-geometry>
          </draw:custom-shape>
          <draw:custom-shape draw:name="Google Shape;417;p40" draw:style-name="gr16" draw:text-style-name="P35" draw:layer="layout" svg:width="0.589cm" svg:height="0.502cm" svg:x="21.351cm" svg:y="4.306cm">
            <text:p/>
            <draw:enhanced-geometry draw:mirror-horizontal="false" draw:mirror-vertical="false" svg:viewBox="0 0 0 0" drawooo:sub-view-size="501 427" draw:text-areas="0 0 ?f0 ?f1" draw:type="ooxml-non-primitive" draw:enhanced-path="M 93 329 C 501 93 501 93 501 93 413 32 310 0 202 0 132 0 64 13 0 40 0 427 0 427 0 427 20 387 52 352 93 329 Z N">
              <draw:equation draw:name="f0" draw:formula="logwidth"/>
              <draw:equation draw:name="f1" draw:formula="logheight"/>
            </draw:enhanced-geometry>
          </draw:custom-shape>
          <draw:custom-shape draw:name="Google Shape;418;p40" draw:style-name="gr13" draw:text-style-name="P32" draw:layer="layout" svg:width="0.395cm" svg:height="0.707cm" svg:x="20.975cm" svg:y="4.365cm">
            <text:p/>
            <draw:enhanced-geometry draw:mirror-horizontal="false" draw:mirror-vertical="false" svg:viewBox="0 0 0 0" drawooo:sub-view-size="336 601" draw:text-areas="0 0 ?f0 ?f1" draw:type="ooxml-non-primitive" draw:enhanced-path="M 0 408 C 336 601 336 601 336 601 311 565 297 521 297 475 297 0 297 0 297 0 135 76 23 231 0 408 Z N">
              <draw:equation draw:name="f0" draw:formula="logwidth"/>
              <draw:equation draw:name="f1" draw:formula="logheight"/>
            </draw:enhanced-geometry>
          </draw:custom-shape>
          <draw:custom-shape draw:name="Google Shape;419;p40" draw:style-name="gr12" draw:text-style-name="P31" draw:layer="layout" svg:width="0.589cm" svg:height="0.503cm" svg:x="21.237cm" svg:y="5.04cm">
            <text:p/>
            <draw:enhanced-geometry draw:mirror-horizontal="false" draw:mirror-vertical="false" svg:viewBox="0 0 0 0" drawooo:sub-view-size="501 428" draw:text-areas="0 0 ?f0 ?f1" draw:type="ooxml-non-primitive" draw:enhanced-path="M 408 98 C 0 334 0 334 0 334 88 396 191 428 299 428 369 428 437 414 501 388 501 0 501 0 501 0 481 41 449 76 408 98 Z N">
              <draw:equation draw:name="f0" draw:formula="logwidth"/>
              <draw:equation draw:name="f1" draw:formula="logheight"/>
            </draw:enhanced-geometry>
          </draw:custom-shape>
          <draw:custom-shape draw:name="Google Shape;420;p40" draw:style-name="gr15" draw:text-style-name="P34" draw:layer="layout" svg:width="0.637cm" svg:height="0.542cm" svg:x="21.57cm" svg:y="4.434cm">
            <text:p/>
            <draw:enhanced-geometry draw:mirror-horizontal="false" draw:mirror-vertical="false" svg:viewBox="0 0 0 0" drawooo:sub-view-size="542 461" draw:text-areas="0 0 ?f0 ?f1" draw:type="ooxml-non-primitive" draw:enhanced-path="M 131 225 C 540 461 540 461 540 461 541 446 542 432 542 417 542 252 466 100 335 0 0 194 0 194 0 194 5 193 11 193 16 193 57 193 96 204 131 225 Z N">
              <draw:equation draw:name="f0" draw:formula="logwidth"/>
              <draw:equation draw:name="f1" draw:formula="logheight"/>
            </draw:enhanced-geometry>
          </draw:custom-shape>
        </draw:g>
        <draw:g draw:name="Google Shape;421;p40">
          <draw:custom-shape draw:name="Google Shape;422;p40" draw:style-name="gr12" draw:text-style-name="P31" draw:layer="layout" svg:width="0.772cm" svg:height="0.273cm" svg:x="5.02cm" svg:y="3.306cm">
            <text:p/>
            <draw:enhanced-geometry draw:mirror-horizontal="false" draw:mirror-vertical="false" svg:viewBox="0 0 0 0" drawooo:sub-view-size="767 273" draw:text-areas="0 0 ?f0 ?f1" draw:type="ooxml-non-primitive" draw:enhanced-path="M 8 71 C 26 131 228 66 244 81 269 104 240 171 254 194 274 228 588 273 743 165 767 149 749 103 751 0 16 0 16 0 16 0 10 17 0 43 8 71 Z N">
              <draw:equation draw:name="f0" draw:formula="logwidth"/>
              <draw:equation draw:name="f1" draw:formula="logheight"/>
            </draw:enhanced-geometry>
          </draw:custom-shape>
          <draw:custom-shape draw:name="Google Shape;423;p40" draw:style-name="gr11" draw:text-style-name="P30" draw:layer="layout" svg:width="0.885cm" svg:height="0.234cm" svg:x="4.938cm" svg:y="3.071cm">
            <text:p/>
            <draw:enhanced-geometry draw:mirror-horizontal="false" draw:mirror-vertical="false" svg:viewBox="0 0 0 0" drawooo:sub-view-size="879 233" draw:text-areas="0 0 ?f0 ?f1" draw:type="ooxml-non-primitive" draw:enhanced-path="M 75 52 C 81 64 64 89 66 104 68 117 105 132 105 132 105 132 78 157 77 169 76 182 101 204 101 218 102 221 100 227 98 233 833 233 833 233 833 233 834 202 837 167 843 126 850 80 863 39 879 0 0 0 0 0 0 0 22 20 65 34 75 52 Z N">
              <draw:equation draw:name="f0" draw:formula="logwidth"/>
              <draw:equation draw:name="f1" draw:formula="logheight"/>
            </draw:enhanced-geometry>
          </draw:custom-shape>
          <draw:custom-shape draw:name="Google Shape;424;p40" draw:style-name="gr15" draw:text-style-name="P34" draw:layer="layout" svg:width="0.991cm" svg:height="0.233cm" svg:x="4.924cm" svg:y="2.837cm">
            <text:p/>
            <draw:enhanced-geometry draw:mirror-horizontal="false" draw:mirror-vertical="false" svg:viewBox="0 0 0 0" drawooo:sub-view-size="984 233" draw:text-areas="0 0 ?f0 ?f1" draw:type="ooxml-non-primitive" draw:enhanced-path="M 984 0 C 119 0 119 0 119 0 121 7 122 14 121 20 115 71 3 151 1 207 0 217 5 225 13 233 892 233 892 233 892 233 910 190 932 150 954 106 965 83 977 45 984 0 Z N">
              <draw:equation draw:name="f0" draw:formula="logwidth"/>
              <draw:equation draw:name="f1" draw:formula="logheight"/>
            </draw:enhanced-geometry>
          </draw:custom-shape>
          <draw:custom-shape draw:name="Google Shape;425;p40" draw:style-name="gr13" draw:text-style-name="P32" draw:layer="layout" svg:width="0.832cm" svg:height="0.26cm" svg:x="5.067cm" svg:y="2.342cm">
            <text:p/>
            <draw:enhanced-geometry draw:mirror-horizontal="false" draw:mirror-vertical="false" svg:viewBox="0 0 0 0" drawooo:sub-view-size="826 259" draw:text-areas="0 0 ?f0 ?f1" draw:type="ooxml-non-primitive" draw:enhanced-path="M 691 105 C 485 0 280 20 171 77 84 123 31 190 0 259 826 259 826 259 826 259 803 196 762 140 691 105 Z N">
              <draw:equation draw:name="f0" draw:formula="logwidth"/>
              <draw:equation draw:name="f1" draw:formula="logheight"/>
            </draw:enhanced-geometry>
          </draw:custom-shape>
          <draw:custom-shape draw:name="Google Shape;426;p40" draw:style-name="gr16" draw:text-style-name="P35" draw:layer="layout" svg:width="0.905cm" svg:height="0.234cm" svg:x="5.022cm" svg:y="2.602cm">
            <text:p/>
            <draw:enhanced-geometry draw:mirror-horizontal="false" draw:mirror-vertical="false" svg:viewBox="0 0 0 0" drawooo:sub-view-size="899 233" draw:text-areas="0 0 ?f0 ?f1" draw:type="ooxml-non-primitive" draw:enhanced-path="M 871 0 C 45 0 45 0 45 0 20 53 9 106 4 150 0 184 15 210 22 233 887 233 887 233 887 233 898 163 899 77 871 0 Z N">
              <draw:equation draw:name="f0" draw:formula="logwidth"/>
              <draw:equation draw:name="f1" draw:formula="logheight"/>
            </draw:enhanced-geometry>
          </draw:custom-shape>
        </draw:g>
        <draw:g draw:name="Google Shape;427;p40">
          <draw:custom-shape draw:name="Google Shape;428;p40" draw:style-name="gr13" draw:text-style-name="P32" draw:layer="layout" svg:width="0.765cm" svg:height="0.666cm" svg:x="6.879cm" svg:y="2.342cm">
            <text:p/>
            <draw:enhanced-geometry draw:mirror-horizontal="true" draw:mirror-vertical="false" svg:viewBox="0 0 0 0" drawooo:sub-view-size="885 771" draw:text-areas="0 0 ?f0 ?f1" draw:type="ooxml-non-primitive" draw:enhanced-path="M 708 363 C 699 358 687 357 677 361 662 366 649 378 640 395 630 411 626 429 629 444 631 455 637 464 646 470 655 475 667 476 677 471 551 690 551 690 551 690 548 696 542 699 536 699 365 699 365 699 365 699 362 700 359 703 359 706 358 713 358 720 365 724 368 726 372 728 376 730 387 737 388 751 378 759 368 767 354 771 341 770 328 771 314 768 304 759 294 751 295 737 306 730 310 728 314 726 317 724 323 720 323 713 323 706 323 703 320 700 317 699 115 699 115 699 115 699 112 699 109 697 108 694 108 694 108 694 108 694 58 592 0 246 247 121 487 0 726 23 852 89 862 94 871 99 879 104 883 107 885 112 882 116 725 389 725 389 725 389 723 378 717 368 708 363 Z N">
              <draw:equation draw:name="f0" draw:formula="logwidth"/>
              <draw:equation draw:name="f1" draw:formula="logheight"/>
            </draw:enhanced-geometry>
          </draw:custom-shape>
          <draw:custom-shape draw:name="Google Shape;429;p40" draw:style-name="gr15" draw:text-style-name="P34" draw:layer="layout" svg:width="0.565cm" svg:height="0.977cm" svg:x="6.591cm" svg:y="2.447cm">
            <text:p/>
            <draw:enhanced-geometry draw:mirror-horizontal="true" draw:mirror-vertical="false" svg:viewBox="0 0 0 0" drawooo:sub-view-size="654 1130" draw:text-areas="0 0 ?f0 ?f1" draw:type="ooxml-non-primitive" draw:enhanced-path="M 208 896 C 217 891 224 882 225 871 228 856 224 838 214 822 205 805 192 793 177 787 167 784 156 784 147 790 137 795 131 805 130 816 3 597 3 597 3 597 0 591 0 585 3 579 142 339 142 339 142 339 142 336 142 332 139 330 133 326 127 323 121 326 117 328 113 331 110 333 98 339 85 333 83 320 81 307 85 294 92 282 99 271 108 260 120 256 132 251 144 259 144 272 145 276 144 281 144 285 145 293 150 296 157 299 160 301 163 299 166 297 334 6 334 6 334 6 337 2 343 0 347 3 480 102 524 251 535 353 542 405 507 442 511 473 518 532 648 625 651 690 654 734 565 752 550 781 543 794 562 823 560 841 559 857 515 874 515 874 515 874 546 903 548 916 549 932 520 957 519 973 519 989 545 1030 532 1073 515 1130 356 1091 288 1083 286 1083 283 1082 282 1079 177 898 177 898 177 898 188 902 199 902 208 896 Z N">
              <draw:equation draw:name="f0" draw:formula="logwidth"/>
              <draw:equation draw:name="f1" draw:formula="logheight"/>
            </draw:enhanced-geometry>
          </draw:custom-shape>
          <draw:custom-shape draw:name="Google Shape;430;p40" draw:style-name="gr16" draw:text-style-name="P35" draw:layer="layout" svg:width="0.608cm" svg:height="0.615cm" svg:x="6.933cm" svg:y="2.964cm">
            <text:p/>
            <draw:enhanced-geometry draw:mirror-horizontal="true" draw:mirror-vertical="false" svg:viewBox="0 0 0 0" drawooo:sub-view-size="704 712" draw:text-areas="0 0 ?f0 ?f1" draw:type="ooxml-non-primitive" draw:enhanced-path="M 11 0 C 170 0 170 0 170 0 162 7 157 17 157 28 157 38 162 48 170 55 182 65 199 70 218 70 237 70 254 65 267 55 275 48 280 38 280 28 280 17 275 7 266 0 411 0 411 0 411 0 417 0 423 3 426 9 565 249 565 249 565 249 568 251 571 253 575 251 581 248 586 244 587 237 587 233 587 228 587 224 587 211 599 203 611 208 623 212 633 223 639 234 646 245 650 259 648 272 646 285 633 290 622 284 618 282 614 280 611 278 604 275 598 278 592 282 589 283 589 287 589 291 700 482 700 482 700 482 700 482 701 484 700 485 700 487 699 488 699 488 699 488 699 488 699 488 671 516 704 593 688 619 664 659 299 712 119 586 83 561 129 479 98 269 84 172 45 96 3 12 0 7 4 0 11 0 Z N">
              <draw:equation draw:name="f0" draw:formula="logwidth"/>
              <draw:equation draw:name="f1" draw:formula="logheight"/>
            </draw:enhanced-geometry>
          </draw:custom-shape>
        </draw:g>
        <draw:g draw:name="Google Shape;431;p40">
          <draw:g draw:name="Google Shape;432;p40">
            <draw:custom-shape draw:name="Google Shape;433;p40" draw:style-name="gr17" draw:text-style-name="P25" draw:layer="layout" svg:width="0.13cm" svg:height="0.129cm" svg:x="20.195cm" svg:y="2.398cm">
              <text:p/>
              <draw:enhanced-geometry draw:mirror-horizontal="false" draw:mirror-vertical="false" svg:viewBox="0 0 0 0" drawooo:sub-view-size="133 132" draw:text-areas="0 0 ?f0 ?f1" draw:type="ooxml-non-primitive" draw:enhanced-path="M 12 132 C 9 132 6 131 4 128 0 124 0 118 4 114 113 4 113 4 113 4 118 0 124 0 128 4 133 8 133 15 128 19 19 128 19 128 19 128 17 131 14 132 12 132 Z N">
                <draw:equation draw:name="f0" draw:formula="logwidth"/>
                <draw:equation draw:name="f1" draw:formula="logheight"/>
              </draw:enhanced-geometry>
            </draw:custom-shape>
            <draw:custom-shape draw:name="Google Shape;434;p40" draw:style-name="gr17" draw:text-style-name="P25" draw:layer="layout" svg:width="0.171cm" svg:height="0.02cm" svg:x="20.336cm" svg:y="2.845cm">
              <text:p/>
              <draw:enhanced-geometry draw:mirror-horizontal="false" draw:mirror-vertical="false" svg:viewBox="0 0 0 0" drawooo:sub-view-size="175 21" draw:text-areas="0 0 ?f0 ?f1" draw:type="ooxml-non-primitive" draw:enhanced-path="M 165 21 C 10 21 10 21 10 21 4 21 0 17 0 11 0 5 4 0 10 0 165 0 165 0 165 0 171 0 175 5 175 11 175 17 171 21 165 21 Z N">
                <draw:equation draw:name="f0" draw:formula="logwidth"/>
                <draw:equation draw:name="f1" draw:formula="logheight"/>
              </draw:enhanced-geometry>
            </draw:custom-shape>
            <draw:custom-shape draw:name="Google Shape;435;p40" draw:style-name="gr17" draw:text-style-name="P25" draw:layer="layout" svg:width="0.13cm" svg:height="0.129cm" svg:x="20.195cm" svg:y="3.182cm">
              <text:p/>
              <draw:enhanced-geometry draw:mirror-horizontal="false" draw:mirror-vertical="false" svg:viewBox="0 0 0 0" drawooo:sub-view-size="133 132" draw:text-areas="0 0 ?f0 ?f1" draw:type="ooxml-non-primitive" draw:enhanced-path="M 121 132 C 119 132 116 131 114 129 5 19 5 19 5 19 0 15 0 8 5 4 9 0 15 0 20 4 129 114 129 114 129 114 133 118 133 124 129 129 127 131 124 132 121 132 Z N">
                <draw:equation draw:name="f0" draw:formula="logwidth"/>
                <draw:equation draw:name="f1" draw:formula="logheight"/>
              </draw:enhanced-geometry>
            </draw:custom-shape>
            <draw:custom-shape draw:name="Google Shape;436;p40" draw:style-name="gr17" draw:text-style-name="P25" draw:layer="layout" svg:width="0.13cm" svg:height="0.128cm" svg:x="19.411cm" svg:y="3.183cm">
              <text:p/>
              <draw:enhanced-geometry draw:mirror-horizontal="false" draw:mirror-vertical="false" svg:viewBox="0 0 0 0" drawooo:sub-view-size="133 131" draw:text-areas="0 0 ?f0 ?f1" draw:type="ooxml-non-primitive" draw:enhanced-path="M 12 131 C 9 131 7 130 5 128 0 124 0 117 5 113 114 4 114 4 114 4 118 0 125 0 129 4 133 8 133 14 129 19 19 128 19 128 19 128 17 130 15 131 12 131 Z N">
                <draw:equation draw:name="f0" draw:formula="logwidth"/>
                <draw:equation draw:name="f1" draw:formula="logheight"/>
              </draw:enhanced-geometry>
            </draw:custom-shape>
            <draw:custom-shape draw:name="Google Shape;437;p40" draw:style-name="gr17" draw:text-style-name="P25" draw:layer="layout" svg:width="0.171cm" svg:height="0.02cm" svg:x="19.228cm" svg:y="2.845cm">
              <text:p/>
              <draw:enhanced-geometry draw:mirror-horizontal="false" draw:mirror-vertical="false" svg:viewBox="0 0 0 0" drawooo:sub-view-size="175 21" draw:text-areas="0 0 ?f0 ?f1" draw:type="ooxml-non-primitive" draw:enhanced-path="M 165 21 C 10 21 10 21 10 21 4 21 0 16 0 10 0 5 4 0 10 0 165 0 165 0 165 0 171 0 175 5 175 10 175 16 171 21 165 21 Z N">
                <draw:equation draw:name="f0" draw:formula="logwidth"/>
                <draw:equation draw:name="f1" draw:formula="logheight"/>
              </draw:enhanced-geometry>
            </draw:custom-shape>
            <draw:custom-shape draw:name="Google Shape;438;p40" draw:style-name="gr17" draw:text-style-name="P25" draw:layer="layout" svg:width="0.129cm" svg:height="0.128cm" svg:x="19.411cm" svg:y="2.399cm">
              <text:p/>
              <draw:enhanced-geometry draw:mirror-horizontal="false" draw:mirror-vertical="false" svg:viewBox="0 0 0 0" drawooo:sub-view-size="132 131" draw:text-areas="0 0 ?f0 ?f1" draw:type="ooxml-non-primitive" draw:enhanced-path="M 121 131 C 118 131 115 130 113 128 4 19 4 19 4 19 0 14 0 8 4 4 8 0 15 0 19 4 128 113 128 113 128 113 132 117 132 124 128 128 126 130 124 131 121 131 Z N">
                <draw:equation draw:name="f0" draw:formula="logwidth"/>
                <draw:equation draw:name="f1" draw:formula="logheight"/>
              </draw:enhanced-geometry>
            </draw:custom-shape>
            <draw:custom-shape draw:name="Google Shape;439;p40" draw:style-name="gr17" draw:text-style-name="P25" draw:layer="layout" svg:width="0.02cm" svg:height="0.171cm" svg:x="19.858cm" svg:y="2.215cm">
              <text:p/>
              <draw:enhanced-geometry draw:mirror-horizontal="false" draw:mirror-vertical="false" svg:viewBox="0 0 0 0" drawooo:sub-view-size="21 175" draw:text-areas="0 0 ?f0 ?f1" draw:type="ooxml-non-primitive" draw:enhanced-path="M 11 175 C 5 175 0 171 0 165 0 10 0 10 0 10 0 4 5 0 11 0 17 0 21 4 21 10 21 165 21 165 21 165 21 171 17 175 11 175 Z N">
                <draw:equation draw:name="f0" draw:formula="logwidth"/>
                <draw:equation draw:name="f1" draw:formula="logheight"/>
              </draw:enhanced-geometry>
            </draw:custom-shape>
            <draw:custom-shape draw:name="Google Shape;440;p40" draw:style-name="gr17" draw:text-style-name="P25" draw:layer="layout" svg:width="0.309cm" svg:height="0.043cm" svg:x="19.713cm" svg:y="3.405cm">
              <text:p/>
              <draw:enhanced-geometry draw:mirror-horizontal="false" draw:mirror-vertical="false" svg:viewBox="0 0 0 0" drawooo:sub-view-size="315 45" draw:text-areas="0 0 ?f0 ?f1" draw:type="ooxml-non-primitive" draw:enhanced-path="M 0 23 C 0 35 10 45 22 45 293 45 293 45 293 45 305 45 315 35 315 23 315 23 315 23 315 23 315 11 305 0 293 0 22 0 22 0 22 0 10 0 0 11 0 23 Z N">
                <draw:equation draw:name="f0" draw:formula="logwidth"/>
                <draw:equation draw:name="f1" draw:formula="logheight"/>
              </draw:enhanced-geometry>
            </draw:custom-shape>
            <draw:custom-shape draw:name="Google Shape;441;p40" draw:style-name="gr17" draw:text-style-name="P25" draw:layer="layout" svg:width="0.293cm" svg:height="0.043cm" svg:x="19.721cm" svg:y="3.471cm">
              <text:p/>
              <draw:enhanced-geometry draw:mirror-horizontal="false" draw:mirror-vertical="false" svg:viewBox="0 0 0 0" drawooo:sub-view-size="299 45" draw:text-areas="0 0 ?f0 ?f1" draw:type="ooxml-non-primitive" draw:enhanced-path="M 0 22 C 0 35 10 45 23 45 277 45 277 45 277 45 289 45 299 35 299 22 299 22 299 22 299 22 299 10 289 0 277 0 23 0 23 0 23 0 10 0 0 10 0 22 Z N">
                <draw:equation draw:name="f0" draw:formula="logwidth"/>
                <draw:equation draw:name="f1" draw:formula="logheight"/>
              </draw:enhanced-geometry>
            </draw:custom-shape>
            <draw:custom-shape draw:name="Google Shape;442;p40" draw:style-name="gr17" draw:text-style-name="P25" draw:layer="layout" svg:width="0.209cm" svg:height="0.043cm" svg:x="19.763cm" svg:y="3.536cm">
              <text:p/>
              <draw:enhanced-geometry draw:mirror-horizontal="false" draw:mirror-vertical="false" svg:viewBox="0 0 0 0" drawooo:sub-view-size="214 45" draw:text-areas="0 0 ?f0 ?f1" draw:type="ooxml-non-primitive" draw:enhanced-path="M 0 23 C 0 35 10 45 22 45 192 45 192 45 192 45 204 45 214 35 214 23 214 23 214 23 214 23 214 10 204 0 192 0 22 0 22 0 22 0 10 0 0 10 0 23 Z N">
                <draw:equation draw:name="f0" draw:formula="logwidth"/>
                <draw:equation draw:name="f1" draw:formula="logheight"/>
              </draw:enhanced-geometry>
            </draw:custom-shape>
          </draw:g>
          <draw:custom-shape draw:name="Google Shape;443;p40" draw:style-name="gr14" draw:text-style-name="P33" draw:layer="layout" svg:width="0.372cm" svg:height="0.352cm" svg:x="19.479cm" svg:y="2.702cm">
            <text:p/>
            <draw:enhanced-geometry draw:mirror-horizontal="false" draw:mirror-vertical="false" svg:viewBox="0 0 0 0" drawooo:sub-view-size="380 359" draw:text-areas="0 0 ?f0 ?f1" draw:type="ooxml-non-primitive" draw:enhanced-path="M 63 268 C 78 297 94 324 108 350 113 359 113 359 113 359 380 206 380 206 380 206 23 0 23 0 23 0 22 2 22 4 21 6 21 6 21 6 21 6 0 88 14 174 63 268 Z N">
              <draw:equation draw:name="f0" draw:formula="logwidth"/>
              <draw:equation draw:name="f1" draw:formula="logheight"/>
            </draw:enhanced-geometry>
          </draw:custom-shape>
          <draw:custom-shape draw:name="Google Shape;444;p40" draw:style-name="gr13" draw:text-style-name="P32" draw:layer="layout" svg:width="0.353cm" svg:height="0.43cm" svg:x="19.506cm" svg:y="2.462cm">
            <text:p/>
            <draw:enhanced-geometry draw:mirror-horizontal="false" draw:mirror-vertical="false" svg:viewBox="0 0 0 0" drawooo:sub-view-size="360 438" draw:text-areas="0 0 ?f0 ?f1" draw:type="ooxml-non-primitive" draw:enhanced-path="M 0 230 C 360 438 360 438 360 438 360 0 360 0 360 0 174 3 40 117 0 230 Z N">
              <draw:equation draw:name="f0" draw:formula="logwidth"/>
              <draw:equation draw:name="f1" draw:formula="logheight"/>
            </draw:enhanced-geometry>
          </draw:custom-shape>
          <draw:custom-shape draw:name="Google Shape;445;p40" draw:style-name="gr16" draw:text-style-name="P35" draw:layer="layout" svg:width="0.357cm" svg:height="0.43cm" svg:x="19.872cm" svg:y="2.462cm">
            <text:p/>
            <draw:enhanced-geometry draw:mirror-horizontal="false" draw:mirror-vertical="false" svg:viewBox="0 0 0 0" drawooo:sub-view-size="364 438" draw:text-areas="0 0 ?f0 ?f1" draw:type="ooxml-non-primitive" draw:enhanced-path="M 0 0 C 0 438 0 438 0 438 364 228 364 228 364 228 323 115 186 1 0 0 Z N">
              <draw:equation draw:name="f0" draw:formula="logwidth"/>
              <draw:equation draw:name="f1" draw:formula="logheight"/>
            </draw:enhanced-geometry>
          </draw:custom-shape>
          <draw:custom-shape draw:name="Google Shape;446;p40" draw:style-name="gr15" draw:text-style-name="P34" draw:layer="layout" svg:width="0.376cm" svg:height="0.358cm" svg:x="19.879cm" svg:y="2.699cm">
            <text:p/>
            <draw:enhanced-geometry draw:mirror-horizontal="false" draw:mirror-vertical="false" svg:viewBox="0 0 0 0" drawooo:sub-view-size="384 365" draw:text-areas="0 0 ?f0 ?f1" draw:type="ooxml-non-primitive" draw:enhanced-path="M 322 271 C 371 177 384 91 364 9 364 9 364 9 364 9 363 6 362 3 361 0 0 209 0 209 0 209 270 365 270 365 270 365 277 353 277 353 277 353 291 327 307 300 322 271 Z N">
              <draw:equation draw:name="f0" draw:formula="logwidth"/>
              <draw:equation draw:name="f1" draw:formula="logheight"/>
            </draw:enhanced-geometry>
          </draw:custom-shape>
          <draw:custom-shape draw:name="Google Shape;447;p40" draw:style-name="gr12" draw:text-style-name="P31" draw:layer="layout" svg:width="0.261cm" svg:height="0.459cm" svg:x="19.597cm" svg:y="2.916cm">
            <text:p/>
            <draw:enhanced-geometry draw:mirror-horizontal="false" draw:mirror-vertical="false" svg:viewBox="0 0 0 0" drawooo:sub-view-size="267 468" draw:text-areas="0 0 ?f0 ?f1" draw:type="ooxml-non-primitive" draw:enhanced-path="M 267 468 C 267 0 267 0 267 0 0 153 0 153 0 153 21 190 42 229 61 272 75 304 83 346 90 383 92 398 95 411 98 424 105 457 116 466 151 467 157 468 157 468 157 468 185 468 185 468 185 468 237 468 237 468 237 468 247 468 257 468 267 468 Z N">
              <draw:equation draw:name="f0" draw:formula="logwidth"/>
              <draw:equation draw:name="f1" draw:formula="logheight"/>
            </draw:enhanced-geometry>
          </draw:custom-shape>
          <draw:custom-shape draw:name="Google Shape;448;p40" draw:style-name="gr11" draw:text-style-name="P30" draw:layer="layout" svg:width="0.265cm" svg:height="0.459cm" svg:x="19.872cm" svg:y="2.916cm">
            <text:p/>
            <draw:enhanced-geometry draw:mirror-horizontal="false" draw:mirror-vertical="false" svg:viewBox="0 0 0 0" drawooo:sub-view-size="271 468" draw:text-areas="0 0 ?f0 ?f1" draw:type="ooxml-non-primitive" draw:enhanced-path="M 174 424 C 177 411 180 398 182 383 189 346 197 304 211 272 230 229 251 191 271 156 0 0 0 0 0 0 0 467 0 467 0 467 5 467 5 467 5 467 5 468 5 468 5 468 5 468 5 468 5 468 15 468 25 468 36 468 42 467 42 467 42 467 94 468 94 468 94 468 101 468 108 468 115 467 157 467 167 456 174 424 Z N">
              <draw:equation draw:name="f0" draw:formula="logwidth"/>
              <draw:equation draw:name="f1" draw:formula="logheight"/>
            </draw:enhanced-geometry>
          </draw:custom-shape>
        </draw:g>
        <draw:g draw:name="Google Shape;449;p40">
          <draw:custom-shape draw:name="Google Shape;450;p40" draw:style-name="gr15" draw:text-style-name="P34" draw:layer="layout" svg:width="0.758cm" svg:height="0.609cm" svg:x="8.42cm" svg:y="2.97cm">
            <text:p/>
            <draw:enhanced-geometry draw:mirror-horizontal="false" draw:mirror-vertical="false" svg:viewBox="0 0 0 0" drawooo:sub-view-size="797 638" draw:text-areas="0 0 ?f0 ?f1" draw:type="ooxml-non-primitive" draw:enhanced-path="M 674 281 C 667 288 658 291 648 290 634 289 620 281 608 269 595 257 588 243 586 228 585 219 589 209 595 202 602 195 612 192 622 193 433 4 433 4 433 4 429 0 423 0 419 4 216 207 216 207 216 207 214 209 212 210 209 210 208 210 206 210 205 209 201 204 197 200 198 193 199 190 200 186 201 182 204 171 195 161 184 162 172 163 161 170 153 179 144 187 137 198 136 210 135 221 145 230 156 227 160 226 164 225 167 224 174 223 178 227 183 231 184 232 184 234 184 235 184 237 183 240 181 242 4 419 4 419 4 419 0 423 1 427 2 430 32 483 232 420 247 435 274 459 244 530 258 554 279 589 609 638 773 524 797 507 779 460 781 357 781 354 780 352 779 350 683 255 683 255 683 255 684 265 681 274 674 281 Z N">
              <draw:equation draw:name="f0" draw:formula="logwidth"/>
              <draw:equation draw:name="f1" draw:formula="logheight"/>
            </draw:enhanced-geometry>
          </draw:custom-shape>
          <draw:custom-shape draw:name="Google Shape;451;p40" draw:style-name="gr11" draw:text-style-name="P30" draw:layer="layout" svg:width="0.495cm" svg:height="0.739cm" svg:x="8.315cm" svg:y="2.605cm">
            <text:p/>
            <draw:enhanced-geometry draw:mirror-horizontal="false" draw:mirror-vertical="false" svg:viewBox="0 0 0 0" drawooo:sub-view-size="520 774" draw:text-areas="0 0 ?f0 ?f1" draw:type="ooxml-non-primitive" draw:enhanced-path="M 2 460 C 0 499 80 515 94 542 100 554 83 580 84 597 86 610 125 626 125 626 125 626 97 652 96 664 95 679 121 701 122 716 122 723 116 737 111 754 108 767 114 774 127 763 265 624 265 624 265 624 255 626 246 622 239 615 232 609 229 599 230 589 231 575 239 561 251 549 263 536 277 529 292 528 301 527 311 530 318 537 324 544 328 553 326 563 516 374 516 374 516 374 520 370 520 364 516 361 313 157 313 157 313 157 311 155 310 153 310 150 310 149 310 148 311 147 316 142 320 138 327 139 330 140 334 141 338 142 349 145 359 137 358 125 357 114 350 102 341 94 333 86 322 79 310 78 299 77 290 86 293 98 294 101 295 105 296 109 297 116 293 120 289 124 288 125 286 125 285 126 282 126 280 125 278 123 161 5 161 5 161 5 156 0 148 2 145 8 123 60 112 112 107 154 101 202 132 236 129 263 123 317 5 401 2 460 Z N">
              <draw:equation draw:name="f0" draw:formula="logwidth"/>
              <draw:equation draw:name="f1" draw:formula="logheight"/>
            </draw:enhanced-geometry>
          </draw:custom-shape>
          <draw:custom-shape draw:name="Google Shape;452;p40" draw:style-name="gr16" draw:text-style-name="P35" draw:layer="layout" svg:width="0.501cm" svg:height="0.733cm" svg:x="8.84cm" svg:y="2.541cm">
            <text:p/>
            <draw:enhanced-geometry draw:mirror-horizontal="false" draw:mirror-vertical="false" svg:viewBox="0 0 0 0" drawooo:sub-view-size="527 768" draw:text-areas="0 0 ?f0 ?f1" draw:type="ooxml-non-primitive" draw:enhanced-path="M 281 185 C 288 191 291 201 290 211 289 225 281 239 269 251 257 264 242 271 228 273 218 274 209 270 202 264 195 257 192 247 193 237 4 426 4 426 4 426 0 430 0 436 4 440 207 643 207 643 207 643 209 645 210 647 210 650 210 651 209 653 208 654 204 658 200 662 193 661 189 660 186 659 182 658 171 655 161 664 162 675 163 687 170 698 179 706 187 715 198 722 209 723 221 724 229 714 227 703 226 699 224 695 224 691 222 685 226 681 231 676 232 675 233 675 235 675 237 675 240 676 241 677 326 763 326 763 326 763 332 768 342 765 343 757 344 735 347 712 350 686 365 585 409 509 453 420 488 349 527 147 441 6 438 1 430 0 426 4 254 176 254 176 254 176 264 175 274 178 281 185 Z N">
              <draw:equation draw:name="f0" draw:formula="logwidth"/>
              <draw:equation draw:name="f1" draw:formula="logheight"/>
            </draw:enhanced-geometry>
          </draw:custom-shape>
          <draw:custom-shape draw:name="Google Shape;453;p40" draw:style-name="gr13" draw:text-style-name="P32" draw:layer="layout" svg:width="0.772cm" svg:height="0.597cm" svg:x="8.468cm" svg:y="2.342cm">
            <text:p/>
            <draw:enhanced-geometry draw:mirror-horizontal="false" draw:mirror-vertical="false" svg:viewBox="0 0 0 0" drawooo:sub-view-size="811 626" draw:text-areas="0 0 ?f0 ?f1" draw:type="ooxml-non-primitive" draw:enhanced-path="M 126 345 C 132 338 142 335 151 336 166 337 180 345 192 357 204 369 212 384 213 398 214 408 211 417 204 424 197 431 188 434 178 433 367 622 367 622 367 622 371 626 377 626 380 622 584 419 584 419 584 419 586 417 588 416 591 416 592 416 593 417 594 418 599 422 603 426 602 433 601 437 600 440 599 444 596 455 604 465 616 464 627 463 639 456 647 447 655 439 662 428 663 417 664 405 655 397 643 399 640 400 636 402 632 402 625 404 621 400 617 395 616 394 616 393 615 391 615 389 616 386 618 385 808 195 808 195 808 195 811 192 811 186 808 182 785 154 755 129 717 109 500 0 284 20 170 80 88 123 36 184 2 247 0 251 0 255 3 258 117 372 117 372 117 372 115 362 119 352 126 345 Z N">
              <draw:equation draw:name="f0" draw:formula="logwidth"/>
              <draw:equation draw:name="f1" draw:formula="logheight"/>
            </draw:enhanced-geometry>
          </draw:custom-shape>
        </draw:g>
        <draw:g draw:name="Google Shape;454;p40">
          <draw:custom-shape draw:name="Google Shape;455;p40" draw:style-name="gr13" draw:text-style-name="P32" draw:layer="layout" svg:width="0.496cm" svg:height="0.584cm" svg:x="10.541cm" svg:y="2.342cm">
            <text:p/>
            <draw:enhanced-geometry draw:mirror-horizontal="false" draw:mirror-vertical="false" svg:viewBox="0 0 0 0" drawooo:sub-view-size="518 610" draw:text-areas="0 0 ?f0 ?f1" draw:type="ooxml-non-primitive" draw:enhanced-path="M 26 275 C 36 275 45 280 51 287 61 299 66 315 65 332 66 350 61 366 51 377 45 384 36 389 26 389 16 389 7 384 0 376 0 603 0 603 0 603 0 607 5 610 9 609 244 532 244 532 244 532 245 532 247 532 248 532 250 533 252 534 253 537 256 543 257 548 253 554 251 557 248 560 245 563 237 572 240 584 252 589 263 593 276 592 287 588 299 584 310 578 317 568 323 557 318 545 306 543 303 542 299 541 295 540 288 538 286 533 285 526 284 524 285 521 287 520 287 519 288 518 289 518 505 448 505 448 505 448 507 447 509 445 509 442 518 313 487 155 341 81 224 22 108 0 7 2 3 2 0 5 0 8 0 288 0 288 0 288 7 280 16 275 26 275 Z N">
              <draw:equation draw:name="f0" draw:formula="logwidth"/>
              <draw:equation draw:name="f1" draw:formula="logheight"/>
            </draw:enhanced-geometry>
          </draw:custom-shape>
          <draw:custom-shape draw:name="Google Shape;456;p40" draw:style-name="gr12" draw:text-style-name="P31" draw:layer="layout" svg:width="0.475cm" svg:height="0.582cm" svg:x="10.111cm" svg:y="2.345cm">
            <text:p/>
            <draw:enhanced-geometry draw:mirror-horizontal="false" draw:mirror-vertical="false" svg:viewBox="0 0 0 0" drawooo:sub-view-size="496 608" draw:text-areas="0 0 ?f0 ?f1" draw:type="ooxml-non-primitive" draw:enhanced-path="M 118 481 C 121 472 128 464 137 461 151 455 168 455 184 461 201 466 215 476 222 488 228 497 229 507 226 516 223 526 216 533 206 536 421 606 421 606 421 606 426 608 430 605 430 600 430 353 430 353 430 353 430 352 430 351 431 350 432 347 434 346 437 345 443 345 449 345 453 351 455 354 457 358 459 361 465 371 478 373 486 363 493 354 496 341 496 329 496 317 493 304 486 295 478 286 465 287 459 297 457 300 455 304 453 307 449 313 443 313 437 313 434 313 432 311 431 309 430 308 430 307 430 305 430 7 430 7 430 7 430 3 427 0 423 0 346 5 279 23 231 49 64 136 15 299 3 405 0 431 7 453 14 472 15 473 16 475 18 475 122 509 122 509 122 509 117 501 115 490 118 481 Z N">
              <draw:equation draw:name="f0" draw:formula="logwidth"/>
              <draw:equation draw:name="f1" draw:formula="logheight"/>
            </draw:enhanced-geometry>
          </draw:custom-shape>
          <draw:custom-shape draw:name="Google Shape;457;p40" draw:style-name="gr11" draw:text-style-name="P30" draw:layer="layout" svg:width="0.507cm" svg:height="0.6cm" svg:x="10.009cm" svg:y="2.798cm">
            <text:p/>
            <draw:enhanced-geometry draw:mirror-horizontal="false" draw:mirror-vertical="false" svg:viewBox="0 0 0 0" drawooo:sub-view-size="529 627" draw:text-areas="0 0 ?f0 ?f1" draw:type="ooxml-non-primitive" draw:enhanced-path="M 313 412 C 306 406 301 397 300 387 299 373 305 357 315 343 325 329 339 319 353 315 362 313 372 314 380 320 388 326 393 335 394 345 527 162 527 162 527 162 529 159 528 153 523 152 288 76 288 76 288 76 287 75 286 75 285 74 284 72 282 70 283 67 285 61 287 55 294 53 297 52 301 52 305 51 317 48 322 36 315 26 309 16 297 9 286 6 274 2 261 0 250 5 239 9 236 22 244 31 246 34 249 37 252 40 256 45 254 51 252 57 251 59 249 61 246 61 245 61 244 61 243 61 141 28 141 28 141 28 136 26 131 30 132 35 132 38 132 41 132 44 125 99 5 184 2 244 0 285 82 301 96 329 103 341 85 368 87 384 88 398 128 414 128 414 128 414 99 441 98 453 97 468 124 491 125 506 125 521 101 558 112 598 119 621 149 627 186 626 188 626 190 625 191 624 342 417 342 417 342 417 332 420 322 418 313 412 Z N">
              <draw:equation draw:name="f0" draw:formula="logwidth"/>
              <draw:equation draw:name="f1" draw:formula="logheight"/>
            </draw:enhanced-geometry>
          </draw:custom-shape>
          <draw:custom-shape draw:name="Google Shape;458;p40" draw:style-name="gr16" draw:text-style-name="P35" draw:layer="layout" svg:width="0.476cm" svg:height="0.606cm" svg:x="10.55cm" svg:y="2.791cm">
            <text:p/>
            <draw:enhanced-geometry draw:mirror-horizontal="false" draw:mirror-vertical="false" svg:viewBox="0 0 0 0" drawooo:sub-view-size="497 633" draw:text-areas="0 0 ?f0 ?f1" draw:type="ooxml-non-primitive" draw:enhanced-path="M 326 81 C 328 91 327 101 322 109 314 122 300 131 284 136 267 142 250 142 237 137 227 133 220 126 217 117 214 107 216 97 222 88 6 158 6 158 6 158 2 160 0 165 3 168 148 368 148 368 148 368 149 369 149 370 150 372 150 374 149 377 147 378 142 382 137 386 131 383 127 382 124 380 120 379 109 374 98 381 97 393 96 404 102 417 109 426 116 436 126 445 137 448 149 451 159 443 158 431 158 427 157 423 157 419 156 412 161 408 167 405 169 403 171 404 174 405 175 405 176 406 176 407 336 627 336 627 336 627 340 633 349 630 348 623 345 577 342 510 356 414 372 311 417 234 461 143 475 114 489 66 497 9 497 4 493 0 488 2 305 61 305 61 305 61 315 64 322 72 326 81 Z N">
              <draw:equation draw:name="f0" draw:formula="logwidth"/>
              <draw:equation draw:name="f1" draw:formula="logheight"/>
            </draw:enhanced-geometry>
          </draw:custom-shape>
          <draw:custom-shape draw:name="Google Shape;459;p40" draw:style-name="gr15" draw:text-style-name="P34" draw:layer="layout" svg:width="0.667cm" svg:height="0.62cm" svg:x="10.218cm" svg:y="2.96cm">
            <text:p/>
            <draw:enhanced-geometry draw:mirror-horizontal="false" draw:mirror-vertical="false" svg:viewBox="0 0 0 0" drawooo:sub-view-size="696 647" draw:text-areas="0 0 ?f0 ?f1" draw:type="ooxml-non-primitive" draw:enhanced-path="M 506 283 C 498 289 488 291 478 288 464 285 451 275 441 261 430 246 425 231 426 216 427 206 432 197 439 192 447 186 458 184 468 187 334 4 334 4 334 4 332 0 326 0 324 4 178 204 178 204 178 204 178 205 177 205 176 206 173 207 171 207 169 206 163 202 159 199 159 192 159 188 160 184 160 180 161 168 151 159 139 162 128 165 118 174 111 184 104 194 98 206 99 218 100 230 111 236 122 232 126 230 129 228 133 227 140 225 144 228 149 232 152 234 152 236 152 239 152 240 151 241 151 242 4 444 4 444 4 444 0 449 4 455 10 455 72 448 138 432 147 440 174 465 143 537 158 561 180 598 517 647 683 531 691 525 695 517 696 504 696 502 696 501 695 500 519 258 519 258 519 258 519 268 514 278 506 283 Z N">
              <draw:equation draw:name="f0" draw:formula="logwidth"/>
              <draw:equation draw:name="f1" draw:formula="logheight"/>
            </draw:enhanced-geometry>
          </draw:custom-shape>
        </draw:g>
        <draw:g draw:name="Google Shape;460;p40">
          <draw:custom-shape draw:name="Google Shape;461;p40" draw:style-name="gr13" draw:text-style-name="P32" draw:layer="layout" svg:width="0.534cm" svg:height="0.584cm" svg:x="11.887cm" svg:y="2.342cm">
            <text:p/>
            <draw:enhanced-geometry draw:mirror-horizontal="false" draw:mirror-vertical="false" svg:viewBox="0 0 0 0" drawooo:sub-view-size="518 567" draw:text-areas="0 0 ?f0 ?f1" draw:type="ooxml-non-primitive" draw:enhanced-path="M 144 322 C 151 316 160 314 169 316 182 318 195 327 205 339 215 352 221 366 220 379 220 388 216 397 209 402 202 408 193 410 184 408 308 562 308 562 308 562 312 567 321 565 323 559 400 358 400 358 400 358 401 356 403 354 405 353 406 353 407 353 409 353 414 355 419 357 421 363 422 367 422 370 422 374 425 384 435 390 445 384 454 379 461 369 465 358 469 348 471 336 467 326 464 315 452 312 444 319 441 321 438 323 435 326 430 329 425 327 419 325 418 324 417 324 417 322 416 320 416 318 416 316 517 54 517 54 517 54 518 49 516 44 511 43 356 0 213 22 130 66 74 95 33 133 3 174 0 178 0 182 3 185 133 346 133 346 133 346 133 336 137 327 144 322 Z N">
              <draw:equation draw:name="f0" draw:formula="logwidth"/>
              <draw:equation draw:name="f1" draw:formula="logheight"/>
            </draw:enhanced-geometry>
          </draw:custom-shape>
          <draw:custom-shape draw:name="Google Shape;462;p40" draw:style-name="gr16" draw:text-style-name="P35" draw:layer="layout" svg:width="0.487cm" svg:height="0.567cm" svg:x="12.236cm" svg:y="2.395cm">
            <text:p/>
            <draw:enhanced-geometry draw:mirror-horizontal="false" draw:mirror-vertical="false" svg:viewBox="0 0 0 0" drawooo:sub-view-size="473 550" draw:text-areas="0 0 ?f0 ?f1" draw:type="ooxml-non-primitive" draw:enhanced-path="M 128 252 C 136 255 142 262 145 270 149 283 148 298 143 313 137 328 128 340 116 347 108 351 99 352 90 349 82 345 75 338 73 329 2 514 2 514 2 514 0 520 5 527 12 526 224 492 224 492 224 492 227 491 229 492 231 493 232 494 233 495 233 497 234 502 235 508 230 512 228 515 225 516 222 519 214 526 214 538 224 543 233 549 245 550 256 548 267 546 279 542 286 534 293 525 290 514 280 510 277 508 273 507 270 506 264 503 263 498 263 492 262 490 263 489 263 488 265 486 267 485 269 485 439 458 439 458 439 458 442 457 445 454 446 451 473 328 470 126 304 42 271 25 239 12 207 2 203 0 198 3 196 7 101 254 101 254 101 254 109 249 119 248 128 252 Z N">
              <draw:equation draw:name="f0" draw:formula="logwidth"/>
              <draw:equation draw:name="f1" draw:formula="logheight"/>
            </draw:enhanced-geometry>
          </draw:custom-shape>
          <draw:custom-shape draw:name="Google Shape;463;p40" draw:style-name="gr15" draw:text-style-name="P34" draw:layer="layout" svg:width="0.446cm" svg:height="0.46cm" svg:x="12.241cm" svg:y="2.885cm">
            <text:p/>
            <draw:enhanced-geometry draw:mirror-horizontal="false" draw:mirror-vertical="false" svg:viewBox="0 0 0 0" drawooo:sub-view-size="433 447" draw:text-areas="0 0 ?f0 ?f1" draw:type="ooxml-non-primitive" draw:enhanced-path="M 299 45 C 301 53 298 62 292 69 283 79 270 86 254 88 238 91 223 89 211 82 203 77 198 70 197 61 195 52 198 43 205 36 10 67 10 67 10 67 3 68 0 76 4 81 140 249 140 249 140 249 141 250 142 253 142 255 142 256 141 258 140 258 136 262 131 266 125 264 122 263 119 261 115 260 105 256 95 263 95 274 95 285 100 296 107 304 114 313 124 321 134 323 145 325 154 317 152 306 152 302 151 299 151 295 150 289 154 285 159 282 160 281 161 281 162 281 165 281 167 282 168 284 295 440 295 440 295 440 301 447 311 443 311 435 311 399 312 354 321 300 335 205 376 134 417 51 422 41 427 28 431 13 433 7 428 0 422 1 284 23 284 23 284 23 292 28 298 36 299 45 Z N">
              <draw:equation draw:name="f0" draw:formula="logwidth"/>
              <draw:equation draw:name="f1" draw:formula="logheight"/>
            </draw:enhanced-geometry>
          </draw:custom-shape>
          <draw:custom-shape draw:name="Google Shape;464;p40" draw:style-name="gr11" draw:text-style-name="P30" draw:layer="layout" svg:width="0.522cm" svg:height="0.604cm" svg:x="12.047cm" svg:y="2.975cm">
            <text:p/>
            <draw:enhanced-geometry draw:mirror-horizontal="false" draw:mirror-vertical="false" svg:viewBox="0 0 0 0" drawooo:sub-view-size="507 587" draw:text-areas="0 0 ?f0 ?f1" draw:type="ooxml-non-primitive" draw:enhanced-path="M 344 245 C 337 251 328 253 319 251 306 248 293 240 283 227 273 215 267 201 267 187 267 178 271 170 278 164 285 158 295 156 304 158 179 5 179 5 179 5 175 0 167 1 164 8 87 209 87 209 87 209 86 211 85 213 83 214 81 214 80 214 79 214 73 212 68 210 67 204 66 200 66 196 65 193 63 182 52 177 43 182 33 188 27 198 23 208 19 219 17 231 20 241 24 251 35 255 44 248 47 246 49 243 52 241 58 238 63 239 68 242 69 242 70 243 71 244 72 246 72 249 71 251 10 410 10 410 10 410 10 412 9 414 10 415 16 445 0 490 10 508 30 542 339 587 491 480 507 469 504 446 501 402 355 221 355 221 355 221 355 230 351 239 344 245 Z N">
              <draw:equation draw:name="f0" draw:formula="logwidth"/>
              <draw:equation draw:name="f1" draw:formula="logheight"/>
            </draw:enhanced-geometry>
          </draw:custom-shape>
          <draw:custom-shape draw:name="Google Shape;465;p40" draw:style-name="gr12" draw:text-style-name="P31" draw:layer="layout" svg:width="0.497cm" svg:height="0.489cm" svg:x="11.705cm" svg:y="2.94cm">
            <text:p/>
            <draw:enhanced-geometry draw:mirror-horizontal="false" draw:mirror-vertical="false" svg:viewBox="0 0 0 0" drawooo:sub-view-size="482 475" draw:text-areas="0 0 ?f0 ?f1" draw:type="ooxml-non-primitive" draw:enhanced-path="M 354 298 C 346 295 339 288 336 279 332 267 333 252 339 237 345 222 354 210 366 203 374 199 383 198 391 201 400 204 406 211 409 220 480 36 480 36 480 36 482 30 477 23 470 24 257 58 257 58 257 58 255 58 252 58 251 56 250 56 249 54 249 53 248 47 247 42 251 38 254 35 257 33 260 31 268 24 267 12 258 6 248 1 236 0 225 2 214 3 203 8 196 16 189 24 192 36 202 40 205 42 208 42 212 44 217 47 218 52 219 58 219 59 219 60 218 61 217 64 215 65 212 65 9 98 9 98 9 98 3 98 0 104 2 109 14 138 74 153 86 175 92 186 75 210 77 226 78 239 115 253 115 253 115 253 89 277 88 289 86 302 111 323 112 337 112 350 90 385 101 421 116 475 280 428 323 429 326 429 330 427 331 423 380 296 380 296 380 296 372 300 363 301 354 298 Z N">
              <draw:equation draw:name="f0" draw:formula="logwidth"/>
              <draw:equation draw:name="f1" draw:formula="logheight"/>
            </draw:enhanced-geometry>
          </draw:custom-shape>
          <draw:custom-shape draw:name="Google Shape;466;p40" draw:style-name="gr14" draw:text-style-name="P33" draw:layer="layout" svg:width="0.484cm" svg:height="0.474cm" svg:x="11.712cm" svg:y="2.547cm">
            <text:p/>
            <draw:enhanced-geometry draw:mirror-horizontal="false" draw:mirror-vertical="false" svg:viewBox="0 0 0 0" drawooo:sub-view-size="470 460" draw:text-areas="0 0 ?f0 ?f1" draw:type="ooxml-non-primitive" draw:enhanced-path="M 170 410 C 169 401 171 392 178 385 186 375 200 369 216 366 232 364 247 366 258 373 266 377 271 385 273 394 274 403 271 412 265 419 460 388 460 388 460 388 467 387 470 379 465 373 330 206 330 206 330 206 328 204 327 202 328 200 328 198 329 197 330 196 334 192 338 189 344 191 348 192 351 194 354 195 365 198 375 192 375 181 375 170 369 159 362 150 355 142 346 134 335 132 325 130 316 138 317 149 318 153 319 156 319 160 320 166 315 169 311 173 310 174 308 174 307 174 305 174 303 173 301 171 167 5 167 5 167 5 163 0 155 1 152 6 113 70 97 139 91 193 86 237 114 268 111 294 106 335 32 395 4 446 0 452 5 460 13 459 185 431 185 431 185 431 177 427 172 419 170 410 Z N">
              <draw:equation draw:name="f0" draw:formula="logwidth"/>
              <draw:equation draw:name="f1" draw:formula="logheight"/>
            </draw:enhanced-geometry>
          </draw:custom-shape>
        </draw:g>
        <draw:g draw:name="Google Shape;467;p40">
          <draw:custom-shape draw:name="Google Shape;468;p40" draw:style-name="gr11" draw:text-style-name="P30" draw:layer="layout" svg:width="0.784cm" svg:height="0.367cm" svg:x="3.336cm" svg:y="3.213cm">
            <text:p/>
            <draw:enhanced-geometry draw:mirror-horizontal="false" draw:mirror-vertical="false" svg:viewBox="0 0 0 0" drawooo:sub-view-size="763 358" draw:text-areas="0 0 ?f0 ?f1" draw:type="ooxml-non-primitive" draw:enhanced-path="M 1 27 C 0 41 25 62 25 75 26 89 4 123 14 160 32 219 230 155 245 169 269 192 241 258 255 280 275 313 582 358 735 252 763 232 729 168 749 8 749 4 746 0 742 0 24 0 24 0 24 0 22 0 19 1 17 3 10 11 2 21 1 27 Z N">
              <draw:equation draw:name="f0" draw:formula="logwidth"/>
              <draw:equation draw:name="f1" draw:formula="logheight"/>
            </draw:enhanced-geometry>
          </draw:custom-shape>
          <draw:custom-shape draw:name="Google Shape;469;p40" draw:style-name="gr15" draw:text-style-name="P34" draw:layer="layout" svg:width="0.965cm" svg:height="0.265cm" svg:x="3.246cm" svg:y="2.932cm">
            <text:p/>
            <draw:enhanced-geometry draw:mirror-horizontal="false" draw:mirror-vertical="false" svg:viewBox="0 0 0 0" drawooo:sub-view-size="938 259" draw:text-areas="0 0 ?f0 ?f1" draw:type="ooxml-non-primitive" draw:enhanced-path="M 2 109 C 0 146 74 161 88 186 93 197 77 222 79 237 79 244 91 252 101 257 103 258 104 259 106 259 840 259 840 259 840 259 840 258 840 258 840 258 854 164 895 93 936 10 936 10 936 10 936 10 938 5 935 0 929 0 77 0 77 0 77 0 75 0 73 1 71 3 39 39 3 78 2 109 Z N">
              <draw:equation draw:name="f0" draw:formula="logwidth"/>
              <draw:equation draw:name="f1" draw:formula="logheight"/>
            </draw:enhanced-geometry>
          </draw:custom-shape>
          <draw:custom-shape draw:name="Google Shape;470;p40" draw:style-name="gr16" draw:text-style-name="P35" draw:layer="layout" svg:width="0.916cm" svg:height="0.264cm" svg:x="3.341cm" svg:y="2.652cm">
            <text:p/>
            <draw:enhanced-geometry draw:mirror-horizontal="false" draw:mirror-vertical="false" svg:viewBox="0 0 0 0" drawooo:sub-view-size="891 258" draw:text-areas="0 0 ?f0 ?f1" draw:type="ooxml-non-primitive" draw:enhanced-path="M 8 98 C 2 142 31 174 28 199 26 213 17 230 3 247 0 252 3 258 9 258 849 258 849 258 849 258 852 258 855 256 856 254 875 195 891 98 873 5 872 2 869 0 866 0 34 0 34 0 34 0 31 0 28 2 27 5 17 38 11 70 8 98 Z N">
              <draw:equation draw:name="f0" draw:formula="logwidth"/>
              <draw:equation draw:name="f1" draw:formula="logheight"/>
            </draw:enhanced-geometry>
          </draw:custom-shape>
          <draw:custom-shape draw:name="Google Shape;471;p40" draw:style-name="gr13" draw:text-style-name="P32" draw:layer="layout" svg:width="0.854cm" svg:height="0.294cm" svg:x="3.378cm" svg:y="2.342cm">
            <text:p/>
            <draw:enhanced-geometry draw:mirror-horizontal="false" draw:mirror-vertical="false" svg:viewBox="0 0 0 0" drawooo:sub-view-size="831 287" draw:text-areas="0 0 ?f0 ?f1" draw:type="ooxml-non-primitive" draw:enhanced-path="M 690 102 C 488 0 287 19 180 75 84 125 31 203 2 278 0 282 3 287 8 287 823 287 823 287 823 287 828 287 831 283 830 278 810 207 768 141 690 102 Z N">
              <draw:equation draw:name="f0" draw:formula="logwidth"/>
              <draw:equation draw:name="f1" draw:formula="logheight"/>
            </draw:enhanced-geometry>
          </draw:custom-shape>
        </draw:g>
        <draw:g draw:name="Google Shape;472;p40">
          <draw:custom-shape draw:name="Google Shape;473;p40" draw:style-name="gr15" draw:text-style-name="P34" draw:layer="layout" svg:width="0.828cm" svg:height="0.259cm" svg:x="21.174cm" svg:y="3.035cm">
            <text:p/>
            <draw:enhanced-geometry draw:mirror-horizontal="false" draw:mirror-vertical="false" svg:viewBox="0 0 0 0" drawooo:sub-view-size="724 227" draw:text-areas="0 0 ?f0 ?f1" draw:type="ooxml-non-primitive" draw:enhanced-path="M 0 112 C 0 149 5 185 16 219 17 224 22 227 27 227 697 227 697 227 697 227 702 227 707 224 708 219 719 185 724 149 724 112 724 76 719 41 709 8 708 3 703 0 698 0 26 0 26 0 26 0 21 0 16 3 15 8 5 41 0 76 0 112 Z N">
              <draw:equation draw:name="f0" draw:formula="logwidth"/>
              <draw:equation draw:name="f1" draw:formula="logheight"/>
            </draw:enhanced-geometry>
          </draw:custom-shape>
          <draw:custom-shape draw:name="Google Shape;474;p40" draw:style-name="gr13" draw:text-style-name="P32" draw:layer="layout" svg:width="0.452cm" svg:height="0.393cm" svg:x="21.362cm" svg:y="2.342cm">
            <text:p/>
            <draw:enhanced-geometry draw:mirror-horizontal="false" draw:mirror-vertical="false" svg:viewBox="0 0 0 0" drawooo:sub-view-size="396 343" draw:text-areas="0 0 ?f0 ?f1" draw:type="ooxml-non-primitive" draw:enhanced-path="M 357 266 C 208 7 208 7 208 7 203 0 193 0 188 7 39 266 39 266 39 266 4 326 4 326 4 326 0 334 5 343 14 343 382 343 382 343 382 343 391 343 396 334 392 326 L 357 266 Z N">
              <draw:equation draw:name="f0" draw:formula="logwidth"/>
              <draw:equation draw:name="f1" draw:formula="logheight"/>
            </draw:enhanced-geometry>
          </draw:custom-shape>
          <draw:custom-shape draw:name="Google Shape;475;p40" draw:style-name="gr11" draw:text-style-name="P30" draw:layer="layout" svg:width="0.764cm" svg:height="0.265cm" svg:x="21.206cm" svg:y="3.314cm">
            <text:p/>
            <draw:enhanced-geometry draw:mirror-horizontal="false" draw:mirror-vertical="false" svg:viewBox="0 0 0 0" drawooo:sub-view-size="668 232" draw:text-areas="0 0 ?f0 ?f1" draw:type="ooxml-non-primitive" draw:enhanced-path="M 334 232 C 482 232 609 143 665 17 668 9 663 0 655 0 13 0 13 0 13 0 5 0 0 9 3 17 59 143 186 232 334 232 Z N">
              <draw:equation draw:name="f0" draw:formula="logwidth"/>
              <draw:equation draw:name="f1" draw:formula="logheight"/>
            </draw:enhanced-geometry>
          </draw:custom-shape>
          <draw:custom-shape draw:name="Google Shape;476;p40" draw:style-name="gr16" draw:text-style-name="P35" draw:layer="layout" svg:width="0.767cm" svg:height="0.259cm" svg:x="21.206cm" svg:y="2.755cm">
            <text:p/>
            <draw:enhanced-geometry draw:mirror-horizontal="false" draw:mirror-vertical="false" svg:viewBox="0 0 0 0" drawooo:sub-view-size="671 227" draw:text-areas="0 0 ?f0 ?f1" draw:type="ooxml-non-primitive" draw:enhanced-path="M 654 183 C 653 182 653 182 653 182 552 5 552 5 552 5 550 2 546 0 542 0 128 0 128 0 128 0 124 0 120 2 118 5 17 182 17 182 17 182 16 185 16 185 16 185 11 194 7 202 3 211 0 219 5 227 13 227 657 227 657 227 657 227 665 227 671 219 667 211 663 202 659 193 654 183 Z N">
              <draw:equation draw:name="f0" draw:formula="logwidth"/>
              <draw:equation draw:name="f1" draw:formula="logheight"/>
            </draw:enhanced-geometry>
          </draw:custom-shape>
        </draw:g>
        <draw:g draw:name="Google Shape;477;p40">
          <draw:custom-shape draw:name="Google Shape;478;p40" draw:style-name="gr18" draw:text-style-name="P30" draw:layer="layout" svg:width="0.598cm" svg:height="0.168cm" svg:x="17.624cm" svg:y="3.016cm">
            <text:p/>
            <draw:enhanced-geometry draw:mirror-horizontal="false" draw:mirror-vertical="false" svg:viewBox="0 0 0 0" drawooo:sub-view-size="1741804 492696" draw:text-areas="0 0 ?f0 ?f1" draw:type="ooxml-non-primitive" draw:enhanced-path="M 1741805 0 L 0 0 C 100902 166370 219266 316611 295529 492696 L 1444625 492696 C 1518222 307785 1639761 160655 1741805 0 Z N">
              <draw:equation draw:name="f0" draw:formula="logwidth"/>
              <draw:equation draw:name="f1" draw:formula="logheight"/>
            </draw:enhanced-geometry>
          </draw:custom-shape>
          <draw:custom-shape draw:name="Google Shape;479;p40" draw:style-name="gr19" draw:text-style-name="P32" draw:layer="layout" svg:width="0.622cm" svg:height="0.175cm" svg:x="17.61cm" svg:y="2.459cm">
            <text:p/>
            <draw:enhanced-geometry draw:mirror-horizontal="false" draw:mirror-vertical="false" svg:viewBox="0 0 0 0" drawooo:sub-view-size="1812480 511754" draw:text-areas="0 0 ?f0 ?f1" draw:type="ooxml-non-primitive" draw:enhanced-path="M 1812481 511755 C 1623568 198445 1277493 -1453 899922 8 549593 1341 194628 214066 0 511755 L 1812481 511755 Z N">
              <draw:equation draw:name="f0" draw:formula="logwidth"/>
              <draw:equation draw:name="f1" draw:formula="logheight"/>
            </draw:enhanced-geometry>
          </draw:custom-shape>
          <draw:custom-shape draw:name="Google Shape;480;p40" draw:style-name="gr20" draw:text-style-name="P35" draw:layer="layout" svg:width="0.726cm" svg:height="0.168cm" svg:x="17.558cm" svg:y="2.649cm">
            <text:p/>
            <draw:enhanced-geometry draw:mirror-horizontal="false" draw:mirror-vertical="false" svg:viewBox="0 0 0 0" drawooo:sub-view-size="2113216 492696" draw:text-areas="0 0 ?f0 ?f1" draw:type="ooxml-non-primitive" draw:enhanced-path="M 2113217 492696 C 2110994 311595 2064639 144717 1985582 0 L 127445 0 C 47307 135065 0 285687 0 440944 0 458534 508 475742 1270 492696 L 2113217 492696 Z N">
              <draw:equation draw:name="f0" draw:formula="logwidth"/>
              <draw:equation draw:name="f1" draw:formula="logheight"/>
            </draw:enhanced-geometry>
          </draw:custom-shape>
          <draw:custom-shape draw:name="Google Shape;481;p40" draw:style-name="gr21" draw:text-style-name="P34" draw:layer="layout" svg:width="0.724cm" svg:height="0.168cm" svg:x="17.559cm" svg:y="2.832cm">
            <text:p/>
            <draw:enhanced-geometry draw:mirror-horizontal="false" draw:mirror-vertical="false" svg:viewBox="0 0 0 0" drawooo:sub-view-size="2109469 492696" draw:text-areas="0 0 ?f0 ?f1" draw:type="ooxml-non-primitive" draw:enhanced-path="M 0 0 C 16002 194564 82868 350457 165291 492696 L 1953324 492696 C 2038096 352425 2104454 199073 2109470 0 L 0 0 Z N">
              <draw:equation draw:name="f0" draw:formula="logwidth"/>
              <draw:equation draw:name="f1" draw:formula="logheight"/>
            </draw:enhanced-geometry>
          </draw:custom-shape>
          <draw:custom-shape draw:name="Google Shape;482;p40" draw:style-name="gr22" draw:text-style-name="P31" draw:layer="layout" svg:width="0.384cm" svg:height="0.175cm" svg:x="17.731cm" svg:y="3.199cm">
            <text:p/>
            <draw:enhanced-geometry draw:mirror-horizontal="false" draw:mirror-vertical="false" svg:viewBox="0 0 0 0" drawooo:sub-view-size="1119187 511746" draw:text-areas="0 0 ?f0 ?f1" draw:type="ooxml-non-primitive" draw:enhanced-path="M 0 0 C 38989 100267 63690 209423 63690 334899 63690 432562 142875 511747 240538 511747 L 889889 511747 C 987552 511747 1066737 432562 1066737 334899 L 1066737 311658 C 1066737 194183 1086803 92265 1119188 0 L 0 0 Z N">
              <draw:equation draw:name="f0" draw:formula="logwidth"/>
              <draw:equation draw:name="f1" draw:formula="logheight"/>
            </draw:enhanced-geometry>
          </draw:custom-shape>
          <draw:g draw:name="Google Shape;483;p40">
            <draw:custom-shape draw:name="Google Shape;484;p40" draw:style-name="gr17" draw:text-style-name="P25" draw:layer="layout" svg:width="0.13cm" svg:height="0.129cm" svg:x="18.249cm" svg:y="2.398cm">
              <text:p/>
              <draw:enhanced-geometry draw:mirror-horizontal="false" draw:mirror-vertical="false" svg:viewBox="0 0 0 0" drawooo:sub-view-size="133 132" draw:text-areas="0 0 ?f0 ?f1" draw:type="ooxml-non-primitive" draw:enhanced-path="M 12 132 C 9 132 6 131 4 128 0 124 0 118 4 114 113 4 113 4 113 4 118 0 124 0 128 4 133 8 133 15 128 19 19 128 19 128 19 128 17 131 14 132 12 132 Z N">
                <draw:equation draw:name="f0" draw:formula="logwidth"/>
                <draw:equation draw:name="f1" draw:formula="logheight"/>
              </draw:enhanced-geometry>
            </draw:custom-shape>
            <draw:custom-shape draw:name="Google Shape;485;p40" draw:style-name="gr17" draw:text-style-name="P25" draw:layer="layout" svg:width="0.171cm" svg:height="0.02cm" svg:x="18.39cm" svg:y="2.845cm">
              <text:p/>
              <draw:enhanced-geometry draw:mirror-horizontal="false" draw:mirror-vertical="false" svg:viewBox="0 0 0 0" drawooo:sub-view-size="175 21" draw:text-areas="0 0 ?f0 ?f1" draw:type="ooxml-non-primitive" draw:enhanced-path="M 165 21 C 10 21 10 21 10 21 4 21 0 17 0 11 0 5 4 0 10 0 165 0 165 0 165 0 171 0 175 5 175 11 175 17 171 21 165 21 Z N">
                <draw:equation draw:name="f0" draw:formula="logwidth"/>
                <draw:equation draw:name="f1" draw:formula="logheight"/>
              </draw:enhanced-geometry>
            </draw:custom-shape>
            <draw:custom-shape draw:name="Google Shape;486;p40" draw:style-name="gr17" draw:text-style-name="P25" draw:layer="layout" svg:width="0.13cm" svg:height="0.129cm" svg:x="18.249cm" svg:y="3.182cm">
              <text:p/>
              <draw:enhanced-geometry draw:mirror-horizontal="false" draw:mirror-vertical="false" svg:viewBox="0 0 0 0" drawooo:sub-view-size="133 132" draw:text-areas="0 0 ?f0 ?f1" draw:type="ooxml-non-primitive" draw:enhanced-path="M 121 132 C 119 132 116 131 114 129 5 19 5 19 5 19 0 15 0 8 5 4 9 0 15 0 20 4 129 114 129 114 129 114 133 118 133 124 129 129 127 131 124 132 121 132 Z N">
                <draw:equation draw:name="f0" draw:formula="logwidth"/>
                <draw:equation draw:name="f1" draw:formula="logheight"/>
              </draw:enhanced-geometry>
            </draw:custom-shape>
            <draw:custom-shape draw:name="Google Shape;487;p40" draw:style-name="gr17" draw:text-style-name="P25" draw:layer="layout" svg:width="0.13cm" svg:height="0.128cm" svg:x="17.465cm" svg:y="3.183cm">
              <text:p/>
              <draw:enhanced-geometry draw:mirror-horizontal="false" draw:mirror-vertical="false" svg:viewBox="0 0 0 0" drawooo:sub-view-size="133 131" draw:text-areas="0 0 ?f0 ?f1" draw:type="ooxml-non-primitive" draw:enhanced-path="M 12 131 C 9 131 7 130 5 128 0 124 0 117 5 113 114 4 114 4 114 4 118 0 125 0 129 4 133 8 133 14 129 19 19 128 19 128 19 128 17 130 15 131 12 131 Z N">
                <draw:equation draw:name="f0" draw:formula="logwidth"/>
                <draw:equation draw:name="f1" draw:formula="logheight"/>
              </draw:enhanced-geometry>
            </draw:custom-shape>
            <draw:custom-shape draw:name="Google Shape;488;p40" draw:style-name="gr17" draw:text-style-name="P25" draw:layer="layout" svg:width="0.171cm" svg:height="0.02cm" svg:x="17.282cm" svg:y="2.845cm">
              <text:p/>
              <draw:enhanced-geometry draw:mirror-horizontal="false" draw:mirror-vertical="false" svg:viewBox="0 0 0 0" drawooo:sub-view-size="175 21" draw:text-areas="0 0 ?f0 ?f1" draw:type="ooxml-non-primitive" draw:enhanced-path="M 165 21 C 10 21 10 21 10 21 4 21 0 16 0 10 0 5 4 0 10 0 165 0 165 0 165 0 171 0 175 5 175 10 175 16 171 21 165 21 Z N">
                <draw:equation draw:name="f0" draw:formula="logwidth"/>
                <draw:equation draw:name="f1" draw:formula="logheight"/>
              </draw:enhanced-geometry>
            </draw:custom-shape>
            <draw:custom-shape draw:name="Google Shape;489;p40" draw:style-name="gr17" draw:text-style-name="P25" draw:layer="layout" svg:width="0.129cm" svg:height="0.128cm" svg:x="17.465cm" svg:y="2.399cm">
              <text:p/>
              <draw:enhanced-geometry draw:mirror-horizontal="false" draw:mirror-vertical="false" svg:viewBox="0 0 0 0" drawooo:sub-view-size="132 131" draw:text-areas="0 0 ?f0 ?f1" draw:type="ooxml-non-primitive" draw:enhanced-path="M 121 131 C 118 131 115 130 113 128 4 19 4 19 4 19 0 14 0 8 4 4 8 0 15 0 19 4 128 113 128 113 128 113 132 117 132 124 128 128 126 130 124 131 121 131 Z N">
                <draw:equation draw:name="f0" draw:formula="logwidth"/>
                <draw:equation draw:name="f1" draw:formula="logheight"/>
              </draw:enhanced-geometry>
            </draw:custom-shape>
            <draw:custom-shape draw:name="Google Shape;490;p40" draw:style-name="gr17" draw:text-style-name="P25" draw:layer="layout" svg:width="0.02cm" svg:height="0.171cm" svg:x="17.912cm" svg:y="2.215cm">
              <text:p/>
              <draw:enhanced-geometry draw:mirror-horizontal="false" draw:mirror-vertical="false" svg:viewBox="0 0 0 0" drawooo:sub-view-size="21 175" draw:text-areas="0 0 ?f0 ?f1" draw:type="ooxml-non-primitive" draw:enhanced-path="M 11 175 C 5 175 0 171 0 165 0 10 0 10 0 10 0 4 5 0 11 0 17 0 21 4 21 10 21 165 21 165 21 165 21 171 17 175 11 175 Z N">
                <draw:equation draw:name="f0" draw:formula="logwidth"/>
                <draw:equation draw:name="f1" draw:formula="logheight"/>
              </draw:enhanced-geometry>
            </draw:custom-shape>
            <draw:custom-shape draw:name="Google Shape;491;p40" draw:style-name="gr17" draw:text-style-name="P25" draw:layer="layout" svg:width="0.309cm" svg:height="0.043cm" svg:x="17.767cm" svg:y="3.405cm">
              <text:p/>
              <draw:enhanced-geometry draw:mirror-horizontal="false" draw:mirror-vertical="false" svg:viewBox="0 0 0 0" drawooo:sub-view-size="315 45" draw:text-areas="0 0 ?f0 ?f1" draw:type="ooxml-non-primitive" draw:enhanced-path="M 0 23 C 0 35 10 45 22 45 293 45 293 45 293 45 305 45 315 35 315 23 315 23 315 23 315 23 315 11 305 0 293 0 22 0 22 0 22 0 10 0 0 11 0 23 Z N">
                <draw:equation draw:name="f0" draw:formula="logwidth"/>
                <draw:equation draw:name="f1" draw:formula="logheight"/>
              </draw:enhanced-geometry>
            </draw:custom-shape>
            <draw:custom-shape draw:name="Google Shape;492;p40" draw:style-name="gr17" draw:text-style-name="P25" draw:layer="layout" svg:width="0.293cm" svg:height="0.043cm" svg:x="17.775cm" svg:y="3.471cm">
              <text:p/>
              <draw:enhanced-geometry draw:mirror-horizontal="false" draw:mirror-vertical="false" svg:viewBox="0 0 0 0" drawooo:sub-view-size="299 45" draw:text-areas="0 0 ?f0 ?f1" draw:type="ooxml-non-primitive" draw:enhanced-path="M 0 22 C 0 35 10 45 23 45 277 45 277 45 277 45 289 45 299 35 299 22 299 22 299 22 299 22 299 10 289 0 277 0 23 0 23 0 23 0 10 0 0 10 0 22 Z N">
                <draw:equation draw:name="f0" draw:formula="logwidth"/>
                <draw:equation draw:name="f1" draw:formula="logheight"/>
              </draw:enhanced-geometry>
            </draw:custom-shape>
            <draw:custom-shape draw:name="Google Shape;493;p40" draw:style-name="gr17" draw:text-style-name="P25" draw:layer="layout" svg:width="0.209cm" svg:height="0.043cm" svg:x="17.817cm" svg:y="3.536cm">
              <text:p/>
              <draw:enhanced-geometry draw:mirror-horizontal="false" draw:mirror-vertical="false" svg:viewBox="0 0 0 0" drawooo:sub-view-size="214 45" draw:text-areas="0 0 ?f0 ?f1" draw:type="ooxml-non-primitive" draw:enhanced-path="M 0 23 C 0 35 10 45 22 45 192 45 192 45 192 45 204 45 214 35 214 23 214 23 214 23 214 23 214 10 204 0 192 0 22 0 22 0 22 0 10 0 0 10 0 23 Z N">
                <draw:equation draw:name="f0" draw:formula="logwidth"/>
                <draw:equation draw:name="f1" draw:formula="logheight"/>
              </draw:enhanced-geometry>
            </draw:custom-shape>
          </draw:g>
        </draw:g>
        <draw:g draw:name="Google Shape;494;p40">
          <draw:custom-shape draw:name="Google Shape;495;p40" draw:style-name="gr19" draw:text-style-name="P32" draw:layer="layout" svg:width="0.725cm" svg:height="0.295cm" svg:x="13.666cm" svg:y="2.459cm">
            <text:p/>
            <draw:enhanced-geometry draw:mirror-horizontal="false" draw:mirror-vertical="false" svg:viewBox="0 0 0 0" drawooo:sub-view-size="2085276 859701" draw:text-areas="0 0 ?f0 ?f1" draw:type="ooxml-non-primitive" draw:enhanced-path="M 2085276 859701 C 2064893 746925 2027047 641516 1974723 545821 L 1952816 507721 C 1535303 -176492 577914 -161950 140271 507721 L 116523 545821 C 57721 643421 18098 749783 0 859701 L 2085276 859701 Z N">
              <draw:equation draw:name="f0" draw:formula="logwidth"/>
              <draw:equation draw:name="f1" draw:formula="logheight"/>
            </draw:enhanced-geometry>
          </draw:custom-shape>
          <draw:custom-shape draw:name="Google Shape;496;p40" draw:style-name="gr20" draw:text-style-name="P35" draw:layer="layout" svg:width="0.735cm" svg:height="0.294cm" svg:x="13.662cm" svg:y="2.77cm">
            <text:p/>
            <draw:enhanced-geometry draw:mirror-horizontal="false" draw:mirror-vertical="false" svg:viewBox="0 0 0 0" drawooo:sub-view-size="2113506 857250" draw:text-areas="0 0 ?f0 ?f1" draw:type="ooxml-non-primitive" draw:enhanced-path="M 3910 178753 C 22706 451485 153833 652844 287056 857250 L 1834170 857250 C 1971457 654495 2109316 461137 2113316 178753 L 2113507 140653 C 2112935 92710 2109125 45784 2102585 0 L 5815 0 C -1170 58991 -1932 118872 3910 178753 Z N">
              <draw:equation draw:name="f0" draw:formula="logwidth"/>
              <draw:equation draw:name="f1" draw:formula="logheight"/>
            </draw:enhanced-geometry>
          </draw:custom-shape>
          <draw:custom-shape draw:name="Google Shape;497;p40" draw:style-name="gr21" draw:text-style-name="P34" draw:layer="layout" svg:width="0.52cm" svg:height="0.294cm" svg:x="13.771cm" svg:y="3.079cm">
            <text:p/>
            <draw:enhanced-geometry draw:mirror-horizontal="false" draw:mirror-vertical="false" svg:viewBox="0 0 0 0" drawooo:sub-view-size="1496631 856741" draw:text-areas="0 0 ?f0 ?f1" draw:type="ooxml-non-primitive" draw:enhanced-path="M 0 0 C 63500 97853 125984 197485 175451 306896 L 191071 344996 C 230060 445262 254762 554419 254762 679895 254762 777558 333946 856742 431610 856742 L 1080960 856742 C 1189609 856488 1267206 763143 1257808 656653 1257808 539178 1277874 437261 1310259 344996 L 1324483 306896 C 1370775 194501 1432687 95567 1496632 0 L 0 0 Z N">
              <draw:equation draw:name="f0" draw:formula="logwidth"/>
              <draw:equation draw:name="f1" draw:formula="logheight"/>
            </draw:enhanced-geometry>
          </draw:custom-shape>
          <draw:g draw:name="Google Shape;498;p40">
            <draw:custom-shape draw:name="Google Shape;499;p40" draw:style-name="gr17" draw:text-style-name="P25" draw:layer="layout" svg:width="0.13cm" svg:height="0.129cm" svg:x="14.357cm" svg:y="2.398cm">
              <text:p/>
              <draw:enhanced-geometry draw:mirror-horizontal="false" draw:mirror-vertical="false" svg:viewBox="0 0 0 0" drawooo:sub-view-size="133 132" draw:text-areas="0 0 ?f0 ?f1" draw:type="ooxml-non-primitive" draw:enhanced-path="M 12 132 C 9 132 6 131 4 128 0 124 0 118 4 114 113 4 113 4 113 4 118 0 124 0 128 4 133 8 133 15 128 19 19 128 19 128 19 128 17 131 14 132 12 132 Z N">
                <draw:equation draw:name="f0" draw:formula="logwidth"/>
                <draw:equation draw:name="f1" draw:formula="logheight"/>
              </draw:enhanced-geometry>
            </draw:custom-shape>
            <draw:custom-shape draw:name="Google Shape;500;p40" draw:style-name="gr17" draw:text-style-name="P25" draw:layer="layout" svg:width="0.171cm" svg:height="0.02cm" svg:x="14.498cm" svg:y="2.845cm">
              <text:p/>
              <draw:enhanced-geometry draw:mirror-horizontal="false" draw:mirror-vertical="false" svg:viewBox="0 0 0 0" drawooo:sub-view-size="175 21" draw:text-areas="0 0 ?f0 ?f1" draw:type="ooxml-non-primitive" draw:enhanced-path="M 165 21 C 10 21 10 21 10 21 4 21 0 17 0 11 0 5 4 0 10 0 165 0 165 0 165 0 171 0 175 5 175 11 175 17 171 21 165 21 Z N">
                <draw:equation draw:name="f0" draw:formula="logwidth"/>
                <draw:equation draw:name="f1" draw:formula="logheight"/>
              </draw:enhanced-geometry>
            </draw:custom-shape>
            <draw:custom-shape draw:name="Google Shape;501;p40" draw:style-name="gr17" draw:text-style-name="P25" draw:layer="layout" svg:width="0.13cm" svg:height="0.129cm" svg:x="14.357cm" svg:y="3.182cm">
              <text:p/>
              <draw:enhanced-geometry draw:mirror-horizontal="false" draw:mirror-vertical="false" svg:viewBox="0 0 0 0" drawooo:sub-view-size="133 132" draw:text-areas="0 0 ?f0 ?f1" draw:type="ooxml-non-primitive" draw:enhanced-path="M 121 132 C 119 132 116 131 114 129 5 19 5 19 5 19 0 15 0 8 5 4 9 0 15 0 20 4 129 114 129 114 129 114 133 118 133 124 129 129 127 131 124 132 121 132 Z N">
                <draw:equation draw:name="f0" draw:formula="logwidth"/>
                <draw:equation draw:name="f1" draw:formula="logheight"/>
              </draw:enhanced-geometry>
            </draw:custom-shape>
            <draw:custom-shape draw:name="Google Shape;502;p40" draw:style-name="gr17" draw:text-style-name="P25" draw:layer="layout" svg:width="0.13cm" svg:height="0.128cm" svg:x="13.573cm" svg:y="3.183cm">
              <text:p/>
              <draw:enhanced-geometry draw:mirror-horizontal="false" draw:mirror-vertical="false" svg:viewBox="0 0 0 0" drawooo:sub-view-size="133 131" draw:text-areas="0 0 ?f0 ?f1" draw:type="ooxml-non-primitive" draw:enhanced-path="M 12 131 C 9 131 7 130 5 128 0 124 0 117 5 113 114 4 114 4 114 4 118 0 125 0 129 4 133 8 133 14 129 19 19 128 19 128 19 128 17 130 15 131 12 131 Z N">
                <draw:equation draw:name="f0" draw:formula="logwidth"/>
                <draw:equation draw:name="f1" draw:formula="logheight"/>
              </draw:enhanced-geometry>
            </draw:custom-shape>
            <draw:custom-shape draw:name="Google Shape;503;p40" draw:style-name="gr17" draw:text-style-name="P25" draw:layer="layout" svg:width="0.171cm" svg:height="0.02cm" svg:x="13.39cm" svg:y="2.845cm">
              <text:p/>
              <draw:enhanced-geometry draw:mirror-horizontal="false" draw:mirror-vertical="false" svg:viewBox="0 0 0 0" drawooo:sub-view-size="175 21" draw:text-areas="0 0 ?f0 ?f1" draw:type="ooxml-non-primitive" draw:enhanced-path="M 165 21 C 10 21 10 21 10 21 4 21 0 16 0 10 0 5 4 0 10 0 165 0 165 0 165 0 171 0 175 5 175 10 175 16 171 21 165 21 Z N">
                <draw:equation draw:name="f0" draw:formula="logwidth"/>
                <draw:equation draw:name="f1" draw:formula="logheight"/>
              </draw:enhanced-geometry>
            </draw:custom-shape>
            <draw:custom-shape draw:name="Google Shape;504;p40" draw:style-name="gr17" draw:text-style-name="P25" draw:layer="layout" svg:width="0.129cm" svg:height="0.128cm" svg:x="13.573cm" svg:y="2.399cm">
              <text:p/>
              <draw:enhanced-geometry draw:mirror-horizontal="false" draw:mirror-vertical="false" svg:viewBox="0 0 0 0" drawooo:sub-view-size="132 131" draw:text-areas="0 0 ?f0 ?f1" draw:type="ooxml-non-primitive" draw:enhanced-path="M 121 131 C 118 131 115 130 113 128 4 19 4 19 4 19 0 14 0 8 4 4 8 0 15 0 19 4 128 113 128 113 128 113 132 117 132 124 128 128 126 130 124 131 121 131 Z N">
                <draw:equation draw:name="f0" draw:formula="logwidth"/>
                <draw:equation draw:name="f1" draw:formula="logheight"/>
              </draw:enhanced-geometry>
            </draw:custom-shape>
            <draw:custom-shape draw:name="Google Shape;505;p40" draw:style-name="gr17" draw:text-style-name="P25" draw:layer="layout" svg:width="0.02cm" svg:height="0.171cm" svg:x="14.02cm" svg:y="2.215cm">
              <text:p/>
              <draw:enhanced-geometry draw:mirror-horizontal="false" draw:mirror-vertical="false" svg:viewBox="0 0 0 0" drawooo:sub-view-size="21 175" draw:text-areas="0 0 ?f0 ?f1" draw:type="ooxml-non-primitive" draw:enhanced-path="M 11 175 C 5 175 0 171 0 165 0 10 0 10 0 10 0 4 5 0 11 0 17 0 21 4 21 10 21 165 21 165 21 165 21 171 17 175 11 175 Z N">
                <draw:equation draw:name="f0" draw:formula="logwidth"/>
                <draw:equation draw:name="f1" draw:formula="logheight"/>
              </draw:enhanced-geometry>
            </draw:custom-shape>
            <draw:custom-shape draw:name="Google Shape;506;p40" draw:style-name="gr17" draw:text-style-name="P25" draw:layer="layout" svg:width="0.309cm" svg:height="0.043cm" svg:x="13.875cm" svg:y="3.405cm">
              <text:p/>
              <draw:enhanced-geometry draw:mirror-horizontal="false" draw:mirror-vertical="false" svg:viewBox="0 0 0 0" drawooo:sub-view-size="315 45" draw:text-areas="0 0 ?f0 ?f1" draw:type="ooxml-non-primitive" draw:enhanced-path="M 0 23 C 0 35 10 45 22 45 293 45 293 45 293 45 305 45 315 35 315 23 315 23 315 23 315 23 315 11 305 0 293 0 22 0 22 0 22 0 10 0 0 11 0 23 Z N">
                <draw:equation draw:name="f0" draw:formula="logwidth"/>
                <draw:equation draw:name="f1" draw:formula="logheight"/>
              </draw:enhanced-geometry>
            </draw:custom-shape>
            <draw:custom-shape draw:name="Google Shape;507;p40" draw:style-name="gr17" draw:text-style-name="P25" draw:layer="layout" svg:width="0.293cm" svg:height="0.043cm" svg:x="13.883cm" svg:y="3.471cm">
              <text:p/>
              <draw:enhanced-geometry draw:mirror-horizontal="false" draw:mirror-vertical="false" svg:viewBox="0 0 0 0" drawooo:sub-view-size="299 45" draw:text-areas="0 0 ?f0 ?f1" draw:type="ooxml-non-primitive" draw:enhanced-path="M 0 22 C 0 35 10 45 23 45 277 45 277 45 277 45 289 45 299 35 299 22 299 22 299 22 299 22 299 10 289 0 277 0 23 0 23 0 23 0 10 0 0 10 0 22 Z N">
                <draw:equation draw:name="f0" draw:formula="logwidth"/>
                <draw:equation draw:name="f1" draw:formula="logheight"/>
              </draw:enhanced-geometry>
            </draw:custom-shape>
            <draw:custom-shape draw:name="Google Shape;508;p40" draw:style-name="gr17" draw:text-style-name="P25" draw:layer="layout" svg:width="0.209cm" svg:height="0.043cm" svg:x="13.925cm" svg:y="3.536cm">
              <text:p/>
              <draw:enhanced-geometry draw:mirror-horizontal="false" draw:mirror-vertical="false" svg:viewBox="0 0 0 0" drawooo:sub-view-size="214 45" draw:text-areas="0 0 ?f0 ?f1" draw:type="ooxml-non-primitive" draw:enhanced-path="M 0 23 C 0 35 10 45 22 45 192 45 192 45 192 45 204 45 214 35 214 23 214 23 214 23 214 23 214 10 204 0 192 0 22 0 22 0 22 0 10 0 0 10 0 23 Z N">
                <draw:equation draw:name="f0" draw:formula="logwidth"/>
                <draw:equation draw:name="f1" draw:formula="logheight"/>
              </draw:enhanced-geometry>
            </draw:custom-shape>
          </draw:g>
        </draw:g>
        <draw:g draw:name="Google Shape;509;p40">
          <draw:custom-shape draw:name="Google Shape;510;p40" draw:style-name="gr20" draw:text-style-name="P35" draw:layer="layout" svg:width="0.372cm" svg:height="0.435cm" svg:x="15.981cm" svg:y="2.459cm">
            <text:p/>
            <draw:enhanced-geometry draw:mirror-horizontal="false" draw:mirror-vertical="false" svg:viewBox="0 0 0 0" drawooo:sub-view-size="1085755 1267396" draw:text-areas="0 0 ?f0 ?f1" draw:type="ooxml-non-primitive" draw:enhanced-path="M 1058482 714947 C 1013714 538416 885190 361632 705993 229870 565277 126492 329184 3365 0 0 L 0 1267397 1025144 1267397 C 1092772 1073722 1103694 892810 1058482 714947 Z N">
              <draw:equation draw:name="f0" draw:formula="logwidth"/>
              <draw:equation draw:name="f1" draw:formula="logheight"/>
            </draw:enhanced-geometry>
          </draw:custom-shape>
          <draw:custom-shape draw:name="Google Shape;511;p40" draw:style-name="gr19" draw:text-style-name="P32" draw:layer="layout" svg:width="0.368cm" svg:height="0.435cm" svg:x="15.597cm" svg:y="2.459cm">
            <text:p/>
            <draw:enhanced-geometry draw:mirror-horizontal="false" draw:mirror-vertical="false" svg:viewBox="0 0 0 0" drawooo:sub-view-size="1071591 1267142" draw:text-areas="0 0 ?f0 ?f1" draw:type="ooxml-non-primitive" draw:enhanced-path="M 377536 231331 C 199609 362839 71910 538988 27270 714693 -17942 892556 -7020 1073404 60671 1267143 L 1071591 1267143 1071591 0 C 748249 6794 516220 128905 377536 231331 Z N">
              <draw:equation draw:name="f0" draw:formula="logwidth"/>
              <draw:equation draw:name="f1" draw:formula="logheight"/>
            </draw:enhanced-geometry>
          </draw:custom-shape>
          <draw:custom-shape draw:name="Google Shape;512;p40" draw:style-name="gr21" draw:text-style-name="P34" draw:layer="layout" svg:width="0.347cm" svg:height="0.464cm" svg:x="15.981cm" svg:y="2.91cm">
            <text:p/>
            <draw:enhanced-geometry draw:mirror-horizontal="false" draw:mirror-vertical="false" svg:viewBox="0 0 0 0" drawooo:sub-view-size="1010666 1352232" draw:text-areas="0 0 ?f0 ?f1" draw:type="ooxml-non-primitive" draw:enhanced-path="M 326390 1351915 C 447929 1351090 476758 1318387 497142 1226757 505079 1190943 512382 1152208 520129 1111187 540004 1005586 562610 885888 602869 793750 721932 514413 897255 279463 1010666 0 L 0 0 0 1351725 12573 1351598 12573 1352169 C 41974 1352169 71438 1352169 100838 1352233 L 118364 1351915 C 162116 1351979 284671 1352487 326390 1351915 Z N">
              <draw:equation draw:name="f0" draw:formula="logwidth"/>
              <draw:equation draw:name="f1" draw:formula="logheight"/>
            </draw:enhanced-geometry>
          </draw:custom-shape>
          <draw:custom-shape draw:name="Google Shape;513;p40" draw:style-name="gr18" draw:text-style-name="P30" draw:layer="layout" svg:width="0.342cm" svg:height="0.464cm" svg:x="15.623cm" svg:y="2.91cm">
            <text:p/>
            <draw:enhanced-geometry draw:mirror-horizontal="false" draw:mirror-vertical="false" svg:viewBox="0 0 0 0" drawooo:sub-view-size="996442 1352197" draw:text-areas="0 0 ?f0 ?f1" draw:type="ooxml-non-primitive" draw:enhanced-path="M 996442 1352169 L 996442 0 0 0 C 113538 279591 288671 514287 407797 793750 448056 885888 470662 1005586 490601 1111250 498348 1152208 505651 1190943 513588 1226757 533908 1329246 580580 1351153 682561 1352169 774002 1352169 905256 1352233 996442 1352169 Z N">
              <draw:equation draw:name="f0" draw:formula="logwidth"/>
              <draw:equation draw:name="f1" draw:formula="logheight"/>
            </draw:enhanced-geometry>
          </draw:custom-shape>
          <draw:g draw:name="Google Shape;514;p40">
            <draw:custom-shape draw:name="Google Shape;515;p40" draw:style-name="gr17" draw:text-style-name="P25" draw:layer="layout" svg:width="0.13cm" svg:height="0.129cm" svg:x="16.303cm" svg:y="2.398cm">
              <text:p/>
              <draw:enhanced-geometry draw:mirror-horizontal="false" draw:mirror-vertical="false" svg:viewBox="0 0 0 0" drawooo:sub-view-size="133 132" draw:text-areas="0 0 ?f0 ?f1" draw:type="ooxml-non-primitive" draw:enhanced-path="M 12 132 C 9 132 6 131 4 128 0 124 0 118 4 114 113 4 113 4 113 4 118 0 124 0 128 4 133 8 133 15 128 19 19 128 19 128 19 128 17 131 14 132 12 132 Z N">
                <draw:equation draw:name="f0" draw:formula="logwidth"/>
                <draw:equation draw:name="f1" draw:formula="logheight"/>
              </draw:enhanced-geometry>
            </draw:custom-shape>
            <draw:custom-shape draw:name="Google Shape;516;p40" draw:style-name="gr17" draw:text-style-name="P25" draw:layer="layout" svg:width="0.171cm" svg:height="0.02cm" svg:x="16.444cm" svg:y="2.845cm">
              <text:p/>
              <draw:enhanced-geometry draw:mirror-horizontal="false" draw:mirror-vertical="false" svg:viewBox="0 0 0 0" drawooo:sub-view-size="175 21" draw:text-areas="0 0 ?f0 ?f1" draw:type="ooxml-non-primitive" draw:enhanced-path="M 165 21 C 10 21 10 21 10 21 4 21 0 17 0 11 0 5 4 0 10 0 165 0 165 0 165 0 171 0 175 5 175 11 175 17 171 21 165 21 Z N">
                <draw:equation draw:name="f0" draw:formula="logwidth"/>
                <draw:equation draw:name="f1" draw:formula="logheight"/>
              </draw:enhanced-geometry>
            </draw:custom-shape>
            <draw:custom-shape draw:name="Google Shape;517;p40" draw:style-name="gr17" draw:text-style-name="P25" draw:layer="layout" svg:width="0.13cm" svg:height="0.129cm" svg:x="16.303cm" svg:y="3.182cm">
              <text:p/>
              <draw:enhanced-geometry draw:mirror-horizontal="false" draw:mirror-vertical="false" svg:viewBox="0 0 0 0" drawooo:sub-view-size="133 132" draw:text-areas="0 0 ?f0 ?f1" draw:type="ooxml-non-primitive" draw:enhanced-path="M 121 132 C 119 132 116 131 114 129 5 19 5 19 5 19 0 15 0 8 5 4 9 0 15 0 20 4 129 114 129 114 129 114 133 118 133 124 129 129 127 131 124 132 121 132 Z N">
                <draw:equation draw:name="f0" draw:formula="logwidth"/>
                <draw:equation draw:name="f1" draw:formula="logheight"/>
              </draw:enhanced-geometry>
            </draw:custom-shape>
            <draw:custom-shape draw:name="Google Shape;518;p40" draw:style-name="gr17" draw:text-style-name="P25" draw:layer="layout" svg:width="0.13cm" svg:height="0.128cm" svg:x="15.519cm" svg:y="3.183cm">
              <text:p/>
              <draw:enhanced-geometry draw:mirror-horizontal="false" draw:mirror-vertical="false" svg:viewBox="0 0 0 0" drawooo:sub-view-size="133 131" draw:text-areas="0 0 ?f0 ?f1" draw:type="ooxml-non-primitive" draw:enhanced-path="M 12 131 C 9 131 7 130 5 128 0 124 0 117 5 113 114 4 114 4 114 4 118 0 125 0 129 4 133 8 133 14 129 19 19 128 19 128 19 128 17 130 15 131 12 131 Z N">
                <draw:equation draw:name="f0" draw:formula="logwidth"/>
                <draw:equation draw:name="f1" draw:formula="logheight"/>
              </draw:enhanced-geometry>
            </draw:custom-shape>
            <draw:custom-shape draw:name="Google Shape;519;p40" draw:style-name="gr17" draw:text-style-name="P25" draw:layer="layout" svg:width="0.171cm" svg:height="0.02cm" svg:x="15.336cm" svg:y="2.845cm">
              <text:p/>
              <draw:enhanced-geometry draw:mirror-horizontal="false" draw:mirror-vertical="false" svg:viewBox="0 0 0 0" drawooo:sub-view-size="175 21" draw:text-areas="0 0 ?f0 ?f1" draw:type="ooxml-non-primitive" draw:enhanced-path="M 165 21 C 10 21 10 21 10 21 4 21 0 16 0 10 0 5 4 0 10 0 165 0 165 0 165 0 171 0 175 5 175 10 175 16 171 21 165 21 Z N">
                <draw:equation draw:name="f0" draw:formula="logwidth"/>
                <draw:equation draw:name="f1" draw:formula="logheight"/>
              </draw:enhanced-geometry>
            </draw:custom-shape>
            <draw:custom-shape draw:name="Google Shape;520;p40" draw:style-name="gr17" draw:text-style-name="P25" draw:layer="layout" svg:width="0.129cm" svg:height="0.128cm" svg:x="15.519cm" svg:y="2.399cm">
              <text:p/>
              <draw:enhanced-geometry draw:mirror-horizontal="false" draw:mirror-vertical="false" svg:viewBox="0 0 0 0" drawooo:sub-view-size="132 131" draw:text-areas="0 0 ?f0 ?f1" draw:type="ooxml-non-primitive" draw:enhanced-path="M 121 131 C 118 131 115 130 113 128 4 19 4 19 4 19 0 14 0 8 4 4 8 0 15 0 19 4 128 113 128 113 128 113 132 117 132 124 128 128 126 130 124 131 121 131 Z N">
                <draw:equation draw:name="f0" draw:formula="logwidth"/>
                <draw:equation draw:name="f1" draw:formula="logheight"/>
              </draw:enhanced-geometry>
            </draw:custom-shape>
            <draw:custom-shape draw:name="Google Shape;521;p40" draw:style-name="gr17" draw:text-style-name="P25" draw:layer="layout" svg:width="0.02cm" svg:height="0.171cm" svg:x="15.966cm" svg:y="2.215cm">
              <text:p/>
              <draw:enhanced-geometry draw:mirror-horizontal="false" draw:mirror-vertical="false" svg:viewBox="0 0 0 0" drawooo:sub-view-size="21 175" draw:text-areas="0 0 ?f0 ?f1" draw:type="ooxml-non-primitive" draw:enhanced-path="M 11 175 C 5 175 0 171 0 165 0 10 0 10 0 10 0 4 5 0 11 0 17 0 21 4 21 10 21 165 21 165 21 165 21 171 17 175 11 175 Z N">
                <draw:equation draw:name="f0" draw:formula="logwidth"/>
                <draw:equation draw:name="f1" draw:formula="logheight"/>
              </draw:enhanced-geometry>
            </draw:custom-shape>
            <draw:custom-shape draw:name="Google Shape;522;p40" draw:style-name="gr17" draw:text-style-name="P25" draw:layer="layout" svg:width="0.309cm" svg:height="0.043cm" svg:x="15.821cm" svg:y="3.405cm">
              <text:p/>
              <draw:enhanced-geometry draw:mirror-horizontal="false" draw:mirror-vertical="false" svg:viewBox="0 0 0 0" drawooo:sub-view-size="315 45" draw:text-areas="0 0 ?f0 ?f1" draw:type="ooxml-non-primitive" draw:enhanced-path="M 0 23 C 0 35 10 45 22 45 293 45 293 45 293 45 305 45 315 35 315 23 315 23 315 23 315 23 315 11 305 0 293 0 22 0 22 0 22 0 10 0 0 11 0 23 Z N">
                <draw:equation draw:name="f0" draw:formula="logwidth"/>
                <draw:equation draw:name="f1" draw:formula="logheight"/>
              </draw:enhanced-geometry>
            </draw:custom-shape>
            <draw:custom-shape draw:name="Google Shape;523;p40" draw:style-name="gr17" draw:text-style-name="P25" draw:layer="layout" svg:width="0.293cm" svg:height="0.043cm" svg:x="15.829cm" svg:y="3.471cm">
              <text:p/>
              <draw:enhanced-geometry draw:mirror-horizontal="false" draw:mirror-vertical="false" svg:viewBox="0 0 0 0" drawooo:sub-view-size="299 45" draw:text-areas="0 0 ?f0 ?f1" draw:type="ooxml-non-primitive" draw:enhanced-path="M 0 22 C 0 35 10 45 23 45 277 45 277 45 277 45 289 45 299 35 299 22 299 22 299 22 299 22 299 10 289 0 277 0 23 0 23 0 23 0 10 0 0 10 0 22 Z N">
                <draw:equation draw:name="f0" draw:formula="logwidth"/>
                <draw:equation draw:name="f1" draw:formula="logheight"/>
              </draw:enhanced-geometry>
            </draw:custom-shape>
            <draw:custom-shape draw:name="Google Shape;524;p40" draw:style-name="gr17" draw:text-style-name="P25" draw:layer="layout" svg:width="0.209cm" svg:height="0.043cm" svg:x="15.871cm" svg:y="3.536cm">
              <text:p/>
              <draw:enhanced-geometry draw:mirror-horizontal="false" draw:mirror-vertical="false" svg:viewBox="0 0 0 0" drawooo:sub-view-size="214 45" draw:text-areas="0 0 ?f0 ?f1" draw:type="ooxml-non-primitive" draw:enhanced-path="M 0 23 C 0 35 10 45 22 45 192 45 192 45 192 45 204 45 214 35 214 23 214 23 214 23 214 23 214 10 204 0 192 0 22 0 22 0 22 0 10 0 0 10 0 23 Z N">
                <draw:equation draw:name="f0" draw:formula="logwidth"/>
                <draw:equation draw:name="f1" draw:formula="logheight"/>
              </draw:enhanced-geometry>
            </draw:custom-shape>
          </draw:g>
        </draw:g>
        <draw:g draw:name="Google Shape;525;p40">
          <draw:custom-shape draw:name="Google Shape;526;p40" draw:style-name="gr12" draw:text-style-name="P31" draw:layer="layout" svg:width="0.626cm" svg:height="0.189cm" svg:x="8.81cm" svg:y="9.057cm">
            <text:p/>
            <draw:enhanced-geometry draw:mirror-horizontal="false" draw:mirror-vertical="false" svg:viewBox="0 0 0 0" drawooo:sub-view-size="640 194" draw:text-areas="0 0 ?f0 ?f1" draw:type="ooxml-non-primitive" draw:enhanced-path="M 0 0 C 63 130 63 130 63 130 64 130 64 130 64 130 64 130 64 130 64 131 70 143 70 143 70 143 93 170 188 194 320 194 452 194 547 170 571 143 577 131 577 131 577 131 577 130 577 130 577 130 577 130 577 130 577 130 640 0 640 0 640 0 587 29 452 46 320 46 189 46 53 29 0 0 Z N">
              <draw:equation draw:name="f0" draw:formula="logwidth"/>
              <draw:equation draw:name="f1" draw:formula="logheight"/>
            </draw:enhanced-geometry>
          </draw:custom-shape>
          <draw:custom-shape draw:name="Google Shape;527;p40" draw:style-name="gr14" draw:text-style-name="P33" draw:layer="layout" svg:width="0.472cm" svg:height="0.185cm" svg:x="8.887cm" svg:y="9.224cm">
            <text:p/>
            <draw:enhanced-geometry draw:mirror-horizontal="false" draw:mirror-vertical="false" svg:viewBox="0 0 0 0" drawooo:sub-view-size="483 190" draw:text-areas="0 0 ?f0 ?f1" draw:type="ooxml-non-primitive" draw:enhanced-path="M 0 0 C 61 125 61 125 61 125 62 126 62 127 63 128 70 144 70 144 70 144 93 170 162 190 241 190 320 190 389 170 412 144 420 128 420 128 420 128 421 127 421 126 421 125 483 0 483 0 483 0 437 26 338 41 241 41 144 41 45 26 0 0 Z N">
              <draw:equation draw:name="f0" draw:formula="logwidth"/>
              <draw:equation draw:name="f1" draw:formula="logheight"/>
            </draw:enhanced-geometry>
          </draw:custom-shape>
          <draw:custom-shape draw:name="Google Shape;528;p40" draw:style-name="gr13" draw:text-style-name="P32" draw:layer="layout" svg:width="1.235cm" svg:height="0.197cm" svg:x="8.506cm" svg:y="8.398cm">
            <text:p/>
            <draw:enhanced-geometry draw:mirror-horizontal="false" draw:mirror-vertical="false" svg:viewBox="0 0 0 0" drawooo:sub-view-size="1261 202" draw:text-areas="0 0 ?f0 ?f1" draw:type="ooxml-non-primitive" draw:enhanced-path="M 630 53 C 363 53 82 34 0 0 71 146 71 146 71 146 88 157 134 170 227 181 334 194 478 202 630 202 630 202 630 202 630 202 929 202 1147 174 1189 146 1261 0 1261 0 1261 0 1179 34 897 53 630 53 Z N">
              <draw:equation draw:name="f0" draw:formula="logwidth"/>
              <draw:equation draw:name="f1" draw:formula="logheight"/>
            </draw:enhanced-geometry>
          </draw:custom-shape>
          <draw:custom-shape draw:name="Google Shape;529;p40" draw:style-name="gr15" draw:text-style-name="P34" draw:layer="layout" svg:width="0.931cm" svg:height="0.193cm" svg:x="8.658cm" svg:y="8.727cm">
            <text:p/>
            <draw:enhanced-geometry draw:mirror-horizontal="false" draw:mirror-vertical="false" svg:viewBox="0 0 0 0" drawooo:sub-view-size="951 198" draw:text-areas="0 0 ?f0 ?f1" draw:type="ooxml-non-primitive" draw:enhanced-path="M 0 0 C 70 144 70 144 70 144 101 171 259 198 475 198 692 198 849 171 881 144 951 0 951 0 951 0 881 32 673 50 475 50 277 50 69 32 0 0 Z N">
              <draw:equation draw:name="f0" draw:formula="logwidth"/>
              <draw:equation draw:name="f1" draw:formula="logheight"/>
            </draw:enhanced-geometry>
          </draw:custom-shape>
          <draw:custom-shape draw:name="Google Shape;530;p40" draw:style-name="gr16" draw:text-style-name="P35" draw:layer="layout" svg:width="1.081cm" svg:height="0.195cm" svg:x="8.583cm" svg:y="8.562cm">
            <text:p/>
            <draw:enhanced-geometry draw:mirror-horizontal="false" draw:mirror-vertical="false" svg:viewBox="0 0 0 0" drawooo:sub-view-size="1105 200" draw:text-areas="0 0 ?f0 ?f1" draw:type="ooxml-non-primitive" draw:enhanced-path="M 552 51 C 399 51 255 44 147 31 76 22 26 12 0 0 70 145 70 145 70 145 108 173 296 200 552 200 809 200 996 173 1034 145 1105 0 1105 0 1105 0 1030 33 785 51 552 51 Z N">
              <draw:equation draw:name="f0" draw:formula="logwidth"/>
              <draw:equation draw:name="f1" draw:formula="logheight"/>
            </draw:enhanced-geometry>
          </draw:custom-shape>
          <draw:custom-shape draw:name="Google Shape;531;p40" draw:style-name="gr11" draw:text-style-name="P30" draw:layer="layout" svg:width="0.779cm" svg:height="0.192cm" svg:x="8.734cm" svg:y="8.891cm">
            <text:p/>
            <draw:enhanced-geometry draw:mirror-horizontal="false" draw:mirror-vertical="false" svg:viewBox="0 0 0 0" drawooo:sub-view-size="796 197" draw:text-areas="0 0 ?f0 ?f1" draw:type="ooxml-non-primitive" draw:enhanced-path="M 0 0 C 65 132 65 132 65 132 65 132 65 132 65 132 65 133 65 133 65 133 70 142 70 142 70 142 95 170 221 197 398 197 576 197 702 170 727 142 732 133 732 133 732 133 732 132 732 132 732 132 732 132 732 132 732 132 796 0 796 0 796 0 735 31 562 48 398 48 234 48 62 31 0 0 Z N">
              <draw:equation draw:name="f0" draw:formula="logwidth"/>
              <draw:equation draw:name="f1" draw:formula="logheight"/>
            </draw:enhanced-geometry>
          </draw:custom-shape>
          <draw:custom-shape draw:name="Google Shape;532;p40" draw:style-name="gr23" draw:text-style-name="P36" draw:layer="layout" svg:width="1.235cm" svg:height="0.135cm" svg:x="8.503cm" svg:y="8.2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33;p40">
          <draw:custom-shape draw:name="Google Shape;534;p40" draw:style-name="gr23" draw:text-style-name="P36" draw:layer="layout" svg:width="1.237cm" svg:height="0.248cm" svg:x="3.161cm" svg:y="8.2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35;p40" draw:style-name="gr16" draw:text-style-name="P35" draw:layer="layout" svg:width="0.917cm" svg:height="0.375cm" svg:x="3.324cm" svg:y="8.761cm">
            <text:p/>
            <draw:enhanced-geometry draw:mirror-horizontal="false" draw:mirror-vertical="false" svg:viewBox="0 0 0 0" drawooo:sub-view-size="791 325" draw:text-areas="0 0 ?f0 ?f1" draw:type="ooxml-non-primitive" draw:enhanced-path="M 0 0 C 100 218 100 218 100 218 100 218 100 218 100 218 100 218 100 218 100 218 115 251 115 251 115 251 155 294 267 325 395 325 524 325 636 294 676 251 691 218 691 218 691 218 691 218 691 218 691 218 691 218 691 218 691 218 791 0 791 0 791 0 715 44 553 68 395 68 237 68 75 44 0 0 Z N">
              <draw:equation draw:name="f0" draw:formula="logwidth"/>
              <draw:equation draw:name="f1" draw:formula="logheight"/>
            </draw:enhanced-geometry>
          </draw:custom-shape>
          <draw:custom-shape draw:name="Google Shape;536;p40" draw:style-name="gr13" draw:text-style-name="P32" draw:layer="layout" svg:width="1.218cm" svg:height="0.387cm" svg:x="3.173cm" svg:y="8.434cm">
            <text:p/>
            <draw:enhanced-geometry draw:mirror-horizontal="false" draw:mirror-vertical="false" svg:viewBox="0 0 0 0" drawooo:sub-view-size="1051 336" draw:text-areas="0 0 ?f0 ?f1" draw:type="ooxml-non-primitive" draw:enhanced-path="M 917 45 C 812 67 673 79 525 79 378 79 239 67 134 45 87 35 34 20 0 0 116 253 116 253 116 253 160 296 313 336 525 336 738 336 891 296 934 253 1051 0 1051 0 1051 0 1017 20 964 35 917 45 Z N">
              <draw:equation draw:name="f0" draw:formula="logwidth"/>
              <draw:equation draw:name="f1" draw:formula="logheight"/>
            </draw:enhanced-geometry>
          </draw:custom-shape>
          <draw:custom-shape draw:name="Google Shape;537;p40" draw:style-name="gr15" draw:text-style-name="P34" draw:layer="layout" svg:width="0.614cm" svg:height="0.362cm" svg:x="3.474cm" svg:y="9.089cm">
            <text:p/>
            <draw:enhanced-geometry draw:mirror-horizontal="false" draw:mirror-vertical="false" svg:viewBox="0 0 0 0" drawooo:sub-view-size="530 314" draw:text-areas="0 0 ?f0 ?f1" draw:type="ooxml-non-primitive" draw:enhanced-path="M 0 0 C 95 207 95 207 95 207 95 207 95 207 95 207 95 207 95 207 95 207 121 263 121 263 121 263 151 293 204 314 265 314 326 314 380 293 410 263 435 207 435 207 435 207 435 207 435 207 435 207 436 207 436 207 436 207 530 0 530 0 530 0 476 35 378 57 265 57 152 57 55 35 0 0 Z N">
              <draw:equation draw:name="f0" draw:formula="logwidth"/>
              <draw:equation draw:name="f1" draw:formula="logheight"/>
            </draw:enhanced-geometry>
          </draw:custom-shape>
        </draw:g>
        <draw:g draw:name="Google Shape;538;p40">
          <draw:custom-shape draw:name="Google Shape;539;p40" draw:style-name="gr13" draw:text-style-name="P32" draw:layer="layout" svg:width="0.611cm" svg:height="0.61cm" svg:x="12.065cm" svg:y="8.235cm">
            <text:p/>
            <draw:enhanced-geometry draw:mirror-horizontal="false" draw:mirror-vertical="false" svg:viewBox="0 0 0 0" drawooo:sub-view-size="671 671" draw:text-areas="0 0 ?f0 ?f1" draw:type="ooxml-non-primitive" draw:enhanced-path="M 576 124 C 451 0 249 0 125 124 0 249 0 451 125 575 189 640 274 671 359 668 510 669 510 669 510 669 669 669 669 669 669 669 669 509 669 509 669 509 669 358 669 358 669 358 671 274 640 189 576 124 Z N">
              <draw:equation draw:name="f0" draw:formula="logwidth"/>
              <draw:equation draw:name="f1" draw:formula="logheight"/>
            </draw:enhanced-geometry>
          </draw:custom-shape>
          <draw:custom-shape draw:name="Google Shape;540;p40" draw:style-name="gr11" draw:text-style-name="P30" draw:layer="layout" svg:width="0.611cm" svg:height="0.61cm" svg:x="12.065cm" svg:y="8.861cm">
            <text:p/>
            <draw:enhanced-geometry draw:mirror-horizontal="false" draw:mirror-vertical="false" svg:viewBox="0 0 0 0" drawooo:sub-view-size="671 671" draw:text-areas="0 0 ?f0 ?f1" draw:type="ooxml-non-primitive" draw:enhanced-path="M 125 95 C 0 220 0 422 125 546 249 671 451 671 576 546 640 482 671 397 669 312 669 161 669 161 669 161 669 1 669 1 669 1 510 2 510 2 510 2 359 2 359 2 359 2 274 0 189 31 125 95 Z N">
              <draw:equation draw:name="f0" draw:formula="logwidth"/>
              <draw:equation draw:name="f1" draw:formula="logheight"/>
            </draw:enhanced-geometry>
          </draw:custom-shape>
          <draw:custom-shape draw:name="Google Shape;541;p40" draw:style-name="gr15" draw:text-style-name="P34" draw:layer="layout" svg:width="0.611cm" svg:height="0.61cm" svg:x="12.692cm" svg:y="8.861cm">
            <text:p/>
            <draw:enhanced-geometry draw:mirror-horizontal="false" draw:mirror-vertical="false" svg:viewBox="0 0 0 0" drawooo:sub-view-size="671 671" draw:text-areas="0 0 ?f0 ?f1" draw:type="ooxml-non-primitive" draw:enhanced-path="M 96 546 C 220 671 422 671 547 546 671 422 671 220 547 95 482 31 397 0 313 2 161 2 161 2 161 2 2 1 2 1 2 1 2 161 2 161 2 161 2 312 2 312 2 312 0 397 31 482 96 546 Z N">
              <draw:equation draw:name="f0" draw:formula="logwidth"/>
              <draw:equation draw:name="f1" draw:formula="logheight"/>
            </draw:enhanced-geometry>
          </draw:custom-shape>
          <draw:custom-shape draw:name="Google Shape;542;p40" draw:style-name="gr16" draw:text-style-name="P35" draw:layer="layout" svg:width="0.611cm" svg:height="0.61cm" svg:x="12.692cm" svg:y="8.235cm">
            <text:p/>
            <draw:enhanced-geometry draw:mirror-horizontal="false" draw:mirror-vertical="false" svg:viewBox="0 0 0 0" drawooo:sub-view-size="671 671" draw:text-areas="0 0 ?f0 ?f1" draw:type="ooxml-non-primitive" draw:enhanced-path="M 547 575 C 671 451 671 249 547 124 422 0 220 0 96 124 31 189 0 274 2 358 2 509 2 509 2 509 2 669 2 669 2 669 161 669 161 669 161 669 313 668 313 668 313 668 397 671 482 640 547 575 Z N">
              <draw:equation draw:name="f0" draw:formula="logwidth"/>
              <draw:equation draw:name="f1" draw:formula="logheight"/>
            </draw:enhanced-geometry>
          </draw:custom-shape>
        </draw:g>
        <draw:g draw:name="Google Shape;543;p40">
          <draw:custom-shape draw:name="Google Shape;544;p40" draw:style-name="gr23" draw:text-style-name="P36" draw:layer="layout" svg:width="1.237cm" svg:height="0.184cm" svg:x="4.942cm" svg:y="8.2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45;p40" draw:style-name="gr11" draw:text-style-name="P30" draw:layer="layout" svg:width="0.503cm" svg:height="0.266cm" svg:x="5.312cm" svg:y="9.152cm">
            <text:p/>
            <draw:enhanced-geometry draw:mirror-horizontal="false" draw:mirror-vertical="false" svg:viewBox="0 0 0 0" drawooo:sub-view-size="462 245" draw:text-areas="0 0 ?f0 ?f1" draw:type="ooxml-non-primitive" draw:enhanced-path="M 0 0 C 98 204 98 204 98 204 125 229 175 245 231 245 287 245 336 229 363 204 462 0 462 0 462 0 413 27 328 44 231 44 133 44 49 27 0 0 Z N">
              <draw:equation draw:name="f0" draw:formula="logwidth"/>
              <draw:equation draw:name="f1" draw:formula="logheight"/>
            </draw:enhanced-geometry>
          </draw:custom-shape>
          <draw:custom-shape draw:name="Google Shape;546;p40" draw:style-name="gr15" draw:text-style-name="P34" draw:layer="layout" svg:width="0.742cm" svg:height="0.277cm" svg:x="5.191cm" svg:y="8.906cm">
            <text:p/>
            <draw:enhanced-geometry draw:mirror-horizontal="false" draw:mirror-vertical="false" svg:viewBox="0 0 0 0" drawooo:sub-view-size="681 255" draw:text-areas="0 0 ?f0 ?f1" draw:type="ooxml-non-primitive" draw:enhanced-path="M 0 0 C 55 112 55 112 55 112 95 195 95 195 95 195 126 227 217 255 341 255 464 255 555 227 587 195 627 112 627 112 627 112 681 0 681 0 681 0 624 30 508 54 341 54 173 54 58 30 0 0 Z N">
              <draw:equation draw:name="f0" draw:formula="logwidth"/>
              <draw:equation draw:name="f1" draw:formula="logheight"/>
            </draw:enhanced-geometry>
          </draw:custom-shape>
          <draw:custom-shape draw:name="Google Shape;547;p40" draw:style-name="gr13" draw:text-style-name="P32" draw:layer="layout" svg:width="1.213cm" svg:height="0.29cm" svg:x="4.956cm" svg:y="8.419cm">
            <text:p/>
            <draw:enhanced-geometry draw:mirror-horizontal="false" draw:mirror-vertical="false" svg:viewBox="0 0 0 0" drawooo:sub-view-size="1113 267" draw:text-areas="0 0 ?f0 ?f1" draw:type="ooxml-non-primitive" draw:enhanced-path="M 557 66 C 326 66 84 43 0 0 96 198 96 198 96 198 135 230 295 267 557 267 819 267 979 230 1017 198 1113 0 1113 0 1113 0 1029 43 787 66 557 66 Z N">
              <draw:equation draw:name="f0" draw:formula="logwidth"/>
              <draw:equation draw:name="f1" draw:formula="logheight"/>
            </draw:enhanced-geometry>
          </draw:custom-shape>
          <draw:custom-shape draw:name="Google Shape;548;p40" draw:style-name="gr16" draw:text-style-name="P35" draw:layer="layout" svg:width="0.975cm" svg:height="0.281cm" svg:x="5.075cm" svg:y="8.665cm">
            <text:p/>
            <draw:enhanced-geometry draw:mirror-horizontal="false" draw:mirror-vertical="false" svg:viewBox="0 0 0 0" drawooo:sub-view-size="895 259" draw:text-areas="0 0 ?f0 ?f1" draw:type="ooxml-non-primitive" draw:enhanced-path="M 0 0 C 94 193 94 193 94 193 130 227 266 259 448 259 630 259 765 227 802 193 895 0 895 0 895 0 815 38 627 58 448 58 268 58 81 38 0 0 Z N">
              <draw:equation draw:name="f0" draw:formula="logwidth"/>
              <draw:equation draw:name="f1" draw:formula="logheight"/>
            </draw:enhanced-geometry>
          </draw:custom-shape>
        </draw:g>
        <draw:g draw:name="Google Shape;549;p40">
          <draw:custom-shape draw:name="Google Shape;550;p40" draw:style-name="gr23" draw:text-style-name="P36" draw:layer="layout" svg:width="1.237cm" svg:height="0.148cm" svg:x="6.722cm" svg:y="8.2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51;p40" draw:style-name="gr15" draw:text-style-name="P34" draw:layer="layout" svg:width="0.832cm" svg:height="0.232cm" svg:x="6.928cm" svg:y="8.795cm">
            <text:p/>
            <draw:enhanced-geometry draw:mirror-horizontal="false" draw:mirror-vertical="false" svg:viewBox="0 0 0 0" drawooo:sub-view-size="735 205" draw:text-areas="0 0 ?f0 ?f1" draw:type="ooxml-non-primitive" draw:enhanced-path="M 0 0 C 75 153 75 153 75 153 104 179 216 205 368 205 519 205 632 179 660 153 735 0 735 0 735 0 668 31 515 47 368 47 221 47 67 31 0 0 Z N">
              <draw:equation draw:name="f0" draw:formula="logwidth"/>
              <draw:equation draw:name="f1" draw:formula="logheight"/>
            </draw:enhanced-geometry>
          </draw:custom-shape>
          <draw:custom-shape draw:name="Google Shape;552;p40" draw:style-name="gr12" draw:text-style-name="P31" draw:layer="layout" svg:width="0.435cm" svg:height="0.218cm" svg:x="7.126cm" svg:y="9.201cm">
            <text:p/>
            <draw:enhanced-geometry draw:mirror-horizontal="false" draw:mirror-vertical="false" svg:viewBox="0 0 0 0" drawooo:sub-view-size="385 193" draw:text-areas="0 0 ?f0 ?f1" draw:type="ooxml-non-primitive" draw:enhanced-path="M 0 0 C 76 157 76 157 76 157 98 178 143 193 193 193 243 193 287 178 309 157 385 0 385 0 385 0 344 21 274 35 193 35 112 35 41 21 0 0 Z N">
              <draw:equation draw:name="f0" draw:formula="logwidth"/>
              <draw:equation draw:name="f1" draw:formula="logheight"/>
            </draw:enhanced-geometry>
          </draw:custom-shape>
          <draw:custom-shape draw:name="Google Shape;553;p40" draw:style-name="gr11" draw:text-style-name="P30" draw:layer="layout" svg:width="0.632cm" svg:height="0.225cm" svg:x="7.027cm" svg:y="8.998cm">
            <text:p/>
            <draw:enhanced-geometry draw:mirror-horizontal="false" draw:mirror-vertical="false" svg:viewBox="0 0 0 0" drawooo:sub-view-size="559 199" draw:text-areas="0 0 ?f0 ?f1" draw:type="ooxml-non-primitive" draw:enhanced-path="M 0 0 C 3 8 3 8 3 8 65 133 65 133 65 133 65 133 65 133 65 133 65 133 65 133 65 133 73 151 73 151 73 151 102 180 195 199 280 199 364 199 457 180 486 151 494 133 494 133 494 133 494 133 494 133 494 133 494 133 494 133 494 133 556 8 556 8 556 8 559 0 559 0 559 0 502 27 389 41 280 41 171 41 57 27 0 0 Z N">
              <draw:equation draw:name="f0" draw:formula="logwidth"/>
              <draw:equation draw:name="f1" draw:formula="logheight"/>
            </draw:enhanced-geometry>
          </draw:custom-shape>
          <draw:custom-shape draw:name="Google Shape;554;p40" draw:style-name="gr13" draw:text-style-name="P32" draw:layer="layout" svg:width="1.221cm" svg:height="0.24cm" svg:x="6.733cm" svg:y="8.394cm">
            <text:p/>
            <draw:enhanced-geometry draw:mirror-horizontal="false" draw:mirror-vertical="false" svg:viewBox="0 0 0 0" drawooo:sub-view-size="1079 212" draw:text-areas="0 0 ?f0 ?f1" draw:type="ooxml-non-primitive" draw:enhanced-path="M 540 54 C 350 54 85 39 0 0 72 146 72 146 72 146 72 146 72 146 72 146 72 147 72 147 72 147 75 152 75 152 75 152 98 179 271 212 540 212 808 212 981 179 1005 152 1007 147 1007 147 1007 147 1007 146 1007 146 1007 146 1008 146 1008 146 1008 146 1079 0 1079 0 1079 0 995 39 729 54 540 54 Z N">
              <draw:equation draw:name="f0" draw:formula="logwidth"/>
              <draw:equation draw:name="f1" draw:formula="logheight"/>
            </draw:enhanced-geometry>
          </draw:custom-shape>
          <draw:custom-shape draw:name="Google Shape;555;p40" draw:style-name="gr16" draw:text-style-name="P35" draw:layer="layout" svg:width="1.024cm" svg:height="0.234cm" svg:x="6.831cm" svg:y="8.596cm">
            <text:p/>
            <draw:enhanced-geometry draw:mirror-horizontal="false" draw:mirror-vertical="false" svg:viewBox="0 0 0 0" drawooo:sub-view-size="905 207" draw:text-areas="0 0 ?f0 ?f1" draw:type="ooxml-non-primitive" draw:enhanced-path="M 453 49 C 325 49 205 41 114 28 62 20 24 10 0 0 69 141 69 141 69 141 69 141 69 141 69 141 69 142 70 142 70 143 72 148 72 148 72 148 93 174 234 207 453 207 557 207 654 199 728 186 794 173 825 158 833 147 836 143 836 143 836 143 836 142 836 142 836 141 836 141 836 141 836 141 905 0 905 0 905 0 881 10 843 20 791 28 701 41 580 49 453 49 Z N">
              <draw:equation draw:name="f0" draw:formula="logwidth"/>
              <draw:equation draw:name="f1" draw:formula="logheight"/>
            </draw:enhanced-geometry>
          </draw:custom-shape>
        </draw:g>
        <draw:g draw:name="Google Shape;556;p40">
          <draw:custom-shape draw:name="Google Shape;557;p40" draw:style-name="gr16" draw:text-style-name="P35" draw:layer="layout" svg:width="0.624cm" svg:height="0.637cm" svg:x="10.897cm" svg:y="8.777cm">
            <text:p/>
            <draw:enhanced-geometry draw:mirror-horizontal="false" draw:mirror-vertical="false" svg:viewBox="0 0 0 0" drawooo:sub-view-size="629 641" draw:text-areas="0 0 ?f0 ?f1" draw:type="ooxml-non-primitive" draw:enhanced-path="M 151 561 C 290 641 468 593 548 454 629 315 581 137 442 57 344 0 226 7 137 65 137 65 137 65 137 65 6 141 6 141 6 141 6 293 6 293 6 293 6 293 6 293 6 293 0 399 53 504 151 561 Z N">
              <draw:equation draw:name="f0" draw:formula="logwidth"/>
              <draw:equation draw:name="f1" draw:formula="logheight"/>
            </draw:enhanced-geometry>
          </draw:custom-shape>
          <draw:custom-shape draw:name="Google Shape;558;p40" draw:style-name="gr15" draw:text-style-name="P34" draw:layer="layout" svg:width="0.624cm" svg:height="0.637cm" svg:x="10.284cm" svg:y="8.777cm">
            <text:p/>
            <draw:enhanced-geometry draw:mirror-horizontal="false" draw:mirror-vertical="false" svg:viewBox="0 0 0 0" drawooo:sub-view-size="629 641" draw:text-areas="0 0 ?f0 ?f1" draw:type="ooxml-non-primitive" draw:enhanced-path="M 187 57 C 48 137 0 315 80 454 161 593 339 641 478 561 576 504 629 399 623 293 623 293 623 293 623 293 623 141 623 141 623 141 491 65 491 65 491 65 491 65 491 65 491 65 402 7 285 0 187 57 Z N">
              <draw:equation draw:name="f0" draw:formula="logwidth"/>
              <draw:equation draw:name="f1" draw:formula="logheight"/>
            </draw:enhanced-geometry>
          </draw:custom-shape>
          <draw:custom-shape draw:name="Google Shape;559;p40" draw:style-name="gr13" draw:text-style-name="P32" draw:layer="layout" svg:width="0.577cm" svg:height="0.623cm" svg:x="10.614cm" svg:y="8.293cm">
            <text:p/>
            <draw:enhanced-geometry draw:mirror-horizontal="false" draw:mirror-vertical="false" svg:viewBox="0 0 0 0" drawooo:sub-view-size="582 627" draw:text-areas="0 0 ?f0 ?f1" draw:type="ooxml-non-primitive" draw:enhanced-path="M 582 291 C 582 131 452 0 291 0 130 0 0 131 0 291 0 405 65 503 159 551 159 551 159 551 159 551 291 627 291 627 291 627 422 551 422 551 422 551 422 551 422 551 422 551 517 503 582 405 582 291 Z N">
              <draw:equation draw:name="f0" draw:formula="logwidth"/>
              <draw:equation draw:name="f1" draw:formula="logheight"/>
            </draw:enhanced-geometry>
          </draw:custom-shape>
        </draw:g>
        <draw:g draw:name="Google Shape;560;p40">
          <draw:custom-shape draw:name="Google Shape;561;p40" draw:style-name="gr16" draw:text-style-name="P35" draw:layer="layout" svg:width="0.618cm" svg:height="0.482cm" svg:x="14.465cm" svg:y="8.503cm">
            <text:p/>
            <draw:enhanced-geometry draw:mirror-horizontal="false" draw:mirror-vertical="false" svg:viewBox="0 0 0 0" drawooo:sub-view-size="701 548" draw:text-areas="0 0 ?f0 ?f1" draw:type="ooxml-non-primitive" draw:enhanced-path="M 332 529 C 382 547 438 548 493 531 627 487 701 342 657 208 614 74 469 0 335 44 280 62 236 96 205 140 0 422 0 422 0 422 L 332 529 Z N">
              <draw:equation draw:name="f0" draw:formula="logwidth"/>
              <draw:equation draw:name="f1" draw:formula="logheight"/>
            </draw:enhanced-geometry>
          </draw:custom-shape>
          <draw:custom-shape draw:name="Google Shape;562;p40" draw:style-name="gr15" draw:text-style-name="P34" draw:layer="layout" svg:width="0.482cm" svg:height="0.565cm" svg:x="14.464cm" svg:y="8.876cm">
            <text:p/>
            <draw:enhanced-geometry draw:mirror-horizontal="false" draw:mirror-vertical="false" svg:viewBox="0 0 0 0" drawooo:sub-view-size="547 642" draw:text-areas="0 0 ?f0 ?f1" draw:type="ooxml-non-primitive" draw:enhanced-path="M 1 348 C 0 402 16 456 50 502 133 617 293 642 407 559 522 476 547 316 464 201 430 155 384 123 333 107 1 0 1 0 1 0 L 1 348 Z N">
              <draw:equation draw:name="f0" draw:formula="logwidth"/>
              <draw:equation draw:name="f1" draw:formula="logheight"/>
            </draw:enhanced-geometry>
          </draw:custom-shape>
          <draw:custom-shape draw:name="Google Shape;563;p40" draw:style-name="gr11" draw:text-style-name="P30" draw:layer="layout" svg:width="0.482cm" svg:height="0.565cm" svg:x="13.983cm" svg:y="8.876cm">
            <text:p/>
            <draw:enhanced-geometry draw:mirror-horizontal="false" draw:mirror-vertical="false" svg:viewBox="0 0 0 0" drawooo:sub-view-size="547 642" draw:text-areas="0 0 ?f0 ?f1" draw:type="ooxml-non-primitive" draw:enhanced-path="M 214 107 C 163 123 117 155 83 201 0 316 25 476 140 559 254 642 414 617 497 502 531 456 547 402 546 348 546 0 546 0 546 0 L 214 107 Z N">
              <draw:equation draw:name="f0" draw:formula="logwidth"/>
              <draw:equation draw:name="f1" draw:formula="logheight"/>
            </draw:enhanced-geometry>
          </draw:custom-shape>
          <draw:custom-shape draw:name="Google Shape;564;p40" draw:style-name="gr12" draw:text-style-name="P31" draw:layer="layout" svg:width="0.618cm" svg:height="0.482cm" svg:x="13.846cm" svg:y="8.503cm">
            <text:p/>
            <draw:enhanced-geometry draw:mirror-horizontal="false" draw:mirror-vertical="false" svg:viewBox="0 0 0 0" drawooo:sub-view-size="701 548" draw:text-areas="0 0 ?f0 ?f1" draw:type="ooxml-non-primitive" draw:enhanced-path="M 496 140 C 465 96 421 62 366 44 232 0 87 74 44 208 0 342 74 487 208 531 263 548 319 547 369 529 701 422 701 422 701 422 L 496 140 Z N">
              <draw:equation draw:name="f0" draw:formula="logwidth"/>
              <draw:equation draw:name="f1" draw:formula="logheight"/>
            </draw:enhanced-geometry>
          </draw:custom-shape>
          <draw:custom-shape draw:name="Google Shape;565;p40" draw:style-name="gr13" draw:text-style-name="P32" draw:layer="layout" svg:width="0.451cm" svg:height="0.608cm" svg:x="14.239cm" svg:y="8.266cm">
            <text:p/>
            <draw:enhanced-geometry draw:mirror-horizontal="false" draw:mirror-vertical="false" svg:viewBox="0 0 0 0" drawooo:sub-view-size="512 691" draw:text-areas="0 0 ?f0 ?f1" draw:type="ooxml-non-primitive" draw:enhanced-path="M 461 409 C 493 366 512 313 512 255 512 114 397 0 256 0 115 0 0 114 0 255 0 313 19 366 51 409 256 691 256 691 256 691 L 461 409 Z N">
              <draw:equation draw:name="f0" draw:formula="logwidth"/>
              <draw:equation draw:name="f1" draw:formula="logheight"/>
            </draw:enhanced-geometry>
          </draw:custom-shape>
        </draw:g>
        <draw:g draw:name="Google Shape;566;p40">
          <draw:custom-shape draw:name="Google Shape;567;p40" draw:style-name="gr12" draw:text-style-name="P31" draw:layer="layout" svg:width="0.441cm" svg:height="0.593cm" svg:x="15.804cm" svg:y="8.854cm">
            <text:p/>
            <draw:enhanced-geometry draw:mirror-horizontal="false" draw:mirror-vertical="false" svg:viewBox="0 0 0 0" drawooo:sub-view-size="402 539" draw:text-areas="0 0 ?f0 ?f1" draw:type="ooxml-non-primitive" draw:enhanced-path="M 52 231 C 0 320 31 435 120 487 210 539 325 508 377 418 394 388 402 355 402 323 402 323 402 323 402 323 402 0 402 0 402 0 122 161 122 161 122 161 122 161 122 161 122 161 94 177 69 201 52 231 Z N">
              <draw:equation draw:name="f0" draw:formula="logwidth"/>
              <draw:equation draw:name="f1" draw:formula="logheight"/>
            </draw:enhanced-geometry>
          </draw:custom-shape>
          <draw:custom-shape draw:name="Google Shape;568;p40" draw:style-name="gr16" draw:text-style-name="P35" draw:layer="layout" svg:width="0.441cm" svg:height="0.593cm" svg:x="16.247cm" svg:y="8.26cm">
            <text:p/>
            <draw:enhanced-geometry draw:mirror-horizontal="false" draw:mirror-vertical="false" svg:viewBox="0 0 0 0" drawooo:sub-view-size="402 539" draw:text-areas="0 0 ?f0 ?f1" draw:type="ooxml-non-primitive" draw:enhanced-path="M 350 308 C 402 218 371 103 281 51 191 0 77 30 25 120 8 150 0 183 0 215 0 215 0 215 0 215 0 539 0 539 0 539 280 377 280 377 280 377 280 377 280 377 280 377 308 361 332 338 350 308 Z N">
              <draw:equation draw:name="f0" draw:formula="logwidth"/>
              <draw:equation draw:name="f1" draw:formula="logheight"/>
            </draw:enhanced-geometry>
          </draw:custom-shape>
          <draw:custom-shape draw:name="Google Shape;569;p40" draw:style-name="gr15" draw:text-style-name="P34" draw:layer="layout" svg:width="0.617cm" svg:height="0.412cm" svg:x="16.247cm" svg:y="8.647cm">
            <text:p/>
            <draw:enhanced-geometry draw:mirror-horizontal="false" draw:mirror-vertical="false" svg:viewBox="0 0 0 0" drawooo:sub-view-size="562 375" draw:text-areas="0 0 ?f0 ?f1" draw:type="ooxml-non-primitive" draw:enhanced-path="M 375 375 C 478 375 562 291 562 188 562 84 478 0 375 0 340 0 308 9 280 26 280 26 280 26 280 26 0 188 0 188 0 188 280 349 280 349 280 349 280 349 280 349 280 349 308 366 340 375 375 375 Z N">
              <draw:equation draw:name="f0" draw:formula="logwidth"/>
              <draw:equation draw:name="f1" draw:formula="logheight"/>
            </draw:enhanced-geometry>
          </draw:custom-shape>
          <draw:custom-shape draw:name="Google Shape;570;p40" draw:style-name="gr11" draw:text-style-name="P30" draw:layer="layout" svg:width="0.441cm" svg:height="0.593cm" svg:x="16.247cm" svg:y="8.854cm">
            <text:p/>
            <draw:enhanced-geometry draw:mirror-horizontal="false" draw:mirror-vertical="false" svg:viewBox="0 0 0 0" drawooo:sub-view-size="402 539" draw:text-areas="0 0 ?f0 ?f1" draw:type="ooxml-non-primitive" draw:enhanced-path="M 25 418 C 77 508 191 539 281 487 371 435 402 320 350 231 332 201 308 177 280 161 280 161 280 161 280 161 0 0 0 0 0 0 0 323 0 323 0 323 0 323 0 323 0 323 0 355 8 388 25 418 Z N">
              <draw:equation draw:name="f0" draw:formula="logwidth"/>
              <draw:equation draw:name="f1" draw:formula="logheight"/>
            </draw:enhanced-geometry>
          </draw:custom-shape>
          <draw:custom-shape draw:name="Google Shape;571;p40" draw:style-name="gr14" draw:text-style-name="P33" draw:layer="layout" svg:width="0.619cm" svg:height="0.412cm" svg:x="15.627cm" svg:y="8.647cm">
            <text:p/>
            <draw:enhanced-geometry draw:mirror-horizontal="false" draw:mirror-vertical="false" svg:viewBox="0 0 0 0" drawooo:sub-view-size="563 375" draw:text-areas="0 0 ?f0 ?f1" draw:type="ooxml-non-primitive" draw:enhanced-path="M 188 0 C 84 0 0 84 0 188 0 291 84 375 188 375 222 375 255 366 283 349 283 349 283 349 283 349 563 188 563 188 563 188 283 26 283 26 283 26 283 26 283 26 283 26 255 9 222 0 188 0 Z N">
              <draw:equation draw:name="f0" draw:formula="logwidth"/>
              <draw:equation draw:name="f1" draw:formula="logheight"/>
            </draw:enhanced-geometry>
          </draw:custom-shape>
          <draw:custom-shape draw:name="Google Shape;572;p40" draw:style-name="gr13" draw:text-style-name="P32" draw:layer="layout" svg:width="0.441cm" svg:height="0.593cm" svg:x="15.804cm" svg:y="8.26cm">
            <text:p/>
            <draw:enhanced-geometry draw:mirror-horizontal="false" draw:mirror-vertical="false" svg:viewBox="0 0 0 0" drawooo:sub-view-size="402 539" draw:text-areas="0 0 ?f0 ?f1" draw:type="ooxml-non-primitive" draw:enhanced-path="M 377 120 C 325 30 210 0 120 51 31 103 0 218 52 308 69 338 94 361 122 377 122 377 122 377 122 377 402 539 402 539 402 539 402 215 402 215 402 215 402 215 402 215 402 215 402 183 394 150 377 120 Z N">
              <draw:equation draw:name="f0" draw:formula="logwidth"/>
              <draw:equation draw:name="f1" draw:formula="logheight"/>
            </draw:enhanced-geometry>
          </draw:custom-shape>
        </draw:g>
        <draw:g draw:name="Google Shape;573;p40">
          <draw:custom-shape draw:name="Google Shape;574;p40" draw:style-name="gr16" draw:text-style-name="P35" draw:layer="layout" svg:width="0.641cm" svg:height="0.621cm" svg:x="19.785cm" svg:y="8.786cm">
            <text:p/>
            <draw:enhanced-geometry draw:mirror-horizontal="false" draw:mirror-vertical="false" svg:viewBox="0 0 0 0" drawooo:sub-view-size="635 614" draw:text-areas="0 0 ?f0 ?f1" draw:type="ooxml-non-primitive" draw:enhanced-path="M 47 160 C 9 230 0 310 20 386 42 466 92 532 163 573 210 600 263 614 317 614 426 614 528 555 583 460 624 389 635 307 613 227 592 148 541 82 470 41 426 15 376 1 325 0 266 97 161 157 47 160 Z N">
              <draw:equation draw:name="f0" draw:formula="logwidth"/>
              <draw:equation draw:name="f1" draw:formula="logheight"/>
            </draw:enhanced-geometry>
          </draw:custom-shape>
          <draw:custom-shape draw:name="Google Shape;575;p40" draw:style-name="gr13" draw:text-style-name="P32" draw:layer="layout" svg:width="0.62cm" svg:height="0.62cm" svg:x="19.514cm" svg:y="8.299cm">
            <text:p/>
            <draw:enhanced-geometry draw:mirror-horizontal="false" draw:mirror-vertical="false" svg:viewBox="0 0 0 0" drawooo:sub-view-size="614 613" draw:text-areas="0 0 ?f0 ?f1" draw:type="ooxml-non-primitive" draw:enhanced-path="M 524 89 C 466 32 389 0 307 0 138 0 0 137 0 307 0 358 13 408 37 453 151 456 256 517 315 613 481 609 614 473 614 307 614 225 582 147 524 89 Z N">
              <draw:equation draw:name="f0" draw:formula="logwidth"/>
              <draw:equation draw:name="f1" draw:formula="logheight"/>
            </draw:enhanced-geometry>
          </draw:custom-shape>
          <draw:custom-shape draw:name="Google Shape;576;p40" draw:style-name="gr15" draw:text-style-name="P34" draw:layer="layout" svg:width="0.618cm" svg:height="0.621cm" svg:x="19.189cm" svg:y="8.786cm">
            <text:p/>
            <draw:enhanced-geometry draw:mirror-horizontal="false" draw:mirror-vertical="false" svg:viewBox="0 0 0 0" drawooo:sub-view-size="612 614" draw:text-areas="0 0 ?f0 ?f1" draw:type="ooxml-non-primitive" draw:enhanced-path="M 612 147 C 556 56 457 0 350 0 296 0 243 14 197 41 50 126 0 314 84 460 139 555 241 614 350 614 350 614 350 614 350 614 404 614 457 600 504 573 548 547 585 511 612 467 558 368 558 246 612 147 Z N">
              <draw:equation draw:name="f0" draw:formula="logwidth"/>
              <draw:equation draw:name="f1" draw:formula="logheight"/>
            </draw:enhanced-geometry>
          </draw:custom-shape>
        </draw:g>
        <draw:g draw:name="Google Shape;577;p40">
          <draw:custom-shape draw:name="Google Shape;578;p40" draw:style-name="gr13" draw:text-style-name="P32" draw:layer="layout" svg:width="0.599cm" svg:height="0.675cm" svg:x="20.97cm" svg:y="8.268cm">
            <text:p/>
            <draw:enhanced-geometry draw:mirror-horizontal="false" draw:mirror-vertical="false" svg:viewBox="0 0 0 0" drawooo:sub-view-size="632 712" draw:text-areas="0 0 ?f0 ?f1" draw:type="ooxml-non-primitive" draw:enhanced-path="M 138 607 C 0 469 0 243 138 104 206 37 295 0 390 0 480 0 566 33 632 94 565 166 529 258 529 356 529 454 565 546 632 617 566 678 480 712 390 712 295 712 206 675 138 607 Z N">
              <draw:equation draw:name="f0" draw:formula="logwidth"/>
              <draw:equation draw:name="f1" draw:formula="logheight"/>
            </draw:enhanced-geometry>
          </draw:custom-shape>
          <draw:custom-shape draw:name="Google Shape;579;p40" draw:style-name="gr11" draw:text-style-name="P30" draw:layer="layout" svg:width="0.675cm" svg:height="0.566cm" svg:x="21.002cm" svg:y="8.873cm">
            <text:p/>
            <draw:enhanced-geometry draw:mirror-horizontal="false" draw:mirror-vertical="false" svg:viewBox="0 0 0 0" drawooo:sub-view-size="712 597" draw:text-areas="0 0 ?f0 ?f1" draw:type="ooxml-non-primitive" draw:enhanced-path="M 356 102 C 454 102 546 66 618 0 679 66 712 151 712 241 712 337 675 426 608 493 541 560 451 597 356 597 261 597 172 560 104 493 37 426 0 337 0 241 0 151 34 66 95 0 166 66 258 102 356 102 Z N">
              <draw:equation draw:name="f0" draw:formula="logwidth"/>
              <draw:equation draw:name="f1" draw:formula="logheight"/>
            </draw:enhanced-geometry>
          </draw:custom-shape>
          <draw:custom-shape draw:name="Google Shape;580;p40" draw:style-name="gr15" draw:text-style-name="P34" draw:layer="layout" svg:width="0.567cm" svg:height="0.674cm" svg:x="21.608cm" svg:y="8.765cm">
            <text:p/>
            <draw:enhanced-geometry draw:mirror-horizontal="false" draw:mirror-vertical="false" svg:viewBox="0 0 0 0" drawooo:sub-view-size="598 711" draw:text-areas="0 0 ?f0 ?f1" draw:type="ooxml-non-primitive" draw:enhanced-path="M 493 607 C 426 674 337 711 242 711 152 711 66 678 0 617 67 546 103 453 103 355 103 258 67 165 0 94 66 33 152 0 242 0 337 0 426 37 493 104 561 171 598 260 598 355 598 451 561 540 493 607 Z N">
              <draw:equation draw:name="f0" draw:formula="logwidth"/>
              <draw:equation draw:name="f1" draw:formula="logheight"/>
            </draw:enhanced-geometry>
          </draw:custom-shape>
          <draw:custom-shape draw:name="Google Shape;581;p40" draw:style-name="gr16" draw:text-style-name="P35" draw:layer="layout" svg:width="0.707cm" svg:height="0.566cm" svg:x="21.5cm" svg:y="8.268cm">
            <text:p/>
            <draw:enhanced-geometry draw:mirror-horizontal="false" draw:mirror-vertical="false" svg:viewBox="0 0 0 0" drawooo:sub-view-size="746 597" draw:text-areas="0 0 ?f0 ?f1" draw:type="ooxml-non-primitive" draw:enhanced-path="M 356 0 C 451 0 540 37 607 104 743 240 746 458 617 597 546 531 454 495 356 495 258 495 166 531 94 597 33 531 0 446 0 356 0 261 37 171 104 104 171 37 261 0 356 0 Z N">
              <draw:equation draw:name="f0" draw:formula="logwidth"/>
              <draw:equation draw:name="f1" draw:formula="logheight"/>
            </draw:enhanced-geometry>
          </draw:custom-shape>
        </draw:g>
        <draw:g draw:name="Google Shape;582;p40">
          <draw:custom-shape draw:name="Google Shape;583;p40" draw:style-name="gr24" draw:text-style-name="P37" draw:layer="layout" svg:width="0.603cm" svg:height="0.706cm" svg:x="17.408cm" svg:y="8.71cm">
            <text:p/>
            <draw:enhanced-geometry draw:mirror-horizontal="false" draw:mirror-vertical="false" svg:viewBox="0 0 0 0" drawooo:sub-view-size="530 618" draw:text-areas="0 0 ?f0 ?f1" draw:type="ooxml-non-primitive" draw:enhanced-path="M 374 277 C 280 220 216 122 203 13 202 5 192 0 185 5 44 104 0 297 88 449 148 553 259 618 380 618 380 618 380 618 380 618 428 618 477 607 521 586 529 583 530 572 523 567 435 501 382 397 380 287 380 283 378 279 374 277 Z N">
              <draw:equation draw:name="f0" draw:formula="logwidth"/>
              <draw:equation draw:name="f1" draw:formula="logheight"/>
            </draw:enhanced-geometry>
          </draw:custom-shape>
          <draw:custom-shape draw:name="Google Shape;584;p40" draw:style-name="gr25" draw:text-style-name="P38" draw:layer="layout" svg:width="0.567cm" svg:height="0.706cm" svg:x="18.078cm" svg:y="8.71cm">
            <text:p/>
            <draw:enhanced-geometry draw:mirror-horizontal="false" draw:mirror-vertical="false" svg:viewBox="0 0 0 0" drawooo:sub-view-size="499 618" draw:text-areas="0 0 ?f0 ?f1" draw:type="ooxml-non-primitive" draw:enhanced-path="M 326 13 C 313 122 250 220 155 277 152 279 149 283 149 287 147 397 94 501 7 567 0 572 1 583 9 586 53 607 101 618 150 618 270 618 382 553 442 449 487 371 499 281 476 194 455 117 409 51 344 5 337 0 327 5 326 13 Z N">
              <draw:equation draw:name="f0" draw:formula="logwidth"/>
              <draw:equation draw:name="f1" draw:formula="logheight"/>
            </draw:enhanced-geometry>
          </draw:custom-shape>
          <draw:custom-shape draw:name="Google Shape;585;p40" draw:style-name="gr26" draw:text-style-name="P39" draw:layer="layout" svg:width="0.361cm" svg:height="0.313cm" svg:x="17.864cm" svg:y="9.045cm">
            <text:p/>
            <draw:enhanced-geometry draw:mirror-horizontal="false" draw:mirror-vertical="false" svg:viewBox="0 0 0 0" drawooo:sub-view-size="318 274" draw:text-areas="0 0 ?f0 ?f1" draw:type="ooxml-non-primitive" draw:enhanced-path="M 165 271 C 253 214 309 118 317 14 318 6 309 0 301 3 256 23 208 33 159 33 110 33 61 23 16 3 8 0 0 6 0 14 9 118 65 214 152 271 156 274 161 274 165 271 Z N">
              <draw:equation draw:name="f0" draw:formula="logwidth"/>
              <draw:equation draw:name="f1" draw:formula="logheight"/>
            </draw:enhanced-geometry>
          </draw:custom-shape>
          <draw:custom-shape draw:name="Google Shape;586;p40" draw:style-name="gr27" draw:text-style-name="P40" draw:layer="layout" svg:width="0.765cm" svg:height="0.385cm" svg:x="17.662cm" svg:y="8.29cm">
            <text:p/>
            <draw:enhanced-geometry draw:mirror-horizontal="false" draw:mirror-vertical="false" svg:viewBox="0 0 0 0" drawooo:sub-view-size="672 337" draw:text-areas="0 0 ?f0 ?f1" draw:type="ooxml-non-primitive" draw:enhanced-path="M 336 0 C 160 0 15 135 0 307 0 315 8 322 16 318 60 299 108 290 156 290 217 290 277 305 330 335 334 337 338 337 341 335 395 305 455 290 516 290 564 290 611 299 655 318 663 321 672 315 671 307 656 135 511 0 336 0 Z N">
              <draw:equation draw:name="f0" draw:formula="logwidth"/>
              <draw:equation draw:name="f1" draw:formula="logheight"/>
            </draw:enhanced-geometry>
          </draw:custom-shape>
          <draw:custom-shape draw:name="Google Shape;587;p40" draw:style-name="gr28" draw:text-style-name="P41" draw:layer="layout" svg:width="0.357cm" svg:height="0.356cm" svg:x="17.659cm" svg:y="8.644cm">
            <text:p/>
            <draw:enhanced-geometry draw:mirror-horizontal="false" draw:mirror-vertical="false" svg:viewBox="0 0 0 0" drawooo:sub-view-size="314 312" draw:text-areas="0 0 ?f0 ?f1" draw:type="ooxml-non-primitive" draw:enhanced-path="M 147 307 C 154 312 163 308 164 299 170 251 185 203 210 161 234 118 268 81 307 52 314 47 313 37 305 33 260 11 210 0 159 0 104 0 49 14 0 40 4 147 59 247 147 307 Z N">
              <draw:equation draw:name="f0" draw:formula="logwidth"/>
              <draw:equation draw:name="f1" draw:formula="logheight"/>
            </draw:enhanced-geometry>
          </draw:custom-shape>
          <draw:custom-shape draw:name="Google Shape;588;p40" draw:style-name="gr29" draw:text-style-name="P42" draw:layer="layout" svg:width="0.349cm" svg:height="0.349cm" svg:x="18.078cm" svg:y="8.646cm">
            <text:p/>
            <draw:enhanced-geometry draw:mirror-horizontal="false" draw:mirror-vertical="false" svg:viewBox="0 0 0 0" drawooo:sub-view-size="307 306" draw:text-areas="0 0 ?f0 ?f1" draw:type="ooxml-non-primitive" draw:enhanced-path="M 9 31 C 1 35 0 45 7 51 45 79 77 116 101 158 126 199 141 246 147 293 148 302 158 306 165 301 248 243 301 149 307 46 307 42 305 38 301 35 254 12 202 0 151 0 101 0 53 11 9 31 Z N">
              <draw:equation draw:name="f0" draw:formula="logwidth"/>
              <draw:equation draw:name="f1" draw:formula="logheight"/>
            </draw:enhanced-geometry>
          </draw:custom-shape>
        </draw:g>
        <draw:g draw:name="Google Shape;589;p40">
          <draw:custom-shape draw:name="Google Shape;590;p40" draw:style-name="gr12" draw:text-style-name="P31" draw:layer="layout" svg:width="0.448cm" svg:height="0.409cm" svg:x="8.981cm" svg:y="6.772cm">
            <text:p/>
            <draw:enhanced-geometry draw:mirror-horizontal="false" draw:mirror-vertical="false" svg:viewBox="0 0 0 0" drawooo:sub-view-size="385 351" draw:text-areas="0 0 ?f0 ?f1" draw:type="ooxml-non-primitive" draw:enhanced-path="M 0 288 C 0 195 0 195 0 195 7 203 17 209 28 209 39 209 49 204 56 195 66 183 72 166 71 146 72 127 66 110 56 98 49 89 39 84 28 84 17 84 7 89 0 98 0 0 0 0 0 0 189 0 189 0 189 0 312 0 312 0 312 0 313 0 313 0 313 0 313 122 313 122 313 122 314 125 317 128 320 128 327 129 334 129 338 122 341 119 342 115 345 111 351 100 366 99 374 109 382 119 385 133 385 146 385 160 382 174 374 184 366 194 351 193 345 182 342 178 341 174 338 170 334 164 327 164 320 164 317 164 314 168 313 171 313 351 313 351 313 351 107 324 107 324 107 324 107 324 74 316 52 310 32 305 0 288 0 288 Z N">
              <draw:equation draw:name="f0" draw:formula="logwidth"/>
              <draw:equation draw:name="f1" draw:formula="logheight"/>
            </draw:enhanced-geometry>
          </draw:custom-shape>
          <draw:custom-shape draw:name="Google Shape;591;p40" draw:style-name="gr11" draw:text-style-name="P30" draw:layer="layout" svg:width="0.395cm" svg:height="0.508cm" svg:x="9.369cm" svg:y="6.688cm">
            <text:p/>
            <draw:enhanced-geometry draw:mirror-horizontal="false" draw:mirror-vertical="false" svg:viewBox="0 0 0 0" drawooo:sub-view-size="339 436" draw:text-areas="0 0 ?f0 ?f1" draw:type="ooxml-non-primitive" draw:enhanced-path="M 187 65 C 187 58 187 51 193 47 197 45 201 43 205 41 216 34 217 20 207 11 197 3 183 0 169 0 156 0 142 3 132 11 122 20 123 34 134 41 138 43 142 45 145 47 152 51 152 58 151 65 151 69 148 71 145 72 61 72 61 72 61 72 0 72 0 72 0 72 0 170 0 170 0 170 7 161 17 156 28 156 39 156 49 161 56 170 66 182 71 199 71 218 71 238 66 255 56 267 49 276 39 281 28 281 17 281 7 275 0 267 0 425 0 425 0 425 86 436 86 436 86 436 128 431 201 415 248 367 307 309 328 205 328 205 328 205 339 143 333 72 193 72 193 72 193 72 190 71 187 69 187 65 Z N">
              <draw:equation draw:name="f0" draw:formula="logwidth"/>
              <draw:equation draw:name="f1" draw:formula="logheight"/>
            </draw:enhanced-geometry>
          </draw:custom-shape>
          <draw:custom-shape draw:name="Google Shape;592;p40" draw:style-name="gr16" draw:text-style-name="P35" draw:layer="layout" svg:width="0.363cm" svg:height="0.406cm" svg:x="8.981cm" svg:y="6.342cm">
            <text:p/>
            <draw:enhanced-geometry draw:mirror-horizontal="false" draw:mirror-vertical="false" svg:viewBox="0 0 0 0" drawooo:sub-view-size="312 348" draw:text-areas="0 0 ?f0 ?f1" draw:type="ooxml-non-primitive" draw:enhanced-path="M 0 157 C 7 149 17 143 28 143 39 143 49 148 56 157 66 169 72 186 71 206 72 225 66 242 56 255 49 263 39 268 28 268 17 268 7 263 0 254 0 348 0 348 0 348 189 348 189 348 189 348 312 348 312 348 312 348 312 254 312 254 312 254 305 263 295 268 284 268 274 268 264 263 257 255 246 242 241 225 241 206 241 186 246 169 257 157 264 148 274 143 284 143 295 143 305 149 312 157 312 23 312 23 312 23 292 20 273 18 256 17 182 11 96 0 0 12 L 0 157 Z N">
              <draw:equation draw:name="f0" draw:formula="logwidth"/>
              <draw:equation draw:name="f1" draw:formula="logheight"/>
            </draw:enhanced-geometry>
          </draw:custom-shape>
          <draw:custom-shape draw:name="Google Shape;593;p40" draw:style-name="gr15" draw:text-style-name="P34" draw:layer="layout" svg:width="0.471cm" svg:height="0.374cm" svg:x="9.284cm" svg:y="6.373cm">
            <text:p/>
            <draw:enhanced-geometry draw:mirror-horizontal="false" draw:mirror-vertical="false" svg:viewBox="0 0 0 0" drawooo:sub-view-size="404 321" draw:text-areas="0 0 ?f0 ?f1" draw:type="ooxml-non-primitive" draw:enhanced-path="M 72 155 C 71 158 69 161 65 161 58 161 52 161 47 155 45 151 43 147 41 143 34 132 20 131 11 141 3 151 0 165 0 179 0 192 3 206 11 216 20 226 34 225 41 214 43 210 45 206 47 203 52 196 58 196 65 197 69 197 71 200 72 203 72 321 72 321 72 321 134 321 134 321 134 321 194 321 194 321 194 321 185 314 180 304 180 293 180 283 185 272 193 265 206 255 223 250 242 250 262 250 279 255 291 265 300 272 305 283 305 293 305 304 299 314 291 321 404 321 404 321 404 321 403 315 402 308 401 301 396 273 371 189 282 113 199 42 130 13 72 0 L 72 155 Z N">
              <draw:equation draw:name="f0" draw:formula="logwidth"/>
              <draw:equation draw:name="f1" draw:formula="logheight"/>
            </draw:enhanced-geometry>
          </draw:custom-shape>
          <draw:custom-shape draw:name="Google Shape;594;p40" draw:style-name="gr17" draw:text-style-name="P25" draw:layer="layout" svg:width="0.298cm" svg:height="0.261cm" svg:x="9.125cm" svg:y="7.176cm">
            <text:p/>
            <draw:enhanced-geometry draw:mirror-horizontal="false" draw:mirror-vertical="false" svg:viewBox="0 0 0 0" drawooo:sub-view-size="256 224" draw:text-areas="0 0 ?f0 ?f1" draw:type="ooxml-non-primitive" draw:enhanced-path="M 253 39 C 254 37 255 35 256 34 0 0 0 0 0 0 142 206 142 206 142 206 148 216 159 221 170 222 225 224 225 224 225 224 233 224 235 221 233 218 229 209 220 192 212 175 207 166 206 154 210 144 L 253 39 Z N">
              <draw:equation draw:name="f0" draw:formula="logwidth"/>
              <draw:equation draw:name="f1" draw:formula="logheight"/>
            </draw:enhanced-geometry>
          </draw:custom-shape>
          <draw:custom-shape draw:name="Google Shape;595;p40" draw:style-name="gr14" draw:text-style-name="P33" draw:layer="layout" svg:width="0.495cm" svg:height="0.402cm" svg:x="8.546cm" svg:y="6.688cm">
            <text:p/>
            <draw:enhanced-geometry draw:mirror-horizontal="false" draw:mirror-vertical="false" svg:viewBox="0 0 0 0" drawooo:sub-view-size="425 345" draw:text-areas="0 0 ?f0 ?f1" draw:type="ooxml-non-primitive" draw:enhanced-path="M 299 269 C 299 269 299 269 299 269 308 298 328 324 352 345 352 243 352 243 352 243 353 240 356 236 359 236 366 236 373 236 377 242 380 246 381 250 384 254 391 265 405 266 413 256 421 246 425 232 424 218 425 205 421 191 413 181 405 171 391 172 384 183 381 187 380 191 377 194 373 201 366 201 359 200 356 200 353 197 352 194 352 72 352 72 352 72 205 72 205 72 205 72 202 71 198 69 198 65 198 58 198 51 204 47 208 45 212 43 216 41 227 34 228 20 218 11 208 3 194 0 180 0 167 0 153 3 143 11 133 20 134 34 145 41 149 43 153 45 156 47 163 51 163 58 162 65 162 69 159 71 156 72 0 72 0 72 0 72 0 72 0 72 0 72 3 89 23 134 23 134 53 249 185 304 299 269 299 269 299 269 299 269 Z N">
              <draw:equation draw:name="f0" draw:formula="logwidth"/>
              <draw:equation draw:name="f1" draw:formula="logheight"/>
            </draw:enhanced-geometry>
          </draw:custom-shape>
          <draw:custom-shape draw:name="Google Shape;596;p40" draw:style-name="gr13" draw:text-style-name="P32" draw:layer="layout" svg:width="0.514cm" svg:height="0.389cm" svg:x="8.527cm" svg:y="6.358cm">
            <text:p/>
            <draw:enhanced-geometry draw:mirror-horizontal="false" draw:mirror-vertical="false" svg:viewBox="0 0 0 0" drawooo:sub-view-size="441 334" draw:text-areas="0 0 ?f0 ?f1" draw:type="ooxml-non-primitive" draw:enhanced-path="M 148 334 C 139 327 134 317 134 306 134 296 139 285 147 278 160 268 177 263 196 263 216 263 233 268 245 278 254 285 259 296 259 306 259 317 253 327 245 334 368 334 368 334 368 334 368 216 368 216 368 216 369 213 372 210 375 210 382 209 389 209 393 216 396 219 397 223 400 227 407 238 421 239 429 229 437 219 441 205 440 192 441 178 437 164 429 154 421 144 407 145 400 156 397 160 396 164 393 168 389 174 382 174 375 174 372 174 369 171 368 168 368 0 368 0 368 0 367 1 366 1 365 1 253 36 253 36 253 36 226 45 199 57 175 72 175 72 109 111 90 130 32 188 0 227 14 334 L 148 334 Z N">
              <draw:equation draw:name="f0" draw:formula="logwidth"/>
              <draw:equation draw:name="f1" draw:formula="logheight"/>
            </draw:enhanced-geometry>
          </draw:custom-shape>
        </draw:g>
        <draw:g draw:name="Google Shape;597;p40">
          <draw:custom-shape draw:name="Google Shape;598;p40" draw:style-name="gr13" draw:text-style-name="P32" draw:layer="layout" svg:width="0.715cm" svg:height="0.469cm" svg:x="10.448cm" svg:y="6.418cm">
            <text:p/>
            <draw:enhanced-geometry draw:mirror-horizontal="false" draw:mirror-vertical="false" svg:viewBox="0 0 0 0" drawooo:sub-view-size="722 472" draw:text-areas="0 0 ?f0 ?f1" draw:type="ooxml-non-primitive" draw:enhanced-path="M 250 429 C 250 413 258 398 270 388 289 372 315 364 344 365 373 364 399 372 418 388 431 398 438 413 438 429 438 446 430 461 417 472 598 472 598 472 598 472 606 472 613 465 613 457 613 457 613 457 613 457 613 457 613 457 613 457 613 320 613 320 613 320 615 315 619 310 624 310 635 310 645 310 651 319 655 325 657 331 661 336 671 353 693 355 705 340 718 325 722 303 722 283 722 263 718 242 705 227 693 211 671 213 661 230 657 235 655 241 651 247 645 256 635 256 624 256 619 256 615 251 613 247 613 104 613 104 613 104 613 96 609 89 602 85 600 84 598 82 595 81 520 29 437 0 345 0 147 9 0 128 25 345 29 385 37 424 49 461 52 467 57 472 64 472 271 472 271 472 271 472 258 461 250 446 250 429 Z N">
              <draw:equation draw:name="f0" draw:formula="logwidth"/>
              <draw:equation draw:name="f1" draw:formula="logheight"/>
            </draw:enhanced-geometry>
          </draw:custom-shape>
          <draw:custom-shape draw:name="Google Shape;599;p40" draw:style-name="gr15" draw:text-style-name="P34" draw:layer="layout" svg:width="0.643cm" svg:height="0.469cm" svg:x="10.977cm" svg:y="6.917cm">
            <text:p/>
            <draw:enhanced-geometry draw:mirror-horizontal="false" draw:mirror-vertical="false" svg:viewBox="0 0 0 0" drawooo:sub-view-size="650 473" draw:text-areas="0 0 ?f0 ?f1" draw:type="ooxml-non-primitive" draw:enhanced-path="M 455 42 C 455 58 448 74 435 84 417 100 391 108 361 107 332 108 306 100 288 84 275 74 268 58 268 42 268 26 275 11 289 0 124 0 124 0 124 0 116 0 109 7 109 15 109 181 109 181 109 181 107 186 104 190 98 191 88 191 78 191 71 181 68 176 65 170 62 164 51 148 30 146 17 161 5 176 0 198 1 218 0 238 5 259 17 274 30 289 51 288 62 271 65 265 68 259 71 254 78 244 88 244 98 245 104 245 107 250 109 254 109 457 109 457 109 457 109 466 118 473 127 470 132 468 138 466 143 464 264 406 377 334 477 243 549 178 607 105 646 21 650 11 643 0 632 0 434 0 434 0 434 0 448 11 455 26 455 42 Z N">
              <draw:equation draw:name="f0" draw:formula="logwidth"/>
              <draw:equation draw:name="f1" draw:formula="logheight"/>
            </draw:enhanced-geometry>
          </draw:custom-shape>
          <draw:custom-shape draw:name="Google Shape;600;p40" draw:style-name="gr11" draw:text-style-name="P30" draw:layer="layout" svg:width="0.538cm" svg:height="0.579cm" svg:x="10.516cm" svg:y="6.809cm">
            <text:p/>
            <draw:enhanced-geometry draw:mirror-horizontal="false" draw:mirror-vertical="false" svg:viewBox="0 0 0 0" drawooo:sub-view-size="544 583" draw:text-areas="0 0 ?f0 ?f1" draw:type="ooxml-non-primitive" draw:enhanced-path="M 502 420 C 486 420 471 413 460 400 445 382 436 356 437 327 436 298 445 271 460 253 471 240 486 233 502 233 518 233 534 241 544 254 544 124 544 124 544 124 544 116 537 109 529 109 312 109 312 109 312 109 307 107 302 103 302 98 302 87 302 78 311 71 317 67 323 65 328 61 345 51 347 30 332 17 317 5 295 0 275 0 255 0 234 5 219 17 203 30 205 51 222 61 227 65 233 67 239 71 248 78 248 87 248 98 248 103 243 107 239 109 19 109 19 109 19 109 8 109 0 120 5 130 18 157 32 183 50 208 170 381 338 493 525 579 525 579 525 579 525 579 534 583 544 576 544 567 544 399 544 399 544 399 534 413 518 420 502 420 Z N">
              <draw:equation draw:name="f0" draw:formula="logwidth"/>
              <draw:equation draw:name="f1" draw:formula="logheight"/>
            </draw:enhanced-geometry>
          </draw:custom-shape>
          <draw:custom-shape draw:name="Google Shape;601;p40" draw:style-name="gr16" draw:text-style-name="P35" draw:layer="layout" svg:width="0.6cm" svg:height="0.605cm" svg:x="11.085cm" svg:y="6.39cm">
            <text:p/>
            <draw:enhanced-geometry draw:mirror-horizontal="false" draw:mirror-vertical="false" svg:viewBox="0 0 0 0" drawooo:sub-view-size="606 609" draw:text-areas="0 0 ?f0 ?f1" draw:type="ooxml-non-primitive" draw:enhanced-path="M 397 49 C 262 0 137 39 19 109 17 110 15 111 13 112 5 116 0 124 0 132 0 238 0 238 0 238 11 225 26 217 43 217 59 217 74 225 85 237 100 256 108 282 108 311 108 340 100 366 85 385 74 398 59 405 43 405 26 405 11 397 0 384 0 485 0 485 0 485 0 493 7 500 15 500 216 500 216 500 216 500 221 502 225 505 225 511 226 521 226 531 216 538 211 541 205 544 199 547 183 558 181 579 196 592 211 604 233 609 252 609 272 609 294 604 309 592 324 579 322 558 306 547 300 544 294 541 289 538 279 531 279 521 279 511 280 505 284 502 289 500 547 500 547 500 547 500 554 500 559 496 561 490 574 451 583 411 588 368 606 217 540 101 397 49 Z N">
              <draw:equation draw:name="f0" draw:formula="logwidth"/>
              <draw:equation draw:name="f1" draw:formula="logheight"/>
            </draw:enhanced-geometry>
          </draw:custom-shape>
        </draw:g>
        <draw:g draw:name="Google Shape;602;p40">
          <draw:custom-shape draw:name="Google Shape;603;p40" draw:style-name="gr16" draw:text-style-name="P35" draw:layer="layout" svg:width="0.581cm" svg:height="0.956cm" svg:x="14.939cm" svg:y="6.354cm">
            <text:p/>
            <draw:enhanced-geometry draw:mirror-horizontal="false" draw:mirror-vertical="false" svg:viewBox="0 0 0 0" drawooo:sub-view-size="517 847" draw:text-areas="0 0 ?f0 ?f1" draw:type="ooxml-non-primitive" draw:enhanced-path="M 0 802 C 37 819 110 847 190 847 190 847 190 847 190 847 199 847 209 847 218 846 349 835 430 763 441 754 491 669 517 573 517 474 517 274 411 96 244 0 282 43 320 107 335 201 354 317 329 414 305 476 279 543 249 582 247 583 247 583 247 583 247 583 236 599 224 615 210 631 168 680 115 725 50 770 35 780 20 790 5 800 3 800 2 801 0 802 Z N">
              <draw:equation draw:name="f0" draw:formula="logwidth"/>
              <draw:equation draw:name="f1" draw:formula="logheight"/>
            </draw:enhanced-geometry>
          </draw:custom-shape>
          <draw:custom-shape draw:name="Google Shape;604;p40" draw:style-name="gr15" draw:text-style-name="P34" draw:layer="layout" svg:width="1.059cm" svg:height="0.834cm" svg:x="14.32cm" svg:y="6.673cm">
            <text:p/>
            <draw:enhanced-geometry draw:mirror-horizontal="false" draw:mirror-vertical="false" svg:viewBox="0 0 0 0" drawooo:sub-view-size="942 739" draw:text-areas="0 0 ?f0 ?f1" draw:type="ooxml-non-primitive" draw:enhanced-path="M 84 145 C 0 309 79 508 87 527 192 662 349 739 520 739 683 739 839 664 942 540 901 562 843 585 770 591 760 592 750 593 740 593 629 593 541 547 524 539 519 537 510 532 508 531 451 498 405 464 363 429 308 383 268 340 237 293 212 256 196 220 188 183 176 134 179 91 195 51 203 32 213 15 225 0 175 27 122 72 84 145 Z N">
              <draw:equation draw:name="f0" draw:formula="logwidth"/>
              <draw:equation draw:name="f1" draw:formula="logheight"/>
            </draw:enhanced-geometry>
          </draw:custom-shape>
          <draw:custom-shape draw:name="Google Shape;605;p40" draw:style-name="gr13" draw:text-style-name="P32" draw:layer="layout" svg:width="1.007cm" svg:height="0.894cm" svg:x="14.288cm" svg:y="6.271cm">
            <text:p/>
            <draw:enhanced-geometry draw:mirror-horizontal="false" draw:mirror-vertical="false" svg:viewBox="0 0 0 0" drawooo:sub-view-size="895 792" draw:text-areas="0 0 ?f0 ?f1" draw:type="ooxml-non-primitive" draw:enhanced-path="M 885 279 C 871 194 837 125 783 74 745 38 710 24 706 23 655 8 602 0 548 0 246 0 0 245 0 547 0 634 20 717 57 792 40 710 32 594 87 488 170 327 318 293 378 286 387 285 396 284 405 284 406 284 406 284 406 284 408 284 408 284 408 284 410 285 410 285 410 285 441 285 472 294 500 311 519 322 535 337 548 356 570 322 603 301 645 291 662 287 678 285 694 285 737 285 776 299 812 326 850 356 874 395 883 444 892 395 895 340 885 279 Z N">
              <draw:equation draw:name="f0" draw:formula="logwidth"/>
              <draw:equation draw:name="f1" draw:formula="logheight"/>
            </draw:enhanced-geometry>
          </draw:custom-shape>
        </draw:g>
        <draw:g draw:name="Google Shape;606;p40">
          <draw:custom-shape draw:name="Google Shape;607;p40" draw:style-name="gr13" draw:text-style-name="P32" draw:layer="layout" svg:width="0.805cm" svg:height="0.775cm" svg:x="12.368cm" svg:y="6.354cm">
            <text:p/>
            <draw:enhanced-geometry draw:mirror-horizontal="false" draw:mirror-vertical="false" svg:viewBox="0 0 0 0" drawooo:sub-view-size="341 326" draw:text-areas="0 0 ?f0 ?f1" draw:type="ooxml-non-primitive" draw:enhanced-path="M 337 79 C 332 73 325 65 312 52 290 31 264 16 261 15 237 5 211 0 184 0 180 0 180 0 180 0 124 2 76 24 44 61 13 97 0 144 5 195 10 237 24 275 47 308 51 314 56 320 61 326 50 296 39 251 47 200 62 106 151 88 162 86 162 86 162 86 162 86 169 85 176 84 183 83 184 83 184 83 184 83 210 83 234 91 257 107 259 109 261 109 262 109 264 109 266 108 269 107 295 91 318 84 341 83 339 82 338 80 337 79 Z N">
              <draw:equation draw:name="f0" draw:formula="logwidth"/>
              <draw:equation draw:name="f1" draw:formula="logheight"/>
            </draw:enhanced-geometry>
          </draw:custom-shape>
          <draw:custom-shape draw:name="Google Shape;608;p40" draw:style-name="gr15" draw:text-style-name="P34" draw:layer="layout" svg:width="0.942cm" svg:height="0.771cm" svg:x="12.477cm" svg:y="6.656cm">
            <text:p/>
            <draw:enhanced-geometry draw:mirror-horizontal="false" draw:mirror-vertical="false" svg:viewBox="0 0 0 0" drawooo:sub-view-size="399 324" draw:text-areas="0 0 ?f0 ?f1" draw:type="ooxml-non-primitive" draw:enhanced-path="M 399 221 C 381 231 357 241 329 246 315 249 299 250 284 250 244 250 214 241 209 239 208 239 206 239 204 238 143 209 100 176 70 133 55 111 46 86 43 59 40 36 44 16 53 0 35 16 18 39 12 75 0 154 37 221 41 228 74 261 116 289 169 314 183 320 199 324 215 324 233 324 252 319 268 312 312 291 350 266 383 236 389 231 394 226 399 221 Z N">
              <draw:equation draw:name="f0" draw:formula="logwidth"/>
              <draw:equation draw:name="f1" draw:formula="logheight"/>
            </draw:enhanced-geometry>
          </draw:custom-shape>
          <draw:custom-shape draw:name="Google Shape;609;p40" draw:style-name="gr16" draw:text-style-name="P35" draw:layer="layout" svg:width="0.582cm" svg:height="0.873cm" svg:x="13.023cm" svg:y="6.351cm">
            <text:p/>
            <draw:enhanced-geometry draw:mirror-horizontal="false" draw:mirror-vertical="false" svg:viewBox="0 0 0 0" drawooo:sub-view-size="247 367" draw:text-areas="0 0 ?f0 ?f1" draw:type="ooxml-non-primitive" draw:enhanced-path="M 53 367 C 68 367 82 365 96 363 150 353 191 320 195 316 221 279 237 239 242 195 247 155 239 116 221 85 201 51 170 26 130 12 110 4 88 0 66 0 44 0 22 4 0 11 11 18 28 30 43 44 57 58 64 66 69 72 71 74 72 76 74 78 80 85 89 87 89 87 102 91 102 91 102 91 102 91 102 91 102 91 143 106 164 140 159 185 154 230 133 268 96 302 70 326 40 345 5 362 18 365 34 367 53 367 53 367 53 367 53 367 Z N">
              <draw:equation draw:name="f0" draw:formula="logwidth"/>
              <draw:equation draw:name="f1" draw:formula="logheight"/>
            </draw:enhanced-geometry>
          </draw:custom-shape>
        </draw:g>
        <draw:g draw:name="Google Shape;610;p40">
          <draw:custom-shape draw:name="Google Shape;611;p40" draw:style-name="gr16" draw:text-style-name="P35" draw:layer="layout" svg:width="0.589cm" svg:height="0.392cm" svg:x="18.765cm" svg:y="6.694cm">
            <text:p/>
            <draw:enhanced-geometry draw:mirror-horizontal="false" draw:mirror-vertical="false" svg:viewBox="0 0 0 0" drawooo:sub-view-size="590 391" draw:text-areas="0 0 ?f0 ?f1" draw:type="ooxml-non-primitive" draw:enhanced-path="M 507 0 C 196 0 196 0 196 0 194 0 192 0 191 2 2 190 2 190 2 190 0 193 0 197 2 200 191 389 191 389 191 389 192 390 194 391 196 391 507 391 507 391 507 391 553 391 590 353 590 307 590 83 590 83 590 83 590 37 553 0 507 0 Z N">
              <draw:equation draw:name="f0" draw:formula="logwidth"/>
              <draw:equation draw:name="f1" draw:formula="logheight"/>
            </draw:enhanced-geometry>
          </draw:custom-shape>
          <draw:custom-shape draw:name="Google Shape;612;p40" draw:style-name="gr11" draw:text-style-name="P30" draw:layer="layout" svg:width="0.59cm" svg:height="0.392cm" svg:x="18.124cm" svg:y="6.694cm">
            <text:p/>
            <draw:enhanced-geometry draw:mirror-horizontal="false" draw:mirror-vertical="false" svg:viewBox="0 0 0 0" drawooo:sub-view-size="591 391" draw:text-areas="0 0 ?f0 ?f1" draw:type="ooxml-non-primitive" draw:enhanced-path="M 84 0 C 38 0 0 37 0 83 0 307 0 307 0 307 0 353 38 391 84 391 395 391 395 391 395 391 396 391 398 390 399 389 588 200 588 200 588 200 591 197 591 193 588 190 399 2 399 2 399 2 398 0 396 0 395 0 L 84 0 Z N">
              <draw:equation draw:name="f0" draw:formula="logwidth"/>
              <draw:equation draw:name="f1" draw:formula="logheight"/>
            </draw:enhanced-geometry>
          </draw:custom-shape>
          <draw:custom-shape draw:name="Google Shape;613;p40" draw:style-name="gr13" draw:text-style-name="P32" draw:layer="layout" svg:width="0.39cm" svg:height="0.593cm" svg:x="18.544cm" svg:y="6.271cm">
            <text:p/>
            <draw:enhanced-geometry draw:mirror-horizontal="false" draw:mirror-vertical="false" svg:viewBox="0 0 0 0" drawooo:sub-view-size="391 591" draw:text-areas="0 0 ?f0 ?f1" draw:type="ooxml-non-primitive" draw:enhanced-path="M 307 0 C 84 0 84 0 84 0 37 0 0 38 0 84 0 395 0 395 0 395 0 396 1 398 2 399 191 588 191 588 191 588 193 591 198 591 200 588 389 399 389 399 389 399 390 398 391 396 391 395 391 84 391 84 391 84 391 38 354 0 307 0 Z N">
              <draw:equation draw:name="f0" draw:formula="logwidth"/>
              <draw:equation draw:name="f1" draw:formula="logheight"/>
            </draw:enhanced-geometry>
          </draw:custom-shape>
          <draw:custom-shape draw:name="Google Shape;614;p40" draw:style-name="gr15" draw:text-style-name="P34" draw:layer="layout" svg:width="0.39cm" svg:height="0.593cm" svg:x="18.544cm" svg:y="6.915cm">
            <text:p/>
            <draw:enhanced-geometry draw:mirror-horizontal="false" draw:mirror-vertical="false" svg:viewBox="0 0 0 0" drawooo:sub-view-size="391 591" draw:text-areas="0 0 ?f0 ?f1" draw:type="ooxml-non-primitive" draw:enhanced-path="M 84 591 C 307 591 307 591 307 591 354 591 391 553 391 507 391 197 391 197 391 197 391 195 390 193 389 192 200 3 200 3 200 3 198 0 193 0 191 3 2 192 2 192 2 192 1 193 0 195 0 197 0 507 0 507 0 507 0 553 37 591 84 591 Z N">
              <draw:equation draw:name="f0" draw:formula="logwidth"/>
              <draw:equation draw:name="f1" draw:formula="logheight"/>
            </draw:enhanced-geometry>
          </draw:custom-shape>
        </draw:g>
        <draw:g draw:name="Google Shape;615;p40">
          <draw:custom-shape draw:name="Google Shape;616;p40" draw:style-name="gr16" draw:text-style-name="P35" draw:layer="layout" svg:width="0.611cm" svg:height="0.726cm" svg:x="16.825cm" svg:y="6.271cm">
            <text:p/>
            <draw:enhanced-geometry draw:mirror-horizontal="false" draw:mirror-vertical="false" svg:viewBox="0 0 0 0" drawooo:sub-view-size="540 642" draw:text-areas="0 0 ?f0 ?f1" draw:type="ooxml-non-primitive" draw:enhanced-path="M 473 593 C 536 545 540 487 540 480 507 208 276 2 0 0 24 14 46 33 64 57 117 125 119 216 119 220 119 425 119 425 119 425 337 425 337 425 337 425 337 642 337 642 337 642 365 640 425 630 473 593 Z N">
              <draw:equation draw:name="f0" draw:formula="logwidth"/>
              <draw:equation draw:name="f1" draw:formula="logheight"/>
            </draw:enhanced-geometry>
          </draw:custom-shape>
          <draw:custom-shape draw:name="Google Shape;617;p40" draw:style-name="gr13" draw:text-style-name="P32" draw:layer="layout" svg:width="0.727cm" svg:height="0.611cm" svg:x="16.204cm" svg:y="6.275cm">
            <text:p/>
            <draw:enhanced-geometry draw:mirror-horizontal="false" draw:mirror-vertical="false" svg:viewBox="0 0 0 0" drawooo:sub-view-size="642 540" draw:text-areas="0 0 ?f0 ?f1" draw:type="ooxml-non-primitive" draw:enhanced-path="M 480 0 C 207 33 1 265 0 540 13 516 32 495 56 476 125 423 215 421 219 421 425 421 425 421 425 421 425 203 425 203 425 203 642 203 642 203 642 203 639 176 629 115 593 68 544 4 486 1 480 0 Z N">
              <draw:equation draw:name="f0" draw:formula="logwidth"/>
              <draw:equation draw:name="f1" draw:formula="logheight"/>
            </draw:enhanced-geometry>
          </draw:custom-shape>
          <draw:custom-shape draw:name="Google Shape;618;p40" draw:style-name="gr11" draw:text-style-name="P30" draw:layer="layout" svg:width="0.611cm" svg:height="0.727cm" svg:x="16.208cm" svg:y="6.781cm">
            <text:p/>
            <draw:enhanced-geometry draw:mirror-horizontal="false" draw:mirror-vertical="false" svg:viewBox="0 0 0 0" drawooo:sub-view-size="540 642" draw:text-areas="0 0 ?f0 ?f1" draw:type="ooxml-non-primitive" draw:enhanced-path="M 476 586 C 423 517 421 426 421 423 421 217 421 217 421 217 203 217 203 217 203 217 203 0 203 0 203 0 175 2 114 12 67 49 4 97 0 155 0 162 32 434 264 641 540 642 516 628 494 610 476 586 Z N">
              <draw:equation draw:name="f0" draw:formula="logwidth"/>
              <draw:equation draw:name="f1" draw:formula="logheight"/>
            </draw:enhanced-geometry>
          </draw:custom-shape>
          <draw:custom-shape draw:name="Google Shape;619;p40" draw:style-name="gr15" draw:text-style-name="P34" draw:layer="layout" svg:width="0.727cm" svg:height="0.611cm" svg:x="16.714cm" svg:y="6.893cm">
            <text:p/>
            <draw:enhanced-geometry draw:mirror-horizontal="false" draw:mirror-vertical="false" svg:viewBox="0 0 0 0" drawooo:sub-view-size="642 540" draw:text-areas="0 0 ?f0 ?f1" draw:type="ooxml-non-primitive" draw:enhanced-path="M 423 119 C 217 119 217 119 217 119 217 337 217 337 217 337 0 337 0 337 0 337 3 365 12 425 49 473 98 536 156 540 162 540 435 507 641 275 642 0 629 24 610 45 586 64 517 117 427 119 423 119 Z N">
              <draw:equation draw:name="f0" draw:formula="logwidth"/>
              <draw:equation draw:name="f1" draw:formula="logheight"/>
            </draw:enhanced-geometry>
          </draw:custom-shape>
        </draw:g>
        <draw:g draw:name="Google Shape;620;p40">
          <draw:custom-shape draw:name="Google Shape;621;p40" draw:style-name="gr15" draw:text-style-name="P34" draw:layer="layout" svg:width="0.47cm" svg:height="0.278cm" svg:x="7.217cm" svg:y="6.748cm">
            <text:p/>
            <draw:enhanced-geometry draw:mirror-horizontal="false" draw:mirror-vertical="false" svg:viewBox="0 0 0 0" drawooo:sub-view-size="513 302" draw:text-areas="0 0 ?f0 ?f1" draw:type="ooxml-non-primitive" draw:enhanced-path="M 447 170 C 454 167 462 168 468 172 474 175 478 182 479 189 511 137 511 137 511 137 513 133 511 127 507 125 466 104 418 87 363 73 339 68 220 38 197 31 153 20 118 10 89 1 85 0 80 2 78 6 55 75 55 75 55 75 54 76 51 78 49 77 45 76 41 74 39 69 38 67 38 64 37 61 35 52 27 48 19 53 12 58 7 66 4 74 1 83 0 93 3 101 6 109 15 111 22 106 24 104 26 102 29 100 33 97 37 98 41 100 44 101 44 103 45 106 20 179 20 179 20 179 18 183 21 188 25 189 53 198 81 206 111 214 135 220 278 256 301 261 346 272 380 285 404 299 408 302 414 300 416 296 446 245 446 245 446 245 439 248 432 247 425 243 419 240 415 234 414 226 412 216 415 204 422 193 428 182 437 173 447 170 Z N">
              <draw:equation draw:name="f0" draw:formula="logwidth"/>
              <draw:equation draw:name="f1" draw:formula="logheight"/>
            </draw:enhanced-geometry>
          </draw:custom-shape>
          <draw:custom-shape draw:name="Google Shape;622;p40" draw:style-name="gr13" draw:text-style-name="P32" draw:layer="layout" svg:width="0.446cm" svg:height="0.42cm" svg:x="7.336cm" svg:y="6.271cm">
            <text:p/>
            <draw:enhanced-geometry draw:mirror-horizontal="false" draw:mirror-vertical="false" svg:viewBox="0 0 0 0" drawooo:sub-view-size="486 456" draw:text-areas="0 0 ?f0 ?f1" draw:type="ooxml-non-primitive" draw:enhanced-path="M 0 212 C 4 206 11 203 18 203 26 203 32 206 37 212 44 220 48 232 47 245 48 258 44 269 37 277 32 283 26 286 18 286 11 286 4 283 0 277 0 331 0 331 0 331 0 336 4 340 9 340 31 337 55 336 83 336 202 336 321 425 321 425 368 456 397 454 436 417 436 417 486 374 486 334 486 273 343 186 190 155 190 49 190 49 190 49 190 22 163 0 130 0 60 0 60 0 60 0 27 0 0 22 0 49 0 148 0 148 0 148 0 148 0 148 0 148 L 0 212 Z N">
              <draw:equation draw:name="f0" draw:formula="logwidth"/>
              <draw:equation draw:name="f1" draw:formula="logheight"/>
            </draw:enhanced-geometry>
          </draw:custom-shape>
          <draw:custom-shape draw:name="Google Shape;623;p40" draw:style-name="gr16" draw:text-style-name="P35" draw:layer="layout" svg:width="0.366cm" svg:height="0.505cm" svg:x="7.001cm" svg:y="6.409cm">
            <text:p/>
            <draw:enhanced-geometry draw:mirror-horizontal="false" draw:mirror-vertical="false" svg:viewBox="0 0 0 0" drawooo:sub-view-size="399 548" draw:text-areas="0 0 ?f0 ?f1" draw:type="ooxml-non-primitive" draw:enhanced-path="M 242 541 C 262 483 262 483 262 483 255 488 248 489 241 486 234 484 229 479 226 472 222 462 223 450 227 437 231 425 238 415 247 410 254 406 261 405 268 407 275 409 280 415 283 422 301 369 301 369 301 369 302 364 300 359 296 358 238 335 219 315 219 287 219 250 254 211 343 194 347 193 350 190 350 186 350 111 350 111 350 111 351 109 353 107 355 107 360 106 364 107 367 111 369 113 370 116 371 118 376 126 385 127 391 120 397 113 399 104 399 95 399 86 397 76 391 69 385 63 376 63 371 71 370 73 369 76 367 78 364 83 360 83 355 83 353 82 351 80 350 78 350 9 350 9 350 9 350 4 346 0 341 1 117 30 0 150 0 292 0 428 100 499 231 546 236 548 240 546 242 541 Z N">
              <draw:equation draw:name="f0" draw:formula="logwidth"/>
              <draw:equation draw:name="f1" draw:formula="logheight"/>
            </draw:enhanced-geometry>
          </draw:custom-shape>
          <draw:custom-shape draw:name="Google Shape;624;p40" draw:style-name="gr12" draw:text-style-name="P31" draw:layer="layout" svg:width="0.522cm" svg:height="0.429cm" svg:x="7.033cm" svg:y="7.079cm">
            <text:p/>
            <draw:enhanced-geometry draw:mirror-horizontal="false" draw:mirror-vertical="false" svg:viewBox="0 0 0 0" drawooo:sub-view-size="569 465" draw:text-areas="0 0 ?f0 ?f1" draw:type="ooxml-non-primitive" draw:enhanced-path="M 520 368 C 520 233 520 233 520 233 521 231 523 229 525 229 530 229 534 229 537 233 539 236 540 238 542 241 546 248 556 249 561 242 567 236 569 226 569 217 569 208 567 199 561 192 556 185 546 186 542 194 540 196 539 199 537 201 534 205 530 205 525 205 523 205 521 203 520 201 520 133 520 133 520 133 520 128 516 124 511 124 489 127 464 129 436 129 317 129 154 29 154 29 110 0 67 8 30 51 30 51 0 88 0 130 0 194 169 278 330 309 330 416 330 416 330 416 330 443 357 465 390 465 460 465 460 465 460 465 493 465 520 443 520 416 520 368 520 368 520 368 Z N">
              <draw:equation draw:name="f0" draw:formula="logwidth"/>
              <draw:equation draw:name="f1" draw:formula="logheight"/>
            </draw:enhanced-geometry>
          </draw:custom-shape>
          <draw:custom-shape draw:name="Google Shape;625;p40" draw:style-name="gr11" draw:text-style-name="P30" draw:layer="layout" svg:width="0.321cm" svg:height="0.493cm" svg:x="7.523cm" svg:y="6.875cm">
            <text:p/>
            <draw:enhanced-geometry draw:mirror-horizontal="false" draw:mirror-vertical="false" svg:viewBox="0 0 0 0" drawooo:sub-view-size="350 535" draw:text-areas="0 0 ?f0 ?f1" draw:type="ooxml-non-primitive" draw:enhanced-path="M 201 3 C 197 0 192 2 190 6 150 73 150 73 150 73 148 74 146 75 143 74 139 72 135 70 135 64 135 62 135 59 135 56 135 47 127 41 119 44 111 47 104 55 100 62 95 70 92 79 93 88 95 96 103 101 111 97 114 95 116 94 119 92 123 90 127 92 131 95 133 96 133 99 133 101 94 168 94 168 94 168 91 171 92 176 96 179 123 201 131 223 131 240 131 283 96 324 7 342 3 342 0 346 0 350 0 407 0 407 0 407 4 401 11 397 19 397 26 397 33 401 37 406 44 415 48 426 48 439 48 452 44 464 37 472 33 478 26 481 19 481 11 481 4 478 0 472 0 526 0 526 0 526 0 531 4 535 9 535 245 503 350 374 350 237 350 143 301 62 201 3 Z N">
              <draw:equation draw:name="f0" draw:formula="logwidth"/>
              <draw:equation draw:name="f1" draw:formula="logheight"/>
            </draw:enhanced-geometry>
          </draw:custom-shape>
        </draw:g>
        <draw:g draw:name="Google Shape;626;p40">
          <draw:custom-shape draw:name="Google Shape;627;p40" draw:style-name="gr30" draw:text-style-name="P43" draw:layer="layout" svg:width="0.526cm" svg:height="0.032cm" svg:x="20.037cm" svg:y="7.476cm">
            <text:p/>
            <draw:enhanced-geometry draw:mirror-horizontal="false" draw:mirror-vertical="false" svg:viewBox="0 0 0 0" drawooo:sub-view-size="569 35" draw:text-areas="0 0 ?f0 ?f1" draw:type="ooxml-non-primitive" draw:enhanced-path="M 569 13 C 569 19 562 23 554 24 520 28 430 35 284 35 134 35 47 28 14 24 6 23 0 19 0 13 0 0 0 0 0 0 569 0 569 0 569 0 L 569 13 Z N">
              <draw:equation draw:name="f0" draw:formula="logwidth"/>
              <draw:equation draw:name="f1" draw:formula="logheight"/>
            </draw:enhanced-geometry>
          </draw:custom-shape>
          <draw:custom-shape draw:name="Google Shape;628;p40" draw:style-name="gr30" draw:text-style-name="P43" draw:layer="layout" svg:width="0.526cm" svg:height="0.068cm" svg:x="20.037cm" svg:y="6.271cm">
            <text:p/>
            <draw:enhanced-geometry draw:mirror-horizontal="false" draw:mirror-vertical="false" svg:viewBox="0 0 0 0" drawooo:sub-view-size="569 74" draw:text-areas="0 0 ?f0 ?f1" draw:type="ooxml-non-primitive" draw:enhanced-path="M 372 32 C 372 24 372 24 372 24 372 14 360 6 345 4 325 2 316 0 287 0 255 0 247 2 228 4 212 5 201 14 201 24 201 32 201 32 201 32 201 36 195 40 188 41 108 43 36 48 13 50 6 51 0 55 0 60 0 74 0 74 0 74 569 74 569 74 569 74 569 60 569 60 569 60 569 55 563 51 555 50 533 47 464 43 385 41 378 40 372 36 372 32 Z N">
              <draw:equation draw:name="f0" draw:formula="logwidth"/>
              <draw:equation draw:name="f1" draw:formula="logheight"/>
            </draw:enhanced-geometry>
          </draw:custom-shape>
          <draw:custom-shape draw:name="Google Shape;629;p40" draw:style-name="gr16" draw:text-style-name="P35" draw:layer="layout" svg:width="0.526cm" svg:height="0.269cm" svg:x="20.037cm" svg:y="6.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0;p40" draw:style-name="gr13" draw:text-style-name="P32" draw:layer="layout" svg:width="0.526cm" svg:height="0.273cm" svg:x="20.037cm" svg:y="6.3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1;p40" draw:style-name="gr11" draw:text-style-name="P30" draw:layer="layout" svg:width="0.526cm" svg:height="0.273cm" svg:x="20.037cm" svg:y="7.1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2;p40" draw:style-name="gr15" draw:text-style-name="P34" draw:layer="layout" svg:width="0.526cm" svg:height="0.269cm" svg:x="20.037cm" svg:y="6.9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33;p40">
          <draw:custom-shape draw:name="Google Shape;634;p40" draw:style-name="gr13" draw:text-style-name="P32" draw:layer="layout" svg:width="0.531cm" svg:height="0.225cm" svg:x="21.289cm" svg:y="6.27cm">
            <text:p/>
            <draw:enhanced-geometry draw:mirror-horizontal="false" draw:mirror-vertical="false" svg:viewBox="0 0 0 0" drawooo:sub-view-size="550 233" draw:text-areas="0 0 ?f0 ?f1" draw:type="ooxml-non-primitive" draw:enhanced-path="M 88 233 C 49 233 14 205 7 165 0 120 30 78 74 71 448 8 448 8 448 8 492 0 535 30 542 75 550 120 520 162 475 169 102 232 102 232 102 232 97 233 92 233 88 233 Z N">
              <draw:equation draw:name="f0" draw:formula="logwidth"/>
              <draw:equation draw:name="f1" draw:formula="logheight"/>
            </draw:enhanced-geometry>
          </draw:custom-shape>
          <draw:custom-shape draw:name="Google Shape;635;p40" draw:style-name="gr16" draw:text-style-name="P35" draw:layer="layout" svg:width="0.683cm" svg:height="0.251cm" svg:x="21.245cm" svg:y="6.432cm">
            <text:p/>
            <draw:enhanced-geometry draw:mirror-horizontal="false" draw:mirror-vertical="false" svg:viewBox="0 0 0 0" drawooo:sub-view-size="707 260" draw:text-areas="0 0 ?f0 ?f1" draw:type="ooxml-non-primitive" draw:enhanced-path="M 88 260 C 49 260 14 232 7 192 0 147 30 105 74 97 605 7 605 7 605 7 649 0 692 30 699 75 707 119 677 161 632 169 102 259 102 259 102 259 97 260 93 260 88 260 Z N">
              <draw:equation draw:name="f0" draw:formula="logwidth"/>
              <draw:equation draw:name="f1" draw:formula="logheight"/>
            </draw:enhanced-geometry>
          </draw:custom-shape>
          <draw:custom-shape draw:name="Google Shape;636;p40" draw:style-name="gr15" draw:text-style-name="P34" draw:layer="layout" svg:width="0.683cm" svg:height="0.252cm" svg:x="21.245cm" svg:y="6.612cm">
            <text:p/>
            <draw:enhanced-geometry draw:mirror-horizontal="false" draw:mirror-vertical="false" svg:viewBox="0 0 0 0" drawooo:sub-view-size="707 261" draw:text-areas="0 0 ?f0 ?f1" draw:type="ooxml-non-primitive" draw:enhanced-path="M 88 261 C 49 261 14 232 7 192 0 148 30 105 74 98 605 8 605 8 605 8 649 0 692 30 699 75 707 119 677 162 632 169 102 259 102 259 102 259 97 260 93 261 88 261 Z N">
              <draw:equation draw:name="f0" draw:formula="logwidth"/>
              <draw:equation draw:name="f1" draw:formula="logheight"/>
            </draw:enhanced-geometry>
          </draw:custom-shape>
          <draw:custom-shape draw:name="Google Shape;637;p40" draw:style-name="gr11" draw:text-style-name="P30" draw:layer="layout" svg:width="0.683cm" svg:height="0.252cm" svg:x="21.245cm" svg:y="6.793cm">
            <text:p/>
            <draw:enhanced-geometry draw:mirror-horizontal="false" draw:mirror-vertical="false" svg:viewBox="0 0 0 0" drawooo:sub-view-size="707 261" draw:text-areas="0 0 ?f0 ?f1" draw:type="ooxml-non-primitive" draw:enhanced-path="M 88 261 C 49 261 14 233 7 193 0 148 30 106 74 98 605 8 605 8 605 8 649 0 692 31 699 75 707 120 677 162 632 170 102 260 102 260 102 260 97 261 93 261 88 261 Z N">
              <draw:equation draw:name="f0" draw:formula="logwidth"/>
              <draw:equation draw:name="f1" draw:formula="logheight"/>
            </draw:enhanced-geometry>
          </draw:custom-shape>
          <draw:custom-shape draw:name="Google Shape;638;p40" draw:style-name="gr17" draw:text-style-name="P25" draw:layer="layout" svg:width="0.562cm" svg:height="0.382cm" svg:x="21.306cm" svg:y="7.125cm">
            <text:p/>
            <draw:enhanced-geometry draw:mirror-horizontal="false" draw:mirror-vertical="false" svg:viewBox="0 0 0 0" drawooo:sub-view-size="582 395" draw:text-areas="0 0 ?f0 ?f1" draw:type="ooxml-non-primitive" draw:enhanced-path="M 550 0 C 32 0 32 0 32 0 14 0 0 14 0 31 0 54 0 54 0 54 0 152 72 234 166 250 164 253 164 256 164 259 164 273 175 284 188 284 190 284 190 284 190 284 180 287 173 296 173 308 173 321 184 332 197 332 186 334 177 344 177 356 177 370 188 381 202 381 218 381 218 381 218 381 232 390 259 395 289 395 319 395 346 390 360 381 379 381 379 381 379 381 393 381 404 370 404 356 404 344 395 335 384 332 398 332 409 321 409 308 409 296 401 287 391 284 392 284 392 284 392 284 406 284 417 273 417 259 417 256 416 253 415 250 510 234 582 153 582 54 582 31 582 31 582 31 582 14 567 0 550 0 Z N">
              <draw:equation draw:name="f0" draw:formula="logwidth"/>
              <draw:equation draw:name="f1" draw:formula="logheight"/>
            </draw:enhanced-geometry>
          </draw:custom-shape>
          <draw:custom-shape draw:name="Google Shape;639;p40" draw:style-name="gr11" draw:text-style-name="P30" draw:layer="layout" svg:width="0.158cm" svg:height="0.071cm" svg:x="21.361cm" svg:y="7.034cm">
            <text:p/>
            <draw:enhanced-geometry draw:mirror-horizontal="false" draw:mirror-vertical="false" svg:viewBox="0 0 0 0" drawooo:sub-view-size="164 74" draw:text-areas="0 0 ?f0 ?f1" draw:type="ooxml-non-primitive" draw:enhanced-path="M 164 67 C 164 12 164 12 164 12 164 5 158 0 152 1 8 26 8 26 8 26 4 27 0 31 0 36 0 67 0 67 0 67 0 71 3 74 8 74 156 74 156 74 156 74 160 74 164 71 164 67 Z N">
              <draw:equation draw:name="f0" draw:formula="logwidth"/>
              <draw:equation draw:name="f1" draw:formula="logheight"/>
            </draw:enhanced-geometry>
          </draw:custom-shape>
          <draw:custom-shape draw:name="Google Shape;640;p40" draw:style-name="gr11" draw:text-style-name="P30" draw:layer="layout" svg:width="0.158cm" svg:height="0.12cm" svg:x="21.652cm" svg:y="6.985cm">
            <text:p/>
            <draw:enhanced-geometry draw:mirror-horizontal="false" draw:mirror-vertical="false" svg:viewBox="0 0 0 0" drawooo:sub-view-size="164 125" draw:text-areas="0 0 ?f0 ?f1" draw:type="ooxml-non-primitive" draw:enhanced-path="M 164 118 C 164 11 164 11 164 11 164 5 158 0 152 1 8 26 8 26 8 26 3 26 0 31 0 36 0 118 0 118 0 118 0 122 3 125 8 125 156 125 156 125 156 125 160 125 164 122 164 118 Z N">
              <draw:equation draw:name="f0" draw:formula="logwidth"/>
              <draw:equation draw:name="f1" draw:formula="logheight"/>
            </draw:enhanced-geometry>
          </draw:custom-shape>
        </draw:g>
        <draw:g draw:name="Google Shape;641;p40">
          <draw:custom-shape draw:name="Google Shape;642;p40" draw:style-name="gr17" draw:text-style-name="P25" draw:layer="layout" svg:width="0.308cm" svg:height="0.366cm" svg:x="5.081cm" svg:y="6.511cm">
            <text:p/>
            <draw:enhanced-geometry draw:mirror-horizontal="false" draw:mirror-vertical="false" svg:viewBox="0 0 0 0" drawooo:sub-view-size="204 242" draw:text-areas="0 0 ?f0 ?f1" draw:type="ooxml-non-primitive" draw:enhanced-path="M 57 222 C 57 214 61 207 67 202 76 195 88 191 102 191 116 191 129 195 137 202 144 207 147 214 147 222 147 230 143 237 137 242 190 242 190 242 190 242 198 242 204 235 204 227 204 67 204 67 204 67 204 59 198 52 190 52 120 52 120 52 120 52 118 51 115 50 115 47 115 42 115 37 120 34 122 32 125 31 128 30 136 25 137 14 129 8 122 2 112 0 102 0 93 0 82 2 75 8 68 14 69 25 77 30 80 31 82 32 85 34 89 37 90 42 89 47 89 50 87 51 85 52 15 52 15 52 15 52 7 52 0 59 0 67 0 227 0 227 0 227 0 235 7 242 15 242 68 242 68 242 68 242 61 237 57 230 57 222 Z N">
              <draw:equation draw:name="f0" draw:formula="logwidth"/>
              <draw:equation draw:name="f1" draw:formula="logheight"/>
            </draw:enhanced-geometry>
          </draw:custom-shape>
          <draw:custom-shape draw:name="Google Shape;643;p40" draw:style-name="gr23" draw:text-style-name="P36" draw:layer="layout" svg:width="0.308cm" svg:height="0.366cm" svg:x="5.081cm" svg:y="6.82cm">
            <text:p/>
            <draw:enhanced-geometry draw:mirror-horizontal="false" draw:mirror-vertical="false" svg:viewBox="0 0 0 0" drawooo:sub-view-size="204 242" draw:text-areas="0 0 ?f0 ?f1" draw:type="ooxml-non-primitive" draw:enhanced-path="M 57 222 C 57 214 61 207 67 202 76 195 88 191 102 191 116 191 129 195 137 202 144 207 147 214 147 222 147 230 143 237 137 242 190 242 190 242 190 242 198 242 204 236 204 227 204 67 204 67 204 67 204 59 198 53 190 53 120 53 120 53 120 53 118 52 115 50 115 47 115 42 115 38 120 34 122 33 125 31 128 30 136 25 137 15 129 9 122 3 112 0 102 1 93 0 82 3 75 9 68 15 69 25 77 30 80 31 82 33 85 34 89 38 90 42 89 47 89 50 87 52 85 53 15 53 15 53 15 53 7 53 0 59 0 67 0 227 0 227 0 227 0 236 7 242 15 242 68 242 68 242 68 242 61 237 57 230 57 222 Z N">
              <draw:equation draw:name="f0" draw:formula="logwidth"/>
              <draw:equation draw:name="f1" draw:formula="logheight"/>
            </draw:enhanced-geometry>
          </draw:custom-shape>
          <draw:custom-shape draw:name="Google Shape;644;p40" draw:style-name="gr31" draw:text-style-name="P44" draw:layer="layout" svg:width="0.364cm" svg:height="0.308cm" svg:x="5.403cm" svg:y="6.271cm">
            <text:p/>
            <draw:enhanced-geometry draw:mirror-horizontal="false" draw:mirror-vertical="false" svg:viewBox="0 0 0 0" drawooo:sub-view-size="241 204" draw:text-areas="0 0 ?f0 ?f1" draw:type="ooxml-non-primitive" draw:enhanced-path="M 20 57 C 27 57 35 61 40 67 47 76 51 88 51 102 51 116 47 128 40 137 35 143 27 147 20 147 12 147 5 143 0 137 0 189 0 189 0 189 0 197 6 204 14 204 175 204 175 204 175 204 183 204 189 197 189 189 189 119 189 119 189 119 190 117 192 115 195 115 200 115 204 115 207 119 209 122 210 125 212 127 217 135 227 136 233 129 239 122 241 112 241 102 241 92 239 82 233 75 227 68 217 69 212 77 210 79 209 82 207 85 204 89 200 89 195 89 192 89 190 87 189 85 189 15 189 15 189 15 189 6 183 0 175 0 14 0 14 0 14 0 6 0 0 6 0 15 0 67 0 67 0 67 5 61 12 57 20 57 Z N">
              <draw:equation draw:name="f0" draw:formula="logwidth"/>
              <draw:equation draw:name="f1" draw:formula="logheight"/>
            </draw:enhanced-geometry>
          </draw:custom-shape>
          <draw:custom-shape draw:name="Google Shape;645;p40" draw:style-name="gr32" draw:text-style-name="P45" draw:layer="layout" svg:width="0.366cm" svg:height="0.308cm" svg:x="5.712cm" svg:y="6.271cm">
            <text:p/>
            <draw:enhanced-geometry draw:mirror-horizontal="false" draw:mirror-vertical="false" svg:viewBox="0 0 0 0" drawooo:sub-view-size="242 204" draw:text-areas="0 0 ?f0 ?f1" draw:type="ooxml-non-primitive" draw:enhanced-path="M 20 57 C 28 57 35 61 40 67 47 76 51 88 51 102 51 116 47 128 40 137 35 143 28 147 20 147 12 147 5 143 0 137 0 189 0 189 0 189 0 197 6 204 14 204 175 204 175 204 175 204 183 204 189 197 189 189 189 119 189 119 189 119 190 117 192 115 195 115 200 115 204 115 208 119 209 122 211 125 212 127 217 135 227 136 233 129 239 122 242 112 241 102 242 92 239 82 233 75 227 68 217 69 212 77 211 79 209 82 208 85 204 89 200 89 195 89 192 89 190 87 189 85 189 15 189 15 189 15 189 6 183 0 175 0 14 0 14 0 14 0 6 0 0 6 0 15 0 67 0 67 0 67 5 61 12 57 20 57 Z N">
              <draw:equation draw:name="f0" draw:formula="logwidth"/>
              <draw:equation draw:name="f1" draw:formula="logheight"/>
            </draw:enhanced-geometry>
          </draw:custom-shape>
          <draw:custom-shape draw:name="Google Shape;646;p40" draw:style-name="gr33" draw:text-style-name="P46" draw:layer="layout" svg:width="0.298cm" svg:height="0.378cm" svg:x="5.081cm" svg:y="7.13cm">
            <text:p/>
            <draw:enhanced-geometry draw:mirror-horizontal="false" draw:mirror-vertical="false" svg:viewBox="0 0 0 0" drawooo:sub-view-size="197 250" draw:text-areas="0 0 ?f0 ?f1" draw:type="ooxml-non-primitive" draw:enhanced-path="M 177 192 C 169 192 162 189 157 183 150 174 146 161 146 147 146 134 150 121 157 112 162 106 169 103 177 103 185 103 192 106 197 113 197 67 197 67 197 67 197 59 191 53 182 53 120 53 120 53 120 53 118 52 115 50 115 47 115 42 115 38 120 35 122 33 125 32 128 30 136 25 137 15 129 9 122 3 112 0 102 1 93 0 82 3 75 9 68 15 69 25 77 30 80 32 82 33 85 35 89 38 90 42 89 47 89 50 87 52 85 53 15 53 15 53 15 53 7 53 0 59 0 67 0 235 0 235 0 235 0 243 7 250 15 250 182 250 182 250 182 250 191 250 197 243 197 235 197 182 197 182 197 182 192 189 185 192 177 192 Z N">
              <draw:equation draw:name="f0" draw:formula="logwidth"/>
              <draw:equation draw:name="f1" draw:formula="logheight"/>
            </draw:enhanced-geometry>
          </draw:custom-shape>
          <draw:custom-shape draw:name="Google Shape;647;p40" draw:style-name="gr34" draw:text-style-name="P47" draw:layer="layout" svg:width="0.377cm" svg:height="0.297cm" svg:x="5.081cm" svg:y="6.271cm">
            <text:p/>
            <draw:enhanced-geometry draw:mirror-horizontal="false" draw:mirror-vertical="false" svg:viewBox="0 0 0 0" drawooo:sub-view-size="249 197" draw:text-areas="0 0 ?f0 ?f1" draw:type="ooxml-non-primitive" draw:enhanced-path="M 57 177 C 57 169 61 162 67 157 76 149 88 146 102 146 116 146 129 149 137 157 144 162 147 169 147 177 147 185 143 192 137 197 182 197 182 197 182 197 191 197 197 190 197 182 197 119 197 119 197 119 198 117 200 115 202 115 207 115 212 115 215 119 217 122 218 125 220 127 225 135 235 136 241 129 247 122 249 112 249 102 249 92 247 82 241 75 235 68 225 69 220 77 218 79 217 82 215 85 212 89 207 89 202 89 200 89 198 87 197 85 197 15 197 15 197 15 197 6 191 0 182 0 15 0 15 0 15 0 7 0 0 6 0 15 0 182 0 182 0 182 0 190 7 197 15 197 68 197 68 197 68 197 61 192 57 185 57 177 Z N">
              <draw:equation draw:name="f0" draw:formula="logwidth"/>
              <draw:equation draw:name="f1" draw:formula="logheight"/>
            </draw:enhanced-geometry>
          </draw:custom-shape>
          <draw:custom-shape draw:name="Google Shape;648;p40" draw:style-name="gr35" draw:text-style-name="P48" draw:layer="layout" svg:width="0.364cm" svg:height="0.31cm" svg:x="5.633cm" svg:y="7.198cm">
            <text:p/>
            <draw:enhanced-geometry draw:mirror-horizontal="false" draw:mirror-vertical="false" svg:viewBox="0 0 0 0" drawooo:sub-view-size="241 205" draw:text-areas="0 0 ?f0 ?f1" draw:type="ooxml-non-primitive" draw:enhanced-path="M 221 147 C 214 147 206 144 201 138 194 129 190 116 190 102 190 89 194 76 201 67 206 61 214 58 221 58 229 58 236 61 241 68 241 15 241 15 241 15 241 7 235 0 227 0 67 0 67 0 67 0 58 0 52 7 52 15 52 85 52 85 52 85 51 87 49 89 46 90 41 90 37 90 34 85 32 83 31 80 29 77 24 69 14 68 8 75 2 83 0 93 0 102 0 112 2 122 8 129 14 137 24 136 29 128 31 125 32 122 34 120 37 115 41 115 46 115 49 115 51 118 52 120 52 190 52 190 52 190 52 198 58 205 67 205 227 205 227 205 227 205 235 205 241 198 241 190 241 137 241 137 241 137 236 144 229 147 221 147 Z N">
              <draw:equation draw:name="f0" draw:formula="logwidth"/>
              <draw:equation draw:name="f1" draw:formula="logheight"/>
            </draw:enhanced-geometry>
          </draw:custom-shape>
          <draw:custom-shape draw:name="Google Shape;649;p40" draw:style-name="gr36" draw:text-style-name="P27" draw:layer="layout" svg:width="0.298cm" svg:height="0.376cm" svg:x="6.021cm" svg:y="6.271cm">
            <text:p/>
            <draw:enhanced-geometry draw:mirror-horizontal="false" draw:mirror-vertical="false" svg:viewBox="0 0 0 0" drawooo:sub-view-size="197 249" draw:text-areas="0 0 ?f0 ?f1" draw:type="ooxml-non-primitive" draw:enhanced-path="M 0 15 C 0 67 0 67 0 67 5 61 12 57 20 57 28 57 35 61 40 67 47 76 51 88 51 102 51 116 47 128 40 137 35 143 28 147 20 147 12 147 5 143 0 137 0 182 0 182 0 182 0 190 6 197 15 197 77 197 77 197 77 197 80 198 82 199 82 202 82 207 82 212 77 215 75 217 72 218 69 219 61 224 60 235 68 241 75 247 85 249 95 249 104 249 115 247 122 241 129 235 128 224 120 219 118 218 115 217 112 215 108 212 107 207 108 202 108 199 110 198 112 197 182 197 182 197 182 197 190 197 197 190 197 182 197 15 197 15 197 15 197 6 190 0 182 0 15 0 15 0 15 0 6 0 0 6 0 15 Z N">
              <draw:equation draw:name="f0" draw:formula="logwidth"/>
              <draw:equation draw:name="f1" draw:formula="logheight"/>
            </draw:enhanced-geometry>
          </draw:custom-shape>
          <draw:custom-shape draw:name="Google Shape;650;p40" draw:style-name="gr24" draw:text-style-name="P37" draw:layer="layout" svg:width="0.308cm" svg:height="0.366cm" svg:x="6.01cm" svg:y="6.59cm">
            <text:p/>
            <draw:enhanced-geometry draw:mirror-horizontal="false" draw:mirror-vertical="false" svg:viewBox="0 0 0 0" drawooo:sub-view-size="204 242" draw:text-areas="0 0 ?f0 ?f1" draw:type="ooxml-non-primitive" draw:enhanced-path="M 147 20 C 147 28 143 35 137 40 128 48 116 51 102 51 88 51 75 48 67 40 60 35 57 28 57 20 57 12 61 5 67 0 14 0 14 0 14 0 6 0 0 7 0 15 0 175 0 175 0 175 0 183 6 190 14 190 84 190 84 190 84 190 87 191 89 192 89 195 89 200 89 205 84 208 82 210 79 211 76 212 68 217 67 228 75 234 82 240 92 242 102 242 111 242 122 240 129 234 136 228 135 217 127 212 125 211 122 210 119 208 115 205 114 200 115 195 115 192 117 191 119 190 189 190 189 190 189 190 197 190 204 183 204 175 204 15 204 15 204 15 204 7 197 0 189 0 137 0 137 0 137 0 143 5 147 12 147 20 Z N">
              <draw:equation draw:name="f0" draw:formula="logwidth"/>
              <draw:equation draw:name="f1" draw:formula="logheight"/>
            </draw:enhanced-geometry>
          </draw:custom-shape>
          <draw:custom-shape draw:name="Google Shape;651;p40" draw:style-name="gr37" draw:text-style-name="P49" draw:layer="layout" svg:width="0.366cm" svg:height="0.31cm" svg:x="5.322cm" svg:y="7.198cm">
            <text:p/>
            <draw:enhanced-geometry draw:mirror-horizontal="false" draw:mirror-vertical="false" svg:viewBox="0 0 0 0" drawooo:sub-view-size="242 205" draw:text-areas="0 0 ?f0 ?f1" draw:type="ooxml-non-primitive" draw:enhanced-path="M 222 147 C 214 147 207 144 202 138 195 129 191 116 191 102 191 89 195 76 202 67 207 61 214 58 222 58 230 58 237 61 242 68 242 15 242 15 242 15 242 7 236 0 228 0 67 0 67 0 67 0 59 0 53 7 53 15 53 85 53 85 53 85 52 87 50 89 47 90 42 90 38 90 34 85 33 83 32 80 30 77 25 69 15 68 9 75 3 83 0 93 1 102 0 112 3 122 9 129 15 137 25 136 30 128 32 125 33 122 34 120 38 115 42 115 47 115 50 115 52 118 53 120 53 190 53 190 53 190 53 198 59 205 67 205 228 205 228 205 228 205 236 205 242 198 242 190 242 137 242 137 242 137 237 144 230 147 222 147 Z N">
              <draw:equation draw:name="f0" draw:formula="logwidth"/>
              <draw:equation draw:name="f1" draw:formula="logheight"/>
            </draw:enhanced-geometry>
          </draw:custom-shape>
          <draw:custom-shape draw:name="Google Shape;652;p40" draw:style-name="gr25" draw:text-style-name="P38" draw:layer="layout" svg:width="0.308cm" svg:height="0.366cm" svg:x="6.01cm" svg:y="6.899cm">
            <text:p/>
            <draw:enhanced-geometry draw:mirror-horizontal="false" draw:mirror-vertical="false" svg:viewBox="0 0 0 0" drawooo:sub-view-size="204 242" draw:text-areas="0 0 ?f0 ?f1" draw:type="ooxml-non-primitive" draw:enhanced-path="M 147 20 C 147 28 143 35 137 40 128 48 116 52 102 51 88 52 75 48 67 40 60 35 57 28 57 20 57 13 61 5 67 0 14 0 14 0 14 0 6 0 0 7 0 15 0 175 0 175 0 175 0 183 6 190 14 190 84 190 84 190 84 190 87 191 89 193 89 195 89 200 89 205 84 208 82 210 79 211 76 213 68 218 67 228 75 234 82 240 92 242 102 242 111 242 122 240 129 234 136 228 135 218 127 213 125 211 122 210 119 208 115 205 114 200 115 195 115 193 117 191 119 190 189 190 189 190 189 190 197 190 204 183 204 175 204 15 204 15 204 15 204 7 197 0 189 0 137 0 137 0 137 0 143 5 147 13 147 20 Z N">
              <draw:equation draw:name="f0" draw:formula="logwidth"/>
              <draw:equation draw:name="f1" draw:formula="logheight"/>
            </draw:enhanced-geometry>
          </draw:custom-shape>
          <draw:custom-shape draw:name="Google Shape;653;p40" draw:style-name="gr27" draw:text-style-name="P40" draw:layer="layout" svg:width="0.376cm" svg:height="0.299cm" svg:x="5.942cm" svg:y="7.208cm">
            <text:p/>
            <draw:enhanced-geometry draw:mirror-horizontal="false" draw:mirror-vertical="false" svg:viewBox="0 0 0 0" drawooo:sub-view-size="249 198" draw:text-areas="0 0 ?f0 ?f1" draw:type="ooxml-non-primitive" draw:enhanced-path="M 192 21 C 192 28 188 35 182 41 173 48 161 52 147 52 133 52 120 48 112 41 105 35 102 28 102 21 102 13 106 5 112 0 67 0 67 0 67 0 59 0 52 7 52 15 52 78 52 78 52 78 51 80 49 82 47 83 42 83 37 83 34 78 32 76 31 73 29 70 24 62 14 61 8 68 2 76 0 86 0 95 0 105 2 115 8 122 14 130 24 129 29 121 31 118 32 115 34 113 37 108 42 108 47 108 49 108 51 111 52 113 52 183 52 183 52 183 52 191 59 198 67 198 234 198 234 198 234 198 242 198 249 191 249 183 249 15 249 15 249 15 249 7 242 0 234 0 182 0 182 0 182 0 188 5 192 13 192 21 Z N">
              <draw:equation draw:name="f0" draw:formula="logwidth"/>
              <draw:equation draw:name="f1" draw:formula="logheight"/>
            </draw:enhanced-geometry>
          </draw:custom-shape>
        </draw:g>
        <draw:g draw:name="Google Shape;654;p40">
          <draw:custom-shape draw:name="Google Shape;655;p40" draw:style-name="gr13" draw:text-style-name="P32" draw:layer="layout" svg:width="0.746cm" svg:height="0.597cm" svg:x="3.161cm" svg:y="6.271cm">
            <text:p/>
            <draw:enhanced-geometry draw:mirror-horizontal="false" draw:mirror-vertical="false" svg:viewBox="0 0 0 0" drawooo:sub-view-size="515 412" draw:text-areas="0 0 ?f0 ?f1" draw:type="ooxml-non-primitive" draw:enhanced-path="M 159 412 C 147 402 139 388 139 373 139 358 146 344 158 334 175 319 200 312 227 312 254 312 278 319 296 334 307 344 314 358 314 373 314 388 307 402 295 412 402 412 402 412 402 412 408 412 413 407 413 401 413 262 413 262 413 262 414 258 418 253 423 253 433 253 442 253 448 262 452 267 454 272 457 277 467 293 487 294 499 280 510 266 515 246 514 228 515 210 510 190 499 176 487 161 467 162 457 178 454 183 452 189 448 194 442 203 433 203 423 203 418 202 414 198 413 194 413 12 413 12 413 12 413 5 408 0 402 0 11 0 11 0 11 0 5 0 0 5 0 12 0 401 0 401 0 401 0 407 5 412 11 412 L 159 412 Z N">
              <draw:equation draw:name="f0" draw:formula="logwidth"/>
              <draw:equation draw:name="f1" draw:formula="logheight"/>
            </draw:enhanced-geometry>
          </draw:custom-shape>
          <draw:custom-shape draw:name="Google Shape;656;p40" draw:style-name="gr16" draw:text-style-name="P35" draw:layer="layout" svg:width="0.597cm" svg:height="0.746cm" svg:x="3.801cm" svg:y="6.271cm">
            <text:p/>
            <draw:enhanced-geometry draw:mirror-horizontal="false" draw:mirror-vertical="false" svg:viewBox="0 0 0 0" drawooo:sub-view-size="412 515" draw:text-areas="0 0 ?f0 ?f1" draw:type="ooxml-non-primitive" draw:enhanced-path="M 0 160 C 10 148 24 140 39 140 54 140 68 147 78 159 93 176 100 201 100 228 100 255 93 279 78 296 68 308 54 315 39 315 24 315 10 308 0 296 0 402 0 402 0 402 0 409 5 414 11 414 150 414 150 414 150 414 154 415 159 419 159 424 159 434 159 443 150 449 145 452 140 455 135 458 119 468 118 488 132 500 146 511 166 515 184 515 202 515 222 511 236 500 251 488 250 468 234 458 229 455 223 452 218 449 209 443 209 434 209 424 210 419 214 415 218 414 400 414 400 414 400 414 407 414 412 409 412 402 412 12 412 12 412 12 412 5 407 0 400 0 11 0 11 0 11 0 5 0 0 5 0 12 L 0 160 Z N">
              <draw:equation draw:name="f0" draw:formula="logwidth"/>
              <draw:equation draw:name="f1" draw:formula="logheight"/>
            </draw:enhanced-geometry>
          </draw:custom-shape>
          <draw:custom-shape draw:name="Google Shape;657;p40" draw:style-name="gr11" draw:text-style-name="P30" draw:layer="layout" svg:width="0.596cm" svg:height="0.746cm" svg:x="3.161cm" svg:y="6.761cm">
            <text:p/>
            <draw:enhanced-geometry draw:mirror-horizontal="false" draw:mirror-vertical="false" svg:viewBox="0 0 0 0" drawooo:sub-view-size="411 515" draw:text-areas="0 0 ?f0 ?f1" draw:type="ooxml-non-primitive" draw:enhanced-path="M 411 356 C 401 368 387 376 372 376 357 376 343 369 333 357 318 340 311 315 311 288 311 261 318 237 333 219 343 207 357 201 372 201 387 201 401 208 411 220 411 113 411 113 411 113 411 107 406 102 400 102 261 102 261 102 261 102 257 100 252 97 252 92 252 82 252 73 261 67 266 63 271 61 276 58 293 48 294 28 279 16 265 5 245 0 227 1 209 0 189 5 175 16 160 28 161 48 177 58 182 61 188 63 193 67 202 73 202 82 202 92 201 97 197 100 193 102 11 102 11 102 11 102 5 102 0 107 0 113 0 504 0 504 0 504 0 510 5 515 11 515 400 515 400 515 400 515 406 515 411 510 411 504 L 411 356 Z N">
              <draw:equation draw:name="f0" draw:formula="logwidth"/>
              <draw:equation draw:name="f1" draw:formula="logheight"/>
            </draw:enhanced-geometry>
          </draw:custom-shape>
          <draw:custom-shape draw:name="Google Shape;658;p40" draw:style-name="gr15" draw:text-style-name="P34" draw:layer="layout" svg:width="0.746cm" svg:height="0.595cm" svg:x="3.652cm" svg:y="6.912cm">
            <text:p/>
            <draw:enhanced-geometry draw:mirror-horizontal="false" draw:mirror-vertical="false" svg:viewBox="0 0 0 0" drawooo:sub-view-size="515 411" draw:text-areas="0 0 ?f0 ?f1" draw:type="ooxml-non-primitive" draw:enhanced-path="M 355 0 C 367 10 375 24 375 39 375 54 368 68 356 78 339 93 314 100 287 100 260 100 236 93 219 78 207 68 200 54 200 39 200 24 207 10 219 0 113 0 113 0 113 0 106 0 101 5 101 11 101 150 101 150 101 150 100 154 96 159 91 159 81 159 72 159 66 150 63 145 60 140 57 135 47 118 27 117 15 132 4 146 0 166 0 184 0 202 4 222 15 236 27 251 47 250 57 234 60 229 63 223 66 218 72 209 81 209 91 209 96 210 100 214 101 218 101 400 101 400 101 400 101 406 106 411 113 411 503 411 503 411 503 411 510 411 515 406 515 400 515 11 515 11 515 11 515 5 510 0 503 0 L 355 0 Z N">
              <draw:equation draw:name="f0" draw:formula="logwidth"/>
              <draw:equation draw:name="f1" draw:formula="logheight"/>
            </draw:enhanced-geometry>
          </draw:custom-shape>
        </draw:g>
        <draw:g draw:name="Google Shape;659;p40">
          <draw:custom-shape draw:name="Google Shape;660;p40" draw:style-name="gr15" draw:text-style-name="P34" draw:layer="layout" svg:width="0.603cm" svg:height="0.8cm" svg:x="3.005cm" svg:y="10.572cm">
            <text:p/>
            <draw:enhanced-geometry draw:mirror-horizontal="false" draw:mirror-vertical="false" svg:viewBox="0 0 0 0" drawooo:sub-view-size="566 751" draw:text-areas="0 0 ?f0 ?f1" draw:type="ooxml-non-primitive" draw:enhanced-path="M 62 403 C 9 496 0 584 37 649 75 715 155 751 263 751 449 751 449 751 449 751 413 733 375 705 351 658 303 564 352 480 355 476 370 450 370 450 370 450 566 111 566 111 566 111 555 92 555 92 555 92 550 85 487 0 398 0 310 0 265 55 249 79 L 62 403 Z N">
              <draw:equation draw:name="f0" draw:formula="logwidth"/>
              <draw:equation draw:name="f1" draw:formula="logheight"/>
            </draw:enhanced-geometry>
          </draw:custom-shape>
          <draw:custom-shape draw:name="Google Shape;661;p40" draw:style-name="gr16" draw:text-style-name="P35" draw:layer="layout" svg:width="0.883cm" svg:height="0.537cm" svg:x="3.36cm" svg:y="10.835cm">
            <text:p/>
            <draw:enhanced-geometry draw:mirror-horizontal="false" draw:mirror-vertical="false" svg:viewBox="0 0 0 0" drawooo:sub-view-size="829 504" draw:text-areas="0 0 ?f0 ?f1" draw:type="ooxml-non-primitive" draw:enhanced-path="M 766 156 C 676 0 676 0 676 0 680 40 676 87 651 131 600 220 492 222 479 222 479 222 479 222 479 222 448 222 448 222 448 222 57 222 57 222 57 222 45 242 45 242 45 242 43 246 0 318 42 399 91 495 209 503 216 504 566 504 566 504 566 504 674 504 754 468 792 402 829 337 820 249 766 156 Z N">
              <draw:equation draw:name="f0" draw:formula="logwidth"/>
              <draw:equation draw:name="f1" draw:formula="logheight"/>
            </draw:enhanced-geometry>
          </draw:custom-shape>
          <draw:custom-shape draw:name="Google Shape;662;p40" draw:style-name="gr13" draw:text-style-name="P32" draw:layer="layout" svg:width="0.763cm" svg:height="0.784cm" svg:x="3.319cm" svg:y="10.26cm">
            <text:p/>
            <draw:enhanced-geometry draw:mirror-horizontal="false" draw:mirror-vertical="false" svg:viewBox="0 0 0 0" drawooo:sub-view-size="716 736" draw:text-areas="0 0 ?f0 ?f1" draw:type="ooxml-non-primitive" draw:enhanced-path="M 487 145 C 433 52 362 0 286 0 211 0 140 52 86 145 0 294 0 294 0 294 27 278 61 266 104 266 210 266 279 365 282 370 283 371 283 371 283 371 293 390 293 390 293 390 298 397 298 397 298 397 493 736 493 736 493 736 517 736 517 736 517 736 517 736 517 736 517 736 522 736 622 735 667 657 716 573 672 467 668 459 L 487 145 Z N">
              <draw:equation draw:name="f0" draw:formula="logwidth"/>
              <draw:equation draw:name="f1" draw:formula="logheight"/>
            </draw:enhanced-geometry>
          </draw:custom-shape>
        </draw:g>
        <draw:g draw:name="Google Shape;663;p40">
          <draw:custom-shape draw:name="Google Shape;664;p40" draw:style-name="gr24" draw:text-style-name="P37" draw:layer="layout" svg:width="0.418cm" svg:height="0.297cm" svg:x="6.033cm" svg:y="10.73cm">
            <text:p/>
            <draw:enhanced-geometry draw:mirror-horizontal="false" draw:mirror-vertical="false" svg:viewBox="0 0 0 0" drawooo:sub-view-size="381 270" draw:text-areas="0 0 ?f0 ?f1" draw:type="ooxml-non-primitive" draw:enhanced-path="M 295 270 C 336 270 381 237 360 184 360 184 360 184 360 184 254 0 254 0 254 0 6 142 6 142 6 142 80 270 80 270 80 270 0 270 0 270 0 270 0 270 0 270 0 270 L 295 270 Z N">
              <draw:equation draw:name="f0" draw:formula="logwidth"/>
              <draw:equation draw:name="f1" draw:formula="logheight"/>
            </draw:enhanced-geometry>
          </draw:custom-shape>
          <draw:custom-shape draw:name="Google Shape;665;p40" draw:style-name="gr25" draw:text-style-name="P38" draw:layer="layout" svg:width="0.302cm" svg:height="0.39cm" svg:x="5.417cm" svg:y="10.951cm">
            <text:p/>
            <draw:enhanced-geometry draw:mirror-horizontal="false" draw:mirror-vertical="false" svg:viewBox="0 0 0 0" drawooo:sub-view-size="275 355" draw:text-areas="0 0 ?f0 ?f1" draw:type="ooxml-non-primitive" draw:enhanced-path="M 275 70 C 128 70 128 70 128 70 168 0 168 0 168 0 168 0 168 0 168 0 20 256 20 256 20 256 0 291 5 346 62 354 62 355 62 355 62 355 275 355 275 355 275 355 L 275 70 Z N">
              <draw:equation draw:name="f0" draw:formula="logwidth"/>
              <draw:equation draw:name="f1" draw:formula="logheight"/>
            </draw:enhanced-geometry>
          </draw:custom-shape>
          <draw:custom-shape draw:name="Google Shape;666;p40" draw:style-name="gr27" draw:text-style-name="P40" draw:layer="layout" svg:width="0.395cm" svg:height="0.409cm" svg:x="5.488cm" svg:y="10.268cm">
            <text:p/>
            <draw:enhanced-geometry draw:mirror-horizontal="false" draw:mirror-vertical="false" svg:viewBox="0 0 0 0" drawooo:sub-view-size="360 372" draw:text-areas="0 0 ?f0 ?f1" draw:type="ooxml-non-primitive" draw:enhanced-path="M 213 58 C 192 23 142 0 106 45 106 45 106 45 106 45 0 229 0 229 0 229 247 372 247 372 247 372 320 246 320 246 320 246 360 314 360 314 360 314 360 314 360 314 360 314 L 213 58 Z N">
              <draw:equation draw:name="f0" draw:formula="logwidth"/>
              <draw:equation draw:name="f1" draw:formula="logheight"/>
            </draw:enhanced-geometry>
          </draw:custom-shape>
          <draw:custom-shape draw:name="Google Shape;667;p40" draw:style-name="gr38" draw:text-style-name="P50" draw:layer="layout" svg:width="0.45cm" svg:height="0.642cm" svg:x="5.22cm" svg:y="10.7cm">
            <text:p/>
            <draw:enhanced-geometry draw:mirror-horizontal="false" draw:mirror-vertical="false" svg:viewBox="0 0 0 0" drawooo:sub-view-size="410 583" draw:text-areas="0 0 ?f0 ?f1" draw:type="ooxml-non-primitive" draw:enhanced-path="M 410 206 C 314 0 314 0 314 0 86 20 86 20 86 20 125 42 125 42 125 42 20 223 20 223 20 223 0 258 0 302 20 337 129 526 129 526 129 526 150 561 188 583 228 583 241 583 241 583 241 583 241 582 241 582 241 582 184 574 179 519 199 484 347 228 347 228 347 228 347 228 347 228 347 228 372 185 372 185 372 185 L 410 206 Z N">
              <draw:equation draw:name="f0" draw:formula="logwidth"/>
              <draw:equation draw:name="f1" draw:formula="logheight"/>
            </draw:enhanced-geometry>
          </draw:custom-shape>
          <draw:custom-shape draw:name="Google Shape;668;p40" draw:style-name="gr39" draw:text-style-name="P28" draw:layer="layout" svg:width="0.621cm" svg:height="0.464cm" svg:x="5.604cm" svg:y="10.243cm">
            <text:p/>
            <draw:enhanced-geometry draw:mirror-horizontal="false" draw:mirror-vertical="false" svg:viewBox="0 0 0 0" drawooo:sub-view-size="565 422" draw:text-areas="0 0 ?f0 ?f1" draw:type="ooxml-non-primitive" draw:enhanced-path="M 526 238 C 421 57 421 57 421 57 401 21 363 0 322 0 105 0 105 0 105 0 65 0 27 21 7 57 0 68 0 68 0 68 0 68 0 68 0 68 36 23 86 46 107 81 254 337 254 337 254 337 254 337 254 337 254 337 279 381 279 381 279 381 241 402 241 402 241 402 468 422 468 422 468 422 565 216 565 216 565 216 L 526 238 Z N">
              <draw:equation draw:name="f0" draw:formula="logwidth"/>
              <draw:equation draw:name="f1" draw:formula="logheight"/>
            </draw:enhanced-geometry>
          </draw:custom-shape>
          <draw:custom-shape draw:name="Google Shape;669;p40" draw:style-name="gr40" draw:text-style-name="P51" draw:layer="layout" svg:width="0.624cm" svg:height="0.457cm" svg:x="5.834cm" svg:y="10.933cm">
            <text:p/>
            <draw:enhanced-geometry draw:mirror-horizontal="false" draw:mirror-vertical="false" svg:viewBox="0 0 0 0" drawooo:sub-view-size="568 415" draw:text-areas="0 0 ?f0 ?f1" draw:type="ooxml-non-primitive" draw:enhanced-path="M 547 11 C 541 0 541 0 541 0 541 0 541 0 541 0 562 53 517 86 476 86 181 86 181 86 181 86 181 86 181 86 181 86 131 86 131 86 131 86 131 41 131 41 131 41 0 228 0 228 0 228 131 415 131 415 131 415 131 371 131 371 131 371 340 371 340 371 340 371 380 371 418 349 438 314 547 125 547 125 547 125 568 90 568 46 547 11 Z N">
              <draw:equation draw:name="f0" draw:formula="logwidth"/>
              <draw:equation draw:name="f1" draw:formula="logheight"/>
            </draw:enhanced-geometry>
          </draw:custom-shape>
        </draw:g>
        <draw:g draw:name="Google Shape;670;p40">
          <draw:custom-shape draw:name="Google Shape;671;p40" draw:style-name="gr16" draw:text-style-name="P35" draw:layer="layout" svg:width="0.435cm" svg:height="0.438cm" svg:x="12.914cm" svg:y="10.1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2;p40" draw:style-name="gr13" draw:text-style-name="P32" draw:layer="layout" svg:width="0.434cm" svg:height="0.438cm" svg:x="12.124cm" svg:y="10.1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3;p40" draw:style-name="gr15" draw:text-style-name="P34" draw:layer="layout" svg:width="0.435cm" svg:height="0.438cm" svg:x="12.914cm" svg:y="10.9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4;p40" draw:style-name="gr11" draw:text-style-name="P30" draw:layer="layout" svg:width="0.434cm" svg:height="0.438cm" svg:x="12.124cm" svg:y="10.9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5;p40" draw:style-name="gr23" draw:text-style-name="P36" draw:layer="layout" svg:width="0.391cm" svg:height="0.281cm" svg:x="12.539cm" svg:y="10.277cm">
            <text:p/>
            <draw:enhanced-geometry draw:mirror-horizontal="false" draw:mirror-vertical="false" svg:viewBox="0 0 0 0" drawooo:sub-view-size="362 258" draw:text-areas="0 0 ?f0 ?f1" draw:type="ooxml-non-primitive" draw:enhanced-path="M 362 0 C 220 71 142 71 0 0 26 37 41 81 41 129 41 177 26 222 0 258 142 188 220 188 362 258 336 222 321 177 321 129 321 81 336 37 362 0 Z N">
              <draw:equation draw:name="f0" draw:formula="logwidth"/>
              <draw:equation draw:name="f1" draw:formula="logheight"/>
            </draw:enhanced-geometry>
          </draw:custom-shape>
          <draw:custom-shape draw:name="Google Shape;676;p40" draw:style-name="gr23" draw:text-style-name="P36" draw:layer="layout" svg:width="0.391cm" svg:height="0.281cm" svg:x="12.539cm" svg:y="11.076cm">
            <text:p/>
            <draw:enhanced-geometry draw:mirror-horizontal="false" draw:mirror-vertical="false" svg:viewBox="0 0 0 0" drawooo:sub-view-size="362 258" draw:text-areas="0 0 ?f0 ?f1" draw:type="ooxml-non-primitive" draw:enhanced-path="M 321 129 C 321 81 336 36 362 0 220 70 142 70 0 0 26 36 41 81 41 129 41 177 26 221 0 258 142 188 220 188 362 258 336 221 321 177 321 129 Z N">
              <draw:equation draw:name="f0" draw:formula="logwidth"/>
              <draw:equation draw:name="f1" draw:formula="logheight"/>
            </draw:enhanced-geometry>
          </draw:custom-shape>
          <draw:custom-shape draw:name="Google Shape;677;p40" draw:style-name="gr23" draw:text-style-name="P36" draw:layer="layout" svg:width="0.278cm" svg:height="0.396cm" svg:x="12.2cm" svg:y="10.619cm">
            <text:p/>
            <draw:enhanced-geometry draw:mirror-horizontal="false" draw:mirror-vertical="false" svg:viewBox="0 0 0 0" drawooo:sub-view-size="258 363" draw:text-areas="0 0 ?f0 ?f1" draw:type="ooxml-non-primitive" draw:enhanced-path="M 0 363 C 36 337 81 322 129 322 177 322 221 337 258 363 188 221 188 142 258 0 221 26 177 41 129 41 81 41 36 26 0 0 70 142 70 221 0 363 Z N">
              <draw:equation draw:name="f0" draw:formula="logwidth"/>
              <draw:equation draw:name="f1" draw:formula="logheight"/>
            </draw:enhanced-geometry>
          </draw:custom-shape>
          <draw:custom-shape draw:name="Google Shape;678;p40" draw:style-name="gr23" draw:text-style-name="P36" draw:layer="layout" svg:width="0.278cm" svg:height="0.395cm" svg:x="12.99cm" svg:y="10.62cm">
            <text:p/>
            <draw:enhanced-geometry draw:mirror-horizontal="false" draw:mirror-vertical="false" svg:viewBox="0 0 0 0" drawooo:sub-view-size="258 362" draw:text-areas="0 0 ?f0 ?f1" draw:type="ooxml-non-primitive" draw:enhanced-path="M 258 0 C 222 25 177 40 129 40 81 40 37 25 0 0 70 142 70 220 0 362 37 336 81 321 129 321 177 321 222 336 258 362 188 220 188 142 258 0 Z N">
              <draw:equation draw:name="f0" draw:formula="logwidth"/>
              <draw:equation draw:name="f1" draw:formula="logheight"/>
            </draw:enhanced-geometry>
          </draw:custom-shape>
        </draw:g>
        <draw:g draw:name="Google Shape;679;p40">
          <draw:custom-shape draw:name="Google Shape;680;p40" draw:style-name="gr16" draw:text-style-name="P35" draw:layer="layout" svg:width="0.288cm" svg:height="0.289cm" svg:x="15.039cm" svg:y="10.2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81;p40" draw:style-name="gr13" draw:text-style-name="P32" draw:layer="layout" svg:width="0.288cm" svg:height="0.289cm" svg:x="14.565cm" svg:y="10.2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82;p40" draw:style-name="gr11" draw:text-style-name="P30" draw:layer="layout" svg:width="0.288cm" svg:height="0.289cm" svg:x="15.039cm" svg:y="1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83;p40" draw:style-name="gr15" draw:text-style-name="P34" draw:layer="layout" svg:width="0.288cm" svg:height="0.288cm" svg:x="15.275cm" svg:y="10.6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84;p40" draw:style-name="gr14" draw:text-style-name="P33" draw:layer="layout" svg:width="0.289cm" svg:height="0.288cm" svg:x="14.326cm" svg:y="10.6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85;p40" draw:style-name="gr12" draw:text-style-name="P31" draw:layer="layout" svg:width="0.288cm" svg:height="0.289cm" svg:x="14.565cm" svg:y="1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86;p40" draw:style-name="gr23" draw:text-style-name="P36" draw:layer="layout" svg:width="0.239cm" svg:height="0.256cm" svg:x="14.47cm" svg:y="10.483cm">
            <text:p/>
            <draw:enhanced-geometry draw:mirror-horizontal="false" draw:mirror-vertical="false" svg:viewBox="0 0 0 0" drawooo:sub-view-size="306 328" draw:text-areas="0 0 ?f0 ?f1" draw:type="ooxml-non-primitive" draw:enhanced-path="M 305 101 C 231 101 166 61 132 0 140 114 103 178 0 227 1 227 1 227 1 227 75 227 140 268 174 328 166 214 203 151 306 101 306 101 305 101 305 101 Z N">
              <draw:equation draw:name="f0" draw:formula="logwidth"/>
              <draw:equation draw:name="f1" draw:formula="logheight"/>
            </draw:enhanced-geometry>
          </draw:custom-shape>
          <draw:custom-shape draw:name="Google Shape;687;p40" draw:style-name="gr23" draw:text-style-name="P36" draw:layer="layout" svg:width="0.204cm" svg:height="0.158cm" svg:x="14.844cm" svg:y="10.327cm">
            <text:p/>
            <draw:enhanced-geometry draw:mirror-horizontal="false" draw:mirror-vertical="false" svg:viewBox="0 0 0 0" drawooo:sub-view-size="262 202" draw:text-areas="0 0 ?f0 ?f1" draw:type="ooxml-non-primitive" draw:enhanced-path="M 234 101 C 234 64 245 30 262 0 167 65 95 65 0 0 17 30 28 64 28 101 28 138 17 172 0 202 95 138 167 138 262 202 245 172 234 138 234 101 Z N">
              <draw:equation draw:name="f0" draw:formula="logwidth"/>
              <draw:equation draw:name="f1" draw:formula="logheight"/>
            </draw:enhanced-geometry>
          </draw:custom-shape>
          <draw:custom-shape draw:name="Google Shape;688;p40" draw:style-name="gr23" draw:text-style-name="P36" draw:layer="layout" svg:width="0.238cm" svg:height="0.256cm" svg:x="15.182cm" svg:y="10.895cm">
            <text:p/>
            <draw:enhanced-geometry draw:mirror-horizontal="false" draw:mirror-vertical="false" svg:viewBox="0 0 0 0" drawooo:sub-view-size="305 327" draw:text-areas="0 0 ?f0 ?f1" draw:type="ooxml-non-primitive" draw:enhanced-path="M 304 101 C 230 101 165 60 131 0 139 114 103 177 0 227 1 227 1 227 2 227 76 227 140 267 175 327 166 214 203 151 305 101 305 101 304 101 304 101 Z N">
              <draw:equation draw:name="f0" draw:formula="logwidth"/>
              <draw:equation draw:name="f1" draw:formula="logheight"/>
            </draw:enhanced-geometry>
          </draw:custom-shape>
          <draw:custom-shape draw:name="Google Shape;689;p40" draw:style-name="gr23" draw:text-style-name="P36" draw:layer="layout" svg:width="0.238cm" svg:height="0.255cm" svg:x="15.182cm" svg:y="10.484cm">
            <text:p/>
            <draw:enhanced-geometry draw:mirror-horizontal="false" draw:mirror-vertical="false" svg:viewBox="0 0 0 0" drawooo:sub-view-size="305 327" draw:text-areas="0 0 ?f0 ?f1" draw:type="ooxml-non-primitive" draw:enhanced-path="M 131 327 C 165 267 230 226 304 226 304 226 305 226 305 226 203 176 166 113 175 0 140 60 76 100 2 100 1 100 1 100 0 100 103 150 139 213 131 327 Z N">
              <draw:equation draw:name="f0" draw:formula="logwidth"/>
              <draw:equation draw:name="f1" draw:formula="logheight"/>
            </draw:enhanced-geometry>
          </draw:custom-shape>
          <draw:custom-shape draw:name="Google Shape;690;p40" draw:style-name="gr23" draw:text-style-name="P36" draw:layer="layout" svg:width="0.239cm" svg:height="0.256cm" svg:x="14.47cm" svg:y="10.895cm">
            <text:p/>
            <draw:enhanced-geometry draw:mirror-horizontal="false" draw:mirror-vertical="false" svg:viewBox="0 0 0 0" drawooo:sub-view-size="306 328" draw:text-areas="0 0 ?f0 ?f1" draw:type="ooxml-non-primitive" draw:enhanced-path="M 132 328 C 166 267 231 227 305 227 305 227 306 227 306 227 203 177 166 114 174 0 140 60 75 101 1 101 1 101 1 101 0 101 103 150 140 214 132 328 Z N">
              <draw:equation draw:name="f0" draw:formula="logwidth"/>
              <draw:equation draw:name="f1" draw:formula="logheight"/>
            </draw:enhanced-geometry>
          </draw:custom-shape>
          <draw:custom-shape draw:name="Google Shape;691;p40" draw:style-name="gr23" draw:text-style-name="P36" draw:layer="layout" svg:width="0.204cm" svg:height="0.157cm" svg:x="14.844cm" svg:y="11.15cm">
            <text:p/>
            <draw:enhanced-geometry draw:mirror-horizontal="false" draw:mirror-vertical="false" svg:viewBox="0 0 0 0" drawooo:sub-view-size="262 202" draw:text-areas="0 0 ?f0 ?f1" draw:type="ooxml-non-primitive" draw:enhanced-path="M 234 101 C 234 64 245 30 262 0 167 64 95 64 0 0 17 30 28 64 28 101 28 138 17 172 0 202 95 137 167 137 262 202 245 172 234 138 234 101 Z N">
              <draw:equation draw:name="f0" draw:formula="logwidth"/>
              <draw:equation draw:name="f1" draw:formula="logheight"/>
            </draw:enhanced-geometry>
          </draw:custom-shape>
        </draw:g>
        <draw:g draw:name="Google Shape;692;p40">
          <draw:custom-shape draw:name="Google Shape;693;p40" draw:style-name="gr16" draw:text-style-name="P35" draw:layer="layout" svg:width="0.288cm" svg:height="0.288cm" svg:x="19.468cm" svg:y="10.2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94;p40" draw:style-name="gr13" draw:text-style-name="P32" draw:layer="layout" svg:width="0.288cm" svg:height="0.288cm" svg:x="18.993cm" svg:y="10.2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95;p40" draw:style-name="gr11" draw:text-style-name="P30" draw:layer="layout" svg:width="0.288cm" svg:height="0.288cm" svg:x="19.468cm" svg:y="11.0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96;p40" draw:style-name="gr15" draw:text-style-name="P34" draw:layer="layout" svg:width="0.288cm" svg:height="0.289cm" svg:x="19.704cm" svg:y="10.6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97;p40" draw:style-name="gr14" draw:text-style-name="P33" draw:layer="layout" svg:width="0.288cm" svg:height="0.289cm" svg:x="18.755cm" svg:y="10.6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98;p40" draw:style-name="gr12" draw:text-style-name="P31" draw:layer="layout" svg:width="0.288cm" svg:height="0.288cm" svg:x="18.993cm" svg:y="11.0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99;p40" draw:style-name="gr41" draw:text-style-name="P52" draw:layer="layout" svg:width="0.081cm" svg:height="0.142cm" svg:x="19.738cm" svg:y="10.513cm">
            <text:p/>
            <draw:enhanced-geometry draw:mirror-horizontal="false" draw:mirror-vertical="false" svg:viewBox="0 0 0 0" drawooo:sub-view-size="94 163" draw:text-areas="0 0 ?f0 ?f1" draw:type="ooxml-non-primitive" draw:enhanced-path="M 0 0 C 20 23 38 49 54 77 70 105 83 134 94 163 N">
              <draw:equation draw:name="f0" draw:formula="logwidth"/>
              <draw:equation draw:name="f1" draw:formula="logheight"/>
            </draw:enhanced-geometry>
          </draw:custom-shape>
          <draw:custom-shape draw:name="Google Shape;700;p40" draw:style-name="gr41" draw:text-style-name="P52" draw:layer="layout" svg:width="0.082cm" svg:height="0.142cm" svg:x="19.737cm" svg:y="10.98cm">
            <text:p/>
            <draw:enhanced-geometry draw:mirror-horizontal="false" draw:mirror-vertical="false" svg:viewBox="0 0 0 0" drawooo:sub-view-size="95 163" draw:text-areas="0 0 ?f0 ?f1" draw:type="ooxml-non-primitive" draw:enhanced-path="M 95 0 C 84 29 71 58 55 85 39 113 20 139 0 163 N">
              <draw:equation draw:name="f0" draw:formula="logwidth"/>
              <draw:equation draw:name="f1" draw:formula="logheight"/>
            </draw:enhanced-geometry>
          </draw:custom-shape>
          <draw:custom-shape draw:name="Google Shape;701;p40" draw:style-name="gr41" draw:text-style-name="P52" draw:layer="layout" svg:width="0.165cm" svg:height="0.006cm" svg:x="19.292cm" svg:y="11.286cm">
            <text:p/>
            <draw:enhanced-geometry draw:mirror-horizontal="false" draw:mirror-vertical="false" svg:viewBox="0 0 0 0" drawooo:sub-view-size="189 8" draw:text-areas="0 0 ?f0 ?f1" draw:type="ooxml-non-primitive" draw:enhanced-path="M 189 0 C 158 5 127 8 95 8 63 8 31 5 0 0 N">
              <draw:equation draw:name="f0" draw:formula="logwidth"/>
              <draw:equation draw:name="f1" draw:formula="logheight"/>
            </draw:enhanced-geometry>
          </draw:custom-shape>
          <draw:custom-shape draw:name="Google Shape;702;p40" draw:style-name="gr41" draw:text-style-name="P52" draw:layer="layout" svg:width="0.081cm" svg:height="0.142cm" svg:x="18.93cm" svg:y="10.98cm">
            <text:p/>
            <draw:enhanced-geometry draw:mirror-horizontal="false" draw:mirror-vertical="false" svg:viewBox="0 0 0 0" drawooo:sub-view-size="94 163" draw:text-areas="0 0 ?f0 ?f1" draw:type="ooxml-non-primitive" draw:enhanced-path="M 94 163 C 74 140 56 114 40 86 24 58 11 30 0 0 N">
              <draw:equation draw:name="f0" draw:formula="logwidth"/>
              <draw:equation draw:name="f1" draw:formula="logheight"/>
            </draw:enhanced-geometry>
          </draw:custom-shape>
          <draw:custom-shape draw:name="Google Shape;703;p40" draw:style-name="gr41" draw:text-style-name="P52" draw:layer="layout" svg:width="0.082cm" svg:height="0.142cm" svg:x="18.93cm" svg:y="10.512cm">
            <text:p/>
            <draw:enhanced-geometry draw:mirror-horizontal="false" draw:mirror-vertical="false" svg:viewBox="0 0 0 0" drawooo:sub-view-size="95 163" draw:text-areas="0 0 ?f0 ?f1" draw:type="ooxml-non-primitive" draw:enhanced-path="M 0 163 C 11 134 24 106 40 78 56 50 75 24 95 0 N">
              <draw:equation draw:name="f0" draw:formula="logwidth"/>
              <draw:equation draw:name="f1" draw:formula="logheight"/>
            </draw:enhanced-geometry>
          </draw:custom-shape>
          <draw:custom-shape draw:name="Google Shape;704;p40" draw:style-name="gr41" draw:text-style-name="P52" draw:layer="layout" svg:width="0.165cm" svg:height="0.006cm" svg:x="19.293cm" svg:y="10.343cm">
            <text:p/>
            <draw:enhanced-geometry draw:mirror-horizontal="false" draw:mirror-vertical="false" svg:viewBox="0 0 0 0" drawooo:sub-view-size="189 8" draw:text-areas="0 0 ?f0 ?f1" draw:type="ooxml-non-primitive" draw:enhanced-path="M 0 8 C 31 3 62 0 94 0 126 0 158 3 189 8 N">
              <draw:equation draw:name="f0" draw:formula="logwidth"/>
              <draw:equation draw:name="f1" draw:formula="logheight"/>
            </draw:enhanced-geometry>
          </draw:custom-shape>
        </draw:g>
        <draw:g draw:name="Google Shape;705;p40">
          <draw:custom-shape draw:name="Google Shape;706;p40" draw:style-name="gr16" draw:text-style-name="P35" draw:layer="layout" svg:width="0.368cm" svg:height="0.369cm" svg:x="21.839cm" svg:y="10.1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07;p40" draw:style-name="gr15" draw:text-style-name="P34" draw:layer="layout" svg:width="0.368cm" svg:height="0.369cm" svg:x="21.839cm" svg:y="11.0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08;p40" draw:style-name="gr13" draw:text-style-name="P32" draw:layer="layout" svg:width="0.368cm" svg:height="0.369cm" svg:x="20.97cm" svg:y="10.1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09;p40" draw:style-name="gr11" draw:text-style-name="P30" draw:layer="layout" svg:width="0.368cm" svg:height="0.369cm" svg:x="20.97cm" svg:y="11.0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10;p40" draw:style-name="gr41" draw:text-style-name="P52" draw:layer="layout" svg:width="0.048cm" svg:height="0.474cm" svg:x="22.141cm" svg:y="10.577cm">
            <text:p/>
            <draw:enhanced-geometry draw:mirror-horizontal="false" draw:mirror-vertical="false" svg:viewBox="0 0 0 0" drawooo:sub-view-size="39 376" draw:text-areas="0 0 ?f0 ?f1" draw:type="ooxml-non-primitive" draw:enhanced-path="M 0 0 C 25 59 39 123 39 190 39 256 26 319 2 376 N">
              <draw:equation draw:name="f0" draw:formula="logwidth"/>
              <draw:equation draw:name="f1" draw:formula="logheight"/>
            </draw:enhanced-geometry>
          </draw:custom-shape>
          <draw:custom-shape draw:name="Google Shape;711;p40" draw:style-name="gr41" draw:text-style-name="P52" draw:layer="layout" svg:width="0.472cm" svg:height="0.049cm" svg:x="21.355cm" svg:y="11.369cm">
            <text:p/>
            <draw:enhanced-geometry draw:mirror-horizontal="false" draw:mirror-vertical="false" svg:viewBox="0 0 0 0" drawooo:sub-view-size="375 40" draw:text-areas="0 0 ?f0 ?f1" draw:type="ooxml-non-primitive" draw:enhanced-path="M 375 0 C 317 26 253 40 185 40 119 40 57 26 0 2 N">
              <draw:equation draw:name="f0" draw:formula="logwidth"/>
              <draw:equation draw:name="f1" draw:formula="logheight"/>
            </draw:enhanced-geometry>
          </draw:custom-shape>
          <draw:custom-shape draw:name="Google Shape;712;p40" draw:style-name="gr41" draw:text-style-name="P52" draw:layer="layout" svg:width="0.048cm" svg:height="0.472cm" svg:x="20.988cm" svg:y="10.584cm">
            <text:p/>
            <draw:enhanced-geometry draw:mirror-horizontal="false" draw:mirror-vertical="false" svg:viewBox="0 0 0 0" drawooo:sub-view-size="39 375" draw:text-areas="0 0 ?f0 ?f1" draw:type="ooxml-non-primitive" draw:enhanced-path="M 39 375 C 14 317 0 253 0 185 0 120 13 57 37 0 N">
              <draw:equation draw:name="f0" draw:formula="logwidth"/>
              <draw:equation draw:name="f1" draw:formula="logheight"/>
            </draw:enhanced-geometry>
          </draw:custom-shape>
          <draw:custom-shape draw:name="Google Shape;713;p40" draw:style-name="gr41" draw:text-style-name="P52" draw:layer="layout" svg:width="0.472cm" svg:height="0.049cm" svg:x="21.349cm" svg:y="10.216cm">
            <text:p/>
            <draw:enhanced-geometry draw:mirror-horizontal="false" draw:mirror-vertical="false" svg:viewBox="0 0 0 0" drawooo:sub-view-size="375 39" draw:text-areas="0 0 ?f0 ?f1" draw:type="ooxml-non-primitive" draw:enhanced-path="M 375 37 C 318 13 256 0 190 0 122 0 58 14 0 39 N">
              <draw:equation draw:name="f0" draw:formula="logwidth"/>
              <draw:equation draw:name="f1" draw:formula="logheight"/>
            </draw:enhanced-geometry>
          </draw:custom-shape>
          <draw:custom-shape draw:name="Google Shape;714;p40" draw:style-name="gr42" draw:text-style-name="P52" draw:layer="layout" svg:width="0.09cm" svg:height="0.066cm" svg:x="22.111cm" svg:y="10.991cm">
            <text:p/>
            <draw:enhanced-geometry draw:mirror-horizontal="false" draw:mirror-vertical="false" svg:viewBox="0 0 0 0" drawooo:sub-view-size="199 147" draw:text-areas="0 0 ?f0 ?f1" draw:type="ooxml-non-primitive" draw:enhanced-path="M 0 0 L 64 147 199 83 N">
              <draw:equation draw:name="f0" draw:formula="logwidth"/>
              <draw:equation draw:name="f1" draw:formula="logheight"/>
            </draw:enhanced-geometry>
          </draw:custom-shape>
          <draw:custom-shape draw:name="Google Shape;715;p40" draw:style-name="gr42" draw:text-style-name="P52" draw:layer="layout" svg:width="0.065cm" svg:height="0.09cm" svg:x="21.349cm" svg:y="11.338cm">
            <text:p/>
            <draw:enhanced-geometry draw:mirror-horizontal="false" draw:mirror-vertical="false" svg:viewBox="0 0 0 0" drawooo:sub-view-size="144 200" draw:text-areas="0 0 ?f0 ?f1" draw:type="ooxml-non-primitive" draw:enhanced-path="M 144 0 L 0 67 64 200 N">
              <draw:equation draw:name="f0" draw:formula="logwidth"/>
              <draw:equation draw:name="f1" draw:formula="logheight"/>
            </draw:enhanced-geometry>
          </draw:custom-shape>
          <draw:custom-shape draw:name="Google Shape;716;p40" draw:style-name="gr42" draw:text-style-name="P52" draw:layer="layout" svg:width="0.09cm" svg:height="0.065cm" svg:x="20.976cm" svg:y="10.577cm">
            <text:p/>
            <draw:enhanced-geometry draw:mirror-horizontal="false" draw:mirror-vertical="false" svg:viewBox="0 0 0 0" drawooo:sub-view-size="200 144" draw:text-areas="0 0 ?f0 ?f1" draw:type="ooxml-non-primitive" draw:enhanced-path="M 200 144 L 136 0 0 64 N">
              <draw:equation draw:name="f0" draw:formula="logwidth"/>
              <draw:equation draw:name="f1" draw:formula="logheight"/>
            </draw:enhanced-geometry>
          </draw:custom-shape>
          <draw:custom-shape draw:name="Google Shape;717;p40" draw:style-name="gr42" draw:text-style-name="P52" draw:layer="layout" svg:width="0.065cm" svg:height="0.09cm" svg:x="21.763cm" svg:y="10.205cm">
            <text:p/>
            <draw:enhanced-geometry draw:mirror-horizontal="false" draw:mirror-vertical="false" svg:viewBox="0 0 0 0" drawooo:sub-view-size="144 199" draw:text-areas="0 0 ?f0 ?f1" draw:type="ooxml-non-primitive" draw:enhanced-path="M 0 199 L 144 135 81 0 N">
              <draw:equation draw:name="f0" draw:formula="logwidth"/>
              <draw:equation draw:name="f1" draw:formula="logheight"/>
            </draw:enhanced-geometry>
          </draw:custom-shape>
        </draw:g>
        <draw:g draw:name="Google Shape;718;p40">
          <draw:custom-shape draw:name="Google Shape;719;p40" draw:style-name="gr16" draw:text-style-name="P35" draw:layer="layout" svg:width="0.396cm" svg:height="0.452cm" svg:x="17.173cm" svg:y="10.227cm">
            <text:p/>
            <draw:enhanced-geometry draw:mirror-horizontal="false" draw:mirror-vertical="false" svg:viewBox="0 0 0 0" drawooo:sub-view-size="378 432" draw:text-areas="0 0 ?f0 ?f1" draw:type="ooxml-non-primitive" draw:enhanced-path="M 378 119 C 378 111 374 105 367 101 199 4 199 4 199 4 193 0 185 0 178 4 11 101 11 101 11 101 4 104 0 111 0 119 0 313 0 313 0 313 0 313 0 313 0 314 0 321 4 327 10 331 178 428 178 428 178 428 185 432 193 432 199 428 367 331 367 331 367 331 373 327 377 321 378 314 378 313 378 313 378 313 378 119 378 119 378 119 378 119 378 119 378 119 Z N">
              <draw:equation draw:name="f0" draw:formula="logwidth"/>
              <draw:equation draw:name="f1" draw:formula="logheight"/>
            </draw:enhanced-geometry>
          </draw:custom-shape>
          <draw:custom-shape draw:name="Google Shape;720;p40" draw:style-name="gr13" draw:text-style-name="P32" draw:layer="layout" svg:width="0.395cm" svg:height="0.452cm" svg:x="16.751cm" svg:y="10.227cm">
            <text:p/>
            <draw:enhanced-geometry draw:mirror-horizontal="false" draw:mirror-vertical="false" svg:viewBox="0 0 0 0" drawooo:sub-view-size="378 432" draw:text-areas="0 0 ?f0 ?f1" draw:type="ooxml-non-primitive" draw:enhanced-path="M 378 119 C 378 111 374 105 368 101 200 4 200 4 200 4 193 0 185 0 179 4 11 101 11 101 11 101 4 104 0 111 0 119 0 313 0 313 0 313 0 313 0 313 0 314 1 321 5 327 11 331 179 428 179 428 179 428 185 432 193 432 200 428 367 331 367 331 367 331 374 327 378 321 378 314 378 313 378 313 378 313 378 119 378 119 378 119 378 119 378 119 378 119 Z N">
              <draw:equation draw:name="f0" draw:formula="logwidth"/>
              <draw:equation draw:name="f1" draw:formula="logheight"/>
            </draw:enhanced-geometry>
          </draw:custom-shape>
          <draw:custom-shape draw:name="Google Shape;721;p40" draw:style-name="gr14" draw:text-style-name="P33" draw:layer="layout" svg:width="0.395cm" svg:height="0.451cm" svg:x="16.541cm" svg:y="10.592cm">
            <text:p/>
            <draw:enhanced-geometry draw:mirror-horizontal="false" draw:mirror-vertical="false" svg:viewBox="0 0 0 0" drawooo:sub-view-size="377 431" draw:text-areas="0 0 ?f0 ?f1" draw:type="ooxml-non-primitive" draw:enhanced-path="M 377 119 C 377 111 373 105 367 101 199 4 199 4 199 4 193 0 185 0 178 4 10 101 10 101 10 101 4 104 0 111 0 119 0 119 0 119 0 119 0 313 0 313 0 313 0 313 0 313 0 313 0 321 4 327 10 331 178 428 178 428 178 428 184 431 192 431 199 428 367 331 367 331 367 331 373 327 377 321 377 313 377 313 377 313 377 313 377 119 377 119 377 119 377 119 377 119 377 119 Z N">
              <draw:equation draw:name="f0" draw:formula="logwidth"/>
              <draw:equation draw:name="f1" draw:formula="logheight"/>
            </draw:enhanced-geometry>
          </draw:custom-shape>
          <draw:custom-shape draw:name="Google Shape;722;p40" draw:style-name="gr15" draw:text-style-name="P34" draw:layer="layout" svg:width="0.395cm" svg:height="0.451cm" svg:x="17.383cm" svg:y="10.592cm">
            <text:p/>
            <draw:enhanced-geometry draw:mirror-horizontal="false" draw:mirror-vertical="false" svg:viewBox="0 0 0 0" drawooo:sub-view-size="377 431" draw:text-areas="0 0 ?f0 ?f1" draw:type="ooxml-non-primitive" draw:enhanced-path="M 377 119 C 377 111 373 105 367 101 199 4 199 4 199 4 193 0 185 0 178 4 10 101 10 101 10 101 4 104 0 111 0 119 0 119 0 119 0 119 0 313 0 313 0 313 0 313 0 313 0 313 0 321 4 327 10 331 178 428 178 428 178 428 184 431 192 431 199 428 367 331 367 331 367 331 373 327 377 321 377 313 377 313 377 313 377 313 377 119 377 119 377 119 377 119 377 119 377 119 Z N">
              <draw:equation draw:name="f0" draw:formula="logwidth"/>
              <draw:equation draw:name="f1" draw:formula="logheight"/>
            </draw:enhanced-geometry>
          </draw:custom-shape>
          <draw:custom-shape draw:name="Google Shape;723;p40" draw:style-name="gr11" draw:text-style-name="P30" draw:layer="layout" svg:width="0.396cm" svg:height="0.451cm" svg:x="17.173cm" svg:y="10.956cm">
            <text:p/>
            <draw:enhanced-geometry draw:mirror-horizontal="false" draw:mirror-vertical="false" svg:viewBox="0 0 0 0" drawooo:sub-view-size="378 431" draw:text-areas="0 0 ?f0 ?f1" draw:type="ooxml-non-primitive" draw:enhanced-path="M 378 118 C 377 111 374 104 367 100 200 3 200 3 200 3 193 0 185 0 179 3 11 100 11 100 11 100 4 104 0 111 0 118 0 118 0 118 0 118 0 312 0 312 0 312 0 312 0 312 0 313 0 320 4 327 11 330 178 427 178 427 178 427 185 431 193 431 199 427 367 330 367 330 367 330 374 327 377 320 378 313 378 313 378 312 378 312 378 119 378 119 378 119 378 118 378 118 378 118 Z N">
              <draw:equation draw:name="f0" draw:formula="logwidth"/>
              <draw:equation draw:name="f1" draw:formula="logheight"/>
            </draw:enhanced-geometry>
          </draw:custom-shape>
          <draw:custom-shape draw:name="Google Shape;724;p40" draw:style-name="gr12" draw:text-style-name="P31" draw:layer="layout" svg:width="0.395cm" svg:height="0.451cm" svg:x="16.751cm" svg:y="10.956cm">
            <text:p/>
            <draw:enhanced-geometry draw:mirror-horizontal="false" draw:mirror-vertical="false" svg:viewBox="0 0 0 0" drawooo:sub-view-size="378 431" draw:text-areas="0 0 ?f0 ?f1" draw:type="ooxml-non-primitive" draw:enhanced-path="M 378 118 C 378 111 374 104 367 100 200 3 200 3 200 3 193 0 185 0 179 3 11 100 11 100 11 100 4 104 1 111 0 118 0 118 0 118 0 118 0 312 0 312 0 312 0 312 0 312 0 313 1 320 4 327 11 330 179 427 179 427 179 427 185 431 193 431 199 427 367 330 367 330 367 330 374 327 378 320 378 313 378 313 378 312 378 312 378 119 378 119 378 119 378 118 378 118 378 118 Z N">
              <draw:equation draw:name="f0" draw:formula="logwidth"/>
              <draw:equation draw:name="f1" draw:formula="logheight"/>
            </draw:enhanced-geometry>
          </draw:custom-shape>
        </draw:g>
        <draw:g draw:name="Google Shape;725;p40">
          <draw:custom-shape draw:name="Google Shape;726;p40" draw:style-name="gr36" draw:text-style-name="P27" draw:layer="layout" svg:width="0.403cm" svg:height="0.404cm" svg:x="7.434cm" svg:y="10.8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27;p40" draw:style-name="gr32" draw:text-style-name="P45" draw:layer="layout" svg:width="0.403cm" svg:height="0.404cm" svg:x="7.907cm" svg:y="10.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28;p40" draw:style-name="gr31" draw:text-style-name="P44" draw:layer="layout" svg:width="0.405cm" svg:height="0.404cm" svg:x="8.379cm" svg:y="10.8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29;p40" draw:style-name="gr33" draw:text-style-name="P46" draw:layer="layout" svg:width="0.405cm" svg:height="0.404cm" svg:x="8.851cm" svg:y="10.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30;p40" draw:style-name="gr37" draw:text-style-name="P49" draw:layer="layout" svg:width="0.405cm" svg:height="0.404cm" svg:x="9.324cm" svg:y="10.8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31;p40" draw:style-name="gr27" draw:text-style-name="P40" draw:layer="layout" svg:width="0.403cm" svg:height="0.404cm" svg:x="9.798cm" svg:y="10.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32;p40" draw:style-name="gr25" draw:text-style-name="P38" draw:layer="layout" svg:width="0.404cm" svg:height="0.404cm" svg:x="10.27cm" svg:y="10.8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33;p40" draw:style-name="gr24" draw:text-style-name="P37" draw:layer="layout" svg:width="0.404cm" svg:height="0.404cm" svg:x="10.743cm" svg:y="10.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34;p40" draw:style-name="gr23" draw:text-style-name="P36" draw:layer="layout" svg:width="0.299cm" svg:height="0.299cm" svg:x="7.723cm" svg:y="10.668cm">
            <text:p/>
            <draw:enhanced-geometry draw:mirror-horizontal="false" draw:mirror-vertical="false" svg:viewBox="0 0 0 0" drawooo:sub-view-size="217 217" draw:text-areas="0 0 ?f0 ?f1" draw:type="ooxml-non-primitive" draw:enhanced-path="M 128 0 C 115 74 74 114 0 128 41 144 73 176 89 217 103 143 143 102 217 89 177 73 144 40 128 0 Z N">
              <draw:equation draw:name="f0" draw:formula="logwidth"/>
              <draw:equation draw:name="f1" draw:formula="logheight"/>
            </draw:enhanced-geometry>
          </draw:custom-shape>
          <draw:custom-shape draw:name="Google Shape;735;p40" draw:style-name="gr23" draw:text-style-name="P36" draw:layer="layout" svg:width="0.299cm" svg:height="0.299cm" svg:x="8.195cm" svg:y="10.668cm">
            <text:p/>
            <draw:enhanced-geometry draw:mirror-horizontal="false" draw:mirror-vertical="false" svg:viewBox="0 0 0 0" drawooo:sub-view-size="217 217" draw:text-areas="0 0 ?f0 ?f1" draw:type="ooxml-non-primitive" draw:enhanced-path="M 0 89 C 74 102 115 143 128 217 145 176 177 144 217 128 143 114 103 74 90 0 73 40 41 73 0 89 Z N">
              <draw:equation draw:name="f0" draw:formula="logwidth"/>
              <draw:equation draw:name="f1" draw:formula="logheight"/>
            </draw:enhanced-geometry>
          </draw:custom-shape>
          <draw:custom-shape draw:name="Google Shape;736;p40" draw:style-name="gr23" draw:text-style-name="P36" draw:layer="layout" svg:width="0.298cm" svg:height="0.299cm" svg:x="8.669cm" svg:y="10.668cm">
            <text:p/>
            <draw:enhanced-geometry draw:mirror-horizontal="false" draw:mirror-vertical="false" svg:viewBox="0 0 0 0" drawooo:sub-view-size="216 217" draw:text-areas="0 0 ?f0 ?f1" draw:type="ooxml-non-primitive" draw:enhanced-path="M 127 0 C 114 74 74 114 0 128 40 144 72 176 89 217 102 143 142 102 216 89 176 73 144 40 127 0 Z N">
              <draw:equation draw:name="f0" draw:formula="logwidth"/>
              <draw:equation draw:name="f1" draw:formula="logheight"/>
            </draw:enhanced-geometry>
          </draw:custom-shape>
          <draw:custom-shape draw:name="Google Shape;737;p40" draw:style-name="gr23" draw:text-style-name="P36" draw:layer="layout" svg:width="0.298cm" svg:height="0.299cm" svg:x="9.141cm" svg:y="10.668cm">
            <text:p/>
            <draw:enhanced-geometry draw:mirror-horizontal="false" draw:mirror-vertical="false" svg:viewBox="0 0 0 0" drawooo:sub-view-size="216 217" draw:text-areas="0 0 ?f0 ?f1" draw:type="ooxml-non-primitive" draw:enhanced-path="M 0 89 C 74 102 114 143 127 217 144 176 176 144 216 128 142 114 102 74 89 0 72 40 40 73 0 89 Z N">
              <draw:equation draw:name="f0" draw:formula="logwidth"/>
              <draw:equation draw:name="f1" draw:formula="logheight"/>
            </draw:enhanced-geometry>
          </draw:custom-shape>
          <draw:custom-shape draw:name="Google Shape;738;p40" draw:style-name="gr23" draw:text-style-name="P36" draw:layer="layout" svg:width="0.298cm" svg:height="0.299cm" svg:x="9.614cm" svg:y="10.668cm">
            <text:p/>
            <draw:enhanced-geometry draw:mirror-horizontal="false" draw:mirror-vertical="false" svg:viewBox="0 0 0 0" drawooo:sub-view-size="216 217" draw:text-areas="0 0 ?f0 ?f1" draw:type="ooxml-non-primitive" draw:enhanced-path="M 127 0 C 114 74 74 114 0 128 40 144 72 176 89 217 102 143 142 102 216 89 176 73 144 40 127 0 Z N">
              <draw:equation draw:name="f0" draw:formula="logwidth"/>
              <draw:equation draw:name="f1" draw:formula="logheight"/>
            </draw:enhanced-geometry>
          </draw:custom-shape>
          <draw:custom-shape draw:name="Google Shape;739;p40" draw:style-name="gr23" draw:text-style-name="P36" draw:layer="layout" svg:width="0.299cm" svg:height="0.299cm" svg:x="10.087cm" svg:y="10.668cm">
            <text:p/>
            <draw:enhanced-geometry draw:mirror-horizontal="false" draw:mirror-vertical="false" svg:viewBox="0 0 0 0" drawooo:sub-view-size="217 217" draw:text-areas="0 0 ?f0 ?f1" draw:type="ooxml-non-primitive" draw:enhanced-path="M 0 89 C 74 102 114 143 128 217 144 176 176 144 217 128 143 114 102 74 89 0 73 40 40 73 0 89 Z N">
              <draw:equation draw:name="f0" draw:formula="logwidth"/>
              <draw:equation draw:name="f1" draw:formula="logheight"/>
            </draw:enhanced-geometry>
          </draw:custom-shape>
          <draw:custom-shape draw:name="Google Shape;740;p40" draw:style-name="gr23" draw:text-style-name="P36" draw:layer="layout" svg:width="0.299cm" svg:height="0.299cm" svg:x="10.559cm" svg:y="10.668cm">
            <text:p/>
            <draw:enhanced-geometry draw:mirror-horizontal="false" draw:mirror-vertical="false" svg:viewBox="0 0 0 0" drawooo:sub-view-size="217 217" draw:text-areas="0 0 ?f0 ?f1" draw:type="ooxml-non-primitive" draw:enhanced-path="M 128 0 C 114 74 74 114 0 128 41 144 73 176 89 217 103 143 143 102 217 89 177 73 144 40 128 0 Z N">
              <draw:equation draw:name="f0" draw:formula="logwidth"/>
              <draw:equation draw:name="f1" draw:formula="logheight"/>
            </draw:enhanced-geometry>
          </draw:custom-shape>
        </draw:g>
        <draw:g draw:name="Google Shape;741;p40">
          <draw:custom-shape draw:name="Google Shape;742;p40" draw:style-name="gr43" draw:text-style-name="P53" draw:layer="layout" svg:width="1.237cm" svg:height="0.843cm" svg:x="5.22cm" svg:y="12.166cm">
            <text:p/>
            <draw:enhanced-geometry draw:mirror-horizontal="false" draw:mirror-vertical="false" svg:viewBox="0 0 0 0" drawooo:sub-view-size="734 500" draw:text-areas="0 0 ?f0 ?f1" draw:type="ooxml-non-primitive" draw:enhanced-path="M 699 500 C 0 500 0 500 0 500 0 35 0 35 0 35 0 15 15 0 35 0 699 0 699 0 699 0 718 0 734 15 734 35 734 465 734 465 734 465 734 484 718 500 699 500 Z N">
              <draw:equation draw:name="f0" draw:formula="logwidth"/>
              <draw:equation draw:name="f1" draw:formula="logheight"/>
            </draw:enhanced-geometry>
          </draw:custom-shape>
          <draw:custom-shape draw:name="Google Shape;743;p40" draw:style-name="gr44" draw:text-style-name="P54" draw:layer="layout" svg:width="0.728cm" svg:height="0.201cm" svg:x="5.22cm" svg:y="13.011cm">
            <text:p/>
            <draw:enhanced-geometry draw:mirror-horizontal="false" draw:mirror-vertical="false" svg:viewBox="0 0 0 0" drawooo:sub-view-size="1126 313" draw:text-areas="0 0 ?f0 ?f1" draw:type="ooxml-non-primitive" draw:enhanced-path="M 1126 313 L 0 0 1126 0 1126 313 Z N">
              <draw:equation draw:name="f0" draw:formula="logwidth"/>
              <draw:equation draw:name="f1" draw:formula="logheight"/>
            </draw:enhanced-geometry>
          </draw:custom-shape>
          <draw:custom-shape draw:name="Google Shape;744;p40" draw:style-name="gr43" draw:text-style-name="P53" draw:layer="layout" svg:width="0.455cm" svg:height="0.126cm" svg:x="5.493cm" svg:y="13.086cm">
            <text:p/>
            <draw:enhanced-geometry draw:mirror-horizontal="false" draw:mirror-vertical="false" svg:viewBox="0 0 0 0" drawooo:sub-view-size="704 196" draw:text-areas="0 0 ?f0 ?f1" draw:type="ooxml-non-primitive" draw:enhanced-path="M 0 196 L 704 196 0 0 0 196 Z N">
              <draw:equation draw:name="f0" draw:formula="logwidth"/>
              <draw:equation draw:name="f1" draw:formula="logheight"/>
            </draw:enhanced-geometry>
          </draw:custom-shape>
          <draw:custom-shape draw:name="Google Shape;745;p40" draw:style-name="gr45" draw:text-style-name="P55" draw:layer="layout" svg:width="0.227cm" svg:height="0.183cm" svg:x="5.493cm" svg:y="13.213cm">
            <text:p/>
            <draw:enhanced-geometry draw:mirror-horizontal="false" draw:mirror-vertical="false" svg:viewBox="0 0 0 0" drawooo:sub-view-size="352 284" draw:text-areas="0 0 ?f0 ?f1" draw:type="ooxml-non-primitive" draw:enhanced-path="M 352 284 L 0 0 352 0 352 284 Z N">
              <draw:equation draw:name="f0" draw:formula="logwidth"/>
              <draw:equation draw:name="f1" draw:formula="logheight"/>
            </draw:enhanced-geometry>
          </draw:custom-shape>
          <draw:custom-shape draw:name="Google Shape;746;p40" draw:style-name="gr44" draw:text-style-name="P54" draw:layer="layout" svg:width="0.227cm" svg:height="0.183cm" svg:x="5.493cm" svg:y="13.213cm">
            <text:p/>
            <draw:enhanced-geometry draw:mirror-horizontal="false" draw:mirror-vertical="false" svg:viewBox="0 0 0 0" drawooo:sub-view-size="352 284" draw:text-areas="0 0 ?f0 ?f1" draw:type="ooxml-non-primitive" draw:enhanced-path="M 352 284 L 0 0 352 0 352 284 N">
              <draw:equation draw:name="f0" draw:formula="logwidth"/>
              <draw:equation draw:name="f1" draw:formula="logheight"/>
            </draw:enhanced-geometry>
          </draw:custom-shape>
        </draw:g>
        <draw:g draw:name="Google Shape;747;p40">
          <draw:g draw:name="Google Shape;748;p40">
            <draw:custom-shape draw:name="Google Shape;749;p40" draw:style-name="gr46" draw:text-style-name="P56" draw:layer="layout" svg:width="1.035cm" svg:height="0.517cm" svg:x="18.856cm" svg:y="12.797cm">
              <text:p/>
              <draw:enhanced-geometry draw:mirror-horizontal="false" draw:mirror-vertical="false" svg:viewBox="0 0 0 0" drawooo:sub-view-size="2340 1166" draw:text-areas="0 0 ?f0 ?f1" draw:type="ooxml-non-primitive" draw:enhanced-path="M 1754 292 L 1170 0 587 292 0 584 587 876 1170 1166 1754 876 2340 584 1754 292 Z N">
                <draw:equation draw:name="f0" draw:formula="logwidth"/>
                <draw:equation draw:name="f1" draw:formula="logheight"/>
              </draw:enhanced-geometry>
            </draw:custom-shape>
            <draw:custom-shape draw:name="Google Shape;750;p40" draw:style-name="gr47" draw:text-style-name="P57" draw:layer="layout" svg:width="0.517cm" svg:height="0.346cm" svg:x="18.856cm" svg:y="13.054cm">
              <text:p/>
              <draw:enhanced-geometry draw:mirror-horizontal="false" draw:mirror-vertical="false" svg:viewBox="0 0 0 0" drawooo:sub-view-size="1170 781" draw:text-areas="0 0 ?f0 ?f1" draw:type="ooxml-non-primitive" draw:enhanced-path="M 0 0 L 0 197 1170 781 1170 582 0 0 Z N">
                <draw:equation draw:name="f0" draw:formula="logwidth"/>
                <draw:equation draw:name="f1" draw:formula="logheight"/>
              </draw:enhanced-geometry>
            </draw:custom-shape>
            <draw:custom-shape draw:name="Google Shape;751;p40" draw:style-name="gr37" draw:text-style-name="P49" draw:layer="layout" svg:width="0.517cm" svg:height="0.346cm" svg:x="19.374cm" svg:y="13.054cm">
              <text:p/>
              <draw:enhanced-geometry draw:mirror-horizontal="false" draw:mirror-vertical="false" svg:viewBox="0 0 0 0" drawooo:sub-view-size="1170 781" draw:text-areas="0 0 ?f0 ?f1" draw:type="ooxml-non-primitive" draw:enhanced-path="M 1170 0 L 0 582 0 781 1170 197 1170 0 Z N">
                <draw:equation draw:name="f0" draw:formula="logwidth"/>
                <draw:equation draw:name="f1" draw:formula="logheight"/>
              </draw:enhanced-geometry>
            </draw:custom-shape>
          </draw:g>
          <draw:g draw:name="Google Shape;752;p40">
            <draw:custom-shape draw:name="Google Shape;753;p40" draw:style-name="gr29" draw:text-style-name="P42" draw:layer="layout" svg:width="1.035cm" svg:height="0.516cm" svg:x="18.856cm" svg:y="12.586cm">
              <text:p/>
              <draw:enhanced-geometry draw:mirror-horizontal="false" draw:mirror-vertical="false" svg:viewBox="0 0 0 0" drawooo:sub-view-size="2340 1165" draw:text-areas="0 0 ?f0 ?f1" draw:type="ooxml-non-primitive" draw:enhanced-path="M 1754 292 L 1170 0 587 292 0 581 587 873 1170 1165 1754 873 2340 581 1754 292 Z N">
                <draw:equation draw:name="f0" draw:formula="logwidth"/>
                <draw:equation draw:name="f1" draw:formula="logheight"/>
              </draw:enhanced-geometry>
            </draw:custom-shape>
            <draw:custom-shape draw:name="Google Shape;754;p40" draw:style-name="gr39" draw:text-style-name="P28" draw:layer="layout" svg:width="0.517cm" svg:height="0.346cm" svg:x="18.856cm" svg:y="12.842cm">
              <text:p/>
              <draw:enhanced-geometry draw:mirror-horizontal="false" draw:mirror-vertical="false" svg:viewBox="0 0 0 0" drawooo:sub-view-size="1170 781" draw:text-areas="0 0 ?f0 ?f1" draw:type="ooxml-non-primitive" draw:enhanced-path="M 0 0 L 0 199 1170 781 1170 584 0 0 Z N">
                <draw:equation draw:name="f0" draw:formula="logwidth"/>
                <draw:equation draw:name="f1" draw:formula="logheight"/>
              </draw:enhanced-geometry>
            </draw:custom-shape>
            <draw:custom-shape draw:name="Google Shape;755;p40" draw:style-name="gr27" draw:text-style-name="P40" draw:layer="layout" svg:width="0.517cm" svg:height="0.346cm" svg:x="19.374cm" svg:y="12.842cm">
              <text:p/>
              <draw:enhanced-geometry draw:mirror-horizontal="false" draw:mirror-vertical="false" svg:viewBox="0 0 0 0" drawooo:sub-view-size="1170 781" draw:text-areas="0 0 ?f0 ?f1" draw:type="ooxml-non-primitive" draw:enhanced-path="M 1170 0 L 0 584 0 781 1170 199 1170 0 Z N">
                <draw:equation draw:name="f0" draw:formula="logwidth"/>
                <draw:equation draw:name="f1" draw:formula="logheight"/>
              </draw:enhanced-geometry>
            </draw:custom-shape>
          </draw:g>
          <draw:g draw:name="Google Shape;756;p40">
            <draw:custom-shape draw:name="Google Shape;757;p40" draw:style-name="gr28" draw:text-style-name="P41" draw:layer="layout" svg:width="1.035cm" svg:height="0.516cm" svg:x="18.856cm" svg:y="12.374cm">
              <text:p/>
              <draw:enhanced-geometry draw:mirror-horizontal="false" draw:mirror-vertical="false" svg:viewBox="0 0 0 0" drawooo:sub-view-size="2340 1165" draw:text-areas="0 0 ?f0 ?f1" draw:type="ooxml-non-primitive" draw:enhanced-path="M 1754 292 L 1170 0 587 292 0 584 587 873 1170 1165 1754 873 2340 584 1754 292 Z N">
                <draw:equation draw:name="f0" draw:formula="logwidth"/>
                <draw:equation draw:name="f1" draw:formula="logheight"/>
              </draw:enhanced-geometry>
            </draw:custom-shape>
            <draw:custom-shape draw:name="Google Shape;758;p40" draw:style-name="gr40" draw:text-style-name="P51" draw:layer="layout" svg:width="0.517cm" svg:height="0.344cm" svg:x="18.856cm" svg:y="12.631cm">
              <text:p/>
              <draw:enhanced-geometry draw:mirror-horizontal="false" draw:mirror-vertical="false" svg:viewBox="0 0 0 0" drawooo:sub-view-size="1170 778" draw:text-areas="0 0 ?f0 ?f1" draw:type="ooxml-non-primitive" draw:enhanced-path="M 0 0 L 0 196 1170 778 1170 581 0 0 Z N">
                <draw:equation draw:name="f0" draw:formula="logwidth"/>
                <draw:equation draw:name="f1" draw:formula="logheight"/>
              </draw:enhanced-geometry>
            </draw:custom-shape>
            <draw:custom-shape draw:name="Google Shape;759;p40" draw:style-name="gr24" draw:text-style-name="P37" draw:layer="layout" svg:width="0.517cm" svg:height="0.344cm" svg:x="19.374cm" svg:y="12.631cm">
              <text:p/>
              <draw:enhanced-geometry draw:mirror-horizontal="false" draw:mirror-vertical="false" svg:viewBox="0 0 0 0" drawooo:sub-view-size="1170 778" draw:text-areas="0 0 ?f0 ?f1" draw:type="ooxml-non-primitive" draw:enhanced-path="M 1170 0 L 0 581 0 778 1170 196 1170 0 Z N">
                <draw:equation draw:name="f0" draw:formula="logwidth"/>
                <draw:equation draw:name="f1" draw:formula="logheight"/>
              </draw:enhanced-geometry>
            </draw:custom-shape>
          </draw:g>
          <draw:g draw:name="Google Shape;760;p40">
            <draw:custom-shape draw:name="Google Shape;761;p40" draw:style-name="gr48" draw:text-style-name="P58" draw:layer="layout" svg:width="1.035cm" svg:height="0.517cm" svg:x="18.856cm" svg:y="12.162cm">
              <text:p/>
              <draw:enhanced-geometry draw:mirror-horizontal="false" draw:mirror-vertical="false" svg:viewBox="0 0 0 0" drawooo:sub-view-size="2340 1166" draw:text-areas="0 0 ?f0 ?f1" draw:type="ooxml-non-primitive" draw:enhanced-path="M 1754 290 L 1170 0 587 290 0 582 587 874 1170 1166 1754 874 2340 582 1754 290 Z N">
                <draw:equation draw:name="f0" draw:formula="logwidth"/>
                <draw:equation draw:name="f1" draw:formula="logheight"/>
              </draw:enhanced-geometry>
            </draw:custom-shape>
            <draw:custom-shape draw:name="Google Shape;762;p40" draw:style-name="gr49" draw:text-style-name="P59" draw:layer="layout" svg:width="0.517cm" svg:height="0.345cm" svg:x="18.856cm" svg:y="12.421cm">
              <text:p/>
              <draw:enhanced-geometry draw:mirror-horizontal="false" draw:mirror-vertical="false" svg:viewBox="0 0 0 0" drawooo:sub-view-size="1170 780" draw:text-areas="0 0 ?f0 ?f1" draw:type="ooxml-non-primitive" draw:enhanced-path="M 0 0 L 0 196 1170 780 1170 584 0 0 Z N">
                <draw:equation draw:name="f0" draw:formula="logwidth"/>
                <draw:equation draw:name="f1" draw:formula="logheight"/>
              </draw:enhanced-geometry>
            </draw:custom-shape>
            <draw:custom-shape draw:name="Google Shape;763;p40" draw:style-name="gr36" draw:text-style-name="P27" draw:layer="layout" svg:width="0.517cm" svg:height="0.345cm" svg:x="19.374cm" svg:y="12.421cm">
              <text:p/>
              <draw:enhanced-geometry draw:mirror-horizontal="false" draw:mirror-vertical="false" svg:viewBox="0 0 0 0" drawooo:sub-view-size="1170 780" draw:text-areas="0 0 ?f0 ?f1" draw:type="ooxml-non-primitive" draw:enhanced-path="M 1170 0 L 0 584 0 780 1170 196 1170 0 Z N">
                <draw:equation draw:name="f0" draw:formula="logwidth"/>
                <draw:equation draw:name="f1" draw:formula="logheight"/>
              </draw:enhanced-geometry>
            </draw:custom-shape>
          </draw:g>
        </draw:g>
        <draw:g draw:name="Google Shape;764;p40">
          <draw:custom-shape draw:name="Google Shape;765;p40" draw:style-name="gr36" draw:text-style-name="P27" draw:layer="layout" svg:width="0.385cm" svg:height="0.835cm" svg:x="7.975cm" svg:y="12.495cm">
            <text:p/>
            <draw:enhanced-geometry draw:mirror-horizontal="false" draw:mirror-vertical="false" svg:viewBox="0 0 0 0" drawooo:sub-view-size="1083 2355" draw:text-areas="0 0 ?f0 ?f1" draw:type="ooxml-non-primitive" draw:enhanced-path="M 542 0 L 269 133 0 270 0 2355 1083 2355 1083 270 814 133 542 0 Z N">
              <draw:equation draw:name="f0" draw:formula="logwidth"/>
              <draw:equation draw:name="f1" draw:formula="logheight"/>
            </draw:enhanced-geometry>
          </draw:custom-shape>
          <draw:custom-shape draw:name="Google Shape;766;p40" draw:style-name="gr24" draw:text-style-name="P37" draw:layer="layout" svg:width="0.386cm" svg:height="0.945cm" svg:x="8.36cm" svg:y="12.385cm">
            <text:p/>
            <draw:enhanced-geometry draw:mirror-horizontal="false" draw:mirror-vertical="false" svg:viewBox="0 0 0 0" drawooo:sub-view-size="1087 2666" draw:text-areas="0 0 ?f0 ?f1" draw:type="ooxml-non-primitive" draw:enhanced-path="M 545 0 L 273 133 0 266 0 2666 1087 2666 1087 266 814 133 545 0 Z N">
              <draw:equation draw:name="f0" draw:formula="logwidth"/>
              <draw:equation draw:name="f1" draw:formula="logheight"/>
            </draw:enhanced-geometry>
          </draw:custom-shape>
          <draw:custom-shape draw:name="Google Shape;767;p40" draw:style-name="gr27" draw:text-style-name="P40" draw:layer="layout" svg:width="0.386cm" svg:height="1.057cm" svg:x="8.747cm" svg:y="12.273cm">
            <text:p/>
            <draw:enhanced-geometry draw:mirror-horizontal="false" draw:mirror-vertical="false" svg:viewBox="0 0 0 0" drawooo:sub-view-size="1086 2981" draw:text-areas="0 0 ?f0 ?f1" draw:type="ooxml-non-primitive" draw:enhanced-path="M 541 0 L 272 137 0 270 0 2981 1086 2981 1086 270 814 137 541 0 Z N">
              <draw:equation draw:name="f0" draw:formula="logwidth"/>
              <draw:equation draw:name="f1" draw:formula="logheight"/>
            </draw:enhanced-geometry>
          </draw:custom-shape>
          <draw:custom-shape draw:name="Google Shape;768;p40" draw:style-name="gr37" draw:text-style-name="P49" draw:layer="layout" svg:width="0.385cm" svg:height="1.167cm" svg:x="9.134cm" svg:y="12.162cm">
            <text:p/>
            <draw:enhanced-geometry draw:mirror-horizontal="false" draw:mirror-vertical="false" svg:viewBox="0 0 0 0" drawooo:sub-view-size="1083 3292" draw:text-areas="0 0 ?f0 ?f1" draw:type="ooxml-non-primitive" draw:enhanced-path="M 269 133 L 0 267 0 3292 1083 3292 1083 267 814 133 542 0 269 133 Z N">
              <draw:equation draw:name="f0" draw:formula="logwidth"/>
              <draw:equation draw:name="f1" draw:formula="logheight"/>
            </draw:enhanced-geometry>
          </draw:custom-shape>
          <draw:custom-shape draw:name="Google Shape;769;p40" draw:style-name="gr50" draw:text-style-name="P60" draw:layer="layout" svg:width="0.494cm" svg:height="0.069cm" svg:x="7.975cm" svg:y="13.331cm">
            <text:p/>
            <draw:enhanced-geometry draw:mirror-horizontal="false" draw:mirror-vertical="false" svg:viewBox="0 0 0 0" drawooo:sub-view-size="1389 197" draw:text-areas="0 0 ?f0 ?f1" draw:type="ooxml-non-primitive" draw:enhanced-path="M 0 0 L 608 197 1389 197 1083 0 0 0 Z N">
              <draw:equation draw:name="f0" draw:formula="logwidth"/>
              <draw:equation draw:name="f1" draw:formula="logheight"/>
            </draw:enhanced-geometry>
          </draw:custom-shape>
          <draw:custom-shape draw:name="Google Shape;770;p40" draw:style-name="gr51" draw:text-style-name="P61" draw:layer="layout" svg:width="0.386cm" svg:height="0.069cm" svg:x="8.36cm" svg:y="13.331cm">
            <text:p/>
            <draw:enhanced-geometry draw:mirror-horizontal="false" draw:mirror-vertical="false" svg:viewBox="0 0 0 0" drawooo:sub-view-size="1087 197" draw:text-areas="0 0 ?f0 ?f1" draw:type="ooxml-non-primitive" draw:enhanced-path="M 1087 0 L 1087 197 306 197 0 0 1087 0 Z N">
              <draw:equation draw:name="f0" draw:formula="logwidth"/>
              <draw:equation draw:name="f1" draw:formula="logheight"/>
            </draw:enhanced-geometry>
          </draw:custom-shape>
          <draw:custom-shape draw:name="Google Shape;771;p40" draw:style-name="gr52" draw:text-style-name="P62" draw:layer="layout" svg:width="0.495cm" svg:height="0.069cm" svg:x="9.026cm" svg:y="13.331cm">
            <text:p/>
            <draw:enhanced-geometry draw:mirror-horizontal="false" draw:mirror-vertical="false" svg:viewBox="0 0 0 0" drawooo:sub-view-size="1392 197" draw:text-areas="0 0 ?f0 ?f1" draw:type="ooxml-non-primitive" draw:enhanced-path="M 1392 0 L 781 197 0 197 306 0 1392 0 Z N">
              <draw:equation draw:name="f0" draw:formula="logwidth"/>
              <draw:equation draw:name="f1" draw:formula="logheight"/>
            </draw:enhanced-geometry>
          </draw:custom-shape>
          <draw:custom-shape draw:name="Google Shape;772;p40" draw:style-name="gr53" draw:text-style-name="P63" draw:layer="layout" svg:width="0.387cm" svg:height="0.069cm" svg:x="8.747cm" svg:y="13.331cm">
            <text:p/>
            <draw:enhanced-geometry draw:mirror-horizontal="false" draw:mirror-vertical="false" svg:viewBox="0 0 0 0" drawooo:sub-view-size="1089 197" draw:text-areas="0 0 ?f0 ?f1" draw:type="ooxml-non-primitive" draw:enhanced-path="M 0 0 L 0 197 783 197 1089 0 0 0 Z N">
              <draw:equation draw:name="f0" draw:formula="logwidth"/>
              <draw:equation draw:name="f1" draw:formula="logheight"/>
            </draw:enhanced-geometry>
          </draw:custom-shape>
        </draw:g>
        <draw:g draw:name="Google Shape;773;p40">
          <draw:custom-shape draw:name="Google Shape;774;p40" draw:style-name="gr32" draw:text-style-name="P45" draw:layer="layout" svg:width="0.373cm" svg:height="1.062cm" svg:x="11.414cm" svg:y="12.235cm">
            <text:p/>
            <draw:enhanced-geometry draw:mirror-horizontal="false" draw:mirror-vertical="false" svg:viewBox="0 0 0 0" drawooo:sub-view-size="287 813" draw:text-areas="0 0 ?f0 ?f1" draw:type="ooxml-non-primitive" draw:enhanced-path="M 144 0 C 64 0 0 65 0 144 0 813 0 813 0 813 287 813 287 813 287 813 287 144 287 144 287 144 287 65 223 0 144 0 Z N">
              <draw:equation draw:name="f0" draw:formula="logwidth"/>
              <draw:equation draw:name="f1" draw:formula="logheight"/>
            </draw:enhanced-geometry>
          </draw:custom-shape>
          <draw:custom-shape draw:name="Google Shape;775;p40" draw:style-name="gr54" draw:text-style-name="P64" draw:layer="layout" svg:width="0.313cm" svg:height="0.315cm" svg:x="11.444cm" svg:y="12.2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76;p40" draw:style-name="gr36" draw:text-style-name="P27" draw:layer="layout" svg:width="0.374cm" svg:height="0.993cm" svg:x="11.788cm" svg:y="12.304cm">
            <text:p/>
            <draw:enhanced-geometry draw:mirror-horizontal="false" draw:mirror-vertical="false" svg:viewBox="0 0 0 0" drawooo:sub-view-size="288 760" draw:text-areas="0 0 ?f0 ?f1" draw:type="ooxml-non-primitive" draw:enhanced-path="M 144 0 C 65 0 0 65 0 144 0 760 0 760 0 760 288 760 288 760 288 760 288 144 288 144 288 144 288 65 224 0 144 0 Z N">
              <draw:equation draw:name="f0" draw:formula="logwidth"/>
              <draw:equation draw:name="f1" draw:formula="logheight"/>
            </draw:enhanced-geometry>
          </draw:custom-shape>
          <draw:custom-shape draw:name="Google Shape;777;p40" draw:style-name="gr50" draw:text-style-name="P60" draw:layer="layout" svg:width="0.314cm" svg:height="0.315cm" svg:x="11.818cm" svg:y="12.3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78;p40" draw:style-name="gr24" draw:text-style-name="P37" draw:layer="layout" svg:width="0.374cm" svg:height="0.943cm" svg:x="12.163cm" svg:y="12.353cm">
            <text:p/>
            <draw:enhanced-geometry draw:mirror-horizontal="false" draw:mirror-vertical="false" svg:viewBox="0 0 0 0" drawooo:sub-view-size="288 722" draw:text-areas="0 0 ?f0 ?f1" draw:type="ooxml-non-primitive" draw:enhanced-path="M 144 0 C 65 0 0 65 0 144 0 722 0 722 0 722 288 722 288 722 288 722 288 144 288 144 288 144 288 65 224 0 144 0 Z N">
              <draw:equation draw:name="f0" draw:formula="logwidth"/>
              <draw:equation draw:name="f1" draw:formula="logheight"/>
            </draw:enhanced-geometry>
          </draw:custom-shape>
          <draw:custom-shape draw:name="Google Shape;779;p40" draw:style-name="gr51" draw:text-style-name="P61" draw:layer="layout" svg:width="0.314cm" svg:height="0.315cm" svg:x="12.193cm" svg:y="12.3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80;p40" draw:style-name="gr25" draw:text-style-name="P38" draw:layer="layout" svg:width="0.374cm" svg:height="0.943cm" svg:x="12.538cm" svg:y="12.353cm">
            <text:p/>
            <draw:enhanced-geometry draw:mirror-horizontal="false" draw:mirror-vertical="false" svg:viewBox="0 0 0 0" drawooo:sub-view-size="288 722" draw:text-areas="0 0 ?f0 ?f1" draw:type="ooxml-non-primitive" draw:enhanced-path="M 144 0 C 64 0 0 65 0 144 0 722 0 722 0 722 288 722 288 722 288 722 288 144 288 144 288 144 288 65 223 0 144 0 Z N">
              <draw:equation draw:name="f0" draw:formula="logwidth"/>
              <draw:equation draw:name="f1" draw:formula="logheight"/>
            </draw:enhanced-geometry>
          </draw:custom-shape>
          <draw:custom-shape draw:name="Google Shape;781;p40" draw:style-name="gr55" draw:text-style-name="P65" draw:layer="layout" svg:width="0.314cm" svg:height="0.315cm" svg:x="12.569cm" svg:y="12.3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82;p40" draw:style-name="gr27" draw:text-style-name="P40" draw:layer="layout" svg:width="0.374cm" svg:height="0.993cm" svg:x="12.913cm" svg:y="12.304cm">
            <text:p/>
            <draw:enhanced-geometry draw:mirror-horizontal="false" draw:mirror-vertical="false" svg:viewBox="0 0 0 0" drawooo:sub-view-size="288 760" draw:text-areas="0 0 ?f0 ?f1" draw:type="ooxml-non-primitive" draw:enhanced-path="M 144 0 C 64 0 0 65 0 144 0 760 0 760 0 760 288 760 288 760 288 760 288 144 288 144 288 144 288 65 223 0 144 0 Z N">
              <draw:equation draw:name="f0" draw:formula="logwidth"/>
              <draw:equation draw:name="f1" draw:formula="logheight"/>
            </draw:enhanced-geometry>
          </draw:custom-shape>
          <draw:custom-shape draw:name="Google Shape;783;p40" draw:style-name="gr53" draw:text-style-name="P63" draw:layer="layout" svg:width="0.314cm" svg:height="0.315cm" svg:x="12.944cm" svg:y="12.3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84;p40" draw:style-name="gr37" draw:text-style-name="P49" draw:layer="layout" svg:width="0.373cm" svg:height="1.062cm" svg:x="13.289cm" svg:y="12.235cm">
            <text:p/>
            <draw:enhanced-geometry draw:mirror-horizontal="false" draw:mirror-vertical="false" svg:viewBox="0 0 0 0" drawooo:sub-view-size="287 813" draw:text-areas="0 0 ?f0 ?f1" draw:type="ooxml-non-primitive" draw:enhanced-path="M 143 0 C 64 0 0 65 0 144 0 813 0 813 0 813 287 813 287 813 287 813 287 144 287 144 287 144 287 65 223 0 143 0 Z N">
              <draw:equation draw:name="f0" draw:formula="logwidth"/>
              <draw:equation draw:name="f1" draw:formula="logheight"/>
            </draw:enhanced-geometry>
          </draw:custom-shape>
          <draw:custom-shape draw:name="Google Shape;785;p40" draw:style-name="gr52" draw:text-style-name="P62" draw:layer="layout" svg:width="0.313cm" svg:height="0.315cm" svg:x="13.319cm" svg:y="12.2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86;p40" draw:style-name="gr33" draw:text-style-name="P46" draw:layer="layout" svg:width="0.374cm" svg:height="1.134cm" svg:x="13.663cm" svg:y="12.163cm">
            <text:p/>
            <draw:enhanced-geometry draw:mirror-horizontal="false" draw:mirror-vertical="false" svg:viewBox="0 0 0 0" drawooo:sub-view-size="288 868" draw:text-areas="0 0 ?f0 ?f1" draw:type="ooxml-non-primitive" draw:enhanced-path="M 144 0 C 65 0 0 64 0 144 0 868 0 868 0 868 288 868 288 868 288 868 288 144 288 144 288 144 288 64 224 0 144 0 Z N">
              <draw:equation draw:name="f0" draw:formula="logwidth"/>
              <draw:equation draw:name="f1" draw:formula="logheight"/>
            </draw:enhanced-geometry>
          </draw:custom-shape>
          <draw:custom-shape draw:name="Google Shape;787;p40" draw:style-name="gr56" draw:text-style-name="P66" draw:layer="layout" svg:width="0.314cm" svg:height="0.315cm" svg:x="13.693cm" svg:y="12.1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88;p40" draw:style-name="gr31" draw:text-style-name="P44" draw:layer="layout" svg:width="0.374cm" svg:height="1.134cm" svg:x="11.039cm" svg:y="12.163cm">
            <text:p/>
            <draw:enhanced-geometry draw:mirror-horizontal="false" draw:mirror-vertical="false" svg:viewBox="0 0 0 0" drawooo:sub-view-size="288 868" draw:text-areas="0 0 ?f0 ?f1" draw:type="ooxml-non-primitive" draw:enhanced-path="M 144 0 C 64 0 0 64 0 144 0 868 0 868 0 868 288 868 288 868 288 868 288 144 288 144 288 144 288 64 223 0 144 0 Z N">
              <draw:equation draw:name="f0" draw:formula="logwidth"/>
              <draw:equation draw:name="f1" draw:formula="logheight"/>
            </draw:enhanced-geometry>
          </draw:custom-shape>
          <draw:custom-shape draw:name="Google Shape;789;p40" draw:style-name="gr57" draw:text-style-name="P67" draw:layer="layout" svg:width="0.314cm" svg:height="0.315cm" svg:x="11.069cm" svg:y="12.1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90;p40" draw:style-name="gr57" draw:text-style-name="P67" draw:layer="layout" svg:width="0.76cm" svg:height="0.102cm" svg:x="11.039cm" svg:y="13.297cm">
            <text:p/>
            <draw:enhanced-geometry draw:mirror-horizontal="false" draw:mirror-vertical="false" svg:viewBox="0 0 0 0" drawooo:sub-view-size="1767 239" draw:text-areas="0 0 ?f0 ?f1" draw:type="ooxml-non-primitive" draw:enhanced-path="M 1767 239 L 1198 239 0 0 872 0 1767 239 Z N">
              <draw:equation draw:name="f0" draw:formula="logwidth"/>
              <draw:equation draw:name="f1" draw:formula="logheight"/>
            </draw:enhanced-geometry>
          </draw:custom-shape>
          <draw:custom-shape draw:name="Google Shape;791;p40" draw:style-name="gr54" draw:text-style-name="P64" draw:layer="layout" svg:width="0.631cm" svg:height="0.102cm" svg:x="11.414cm" svg:y="13.297cm">
            <text:p/>
            <draw:enhanced-geometry draw:mirror-horizontal="false" draw:mirror-vertical="false" svg:viewBox="0 0 0 0" drawooo:sub-view-size="1467 239" draw:text-areas="0 0 ?f0 ?f1" draw:type="ooxml-non-primitive" draw:enhanced-path="M 1467 239 L 895 239 0 0 868 0 1467 239 Z N">
              <draw:equation draw:name="f0" draw:formula="logwidth"/>
              <draw:equation draw:name="f1" draw:formula="logheight"/>
            </draw:enhanced-geometry>
          </draw:custom-shape>
          <draw:custom-shape draw:name="Google Shape;792;p40" draw:style-name="gr50" draw:text-style-name="P60" draw:layer="layout" svg:width="0.503cm" svg:height="0.102cm" svg:x="11.788cm" svg:y="13.297cm">
            <text:p/>
            <draw:enhanced-geometry draw:mirror-horizontal="false" draw:mirror-vertical="false" svg:viewBox="0 0 0 0" drawooo:sub-view-size="1171 239" draw:text-areas="0 0 ?f0 ?f1" draw:type="ooxml-non-primitive" draw:enhanced-path="M 1171 239 L 599 239 0 0 872 0 1171 239 Z N">
              <draw:equation draw:name="f0" draw:formula="logwidth"/>
              <draw:equation draw:name="f1" draw:formula="logheight"/>
            </draw:enhanced-geometry>
          </draw:custom-shape>
          <draw:custom-shape draw:name="Google Shape;793;p40" draw:style-name="gr51" draw:text-style-name="P61" draw:layer="layout" svg:width="0.374cm" svg:height="0.102cm" svg:x="12.163cm" svg:y="13.297cm">
            <text:p/>
            <draw:enhanced-geometry draw:mirror-horizontal="false" draw:mirror-vertical="false" svg:viewBox="0 0 0 0" drawooo:sub-view-size="871 239" draw:text-areas="0 0 ?f0 ?f1" draw:type="ooxml-non-primitive" draw:enhanced-path="M 871 239 L 299 239 0 0 871 0 871 239 Z N">
              <draw:equation draw:name="f0" draw:formula="logwidth"/>
              <draw:equation draw:name="f1" draw:formula="logheight"/>
            </draw:enhanced-geometry>
          </draw:custom-shape>
          <draw:custom-shape draw:name="Google Shape;794;p40" draw:style-name="gr55" draw:text-style-name="P65" draw:layer="layout" svg:width="0.374cm" svg:height="0.102cm" svg:x="12.538cm" svg:y="13.297cm">
            <text:p/>
            <draw:enhanced-geometry draw:mirror-horizontal="false" draw:mirror-vertical="false" svg:viewBox="0 0 0 0" drawooo:sub-view-size="871 239" draw:text-areas="0 0 ?f0 ?f1" draw:type="ooxml-non-primitive" draw:enhanced-path="M 572 239 L 0 239 0 0 871 0 572 239 Z N">
              <draw:equation draw:name="f0" draw:formula="logwidth"/>
              <draw:equation draw:name="f1" draw:formula="logheight"/>
            </draw:enhanced-geometry>
          </draw:custom-shape>
          <draw:custom-shape draw:name="Google Shape;795;p40" draw:style-name="gr53" draw:text-style-name="P63" draw:layer="layout" svg:width="0.503cm" svg:height="0.102cm" svg:x="12.785cm" svg:y="13.297cm">
            <text:p/>
            <draw:enhanced-geometry draw:mirror-horizontal="false" draw:mirror-vertical="false" svg:viewBox="0 0 0 0" drawooo:sub-view-size="1171 239" draw:text-areas="0 0 ?f0 ?f1" draw:type="ooxml-non-primitive" draw:enhanced-path="M 572 239 L 0 239 299 0 1171 0 572 239 Z N">
              <draw:equation draw:name="f0" draw:formula="logwidth"/>
              <draw:equation draw:name="f1" draw:formula="logheight"/>
            </draw:enhanced-geometry>
          </draw:custom-shape>
          <draw:custom-shape draw:name="Google Shape;796;p40" draw:style-name="gr52" draw:text-style-name="P62" draw:layer="layout" svg:width="0.631cm" svg:height="0.102cm" svg:x="13.031cm" svg:y="13.297cm">
            <text:p/>
            <draw:enhanced-geometry draw:mirror-horizontal="false" draw:mirror-vertical="false" svg:viewBox="0 0 0 0" drawooo:sub-view-size="1467 239" draw:text-areas="0 0 ?f0 ?f1" draw:type="ooxml-non-primitive" draw:enhanced-path="M 572 239 L 0 239 599 0 1467 0 572 239 Z N">
              <draw:equation draw:name="f0" draw:formula="logwidth"/>
              <draw:equation draw:name="f1" draw:formula="logheight"/>
            </draw:enhanced-geometry>
          </draw:custom-shape>
          <draw:custom-shape draw:name="Google Shape;797;p40" draw:style-name="gr56" draw:text-style-name="P66" draw:layer="layout" svg:width="0.76cm" svg:height="0.102cm" svg:x="13.277cm" svg:y="13.297cm">
            <text:p/>
            <draw:enhanced-geometry draw:mirror-horizontal="false" draw:mirror-vertical="false" svg:viewBox="0 0 0 0" drawooo:sub-view-size="1767 239" draw:text-areas="0 0 ?f0 ?f1" draw:type="ooxml-non-primitive" draw:enhanced-path="M 572 239 L 0 239 895 0 1767 0 572 239 Z N">
              <draw:equation draw:name="f0" draw:formula="logwidth"/>
              <draw:equation draw:name="f1" draw:formula="logheight"/>
            </draw:enhanced-geometry>
          </draw:custom-shape>
        </draw:g>
        <draw:g draw:name="Google Shape;798;p40">
          <draw:g draw:name="Google Shape;799;p40">
            <draw:custom-shape draw:name="Google Shape;800;p40" draw:style-name="gr24" draw:text-style-name="P37" draw:layer="layout" svg:width="1.659cm" svg:height="0.386cm" svg:x="15.679cm" svg:y="12.162cm">
              <text:p/>
              <draw:enhanced-geometry draw:mirror-horizontal="false" draw:mirror-vertical="false" svg:viewBox="0 0 0 0" drawooo:sub-view-size="1658 384" draw:text-areas="0 0 ?f0 ?f1"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Google Shape;801;p40" draw:style-name="gr51" draw:text-style-name="P61" draw:layer="layout" svg:width="0.195cm" svg:height="0.197cm" svg:x="15.679cm" svg:y="12.351cm">
              <text:p/>
              <draw:enhanced-geometry draw:mirror-horizontal="false" draw:mirror-vertical="false" svg:viewBox="0 0 0 0" drawooo:sub-view-size="196 197" draw:text-areas="0 0 ?f0 ?f1"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name="Google Shape;802;p40">
            <draw:custom-shape draw:name="Google Shape;803;p40" draw:style-name="gr25" draw:text-style-name="P38" draw:layer="layout" svg:width="1.659cm" svg:height="0.386cm" svg:x="15.551cm" svg:y="12.588cm">
              <text:p/>
              <draw:enhanced-geometry draw:mirror-horizontal="true" draw:mirror-vertical="false" svg:viewBox="0 0 0 0" drawooo:sub-view-size="1658 384" draw:text-areas="0 0 ?f0 ?f1"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Google Shape;804;p40" draw:style-name="gr55" draw:text-style-name="P65" draw:layer="layout" svg:width="0.195cm" svg:height="0.197cm" svg:x="17.014cm" svg:y="12.777cm">
              <text:p/>
              <draw:enhanced-geometry draw:mirror-horizontal="true" draw:mirror-vertical="false" svg:viewBox="0 0 0 0" drawooo:sub-view-size="196 197" draw:text-areas="0 0 ?f0 ?f1"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name="Google Shape;805;p40">
            <draw:custom-shape draw:name="Google Shape;806;p40" draw:style-name="gr27" draw:text-style-name="P40" draw:layer="layout" svg:width="1.659cm" svg:height="0.386cm" svg:x="15.679cm" svg:y="13.014cm">
              <text:p/>
              <draw:enhanced-geometry draw:mirror-horizontal="false" draw:mirror-vertical="false" svg:viewBox="0 0 0 0" drawooo:sub-view-size="1658 384" draw:text-areas="0 0 ?f0 ?f1"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Google Shape;807;p40" draw:style-name="gr58" draw:text-style-name="P68" draw:layer="layout" svg:width="0.195cm" svg:height="0.197cm" svg:x="15.679cm" svg:y="13.203cm">
              <text:p/>
              <draw:enhanced-geometry draw:mirror-horizontal="false" draw:mirror-vertical="false" svg:viewBox="0 0 0 0" drawooo:sub-view-size="196 197" draw:text-areas="0 0 ?f0 ?f1"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frame draw:name="Google Shape;808;p40" presentation:style-name="pr27" draw:text-style-name="P5" draw:layer="layout" svg:width="20.647cm" svg:height="1.1cm" svg:x="2.376cm" svg:y="0.692cm" presentation:class="title" presentation:user-transformed="true">
          <draw:text-box>
            <text:p text:style-name="P4"><text:span text:style-name="T20">Diagrams and infographics</text:span></text:p>
          </draw:text-box>
        </draw:frame>
        <draw:frame draw:name="Google Shape;809;p40" presentation:style-name="pr28" draw:text-style-name="P12" draw:layer="layout" svg:width="1.523cm" svg:height="1.092cm" svg:x="23.557cm" svg:y="12.982cm" presentation:class="page-number" presentation:user-transformed="true">
          <draw:text-box>
            <text:p text:style-name="P19"><text:span text:style-name="T9"><text:page-number>&lt;number&gt;</text:page-number></text:span></text:p>
          </draw:text-box>
        </draw:frame>
        <presentation:notes draw:style-name="dp2">
          <draw:page-thumbnail draw:name="Google Shape;360;g84fe34cdf6_34_0:notes" draw:style-name="gr1" draw:layer="layout" svg:width="12.7cm" svg:height="9.524cm" svg:x="3.176cm" svg:y="1.905cm" draw:page-number="15" presentation:class="page"/>
          <draw:frame draw:name="Google Shape;361;g84fe34cdf6_34_0:notes" presentation:style-name="pr35"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Arial2" svg:font-family="Arial"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Lato Hairline" svg:font-family="'Lato Hairline'"/>
    <style:font-face style:name="Lato Light" svg:font-family="'Lato Light'" style:font-pitch="variable"/>
    <style:font-face style:name="Lato Light1" svg:font-family="'Lato Light'"/>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000000500000002D04A1C11DF85C5A841.jpg" xlink:type="simple" xlink:show="embed" xlink:actuate="onLoad"/>
    <draw:fill-image draw:name="msFillBitmap_20_10" draw:display-name="msFillBitmap 10" xlink:href="Pictures/1000000000000500000002D006D6A92169AE282D.jpg" xlink:type="simple" xlink:show="embed" xlink:actuate="onLoad"/>
    <draw:fill-image draw:name="msFillBitmap_20_11" draw:display-name="msFillBitmap 11" xlink:href="Pictures/1000000000000500000002D0535C0E35D3068994.jpg" xlink:type="simple" xlink:show="embed" xlink:actuate="onLoad"/>
    <draw:fill-image draw:name="msFillBitmap_20_12" draw:display-name="msFillBitmap 12" xlink:href="Pictures/1000000000000500000002D04A1C11DF85C5A841.jpg" xlink:type="simple" xlink:show="embed" xlink:actuate="onLoad"/>
    <draw:fill-image draw:name="msFillBitmap_20_13" draw:display-name="msFillBitmap 13" xlink:href="Pictures/1000000000000500000002D0D9D2C9591E546C3D.jpg" xlink:type="simple" xlink:show="embed" xlink:actuate="onLoad"/>
    <draw:fill-image draw:name="msFillBitmap_20_14" draw:display-name="msFillBitmap 14" xlink:href="Pictures/1000000000000500000002D0D80D14509B300D4F.jpg" xlink:type="simple" xlink:show="embed" xlink:actuate="onLoad"/>
    <draw:fill-image draw:name="msFillBitmap_20_15" draw:display-name="msFillBitmap 15" xlink:href="Pictures/1000000000000500000002D0D80D14509B300D4F.jpg" xlink:type="simple" xlink:show="embed" xlink:actuate="onLoad"/>
    <draw:fill-image draw:name="msFillBitmap_20_2" draw:display-name="msFillBitmap 2" xlink:href="Pictures/1000000000000500000002D006D6A92169AE282D.jpg" xlink:type="simple" xlink:show="embed" xlink:actuate="onLoad"/>
    <draw:fill-image draw:name="msFillBitmap_20_3" draw:display-name="msFillBitmap 3" xlink:href="Pictures/1000000000000500000002D0F86B4672EC2CB8E6.jpg" xlink:type="simple" xlink:show="embed" xlink:actuate="onLoad"/>
    <draw:fill-image draw:name="msFillBitmap_20_4" draw:display-name="msFillBitmap 4" xlink:href="Pictures/1000000000000500000002D0FD81CBF9F4AA6997.jpg" xlink:type="simple" xlink:show="embed" xlink:actuate="onLoad"/>
    <draw:fill-image draw:name="msFillBitmap_20_5" draw:display-name="msFillBitmap 5" xlink:href="Pictures/1000000000000500000002D0D80D14509B300D4F.jpg" xlink:type="simple" xlink:show="embed" xlink:actuate="onLoad"/>
    <draw:fill-image draw:name="msFillBitmap_20_6" draw:display-name="msFillBitmap 6" xlink:href="Pictures/1000000000000500000002D099AC64A33E096610.jpg" xlink:type="simple" xlink:show="embed" xlink:actuate="onLoad"/>
    <draw:fill-image draw:name="msFillBitmap_20_7" draw:display-name="msFillBitmap 7" xlink:href="Pictures/1000000000000500000002D04A1C11DF85C5A841.jpg" xlink:type="simple" xlink:show="embed" xlink:actuate="onLoad"/>
    <draw:fill-image draw:name="msFillBitmap_20_8" draw:display-name="msFillBitmap 8" xlink:href="Pictures/1000000000000500000002D0D9D2C9591E546C3D.jpg" xlink:type="simple" xlink:show="embed" xlink:actuate="onLoad"/>
    <draw:fill-image draw:name="msFillBitmap_20_9" draw:display-name="msFillBitmap 9" xlink:href="Pictures/1000000000000500000002D0D80D14509B300D4F.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bitmap" draw:fill-image-name="msFillBitmap_20_1"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bitmap" draw:fill-image-name="msFillBitmap_20_2" style:repeat="stretch"/>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bitmap" draw:fill-image-name="msFillBitmap_20_3"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bitmap" draw:fill-image-name="msFillBitmap_20_5" style:repeat="stretch"/>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false"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_5f_1-background" style:display-name="TITLE_1_1-background" style:family="presentation">
      <style:graphic-properties draw:stroke="none" draw:fill="bitmap" draw:fill-image-name="msFillBitmap_20_6" style:repeat="stretch"/>
      <style:text-properties style:letter-kerning="true"/>
    </style:style>
    <style:style style:name="TITLE_5f_1_5f_1-backgroundobjects" style:display-name="TITLE_1_1-backgroundobjects" style:family="presentation">
      <style:graphic-properties draw:textarea-horizontal-align="justify" draw:shadow="hidden" draw:shadow-offset-x="0.2cm" draw:shadow-offset-y="0.2cm" draw:shadow-color="#808080"/>
      <style:text-properties style:letter-kerning="true"/>
    </style:style>
    <style:style style:name="TITLE_5f_1_5f_1-notes" style:display-name="TITLE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outline1" style:display-name="TITLE_1_1-outline1" style:family="presentation">
      <style:graphic-properties draw:stroke="none" draw:fill="none" draw:auto-grow-height="false" draw:fit-to-size="false" style:shrink-to-fit="true">
        <text:list-style style:name="TITLE_5f_1_5f_1-outline1" style:display-name="TITLE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_5f_1-outline2" style:display-name="TITLE_1_1-outline2" style:family="presentation" style:parent-style-name="TITLE_5f_1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outline3" style:display-name="TITLE_1_1-outline3" style:family="presentation" style:parent-style-name="TITLE_5f_1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outline4" style:display-name="TITLE_1_1-outline4" style:family="presentation" style:parent-style-name="TITLE_5f_1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outline5" style:display-name="TITLE_1_1-outline5" style:family="presentation" style:parent-style-name="TITLE_5f_1_5f_1-outline4">
      <style:paragraph-properties fo:margin-top="0.1cm" fo:margin-bottom="0cm"/>
      <style:text-properties fo:font-size="20pt" style:font-size-asian="20pt" style:font-size-complex="20pt"/>
    </style:style>
    <style:style style:name="TITLE_5f_1_5f_1-outline6" style:display-name="TITLE_1_1-outline6" style:family="presentation" style:parent-style-name="TITLE_5f_1_5f_1-outline5">
      <style:paragraph-properties fo:margin-top="0.1cm" fo:margin-bottom="0cm"/>
      <style:text-properties fo:font-size="20pt" style:font-size-asian="20pt" style:font-size-complex="20pt"/>
    </style:style>
    <style:style style:name="TITLE_5f_1_5f_1-outline7" style:display-name="TITLE_1_1-outline7" style:family="presentation" style:parent-style-name="TITLE_5f_1_5f_1-outline6">
      <style:paragraph-properties fo:margin-top="0.1cm" fo:margin-bottom="0cm"/>
      <style:text-properties fo:font-size="20pt" style:font-size-asian="20pt" style:font-size-complex="20pt"/>
    </style:style>
    <style:style style:name="TITLE_5f_1_5f_1-outline8" style:display-name="TITLE_1_1-outline8" style:family="presentation" style:parent-style-name="TITLE_5f_1_5f_1-outline7">
      <style:paragraph-properties fo:margin-top="0.1cm" fo:margin-bottom="0cm"/>
      <style:text-properties fo:font-size="20pt" style:font-size-asian="20pt" style:font-size-complex="20pt"/>
    </style:style>
    <style:style style:name="TITLE_5f_1_5f_1-outline9" style:display-name="TITLE_1_1-outline9" style:family="presentation" style:parent-style-name="TITLE_5f_1_5f_1-outline8">
      <style:paragraph-properties fo:margin-top="0.1cm" fo:margin-bottom="0cm"/>
      <style:text-properties fo:font-size="20pt" style:font-size-asian="20pt" style:font-size-complex="20pt"/>
    </style:style>
    <style:style style:name="TITLE_5f_1_5f_1-subtitle" style:display-name="TITLE_1_1-subtitle" style:family="presentation">
      <style:graphic-properties draw:stroke="none" draw:fill="none" draw:textarea-vertical-align="middle">
        <text:list-style style:name="TITLE_5f_1_5f_1-subtitle" style:display-name="TITLE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title" style:display-name="TITLE_1_1-title" style:family="presentation">
      <style:graphic-properties draw:stroke="none" draw:fill="none" draw:textarea-vertical-align="middle">
        <text:list-style style:name="TITLE_5f_1_5f_1-title" style:display-name="TITLE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bitmap" draw:fill-image-name="msFillBitmap_20_7" style:repeat="stretch"/>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bitmap" draw:fill-image-name="msFillBitmap_20_8" style:repeat="stretch"/>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false" style:shrink-to-fit="true">
        <text:list-style style:name="TITLE_5f_AND_5f_TWO_5f_COLUMNS_5f_1-outline1" style:display-name="TITLE_AND_TWO_COLUMN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top="0.1cm" fo:margin-bottom="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top="0.1cm" fo:margin-bottom="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top="0.1cm" fo:margin-bottom="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top="0.1cm" fo:margin-bottom="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top="0.1cm" fo:margin-bottom="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text:list-style style:name="TITLE_5f_AND_5f_TWO_5f_COLUMNS_5f_1-title" style:display-name="TITLE_AND_TWO_COLUMN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background" style:display-name="BLANK_1_1-background" style:family="presentation">
      <style:graphic-properties draw:stroke="none" draw:fill="bitmap" draw:fill-image-name="msFillBitmap_20_9" style:repeat="stretch"/>
      <style:text-properties style:letter-kerning="true"/>
    </style:style>
    <style:style style:name="BLANK_5f_1_5f_1-backgroundobjects" style:display-name="BLANK_1_1-backgroundobjects" style:family="presentation">
      <style:graphic-properties draw:textarea-horizontal-align="justify" draw:shadow="hidden" draw:shadow-offset-x="0.2cm" draw:shadow-offset-y="0.2cm" draw:shadow-color="#808080"/>
      <style:text-properties style:letter-kerning="true"/>
    </style:style>
    <style:style style:name="BLANK_5f_1_5f_1-notes" style:display-name="BLANK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outline1" style:display-name="BLANK_1_1-outline1" style:family="presentation">
      <style:graphic-properties draw:stroke="none" draw:fill="none" draw:auto-grow-height="false" draw:fit-to-size="false" style:shrink-to-fit="true">
        <text:list-style style:name="BLANK_5f_1_5f_1-outline1" style:display-name="BLANK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outline2" style:display-name="BLANK_1_1-outline2" style:family="presentation" style:parent-style-name="BLANK_5f_1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outline3" style:display-name="BLANK_1_1-outline3" style:family="presentation" style:parent-style-name="BLANK_5f_1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outline4" style:display-name="BLANK_1_1-outline4" style:family="presentation" style:parent-style-name="BLANK_5f_1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outline5" style:display-name="BLANK_1_1-outline5" style:family="presentation" style:parent-style-name="BLANK_5f_1_5f_1-outline4">
      <style:paragraph-properties fo:margin-top="0.1cm" fo:margin-bottom="0cm"/>
      <style:text-properties fo:font-size="20pt" style:font-size-asian="20pt" style:font-size-complex="20pt"/>
    </style:style>
    <style:style style:name="BLANK_5f_1_5f_1-outline6" style:display-name="BLANK_1_1-outline6" style:family="presentation" style:parent-style-name="BLANK_5f_1_5f_1-outline5">
      <style:paragraph-properties fo:margin-top="0.1cm" fo:margin-bottom="0cm"/>
      <style:text-properties fo:font-size="20pt" style:font-size-asian="20pt" style:font-size-complex="20pt"/>
    </style:style>
    <style:style style:name="BLANK_5f_1_5f_1-outline7" style:display-name="BLANK_1_1-outline7" style:family="presentation" style:parent-style-name="BLANK_5f_1_5f_1-outline6">
      <style:paragraph-properties fo:margin-top="0.1cm" fo:margin-bottom="0cm"/>
      <style:text-properties fo:font-size="20pt" style:font-size-asian="20pt" style:font-size-complex="20pt"/>
    </style:style>
    <style:style style:name="BLANK_5f_1_5f_1-outline8" style:display-name="BLANK_1_1-outline8" style:family="presentation" style:parent-style-name="BLANK_5f_1_5f_1-outline7">
      <style:paragraph-properties fo:margin-top="0.1cm" fo:margin-bottom="0cm"/>
      <style:text-properties fo:font-size="20pt" style:font-size-asian="20pt" style:font-size-complex="20pt"/>
    </style:style>
    <style:style style:name="BLANK_5f_1_5f_1-outline9" style:display-name="BLANK_1_1-outline9" style:family="presentation" style:parent-style-name="BLANK_5f_1_5f_1-outline8">
      <style:paragraph-properties fo:margin-top="0.1cm" fo:margin-bottom="0cm"/>
      <style:text-properties fo:font-size="20pt" style:font-size-asian="20pt" style:font-size-complex="20pt"/>
    </style:style>
    <style:style style:name="BLANK_5f_1_5f_1-subtitle" style:display-name="BLANK_1_1-subtitle" style:family="presentation">
      <style:graphic-properties draw:stroke="none" draw:fill="none" draw:textarea-vertical-align="middle">
        <text:list-style style:name="BLANK_5f_1_5f_1-subtitle" style:display-name="BLANK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title" style:display-name="BLANK_1_1-title" style:family="presentation">
      <style:graphic-properties draw:stroke="none" draw:fill="none" draw:textarea-vertical-align="middle">
        <text:list-style style:name="BLANK_5f_1_5f_1-title" style:display-name="BLANK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background" style:display-name="BLANK_1-background" style:family="presentation">
      <style:graphic-properties draw:stroke="none" draw:fill="bitmap" draw:fill-image-name="msFillBitmap_20_10" style:repeat="stretch"/>
      <style:text-properties style:letter-kerning="true"/>
    </style:style>
    <style:style style:name="BLANK_5f_1-backgroundobjects" style:display-name="BLANK_1-backgroundobjects" style:family="presentation">
      <style:graphic-properties draw:textarea-horizontal-align="justify" draw:shadow="hidden" draw:shadow-offset-x="0.2cm" draw:shadow-offset-y="0.2cm" draw:shadow-color="#808080"/>
      <style:text-properties style:letter-kerning="true"/>
    </style:style>
    <style:style style:name="BLANK_5f_1-notes" style:display-name="BLANK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outline1" style:display-name="BLANK_1-outline1" style:family="presentation">
      <style:graphic-properties draw:stroke="none" draw:fill="none" draw:auto-grow-height="false" draw:fit-to-size="false" style:shrink-to-fit="true">
        <text:list-style style:name="BLANK_5f_1-outline1" style:display-name="BLANK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outline2" style:display-name="BLANK_1-outline2" style:family="presentation" style:parent-style-name="BLANK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outline3" style:display-name="BLANK_1-outline3" style:family="presentation" style:parent-style-name="BLANK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outline4" style:display-name="BLANK_1-outline4" style:family="presentation" style:parent-style-name="BLANK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outline5" style:display-name="BLANK_1-outline5" style:family="presentation" style:parent-style-name="BLANK_5f_1-outline4">
      <style:paragraph-properties fo:margin-top="0.1cm" fo:margin-bottom="0cm"/>
      <style:text-properties fo:font-size="20pt" style:font-size-asian="20pt" style:font-size-complex="20pt"/>
    </style:style>
    <style:style style:name="BLANK_5f_1-outline6" style:display-name="BLANK_1-outline6" style:family="presentation" style:parent-style-name="BLANK_5f_1-outline5">
      <style:paragraph-properties fo:margin-top="0.1cm" fo:margin-bottom="0cm"/>
      <style:text-properties fo:font-size="20pt" style:font-size-asian="20pt" style:font-size-complex="20pt"/>
    </style:style>
    <style:style style:name="BLANK_5f_1-outline7" style:display-name="BLANK_1-outline7" style:family="presentation" style:parent-style-name="BLANK_5f_1-outline6">
      <style:paragraph-properties fo:margin-top="0.1cm" fo:margin-bottom="0cm"/>
      <style:text-properties fo:font-size="20pt" style:font-size-asian="20pt" style:font-size-complex="20pt"/>
    </style:style>
    <style:style style:name="BLANK_5f_1-outline8" style:display-name="BLANK_1-outline8" style:family="presentation" style:parent-style-name="BLANK_5f_1-outline7">
      <style:paragraph-properties fo:margin-top="0.1cm" fo:margin-bottom="0cm"/>
      <style:text-properties fo:font-size="20pt" style:font-size-asian="20pt" style:font-size-complex="20pt"/>
    </style:style>
    <style:style style:name="BLANK_5f_1-outline9" style:display-name="BLANK_1-outline9" style:family="presentation" style:parent-style-name="BLANK_5f_1-outline8">
      <style:paragraph-properties fo:margin-top="0.1cm" fo:margin-bottom="0cm"/>
      <style:text-properties fo:font-size="20pt" style:font-size-asian="20pt" style:font-size-complex="20pt"/>
    </style:style>
    <style:style style:name="BLANK_5f_1-subtitle" style:display-name="BLANK_1-subtitle" style:family="presentation">
      <style:graphic-properties draw:stroke="none" draw:fill="none" draw:textarea-vertical-align="middle">
        <text:list-style style:name="BLANK_5f_1-subtitle" style:display-name="BLANK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title" style:display-name="BLANK_1-title" style:family="presentation">
      <style:graphic-properties draw:stroke="none" draw:fill="none" draw:textarea-vertical-align="middle">
        <text:list-style style:name="BLANK_5f_1-title" style:display-name="BLANK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bitmap" draw:fill-image-name="msFillBitmap_20_12" style:repeat="stretch"/>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bitmap" draw:fill-image-name="msFillBitmap_20_15" style:repeat="stretch"/>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false"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5" style:repeat="stretch"/>
    </style:style>
    <style:style style:name="Mdp5" style:family="drawing-page">
      <style:drawing-page-properties draw:background-size="border" draw:fill="bitmap" draw:fill-image-name="msFillBitmap_20_6" style:repeat="stretch"/>
    </style:style>
    <style:style style:name="Mdp6" style:family="drawing-page">
      <style:drawing-page-properties draw:background-size="border" draw:fill="bitmap" draw:fill-image-name="msFillBitmap_20_7" style:repeat="stretch"/>
    </style:style>
    <style:style style:name="Mdp7" style:family="drawing-page">
      <style:drawing-page-properties draw:background-size="border" draw:fill="bitmap" draw:fill-image-name="msFillBitmap_20_8" style:repeat="stretch"/>
    </style:style>
    <style:style style:name="Mdp8" style:family="drawing-page">
      <style:drawing-page-properties draw:background-size="border" draw:fill="bitmap" draw:fill-image-name="msFillBitmap_20_9" style:repeat="stretch"/>
    </style:style>
    <style:style style:name="Mdp9" style:family="drawing-page">
      <style:drawing-page-properties draw:background-size="border" draw:fill="bitmap" draw:fill-image-name="msFillBitmap_20_10" style:repeat="stretch"/>
    </style:style>
    <style:style style:name="Mdp10" style:family="drawing-page">
      <style:drawing-page-properties draw:background-size="border" draw:fill="bitmap" draw:fill-image-name="msFillBitmap_20_12" style:repeat="stretch"/>
    </style:style>
    <style:style style:name="Mdp11" style:family="drawing-page">
      <style:drawing-page-properties draw:background-size="border" draw:fill="bitmap" draw:fill-image-name="msFillBitmap_20_15" style:repeat="stretch"/>
    </style:style>
    <style:style style:name="Mdp1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28.051cm)" draw:image-opacity="100%" style:mirror="none"/>
    </style:style>
    <style:style style:name="M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5.38cm, 0cm, 0cm)" draw:image-opacity="100%" style:mirror="none"/>
    </style:style>
    <style:style style:name="Mgr6"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13.8cm)" draw:image-opacity="100%" style:mirror="none"/>
    </style:style>
    <style:style style:name="Mpr1" style:family="presentation" style:parent-style-name="TITLE-backgroundobjects">
      <style:graphic-properties draw:stroke="none" draw:fill="none" draw:fill-color="#ffffff" draw:auto-grow-height="false" fo:min-height="1.397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4"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5"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6"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7" style:family="presentation" style:parent-style-name="BLANK-backgroundobjects">
      <style:graphic-properties draw:stroke="none" draw:fill="none" draw:fill-color="#ffffff" draw:auto-grow-height="false" fo:min-height="1.27cm"/>
      <style:paragraph-properties style:writing-mode="lr-tb"/>
    </style:style>
    <style:style style:name="Mpr8"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TITLE_5f_1-backgroundobjects">
      <style:graphic-properties draw:stroke="none" draw:fill="none" draw:fill-color="#ffffff" draw:auto-grow-height="false" fo:min-height="1.27cm"/>
      <style:paragraph-properties style:writing-mode="lr-tb"/>
    </style:style>
    <style:style style:name="Mpr10" style:family="presentation" style:parent-style-name="TITLE_5f_1-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TITLE_5f_1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2" style:family="presentation" style:parent-style-name="TITLE_5f_1_5f_1-backgroundobjects">
      <style:graphic-properties draw:stroke="none" draw:fill="none" draw:fill-color="#ffffff" draw:auto-grow-height="false" fo:min-height="1.27cm"/>
      <style:paragraph-properties style:writing-mode="lr-tb"/>
    </style:style>
    <style:style style:name="Mpr13" style:family="presentation" style:parent-style-name="TITLE_5f_1_5f_1-backgroundobjects">
      <style:graphic-properties draw:stroke="none" draw:fill="none" draw:fill-color="#ffffff" draw:textarea-vertical-align="bottom" draw:auto-grow-height="false" fo:min-height="1.27cm"/>
      <style:paragraph-properties style:writing-mode="lr-tb"/>
    </style:style>
    <style:style style:name="Mpr1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5" style:family="presentation" style:parent-style-name="TITLE_5f_AND_5f_BODY-backgroundobjects">
      <style:graphic-properties draw:stroke="none" draw:fill="none" draw:fill-color="#ffffff" draw:auto-grow-height="false" fo:min-height="1.27cm"/>
      <style:paragraph-properties style:writing-mode="lr-tb"/>
    </style:style>
    <style:style style:name="Mpr1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TITLE_5f_AND_5f_TWO_5f_COLUMNS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8" style:family="presentation" style:parent-style-name="TITLE_5f_AND_5f_TWO_5f_COLUMNS_5f_1-backgroundobjects">
      <style:graphic-properties draw:stroke="none" draw:fill="none" draw:fill-color="#ffffff" draw:auto-grow-height="false" fo:min-height="1.27cm"/>
      <style:paragraph-properties style:writing-mode="lr-tb"/>
    </style:style>
    <style:style style:name="Mpr19" style:family="presentation" style:parent-style-name="TITLE_5f_AND_5f_TWO_5f_COLUMNS_5f_1-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BLANK_5f_1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1" style:family="presentation" style:parent-style-name="BLANK_5f_1_5f_1-backgroundobjects">
      <style:graphic-properties draw:stroke="none" draw:fill="none" draw:fill-color="#ffffff" draw:auto-grow-height="false" fo:min-height="1.27cm"/>
      <style:paragraph-properties style:writing-mode="lr-tb"/>
    </style:style>
    <style:style style:name="Mpr22" style:family="presentation" style:parent-style-name="BLANK_5f_1_5f_1-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BLANK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4" style:family="presentation" style:parent-style-name="BLANK_5f_1-backgroundobjects">
      <style:graphic-properties draw:stroke="none" draw:fill="none" draw:fill-color="#ffffff" draw:auto-grow-height="false" fo:min-height="1.27cm"/>
      <style:paragraph-properties style:writing-mode="lr-tb"/>
    </style:style>
    <style:style style:name="Mpr25" style:family="presentation" style:parent-style-name="BLANK_5f_1-backgroundobjects">
      <style:graphic-properties draw:stroke="none" draw:fill="none" draw:fill-color="#ffffff" draw:textarea-vertical-align="bottom" draw:auto-grow-height="false" fo:min-height="1.27cm"/>
      <style:paragraph-properties style:writing-mode="lr-tb"/>
    </style:style>
    <style:style style:name="Mpr26"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7" style:family="presentation" style:parent-style-name="TITLE_5f_ONLY-backgroundobjects">
      <style:graphic-properties draw:stroke="none" draw:fill="none" draw:fill-color="#ffffff" draw:auto-grow-height="false" fo:min-height="1.27cm"/>
      <style:paragraph-properties style:writing-mode="lr-tb"/>
    </style:style>
    <style:style style:name="Mpr28"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29" style:family="presentation" style:parent-style-name="CAPTION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30" style:family="presentation" style:parent-style-name="CAPTION_5f_ONLY-backgroundobjects">
      <style:graphic-properties draw:stroke="none" draw:fill="none" draw:fill-color="#ffffff" draw:auto-grow-height="false" fo:min-height="1.27cm"/>
      <style:paragraph-properties style:writing-mode="lr-tb"/>
    </style:style>
    <style:style style:name="Mpr31" style:family="presentation" style:parent-style-name="CAPTION_5f_ONLY-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MP7" style:family="paragraph">
      <loext:graphic-properties draw:fill="none" draw:fill-color="#ffffff"/>
      <style:paragraph-properties fo:text-align="center" style:writing-mode="lr-tb" style:font-independent-line-spacing="true"/>
      <style:text-properties fo:font-size="18pt" style:font-size-asian="14pt" style:font-size-complex="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8pt" style:font-size-asian="14pt" style:font-size-complex="14pt"/>
    </style:style>
    <style:style style:name="MP9" style:family="paragraph">
      <loext:graphic-properties draw:fill="solid" draw:fill-color="#ffffff"/>
      <style:paragraph-properties fo:text-align="center"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Lato Light1" fo:font-size="18pt" fo:letter-spacing="normal" fo:language="en" fo:country="none" fo:font-style="normal" style:text-underline-style="none" fo:font-weight="normal" style:font-name-asian="Lato Light1" style:font-size-asian="18pt" style:font-style-asian="normal" style:font-weight-asian="normal" style:font-name-complex="Lato Light1" style:font-size-complex="18pt" style:font-style-complex="normal" style:font-weight-complex="normal"/>
    </style:style>
    <style:style style:name="MT3" style:family="text">
      <style:text-properties fo:font-variant="normal" fo:text-transform="none" fo:color="#999999" loext:opacity="100%" style:text-line-through-style="none" style:text-line-through-type="none" style:text-position="0% 100%" style:font-name="Lato Light1" fo:font-size="18pt" fo:letter-spacing="normal" fo:language="en" fo:country="none" fo:font-style="normal" style:text-underline-style="none" fo:font-weight="normal" style:font-name-asian="Lato Light1" style:font-size-asian="18pt" style:font-style-asian="normal" style:font-weight-asian="normal" style:font-name-complex="Lato Light1"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10;p2" draw:style-name="Mgr3" draw:text-style-name="MP5" draw:layer="backgroundobjects" svg:width="11.376cm" svg:height="14.287cm" svg:x="0cm" svg:y="0cm">
        <draw:image xlink:href="Pictures/100000010000078000000438DCC28085FA2ED0EE.png" xlink:type="simple" xlink:show="embed" xlink:actuate="onLoad" draw:mime-type="image/png">
          <text:p/>
        </draw:image>
        <svg:desc>paint_transparent1.png</svg:desc>
      </draw:frame>
      <draw:frame draw:name="Google Shape;11;p2" presentation:style-name="TITLE-title" draw:layer="backgroundobjects" svg:width="14.583cm" svg:height="3.221cm" svg:x="8.911cm" svg:y="9.131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AND_5f_TWO_5f_COLUMNS" style:display-name="TITLE_AND_TWO_COLUMNS" style:page-layout-name="PM1" draw:style-name="Mdp2">
      <draw:frame draw:name="Google Shape;27;p6" draw:style-name="Mgr4" draw:text-style-name="MP5" draw:layer="backgroundobjects" svg:width="25.399cm" svg:height="14.287cm" svg:x="0cm" svg:y="0cm">
        <draw:image xlink:href="Pictures/100000010000078000000438DCC28085FA2ED0EE.png" xlink:type="simple" xlink:show="embed" xlink:actuate="onLoad" draw:mime-type="image/png">
          <text:p/>
        </draw:image>
        <svg:desc>paint_transparent1.png</svg:desc>
      </draw:frame>
      <draw:frame draw:name="Google Shape;28;p6" presentation:style-name="TITLE_5f_AND_5f_TWO_5f_COLUMNS-title" draw:layer="backgroundobjects" svg:width="15.308cm" svg:height="2.381cm" svg:x="1.27cm" svg:y="3.747cm" presentation:class="title" presentation:placeholder="true" presentation:user-transformed="true">
        <draw:text-box/>
      </draw:frame>
      <draw:frame draw:name="Google Shape;29;p6" presentation:style-name="TITLE_5f_AND_5f_TWO_5f_COLUMNS-outline1" draw:layer="backgroundobjects" svg:width="7.43cm" svg:height="7.327cm" svg:x="1.27cm" svg:y="6.144cm" presentation:class="outline" presentation:placeholder="true" presentation:user-transformed="true">
        <draw:text-box/>
      </draw:frame>
      <draw:frame draw:name="Google Shape;30;p6" presentation:style-name="TITLE_5f_AND_5f_TWO_5f_COLUMNS-outline1" draw:layer="backgroundobjects" svg:width="7.43cm" svg:height="7.327cm" svg:x="9.148cm" svg:y="6.144cm" presentation:class="outline" presentation:placeholder="true" presentation:user-transformed="true">
        <draw:text-box/>
      </draw:frame>
      <draw:frame draw:name="Google Shape;31;p6" presentation:style-name="Mpr3" draw:text-style-name="MP7" draw:layer="backgroundobjects" svg:width="1.523cm" svg:height="1.092cm" svg:x="23.557cm" svg:y="12.982cm" presentation:class="page-number" presentation:user-transformed="true">
        <draw:text-box>
          <text:p text:style-name="MP6"><text:span text:style-name="MT2"><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3">
      <draw:frame draw:name="Google Shape;48;p10" draw:style-name="Mgr4" draw:text-style-name="MP5" draw:layer="backgroundobjects" svg:width="25.399cm" svg:height="14.287cm" svg:x="0cm" svg:y="0cm">
        <draw:image xlink:href="Pictures/10000001000007800000043871499E359CEA422C.png" xlink:type="simple" xlink:show="embed" xlink:actuate="onLoad" draw:mime-type="image/png">
          <text:p/>
        </draw:image>
        <svg:desc>paint_transparent4.png</svg:desc>
      </draw:frame>
      <draw:frame draw:name="Google Shape;49;p10" presentation:style-name="Mpr6" draw:text-style-name="MP7" draw:layer="backgroundobjects" svg:width="1.523cm" svg:height="1.092cm" svg:x="11.938cm" svg:y="12.982cm" presentation:class="page-number" presentation:user-transformed="true">
        <draw:text-box>
          <text:p text:style-name="MP8"><text:span text:style-name="MT2"><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1" style:display-name="TITLE_1" style:page-layout-name="PM1" draw:style-name="Mdp4">
      <draw:frame draw:name="Google Shape;13;p3" draw:style-name="Mgr5" draw:text-style-name="MP5" draw:layer="backgroundobjects" svg:width="12.71cm" svg:height="14.287cm" svg:x="12.689cm" svg:y="0cm">
        <draw:image xlink:href="Pictures/10000001000007800000043871499E359CEA422C.png" xlink:type="simple" xlink:show="embed" xlink:actuate="onLoad" draw:mime-type="image/png">
          <text:p/>
        </draw:image>
        <svg:desc>paint_transparent4.png</svg:desc>
      </draw:frame>
      <draw:custom-shape draw:name="Google Shape;14;p3" draw:style-name="Mgr6" draw:text-style-name="MP9" draw:layer="backgroundobjects" svg:width="14.723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3" presentation:style-name="TITLE_5f_1-title" draw:layer="backgroundobjects" svg:width="10.873cm" svg:height="3.221cm" svg:x="1.905cm" svg:y="7.997cm" presentation:class="title" presentation:placeholder="true" presentation:user-transformed="true">
        <draw:text-box/>
      </draw:frame>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1_5f_1" style:display-name="TITLE_1_1" style:page-layout-name="PM1" draw:style-name="Mdp5">
      <draw:frame draw:name="Google Shape;18;p4" draw:style-name="Mgr4" draw:text-style-name="MP5" draw:layer="backgroundobjects" svg:width="25.399cm" svg:height="14.287cm" svg:x="0cm" svg:y="0cm">
        <draw:image xlink:href="Pictures/10000001000007800000043871499E359CEA422C.png" xlink:type="simple" xlink:show="embed" xlink:actuate="onLoad" draw:mime-type="image/png">
          <text:p/>
        </draw:image>
        <svg:desc>paint_transparent4.png</svg:desc>
      </draw:frame>
      <draw:frame draw:name="Google Shape;19;p4" presentation:style-name="TITLE_5f_1_5f_1-outline1" draw:layer="backgroundobjects" svg:width="11.602cm" svg:height="9.642cm" svg:x="6.898cm" svg:y="2.323cm" presentation:class="outline" presentation:placeholder="true" presentation:user-transformed="true">
        <draw:text-box/>
      </draw:frame>
      <draw:frame draw:name="Google Shape;20;p4" presentation:style-name="Mpr11" draw:text-style-name="MP7" draw:layer="backgroundobjects" svg:width="1.523cm" svg:height="1.092cm" svg:x="11.938cm" svg:y="12.982cm" presentation:class="page-number" presentation:user-transformed="true">
        <draw:text-box>
          <text:p text:style-name="MP8"><text:span text:style-name="MT2"><text:page-number>&lt;number&gt;</text:page-number></text:span></text:p>
        </draw:text-box>
      </draw:frame>
      <draw:frame presentation:style-name="TITLE_5f_1_5f_1-title" draw:layer="backgroundobjects" svg:width="22.859cm" svg:height="2.385cm" svg:x="1.27cm" svg:y="0.57cm" presentation:class="title" presentation:placeholder="true">
        <draw:text-box/>
      </draw:frame>
      <presentation:notes style:page-layout-name="PM2">
        <draw:page-thumbnail presentation:style-name="TITLE_5f_1_5f_1-title" draw:layer="backgroundobjects" svg:width="16.931cm" svg:height="9.524cm" svg:x="1.059cm" svg:y="1.93cm" presentation:class="page"/>
        <draw:frame presentation:style-name="TITLE_5f_1_5f_1-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6">
      <draw:frame draw:name="Google Shape;22;p5" draw:style-name="Mgr4" draw:text-style-name="MP5" draw:layer="backgroundobjects" svg:width="25.399cm" svg:height="14.287cm" svg:x="0cm" svg:y="0cm">
        <draw:image xlink:href="Pictures/100000010000078000000438DCC28085FA2ED0EE.png" xlink:type="simple" xlink:show="embed" xlink:actuate="onLoad" draw:mime-type="image/png">
          <text:p/>
        </draw:image>
        <svg:desc>paint_transparent1.png</svg:desc>
      </draw:frame>
      <draw:frame draw:name="Google Shape;23;p5" presentation:style-name="TITLE_5f_AND_5f_BODY-title" draw:layer="backgroundobjects" svg:width="15.308cm" svg:height="2.381cm" svg:x="1.27cm" svg:y="3.747cm" presentation:class="title" presentation:placeholder="true" presentation:user-transformed="true">
        <draw:text-box/>
      </draw:frame>
      <draw:frame draw:name="Google Shape;24;p5" presentation:style-name="TITLE_5f_AND_5f_BODY-outline1" draw:layer="backgroundobjects" svg:width="15.308cm" svg:height="7.236cm" svg:x="1.27cm" svg:y="6.234cm" presentation:class="outline" presentation:placeholder="true" presentation:user-transformed="true">
        <draw:text-box/>
      </draw:frame>
      <draw:frame draw:name="Google Shape;25;p5" presentation:style-name="Mpr14" draw:text-style-name="MP7" draw:layer="backgroundobjects" svg:width="1.523cm" svg:height="1.092cm" svg:x="23.557cm" svg:y="12.982cm" presentation:class="page-number" presentation:user-transformed="true">
        <draw:text-box>
          <text:p text:style-name="MP6"><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_5f_1" style:display-name="TITLE_AND_TWO_COLUMNS_1" style:page-layout-name="PM1" draw:style-name="Mdp7">
      <draw:frame draw:name="Google Shape;33;p7" draw:style-name="Mgr4" draw:text-style-name="MP5" draw:layer="backgroundobjects" svg:width="25.399cm" svg:height="14.287cm" svg:x="0cm" svg:y="0cm">
        <draw:image xlink:href="Pictures/100000010000078000000438DCC28085FA2ED0EE.png" xlink:type="simple" xlink:show="embed" xlink:actuate="onLoad" draw:mime-type="image/png">
          <text:p/>
        </draw:image>
        <svg:desc>paint_transparent1.png</svg:desc>
      </draw:frame>
      <draw:frame draw:name="Google Shape;34;p7" presentation:style-name="TITLE_5f_AND_5f_TWO_5f_COLUMNS_5f_1-title" draw:layer="backgroundobjects" svg:width="15.308cm" svg:height="2.381cm" svg:x="1.27cm" svg:y="3.747cm" presentation:class="title" presentation:placeholder="true" presentation:user-transformed="true">
        <draw:text-box/>
      </draw:frame>
      <draw:frame draw:name="Google Shape;35;p7" presentation:style-name="TITLE_5f_AND_5f_TWO_5f_COLUMNS_5f_1-outline1" draw:layer="backgroundobjects" svg:width="5.087cm" svg:height="7.258cm" svg:x="1.36cm" svg:y="6.424cm" presentation:class="outline" presentation:placeholder="true" presentation:user-transformed="true">
        <draw:text-box/>
      </draw:frame>
      <draw:frame draw:name="Google Shape;36;p7" presentation:style-name="TITLE_5f_AND_5f_TWO_5f_COLUMNS_5f_1-outline1" draw:layer="backgroundobjects" svg:width="5.087cm" svg:height="7.258cm" svg:x="6.709cm" svg:y="6.424cm" presentation:class="outline" presentation:placeholder="true" presentation:user-transformed="true">
        <draw:text-box/>
      </draw:frame>
      <draw:frame draw:name="Google Shape;37;p7" presentation:style-name="TITLE_5f_AND_5f_TWO_5f_COLUMNS_5f_1-outline1" draw:layer="backgroundobjects" svg:width="5.087cm" svg:height="7.258cm" svg:x="12.057cm" svg:y="6.424cm" presentation:class="outline" presentation:placeholder="true" presentation:user-transformed="true">
        <draw:text-box/>
      </draw:frame>
      <draw:frame draw:name="Google Shape;38;p7" presentation:style-name="Mpr17" draw:text-style-name="MP7" draw:layer="backgroundobjects" svg:width="1.523cm" svg:height="1.092cm" svg:x="23.557cm" svg:y="12.982cm" presentation:class="page-number" presentation:user-transformed="true">
        <draw:text-box>
          <text:p text:style-name="MP6"><text:span text:style-name="MT2"><text:page-number>&lt;number&gt;</text:page-number></text:span></text:p>
        </draw:text-box>
      </draw:frame>
      <presentation:notes style:page-layout-name="PM2">
        <draw:page-thumbnail presentation:style-name="TITLE_5f_AND_5f_TWO_5f_COLUMNS_5f_1-title" draw:layer="backgroundobjects" svg:width="16.931cm" svg:height="9.524cm" svg:x="1.059cm" svg:y="1.93cm" presentation:class="page"/>
        <draw:frame presentation:style-name="TITLE_5f_AND_5f_TWO_5f_COLUMNS_5f_1-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_5f_1_5f_1" style:display-name="BLANK_1_1" style:page-layout-name="PM1" draw:style-name="Mdp8">
      <draw:frame draw:name="Google Shape;54;p12" presentation:style-name="Mpr20" draw:text-style-name="MP7" draw:layer="backgroundobjects" svg:width="1.523cm" svg:height="1.092cm" svg:x="23.557cm" svg:y="12.982cm" presentation:class="page-number" presentation:user-transformed="true">
        <draw:text-box>
          <text:p text:style-name="MP6"><text:span text:style-name="MT2"><text:page-number>&lt;number&gt;</text:page-number></text:span></text:p>
        </draw:text-box>
      </draw:frame>
      <draw:frame draw:name="Google Shape;55;p12" draw:style-name="Mgr7" draw:text-style-name="MP5" draw:layer="backgroundobjects" svg:width="18.501cm" svg:height="14.287cm" svg:x="0cm" svg:y="0cm">
        <draw:image xlink:href="Pictures/100000010000078000000438DCC28085FA2ED0EE.png" xlink:type="simple" xlink:show="embed" xlink:actuate="onLoad" draw:mime-type="image/png">
          <text:p/>
        </draw:image>
        <svg:desc>paint_transparent1.png</svg:desc>
      </draw:frame>
      <draw:frame presentation:style-name="BLANK_5f_1_5f_1-title" draw:layer="backgroundobjects" svg:width="22.859cm" svg:height="2.385cm" svg:x="1.27cm" svg:y="0.57cm" presentation:class="title" presentation:placeholder="true">
        <draw:text-box/>
      </draw:frame>
      <draw:frame presentation:style-name="BLANK_5f_1_5f_1-outline1" draw:layer="backgroundobjects" svg:width="22.859cm" svg:height="8.286cm" svg:x="1.27cm" svg:y="3.343cm" presentation:class="outline" presentation:placeholder="true">
        <draw:text-box/>
      </draw:frame>
      <presentation:notes style:page-layout-name="PM2">
        <draw:page-thumbnail presentation:style-name="BLANK_5f_1_5f_1-title" draw:layer="backgroundobjects" svg:width="16.931cm" svg:height="9.524cm" svg:x="1.059cm" svg:y="1.93cm" presentation:class="page"/>
        <draw:frame presentation:style-name="BLANK_5f_1_5f_1-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_5f_1" style:display-name="BLANK_1" style:page-layout-name="PM1" draw:style-name="Mdp9">
      <draw:frame draw:name="Google Shape;51;p11" draw:style-name="Mgr4" draw:text-style-name="MP5" draw:layer="backgroundobjects" svg:width="25.399cm" svg:height="14.287cm" svg:x="0cm" svg:y="0cm">
        <draw:image xlink:href="Pictures/10000001000007800000043855793E1AA0E96FB0.png" xlink:type="simple" xlink:show="embed" xlink:actuate="onLoad" draw:mime-type="image/png">
          <text:p/>
        </draw:image>
        <svg:desc>paint_transparent3.png</svg:desc>
      </draw:frame>
      <draw:frame draw:name="Google Shape;52;p11" presentation:style-name="Mpr23" draw:text-style-name="MP7" draw:layer="backgroundobjects" svg:width="1.523cm" svg:height="1.092cm" svg:x="11.938cm" svg:y="12.355cm" presentation:class="page-number" presentation:user-transformed="true">
        <draw:text-box>
          <text:p text:style-name="MP8"><text:span text:style-name="MT3"><text:page-number>&lt;number&gt;</text:page-number></text:span></text:p>
        </draw:text-box>
      </draw:frame>
      <draw:frame presentation:style-name="BLANK_5f_1-title" draw:layer="backgroundobjects" svg:width="22.859cm" svg:height="2.385cm" svg:x="1.27cm" svg:y="0.57cm" presentation:class="title" presentation:placeholder="true">
        <draw:text-box/>
      </draw:frame>
      <draw:frame presentation:style-name="BLANK_5f_1-outline1" draw:layer="backgroundobjects" svg:width="22.859cm" svg:height="8.286cm" svg:x="1.27cm" svg:y="3.343cm" presentation:class="outline" presentation:placeholder="true">
        <draw:text-box/>
      </draw:frame>
      <presentation:notes style:page-layout-name="PM2">
        <draw:page-thumbnail presentation:style-name="BLANK_5f_1-title" draw:layer="backgroundobjects" svg:width="16.931cm" svg:height="9.524cm" svg:x="1.059cm" svg:y="1.93cm" presentation:class="page"/>
        <draw:frame presentation:style-name="BLANK_5f_1-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text:span text:style-name="MT1"><presentation:header/></text:span></text:p>
          </draw:text-box>
        </draw:frame>
        <draw:frame presentation:style-name="Mpr24" draw:text-style-name="MP4" draw:layer="backgroundobjects" svg:width="8.266cm" svg:height="1.269cm" svg:x="10.783cm" svg:y="0cm" presentation:class="date-time">
          <draw:text-box>
            <text:p text:style-name="MP3"><text:span text:style-name="MT1"><presentation:date-time/></text:span></text:p>
          </draw:text-box>
        </draw:frame>
        <draw:frame presentation:style-name="Mpr25" draw:text-style-name="MP2" draw:layer="backgroundobjects" svg:width="8.266cm" svg:height="1.269cm" svg:x="0cm" svg:y="24.13cm" presentation:class="footer">
          <draw:text-box>
            <text:p text:style-name="MP1"><text:span text:style-name="MT1"><presentation:footer/></text:span></text:p>
          </draw:text-box>
        </draw:frame>
        <draw:frame presentation:style-name="Mpr2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0">
      <draw:frame draw:name="Google Shape;40;p8" draw:style-name="Mgr4" draw:text-style-name="MP5" draw:layer="backgroundobjects" svg:width="25.399cm" svg:height="14.287cm" svg:x="0cm" svg:y="0cm">
        <draw:image xlink:href="Pictures/100000010000078000000438DCC28085FA2ED0EE.png" xlink:type="simple" xlink:show="embed" xlink:actuate="onLoad" draw:mime-type="image/png">
          <text:p/>
        </draw:image>
        <svg:desc>paint_transparent1.png</svg:desc>
      </draw:frame>
      <draw:frame draw:name="Google Shape;41;p8" presentation:style-name="TITLE_5f_ONLY-title" draw:layer="backgroundobjects" svg:width="15.308cm" svg:height="2.381cm" svg:x="1.27cm" svg:y="3.747cm" presentation:class="title" presentation:placeholder="true" presentation:user-transformed="true">
        <draw:text-box/>
      </draw:frame>
      <draw:frame draw:name="Google Shape;42;p8" presentation:style-name="Mpr26" draw:text-style-name="MP7" draw:layer="backgroundobjects" svg:width="1.523cm" svg:height="1.092cm" svg:x="23.557cm" svg:y="12.982cm" presentation:class="page-number" presentation:user-transformed="true">
        <draw:text-box>
          <text:p text:style-name="MP6"><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APTION_5f_ONLY" style:display-name="CAPTION_ONLY" style:page-layout-name="PM1" draw:style-name="Mdp11">
      <draw:frame draw:name="Google Shape;44;p9" draw:style-name="Mgr4" draw:text-style-name="MP5" draw:layer="backgroundobjects" svg:width="25.399cm" svg:height="14.287cm" svg:x="0cm" svg:y="0cm">
        <draw:image xlink:href="Pictures/100000010000078000000438DCC28085FA2ED0EE.png" xlink:type="simple" xlink:show="embed" xlink:actuate="onLoad" draw:mime-type="image/png">
          <text:p/>
        </draw:image>
        <svg:desc>paint_transparent1.png</svg:desc>
      </draw:frame>
      <draw:frame draw:name="Google Shape;45;p9" presentation:style-name="CAPTION_5f_ONLY-outline1" draw:layer="backgroundobjects" svg:width="22.859cm" svg:height="1.442cm" svg:x="1.27cm" svg:y="12.24cm" presentation:class="outline" presentation:placeholder="true" presentation:user-transformed="true">
        <draw:text-box/>
      </draw:frame>
      <draw:frame draw:name="Google Shape;46;p9" presentation:style-name="Mpr29" draw:text-style-name="MP7" draw:layer="backgroundobjects" svg:width="1.523cm" svg:height="1.092cm" svg:x="23.557cm" svg:y="12.982cm" presentation:class="page-number" presentation:user-transformed="true">
        <draw:text-box>
          <text:p text:style-name="MP6"><text:span text:style-name="MT2"><text:page-number>&lt;number&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text:span text:style-name="MT1"><presentation:header/></text:span></text:p>
          </draw:text-box>
        </draw:frame>
        <draw:frame presentation:style-name="Mpr30" draw:text-style-name="MP4" draw:layer="backgroundobjects" svg:width="8.266cm" svg:height="1.269cm" svg:x="10.783cm" svg:y="0cm" presentation:class="date-time">
          <draw:text-box>
            <text:p text:style-name="MP3"><text:span text:style-name="MT1"><presentation:date-time/></text:span></text:p>
          </draw:text-box>
        </draw:frame>
        <draw:frame presentation:style-name="Mpr31" draw:text-style-name="MP2" draw:layer="backgroundobjects" svg:width="8.266cm" svg:height="1.269cm" svg:x="0cm" svg:y="24.13cm" presentation:class="footer">
          <draw:text-box>
            <text:p text:style-name="MP1"><text:span text:style-name="MT1"><presentation:footer/></text:span></text:p>
          </draw:text-box>
        </draw:frame>
        <draw:frame presentation:style-name="Mpr3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Eglamour</dc:title>
    <meta:editing-duration>P0D</meta:editing-duration>
    <meta:editing-cycles>1</meta:editing-cycles>
    <meta:generator>LibreOffice/7.2.6.2$Linux_X86_64 LibreOffice_project/20$Build-2</meta:generator>
    <meta:creation-date>2022-04-16T23:12:47.091636192</meta:creation-date>
    <meta:document-statistic meta:object-count="731"/>
    <meta:template xlink:type="simple" xlink:actuate="onRequest" xlink:title="Eglamour" xlink:href="../Eglamour.otp" meta:date="2022-04-16T23:12:46.051209707"/>
  </office:meta>
</office:document-meta>
</file>